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0" calcext:value-type="float">
            <text:p>0</text:p>
          </table:table-cell>
          <table:table-cell office:value-type="float" office:value="-0.01052135" calcext:value-type="float">
            <text:p>-0.01052135</text:p>
          </table:table-cell>
          <table:table-cell office:value-type="float" office:value="0" calcext:value-type="float">
            <text:p>0</text:p>
          </table:table-cell>
          <table:table-cell office:value-type="float" office:value="1064.964" calcext:value-type="float">
            <text:p>1064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5998" calcext:value-type="float">
            <text:p>0.1605998</text:p>
          </table:table-cell>
          <table:table-cell office:value-type="float" office:value="0.2106706" calcext:value-type="float">
            <text:p>0.2106706</text:p>
          </table:table-cell>
          <table:table-cell office:value-type="float" office:value="0.267126" calcext:value-type="float">
            <text:p>0.267126</text:p>
          </table:table-cell>
          <table:table-cell office:value-type="float" office:value="0.289294" calcext:value-type="float">
            <text:p>0.289294</text:p>
          </table:table-cell>
          <table:table-cell office:value-type="float" office:value="0.2937119" calcext:value-type="float">
            <text:p>0.2937119</text:p>
          </table:table-cell>
          <table:table-cell office:value-type="float" office:value="0.2673557" calcext:value-type="float">
            <text:p>0.2673557</text:p>
          </table:table-cell>
          <table:table-cell office:value-type="float" office:value="0.2717844" calcext:value-type="float">
            <text:p>0.2717844</text:p>
          </table:table-cell>
          <table:table-cell office:value-type="float" office:value="0.361348" calcext:value-type="float">
            <text:p>0.361348</text:p>
          </table:table-cell>
          <table:table-cell office:value-type="float" office:value="0.3544508" calcext:value-type="float">
            <text:p>0.3544508</text:p>
          </table:table-cell>
          <table:table-cell office:value-type="float" office:value="0.3631622" calcext:value-type="float">
            <text:p>0.3631622</text:p>
          </table:table-cell>
          <table:table-cell office:value-type="float" office:value="0.3786845" calcext:value-type="float">
            <text:p>0.3786845</text:p>
          </table:table-cell>
          <table:table-cell office:value-type="float" office:value="0.3917412" calcext:value-type="float">
            <text:p>0.3917412</text:p>
          </table:table-cell>
          <table:table-cell office:value-type="float" office:value="0.462229" calcext:value-type="float">
            <text:p>0.462229</text:p>
          </table:table-cell>
          <table:table-cell office:value-type="float" office:value="0" calcext:value-type="float">
            <text:p>0</text:p>
          </table:table-cell>
          <table:table-cell office:value-type="float" office:value="0.08134193" calcext:value-type="float">
            <text:p>0.08134193</text:p>
          </table:table-cell>
          <table:table-cell office:value-type="float" office:value="0.07517655" calcext:value-type="float">
            <text:p>0.07517655</text:p>
          </table:table-cell>
          <table:table-cell office:value-type="float" office:value="0.09734367" calcext:value-type="float">
            <text:p>0.09734367</text:p>
          </table:table-cell>
          <table:table-cell office:value-type="float" office:value="0.06192385" calcext:value-type="float">
            <text:p>0.06192385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18778" calcext:value-type="float">
            <text:p>-4.118778</text:p>
          </table:table-cell>
          <table:table-cell office:value-type="float" office:value="-0.5258036" calcext:value-type="float">
            <text:p>-0.5258036</text:p>
          </table:table-cell>
          <table:table-cell office:value-type="float" office:value="-0.08701027" calcext:value-type="float">
            <text:p>-0.08701027</text:p>
          </table:table-cell>
          <table:table-cell office:value-type="float" office:value="-0.0474339" calcext:value-type="float">
            <text:p>-0.0474339</text:p>
          </table:table-cell>
          <table:table-cell office:value-type="float" office:value="-0.04218182" calcext:value-type="float">
            <text:p>-0.04218182</text:p>
          </table:table-cell>
          <table:table-cell office:value-type="float" office:value="-0.03418526" calcext:value-type="float">
            <text:p>-0.03418526</text:p>
          </table:table-cell>
          <table:table-cell office:value-type="float" office:value="-0.02869895" calcext:value-type="float">
            <text:p>-0.02869895</text:p>
          </table:table-cell>
          <table:table-cell office:value-type="float" office:value="-0.02539915" calcext:value-type="float">
            <text:p>-0.02539915</text:p>
          </table:table-cell>
          <table:table-cell office:value-type="float" office:value="-0.02209197" calcext:value-type="float">
            <text:p>-0.02209197</text:p>
          </table:table-cell>
          <table:table-cell office:value-type="float" office:value="-0.01934537" calcext:value-type="float">
            <text:p>-0.01934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30442" calcext:value-type="float">
            <text:p>-4.630442</text:p>
          </table:table-cell>
          <table:table-cell office:value-type="float" office:value="0.00534413" calcext:value-type="float">
            <text:p>0.0053441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8181" calcext:value-type="float">
            <text:p>-2.398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0" calcext:value-type="float">
            <text:p>0</text:p>
          </table:table-cell>
          <table:table-cell office:value-type="float" office:value="0.3084424" calcext:value-type="float">
            <text:p>0.3084424</text:p>
          </table:table-cell>
          <table:table-cell office:value-type="float" office:value="0" calcext:value-type="float">
            <text:p>0</text:p>
          </table:table-cell>
          <table:table-cell office:value-type="float" office:value="1064.767" calcext:value-type="float">
            <text:p>1064.767</text:p>
          </table:table-cell>
          <table:table-cell office:value-type="float" office:value="-0.1215536" calcext:value-type="float">
            <text:p>-0.1215536</text:p>
          </table:table-cell>
          <table:table-cell office:value-type="float" office:value="0" calcext:value-type="float">
            <text:p>0</text:p>
          </table:table-cell>
          <table:table-cell office:value-type="float" office:value="0.1556975" calcext:value-type="float">
            <text:p>0.1556975</text:p>
          </table:table-cell>
          <table:table-cell office:value-type="float" office:value="0.1847642" calcext:value-type="float">
            <text:p>0.1847642</text:p>
          </table:table-cell>
          <table:table-cell office:value-type="float" office:value="0.2427912" calcext:value-type="float">
            <text:p>0.2427912</text:p>
          </table:table-cell>
          <table:table-cell office:value-type="float" office:value="0.291197" calcext:value-type="float">
            <text:p>0.291197</text:p>
          </table:table-cell>
          <table:table-cell office:value-type="float" office:value="0.2945642" calcext:value-type="float">
            <text:p>0.2945642</text:p>
          </table:table-cell>
          <table:table-cell office:value-type="float" office:value="0.2668239" calcext:value-type="float">
            <text:p>0.2668239</text:p>
          </table:table-cell>
          <table:table-cell office:value-type="float" office:value="0.2712303" calcext:value-type="float">
            <text:p>0.2712303</text:p>
          </table:table-cell>
          <table:table-cell office:value-type="float" office:value="0.3610663" calcext:value-type="float">
            <text:p>0.3610663</text:p>
          </table:table-cell>
          <table:table-cell office:value-type="float" office:value="0.3543464" calcext:value-type="float">
            <text:p>0.3543464</text:p>
          </table:table-cell>
          <table:table-cell office:value-type="float" office:value="0.363331" calcext:value-type="float">
            <text:p>0.363331</text:p>
          </table:table-cell>
          <table:table-cell office:value-type="float" office:value="0.378868" calcext:value-type="float">
            <text:p>0.378868</text:p>
          </table:table-cell>
          <table:table-cell office:value-type="float" office:value="0.3917891" calcext:value-type="float">
            <text:p>0.3917891</text:p>
          </table:table-cell>
          <table:table-cell office:value-type="float" office:value="0.4527468" calcext:value-type="float">
            <text:p>0.4527468</text:p>
          </table:table-cell>
          <table:table-cell office:value-type="float" office:value="0" calcext:value-type="float">
            <text:p>0</text:p>
          </table:table-cell>
          <table:table-cell office:value-type="float" office:value="0.05952173" calcext:value-type="float">
            <text:p>0.05952173</text:p>
          </table:table-cell>
          <table:table-cell office:value-type="float" office:value="0.1041597" calcext:value-type="float">
            <text:p>0.1041597</text:p>
          </table:table-cell>
          <table:table-cell office:value-type="float" office:value="0.1288902" calcext:value-type="float">
            <text:p>0.1288902</text:p>
          </table:table-cell>
          <table:table-cell office:value-type="float" office:value="0.0550085" calcext:value-type="float">
            <text:p>0.0550085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24816" calcext:value-type="float">
            <text:p>-5.524816</text:p>
          </table:table-cell>
          <table:table-cell office:value-type="float" office:value="-1.460987" calcext:value-type="float">
            <text:p>-1.460987</text:p>
          </table:table-cell>
          <table:table-cell office:value-type="float" office:value="-0.1804496" calcext:value-type="float">
            <text:p>-0.1804496</text:p>
          </table:table-cell>
          <table:table-cell office:value-type="float" office:value="-0.04504253" calcext:value-type="float">
            <text:p>-0.04504253</text:p>
          </table:table-cell>
          <table:table-cell office:value-type="float" office:value="-0.04123896" calcext:value-type="float">
            <text:p>-0.04123896</text:p>
          </table:table-cell>
          <table:table-cell office:value-type="float" office:value="-0.03471633" calcext:value-type="float">
            <text:p>-0.03471633</text:p>
          </table:table-cell>
          <table:table-cell office:value-type="float" office:value="-0.029198" calcext:value-type="float">
            <text:p>-0.029198</text:p>
          </table:table-cell>
          <table:table-cell office:value-type="float" office:value="-0.02583129" calcext:value-type="float">
            <text:p>-0.02583129</text:p>
          </table:table-cell>
          <table:table-cell office:value-type="float" office:value="-0.02220031" calcext:value-type="float">
            <text:p>-0.02220031</text:p>
          </table:table-cell>
          <table:table-cell office:value-type="float" office:value="-0.01919198" calcext:value-type="float">
            <text:p>-0.01919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16765" calcext:value-type="float">
            <text:p>-7.016765</text:p>
          </table:table-cell>
          <table:table-cell office:value-type="float" office:value="0.005511326" calcext:value-type="float">
            <text:p>0.00551132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15703" calcext:value-type="float">
            <text:p>-2.315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0" calcext:value-type="float">
            <text:p>0</text:p>
          </table:table-cell>
          <table:table-cell office:value-type="float" office:value="0.3925696" calcext:value-type="float">
            <text:p>0.3925696</text:p>
          </table:table-cell>
          <table:table-cell office:value-type="float" office:value="0" calcext:value-type="float">
            <text:p>0</text:p>
          </table:table-cell>
          <table:table-cell office:value-type="float" office:value="1065.534" calcext:value-type="float">
            <text:p>1065.534</text:p>
          </table:table-cell>
          <table:table-cell office:value-type="float" office:value="-0.9720898" calcext:value-type="float">
            <text:p>-0.9720898</text:p>
          </table:table-cell>
          <table:table-cell office:value-type="float" office:value="0" calcext:value-type="float">
            <text:p>0</text:p>
          </table:table-cell>
          <table:table-cell office:value-type="float" office:value="0.1454195" calcext:value-type="float">
            <text:p>0.1454195</text:p>
          </table:table-cell>
          <table:table-cell office:value-type="float" office:value="0.1616631" calcext:value-type="float">
            <text:p>0.1616631</text:p>
          </table:table-cell>
          <table:table-cell office:value-type="float" office:value="0.1906491" calcext:value-type="float">
            <text:p>0.1906491</text:p>
          </table:table-cell>
          <table:table-cell office:value-type="float" office:value="0.2838681" calcext:value-type="float">
            <text:p>0.2838681</text:p>
          </table:table-cell>
          <table:table-cell office:value-type="float" office:value="0.2932667" calcext:value-type="float">
            <text:p>0.2932667</text:p>
          </table:table-cell>
          <table:table-cell office:value-type="float" office:value="0.2664312" calcext:value-type="float">
            <text:p>0.2664312</text:p>
          </table:table-cell>
          <table:table-cell office:value-type="float" office:value="0.2707756" calcext:value-type="float">
            <text:p>0.2707756</text:p>
          </table:table-cell>
          <table:table-cell office:value-type="float" office:value="0.3608168" calcext:value-type="float">
            <text:p>0.3608168</text:p>
          </table:table-cell>
          <table:table-cell office:value-type="float" office:value="0.3542323" calcext:value-type="float">
            <text:p>0.3542323</text:p>
          </table:table-cell>
          <table:table-cell office:value-type="float" office:value="0.3634833" calcext:value-type="float">
            <text:p>0.3634833</text:p>
          </table:table-cell>
          <table:table-cell office:value-type="float" office:value="0.3790582" calcext:value-type="float">
            <text:p>0.3790582</text:p>
          </table:table-cell>
          <table:table-cell office:value-type="float" office:value="0.3921994" calcext:value-type="float">
            <text:p>0.3921994</text:p>
          </table:table-cell>
          <table:table-cell office:value-type="float" office:value="0.4561779" calcext:value-type="float">
            <text:p>0.4561779</text:p>
          </table:table-cell>
          <table:table-cell office:value-type="float" office:value="0" calcext:value-type="float">
            <text:p>0</text:p>
          </table:table-cell>
          <table:table-cell office:value-type="float" office:value="0.0624611" calcext:value-type="float">
            <text:p>0.0624611</text:p>
          </table:table-cell>
          <table:table-cell office:value-type="float" office:value="0.1293973" calcext:value-type="float">
            <text:p>0.1293973</text:p>
          </table:table-cell>
          <table:table-cell office:value-type="float" office:value="0.187467" calcext:value-type="float">
            <text:p>0.187467</text:p>
          </table:table-cell>
          <table:table-cell office:value-type="float" office:value="0.06303716" calcext:value-type="float">
            <text:p>0.06303716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46246" calcext:value-type="float">
            <text:p>-9.446246</text:p>
          </table:table-cell>
          <table:table-cell office:value-type="float" office:value="-4.146182" calcext:value-type="float">
            <text:p>-4.146182</text:p>
          </table:table-cell>
          <table:table-cell office:value-type="float" office:value="-1.145759" calcext:value-type="float">
            <text:p>-1.145759</text:p>
          </table:table-cell>
          <table:table-cell office:value-type="float" office:value="-0.05447541" calcext:value-type="float">
            <text:p>-0.05447541</text:p>
          </table:table-cell>
          <table:table-cell office:value-type="float" office:value="-0.04259356" calcext:value-type="float">
            <text:p>-0.04259356</text:p>
          </table:table-cell>
          <table:table-cell office:value-type="float" office:value="-0.03510738" calcext:value-type="float">
            <text:p>-0.03510738</text:p>
          </table:table-cell>
          <table:table-cell office:value-type="float" office:value="-0.02961141" calcext:value-type="float">
            <text:p>-0.02961141</text:p>
          </table:table-cell>
          <table:table-cell office:value-type="float" office:value="-0.02622048" calcext:value-type="float">
            <text:p>-0.02622048</text:p>
          </table:table-cell>
          <table:table-cell office:value-type="float" office:value="-0.0223195" calcext:value-type="float">
            <text:p>-0.0223195</text:p>
          </table:table-cell>
          <table:table-cell office:value-type="float" office:value="-0.01905468" calcext:value-type="float">
            <text:p>-0.0190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6864" calcext:value-type="float">
            <text:p>-12.36864</text:p>
          </table:table-cell>
          <table:table-cell office:value-type="float" office:value="0.005859531" calcext:value-type="float">
            <text:p>0.00585953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7356" calcext:value-type="float">
            <text:p>-2.337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0" calcext:value-type="float">
            <text:p>0</text:p>
          </table:table-cell>
          <table:table-cell office:value-type="float" office:value="0.428563" calcext:value-type="float">
            <text:p>0.428563</text:p>
          </table:table-cell>
          <table:table-cell office:value-type="float" office:value="0" calcext:value-type="float">
            <text:p>0</text:p>
          </table:table-cell>
          <table:table-cell office:value-type="float" office:value="1066.314" calcext:value-type="float">
            <text:p>1066.314</text:p>
          </table:table-cell>
          <table:table-cell office:value-type="float" office:value="-1.789017" calcext:value-type="float">
            <text:p>-1.789017</text:p>
          </table:table-cell>
          <table:table-cell office:value-type="float" office:value="0" calcext:value-type="float">
            <text:p>0</text:p>
          </table:table-cell>
          <table:table-cell office:value-type="float" office:value="0.1398456" calcext:value-type="float">
            <text:p>0.1398456</text:p>
          </table:table-cell>
          <table:table-cell office:value-type="float" office:value="0.1527984" calcext:value-type="float">
            <text:p>0.1527984</text:p>
          </table:table-cell>
          <table:table-cell office:value-type="float" office:value="0.167483" calcext:value-type="float">
            <text:p>0.167483</text:p>
          </table:table-cell>
          <table:table-cell office:value-type="float" office:value="0.2391148" calcext:value-type="float">
            <text:p>0.2391148</text:p>
          </table:table-cell>
          <table:table-cell office:value-type="float" office:value="0.2881508" calcext:value-type="float">
            <text:p>0.2881508</text:p>
          </table:table-cell>
          <table:table-cell office:value-type="float" office:value="0.2652144" calcext:value-type="float">
            <text:p>0.2652144</text:p>
          </table:table-cell>
          <table:table-cell office:value-type="float" office:value="0.2702442" calcext:value-type="float">
            <text:p>0.2702442</text:p>
          </table:table-cell>
          <table:table-cell office:value-type="float" office:value="0.360586" calcext:value-type="float">
            <text:p>0.360586</text:p>
          </table:table-cell>
          <table:table-cell office:value-type="float" office:value="0.3541119" calcext:value-type="float">
            <text:p>0.3541119</text:p>
          </table:table-cell>
          <table:table-cell office:value-type="float" office:value="0.3636208" calcext:value-type="float">
            <text:p>0.3636208</text:p>
          </table:table-cell>
          <table:table-cell office:value-type="float" office:value="0.3792543" calcext:value-type="float">
            <text:p>0.3792543</text:p>
          </table:table-cell>
          <table:table-cell office:value-type="float" office:value="0.3924223" calcext:value-type="float">
            <text:p>0.3924223</text:p>
          </table:table-cell>
          <table:table-cell office:value-type="float" office:value="0.4598601" calcext:value-type="float">
            <text:p>0.4598601</text:p>
          </table:table-cell>
          <table:table-cell office:value-type="float" office:value="0" calcext:value-type="float">
            <text:p>0</text:p>
          </table:table-cell>
          <table:table-cell office:value-type="float" office:value="0.06104107" calcext:value-type="float">
            <text:p>0.06104107</text:p>
          </table:table-cell>
          <table:table-cell office:value-type="float" office:value="0.138605" calcext:value-type="float">
            <text:p>0.138605</text:p>
          </table:table-cell>
          <table:table-cell office:value-type="float" office:value="0.2142675" calcext:value-type="float">
            <text:p>0.2142675</text:p>
          </table:table-cell>
          <table:table-cell office:value-type="float" office:value="0.1177779" calcext:value-type="float">
            <text:p>0.1177779</text:p>
          </table:table-cell>
          <table:table-cell office:value-type="float" office:value="0.000161849" calcext:value-type="float">
            <text:p>0.000161849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918" calcext:value-type="float">
            <text:p>-12.6918</text:p>
          </table:table-cell>
          <table:table-cell office:value-type="float" office:value="-6.399463" calcext:value-type="float">
            <text:p>-6.399463</text:p>
          </table:table-cell>
          <table:table-cell office:value-type="float" office:value="-3.148264" calcext:value-type="float">
            <text:p>-3.148264</text:p>
          </table:table-cell>
          <table:table-cell office:value-type="float" office:value="-0.2005564" calcext:value-type="float">
            <text:p>-0.2005564</text:p>
          </table:table-cell>
          <table:table-cell office:value-type="float" office:value="-0.04880756" calcext:value-type="float">
            <text:p>-0.04880756</text:p>
          </table:table-cell>
          <table:table-cell office:value-type="float" office:value="-0.03635132" calcext:value-type="float">
            <text:p>-0.03635132</text:p>
          </table:table-cell>
          <table:table-cell office:value-type="float" office:value="-0.03010076" calcext:value-type="float">
            <text:p>-0.03010076</text:p>
          </table:table-cell>
          <table:table-cell office:value-type="float" office:value="-0.02658588" calcext:value-type="float">
            <text:p>-0.02658588</text:p>
          </table:table-cell>
          <table:table-cell office:value-type="float" office:value="-0.02244589" calcext:value-type="float">
            <text:p>-0.02244589</text:p>
          </table:table-cell>
          <table:table-cell office:value-type="float" office:value="-0.01893157" calcext:value-type="float">
            <text:p>-0.0189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9187" calcext:value-type="float">
            <text:p>-16.79187</text:p>
          </table:table-cell>
          <table:table-cell office:value-type="float" office:value="0.006213573" calcext:value-type="float">
            <text:p>0.00621357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072" calcext:value-type="float">
            <text:p>-2.36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0" calcext:value-type="float">
            <text:p>0</text:p>
          </table:table-cell>
          <table:table-cell office:value-type="float" office:value="0.6113228" calcext:value-type="float">
            <text:p>0.6113228</text:p>
          </table:table-cell>
          <table:table-cell office:value-type="float" office:value="0" calcext:value-type="float">
            <text:p>0</text:p>
          </table:table-cell>
          <table:table-cell office:value-type="float" office:value="1066.723" calcext:value-type="float">
            <text:p>1066.723</text:p>
          </table:table-cell>
          <table:table-cell office:value-type="float" office:value="-2.380372" calcext:value-type="float">
            <text:p>-2.380372</text:p>
          </table:table-cell>
          <table:table-cell office:value-type="float" office:value="0" calcext:value-type="float">
            <text:p>0</text:p>
          </table:table-cell>
          <table:table-cell office:value-type="float" office:value="0.1363852" calcext:value-type="float">
            <text:p>0.1363852</text:p>
          </table:table-cell>
          <table:table-cell office:value-type="float" office:value="0.1471827" calcext:value-type="float">
            <text:p>0.1471827</text:p>
          </table:table-cell>
          <table:table-cell office:value-type="float" office:value="0.1580145" calcext:value-type="float">
            <text:p>0.1580145</text:p>
          </table:table-cell>
          <table:table-cell office:value-type="float" office:value="0.1798779" calcext:value-type="float">
            <text:p>0.1798779</text:p>
          </table:table-cell>
          <table:table-cell office:value-type="float" office:value="0.2662021" calcext:value-type="float">
            <text:p>0.2662021</text:p>
          </table:table-cell>
          <table:table-cell office:value-type="float" office:value="0.2625474" calcext:value-type="float">
            <text:p>0.2625474</text:p>
          </table:table-cell>
          <table:table-cell office:value-type="float" office:value="0.2694153" calcext:value-type="float">
            <text:p>0.2694153</text:p>
          </table:table-cell>
          <table:table-cell office:value-type="float" office:value="0.3603382" calcext:value-type="float">
            <text:p>0.3603382</text:p>
          </table:table-cell>
          <table:table-cell office:value-type="float" office:value="0.3539854" calcext:value-type="float">
            <text:p>0.3539854</text:p>
          </table:table-cell>
          <table:table-cell office:value-type="float" office:value="0.3637446" calcext:value-type="float">
            <text:p>0.3637446</text:p>
          </table:table-cell>
          <table:table-cell office:value-type="float" office:value="0.379442" calcext:value-type="float">
            <text:p>0.379442</text:p>
          </table:table-cell>
          <table:table-cell office:value-type="float" office:value="0.3925259" calcext:value-type="float">
            <text:p>0.3925259</text:p>
          </table:table-cell>
          <table:table-cell office:value-type="float" office:value="0.4619921" calcext:value-type="float">
            <text:p>0.4619921</text:p>
          </table:table-cell>
          <table:table-cell office:value-type="float" office:value="0" calcext:value-type="float">
            <text:p>0</text:p>
          </table:table-cell>
          <table:table-cell office:value-type="float" office:value="0.04515478" calcext:value-type="float">
            <text:p>0.04515478</text:p>
          </table:table-cell>
          <table:table-cell office:value-type="float" office:value="0.1443138" calcext:value-type="float">
            <text:p>0.1443138</text:p>
          </table:table-cell>
          <table:table-cell office:value-type="float" office:value="0.2255237" calcext:value-type="float">
            <text:p>0.2255237</text:p>
          </table:table-cell>
          <table:table-cell office:value-type="float" office:value="0.1839511" calcext:value-type="float">
            <text:p>0.1839511</text:p>
          </table:table-cell>
          <table:table-cell office:value-type="float" office:value="0.03386449" calcext:value-type="float">
            <text:p>0.03386449</text:p>
          </table:table-cell>
          <table:table-cell office:value-type="float" office:value="9.669887E-016" calcext:value-type="float">
            <text:p>9.669887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6333" calcext:value-type="float">
            <text:p>-15.46333</text:p>
          </table:table-cell>
          <table:table-cell office:value-type="float" office:value="-8.566969" calcext:value-type="float">
            <text:p>-8.566969</text:p>
          </table:table-cell>
          <table:table-cell office:value-type="float" office:value="-4.932906" calcext:value-type="float">
            <text:p>-4.932906</text:p>
          </table:table-cell>
          <table:table-cell office:value-type="float" office:value="-1.804499" calcext:value-type="float">
            <text:p>-1.804499</text:p>
          </table:table-cell>
          <table:table-cell office:value-type="float" office:value="-0.08847316" calcext:value-type="float">
            <text:p>-0.08847316</text:p>
          </table:table-cell>
          <table:table-cell office:value-type="float" office:value="-0.03923728" calcext:value-type="float">
            <text:p>-0.03923728</text:p>
          </table:table-cell>
          <table:table-cell office:value-type="float" office:value="-0.03088004" calcext:value-type="float">
            <text:p>-0.03088004</text:p>
          </table:table-cell>
          <table:table-cell office:value-type="float" office:value="-0.02698303" calcext:value-type="float">
            <text:p>-0.02698303</text:p>
          </table:table-cell>
          <table:table-cell office:value-type="float" office:value="-0.02257958" calcext:value-type="float">
            <text:p>-0.02257958</text:p>
          </table:table-cell>
          <table:table-cell office:value-type="float" office:value="-0.01882157" calcext:value-type="float">
            <text:p>-0.0188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6901" calcext:value-type="float">
            <text:p>-20.46901</text:p>
          </table:table-cell>
          <table:table-cell office:value-type="float" office:value="0.006609221" calcext:value-type="float">
            <text:p>0.00660922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4327" calcext:value-type="float">
            <text:p>-2.374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0" calcext:value-type="float">
            <text:p>0</text:p>
          </table:table-cell>
          <table:table-cell office:value-type="float" office:value="1.005716" calcext:value-type="float">
            <text:p>1.005716</text:p>
          </table:table-cell>
          <table:table-cell office:value-type="float" office:value="0" calcext:value-type="float">
            <text:p>0</text:p>
          </table:table-cell>
          <table:table-cell office:value-type="float" office:value="1066.329" calcext:value-type="float">
            <text:p>1066.329</text:p>
          </table:table-cell>
          <table:table-cell office:value-type="float" office:value="-2.380372" calcext:value-type="float">
            <text:p>-2.380372</text:p>
          </table:table-cell>
          <table:table-cell office:value-type="float" office:value="0" calcext:value-type="float">
            <text:p>0</text:p>
          </table:table-cell>
          <table:table-cell office:value-type="float" office:value="0.135151" calcext:value-type="float">
            <text:p>0.135151</text:p>
          </table:table-cell>
          <table:table-cell office:value-type="float" office:value="0.1454333" calcext:value-type="float">
            <text:p>0.1454333</text:p>
          </table:table-cell>
          <table:table-cell office:value-type="float" office:value="0.1546478" calcext:value-type="float">
            <text:p>0.1546478</text:p>
          </table:table-cell>
          <table:table-cell office:value-type="float" office:value="0.1681122" calcext:value-type="float">
            <text:p>0.1681122</text:p>
          </table:table-cell>
          <table:table-cell office:value-type="float" office:value="0.1886862" calcext:value-type="float">
            <text:p>0.1886862</text:p>
          </table:table-cell>
          <table:table-cell office:value-type="float" office:value="0.2574796" calcext:value-type="float">
            <text:p>0.2574796</text:p>
          </table:table-cell>
          <table:table-cell office:value-type="float" office:value="0.2683748" calcext:value-type="float">
            <text:p>0.2683748</text:p>
          </table:table-cell>
          <table:table-cell office:value-type="float" office:value="0.3600678" calcext:value-type="float">
            <text:p>0.3600678</text:p>
          </table:table-cell>
          <table:table-cell office:value-type="float" office:value="0.3538486" calcext:value-type="float">
            <text:p>0.3538486</text:p>
          </table:table-cell>
          <table:table-cell office:value-type="float" office:value="0.3638555" calcext:value-type="float">
            <text:p>0.3638555</text:p>
          </table:table-cell>
          <table:table-cell office:value-type="float" office:value="0.3796141" calcext:value-type="float">
            <text:p>0.3796141</text:p>
          </table:table-cell>
          <table:table-cell office:value-type="float" office:value="0.3925516" calcext:value-type="float">
            <text:p>0.3925516</text:p>
          </table:table-cell>
          <table:table-cell office:value-type="float" office:value="0.4623609" calcext:value-type="float">
            <text:p>0.4623609</text:p>
          </table:table-cell>
          <table:table-cell office:value-type="float" office:value="0" calcext:value-type="float">
            <text:p>0</text:p>
          </table:table-cell>
          <table:table-cell office:value-type="float" office:value="0.01226019" calcext:value-type="float">
            <text:p>0.01226019</text:p>
          </table:table-cell>
          <table:table-cell office:value-type="float" office:value="0.1457463" calcext:value-type="float">
            <text:p>0.1457463</text:p>
          </table:table-cell>
          <table:table-cell office:value-type="float" office:value="0.2295098" calcext:value-type="float">
            <text:p>0.2295098</text:p>
          </table:table-cell>
          <table:table-cell office:value-type="float" office:value="0.1979741" calcext:value-type="float">
            <text:p>0.1979741</text:p>
          </table:table-cell>
          <table:table-cell office:value-type="float" office:value="0.1280011" calcext:value-type="float">
            <text:p>0.1280011</text:p>
          </table:table-cell>
          <table:table-cell office:value-type="float" office:value="0.003639032" calcext:value-type="float">
            <text:p>0.003639032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5365" calcext:value-type="float">
            <text:p>-16.65365</text:p>
          </table:table-cell>
          <table:table-cell office:value-type="float" office:value="-9.381914" calcext:value-type="float">
            <text:p>-9.381914</text:p>
          </table:table-cell>
          <table:table-cell office:value-type="float" office:value="-5.811397" calcext:value-type="float">
            <text:p>-5.811397</text:p>
          </table:table-cell>
          <table:table-cell office:value-type="float" office:value="-3.058101" calcext:value-type="float">
            <text:p>-3.058101</text:p>
          </table:table-cell>
          <table:table-cell office:value-type="float" office:value="-1.248246" calcext:value-type="float">
            <text:p>-1.248246</text:p>
          </table:table-cell>
          <table:table-cell office:value-type="float" office:value="-0.04546508" calcext:value-type="float">
            <text:p>-0.04546508</text:p>
          </table:table-cell>
          <table:table-cell office:value-type="float" office:value="-0.03189924" calcext:value-type="float">
            <text:p>-0.03189924</text:p>
          </table:table-cell>
          <table:table-cell office:value-type="float" office:value="-0.02742439" calcext:value-type="float">
            <text:p>-0.02742439</text:p>
          </table:table-cell>
          <table:table-cell office:value-type="float" office:value="-0.02272511" calcext:value-type="float">
            <text:p>-0.02272511</text:p>
          </table:table-cell>
          <table:table-cell office:value-type="float" office:value="-0.01872348" calcext:value-type="float">
            <text:p>-0.01872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6616" calcext:value-type="float">
            <text:p>-21.76616</text:p>
          </table:table-cell>
          <table:table-cell office:value-type="float" office:value="0.006913515" calcext:value-type="float">
            <text:p>0.006913515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2638" calcext:value-type="float">
            <text:p>-2.3826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0" calcext:value-type="float">
            <text:p>0</text:p>
          </table:table-cell>
          <table:table-cell office:value-type="float" office:value="1.119547" calcext:value-type="float">
            <text:p>1.119547</text:p>
          </table:table-cell>
          <table:table-cell office:value-type="float" office:value="0" calcext:value-type="float">
            <text:p>0</text:p>
          </table:table-cell>
          <table:table-cell office:value-type="float" office:value="1066.215" calcext:value-type="float">
            <text:p>1066.215</text:p>
          </table:table-cell>
          <table:table-cell office:value-type="float" office:value="-2.380372" calcext:value-type="float">
            <text:p>-2.380372</text:p>
          </table:table-cell>
          <table:table-cell office:value-type="float" office:value="0" calcext:value-type="float">
            <text:p>0</text:p>
          </table:table-cell>
          <table:table-cell office:value-type="float" office:value="0.1356792" calcext:value-type="float">
            <text:p>0.1356792</text:p>
          </table:table-cell>
          <table:table-cell office:value-type="float" office:value="0.1464834" calcext:value-type="float">
            <text:p>0.1464834</text:p>
          </table:table-cell>
          <table:table-cell office:value-type="float" office:value="0.1553275" calcext:value-type="float">
            <text:p>0.1553275</text:p>
          </table:table-cell>
          <table:table-cell office:value-type="float" office:value="0.1659664" calcext:value-type="float">
            <text:p>0.1659664</text:p>
          </table:table-cell>
          <table:table-cell office:value-type="float" office:value="0.1778845" calcext:value-type="float">
            <text:p>0.1778845</text:p>
          </table:table-cell>
          <table:table-cell office:value-type="float" office:value="0.2397613" calcext:value-type="float">
            <text:p>0.2397613</text:p>
          </table:table-cell>
          <table:table-cell office:value-type="float" office:value="0.2668711" calcext:value-type="float">
            <text:p>0.2668711</text:p>
          </table:table-cell>
          <table:table-cell office:value-type="float" office:value="0.3597335" calcext:value-type="float">
            <text:p>0.3597335</text:p>
          </table:table-cell>
          <table:table-cell office:value-type="float" office:value="0.3536984" calcext:value-type="float">
            <text:p>0.3536984</text:p>
          </table:table-cell>
          <table:table-cell office:value-type="float" office:value="0.3639534" calcext:value-type="float">
            <text:p>0.3639534</text:p>
          </table:table-cell>
          <table:table-cell office:value-type="float" office:value="0.3797683" calcext:value-type="float">
            <text:p>0.3797683</text:p>
          </table:table-cell>
          <table:table-cell office:value-type="float" office:value="0.3925517" calcext:value-type="float">
            <text:p>0.3925517</text:p>
          </table:table-cell>
          <table:table-cell office:value-type="float" office:value="0.4623603" calcext:value-type="float">
            <text:p>0.4623603</text:p>
          </table:table-cell>
          <table:table-cell office:value-type="float" office:value="0" calcext:value-type="float">
            <text:p>0</text:p>
          </table:table-cell>
          <table:table-cell office:value-type="float" office:value="0.005562532" calcext:value-type="float">
            <text:p>0.005562532</text:p>
          </table:table-cell>
          <table:table-cell office:value-type="float" office:value="0.1436633" calcext:value-type="float">
            <text:p>0.1436633</text:p>
          </table:table-cell>
          <table:table-cell office:value-type="float" office:value="0.228931" calcext:value-type="float">
            <text:p>0.228931</text:p>
          </table:table-cell>
          <table:table-cell office:value-type="float" office:value="0.2006744" calcext:value-type="float">
            <text:p>0.2006744</text:p>
          </table:table-cell>
          <table:table-cell office:value-type="float" office:value="0.1456503" calcext:value-type="float">
            <text:p>0.1456503</text:p>
          </table:table-cell>
          <table:table-cell office:value-type="float" office:value="0.02341" calcext:value-type="float">
            <text:p>0.02341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4541" calcext:value-type="float">
            <text:p>-16.04541</text:p>
          </table:table-cell>
          <table:table-cell office:value-type="float" office:value="-8.834447" calcext:value-type="float">
            <text:p>-8.834447</text:p>
          </table:table-cell>
          <table:table-cell office:value-type="float" office:value="-5.607272" calcext:value-type="float">
            <text:p>-5.607272</text:p>
          </table:table-cell>
          <table:table-cell office:value-type="float" office:value="-3.386249" calcext:value-type="float">
            <text:p>-3.386249</text:p>
          </table:table-cell>
          <table:table-cell office:value-type="float" office:value="-1.995716" calcext:value-type="float">
            <text:p>-1.995716</text:p>
          </table:table-cell>
          <table:table-cell office:value-type="float" office:value="-0.07829489" calcext:value-type="float">
            <text:p>-0.07829489</text:p>
          </table:table-cell>
          <table:table-cell office:value-type="float" office:value="-0.03336425" calcext:value-type="float">
            <text:p>-0.03336425</text:p>
          </table:table-cell>
          <table:table-cell office:value-type="float" office:value="-0.02797844" calcext:value-type="float">
            <text:p>-0.02797844</text:p>
          </table:table-cell>
          <table:table-cell office:value-type="float" office:value="-0.02288582" calcext:value-type="float">
            <text:p>-0.02288582</text:p>
          </table:table-cell>
          <table:table-cell office:value-type="float" office:value="-0.01863733" calcext:value-type="float">
            <text:p>-0.01863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4546" calcext:value-type="float">
            <text:p>-20.04546</text:p>
          </table:table-cell>
          <table:table-cell office:value-type="float" office:value="0.007108668" calcext:value-type="float">
            <text:p>0.007108668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6331" calcext:value-type="float">
            <text:p>-2.386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0" calcext:value-type="float">
            <text:p>0</text:p>
          </table:table-cell>
          <table:table-cell office:value-type="float" office:value="1.322398" calcext:value-type="float">
            <text:p>1.322398</text:p>
          </table:table-cell>
          <table:table-cell office:value-type="float" office:value="0" calcext:value-type="float">
            <text:p>0</text:p>
          </table:table-cell>
          <table:table-cell office:value-type="float" office:value="1066.012" calcext:value-type="float">
            <text:p>1066.012</text:p>
          </table:table-cell>
          <table:table-cell office:value-type="float" office:value="-2.380372" calcext:value-type="float">
            <text:p>-2.380372</text:p>
          </table:table-cell>
          <table:table-cell office:value-type="float" office:value="0" calcext:value-type="float">
            <text:p>0</text:p>
          </table:table-cell>
          <table:table-cell office:value-type="float" office:value="0.1349816" calcext:value-type="float">
            <text:p>0.1349816</text:p>
          </table:table-cell>
          <table:table-cell office:value-type="float" office:value="0.1546381" calcext:value-type="float">
            <text:p>0.1546381</text:p>
          </table:table-cell>
          <table:table-cell office:value-type="float" office:value="0.1593761" calcext:value-type="float">
            <text:p>0.1593761</text:p>
          </table:table-cell>
          <table:table-cell office:value-type="float" office:value="0.1663064" calcext:value-type="float">
            <text:p>0.1663064</text:p>
          </table:table-cell>
          <table:table-cell office:value-type="float" office:value="0.1762586" calcext:value-type="float">
            <text:p>0.1762586</text:p>
          </table:table-cell>
          <table:table-cell office:value-type="float" office:value="0.215984" calcext:value-type="float">
            <text:p>0.215984</text:p>
          </table:table-cell>
          <table:table-cell office:value-type="float" office:value="0.2661843" calcext:value-type="float">
            <text:p>0.2661843</text:p>
          </table:table-cell>
          <table:table-cell office:value-type="float" office:value="0.3594023" calcext:value-type="float">
            <text:p>0.3594023</text:p>
          </table:table-cell>
          <table:table-cell office:value-type="float" office:value="0.3535442" calcext:value-type="float">
            <text:p>0.3535442</text:p>
          </table:table-cell>
          <table:table-cell office:value-type="float" office:value="0.3640384" calcext:value-type="float">
            <text:p>0.3640384</text:p>
          </table:table-cell>
          <table:table-cell office:value-type="float" office:value="0.3799051" calcext:value-type="float">
            <text:p>0.3799051</text:p>
          </table:table-cell>
          <table:table-cell office:value-type="float" office:value="0.3925379" calcext:value-type="float">
            <text:p>0.3925379</text:p>
          </table:table-cell>
          <table:table-cell office:value-type="float" office:value="0.4623715" calcext:value-type="float">
            <text:p>0.4623715</text:p>
          </table:table-cell>
          <table:table-cell office:value-type="float" office:value="0" calcext:value-type="float">
            <text:p>0</text:p>
          </table:table-cell>
          <table:table-cell office:value-type="float" office:value="0.00000002553884" calcext:value-type="float">
            <text:p>2.553884E-08</text:p>
          </table:table-cell>
          <table:table-cell office:value-type="float" office:value="0.1332885" calcext:value-type="float">
            <text:p>0.1332885</text:p>
          </table:table-cell>
          <table:table-cell office:value-type="float" office:value="0.2246993" calcext:value-type="float">
            <text:p>0.2246993</text:p>
          </table:table-cell>
          <table:table-cell office:value-type="float" office:value="0.200624" calcext:value-type="float">
            <text:p>0.200624</text:p>
          </table:table-cell>
          <table:table-cell office:value-type="float" office:value="0.1529126" calcext:value-type="float">
            <text:p>0.1529126</text:p>
          </table:table-cell>
          <table:table-cell office:value-type="float" office:value="0.04938671" calcext:value-type="float">
            <text:p>0.04938671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4395" calcext:value-type="float">
            <text:p>-17.04395</text:p>
          </table:table-cell>
          <table:table-cell office:value-type="float" office:value="-5.899382" calcext:value-type="float">
            <text:p>-5.899382</text:p>
          </table:table-cell>
          <table:table-cell office:value-type="float" office:value="-4.667267" calcext:value-type="float">
            <text:p>-4.667267</text:p>
          </table:table-cell>
          <table:table-cell office:value-type="float" office:value="-3.367154" calcext:value-type="float">
            <text:p>-3.367154</text:p>
          </table:table-cell>
          <table:table-cell office:value-type="float" office:value="-2.155735" calcext:value-type="float">
            <text:p>-2.155735</text:p>
          </table:table-cell>
          <table:table-cell office:value-type="float" office:value="-0.1739858" calcext:value-type="float">
            <text:p>-0.1739858</text:p>
          </table:table-cell>
          <table:table-cell office:value-type="float" office:value="-0.0339957" calcext:value-type="float">
            <text:p>-0.0339957</text:p>
          </table:table-cell>
          <table:table-cell office:value-type="float" office:value="-0.02854235" calcext:value-type="float">
            <text:p>-0.02854235</text:p>
          </table:table-cell>
          <table:table-cell office:value-type="float" office:value="-0.02305241" calcext:value-type="float">
            <text:p>-0.02305241</text:p>
          </table:table-cell>
          <table:table-cell office:value-type="float" office:value="-0.01856308" calcext:value-type="float">
            <text:p>-0.01856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84689" calcext:value-type="float">
            <text:p>-8.084689</text:p>
          </table:table-cell>
          <table:table-cell office:value-type="float" office:value="0.007277123" calcext:value-type="float">
            <text:p>0.007277123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9711" calcext:value-type="float">
            <text:p>-2.3897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1.457148" calcext:value-type="float">
            <text:p>1.457148</text:p>
          </table:table-cell>
          <table:table-cell office:value-type="float" office:value="0" calcext:value-type="float">
            <text:p>0</text:p>
          </table:table-cell>
          <table:table-cell office:value-type="float" office:value="1068.846" calcext:value-type="float">
            <text:p>1068.846</text:p>
          </table:table-cell>
          <table:table-cell office:value-type="float" office:value="-2.249061" calcext:value-type="float">
            <text:p>-2.249061</text:p>
          </table:table-cell>
          <table:table-cell office:value-type="float" office:value="1.503824" calcext:value-type="float">
            <text:p>1.503824</text:p>
          </table:table-cell>
          <table:table-cell office:value-type="float" office:value="0.1447718" calcext:value-type="float">
            <text:p>0.1447718</text:p>
          </table:table-cell>
          <table:table-cell office:value-type="float" office:value="0.1633943" calcext:value-type="float">
            <text:p>0.1633943</text:p>
          </table:table-cell>
          <table:table-cell office:value-type="float" office:value="0.1724356" calcext:value-type="float">
            <text:p>0.1724356</text:p>
          </table:table-cell>
          <table:table-cell office:value-type="float" office:value="0.1780056" calcext:value-type="float">
            <text:p>0.1780056</text:p>
          </table:table-cell>
          <table:table-cell office:value-type="float" office:value="0.186366" calcext:value-type="float">
            <text:p>0.186366</text:p>
          </table:table-cell>
          <table:table-cell office:value-type="float" office:value="0.2022065" calcext:value-type="float">
            <text:p>0.2022065</text:p>
          </table:table-cell>
          <table:table-cell office:value-type="float" office:value="0.2752394" calcext:value-type="float">
            <text:p>0.2752394</text:p>
          </table:table-cell>
          <table:table-cell office:value-type="float" office:value="0.3599076" calcext:value-type="float">
            <text:p>0.3599076</text:p>
          </table:table-cell>
          <table:table-cell office:value-type="float" office:value="0.3534057" calcext:value-type="float">
            <text:p>0.3534057</text:p>
          </table:table-cell>
          <table:table-cell office:value-type="float" office:value="0.3641111" calcext:value-type="float">
            <text:p>0.3641111</text:p>
          </table:table-cell>
          <table:table-cell office:value-type="float" office:value="0.3800256" calcext:value-type="float">
            <text:p>0.3800256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4622701" calcext:value-type="float">
            <text:p>0.4622701</text:p>
          </table:table-cell>
          <table:table-cell office:value-type="float" office:value="0" calcext:value-type="float">
            <text:p>0</text:p>
          </table:table-cell>
          <table:table-cell office:value-type="float" office:value="0.1693388" calcext:value-type="float">
            <text:p>0.1693388</text:p>
          </table:table-cell>
          <table:table-cell office:value-type="float" office:value="0.1243289" calcext:value-type="float">
            <text:p>0.1243289</text:p>
          </table:table-cell>
          <table:table-cell office:value-type="float" office:value="0.2107636" calcext:value-type="float">
            <text:p>0.2107636</text:p>
          </table:table-cell>
          <table:table-cell office:value-type="float" office:value="0.1882512" calcext:value-type="float">
            <text:p>0.1882512</text:p>
          </table:table-cell>
          <table:table-cell office:value-type="float" office:value="0.1461253" calcext:value-type="float">
            <text:p>0.1461253</text:p>
          </table:table-cell>
          <table:table-cell office:value-type="float" office:value="0.06401566" calcext:value-type="float">
            <text:p>0.0640156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09756" calcext:value-type="float">
            <text:p>-9.609756</text:p>
          </table:table-cell>
          <table:table-cell office:value-type="float" office:value="-3.703102" calcext:value-type="float">
            <text:p>-3.703102</text:p>
          </table:table-cell>
          <table:table-cell office:value-type="float" office:value="-2.509907" calcext:value-type="float">
            <text:p>-2.509907</text:p>
          </table:table-cell>
          <table:table-cell office:value-type="float" office:value="-1.993321" calcext:value-type="float">
            <text:p>-1.993321</text:p>
          </table:table-cell>
          <table:table-cell office:value-type="float" office:value="-1.404211" calcext:value-type="float">
            <text:p>-1.404211</text:p>
          </table:table-cell>
          <table:table-cell office:value-type="float" office:value="-0.2894367" calcext:value-type="float">
            <text:p>-0.2894367</text:p>
          </table:table-cell>
          <table:table-cell office:value-type="float" office:value="-0.02579154" calcext:value-type="float">
            <text:p>-0.02579154</text:p>
          </table:table-cell>
          <table:table-cell office:value-type="float" office:value="-0.02771102" calcext:value-type="float">
            <text:p>-0.02771102</text:p>
          </table:table-cell>
          <table:table-cell office:value-type="float" office:value="-0.02320402" calcext:value-type="float">
            <text:p>-0.02320402</text:p>
          </table:table-cell>
          <table:table-cell office:value-type="float" office:value="-0.01849959" calcext:value-type="float">
            <text:p>-0.01849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952" calcext:value-type="float">
            <text:p>-11.2952</text:p>
          </table:table-cell>
          <table:table-cell office:value-type="float" office:value="0.007365047" calcext:value-type="float">
            <text:p>0.00736504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1315" calcext:value-type="float">
            <text:p>-2.3913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1.602375" calcext:value-type="float">
            <text:p>1.602375</text:p>
          </table:table-cell>
          <table:table-cell office:value-type="float" office:value="0" calcext:value-type="float">
            <text:p>0</text:p>
          </table:table-cell>
          <table:table-cell office:value-type="float" office:value="1068.701" calcext:value-type="float">
            <text:p>1068.701</text:p>
          </table:table-cell>
          <table:table-cell office:value-type="float" office:value="-2.249061" calcext:value-type="float">
            <text:p>-2.249061</text:p>
          </table:table-cell>
          <table:table-cell office:value-type="float" office:value="1.464284" calcext:value-type="float">
            <text:p>1.464284</text:p>
          </table:table-cell>
          <table:table-cell office:value-type="float" office:value="0.1435359" calcext:value-type="float">
            <text:p>0.1435359</text:p>
          </table:table-cell>
          <table:table-cell office:value-type="float" office:value="0.1537634" calcext:value-type="float">
            <text:p>0.1537634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0.1722851" calcext:value-type="float">
            <text:p>0.1722851</text:p>
          </table:table-cell>
          <table:table-cell office:value-type="float" office:value="0.1828754" calcext:value-type="float">
            <text:p>0.1828754</text:p>
          </table:table-cell>
          <table:table-cell office:value-type="float" office:value="0.1935829" calcext:value-type="float">
            <text:p>0.1935829</text:p>
          </table:table-cell>
          <table:table-cell office:value-type="float" office:value="0.2727995" calcext:value-type="float">
            <text:p>0.2727995</text:p>
          </table:table-cell>
          <table:table-cell office:value-type="float" office:value="0.3604231" calcext:value-type="float">
            <text:p>0.3604231</text:p>
          </table:table-cell>
          <table:table-cell office:value-type="float" office:value="0.3533787" calcext:value-type="float">
            <text:p>0.3533787</text:p>
          </table:table-cell>
          <table:table-cell office:value-type="float" office:value="0.3641763" calcext:value-type="float">
            <text:p>0.3641763</text:p>
          </table:table-cell>
          <table:table-cell office:value-type="float" office:value="0.3801315" calcext:value-type="float">
            <text:p>0.3801315</text:p>
          </table:table-cell>
          <table:table-cell office:value-type="float" office:value="0.3924995" calcext:value-type="float">
            <text:p>0.3924995</text:p>
          </table:table-cell>
          <table:table-cell office:value-type="float" office:value="0.4623275" calcext:value-type="float">
            <text:p>0.4623275</text:p>
          </table:table-cell>
          <table:table-cell office:value-type="float" office:value="0" calcext:value-type="float">
            <text:p>0</text:p>
          </table:table-cell>
          <table:table-cell office:value-type="float" office:value="0.1562572" calcext:value-type="float">
            <text:p>0.1562572</text:p>
          </table:table-cell>
          <table:table-cell office:value-type="float" office:value="0.1344505" calcext:value-type="float">
            <text:p>0.1344505</text:p>
          </table:table-cell>
          <table:table-cell office:value-type="float" office:value="0.2216883" calcext:value-type="float">
            <text:p>0.2216883</text:p>
          </table:table-cell>
          <table:table-cell office:value-type="float" office:value="0.1946626" calcext:value-type="float">
            <text:p>0.1946626</text:p>
          </table:table-cell>
          <table:table-cell office:value-type="float" office:value="0.1526191" calcext:value-type="float">
            <text:p>0.1526191</text:p>
          </table:table-cell>
          <table:table-cell office:value-type="float" office:value="0.07312116" calcext:value-type="float">
            <text:p>0.073121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7799" calcext:value-type="float">
            <text:p>-10.37799</text:p>
          </table:table-cell>
          <table:table-cell office:value-type="float" office:value="-6.088994" calcext:value-type="float">
            <text:p>-6.088994</text:p>
          </table:table-cell>
          <table:table-cell office:value-type="float" office:value="-3.987076" calcext:value-type="float">
            <text:p>-3.987076</text:p>
          </table:table-cell>
          <table:table-cell office:value-type="float" office:value="-2.547866" calcext:value-type="float">
            <text:p>-2.547866</text:p>
          </table:table-cell>
          <table:table-cell office:value-type="float" office:value="-1.613602" calcext:value-type="float">
            <text:p>-1.613602</text:p>
          </table:table-cell>
          <table:table-cell office:value-type="float" office:value="-0.4036314" calcext:value-type="float">
            <text:p>-0.4036314</text:p>
          </table:table-cell>
          <table:table-cell office:value-type="float" office:value="-0.02781205" calcext:value-type="float">
            <text:p>-0.02781205</text:p>
          </table:table-cell>
          <table:table-cell office:value-type="float" office:value="-0.02685384" calcext:value-type="float">
            <text:p>-0.02685384</text:p>
          </table:table-cell>
          <table:table-cell office:value-type="float" office:value="-0.02323444" calcext:value-type="float">
            <text:p>-0.02323444</text:p>
          </table:table-cell>
          <table:table-cell office:value-type="float" office:value="-0.01844303" calcext:value-type="float">
            <text:p>-0.01844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6677" calcext:value-type="float">
            <text:p>-12.36677</text:p>
          </table:table-cell>
          <table:table-cell office:value-type="float" office:value="0.007542705" calcext:value-type="float">
            <text:p>0.007542705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4913" calcext:value-type="float">
            <text:p>-2.3949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1.656497" calcext:value-type="float">
            <text:p>1.656497</text:p>
          </table:table-cell>
          <table:table-cell office:value-type="float" office:value="0" calcext:value-type="float">
            <text:p>0</text:p>
          </table:table-cell>
          <table:table-cell office:value-type="float" office:value="1068.647" calcext:value-type="float">
            <text:p>1068.647</text:p>
          </table:table-cell>
          <table:table-cell office:value-type="float" office:value="-2.249061" calcext:value-type="float">
            <text:p>-2.249061</text:p>
          </table:table-cell>
          <table:table-cell office:value-type="float" office:value="1.434916" calcext:value-type="float">
            <text:p>1.434916</text:p>
          </table:table-cell>
          <table:table-cell office:value-type="float" office:value="0.1451961" calcext:value-type="float">
            <text:p>0.1451961</text:p>
          </table:table-cell>
          <table:table-cell office:value-type="float" office:value="0.1532729" calcext:value-type="float">
            <text:p>0.1532729</text:p>
          </table:table-cell>
          <table:table-cell office:value-type="float" office:value="0.1599528" calcext:value-type="float">
            <text:p>0.1599528</text:p>
          </table:table-cell>
          <table:table-cell office:value-type="float" office:value="0.1680115" calcext:value-type="float">
            <text:p>0.1680115</text:p>
          </table:table-cell>
          <table:table-cell office:value-type="float" office:value="0.1769937" calcext:value-type="float">
            <text:p>0.1769937</text:p>
          </table:table-cell>
          <table:table-cell office:value-type="float" office:value="0.1814477" calcext:value-type="float">
            <text:p>0.1814477</text:p>
          </table:table-cell>
          <table:table-cell office:value-type="float" office:value="0.2719126" calcext:value-type="float">
            <text:p>0.2719126</text:p>
          </table:table-cell>
          <table:table-cell office:value-type="float" office:value="0.3605123" calcext:value-type="float">
            <text:p>0.3605123</text:p>
          </table:table-cell>
          <table:table-cell office:value-type="float" office:value="0.3533942" calcext:value-type="float">
            <text:p>0.3533942</text:p>
          </table:table-cell>
          <table:table-cell office:value-type="float" office:value="0.3642416" calcext:value-type="float">
            <text:p>0.3642416</text:p>
          </table:table-cell>
          <table:table-cell office:value-type="float" office:value="0.3802163" calcext:value-type="float">
            <text:p>0.3802163</text:p>
          </table:table-cell>
          <table:table-cell office:value-type="float" office:value="0.3924676" calcext:value-type="float">
            <text:p>0.3924676</text:p>
          </table:table-cell>
          <table:table-cell office:value-type="float" office:value="0.4623165" calcext:value-type="float">
            <text:p>0.4623165</text:p>
          </table:table-cell>
          <table:table-cell office:value-type="float" office:value="0" calcext:value-type="float">
            <text:p>0</text:p>
          </table:table-cell>
          <table:table-cell office:value-type="float" office:value="0.1473635" calcext:value-type="float">
            <text:p>0.1473635</text:p>
          </table:table-cell>
          <table:table-cell office:value-type="float" office:value="0.1347071" calcext:value-type="float">
            <text:p>0.1347071</text:p>
          </table:table-cell>
          <table:table-cell office:value-type="float" office:value="0.2245107" calcext:value-type="float">
            <text:p>0.2245107</text:p>
          </table:table-cell>
          <table:table-cell office:value-type="float" office:value="0.1995158" calcext:value-type="float">
            <text:p>0.1995158</text:p>
          </table:table-cell>
          <table:table-cell office:value-type="float" office:value="0.1609106" calcext:value-type="float">
            <text:p>0.1609106</text:p>
          </table:table-cell>
          <table:table-cell office:value-type="float" office:value="0.08609646" calcext:value-type="float">
            <text:p>0.0860964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37072" calcext:value-type="float">
            <text:p>-9.537072</text:p>
          </table:table-cell>
          <table:table-cell office:value-type="float" office:value="-6.269357" calcext:value-type="float">
            <text:p>-6.269357</text:p>
          </table:table-cell>
          <table:table-cell office:value-type="float" office:value="-4.511477" calcext:value-type="float">
            <text:p>-4.511477</text:p>
          </table:table-cell>
          <table:table-cell office:value-type="float" office:value="-3.098173" calcext:value-type="float">
            <text:p>-3.098173</text:p>
          </table:table-cell>
          <table:table-cell office:value-type="float" office:value="-2.077464" calcext:value-type="float">
            <text:p>-2.077464</text:p>
          </table:table-cell>
          <table:table-cell office:value-type="float" office:value="-0.6619044" calcext:value-type="float">
            <text:p>-0.6619044</text:p>
          </table:table-cell>
          <table:table-cell office:value-type="float" office:value="-0.02858987" calcext:value-type="float">
            <text:p>-0.02858987</text:p>
          </table:table-cell>
          <table:table-cell office:value-type="float" office:value="-0.02670766" calcext:value-type="float">
            <text:p>-0.02670766</text:p>
          </table:table-cell>
          <table:table-cell office:value-type="float" office:value="-0.02321773" calcext:value-type="float">
            <text:p>-0.02321773</text:p>
          </table:table-cell>
          <table:table-cell office:value-type="float" office:value="-0.0183867" calcext:value-type="float">
            <text:p>-0.0183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8764" calcext:value-type="float">
            <text:p>-10.88764</text:p>
          </table:table-cell>
          <table:table-cell office:value-type="float" office:value="0.007689293" calcext:value-type="float">
            <text:p>0.007689293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746" calcext:value-type="float">
            <text:p>-2.39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1.697083" calcext:value-type="float">
            <text:p>1.697083</text:p>
          </table:table-cell>
          <table:table-cell office:value-type="float" office:value="0" calcext:value-type="float">
            <text:p>0</text:p>
          </table:table-cell>
          <table:table-cell office:value-type="float" office:value="1068.59" calcext:value-type="float">
            <text:p>1068.59</text:p>
          </table:table-cell>
          <table:table-cell office:value-type="float" office:value="-2.232037" calcext:value-type="float">
            <text:p>-2.232037</text:p>
          </table:table-cell>
          <table:table-cell office:value-type="float" office:value="1.381477" calcext:value-type="float">
            <text:p>1.381477</text:p>
          </table:table-cell>
          <table:table-cell office:value-type="float" office:value="0.1453246" calcext:value-type="float">
            <text:p>0.1453246</text:p>
          </table:table-cell>
          <table:table-cell office:value-type="float" office:value="0.1560847" calcext:value-type="float">
            <text:p>0.1560847</text:p>
          </table:table-cell>
          <table:table-cell office:value-type="float" office:value="0.1631405" calcext:value-type="float">
            <text:p>0.1631405</text:p>
          </table:table-cell>
          <table:table-cell office:value-type="float" office:value="0.1696416" calcext:value-type="float">
            <text:p>0.1696416</text:p>
          </table:table-cell>
          <table:table-cell office:value-type="float" office:value="0.1764255" calcext:value-type="float">
            <text:p>0.1764255</text:p>
          </table:table-cell>
          <table:table-cell office:value-type="float" office:value="0.1718511" calcext:value-type="float">
            <text:p>0.1718511</text:p>
          </table:table-cell>
          <table:table-cell office:value-type="float" office:value="0.2695371" calcext:value-type="float">
            <text:p>0.2695371</text:p>
          </table:table-cell>
          <table:table-cell office:value-type="float" office:value="0.3603942" calcext:value-type="float">
            <text:p>0.3603942</text:p>
          </table:table-cell>
          <table:table-cell office:value-type="float" office:value="0.3534208" calcext:value-type="float">
            <text:p>0.3534208</text:p>
          </table:table-cell>
          <table:table-cell office:value-type="float" office:value="0.364319" calcext:value-type="float">
            <text:p>0.364319</text:p>
          </table:table-cell>
          <table:table-cell office:value-type="float" office:value="0.3802584" calcext:value-type="float">
            <text:p>0.3802584</text:p>
          </table:table-cell>
          <table:table-cell office:value-type="float" office:value="0.3924318" calcext:value-type="float">
            <text:p>0.3924318</text:p>
          </table:table-cell>
          <table:table-cell office:value-type="float" office:value="0.4622955" calcext:value-type="float">
            <text:p>0.4622955</text:p>
          </table:table-cell>
          <table:table-cell office:value-type="float" office:value="0" calcext:value-type="float">
            <text:p>0</text:p>
          </table:table-cell>
          <table:table-cell office:value-type="float" office:value="0.1412302" calcext:value-type="float">
            <text:p>0.1412302</text:p>
          </table:table-cell>
          <table:table-cell office:value-type="float" office:value="0.1315845" calcext:value-type="float">
            <text:p>0.1315845</text:p>
          </table:table-cell>
          <table:table-cell office:value-type="float" office:value="0.2211602" calcext:value-type="float">
            <text:p>0.2211602</text:p>
          </table:table-cell>
          <table:table-cell office:value-type="float" office:value="0.1979302" calcext:value-type="float">
            <text:p>0.1979302</text:p>
          </table:table-cell>
          <table:table-cell office:value-type="float" office:value="0.1625458" calcext:value-type="float">
            <text:p>0.1625458</text:p>
          </table:table-cell>
          <table:table-cell office:value-type="float" office:value="0.09651757" calcext:value-type="float">
            <text:p>0.09651757</text:p>
          </table:table-cell>
          <table:table-cell office:value-type="float" office:value="0.002581754" calcext:value-type="float">
            <text:p>0.002581754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15146" calcext:value-type="float">
            <text:p>-9.315146</text:p>
          </table:table-cell>
          <table:table-cell office:value-type="float" office:value="-5.394482" calcext:value-type="float">
            <text:p>-5.394482</text:p>
          </table:table-cell>
          <table:table-cell office:value-type="float" office:value="-3.862628" calcext:value-type="float">
            <text:p>-3.862628</text:p>
          </table:table-cell>
          <table:table-cell office:value-type="float" office:value="-2.879142" calcext:value-type="float">
            <text:p>-2.879142</text:p>
          </table:table-cell>
          <table:table-cell office:value-type="float" office:value="-2.133363" calcext:value-type="float">
            <text:p>-2.133363</text:p>
          </table:table-cell>
          <table:table-cell office:value-type="float" office:value="-1.006373" calcext:value-type="float">
            <text:p>-1.006373</text:p>
          </table:table-cell>
          <table:table-cell office:value-type="float" office:value="-0.03073457" calcext:value-type="float">
            <text:p>-0.03073457</text:p>
          </table:table-cell>
          <table:table-cell office:value-type="float" office:value="-0.02689137" calcext:value-type="float">
            <text:p>-0.02689137</text:p>
          </table:table-cell>
          <table:table-cell office:value-type="float" office:value="-0.02318853" calcext:value-type="float">
            <text:p>-0.02318853</text:p>
          </table:table-cell>
          <table:table-cell office:value-type="float" office:value="-0.01831988" calcext:value-type="float">
            <text:p>-0.0183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2736" calcext:value-type="float">
            <text:p>-10.92736</text:p>
          </table:table-cell>
          <table:table-cell office:value-type="float" office:value="0.007753287" calcext:value-type="float">
            <text:p>0.00775328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9089" calcext:value-type="float">
            <text:p>-2.3990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2.056509" calcext:value-type="float">
            <text:p>2.056509</text:p>
          </table:table-cell>
          <table:table-cell office:value-type="float" office:value="0" calcext:value-type="float">
            <text:p>0</text:p>
          </table:table-cell>
          <table:table-cell office:value-type="float" office:value="1068.478" calcext:value-type="float">
            <text:p>1068.478</text:p>
          </table:table-cell>
          <table:table-cell office:value-type="float" office:value="-2.479655" calcext:value-type="float">
            <text:p>-2.479655</text:p>
          </table:table-cell>
          <table:table-cell office:value-type="float" office:value="1.229895" calcext:value-type="float">
            <text:p>1.229895</text:p>
          </table:table-cell>
          <table:table-cell office:value-type="float" office:value="0.1319367" calcext:value-type="float">
            <text:p>0.1319367</text:p>
          </table:table-cell>
          <table:table-cell office:value-type="float" office:value="0.1429171" calcext:value-type="float">
            <text:p>0.1429171</text:p>
          </table:table-cell>
          <table:table-cell office:value-type="float" office:value="0.1524387" calcext:value-type="float">
            <text:p>0.1524387</text:p>
          </table:table-cell>
          <table:table-cell office:value-type="float" office:value="0.1632341" calcext:value-type="float">
            <text:p>0.1632341</text:p>
          </table:table-cell>
          <table:table-cell office:value-type="float" office:value="0.1717706" calcext:value-type="float">
            <text:p>0.1717706</text:p>
          </table:table-cell>
          <table:table-cell office:value-type="float" office:value="0.1666926" calcext:value-type="float">
            <text:p>0.1666926</text:p>
          </table:table-cell>
          <table:table-cell office:value-type="float" office:value="0.2639324" calcext:value-type="float">
            <text:p>0.2639324</text:p>
          </table:table-cell>
          <table:table-cell office:value-type="float" office:value="0.3598035" calcext:value-type="float">
            <text:p>0.3598035</text:p>
          </table:table-cell>
          <table:table-cell office:value-type="float" office:value="0.3534011" calcext:value-type="float">
            <text:p>0.3534011</text:p>
          </table:table-cell>
          <table:table-cell office:value-type="float" office:value="0.3643894" calcext:value-type="float">
            <text:p>0.3643894</text:p>
          </table:table-cell>
          <table:table-cell office:value-type="float" office:value="0.3802993" calcext:value-type="float">
            <text:p>0.3802993</text:p>
          </table:table-cell>
          <table:table-cell office:value-type="float" office:value="0.3924477" calcext:value-type="float">
            <text:p>0.3924477</text:p>
          </table:table-cell>
          <table:table-cell office:value-type="float" office:value="0.4598161" calcext:value-type="float">
            <text:p>0.4598161</text:p>
          </table:table-cell>
          <table:table-cell office:value-type="float" office:value="0" calcext:value-type="float">
            <text:p>0</text:p>
          </table:table-cell>
          <table:table-cell office:value-type="float" office:value="0.1239141" calcext:value-type="float">
            <text:p>0.1239141</text:p>
          </table:table-cell>
          <table:table-cell office:value-type="float" office:value="0.1457331" calcext:value-type="float">
            <text:p>0.1457331</text:p>
          </table:table-cell>
          <table:table-cell office:value-type="float" office:value="0.23287" calcext:value-type="float">
            <text:p>0.23287</text:p>
          </table:table-cell>
          <table:table-cell office:value-type="float" office:value="0.2049935" calcext:value-type="float">
            <text:p>0.2049935</text:p>
          </table:table-cell>
          <table:table-cell office:value-type="float" office:value="0.1680829" calcext:value-type="float">
            <text:p>0.1680829</text:p>
          </table:table-cell>
          <table:table-cell office:value-type="float" office:value="0.1022616" calcext:value-type="float">
            <text:p>0.1022616</text:p>
          </table:table-cell>
          <table:table-cell office:value-type="float" office:value="0.01073904" calcext:value-type="float">
            <text:p>0.01073904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85208" calcext:value-type="float">
            <text:p>-19.85208</text:p>
          </table:table-cell>
          <table:table-cell office:value-type="float" office:value="-10.63667" calcext:value-type="float">
            <text:p>-10.63667</text:p>
          </table:table-cell>
          <table:table-cell office:value-type="float" office:value="-6.434897" calcext:value-type="float">
            <text:p>-6.434897</text:p>
          </table:table-cell>
          <table:table-cell office:value-type="float" office:value="-3.820281" calcext:value-type="float">
            <text:p>-3.820281</text:p>
          </table:table-cell>
          <table:table-cell office:value-type="float" office:value="-2.597287" calcext:value-type="float">
            <text:p>-2.597287</text:p>
          </table:table-cell>
          <table:table-cell office:value-type="float" office:value="-1.269987" calcext:value-type="float">
            <text:p>-1.269987</text:p>
          </table:table-cell>
          <table:table-cell office:value-type="float" office:value="-0.03604503" calcext:value-type="float">
            <text:p>-0.03604503</text:p>
          </table:table-cell>
          <table:table-cell office:value-type="float" office:value="-0.02785473" calcext:value-type="float">
            <text:p>-0.02785473</text:p>
          </table:table-cell>
          <table:table-cell office:value-type="float" office:value="-0.02320921" calcext:value-type="float">
            <text:p>-0.02320921</text:p>
          </table:table-cell>
          <table:table-cell office:value-type="float" office:value="-0.01825926" calcext:value-type="float">
            <text:p>-0.0182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662" calcext:value-type="float">
            <text:p>-25.662</text:p>
          </table:table-cell>
          <table:table-cell office:value-type="float" office:value="0.007962614" calcext:value-type="float">
            <text:p>0.00796261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516" calcext:value-type="float">
            <text:p>-2.375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2.268239" calcext:value-type="float">
            <text:p>2.268239</text:p>
          </table:table-cell>
          <table:table-cell office:value-type="float" office:value="0" calcext:value-type="float">
            <text:p>0</text:p>
          </table:table-cell>
          <table:table-cell office:value-type="float" office:value="1069.059" calcext:value-type="float">
            <text:p>1069.059</text:p>
          </table:table-cell>
          <table:table-cell office:value-type="float" office:value="-3.271532" calcext:value-type="float">
            <text:p>-3.271532</text:p>
          </table:table-cell>
          <table:table-cell office:value-type="float" office:value="1.136156" calcext:value-type="float">
            <text:p>1.136156</text:p>
          </table:table-cell>
          <table:table-cell office:value-type="float" office:value="0.1302307" calcext:value-type="float">
            <text:p>0.1302307</text:p>
          </table:table-cell>
          <table:table-cell office:value-type="float" office:value="0.1387222" calcext:value-type="float">
            <text:p>0.1387222</text:p>
          </table:table-cell>
          <table:table-cell office:value-type="float" office:value="0.1449255" calcext:value-type="float">
            <text:p>0.1449255</text:p>
          </table:table-cell>
          <table:table-cell office:value-type="float" office:value="0.152289" calcext:value-type="float">
            <text:p>0.152289</text:p>
          </table:table-cell>
          <table:table-cell office:value-type="float" office:value="0.1594316" calcext:value-type="float">
            <text:p>0.1594316</text:p>
          </table:table-cell>
          <table:table-cell office:value-type="float" office:value="0.1548113" calcext:value-type="float">
            <text:p>0.1548113</text:p>
          </table:table-cell>
          <table:table-cell office:value-type="float" office:value="0.2496027" calcext:value-type="float">
            <text:p>0.2496027</text:p>
          </table:table-cell>
          <table:table-cell office:value-type="float" office:value="0.3587808" calcext:value-type="float">
            <text:p>0.3587808</text:p>
          </table:table-cell>
          <table:table-cell office:value-type="float" office:value="0.3532948" calcext:value-type="float">
            <text:p>0.3532948</text:p>
          </table:table-cell>
          <table:table-cell office:value-type="float" office:value="0.3644494" calcext:value-type="float">
            <text:p>0.3644494</text:p>
          </table:table-cell>
          <table:table-cell office:value-type="float" office:value="0.3803458" calcext:value-type="float">
            <text:p>0.3803458</text:p>
          </table:table-cell>
          <table:table-cell office:value-type="float" office:value="0.3925379" calcext:value-type="float">
            <text:p>0.3925379</text:p>
          </table:table-cell>
          <table:table-cell office:value-type="float" office:value="0.4618312" calcext:value-type="float">
            <text:p>0.4618312</text:p>
          </table:table-cell>
          <table:table-cell office:value-type="float" office:value="0" calcext:value-type="float">
            <text:p>0</text:p>
          </table:table-cell>
          <table:table-cell office:value-type="float" office:value="0.1072979" calcext:value-type="float">
            <text:p>0.1072979</text:p>
          </table:table-cell>
          <table:table-cell office:value-type="float" office:value="0.1500453" calcext:value-type="float">
            <text:p>0.1500453</text:p>
          </table:table-cell>
          <table:table-cell office:value-type="float" office:value="0.2411228" calcext:value-type="float">
            <text:p>0.2411228</text:p>
          </table:table-cell>
          <table:table-cell office:value-type="float" office:value="0.2170002" calcext:value-type="float">
            <text:p>0.2170002</text:p>
          </table:table-cell>
          <table:table-cell office:value-type="float" office:value="0.1820923" calcext:value-type="float">
            <text:p>0.1820923</text:p>
          </table:table-cell>
          <table:table-cell office:value-type="float" office:value="0.1152812" calcext:value-type="float">
            <text:p>0.1152812</text:p>
          </table:table-cell>
          <table:table-cell office:value-type="float" office:value="0.03049317" calcext:value-type="float">
            <text:p>0.03049317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6141" calcext:value-type="float">
            <text:p>-21.86141</text:p>
          </table:table-cell>
          <table:table-cell office:value-type="float" office:value="-13.43344" calcext:value-type="float">
            <text:p>-13.43344</text:p>
          </table:table-cell>
          <table:table-cell office:value-type="float" office:value="-9.594124" calcext:value-type="float">
            <text:p>-9.594124</text:p>
          </table:table-cell>
          <table:table-cell office:value-type="float" office:value="-6.563673" calcext:value-type="float">
            <text:p>-6.563673</text:p>
          </table:table-cell>
          <table:table-cell office:value-type="float" office:value="-4.619466" calcext:value-type="float">
            <text:p>-4.619466</text:p>
          </table:table-cell>
          <table:table-cell office:value-type="float" office:value="-2.232781" calcext:value-type="float">
            <text:p>-2.232781</text:p>
          </table:table-cell>
          <table:table-cell office:value-type="float" office:value="-0.05341438" calcext:value-type="float">
            <text:p>-0.05341438</text:p>
          </table:table-cell>
          <table:table-cell office:value-type="float" office:value="-0.02961272" calcext:value-type="float">
            <text:p>-0.02961272</text:p>
          </table:table-cell>
          <table:table-cell office:value-type="float" office:value="-0.02332433" calcext:value-type="float">
            <text:p>-0.02332433</text:p>
          </table:table-cell>
          <table:table-cell office:value-type="float" office:value="-0.01820794" calcext:value-type="float">
            <text:p>-0.01820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9766" calcext:value-type="float">
            <text:p>-26.99766</text:p>
          </table:table-cell>
          <table:table-cell office:value-type="float" office:value="0.008292239" calcext:value-type="float">
            <text:p>0.00829223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2345" calcext:value-type="float">
            <text:p>-2.382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2.562227" calcext:value-type="float">
            <text:p>2.562227</text:p>
          </table:table-cell>
          <table:table-cell office:value-type="float" office:value="0" calcext:value-type="float">
            <text:p>0</text:p>
          </table:table-cell>
          <table:table-cell office:value-type="float" office:value="1068.814" calcext:value-type="float">
            <text:p>1068.814</text:p>
          </table:table-cell>
          <table:table-cell office:value-type="float" office:value="-3.321143" calcext:value-type="float">
            <text:p>-3.321143</text:p>
          </table:table-cell>
          <table:table-cell office:value-type="float" office:value="0.9886938" calcext:value-type="float">
            <text:p>0.9886938</text:p>
          </table:table-cell>
          <table:table-cell office:value-type="float" office:value="0.1316551" calcext:value-type="float">
            <text:p>0.1316551</text:p>
          </table:table-cell>
          <table:table-cell office:value-type="float" office:value="0.1388913" calcext:value-type="float">
            <text:p>0.1388913</text:p>
          </table:table-cell>
          <table:table-cell office:value-type="float" office:value="0.1440562" calcext:value-type="float">
            <text:p>0.1440562</text:p>
          </table:table-cell>
          <table:table-cell office:value-type="float" office:value="0.1501324" calcext:value-type="float">
            <text:p>0.1501324</text:p>
          </table:table-cell>
          <table:table-cell office:value-type="float" office:value="0.1558848" calcext:value-type="float">
            <text:p>0.1558848</text:p>
          </table:table-cell>
          <table:table-cell office:value-type="float" office:value="0.1480611" calcext:value-type="float">
            <text:p>0.1480611</text:p>
          </table:table-cell>
          <table:table-cell office:value-type="float" office:value="0.2171844" calcext:value-type="float">
            <text:p>0.2171844</text:p>
          </table:table-cell>
          <table:table-cell office:value-type="float" office:value="0.3577377" calcext:value-type="float">
            <text:p>0.3577377</text:p>
          </table:table-cell>
          <table:table-cell office:value-type="float" office:value="0.3530561" calcext:value-type="float">
            <text:p>0.3530561</text:p>
          </table:table-cell>
          <table:table-cell office:value-type="float" office:value="0.3644932" calcext:value-type="float">
            <text:p>0.3644932</text:p>
          </table:table-cell>
          <table:table-cell office:value-type="float" office:value="0.3803943" calcext:value-type="float">
            <text:p>0.3803943</text:p>
          </table:table-cell>
          <table:table-cell office:value-type="float" office:value="0.3925816" calcext:value-type="float">
            <text:p>0.3925816</text:p>
          </table:table-cell>
          <table:table-cell office:value-type="float" office:value="0.4620656" calcext:value-type="float">
            <text:p>0.4620656</text:p>
          </table:table-cell>
          <table:table-cell office:value-type="float" office:value="0" calcext:value-type="float">
            <text:p>0</text:p>
          </table:table-cell>
          <table:table-cell office:value-type="float" office:value="0.08153338" calcext:value-type="float">
            <text:p>0.08153338</text:p>
          </table:table-cell>
          <table:table-cell office:value-type="float" office:value="0.1497358" calcext:value-type="float">
            <text:p>0.1497358</text:p>
          </table:table-cell>
          <table:table-cell office:value-type="float" office:value="0.24214" calcext:value-type="float">
            <text:p>0.24214</text:p>
          </table:table-cell>
          <table:table-cell office:value-type="float" office:value="0.2194548" calcext:value-type="float">
            <text:p>0.2194548</text:p>
          </table:table-cell>
          <table:table-cell office:value-type="float" office:value="0.1863366" calcext:value-type="float">
            <text:p>0.1863366</text:p>
          </table:table-cell>
          <table:table-cell office:value-type="float" office:value="0.1227791" calcext:value-type="float">
            <text:p>0.1227791</text:p>
          </table:table-cell>
          <table:table-cell office:value-type="float" office:value="0.07083935" calcext:value-type="float">
            <text:p>0.07083935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21383" calcext:value-type="float">
            <text:p>-20.21383</text:p>
          </table:table-cell>
          <table:table-cell office:value-type="float" office:value="-13.37185" calcext:value-type="float">
            <text:p>-13.37185</text:p>
          </table:table-cell>
          <table:table-cell office:value-type="float" office:value="-10.08217" calcext:value-type="float">
            <text:p>-10.08217</text:p>
          </table:table-cell>
          <table:table-cell office:value-type="float" office:value="-7.342879" calcext:value-type="float">
            <text:p>-7.342879</text:p>
          </table:table-cell>
          <table:table-cell office:value-type="float" office:value="-5.507677" calcext:value-type="float">
            <text:p>-5.507677</text:p>
          </table:table-cell>
          <table:table-cell office:value-type="float" office:value="-3.155174" calcext:value-type="float">
            <text:p>-3.155174</text:p>
          </table:table-cell>
          <table:table-cell office:value-type="float" office:value="-0.1430129" calcext:value-type="float">
            <text:p>-0.1430129</text:p>
          </table:table-cell>
          <table:table-cell office:value-type="float" office:value="-0.03154898" calcext:value-type="float">
            <text:p>-0.03154898</text:p>
          </table:table-cell>
          <table:table-cell office:value-type="float" office:value="-0.0235867" calcext:value-type="float">
            <text:p>-0.0235867</text:p>
          </table:table-cell>
          <table:table-cell office:value-type="float" office:value="-0.01817025" calcext:value-type="float">
            <text:p>-0.01817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7075" calcext:value-type="float">
            <text:p>-24.07075</text:p>
          </table:table-cell>
          <table:table-cell office:value-type="float" office:value="0.008579957" calcext:value-type="float">
            <text:p>0.008579957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7896" calcext:value-type="float">
            <text:p>-2.387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2.894708" calcext:value-type="float">
            <text:p>2.894708</text:p>
          </table:table-cell>
          <table:table-cell office:value-type="float" office:value="0" calcext:value-type="float">
            <text:p>0</text:p>
          </table:table-cell>
          <table:table-cell office:value-type="float" office:value="1068.482" calcext:value-type="float">
            <text:p>1068.482</text:p>
          </table:table-cell>
          <table:table-cell office:value-type="float" office:value="-3.321143" calcext:value-type="float">
            <text:p>-3.321143</text:p>
          </table:table-cell>
          <table:table-cell office:value-type="float" office:value="0.8269418" calcext:value-type="float">
            <text:p>0.8269418</text:p>
          </table:table-cell>
          <table:table-cell office:value-type="float" office:value="0.1308843" calcext:value-type="float">
            <text:p>0.1308843</text:p>
          </table:table-cell>
          <table:table-cell office:value-type="float" office:value="0.1385064" calcext:value-type="float">
            <text:p>0.1385064</text:p>
          </table:table-cell>
          <table:table-cell office:value-type="float" office:value="0.1438982" calcext:value-type="float">
            <text:p>0.1438982</text:p>
          </table:table-cell>
          <table:table-cell office:value-type="float" office:value="0.1500446" calcext:value-type="float">
            <text:p>0.1500446</text:p>
          </table:table-cell>
          <table:table-cell office:value-type="float" office:value="0.155519" calcext:value-type="float">
            <text:p>0.155519</text:p>
          </table:table-cell>
          <table:table-cell office:value-type="float" office:value="0.1465913" calcext:value-type="float">
            <text:p>0.1465913</text:p>
          </table:table-cell>
          <table:table-cell office:value-type="float" office:value="0.1774251" calcext:value-type="float">
            <text:p>0.1774251</text:p>
          </table:table-cell>
          <table:table-cell office:value-type="float" office:value="0.3576871" calcext:value-type="float">
            <text:p>0.3576871</text:p>
          </table:table-cell>
          <table:table-cell office:value-type="float" office:value="0.3527847" calcext:value-type="float">
            <text:p>0.3527847</text:p>
          </table:table-cell>
          <table:table-cell office:value-type="float" office:value="0.364517" calcext:value-type="float">
            <text:p>0.364517</text:p>
          </table:table-cell>
          <table:table-cell office:value-type="float" office:value="0.3804407" calcext:value-type="float">
            <text:p>0.3804407</text:p>
          </table:table-cell>
          <table:table-cell office:value-type="float" office:value="0.3925903" calcext:value-type="float">
            <text:p>0.3925903</text:p>
          </table:table-cell>
          <table:table-cell office:value-type="float" office:value="0.4621271" calcext:value-type="float">
            <text:p>0.4621271</text:p>
          </table:table-cell>
          <table:table-cell office:value-type="float" office:value="0" calcext:value-type="float">
            <text:p>0</text:p>
          </table:table-cell>
          <table:table-cell office:value-type="float" office:value="0.05452808" calcext:value-type="float">
            <text:p>0.05452808</text:p>
          </table:table-cell>
          <table:table-cell office:value-type="float" office:value="0.1501134" calcext:value-type="float">
            <text:p>0.1501134</text:p>
          </table:table-cell>
          <table:table-cell office:value-type="float" office:value="0.2423739" calcext:value-type="float">
            <text:p>0.2423739</text:p>
          </table:table-cell>
          <table:table-cell office:value-type="float" office:value="0.219641" calcext:value-type="float">
            <text:p>0.219641</text:p>
          </table:table-cell>
          <table:table-cell office:value-type="float" office:value="0.1870223" calcext:value-type="float">
            <text:p>0.1870223</text:p>
          </table:table-cell>
          <table:table-cell office:value-type="float" office:value="0.1245524" calcext:value-type="float">
            <text:p>0.1245524</text:p>
          </table:table-cell>
          <table:table-cell office:value-type="float" office:value="0.1158173" calcext:value-type="float">
            <text:p>0.1158173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2118" calcext:value-type="float">
            <text:p>-21.22118</text:p>
          </table:table-cell>
          <table:table-cell office:value-type="float" office:value="-13.65404" calcext:value-type="float">
            <text:p>-13.65404</text:p>
          </table:table-cell>
          <table:table-cell office:value-type="float" office:value="-10.15025" calcext:value-type="float">
            <text:p>-10.15025</text:p>
          </table:table-cell>
          <table:table-cell office:value-type="float" office:value="-7.364486" calcext:value-type="float">
            <text:p>-7.364486</text:p>
          </table:table-cell>
          <table:table-cell office:value-type="float" office:value="-5.603341" calcext:value-type="float">
            <text:p>-5.603341</text:p>
          </table:table-cell>
          <table:table-cell office:value-type="float" office:value="-3.406428" calcext:value-type="float">
            <text:p>-3.406428</text:p>
          </table:table-cell>
          <table:table-cell office:value-type="float" office:value="-0.6029205" calcext:value-type="float">
            <text:p>-0.6029205</text:p>
          </table:table-cell>
          <table:table-cell office:value-type="float" office:value="-0.03166052" calcext:value-type="float">
            <text:p>-0.03166052</text:p>
          </table:table-cell>
          <table:table-cell office:value-type="float" office:value="-0.02389071" calcext:value-type="float">
            <text:p>-0.02389071</text:p>
          </table:table-cell>
          <table:table-cell office:value-type="float" office:value="-0.01814983" calcext:value-type="float">
            <text:p>-0.01814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94494" calcext:value-type="float">
            <text:p>-24.94494</text:p>
          </table:table-cell>
          <table:table-cell office:value-type="float" office:value="0.008827901" calcext:value-type="float">
            <text:p>0.00882790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2238" calcext:value-type="float">
            <text:p>-2.3922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3.20303" calcext:value-type="float">
            <text:p>3.20303</text:p>
          </table:table-cell>
          <table:table-cell office:value-type="float" office:value="0" calcext:value-type="float">
            <text:p>0</text:p>
          </table:table-cell>
          <table:table-cell office:value-type="float" office:value="1068.174" calcext:value-type="float">
            <text:p>1068.174</text:p>
          </table:table-cell>
          <table:table-cell office:value-type="float" office:value="-3.321058" calcext:value-type="float">
            <text:p>-3.321058</text:p>
          </table:table-cell>
          <table:table-cell office:value-type="float" office:value="0.6080337" calcext:value-type="float">
            <text:p>0.6080337</text:p>
          </table:table-cell>
          <table:table-cell office:value-type="float" office:value="0.1373351" calcext:value-type="float">
            <text:p>0.1373351</text:p>
          </table:table-cell>
          <table:table-cell office:value-type="float" office:value="0.1452661" calcext:value-type="float">
            <text:p>0.1452661</text:p>
          </table:table-cell>
          <table:table-cell office:value-type="float" office:value="0.1505672" calcext:value-type="float">
            <text:p>0.1505672</text:p>
          </table:table-cell>
          <table:table-cell office:value-type="float" office:value="0.1554122" calcext:value-type="float">
            <text:p>0.1554122</text:p>
          </table:table-cell>
          <table:table-cell office:value-type="float" office:value="0.1591128" calcext:value-type="float">
            <text:p>0.1591128</text:p>
          </table:table-cell>
          <table:table-cell office:value-type="float" office:value="0.1460792" calcext:value-type="float">
            <text:p>0.1460792</text:p>
          </table:table-cell>
          <table:table-cell office:value-type="float" office:value="0.1526593" calcext:value-type="float">
            <text:p>0.1526593</text:p>
          </table:table-cell>
          <table:table-cell office:value-type="float" office:value="0.3579009" calcext:value-type="float">
            <text:p>0.3579009</text:p>
          </table:table-cell>
          <table:table-cell office:value-type="float" office:value="0.3525778" calcext:value-type="float">
            <text:p>0.3525778</text:p>
          </table:table-cell>
          <table:table-cell office:value-type="float" office:value="0.3645245" calcext:value-type="float">
            <text:p>0.3645245</text:p>
          </table:table-cell>
          <table:table-cell office:value-type="float" office:value="0.3804805" calcext:value-type="float">
            <text:p>0.3804805</text:p>
          </table:table-cell>
          <table:table-cell office:value-type="float" office:value="0.3925764" calcext:value-type="float">
            <text:p>0.3925764</text:p>
          </table:table-cell>
          <table:table-cell office:value-type="float" office:value="0.462295" calcext:value-type="float">
            <text:p>0.462295</text:p>
          </table:table-cell>
          <table:table-cell office:value-type="float" office:value="0" calcext:value-type="float">
            <text:p>0</text:p>
          </table:table-cell>
          <table:table-cell office:value-type="float" office:value="0.02784961" calcext:value-type="float">
            <text:p>0.02784961</text:p>
          </table:table-cell>
          <table:table-cell office:value-type="float" office:value="0.1425783" calcext:value-type="float">
            <text:p>0.1425783</text:p>
          </table:table-cell>
          <table:table-cell office:value-type="float" office:value="0.2351939" calcext:value-type="float">
            <text:p>0.2351939</text:p>
          </table:table-cell>
          <table:table-cell office:value-type="float" office:value="0.213902" calcext:value-type="float">
            <text:p>0.213902</text:p>
          </table:table-cell>
          <table:table-cell office:value-type="float" office:value="0.1833238" calcext:value-type="float">
            <text:p>0.1833238</text:p>
          </table:table-cell>
          <table:table-cell office:value-type="float" office:value="0.1251932" calcext:value-type="float">
            <text:p>0.1251932</text:p>
          </table:table-cell>
          <table:table-cell office:value-type="float" office:value="0.1434989" calcext:value-type="float">
            <text:p>0.1434989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5755" calcext:value-type="float">
            <text:p>-14.75755</text:p>
          </table:table-cell>
          <table:table-cell office:value-type="float" office:value="-9.450819" calcext:value-type="float">
            <text:p>-9.450819</text:p>
          </table:table-cell>
          <table:table-cell office:value-type="float" office:value="-7.15366" calcext:value-type="float">
            <text:p>-7.15366</text:p>
          </table:table-cell>
          <table:table-cell office:value-type="float" office:value="-5.631213" calcext:value-type="float">
            <text:p>-5.631213</text:p>
          </table:table-cell>
          <table:table-cell office:value-type="float" office:value="-4.714276" calcext:value-type="float">
            <text:p>-4.714276</text:p>
          </table:table-cell>
          <table:table-cell office:value-type="float" office:value="-3.503411" calcext:value-type="float">
            <text:p>-3.503411</text:p>
          </table:table-cell>
          <table:table-cell office:value-type="float" office:value="-1.775143" calcext:value-type="float">
            <text:p>-1.775143</text:p>
          </table:table-cell>
          <table:table-cell office:value-type="float" office:value="-0.03125477" calcext:value-type="float">
            <text:p>-0.03125477</text:p>
          </table:table-cell>
          <table:table-cell office:value-type="float" office:value="-0.02412571" calcext:value-type="float">
            <text:p>-0.02412571</text:p>
          </table:table-cell>
          <table:table-cell office:value-type="float" office:value="-0.01814329" calcext:value-type="float">
            <text:p>-0.0181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38519" calcext:value-type="float">
            <text:p>-17.38519</text:p>
          </table:table-cell>
          <table:table-cell office:value-type="float" office:value="0.00887822" calcext:value-type="float">
            <text:p>0.0088782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9554" calcext:value-type="float">
            <text:p>-2.395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3.32976" calcext:value-type="float">
            <text:p>3.32976</text:p>
          </table:table-cell>
          <table:table-cell office:value-type="float" office:value="0" calcext:value-type="float">
            <text:p>0</text:p>
          </table:table-cell>
          <table:table-cell office:value-type="float" office:value="1068.046" calcext:value-type="float">
            <text:p>1068.046</text:p>
          </table:table-cell>
          <table:table-cell office:value-type="float" office:value="-3.320437" calcext:value-type="float">
            <text:p>-3.320437</text:p>
          </table:table-cell>
          <table:table-cell office:value-type="float" office:value="0" calcext:value-type="float">
            <text:p>0</text:p>
          </table:table-cell>
          <table:table-cell office:value-type="float" office:value="0.1612288" calcext:value-type="float">
            <text:p>0.1612288</text:p>
          </table:table-cell>
          <table:table-cell office:value-type="float" office:value="0.1637923" calcext:value-type="float">
            <text:p>0.1637923</text:p>
          </table:table-cell>
          <table:table-cell office:value-type="float" office:value="0.1634201" calcext:value-type="float">
            <text:p>0.1634201</text:p>
          </table:table-cell>
          <table:table-cell office:value-type="float" office:value="0.1629845" calcext:value-type="float">
            <text:p>0.1629845</text:p>
          </table:table-cell>
          <table:table-cell office:value-type="float" office:value="0.1638123" calcext:value-type="float">
            <text:p>0.1638123</text:p>
          </table:table-cell>
          <table:table-cell office:value-type="float" office:value="0.1469699" calcext:value-type="float">
            <text:p>0.1469699</text:p>
          </table:table-cell>
          <table:table-cell office:value-type="float" office:value="0.1479089" calcext:value-type="float">
            <text:p>0.1479089</text:p>
          </table:table-cell>
          <table:table-cell office:value-type="float" office:value="0.3559561" calcext:value-type="float">
            <text:p>0.3559561</text:p>
          </table:table-cell>
          <table:table-cell office:value-type="float" office:value="0.3523219" calcext:value-type="float">
            <text:p>0.3523219</text:p>
          </table:table-cell>
          <table:table-cell office:value-type="float" office:value="0.3645189" calcext:value-type="float">
            <text:p>0.3645189</text:p>
          </table:table-cell>
          <table:table-cell office:value-type="float" office:value="0.3805123" calcext:value-type="float">
            <text:p>0.3805123</text:p>
          </table:table-cell>
          <table:table-cell office:value-type="float" office:value="0.3925532" calcext:value-type="float">
            <text:p>0.3925532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" calcext:value-type="float">
            <text:p>0</text:p>
          </table:table-cell>
          <table:table-cell office:value-type="float" office:value="0.01244209" calcext:value-type="float">
            <text:p>0.01244209</text:p>
          </table:table-cell>
          <table:table-cell office:value-type="float" office:value="0.1218917" calcext:value-type="float">
            <text:p>0.1218917</text:p>
          </table:table-cell>
          <table:table-cell office:value-type="float" office:value="0.2213999" calcext:value-type="float">
            <text:p>0.2213999</text:p>
          </table:table-cell>
          <table:table-cell office:value-type="float" office:value="0.2057869" calcext:value-type="float">
            <text:p>0.2057869</text:p>
          </table:table-cell>
          <table:table-cell office:value-type="float" office:value="0.1783053" calcext:value-type="float">
            <text:p>0.1783053</text:p>
          </table:table-cell>
          <table:table-cell office:value-type="float" office:value="0.1242514" calcext:value-type="float">
            <text:p>0.1242514</text:p>
          </table:table-cell>
          <table:table-cell office:value-type="float" office:value="0.1494807" calcext:value-type="float">
            <text:p>0.1494807</text:p>
          </table:table-cell>
          <table:table-cell office:value-type="float" office:value="0.00247856" calcext:value-type="float">
            <text:p>0.0024785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7463" calcext:value-type="float">
            <text:p>-4.17463</text:p>
          </table:table-cell>
          <table:table-cell office:value-type="float" office:value="-3.74447" calcext:value-type="float">
            <text:p>-3.74447</text:p>
          </table:table-cell>
          <table:table-cell office:value-type="float" office:value="-3.841892" calcext:value-type="float">
            <text:p>-3.841892</text:p>
          </table:table-cell>
          <table:table-cell office:value-type="float" office:value="-3.939039" calcext:value-type="float">
            <text:p>-3.939039</text:p>
          </table:table-cell>
          <table:table-cell office:value-type="float" office:value="-3.790916" calcext:value-type="float">
            <text:p>-3.790916</text:p>
          </table:table-cell>
          <table:table-cell office:value-type="float" office:value="-3.351431" calcext:value-type="float">
            <text:p>-3.351431</text:p>
          </table:table-cell>
          <table:table-cell office:value-type="float" office:value="-2.236843" calcext:value-type="float">
            <text:p>-2.236843</text:p>
          </table:table-cell>
          <table:table-cell office:value-type="float" office:value="-0.03383652" calcext:value-type="float">
            <text:p>-0.03383652</text:p>
          </table:table-cell>
          <table:table-cell office:value-type="float" office:value="-0.02441672" calcext:value-type="float">
            <text:p>-0.02441672</text:p>
          </table:table-cell>
          <table:table-cell office:value-type="float" office:value="-0.01814791" calcext:value-type="float">
            <text:p>-0.01814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95565" calcext:value-type="float">
            <text:p>-1.895565</text:p>
          </table:table-cell>
          <table:table-cell office:value-type="float" office:value="0.008761374" calcext:value-type="float">
            <text:p>0.00876137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6476" calcext:value-type="float">
            <text:p>-2.3964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3.506009" calcext:value-type="float">
            <text:p>3.506009</text:p>
          </table:table-cell>
          <table:table-cell office:value-type="float" office:value="0" calcext:value-type="float">
            <text:p>0</text:p>
          </table:table-cell>
          <table:table-cell office:value-type="float" office:value="1067.87" calcext:value-type="float">
            <text:p>1067.87</text:p>
          </table:table-cell>
          <table:table-cell office:value-type="float" office:value="-3.320437" calcext:value-type="float">
            <text:p>-3.320437</text:p>
          </table:table-cell>
          <table:table-cell office:value-type="float" office:value="0" calcext:value-type="float">
            <text:p>0</text:p>
          </table:table-cell>
          <table:table-cell office:value-type="float" office:value="0.1642412" calcext:value-type="float">
            <text:p>0.1642412</text:p>
          </table:table-cell>
          <table:table-cell office:value-type="float" office:value="0.1764845" calcext:value-type="float">
            <text:p>0.1764845</text:p>
          </table:table-cell>
          <table:table-cell office:value-type="float" office:value="0.1746211" calcext:value-type="float">
            <text:p>0.1746211</text:p>
          </table:table-cell>
          <table:table-cell office:value-type="float" office:value="0.1721165" calcext:value-type="float">
            <text:p>0.1721165</text:p>
          </table:table-cell>
          <table:table-cell office:value-type="float" office:value="0.1716439" calcext:value-type="float">
            <text:p>0.1716439</text:p>
          </table:table-cell>
          <table:table-cell office:value-type="float" office:value="0.1524136" calcext:value-type="float">
            <text:p>0.1524136</text:p>
          </table:table-cell>
          <table:table-cell office:value-type="float" office:value="0.1520335" calcext:value-type="float">
            <text:p>0.1520335</text:p>
          </table:table-cell>
          <table:table-cell office:value-type="float" office:value="0.3539207" calcext:value-type="float">
            <text:p>0.3539207</text:p>
          </table:table-cell>
          <table:table-cell office:value-type="float" office:value="0.3519803" calcext:value-type="float">
            <text:p>0.3519803</text:p>
          </table:table-cell>
          <table:table-cell office:value-type="float" office:value="0.3644948" calcext:value-type="float">
            <text:p>0.3644948</text:p>
          </table:table-cell>
          <table:table-cell office:value-type="float" office:value="0.3805357" calcext:value-type="float">
            <text:p>0.3805357</text:p>
          </table:table-cell>
          <table:table-cell office:value-type="float" office:value="0.3925366" calcext:value-type="float">
            <text:p>0.3925366</text:p>
          </table:table-cell>
          <table:table-cell office:value-type="float" office:value="0.4623688" calcext:value-type="float">
            <text:p>0.4623688</text:p>
          </table:table-cell>
          <table:table-cell office:value-type="float" office:value="0" calcext:value-type="float">
            <text:p>0</text:p>
          </table:table-cell>
          <table:table-cell office:value-type="float" office:value="0.01491246" calcext:value-type="float">
            <text:p>0.01491246</text:p>
          </table:table-cell>
          <table:table-cell office:value-type="float" office:value="0.1059628" calcext:value-type="float">
            <text:p>0.1059628</text:p>
          </table:table-cell>
          <table:table-cell office:value-type="float" office:value="0.2095413" calcext:value-type="float">
            <text:p>0.2095413</text:p>
          </table:table-cell>
          <table:table-cell office:value-type="float" office:value="0.1959961" calcext:value-type="float">
            <text:p>0.1959961</text:p>
          </table:table-cell>
          <table:table-cell office:value-type="float" office:value="0.1698632" calcext:value-type="float">
            <text:p>0.1698632</text:p>
          </table:table-cell>
          <table:table-cell office:value-type="float" office:value="0.1183917" calcext:value-type="float">
            <text:p>0.1183917</text:p>
          </table:table-cell>
          <table:table-cell office:value-type="float" office:value="0.1458787" calcext:value-type="float">
            <text:p>0.1458787</text:p>
          </table:table-cell>
          <table:table-cell office:value-type="float" office:value="0.005221586" calcext:value-type="float">
            <text:p>0.00522158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08359" calcext:value-type="float">
            <text:p>-3.708359</text:p>
          </table:table-cell>
          <table:table-cell office:value-type="float" office:value="-2.08771" calcext:value-type="float">
            <text:p>-2.08771</text:p>
          </table:table-cell>
          <table:table-cell office:value-type="float" office:value="-2.300771" calcext:value-type="float">
            <text:p>-2.300771</text:p>
          </table:table-cell>
          <table:table-cell office:value-type="float" office:value="-2.586442" calcext:value-type="float">
            <text:p>-2.586442</text:p>
          </table:table-cell>
          <table:table-cell office:value-type="float" office:value="-2.644361" calcext:value-type="float">
            <text:p>-2.644361</text:p>
          </table:table-cell>
          <table:table-cell office:value-type="float" office:value="-2.536666" calcext:value-type="float">
            <text:p>-2.536666</text:p>
          </table:table-cell>
          <table:table-cell office:value-type="float" office:value="-1.841752" calcext:value-type="float">
            <text:p>-1.841752</text:p>
          </table:table-cell>
          <table:table-cell office:value-type="float" office:value="-0.03559068" calcext:value-type="float">
            <text:p>-0.03559068</text:p>
          </table:table-cell>
          <table:table-cell office:value-type="float" office:value="-0.02481354" calcext:value-type="float">
            <text:p>-0.02481354</text:p>
          </table:table-cell>
          <table:table-cell office:value-type="float" office:value="-0.0181682" calcext:value-type="float">
            <text:p>-0.018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28188" calcext:value-type="float">
            <text:p>-3.028188</text:p>
          </table:table-cell>
          <table:table-cell office:value-type="float" office:value="0.008575983" calcext:value-type="float">
            <text:p>0.008575983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6095" calcext:value-type="float">
            <text:p>-2.396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3.841092" calcext:value-type="float">
            <text:p>3.841092</text:p>
          </table:table-cell>
          <table:table-cell office:value-type="float" office:value="0" calcext:value-type="float">
            <text:p>0</text:p>
          </table:table-cell>
          <table:table-cell office:value-type="float" office:value="1067.535" calcext:value-type="float">
            <text:p>1067.535</text:p>
          </table:table-cell>
          <table:table-cell office:value-type="float" office:value="-3.320437" calcext:value-type="float">
            <text:p>-3.320437</text:p>
          </table:table-cell>
          <table:table-cell office:value-type="float" office:value="0" calcext:value-type="float">
            <text:p>0</text:p>
          </table:table-cell>
          <table:table-cell office:value-type="float" office:value="0.1635682" calcext:value-type="float">
            <text:p>0.1635682</text:p>
          </table:table-cell>
          <table:table-cell office:value-type="float" office:value="0.2035806" calcext:value-type="float">
            <text:p>0.2035806</text:p>
          </table:table-cell>
          <table:table-cell office:value-type="float" office:value="0.1863451" calcext:value-type="float">
            <text:p>0.1863451</text:p>
          </table:table-cell>
          <table:table-cell office:value-type="float" office:value="0.1801785" calcext:value-type="float">
            <text:p>0.1801785</text:p>
          </table:table-cell>
          <table:table-cell office:value-type="float" office:value="0.178583" calcext:value-type="float">
            <text:p>0.178583</text:p>
          </table:table-cell>
          <table:table-cell office:value-type="float" office:value="0.1577702" calcext:value-type="float">
            <text:p>0.1577702</text:p>
          </table:table-cell>
          <table:table-cell office:value-type="float" office:value="0.1572787" calcext:value-type="float">
            <text:p>0.1572787</text:p>
          </table:table-cell>
          <table:table-cell office:value-type="float" office:value="0.353003" calcext:value-type="float">
            <text:p>0.353003</text:p>
          </table:table-cell>
          <table:table-cell office:value-type="float" office:value="0.3516244" calcext:value-type="float">
            <text:p>0.3516244</text:p>
          </table:table-cell>
          <table:table-cell office:value-type="float" office:value="0.3644555" calcext:value-type="float">
            <text:p>0.3644555</text:p>
          </table:table-cell>
          <table:table-cell office:value-type="float" office:value="0.3805509" calcext:value-type="float">
            <text:p>0.3805509</text:p>
          </table:table-cell>
          <table:table-cell office:value-type="float" office:value="0.3925291" calcext:value-type="float">
            <text:p>0.3925291</text:p>
          </table:table-cell>
          <table:table-cell office:value-type="float" office:value="0.4623612" calcext:value-type="float">
            <text:p>0.4623612</text:p>
          </table:table-cell>
          <table:table-cell office:value-type="float" office:value="0" calcext:value-type="float">
            <text:p>0</text:p>
          </table:table-cell>
          <table:table-cell office:value-type="float" office:value="0.004541857" calcext:value-type="float">
            <text:p>0.004541857</text:p>
          </table:table-cell>
          <table:table-cell office:value-type="float" office:value="0.07057108" calcext:value-type="float">
            <text:p>0.07057108</text:p>
          </table:table-cell>
          <table:table-cell office:value-type="float" office:value="0.1974827" calcext:value-type="float">
            <text:p>0.1974827</text:p>
          </table:table-cell>
          <table:table-cell office:value-type="float" office:value="0.1874141" calcext:value-type="float">
            <text:p>0.1874141</text:p>
          </table:table-cell>
          <table:table-cell office:value-type="float" office:value="0.1624327" calcext:value-type="float">
            <text:p>0.1624327</text:p>
          </table:table-cell>
          <table:table-cell office:value-type="float" office:value="0.1126396" calcext:value-type="float">
            <text:p>0.1126396</text:p>
          </table:table-cell>
          <table:table-cell office:value-type="float" office:value="0.1411058" calcext:value-type="float">
            <text:p>0.1411058</text:p>
          </table:table-cell>
          <table:table-cell office:value-type="float" office:value="0.006793775" calcext:value-type="float">
            <text:p>0.006793775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63267" calcext:value-type="float">
            <text:p>-3.763267</text:p>
          </table:table-cell>
          <table:table-cell office:value-type="float" office:value="-0.6811073" calcext:value-type="float">
            <text:p>-0.6811073</text:p>
          </table:table-cell>
          <table:table-cell office:value-type="float" office:value="-1.396623" calcext:value-type="float">
            <text:p>-1.396623</text:p>
          </table:table-cell>
          <table:table-cell office:value-type="float" office:value="-1.81944" calcext:value-type="float">
            <text:p>-1.81944</text:p>
          </table:table-cell>
          <table:table-cell office:value-type="float" office:value="-1.949157" calcext:value-type="float">
            <text:p>-1.949157</text:p>
          </table:table-cell>
          <table:table-cell office:value-type="float" office:value="-1.946459" calcext:value-type="float">
            <text:p>-1.946459</text:p>
          </table:table-cell>
          <table:table-cell office:value-type="float" office:value="-1.446235" calcext:value-type="float">
            <text:p>-1.446235</text:p>
          </table:table-cell>
          <table:table-cell office:value-type="float" office:value="-0.03641868" calcext:value-type="float">
            <text:p>-0.03641868</text:p>
          </table:table-cell>
          <table:table-cell office:value-type="float" office:value="-0.0252352" calcext:value-type="float">
            <text:p>-0.0252352</text:p>
          </table:table-cell>
          <table:table-cell office:value-type="float" office:value="-0.01820188" calcext:value-type="float">
            <text:p>-0.0182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39959" calcext:value-type="float">
            <text:p>-4.039959</text:p>
          </table:table-cell>
          <table:table-cell office:value-type="float" office:value="0.008298371" calcext:value-type="float">
            <text:p>0.00829837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4877" calcext:value-type="float">
            <text:p>-2.3948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3.866607" calcext:value-type="float">
            <text:p>3.866607</text:p>
          </table:table-cell>
          <table:table-cell office:value-type="float" office:value="0" calcext:value-type="float">
            <text:p>0</text:p>
          </table:table-cell>
          <table:table-cell office:value-type="float" office:value="1067.807" calcext:value-type="float">
            <text:p>1067.807</text:p>
          </table:table-cell>
          <table:table-cell office:value-type="float" office:value="-3.318539" calcext:value-type="float">
            <text:p>-3.318539</text:p>
          </table:table-cell>
          <table:table-cell office:value-type="float" office:value="0" calcext:value-type="float">
            <text:p>0</text:p>
          </table:table-cell>
          <table:table-cell office:value-type="float" office:value="0.1585369" calcext:value-type="float">
            <text:p>0.1585369</text:p>
          </table:table-cell>
          <table:table-cell office:value-type="float" office:value="0.1750852" calcext:value-type="float">
            <text:p>0.1750852</text:p>
          </table:table-cell>
          <table:table-cell office:value-type="float" office:value="0.1803571" calcext:value-type="float">
            <text:p>0.1803571</text:p>
          </table:table-cell>
          <table:table-cell office:value-type="float" office:value="0.1816078" calcext:value-type="float">
            <text:p>0.1816078</text:p>
          </table:table-cell>
          <table:table-cell office:value-type="float" office:value="0.1822137" calcext:value-type="float">
            <text:p>0.1822137</text:p>
          </table:table-cell>
          <table:table-cell office:value-type="float" office:value="0.1622923" calcext:value-type="float">
            <text:p>0.1622923</text:p>
          </table:table-cell>
          <table:table-cell office:value-type="float" office:value="0.162232" calcext:value-type="float">
            <text:p>0.162232</text:p>
          </table:table-cell>
          <table:table-cell office:value-type="float" office:value="0.3528437" calcext:value-type="float">
            <text:p>0.3528437</text:p>
          </table:table-cell>
          <table:table-cell office:value-type="float" office:value="0.3513367" calcext:value-type="float">
            <text:p>0.3513367</text:p>
          </table:table-cell>
          <table:table-cell office:value-type="float" office:value="0.3644291" calcext:value-type="float">
            <text:p>0.3644291</text:p>
          </table:table-cell>
          <table:table-cell office:value-type="float" office:value="0.3805598" calcext:value-type="float">
            <text:p>0.3805598</text:p>
          </table:table-cell>
          <table:table-cell office:value-type="float" office:value="0.3925212" calcext:value-type="float">
            <text:p>0.3925212</text:p>
          </table:table-cell>
          <table:table-cell office:value-type="float" office:value="0.4623423" calcext:value-type="float">
            <text:p>0.4623423</text:p>
          </table:table-cell>
          <table:table-cell office:value-type="float" office:value="0" calcext:value-type="float">
            <text:p>0</text:p>
          </table:table-cell>
          <table:table-cell office:value-type="float" office:value="0.03773588" calcext:value-type="float">
            <text:p>0.03773588</text:p>
          </table:table-cell>
          <table:table-cell office:value-type="float" office:value="0.09882557" calcext:value-type="float">
            <text:p>0.09882557</text:p>
          </table:table-cell>
          <table:table-cell office:value-type="float" office:value="0.2039541" calcext:value-type="float">
            <text:p>0.2039541</text:p>
          </table:table-cell>
          <table:table-cell office:value-type="float" office:value="0.1859211" calcext:value-type="float">
            <text:p>0.1859211</text:p>
          </table:table-cell>
          <table:table-cell office:value-type="float" office:value="0.1585752" calcext:value-type="float">
            <text:p>0.1585752</text:p>
          </table:table-cell>
          <table:table-cell office:value-type="float" office:value="0.1078005" calcext:value-type="float">
            <text:p>0.1078005</text:p>
          </table:table-cell>
          <table:table-cell office:value-type="float" office:value="0.1366783" calcext:value-type="float">
            <text:p>0.1366783</text:p>
          </table:table-cell>
          <table:table-cell office:value-type="float" office:value="0.007414007" calcext:value-type="float">
            <text:p>0.007414007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34203" calcext:value-type="float">
            <text:p>-4.434203</text:p>
          </table:table-cell>
          <table:table-cell office:value-type="float" office:value="-2.200351" calcext:value-type="float">
            <text:p>-2.200351</text:p>
          </table:table-cell>
          <table:table-cell office:value-type="float" office:value="-1.785836" calcext:value-type="float">
            <text:p>-1.785836</text:p>
          </table:table-cell>
          <table:table-cell office:value-type="float" office:value="-1.704802" calcext:value-type="float">
            <text:p>-1.704802</text:p>
          </table:table-cell>
          <table:table-cell office:value-type="float" office:value="-1.664445" calcext:value-type="float">
            <text:p>-1.664445</text:p>
          </table:table-cell>
          <table:table-cell office:value-type="float" office:value="-1.565655" calcext:value-type="float">
            <text:p>-1.565655</text:p>
          </table:table-cell>
          <table:table-cell office:value-type="float" office:value="-1.159006" calcext:value-type="float">
            <text:p>-1.159006</text:p>
          </table:table-cell>
          <table:table-cell office:value-type="float" office:value="-0.03656984" calcext:value-type="float">
            <text:p>-0.03656984</text:p>
          </table:table-cell>
          <table:table-cell office:value-type="float" office:value="-0.02558136" calcext:value-type="float">
            <text:p>-0.02558136</text:p>
          </table:table-cell>
          <table:table-cell office:value-type="float" office:value="-0.01822432" calcext:value-type="float">
            <text:p>-0.0182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51856" calcext:value-type="float">
            <text:p>-1.551856</text:p>
          </table:table-cell>
          <table:table-cell office:value-type="float" office:value="0.008369202" calcext:value-type="float">
            <text:p>0.00836920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6664" calcext:value-type="float">
            <text:p>-2.3966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4.424344" calcext:value-type="float">
            <text:p>4.424344</text:p>
          </table:table-cell>
          <table:table-cell office:value-type="float" office:value="0" calcext:value-type="float">
            <text:p>0</text:p>
          </table:table-cell>
          <table:table-cell office:value-type="float" office:value="1067.25" calcext:value-type="float">
            <text:p>1067.25</text:p>
          </table:table-cell>
          <table:table-cell office:value-type="float" office:value="-3.318539" calcext:value-type="float">
            <text:p>-3.318539</text:p>
          </table:table-cell>
          <table:table-cell office:value-type="float" office:value="0" calcext:value-type="float">
            <text:p>0</text:p>
          </table:table-cell>
          <table:table-cell office:value-type="float" office:value="0.1367275" calcext:value-type="float">
            <text:p>0.1367275</text:p>
          </table:table-cell>
          <table:table-cell office:value-type="float" office:value="0.1498555" calcext:value-type="float">
            <text:p>0.1498555</text:p>
          </table:table-cell>
          <table:table-cell office:value-type="float" office:value="0.1621042" calcext:value-type="float">
            <text:p>0.1621042</text:p>
          </table:table-cell>
          <table:table-cell office:value-type="float" office:value="0.1719625" calcext:value-type="float">
            <text:p>0.1719625</text:p>
          </table:table-cell>
          <table:table-cell office:value-type="float" office:value="0.17714" calcext:value-type="float">
            <text:p>0.17714</text:p>
          </table:table-cell>
          <table:table-cell office:value-type="float" office:value="0.1625996" calcext:value-type="float">
            <text:p>0.1625996</text:p>
          </table:table-cell>
          <table:table-cell office:value-type="float" office:value="0.1650267" calcext:value-type="float">
            <text:p>0.1650267</text:p>
          </table:table-cell>
          <table:table-cell office:value-type="float" office:value="0.3531275" calcext:value-type="float">
            <text:p>0.3531275</text:p>
          </table:table-cell>
          <table:table-cell office:value-type="float" office:value="0.3510928" calcext:value-type="float">
            <text:p>0.3510928</text:p>
          </table:table-cell>
          <table:table-cell office:value-type="float" office:value="0.3643906" calcext:value-type="float">
            <text:p>0.3643906</text:p>
          </table:table-cell>
          <table:table-cell office:value-type="float" office:value="0.3805629" calcext:value-type="float">
            <text:p>0.3805629</text:p>
          </table:table-cell>
          <table:table-cell office:value-type="float" office:value="0.3925036" calcext:value-type="float">
            <text:p>0.3925036</text:p>
          </table:table-cell>
          <table:table-cell office:value-type="float" office:value="0.4621904" calcext:value-type="float">
            <text:p>0.4621904</text:p>
          </table:table-cell>
          <table:table-cell office:value-type="float" office:value="0" calcext:value-type="float">
            <text:p>0</text:p>
          </table:table-cell>
          <table:table-cell office:value-type="float" office:value="0.01839866" calcext:value-type="float">
            <text:p>0.01839866</text:p>
          </table:table-cell>
          <table:table-cell office:value-type="float" office:value="0.1246029" calcext:value-type="float">
            <text:p>0.1246029</text:p>
          </table:table-cell>
          <table:table-cell office:value-type="float" office:value="0.2237543" calcext:value-type="float">
            <text:p>0.2237543</text:p>
          </table:table-cell>
          <table:table-cell office:value-type="float" office:value="0.1963299" calcext:value-type="float">
            <text:p>0.1963299</text:p>
          </table:table-cell>
          <table:table-cell office:value-type="float" office:value="0.1639825" calcext:value-type="float">
            <text:p>0.1639825</text:p>
          </table:table-cell>
          <table:table-cell office:value-type="float" office:value="0.1074834" calcext:value-type="float">
            <text:p>0.1074834</text:p>
          </table:table-cell>
          <table:table-cell office:value-type="float" office:value="0.1346374" calcext:value-type="float">
            <text:p>0.1346374</text:p>
          </table:table-cell>
          <table:table-cell office:value-type="float" office:value="0.007496604" calcext:value-type="float">
            <text:p>0.007496604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8511" calcext:value-type="float">
            <text:p>-15.28511</text:p>
          </table:table-cell>
          <table:table-cell office:value-type="float" office:value="-7.374027" calcext:value-type="float">
            <text:p>-7.374027</text:p>
          </table:table-cell>
          <table:table-cell office:value-type="float" office:value="-3.989326" calcext:value-type="float">
            <text:p>-3.989326</text:p>
          </table:table-cell>
          <table:table-cell office:value-type="float" office:value="-2.565957" calcext:value-type="float">
            <text:p>-2.565957</text:p>
          </table:table-cell>
          <table:table-cell office:value-type="float" office:value="-2.056459" calcext:value-type="float">
            <text:p>-2.056459</text:p>
          </table:table-cell>
          <table:table-cell office:value-type="float" office:value="-1.539304" calcext:value-type="float">
            <text:p>-1.539304</text:p>
          </table:table-cell>
          <table:table-cell office:value-type="float" office:value="-1.02477" calcext:value-type="float">
            <text:p>-1.02477</text:p>
          </table:table-cell>
          <table:table-cell office:value-type="float" office:value="-0.03631477" calcext:value-type="float">
            <text:p>-0.03631477</text:p>
          </table:table-cell>
          <table:table-cell office:value-type="float" office:value="-0.02587915" calcext:value-type="float">
            <text:p>-0.02587915</text:p>
          </table:table-cell>
          <table:table-cell office:value-type="float" office:value="-0.01825722" calcext:value-type="float">
            <text:p>-0.01825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0644" calcext:value-type="float">
            <text:p>-18.10644</text:p>
          </table:table-cell>
          <table:table-cell office:value-type="float" office:value="0.00855363" calcext:value-type="float">
            <text:p>0.00855363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8203" calcext:value-type="float">
            <text:p>-2.3982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4.740824" calcext:value-type="float">
            <text:p>4.740824</text:p>
          </table:table-cell>
          <table:table-cell office:value-type="float" office:value="0" calcext:value-type="float">
            <text:p>0</text:p>
          </table:table-cell>
          <table:table-cell office:value-type="float" office:value="1066.933" calcext:value-type="float">
            <text:p>1066.933</text:p>
          </table:table-cell>
          <table:table-cell office:value-type="float" office:value="-3.318539" calcext:value-type="float">
            <text:p>-3.318539</text:p>
          </table:table-cell>
          <table:table-cell office:value-type="float" office:value="0" calcext:value-type="float">
            <text:p>0</text:p>
          </table:table-cell>
          <table:table-cell office:value-type="float" office:value="0.1381637" calcext:value-type="float">
            <text:p>0.1381637</text:p>
          </table:table-cell>
          <table:table-cell office:value-type="float" office:value="0.1619021" calcext:value-type="float">
            <text:p>0.1619021</text:p>
          </table:table-cell>
          <table:table-cell office:value-type="float" office:value="0.1674266" calcext:value-type="float">
            <text:p>0.1674266</text:p>
          </table:table-cell>
          <table:table-cell office:value-type="float" office:value="0.170186" calcext:value-type="float">
            <text:p>0.170186</text:p>
          </table:table-cell>
          <table:table-cell office:value-type="float" office:value="0.1730231" calcext:value-type="float">
            <text:p>0.1730231</text:p>
          </table:table-cell>
          <table:table-cell office:value-type="float" office:value="0.1584004" calcext:value-type="float">
            <text:p>0.1584004</text:p>
          </table:table-cell>
          <table:table-cell office:value-type="float" office:value="0.1632624" calcext:value-type="float">
            <text:p>0.1632624</text:p>
          </table:table-cell>
          <table:table-cell office:value-type="float" office:value="0.3532785" calcext:value-type="float">
            <text:p>0.3532785</text:p>
          </table:table-cell>
          <table:table-cell office:value-type="float" office:value="0.3508946" calcext:value-type="float">
            <text:p>0.3508946</text:p>
          </table:table-cell>
          <table:table-cell office:value-type="float" office:value="0.3643438" calcext:value-type="float">
            <text:p>0.3643438</text:p>
          </table:table-cell>
          <table:table-cell office:value-type="float" office:value="0.3805594" calcext:value-type="float">
            <text:p>0.3805594</text:p>
          </table:table-cell>
          <table:table-cell office:value-type="float" office:value="0.3924786" calcext:value-type="float">
            <text:p>0.3924786</text:p>
          </table:table-cell>
          <table:table-cell office:value-type="float" office:value="0.4622471" calcext:value-type="float">
            <text:p>0.4622471</text:p>
          </table:table-cell>
          <table:table-cell office:value-type="float" office:value="0" calcext:value-type="float">
            <text:p>0</text:p>
          </table:table-cell>
          <table:table-cell office:value-type="float" office:value="0.00000002082552" calcext:value-type="float">
            <text:p>2.082552E-08</text:p>
          </table:table-cell>
          <table:table-cell office:value-type="float" office:value="0.1090083" calcext:value-type="float">
            <text:p>0.1090083</text:p>
          </table:table-cell>
          <table:table-cell office:value-type="float" office:value="0.218218" calcext:value-type="float">
            <text:p>0.218218</text:p>
          </table:table-cell>
          <table:table-cell office:value-type="float" office:value="0.1983779" calcext:value-type="float">
            <text:p>0.1983779</text:p>
          </table:table-cell>
          <table:table-cell office:value-type="float" office:value="0.168527" calcext:value-type="float">
            <text:p>0.168527</text:p>
          </table:table-cell>
          <table:table-cell office:value-type="float" office:value="0.1120049" calcext:value-type="float">
            <text:p>0.1120049</text:p>
          </table:table-cell>
          <table:table-cell office:value-type="float" office:value="0.1375139" calcext:value-type="float">
            <text:p>0.1375139</text:p>
          </table:table-cell>
          <table:table-cell office:value-type="float" office:value="0.007669219" calcext:value-type="float">
            <text:p>0.0076692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6859" calcext:value-type="float">
            <text:p>-14.16859</text:p>
          </table:table-cell>
          <table:table-cell office:value-type="float" office:value="-4.068799" calcext:value-type="float">
            <text:p>-4.068799</text:p>
          </table:table-cell>
          <table:table-cell office:value-type="float" office:value="-3.16473" calcext:value-type="float">
            <text:p>-3.16473</text:p>
          </table:table-cell>
          <table:table-cell office:value-type="float" office:value="-2.813694" calcext:value-type="float">
            <text:p>-2.813694</text:p>
          </table:table-cell>
          <table:table-cell office:value-type="float" office:value="-2.482029" calcext:value-type="float">
            <text:p>-2.482029</text:p>
          </table:table-cell>
          <table:table-cell office:value-type="float" office:value="-1.88324" calcext:value-type="float">
            <text:p>-1.88324</text:p>
          </table:table-cell>
          <table:table-cell office:value-type="float" office:value="-1.104716" calcext:value-type="float">
            <text:p>-1.104716</text:p>
          </table:table-cell>
          <table:table-cell office:value-type="float" office:value="-0.03617472" calcext:value-type="float">
            <text:p>-0.03617472</text:p>
          </table:table-cell>
          <table:table-cell office:value-type="float" office:value="-0.02612367" calcext:value-type="float">
            <text:p>-0.02612367</text:p>
          </table:table-cell>
          <table:table-cell office:value-type="float" office:value="-0.01829744" calcext:value-type="float">
            <text:p>-0.0182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28962" calcext:value-type="float">
            <text:p>-8.728962</text:p>
          </table:table-cell>
          <table:table-cell office:value-type="float" office:value="0.008538045" calcext:value-type="float">
            <text:p>0.008538045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9697" calcext:value-type="float">
            <text:p>-2.3996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4.871814" calcext:value-type="float">
            <text:p>4.871814</text:p>
          </table:table-cell>
          <table:table-cell office:value-type="float" office:value="0" calcext:value-type="float">
            <text:p>0</text:p>
          </table:table-cell>
          <table:table-cell office:value-type="float" office:value="1067.422" calcext:value-type="float">
            <text:p>1067.422</text:p>
          </table:table-cell>
          <table:table-cell office:value-type="float" office:value="-3.937801" calcext:value-type="float">
            <text:p>-3.937801</text:p>
          </table:table-cell>
          <table:table-cell office:value-type="float" office:value="0" calcext:value-type="float">
            <text:p>0</text:p>
          </table:table-cell>
          <table:table-cell office:value-type="float" office:value="0.1369387" calcext:value-type="float">
            <text:p>0.1369387</text:p>
          </table:table-cell>
          <table:table-cell office:value-type="float" office:value="0.2038166" calcext:value-type="float">
            <text:p>0.2038166</text:p>
          </table:table-cell>
          <table:table-cell office:value-type="float" office:value="0.1839533" calcext:value-type="float">
            <text:p>0.1839533</text:p>
          </table:table-cell>
          <table:table-cell office:value-type="float" office:value="0.1786069" calcext:value-type="float">
            <text:p>0.1786069</text:p>
          </table:table-cell>
          <table:table-cell office:value-type="float" office:value="0.1783349" calcext:value-type="float">
            <text:p>0.1783349</text:p>
          </table:table-cell>
          <table:table-cell office:value-type="float" office:value="0.1597712" calcext:value-type="float">
            <text:p>0.1597712</text:p>
          </table:table-cell>
          <table:table-cell office:value-type="float" office:value="0.1623247" calcext:value-type="float">
            <text:p>0.1623247</text:p>
          </table:table-cell>
          <table:table-cell office:value-type="float" office:value="0.353098" calcext:value-type="float">
            <text:p>0.353098</text:p>
          </table:table-cell>
          <table:table-cell office:value-type="float" office:value="0.3507197" calcext:value-type="float">
            <text:p>0.3507197</text:p>
          </table:table-cell>
          <table:table-cell office:value-type="float" office:value="0.3642914" calcext:value-type="float">
            <text:p>0.3642914</text:p>
          </table:table-cell>
          <table:table-cell office:value-type="float" office:value="0.3805833" calcext:value-type="float">
            <text:p>0.3805833</text:p>
          </table:table-cell>
          <table:table-cell office:value-type="float" office:value="0.3930621" calcext:value-type="float">
            <text:p>0.3930621</text:p>
          </table:table-cell>
          <table:table-cell office:value-type="float" office:value="0.450698" calcext:value-type="float">
            <text:p>0.45069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71585" calcext:value-type="float">
            <text:p>2.471585E-08</text:p>
          </table:table-cell>
          <table:table-cell office:value-type="float" office:value="0.05929783" calcext:value-type="float">
            <text:p>0.05929783</text:p>
          </table:table-cell>
          <table:table-cell office:value-type="float" office:value="0.2009575" calcext:value-type="float">
            <text:p>0.2009575</text:p>
          </table:table-cell>
          <table:table-cell office:value-type="float" office:value="0.1894153" calcext:value-type="float">
            <text:p>0.1894153</text:p>
          </table:table-cell>
          <table:table-cell office:value-type="float" office:value="0.1628309" calcext:value-type="float">
            <text:p>0.1628309</text:p>
          </table:table-cell>
          <table:table-cell office:value-type="float" office:value="0.1105459" calcext:value-type="float">
            <text:p>0.1105459</text:p>
          </table:table-cell>
          <table:table-cell office:value-type="float" office:value="0.1393809" calcext:value-type="float">
            <text:p>0.1393809</text:p>
          </table:table-cell>
          <table:table-cell office:value-type="float" office:value="0.008222939" calcext:value-type="float">
            <text:p>0.00822293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7077" calcext:value-type="float">
            <text:p>-15.27077</text:p>
          </table:table-cell>
          <table:table-cell office:value-type="float" office:value="-0.6783096" calcext:value-type="float">
            <text:p>-0.6783096</text:p>
          </table:table-cell>
          <table:table-cell office:value-type="float" office:value="-1.546611" calcext:value-type="float">
            <text:p>-1.546611</text:p>
          </table:table-cell>
          <table:table-cell office:value-type="float" office:value="-1.949574" calcext:value-type="float">
            <text:p>-1.949574</text:p>
          </table:table-cell>
          <table:table-cell office:value-type="float" office:value="-1.971958" calcext:value-type="float">
            <text:p>-1.971958</text:p>
          </table:table-cell>
          <table:table-cell office:value-type="float" office:value="-1.766202" calcext:value-type="float">
            <text:p>-1.766202</text:p>
          </table:table-cell>
          <table:table-cell office:value-type="float" office:value="-1.152599" calcext:value-type="float">
            <text:p>-1.152599</text:p>
          </table:table-cell>
          <table:table-cell office:value-type="float" office:value="-0.03633584" calcext:value-type="float">
            <text:p>-0.03633584</text:p>
          </table:table-cell>
          <table:table-cell office:value-type="float" office:value="-0.02634138" calcext:value-type="float">
            <text:p>-0.02634138</text:p>
          </table:table-cell>
          <table:table-cell office:value-type="float" office:value="-0.01834246" calcext:value-type="float">
            <text:p>-0.01834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48429" calcext:value-type="float">
            <text:p>-7.748429</text:p>
          </table:table-cell>
          <table:table-cell office:value-type="float" office:value="0.008261593" calcext:value-type="float">
            <text:p>0.008261593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288246" calcext:value-type="float">
            <text:p>-2.2882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5.003823" calcext:value-type="float">
            <text:p>5.003823</text:p>
          </table:table-cell>
          <table:table-cell office:value-type="float" office:value="0" calcext:value-type="float">
            <text:p>0</text:p>
          </table:table-cell>
          <table:table-cell office:value-type="float" office:value="1068.144" calcext:value-type="float">
            <text:p>1068.144</text:p>
          </table:table-cell>
          <table:table-cell office:value-type="float" office:value="-4.792053" calcext:value-type="float">
            <text:p>-4.792053</text:p>
          </table:table-cell>
          <table:table-cell office:value-type="float" office:value="0" calcext:value-type="float">
            <text:p>0</text:p>
          </table:table-cell>
          <table:table-cell office:value-type="float" office:value="0.142207" calcext:value-type="float">
            <text:p>0.142207</text:p>
          </table:table-cell>
          <table:table-cell office:value-type="float" office:value="0.2441455" calcext:value-type="float">
            <text:p>0.2441455</text:p>
          </table:table-cell>
          <table:table-cell office:value-type="float" office:value="0.2023827" calcext:value-type="float">
            <text:p>0.2023827</text:p>
          </table:table-cell>
          <table:table-cell office:value-type="float" office:value="0.1895419" calcext:value-type="float">
            <text:p>0.1895419</text:p>
          </table:table-cell>
          <table:table-cell office:value-type="float" office:value="0.1866945" calcext:value-type="float">
            <text:p>0.1866945</text:p>
          </table:table-cell>
          <table:table-cell office:value-type="float" office:value="0.1644856" calcext:value-type="float">
            <text:p>0.1644856</text:p>
          </table:table-cell>
          <table:table-cell office:value-type="float" office:value="0.1650063" calcext:value-type="float">
            <text:p>0.1650063</text:p>
          </table:table-cell>
          <table:table-cell office:value-type="float" office:value="0.3529941" calcext:value-type="float">
            <text:p>0.3529941</text:p>
          </table:table-cell>
          <table:table-cell office:value-type="float" office:value="0.3505576" calcext:value-type="float">
            <text:p>0.3505576</text:p>
          </table:table-cell>
          <table:table-cell office:value-type="float" office:value="0.3642377" calcext:value-type="float">
            <text:p>0.3642377</text:p>
          </table:table-cell>
          <table:table-cell office:value-type="float" office:value="0.380675" calcext:value-type="float">
            <text:p>0.380675</text:p>
          </table:table-cell>
          <table:table-cell office:value-type="float" office:value="0.3936542" calcext:value-type="float">
            <text:p>0.3936542</text:p>
          </table:table-cell>
          <table:table-cell office:value-type="float" office:value="0.4563778" calcext:value-type="float">
            <text:p>0.45637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70466" calcext:value-type="float">
            <text:p>3.870466E-09</text:p>
          </table:table-cell>
          <table:table-cell office:value-type="float" office:value="0.008634661" calcext:value-type="float">
            <text:p>0.008634661</text:p>
          </table:table-cell>
          <table:table-cell office:value-type="float" office:value="0.1818481" calcext:value-type="float">
            <text:p>0.1818481</text:p>
          </table:table-cell>
          <table:table-cell office:value-type="float" office:value="0.1778827" calcext:value-type="float">
            <text:p>0.1778827</text:p>
          </table:table-cell>
          <table:table-cell office:value-type="float" office:value="0.1539454" calcext:value-type="float">
            <text:p>0.1539454</text:p>
          </table:table-cell>
          <table:table-cell office:value-type="float" office:value="0.1055086" calcext:value-type="float">
            <text:p>0.1055086</text:p>
          </table:table-cell>
          <table:table-cell office:value-type="float" office:value="0.1374265" calcext:value-type="float">
            <text:p>0.1374265</text:p>
          </table:table-cell>
          <table:table-cell office:value-type="float" office:value="0.008665547" calcext:value-type="float">
            <text:p>0.008665547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1641" calcext:value-type="float">
            <text:p>-11.51641</text:p>
          </table:table-cell>
          <table:table-cell office:value-type="float" office:value="-0.1715447" calcext:value-type="float">
            <text:p>-0.1715447</text:p>
          </table:table-cell>
          <table:table-cell office:value-type="float" office:value="-0.7401447" calcext:value-type="float">
            <text:p>-0.7401447</text:p>
          </table:table-cell>
          <table:table-cell office:value-type="float" office:value="-1.232398" calcext:value-type="float">
            <text:p>-1.232398</text:p>
          </table:table-cell>
          <table:table-cell office:value-type="float" office:value="-1.384688" calcext:value-type="float">
            <text:p>-1.384688</text:p>
          </table:table-cell>
          <table:table-cell office:value-type="float" office:value="-1.41399" calcext:value-type="float">
            <text:p>-1.41399</text:p>
          </table:table-cell>
          <table:table-cell office:value-type="float" office:value="-1.026862" calcext:value-type="float">
            <text:p>-1.026862</text:p>
          </table:table-cell>
          <table:table-cell office:value-type="float" office:value="-0.03643277" calcext:value-type="float">
            <text:p>-0.03643277</text:p>
          </table:table-cell>
          <table:table-cell office:value-type="float" office:value="-0.0265448" calcext:value-type="float">
            <text:p>-0.0265448</text:p>
          </table:table-cell>
          <table:table-cell office:value-type="float" office:value="-0.01838877" calcext:value-type="float">
            <text:p>-0.01838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73376" calcext:value-type="float">
            <text:p>-6.773376</text:p>
          </table:table-cell>
          <table:table-cell office:value-type="float" office:value="0.007901534" calcext:value-type="float">
            <text:p>0.00790153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24838" calcext:value-type="float">
            <text:p>-2.3248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5.056674" calcext:value-type="float">
            <text:p>5.056674</text:p>
          </table:table-cell>
          <table:table-cell office:value-type="float" office:value="0" calcext:value-type="float">
            <text:p>0</text:p>
          </table:table-cell>
          <table:table-cell office:value-type="float" office:value="1068.899" calcext:value-type="float">
            <text:p>1068.899</text:p>
          </table:table-cell>
          <table:table-cell office:value-type="float" office:value="-5.60006" calcext:value-type="float">
            <text:p>-5.60006</text:p>
          </table:table-cell>
          <table:table-cell office:value-type="float" office:value="0" calcext:value-type="float">
            <text:p>0</text:p>
          </table:table-cell>
          <table:table-cell office:value-type="float" office:value="0.1568858" calcext:value-type="float">
            <text:p>0.1568858</text:p>
          </table:table-cell>
          <table:table-cell office:value-type="float" office:value="0.1993149" calcext:value-type="float">
            <text:p>0.1993149</text:p>
          </table:table-cell>
          <table:table-cell office:value-type="float" office:value="0.1999428" calcext:value-type="float">
            <text:p>0.1999428</text:p>
          </table:table-cell>
          <table:table-cell office:value-type="float" office:value="0.1947495" calcext:value-type="float">
            <text:p>0.1947495</text:p>
          </table:table-cell>
          <table:table-cell office:value-type="float" office:value="0.1924813" calcext:value-type="float">
            <text:p>0.1924813</text:p>
          </table:table-cell>
          <table:table-cell office:value-type="float" office:value="0.1691553" calcext:value-type="float">
            <text:p>0.1691553</text:p>
          </table:table-cell>
          <table:table-cell office:value-type="float" office:value="0.1690691" calcext:value-type="float">
            <text:p>0.1690691</text:p>
          </table:table-cell>
          <table:table-cell office:value-type="float" office:value="0.3532787" calcext:value-type="float">
            <text:p>0.3532787</text:p>
          </table:table-cell>
          <table:table-cell office:value-type="float" office:value="0.3503945" calcext:value-type="float">
            <text:p>0.3503945</text:p>
          </table:table-cell>
          <table:table-cell office:value-type="float" office:value="0.3641793" calcext:value-type="float">
            <text:p>0.3641793</text:p>
          </table:table-cell>
          <table:table-cell office:value-type="float" office:value="0.380818" calcext:value-type="float">
            <text:p>0.380818</text:p>
          </table:table-cell>
          <table:table-cell office:value-type="float" office:value="0.3939022" calcext:value-type="float">
            <text:p>0.3939022</text:p>
          </table:table-cell>
          <table:table-cell office:value-type="float" office:value="0.4609449" calcext:value-type="float">
            <text:p>0.4609449</text:p>
          </table:table-cell>
          <table:table-cell office:value-type="float" office:value="0" calcext:value-type="float">
            <text:p>0</text:p>
          </table:table-cell>
          <table:table-cell office:value-type="float" office:value="0.008879691" calcext:value-type="float">
            <text:p>0.008879691</text:p>
          </table:table-cell>
          <table:table-cell office:value-type="float" office:value="0.04690532" calcext:value-type="float">
            <text:p>0.04690532</text:p>
          </table:table-cell>
          <table:table-cell office:value-type="float" office:value="0.1853745" calcext:value-type="float">
            <text:p>0.1853745</text:p>
          </table:table-cell>
          <table:table-cell office:value-type="float" office:value="0.172563" calcext:value-type="float">
            <text:p>0.172563</text:p>
          </table:table-cell>
          <table:table-cell office:value-type="float" office:value="0.1479227" calcext:value-type="float">
            <text:p>0.1479227</text:p>
          </table:table-cell>
          <table:table-cell office:value-type="float" office:value="0.1005404" calcext:value-type="float">
            <text:p>0.1005404</text:p>
          </table:table-cell>
          <table:table-cell office:value-type="float" office:value="0.1340221" calcext:value-type="float">
            <text:p>0.1340221</text:p>
          </table:table-cell>
          <table:table-cell office:value-type="float" office:value="0.008653035" calcext:value-type="float">
            <text:p>0.008653035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23966" calcext:value-type="float">
            <text:p>-5.223966</text:p>
          </table:table-cell>
          <table:table-cell office:value-type="float" office:value="-0.8008803" calcext:value-type="float">
            <text:p>-0.8008803</text:p>
          </table:table-cell>
          <table:table-cell office:value-type="float" office:value="-0.8074343" calcext:value-type="float">
            <text:p>-0.8074343</text:p>
          </table:table-cell>
          <table:table-cell office:value-type="float" office:value="-0.9967692" calcext:value-type="float">
            <text:p>-0.9967692</text:p>
          </table:table-cell>
          <table:table-cell office:value-type="float" office:value="-1.092374" calcext:value-type="float">
            <text:p>-1.092374</text:p>
          </table:table-cell>
          <table:table-cell office:value-type="float" office:value="-1.140445" calcext:value-type="float">
            <text:p>-1.140445</text:p>
          </table:table-cell>
          <table:table-cell office:value-type="float" office:value="-0.8636045" calcext:value-type="float">
            <text:p>-0.8636045</text:p>
          </table:table-cell>
          <table:table-cell office:value-type="float" office:value="-0.03617956" calcext:value-type="float">
            <text:p>-0.03617956</text:p>
          </table:table-cell>
          <table:table-cell office:value-type="float" office:value="-0.02675102" calcext:value-type="float">
            <text:p>-0.02675102</text:p>
          </table:table-cell>
          <table:table-cell office:value-type="float" office:value="-0.01843921" calcext:value-type="float">
            <text:p>-0.01843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08874" calcext:value-type="float">
            <text:p>-6.108874</text:p>
          </table:table-cell>
          <table:table-cell office:value-type="float" office:value="0.007944567" calcext:value-type="float">
            <text:p>0.00794456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53617" calcext:value-type="float">
            <text:p>-2.3536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5.10619" calcext:value-type="float">
            <text:p>5.10619</text:p>
          </table:table-cell>
          <table:table-cell office:value-type="float" office:value="0" calcext:value-type="float">
            <text:p>0</text:p>
          </table:table-cell>
          <table:table-cell office:value-type="float" office:value="1069.058" calcext:value-type="float">
            <text:p>1069.058</text:p>
          </table:table-cell>
          <table:table-cell office:value-type="float" office:value="-5.808958" calcext:value-type="float">
            <text:p>-5.808958</text:p>
          </table:table-cell>
          <table:table-cell office:value-type="float" office:value="0" calcext:value-type="float">
            <text:p>0</text:p>
          </table:table-cell>
          <table:table-cell office:value-type="float" office:value="0.1573906" calcext:value-type="float">
            <text:p>0.1573906</text:p>
          </table:table-cell>
          <table:table-cell office:value-type="float" office:value="0.1734545" calcext:value-type="float">
            <text:p>0.1734545</text:p>
          </table:table-cell>
          <table:table-cell office:value-type="float" office:value="0.1843043" calcext:value-type="float">
            <text:p>0.1843043</text:p>
          </table:table-cell>
          <table:table-cell office:value-type="float" office:value="0.19015" calcext:value-type="float">
            <text:p>0.19015</text:p>
          </table:table-cell>
          <table:table-cell office:value-type="float" office:value="0.1922652" calcext:value-type="float">
            <text:p>0.1922652</text:p>
          </table:table-cell>
          <table:table-cell office:value-type="float" office:value="0.1719525" calcext:value-type="float">
            <text:p>0.1719525</text:p>
          </table:table-cell>
          <table:table-cell office:value-type="float" office:value="0.1727318" calcext:value-type="float">
            <text:p>0.1727318</text:p>
          </table:table-cell>
          <table:table-cell office:value-type="float" office:value="0.3538767" calcext:value-type="float">
            <text:p>0.3538767</text:p>
          </table:table-cell>
          <table:table-cell office:value-type="float" office:value="0.3502685" calcext:value-type="float">
            <text:p>0.3502685</text:p>
          </table:table-cell>
          <table:table-cell office:value-type="float" office:value="0.3641229" calcext:value-type="float">
            <text:p>0.3641229</text:p>
          </table:table-cell>
          <table:table-cell office:value-type="float" office:value="0.3809522" calcext:value-type="float">
            <text:p>0.3809522</text:p>
          </table:table-cell>
          <table:table-cell office:value-type="float" office:value="0.39396" calcext:value-type="float">
            <text:p>0.39396</text:p>
          </table:table-cell>
          <table:table-cell office:value-type="float" office:value="0.4623683" calcext:value-type="float">
            <text:p>0.4623683</text:p>
          </table:table-cell>
          <table:table-cell office:value-type="float" office:value="0" calcext:value-type="float">
            <text:p>0</text:p>
          </table:table-cell>
          <table:table-cell office:value-type="float" office:value="0.01268508" calcext:value-type="float">
            <text:p>0.01268508</text:p>
          </table:table-cell>
          <table:table-cell office:value-type="float" office:value="0.07236443" calcext:value-type="float">
            <text:p>0.07236443</text:p>
          </table:table-cell>
          <table:table-cell office:value-type="float" office:value="0.2019188" calcext:value-type="float">
            <text:p>0.2019188</text:p>
          </table:table-cell>
          <table:table-cell office:value-type="float" office:value="0.1774486" calcext:value-type="float">
            <text:p>0.1774486</text:p>
          </table:table-cell>
          <table:table-cell office:value-type="float" office:value="0.1481821" calcext:value-type="float">
            <text:p>0.1481821</text:p>
          </table:table-cell>
          <table:table-cell office:value-type="float" office:value="0.09758455" calcext:value-type="float">
            <text:p>0.09758455</text:p>
          </table:table-cell>
          <table:table-cell office:value-type="float" office:value="0.1310887" calcext:value-type="float">
            <text:p>0.1310887</text:p>
          </table:table-cell>
          <table:table-cell office:value-type="float" office:value="0.008234818" calcext:value-type="float">
            <text:p>0.008234818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92736" calcext:value-type="float">
            <text:p>-5.092736</text:p>
          </table:table-cell>
          <table:table-cell office:value-type="float" office:value="-2.395534" calcext:value-type="float">
            <text:p>-2.395534</text:p>
          </table:table-cell>
          <table:table-cell office:value-type="float" office:value="-1.510221" calcext:value-type="float">
            <text:p>-1.510221</text:p>
          </table:table-cell>
          <table:table-cell office:value-type="float" office:value="-1.194153" calcext:value-type="float">
            <text:p>-1.194153</text:p>
          </table:table-cell>
          <table:table-cell office:value-type="float" office:value="-1.099101" calcext:value-type="float">
            <text:p>-1.099101</text:p>
          </table:table-cell>
          <table:table-cell office:value-type="float" office:value="-1.004704" calcext:value-type="float">
            <text:p>-1.004704</text:p>
          </table:table-cell>
          <table:table-cell office:value-type="float" office:value="-0.7410117" calcext:value-type="float">
            <text:p>-0.7410117</text:p>
          </table:table-cell>
          <table:table-cell office:value-type="float" office:value="-0.03564909" calcext:value-type="float">
            <text:p>-0.03564909</text:p>
          </table:table-cell>
          <table:table-cell office:value-type="float" office:value="-0.02691222" calcext:value-type="float">
            <text:p>-0.02691222</text:p>
          </table:table-cell>
          <table:table-cell office:value-type="float" office:value="-0.0184882" calcext:value-type="float">
            <text:p>-0.0184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29266" calcext:value-type="float">
            <text:p>-4.929266</text:p>
          </table:table-cell>
          <table:table-cell office:value-type="float" office:value="0.008063707" calcext:value-type="float">
            <text:p>0.00806370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5836" calcext:value-type="float">
            <text:p>-2.3658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5.321073" calcext:value-type="float">
            <text:p>5.321073</text:p>
          </table:table-cell>
          <table:table-cell office:value-type="float" office:value="0" calcext:value-type="float">
            <text:p>0</text:p>
          </table:table-cell>
          <table:table-cell office:value-type="float" office:value="1068.844" calcext:value-type="float">
            <text:p>1068.844</text:p>
          </table:table-cell>
          <table:table-cell office:value-type="float" office:value="-5.808958" calcext:value-type="float">
            <text:p>-5.808958</text:p>
          </table:table-cell>
          <table:table-cell office:value-type="float" office:value="0" calcext:value-type="float">
            <text:p>0</text:p>
          </table:table-cell>
          <table:table-cell office:value-type="float" office:value="0.1568135" calcext:value-type="float">
            <text:p>0.1568135</text:p>
          </table:table-cell>
          <table:table-cell office:value-type="float" office:value="0.1774264" calcext:value-type="float">
            <text:p>0.1774264</text:p>
          </table:table-cell>
          <table:table-cell office:value-type="float" office:value="0.1841297" calcext:value-type="float">
            <text:p>0.1841297</text:p>
          </table:table-cell>
          <table:table-cell office:value-type="float" office:value="0.1870341" calcext:value-type="float">
            <text:p>0.1870341</text:p>
          </table:table-cell>
          <table:table-cell office:value-type="float" office:value="0.1898912" calcext:value-type="float">
            <text:p>0.1898912</text:p>
          </table:table-cell>
          <table:table-cell office:value-type="float" office:value="0.1724777" calcext:value-type="float">
            <text:p>0.1724777</text:p>
          </table:table-cell>
          <table:table-cell office:value-type="float" office:value="0.1750756" calcext:value-type="float">
            <text:p>0.1750756</text:p>
          </table:table-cell>
          <table:table-cell office:value-type="float" office:value="0.3546061" calcext:value-type="float">
            <text:p>0.3546061</text:p>
          </table:table-cell>
          <table:table-cell office:value-type="float" office:value="0.350191" calcext:value-type="float">
            <text:p>0.350191</text:p>
          </table:table-cell>
          <table:table-cell office:value-type="float" office:value="0.3640709" calcext:value-type="float">
            <text:p>0.3640709</text:p>
          </table:table-cell>
          <table:table-cell office:value-type="float" office:value="0.3810623" calcext:value-type="float">
            <text:p>0.3810623</text:p>
          </table:table-cell>
          <table:table-cell office:value-type="float" office:value="0.3939807" calcext:value-type="float">
            <text:p>0.3939807</text:p>
          </table:table-cell>
          <table:table-cell office:value-type="float" office:value="0.4623673" calcext:value-type="float">
            <text:p>0.4623673</text:p>
          </table:table-cell>
          <table:table-cell office:value-type="float" office:value="0" calcext:value-type="float">
            <text:p>0</text:p>
          </table:table-cell>
          <table:table-cell office:value-type="float" office:value="0.00739836" calcext:value-type="float">
            <text:p>0.00739836</text:p>
          </table:table-cell>
          <table:table-cell office:value-type="float" office:value="0.06478316" calcext:value-type="float">
            <text:p>0.06478316</text:p>
          </table:table-cell>
          <table:table-cell office:value-type="float" office:value="0.2022752" calcext:value-type="float">
            <text:p>0.2022752</text:p>
          </table:table-cell>
          <table:table-cell office:value-type="float" office:value="0.1807947" calcext:value-type="float">
            <text:p>0.1807947</text:p>
          </table:table-cell>
          <table:table-cell office:value-type="float" office:value="0.1506437" calcext:value-type="float">
            <text:p>0.1506437</text:p>
          </table:table-cell>
          <table:table-cell office:value-type="float" office:value="0.0970397" calcext:value-type="float">
            <text:p>0.0970397</text:p>
          </table:table-cell>
          <table:table-cell office:value-type="float" office:value="0.1296308" calcext:value-type="float">
            <text:p>0.1296308</text:p>
          </table:table-cell>
          <table:table-cell office:value-type="float" office:value="0.007588849" calcext:value-type="float">
            <text:p>0.00758884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60286" calcext:value-type="float">
            <text:p>-5.260286</text:p>
          </table:table-cell>
          <table:table-cell office:value-type="float" office:value="-1.993521" calcext:value-type="float">
            <text:p>-1.993521</text:p>
          </table:table-cell>
          <table:table-cell office:value-type="float" office:value="-1.524075" calcext:value-type="float">
            <text:p>-1.524075</text:p>
          </table:table-cell>
          <table:table-cell office:value-type="float" office:value="-1.359769" calcext:value-type="float">
            <text:p>-1.359769</text:p>
          </table:table-cell>
          <table:table-cell office:value-type="float" office:value="-1.210928" calcext:value-type="float">
            <text:p>-1.210928</text:p>
          </table:table-cell>
          <table:table-cell office:value-type="float" office:value="-0.9810053" calcext:value-type="float">
            <text:p>-0.9810053</text:p>
          </table:table-cell>
          <table:table-cell office:value-type="float" office:value="-0.6727446" calcext:value-type="float">
            <text:p>-0.6727446</text:p>
          </table:table-cell>
          <table:table-cell office:value-type="float" office:value="-0.03501212" calcext:value-type="float">
            <text:p>-0.03501212</text:p>
          </table:table-cell>
          <table:table-cell office:value-type="float" office:value="-0.02701201" calcext:value-type="float">
            <text:p>-0.02701201</text:p>
          </table:table-cell>
          <table:table-cell office:value-type="float" office:value="-0.01853354" calcext:value-type="float">
            <text:p>-0.0185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66384" calcext:value-type="float">
            <text:p>-5.766384</text:p>
          </table:table-cell>
          <table:table-cell office:value-type="float" office:value="0.00802314" calcext:value-type="float">
            <text:p>0.0080231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7652" calcext:value-type="float">
            <text:p>-2.3676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5.406403" calcext:value-type="float">
            <text:p>5.406403</text:p>
          </table:table-cell>
          <table:table-cell office:value-type="float" office:value="0" calcext:value-type="float">
            <text:p>0</text:p>
          </table:table-cell>
          <table:table-cell office:value-type="float" office:value="1068.759" calcext:value-type="float">
            <text:p>1068.759</text:p>
          </table:table-cell>
          <table:table-cell office:value-type="float" office:value="-5.808958" calcext:value-type="float">
            <text:p>-5.808958</text:p>
          </table:table-cell>
          <table:table-cell office:value-type="float" office:value="0" calcext:value-type="float">
            <text:p>0</text:p>
          </table:table-cell>
          <table:table-cell office:value-type="float" office:value="0.1640069" calcext:value-type="float">
            <text:p>0.1640069</text:p>
          </table:table-cell>
          <table:table-cell office:value-type="float" office:value="0.1829849" calcext:value-type="float">
            <text:p>0.1829849</text:p>
          </table:table-cell>
          <table:table-cell office:value-type="float" office:value="0.1859495" calcext:value-type="float">
            <text:p>0.1859495</text:p>
          </table:table-cell>
          <table:table-cell office:value-type="float" office:value="0.1873535" calcext:value-type="float">
            <text:p>0.1873535</text:p>
          </table:table-cell>
          <table:table-cell office:value-type="float" office:value="0.1898958" calcext:value-type="float">
            <text:p>0.1898958</text:p>
          </table:table-cell>
          <table:table-cell office:value-type="float" office:value="0.1727199" calcext:value-type="float">
            <text:p>0.1727199</text:p>
          </table:table-cell>
          <table:table-cell office:value-type="float" office:value="0.1763271" calcext:value-type="float">
            <text:p>0.1763271</text:p>
          </table:table-cell>
          <table:table-cell office:value-type="float" office:value="0.3553724" calcext:value-type="float">
            <text:p>0.3553724</text:p>
          </table:table-cell>
          <table:table-cell office:value-type="float" office:value="0.3501592" calcext:value-type="float">
            <text:p>0.3501592</text:p>
          </table:table-cell>
          <table:table-cell office:value-type="float" office:value="0.3640243" calcext:value-type="float">
            <text:p>0.3640243</text:p>
          </table:table-cell>
          <table:table-cell office:value-type="float" office:value="0.3811515" calcext:value-type="float">
            <text:p>0.3811515</text:p>
          </table:table-cell>
          <table:table-cell office:value-type="float" office:value="0.3939913" calcext:value-type="float">
            <text:p>0.3939913</text:p>
          </table:table-cell>
          <table:table-cell office:value-type="float" office:value="0.4623695" calcext:value-type="float">
            <text:p>0.4623695</text:p>
          </table:table-cell>
          <table:table-cell office:value-type="float" office:value="0" calcext:value-type="float">
            <text:p>0</text:p>
          </table:table-cell>
          <table:table-cell office:value-type="float" office:value="0.003802852" calcext:value-type="float">
            <text:p>0.003802852</text:p>
          </table:table-cell>
          <table:table-cell office:value-type="float" office:value="0.05529771" calcext:value-type="float">
            <text:p>0.05529771</text:p>
          </table:table-cell>
          <table:table-cell office:value-type="float" office:value="0.2004488" calcext:value-type="float">
            <text:p>0.2004488</text:p>
          </table:table-cell>
          <table:table-cell office:value-type="float" office:value="0.1805016" calcext:value-type="float">
            <text:p>0.1805016</text:p>
          </table:table-cell>
          <table:table-cell office:value-type="float" office:value="0.1506086" calcext:value-type="float">
            <text:p>0.1506086</text:p>
          </table:table-cell>
          <table:table-cell office:value-type="float" office:value="0.09679109" calcext:value-type="float">
            <text:p>0.09679109</text:p>
          </table:table-cell>
          <table:table-cell office:value-type="float" office:value="0.129255" calcext:value-type="float">
            <text:p>0.129255</text:p>
          </table:table-cell>
          <table:table-cell office:value-type="float" office:value="0.00686196" calcext:value-type="float">
            <text:p>0.0068619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13917" calcext:value-type="float">
            <text:p>-3.713917</text:p>
          </table:table-cell>
          <table:table-cell office:value-type="float" office:value="-1.580007" calcext:value-type="float">
            <text:p>-1.580007</text:p>
          </table:table-cell>
          <table:table-cell office:value-type="float" office:value="-1.417485" calcext:value-type="float">
            <text:p>-1.417485</text:p>
          </table:table-cell>
          <table:table-cell office:value-type="float" office:value="-1.343717" calcext:value-type="float">
            <text:p>-1.343717</text:p>
          </table:table-cell>
          <table:table-cell office:value-type="float" office:value="-1.21158" calcext:value-type="float">
            <text:p>-1.21158</text:p>
          </table:table-cell>
          <table:table-cell office:value-type="float" office:value="-0.9706071" calcext:value-type="float">
            <text:p>-0.9706071</text:p>
          </table:table-cell>
          <table:table-cell office:value-type="float" office:value="-0.6393173" calcext:value-type="float">
            <text:p>-0.6393173</text:p>
          </table:table-cell>
          <table:table-cell office:value-type="float" office:value="-0.03435538" calcext:value-type="float">
            <text:p>-0.03435538</text:p>
          </table:table-cell>
          <table:table-cell office:value-type="float" office:value="-0.02705332" calcext:value-type="float">
            <text:p>-0.02705332</text:p>
          </table:table-cell>
          <table:table-cell office:value-type="float" office:value="-0.01857419" calcext:value-type="float">
            <text:p>-0.01857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02764" calcext:value-type="float">
            <text:p>-3.702764</text:p>
          </table:table-cell>
          <table:table-cell office:value-type="float" office:value="0.007955767" calcext:value-type="float">
            <text:p>0.00795576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9105" calcext:value-type="float">
            <text:p>-2.3691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5" calcext:value-type="float">
            <text:p>5</text:p>
          </table:table-cell>
          <table:table-cell office:value-type="float" office:value="5.367107" calcext:value-type="float">
            <text:p>5.367107</text:p>
          </table:table-cell>
          <table:table-cell office:value-type="float" office:value="0" calcext:value-type="float">
            <text:p>0</text:p>
          </table:table-cell>
          <table:table-cell office:value-type="float" office:value="1070.398" calcext:value-type="float">
            <text:p>1070.398</text:p>
          </table:table-cell>
          <table:table-cell office:value-type="float" office:value="-5.808958" calcext:value-type="float">
            <text:p>-5.808958</text:p>
          </table:table-cell>
          <table:table-cell office:value-type="float" office:value="11.03025" calcext:value-type="float">
            <text:p>11.03025</text:p>
          </table:table-cell>
          <table:table-cell office:value-type="float" office:value="0.1637565" calcext:value-type="float">
            <text:p>0.1637565</text:p>
          </table:table-cell>
          <table:table-cell office:value-type="float" office:value="0.1777506" calcext:value-type="float">
            <text:p>0.1777506</text:p>
          </table:table-cell>
          <table:table-cell office:value-type="float" office:value="0.1834748" calcext:value-type="float">
            <text:p>0.1834748</text:p>
          </table:table-cell>
          <table:table-cell office:value-type="float" office:value="0.1870044" calcext:value-type="float">
            <text:p>0.1870044</text:p>
          </table:table-cell>
          <table:table-cell office:value-type="float" office:value="0.1901951" calcext:value-type="float">
            <text:p>0.1901951</text:p>
          </table:table-cell>
          <table:table-cell office:value-type="float" office:value="0.1732619" calcext:value-type="float">
            <text:p>0.1732619</text:p>
          </table:table-cell>
          <table:table-cell office:value-type="float" office:value="0.1774062" calcext:value-type="float">
            <text:p>0.1774062</text:p>
          </table:table-cell>
          <table:table-cell office:value-type="float" office:value="0.3560712" calcext:value-type="float">
            <text:p>0.3560712</text:p>
          </table:table-cell>
          <table:table-cell office:value-type="float" office:value="0.3501448" calcext:value-type="float">
            <text:p>0.3501448</text:p>
          </table:table-cell>
          <table:table-cell office:value-type="float" office:value="0.3639838" calcext:value-type="float">
            <text:p>0.3639838</text:p>
          </table:table-cell>
          <table:table-cell office:value-type="float" office:value="0.3812229" calcext:value-type="float">
            <text:p>0.3812229</text:p>
          </table:table-cell>
          <table:table-cell office:value-type="float" office:value="0.3939921" calcext:value-type="float">
            <text:p>0.3939921</text:p>
          </table:table-cell>
          <table:table-cell office:value-type="float" office:value="0.4623711" calcext:value-type="float">
            <text:p>0.4623711</text:p>
          </table:table-cell>
          <table:table-cell office:value-type="float" office:value="0" calcext:value-type="float">
            <text:p>0</text:p>
          </table:table-cell>
          <table:table-cell office:value-type="float" office:value="0.01340706" calcext:value-type="float">
            <text:p>0.01340706</text:p>
          </table:table-cell>
          <table:table-cell office:value-type="float" office:value="0.059097" calcext:value-type="float">
            <text:p>0.059097</text:p>
          </table:table-cell>
          <table:table-cell office:value-type="float" office:value="0.2031122" calcext:value-type="float">
            <text:p>0.2031122</text:p>
          </table:table-cell>
          <table:table-cell office:value-type="float" office:value="0.1809154" calcext:value-type="float">
            <text:p>0.1809154</text:p>
          </table:table-cell>
          <table:table-cell office:value-type="float" office:value="0.1502431" calcext:value-type="float">
            <text:p>0.1502431</text:p>
          </table:table-cell>
          <table:table-cell office:value-type="float" office:value="0.09623463" calcext:value-type="float">
            <text:p>0.09623463</text:p>
          </table:table-cell>
          <table:table-cell office:value-type="float" office:value="0.1293202" calcext:value-type="float">
            <text:p>0.1293202</text:p>
          </table:table-cell>
          <table:table-cell office:value-type="float" office:value="0.006102405" calcext:value-type="float">
            <text:p>0.006102405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66987" calcext:value-type="float">
            <text:p>-3.766987</text:p>
          </table:table-cell>
          <table:table-cell office:value-type="float" office:value="-1.991097" calcext:value-type="float">
            <text:p>-1.991097</text:p>
          </table:table-cell>
          <table:table-cell office:value-type="float" office:value="-1.571046" calcext:value-type="float">
            <text:p>-1.571046</text:p>
          </table:table-cell>
          <table:table-cell office:value-type="float" office:value="-1.361557" calcext:value-type="float">
            <text:p>-1.361557</text:p>
          </table:table-cell>
          <table:table-cell office:value-type="float" office:value="-1.196051" calcext:value-type="float">
            <text:p>-1.196051</text:p>
          </table:table-cell>
          <table:table-cell office:value-type="float" office:value="-0.9475192" calcext:value-type="float">
            <text:p>-0.9475192</text:p>
          </table:table-cell>
          <table:table-cell office:value-type="float" office:value="-0.6120595" calcext:value-type="float">
            <text:p>-0.6120595</text:p>
          </table:table-cell>
          <table:table-cell office:value-type="float" office:value="-0.03376848" calcext:value-type="float">
            <text:p>-0.03376848</text:p>
          </table:table-cell>
          <table:table-cell office:value-type="float" office:value="-0.02707215" calcext:value-type="float">
            <text:p>-0.02707215</text:p>
          </table:table-cell>
          <table:table-cell office:value-type="float" office:value="-0.01860957" calcext:value-type="float">
            <text:p>-0.0186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256" calcext:value-type="float">
            <text:p>-3.8256</text:p>
          </table:table-cell>
          <table:table-cell office:value-type="float" office:value="0.007962119" calcext:value-type="float">
            <text:p>0.007962119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71084" calcext:value-type="float">
            <text:p>-2.3710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5" calcext:value-type="float">
            <text:p>5</text:p>
          </table:table-cell>
          <table:table-cell office:value-type="float" office:value="5.322766" calcext:value-type="float">
            <text:p>5.322766</text:p>
          </table:table-cell>
          <table:table-cell office:value-type="float" office:value="0" calcext:value-type="float">
            <text:p>0</text:p>
          </table:table-cell>
          <table:table-cell office:value-type="float" office:value="1070.439" calcext:value-type="float">
            <text:p>1070.439</text:p>
          </table:table-cell>
          <table:table-cell office:value-type="float" office:value="-5.805723" calcext:value-type="float">
            <text:p>-5.805723</text:p>
          </table:table-cell>
          <table:table-cell office:value-type="float" office:value="7.450629" calcext:value-type="float">
            <text:p>7.450629</text:p>
          </table:table-cell>
          <table:table-cell office:value-type="float" office:value="0.1745601" calcext:value-type="float">
            <text:p>0.1745601</text:p>
          </table:table-cell>
          <table:table-cell office:value-type="float" office:value="0.1877248" calcext:value-type="float">
            <text:p>0.1877248</text:p>
          </table:table-cell>
          <table:table-cell office:value-type="float" office:value="0.1873264" calcext:value-type="float">
            <text:p>0.1873264</text:p>
          </table:table-cell>
          <table:table-cell office:value-type="float" office:value="0.1881248" calcext:value-type="float">
            <text:p>0.1881248</text:p>
          </table:table-cell>
          <table:table-cell office:value-type="float" office:value="0.1906818" calcext:value-type="float">
            <text:p>0.1906818</text:p>
          </table:table-cell>
          <table:table-cell office:value-type="float" office:value="0.1736217" calcext:value-type="float">
            <text:p>0.1736217</text:p>
          </table:table-cell>
          <table:table-cell office:value-type="float" office:value="0.1781371" calcext:value-type="float">
            <text:p>0.1781371</text:p>
          </table:table-cell>
          <table:table-cell office:value-type="float" office:value="0.3567459" calcext:value-type="float">
            <text:p>0.3567459</text:p>
          </table:table-cell>
          <table:table-cell office:value-type="float" office:value="0.350166" calcext:value-type="float">
            <text:p>0.350166</text:p>
          </table:table-cell>
          <table:table-cell office:value-type="float" office:value="0.3639499" calcext:value-type="float">
            <text:p>0.3639499</text:p>
          </table:table-cell>
          <table:table-cell office:value-type="float" office:value="0.3812793" calcext:value-type="float">
            <text:p>0.3812793</text:p>
          </table:table-cell>
          <table:table-cell office:value-type="float" office:value="0.3939848" calcext:value-type="float">
            <text:p>0.3939848</text:p>
          </table:table-cell>
          <table:table-cell office:value-type="float" office:value="0.4623701" calcext:value-type="float">
            <text:p>0.4623701</text:p>
          </table:table-cell>
          <table:table-cell office:value-type="float" office:value="0" calcext:value-type="float">
            <text:p>0</text:p>
          </table:table-cell>
          <table:table-cell office:value-type="float" office:value="0.04435574" calcext:value-type="float">
            <text:p>0.04435574</text:p>
          </table:table-cell>
          <table:table-cell office:value-type="float" office:value="0.04783232" calcext:value-type="float">
            <text:p>0.04783232</text:p>
          </table:table-cell>
          <table:table-cell office:value-type="float" office:value="0.1990924" calcext:value-type="float">
            <text:p>0.1990924</text:p>
          </table:table-cell>
          <table:table-cell office:value-type="float" office:value="0.179757" calcext:value-type="float">
            <text:p>0.179757</text:p>
          </table:table-cell>
          <table:table-cell office:value-type="float" office:value="0.1497045" calcext:value-type="float">
            <text:p>0.1497045</text:p>
          </table:table-cell>
          <table:table-cell office:value-type="float" office:value="0.09587232" calcext:value-type="float">
            <text:p>0.09587232</text:p>
          </table:table-cell>
          <table:table-cell office:value-type="float" office:value="0.1296987" calcext:value-type="float">
            <text:p>0.1296987</text:p>
          </table:table-cell>
          <table:table-cell office:value-type="float" office:value="0.00532808" calcext:value-type="float">
            <text:p>0.00532808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36655" calcext:value-type="float">
            <text:p>-2.236655</text:p>
          </table:table-cell>
          <table:table-cell office:value-type="float" office:value="-1.303836" calcext:value-type="float">
            <text:p>-1.303836</text:p>
          </table:table-cell>
          <table:table-cell office:value-type="float" office:value="-1.342693" calcext:value-type="float">
            <text:p>-1.342693</text:p>
          </table:table-cell>
          <table:table-cell office:value-type="float" office:value="-1.30274" calcext:value-type="float">
            <text:p>-1.30274</text:p>
          </table:table-cell>
          <table:table-cell office:value-type="float" office:value="-1.173933" calcext:value-type="float">
            <text:p>-1.173933</text:p>
          </table:table-cell>
          <table:table-cell office:value-type="float" office:value="-0.9327025" calcext:value-type="float">
            <text:p>-0.9327025</text:p>
          </table:table-cell>
          <table:table-cell office:value-type="float" office:value="-0.5943336" calcext:value-type="float">
            <text:p>-0.5943336</text:p>
          </table:table-cell>
          <table:table-cell office:value-type="float" office:value="-0.03321236" calcext:value-type="float">
            <text:p>-0.03321236</text:p>
          </table:table-cell>
          <table:table-cell office:value-type="float" office:value="-0.02704528" calcext:value-type="float">
            <text:p>-0.02704528</text:p>
          </table:table-cell>
          <table:table-cell office:value-type="float" office:value="-0.01863947" calcext:value-type="float">
            <text:p>-0.01863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59351" calcext:value-type="float">
            <text:p>-1.159351</text:p>
          </table:table-cell>
          <table:table-cell office:value-type="float" office:value="0.007900352" calcext:value-type="float">
            <text:p>0.00790035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72352" calcext:value-type="float">
            <text:p>-2.3723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5" calcext:value-type="float">
            <text:p>5</text:p>
          </table:table-cell>
          <table:table-cell office:value-type="float" office:value="5.299822" calcext:value-type="float">
            <text:p>5.299822</text:p>
          </table:table-cell>
          <table:table-cell office:value-type="float" office:value="0" calcext:value-type="float">
            <text:p>0</text:p>
          </table:table-cell>
          <table:table-cell office:value-type="float" office:value="1070.459" calcext:value-type="float">
            <text:p>1070.459</text:p>
          </table:table-cell>
          <table:table-cell office:value-type="float" office:value="-5.803164" calcext:value-type="float">
            <text:p>-5.803164</text:p>
          </table:table-cell>
          <table:table-cell office:value-type="float" office:value="4.850546" calcext:value-type="float">
            <text:p>4.850546</text:p>
          </table:table-cell>
          <table:table-cell office:value-type="float" office:value="0.1773933" calcext:value-type="float">
            <text:p>0.1773933</text:p>
          </table:table-cell>
          <table:table-cell office:value-type="float" office:value="0.190558" calcext:value-type="float">
            <text:p>0.190558</text:p>
          </table:table-cell>
          <table:table-cell office:value-type="float" office:value="0.1898088" calcext:value-type="float">
            <text:p>0.1898088</text:p>
          </table:table-cell>
          <table:table-cell office:value-type="float" office:value="0.1902953" calcext:value-type="float">
            <text:p>0.1902953</text:p>
          </table:table-cell>
          <table:table-cell office:value-type="float" office:value="0.1924545" calcext:value-type="float">
            <text:p>0.1924545</text:p>
          </table:table-cell>
          <table:table-cell office:value-type="float" office:value="0.1745245" calcext:value-type="float">
            <text:p>0.1745245</text:p>
          </table:table-cell>
          <table:table-cell office:value-type="float" office:value="0.1788654" calcext:value-type="float">
            <text:p>0.1788654</text:p>
          </table:table-cell>
          <table:table-cell office:value-type="float" office:value="0.3573774" calcext:value-type="float">
            <text:p>0.3573774</text:p>
          </table:table-cell>
          <table:table-cell office:value-type="float" office:value="0.3502246" calcext:value-type="float">
            <text:p>0.3502246</text:p>
          </table:table-cell>
          <table:table-cell office:value-type="float" office:value="0.3639232" calcext:value-type="float">
            <text:p>0.3639232</text:p>
          </table:table-cell>
          <table:table-cell office:value-type="float" office:value="0.381323" calcext:value-type="float">
            <text:p>0.381323</text:p>
          </table:table-cell>
          <table:table-cell office:value-type="float" office:value="0.3939719" calcext:value-type="float">
            <text:p>0.3939719</text:p>
          </table:table-cell>
          <table:table-cell office:value-type="float" office:value="0.4623643" calcext:value-type="float">
            <text:p>0.4623643</text:p>
          </table:table-cell>
          <table:table-cell office:value-type="float" office:value="0" calcext:value-type="float">
            <text:p>0</text:p>
          </table:table-cell>
          <table:table-cell office:value-type="float" office:value="0.0737782" calcext:value-type="float">
            <text:p>0.0737782</text:p>
          </table:table-cell>
          <table:table-cell office:value-type="float" office:value="0.0451084" calcext:value-type="float">
            <text:p>0.0451084</text:p>
          </table:table-cell>
          <table:table-cell office:value-type="float" office:value="0.1965278" calcext:value-type="float">
            <text:p>0.1965278</text:p>
          </table:table-cell>
          <table:table-cell office:value-type="float" office:value="0.177486" calcext:value-type="float">
            <text:p>0.177486</text:p>
          </table:table-cell>
          <table:table-cell office:value-type="float" office:value="0.1478409" calcext:value-type="float">
            <text:p>0.1478409</text:p>
          </table:table-cell>
          <table:table-cell office:value-type="float" office:value="0.09493943" calcext:value-type="float">
            <text:p>0.09493943</text:p>
          </table:table-cell>
          <table:table-cell office:value-type="float" office:value="0.1300187" calcext:value-type="float">
            <text:p>0.1300187</text:p>
          </table:table-cell>
          <table:table-cell office:value-type="float" office:value="0.004549955" calcext:value-type="float">
            <text:p>0.004549955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46276" calcext:value-type="float">
            <text:p>-1.846276</text:p>
          </table:table-cell>
          <table:table-cell office:value-type="float" office:value="-1.155092" calcext:value-type="float">
            <text:p>-1.155092</text:p>
          </table:table-cell>
          <table:table-cell office:value-type="float" office:value="-1.212134" calcext:value-type="float">
            <text:p>-1.212134</text:p>
          </table:table-cell>
          <table:table-cell office:value-type="float" office:value="-1.192295" calcext:value-type="float">
            <text:p>-1.192295</text:p>
          </table:table-cell>
          <table:table-cell office:value-type="float" office:value="-1.093142" calcext:value-type="float">
            <text:p>-1.093142</text:p>
          </table:table-cell>
          <table:table-cell office:value-type="float" office:value="-0.8965376" calcext:value-type="float">
            <text:p>-0.8965376</text:p>
          </table:table-cell>
          <table:table-cell office:value-type="float" office:value="-0.5773488" calcext:value-type="float">
            <text:p>-0.5773488</text:p>
          </table:table-cell>
          <table:table-cell office:value-type="float" office:value="-0.03226713" calcext:value-type="float">
            <text:p>-0.03226713</text:p>
          </table:table-cell>
          <table:table-cell office:value-type="float" office:value="-0.0269708" calcext:value-type="float">
            <text:p>-0.0269708</text:p>
          </table:table-cell>
          <table:table-cell office:value-type="float" office:value="-0.01866291" calcext:value-type="float">
            <text:p>-0.0186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76483" calcext:value-type="float">
            <text:p>-0.7976483</text:p>
          </table:table-cell>
          <table:table-cell office:value-type="float" office:value="0.007857282" calcext:value-type="float">
            <text:p>0.00785728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73665" calcext:value-type="float">
            <text:p>-2.3736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5.1" calcext:value-type="float">
            <text:p>5.1</text:p>
          </table:table-cell>
          <table:table-cell office:value-type="float" office:value="5.682132" calcext:value-type="float">
            <text:p>5.682132</text:p>
          </table:table-cell>
          <table:table-cell office:value-type="float" office:value="0" calcext:value-type="float">
            <text:p>0</text:p>
          </table:table-cell>
          <table:table-cell office:value-type="float" office:value="1070.171" calcext:value-type="float">
            <text:p>1070.171</text:p>
          </table:table-cell>
          <table:table-cell office:value-type="float" office:value="-5.79729" calcext:value-type="float">
            <text:p>-5.79729</text:p>
          </table:table-cell>
          <table:table-cell office:value-type="float" office:value="0" calcext:value-type="float">
            <text:p>0</text:p>
          </table:table-cell>
          <table:table-cell office:value-type="float" office:value="0.2172599" calcext:value-type="float">
            <text:p>0.2172599</text:p>
          </table:table-cell>
          <table:table-cell office:value-type="float" office:value="0.2224635" calcext:value-type="float">
            <text:p>0.2224635</text:p>
          </table:table-cell>
          <table:table-cell office:value-type="float" office:value="0.2039814" calcext:value-type="float">
            <text:p>0.2039814</text:p>
          </table:table-cell>
          <table:table-cell office:value-type="float" office:value="0.1958047" calcext:value-type="float">
            <text:p>0.1958047</text:p>
          </table:table-cell>
          <table:table-cell office:value-type="float" office:value="0.195638" calcext:value-type="float">
            <text:p>0.195638</text:p>
          </table:table-cell>
          <table:table-cell office:value-type="float" office:value="0.1758448" calcext:value-type="float">
            <text:p>0.1758448</text:p>
          </table:table-cell>
          <table:table-cell office:value-type="float" office:value="0.1797963" calcext:value-type="float">
            <text:p>0.1797963</text:p>
          </table:table-cell>
          <table:table-cell office:value-type="float" office:value="0.3579419" calcext:value-type="float">
            <text:p>0.3579419</text:p>
          </table:table-cell>
          <table:table-cell office:value-type="float" office:value="0.3503419" calcext:value-type="float">
            <text:p>0.3503419</text:p>
          </table:table-cell>
          <table:table-cell office:value-type="float" office:value="0.3639052" calcext:value-type="float">
            <text:p>0.3639052</text:p>
          </table:table-cell>
          <table:table-cell office:value-type="float" office:value="0.381356" calcext:value-type="float">
            <text:p>0.381356</text:p>
          </table:table-cell>
          <table:table-cell office:value-type="float" office:value="0.393954" calcext:value-type="float">
            <text:p>0.393954</text:p>
          </table:table-cell>
          <table:table-cell office:value-type="float" office:value="0.4623614" calcext:value-type="float">
            <text:p>0.4623614</text:p>
          </table:table-cell>
          <table:table-cell office:value-type="float" office:value="0" calcext:value-type="float">
            <text:p>0</text:p>
          </table:table-cell>
          <table:table-cell office:value-type="float" office:value="0.06995261" calcext:value-type="float">
            <text:p>0.06995261</text:p>
          </table:table-cell>
          <table:table-cell office:value-type="float" office:value="0.01165323" calcext:value-type="float">
            <text:p>0.01165323</text:p>
          </table:table-cell>
          <table:table-cell office:value-type="float" office:value="0.1816677" calcext:value-type="float">
            <text:p>0.1816677</text:p>
          </table:table-cell>
          <table:table-cell office:value-type="float" office:value="0.1717476" calcext:value-type="float">
            <text:p>0.1717476</text:p>
          </table:table-cell>
          <table:table-cell office:value-type="float" office:value="0.1444765" calcext:value-type="float">
            <text:p>0.1444765</text:p>
          </table:table-cell>
          <table:table-cell office:value-type="float" office:value="0.09355719" calcext:value-type="float">
            <text:p>0.09355719</text:p>
          </table:table-cell>
          <table:table-cell office:value-type="float" office:value="0.1300907" calcext:value-type="float">
            <text:p>0.1300907</text:p>
          </table:table-cell>
          <table:table-cell office:value-type="float" office:value="0.003758363" calcext:value-type="float">
            <text:p>0.003758363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979" calcext:value-type="float">
            <text:p>-0.37979</text:p>
          </table:table-cell>
          <table:table-cell office:value-type="float" office:value="-0.349968" calcext:value-type="float">
            <text:p>-0.349968</text:p>
          </table:table-cell>
          <table:table-cell office:value-type="float" office:value="-0.6962125" calcext:value-type="float">
            <text:p>-0.6962125</text:p>
          </table:table-cell>
          <table:table-cell office:value-type="float" office:value="-0.9587968" calcext:value-type="float">
            <text:p>-0.9587968</text:p>
          </table:table-cell>
          <table:table-cell office:value-type="float" office:value="-0.9646906" calcext:value-type="float">
            <text:p>-0.9646906</text:p>
          </table:table-cell>
          <table:table-cell office:value-type="float" office:value="-0.8466254" calcext:value-type="float">
            <text:p>-0.8466254</text:p>
          </table:table-cell>
          <table:table-cell office:value-type="float" office:value="-0.5564665" calcext:value-type="float">
            <text:p>-0.5564665</text:p>
          </table:table-cell>
          <table:table-cell office:value-type="float" office:value="-0.03118424" calcext:value-type="float">
            <text:p>-0.03118424</text:p>
          </table:table-cell>
          <table:table-cell office:value-type="float" office:value="-0.02682179" calcext:value-type="float">
            <text:p>-0.02682179</text:p>
          </table:table-cell>
          <table:table-cell office:value-type="float" office:value="-0.0186789" calcext:value-type="float">
            <text:p>-0.0186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32081" calcext:value-type="float">
            <text:p>-0.2632081</text:p>
          </table:table-cell>
          <table:table-cell office:value-type="float" office:value="0.007579464" calcext:value-type="float">
            <text:p>0.00757946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3128" calcext:value-type="float">
            <text:p>-2.3731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5.1" calcext:value-type="float">
            <text:p>5.1</text:p>
          </table:table-cell>
          <table:table-cell office:value-type="float" office:value="6.451295" calcext:value-type="float">
            <text:p>6.451295</text:p>
          </table:table-cell>
          <table:table-cell office:value-type="float" office:value="0" calcext:value-type="float">
            <text:p>0</text:p>
          </table:table-cell>
          <table:table-cell office:value-type="float" office:value="1069.402" calcext:value-type="float">
            <text:p>1069.402</text:p>
          </table:table-cell>
          <table:table-cell office:value-type="float" office:value="-5.79729" calcext:value-type="float">
            <text:p>-5.79729</text:p>
          </table:table-cell>
          <table:table-cell office:value-type="float" office:value="0" calcext:value-type="float">
            <text:p>0</text:p>
          </table:table-cell>
          <table:table-cell office:value-type="float" office:value="0.2151191" calcext:value-type="float">
            <text:p>0.2151191</text:p>
          </table:table-cell>
          <table:table-cell office:value-type="float" office:value="0.2299711" calcext:value-type="float">
            <text:p>0.2299711</text:p>
          </table:table-cell>
          <table:table-cell office:value-type="float" office:value="0.2453474" calcext:value-type="float">
            <text:p>0.2453474</text:p>
          </table:table-cell>
          <table:table-cell office:value-type="float" office:value="0.2086654" calcext:value-type="float">
            <text:p>0.2086654</text:p>
          </table:table-cell>
          <table:table-cell office:value-type="float" office:value="0.2030856" calcext:value-type="float">
            <text:p>0.2030856</text:p>
          </table:table-cell>
          <table:table-cell office:value-type="float" office:value="0.17864" calcext:value-type="float">
            <text:p>0.17864</text:p>
          </table:table-cell>
          <table:table-cell office:value-type="float" office:value="0.1814385" calcext:value-type="float">
            <text:p>0.1814385</text:p>
          </table:table-cell>
          <table:table-cell office:value-type="float" office:value="0.3584564" calcext:value-type="float">
            <text:p>0.3584564</text:p>
          </table:table-cell>
          <table:table-cell office:value-type="float" office:value="0.3505051" calcext:value-type="float">
            <text:p>0.3505051</text:p>
          </table:table-cell>
          <table:table-cell office:value-type="float" office:value="0.3638975" calcext:value-type="float">
            <text:p>0.3638975</text:p>
          </table:table-cell>
          <table:table-cell office:value-type="float" office:value="0.3813815" calcext:value-type="float">
            <text:p>0.3813815</text:p>
          </table:table-cell>
          <table:table-cell office:value-type="float" office:value="0.3939506" calcext:value-type="float">
            <text:p>0.3939506</text:p>
          </table:table-cell>
          <table:table-cell office:value-type="float" office:value="0.4623702" calcext:value-type="float">
            <text:p>0.4623702</text:p>
          </table:table-cell>
          <table:table-cell office:value-type="float" office:value="0" calcext:value-type="float">
            <text:p>0</text:p>
          </table:table-cell>
          <table:table-cell office:value-type="float" office:value="0.01353935" calcext:value-type="float">
            <text:p>0.01353935</text:p>
          </table:table-cell>
          <table:table-cell office:value-type="float" office:value="0.002019935" calcext:value-type="float">
            <text:p>0.002019935</text:p>
          </table:table-cell>
          <table:table-cell office:value-type="float" office:value="0.1353286" calcext:value-type="float">
            <text:p>0.1353286</text:p>
          </table:table-cell>
          <table:table-cell office:value-type="float" office:value="0.1586994" calcext:value-type="float">
            <text:p>0.1586994</text:p>
          </table:table-cell>
          <table:table-cell office:value-type="float" office:value="0.1367534" calcext:value-type="float">
            <text:p>0.1367534</text:p>
          </table:table-cell>
          <table:table-cell office:value-type="float" office:value="0.09062317" calcext:value-type="float">
            <text:p>0.09062317</text:p>
          </table:table-cell>
          <table:table-cell office:value-type="float" office:value="0.129476" calcext:value-type="float">
            <text:p>0.129476</text:p>
          </table:table-cell>
          <table:table-cell office:value-type="float" office:value="0.002918733" calcext:value-type="float">
            <text:p>0.002918733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5586" calcext:value-type="float">
            <text:p>-0.445586</text:p>
          </table:table-cell>
          <table:table-cell office:value-type="float" office:value="-0.2750145" calcext:value-type="float">
            <text:p>-0.2750145</text:p>
          </table:table-cell>
          <table:table-cell office:value-type="float" office:value="-0.1673163" calcext:value-type="float">
            <text:p>-0.1673163</text:p>
          </table:table-cell>
          <table:table-cell office:value-type="float" office:value="-0.587438" calcext:value-type="float">
            <text:p>-0.587438</text:p>
          </table:table-cell>
          <table:table-cell office:value-type="float" office:value="-0.7239174" calcext:value-type="float">
            <text:p>-0.7239174</text:p>
          </table:table-cell>
          <table:table-cell office:value-type="float" office:value="-0.7507684" calcext:value-type="float">
            <text:p>-0.7507684</text:p>
          </table:table-cell>
          <table:table-cell office:value-type="float" office:value="-0.521796" calcext:value-type="float">
            <text:p>-0.521796</text:p>
          </table:table-cell>
          <table:table-cell office:value-type="float" office:value="-0.03022935" calcext:value-type="float">
            <text:p>-0.03022935</text:p>
          </table:table-cell>
          <table:table-cell office:value-type="float" office:value="-0.02661541" calcext:value-type="float">
            <text:p>-0.02661541</text:p>
          </table:table-cell>
          <table:table-cell office:value-type="float" office:value="-0.0186856" calcext:value-type="float">
            <text:p>-0.018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99694" calcext:value-type="float">
            <text:p>-0.3999694</text:p>
          </table:table-cell>
          <table:table-cell office:value-type="float" office:value="0.007148586" calcext:value-type="float">
            <text:p>0.00714858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1453" calcext:value-type="float">
            <text:p>-2.3714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5.1" calcext:value-type="float">
            <text:p>5.1</text:p>
          </table:table-cell>
          <table:table-cell office:value-type="float" office:value="7.424286" calcext:value-type="float">
            <text:p>7.424286</text:p>
          </table:table-cell>
          <table:table-cell office:value-type="float" office:value="0" calcext:value-type="float">
            <text:p>0</text:p>
          </table:table-cell>
          <table:table-cell office:value-type="float" office:value="1068.429" calcext:value-type="float">
            <text:p>1068.429</text:p>
          </table:table-cell>
          <table:table-cell office:value-type="float" office:value="-5.79729" calcext:value-type="float">
            <text:p>-5.79729</text:p>
          </table:table-cell>
          <table:table-cell office:value-type="float" office:value="0" calcext:value-type="float">
            <text:p>0</text:p>
          </table:table-cell>
          <table:table-cell office:value-type="float" office:value="0.1703983" calcext:value-type="float">
            <text:p>0.1703983</text:p>
          </table:table-cell>
          <table:table-cell office:value-type="float" office:value="0.2274161" calcext:value-type="float">
            <text:p>0.2274161</text:p>
          </table:table-cell>
          <table:table-cell office:value-type="float" office:value="0.2967546" calcext:value-type="float">
            <text:p>0.2967546</text:p>
          </table:table-cell>
          <table:table-cell office:value-type="float" office:value="0.2227523" calcext:value-type="float">
            <text:p>0.2227523</text:p>
          </table:table-cell>
          <table:table-cell office:value-type="float" office:value="0.2115055" calcext:value-type="float">
            <text:p>0.2115055</text:p>
          </table:table-cell>
          <table:table-cell office:value-type="float" office:value="0.1824257" calcext:value-type="float">
            <text:p>0.1824257</text:p>
          </table:table-cell>
          <table:table-cell office:value-type="float" office:value="0.183957" calcext:value-type="float">
            <text:p>0.183957</text:p>
          </table:table-cell>
          <table:table-cell office:value-type="float" office:value="0.3589742" calcext:value-type="float">
            <text:p>0.3589742</text:p>
          </table:table-cell>
          <table:table-cell office:value-type="float" office:value="0.3507011" calcext:value-type="float">
            <text:p>0.3507011</text:p>
          </table:table-cell>
          <table:table-cell office:value-type="float" office:value="0.363901" calcext:value-type="float">
            <text:p>0.363901</text:p>
          </table:table-cell>
          <table:table-cell office:value-type="float" office:value="0.3814038" calcext:value-type="float">
            <text:p>0.3814038</text:p>
          </table:table-cell>
          <table:table-cell office:value-type="float" office:value="0.3939705" calcext:value-type="float">
            <text:p>0.3939705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80623" calcext:value-type="float">
            <text:p>1.380623E-09</text:p>
          </table:table-cell>
          <table:table-cell office:value-type="float" office:value="0.002510946" calcext:value-type="float">
            <text:p>0.002510946</text:p>
          </table:table-cell>
          <table:table-cell office:value-type="float" office:value="0.07249007" calcext:value-type="float">
            <text:p>0.07249007</text:p>
          </table:table-cell>
          <table:table-cell office:value-type="float" office:value="0.145556" calcext:value-type="float">
            <text:p>0.145556</text:p>
          </table:table-cell>
          <table:table-cell office:value-type="float" office:value="0.1285931" calcext:value-type="float">
            <text:p>0.1285931</text:p>
          </table:table-cell>
          <table:table-cell office:value-type="float" office:value="0.08668267" calcext:value-type="float">
            <text:p>0.08668267</text:p>
          </table:table-cell>
          <table:table-cell office:value-type="float" office:value="0.1280491" calcext:value-type="float">
            <text:p>0.1280491</text:p>
          </table:table-cell>
          <table:table-cell office:value-type="float" office:value="0.001970553" calcext:value-type="float">
            <text:p>0.001970553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62531" calcext:value-type="float">
            <text:p>-2.862531</text:p>
          </table:table-cell>
          <table:table-cell office:value-type="float" office:value="-0.2998608" calcext:value-type="float">
            <text:p>-0.2998608</text:p>
          </table:table-cell>
          <table:table-cell office:value-type="float" office:value="-0.03864066" calcext:value-type="float">
            <text:p>-0.03864066</text:p>
          </table:table-cell>
          <table:table-cell office:value-type="float" office:value="-0.3549232" calcext:value-type="float">
            <text:p>-0.3549232</text:p>
          </table:table-cell>
          <table:table-cell office:value-type="float" office:value="-0.5292985" calcext:value-type="float">
            <text:p>-0.5292985</text:p>
          </table:table-cell>
          <table:table-cell office:value-type="float" office:value="-0.639464" calcext:value-type="float">
            <text:p>-0.639464</text:p>
          </table:table-cell>
          <table:table-cell office:value-type="float" office:value="-0.4730906" calcext:value-type="float">
            <text:p>-0.4730906</text:p>
          </table:table-cell>
          <table:table-cell office:value-type="float" office:value="-0.02930259" calcext:value-type="float">
            <text:p>-0.02930259</text:p>
          </table:table-cell>
          <table:table-cell office:value-type="float" office:value="-0.02636954" calcext:value-type="float">
            <text:p>-0.02636954</text:p>
          </table:table-cell>
          <table:table-cell office:value-type="float" office:value="-0.0186826" calcext:value-type="float">
            <text:p>-0.0186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35702" calcext:value-type="float">
            <text:p>-2.935702</text:p>
          </table:table-cell>
          <table:table-cell office:value-type="float" office:value="0.006728483" calcext:value-type="float">
            <text:p>0.00672848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9737" calcext:value-type="float">
            <text:p>-2.3697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5.1" calcext:value-type="float">
            <text:p>5.1</text:p>
          </table:table-cell>
          <table:table-cell office:value-type="float" office:value="7.966343" calcext:value-type="float">
            <text:p>7.966343</text:p>
          </table:table-cell>
          <table:table-cell office:value-type="float" office:value="0" calcext:value-type="float">
            <text:p>0</text:p>
          </table:table-cell>
          <table:table-cell office:value-type="float" office:value="1067.887" calcext:value-type="float">
            <text:p>1067.887</text:p>
          </table:table-cell>
          <table:table-cell office:value-type="float" office:value="-5.79729" calcext:value-type="float">
            <text:p>-5.79729</text:p>
          </table:table-cell>
          <table:table-cell office:value-type="float" office:value="0" calcext:value-type="float">
            <text:p>0</text:p>
          </table:table-cell>
          <table:table-cell office:value-type="float" office:value="0.1496966" calcext:value-type="float">
            <text:p>0.1496966</text:p>
          </table:table-cell>
          <table:table-cell office:value-type="float" office:value="0.2300986" calcext:value-type="float">
            <text:p>0.2300986</text:p>
          </table:table-cell>
          <table:table-cell office:value-type="float" office:value="0.3501655" calcext:value-type="float">
            <text:p>0.3501655</text:p>
          </table:table-cell>
          <table:table-cell office:value-type="float" office:value="0.2357724" calcext:value-type="float">
            <text:p>0.2357724</text:p>
          </table:table-cell>
          <table:table-cell office:value-type="float" office:value="0.2193033" calcext:value-type="float">
            <text:p>0.2193033</text:p>
          </table:table-cell>
          <table:table-cell office:value-type="float" office:value="0.1863182" calcext:value-type="float">
            <text:p>0.1863182</text:p>
          </table:table-cell>
          <table:table-cell office:value-type="float" office:value="0.1870133" calcext:value-type="float">
            <text:p>0.1870133</text:p>
          </table:table-cell>
          <table:table-cell office:value-type="float" office:value="0.3595218" calcext:value-type="float">
            <text:p>0.3595218</text:p>
          </table:table-cell>
          <table:table-cell office:value-type="float" office:value="0.3509296" calcext:value-type="float">
            <text:p>0.3509296</text:p>
          </table:table-cell>
          <table:table-cell office:value-type="float" office:value="0.3639163" calcext:value-type="float">
            <text:p>0.3639163</text:p>
          </table:table-cell>
          <table:table-cell office:value-type="float" office:value="0.3814253" calcext:value-type="float">
            <text:p>0.3814253</text:p>
          </table:table-cell>
          <table:table-cell office:value-type="float" office:value="0.3940035" calcext:value-type="float">
            <text:p>0.3940035</text:p>
          </table:table-cell>
          <table:table-cell office:value-type="float" office:value="0.4623799" calcext:value-type="float">
            <text:p>0.4623799</text:p>
          </table:table-cell>
          <table:table-cell office:value-type="float" office:value="0" calcext:value-type="float">
            <text:p>0</text:p>
          </table:table-cell>
          <table:table-cell office:value-type="float" office:value="2.006932E-015" calcext:value-type="float">
            <text:p>2.006932E-15</text:p>
          </table:table-cell>
          <table:table-cell office:value-type="float" office:value="0.0000000003213741" calcext:value-type="float">
            <text:p>3.213741E-10</text:p>
          </table:table-cell>
          <table:table-cell office:value-type="float" office:value="0.002082238" calcext:value-type="float">
            <text:p>0.002082238</text:p>
          </table:table-cell>
          <table:table-cell office:value-type="float" office:value="0.1354923" calcext:value-type="float">
            <text:p>0.1354923</text:p>
          </table:table-cell>
          <table:table-cell office:value-type="float" office:value="0.1222075" calcext:value-type="float">
            <text:p>0.1222075</text:p>
          </table:table-cell>
          <table:table-cell office:value-type="float" office:value="0.08268826" calcext:value-type="float">
            <text:p>0.08268826</text:p>
          </table:table-cell>
          <table:table-cell office:value-type="float" office:value="0.1261447" calcext:value-type="float">
            <text:p>0.1261447</text:p>
          </table:table-cell>
          <table:table-cell office:value-type="float" office:value="0.0008940561" calcext:value-type="float">
            <text:p>0.0008940561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88461" calcext:value-type="float">
            <text:p>-7.788461</text:p>
          </table:table-cell>
          <table:table-cell office:value-type="float" office:value="-0.2762372" calcext:value-type="float">
            <text:p>-0.2762372</text:p>
          </table:table-cell>
          <table:table-cell office:value-type="float" office:value="-0.01361868" calcext:value-type="float">
            <text:p>-0.01361868</text:p>
          </table:table-cell>
          <table:table-cell office:value-type="float" office:value="-0.2294627" calcext:value-type="float">
            <text:p>-0.2294627</text:p>
          </table:table-cell>
          <table:table-cell office:value-type="float" office:value="-0.4005761" calcext:value-type="float">
            <text:p>-0.4005761</text:p>
          </table:table-cell>
          <table:table-cell office:value-type="float" office:value="-0.5439796" calcext:value-type="float">
            <text:p>-0.5439796</text:p>
          </table:table-cell>
          <table:table-cell office:value-type="float" office:value="-0.4207661" calcext:value-type="float">
            <text:p>-0.4207661</text:p>
          </table:table-cell>
          <table:table-cell office:value-type="float" office:value="-0.02835328" calcext:value-type="float">
            <text:p>-0.02835328</text:p>
          </table:table-cell>
          <table:table-cell office:value-type="float" office:value="-0.02608595" calcext:value-type="float">
            <text:p>-0.02608595</text:p>
          </table:table-cell>
          <table:table-cell office:value-type="float" office:value="-0.01866938" calcext:value-type="float">
            <text:p>-0.0186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49456" calcext:value-type="float">
            <text:p>-8.749456</text:p>
          </table:table-cell>
          <table:table-cell office:value-type="float" office:value="0.00629978" calcext:value-type="float">
            <text:p>0.0062997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8018" calcext:value-type="float">
            <text:p>-2.368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20.7" calcext:value-type="float">
            <text:p>20.7</text:p>
          </table:table-cell>
          <table:table-cell office:value-type="float" office:value="7.926474" calcext:value-type="float">
            <text:p>7.926474</text:p>
          </table:table-cell>
          <table:table-cell office:value-type="float" office:value="0" calcext:value-type="float">
            <text:p>0</text:p>
          </table:table-cell>
          <table:table-cell office:value-type="float" office:value="1083.268" calcext:value-type="float">
            <text:p>1083.268</text:p>
          </table:table-cell>
          <table:table-cell office:value-type="float" office:value="-5.538349" calcext:value-type="float">
            <text:p>-5.538349</text:p>
          </table:table-cell>
          <table:table-cell office:value-type="float" office:value="42.84248" calcext:value-type="float">
            <text:p>42.84248</text:p>
          </table:table-cell>
          <table:table-cell office:value-type="float" office:value="0.3171565" calcext:value-type="float">
            <text:p>0.3171565</text:p>
          </table:table-cell>
          <table:table-cell office:value-type="float" office:value="0.3396243" calcext:value-type="float">
            <text:p>0.3396243</text:p>
          </table:table-cell>
          <table:table-cell office:value-type="float" office:value="0.3526505" calcext:value-type="float">
            <text:p>0.3526505</text:p>
          </table:table-cell>
          <table:table-cell office:value-type="float" office:value="0.2414574" calcext:value-type="float">
            <text:p>0.2414574</text:p>
          </table:table-cell>
          <table:table-cell office:value-type="float" office:value="0.2250586" calcext:value-type="float">
            <text:p>0.2250586</text:p>
          </table:table-cell>
          <table:table-cell office:value-type="float" office:value="0.1904724" calcext:value-type="float">
            <text:p>0.1904724</text:p>
          </table:table-cell>
          <table:table-cell office:value-type="float" office:value="0.1997492" calcext:value-type="float">
            <text:p>0.1997492</text:p>
          </table:table-cell>
          <table:table-cell office:value-type="float" office:value="0.3597142" calcext:value-type="float">
            <text:p>0.3597142</text:p>
          </table:table-cell>
          <table:table-cell office:value-type="float" office:value="0.3511828" calcext:value-type="float">
            <text:p>0.3511828</text:p>
          </table:table-cell>
          <table:table-cell office:value-type="float" office:value="0.3639435" calcext:value-type="float">
            <text:p>0.3639435</text:p>
          </table:table-cell>
          <table:table-cell office:value-type="float" office:value="0.3814483" calcext:value-type="float">
            <text:p>0.3814483</text:p>
          </table:table-cell>
          <table:table-cell office:value-type="float" office:value="0.3940352" calcext:value-type="float">
            <text:p>0.3940352</text:p>
          </table:table-cell>
          <table:table-cell office:value-type="float" office:value="0.4623638" calcext:value-type="float">
            <text:p>0.4623638</text:p>
          </table:table-cell>
          <table:table-cell office:value-type="float" office:value="0" calcext:value-type="float">
            <text:p>0</text:p>
          </table:table-cell>
          <table:table-cell office:value-type="float" office:value="0.07818872" calcext:value-type="float">
            <text:p>0.07818872</text:p>
          </table:table-cell>
          <table:table-cell office:value-type="float" office:value="0.01117358" calcext:value-type="float">
            <text:p>0.01117358</text:p>
          </table:table-cell>
          <table:table-cell office:value-type="float" office:value="0.004831531" calcext:value-type="float">
            <text:p>0.004831531</text:p>
          </table:table-cell>
          <table:table-cell office:value-type="float" office:value="0.1347599" calcext:value-type="float">
            <text:p>0.1347599</text:p>
          </table:table-cell>
          <table:table-cell office:value-type="float" office:value="0.1189957" calcext:value-type="float">
            <text:p>0.1189957</text:p>
          </table:table-cell>
          <table:table-cell office:value-type="float" office:value="0.0785383" calcext:value-type="float">
            <text:p>0.0785383</text:p>
          </table:table-cell>
          <table:table-cell office:value-type="float" office:value="0.125646" calcext:value-type="float">
            <text:p>0.12564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03324" calcext:value-type="float">
            <text:p>-0.02403324</text:p>
          </table:table-cell>
          <table:table-cell office:value-type="float" office:value="-0.0161086" calcext:value-type="float">
            <text:p>-0.0161086</text:p>
          </table:table-cell>
          <table:table-cell office:value-type="float" office:value="-0.01289823" calcext:value-type="float">
            <text:p>-0.01289823</text:p>
          </table:table-cell>
          <table:table-cell office:value-type="float" office:value="-0.1908604" calcext:value-type="float">
            <text:p>-0.1908604</text:p>
          </table:table-cell>
          <table:table-cell office:value-type="float" office:value="-0.3279904" calcext:value-type="float">
            <text:p>-0.3279904</text:p>
          </table:table-cell>
          <table:table-cell office:value-type="float" office:value="-0.4595624" calcext:value-type="float">
            <text:p>-0.4595624</text:p>
          </table:table-cell>
          <table:table-cell office:value-type="float" office:value="-0.2665495" calcext:value-type="float">
            <text:p>-0.2665495</text:p>
          </table:table-cell>
          <table:table-cell office:value-type="float" office:value="-0.02800484" calcext:value-type="float">
            <text:p>-0.02800484</text:p>
          </table:table-cell>
          <table:table-cell office:value-type="float" office:value="-0.02577483" calcext:value-type="float">
            <text:p>-0.02577483</text:p>
          </table:table-cell>
          <table:table-cell office:value-type="float" office:value="-0.01864563" calcext:value-type="float">
            <text:p>-0.01864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05069" calcext:value-type="float">
            <text:p>-0.03305069</text:p>
          </table:table-cell>
          <table:table-cell office:value-type="float" office:value="0.006376661" calcext:value-type="float">
            <text:p>0.00637666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0184" calcext:value-type="float">
            <text:p>-2.3701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20.7" calcext:value-type="float">
            <text:p>20.7</text:p>
          </table:table-cell>
          <table:table-cell office:value-type="float" office:value="8.098367" calcext:value-type="float">
            <text:p>8.098367</text:p>
          </table:table-cell>
          <table:table-cell office:value-type="float" office:value="0" calcext:value-type="float">
            <text:p>0</text:p>
          </table:table-cell>
          <table:table-cell office:value-type="float" office:value="1082.422" calcext:value-type="float">
            <text:p>1082.422</text:p>
          </table:table-cell>
          <table:table-cell office:value-type="float" office:value="-4.864791" calcext:value-type="float">
            <text:p>-4.864791</text:p>
          </table:table-cell>
          <table:table-cell office:value-type="float" office:value="42.53769" calcext:value-type="float">
            <text:p>42.53769</text:p>
          </table:table-cell>
          <table:table-cell office:value-type="float" office:value="0.1583703" calcext:value-type="float">
            <text:p>0.1583703</text:p>
          </table:table-cell>
          <table:table-cell office:value-type="float" office:value="0.287035" calcext:value-type="float">
            <text:p>0.287035</text:p>
          </table:table-cell>
          <table:table-cell office:value-type="float" office:value="0.310591" calcext:value-type="float">
            <text:p>0.310591</text:p>
          </table:table-cell>
          <table:table-cell office:value-type="float" office:value="0.2459815" calcext:value-type="float">
            <text:p>0.2459815</text:p>
          </table:table-cell>
          <table:table-cell office:value-type="float" office:value="0.2302566" calcext:value-type="float">
            <text:p>0.2302566</text:p>
          </table:table-cell>
          <table:table-cell office:value-type="float" office:value="0.1951349" calcext:value-type="float">
            <text:p>0.1951349</text:p>
          </table:table-cell>
          <table:table-cell office:value-type="float" office:value="0.2107901" calcext:value-type="float">
            <text:p>0.2107901</text:p>
          </table:table-cell>
          <table:table-cell office:value-type="float" office:value="0.358917" calcext:value-type="float">
            <text:p>0.358917</text:p>
          </table:table-cell>
          <table:table-cell office:value-type="float" office:value="0.351352" calcext:value-type="float">
            <text:p>0.351352</text:p>
          </table:table-cell>
          <table:table-cell office:value-type="float" office:value="0.3639804" calcext:value-type="float">
            <text:p>0.3639804</text:p>
          </table:table-cell>
          <table:table-cell office:value-type="float" office:value="0.3814713" calcext:value-type="float">
            <text:p>0.3814713</text:p>
          </table:table-cell>
          <table:table-cell office:value-type="float" office:value="0.3940288" calcext:value-type="float">
            <text:p>0.3940288</text:p>
          </table:table-cell>
          <table:table-cell office:value-type="float" office:value="0.4623587" calcext:value-type="float">
            <text:p>0.4623587</text:p>
          </table:table-cell>
          <table:table-cell office:value-type="float" office:value="0" calcext:value-type="float">
            <text:p>0</text:p>
          </table:table-cell>
          <table:table-cell office:value-type="float" office:value="0.2536554" calcext:value-type="float">
            <text:p>0.2536554</text:p>
          </table:table-cell>
          <table:table-cell office:value-type="float" office:value="0.06264222" calcext:value-type="float">
            <text:p>0.06264222</text:p>
          </table:table-cell>
          <table:table-cell office:value-type="float" office:value="0.0154767" calcext:value-type="float">
            <text:p>0.0154767</text:p>
          </table:table-cell>
          <table:table-cell office:value-type="float" office:value="0.1359067" calcext:value-type="float">
            <text:p>0.1359067</text:p>
          </table:table-cell>
          <table:table-cell office:value-type="float" office:value="0.1167768" calcext:value-type="float">
            <text:p>0.1167768</text:p>
          </table:table-cell>
          <table:table-cell office:value-type="float" office:value="0.07404842" calcext:value-type="float">
            <text:p>0.07404842</text:p>
          </table:table-cell>
          <table:table-cell office:value-type="float" office:value="0.1250562" calcext:value-type="float">
            <text:p>0.1250562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541" calcext:value-type="float">
            <text:p>-4.83541</text:p>
          </table:table-cell>
          <table:table-cell office:value-type="float" office:value="-0.04873734" calcext:value-type="float">
            <text:p>-0.04873734</text:p>
          </table:table-cell>
          <table:table-cell office:value-type="float" office:value="-0.02818083" calcext:value-type="float">
            <text:p>-0.02818083</text:p>
          </table:table-cell>
          <table:table-cell office:value-type="float" office:value="-0.1652346" calcext:value-type="float">
            <text:p>-0.1652346</text:p>
          </table:table-cell>
          <table:table-cell office:value-type="float" office:value="-0.2750348" calcext:value-type="float">
            <text:p>-0.2750348</text:p>
          </table:table-cell>
          <table:table-cell office:value-type="float" office:value="-0.381853" calcext:value-type="float">
            <text:p>-0.381853</text:p>
          </table:table-cell>
          <table:table-cell office:value-type="float" office:value="-0.1793896" calcext:value-type="float">
            <text:p>-0.1793896</text:p>
          </table:table-cell>
          <table:table-cell office:value-type="float" office:value="-0.02938052" calcext:value-type="float">
            <text:p>-0.02938052</text:p>
          </table:table-cell>
          <table:table-cell office:value-type="float" office:value="-0.02556772" calcext:value-type="float">
            <text:p>-0.02556772</text:p>
          </table:table-cell>
          <table:table-cell office:value-type="float" office:value="-0.01861334" calcext:value-type="float">
            <text:p>-0.01861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42407" calcext:value-type="float">
            <text:p>-12.42407</text:p>
          </table:table-cell>
          <table:table-cell office:value-type="float" office:value="0.006645592" calcext:value-type="float">
            <text:p>0.00664559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4567" calcext:value-type="float">
            <text:p>-2.374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20.7" calcext:value-type="float">
            <text:p>20.7</text:p>
          </table:table-cell>
          <table:table-cell office:value-type="float" office:value="8.207907" calcext:value-type="float">
            <text:p>8.207907</text:p>
          </table:table-cell>
          <table:table-cell office:value-type="float" office:value="0" calcext:value-type="float">
            <text:p>0</text:p>
          </table:table-cell>
          <table:table-cell office:value-type="float" office:value="1082.175" calcext:value-type="float">
            <text:p>1082.175</text:p>
          </table:table-cell>
          <table:table-cell office:value-type="float" office:value="-4.727755" calcext:value-type="float">
            <text:p>-4.727755</text:p>
          </table:table-cell>
          <table:table-cell office:value-type="float" office:value="42.30871" calcext:value-type="float">
            <text:p>42.30871</text:p>
          </table:table-cell>
          <table:table-cell office:value-type="float" office:value="0.1589459" calcext:value-type="float">
            <text:p>0.1589459</text:p>
          </table:table-cell>
          <table:table-cell office:value-type="float" office:value="0.2084651" calcext:value-type="float">
            <text:p>0.2084651</text:p>
          </table:table-cell>
          <table:table-cell office:value-type="float" office:value="0.2759833" calcext:value-type="float">
            <text:p>0.2759833</text:p>
          </table:table-cell>
          <table:table-cell office:value-type="float" office:value="0.2484376" calcext:value-type="float">
            <text:p>0.2484376</text:p>
          </table:table-cell>
          <table:table-cell office:value-type="float" office:value="0.2346406" calcext:value-type="float">
            <text:p>0.2346406</text:p>
          </table:table-cell>
          <table:table-cell office:value-type="float" office:value="0.1992421" calcext:value-type="float">
            <text:p>0.1992421</text:p>
          </table:table-cell>
          <table:table-cell office:value-type="float" office:value="0.2155183" calcext:value-type="float">
            <text:p>0.2155183</text:p>
          </table:table-cell>
          <table:table-cell office:value-type="float" office:value="0.3581316" calcext:value-type="float">
            <text:p>0.3581316</text:p>
          </table:table-cell>
          <table:table-cell office:value-type="float" office:value="0.351413" calcext:value-type="float">
            <text:p>0.351413</text:p>
          </table:table-cell>
          <table:table-cell office:value-type="float" office:value="0.3640197" calcext:value-type="float">
            <text:p>0.3640197</text:p>
          </table:table-cell>
          <table:table-cell office:value-type="float" office:value="0.3814914" calcext:value-type="float">
            <text:p>0.3814914</text:p>
          </table:table-cell>
          <table:table-cell office:value-type="float" office:value="0.3939784" calcext:value-type="float">
            <text:p>0.3939784</text:p>
          </table:table-cell>
          <table:table-cell office:value-type="float" office:value="0.4623623" calcext:value-type="float">
            <text:p>0.4623623</text:p>
          </table:table-cell>
          <table:table-cell office:value-type="float" office:value="0" calcext:value-type="float">
            <text:p>0</text:p>
          </table:table-cell>
          <table:table-cell office:value-type="float" office:value="0.2579991" calcext:value-type="float">
            <text:p>0.2579991</text:p>
          </table:table-cell>
          <table:table-cell office:value-type="float" office:value="0.1514264" calcext:value-type="float">
            <text:p>0.1514264</text:p>
          </table:table-cell>
          <table:table-cell office:value-type="float" office:value="0.03508292" calcext:value-type="float">
            <text:p>0.03508292</text:p>
          </table:table-cell>
          <table:table-cell office:value-type="float" office:value="0.1384966" calcext:value-type="float">
            <text:p>0.1384966</text:p>
          </table:table-cell>
          <table:table-cell office:value-type="float" office:value="0.1154977" calcext:value-type="float">
            <text:p>0.1154977</text:p>
          </table:table-cell>
          <table:table-cell office:value-type="float" office:value="0.07024506" calcext:value-type="float">
            <text:p>0.07024506</text:p>
          </table:table-cell>
          <table:table-cell office:value-type="float" office:value="0.1228594" calcext:value-type="float">
            <text:p>0.1228594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41898" calcext:value-type="float">
            <text:p>-4.741898</text:p>
          </table:table-cell>
          <table:table-cell office:value-type="float" office:value="-0.5694039" calcext:value-type="float">
            <text:p>-0.5694039</text:p>
          </table:table-cell>
          <table:table-cell office:value-type="float" office:value="-0.06733836" calcext:value-type="float">
            <text:p>-0.06733836</text:p>
          </table:table-cell>
          <table:table-cell office:value-type="float" office:value="-0.1529105" calcext:value-type="float">
            <text:p>-0.1529105</text:p>
          </table:table-cell>
          <table:table-cell office:value-type="float" office:value="-0.2378304" calcext:value-type="float">
            <text:p>-0.2378304</text:p>
          </table:table-cell>
          <table:table-cell office:value-type="float" office:value="-0.3254795" calcext:value-type="float">
            <text:p>-0.3254795</text:p>
          </table:table-cell>
          <table:table-cell office:value-type="float" office:value="-0.1532344" calcext:value-type="float">
            <text:p>-0.1532344</text:p>
          </table:table-cell>
          <table:table-cell office:value-type="float" office:value="-0.03080537" calcext:value-type="float">
            <text:p>-0.03080537</text:p>
          </table:table-cell>
          <table:table-cell office:value-type="float" office:value="-0.02549273" calcext:value-type="float">
            <text:p>-0.02549273</text:p>
          </table:table-cell>
          <table:table-cell office:value-type="float" office:value="-0.01857897" calcext:value-type="float">
            <text:p>-0.01857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7458" calcext:value-type="float">
            <text:p>-10.07458</text:p>
          </table:table-cell>
          <table:table-cell office:value-type="float" office:value="0.006964544" calcext:value-type="float">
            <text:p>0.00696454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8856" calcext:value-type="float">
            <text:p>-2.378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22.6" calcext:value-type="float">
            <text:p>22.6</text:p>
          </table:table-cell>
          <table:table-cell office:value-type="float" office:value="8.329208" calcext:value-type="float">
            <text:p>8.329208</text:p>
          </table:table-cell>
          <table:table-cell office:value-type="float" office:value="0" calcext:value-type="float">
            <text:p>0</text:p>
          </table:table-cell>
          <table:table-cell office:value-type="float" office:value="1083.9" calcext:value-type="float">
            <text:p>1083.9</text:p>
          </table:table-cell>
          <table:table-cell office:value-type="float" office:value="-4.673326" calcext:value-type="float">
            <text:p>-4.673326</text:p>
          </table:table-cell>
          <table:table-cell office:value-type="float" office:value="64.04718" calcext:value-type="float">
            <text:p>64.04718</text:p>
          </table:table-cell>
          <table:table-cell office:value-type="float" office:value="0.1693945" calcext:value-type="float">
            <text:p>0.1693945</text:p>
          </table:table-cell>
          <table:table-cell office:value-type="float" office:value="0.1889659" calcext:value-type="float">
            <text:p>0.1889659</text:p>
          </table:table-cell>
          <table:table-cell office:value-type="float" office:value="0.2361702" calcext:value-type="float">
            <text:p>0.2361702</text:p>
          </table:table-cell>
          <table:table-cell office:value-type="float" office:value="0.2423912" calcext:value-type="float">
            <text:p>0.2423912</text:p>
          </table:table-cell>
          <table:table-cell office:value-type="float" office:value="0.2364389" calcext:value-type="float">
            <text:p>0.2364389</text:p>
          </table:table-cell>
          <table:table-cell office:value-type="float" office:value="0.2028142" calcext:value-type="float">
            <text:p>0.2028142</text:p>
          </table:table-cell>
          <table:table-cell office:value-type="float" office:value="0.2212558" calcext:value-type="float">
            <text:p>0.2212558</text:p>
          </table:table-cell>
          <table:table-cell office:value-type="float" office:value="0.3573198" calcext:value-type="float">
            <text:p>0.3573198</text:p>
          </table:table-cell>
          <table:table-cell office:value-type="float" office:value="0.3513761" calcext:value-type="float">
            <text:p>0.3513761</text:p>
          </table:table-cell>
          <table:table-cell office:value-type="float" office:value="0.3640569" calcext:value-type="float">
            <text:p>0.3640569</text:p>
          </table:table-cell>
          <table:table-cell office:value-type="float" office:value="0.3815064" calcext:value-type="float">
            <text:p>0.3815064</text:p>
          </table:table-cell>
          <table:table-cell office:value-type="float" office:value="0.3939079" calcext:value-type="float">
            <text:p>0.3939079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236389" calcext:value-type="float">
            <text:p>0.236389</text:p>
          </table:table-cell>
          <table:table-cell office:value-type="float" office:value="0.173599" calcext:value-type="float">
            <text:p>0.173599</text:p>
          </table:table-cell>
          <table:table-cell office:value-type="float" office:value="0.07360744" calcext:value-type="float">
            <text:p>0.07360744</text:p>
          </table:table-cell>
          <table:table-cell office:value-type="float" office:value="0.144863" calcext:value-type="float">
            <text:p>0.144863</text:p>
          </table:table-cell>
          <table:table-cell office:value-type="float" office:value="0.1160488" calcext:value-type="float">
            <text:p>0.1160488</text:p>
          </table:table-cell>
          <table:table-cell office:value-type="float" office:value="0.06710109" calcext:value-type="float">
            <text:p>0.06710109</text:p>
          </table:table-cell>
          <table:table-cell office:value-type="float" office:value="0.1200575" calcext:value-type="float">
            <text:p>0.1200575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03765" calcext:value-type="float">
            <text:p>-2.903765</text:p>
          </table:table-cell>
          <table:table-cell office:value-type="float" office:value="-1.249966" calcext:value-type="float">
            <text:p>-1.249966</text:p>
          </table:table-cell>
          <table:table-cell office:value-type="float" office:value="-0.2235471" calcext:value-type="float">
            <text:p>-0.2235471</text:p>
          </table:table-cell>
          <table:table-cell office:value-type="float" office:value="-0.184433" calcext:value-type="float">
            <text:p>-0.184433</text:p>
          </table:table-cell>
          <table:table-cell office:value-type="float" office:value="-0.2239181" calcext:value-type="float">
            <text:p>-0.2239181</text:p>
          </table:table-cell>
          <table:table-cell office:value-type="float" office:value="-0.2840094" calcext:value-type="float">
            <text:p>-0.2840094</text:p>
          </table:table-cell>
          <table:table-cell office:value-type="float" office:value="-0.1271401" calcext:value-type="float">
            <text:p>-0.1271401</text:p>
          </table:table-cell>
          <table:table-cell office:value-type="float" office:value="-0.03234827" calcext:value-type="float">
            <text:p>-0.03234827</text:p>
          </table:table-cell>
          <table:table-cell office:value-type="float" office:value="-0.02553602" calcext:value-type="float">
            <text:p>-0.02553602</text:p>
          </table:table-cell>
          <table:table-cell office:value-type="float" office:value="-0.01854656" calcext:value-type="float">
            <text:p>-0.0185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50097" calcext:value-type="float">
            <text:p>-4.950097</text:p>
          </table:table-cell>
          <table:table-cell office:value-type="float" office:value="0.007150418" calcext:value-type="float">
            <text:p>0.00715041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1743" calcext:value-type="float">
            <text:p>-2.3817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22.6" calcext:value-type="float">
            <text:p>22.6</text:p>
          </table:table-cell>
          <table:table-cell office:value-type="float" office:value="8.340742" calcext:value-type="float">
            <text:p>8.340742</text:p>
          </table:table-cell>
          <table:table-cell office:value-type="float" office:value="0" calcext:value-type="float">
            <text:p>0</text:p>
          </table:table-cell>
          <table:table-cell office:value-type="float" office:value="1083.842" calcext:value-type="float">
            <text:p>1083.842</text:p>
          </table:table-cell>
          <table:table-cell office:value-type="float" office:value="-4.626763" calcext:value-type="float">
            <text:p>-4.626763</text:p>
          </table:table-cell>
          <table:table-cell office:value-type="float" office:value="61.9895" calcext:value-type="float">
            <text:p>61.9895</text:p>
          </table:table-cell>
          <table:table-cell office:value-type="float" office:value="0.1806733" calcext:value-type="float">
            <text:p>0.1806733</text:p>
          </table:table-cell>
          <table:table-cell office:value-type="float" office:value="0.1951616" calcext:value-type="float">
            <text:p>0.1951616</text:p>
          </table:table-cell>
          <table:table-cell office:value-type="float" office:value="0.2158492" calcext:value-type="float">
            <text:p>0.2158492</text:p>
          </table:table-cell>
          <table:table-cell office:value-type="float" office:value="0.234036" calcext:value-type="float">
            <text:p>0.234036</text:p>
          </table:table-cell>
          <table:table-cell office:value-type="float" office:value="0.2349066" calcext:value-type="float">
            <text:p>0.2349066</text:p>
          </table:table-cell>
          <table:table-cell office:value-type="float" office:value="0.205745" calcext:value-type="float">
            <text:p>0.205745</text:p>
          </table:table-cell>
          <table:table-cell office:value-type="float" office:value="0.2276698" calcext:value-type="float">
            <text:p>0.2276698</text:p>
          </table:table-cell>
          <table:table-cell office:value-type="float" office:value="0.3564588" calcext:value-type="float">
            <text:p>0.3564588</text:p>
          </table:table-cell>
          <table:table-cell office:value-type="float" office:value="0.351258" calcext:value-type="float">
            <text:p>0.351258</text:p>
          </table:table-cell>
          <table:table-cell office:value-type="float" office:value="0.3640863" calcext:value-type="float">
            <text:p>0.3640863</text:p>
          </table:table-cell>
          <table:table-cell office:value-type="float" office:value="0.3815157" calcext:value-type="float">
            <text:p>0.3815157</text:p>
          </table:table-cell>
          <table:table-cell office:value-type="float" office:value="0.3938367" calcext:value-type="float">
            <text:p>0.3938367</text:p>
          </table:table-cell>
          <table:table-cell office:value-type="float" office:value="0.4623709" calcext:value-type="float">
            <text:p>0.4623709</text:p>
          </table:table-cell>
          <table:table-cell office:value-type="float" office:value="0" calcext:value-type="float">
            <text:p>0</text:p>
          </table:table-cell>
          <table:table-cell office:value-type="float" office:value="0.2196199" calcext:value-type="float">
            <text:p>0.2196199</text:p>
          </table:table-cell>
          <table:table-cell office:value-type="float" office:value="0.168014" calcext:value-type="float">
            <text:p>0.168014</text:p>
          </table:table-cell>
          <table:table-cell office:value-type="float" office:value="0.09506226" calcext:value-type="float">
            <text:p>0.09506226</text:p>
          </table:table-cell>
          <table:table-cell office:value-type="float" office:value="0.1521369" calcext:value-type="float">
            <text:p>0.1521369</text:p>
          </table:table-cell>
          <table:table-cell office:value-type="float" office:value="0.117881" calcext:value-type="float">
            <text:p>0.117881</text:p>
          </table:table-cell>
          <table:table-cell office:value-type="float" office:value="0.06466375" calcext:value-type="float">
            <text:p>0.06466375</text:p>
          </table:table-cell>
          <table:table-cell office:value-type="float" office:value="0.1170223" calcext:value-type="float">
            <text:p>0.1170223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34917" calcext:value-type="float">
            <text:p>-1.734917</text:p>
          </table:table-cell>
          <table:table-cell office:value-type="float" office:value="-0.9763179" calcext:value-type="float">
            <text:p>-0.9763179</text:p>
          </table:table-cell>
          <table:table-cell office:value-type="float" office:value="-0.4496189" calcext:value-type="float">
            <text:p>-0.4496189</text:p>
          </table:table-cell>
          <table:table-cell office:value-type="float" office:value="-0.2415881" calcext:value-type="float">
            <text:p>-0.2415881</text:p>
          </table:table-cell>
          <table:table-cell office:value-type="float" office:value="-0.2352201" calcext:value-type="float">
            <text:p>-0.2352201</text:p>
          </table:table-cell>
          <table:table-cell office:value-type="float" office:value="-0.2543758" calcext:value-type="float">
            <text:p>-0.2543758</text:p>
          </table:table-cell>
          <table:table-cell office:value-type="float" office:value="-0.1037195" calcext:value-type="float">
            <text:p>-0.1037195</text:p>
          </table:table-cell>
          <table:table-cell office:value-type="float" office:value="-0.03343453" calcext:value-type="float">
            <text:p>-0.03343453</text:p>
          </table:table-cell>
          <table:table-cell office:value-type="float" office:value="-0.0256786" calcext:value-type="float">
            <text:p>-0.0256786</text:p>
          </table:table-cell>
          <table:table-cell office:value-type="float" office:value="-0.01852089" calcext:value-type="float">
            <text:p>-0.01852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99384" calcext:value-type="float">
            <text:p>-2.399384</text:p>
          </table:table-cell>
          <table:table-cell office:value-type="float" office:value="0.00719325" calcext:value-type="float">
            <text:p>0.0071932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3198" calcext:value-type="float">
            <text:p>-2.383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22.6" calcext:value-type="float">
            <text:p>22.6</text:p>
          </table:table-cell>
          <table:table-cell office:value-type="float" office:value="8.241757" calcext:value-type="float">
            <text:p>8.241757</text:p>
          </table:table-cell>
          <table:table-cell office:value-type="float" office:value="0" calcext:value-type="float">
            <text:p>0</text:p>
          </table:table-cell>
          <table:table-cell office:value-type="float" office:value="1083.546" calcext:value-type="float">
            <text:p>1083.546</text:p>
          </table:table-cell>
          <table:table-cell office:value-type="float" office:value="-4.23198" calcext:value-type="float">
            <text:p>-4.23198</text:p>
          </table:table-cell>
          <table:table-cell office:value-type="float" office:value="46.2245" calcext:value-type="float">
            <text:p>46.2245</text:p>
          </table:table-cell>
          <table:table-cell office:value-type="float" office:value="0.237312" calcext:value-type="float">
            <text:p>0.237312</text:p>
          </table:table-cell>
          <table:table-cell office:value-type="float" office:value="0.2065135" calcext:value-type="float">
            <text:p>0.2065135</text:p>
          </table:table-cell>
          <table:table-cell office:value-type="float" office:value="0.2113225" calcext:value-type="float">
            <text:p>0.2113225</text:p>
          </table:table-cell>
          <table:table-cell office:value-type="float" office:value="0.2269855" calcext:value-type="float">
            <text:p>0.2269855</text:p>
          </table:table-cell>
          <table:table-cell office:value-type="float" office:value="0.2320531" calcext:value-type="float">
            <text:p>0.2320531</text:p>
          </table:table-cell>
          <table:table-cell office:value-type="float" office:value="0.2082402" calcext:value-type="float">
            <text:p>0.2082402</text:p>
          </table:table-cell>
          <table:table-cell office:value-type="float" office:value="0.2506934" calcext:value-type="float">
            <text:p>0.2506934</text:p>
          </table:table-cell>
          <table:table-cell office:value-type="float" office:value="0.3555426" calcext:value-type="float">
            <text:p>0.3555426</text:p>
          </table:table-cell>
          <table:table-cell office:value-type="float" office:value="0.3511069" calcext:value-type="float">
            <text:p>0.3511069</text:p>
          </table:table-cell>
          <table:table-cell office:value-type="float" office:value="0.3641061" calcext:value-type="float">
            <text:p>0.3641061</text:p>
          </table:table-cell>
          <table:table-cell office:value-type="float" office:value="0.3815197" calcext:value-type="float">
            <text:p>0.3815197</text:p>
          </table:table-cell>
          <table:table-cell office:value-type="float" office:value="0.3937707" calcext:value-type="float">
            <text:p>0.3937707</text:p>
          </table:table-cell>
          <table:table-cell office:value-type="float" office:value="0.4623717" calcext:value-type="float">
            <text:p>0.4623717</text:p>
          </table:table-cell>
          <table:table-cell office:value-type="float" office:value="0" calcext:value-type="float">
            <text:p>0</text:p>
          </table:table-cell>
          <table:table-cell office:value-type="float" office:value="0.192144" calcext:value-type="float">
            <text:p>0.192144</text:p>
          </table:table-cell>
          <table:table-cell office:value-type="float" office:value="0.1578132" calcext:value-type="float">
            <text:p>0.1578132</text:p>
          </table:table-cell>
          <table:table-cell office:value-type="float" office:value="0.1003335" calcext:value-type="float">
            <text:p>0.1003335</text:p>
          </table:table-cell>
          <table:table-cell office:value-type="float" office:value="0.158848" calcext:value-type="float">
            <text:p>0.158848</text:p>
          </table:table-cell>
          <table:table-cell office:value-type="float" office:value="0.1203725" calcext:value-type="float">
            <text:p>0.1203725</text:p>
          </table:table-cell>
          <table:table-cell office:value-type="float" office:value="0.0628069" calcext:value-type="float">
            <text:p>0.0628069</text:p>
          </table:table-cell>
          <table:table-cell office:value-type="float" office:value="0.1143165" calcext:value-type="float">
            <text:p>0.1143165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61486" calcext:value-type="float">
            <text:p>-0.2061486</text:p>
          </table:table-cell>
          <table:table-cell office:value-type="float" office:value="-0.6349998" calcext:value-type="float">
            <text:p>-0.6349998</text:p>
          </table:table-cell>
          <table:table-cell office:value-type="float" office:value="-0.5319676" calcext:value-type="float">
            <text:p>-0.5319676</text:p>
          </table:table-cell>
          <table:table-cell office:value-type="float" office:value="-0.3060721" calcext:value-type="float">
            <text:p>-0.3060721</text:p>
          </table:table-cell>
          <table:table-cell office:value-type="float" office:value="-0.2584241" calcext:value-type="float">
            <text:p>-0.2584241</text:p>
          </table:table-cell>
          <table:table-cell office:value-type="float" office:value="-0.2319425" calcext:value-type="float">
            <text:p>-0.2319425</text:p>
          </table:table-cell>
          <table:table-cell office:value-type="float" office:value="-0.05218846" calcext:value-type="float">
            <text:p>-0.05218846</text:p>
          </table:table-cell>
          <table:table-cell office:value-type="float" office:value="-0.03419907" calcext:value-type="float">
            <text:p>-0.03419907</text:p>
          </table:table-cell>
          <table:table-cell office:value-type="float" office:value="-0.02586255" calcext:value-type="float">
            <text:p>-0.02586255</text:p>
          </table:table-cell>
          <table:table-cell office:value-type="float" office:value="-0.01850345" calcext:value-type="float">
            <text:p>-0.01850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04968" calcext:value-type="float">
            <text:p>-0.2904968</text:p>
          </table:table-cell>
          <table:table-cell office:value-type="float" office:value="0.00715687" calcext:value-type="float">
            <text:p>0.0071568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3901" calcext:value-type="float">
            <text:p>-2.3839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50.4" calcext:value-type="float">
            <text:p>50.4</text:p>
          </table:table-cell>
          <table:table-cell office:value-type="float" office:value="8.104768" calcext:value-type="float">
            <text:p>8.104768</text:p>
          </table:table-cell>
          <table:table-cell office:value-type="float" office:value="7.445135" calcext:value-type="float">
            <text:p>7.445135</text:p>
          </table:table-cell>
          <table:table-cell office:value-type="float" office:value="1102.748" calcext:value-type="float">
            <text:p>1102.748</text:p>
          </table:table-cell>
          <table:table-cell office:value-type="float" office:value="-2.94247" calcext:value-type="float">
            <text:p>-2.94247</text:p>
          </table:table-cell>
          <table:table-cell office:value-type="float" office:value="36.70076" calcext:value-type="float">
            <text:p>36.70076</text:p>
          </table:table-cell>
          <table:table-cell office:value-type="float" office:value="0.4016189" calcext:value-type="float">
            <text:p>0.4016189</text:p>
          </table:table-cell>
          <table:table-cell office:value-type="float" office:value="0.2170461" calcext:value-type="float">
            <text:p>0.2170461</text:p>
          </table:table-cell>
          <table:table-cell office:value-type="float" office:value="0.2161594" calcext:value-type="float">
            <text:p>0.2161594</text:p>
          </table:table-cell>
          <table:table-cell office:value-type="float" office:value="0.2783301" calcext:value-type="float">
            <text:p>0.2783301</text:p>
          </table:table-cell>
          <table:table-cell office:value-type="float" office:value="0.2350914" calcext:value-type="float">
            <text:p>0.2350914</text:p>
          </table:table-cell>
          <table:table-cell office:value-type="float" office:value="0.2444013" calcext:value-type="float">
            <text:p>0.2444013</text:p>
          </table:table-cell>
          <table:table-cell office:value-type="float" office:value="0.3380422" calcext:value-type="float">
            <text:p>0.3380422</text:p>
          </table:table-cell>
          <table:table-cell office:value-type="float" office:value="0.3577789" calcext:value-type="float">
            <text:p>0.3577789</text:p>
          </table:table-cell>
          <table:table-cell office:value-type="float" office:value="0.3509774" calcext:value-type="float">
            <text:p>0.3509774</text:p>
          </table:table-cell>
          <table:table-cell office:value-type="float" office:value="0.3641164" calcext:value-type="float">
            <text:p>0.3641164</text:p>
          </table:table-cell>
          <table:table-cell office:value-type="float" office:value="0.381519" calcext:value-type="float">
            <text:p>0.381519</text:p>
          </table:table-cell>
          <table:table-cell office:value-type="float" office:value="0.3937124" calcext:value-type="float">
            <text:p>0.393712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.004712067" calcext:value-type="float">
            <text:p>0.004712067</text:p>
          </table:table-cell>
          <table:table-cell office:value-type="float" office:value="0.2060797" calcext:value-type="float">
            <text:p>0.2060797</text:p>
          </table:table-cell>
          <table:table-cell office:value-type="float" office:value="0.1495369" calcext:value-type="float">
            <text:p>0.1495369</text:p>
          </table:table-cell>
          <table:table-cell office:value-type="float" office:value="0.09630243" calcext:value-type="float">
            <text:p>0.09630243</text:p>
          </table:table-cell>
          <table:table-cell office:value-type="float" office:value="0.1652712" calcext:value-type="float">
            <text:p>0.1652712</text:p>
          </table:table-cell>
          <table:table-cell office:value-type="float" office:value="0.1198469" calcext:value-type="float">
            <text:p>0.1198469</text:p>
          </table:table-cell>
          <table:table-cell office:value-type="float" office:value="0.06158378" calcext:value-type="float">
            <text:p>0.06158378</text:p>
          </table:table-cell>
          <table:table-cell office:value-type="float" office:value="0.1120975" calcext:value-type="float">
            <text:p>0.1120975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497642" calcext:value-type="float">
            <text:p>-0.006497642</text:p>
          </table:table-cell>
          <table:table-cell office:value-type="float" office:value="-0.4350317" calcext:value-type="float">
            <text:p>-0.4350317</text:p>
          </table:table-cell>
          <table:table-cell office:value-type="float" office:value="-0.4485921" calcext:value-type="float">
            <text:p>-0.4485921</text:p>
          </table:table-cell>
          <table:table-cell office:value-type="float" office:value="-0.06643216" calcext:value-type="float">
            <text:p>-0.06643216</text:p>
          </table:table-cell>
          <table:table-cell office:value-type="float" office:value="-0.2367729" calcext:value-type="float">
            <text:p>-0.2367729</text:p>
          </table:table-cell>
          <table:table-cell office:value-type="float" office:value="-0.07333419" calcext:value-type="float">
            <text:p>-0.07333419</text:p>
          </table:table-cell>
          <table:table-cell office:value-type="float" office:value="-0.005845745" calcext:value-type="float">
            <text:p>-0.005845745</text:p>
          </table:table-cell>
          <table:table-cell office:value-type="float" office:value="-0.03164755" calcext:value-type="float">
            <text:p>-0.03164755</text:p>
          </table:table-cell>
          <table:table-cell office:value-type="float" office:value="-0.02602418" calcext:value-type="float">
            <text:p>-0.02602418</text:p>
          </table:table-cell>
          <table:table-cell office:value-type="float" office:value="-0.01849458" calcext:value-type="float">
            <text:p>-0.01849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216557" calcext:value-type="float">
            <text:p>0.01216557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0.004711985" calcext:value-type="float">
            <text:p>0.0047119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7.828268" calcext:value-type="float">
            <text:p>7.82826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9.947" calcext:value-type="float">
            <text:p>1109.947</text:p>
          </table:table-cell>
          <table:table-cell office:value-type="float" office:value="0.1878827" calcext:value-type="float">
            <text:p>0.1878827</text:p>
          </table:table-cell>
          <table:table-cell office:value-type="float" office:value="26.82617" calcext:value-type="float">
            <text:p>26.82617</text:p>
          </table:table-cell>
          <table:table-cell office:value-type="float" office:value="0.3073487" calcext:value-type="float">
            <text:p>0.3073487</text:p>
          </table:table-cell>
          <table:table-cell office:value-type="float" office:value="0.2373082" calcext:value-type="float">
            <text:p>0.2373082</text:p>
          </table:table-cell>
          <table:table-cell office:value-type="float" office:value="0.2304752" calcext:value-type="float">
            <text:p>0.2304752</text:p>
          </table:table-cell>
          <table:table-cell office:value-type="float" office:value="0.3086856" calcext:value-type="float">
            <text:p>0.3086856</text:p>
          </table:table-cell>
          <table:table-cell office:value-type="float" office:value="0.3373374" calcext:value-type="float">
            <text:p>0.3373374</text:p>
          </table:table-cell>
          <table:table-cell office:value-type="float" office:value="0.3264212" calcext:value-type="float">
            <text:p>0.3264212</text:p>
          </table:table-cell>
          <table:table-cell office:value-type="float" office:value="0.3326179" calcext:value-type="float">
            <text:p>0.3326179</text:p>
          </table:table-cell>
          <table:table-cell office:value-type="float" office:value="0.365421" calcext:value-type="float">
            <text:p>0.365421</text:p>
          </table:table-cell>
          <table:table-cell office:value-type="float" office:value="0.351434" calcext:value-type="float">
            <text:p>0.351434</text:p>
          </table:table-cell>
          <table:table-cell office:value-type="float" office:value="0.3641312" calcext:value-type="float">
            <text:p>0.3641312</text:p>
          </table:table-cell>
          <table:table-cell office:value-type="float" office:value="0.3815147" calcext:value-type="float">
            <text:p>0.3815147</text:p>
          </table:table-cell>
          <table:table-cell office:value-type="float" office:value="0.3936636" calcext:value-type="float">
            <text:p>0.3936636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1827551" calcext:value-type="float">
            <text:p>0.1827551</text:p>
          </table:table-cell>
          <table:table-cell office:value-type="float" office:value="0.1358394" calcext:value-type="float">
            <text:p>0.1358394</text:p>
          </table:table-cell>
          <table:table-cell office:value-type="float" office:value="0.08589949" calcext:value-type="float">
            <text:p>0.08589949</text:p>
          </table:table-cell>
          <table:table-cell office:value-type="float" office:value="0.1749479" calcext:value-type="float">
            <text:p>0.1749479</text:p>
          </table:table-cell>
          <table:table-cell office:value-type="float" office:value="0.1153403" calcext:value-type="float">
            <text:p>0.1153403</text:p>
          </table:table-cell>
          <table:table-cell office:value-type="float" office:value="0.06245908" calcext:value-type="float">
            <text:p>0.06245908</text:p>
          </table:table-cell>
          <table:table-cell office:value-type="float" office:value="0.1068222" calcext:value-type="float">
            <text:p>0.1068222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92549" calcext:value-type="float">
            <text:p>-0.02992549</text:p>
          </table:table-cell>
          <table:table-cell office:value-type="float" office:value="-0.2182906" calcext:value-type="float">
            <text:p>-0.2182906</text:p>
          </table:table-cell>
          <table:table-cell office:value-type="float" office:value="-0.2737256" calcext:value-type="float">
            <text:p>-0.2737256</text:p>
          </table:table-cell>
          <table:table-cell office:value-type="float" office:value="-0.02972956" calcext:value-type="float">
            <text:p>-0.02972956</text:p>
          </table:table-cell>
          <table:table-cell office:value-type="float" office:value="-0.01762506" calcext:value-type="float">
            <text:p>-0.01762506</text:p>
          </table:table-cell>
          <table:table-cell office:value-type="float" office:value="-0.007534342" calcext:value-type="float">
            <text:p>-0.007534342</text:p>
          </table:table-cell>
          <table:table-cell office:value-type="float" office:value="-0.005224115" calcext:value-type="float">
            <text:p>-0.005224115</text:p>
          </table:table-cell>
          <table:table-cell office:value-type="float" office:value="-0.02003118" calcext:value-type="float">
            <text:p>-0.02003118</text:p>
          </table:table-cell>
          <table:table-cell office:value-type="float" office:value="-0.02547742" calcext:value-type="float">
            <text:p>-0.02547742</text:p>
          </table:table-cell>
          <table:table-cell office:value-type="float" office:value="-0.0184818" calcext:value-type="float">
            <text:p>-0.018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20764" calcext:value-type="float">
            <text:p>-0.03020764</text:p>
          </table:table-cell>
          <table:table-cell office:value-type="float" office:value="0.006977294" calcext:value-type="float">
            <text:p>0.00697729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7.610504" calcext:value-type="float">
            <text:p>7.61050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10.033" calcext:value-type="float">
            <text:p>1110.033</text:p>
          </table:table-cell>
          <table:table-cell office:value-type="float" office:value="0.319966" calcext:value-type="float">
            <text:p>0.319966</text:p>
          </table:table-cell>
          <table:table-cell office:value-type="float" office:value="2.908509" calcext:value-type="float">
            <text:p>2.908509</text:p>
          </table:table-cell>
          <table:table-cell office:value-type="float" office:value="0.4112573" calcext:value-type="float">
            <text:p>0.4112573</text:p>
          </table:table-cell>
          <table:table-cell office:value-type="float" office:value="0.4143438" calcext:value-type="float">
            <text:p>0.4143438</text:p>
          </table:table-cell>
          <table:table-cell office:value-type="float" office:value="0.2598269" calcext:value-type="float">
            <text:p>0.2598269</text:p>
          </table:table-cell>
          <table:table-cell office:value-type="float" office:value="0.3389358" calcext:value-type="float">
            <text:p>0.3389358</text:p>
          </table:table-cell>
          <table:table-cell office:value-type="float" office:value="0.3477044" calcext:value-type="float">
            <text:p>0.3477044</text:p>
          </table:table-cell>
          <table:table-cell office:value-type="float" office:value="0.3099256" calcext:value-type="float">
            <text:p>0.3099256</text:p>
          </table:table-cell>
          <table:table-cell office:value-type="float" office:value="0.3084863" calcext:value-type="float">
            <text:p>0.3084863</text:p>
          </table:table-cell>
          <table:table-cell office:value-type="float" office:value="0.3700029" calcext:value-type="float">
            <text:p>0.3700029</text:p>
          </table:table-cell>
          <table:table-cell office:value-type="float" office:value="0.3525945" calcext:value-type="float">
            <text:p>0.3525945</text:p>
          </table:table-cell>
          <table:table-cell office:value-type="float" office:value="0.3641724" calcext:value-type="float">
            <text:p>0.3641724</text:p>
          </table:table-cell>
          <table:table-cell office:value-type="float" office:value="0.3815099" calcext:value-type="float">
            <text:p>0.3815099</text:p>
          </table:table-cell>
          <table:table-cell office:value-type="float" office:value="0.3936355" calcext:value-type="float">
            <text:p>0.3936355</text:p>
          </table:table-cell>
          <table:table-cell office:value-type="float" office:value="0.4623724" calcext:value-type="float">
            <text:p>0.4623724</text:p>
          </table:table-cell>
          <table:table-cell office:value-type="float" office:value="0" calcext:value-type="float">
            <text:p>0</text:p>
          </table:table-cell>
          <table:table-cell office:value-type="float" office:value="0.007432812" calcext:value-type="float">
            <text:p>0.007432812</text:p>
          </table:table-cell>
          <table:table-cell office:value-type="float" office:value="0.05509058" calcext:value-type="float">
            <text:p>0.05509058</text:p>
          </table:table-cell>
          <table:table-cell office:value-type="float" office:value="0.06925345" calcext:value-type="float">
            <text:p>0.06925345</text:p>
          </table:table-cell>
          <table:table-cell office:value-type="float" office:value="0.1773351" calcext:value-type="float">
            <text:p>0.1773351</text:p>
          </table:table-cell>
          <table:table-cell office:value-type="float" office:value="0.1160946" calcext:value-type="float">
            <text:p>0.1160946</text:p>
          </table:table-cell>
          <table:table-cell office:value-type="float" office:value="0.06225902" calcext:value-type="float">
            <text:p>0.06225902</text:p>
          </table:table-cell>
          <table:table-cell office:value-type="float" office:value="0.1011731" calcext:value-type="float">
            <text:p>0.1011731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56114" calcext:value-type="float">
            <text:p>-0.005056114</text:p>
          </table:table-cell>
          <table:table-cell office:value-type="float" office:value="-0.004790814" calcext:value-type="float">
            <text:p>-0.004790814</text:p>
          </table:table-cell>
          <table:table-cell office:value-type="float" office:value="-0.1094782" calcext:value-type="float">
            <text:p>-0.1094782</text:p>
          </table:table-cell>
          <table:table-cell office:value-type="float" office:value="-0.01670805" calcext:value-type="float">
            <text:p>-0.01670805</text:p>
          </table:table-cell>
          <table:table-cell office:value-type="float" office:value="-0.01427342" calcext:value-type="float">
            <text:p>-0.01427342</text:p>
          </table:table-cell>
          <table:table-cell office:value-type="float" office:value="-0.01121765" calcext:value-type="float">
            <text:p>-0.01121765</text:p>
          </table:table-cell>
          <table:table-cell office:value-type="float" office:value="-0.009903187" calcext:value-type="float">
            <text:p>-0.009903187</text:p>
          </table:table-cell>
          <table:table-cell office:value-type="float" office:value="-0.01525596" calcext:value-type="float">
            <text:p>-0.01525596</text:p>
          </table:table-cell>
          <table:table-cell office:value-type="float" office:value="-0.02412456" calcext:value-type="float">
            <text:p>-0.02412456</text:p>
          </table:table-cell>
          <table:table-cell office:value-type="float" office:value="-0.01844632" calcext:value-type="float">
            <text:p>-0.01844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133249" calcext:value-type="float">
            <text:p>-0.005133249</text:p>
          </table:table-cell>
          <table:table-cell office:value-type="float" office:value="0.006435309" calcext:value-type="float">
            <text:p>0.00643530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1526" calcext:value-type="float">
            <text:p>-2.3815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7.632489" calcext:value-type="float">
            <text:p>7.632489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9.52" calcext:value-type="float">
            <text:p>1109.52</text:p>
          </table:table-cell>
          <table:table-cell office:value-type="float" office:value="0.8107584" calcext:value-type="float">
            <text:p>0.8107584</text:p>
          </table:table-cell>
          <table:table-cell office:value-type="float" office:value="1.43863" calcext:value-type="float">
            <text:p>1.43863</text:p>
          </table:table-cell>
          <table:table-cell office:value-type="float" office:value="0.3117704" calcext:value-type="float">
            <text:p>0.3117704</text:p>
          </table:table-cell>
          <table:table-cell office:value-type="float" office:value="0.3335973" calcext:value-type="float">
            <text:p>0.3335973</text:p>
          </table:table-cell>
          <table:table-cell office:value-type="float" office:value="0.3195831" calcext:value-type="float">
            <text:p>0.3195831</text:p>
          </table:table-cell>
          <table:table-cell office:value-type="float" office:value="0.3351308" calcext:value-type="float">
            <text:p>0.3351308</text:p>
          </table:table-cell>
          <table:table-cell office:value-type="float" office:value="0.3446301" calcext:value-type="float">
            <text:p>0.3446301</text:p>
          </table:table-cell>
          <table:table-cell office:value-type="float" office:value="0.3075061" calcext:value-type="float">
            <text:p>0.3075061</text:p>
          </table:table-cell>
          <table:table-cell office:value-type="float" office:value="0.3104339" calcext:value-type="float">
            <text:p>0.3104339</text:p>
          </table:table-cell>
          <table:table-cell office:value-type="float" office:value="0.3725724" calcext:value-type="float">
            <text:p>0.3725724</text:p>
          </table:table-cell>
          <table:table-cell office:value-type="float" office:value="0.3539307" calcext:value-type="float">
            <text:p>0.3539307</text:p>
          </table:table-cell>
          <table:table-cell office:value-type="float" office:value="0.3642892" calcext:value-type="float">
            <text:p>0.3642892</text:p>
          </table:table-cell>
          <table:table-cell office:value-type="float" office:value="0.3814873" calcext:value-type="float">
            <text:p>0.3814873</text:p>
          </table:table-cell>
          <table:table-cell office:value-type="float" office:value="0.393623" calcext:value-type="float">
            <text:p>0.393623</text:p>
          </table:table-cell>
          <table:table-cell office:value-type="float" office:value="0.4623586" calcext:value-type="float">
            <text:p>0.4623586</text:p>
          </table:table-cell>
          <table:table-cell office:value-type="float" office:value="0" calcext:value-type="float">
            <text:p>0</text:p>
          </table:table-cell>
          <table:table-cell office:value-type="float" office:value="0.08377271" calcext:value-type="float">
            <text:p>0.08377271</text:p>
          </table:table-cell>
          <table:table-cell office:value-type="float" office:value="0.05631416" calcext:value-type="float">
            <text:p>0.05631416</text:p>
          </table:table-cell>
          <table:table-cell office:value-type="float" office:value="0.06690469" calcext:value-type="float">
            <text:p>0.06690469</text:p>
          </table:table-cell>
          <table:table-cell office:value-type="float" office:value="0.1781766" calcext:value-type="float">
            <text:p>0.1781766</text:p>
          </table:table-cell>
          <table:table-cell office:value-type="float" office:value="0.116261" calcext:value-type="float">
            <text:p>0.116261</text:p>
          </table:table-cell>
          <table:table-cell office:value-type="float" office:value="0.06199362" calcext:value-type="float">
            <text:p>0.06199362</text:p>
          </table:table-cell>
          <table:table-cell office:value-type="float" office:value="0.09550232" calcext:value-type="float">
            <text:p>0.09550232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08725" calcext:value-type="float">
            <text:p>-0.02608725</text:p>
          </table:table-cell>
          <table:table-cell office:value-type="float" office:value="-0.01775968" calcext:value-type="float">
            <text:p>-0.01775968</text:p>
          </table:table-cell>
          <table:table-cell office:value-type="float" office:value="-0.02408527" calcext:value-type="float">
            <text:p>-0.02408527</text:p>
          </table:table-cell>
          <table:table-cell office:value-type="float" office:value="-0.01787484" calcext:value-type="float">
            <text:p>-0.01787484</text:p>
          </table:table-cell>
          <table:table-cell office:value-type="float" office:value="-0.01505852" calcext:value-type="float">
            <text:p>-0.01505852</text:p>
          </table:table-cell>
          <table:table-cell office:value-type="float" office:value="-0.01191585" calcext:value-type="float">
            <text:p>-0.01191585</text:p>
          </table:table-cell>
          <table:table-cell office:value-type="float" office:value="-0.009436152" calcext:value-type="float">
            <text:p>-0.009436152</text:p>
          </table:table-cell>
          <table:table-cell office:value-type="float" office:value="-0.01312851" calcext:value-type="float">
            <text:p>-0.01312851</text:p>
          </table:table-cell>
          <table:table-cell office:value-type="float" office:value="-0.02265379" calcext:value-type="float">
            <text:p>-0.02265379</text:p>
          </table:table-cell>
          <table:table-cell office:value-type="float" office:value="-0.01834637" calcext:value-type="float">
            <text:p>-0.01834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69338" calcext:value-type="float">
            <text:p>-0.03569338</text:p>
          </table:table-cell>
          <table:table-cell office:value-type="float" office:value="0.00646998" calcext:value-type="float">
            <text:p>0.0064699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2924" calcext:value-type="float">
            <text:p>-2.3829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8.365611" calcext:value-type="float">
            <text:p>8.365611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8.367" calcext:value-type="float">
            <text:p>1108.367</text:p>
          </table:table-cell>
          <table:table-cell office:value-type="float" office:value="1.230715" calcext:value-type="float">
            <text:p>1.230715</text:p>
          </table:table-cell>
          <table:table-cell office:value-type="float" office:value="0" calcext:value-type="float">
            <text:p>0</text:p>
          </table:table-cell>
          <table:table-cell office:value-type="float" office:value="0.2963777" calcext:value-type="float">
            <text:p>0.2963777</text:p>
          </table:table-cell>
          <table:table-cell office:value-type="float" office:value="0.3311128" calcext:value-type="float">
            <text:p>0.3311128</text:p>
          </table:table-cell>
          <table:table-cell office:value-type="float" office:value="0.3458801" calcext:value-type="float">
            <text:p>0.3458801</text:p>
          </table:table-cell>
          <table:table-cell office:value-type="float" office:value="0.3480451" calcext:value-type="float">
            <text:p>0.3480451</text:p>
          </table:table-cell>
          <table:table-cell office:value-type="float" office:value="0.3492979" calcext:value-type="float">
            <text:p>0.3492979</text:p>
          </table:table-cell>
          <table:table-cell office:value-type="float" office:value="0.3047773" calcext:value-type="float">
            <text:p>0.3047773</text:p>
          </table:table-cell>
          <table:table-cell office:value-type="float" office:value="0.3056625" calcext:value-type="float">
            <text:p>0.3056625</text:p>
          </table:table-cell>
          <table:table-cell office:value-type="float" office:value="0.3737719" calcext:value-type="float">
            <text:p>0.3737719</text:p>
          </table:table-cell>
          <table:table-cell office:value-type="float" office:value="0.3552595" calcext:value-type="float">
            <text:p>0.3552595</text:p>
          </table:table-cell>
          <table:table-cell office:value-type="float" office:value="0.3644873" calcext:value-type="float">
            <text:p>0.3644873</text:p>
          </table:table-cell>
          <table:table-cell office:value-type="float" office:value="0.3814506" calcext:value-type="float">
            <text:p>0.3814506</text:p>
          </table:table-cell>
          <table:table-cell office:value-type="float" office:value="0.3936061" calcext:value-type="float">
            <text:p>0.3936061</text:p>
          </table:table-cell>
          <table:table-cell office:value-type="float" office:value="0.4623551" calcext:value-type="float">
            <text:p>0.4623551</text:p>
          </table:table-cell>
          <table:table-cell office:value-type="float" office:value="0" calcext:value-type="float">
            <text:p>0</text:p>
          </table:table-cell>
          <table:table-cell office:value-type="float" office:value="0.09741879" calcext:value-type="float">
            <text:p>0.09741879</text:p>
          </table:table-cell>
          <table:table-cell office:value-type="float" office:value="0.01408976" calcext:value-type="float">
            <text:p>0.01408976</text:p>
          </table:table-cell>
          <table:table-cell office:value-type="float" office:value="0.04766812" calcext:value-type="float">
            <text:p>0.04766812</text:p>
          </table:table-cell>
          <table:table-cell office:value-type="float" office:value="0.1756954" calcext:value-type="float">
            <text:p>0.1756954</text:p>
          </table:table-cell>
          <table:table-cell office:value-type="float" office:value="0.1156801" calcext:value-type="float">
            <text:p>0.1156801</text:p>
          </table:table-cell>
          <table:table-cell office:value-type="float" office:value="0.06167667" calcext:value-type="float">
            <text:p>0.06167667</text:p>
          </table:table-cell>
          <table:table-cell office:value-type="float" office:value="0.089806" calcext:value-type="float">
            <text:p>0.08980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15959" calcext:value-type="float">
            <text:p>-0.03615959</text:p>
          </table:table-cell>
          <table:table-cell office:value-type="float" office:value="-0.01879268" calcext:value-type="float">
            <text:p>-0.01879268</text:p>
          </table:table-cell>
          <table:table-cell office:value-type="float" office:value="-0.01455048" calcext:value-type="float">
            <text:p>-0.01455048</text:p>
          </table:table-cell>
          <table:table-cell office:value-type="float" office:value="-0.01418314" calcext:value-type="float">
            <text:p>-0.01418314</text:p>
          </table:table-cell>
          <table:table-cell office:value-type="float" office:value="-0.01390326" calcext:value-type="float">
            <text:p>-0.01390326</text:p>
          </table:table-cell>
          <table:table-cell office:value-type="float" office:value="-0.01276112" calcext:value-type="float">
            <text:p>-0.01276112</text:p>
          </table:table-cell>
          <table:table-cell office:value-type="float" office:value="-0.01075182" calcext:value-type="float">
            <text:p>-0.01075182</text:p>
          </table:table-cell>
          <table:table-cell office:value-type="float" office:value="-0.01224102" calcext:value-type="float">
            <text:p>-0.01224102</text:p>
          </table:table-cell>
          <table:table-cell office:value-type="float" office:value="-0.02128458" calcext:value-type="float">
            <text:p>-0.02128458</text:p>
          </table:table-cell>
          <table:table-cell office:value-type="float" office:value="-0.01817697" calcext:value-type="float">
            <text:p>-0.01817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23477" calcext:value-type="float">
            <text:p>-0.05623477</text:p>
          </table:table-cell>
          <table:table-cell office:value-type="float" office:value="0.006167169" calcext:value-type="float">
            <text:p>0.00616716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1929" calcext:value-type="float">
            <text:p>-2.3819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9.328758" calcext:value-type="float">
            <text:p>9.32875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7.129" calcext:value-type="float">
            <text:p>1107.129</text:p>
          </table:table-cell>
          <table:table-cell office:value-type="float" office:value="1.505814" calcext:value-type="float">
            <text:p>1.505814</text:p>
          </table:table-cell>
          <table:table-cell office:value-type="float" office:value="0" calcext:value-type="float">
            <text:p>0</text:p>
          </table:table-cell>
          <table:table-cell office:value-type="float" office:value="0.3171118" calcext:value-type="float">
            <text:p>0.3171118</text:p>
          </table:table-cell>
          <table:table-cell office:value-type="float" office:value="0.3383196" calcext:value-type="float">
            <text:p>0.3383196</text:p>
          </table:table-cell>
          <table:table-cell office:value-type="float" office:value="0.3521377" calcext:value-type="float">
            <text:p>0.3521377</text:p>
          </table:table-cell>
          <table:table-cell office:value-type="float" office:value="0.3556848" calcext:value-type="float">
            <text:p>0.3556848</text:p>
          </table:table-cell>
          <table:table-cell office:value-type="float" office:value="0.3562086" calcext:value-type="float">
            <text:p>0.3562086</text:p>
          </table:table-cell>
          <table:table-cell office:value-type="float" office:value="0.3059388" calcext:value-type="float">
            <text:p>0.3059388</text:p>
          </table:table-cell>
          <table:table-cell office:value-type="float" office:value="0.3037809" calcext:value-type="float">
            <text:p>0.3037809</text:p>
          </table:table-cell>
          <table:table-cell office:value-type="float" office:value="0.3738891" calcext:value-type="float">
            <text:p>0.3738891</text:p>
          </table:table-cell>
          <table:table-cell office:value-type="float" office:value="0.3565224" calcext:value-type="float">
            <text:p>0.3565224</text:p>
          </table:table-cell>
          <table:table-cell office:value-type="float" office:value="0.3647366" calcext:value-type="float">
            <text:p>0.3647366</text:p>
          </table:table-cell>
          <table:table-cell office:value-type="float" office:value="0.381442" calcext:value-type="float">
            <text:p>0.381442</text:p>
          </table:table-cell>
          <table:table-cell office:value-type="float" office:value="0.3935974" calcext:value-type="float">
            <text:p>0.3935974</text:p>
          </table:table-cell>
          <table:table-cell office:value-type="float" office:value="0.46236" calcext:value-type="float">
            <text:p>0.46236</text:p>
          </table:table-cell>
          <table:table-cell office:value-type="float" office:value="0" calcext:value-type="float">
            <text:p>0</text:p>
          </table:table-cell>
          <table:table-cell office:value-type="float" office:value="0.06536962" calcext:value-type="float">
            <text:p>0.06536962</text:p>
          </table:table-cell>
          <table:table-cell office:value-type="float" office:value="0.009414278" calcext:value-type="float">
            <text:p>0.009414278</text:p>
          </table:table-cell>
          <table:table-cell office:value-type="float" office:value="0.00554215" calcext:value-type="float">
            <text:p>0.00554215</text:p>
          </table:table-cell>
          <table:table-cell office:value-type="float" office:value="0.1703912" calcext:value-type="float">
            <text:p>0.1703912</text:p>
          </table:table-cell>
          <table:table-cell office:value-type="float" office:value="0.1144714" calcext:value-type="float">
            <text:p>0.1144714</text:p>
          </table:table-cell>
          <table:table-cell office:value-type="float" office:value="0.06130522" calcext:value-type="float">
            <text:p>0.06130522</text:p>
          </table:table-cell>
          <table:table-cell office:value-type="float" office:value="0.08411098" calcext:value-type="float">
            <text:p>0.08411098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07277" calcext:value-type="float">
            <text:p>-0.02407277</text:p>
          </table:table-cell>
          <table:table-cell office:value-type="float" office:value="-0.01651543" calcext:value-type="float">
            <text:p>-0.01651543</text:p>
          </table:table-cell>
          <table:table-cell office:value-type="float" office:value="-0.01304109" calcext:value-type="float">
            <text:p>-0.01304109</text:p>
          </table:table-cell>
          <table:table-cell office:value-type="float" office:value="-0.01239858" calcext:value-type="float">
            <text:p>-0.01239858</text:p>
          </table:table-cell>
          <table:table-cell office:value-type="float" office:value="-0.01231395" calcext:value-type="float">
            <text:p>-0.01231395</text:p>
          </table:table-cell>
          <table:table-cell office:value-type="float" office:value="-0.01240791" calcext:value-type="float">
            <text:p>-0.01240791</text:p>
          </table:table-cell>
          <table:table-cell office:value-type="float" office:value="-0.01134313" calcext:value-type="float">
            <text:p>-0.01134313</text:p>
          </table:table-cell>
          <table:table-cell office:value-type="float" office:value="-0.01215121" calcext:value-type="float">
            <text:p>-0.01215121</text:p>
          </table:table-cell>
          <table:table-cell office:value-type="float" office:value="-0.0200662" calcext:value-type="float">
            <text:p>-0.0200662</text:p>
          </table:table-cell>
          <table:table-cell office:value-type="float" office:value="-0.01796617" calcext:value-type="float">
            <text:p>-0.0179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89712" calcext:value-type="float">
            <text:p>-0.03089712</text:p>
          </table:table-cell>
          <table:table-cell office:value-type="float" office:value="0.00582505" calcext:value-type="float">
            <text:p>0.0058250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0909" calcext:value-type="float">
            <text:p>-2.380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10.18517" calcext:value-type="float">
            <text:p>10.18517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5.939" calcext:value-type="float">
            <text:p>1105.939</text:p>
          </table:table-cell>
          <table:table-cell office:value-type="float" office:value="1.839472" calcext:value-type="float">
            <text:p>1.839472</text:p>
          </table:table-cell>
          <table:table-cell office:value-type="float" office:value="0" calcext:value-type="float">
            <text:p>0</text:p>
          </table:table-cell>
          <table:table-cell office:value-type="float" office:value="0.3216359" calcext:value-type="float">
            <text:p>0.3216359</text:p>
          </table:table-cell>
          <table:table-cell office:value-type="float" office:value="0.3365076" calcext:value-type="float">
            <text:p>0.3365076</text:p>
          </table:table-cell>
          <table:table-cell office:value-type="float" office:value="0.3495217" calcext:value-type="float">
            <text:p>0.3495217</text:p>
          </table:table-cell>
          <table:table-cell office:value-type="float" office:value="0.357124" calcext:value-type="float">
            <text:p>0.357124</text:p>
          </table:table-cell>
          <table:table-cell office:value-type="float" office:value="0.3592425" calcext:value-type="float">
            <text:p>0.3592425</text:p>
          </table:table-cell>
          <table:table-cell office:value-type="float" office:value="0.3083915" calcext:value-type="float">
            <text:p>0.3083915</text:p>
          </table:table-cell>
          <table:table-cell office:value-type="float" office:value="0.3049024" calcext:value-type="float">
            <text:p>0.3049024</text:p>
          </table:table-cell>
          <table:table-cell office:value-type="float" office:value="0.3740764" calcext:value-type="float">
            <text:p>0.3740764</text:p>
          </table:table-cell>
          <table:table-cell office:value-type="float" office:value="0.3577912" calcext:value-type="float">
            <text:p>0.3577912</text:p>
          </table:table-cell>
          <table:table-cell office:value-type="float" office:value="0.3650416" calcext:value-type="float">
            <text:p>0.3650416</text:p>
          </table:table-cell>
          <table:table-cell office:value-type="float" office:value="0.3814624" calcext:value-type="float">
            <text:p>0.3814624</text:p>
          </table:table-cell>
          <table:table-cell office:value-type="float" office:value="0.3935957" calcext:value-type="float">
            <text:p>0.3935957</text:p>
          </table:table-cell>
          <table:table-cell office:value-type="float" office:value="0.4623664" calcext:value-type="float">
            <text:p>0.4623664</text:p>
          </table:table-cell>
          <table:table-cell office:value-type="float" office:value="0" calcext:value-type="float">
            <text:p>0</text:p>
          </table:table-cell>
          <table:table-cell office:value-type="float" office:value="0.04959913" calcext:value-type="float">
            <text:p>0.04959913</text:p>
          </table:table-cell>
          <table:table-cell office:value-type="float" office:value="0.005429018" calcext:value-type="float">
            <text:p>0.005429018</text:p>
          </table:table-cell>
          <table:table-cell office:value-type="float" office:value="0.0003662189" calcext:value-type="float">
            <text:p>0.0003662189</text:p>
          </table:table-cell>
          <table:table-cell office:value-type="float" office:value="0.1496638" calcext:value-type="float">
            <text:p>0.1496638</text:p>
          </table:table-cell>
          <table:table-cell office:value-type="float" office:value="0.1099467" calcext:value-type="float">
            <text:p>0.1099467</text:p>
          </table:table-cell>
          <table:table-cell office:value-type="float" office:value="0.06072227" calcext:value-type="float">
            <text:p>0.06072227</text:p>
          </table:table-cell>
          <table:table-cell office:value-type="float" office:value="0.07842447" calcext:value-type="float">
            <text:p>0.07842447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52505" calcext:value-type="float">
            <text:p>-0.02252505</text:p>
          </table:table-cell>
          <table:table-cell office:value-type="float" office:value="-0.01720688" calcext:value-type="float">
            <text:p>-0.01720688</text:p>
          </table:table-cell>
          <table:table-cell office:value-type="float" office:value="-0.01369763" calcext:value-type="float">
            <text:p>-0.01369763</text:p>
          </table:table-cell>
          <table:table-cell office:value-type="float" office:value="-0.01208051" calcext:value-type="float">
            <text:p>-0.01208051</text:p>
          </table:table-cell>
          <table:table-cell office:value-type="float" office:value="-0.01166766" calcext:value-type="float">
            <text:p>-0.01166766</text:p>
          </table:table-cell>
          <table:table-cell office:value-type="float" office:value="-0.01167995" calcext:value-type="float">
            <text:p>-0.01167995</text:p>
          </table:table-cell>
          <table:table-cell office:value-type="float" office:value="-0.01098122" calcext:value-type="float">
            <text:p>-0.01098122</text:p>
          </table:table-cell>
          <table:table-cell office:value-type="float" office:value="-0.01202412" calcext:value-type="float">
            <text:p>-0.01202412</text:p>
          </table:table-cell>
          <table:table-cell office:value-type="float" office:value="-0.0189132" calcext:value-type="float">
            <text:p>-0.0189132</text:p>
          </table:table-cell>
          <table:table-cell office:value-type="float" office:value="-0.01771137" calcext:value-type="float">
            <text:p>-0.0177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34298" calcext:value-type="float">
            <text:p>-0.02734298</text:p>
          </table:table-cell>
          <table:table-cell office:value-type="float" office:value="0.00559224" calcext:value-type="float">
            <text:p>0.0055922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0797" calcext:value-type="float">
            <text:p>-2.3807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62" calcext:value-type="float">
            <text:p>62</text:p>
          </table:table-cell>
          <table:table-cell office:value-type="float" office:value="10.0493" calcext:value-type="float">
            <text:p>10.0493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5.689" calcext:value-type="float">
            <text:p>1105.689</text:p>
          </table:table-cell>
          <table:table-cell office:value-type="float" office:value="2.625617" calcext:value-type="float">
            <text:p>2.625617</text:p>
          </table:table-cell>
          <table:table-cell office:value-type="float" office:value="0" calcext:value-type="float">
            <text:p>0</text:p>
          </table:table-cell>
          <table:table-cell office:value-type="float" office:value="0.3298426" calcext:value-type="float">
            <text:p>0.3298426</text:p>
          </table:table-cell>
          <table:table-cell office:value-type="float" office:value="0.3335822" calcext:value-type="float">
            <text:p>0.3335822</text:p>
          </table:table-cell>
          <table:table-cell office:value-type="float" office:value="0.340385" calcext:value-type="float">
            <text:p>0.340385</text:p>
          </table:table-cell>
          <table:table-cell office:value-type="float" office:value="0.3478377" calcext:value-type="float">
            <text:p>0.3478377</text:p>
          </table:table-cell>
          <table:table-cell office:value-type="float" office:value="0.3529294" calcext:value-type="float">
            <text:p>0.3529294</text:p>
          </table:table-cell>
          <table:table-cell office:value-type="float" office:value="0.3097849" calcext:value-type="float">
            <text:p>0.3097849</text:p>
          </table:table-cell>
          <table:table-cell office:value-type="float" office:value="0.3099202" calcext:value-type="float">
            <text:p>0.3099202</text:p>
          </table:table-cell>
          <table:table-cell office:value-type="float" office:value="0.3752654" calcext:value-type="float">
            <text:p>0.3752654</text:p>
          </table:table-cell>
          <table:table-cell office:value-type="float" office:value="0.3589054" calcext:value-type="float">
            <text:p>0.3589054</text:p>
          </table:table-cell>
          <table:table-cell office:value-type="float" office:value="0.3653789" calcext:value-type="float">
            <text:p>0.3653789</text:p>
          </table:table-cell>
          <table:table-cell office:value-type="float" office:value="0.3815112" calcext:value-type="float">
            <text:p>0.3815112</text:p>
          </table:table-cell>
          <table:table-cell office:value-type="float" office:value="0.3935944" calcext:value-type="float">
            <text:p>0.393594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0.05291061" calcext:value-type="float">
            <text:p>0.05291061</text:p>
          </table:table-cell>
          <table:table-cell office:value-type="float" office:value="0.00629786" calcext:value-type="float">
            <text:p>0.00629786</text:p>
          </table:table-cell>
          <table:table-cell office:value-type="float" office:value="0.0005573989" calcext:value-type="float">
            <text:p>0.0005573989</text:p>
          </table:table-cell>
          <table:table-cell office:value-type="float" office:value="0.1496998" calcext:value-type="float">
            <text:p>0.1496998</text:p>
          </table:table-cell>
          <table:table-cell office:value-type="float" office:value="0.1099202" calcext:value-type="float">
            <text:p>0.1099202</text:p>
          </table:table-cell>
          <table:table-cell office:value-type="float" office:value="0.06043254" calcext:value-type="float">
            <text:p>0.06043254</text:p>
          </table:table-cell>
          <table:table-cell office:value-type="float" office:value="0.07281519" calcext:value-type="float">
            <text:p>0.07281519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7315" calcext:value-type="float">
            <text:p>-0.0197315</text:p>
          </table:table-cell>
          <table:table-cell office:value-type="float" office:value="-0.01833499" calcext:value-type="float">
            <text:p>-0.01833499</text:p>
          </table:table-cell>
          <table:table-cell office:value-type="float" office:value="-0.01618909" calcext:value-type="float">
            <text:p>-0.01618909</text:p>
          </table:table-cell>
          <table:table-cell office:value-type="float" office:value="-0.0142369" calcext:value-type="float">
            <text:p>-0.0142369</text:p>
          </table:table-cell>
          <table:table-cell office:value-type="float" office:value="-0.01302534" calcext:value-type="float">
            <text:p>-0.01302534</text:p>
          </table:table-cell>
          <table:table-cell office:value-type="float" office:value="-0.01127823" calcext:value-type="float">
            <text:p>-0.01127823</text:p>
          </table:table-cell>
          <table:table-cell office:value-type="float" office:value="-0.009530425" calcext:value-type="float">
            <text:p>-0.009530425</text:p>
          </table:table-cell>
          <table:table-cell office:value-type="float" office:value="-0.01123176" calcext:value-type="float">
            <text:p>-0.01123176</text:p>
          </table:table-cell>
          <table:table-cell office:value-type="float" office:value="-0.01795941" calcext:value-type="float">
            <text:p>-0.01795941</text:p>
          </table:table-cell>
          <table:table-cell office:value-type="float" office:value="-0.01743377" calcext:value-type="float">
            <text:p>-0.01743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16914" calcext:value-type="float">
            <text:p>-0.02116914</text:p>
          </table:table-cell>
          <table:table-cell office:value-type="float" office:value="0.005535697" calcext:value-type="float">
            <text:p>0.00553569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2065" calcext:value-type="float">
            <text:p>-2.3820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62.99998" calcext:value-type="float">
            <text:p>62.99998</text:p>
          </table:table-cell>
          <table:table-cell office:value-type="float" office:value="10.09752" calcext:value-type="float">
            <text:p>10.09752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6.266" calcext:value-type="float">
            <text:p>1106.266</text:p>
          </table:table-cell>
          <table:table-cell office:value-type="float" office:value="3.000169" calcext:value-type="float">
            <text:p>3.000169</text:p>
          </table:table-cell>
          <table:table-cell office:value-type="float" office:value="0" calcext:value-type="float">
            <text:p>0</text:p>
          </table:table-cell>
          <table:table-cell office:value-type="float" office:value="0.3095118" calcext:value-type="float">
            <text:p>0.3095118</text:p>
          </table:table-cell>
          <table:table-cell office:value-type="float" office:value="0.3332568" calcext:value-type="float">
            <text:p>0.3332568</text:p>
          </table:table-cell>
          <table:table-cell office:value-type="float" office:value="0.3490595" calcext:value-type="float">
            <text:p>0.3490595</text:p>
          </table:table-cell>
          <table:table-cell office:value-type="float" office:value="0.3565714" calcext:value-type="float">
            <text:p>0.3565714</text:p>
          </table:table-cell>
          <table:table-cell office:value-type="float" office:value="0.3593796" calcext:value-type="float">
            <text:p>0.3593796</text:p>
          </table:table-cell>
          <table:table-cell office:value-type="float" office:value="0.3106426" calcext:value-type="float">
            <text:p>0.3106426</text:p>
          </table:table-cell>
          <table:table-cell office:value-type="float" office:value="0.3087872" calcext:value-type="float">
            <text:p>0.3087872</text:p>
          </table:table-cell>
          <table:table-cell office:value-type="float" office:value="0.3758974" calcext:value-type="float">
            <text:p>0.3758974</text:p>
          </table:table-cell>
          <table:table-cell office:value-type="float" office:value="0.359942" calcext:value-type="float">
            <text:p>0.359942</text:p>
          </table:table-cell>
          <table:table-cell office:value-type="float" office:value="0.3657373" calcext:value-type="float">
            <text:p>0.3657373</text:p>
          </table:table-cell>
          <table:table-cell office:value-type="float" office:value="0.3815854" calcext:value-type="float">
            <text:p>0.3815854</text:p>
          </table:table-cell>
          <table:table-cell office:value-type="float" office:value="0.3935956" calcext:value-type="float">
            <text:p>0.3935956</text:p>
          </table:table-cell>
          <table:table-cell office:value-type="float" office:value="0.4623617" calcext:value-type="float">
            <text:p>0.4623617</text:p>
          </table:table-cell>
          <table:table-cell office:value-type="float" office:value="0" calcext:value-type="float">
            <text:p>0</text:p>
          </table:table-cell>
          <table:table-cell office:value-type="float" office:value="0.07540397" calcext:value-type="float">
            <text:p>0.07540397</text:p>
          </table:table-cell>
          <table:table-cell office:value-type="float" office:value="0.009592804" calcext:value-type="float">
            <text:p>0.009592804</text:p>
          </table:table-cell>
          <table:table-cell office:value-type="float" office:value="0.0008504518" calcext:value-type="float">
            <text:p>0.0008504518</text:p>
          </table:table-cell>
          <table:table-cell office:value-type="float" office:value="0.1341358" calcext:value-type="float">
            <text:p>0.1341358</text:p>
          </table:table-cell>
          <table:table-cell office:value-type="float" office:value="0.1065271" calcext:value-type="float">
            <text:p>0.1065271</text:p>
          </table:table-cell>
          <table:table-cell office:value-type="float" office:value="0.05993246" calcext:value-type="float">
            <text:p>0.05993246</text:p>
          </table:table-cell>
          <table:table-cell office:value-type="float" office:value="0.06721622" calcext:value-type="float">
            <text:p>0.06721622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98137" calcext:value-type="float">
            <text:p>-0.02798137</text:p>
          </table:table-cell>
          <table:table-cell office:value-type="float" office:value="-0.01818673" calcext:value-type="float">
            <text:p>-0.01818673</text:p>
          </table:table-cell>
          <table:table-cell office:value-type="float" office:value="-0.01379727" calcext:value-type="float">
            <text:p>-0.01379727</text:p>
          </table:table-cell>
          <table:table-cell office:value-type="float" office:value="-0.01220281" calcext:value-type="float">
            <text:p>-0.01220281</text:p>
          </table:table-cell>
          <table:table-cell office:value-type="float" office:value="-0.01164627" calcext:value-type="float">
            <text:p>-0.01164627</text:p>
          </table:table-cell>
          <table:table-cell office:value-type="float" office:value="-0.01105601" calcext:value-type="float">
            <text:p>-0.01105601</text:p>
          </table:table-cell>
          <table:table-cell office:value-type="float" office:value="-0.009885876" calcext:value-type="float">
            <text:p>-0.009885876</text:p>
          </table:table-cell>
          <table:table-cell office:value-type="float" office:value="-0.01082716" calcext:value-type="float">
            <text:p>-0.01082716</text:p>
          </table:table-cell>
          <table:table-cell office:value-type="float" office:value="-0.01711758" calcext:value-type="float">
            <text:p>-0.01711758</text:p>
          </table:table-cell>
          <table:table-cell office:value-type="float" office:value="-0.01714409" calcext:value-type="float">
            <text:p>-0.01714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42533" calcext:value-type="float">
            <text:p>-0.03842533</text:p>
          </table:table-cell>
          <table:table-cell office:value-type="float" office:value="0.005444334" calcext:value-type="float">
            <text:p>0.00544433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2599" calcext:value-type="float">
            <text:p>-2.3825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0.2182" calcext:value-type="float">
            <text:p>10.2182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5.868" calcext:value-type="float">
            <text:p>1105.868</text:p>
          </table:table-cell>
          <table:table-cell office:value-type="float" office:value="3.777466" calcext:value-type="float">
            <text:p>3.777466</text:p>
          </table:table-cell>
          <table:table-cell office:value-type="float" office:value="2.790858" calcext:value-type="float">
            <text:p>2.790858</text:p>
          </table:table-cell>
          <table:table-cell office:value-type="float" office:value="0.2160233" calcext:value-type="float">
            <text:p>0.2160233</text:p>
          </table:table-cell>
          <table:table-cell office:value-type="float" office:value="0.3093356" calcext:value-type="float">
            <text:p>0.3093356</text:p>
          </table:table-cell>
          <table:table-cell office:value-type="float" office:value="0.3330255" calcext:value-type="float">
            <text:p>0.3330255</text:p>
          </table:table-cell>
          <table:table-cell office:value-type="float" office:value="0.3456696" calcext:value-type="float">
            <text:p>0.3456696</text:p>
          </table:table-cell>
          <table:table-cell office:value-type="float" office:value="0.3521228" calcext:value-type="float">
            <text:p>0.3521228</text:p>
          </table:table-cell>
          <table:table-cell office:value-type="float" office:value="0.3102911" calcext:value-type="float">
            <text:p>0.3102911</text:p>
          </table:table-cell>
          <table:table-cell office:value-type="float" office:value="0.311802" calcext:value-type="float">
            <text:p>0.311802</text:p>
          </table:table-cell>
          <table:table-cell office:value-type="float" office:value="0.3764468" calcext:value-type="float">
            <text:p>0.3764468</text:p>
          </table:table-cell>
          <table:table-cell office:value-type="float" office:value="0.3609685" calcext:value-type="float">
            <text:p>0.3609685</text:p>
          </table:table-cell>
          <table:table-cell office:value-type="float" office:value="0.3661235" calcext:value-type="float">
            <text:p>0.3661235</text:p>
          </table:table-cell>
          <table:table-cell office:value-type="float" office:value="0.3816816" calcext:value-type="float">
            <text:p>0.3816816</text:p>
          </table:table-cell>
          <table:table-cell office:value-type="float" office:value="0.3935858" calcext:value-type="float">
            <text:p>0.3935858</text:p>
          </table:table-cell>
          <table:table-cell office:value-type="float" office:value="0.4623627" calcext:value-type="float">
            <text:p>0.4623627</text:p>
          </table:table-cell>
          <table:table-cell office:value-type="float" office:value="0" calcext:value-type="float">
            <text:p>0</text:p>
          </table:table-cell>
          <table:table-cell office:value-type="float" office:value="0.2098253" calcext:value-type="float">
            <text:p>0.2098253</text:p>
          </table:table-cell>
          <table:table-cell office:value-type="float" office:value="0.03330589" calcext:value-type="float">
            <text:p>0.03330589</text:p>
          </table:table-cell>
          <table:table-cell office:value-type="float" office:value="0.003926677" calcext:value-type="float">
            <text:p>0.003926677</text:p>
          </table:table-cell>
          <table:table-cell office:value-type="float" office:value="0.1345282" calcext:value-type="float">
            <text:p>0.1345282</text:p>
          </table:table-cell>
          <table:table-cell office:value-type="float" office:value="0.106577" calcext:value-type="float">
            <text:p>0.106577</text:p>
          </table:table-cell>
          <table:table-cell office:value-type="float" office:value="0.0596565" calcext:value-type="float">
            <text:p>0.0596565</text:p>
          </table:table-cell>
          <table:table-cell office:value-type="float" office:value="0.06167745" calcext:value-type="float">
            <text:p>0.06167745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5717" calcext:value-type="float">
            <text:p>-0.405717</text:p>
          </table:table-cell>
          <table:table-cell office:value-type="float" office:value="-0.02902375" calcext:value-type="float">
            <text:p>-0.02902375</text:p>
          </table:table-cell>
          <table:table-cell office:value-type="float" office:value="-0.01847566" calcext:value-type="float">
            <text:p>-0.01847566</text:p>
          </table:table-cell>
          <table:table-cell office:value-type="float" office:value="-0.01477448" calcext:value-type="float">
            <text:p>-0.01477448</text:p>
          </table:table-cell>
          <table:table-cell office:value-type="float" office:value="-0.01319971" calcext:value-type="float">
            <text:p>-0.01319971</text:p>
          </table:table-cell>
          <table:table-cell office:value-type="float" office:value="-0.01113989" calcext:value-type="float">
            <text:p>-0.01113989</text:p>
          </table:table-cell>
          <table:table-cell office:value-type="float" office:value="-0.009056274" calcext:value-type="float">
            <text:p>-0.009056274</text:p>
          </table:table-cell>
          <table:table-cell office:value-type="float" office:value="-0.01049071" calcext:value-type="float">
            <text:p>-0.01049071</text:p>
          </table:table-cell>
          <table:table-cell office:value-type="float" office:value="-0.01632742" calcext:value-type="float">
            <text:p>-0.01632742</text:p>
          </table:table-cell>
          <table:table-cell office:value-type="float" office:value="-0.01683778" calcext:value-type="float">
            <text:p>-0.01683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50914" calcext:value-type="float">
            <text:p>-1.550914</text:p>
          </table:table-cell>
          <table:table-cell office:value-type="float" office:value="0.005600761" calcext:value-type="float">
            <text:p>0.00560076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5345" calcext:value-type="float">
            <text:p>-2.3853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0.78271" calcext:value-type="float">
            <text:p>10.78271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5.005" calcext:value-type="float">
            <text:p>1105.005</text:p>
          </table:table-cell>
          <table:table-cell office:value-type="float" office:value="4.075533" calcext:value-type="float">
            <text:p>4.075533</text:p>
          </table:table-cell>
          <table:table-cell office:value-type="float" office:value="0" calcext:value-type="float">
            <text:p>0</text:p>
          </table:table-cell>
          <table:table-cell office:value-type="float" office:value="0.3082878" calcext:value-type="float">
            <text:p>0.3082878</text:p>
          </table:table-cell>
          <table:table-cell office:value-type="float" office:value="0.3324184" calcext:value-type="float">
            <text:p>0.3324184</text:p>
          </table:table-cell>
          <table:table-cell office:value-type="float" office:value="0.3467849" calcext:value-type="float">
            <text:p>0.3467849</text:p>
          </table:table-cell>
          <table:table-cell office:value-type="float" office:value="0.3537731" calcext:value-type="float">
            <text:p>0.3537731</text:p>
          </table:table-cell>
          <table:table-cell office:value-type="float" office:value="0.356477" calcext:value-type="float">
            <text:p>0.356477</text:p>
          </table:table-cell>
          <table:table-cell office:value-type="float" office:value="0.3091756" calcext:value-type="float">
            <text:p>0.3091756</text:p>
          </table:table-cell>
          <table:table-cell office:value-type="float" office:value="0.3090457" calcext:value-type="float">
            <text:p>0.3090457</text:p>
          </table:table-cell>
          <table:table-cell office:value-type="float" office:value="0.3764286" calcext:value-type="float">
            <text:p>0.3764286</text:p>
          </table:table-cell>
          <table:table-cell office:value-type="float" office:value="0.3620414" calcext:value-type="float">
            <text:p>0.3620414</text:p>
          </table:table-cell>
          <table:table-cell office:value-type="float" office:value="0.3665552" calcext:value-type="float">
            <text:p>0.3665552</text:p>
          </table:table-cell>
          <table:table-cell office:value-type="float" office:value="0.3817991" calcext:value-type="float">
            <text:p>0.3817991</text:p>
          </table:table-cell>
          <table:table-cell office:value-type="float" office:value="0.3935828" calcext:value-type="float">
            <text:p>0.3935828</text:p>
          </table:table-cell>
          <table:table-cell office:value-type="float" office:value="0.4623602" calcext:value-type="float">
            <text:p>0.4623602</text:p>
          </table:table-cell>
          <table:table-cell office:value-type="float" office:value="0" calcext:value-type="float">
            <text:p>0</text:p>
          </table:table-cell>
          <table:table-cell office:value-type="float" office:value="0.06961588" calcext:value-type="float">
            <text:p>0.06961588</text:p>
          </table:table-cell>
          <table:table-cell office:value-type="float" office:value="0.007991627" calcext:value-type="float">
            <text:p>0.007991627</text:p>
          </table:table-cell>
          <table:table-cell office:value-type="float" office:value="0.0005892657" calcext:value-type="float">
            <text:p>0.0005892657</text:p>
          </table:table-cell>
          <table:table-cell office:value-type="float" office:value="0.116672" calcext:value-type="float">
            <text:p>0.116672</text:p>
          </table:table-cell>
          <table:table-cell office:value-type="float" office:value="0.1027122" calcext:value-type="float">
            <text:p>0.1027122</text:p>
          </table:table-cell>
          <table:table-cell office:value-type="float" office:value="0.05913483" calcext:value-type="float">
            <text:p>0.05913483</text:p>
          </table:table-cell>
          <table:table-cell office:value-type="float" office:value="0.05616311" calcext:value-type="float">
            <text:p>0.05616311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47001" calcext:value-type="float">
            <text:p>-0.02847001</text:p>
          </table:table-cell>
          <table:table-cell office:value-type="float" office:value="-0.01840686" calcext:value-type="float">
            <text:p>-0.01840686</text:p>
          </table:table-cell>
          <table:table-cell office:value-type="float" office:value="-0.01436676" calcext:value-type="float">
            <text:p>-0.01436676</text:p>
          </table:table-cell>
          <table:table-cell office:value-type="float" office:value="-0.01281524" calcext:value-type="float">
            <text:p>-0.01281524</text:p>
          </table:table-cell>
          <table:table-cell office:value-type="float" office:value="-0.01224672" calcext:value-type="float">
            <text:p>-0.01224672</text:p>
          </table:table-cell>
          <table:table-cell office:value-type="float" office:value="-0.01145838" calcext:value-type="float">
            <text:p>-0.01145838</text:p>
          </table:table-cell>
          <table:table-cell office:value-type="float" office:value="-0.009810398" calcext:value-type="float">
            <text:p>-0.009810398</text:p>
          </table:table-cell>
          <table:table-cell office:value-type="float" office:value="-0.010499" calcext:value-type="float">
            <text:p>-0.010499</text:p>
          </table:table-cell>
          <table:table-cell office:value-type="float" office:value="-0.0155398" calcext:value-type="float">
            <text:p>-0.0155398</text:p>
          </table:table-cell>
          <table:table-cell office:value-type="float" office:value="-0.0165017" calcext:value-type="float">
            <text:p>-0.0165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01812" calcext:value-type="float">
            <text:p>-0.03901812</text:p>
          </table:table-cell>
          <table:table-cell office:value-type="float" office:value="0.005221964" calcext:value-type="float">
            <text:p>0.0052219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3582" calcext:value-type="float">
            <text:p>-2.3835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1.14509" calcext:value-type="float">
            <text:p>11.14509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4.205" calcext:value-type="float">
            <text:p>1104.205</text:p>
          </table:table-cell>
          <table:table-cell office:value-type="float" office:value="4.512695" calcext:value-type="float">
            <text:p>4.512695</text:p>
          </table:table-cell>
          <table:table-cell office:value-type="float" office:value="0" calcext:value-type="float">
            <text:p>0</text:p>
          </table:table-cell>
          <table:table-cell office:value-type="float" office:value="0.314992" calcext:value-type="float">
            <text:p>0.314992</text:p>
          </table:table-cell>
          <table:table-cell office:value-type="float" office:value="0.3320285" calcext:value-type="float">
            <text:p>0.3320285</text:p>
          </table:table-cell>
          <table:table-cell office:value-type="float" office:value="0.344647" calcext:value-type="float">
            <text:p>0.344647</text:p>
          </table:table-cell>
          <table:table-cell office:value-type="float" office:value="0.35243" calcext:value-type="float">
            <text:p>0.35243</text:p>
          </table:table-cell>
          <table:table-cell office:value-type="float" office:value="0.3559774" calcext:value-type="float">
            <text:p>0.3559774</text:p>
          </table:table-cell>
          <table:table-cell office:value-type="float" office:value="0.309817" calcext:value-type="float">
            <text:p>0.309817</text:p>
          </table:table-cell>
          <table:table-cell office:value-type="float" office:value="0.3085184" calcext:value-type="float">
            <text:p>0.3085184</text:p>
          </table:table-cell>
          <table:table-cell office:value-type="float" office:value="0.3765329" calcext:value-type="float">
            <text:p>0.3765329</text:p>
          </table:table-cell>
          <table:table-cell office:value-type="float" office:value="0.3629495" calcext:value-type="float">
            <text:p>0.3629495</text:p>
          </table:table-cell>
          <table:table-cell office:value-type="float" office:value="0.3669915" calcext:value-type="float">
            <text:p>0.3669915</text:p>
          </table:table-cell>
          <table:table-cell office:value-type="float" office:value="0.3819369" calcext:value-type="float">
            <text:p>0.3819369</text:p>
          </table:table-cell>
          <table:table-cell office:value-type="float" office:value="0.3935939" calcext:value-type="float">
            <text:p>0.3935939</text:p>
          </table:table-cell>
          <table:table-cell office:value-type="float" office:value="0.4623605" calcext:value-type="float">
            <text:p>0.4623605</text:p>
          </table:table-cell>
          <table:table-cell office:value-type="float" office:value="0" calcext:value-type="float">
            <text:p>0</text:p>
          </table:table-cell>
          <table:table-cell office:value-type="float" office:value="0.05371834" calcext:value-type="float">
            <text:p>0.05371834</text:p>
          </table:table-cell>
          <table:table-cell office:value-type="float" office:value="0.006575781" calcext:value-type="float">
            <text:p>0.006575781</text:p>
          </table:table-cell>
          <table:table-cell office:value-type="float" office:value="0.0005363812" calcext:value-type="float">
            <text:p>0.0005363812</text:p>
          </table:table-cell>
          <table:table-cell office:value-type="float" office:value="0.1058407" calcext:value-type="float">
            <text:p>0.1058407</text:p>
          </table:table-cell>
          <table:table-cell office:value-type="float" office:value="0.1003693" calcext:value-type="float">
            <text:p>0.1003693</text:p>
          </table:table-cell>
          <table:table-cell office:value-type="float" office:value="0.05870821" calcext:value-type="float">
            <text:p>0.05870821</text:p>
          </table:table-cell>
          <table:table-cell office:value-type="float" office:value="0.05070266" calcext:value-type="float">
            <text:p>0.0507026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09904" calcext:value-type="float">
            <text:p>-0.02509904</text:p>
          </table:table-cell>
          <table:table-cell office:value-type="float" office:value="-0.01858771" calcext:value-type="float">
            <text:p>-0.01858771</text:p>
          </table:table-cell>
          <table:table-cell office:value-type="float" office:value="-0.01494297" calcext:value-type="float">
            <text:p>-0.01494297</text:p>
          </table:table-cell>
          <table:table-cell office:value-type="float" office:value="-0.01311869" calcext:value-type="float">
            <text:p>-0.01311869</text:p>
          </table:table-cell>
          <table:table-cell office:value-type="float" office:value="-0.01235059" calcext:value-type="float">
            <text:p>-0.01235059</text:p>
          </table:table-cell>
          <table:table-cell office:value-type="float" office:value="-0.01127361" calcext:value-type="float">
            <text:p>-0.01127361</text:p>
          </table:table-cell>
          <table:table-cell office:value-type="float" office:value="-0.009916843" calcext:value-type="float">
            <text:p>-0.009916843</text:p>
          </table:table-cell>
          <table:table-cell office:value-type="float" office:value="-0.01043575" calcext:value-type="float">
            <text:p>-0.01043575</text:p>
          </table:table-cell>
          <table:table-cell office:value-type="float" office:value="-0.01490477" calcext:value-type="float">
            <text:p>-0.01490477</text:p>
          </table:table-cell>
          <table:table-cell office:value-type="float" office:value="-0.01616915" calcext:value-type="float">
            <text:p>-0.01616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71944" calcext:value-type="float">
            <text:p>-0.02871944</text:p>
          </table:table-cell>
          <table:table-cell office:value-type="float" office:value="0.005074197" calcext:value-type="float">
            <text:p>0.00507419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908" calcext:value-type="float">
            <text:p>-2.3839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1.7978" calcext:value-type="float">
            <text:p>11.797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3.066" calcext:value-type="float">
            <text:p>1103.066</text:p>
          </table:table-cell>
          <table:table-cell office:value-type="float" office:value="4.999097" calcext:value-type="float">
            <text:p>4.999097</text:p>
          </table:table-cell>
          <table:table-cell office:value-type="float" office:value="0" calcext:value-type="float">
            <text:p>0</text:p>
          </table:table-cell>
          <table:table-cell office:value-type="float" office:value="0.2878819" calcext:value-type="float">
            <text:p>0.2878819</text:p>
          </table:table-cell>
          <table:table-cell office:value-type="float" office:value="0.3225894" calcext:value-type="float">
            <text:p>0.3225894</text:p>
          </table:table-cell>
          <table:table-cell office:value-type="float" office:value="0.3430166" calcext:value-type="float">
            <text:p>0.3430166</text:p>
          </table:table-cell>
          <table:table-cell office:value-type="float" office:value="0.353644" calcext:value-type="float">
            <text:p>0.353644</text:p>
          </table:table-cell>
          <table:table-cell office:value-type="float" office:value="0.357388" calcext:value-type="float">
            <text:p>0.357388</text:p>
          </table:table-cell>
          <table:table-cell office:value-type="float" office:value="0.3100054" calcext:value-type="float">
            <text:p>0.3100054</text:p>
          </table:table-cell>
          <table:table-cell office:value-type="float" office:value="0.3081554" calcext:value-type="float">
            <text:p>0.3081554</text:p>
          </table:table-cell>
          <table:table-cell office:value-type="float" office:value="0.3765691" calcext:value-type="float">
            <text:p>0.3765691</text:p>
          </table:table-cell>
          <table:table-cell office:value-type="float" office:value="0.3637342" calcext:value-type="float">
            <text:p>0.3637342</text:p>
          </table:table-cell>
          <table:table-cell office:value-type="float" office:value="0.3674263" calcext:value-type="float">
            <text:p>0.3674263</text:p>
          </table:table-cell>
          <table:table-cell office:value-type="float" office:value="0.3820917" calcext:value-type="float">
            <text:p>0.3820917</text:p>
          </table:table-cell>
          <table:table-cell office:value-type="float" office:value="0.3936124" calcext:value-type="float">
            <text:p>0.3936124</text:p>
          </table:table-cell>
          <table:table-cell office:value-type="float" office:value="0.4623481" calcext:value-type="float">
            <text:p>0.4623481</text:p>
          </table:table-cell>
          <table:table-cell office:value-type="float" office:value="0" calcext:value-type="float">
            <text:p>0</text:p>
          </table:table-cell>
          <table:table-cell office:value-type="float" office:value="0.08858548" calcext:value-type="float">
            <text:p>0.08858548</text:p>
          </table:table-cell>
          <table:table-cell office:value-type="float" office:value="0.01080148" calcext:value-type="float">
            <text:p>0.01080148</text:p>
          </table:table-cell>
          <table:table-cell office:value-type="float" office:value="0.0008691536" calcext:value-type="float">
            <text:p>0.0008691536</text:p>
          </table:table-cell>
          <table:table-cell office:value-type="float" office:value="0.08617055" calcext:value-type="float">
            <text:p>0.08617055</text:p>
          </table:table-cell>
          <table:table-cell office:value-type="float" office:value="0.09617829" calcext:value-type="float">
            <text:p>0.09617829</text:p>
          </table:table-cell>
          <table:table-cell office:value-type="float" office:value="0.05816682" calcext:value-type="float">
            <text:p>0.05816682</text:p>
          </table:table-cell>
          <table:table-cell office:value-type="float" office:value="0.04527665" calcext:value-type="float">
            <text:p>0.04527665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44887" calcext:value-type="float">
            <text:p>-0.04544887</text:p>
          </table:table-cell>
          <table:table-cell office:value-type="float" office:value="-0.02207926" calcext:value-type="float">
            <text:p>-0.02207926</text:p>
          </table:table-cell>
          <table:table-cell office:value-type="float" office:value="-0.0153667" calcext:value-type="float">
            <text:p>-0.0153667</text:p>
          </table:table-cell>
          <table:table-cell office:value-type="float" office:value="-0.01282521" calcext:value-type="float">
            <text:p>-0.01282521</text:p>
          </table:table-cell>
          <table:table-cell office:value-type="float" office:value="-0.01204419" calcext:value-type="float">
            <text:p>-0.01204419</text:p>
          </table:table-cell>
          <table:table-cell office:value-type="float" office:value="-0.0112244" calcext:value-type="float">
            <text:p>-0.0112244</text:p>
          </table:table-cell>
          <table:table-cell office:value-type="float" office:value="-0.01001969" calcext:value-type="float">
            <text:p>-0.01001969</text:p>
          </table:table-cell>
          <table:table-cell office:value-type="float" office:value="-0.0104142" calcext:value-type="float">
            <text:p>-0.0104142</text:p>
          </table:table-cell>
          <table:table-cell office:value-type="float" office:value="-0.01437825" calcext:value-type="float">
            <text:p>-0.01437825</text:p>
          </table:table-cell>
          <table:table-cell office:value-type="float" office:value="-0.01584493" calcext:value-type="float">
            <text:p>-0.01584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17638" calcext:value-type="float">
            <text:p>-0.06017638</text:p>
          </table:table-cell>
          <table:table-cell office:value-type="float" office:value="0.004956668" calcext:value-type="float">
            <text:p>0.00495666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249" calcext:value-type="float">
            <text:p>-2.3842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3.14805" calcext:value-type="float">
            <text:p>13.14805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1.482" calcext:value-type="float">
            <text:p>1101.482</text:p>
          </table:table-cell>
          <table:table-cell office:value-type="float" office:value="5.233022" calcext:value-type="float">
            <text:p>5.233022</text:p>
          </table:table-cell>
          <table:table-cell office:value-type="float" office:value="0" calcext:value-type="float">
            <text:p>0</text:p>
          </table:table-cell>
          <table:table-cell office:value-type="float" office:value="0.3170407" calcext:value-type="float">
            <text:p>0.3170407</text:p>
          </table:table-cell>
          <table:table-cell office:value-type="float" office:value="0.3331531" calcext:value-type="float">
            <text:p>0.3331531</text:p>
          </table:table-cell>
          <table:table-cell office:value-type="float" office:value="0.3513977" calcext:value-type="float">
            <text:p>0.3513977</text:p>
          </table:table-cell>
          <table:table-cell office:value-type="float" office:value="0.3647942" calcext:value-type="float">
            <text:p>0.3647942</text:p>
          </table:table-cell>
          <table:table-cell office:value-type="float" office:value="0.3676593" calcext:value-type="float">
            <text:p>0.3676593</text:p>
          </table:table-cell>
          <table:table-cell office:value-type="float" office:value="0.3126717" calcext:value-type="float">
            <text:p>0.3126717</text:p>
          </table:table-cell>
          <table:table-cell office:value-type="float" office:value="0.3079431" calcext:value-type="float">
            <text:p>0.3079431</text:p>
          </table:table-cell>
          <table:table-cell office:value-type="float" office:value="0.3764546" calcext:value-type="float">
            <text:p>0.3764546</text:p>
          </table:table-cell>
          <table:table-cell office:value-type="float" office:value="0.364409" calcext:value-type="float">
            <text:p>0.364409</text:p>
          </table:table-cell>
          <table:table-cell office:value-type="float" office:value="0.3678528" calcext:value-type="float">
            <text:p>0.3678528</text:p>
          </table:table-cell>
          <table:table-cell office:value-type="float" office:value="0.3822602" calcext:value-type="float">
            <text:p>0.3822602</text:p>
          </table:table-cell>
          <table:table-cell office:value-type="float" office:value="0.393644" calcext:value-type="float">
            <text:p>0.393644</text:p>
          </table:table-cell>
          <table:table-cell office:value-type="float" office:value="0.4623632" calcext:value-type="float">
            <text:p>0.4623632</text:p>
          </table:table-cell>
          <table:table-cell office:value-type="float" office:value="0" calcext:value-type="float">
            <text:p>0</text:p>
          </table:table-cell>
          <table:table-cell office:value-type="float" office:value="0.03265764" calcext:value-type="float">
            <text:p>0.03265764</text:p>
          </table:table-cell>
          <table:table-cell office:value-type="float" office:value="0.002610625" calcext:value-type="float">
            <text:p>0.002610625</text:p>
          </table:table-cell>
          <table:table-cell office:value-type="float" office:value="0.000005703881" calcext:value-type="float">
            <text:p>5.703881E-06</text:p>
          </table:table-cell>
          <table:table-cell office:value-type="float" office:value="0.03069482" calcext:value-type="float">
            <text:p>0.03069482</text:p>
          </table:table-cell>
          <table:table-cell office:value-type="float" office:value="0.0847069" calcext:value-type="float">
            <text:p>0.0847069</text:p>
          </table:table-cell>
          <table:table-cell office:value-type="float" office:value="0.05716367" calcext:value-type="float">
            <text:p>0.05716367</text:p>
          </table:table-cell>
          <table:table-cell office:value-type="float" office:value="0.03985347" calcext:value-type="float">
            <text:p>0.03985347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44262" calcext:value-type="float">
            <text:p>-0.02444262</text:p>
          </table:table-cell>
          <table:table-cell office:value-type="float" office:value="-0.01830132" calcext:value-type="float">
            <text:p>-0.01830132</text:p>
          </table:table-cell>
          <table:table-cell office:value-type="float" office:value="-0.01329205" calcext:value-type="float">
            <text:p>-0.01329205</text:p>
          </table:table-cell>
          <table:table-cell office:value-type="float" office:value="-0.01057676" calcext:value-type="float">
            <text:p>-0.01057676</text:p>
          </table:table-cell>
          <table:table-cell office:value-type="float" office:value="-0.01010045" calcext:value-type="float">
            <text:p>-0.01010045</text:p>
          </table:table-cell>
          <table:table-cell office:value-type="float" office:value="-0.01053552" calcext:value-type="float">
            <text:p>-0.01053552</text:p>
          </table:table-cell>
          <table:table-cell office:value-type="float" office:value="-0.01008914" calcext:value-type="float">
            <text:p>-0.01008914</text:p>
          </table:table-cell>
          <table:table-cell office:value-type="float" office:value="-0.01048375" calcext:value-type="float">
            <text:p>-0.01048375</text:p>
          </table:table-cell>
          <table:table-cell office:value-type="float" office:value="-0.01394119" calcext:value-type="float">
            <text:p>-0.01394119</text:p>
          </table:table-cell>
          <table:table-cell office:value-type="float" office:value="-0.01553345" calcext:value-type="float">
            <text:p>-0.01553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03208" calcext:value-type="float">
            <text:p>-0.02603208</text:p>
          </table:table-cell>
          <table:table-cell office:value-type="float" office:value="0.004491297" calcext:value-type="float">
            <text:p>0.00449129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2295" calcext:value-type="float">
            <text:p>-2.3822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4.06847" calcext:value-type="float">
            <text:p>14.06847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00.267" calcext:value-type="float">
            <text:p>1100.267</text:p>
          </table:table-cell>
          <table:table-cell office:value-type="float" office:value="5.526667" calcext:value-type="float">
            <text:p>5.526667</text:p>
          </table:table-cell>
          <table:table-cell office:value-type="float" office:value="0" calcext:value-type="float">
            <text:p>0</text:p>
          </table:table-cell>
          <table:table-cell office:value-type="float" office:value="0.3438338" calcext:value-type="float">
            <text:p>0.3438338</text:p>
          </table:table-cell>
          <table:table-cell office:value-type="float" office:value="0.3452659" calcext:value-type="float">
            <text:p>0.3452659</text:p>
          </table:table-cell>
          <table:table-cell office:value-type="float" office:value="0.3534286" calcext:value-type="float">
            <text:p>0.3534286</text:p>
          </table:table-cell>
          <table:table-cell office:value-type="float" office:value="0.364193" calcext:value-type="float">
            <text:p>0.364193</text:p>
          </table:table-cell>
          <table:table-cell office:value-type="float" office:value="0.3703252" calcext:value-type="float">
            <text:p>0.3703252</text:p>
          </table:table-cell>
          <table:table-cell office:value-type="float" office:value="0.3157449" calcext:value-type="float">
            <text:p>0.3157449</text:p>
          </table:table-cell>
          <table:table-cell office:value-type="float" office:value="0.3099637" calcext:value-type="float">
            <text:p>0.3099637</text:p>
          </table:table-cell>
          <table:table-cell office:value-type="float" office:value="0.3767703" calcext:value-type="float">
            <text:p>0.3767703</text:p>
          </table:table-cell>
          <table:table-cell office:value-type="float" office:value="0.3650088" calcext:value-type="float">
            <text:p>0.3650088</text:p>
          </table:table-cell>
          <table:table-cell office:value-type="float" office:value="0.3682674" calcext:value-type="float">
            <text:p>0.3682674</text:p>
          </table:table-cell>
          <table:table-cell office:value-type="float" office:value="0.3824403" calcext:value-type="float">
            <text:p>0.3824403</text:p>
          </table:table-cell>
          <table:table-cell office:value-type="float" office:value="0.3936943" calcext:value-type="float">
            <text:p>0.3936943</text:p>
          </table:table-cell>
          <table:table-cell office:value-type="float" office:value="0.4623781" calcext:value-type="float">
            <text:p>0.4623781</text:p>
          </table:table-cell>
          <table:table-cell office:value-type="float" office:value="0" calcext:value-type="float">
            <text:p>0</text:p>
          </table:table-cell>
          <table:table-cell office:value-type="float" office:value="0.0001439635" calcext:value-type="float">
            <text:p>0.0001439635</text:p>
          </table:table-cell>
          <table:table-cell office:value-type="float" office:value="0.000000000001278205" calcext:value-type="float">
            <text:p>1.278205E-12</text:p>
          </table:table-cell>
          <table:table-cell office:value-type="float" office:value="1.947119E-015" calcext:value-type="float">
            <text:p>1.947119E-15</text:p>
          </table:table-cell>
          <table:table-cell office:value-type="float" office:value="0.0000007562168" calcext:value-type="float">
            <text:p>7.562168E-07</text:p>
          </table:table-cell>
          <table:table-cell office:value-type="float" office:value="0.06120381" calcext:value-type="float">
            <text:p>0.06120381</text:p>
          </table:table-cell>
          <table:table-cell office:value-type="float" office:value="0.05543051" calcext:value-type="float">
            <text:p>0.05543051</text:p>
          </table:table-cell>
          <table:table-cell office:value-type="float" office:value="0.03441975" calcext:value-type="float">
            <text:p>0.03441975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28426" calcext:value-type="float">
            <text:p>-0.01528426</text:p>
          </table:table-cell>
          <table:table-cell office:value-type="float" office:value="-0.01490165" calcext:value-type="float">
            <text:p>-0.01490165</text:p>
          </table:table-cell>
          <table:table-cell office:value-type="float" office:value="-0.01286665" calcext:value-type="float">
            <text:p>-0.01286665</text:p>
          </table:table-cell>
          <table:table-cell office:value-type="float" office:value="-0.01072667" calcext:value-type="float">
            <text:p>-0.01072667</text:p>
          </table:table-cell>
          <table:table-cell office:value-type="float" office:value="-0.009672332" calcext:value-type="float">
            <text:p>-0.009672332</text:p>
          </table:table-cell>
          <table:table-cell office:value-type="float" office:value="-0.009788194" calcext:value-type="float">
            <text:p>-0.009788194</text:p>
          </table:table-cell>
          <table:table-cell office:value-type="float" office:value="-0.009553767" calcext:value-type="float">
            <text:p>-0.009553767</text:p>
          </table:table-cell>
          <table:table-cell office:value-type="float" office:value="-0.01029821" calcext:value-type="float">
            <text:p>-0.01029821</text:p>
          </table:table-cell>
          <table:table-cell office:value-type="float" office:value="-0.01356484" calcext:value-type="float">
            <text:p>-0.01356484</text:p>
          </table:table-cell>
          <table:table-cell office:value-type="float" office:value="-0.01523679" calcext:value-type="float">
            <text:p>-0.01523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41515" calcext:value-type="float">
            <text:p>-0.01541515</text:p>
          </table:table-cell>
          <table:table-cell office:value-type="float" office:value="0.004162112" calcext:value-type="float">
            <text:p>0.00416211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1371" calcext:value-type="float">
            <text:p>-2.3813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5.25558" calcext:value-type="float">
            <text:p>15.2555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9.178" calcext:value-type="float">
            <text:p>1099.178</text:p>
          </table:table-cell>
          <table:table-cell office:value-type="float" office:value="5.728704" calcext:value-type="float">
            <text:p>5.728704</text:p>
          </table:table-cell>
          <table:table-cell office:value-type="float" office:value="0" calcext:value-type="float">
            <text:p>0</text:p>
          </table:table-cell>
          <table:table-cell office:value-type="float" office:value="0.2991489" calcext:value-type="float">
            <text:p>0.2991489</text:p>
          </table:table-cell>
          <table:table-cell office:value-type="float" office:value="0.3340504" calcext:value-type="float">
            <text:p>0.3340504</text:p>
          </table:table-cell>
          <table:table-cell office:value-type="float" office:value="0.3536189" calcext:value-type="float">
            <text:p>0.3536189</text:p>
          </table:table-cell>
          <table:table-cell office:value-type="float" office:value="0.3655383" calcext:value-type="float">
            <text:p>0.3655383</text:p>
          </table:table-cell>
          <table:table-cell office:value-type="float" office:value="0.3711952" calcext:value-type="float">
            <text:p>0.3711952</text:p>
          </table:table-cell>
          <table:table-cell office:value-type="float" office:value="0.3210547" calcext:value-type="float">
            <text:p>0.3210547</text:p>
          </table:table-cell>
          <table:table-cell office:value-type="float" office:value="0.313622" calcext:value-type="float">
            <text:p>0.313622</text:p>
          </table:table-cell>
          <table:table-cell office:value-type="float" office:value="0.3772249" calcext:value-type="float">
            <text:p>0.3772249</text:p>
          </table:table-cell>
          <table:table-cell office:value-type="float" office:value="0.3658068" calcext:value-type="float">
            <text:p>0.3658068</text:p>
          </table:table-cell>
          <table:table-cell office:value-type="float" office:value="0.3687338" calcext:value-type="float">
            <text:p>0.3687338</text:p>
          </table:table-cell>
          <table:table-cell office:value-type="float" office:value="0.3826326" calcext:value-type="float">
            <text:p>0.3826326</text:p>
          </table:table-cell>
          <table:table-cell office:value-type="float" office:value="0.3937587" calcext:value-type="float">
            <text:p>0.3937587</text:p>
          </table:table-cell>
          <table:table-cell office:value-type="float" office:value="0.4623569" calcext:value-type="float">
            <text:p>0.4623569</text:p>
          </table:table-cell>
          <table:table-cell office:value-type="float" office:value="0" calcext:value-type="float">
            <text:p>0</text:p>
          </table:table-cell>
          <table:table-cell office:value-type="float" office:value="0.07321567" calcext:value-type="float">
            <text:p>0.07321567</text:p>
          </table:table-cell>
          <table:table-cell office:value-type="float" office:value="0.004423817" calcext:value-type="float">
            <text:p>0.004423817</text:p>
          </table:table-cell>
          <table:table-cell office:value-type="float" office:value="0.0000000000001643814" calcext:value-type="float">
            <text:p>1.643814E-13</text:p>
          </table:table-cell>
          <table:table-cell office:value-type="float" office:value="0.000000566284" calcext:value-type="float">
            <text:p>5.66284E-07</text:p>
          </table:table-cell>
          <table:table-cell office:value-type="float" office:value="0.000000000488307" calcext:value-type="float">
            <text:p>4.88307E-10</text:p>
          </table:table-cell>
          <table:table-cell office:value-type="float" office:value="0.0499134" calcext:value-type="float">
            <text:p>0.0499134</text:p>
          </table:table-cell>
          <table:table-cell office:value-type="float" office:value="0.02875676" calcext:value-type="float">
            <text:p>0.0287567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47614" calcext:value-type="float">
            <text:p>-0.03347614</text:p>
          </table:table-cell>
          <table:table-cell office:value-type="float" office:value="-0.01781614" calcext:value-type="float">
            <text:p>-0.01781614</text:p>
          </table:table-cell>
          <table:table-cell office:value-type="float" office:value="-0.01277252" calcext:value-type="float">
            <text:p>-0.01277252</text:p>
          </table:table-cell>
          <table:table-cell office:value-type="float" office:value="-0.01047419" calcext:value-type="float">
            <text:p>-0.01047419</text:p>
          </table:table-cell>
          <table:table-cell office:value-type="float" office:value="-0.009531697" calcext:value-type="float">
            <text:p>-0.009531697</text:p>
          </table:table-cell>
          <table:table-cell office:value-type="float" office:value="-0.00862224" calcext:value-type="float">
            <text:p>-0.00862224</text:p>
          </table:table-cell>
          <table:table-cell office:value-type="float" office:value="-0.008686759" calcext:value-type="float">
            <text:p>-0.008686759</text:p>
          </table:table-cell>
          <table:table-cell office:value-type="float" office:value="-0.01003964" calcext:value-type="float">
            <text:p>-0.01003964</text:p>
          </table:table-cell>
          <table:table-cell office:value-type="float" office:value="-0.01308217" calcext:value-type="float">
            <text:p>-0.01308217</text:p>
          </table:table-cell>
          <table:table-cell office:value-type="float" office:value="-0.01491154" calcext:value-type="float">
            <text:p>-0.01491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91627" calcext:value-type="float">
            <text:p>-0.0491627</text:p>
          </table:table-cell>
          <table:table-cell office:value-type="float" office:value="0.003964694" calcext:value-type="float">
            <text:p>0.00396469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1036" calcext:value-type="float">
            <text:p>-2.3810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5.76986" calcext:value-type="float">
            <text:p>15.76986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8.141" calcext:value-type="float">
            <text:p>1098.141</text:p>
          </table:table-cell>
          <table:table-cell office:value-type="float" office:value="6.251285" calcext:value-type="float">
            <text:p>6.251285</text:p>
          </table:table-cell>
          <table:table-cell office:value-type="float" office:value="0" calcext:value-type="float">
            <text:p>0</text:p>
          </table:table-cell>
          <table:table-cell office:value-type="float" office:value="0.1553192" calcext:value-type="float">
            <text:p>0.1553192</text:p>
          </table:table-cell>
          <table:table-cell office:value-type="float" office:value="0.306206" calcext:value-type="float">
            <text:p>0.306206</text:p>
          </table:table-cell>
          <table:table-cell office:value-type="float" office:value="0.3377079" calcext:value-type="float">
            <text:p>0.3377079</text:p>
          </table:table-cell>
          <table:table-cell office:value-type="float" office:value="0.3521225" calcext:value-type="float">
            <text:p>0.3521225</text:p>
          </table:table-cell>
          <table:table-cell office:value-type="float" office:value="0.3589491" calcext:value-type="float">
            <text:p>0.3589491</text:p>
          </table:table-cell>
          <table:table-cell office:value-type="float" office:value="0.314892" calcext:value-type="float">
            <text:p>0.314892</text:p>
          </table:table-cell>
          <table:table-cell office:value-type="float" office:value="0.3131383" calcext:value-type="float">
            <text:p>0.3131383</text:p>
          </table:table-cell>
          <table:table-cell office:value-type="float" office:value="0.3783042" calcext:value-type="float">
            <text:p>0.3783042</text:p>
          </table:table-cell>
          <table:table-cell office:value-type="float" office:value="0.3665935" calcext:value-type="float">
            <text:p>0.3665935</text:p>
          </table:table-cell>
          <table:table-cell office:value-type="float" office:value="0.3692971" calcext:value-type="float">
            <text:p>0.3692971</text:p>
          </table:table-cell>
          <table:table-cell office:value-type="float" office:value="0.3828599" calcext:value-type="float">
            <text:p>0.3828599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.4623024" calcext:value-type="float">
            <text:p>0.4623024</text:p>
          </table:table-cell>
          <table:table-cell office:value-type="float" office:value="0" calcext:value-type="float">
            <text:p>0</text:p>
          </table:table-cell>
          <table:table-cell office:value-type="float" office:value="0.2412173" calcext:value-type="float">
            <text:p>0.2412173</text:p>
          </table:table-cell>
          <table:table-cell office:value-type="float" office:value="0.05501814" calcext:value-type="float">
            <text:p>0.05501814</text:p>
          </table:table-cell>
          <table:table-cell office:value-type="float" office:value="0.005179956" calcext:value-type="float">
            <text:p>0.005179956</text:p>
          </table:table-cell>
          <table:table-cell office:value-type="float" office:value="0.000433291" calcext:value-type="float">
            <text:p>0.000433291</text:p>
          </table:table-cell>
          <table:table-cell office:value-type="float" office:value="0.00006612271" calcext:value-type="float">
            <text:p>6.612271E-05</text:p>
          </table:table-cell>
          <table:table-cell office:value-type="float" office:value="0.04905211" calcext:value-type="float">
            <text:p>0.04905211</text:p>
          </table:table-cell>
          <table:table-cell office:value-type="float" office:value="0.02347083" calcext:value-type="float">
            <text:p>0.02347083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76711" calcext:value-type="float">
            <text:p>-5.276711</text:p>
          </table:table-cell>
          <table:table-cell office:value-type="float" office:value="-0.03028854" calcext:value-type="float">
            <text:p>-0.03028854</text:p>
          </table:table-cell>
          <table:table-cell office:value-type="float" office:value="-0.01689539" calcext:value-type="float">
            <text:p>-0.01689539</text:p>
          </table:table-cell>
          <table:table-cell office:value-type="float" office:value="-0.01317722" calcext:value-type="float">
            <text:p>-0.01317722</text:p>
          </table:table-cell>
          <table:table-cell office:value-type="float" office:value="-0.01172668" calcext:value-type="float">
            <text:p>-0.01172668</text:p>
          </table:table-cell>
          <table:table-cell office:value-type="float" office:value="-0.009963949" calcext:value-type="float">
            <text:p>-0.009963949</text:p>
          </table:table-cell>
          <table:table-cell office:value-type="float" office:value="-0.008747745" calcext:value-type="float">
            <text:p>-0.008747745</text:p>
          </table:table-cell>
          <table:table-cell office:value-type="float" office:value="-0.00943339" calcext:value-type="float">
            <text:p>-0.00943339</text:p>
          </table:table-cell>
          <table:table-cell office:value-type="float" office:value="-0.01262326" calcext:value-type="float">
            <text:p>-0.01262326</text:p>
          </table:table-cell>
          <table:table-cell office:value-type="float" office:value="-0.0145269" calcext:value-type="float">
            <text:p>-0.0145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8701" calcext:value-type="float">
            <text:p>-14.08701</text:p>
          </table:table-cell>
          <table:table-cell office:value-type="float" office:value="0.004243528" calcext:value-type="float">
            <text:p>0.00424352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4236" calcext:value-type="float">
            <text:p>-2.3842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6.72099" calcext:value-type="float">
            <text:p>16.72099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7.014" calcext:value-type="float">
            <text:p>1097.014</text:p>
          </table:table-cell>
          <table:table-cell office:value-type="float" office:value="6.426725" calcext:value-type="float">
            <text:p>6.426725</text:p>
          </table:table-cell>
          <table:table-cell office:value-type="float" office:value="0" calcext:value-type="float">
            <text:p>0</text:p>
          </table:table-cell>
          <table:table-cell office:value-type="float" office:value="0.278874" calcext:value-type="float">
            <text:p>0.278874</text:p>
          </table:table-cell>
          <table:table-cell office:value-type="float" office:value="0.3185915" calcext:value-type="float">
            <text:p>0.3185915</text:p>
          </table:table-cell>
          <table:table-cell office:value-type="float" office:value="0.339528" calcext:value-type="float">
            <text:p>0.339528</text:p>
          </table:table-cell>
          <table:table-cell office:value-type="float" office:value="0.348348" calcext:value-type="float">
            <text:p>0.348348</text:p>
          </table:table-cell>
          <table:table-cell office:value-type="float" office:value="0.3533304" calcext:value-type="float">
            <text:p>0.3533304</text:p>
          </table:table-cell>
          <table:table-cell office:value-type="float" office:value="0.3099301" calcext:value-type="float">
            <text:p>0.3099301</text:p>
          </table:table-cell>
          <table:table-cell office:value-type="float" office:value="0.3088127" calcext:value-type="float">
            <text:p>0.3088127</text:p>
          </table:table-cell>
          <table:table-cell office:value-type="float" office:value="0.3781182" calcext:value-type="float">
            <text:p>0.3781182</text:p>
          </table:table-cell>
          <table:table-cell office:value-type="float" office:value="0.3673196" calcext:value-type="float">
            <text:p>0.3673196</text:p>
          </table:table-cell>
          <table:table-cell office:value-type="float" office:value="0.3698384" calcext:value-type="float">
            <text:p>0.3698384</text:p>
          </table:table-cell>
          <table:table-cell office:value-type="float" office:value="0.3831081" calcext:value-type="float">
            <text:p>0.3831081</text:p>
          </table:table-cell>
          <table:table-cell office:value-type="float" office:value="0.3938607" calcext:value-type="float">
            <text:p>0.3938607</text:p>
          </table:table-cell>
          <table:table-cell office:value-type="float" office:value="0.4623425" calcext:value-type="float">
            <text:p>0.4623425</text:p>
          </table:table-cell>
          <table:table-cell office:value-type="float" office:value="0" calcext:value-type="float">
            <text:p>0</text:p>
          </table:table-cell>
          <table:table-cell office:value-type="float" office:value="0.1148632" calcext:value-type="float">
            <text:p>0.1148632</text:p>
          </table:table-cell>
          <table:table-cell office:value-type="float" office:value="0.03674777" calcext:value-type="float">
            <text:p>0.03674777</text:p>
          </table:table-cell>
          <table:table-cell office:value-type="float" office:value="0.004075096" calcext:value-type="float">
            <text:p>0.004075096</text:p>
          </table:table-cell>
          <table:table-cell office:value-type="float" office:value="0.0003457911" calcext:value-type="float">
            <text:p>0.0003457911</text:p>
          </table:table-cell>
          <table:table-cell office:value-type="float" office:value="0.0000268759" calcext:value-type="float">
            <text:p>2.68759E-05</text:p>
          </table:table-cell>
          <table:table-cell office:value-type="float" office:value="0.04879812" calcext:value-type="float">
            <text:p>0.04879812</text:p>
          </table:table-cell>
          <table:table-cell office:value-type="float" office:value="0.01829073" calcext:value-type="float">
            <text:p>0.01829073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95674" calcext:value-type="float">
            <text:p>-0.05695674</text:p>
          </table:table-cell>
          <table:table-cell office:value-type="float" office:value="-0.02384373" calcext:value-type="float">
            <text:p>-0.02384373</text:p>
          </table:table-cell>
          <table:table-cell office:value-type="float" office:value="-0.01634242" calcext:value-type="float">
            <text:p>-0.01634242</text:p>
          </table:table-cell>
          <table:table-cell office:value-type="float" office:value="-0.01409727" calcext:value-type="float">
            <text:p>-0.01409727</text:p>
          </table:table-cell>
          <table:table-cell office:value-type="float" office:value="-0.01293533" calcext:value-type="float">
            <text:p>-0.01293533</text:p>
          </table:table-cell>
          <table:table-cell office:value-type="float" office:value="-0.01123516" calcext:value-type="float">
            <text:p>-0.01123516</text:p>
          </table:table-cell>
          <table:table-cell office:value-type="float" office:value="-0.009837409" calcext:value-type="float">
            <text:p>-0.009837409</text:p>
          </table:table-cell>
          <table:table-cell office:value-type="float" office:value="-0.00952783" calcext:value-type="float">
            <text:p>-0.00952783</text:p>
          </table:table-cell>
          <table:table-cell office:value-type="float" office:value="-0.01221386" calcext:value-type="float">
            <text:p>-0.01221386</text:p>
          </table:table-cell>
          <table:table-cell office:value-type="float" office:value="-0.01416719" calcext:value-type="float">
            <text:p>-0.01416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907785" calcext:value-type="float">
            <text:p>-0.07907785</text:p>
          </table:table-cell>
          <table:table-cell office:value-type="float" office:value="0.003993154" calcext:value-type="float">
            <text:p>0.00399315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3721" calcext:value-type="float">
            <text:p>-2.3837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7.86274" calcext:value-type="float">
            <text:p>17.8627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5.71" calcext:value-type="float">
            <text:p>1095.71</text:p>
          </table:table-cell>
          <table:table-cell office:value-type="float" office:value="6.589459" calcext:value-type="float">
            <text:p>6.589459</text:p>
          </table:table-cell>
          <table:table-cell office:value-type="float" office:value="0" calcext:value-type="float">
            <text:p>0</text:p>
          </table:table-cell>
          <table:table-cell office:value-type="float" office:value="0.3310894" calcext:value-type="float">
            <text:p>0.3310894</text:p>
          </table:table-cell>
          <table:table-cell office:value-type="float" office:value="0.3407399" calcext:value-type="float">
            <text:p>0.3407399</text:p>
          </table:table-cell>
          <table:table-cell office:value-type="float" office:value="0.3450451" calcext:value-type="float">
            <text:p>0.3450451</text:p>
          </table:table-cell>
          <table:table-cell office:value-type="float" office:value="0.349173" calcext:value-type="float">
            <text:p>0.349173</text:p>
          </table:table-cell>
          <table:table-cell office:value-type="float" office:value="0.3542034" calcext:value-type="float">
            <text:p>0.3542034</text:p>
          </table:table-cell>
          <table:table-cell office:value-type="float" office:value="0.3137709" calcext:value-type="float">
            <text:p>0.3137709</text:p>
          </table:table-cell>
          <table:table-cell office:value-type="float" office:value="0.3086803" calcext:value-type="float">
            <text:p>0.3086803</text:p>
          </table:table-cell>
          <table:table-cell office:value-type="float" office:value="0.3776047" calcext:value-type="float">
            <text:p>0.3776047</text:p>
          </table:table-cell>
          <table:table-cell office:value-type="float" office:value="0.3678826" calcext:value-type="float">
            <text:p>0.3678826</text:p>
          </table:table-cell>
          <table:table-cell office:value-type="float" office:value="0.3703387" calcext:value-type="float">
            <text:p>0.3703387</text:p>
          </table:table-cell>
          <table:table-cell office:value-type="float" office:value="0.3834053" calcext:value-type="float">
            <text:p>0.3834053</text:p>
          </table:table-cell>
          <table:table-cell office:value-type="float" office:value="0.3939175" calcext:value-type="float">
            <text:p>0.3939175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1663014" calcext:value-type="float">
            <text:p>0.01663014</text:p>
          </table:table-cell>
          <table:table-cell office:value-type="float" office:value="0.0000000000002694533" calcext:value-type="float">
            <text:p>2.694533E-13</text:p>
          </table:table-cell>
          <table:table-cell office:value-type="float" office:value="0.0000000000001744028" calcext:value-type="float">
            <text:p>1.744028E-13</text:p>
          </table:table-cell>
          <table:table-cell office:value-type="float" office:value="0.0000004459195" calcext:value-type="float">
            <text:p>4.459195E-07</text:p>
          </table:table-cell>
          <table:table-cell office:value-type="float" office:value="1.001316E-015" calcext:value-type="float">
            <text:p>1.001316E-15</text:p>
          </table:table-cell>
          <table:table-cell office:value-type="float" office:value="0.03904172" calcext:value-type="float">
            <text:p>0.03904172</text:p>
          </table:table-cell>
          <table:table-cell office:value-type="float" office:value="0.01248776" calcext:value-type="float">
            <text:p>0.0124877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68407" calcext:value-type="float">
            <text:p>-0.01868407</text:p>
          </table:table-cell>
          <table:table-cell office:value-type="float" office:value="-0.01597997" calcext:value-type="float">
            <text:p>-0.01597997</text:p>
          </table:table-cell>
          <table:table-cell office:value-type="float" office:value="-0.01488531" calcext:value-type="float">
            <text:p>-0.01488531</text:p>
          </table:table-cell>
          <table:table-cell office:value-type="float" office:value="-0.01393041" calcext:value-type="float">
            <text:p>-0.01393041</text:p>
          </table:table-cell>
          <table:table-cell office:value-type="float" office:value="-0.01276476" calcext:value-type="float">
            <text:p>-0.01276476</text:p>
          </table:table-cell>
          <table:table-cell office:value-type="float" office:value="-0.01025905" calcext:value-type="float">
            <text:p>-0.01025905</text:p>
          </table:table-cell>
          <table:table-cell office:value-type="float" office:value="-0.009892468" calcext:value-type="float">
            <text:p>-0.009892468</text:p>
          </table:table-cell>
          <table:table-cell office:value-type="float" office:value="-0.009814656" calcext:value-type="float">
            <text:p>-0.009814656</text:p>
          </table:table-cell>
          <table:table-cell office:value-type="float" office:value="-0.01190588" calcext:value-type="float">
            <text:p>-0.01190588</text:p>
          </table:table-cell>
          <table:table-cell office:value-type="float" office:value="-0.01384308" calcext:value-type="float">
            <text:p>-0.01384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55368" calcext:value-type="float">
            <text:p>-0.01955368</text:p>
          </table:table-cell>
          <table:table-cell office:value-type="float" office:value="0.003590111" calcext:value-type="float">
            <text:p>0.00359011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1997" calcext:value-type="float">
            <text:p>-2.3819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8.85161" calcext:value-type="float">
            <text:p>18.85161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4.387" calcext:value-type="float">
            <text:p>1094.387</text:p>
          </table:table-cell>
          <table:table-cell office:value-type="float" office:value="6.922884" calcext:value-type="float">
            <text:p>6.922884</text:p>
          </table:table-cell>
          <table:table-cell office:value-type="float" office:value="0" calcext:value-type="float">
            <text:p>0</text:p>
          </table:table-cell>
          <table:table-cell office:value-type="float" office:value="0.3148831" calcext:value-type="float">
            <text:p>0.3148831</text:p>
          </table:table-cell>
          <table:table-cell office:value-type="float" office:value="0.3299142" calcext:value-type="float">
            <text:p>0.3299142</text:p>
          </table:table-cell>
          <table:table-cell office:value-type="float" office:value="0.3399072" calcext:value-type="float">
            <text:p>0.3399072</text:p>
          </table:table-cell>
          <table:table-cell office:value-type="float" office:value="0.3497421" calcext:value-type="float">
            <text:p>0.3497421</text:p>
          </table:table-cell>
          <table:table-cell office:value-type="float" office:value="0.3573832" calcext:value-type="float">
            <text:p>0.3573832</text:p>
          </table:table-cell>
          <table:table-cell office:value-type="float" office:value="0.3181326" calcext:value-type="float">
            <text:p>0.3181326</text:p>
          </table:table-cell>
          <table:table-cell office:value-type="float" office:value="0.3117628" calcext:value-type="float">
            <text:p>0.3117628</text:p>
          </table:table-cell>
          <table:table-cell office:value-type="float" office:value="0.3780524" calcext:value-type="float">
            <text:p>0.3780524</text:p>
          </table:table-cell>
          <table:table-cell office:value-type="float" office:value="0.3683743" calcext:value-type="float">
            <text:p>0.3683743</text:p>
          </table:table-cell>
          <table:table-cell office:value-type="float" office:value="0.3708124" calcext:value-type="float">
            <text:p>0.3708124</text:p>
          </table:table-cell>
          <table:table-cell office:value-type="float" office:value="0.3837004" calcext:value-type="float">
            <text:p>0.3837004</text:p>
          </table:table-cell>
          <table:table-cell office:value-type="float" office:value="0.3939994" calcext:value-type="float">
            <text:p>0.3939994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02358205" calcext:value-type="float">
            <text:p>0.02358205</text:p>
          </table:table-cell>
          <table:table-cell office:value-type="float" office:value="0.0000000000001264877" calcext:value-type="float">
            <text:p>1.264877E-13</text:p>
          </table:table-cell>
          <table:table-cell office:value-type="float" office:value="0.00000000000014663" calcext:value-type="float">
            <text:p>1.4663E-13</text:p>
          </table:table-cell>
          <table:table-cell office:value-type="float" office:value="0.0000003130654" calcext:value-type="float">
            <text:p>3.130654E-07</text:p>
          </table:table-cell>
          <table:table-cell office:value-type="float" office:value="1.001316E-015" calcext:value-type="float">
            <text:p>1.001316E-15</text:p>
          </table:table-cell>
          <table:table-cell office:value-type="float" office:value="0.02357892" calcext:value-type="float">
            <text:p>0.02357892</text:p>
          </table:table-cell>
          <table:table-cell office:value-type="float" office:value="0.006302554" calcext:value-type="float">
            <text:p>0.006302554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4451" calcext:value-type="float">
            <text:p>-0.0254451</text:p>
          </table:table-cell>
          <table:table-cell office:value-type="float" office:value="-0.01950955" calcext:value-type="float">
            <text:p>-0.01950955</text:p>
          </table:table-cell>
          <table:table-cell office:value-type="float" office:value="-0.01632881" calcext:value-type="float">
            <text:p>-0.01632881</text:p>
          </table:table-cell>
          <table:table-cell office:value-type="float" office:value="-0.01378403" calcext:value-type="float">
            <text:p>-0.01378403</text:p>
          </table:table-cell>
          <table:table-cell office:value-type="float" office:value="-0.01207932" calcext:value-type="float">
            <text:p>-0.01207932</text:p>
          </table:table-cell>
          <table:table-cell office:value-type="float" office:value="-0.009235897" calcext:value-type="float">
            <text:p>-0.009235897</text:p>
          </table:table-cell>
          <table:table-cell office:value-type="float" office:value="-0.009102377" calcext:value-type="float">
            <text:p>-0.009102377</text:p>
          </table:table-cell>
          <table:table-cell office:value-type="float" office:value="-0.009570163" calcext:value-type="float">
            <text:p>-0.009570163</text:p>
          </table:table-cell>
          <table:table-cell office:value-type="float" office:value="-0.01164442" calcext:value-type="float">
            <text:p>-0.01164442</text:p>
          </table:table-cell>
          <table:table-cell office:value-type="float" office:value="-0.01354348" calcext:value-type="float">
            <text:p>-0.01354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35822" calcext:value-type="float">
            <text:p>-0.02735822</text:p>
          </table:table-cell>
          <table:table-cell office:value-type="float" office:value="0.003381588" calcext:value-type="float">
            <text:p>0.00338158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1517" calcext:value-type="float">
            <text:p>-2.3815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0.76912" calcext:value-type="float">
            <text:p>20.76912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2.311" calcext:value-type="float">
            <text:p>1092.311</text:p>
          </table:table-cell>
          <table:table-cell office:value-type="float" office:value="7.082243" calcext:value-type="float">
            <text:p>7.082243</text:p>
          </table:table-cell>
          <table:table-cell office:value-type="float" office:value="0" calcext:value-type="float">
            <text:p>0</text:p>
          </table:table-cell>
          <table:table-cell office:value-type="float" office:value="0.3118445" calcext:value-type="float">
            <text:p>0.3118445</text:p>
          </table:table-cell>
          <table:table-cell office:value-type="float" office:value="0.3208308" calcext:value-type="float">
            <text:p>0.3208308</text:p>
          </table:table-cell>
          <table:table-cell office:value-type="float" office:value="0.3370415" calcext:value-type="float">
            <text:p>0.3370415</text:p>
          </table:table-cell>
          <table:table-cell office:value-type="float" office:value="0.3504136" calcext:value-type="float">
            <text:p>0.3504136</text:p>
          </table:table-cell>
          <table:table-cell office:value-type="float" office:value="0.3608918" calcext:value-type="float">
            <text:p>0.3608918</text:p>
          </table:table-cell>
          <table:table-cell office:value-type="float" office:value="0.3227345" calcext:value-type="float">
            <text:p>0.3227345</text:p>
          </table:table-cell>
          <table:table-cell office:value-type="float" office:value="0.3139475" calcext:value-type="float">
            <text:p>0.3139475</text:p>
          </table:table-cell>
          <table:table-cell office:value-type="float" office:value="0.3785858" calcext:value-type="float">
            <text:p>0.3785858</text:p>
          </table:table-cell>
          <table:table-cell office:value-type="float" office:value="0.3688736" calcext:value-type="float">
            <text:p>0.3688736</text:p>
          </table:table-cell>
          <table:table-cell office:value-type="float" office:value="0.3712629" calcext:value-type="float">
            <text:p>0.3712629</text:p>
          </table:table-cell>
          <table:table-cell office:value-type="float" office:value="0.3839925" calcext:value-type="float">
            <text:p>0.3839925</text:p>
          </table:table-cell>
          <table:table-cell office:value-type="float" office:value="0.3940962" calcext:value-type="float">
            <text:p>0.3940962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02615199" calcext:value-type="float">
            <text:p>0.002615199</text:p>
          </table:table-cell>
          <table:table-cell office:value-type="float" office:value="0.00000000000003498816" calcext:value-type="float">
            <text:p>3.498816E-14</text:p>
          </table:table-cell>
          <table:table-cell office:value-type="float" office:value="0.0000000000003282621" calcext:value-type="float">
            <text:p>3.282621E-13</text:p>
          </table:table-cell>
          <table:table-cell office:value-type="float" office:value="0.0000001757582" calcext:value-type="float">
            <text:p>1.757582E-07</text:p>
          </table:table-cell>
          <table:table-cell office:value-type="float" office:value="1.001316E-015" calcext:value-type="float">
            <text:p>1.001316E-15</text:p>
          </table:table-cell>
          <table:table-cell office:value-type="float" office:value="0.00001550553" calcext:value-type="float">
            <text:p>1.550553E-05</text:p>
          </table:table-cell>
          <table:table-cell office:value-type="float" office:value="0.00000008138036" calcext:value-type="float">
            <text:p>8.138036E-08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37994" calcext:value-type="float">
            <text:p>-0.02737994</text:p>
          </table:table-cell>
          <table:table-cell office:value-type="float" office:value="-0.02336319" calcext:value-type="float">
            <text:p>-0.02336319</text:p>
          </table:table-cell>
          <table:table-cell office:value-type="float" office:value="-0.01720803" calcext:value-type="float">
            <text:p>-0.01720803</text:p>
          </table:table-cell>
          <table:table-cell office:value-type="float" office:value="-0.01363063" calcext:value-type="float">
            <text:p>-0.01363063</text:p>
          </table:table-cell>
          <table:table-cell office:value-type="float" office:value="-0.01137818" calcext:value-type="float">
            <text:p>-0.01137818</text:p>
          </table:table-cell>
          <table:table-cell office:value-type="float" office:value="-0.008238642" calcext:value-type="float">
            <text:p>-0.008238642</text:p>
          </table:table-cell>
          <table:table-cell office:value-type="float" office:value="-0.008580684" calcext:value-type="float">
            <text:p>-0.008580684</text:p>
          </table:table-cell>
          <table:table-cell office:value-type="float" office:value="-0.009285279" calcext:value-type="float">
            <text:p>-0.009285279</text:p>
          </table:table-cell>
          <table:table-cell office:value-type="float" office:value="-0.01138513" calcext:value-type="float">
            <text:p>-0.01138513</text:p>
          </table:table-cell>
          <table:table-cell office:value-type="float" office:value="-0.01326491" calcext:value-type="float">
            <text:p>-0.01326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30347" calcext:value-type="float">
            <text:p>-0.02930347</text:p>
          </table:table-cell>
          <table:table-cell office:value-type="float" office:value="0.00305137" calcext:value-type="float">
            <text:p>0.0030513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0204" calcext:value-type="float">
            <text:p>-2.3802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2.66098" calcext:value-type="float">
            <text:p>22.6609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0.348" calcext:value-type="float">
            <text:p>1090.348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3037952" calcext:value-type="float">
            <text:p>0.3037952</text:p>
          </table:table-cell>
          <table:table-cell office:value-type="float" office:value="0.3149817" calcext:value-type="float">
            <text:p>0.3149817</text:p>
          </table:table-cell>
          <table:table-cell office:value-type="float" office:value="0.3345677" calcext:value-type="float">
            <text:p>0.3345677</text:p>
          </table:table-cell>
          <table:table-cell office:value-type="float" office:value="0.3468049" calcext:value-type="float">
            <text:p>0.3468049</text:p>
          </table:table-cell>
          <table:table-cell office:value-type="float" office:value="0.3534939" calcext:value-type="float">
            <text:p>0.3534939</text:p>
          </table:table-cell>
          <table:table-cell office:value-type="float" office:value="0.3113043" calcext:value-type="float">
            <text:p>0.3113043</text:p>
          </table:table-cell>
          <table:table-cell office:value-type="float" office:value="0.3089455" calcext:value-type="float">
            <text:p>0.3089455</text:p>
          </table:table-cell>
          <table:table-cell office:value-type="float" office:value="0.3787048" calcext:value-type="float">
            <text:p>0.3787048</text:p>
          </table:table-cell>
          <table:table-cell office:value-type="float" office:value="0.3693748" calcext:value-type="float">
            <text:p>0.3693748</text:p>
          </table:table-cell>
          <table:table-cell office:value-type="float" office:value="0.3716942" calcext:value-type="float">
            <text:p>0.3716942</text:p>
          </table:table-cell>
          <table:table-cell office:value-type="float" office:value="0.3842812" calcext:value-type="float">
            <text:p>0.3842812</text:p>
          </table:table-cell>
          <table:table-cell office:value-type="float" office:value="0.3942041" calcext:value-type="float">
            <text:p>0.39420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07856" calcext:value-type="float">
            <text:p>1.407856E-10</text:p>
          </table:table-cell>
          <table:table-cell office:value-type="float" office:value="9.372961E-015" calcext:value-type="float">
            <text:p>9.372961E-15</text:p>
          </table:table-cell>
          <table:table-cell office:value-type="float" office:value="0.0000000000003777674" calcext:value-type="float">
            <text:p>3.777674E-13</text:p>
          </table:table-cell>
          <table:table-cell office:value-type="float" office:value="0.00000008014645" calcext:value-type="float">
            <text:p>8.014645E-08</text:p>
          </table:table-cell>
          <table:table-cell office:value-type="float" office:value="1.001316E-015" calcext:value-type="float">
            <text:p>1.001316E-15</text:p>
          </table:table-cell>
          <table:table-cell office:value-type="float" office:value="0.00000007401045" calcext:value-type="float">
            <text:p>7.401045E-08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19037" calcext:value-type="float">
            <text:p>-0.03319037</text:p>
          </table:table-cell>
          <table:table-cell office:value-type="float" office:value="-0.02615217" calcext:value-type="float">
            <text:p>-0.02615217</text:p>
          </table:table-cell>
          <table:table-cell office:value-type="float" office:value="-0.0179782" calcext:value-type="float">
            <text:p>-0.0179782</text:p>
          </table:table-cell>
          <table:table-cell office:value-type="float" office:value="-0.01448845" calcext:value-type="float">
            <text:p>-0.01448845</text:p>
          </table:table-cell>
          <table:table-cell office:value-type="float" office:value="-0.0128872" calcext:value-type="float">
            <text:p>-0.0128872</text:p>
          </table:table-cell>
          <table:table-cell office:value-type="float" office:value="-0.01085838" calcext:value-type="float">
            <text:p>-0.01085838</text:p>
          </table:table-cell>
          <table:table-cell office:value-type="float" office:value="-0.009799588" calcext:value-type="float">
            <text:p>-0.009799588</text:p>
          </table:table-cell>
          <table:table-cell office:value-type="float" office:value="-0.009213661" calcext:value-type="float">
            <text:p>-0.009213661</text:p>
          </table:table-cell>
          <table:table-cell office:value-type="float" office:value="-0.01113071" calcext:value-type="float">
            <text:p>-0.01113071</text:p>
          </table:table-cell>
          <table:table-cell office:value-type="float" office:value="-0.0130038" calcext:value-type="float">
            <text:p>-0.013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83919" calcext:value-type="float">
            <text:p>-0.03583919</text:p>
          </table:table-cell>
          <table:table-cell office:value-type="float" office:value="0.002975678" calcext:value-type="float">
            <text:p>0.00297567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0974" calcext:value-type="float">
            <text:p>-2.3809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5.0004" calcext:value-type="float">
            <text:p>25.000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8.009" calcext:value-type="float">
            <text:p>1088.009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85615" calcext:value-type="float">
            <text:p>0.185615</text:p>
          </table:table-cell>
          <table:table-cell office:value-type="float" office:value="0.3224181" calcext:value-type="float">
            <text:p>0.3224181</text:p>
          </table:table-cell>
          <table:table-cell office:value-type="float" office:value="0.3321975" calcext:value-type="float">
            <text:p>0.3321975</text:p>
          </table:table-cell>
          <table:table-cell office:value-type="float" office:value="0.3417556" calcext:value-type="float">
            <text:p>0.3417556</text:p>
          </table:table-cell>
          <table:table-cell office:value-type="float" office:value="0.3476236" calcext:value-type="float">
            <text:p>0.3476236</text:p>
          </table:table-cell>
          <table:table-cell office:value-type="float" office:value="0.30635" calcext:value-type="float">
            <text:p>0.30635</text:p>
          </table:table-cell>
          <table:table-cell office:value-type="float" office:value="0.3048448" calcext:value-type="float">
            <text:p>0.3048448</text:p>
          </table:table-cell>
          <table:table-cell office:value-type="float" office:value="0.3774918" calcext:value-type="float">
            <text:p>0.3774918</text:p>
          </table:table-cell>
          <table:table-cell office:value-type="float" office:value="0.3698918" calcext:value-type="float">
            <text:p>0.3698918</text:p>
          </table:table-cell>
          <table:table-cell office:value-type="float" office:value="0.3721779" calcext:value-type="float">
            <text:p>0.3721779</text:p>
          </table:table-cell>
          <table:table-cell office:value-type="float" office:value="0.3845684" calcext:value-type="float">
            <text:p>0.3845684</text:p>
          </table:table-cell>
          <table:table-cell office:value-type="float" office:value="0.3943101" calcext:value-type="float">
            <text:p>0.39431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00772" calcext:value-type="float">
            <text:p>1.000772E-11</text:p>
          </table:table-cell>
          <table:table-cell office:value-type="float" office:value="1.991386E-015" calcext:value-type="float">
            <text:p>1.991386E-15</text:p>
          </table:table-cell>
          <table:table-cell office:value-type="float" office:value="0.0000000000001546103" calcext:value-type="float">
            <text:p>1.546103E-13</text:p>
          </table:table-cell>
          <table:table-cell office:value-type="float" office:value="0.00000002012009" calcext:value-type="float">
            <text:p>2.012009E-08</text:p>
          </table:table-cell>
          <table:table-cell office:value-type="float" office:value="1.001315E-015" calcext:value-type="float">
            <text:p>1.001315E-15</text:p>
          </table:table-cell>
          <table:table-cell office:value-type="float" office:value="0.00000003112746" calcext:value-type="float">
            <text:p>3.112746E-08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4092" calcext:value-type="float">
            <text:p>-1.44092</text:p>
          </table:table-cell>
          <table:table-cell office:value-type="float" office:value="-0.02265522" calcext:value-type="float">
            <text:p>-0.02265522</text:p>
          </table:table-cell>
          <table:table-cell office:value-type="float" office:value="-0.01880991" calcext:value-type="float">
            <text:p>-0.01880991</text:p>
          </table:table-cell>
          <table:table-cell office:value-type="float" office:value="-0.01585287" calcext:value-type="float">
            <text:p>-0.01585287</text:p>
          </table:table-cell>
          <table:table-cell office:value-type="float" office:value="-0.01428369" calcext:value-type="float">
            <text:p>-0.01428369</text:p>
          </table:table-cell>
          <table:table-cell office:value-type="float" office:value="-0.01225791" calcext:value-type="float">
            <text:p>-0.01225791</text:p>
          </table:table-cell>
          <table:table-cell office:value-type="float" office:value="-0.01096425" calcext:value-type="float">
            <text:p>-0.01096425</text:p>
          </table:table-cell>
          <table:table-cell office:value-type="float" office:value="-0.009870883" calcext:value-type="float">
            <text:p>-0.009870883</text:p>
          </table:table-cell>
          <table:table-cell office:value-type="float" office:value="-0.01087457" calcext:value-type="float">
            <text:p>-0.01087457</text:p>
          </table:table-cell>
          <table:table-cell office:value-type="float" office:value="-0.01271808" calcext:value-type="float">
            <text:p>-0.01271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60267" calcext:value-type="float">
            <text:p>-2.760267</text:p>
          </table:table-cell>
          <table:table-cell office:value-type="float" office:value="0.002898672" calcext:value-type="float">
            <text:p>0.00289867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1588" calcext:value-type="float">
            <text:p>-2.3815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5.98253" calcext:value-type="float">
            <text:p>25.98253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7.026" calcext:value-type="float">
            <text:p>1087.026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49232" calcext:value-type="float">
            <text:p>0.1149232</text:p>
          </table:table-cell>
          <table:table-cell office:value-type="float" office:value="0.3303213" calcext:value-type="float">
            <text:p>0.3303213</text:p>
          </table:table-cell>
          <table:table-cell office:value-type="float" office:value="0.3341714" calcext:value-type="float">
            <text:p>0.3341714</text:p>
          </table:table-cell>
          <table:table-cell office:value-type="float" office:value="0.3400656" calcext:value-type="float">
            <text:p>0.3400656</text:p>
          </table:table-cell>
          <table:table-cell office:value-type="float" office:value="0.3442106" calcext:value-type="float">
            <text:p>0.3442106</text:p>
          </table:table-cell>
          <table:table-cell office:value-type="float" office:value="0.3031062" calcext:value-type="float">
            <text:p>0.3031062</text:p>
          </table:table-cell>
          <table:table-cell office:value-type="float" office:value="0.301958" calcext:value-type="float">
            <text:p>0.301958</text:p>
          </table:table-cell>
          <table:table-cell office:value-type="float" office:value="0.3763007" calcext:value-type="float">
            <text:p>0.3763007</text:p>
          </table:table-cell>
          <table:table-cell office:value-type="float" office:value="0.3700776" calcext:value-type="float">
            <text:p>0.3700776</text:p>
          </table:table-cell>
          <table:table-cell office:value-type="float" office:value="0.3726484" calcext:value-type="float">
            <text:p>0.3726484</text:p>
          </table:table-cell>
          <table:table-cell office:value-type="float" office:value="0.384857" calcext:value-type="float">
            <text:p>0.384857</text:p>
          </table:table-cell>
          <table:table-cell office:value-type="float" office:value="0.3944137" calcext:value-type="float">
            <text:p>0.39441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473631" calcext:value-type="float">
            <text:p>1.473631E-12</text:p>
          </table:table-cell>
          <table:table-cell office:value-type="float" office:value="1.990282E-015" calcext:value-type="float">
            <text:p>1.990282E-15</text:p>
          </table:table-cell>
          <table:table-cell office:value-type="float" office:value="0.00000000000005031724" calcext:value-type="float">
            <text:p>5.031724E-14</text:p>
          </table:table-cell>
          <table:table-cell office:value-type="float" office:value="0.000000003753904" calcext:value-type="float">
            <text:p>3.753904E-09</text:p>
          </table:table-cell>
          <table:table-cell office:value-type="float" office:value="1.001308E-015" calcext:value-type="float">
            <text:p>1.001308E-15</text:p>
          </table:table-cell>
          <table:table-cell office:value-type="float" office:value="0.000000008723251" calcext:value-type="float">
            <text:p>8.723251E-09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61114" calcext:value-type="float">
            <text:p>-58.61114</text:p>
          </table:table-cell>
          <table:table-cell office:value-type="float" office:value="-0.0194961" calcext:value-type="float">
            <text:p>-0.0194961</text:p>
          </table:table-cell>
          <table:table-cell office:value-type="float" office:value="-0.01814389" calcext:value-type="float">
            <text:p>-0.01814389</text:p>
          </table:table-cell>
          <table:table-cell office:value-type="float" office:value="-0.01635179" calcext:value-type="float">
            <text:p>-0.01635179</text:p>
          </table:table-cell>
          <table:table-cell office:value-type="float" office:value="-0.0151798" calcext:value-type="float">
            <text:p>-0.0151798</text:p>
          </table:table-cell>
          <table:table-cell office:value-type="float" office:value="-0.01328463" calcext:value-type="float">
            <text:p>-0.01328463</text:p>
          </table:table-cell>
          <table:table-cell office:value-type="float" office:value="-0.01187758" calcext:value-type="float">
            <text:p>-0.01187758</text:p>
          </table:table-cell>
          <table:table-cell office:value-type="float" office:value="-0.01057017" calcext:value-type="float">
            <text:p>-0.01057017</text:p>
          </table:table-cell>
          <table:table-cell office:value-type="float" office:value="-0.01078226" calcext:value-type="float">
            <text:p>-0.01078226</text:p>
          </table:table-cell>
          <table:table-cell office:value-type="float" office:value="-0.01244587" calcext:value-type="float">
            <text:p>-0.01244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0923" calcext:value-type="float">
            <text:p>-12.90923</text:p>
          </table:table-cell>
          <table:table-cell office:value-type="float" office:value="0.002871696" calcext:value-type="float">
            <text:p>0.00287169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2027" calcext:value-type="float">
            <text:p>-2.3820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5.96441" calcext:value-type="float">
            <text:p>25.96441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7.044" calcext:value-type="float">
            <text:p>1087.044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225219" calcext:value-type="float">
            <text:p>0.1225219</text:p>
          </table:table-cell>
          <table:table-cell office:value-type="float" office:value="0.3343331" calcext:value-type="float">
            <text:p>0.3343331</text:p>
          </table:table-cell>
          <table:table-cell office:value-type="float" office:value="0.3367198" calcext:value-type="float">
            <text:p>0.3367198</text:p>
          </table:table-cell>
          <table:table-cell office:value-type="float" office:value="0.3402596" calcext:value-type="float">
            <text:p>0.3402596</text:p>
          </table:table-cell>
          <table:table-cell office:value-type="float" office:value="0.3432605" calcext:value-type="float">
            <text:p>0.3432605</text:p>
          </table:table-cell>
          <table:table-cell office:value-type="float" office:value="0.3011046" calcext:value-type="float">
            <text:p>0.3011046</text:p>
          </table:table-cell>
          <table:table-cell office:value-type="float" office:value="0.2997337" calcext:value-type="float">
            <text:p>0.2997337</text:p>
          </table:table-cell>
          <table:table-cell office:value-type="float" office:value="0.3753006" calcext:value-type="float">
            <text:p>0.3753006</text:p>
          </table:table-cell>
          <table:table-cell office:value-type="float" office:value="0.3700433" calcext:value-type="float">
            <text:p>0.3700433</text:p>
          </table:table-cell>
          <table:table-cell office:value-type="float" office:value="0.373071" calcext:value-type="float">
            <text:p>0.373071</text:p>
          </table:table-cell>
          <table:table-cell office:value-type="float" office:value="0.3851421" calcext:value-type="float">
            <text:p>0.3851421</text:p>
          </table:table-cell>
          <table:table-cell office:value-type="float" office:value="0.394517" calcext:value-type="float">
            <text:p>0.3945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114716" calcext:value-type="float">
            <text:p>3.114716E-13</text:p>
          </table:table-cell>
          <table:table-cell office:value-type="float" office:value="1.968396E-015" calcext:value-type="float">
            <text:p>1.968396E-15</text:p>
          </table:table-cell>
          <table:table-cell office:value-type="float" office:value="0.00000000000003263353" calcext:value-type="float">
            <text:p>3.263353E-14</text:p>
          </table:table-cell>
          <table:table-cell office:value-type="float" office:value="0.000000001562622" calcext:value-type="float">
            <text:p>1.562622E-09</text:p>
          </table:table-cell>
          <table:table-cell office:value-type="float" office:value="1.001308E-015" calcext:value-type="float">
            <text:p>1.001308E-15</text:p>
          </table:table-cell>
          <table:table-cell office:value-type="float" office:value="0.000000003294115" calcext:value-type="float">
            <text:p>3.294115E-09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06405" calcext:value-type="float">
            <text:p>-36.06405</text:p>
          </table:table-cell>
          <table:table-cell office:value-type="float" office:value="-0.01808251" calcext:value-type="float">
            <text:p>-0.01808251</text:p>
          </table:table-cell>
          <table:table-cell office:value-type="float" office:value="-0.01731061" calcext:value-type="float">
            <text:p>-0.01731061</text:p>
          </table:table-cell>
          <table:table-cell office:value-type="float" office:value="-0.01629822" calcext:value-type="float">
            <text:p>-0.01629822</text:p>
          </table:table-cell>
          <table:table-cell office:value-type="float" office:value="-0.01544338" calcext:value-type="float">
            <text:p>-0.01544338</text:p>
          </table:table-cell>
          <table:table-cell office:value-type="float" office:value="-0.01396738" calcext:value-type="float">
            <text:p>-0.01396738</text:p>
          </table:table-cell>
          <table:table-cell office:value-type="float" office:value="-0.01263894" calcext:value-type="float">
            <text:p>-0.01263894</text:p>
          </table:table-cell>
          <table:table-cell office:value-type="float" office:value="-0.01119683" calcext:value-type="float">
            <text:p>-0.01119683</text:p>
          </table:table-cell>
          <table:table-cell office:value-type="float" office:value="-0.01079822" calcext:value-type="float">
            <text:p>-0.01079822</text:p>
          </table:table-cell>
          <table:table-cell office:value-type="float" office:value="-0.01220653" calcext:value-type="float">
            <text:p>-0.01220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8563" calcext:value-type="float">
            <text:p>-10.48563</text:p>
          </table:table-cell>
          <table:table-cell office:value-type="float" office:value="0.002865505" calcext:value-type="float">
            <text:p>0.00286550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2319" calcext:value-type="float">
            <text:p>-2.3823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08508" calcext:value-type="float">
            <text:p>26.0850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923" calcext:value-type="float">
            <text:p>1086.923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7813" calcext:value-type="float">
            <text:p>0.117813</text:p>
          </table:table-cell>
          <table:table-cell office:value-type="float" office:value="0.3358192" calcext:value-type="float">
            <text:p>0.3358192</text:p>
          </table:table-cell>
          <table:table-cell office:value-type="float" office:value="0.3378221" calcext:value-type="float">
            <text:p>0.3378221</text:p>
          </table:table-cell>
          <table:table-cell office:value-type="float" office:value="0.3407344" calcext:value-type="float">
            <text:p>0.3407344</text:p>
          </table:table-cell>
          <table:table-cell office:value-type="float" office:value="0.3430563" calcext:value-type="float">
            <text:p>0.3430563</text:p>
          </table:table-cell>
          <table:table-cell office:value-type="float" office:value="0.300004" calcext:value-type="float">
            <text:p>0.300004</text:p>
          </table:table-cell>
          <table:table-cell office:value-type="float" office:value="0.2982412" calcext:value-type="float">
            <text:p>0.2982412</text:p>
          </table:table-cell>
          <table:table-cell office:value-type="float" office:value="0.3744687" calcext:value-type="float">
            <text:p>0.3744687</text:p>
          </table:table-cell>
          <table:table-cell office:value-type="float" office:value="0.3697789" calcext:value-type="float">
            <text:p>0.3697789</text:p>
          </table:table-cell>
          <table:table-cell office:value-type="float" office:value="0.3734983" calcext:value-type="float">
            <text:p>0.3734983</text:p>
          </table:table-cell>
          <table:table-cell office:value-type="float" office:value="0.3854778" calcext:value-type="float">
            <text:p>0.3854778</text:p>
          </table:table-cell>
          <table:table-cell office:value-type="float" office:value="0.3946232" calcext:value-type="float">
            <text:p>0.39462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6395251" calcext:value-type="float">
            <text:p>6.395251E-14</text:p>
          </table:table-cell>
          <table:table-cell office:value-type="float" office:value="1.986234E-015" calcext:value-type="float">
            <text:p>1.986234E-15</text:p>
          </table:table-cell>
          <table:table-cell office:value-type="float" office:value="0.0000000000000135797" calcext:value-type="float">
            <text:p>1.35797E-14</text:p>
          </table:table-cell>
          <table:table-cell office:value-type="float" office:value="0.0000000005629698" calcext:value-type="float">
            <text:p>5.629698E-10</text:p>
          </table:table-cell>
          <table:table-cell office:value-type="float" office:value="1.001308E-015" calcext:value-type="float">
            <text:p>1.001308E-15</text:p>
          </table:table-cell>
          <table:table-cell office:value-type="float" office:value="0.000000001397953" calcext:value-type="float">
            <text:p>1.397953E-09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27567" calcext:value-type="float">
            <text:p>-49.27567</text:p>
          </table:table-cell>
          <table:table-cell office:value-type="float" office:value="-0.0175948" calcext:value-type="float">
            <text:p>-0.0175948</text:p>
          </table:table-cell>
          <table:table-cell office:value-type="float" office:value="-0.01696327" calcext:value-type="float">
            <text:p>-0.01696327</text:p>
          </table:table-cell>
          <table:table-cell office:value-type="float" office:value="-0.01615812" calcext:value-type="float">
            <text:p>-0.01615812</text:p>
          </table:table-cell>
          <table:table-cell office:value-type="float" office:value="-0.015497" calcext:value-type="float">
            <text:p>-0.015497</text:p>
          </table:table-cell>
          <table:table-cell office:value-type="float" office:value="-0.01436086" calcext:value-type="float">
            <text:p>-0.01436086</text:p>
          </table:table-cell>
          <table:table-cell office:value-type="float" office:value="-0.01318119" calcext:value-type="float">
            <text:p>-0.01318119</text:p>
          </table:table-cell>
          <table:table-cell office:value-type="float" office:value="-0.0117481" calcext:value-type="float">
            <text:p>-0.0117481</text:p>
          </table:table-cell>
          <table:table-cell office:value-type="float" office:value="-0.01092599" calcext:value-type="float">
            <text:p>-0.01092599</text:p>
          </table:table-cell>
          <table:table-cell office:value-type="float" office:value="-0.01196994" calcext:value-type="float">
            <text:p>-0.01196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4126" calcext:value-type="float">
            <text:p>-12.74126</text:p>
          </table:table-cell>
          <table:table-cell office:value-type="float" office:value="0.002850541" calcext:value-type="float">
            <text:p>0.00285054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2464" calcext:value-type="float">
            <text:p>-2.3824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16401" calcext:value-type="float">
            <text:p>26.16401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844" calcext:value-type="float">
            <text:p>1086.844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60889" calcext:value-type="float">
            <text:p>0.1160889</text:p>
          </table:table-cell>
          <table:table-cell office:value-type="float" office:value="0.3363651" calcext:value-type="float">
            <text:p>0.3363651</text:p>
          </table:table-cell>
          <table:table-cell office:value-type="float" office:value="0.3382752" calcext:value-type="float">
            <text:p>0.3382752</text:p>
          </table:table-cell>
          <table:table-cell office:value-type="float" office:value="0.3408588" calcext:value-type="float">
            <text:p>0.3408588</text:p>
          </table:table-cell>
          <table:table-cell office:value-type="float" office:value="0.3428112" calcext:value-type="float">
            <text:p>0.3428112</text:p>
          </table:table-cell>
          <table:table-cell office:value-type="float" office:value="0.2994143" calcext:value-type="float">
            <text:p>0.2994143</text:p>
          </table:table-cell>
          <table:table-cell office:value-type="float" office:value="0.2972533" calcext:value-type="float">
            <text:p>0.2972533</text:p>
          </table:table-cell>
          <table:table-cell office:value-type="float" office:value="0.373833" calcext:value-type="float">
            <text:p>0.373833</text:p>
          </table:table-cell>
          <table:table-cell office:value-type="float" office:value="0.3694209" calcext:value-type="float">
            <text:p>0.3694209</text:p>
          </table:table-cell>
          <table:table-cell office:value-type="float" office:value="0.3738687" calcext:value-type="float">
            <text:p>0.3738687</text:p>
          </table:table-cell>
          <table:table-cell office:value-type="float" office:value="0.3858333" calcext:value-type="float">
            <text:p>0.3858333</text:p>
          </table:table-cell>
          <table:table-cell office:value-type="float" office:value="0.3947367" calcext:value-type="float">
            <text:p>0.39473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16049" calcext:value-type="float">
            <text:p>1.16049E-14</text:p>
          </table:table-cell>
          <table:table-cell office:value-type="float" office:value="1.98636E-015" calcext:value-type="float">
            <text:p>1.98636E-15</text:p>
          </table:table-cell>
          <table:table-cell office:value-type="float" office:value="3.691373E-015" calcext:value-type="float">
            <text:p>3.691373E-15</text:p>
          </table:table-cell>
          <table:table-cell office:value-type="float" office:value="0.0000000001141275" calcext:value-type="float">
            <text:p>1.141275E-10</text:p>
          </table:table-cell>
          <table:table-cell office:value-type="float" office:value="1.001305E-015" calcext:value-type="float">
            <text:p>1.001305E-15</text:p>
          </table:table-cell>
          <table:table-cell office:value-type="float" office:value="0.0000000004205023" calcext:value-type="float">
            <text:p>4.205023E-10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4091" calcext:value-type="float">
            <text:p>-54.4091</text:p>
          </table:table-cell>
          <table:table-cell office:value-type="float" office:value="-0.0174179" calcext:value-type="float">
            <text:p>-0.0174179</text:p>
          </table:table-cell>
          <table:table-cell office:value-type="float" office:value="-0.01682237" calcext:value-type="float">
            <text:p>-0.01682237</text:p>
          </table:table-cell>
          <table:table-cell office:value-type="float" office:value="-0.016121" calcext:value-type="float">
            <text:p>-0.016121</text:p>
          </table:table-cell>
          <table:table-cell office:value-type="float" office:value="-0.0155672" calcext:value-type="float">
            <text:p>-0.0155672</text:p>
          </table:table-cell>
          <table:table-cell office:value-type="float" office:value="-0.01457523" calcext:value-type="float">
            <text:p>-0.01457523</text:p>
          </table:table-cell>
          <table:table-cell office:value-type="float" office:value="-0.01355363" calcext:value-type="float">
            <text:p>-0.01355363</text:p>
          </table:table-cell>
          <table:table-cell office:value-type="float" office:value="-0.0121897" calcext:value-type="float">
            <text:p>-0.0121897</text:p>
          </table:table-cell>
          <table:table-cell office:value-type="float" office:value="-0.01110348" calcext:value-type="float">
            <text:p>-0.01110348</text:p>
          </table:table-cell>
          <table:table-cell office:value-type="float" office:value="-0.01176762" calcext:value-type="float">
            <text:p>-0.01176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3348" calcext:value-type="float">
            <text:p>-11.43348</text:p>
          </table:table-cell>
          <table:table-cell office:value-type="float" office:value="0.002824695" calcext:value-type="float">
            <text:p>0.00282469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2463" calcext:value-type="float">
            <text:p>-2.3824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26025" calcext:value-type="float">
            <text:p>26.26025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748" calcext:value-type="float">
            <text:p>1086.748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32277" calcext:value-type="float">
            <text:p>0.1132277</text:p>
          </table:table-cell>
          <table:table-cell office:value-type="float" office:value="0.3366834" calcext:value-type="float">
            <text:p>0.3366834</text:p>
          </table:table-cell>
          <table:table-cell office:value-type="float" office:value="0.3384681" calcext:value-type="float">
            <text:p>0.3384681</text:p>
          </table:table-cell>
          <table:table-cell office:value-type="float" office:value="0.3408489" calcext:value-type="float">
            <text:p>0.3408489</text:p>
          </table:table-cell>
          <table:table-cell office:value-type="float" office:value="0.3426404" calcext:value-type="float">
            <text:p>0.3426404</text:p>
          </table:table-cell>
          <table:table-cell office:value-type="float" office:value="0.298953" calcext:value-type="float">
            <text:p>0.298953</text:p>
          </table:table-cell>
          <table:table-cell office:value-type="float" office:value="0.2965323" calcext:value-type="float">
            <text:p>0.2965323</text:p>
          </table:table-cell>
          <table:table-cell office:value-type="float" office:value="0.3734143" calcext:value-type="float">
            <text:p>0.3734143</text:p>
          </table:table-cell>
          <table:table-cell office:value-type="float" office:value="0.3690966" calcext:value-type="float">
            <text:p>0.3690966</text:p>
          </table:table-cell>
          <table:table-cell office:value-type="float" office:value="0.3740925" calcext:value-type="float">
            <text:p>0.3740925</text:p>
          </table:table-cell>
          <table:table-cell office:value-type="float" office:value="0.3861597" calcext:value-type="float">
            <text:p>0.3861597</text:p>
          </table:table-cell>
          <table:table-cell office:value-type="float" office:value="0.3948556" calcext:value-type="float">
            <text:p>0.39485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3.794025E-015" calcext:value-type="float">
            <text:p>3.794025E-15</text:p>
          </table:table-cell>
          <table:table-cell office:value-type="float" office:value="1.986331E-015" calcext:value-type="float">
            <text:p>1.986331E-15</text:p>
          </table:table-cell>
          <table:table-cell office:value-type="float" office:value="1.997918E-015" calcext:value-type="float">
            <text:p>1.997918E-15</text:p>
          </table:table-cell>
          <table:table-cell office:value-type="float" office:value="0.00000000002465017" calcext:value-type="float">
            <text:p>2.465017E-11</text:p>
          </table:table-cell>
          <table:table-cell office:value-type="float" office:value="1.001298E-015" calcext:value-type="float">
            <text:p>1.001298E-15</text:p>
          </table:table-cell>
          <table:table-cell office:value-type="float" office:value="0.0000000001130239" calcext:value-type="float">
            <text:p>1.130239E-10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44452" calcext:value-type="float">
            <text:p>-66.44452</text:p>
          </table:table-cell>
          <table:table-cell office:value-type="float" office:value="-0.0173181" calcext:value-type="float">
            <text:p>-0.0173181</text:p>
          </table:table-cell>
          <table:table-cell office:value-type="float" office:value="-0.01676309" calcext:value-type="float">
            <text:p>-0.01676309</text:p>
          </table:table-cell>
          <table:table-cell office:value-type="float" office:value="-0.0161235" calcext:value-type="float">
            <text:p>-0.0161235</text:p>
          </table:table-cell>
          <table:table-cell office:value-type="float" office:value="-0.01561465" calcext:value-type="float">
            <text:p>-0.01561465</text:p>
          </table:table-cell>
          <table:table-cell office:value-type="float" office:value="-0.01474579" calcext:value-type="float">
            <text:p>-0.01474579</text:p>
          </table:table-cell>
          <table:table-cell office:value-type="float" office:value="-0.01383309" calcext:value-type="float">
            <text:p>-0.01383309</text:p>
          </table:table-cell>
          <table:table-cell office:value-type="float" office:value="-0.01248895" calcext:value-type="float">
            <text:p>-0.01248895</text:p>
          </table:table-cell>
          <table:table-cell office:value-type="float" office:value="-0.01126691" calcext:value-type="float">
            <text:p>-0.01126691</text:p>
          </table:table-cell>
          <table:table-cell office:value-type="float" office:value="-0.01164754" calcext:value-type="float">
            <text:p>-0.0116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14813" calcext:value-type="float">
            <text:p>-25.14813</text:p>
          </table:table-cell>
          <table:table-cell office:value-type="float" office:value="0.002808433" calcext:value-type="float">
            <text:p>0.00280843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2326" calcext:value-type="float">
            <text:p>-2.3823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22533" calcext:value-type="float">
            <text:p>26.22533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783" calcext:value-type="float">
            <text:p>1086.783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221648" calcext:value-type="float">
            <text:p>0.1221648</text:p>
          </table:table-cell>
          <table:table-cell office:value-type="float" office:value="0.3364434" calcext:value-type="float">
            <text:p>0.3364434</text:p>
          </table:table-cell>
          <table:table-cell office:value-type="float" office:value="0.338379" calcext:value-type="float">
            <text:p>0.338379</text:p>
          </table:table-cell>
          <table:table-cell office:value-type="float" office:value="0.3407178" calcext:value-type="float">
            <text:p>0.3407178</text:p>
          </table:table-cell>
          <table:table-cell office:value-type="float" office:value="0.3424037" calcext:value-type="float">
            <text:p>0.3424037</text:p>
          </table:table-cell>
          <table:table-cell office:value-type="float" office:value="0.2985727" calcext:value-type="float">
            <text:p>0.2985727</text:p>
          </table:table-cell>
          <table:table-cell office:value-type="float" office:value="0.2959724" calcext:value-type="float">
            <text:p>0.2959724</text:p>
          </table:table-cell>
          <table:table-cell office:value-type="float" office:value="0.3730581" calcext:value-type="float">
            <text:p>0.3730581</text:p>
          </table:table-cell>
          <table:table-cell office:value-type="float" office:value="0.3687907" calcext:value-type="float">
            <text:p>0.3687907</text:p>
          </table:table-cell>
          <table:table-cell office:value-type="float" office:value="0.3742805" calcext:value-type="float">
            <text:p>0.3742805</text:p>
          </table:table-cell>
          <table:table-cell office:value-type="float" office:value="0.3864552" calcext:value-type="float">
            <text:p>0.3864552</text:p>
          </table:table-cell>
          <table:table-cell office:value-type="float" office:value="0.3949774" calcext:value-type="float">
            <text:p>0.39497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5588E-015" calcext:value-type="float">
            <text:p>1.955588E-15</text:p>
          </table:table-cell>
          <table:table-cell office:value-type="float" office:value="1.986296E-015" calcext:value-type="float">
            <text:p>1.986296E-15</text:p>
          </table:table-cell>
          <table:table-cell office:value-type="float" office:value="1.995697E-015" calcext:value-type="float">
            <text:p>1.995697E-15</text:p>
          </table:table-cell>
          <table:table-cell office:value-type="float" office:value="0.000000000006318693" calcext:value-type="float">
            <text:p>6.318693E-12</text:p>
          </table:table-cell>
          <table:table-cell office:value-type="float" office:value="1.001289E-015" calcext:value-type="float">
            <text:p>1.001289E-15</text:p>
          </table:table-cell>
          <table:table-cell office:value-type="float" office:value="0.00000000003011408" calcext:value-type="float">
            <text:p>3.011408E-11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4446" calcext:value-type="float">
            <text:p>-36.4446</text:p>
          </table:table-cell>
          <table:table-cell office:value-type="float" office:value="-0.01739078" calcext:value-type="float">
            <text:p>-0.01739078</text:p>
          </table:table-cell>
          <table:table-cell office:value-type="float" office:value="-0.01678878" calcext:value-type="float">
            <text:p>-0.01678878</text:p>
          </table:table-cell>
          <table:table-cell office:value-type="float" office:value="-0.01616087" calcext:value-type="float">
            <text:p>-0.01616087</text:p>
          </table:table-cell>
          <table:table-cell office:value-type="float" office:value="-0.01568058" calcext:value-type="float">
            <text:p>-0.01568058</text:p>
          </table:table-cell>
          <table:table-cell office:value-type="float" office:value="-0.01488779" calcext:value-type="float">
            <text:p>-0.01488779</text:p>
          </table:table-cell>
          <table:table-cell office:value-type="float" office:value="-0.01405423" calcext:value-type="float">
            <text:p>-0.01405423</text:p>
          </table:table-cell>
          <table:table-cell office:value-type="float" office:value="-0.01274964" calcext:value-type="float">
            <text:p>-0.01274964</text:p>
          </table:table-cell>
          <table:table-cell office:value-type="float" office:value="-0.01142343" calcext:value-type="float">
            <text:p>-0.01142343</text:p>
          </table:table-cell>
          <table:table-cell office:value-type="float" office:value="-0.01154767" calcext:value-type="float">
            <text:p>-0.0115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31887" calcext:value-type="float">
            <text:p>-9.731887</text:p>
          </table:table-cell>
          <table:table-cell office:value-type="float" office:value="0.002802499" calcext:value-type="float">
            <text:p>0.00280249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2059" calcext:value-type="float">
            <text:p>-2.3820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37167" calcext:value-type="float">
            <text:p>26.37167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637" calcext:value-type="float">
            <text:p>1086.637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47111" calcext:value-type="float">
            <text:p>0.1147111</text:p>
          </table:table-cell>
          <table:table-cell office:value-type="float" office:value="0.3375932" calcext:value-type="float">
            <text:p>0.3375932</text:p>
          </table:table-cell>
          <table:table-cell office:value-type="float" office:value="0.3386225" calcext:value-type="float">
            <text:p>0.3386225</text:p>
          </table:table-cell>
          <table:table-cell office:value-type="float" office:value="0.3400353" calcext:value-type="float">
            <text:p>0.3400353</text:p>
          </table:table-cell>
          <table:table-cell office:value-type="float" office:value="0.3414876" calcext:value-type="float">
            <text:p>0.3414876</text:p>
          </table:table-cell>
          <table:table-cell office:value-type="float" office:value="0.2979799" calcext:value-type="float">
            <text:p>0.2979799</text:p>
          </table:table-cell>
          <table:table-cell office:value-type="float" office:value="0.2954362" calcext:value-type="float">
            <text:p>0.2954362</text:p>
          </table:table-cell>
          <table:table-cell office:value-type="float" office:value="0.3727534" calcext:value-type="float">
            <text:p>0.3727534</text:p>
          </table:table-cell>
          <table:table-cell office:value-type="float" office:value="0.3685057" calcext:value-type="float">
            <text:p>0.3685057</text:p>
          </table:table-cell>
          <table:table-cell office:value-type="float" office:value="0.3744377" calcext:value-type="float">
            <text:p>0.3744377</text:p>
          </table:table-cell>
          <table:table-cell office:value-type="float" office:value="0.3867228" calcext:value-type="float">
            <text:p>0.3867228</text:p>
          </table:table-cell>
          <table:table-cell office:value-type="float" office:value="0.3950974" calcext:value-type="float">
            <text:p>0.39509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4301E-015" calcext:value-type="float">
            <text:p>1.984301E-15</text:p>
          </table:table-cell>
          <table:table-cell office:value-type="float" office:value="1.939529E-015" calcext:value-type="float">
            <text:p>1.939529E-15</text:p>
          </table:table-cell>
          <table:table-cell office:value-type="float" office:value="1.995068E-015" calcext:value-type="float">
            <text:p>1.995068E-15</text:p>
          </table:table-cell>
          <table:table-cell office:value-type="float" office:value="0.000000000002496205" calcext:value-type="float">
            <text:p>2.496205E-12</text:p>
          </table:table-cell>
          <table:table-cell office:value-type="float" office:value="1.001288E-015" calcext:value-type="float">
            <text:p>1.001288E-15</text:p>
          </table:table-cell>
          <table:table-cell office:value-type="float" office:value="0.00000000001114974" calcext:value-type="float">
            <text:p>1.114974E-11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48756" calcext:value-type="float">
            <text:p>-59.48756</text:p>
          </table:table-cell>
          <table:table-cell office:value-type="float" office:value="-0.01702091" calcext:value-type="float">
            <text:p>-0.01702091</text:p>
          </table:table-cell>
          <table:table-cell office:value-type="float" office:value="-0.01671572" calcext:value-type="float">
            <text:p>-0.01671572</text:p>
          </table:table-cell>
          <table:table-cell office:value-type="float" office:value="-0.01636545" calcext:value-type="float">
            <text:p>-0.01636545</text:p>
          </table:table-cell>
          <table:table-cell office:value-type="float" office:value="-0.01594366" calcext:value-type="float">
            <text:p>-0.01594366</text:p>
          </table:table-cell>
          <table:table-cell office:value-type="float" office:value="-0.01511184" calcext:value-type="float">
            <text:p>-0.01511184</text:p>
          </table:table-cell>
          <table:table-cell office:value-type="float" office:value="-0.01426911" calcext:value-type="float">
            <text:p>-0.01426911</text:p>
          </table:table-cell>
          <table:table-cell office:value-type="float" office:value="-0.01297702" calcext:value-type="float">
            <text:p>-0.01297702</text:p>
          </table:table-cell>
          <table:table-cell office:value-type="float" office:value="-0.01157131" calcext:value-type="float">
            <text:p>-0.01157131</text:p>
          </table:table-cell>
          <table:table-cell office:value-type="float" office:value="-0.01146485" calcext:value-type="float">
            <text:p>-0.01146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8603" calcext:value-type="float">
            <text:p>-14.98603</text:p>
          </table:table-cell>
          <table:table-cell office:value-type="float" office:value="0.002794061" calcext:value-type="float">
            <text:p>0.00279406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166" calcext:value-type="float">
            <text:p>-2.381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41499" calcext:value-type="float">
            <text:p>26.41499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594" calcext:value-type="float">
            <text:p>1086.594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56508" calcext:value-type="float">
            <text:p>0.1156508</text:p>
          </table:table-cell>
          <table:table-cell office:value-type="float" office:value="0.3378443" calcext:value-type="float">
            <text:p>0.3378443</text:p>
          </table:table-cell>
          <table:table-cell office:value-type="float" office:value="0.3387171" calcext:value-type="float">
            <text:p>0.3387171</text:p>
          </table:table-cell>
          <table:table-cell office:value-type="float" office:value="0.3398486" calcext:value-type="float">
            <text:p>0.3398486</text:p>
          </table:table-cell>
          <table:table-cell office:value-type="float" office:value="0.3411226" calcext:value-type="float">
            <text:p>0.3411226</text:p>
          </table:table-cell>
          <table:table-cell office:value-type="float" office:value="0.2975102" calcext:value-type="float">
            <text:p>0.2975102</text:p>
          </table:table-cell>
          <table:table-cell office:value-type="float" office:value="0.2949908" calcext:value-type="float">
            <text:p>0.2949908</text:p>
          </table:table-cell>
          <table:table-cell office:value-type="float" office:value="0.3724831" calcext:value-type="float">
            <text:p>0.3724831</text:p>
          </table:table-cell>
          <table:table-cell office:value-type="float" office:value="0.3682126" calcext:value-type="float">
            <text:p>0.3682126</text:p>
          </table:table-cell>
          <table:table-cell office:value-type="float" office:value="0.3745669" calcext:value-type="float">
            <text:p>0.3745669</text:p>
          </table:table-cell>
          <table:table-cell office:value-type="float" office:value="0.386965" calcext:value-type="float">
            <text:p>0.386965</text:p>
          </table:table-cell>
          <table:table-cell office:value-type="float" office:value="0.3952171" calcext:value-type="float">
            <text:p>0.395217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2247E-015" calcext:value-type="float">
            <text:p>1.982247E-15</text:p>
          </table:table-cell>
          <table:table-cell office:value-type="float" office:value="1.984548E-015" calcext:value-type="float">
            <text:p>1.984548E-15</text:p>
          </table:table-cell>
          <table:table-cell office:value-type="float" office:value="1.995158E-015" calcext:value-type="float">
            <text:p>1.995158E-15</text:p>
          </table:table-cell>
          <table:table-cell office:value-type="float" office:value="0.000000000001106553" calcext:value-type="float">
            <text:p>1.106553E-12</text:p>
          </table:table-cell>
          <table:table-cell office:value-type="float" office:value="1.001288E-015" calcext:value-type="float">
            <text:p>1.001288E-15</text:p>
          </table:table-cell>
          <table:table-cell office:value-type="float" office:value="0.000000000004592534" calcext:value-type="float">
            <text:p>4.592534E-12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98784" calcext:value-type="float">
            <text:p>-55.98784</text:p>
          </table:table-cell>
          <table:table-cell office:value-type="float" office:value="-0.01694183" calcext:value-type="float">
            <text:p>-0.01694183</text:p>
          </table:table-cell>
          <table:table-cell office:value-type="float" office:value="-0.0166863" calcext:value-type="float">
            <text:p>-0.0166863</text:p>
          </table:table-cell>
          <table:table-cell office:value-type="float" office:value="-0.01642102" calcext:value-type="float">
            <text:p>-0.01642102</text:p>
          </table:table-cell>
          <table:table-cell office:value-type="float" office:value="-0.01604914" calcext:value-type="float">
            <text:p>-0.01604914</text:p>
          </table:table-cell>
          <table:table-cell office:value-type="float" office:value="-0.01529293" calcext:value-type="float">
            <text:p>-0.01529293</text:p>
          </table:table-cell>
          <table:table-cell office:value-type="float" office:value="-0.01445101" calcext:value-type="float">
            <text:p>-0.01445101</text:p>
          </table:table-cell>
          <table:table-cell office:value-type="float" office:value="-0.01318236" calcext:value-type="float">
            <text:p>-0.01318236</text:p>
          </table:table-cell>
          <table:table-cell office:value-type="float" office:value="-0.0117254" calcext:value-type="float">
            <text:p>-0.0117254</text:p>
          </table:table-cell>
          <table:table-cell office:value-type="float" office:value="-0.01139717" calcext:value-type="float">
            <text:p>-0.01139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3388" calcext:value-type="float">
            <text:p>-14.73388</text:p>
          </table:table-cell>
          <table:table-cell office:value-type="float" office:value="0.00278752" calcext:value-type="float">
            <text:p>0.0027875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1149" calcext:value-type="float">
            <text:p>-2.3811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4693" calcext:value-type="float">
            <text:p>26.4693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539" calcext:value-type="float">
            <text:p>1086.539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48033" calcext:value-type="float">
            <text:p>0.1148033</text:p>
          </table:table-cell>
          <table:table-cell office:value-type="float" office:value="0.3376944" calcext:value-type="float">
            <text:p>0.3376944</text:p>
          </table:table-cell>
          <table:table-cell office:value-type="float" office:value="0.3386418" calcext:value-type="float">
            <text:p>0.3386418</text:p>
          </table:table-cell>
          <table:table-cell office:value-type="float" office:value="0.3397939" calcext:value-type="float">
            <text:p>0.3397939</text:p>
          </table:table-cell>
          <table:table-cell office:value-type="float" office:value="0.3409754" calcext:value-type="float">
            <text:p>0.3409754</text:p>
          </table:table-cell>
          <table:table-cell office:value-type="float" office:value="0.297199" calcext:value-type="float">
            <text:p>0.297199</text:p>
          </table:table-cell>
          <table:table-cell office:value-type="float" office:value="0.2945887" calcext:value-type="float">
            <text:p>0.2945887</text:p>
          </table:table-cell>
          <table:table-cell office:value-type="float" office:value="0.3722383" calcext:value-type="float">
            <text:p>0.3722383</text:p>
          </table:table-cell>
          <table:table-cell office:value-type="float" office:value="0.3679403" calcext:value-type="float">
            <text:p>0.3679403</text:p>
          </table:table-cell>
          <table:table-cell office:value-type="float" office:value="0.374671" calcext:value-type="float">
            <text:p>0.374671</text:p>
          </table:table-cell>
          <table:table-cell office:value-type="float" office:value="0.3871844" calcext:value-type="float">
            <text:p>0.3871844</text:p>
          </table:table-cell>
          <table:table-cell office:value-type="float" office:value="0.395335" calcext:value-type="float">
            <text:p>0.39533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96065E-015" calcext:value-type="float">
            <text:p>1.996065E-15</text:p>
          </table:table-cell>
          <table:table-cell office:value-type="float" office:value="1.958374E-015" calcext:value-type="float">
            <text:p>1.958374E-15</text:p>
          </table:table-cell>
          <table:table-cell office:value-type="float" office:value="1.994319E-015" calcext:value-type="float">
            <text:p>1.994319E-15</text:p>
          </table:table-cell>
          <table:table-cell office:value-type="float" office:value="0.0000000000003942613" calcext:value-type="float">
            <text:p>3.942613E-13</text:p>
          </table:table-cell>
          <table:table-cell office:value-type="float" office:value="1.001286E-015" calcext:value-type="float">
            <text:p>1.001286E-15</text:p>
          </table:table-cell>
          <table:table-cell office:value-type="float" office:value="0.0000000000018444" calcext:value-type="float">
            <text:p>1.8444E-12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53958" calcext:value-type="float">
            <text:p>-59.53958</text:p>
          </table:table-cell>
          <table:table-cell office:value-type="float" office:value="-0.0169887" calcext:value-type="float">
            <text:p>-0.0169887</text:p>
          </table:table-cell>
          <table:table-cell office:value-type="float" office:value="-0.0167087" calcext:value-type="float">
            <text:p>-0.0167087</text:p>
          </table:table-cell>
          <table:table-cell office:value-type="float" office:value="-0.01643622" calcext:value-type="float">
            <text:p>-0.01643622</text:p>
          </table:table-cell>
          <table:table-cell office:value-type="float" office:value="-0.01609105" calcext:value-type="float">
            <text:p>-0.01609105</text:p>
          </table:table-cell>
          <table:table-cell office:value-type="float" office:value="-0.01541429" calcext:value-type="float">
            <text:p>-0.01541429</text:p>
          </table:table-cell>
          <table:table-cell office:value-type="float" office:value="-0.01461738" calcext:value-type="float">
            <text:p>-0.01461738</text:p>
          </table:table-cell>
          <table:table-cell office:value-type="float" office:value="-0.01337112" calcext:value-type="float">
            <text:p>-0.01337112</text:p>
          </table:table-cell>
          <table:table-cell office:value-type="float" office:value="-0.01187065" calcext:value-type="float">
            <text:p>-0.01187065</text:p>
          </table:table-cell>
          <table:table-cell office:value-type="float" office:value="-0.011343" calcext:value-type="float">
            <text:p>-0.01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3186" calcext:value-type="float">
            <text:p>-15.63186</text:p>
          </table:table-cell>
          <table:table-cell office:value-type="float" office:value="0.002773711" calcext:value-type="float">
            <text:p>0.00277371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0536" calcext:value-type="float">
            <text:p>-2.3805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56027" calcext:value-type="float">
            <text:p>26.56027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449" calcext:value-type="float">
            <text:p>1086.449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15714" calcext:value-type="float">
            <text:p>0.1115714</text:p>
          </table:table-cell>
          <table:table-cell office:value-type="float" office:value="0.3365438" calcext:value-type="float">
            <text:p>0.3365438</text:p>
          </table:table-cell>
          <table:table-cell office:value-type="float" office:value="0.3380872" calcext:value-type="float">
            <text:p>0.3380872</text:p>
          </table:table-cell>
          <table:table-cell office:value-type="float" office:value="0.3399408" calcext:value-type="float">
            <text:p>0.3399408</text:p>
          </table:table-cell>
          <table:table-cell office:value-type="float" office:value="0.3412259" calcext:value-type="float">
            <text:p>0.3412259</text:p>
          </table:table-cell>
          <table:table-cell office:value-type="float" office:value="0.2971452" calcext:value-type="float">
            <text:p>0.2971452</text:p>
          </table:table-cell>
          <table:table-cell office:value-type="float" office:value="0.2943005" calcext:value-type="float">
            <text:p>0.2943005</text:p>
          </table:table-cell>
          <table:table-cell office:value-type="float" office:value="0.3720212" calcext:value-type="float">
            <text:p>0.3720212</text:p>
          </table:table-cell>
          <table:table-cell office:value-type="float" office:value="0.3676922" calcext:value-type="float">
            <text:p>0.3676922</text:p>
          </table:table-cell>
          <table:table-cell office:value-type="float" office:value="0.3747536" calcext:value-type="float">
            <text:p>0.3747536</text:p>
          </table:table-cell>
          <table:table-cell office:value-type="float" office:value="0.3873827" calcext:value-type="float">
            <text:p>0.3873827</text:p>
          </table:table-cell>
          <table:table-cell office:value-type="float" office:value="0.3954529" calcext:value-type="float">
            <text:p>0.39545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653E-015" calcext:value-type="float">
            <text:p>1.99653E-15</text:p>
          </table:table-cell>
          <table:table-cell office:value-type="float" office:value="1.958321E-015" calcext:value-type="float">
            <text:p>1.958321E-15</text:p>
          </table:table-cell>
          <table:table-cell office:value-type="float" office:value="1.994635E-015" calcext:value-type="float">
            <text:p>1.994635E-15</text:p>
          </table:table-cell>
          <table:table-cell office:value-type="float" office:value="0.00000000000008255285" calcext:value-type="float">
            <text:p>8.255285E-14</text:p>
          </table:table-cell>
          <table:table-cell office:value-type="float" office:value="1.001281E-015" calcext:value-type="float">
            <text:p>1.001281E-15</text:p>
          </table:table-cell>
          <table:table-cell office:value-type="float" office:value="0.0000000000005432262" calcext:value-type="float">
            <text:p>5.432262E-13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63294" calcext:value-type="float">
            <text:p>-74.63294</text:p>
          </table:table-cell>
          <table:table-cell office:value-type="float" office:value="-0.0173597" calcext:value-type="float">
            <text:p>-0.0173597</text:p>
          </table:table-cell>
          <table:table-cell office:value-type="float" office:value="-0.01687829" calcext:value-type="float">
            <text:p>-0.01687829</text:p>
          </table:table-cell>
          <table:table-cell office:value-type="float" office:value="-0.01638839" calcext:value-type="float">
            <text:p>-0.01638839</text:p>
          </table:table-cell>
          <table:table-cell office:value-type="float" office:value="-0.01601518" calcext:value-type="float">
            <text:p>-0.01601518</text:p>
          </table:table-cell>
          <table:table-cell office:value-type="float" office:value="-0.01543553" calcext:value-type="float">
            <text:p>-0.01543553</text:p>
          </table:table-cell>
          <table:table-cell office:value-type="float" office:value="-0.01473836" calcext:value-type="float">
            <text:p>-0.01473836</text:p>
          </table:table-cell>
          <table:table-cell office:value-type="float" office:value="-0.01354107" calcext:value-type="float">
            <text:p>-0.01354107</text:p>
          </table:table-cell>
          <table:table-cell office:value-type="float" office:value="-0.01200471" calcext:value-type="float">
            <text:p>-0.01200471</text:p>
          </table:table-cell>
          <table:table-cell office:value-type="float" office:value="-0.01130019" calcext:value-type="float">
            <text:p>-0.0113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9886" calcext:value-type="float">
            <text:p>-26.99886</text:p>
          </table:table-cell>
          <table:table-cell office:value-type="float" office:value="0.002757876" calcext:value-type="float">
            <text:p>0.00275787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9832" calcext:value-type="float">
            <text:p>-2.3798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57916" calcext:value-type="float">
            <text:p>26.57916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43" calcext:value-type="float">
            <text:p>1086.43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45334" calcext:value-type="float">
            <text:p>0.1145334</text:p>
          </table:table-cell>
          <table:table-cell office:value-type="float" office:value="0.3361046" calcext:value-type="float">
            <text:p>0.3361046</text:p>
          </table:table-cell>
          <table:table-cell office:value-type="float" office:value="0.3377047" calcext:value-type="float">
            <text:p>0.3377047</text:p>
          </table:table-cell>
          <table:table-cell office:value-type="float" office:value="0.3396438" calcext:value-type="float">
            <text:p>0.3396438</text:p>
          </table:table-cell>
          <table:table-cell office:value-type="float" office:value="0.3409734" calcext:value-type="float">
            <text:p>0.3409734</text:p>
          </table:table-cell>
          <table:table-cell office:value-type="float" office:value="0.297002" calcext:value-type="float">
            <text:p>0.297002</text:p>
          </table:table-cell>
          <table:table-cell office:value-type="float" office:value="0.294077" calcext:value-type="float">
            <text:p>0.294077</text:p>
          </table:table-cell>
          <table:table-cell office:value-type="float" office:value="0.3718395" calcext:value-type="float">
            <text:p>0.3718395</text:p>
          </table:table-cell>
          <table:table-cell office:value-type="float" office:value="0.367467" calcext:value-type="float">
            <text:p>0.367467</text:p>
          </table:table-cell>
          <table:table-cell office:value-type="float" office:value="0.3748182" calcext:value-type="float">
            <text:p>0.3748182</text:p>
          </table:table-cell>
          <table:table-cell office:value-type="float" office:value="0.3875622" calcext:value-type="float">
            <text:p>0.3875622</text:p>
          </table:table-cell>
          <table:table-cell office:value-type="float" office:value="0.3955674" calcext:value-type="float">
            <text:p>0.39556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7077E-015" calcext:value-type="float">
            <text:p>1.997077E-15</text:p>
          </table:table-cell>
          <table:table-cell office:value-type="float" office:value="1.958265E-015" calcext:value-type="float">
            <text:p>1.958265E-15</text:p>
          </table:table-cell>
          <table:table-cell office:value-type="float" office:value="1.994834E-015" calcext:value-type="float">
            <text:p>1.994834E-15</text:p>
          </table:table-cell>
          <table:table-cell office:value-type="float" office:value="0.00000000000001203942" calcext:value-type="float">
            <text:p>1.203942E-14</text:p>
          </table:table-cell>
          <table:table-cell office:value-type="float" office:value="1.001265E-015" calcext:value-type="float">
            <text:p>1.001265E-15</text:p>
          </table:table-cell>
          <table:table-cell office:value-type="float" office:value="0.0000000000001108398" calcext:value-type="float">
            <text:p>1.108398E-13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19749" calcext:value-type="float">
            <text:p>-61.19749</text:p>
          </table:table-cell>
          <table:table-cell office:value-type="float" office:value="-0.01749747" calcext:value-type="float">
            <text:p>-0.01749747</text:p>
          </table:table-cell>
          <table:table-cell office:value-type="float" office:value="-0.01699666" calcext:value-type="float">
            <text:p>-0.01699666</text:p>
          </table:table-cell>
          <table:table-cell office:value-type="float" office:value="-0.01647607" calcext:value-type="float">
            <text:p>-0.01647607</text:p>
          </table:table-cell>
          <table:table-cell office:value-type="float" office:value="-0.01608754" calcext:value-type="float">
            <text:p>-0.01608754</text:p>
          </table:table-cell>
          <table:table-cell office:value-type="float" office:value="-0.01549122" calcext:value-type="float">
            <text:p>-0.01549122</text:p>
          </table:table-cell>
          <table:table-cell office:value-type="float" office:value="-0.01483248" calcext:value-type="float">
            <text:p>-0.01483248</text:p>
          </table:table-cell>
          <table:table-cell office:value-type="float" office:value="-0.01368513" calcext:value-type="float">
            <text:p>-0.01368513</text:p>
          </table:table-cell>
          <table:table-cell office:value-type="float" office:value="-0.01212772" calcext:value-type="float">
            <text:p>-0.01212772</text:p>
          </table:table-cell>
          <table:table-cell office:value-type="float" office:value="-0.01126685" calcext:value-type="float">
            <text:p>-0.01126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6069" calcext:value-type="float">
            <text:p>-28.86069</text:p>
          </table:table-cell>
          <table:table-cell office:value-type="float" office:value="0.002743735" calcext:value-type="float">
            <text:p>0.00274373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9044" calcext:value-type="float">
            <text:p>-2.3790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60639" calcext:value-type="float">
            <text:p>26.60639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402" calcext:value-type="float">
            <text:p>1086.402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61173" calcext:value-type="float">
            <text:p>0.1161173</text:p>
          </table:table-cell>
          <table:table-cell office:value-type="float" office:value="0.3356173" calcext:value-type="float">
            <text:p>0.3356173</text:p>
          </table:table-cell>
          <table:table-cell office:value-type="float" office:value="0.3372867" calcext:value-type="float">
            <text:p>0.3372867</text:p>
          </table:table-cell>
          <table:table-cell office:value-type="float" office:value="0.3392733" calcext:value-type="float">
            <text:p>0.3392733</text:p>
          </table:table-cell>
          <table:table-cell office:value-type="float" office:value="0.3406294" calcext:value-type="float">
            <text:p>0.3406294</text:p>
          </table:table-cell>
          <table:table-cell office:value-type="float" office:value="0.2967837" calcext:value-type="float">
            <text:p>0.2967837</text:p>
          </table:table-cell>
          <table:table-cell office:value-type="float" office:value="0.2938429" calcext:value-type="float">
            <text:p>0.2938429</text:p>
          </table:table-cell>
          <table:table-cell office:value-type="float" office:value="0.3716815" calcext:value-type="float">
            <text:p>0.3716815</text:p>
          </table:table-cell>
          <table:table-cell office:value-type="float" office:value="0.3672639" calcext:value-type="float">
            <text:p>0.3672639</text:p>
          </table:table-cell>
          <table:table-cell office:value-type="float" office:value="0.3748677" calcext:value-type="float">
            <text:p>0.3748677</text:p>
          </table:table-cell>
          <table:table-cell office:value-type="float" office:value="0.3877245" calcext:value-type="float">
            <text:p>0.3877245</text:p>
          </table:table-cell>
          <table:table-cell office:value-type="float" office:value="0.3956785" calcext:value-type="float">
            <text:p>0.39567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7577E-015" calcext:value-type="float">
            <text:p>1.997577E-15</text:p>
          </table:table-cell>
          <table:table-cell office:value-type="float" office:value="1.958222E-015" calcext:value-type="float">
            <text:p>1.958222E-15</text:p>
          </table:table-cell>
          <table:table-cell office:value-type="float" office:value="1.994807E-015" calcext:value-type="float">
            <text:p>1.994807E-15</text:p>
          </table:table-cell>
          <table:table-cell office:value-type="float" office:value="2.384814E-015" calcext:value-type="float">
            <text:p>2.384814E-15</text:p>
          </table:table-cell>
          <table:table-cell office:value-type="float" office:value="1.00125E-015" calcext:value-type="float">
            <text:p>1.00125E-15</text:p>
          </table:table-cell>
          <table:table-cell office:value-type="float" office:value="0.00000000000001917311" calcext:value-type="float">
            <text:p>1.917311E-14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49957" calcext:value-type="float">
            <text:p>-54.49957</text:p>
          </table:table-cell>
          <table:table-cell office:value-type="float" office:value="-0.01765639" calcext:value-type="float">
            <text:p>-0.01765639</text:p>
          </table:table-cell>
          <table:table-cell office:value-type="float" office:value="-0.01712658" calcext:value-type="float">
            <text:p>-0.01712658</text:p>
          </table:table-cell>
          <table:table-cell office:value-type="float" office:value="-0.01658631" calcext:value-type="float">
            <text:p>-0.01658631</text:p>
          </table:table-cell>
          <table:table-cell office:value-type="float" office:value="-0.01618704" calcext:value-type="float">
            <text:p>-0.01618704</text:p>
          </table:table-cell>
          <table:table-cell office:value-type="float" office:value="-0.01557691" calcext:value-type="float">
            <text:p>-0.01557691</text:p>
          </table:table-cell>
          <table:table-cell office:value-type="float" office:value="-0.01493166" calcext:value-type="float">
            <text:p>-0.01493166</text:p>
          </table:table-cell>
          <table:table-cell office:value-type="float" office:value="-0.01381149" calcext:value-type="float">
            <text:p>-0.01381149</text:p>
          </table:table-cell>
          <table:table-cell office:value-type="float" office:value="-0.01223987" calcext:value-type="float">
            <text:p>-0.01223987</text:p>
          </table:table-cell>
          <table:table-cell office:value-type="float" office:value="-0.01124135" calcext:value-type="float">
            <text:p>-0.01124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2807" calcext:value-type="float">
            <text:p>-10.72807</text:p>
          </table:table-cell>
          <table:table-cell office:value-type="float" office:value="0.002735218" calcext:value-type="float">
            <text:p>0.00273521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8181" calcext:value-type="float">
            <text:p>-2.3781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68369" calcext:value-type="float">
            <text:p>26.68369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325" calcext:value-type="float">
            <text:p>1086.325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44617" calcext:value-type="float">
            <text:p>0.1144617</text:p>
          </table:table-cell>
          <table:table-cell office:value-type="float" office:value="0.3353091" calcext:value-type="float">
            <text:p>0.3353091</text:p>
          </table:table-cell>
          <table:table-cell office:value-type="float" office:value="0.3369296" calcext:value-type="float">
            <text:p>0.3369296</text:p>
          </table:table-cell>
          <table:table-cell office:value-type="float" office:value="0.3389012" calcext:value-type="float">
            <text:p>0.3389012</text:p>
          </table:table-cell>
          <table:table-cell office:value-type="float" office:value="0.3402563" calcext:value-type="float">
            <text:p>0.3402563</text:p>
          </table:table-cell>
          <table:table-cell office:value-type="float" office:value="0.2965265" calcext:value-type="float">
            <text:p>0.2965265</text:p>
          </table:table-cell>
          <table:table-cell office:value-type="float" office:value="0.2935949" calcext:value-type="float">
            <text:p>0.2935949</text:p>
          </table:table-cell>
          <table:table-cell office:value-type="float" office:value="0.3715367" calcext:value-type="float">
            <text:p>0.3715367</text:p>
          </table:table-cell>
          <table:table-cell office:value-type="float" office:value="0.3670799" calcext:value-type="float">
            <text:p>0.3670799</text:p>
          </table:table-cell>
          <table:table-cell office:value-type="float" office:value="0.3748876" calcext:value-type="float">
            <text:p>0.3748876</text:p>
          </table:table-cell>
          <table:table-cell office:value-type="float" office:value="0.3878713" calcext:value-type="float">
            <text:p>0.3878713</text:p>
          </table:table-cell>
          <table:table-cell office:value-type="float" office:value="0.3958041" calcext:value-type="float">
            <text:p>0.39580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8009E-015" calcext:value-type="float">
            <text:p>1.998009E-15</text:p>
          </table:table-cell>
          <table:table-cell office:value-type="float" office:value="1.958178E-015" calcext:value-type="float">
            <text:p>1.958178E-15</text:p>
          </table:table-cell>
          <table:table-cell office:value-type="float" office:value="1.994768E-015" calcext:value-type="float">
            <text:p>1.994768E-15</text:p>
          </table:table-cell>
          <table:table-cell office:value-type="float" office:value="1.940496E-015" calcext:value-type="float">
            <text:p>1.940496E-15</text:p>
          </table:table-cell>
          <table:table-cell office:value-type="float" office:value="1.001234E-015" calcext:value-type="float">
            <text:p>1.001234E-15</text:p>
          </table:table-cell>
          <table:table-cell office:value-type="float" office:value="4.898419E-015" calcext:value-type="float">
            <text:p>4.898419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71114" calcext:value-type="float">
            <text:p>-60.71114</text:p>
          </table:table-cell>
          <table:table-cell office:value-type="float" office:value="-0.01775502" calcext:value-type="float">
            <text:p>-0.01775502</text:p>
          </table:table-cell>
          <table:table-cell office:value-type="float" office:value="-0.01723937" calcext:value-type="float">
            <text:p>-0.01723937</text:p>
          </table:table-cell>
          <table:table-cell office:value-type="float" office:value="-0.01669814" calcext:value-type="float">
            <text:p>-0.01669814</text:p>
          </table:table-cell>
          <table:table-cell office:value-type="float" office:value="-0.01629606" calcext:value-type="float">
            <text:p>-0.01629606</text:p>
          </table:table-cell>
          <table:table-cell office:value-type="float" office:value="-0.01567878" calcext:value-type="float">
            <text:p>-0.01567878</text:p>
          </table:table-cell>
          <table:table-cell office:value-type="float" office:value="-0.0150376" calcext:value-type="float">
            <text:p>-0.0150376</text:p>
          </table:table-cell>
          <table:table-cell office:value-type="float" office:value="-0.01392836" calcext:value-type="float">
            <text:p>-0.01392836</text:p>
          </table:table-cell>
          <table:table-cell office:value-type="float" office:value="-0.01234237" calcext:value-type="float">
            <text:p>-0.01234237</text:p>
          </table:table-cell>
          <table:table-cell office:value-type="float" office:value="-0.01123077" calcext:value-type="float">
            <text:p>-0.0112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7859" calcext:value-type="float">
            <text:p>-14.47859</text:p>
          </table:table-cell>
          <table:table-cell office:value-type="float" office:value="0.002724917" calcext:value-type="float">
            <text:p>0.00272491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7253" calcext:value-type="float">
            <text:p>-2.3772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74406" calcext:value-type="float">
            <text:p>26.74406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265" calcext:value-type="float">
            <text:p>1086.265</text:p>
          </table:table-cell>
          <table:table-cell office:value-type="float" office:value="7.152831" calcext:value-type="float">
            <text:p>7.152831</text:p>
          </table:table-cell>
          <table:table-cell office:value-type="float" office:value="0" calcext:value-type="float">
            <text:p>0</text:p>
          </table:table-cell>
          <table:table-cell office:value-type="float" office:value="0.1143805" calcext:value-type="float">
            <text:p>0.1143805</text:p>
          </table:table-cell>
          <table:table-cell office:value-type="float" office:value="0.3349946" calcext:value-type="float">
            <text:p>0.3349946</text:p>
          </table:table-cell>
          <table:table-cell office:value-type="float" office:value="0.3366158" calcext:value-type="float">
            <text:p>0.3366158</text:p>
          </table:table-cell>
          <table:table-cell office:value-type="float" office:value="0.3385611" calcext:value-type="float">
            <text:p>0.3385611</text:p>
          </table:table-cell>
          <table:table-cell office:value-type="float" office:value="0.3399006" calcext:value-type="float">
            <text:p>0.3399006</text:p>
          </table:table-cell>
          <table:table-cell office:value-type="float" office:value="0.2962603" calcext:value-type="float">
            <text:p>0.2962603</text:p>
          </table:table-cell>
          <table:table-cell office:value-type="float" office:value="0.2933425" calcext:value-type="float">
            <text:p>0.2933425</text:p>
          </table:table-cell>
          <table:table-cell office:value-type="float" office:value="0.3713994" calcext:value-type="float">
            <text:p>0.3713994</text:p>
          </table:table-cell>
          <table:table-cell office:value-type="float" office:value="0.3669096" calcext:value-type="float">
            <text:p>0.3669096</text:p>
          </table:table-cell>
          <table:table-cell office:value-type="float" office:value="0.3748714" calcext:value-type="float">
            <text:p>0.3748714</text:p>
          </table:table-cell>
          <table:table-cell office:value-type="float" office:value="0.3880023" calcext:value-type="float">
            <text:p>0.3880023</text:p>
          </table:table-cell>
          <table:table-cell office:value-type="float" office:value="0.3959506" calcext:value-type="float">
            <text:p>0.39595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7496E-015" calcext:value-type="float">
            <text:p>1.997496E-15</text:p>
          </table:table-cell>
          <table:table-cell office:value-type="float" office:value="1.958131E-015" calcext:value-type="float">
            <text:p>1.958131E-15</text:p>
          </table:table-cell>
          <table:table-cell office:value-type="float" office:value="1.994724E-015" calcext:value-type="float">
            <text:p>1.994724E-15</text:p>
          </table:table-cell>
          <table:table-cell office:value-type="float" office:value="1.940496E-015" calcext:value-type="float">
            <text:p>1.940496E-15</text:p>
          </table:table-cell>
          <table:table-cell office:value-type="float" office:value="1.001215E-015" calcext:value-type="float">
            <text:p>1.001215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82325" calcext:value-type="float">
            <text:p>-61.82325</text:p>
          </table:table-cell>
          <table:table-cell office:value-type="float" office:value="-0.01785968" calcext:value-type="float">
            <text:p>-0.01785968</text:p>
          </table:table-cell>
          <table:table-cell office:value-type="float" office:value="-0.01733843" calcext:value-type="float">
            <text:p>-0.01733843</text:p>
          </table:table-cell>
          <table:table-cell office:value-type="float" office:value="-0.01680114" calcext:value-type="float">
            <text:p>-0.01680114</text:p>
          </table:table-cell>
          <table:table-cell office:value-type="float" office:value="-0.01640076" calcext:value-type="float">
            <text:p>-0.01640076</text:p>
          </table:table-cell>
          <table:table-cell office:value-type="float" office:value="-0.01578509" calcext:value-type="float">
            <text:p>-0.01578509</text:p>
          </table:table-cell>
          <table:table-cell office:value-type="float" office:value="-0.0151463" calcext:value-type="float">
            <text:p>-0.0151463</text:p>
          </table:table-cell>
          <table:table-cell office:value-type="float" office:value="-0.01404006" calcext:value-type="float">
            <text:p>-0.01404006</text:p>
          </table:table-cell>
          <table:table-cell office:value-type="float" office:value="-0.01243806" calcext:value-type="float">
            <text:p>-0.01243806</text:p>
          </table:table-cell>
          <table:table-cell office:value-type="float" office:value="-0.01123913" calcext:value-type="float">
            <text:p>-0.01123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66403" calcext:value-type="float">
            <text:p>-23.66403</text:p>
          </table:table-cell>
          <table:table-cell office:value-type="float" office:value="0.002714986" calcext:value-type="float">
            <text:p>0.00271498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6227" calcext:value-type="float">
            <text:p>-2.3762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65.49992" calcext:value-type="float">
            <text:p>65.49992</text:p>
          </table:table-cell>
          <table:table-cell office:value-type="float" office:value="27.63771" calcext:value-type="float">
            <text:p>27.63771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7.059" calcext:value-type="float">
            <text:p>1087.059</text:p>
          </table:table-cell>
          <table:table-cell office:value-type="float" office:value="7.165206" calcext:value-type="float">
            <text:p>7.165206</text:p>
          </table:table-cell>
          <table:table-cell office:value-type="float" office:value="0" calcext:value-type="float">
            <text:p>0</text:p>
          </table:table-cell>
          <table:table-cell office:value-type="float" office:value="0.1949723" calcext:value-type="float">
            <text:p>0.1949723</text:p>
          </table:table-cell>
          <table:table-cell office:value-type="float" office:value="0.332109" calcext:value-type="float">
            <text:p>0.332109</text:p>
          </table:table-cell>
          <table:table-cell office:value-type="float" office:value="0.3350822" calcext:value-type="float">
            <text:p>0.3350822</text:p>
          </table:table-cell>
          <table:table-cell office:value-type="float" office:value="0.3376734" calcext:value-type="float">
            <text:p>0.3376734</text:p>
          </table:table-cell>
          <table:table-cell office:value-type="float" office:value="0.3392212" calcext:value-type="float">
            <text:p>0.3392212</text:p>
          </table:table-cell>
          <table:table-cell office:value-type="float" office:value="0.2959478" calcext:value-type="float">
            <text:p>0.2959478</text:p>
          </table:table-cell>
          <table:table-cell office:value-type="float" office:value="0.2930863" calcext:value-type="float">
            <text:p>0.2930863</text:p>
          </table:table-cell>
          <table:table-cell office:value-type="float" office:value="0.3712674" calcext:value-type="float">
            <text:p>0.3712674</text:p>
          </table:table-cell>
          <table:table-cell office:value-type="float" office:value="0.3667503" calcext:value-type="float">
            <text:p>0.3667503</text:p>
          </table:table-cell>
          <table:table-cell office:value-type="float" office:value="0.3748535" calcext:value-type="float">
            <text:p>0.3748535</text:p>
          </table:table-cell>
          <table:table-cell office:value-type="float" office:value="0.3881184" calcext:value-type="float">
            <text:p>0.3881184</text:p>
          </table:table-cell>
          <table:table-cell office:value-type="float" office:value="0.3960868" calcext:value-type="float">
            <text:p>0.39608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7957E-015" calcext:value-type="float">
            <text:p>1.997957E-15</text:p>
          </table:table-cell>
          <table:table-cell office:value-type="float" office:value="1.958088E-015" calcext:value-type="float">
            <text:p>1.958088E-15</text:p>
          </table:table-cell>
          <table:table-cell office:value-type="float" office:value="1.994679E-015" calcext:value-type="float">
            <text:p>1.994679E-15</text:p>
          </table:table-cell>
          <table:table-cell office:value-type="float" office:value="1.940494E-015" calcext:value-type="float">
            <text:p>1.940494E-15</text:p>
          </table:table-cell>
          <table:table-cell office:value-type="float" office:value="1.0012E-015" calcext:value-type="float">
            <text:p>1.0012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5109" calcext:value-type="float">
            <text:p>-1.085109</text:p>
          </table:table-cell>
          <table:table-cell office:value-type="float" office:value="-0.01880915" calcext:value-type="float">
            <text:p>-0.01880915</text:p>
          </table:table-cell>
          <table:table-cell office:value-type="float" office:value="-0.01782752" calcext:value-type="float">
            <text:p>-0.01782752</text:p>
          </table:table-cell>
          <table:table-cell office:value-type="float" office:value="-0.01707095" calcext:value-type="float">
            <text:p>-0.01707095</text:p>
          </table:table-cell>
          <table:table-cell office:value-type="float" office:value="-0.01660094" calcext:value-type="float">
            <text:p>-0.01660094</text:p>
          </table:table-cell>
          <table:table-cell office:value-type="float" office:value="-0.01591026" calcext:value-type="float">
            <text:p>-0.01591026</text:p>
          </table:table-cell>
          <table:table-cell office:value-type="float" office:value="-0.01525736" calcext:value-type="float">
            <text:p>-0.01525736</text:p>
          </table:table-cell>
          <table:table-cell office:value-type="float" office:value="-0.01414837" calcext:value-type="float">
            <text:p>-0.01414837</text:p>
          </table:table-cell>
          <table:table-cell office:value-type="float" office:value="-0.01252824" calcext:value-type="float">
            <text:p>-0.01252824</text:p>
          </table:table-cell>
          <table:table-cell office:value-type="float" office:value="-0.01124834" calcext:value-type="float">
            <text:p>-0.01124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820823" calcext:value-type="float">
            <text:p>-0.07820823</text:p>
          </table:table-cell>
          <table:table-cell office:value-type="float" office:value="0.002698068" calcext:value-type="float">
            <text:p>0.00269806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5115" calcext:value-type="float">
            <text:p>-2.3751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69.49983" calcext:value-type="float">
            <text:p>69.49983</text:p>
          </table:table-cell>
          <table:table-cell office:value-type="float" office:value="28.00004" calcext:value-type="float">
            <text:p>28.0000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0.573" calcext:value-type="float">
            <text:p>1090.573</text:p>
          </table:table-cell>
          <table:table-cell office:value-type="float" office:value="7.288629" calcext:value-type="float">
            <text:p>7.288629</text:p>
          </table:table-cell>
          <table:table-cell office:value-type="float" office:value="0" calcext:value-type="float">
            <text:p>0</text:p>
          </table:table-cell>
          <table:table-cell office:value-type="float" office:value="0.3455587" calcext:value-type="float">
            <text:p>0.3455587</text:p>
          </table:table-cell>
          <table:table-cell office:value-type="float" office:value="0.346581" calcext:value-type="float">
            <text:p>0.346581</text:p>
          </table:table-cell>
          <table:table-cell office:value-type="float" office:value="0.3464359" calcext:value-type="float">
            <text:p>0.3464359</text:p>
          </table:table-cell>
          <table:table-cell office:value-type="float" office:value="0.3451141" calcext:value-type="float">
            <text:p>0.3451141</text:p>
          </table:table-cell>
          <table:table-cell office:value-type="float" office:value="0.3444265" calcext:value-type="float">
            <text:p>0.3444265</text:p>
          </table:table-cell>
          <table:table-cell office:value-type="float" office:value="0.2967464" calcext:value-type="float">
            <text:p>0.2967464</text:p>
          </table:table-cell>
          <table:table-cell office:value-type="float" office:value="0.2934231" calcext:value-type="float">
            <text:p>0.2934231</text:p>
          </table:table-cell>
          <table:table-cell office:value-type="float" office:value="0.3712277" calcext:value-type="float">
            <text:p>0.3712277</text:p>
          </table:table-cell>
          <table:table-cell office:value-type="float" office:value="0.3666064" calcext:value-type="float">
            <text:p>0.3666064</text:p>
          </table:table-cell>
          <table:table-cell office:value-type="float" office:value="0.3748343" calcext:value-type="float">
            <text:p>0.3748343</text:p>
          </table:table-cell>
          <table:table-cell office:value-type="float" office:value="0.3882217" calcext:value-type="float">
            <text:p>0.3882217</text:p>
          </table:table-cell>
          <table:table-cell office:value-type="float" office:value="0.3962093" calcext:value-type="float">
            <text:p>0.39620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8218E-015" calcext:value-type="float">
            <text:p>1.998218E-15</text:p>
          </table:table-cell>
          <table:table-cell office:value-type="float" office:value="1.958063E-015" calcext:value-type="float">
            <text:p>1.958063E-15</text:p>
          </table:table-cell>
          <table:table-cell office:value-type="float" office:value="1.994659E-015" calcext:value-type="float">
            <text:p>1.994659E-15</text:p>
          </table:table-cell>
          <table:table-cell office:value-type="float" office:value="1.940489E-015" calcext:value-type="float">
            <text:p>1.940489E-15</text:p>
          </table:table-cell>
          <table:table-cell office:value-type="float" office:value="1.001187E-015" calcext:value-type="float">
            <text:p>1.001187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75938" calcext:value-type="float">
            <text:p>-0.01475938</text:p>
          </table:table-cell>
          <table:table-cell office:value-type="float" office:value="-0.01446652" calcext:value-type="float">
            <text:p>-0.01446652</text:p>
          </table:table-cell>
          <table:table-cell office:value-type="float" office:value="-0.01451578" calcext:value-type="float">
            <text:p>-0.01451578</text:p>
          </table:table-cell>
          <table:table-cell office:value-type="float" office:value="-0.01494719" calcext:value-type="float">
            <text:p>-0.01494719</text:p>
          </table:table-cell>
          <table:table-cell office:value-type="float" office:value="-0.0151378" calcext:value-type="float">
            <text:p>-0.0151378</text:p>
          </table:table-cell>
          <table:table-cell office:value-type="float" office:value="-0.01560158" calcext:value-type="float">
            <text:p>-0.01560158</text:p>
          </table:table-cell>
          <table:table-cell office:value-type="float" office:value="-0.01511173" calcext:value-type="float">
            <text:p>-0.01511173</text:p>
          </table:table-cell>
          <table:table-cell office:value-type="float" office:value="-0.01418182" calcext:value-type="float">
            <text:p>-0.01418182</text:p>
          </table:table-cell>
          <table:table-cell office:value-type="float" office:value="-0.0126104" calcext:value-type="float">
            <text:p>-0.0126104</text:p>
          </table:table-cell>
          <table:table-cell office:value-type="float" office:value="-0.01125815" calcext:value-type="float">
            <text:p>-0.01125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99422" calcext:value-type="float">
            <text:p>-0.01499422</text:p>
          </table:table-cell>
          <table:table-cell office:value-type="float" office:value="0.002676329" calcext:value-type="float">
            <text:p>0.00267632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3914" calcext:value-type="float">
            <text:p>-2.3739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69.49983" calcext:value-type="float">
            <text:p>69.49983</text:p>
          </table:table-cell>
          <table:table-cell office:value-type="float" office:value="30.03884" calcext:value-type="float">
            <text:p>30.0388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8.354" calcext:value-type="float">
            <text:p>1088.354</text:p>
          </table:table-cell>
          <table:table-cell office:value-type="float" office:value="7.468292" calcext:value-type="float">
            <text:p>7.468292</text:p>
          </table:table-cell>
          <table:table-cell office:value-type="float" office:value="0" calcext:value-type="float">
            <text:p>0</text:p>
          </table:table-cell>
          <table:table-cell office:value-type="float" office:value="0.3129194" calcext:value-type="float">
            <text:p>0.3129194</text:p>
          </table:table-cell>
          <table:table-cell office:value-type="float" office:value="0.3179586" calcext:value-type="float">
            <text:p>0.3179586</text:p>
          </table:table-cell>
          <table:table-cell office:value-type="float" office:value="0.3323119" calcext:value-type="float">
            <text:p>0.3323119</text:p>
          </table:table-cell>
          <table:table-cell office:value-type="float" office:value="0.339978" calcext:value-type="float">
            <text:p>0.339978</text:p>
          </table:table-cell>
          <table:table-cell office:value-type="float" office:value="0.3425304" calcext:value-type="float">
            <text:p>0.3425304</text:p>
          </table:table-cell>
          <table:table-cell office:value-type="float" office:value="0.2981529" calcext:value-type="float">
            <text:p>0.2981529</text:p>
          </table:table-cell>
          <table:table-cell office:value-type="float" office:value="0.2945479" calcext:value-type="float">
            <text:p>0.2945479</text:p>
          </table:table-cell>
          <table:table-cell office:value-type="float" office:value="0.3713672" calcext:value-type="float">
            <text:p>0.3713672</text:p>
          </table:table-cell>
          <table:table-cell office:value-type="float" office:value="0.3664973" calcext:value-type="float">
            <text:p>0.3664973</text:p>
          </table:table-cell>
          <table:table-cell office:value-type="float" office:value="0.3748144" calcext:value-type="float">
            <text:p>0.3748144</text:p>
          </table:table-cell>
          <table:table-cell office:value-type="float" office:value="0.3883129" calcext:value-type="float">
            <text:p>0.3883129</text:p>
          </table:table-cell>
          <table:table-cell office:value-type="float" office:value="0.3963183" calcext:value-type="float">
            <text:p>0.39631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307E-015" calcext:value-type="float">
            <text:p>1.988307E-15</text:p>
          </table:table-cell>
          <table:table-cell office:value-type="float" office:value="1.958025E-015" calcext:value-type="float">
            <text:p>1.958025E-15</text:p>
          </table:table-cell>
          <table:table-cell office:value-type="float" office:value="1.994627E-015" calcext:value-type="float">
            <text:p>1.994627E-15</text:p>
          </table:table-cell>
          <table:table-cell office:value-type="float" office:value="1.94048E-015" calcext:value-type="float">
            <text:p>1.94048E-15</text:p>
          </table:table-cell>
          <table:table-cell office:value-type="float" office:value="1.00118E-015" calcext:value-type="float">
            <text:p>1.00118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5335" calcext:value-type="float">
            <text:p>-0.0275335</text:p>
          </table:table-cell>
          <table:table-cell office:value-type="float" office:value="-0.02471089" calcext:value-type="float">
            <text:p>-0.02471089</text:p>
          </table:table-cell>
          <table:table-cell office:value-type="float" office:value="-0.01872136" calcext:value-type="float">
            <text:p>-0.01872136</text:p>
          </table:table-cell>
          <table:table-cell office:value-type="float" office:value="-0.01634878" calcext:value-type="float">
            <text:p>-0.01634878</text:p>
          </table:table-cell>
          <table:table-cell office:value-type="float" office:value="-0.01562843" calcext:value-type="float">
            <text:p>-0.01562843</text:p>
          </table:table-cell>
          <table:table-cell office:value-type="float" office:value="-0.01504546" calcext:value-type="float">
            <text:p>-0.01504546</text:p>
          </table:table-cell>
          <table:table-cell office:value-type="float" office:value="-0.01463324" calcext:value-type="float">
            <text:p>-0.01463324</text:p>
          </table:table-cell>
          <table:table-cell office:value-type="float" office:value="-0.01406831" calcext:value-type="float">
            <text:p>-0.01406831</text:p>
          </table:table-cell>
          <table:table-cell office:value-type="float" office:value="-0.01267322" calcext:value-type="float">
            <text:p>-0.01267322</text:p>
          </table:table-cell>
          <table:table-cell office:value-type="float" office:value="-0.01126843" calcext:value-type="float">
            <text:p>-0.01126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81794" calcext:value-type="float">
            <text:p>-0.02781794</text:p>
          </table:table-cell>
          <table:table-cell office:value-type="float" office:value="0.00261996" calcext:value-type="float">
            <text:p>0.0026199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2599" calcext:value-type="float">
            <text:p>-2.3725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73.09978" calcext:value-type="float">
            <text:p>73.09978</text:p>
          </table:table-cell>
          <table:table-cell office:value-type="float" office:value="30.16951" calcext:value-type="float">
            <text:p>30.16951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1.732" calcext:value-type="float">
            <text:p>1091.732</text:p>
          </table:table-cell>
          <table:table-cell office:value-type="float" office:value="7.560263" calcext:value-type="float">
            <text:p>7.560263</text:p>
          </table:table-cell>
          <table:table-cell office:value-type="float" office:value="0" calcext:value-type="float">
            <text:p>0</text:p>
          </table:table-cell>
          <table:table-cell office:value-type="float" office:value="0.3513168" calcext:value-type="float">
            <text:p>0.3513168</text:p>
          </table:table-cell>
          <table:table-cell office:value-type="float" office:value="0.3537344" calcext:value-type="float">
            <text:p>0.3537344</text:p>
          </table:table-cell>
          <table:table-cell office:value-type="float" office:value="0.3504438" calcext:value-type="float">
            <text:p>0.3504438</text:p>
          </table:table-cell>
          <table:table-cell office:value-type="float" office:value="0.3459007" calcext:value-type="float">
            <text:p>0.3459007</text:p>
          </table:table-cell>
          <table:table-cell office:value-type="float" office:value="0.3445232" calcext:value-type="float">
            <text:p>0.3445232</text:p>
          </table:table-cell>
          <table:table-cell office:value-type="float" office:value="0.297487" calcext:value-type="float">
            <text:p>0.297487</text:p>
          </table:table-cell>
          <table:table-cell office:value-type="float" office:value="0.2946283" calcext:value-type="float">
            <text:p>0.2946283</text:p>
          </table:table-cell>
          <table:table-cell office:value-type="float" office:value="0.3713678" calcext:value-type="float">
            <text:p>0.3713678</text:p>
          </table:table-cell>
          <table:table-cell office:value-type="float" office:value="0.3664214" calcext:value-type="float">
            <text:p>0.3664214</text:p>
          </table:table-cell>
          <table:table-cell office:value-type="float" office:value="0.3747965" calcext:value-type="float">
            <text:p>0.3747965</text:p>
          </table:table-cell>
          <table:table-cell office:value-type="float" office:value="0.3883939" calcext:value-type="float">
            <text:p>0.3883939</text:p>
          </table:table-cell>
          <table:table-cell office:value-type="float" office:value="0.3964228" calcext:value-type="float">
            <text:p>0.3964228</text:p>
          </table:table-cell>
          <table:table-cell office:value-type="float" office:value="0.4623707" calcext:value-type="float">
            <text:p>0.4623707</text:p>
          </table:table-cell>
          <table:table-cell office:value-type="float" office:value="0" calcext:value-type="float">
            <text:p>0</text:p>
          </table:table-cell>
          <table:table-cell office:value-type="float" office:value="0.01475218" calcext:value-type="float">
            <text:p>0.01475218</text:p>
          </table:table-cell>
          <table:table-cell office:value-type="float" office:value="1.958001E-015" calcext:value-type="float">
            <text:p>1.958001E-15</text:p>
          </table:table-cell>
          <table:table-cell office:value-type="float" office:value="1.994611E-015" calcext:value-type="float">
            <text:p>1.994611E-15</text:p>
          </table:table-cell>
          <table:table-cell office:value-type="float" office:value="1.940473E-015" calcext:value-type="float">
            <text:p>1.940473E-15</text:p>
          </table:table-cell>
          <table:table-cell office:value-type="float" office:value="1.00117E-015" calcext:value-type="float">
            <text:p>1.00117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05627" calcext:value-type="float">
            <text:p>-0.01305627</text:p>
          </table:table-cell>
          <table:table-cell office:value-type="float" office:value="-0.01269522" calcext:value-type="float">
            <text:p>-0.01269522</text:p>
          </table:table-cell>
          <table:table-cell office:value-type="float" office:value="-0.01353551" calcext:value-type="float">
            <text:p>-0.01353551</text:p>
          </table:table-cell>
          <table:table-cell office:value-type="float" office:value="-0.01476374" calcext:value-type="float">
            <text:p>-0.01476374</text:p>
          </table:table-cell>
          <table:table-cell office:value-type="float" office:value="-0.01512947" calcext:value-type="float">
            <text:p>-0.01512947</text:p>
          </table:table-cell>
          <table:table-cell office:value-type="float" office:value="-0.01531014" calcext:value-type="float">
            <text:p>-0.01531014</text:p>
          </table:table-cell>
          <table:table-cell office:value-type="float" office:value="-0.01467616" calcext:value-type="float">
            <text:p>-0.01467616</text:p>
          </table:table-cell>
          <table:table-cell office:value-type="float" office:value="-0.01406763" calcext:value-type="float">
            <text:p>-0.01406763</text:p>
          </table:table-cell>
          <table:table-cell office:value-type="float" office:value="-0.01271708" calcext:value-type="float">
            <text:p>-0.01271708</text:p>
          </table:table-cell>
          <table:table-cell office:value-type="float" office:value="-0.01127762" calcext:value-type="float">
            <text:p>-0.01127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5022" calcext:value-type="float">
            <text:p>-0.0145022</text:p>
          </table:table-cell>
          <table:table-cell office:value-type="float" office:value="0.002640708" calcext:value-type="float">
            <text:p>0.00264070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316" calcext:value-type="float">
            <text:p>-2.3713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30.38154" calcext:value-type="float">
            <text:p>30.3815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2.237" calcext:value-type="float">
            <text:p>1092.237</text:p>
          </table:table-cell>
          <table:table-cell office:value-type="float" office:value="7.942838" calcext:value-type="float">
            <text:p>7.942838</text:p>
          </table:table-cell>
          <table:table-cell office:value-type="float" office:value="0" calcext:value-type="float">
            <text:p>0</text:p>
          </table:table-cell>
          <table:table-cell office:value-type="float" office:value="0.3368597" calcext:value-type="float">
            <text:p>0.3368597</text:p>
          </table:table-cell>
          <table:table-cell office:value-type="float" office:value="0.3418014" calcext:value-type="float">
            <text:p>0.3418014</text:p>
          </table:table-cell>
          <table:table-cell office:value-type="float" office:value="0.344446" calcext:value-type="float">
            <text:p>0.344446</text:p>
          </table:table-cell>
          <table:table-cell office:value-type="float" office:value="0.3463129" calcext:value-type="float">
            <text:p>0.3463129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3023874" calcext:value-type="float">
            <text:p>0.3023874</text:p>
          </table:table-cell>
          <table:table-cell office:value-type="float" office:value="0.3006074" calcext:value-type="float">
            <text:p>0.3006074</text:p>
          </table:table-cell>
          <table:table-cell office:value-type="float" office:value="0.372737" calcext:value-type="float">
            <text:p>0.372737</text:p>
          </table:table-cell>
          <table:table-cell office:value-type="float" office:value="0.3664705" calcext:value-type="float">
            <text:p>0.3664705</text:p>
          </table:table-cell>
          <table:table-cell office:value-type="float" office:value="0.3747838" calcext:value-type="float">
            <text:p>0.3747838</text:p>
          </table:table-cell>
          <table:table-cell office:value-type="float" office:value="0.3884668" calcext:value-type="float">
            <text:p>0.3884668</text:p>
          </table:table-cell>
          <table:table-cell office:value-type="float" office:value="0.3965226" calcext:value-type="float">
            <text:p>0.3965226</text:p>
          </table:table-cell>
          <table:table-cell office:value-type="float" office:value="0.4623715" calcext:value-type="float">
            <text:p>0.4623715</text:p>
          </table:table-cell>
          <table:table-cell office:value-type="float" office:value="0" calcext:value-type="float">
            <text:p>0</text:p>
          </table:table-cell>
          <table:table-cell office:value-type="float" office:value="0.01063339" calcext:value-type="float">
            <text:p>0.01063339</text:p>
          </table:table-cell>
          <table:table-cell office:value-type="float" office:value="1.957985E-015" calcext:value-type="float">
            <text:p>1.957985E-15</text:p>
          </table:table-cell>
          <table:table-cell office:value-type="float" office:value="1.994601E-015" calcext:value-type="float">
            <text:p>1.994601E-15</text:p>
          </table:table-cell>
          <table:table-cell office:value-type="float" office:value="1.940463E-015" calcext:value-type="float">
            <text:p>1.940463E-15</text:p>
          </table:table-cell>
          <table:table-cell office:value-type="float" office:value="1.00117E-015" calcext:value-type="float">
            <text:p>1.00117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15723" calcext:value-type="float">
            <text:p>-0.01715723</text:p>
          </table:table-cell>
          <table:table-cell office:value-type="float" office:value="-0.01571042" calcext:value-type="float">
            <text:p>-0.01571042</text:p>
          </table:table-cell>
          <table:table-cell office:value-type="float" office:value="-0.0150408" calcext:value-type="float">
            <text:p>-0.0150408</text:p>
          </table:table-cell>
          <table:table-cell office:value-type="float" office:value="-0.01462984" calcext:value-type="float">
            <text:p>-0.01462984</text:p>
          </table:table-cell>
          <table:table-cell office:value-type="float" office:value="-0.01425363" calcext:value-type="float">
            <text:p>-0.01425363</text:p>
          </table:table-cell>
          <table:table-cell office:value-type="float" office:value="-0.01353529" calcext:value-type="float">
            <text:p>-0.01353529</text:p>
          </table:table-cell>
          <table:table-cell office:value-type="float" office:value="-0.01231627" calcext:value-type="float">
            <text:p>-0.01231627</text:p>
          </table:table-cell>
          <table:table-cell office:value-type="float" office:value="-0.01299846" calcext:value-type="float">
            <text:p>-0.01299846</text:p>
          </table:table-cell>
          <table:table-cell office:value-type="float" office:value="-0.01269044" calcext:value-type="float">
            <text:p>-0.01269044</text:p>
          </table:table-cell>
          <table:table-cell office:value-type="float" office:value="-0.01128423" calcext:value-type="float">
            <text:p>-0.01128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63245" calcext:value-type="float">
            <text:p>-0.01763245</text:p>
          </table:table-cell>
          <table:table-cell office:value-type="float" office:value="0.002592841" calcext:value-type="float">
            <text:p>0.00259284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9924" calcext:value-type="float">
            <text:p>-2.3699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31.30103" calcext:value-type="float">
            <text:p>31.30103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91.006" calcext:value-type="float">
            <text:p>1091.006</text:p>
          </table:table-cell>
          <table:table-cell office:value-type="float" office:value="8.254299" calcext:value-type="float">
            <text:p>8.254299</text:p>
          </table:table-cell>
          <table:table-cell office:value-type="float" office:value="0" calcext:value-type="float">
            <text:p>0</text:p>
          </table:table-cell>
          <table:table-cell office:value-type="float" office:value="0.3210657" calcext:value-type="float">
            <text:p>0.3210657</text:p>
          </table:table-cell>
          <table:table-cell office:value-type="float" office:value="0.3280086" calcext:value-type="float">
            <text:p>0.3280086</text:p>
          </table:table-cell>
          <table:table-cell office:value-type="float" office:value="0.3359663" calcext:value-type="float">
            <text:p>0.3359663</text:p>
          </table:table-cell>
          <table:table-cell office:value-type="float" office:value="0.3422519" calcext:value-type="float">
            <text:p>0.3422519</text:p>
          </table:table-cell>
          <table:table-cell office:value-type="float" office:value="0.345627" calcext:value-type="float">
            <text:p>0.345627</text:p>
          </table:table-cell>
          <table:table-cell office:value-type="float" office:value="0.3023092" calcext:value-type="float">
            <text:p>0.3023092</text:p>
          </table:table-cell>
          <table:table-cell office:value-type="float" office:value="0.2993973" calcext:value-type="float">
            <text:p>0.2993973</text:p>
          </table:table-cell>
          <table:table-cell office:value-type="float" office:value="0.3733662" calcext:value-type="float">
            <text:p>0.3733662</text:p>
          </table:table-cell>
          <table:table-cell office:value-type="float" office:value="0.3667226" calcext:value-type="float">
            <text:p>0.3667226</text:p>
          </table:table-cell>
          <table:table-cell office:value-type="float" office:value="0.3747905" calcext:value-type="float">
            <text:p>0.3747905</text:p>
          </table:table-cell>
          <table:table-cell office:value-type="float" office:value="0.3885343" calcext:value-type="float">
            <text:p>0.3885343</text:p>
          </table:table-cell>
          <table:table-cell office:value-type="float" office:value="0.3966186" calcext:value-type="float">
            <text:p>0.3966186</text:p>
          </table:table-cell>
          <table:table-cell office:value-type="float" office:value="0.4623723" calcext:value-type="float">
            <text:p>0.4623723</text:p>
          </table:table-cell>
          <table:table-cell office:value-type="float" office:value="0" calcext:value-type="float">
            <text:p>0</text:p>
          </table:table-cell>
          <table:table-cell office:value-type="float" office:value="0.003994937" calcext:value-type="float">
            <text:p>0.003994937</text:p>
          </table:table-cell>
          <table:table-cell office:value-type="float" office:value="1.957955E-015" calcext:value-type="float">
            <text:p>1.957955E-15</text:p>
          </table:table-cell>
          <table:table-cell office:value-type="float" office:value="1.994583E-015" calcext:value-type="float">
            <text:p>1.994583E-15</text:p>
          </table:table-cell>
          <table:table-cell office:value-type="float" office:value="1.940456E-015" calcext:value-type="float">
            <text:p>1.940456E-15</text:p>
          </table:table-cell>
          <table:table-cell office:value-type="float" office:value="1.001168E-015" calcext:value-type="float">
            <text:p>1.001168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84744" calcext:value-type="float">
            <text:p>-0.02284744</text:p>
          </table:table-cell>
          <table:table-cell office:value-type="float" office:value="-0.02032157" calcext:value-type="float">
            <text:p>-0.02032157</text:p>
          </table:table-cell>
          <table:table-cell office:value-type="float" office:value="-0.01753238" calcext:value-type="float">
            <text:p>-0.01753238</text:p>
          </table:table-cell>
          <table:table-cell office:value-type="float" office:value="-0.01570919" calcext:value-type="float">
            <text:p>-0.01570919</text:p>
          </table:table-cell>
          <table:table-cell office:value-type="float" office:value="-0.01479826" calcext:value-type="float">
            <text:p>-0.01479826</text:p>
          </table:table-cell>
          <table:table-cell office:value-type="float" office:value="-0.01355243" calcext:value-type="float">
            <text:p>-0.01355243</text:p>
          </table:table-cell>
          <table:table-cell office:value-type="float" office:value="-0.01275408" calcext:value-type="float">
            <text:p>-0.01275408</text:p>
          </table:table-cell>
          <table:table-cell office:value-type="float" office:value="-0.01252661" calcext:value-type="float">
            <text:p>-0.01252661</text:p>
          </table:table-cell>
          <table:table-cell office:value-type="float" office:value="-0.01254649" calcext:value-type="float">
            <text:p>-0.01254649</text:p>
          </table:table-cell>
          <table:table-cell office:value-type="float" office:value="-0.01128095" calcext:value-type="float">
            <text:p>-0.01128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16802" calcext:value-type="float">
            <text:p>-0.02416802</text:p>
          </table:table-cell>
          <table:table-cell office:value-type="float" office:value="0.002548057" calcext:value-type="float">
            <text:p>0.00254805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8491" calcext:value-type="float">
            <text:p>-2.3684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33.92184" calcext:value-type="float">
            <text:p>33.9218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8.136" calcext:value-type="float">
            <text:p>1088.136</text:p>
          </table:table-cell>
          <table:table-cell office:value-type="float" office:value="8.504119" calcext:value-type="float">
            <text:p>8.504119</text:p>
          </table:table-cell>
          <table:table-cell office:value-type="float" office:value="0" calcext:value-type="float">
            <text:p>0</text:p>
          </table:table-cell>
          <table:table-cell office:value-type="float" office:value="0.1823158" calcext:value-type="float">
            <text:p>0.1823158</text:p>
          </table:table-cell>
          <table:table-cell office:value-type="float" office:value="0.3216245" calcext:value-type="float">
            <text:p>0.3216245</text:p>
          </table:table-cell>
          <table:table-cell office:value-type="float" office:value="0.3296461" calcext:value-type="float">
            <text:p>0.3296461</text:p>
          </table:table-cell>
          <table:table-cell office:value-type="float" office:value="0.3368479" calcext:value-type="float">
            <text:p>0.3368479</text:p>
          </table:table-cell>
          <table:table-cell office:value-type="float" office:value="0.3411048" calcext:value-type="float">
            <text:p>0.3411048</text:p>
          </table:table-cell>
          <table:table-cell office:value-type="float" office:value="0.300094" calcext:value-type="float">
            <text:p>0.300094</text:p>
          </table:table-cell>
          <table:table-cell office:value-type="float" office:value="0.2978963" calcext:value-type="float">
            <text:p>0.2978963</text:p>
          </table:table-cell>
          <table:table-cell office:value-type="float" office:value="0.3732765" calcext:value-type="float">
            <text:p>0.3732765</text:p>
          </table:table-cell>
          <table:table-cell office:value-type="float" office:value="0.3669538" calcext:value-type="float">
            <text:p>0.3669538</text:p>
          </table:table-cell>
          <table:table-cell office:value-type="float" office:value="0.3748192" calcext:value-type="float">
            <text:p>0.3748192</text:p>
          </table:table-cell>
          <table:table-cell office:value-type="float" office:value="0.3886007" calcext:value-type="float">
            <text:p>0.3886007</text:p>
          </table:table-cell>
          <table:table-cell office:value-type="float" office:value="0.3967112" calcext:value-type="float">
            <text:p>0.39671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188E-015" calcext:value-type="float">
            <text:p>1.978188E-15</text:p>
          </table:table-cell>
          <table:table-cell office:value-type="float" office:value="1.970047E-015" calcext:value-type="float">
            <text:p>1.970047E-15</text:p>
          </table:table-cell>
          <table:table-cell office:value-type="float" office:value="1.994545E-015" calcext:value-type="float">
            <text:p>1.994545E-15</text:p>
          </table:table-cell>
          <table:table-cell office:value-type="float" office:value="1.94045E-015" calcext:value-type="float">
            <text:p>1.94045E-15</text:p>
          </table:table-cell>
          <table:table-cell office:value-type="float" office:value="1.001161E-015" calcext:value-type="float">
            <text:p>1.001161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83214" calcext:value-type="float">
            <text:p>-1.683214</text:p>
          </table:table-cell>
          <table:table-cell office:value-type="float" office:value="-0.0229755" calcext:value-type="float">
            <text:p>-0.0229755</text:p>
          </table:table-cell>
          <table:table-cell office:value-type="float" office:value="-0.01972193" calcext:value-type="float">
            <text:p>-0.01972193</text:p>
          </table:table-cell>
          <table:table-cell office:value-type="float" office:value="-0.0173191" calcext:value-type="float">
            <text:p>-0.0173191</text:p>
          </table:table-cell>
          <table:table-cell office:value-type="float" office:value="-0.01603697" calcext:value-type="float">
            <text:p>-0.01603697</text:p>
          </table:table-cell>
          <table:table-cell office:value-type="float" office:value="-0.01432028" calcext:value-type="float">
            <text:p>-0.01432028</text:p>
          </table:table-cell>
          <table:table-cell office:value-type="float" office:value="-0.01330428" calcext:value-type="float">
            <text:p>-0.01330428</text:p>
          </table:table-cell>
          <table:table-cell office:value-type="float" office:value="-0.0125897" calcext:value-type="float">
            <text:p>-0.0125897</text:p>
          </table:table-cell>
          <table:table-cell office:value-type="float" office:value="-0.0124153" calcext:value-type="float">
            <text:p>-0.0124153</text:p>
          </table:table-cell>
          <table:table-cell office:value-type="float" office:value="-0.01126625" calcext:value-type="float">
            <text:p>-0.01126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17221" calcext:value-type="float">
            <text:p>-1.717221</text:p>
          </table:table-cell>
          <table:table-cell office:value-type="float" office:value="0.002490463" calcext:value-type="float">
            <text:p>0.00249046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707" calcext:value-type="float">
            <text:p>-2.367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34.90514" calcext:value-type="float">
            <text:p>34.9051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7.152" calcext:value-type="float">
            <text:p>1087.152</text:p>
          </table:table-cell>
          <table:table-cell office:value-type="float" office:value="8.504119" calcext:value-type="float">
            <text:p>8.504119</text:p>
          </table:table-cell>
          <table:table-cell office:value-type="float" office:value="0" calcext:value-type="float">
            <text:p>0</text:p>
          </table:table-cell>
          <table:table-cell office:value-type="float" office:value="0.1133243" calcext:value-type="float">
            <text:p>0.1133243</text:p>
          </table:table-cell>
          <table:table-cell office:value-type="float" office:value="0.326691" calcext:value-type="float">
            <text:p>0.326691</text:p>
          </table:table-cell>
          <table:table-cell office:value-type="float" office:value="0.3299851" calcext:value-type="float">
            <text:p>0.3299851</text:p>
          </table:table-cell>
          <table:table-cell office:value-type="float" office:value="0.3348729" calcext:value-type="float">
            <text:p>0.3348729</text:p>
          </table:table-cell>
          <table:table-cell office:value-type="float" office:value="0.3383832" calcext:value-type="float">
            <text:p>0.3383832</text:p>
          </table:table-cell>
          <table:table-cell office:value-type="float" office:value="0.2978468" calcext:value-type="float">
            <text:p>0.2978468</text:p>
          </table:table-cell>
          <table:table-cell office:value-type="float" office:value="0.2959992" calcext:value-type="float">
            <text:p>0.2959992</text:p>
          </table:table-cell>
          <table:table-cell office:value-type="float" office:value="0.3728707" calcext:value-type="float">
            <text:p>0.3728707</text:p>
          </table:table-cell>
          <table:table-cell office:value-type="float" office:value="0.3671002" calcext:value-type="float">
            <text:p>0.3671002</text:p>
          </table:table-cell>
          <table:table-cell office:value-type="float" office:value="0.374862" calcext:value-type="float">
            <text:p>0.374862</text:p>
          </table:table-cell>
          <table:table-cell office:value-type="float" office:value="0.3886671" calcext:value-type="float">
            <text:p>0.3886671</text:p>
          </table:table-cell>
          <table:table-cell office:value-type="float" office:value="0.3968031" calcext:value-type="float">
            <text:p>0.39680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628E-015" calcext:value-type="float">
            <text:p>1.977628E-15</text:p>
          </table:table-cell>
          <table:table-cell office:value-type="float" office:value="1.969973E-015" calcext:value-type="float">
            <text:p>1.969973E-15</text:p>
          </table:table-cell>
          <table:table-cell office:value-type="float" office:value="1.994489E-015" calcext:value-type="float">
            <text:p>1.994489E-15</text:p>
          </table:table-cell>
          <table:table-cell office:value-type="float" office:value="1.940442E-015" calcext:value-type="float">
            <text:p>1.940442E-15</text:p>
          </table:table-cell>
          <table:table-cell office:value-type="float" office:value="1.001146E-015" calcext:value-type="float">
            <text:p>1.001146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17825" calcext:value-type="float">
            <text:p>-66.17825</text:p>
          </table:table-cell>
          <table:table-cell office:value-type="float" office:value="-0.02086786" calcext:value-type="float">
            <text:p>-0.02086786</text:p>
          </table:table-cell>
          <table:table-cell office:value-type="float" office:value="-0.01960726" calcext:value-type="float">
            <text:p>-0.01960726</text:p>
          </table:table-cell>
          <table:table-cell office:value-type="float" office:value="-0.01796453" calcext:value-type="float">
            <text:p>-0.01796453</text:p>
          </table:table-cell>
          <table:table-cell office:value-type="float" office:value="-0.01685137" calcext:value-type="float">
            <text:p>-0.01685137</text:p>
          </table:table-cell>
          <table:table-cell office:value-type="float" office:value="-0.01515661" calcext:value-type="float">
            <text:p>-0.01515661</text:p>
          </table:table-cell>
          <table:table-cell office:value-type="float" office:value="-0.01403911" calcext:value-type="float">
            <text:p>-0.01403911</text:p>
          </table:table-cell>
          <table:table-cell office:value-type="float" office:value="-0.01288769" calcext:value-type="float">
            <text:p>-0.01288769</text:p>
          </table:table-cell>
          <table:table-cell office:value-type="float" office:value="-0.01233262" calcext:value-type="float">
            <text:p>-0.01233262</text:p>
          </table:table-cell>
          <table:table-cell office:value-type="float" office:value="-0.01124429" calcext:value-type="float">
            <text:p>-0.01124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0828" calcext:value-type="float">
            <text:p>-33.0828</text:p>
          </table:table-cell>
          <table:table-cell office:value-type="float" office:value="0.002459906" calcext:value-type="float">
            <text:p>0.00245990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5654" calcext:value-type="float">
            <text:p>-2.3656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34.95644" calcext:value-type="float">
            <text:p>34.9564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7.1" calcext:value-type="float">
            <text:p>1087.1</text:p>
          </table:table-cell>
          <table:table-cell office:value-type="float" office:value="8.504119" calcext:value-type="float">
            <text:p>8.504119</text:p>
          </table:table-cell>
          <table:table-cell office:value-type="float" office:value="0" calcext:value-type="float">
            <text:p>0</text:p>
          </table:table-cell>
          <table:table-cell office:value-type="float" office:value="0.1134312" calcext:value-type="float">
            <text:p>0.1134312</text:p>
          </table:table-cell>
          <table:table-cell office:value-type="float" office:value="0.3293917" calcext:value-type="float">
            <text:p>0.3293917</text:p>
          </table:table-cell>
          <table:table-cell office:value-type="float" office:value="0.3316252" calcext:value-type="float">
            <text:p>0.3316252</text:p>
          </table:table-cell>
          <table:table-cell office:value-type="float" office:value="0.3348842" calcext:value-type="float">
            <text:p>0.3348842</text:p>
          </table:table-cell>
          <table:table-cell office:value-type="float" office:value="0.3374648" calcext:value-type="float">
            <text:p>0.3374648</text:p>
          </table:table-cell>
          <table:table-cell office:value-type="float" office:value="0.2962853" calcext:value-type="float">
            <text:p>0.2962853</text:p>
          </table:table-cell>
          <table:table-cell office:value-type="float" office:value="0.2946759" calcext:value-type="float">
            <text:p>0.2946759</text:p>
          </table:table-cell>
          <table:table-cell office:value-type="float" office:value="0.3724077" calcext:value-type="float">
            <text:p>0.3724077</text:p>
          </table:table-cell>
          <table:table-cell office:value-type="float" office:value="0.3671151" calcext:value-type="float">
            <text:p>0.3671151</text:p>
          </table:table-cell>
          <table:table-cell office:value-type="float" office:value="0.3749083" calcext:value-type="float">
            <text:p>0.3749083</text:p>
          </table:table-cell>
          <table:table-cell office:value-type="float" office:value="0.3887341" calcext:value-type="float">
            <text:p>0.3887341</text:p>
          </table:table-cell>
          <table:table-cell office:value-type="float" office:value="0.3968927" calcext:value-type="float">
            <text:p>0.39689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58E-015" calcext:value-type="float">
            <text:p>1.97858E-15</text:p>
          </table:table-cell>
          <table:table-cell office:value-type="float" office:value="1.969873E-015" calcext:value-type="float">
            <text:p>1.969873E-15</text:p>
          </table:table-cell>
          <table:table-cell office:value-type="float" office:value="1.9944E-015" calcext:value-type="float">
            <text:p>1.9944E-15</text:p>
          </table:table-cell>
          <table:table-cell office:value-type="float" office:value="1.94043E-015" calcext:value-type="float">
            <text:p>1.94043E-15</text:p>
          </table:table-cell>
          <table:table-cell office:value-type="float" office:value="1.001132E-015" calcext:value-type="float">
            <text:p>1.001132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1349" calcext:value-type="float">
            <text:p>-66.1349</text:p>
          </table:table-cell>
          <table:table-cell office:value-type="float" office:value="-0.01982613" calcext:value-type="float">
            <text:p>-0.01982613</text:p>
          </table:table-cell>
          <table:table-cell office:value-type="float" office:value="-0.01901318" calcext:value-type="float">
            <text:p>-0.01901318</text:p>
          </table:table-cell>
          <table:table-cell office:value-type="float" office:value="-0.01796462" calcext:value-type="float">
            <text:p>-0.01796462</text:p>
          </table:table-cell>
          <table:table-cell office:value-type="float" office:value="-0.01713867" calcext:value-type="float">
            <text:p>-0.01713867</text:p>
          </table:table-cell>
          <table:table-cell office:value-type="float" office:value="-0.01577144" calcext:value-type="float">
            <text:p>-0.01577144</text:p>
          </table:table-cell>
          <table:table-cell office:value-type="float" office:value="-0.01457797" calcext:value-type="float">
            <text:p>-0.01457797</text:p>
          </table:table-cell>
          <table:table-cell office:value-type="float" office:value="-0.0132387" calcext:value-type="float">
            <text:p>-0.0132387</text:p>
          </table:table-cell>
          <table:table-cell office:value-type="float" office:value="-0.01232353" calcext:value-type="float">
            <text:p>-0.01232353</text:p>
          </table:table-cell>
          <table:table-cell office:value-type="float" office:value="-0.01122057" calcext:value-type="float">
            <text:p>-0.01122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29314" calcext:value-type="float">
            <text:p>-41.29314</text:p>
          </table:table-cell>
          <table:table-cell office:value-type="float" office:value="0.002434633" calcext:value-type="float">
            <text:p>0.00243463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4224" calcext:value-type="float">
            <text:p>-2.3642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35.37423" calcext:value-type="float">
            <text:p>35.37423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9.76" calcext:value-type="float">
            <text:p>1089.76</text:p>
          </table:table-cell>
          <table:table-cell office:value-type="float" office:value="8.527154" calcext:value-type="float">
            <text:p>8.527154</text:p>
          </table:table-cell>
          <table:table-cell office:value-type="float" office:value="0" calcext:value-type="float">
            <text:p>0</text:p>
          </table:table-cell>
          <table:table-cell office:value-type="float" office:value="0.3312255" calcext:value-type="float">
            <text:p>0.3312255</text:p>
          </table:table-cell>
          <table:table-cell office:value-type="float" office:value="0.3322223" calcext:value-type="float">
            <text:p>0.3322223</text:p>
          </table:table-cell>
          <table:table-cell office:value-type="float" office:value="0.3337744" calcext:value-type="float">
            <text:p>0.3337744</text:p>
          </table:table-cell>
          <table:table-cell office:value-type="float" office:value="0.3357188" calcext:value-type="float">
            <text:p>0.3357188</text:p>
          </table:table-cell>
          <table:table-cell office:value-type="float" office:value="0.3375038" calcext:value-type="float">
            <text:p>0.3375038</text:p>
          </table:table-cell>
          <table:table-cell office:value-type="float" office:value="0.2954701" calcext:value-type="float">
            <text:p>0.2954701</text:p>
          </table:table-cell>
          <table:table-cell office:value-type="float" office:value="0.2936913" calcext:value-type="float">
            <text:p>0.2936913</text:p>
          </table:table-cell>
          <table:table-cell office:value-type="float" office:value="0.3719796" calcext:value-type="float">
            <text:p>0.3719796</text:p>
          </table:table-cell>
          <table:table-cell office:value-type="float" office:value="0.367049" calcext:value-type="float">
            <text:p>0.367049</text:p>
          </table:table-cell>
          <table:table-cell office:value-type="float" office:value="0.3749491" calcext:value-type="float">
            <text:p>0.3749491</text:p>
          </table:table-cell>
          <table:table-cell office:value-type="float" office:value="0.3888031" calcext:value-type="float">
            <text:p>0.3888031</text:p>
          </table:table-cell>
          <table:table-cell office:value-type="float" office:value="0.396982" calcext:value-type="float">
            <text:p>0.39698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9214E-015" calcext:value-type="float">
            <text:p>1.979214E-15</text:p>
          </table:table-cell>
          <table:table-cell office:value-type="float" office:value="1.969821E-015" calcext:value-type="float">
            <text:p>1.969821E-15</text:p>
          </table:table-cell>
          <table:table-cell office:value-type="float" office:value="1.994339E-015" calcext:value-type="float">
            <text:p>1.994339E-15</text:p>
          </table:table-cell>
          <table:table-cell office:value-type="float" office:value="1.940411E-015" calcext:value-type="float">
            <text:p>1.940411E-15</text:p>
          </table:table-cell>
          <table:table-cell office:value-type="float" office:value="1.001122E-015" calcext:value-type="float">
            <text:p>1.001122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19197" calcext:value-type="float">
            <text:p>-0.01919197</text:p>
          </table:table-cell>
          <table:table-cell office:value-type="float" office:value="-0.01879701" calcext:value-type="float">
            <text:p>-0.01879701</text:p>
          </table:table-cell>
          <table:table-cell office:value-type="float" office:value="-0.01826876" calcext:value-type="float">
            <text:p>-0.01826876</text:p>
          </table:table-cell>
          <table:table-cell office:value-type="float" office:value="-0.01769517" calcext:value-type="float">
            <text:p>-0.01769517</text:p>
          </table:table-cell>
          <table:table-cell office:value-type="float" office:value="-0.01712985" calcext:value-type="float">
            <text:p>-0.01712985</text:p>
          </table:table-cell>
          <table:table-cell office:value-type="float" office:value="-0.01610463" calcext:value-type="float">
            <text:p>-0.01610463</text:p>
          </table:table-cell>
          <table:table-cell office:value-type="float" office:value="-0.01499384" calcext:value-type="float">
            <text:p>-0.01499384</text:p>
          </table:table-cell>
          <table:table-cell office:value-type="float" office:value="-0.01357223" calcext:value-type="float">
            <text:p>-0.01357223</text:p>
          </table:table-cell>
          <table:table-cell office:value-type="float" office:value="-0.01236016" calcext:value-type="float">
            <text:p>-0.01236016</text:p>
          </table:table-cell>
          <table:table-cell office:value-type="float" office:value="-0.01119961" calcext:value-type="float">
            <text:p>-0.01119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13361" calcext:value-type="float">
            <text:p>-0.01913361</text:p>
          </table:table-cell>
          <table:table-cell office:value-type="float" office:value="0.002405263" calcext:value-type="float">
            <text:p>0.00240526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2798" calcext:value-type="float">
            <text:p>-2.3627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38.02412" calcext:value-type="float">
            <text:p>38.02412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7.11" calcext:value-type="float">
            <text:p>1087.11</text:p>
          </table:table-cell>
          <table:table-cell office:value-type="float" office:value="8.527154" calcext:value-type="float">
            <text:p>8.527154</text:p>
          </table:table-cell>
          <table:table-cell office:value-type="float" office:value="0" calcext:value-type="float">
            <text:p>0</text:p>
          </table:table-cell>
          <table:table-cell office:value-type="float" office:value="0.1845606" calcext:value-type="float">
            <text:p>0.1845606</text:p>
          </table:table-cell>
          <table:table-cell office:value-type="float" office:value="0.3214079" calcext:value-type="float">
            <text:p>0.3214079</text:p>
          </table:table-cell>
          <table:table-cell office:value-type="float" office:value="0.328374" calcext:value-type="float">
            <text:p>0.328374</text:p>
          </table:table-cell>
          <table:table-cell office:value-type="float" office:value="0.3338527" calcext:value-type="float">
            <text:p>0.3338527</text:p>
          </table:table-cell>
          <table:table-cell office:value-type="float" office:value="0.3364621" calcext:value-type="float">
            <text:p>0.3364621</text:p>
          </table:table-cell>
          <table:table-cell office:value-type="float" office:value="0.2950539" calcext:value-type="float">
            <text:p>0.2950539</text:p>
          </table:table-cell>
          <table:table-cell office:value-type="float" office:value="0.2930722" calcext:value-type="float">
            <text:p>0.2930722</text:p>
          </table:table-cell>
          <table:table-cell office:value-type="float" office:value="0.3716143" calcext:value-type="float">
            <text:p>0.3716143</text:p>
          </table:table-cell>
          <table:table-cell office:value-type="float" office:value="0.3669397" calcext:value-type="float">
            <text:p>0.3669397</text:p>
          </table:table-cell>
          <table:table-cell office:value-type="float" office:value="0.3749814" calcext:value-type="float">
            <text:p>0.3749814</text:p>
          </table:table-cell>
          <table:table-cell office:value-type="float" office:value="0.3888698" calcext:value-type="float">
            <text:p>0.3888698</text:p>
          </table:table-cell>
          <table:table-cell office:value-type="float" office:value="0.3970683" calcext:value-type="float">
            <text:p>0.39706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774E-015" calcext:value-type="float">
            <text:p>1.971774E-15</text:p>
          </table:table-cell>
          <table:table-cell office:value-type="float" office:value="1.969767E-015" calcext:value-type="float">
            <text:p>1.969767E-15</text:p>
          </table:table-cell>
          <table:table-cell office:value-type="float" office:value="1.994288E-015" calcext:value-type="float">
            <text:p>1.994288E-15</text:p>
          </table:table-cell>
          <table:table-cell office:value-type="float" office:value="1.940404E-015" calcext:value-type="float">
            <text:p>1.940404E-15</text:p>
          </table:table-cell>
          <table:table-cell office:value-type="float" office:value="1.001107E-015" calcext:value-type="float">
            <text:p>1.001107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3427" calcext:value-type="float">
            <text:p>-1.523427</text:p>
          </table:table-cell>
          <table:table-cell office:value-type="float" office:value="-0.02305874" calcext:value-type="float">
            <text:p>-0.02305874</text:p>
          </table:table-cell>
          <table:table-cell office:value-type="float" office:value="-0.02018686" calcext:value-type="float">
            <text:p>-0.02018686</text:p>
          </table:table-cell>
          <table:table-cell office:value-type="float" office:value="-0.01829324" calcext:value-type="float">
            <text:p>-0.01829324</text:p>
          </table:table-cell>
          <table:table-cell office:value-type="float" office:value="-0.01744613" calcext:value-type="float">
            <text:p>-0.01744613</text:p>
          </table:table-cell>
          <table:table-cell office:value-type="float" office:value="-0.01627529" calcext:value-type="float">
            <text:p>-0.01627529</text:p>
          </table:table-cell>
          <table:table-cell office:value-type="float" office:value="-0.01526236" calcext:value-type="float">
            <text:p>-0.01526236</text:p>
          </table:table-cell>
          <table:table-cell office:value-type="float" office:value="-0.01386408" calcext:value-type="float">
            <text:p>-0.01386408</text:p>
          </table:table-cell>
          <table:table-cell office:value-type="float" office:value="-0.01242134" calcext:value-type="float">
            <text:p>-0.01242134</text:p>
          </table:table-cell>
          <table:table-cell office:value-type="float" office:value="-0.01118315" calcext:value-type="float">
            <text:p>-0.01118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6809" calcext:value-type="float">
            <text:p>-1.566809</text:p>
          </table:table-cell>
          <table:table-cell office:value-type="float" office:value="0.002355709" calcext:value-type="float">
            <text:p>0.00235570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1354" calcext:value-type="float">
            <text:p>-2.3613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39.02628" calcext:value-type="float">
            <text:p>39.0262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108" calcext:value-type="float">
            <text:p>1086.108</text:p>
          </table:table-cell>
          <table:table-cell office:value-type="float" office:value="8.527154" calcext:value-type="float">
            <text:p>8.527154</text:p>
          </table:table-cell>
          <table:table-cell office:value-type="float" office:value="0" calcext:value-type="float">
            <text:p>0</text:p>
          </table:table-cell>
          <table:table-cell office:value-type="float" office:value="0.1123178" calcext:value-type="float">
            <text:p>0.1123178</text:p>
          </table:table-cell>
          <table:table-cell office:value-type="float" office:value="0.3247375" calcext:value-type="float">
            <text:p>0.3247375</text:p>
          </table:table-cell>
          <table:table-cell office:value-type="float" office:value="0.3276294" calcext:value-type="float">
            <text:p>0.3276294</text:p>
          </table:table-cell>
          <table:table-cell office:value-type="float" office:value="0.3315935" calcext:value-type="float">
            <text:p>0.3315935</text:p>
          </table:table-cell>
          <table:table-cell office:value-type="float" office:value="0.3342034" calcext:value-type="float">
            <text:p>0.3342034</text:p>
          </table:table-cell>
          <table:table-cell office:value-type="float" office:value="0.2940544" calcext:value-type="float">
            <text:p>0.2940544</text:p>
          </table:table-cell>
          <table:table-cell office:value-type="float" office:value="0.2924163" calcext:value-type="float">
            <text:p>0.2924163</text:p>
          </table:table-cell>
          <table:table-cell office:value-type="float" office:value="0.3713087" calcext:value-type="float">
            <text:p>0.3713087</text:p>
          </table:table-cell>
          <table:table-cell office:value-type="float" office:value="0.3668038" calcext:value-type="float">
            <text:p>0.3668038</text:p>
          </table:table-cell>
          <table:table-cell office:value-type="float" office:value="0.3750036" calcext:value-type="float">
            <text:p>0.3750036</text:p>
          </table:table-cell>
          <table:table-cell office:value-type="float" office:value="0.3889354" calcext:value-type="float">
            <text:p>0.3889354</text:p>
          </table:table-cell>
          <table:table-cell office:value-type="float" office:value="0.3971541" calcext:value-type="float">
            <text:p>0.39715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462E-015" calcext:value-type="float">
            <text:p>1.972462E-15</text:p>
          </table:table-cell>
          <table:table-cell office:value-type="float" office:value="1.969695E-015" calcext:value-type="float">
            <text:p>1.969695E-15</text:p>
          </table:table-cell>
          <table:table-cell office:value-type="float" office:value="1.994229E-015" calcext:value-type="float">
            <text:p>1.994229E-15</text:p>
          </table:table-cell>
          <table:table-cell office:value-type="float" office:value="1.940393E-015" calcext:value-type="float">
            <text:p>1.940393E-15</text:p>
          </table:table-cell>
          <table:table-cell office:value-type="float" office:value="1.001092E-015" calcext:value-type="float">
            <text:p>1.001092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74564" calcext:value-type="float">
            <text:p>-70.74564</text:p>
          </table:table-cell>
          <table:table-cell office:value-type="float" office:value="-0.02164725" calcext:value-type="float">
            <text:p>-0.02164725</text:p>
          </table:table-cell>
          <table:table-cell office:value-type="float" office:value="-0.02048747" calcext:value-type="float">
            <text:p>-0.02048747</text:p>
          </table:table-cell>
          <table:table-cell office:value-type="float" office:value="-0.01907981" calcext:value-type="float">
            <text:p>-0.01907981</text:p>
          </table:table-cell>
          <table:table-cell office:value-type="float" office:value="-0.01818485" calcext:value-type="float">
            <text:p>-0.01818485</text:p>
          </table:table-cell>
          <table:table-cell office:value-type="float" office:value="-0.01669439" calcext:value-type="float">
            <text:p>-0.01669439</text:p>
          </table:table-cell>
          <table:table-cell office:value-type="float" office:value="-0.01555064" calcext:value-type="float">
            <text:p>-0.01555064</text:p>
          </table:table-cell>
          <table:table-cell office:value-type="float" office:value="-0.0141131" calcext:value-type="float">
            <text:p>-0.0141131</text:p>
          </table:table-cell>
          <table:table-cell office:value-type="float" office:value="-0.01249797" calcext:value-type="float">
            <text:p>-0.01249797</text:p>
          </table:table-cell>
          <table:table-cell office:value-type="float" office:value="-0.01117175" calcext:value-type="float">
            <text:p>-0.01117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41792" calcext:value-type="float">
            <text:p>-23.41792</text:p>
          </table:table-cell>
          <table:table-cell office:value-type="float" office:value="0.002335771" calcext:value-type="float">
            <text:p>0.00233577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9905" calcext:value-type="float">
            <text:p>-2.3599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39.0798" calcext:value-type="float">
            <text:p>39.079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055" calcext:value-type="float">
            <text:p>1086.055</text:p>
          </table:table-cell>
          <table:table-cell office:value-type="float" office:value="8.527154" calcext:value-type="float">
            <text:p>8.527154</text:p>
          </table:table-cell>
          <table:table-cell office:value-type="float" office:value="0" calcext:value-type="float">
            <text:p>0</text:p>
          </table:table-cell>
          <table:table-cell office:value-type="float" office:value="0.1110505" calcext:value-type="float">
            <text:p>0.1110505</text:p>
          </table:table-cell>
          <table:table-cell office:value-type="float" office:value="0.3266737" calcext:value-type="float">
            <text:p>0.3266737</text:p>
          </table:table-cell>
          <table:table-cell office:value-type="float" office:value="0.328658" calcext:value-type="float">
            <text:p>0.328658</text:p>
          </table:table-cell>
          <table:table-cell office:value-type="float" office:value="0.3314453" calcext:value-type="float">
            <text:p>0.3314453</text:p>
          </table:table-cell>
          <table:table-cell office:value-type="float" office:value="0.3335457" calcext:value-type="float">
            <text:p>0.3335457</text:p>
          </table:table-cell>
          <table:table-cell office:value-type="float" office:value="0.2931454" calcext:value-type="float">
            <text:p>0.2931454</text:p>
          </table:table-cell>
          <table:table-cell office:value-type="float" office:value="0.2916695" calcext:value-type="float">
            <text:p>0.2916695</text:p>
          </table:table-cell>
          <table:table-cell office:value-type="float" office:value="0.3710113" calcext:value-type="float">
            <text:p>0.3710113</text:p>
          </table:table-cell>
          <table:table-cell office:value-type="float" office:value="0.3666497" calcext:value-type="float">
            <text:p>0.3666497</text:p>
          </table:table-cell>
          <table:table-cell office:value-type="float" office:value="0.3750154" calcext:value-type="float">
            <text:p>0.3750154</text:p>
          </table:table-cell>
          <table:table-cell office:value-type="float" office:value="0.3889908" calcext:value-type="float">
            <text:p>0.3889908</text:p>
          </table:table-cell>
          <table:table-cell office:value-type="float" office:value="0.3972381" calcext:value-type="float">
            <text:p>0.39723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255E-015" calcext:value-type="float">
            <text:p>1.973255E-15</text:p>
          </table:table-cell>
          <table:table-cell office:value-type="float" office:value="1.969611E-015" calcext:value-type="float">
            <text:p>1.969611E-15</text:p>
          </table:table-cell>
          <table:table-cell office:value-type="float" office:value="1.994154E-015" calcext:value-type="float">
            <text:p>1.994154E-15</text:p>
          </table:table-cell>
          <table:table-cell office:value-type="float" office:value="1.940385E-015" calcext:value-type="float">
            <text:p>1.940385E-15</text:p>
          </table:table-cell>
          <table:table-cell office:value-type="float" office:value="1.001077E-015" calcext:value-type="float">
            <text:p>1.001077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4895" calcext:value-type="float">
            <text:p>-77.4895</text:p>
          </table:table-cell>
          <table:table-cell office:value-type="float" office:value="-0.0208594" calcext:value-type="float">
            <text:p>-0.0208594</text:p>
          </table:table-cell>
          <table:table-cell office:value-type="float" office:value="-0.0200947" calcext:value-type="float">
            <text:p>-0.0200947</text:p>
          </table:table-cell>
          <table:table-cell office:value-type="float" office:value="-0.0191357" calcext:value-type="float">
            <text:p>-0.0191357</text:p>
          </table:table-cell>
          <table:table-cell office:value-type="float" office:value="-0.01840944" calcext:value-type="float">
            <text:p>-0.01840944</text:p>
          </table:table-cell>
          <table:table-cell office:value-type="float" office:value="-0.01708955" calcext:value-type="float">
            <text:p>-0.01708955</text:p>
          </table:table-cell>
          <table:table-cell office:value-type="float" office:value="-0.01588746" calcext:value-type="float">
            <text:p>-0.01588746</text:p>
          </table:table-cell>
          <table:table-cell office:value-type="float" office:value="-0.01435959" calcext:value-type="float">
            <text:p>-0.01435959</text:p>
          </table:table-cell>
          <table:table-cell office:value-type="float" office:value="-0.01258551" calcext:value-type="float">
            <text:p>-0.01258551</text:p>
          </table:table-cell>
          <table:table-cell office:value-type="float" office:value="-0.01116561" calcext:value-type="float">
            <text:p>-0.01116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71626" calcext:value-type="float">
            <text:p>-29.71626</text:p>
          </table:table-cell>
          <table:table-cell office:value-type="float" office:value="0.002319995" calcext:value-type="float">
            <text:p>0.00231999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8403" calcext:value-type="float">
            <text:p>-2.3584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39.15592" calcext:value-type="float">
            <text:p>39.15592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5.979" calcext:value-type="float">
            <text:p>1085.979</text:p>
          </table:table-cell>
          <table:table-cell office:value-type="float" office:value="8.527154" calcext:value-type="float">
            <text:p>8.527154</text:p>
          </table:table-cell>
          <table:table-cell office:value-type="float" office:value="0" calcext:value-type="float">
            <text:p>0</text:p>
          </table:table-cell>
          <table:table-cell office:value-type="float" office:value="0.1079093" calcext:value-type="float">
            <text:p>0.1079093</text:p>
          </table:table-cell>
          <table:table-cell office:value-type="float" office:value="0.3275202" calcext:value-type="float">
            <text:p>0.3275202</text:p>
          </table:table-cell>
          <table:table-cell office:value-type="float" office:value="0.3292447" calcext:value-type="float">
            <text:p>0.3292447</text:p>
          </table:table-cell>
          <table:table-cell office:value-type="float" office:value="0.3316162" calcext:value-type="float">
            <text:p>0.3316162</text:p>
          </table:table-cell>
          <table:table-cell office:value-type="float" office:value="0.3334148" calcext:value-type="float">
            <text:p>0.3334148</text:p>
          </table:table-cell>
          <table:table-cell office:value-type="float" office:value="0.2926014" calcext:value-type="float">
            <text:p>0.2926014</text:p>
          </table:table-cell>
          <table:table-cell office:value-type="float" office:value="0.2910495" calcext:value-type="float">
            <text:p>0.2910495</text:p>
          </table:table-cell>
          <table:table-cell office:value-type="float" office:value="0.3707232" calcext:value-type="float">
            <text:p>0.3707232</text:p>
          </table:table-cell>
          <table:table-cell office:value-type="float" office:value="0.3664801" calcext:value-type="float">
            <text:p>0.3664801</text:p>
          </table:table-cell>
          <table:table-cell office:value-type="float" office:value="0.3750147" calcext:value-type="float">
            <text:p>0.3750147</text:p>
          </table:table-cell>
          <table:table-cell office:value-type="float" office:value="0.3889907" calcext:value-type="float">
            <text:p>0.3889907</text:p>
          </table:table-cell>
          <table:table-cell office:value-type="float" office:value="0.3973077" calcext:value-type="float">
            <text:p>0.39730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219E-015" calcext:value-type="float">
            <text:p>1.974219E-15</text:p>
          </table:table-cell>
          <table:table-cell office:value-type="float" office:value="1.969511E-015" calcext:value-type="float">
            <text:p>1.969511E-15</text:p>
          </table:table-cell>
          <table:table-cell office:value-type="float" office:value="1.994067E-015" calcext:value-type="float">
            <text:p>1.994067E-15</text:p>
          </table:table-cell>
          <table:table-cell office:value-type="float" office:value="1.94037E-015" calcext:value-type="float">
            <text:p>1.94037E-15</text:p>
          </table:table-cell>
          <table:table-cell office:value-type="float" office:value="1.001059E-015" calcext:value-type="float">
            <text:p>1.001059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47697" calcext:value-type="float">
            <text:p>-95.47697</text:p>
          </table:table-cell>
          <table:table-cell office:value-type="float" office:value="-0.02052966" calcext:value-type="float">
            <text:p>-0.02052966</text:p>
          </table:table-cell>
          <table:table-cell office:value-type="float" office:value="-0.01987448" calcext:value-type="float">
            <text:p>-0.01987448</text:p>
          </table:table-cell>
          <table:table-cell office:value-type="float" office:value="-0.01907546" calcext:value-type="float">
            <text:p>-0.01907546</text:p>
          </table:table-cell>
          <table:table-cell office:value-type="float" office:value="-0.01845437" calcext:value-type="float">
            <text:p>-0.01845437</text:p>
          </table:table-cell>
          <table:table-cell office:value-type="float" office:value="-0.01733136" calcext:value-type="float">
            <text:p>-0.01733136</text:p>
          </table:table-cell>
          <table:table-cell office:value-type="float" office:value="-0.01617398" calcext:value-type="float">
            <text:p>-0.01617398</text:p>
          </table:table-cell>
          <table:table-cell office:value-type="float" office:value="-0.01460282" calcext:value-type="float">
            <text:p>-0.01460282</text:p>
          </table:table-cell>
          <table:table-cell office:value-type="float" office:value="-0.01268258" calcext:value-type="float">
            <text:p>-0.01268258</text:p>
          </table:table-cell>
          <table:table-cell office:value-type="float" office:value="-0.01116597" calcext:value-type="float">
            <text:p>-0.0111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7912" calcext:value-type="float">
            <text:p>-64.7912</text:p>
          </table:table-cell>
          <table:table-cell office:value-type="float" office:value="0.002307244" calcext:value-type="float">
            <text:p>0.00230724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6482" calcext:value-type="float">
            <text:p>-2.3564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39.14723" calcext:value-type="float">
            <text:p>39.14723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5.988" calcext:value-type="float">
            <text:p>1085.988</text:p>
          </table:table-cell>
          <table:table-cell office:value-type="float" office:value="8.527154" calcext:value-type="float">
            <text:p>8.527154</text:p>
          </table:table-cell>
          <table:table-cell office:value-type="float" office:value="0" calcext:value-type="float">
            <text:p>0</text:p>
          </table:table-cell>
          <table:table-cell office:value-type="float" office:value="0.1114882" calcext:value-type="float">
            <text:p>0.1114882</text:p>
          </table:table-cell>
          <table:table-cell office:value-type="float" office:value="0.327993" calcext:value-type="float">
            <text:p>0.327993</text:p>
          </table:table-cell>
          <table:table-cell office:value-type="float" office:value="0.3296107" calcext:value-type="float">
            <text:p>0.3296107</text:p>
          </table:table-cell>
          <table:table-cell office:value-type="float" office:value="0.3317071" calcext:value-type="float">
            <text:p>0.3317071</text:p>
          </table:table-cell>
          <table:table-cell office:value-type="float" office:value="0.3333352" calcext:value-type="float">
            <text:p>0.3333352</text:p>
          </table:table-cell>
          <table:table-cell office:value-type="float" office:value="0.2922473" calcext:value-type="float">
            <text:p>0.2922473</text:p>
          </table:table-cell>
          <table:table-cell office:value-type="float" office:value="0.290601" calcext:value-type="float">
            <text:p>0.290601</text:p>
          </table:table-cell>
          <table:table-cell office:value-type="float" office:value="0.3704677" calcext:value-type="float">
            <text:p>0.3704677</text:p>
          </table:table-cell>
          <table:table-cell office:value-type="float" office:value="0.3663001" calcext:value-type="float">
            <text:p>0.3663001</text:p>
          </table:table-cell>
          <table:table-cell office:value-type="float" office:value="0.3750012" calcext:value-type="float">
            <text:p>0.3750012</text:p>
          </table:table-cell>
          <table:table-cell office:value-type="float" office:value="0.3889985" calcext:value-type="float">
            <text:p>0.3889985</text:p>
          </table:table-cell>
          <table:table-cell office:value-type="float" office:value="0.3973795" calcext:value-type="float">
            <text:p>0.39737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259E-015" calcext:value-type="float">
            <text:p>1.974259E-15</text:p>
          </table:table-cell>
          <table:table-cell office:value-type="float" office:value="1.969375E-015" calcext:value-type="float">
            <text:p>1.969375E-15</text:p>
          </table:table-cell>
          <table:table-cell office:value-type="float" office:value="1.993947E-015" calcext:value-type="float">
            <text:p>1.993947E-15</text:p>
          </table:table-cell>
          <table:table-cell office:value-type="float" office:value="1.940352E-015" calcext:value-type="float">
            <text:p>1.940352E-15</text:p>
          </table:table-cell>
          <table:table-cell office:value-type="float" office:value="1.001039E-015" calcext:value-type="float">
            <text:p>1.001039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52645" calcext:value-type="float">
            <text:p>-75.52645</text:p>
          </table:table-cell>
          <table:table-cell office:value-type="float" office:value="-0.02034583" calcext:value-type="float">
            <text:p>-0.02034583</text:p>
          </table:table-cell>
          <table:table-cell office:value-type="float" office:value="-0.01973837" calcext:value-type="float">
            <text:p>-0.01973837</text:p>
          </table:table-cell>
          <table:table-cell office:value-type="float" office:value="-0.01904313" calcext:value-type="float">
            <text:p>-0.01904313</text:p>
          </table:table-cell>
          <table:table-cell office:value-type="float" office:value="-0.01848123" calcext:value-type="float">
            <text:p>-0.01848123</text:p>
          </table:table-cell>
          <table:table-cell office:value-type="float" office:value="-0.01749058" calcext:value-type="float">
            <text:p>-0.01749058</text:p>
          </table:table-cell>
          <table:table-cell office:value-type="float" office:value="-0.01638494" calcext:value-type="float">
            <text:p>-0.01638494</text:p>
          </table:table-cell>
          <table:table-cell office:value-type="float" office:value="-0.01482242" calcext:value-type="float">
            <text:p>-0.01482242</text:p>
          </table:table-cell>
          <table:table-cell office:value-type="float" office:value="-0.01278661" calcext:value-type="float">
            <text:p>-0.01278661</text:p>
          </table:table-cell>
          <table:table-cell office:value-type="float" office:value="-0.01117278" calcext:value-type="float">
            <text:p>-0.01117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8532" calcext:value-type="float">
            <text:p>-40.8532</text:p>
          </table:table-cell>
          <table:table-cell office:value-type="float" office:value="0.002291892" calcext:value-type="float">
            <text:p>0.00229189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4612" calcext:value-type="float">
            <text:p>-2.3546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39.12616" calcext:value-type="float">
            <text:p>39.12616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6.008" calcext:value-type="float">
            <text:p>1086.008</text:p>
          </table:table-cell>
          <table:table-cell office:value-type="float" office:value="8.527154" calcext:value-type="float">
            <text:p>8.527154</text:p>
          </table:table-cell>
          <table:table-cell office:value-type="float" office:value="0" calcext:value-type="float">
            <text:p>0</text:p>
          </table:table-cell>
          <table:table-cell office:value-type="float" office:value="0.1185804" calcext:value-type="float">
            <text:p>0.1185804</text:p>
          </table:table-cell>
          <table:table-cell office:value-type="float" office:value="0.3279486" calcext:value-type="float">
            <text:p>0.3279486</text:p>
          </table:table-cell>
          <table:table-cell office:value-type="float" office:value="0.3296473" calcext:value-type="float">
            <text:p>0.3296473</text:p>
          </table:table-cell>
          <table:table-cell office:value-type="float" office:value="0.3316836" calcext:value-type="float">
            <text:p>0.3316836</text:p>
          </table:table-cell>
          <table:table-cell office:value-type="float" office:value="0.3332174" calcext:value-type="float">
            <text:p>0.3332174</text:p>
          </table:table-cell>
          <table:table-cell office:value-type="float" office:value="0.2919919" calcext:value-type="float">
            <text:p>0.2919919</text:p>
          </table:table-cell>
          <table:table-cell office:value-type="float" office:value="0.2902369" calcext:value-type="float">
            <text:p>0.2902369</text:p>
          </table:table-cell>
          <table:table-cell office:value-type="float" office:value="0.370248" calcext:value-type="float">
            <text:p>0.370248</text:p>
          </table:table-cell>
          <table:table-cell office:value-type="float" office:value="0.366116" calcext:value-type="float">
            <text:p>0.366116</text:p>
          </table:table-cell>
          <table:table-cell office:value-type="float" office:value="0.3749761" calcext:value-type="float">
            <text:p>0.3749761</text:p>
          </table:table-cell>
          <table:table-cell office:value-type="float" office:value="0.3890109" calcext:value-type="float">
            <text:p>0.3890109</text:p>
          </table:table-cell>
          <table:table-cell office:value-type="float" office:value="0.397451" calcext:value-type="float">
            <text:p>0.3974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316E-015" calcext:value-type="float">
            <text:p>1.975316E-15</text:p>
          </table:table-cell>
          <table:table-cell office:value-type="float" office:value="1.969274E-015" calcext:value-type="float">
            <text:p>1.969274E-15</text:p>
          </table:table-cell>
          <table:table-cell office:value-type="float" office:value="1.993851E-015" calcext:value-type="float">
            <text:p>1.993851E-15</text:p>
          </table:table-cell>
          <table:table-cell office:value-type="float" office:value="1.940329E-015" calcext:value-type="float">
            <text:p>1.940329E-15</text:p>
          </table:table-cell>
          <table:table-cell office:value-type="float" office:value="1.001019E-015" calcext:value-type="float">
            <text:p>1.001019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87401" calcext:value-type="float">
            <text:p>-45.87401</text:p>
          </table:table-cell>
          <table:table-cell office:value-type="float" office:value="-0.02036209" calcext:value-type="float">
            <text:p>-0.02036209</text:p>
          </table:table-cell>
          <table:table-cell office:value-type="float" office:value="-0.01972403" calcext:value-type="float">
            <text:p>-0.01972403</text:p>
          </table:table-cell>
          <table:table-cell office:value-type="float" office:value="-0.01905108" calcext:value-type="float">
            <text:p>-0.01905108</text:p>
          </table:table-cell>
          <table:table-cell office:value-type="float" office:value="-0.01852126" calcext:value-type="float">
            <text:p>-0.01852126</text:p>
          </table:table-cell>
          <table:table-cell office:value-type="float" office:value="-0.0176063" calcext:value-type="float">
            <text:p>-0.0176063</text:p>
          </table:table-cell>
          <table:table-cell office:value-type="float" office:value="-0.01655823" calcext:value-type="float">
            <text:p>-0.01655823</text:p>
          </table:table-cell>
          <table:table-cell office:value-type="float" office:value="-0.015014" calcext:value-type="float">
            <text:p>-0.015014</text:p>
          </table:table-cell>
          <table:table-cell office:value-type="float" office:value="-0.01289396" calcext:value-type="float">
            <text:p>-0.01289396</text:p>
          </table:table-cell>
          <table:table-cell office:value-type="float" office:value="-0.01118551" calcext:value-type="float">
            <text:p>-0.01118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2504" calcext:value-type="float">
            <text:p>-19.72504</text:p>
          </table:table-cell>
          <table:table-cell office:value-type="float" office:value="0.002284297" calcext:value-type="float">
            <text:p>0.00228429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2804" calcext:value-type="float">
            <text:p>-2.3528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80.29972" calcext:value-type="float">
            <text:p>80.29972</text:p>
          </table:table-cell>
          <table:table-cell office:value-type="float" office:value="40.61724" calcext:value-type="float">
            <text:p>40.6172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7.495" calcext:value-type="float">
            <text:p>1087.495</text:p>
          </table:table-cell>
          <table:table-cell office:value-type="float" office:value="8.549659" calcext:value-type="float">
            <text:p>8.549659</text:p>
          </table:table-cell>
          <table:table-cell office:value-type="float" office:value="0" calcext:value-type="float">
            <text:p>0</text:p>
          </table:table-cell>
          <table:table-cell office:value-type="float" office:value="0.3102868" calcext:value-type="float">
            <text:p>0.3102868</text:p>
          </table:table-cell>
          <table:table-cell office:value-type="float" office:value="0.3164486" calcext:value-type="float">
            <text:p>0.3164486</text:p>
          </table:table-cell>
          <table:table-cell office:value-type="float" office:value="0.3262118" calcext:value-type="float">
            <text:p>0.3262118</text:p>
          </table:table-cell>
          <table:table-cell office:value-type="float" office:value="0.3308707" calcext:value-type="float">
            <text:p>0.3308707</text:p>
          </table:table-cell>
          <table:table-cell office:value-type="float" office:value="0.332849" calcext:value-type="float">
            <text:p>0.332849</text:p>
          </table:table-cell>
          <table:table-cell office:value-type="float" office:value="0.2917714" calcext:value-type="float">
            <text:p>0.2917714</text:p>
          </table:table-cell>
          <table:table-cell office:value-type="float" office:value="0.2899323" calcext:value-type="float">
            <text:p>0.2899323</text:p>
          </table:table-cell>
          <table:table-cell office:value-type="float" office:value="0.3700579" calcext:value-type="float">
            <text:p>0.3700579</text:p>
          </table:table-cell>
          <table:table-cell office:value-type="float" office:value="0.365933" calcext:value-type="float">
            <text:p>0.365933</text:p>
          </table:table-cell>
          <table:table-cell office:value-type="float" office:value="0.3749417" calcext:value-type="float">
            <text:p>0.3749417</text:p>
          </table:table-cell>
          <table:table-cell office:value-type="float" office:value="0.3890262" calcext:value-type="float">
            <text:p>0.3890262</text:p>
          </table:table-cell>
          <table:table-cell office:value-type="float" office:value="0.397523" calcext:value-type="float">
            <text:p>0.397523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74164E-015" calcext:value-type="float">
            <text:p>1.974164E-15</text:p>
          </table:table-cell>
          <table:table-cell office:value-type="float" office:value="1.969208E-015" calcext:value-type="float">
            <text:p>1.969208E-15</text:p>
          </table:table-cell>
          <table:table-cell office:value-type="float" office:value="1.993772E-015" calcext:value-type="float">
            <text:p>1.993772E-15</text:p>
          </table:table-cell>
          <table:table-cell office:value-type="float" office:value="1.940311E-015" calcext:value-type="float">
            <text:p>1.940311E-15</text:p>
          </table:table-cell>
          <table:table-cell office:value-type="float" office:value="1.001003E-015" calcext:value-type="float">
            <text:p>1.001003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81111" calcext:value-type="float">
            <text:p>-0.02881111</text:p>
          </table:table-cell>
          <table:table-cell office:value-type="float" office:value="-0.02537477" calcext:value-type="float">
            <text:p>-0.02537477</text:p>
          </table:table-cell>
          <table:table-cell office:value-type="float" office:value="-0.02100697" calcext:value-type="float">
            <text:p>-0.02100697</text:p>
          </table:table-cell>
          <table:table-cell office:value-type="float" office:value="-0.01932514" calcext:value-type="float">
            <text:p>-0.01932514</text:p>
          </table:table-cell>
          <table:table-cell office:value-type="float" office:value="-0.01864033" calcext:value-type="float">
            <text:p>-0.01864033</text:p>
          </table:table-cell>
          <table:table-cell office:value-type="float" office:value="-0.01770622" calcext:value-type="float">
            <text:p>-0.01770622</text:p>
          </table:table-cell>
          <table:table-cell office:value-type="float" office:value="-0.01670475" calcext:value-type="float">
            <text:p>-0.01670475</text:p>
          </table:table-cell>
          <table:table-cell office:value-type="float" office:value="-0.01518172" calcext:value-type="float">
            <text:p>-0.01518172</text:p>
          </table:table-cell>
          <table:table-cell office:value-type="float" office:value="-0.01300161" calcext:value-type="float">
            <text:p>-0.01300161</text:p>
          </table:table-cell>
          <table:table-cell office:value-type="float" office:value="-0.01120301" calcext:value-type="float">
            <text:p>-0.01120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09389" calcext:value-type="float">
            <text:p>-0.02909389</text:p>
          </table:table-cell>
          <table:table-cell office:value-type="float" office:value="0.00225292" calcext:value-type="float">
            <text:p>0.0022529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1055" calcext:value-type="float">
            <text:p>-2.3510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80.29972" calcext:value-type="float">
            <text:p>80.29972</text:p>
          </table:table-cell>
          <table:table-cell office:value-type="float" office:value="43.41614" calcext:value-type="float">
            <text:p>43.4161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4.695" calcext:value-type="float">
            <text:p>1084.695</text:p>
          </table:table-cell>
          <table:table-cell office:value-type="float" office:value="8.549659" calcext:value-type="float">
            <text:p>8.549659</text:p>
          </table:table-cell>
          <table:table-cell office:value-type="float" office:value="0" calcext:value-type="float">
            <text:p>0</text:p>
          </table:table-cell>
          <table:table-cell office:value-type="float" office:value="0.112402" calcext:value-type="float">
            <text:p>0.112402</text:p>
          </table:table-cell>
          <table:table-cell office:value-type="float" office:value="0.3170284" calcext:value-type="float">
            <text:p>0.3170284</text:p>
          </table:table-cell>
          <table:table-cell office:value-type="float" office:value="0.3221141" calcext:value-type="float">
            <text:p>0.3221141</text:p>
          </table:table-cell>
          <table:table-cell office:value-type="float" office:value="0.3275711" calcext:value-type="float">
            <text:p>0.3275711</text:p>
          </table:table-cell>
          <table:table-cell office:value-type="float" office:value="0.3304919" calcext:value-type="float">
            <text:p>0.3304919</text:p>
          </table:table-cell>
          <table:table-cell office:value-type="float" office:value="0.2910549" calcext:value-type="float">
            <text:p>0.2910549</text:p>
          </table:table-cell>
          <table:table-cell office:value-type="float" office:value="0.2895557" calcext:value-type="float">
            <text:p>0.2895557</text:p>
          </table:table-cell>
          <table:table-cell office:value-type="float" office:value="0.3698853" calcext:value-type="float">
            <text:p>0.3698853</text:p>
          </table:table-cell>
          <table:table-cell office:value-type="float" office:value="0.3657546" calcext:value-type="float">
            <text:p>0.3657546</text:p>
          </table:table-cell>
          <table:table-cell office:value-type="float" office:value="0.3748996" calcext:value-type="float">
            <text:p>0.3748996</text:p>
          </table:table-cell>
          <table:table-cell office:value-type="float" office:value="0.3890415" calcext:value-type="float">
            <text:p>0.3890415</text:p>
          </table:table-cell>
          <table:table-cell office:value-type="float" office:value="0.3975949" calcext:value-type="float">
            <text:p>0.39759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993E-015" calcext:value-type="float">
            <text:p>1.974993E-15</text:p>
          </table:table-cell>
          <table:table-cell office:value-type="float" office:value="1.96913E-015" calcext:value-type="float">
            <text:p>1.96913E-15</text:p>
          </table:table-cell>
          <table:table-cell office:value-type="float" office:value="1.993698E-015" calcext:value-type="float">
            <text:p>1.993698E-15</text:p>
          </table:table-cell>
          <table:table-cell office:value-type="float" office:value="1.940293E-015" calcext:value-type="float">
            <text:p>1.940293E-15</text:p>
          </table:table-cell>
          <table:table-cell office:value-type="float" office:value="1.000987E-015" calcext:value-type="float">
            <text:p>1.000987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51023" calcext:value-type="float">
            <text:p>-70.51023</text:p>
          </table:table-cell>
          <table:table-cell office:value-type="float" office:value="-0.02511397" calcext:value-type="float">
            <text:p>-0.02511397</text:p>
          </table:table-cell>
          <table:table-cell office:value-type="float" office:value="-0.02274204" calcext:value-type="float">
            <text:p>-0.02274204</text:p>
          </table:table-cell>
          <table:table-cell office:value-type="float" office:value="-0.02055328" calcext:value-type="float">
            <text:p>-0.02055328</text:p>
          </table:table-cell>
          <table:table-cell office:value-type="float" office:value="-0.01946854" calcext:value-type="float">
            <text:p>-0.01946854</text:p>
          </table:table-cell>
          <table:table-cell office:value-type="float" office:value="-0.01803371" calcext:value-type="float">
            <text:p>-0.01803371</text:p>
          </table:table-cell>
          <table:table-cell office:value-type="float" office:value="-0.0168865" calcext:value-type="float">
            <text:p>-0.0168865</text:p>
          </table:table-cell>
          <table:table-cell office:value-type="float" office:value="-0.01533556" calcext:value-type="float">
            <text:p>-0.01533556</text:p>
          </table:table-cell>
          <table:table-cell office:value-type="float" office:value="-0.0131075" calcext:value-type="float">
            <text:p>-0.0131075</text:p>
          </table:table-cell>
          <table:table-cell office:value-type="float" office:value="-0.01122455" calcext:value-type="float">
            <text:p>-0.01122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75642" calcext:value-type="float">
            <text:p>-28.75642</text:p>
          </table:table-cell>
          <table:table-cell office:value-type="float" office:value="0.002223866" calcext:value-type="float">
            <text:p>0.00222386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9347" calcext:value-type="float">
            <text:p>-2.3493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80.29972" calcext:value-type="float">
            <text:p>80.29972</text:p>
          </table:table-cell>
          <table:table-cell office:value-type="float" office:value="43.46278" calcext:value-type="float">
            <text:p>43.4627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4.648" calcext:value-type="float">
            <text:p>1084.648</text:p>
          </table:table-cell>
          <table:table-cell office:value-type="float" office:value="8.549659" calcext:value-type="float">
            <text:p>8.549659</text:p>
          </table:table-cell>
          <table:table-cell office:value-type="float" office:value="0" calcext:value-type="float">
            <text:p>0</text:p>
          </table:table-cell>
          <table:table-cell office:value-type="float" office:value="0.1119884" calcext:value-type="float">
            <text:p>0.1119884</text:p>
          </table:table-cell>
          <table:table-cell office:value-type="float" office:value="0.3206726" calcext:value-type="float">
            <text:p>0.3206726</text:p>
          </table:table-cell>
          <table:table-cell office:value-type="float" office:value="0.3230834" calcext:value-type="float">
            <text:p>0.3230834</text:p>
          </table:table-cell>
          <table:table-cell office:value-type="float" office:value="0.3265182" calcext:value-type="float">
            <text:p>0.3265182</text:p>
          </table:table-cell>
          <table:table-cell office:value-type="float" office:value="0.3289189" calcext:value-type="float">
            <text:p>0.3289189</text:p>
          </table:table-cell>
          <table:table-cell office:value-type="float" office:value="0.2901698" calcext:value-type="float">
            <text:p>0.2901698</text:p>
          </table:table-cell>
          <table:table-cell office:value-type="float" office:value="0.2890404" calcext:value-type="float">
            <text:p>0.2890404</text:p>
          </table:table-cell>
          <table:table-cell office:value-type="float" office:value="0.3696972" calcext:value-type="float">
            <text:p>0.3696972</text:p>
          </table:table-cell>
          <table:table-cell office:value-type="float" office:value="0.365579" calcext:value-type="float">
            <text:p>0.365579</text:p>
          </table:table-cell>
          <table:table-cell office:value-type="float" office:value="0.374851" calcext:value-type="float">
            <text:p>0.374851</text:p>
          </table:table-cell>
          <table:table-cell office:value-type="float" office:value="0.3890569" calcext:value-type="float">
            <text:p>0.3890569</text:p>
          </table:table-cell>
          <table:table-cell office:value-type="float" office:value="0.3976662" calcext:value-type="float">
            <text:p>0.3976662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75958E-015" calcext:value-type="float">
            <text:p>1.975958E-15</text:p>
          </table:table-cell>
          <table:table-cell office:value-type="float" office:value="1.969035E-015" calcext:value-type="float">
            <text:p>1.969035E-15</text:p>
          </table:table-cell>
          <table:table-cell office:value-type="float" office:value="1.993617E-015" calcext:value-type="float">
            <text:p>1.993617E-15</text:p>
          </table:table-cell>
          <table:table-cell office:value-type="float" office:value="1.940265E-015" calcext:value-type="float">
            <text:p>1.940265E-15</text:p>
          </table:table-cell>
          <table:table-cell office:value-type="float" office:value="1.000972E-015" calcext:value-type="float">
            <text:p>1.000972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66221" calcext:value-type="float">
            <text:p>-72.66221</text:p>
          </table:table-cell>
          <table:table-cell office:value-type="float" office:value="-0.02338659" calcext:value-type="float">
            <text:p>-0.02338659</text:p>
          </table:table-cell>
          <table:table-cell office:value-type="float" office:value="-0.02232787" calcext:value-type="float">
            <text:p>-0.02232787</text:p>
          </table:table-cell>
          <table:table-cell office:value-type="float" office:value="-0.02097115" calcext:value-type="float">
            <text:p>-0.02097115</text:p>
          </table:table-cell>
          <table:table-cell office:value-type="float" office:value="-0.02005058" calcext:value-type="float">
            <text:p>-0.02005058</text:p>
          </table:table-cell>
          <table:table-cell office:value-type="float" office:value="-0.01845251" calcext:value-type="float">
            <text:p>-0.01845251</text:p>
          </table:table-cell>
          <table:table-cell office:value-type="float" office:value="-0.01714023" calcext:value-type="float">
            <text:p>-0.01714023</text:p>
          </table:table-cell>
          <table:table-cell office:value-type="float" office:value="-0.01550508" calcext:value-type="float">
            <text:p>-0.01550508</text:p>
          </table:table-cell>
          <table:table-cell office:value-type="float" office:value="-0.01321257" calcext:value-type="float">
            <text:p>-0.01321257</text:p>
          </table:table-cell>
          <table:table-cell office:value-type="float" office:value="-0.01124941" calcext:value-type="float">
            <text:p>-0.0112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89248" calcext:value-type="float">
            <text:p>-37.89248</text:p>
          </table:table-cell>
          <table:table-cell office:value-type="float" office:value="0.002212048" calcext:value-type="float">
            <text:p>0.00221204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7677" calcext:value-type="float">
            <text:p>-2.3476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80.29972" calcext:value-type="float">
            <text:p>80.29972</text:p>
          </table:table-cell>
          <table:table-cell office:value-type="float" office:value="43.4902" calcext:value-type="float">
            <text:p>43.4902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4.62" calcext:value-type="float">
            <text:p>1084.62</text:p>
          </table:table-cell>
          <table:table-cell office:value-type="float" office:value="8.549659" calcext:value-type="float">
            <text:p>8.549659</text:p>
          </table:table-cell>
          <table:table-cell office:value-type="float" office:value="0" calcext:value-type="float">
            <text:p>0</text:p>
          </table:table-cell>
          <table:table-cell office:value-type="float" office:value="0.1134581" calcext:value-type="float">
            <text:p>0.1134581</text:p>
          </table:table-cell>
          <table:table-cell office:value-type="float" office:value="0.3219849" calcext:value-type="float">
            <text:p>0.3219849</text:p>
          </table:table-cell>
          <table:table-cell office:value-type="float" office:value="0.3238707" calcext:value-type="float">
            <text:p>0.3238707</text:p>
          </table:table-cell>
          <table:table-cell office:value-type="float" office:value="0.3264277" calcext:value-type="float">
            <text:p>0.3264277</text:p>
          </table:table-cell>
          <table:table-cell office:value-type="float" office:value="0.3284921" calcext:value-type="float">
            <text:p>0.3284921</text:p>
          </table:table-cell>
          <table:table-cell office:value-type="float" office:value="0.2895255" calcext:value-type="float">
            <text:p>0.2895255</text:p>
          </table:table-cell>
          <table:table-cell office:value-type="float" office:value="0.2885277" calcext:value-type="float">
            <text:p>0.2885277</text:p>
          </table:table-cell>
          <table:table-cell office:value-type="float" office:value="0.3694944" calcext:value-type="float">
            <text:p>0.3694944</text:p>
          </table:table-cell>
          <table:table-cell office:value-type="float" office:value="0.3654021" calcext:value-type="float">
            <text:p>0.3654021</text:p>
          </table:table-cell>
          <table:table-cell office:value-type="float" office:value="0.374797" calcext:value-type="float">
            <text:p>0.374797</text:p>
          </table:table-cell>
          <table:table-cell office:value-type="float" office:value="0.389072" calcext:value-type="float">
            <text:p>0.389072</text:p>
          </table:table-cell>
          <table:table-cell office:value-type="float" office:value="0.397738" calcext:value-type="float">
            <text:p>0.3977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138E-015" calcext:value-type="float">
            <text:p>1.977138E-15</text:p>
          </table:table-cell>
          <table:table-cell office:value-type="float" office:value="1.968918E-015" calcext:value-type="float">
            <text:p>1.968918E-15</text:p>
          </table:table-cell>
          <table:table-cell office:value-type="float" office:value="1.99351E-015" calcext:value-type="float">
            <text:p>1.99351E-15</text:p>
          </table:table-cell>
          <table:table-cell office:value-type="float" office:value="1.940243E-015" calcext:value-type="float">
            <text:p>1.940243E-15</text:p>
          </table:table-cell>
          <table:table-cell office:value-type="float" office:value="1.000951E-015" calcext:value-type="float">
            <text:p>1.000951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43221" calcext:value-type="float">
            <text:p>-65.43221</text:p>
          </table:table-cell>
          <table:table-cell office:value-type="float" office:value="-0.02280301" calcext:value-type="float">
            <text:p>-0.02280301</text:p>
          </table:table-cell>
          <table:table-cell office:value-type="float" office:value="-0.02199456" calcext:value-type="float">
            <text:p>-0.02199456</text:p>
          </table:table-cell>
          <table:table-cell office:value-type="float" office:value="-0.02100815" calcext:value-type="float">
            <text:p>-0.02100815</text:p>
          </table:table-cell>
          <table:table-cell office:value-type="float" office:value="-0.02021256" calcext:value-type="float">
            <text:p>-0.02021256</text:p>
          </table:table-cell>
          <table:table-cell office:value-type="float" office:value="-0.018765" calcext:value-type="float">
            <text:p>-0.018765</text:p>
          </table:table-cell>
          <table:table-cell office:value-type="float" office:value="-0.01739713" calcext:value-type="float">
            <text:p>-0.01739713</text:p>
          </table:table-cell>
          <table:table-cell office:value-type="float" office:value="-0.01568988" calcext:value-type="float">
            <text:p>-0.01568988</text:p>
          </table:table-cell>
          <table:table-cell office:value-type="float" office:value="-0.01331933" calcext:value-type="float">
            <text:p>-0.01331933</text:p>
          </table:table-cell>
          <table:table-cell office:value-type="float" office:value="-0.01127715" calcext:value-type="float">
            <text:p>-0.01127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03743" calcext:value-type="float">
            <text:p>-36.03743</text:p>
          </table:table-cell>
          <table:table-cell office:value-type="float" office:value="0.00220089" calcext:value-type="float">
            <text:p>0.0022008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6034" calcext:value-type="float">
            <text:p>-2.346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86.9997" calcext:value-type="float">
            <text:p>86.9997</text:p>
          </table:table-cell>
          <table:table-cell office:value-type="float" office:value="45.02872" calcext:value-type="float">
            <text:p>45.02872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089.731" calcext:value-type="float">
            <text:p>1089.731</text:p>
          </table:table-cell>
          <table:table-cell office:value-type="float" office:value="8.600296" calcext:value-type="float">
            <text:p>8.600296</text:p>
          </table:table-cell>
          <table:table-cell office:value-type="float" office:value="0" calcext:value-type="float">
            <text:p>0</text:p>
          </table:table-cell>
          <table:table-cell office:value-type="float" office:value="0.3573074" calcext:value-type="float">
            <text:p>0.3573074</text:p>
          </table:table-cell>
          <table:table-cell office:value-type="float" office:value="0.3566594" calcext:value-type="float">
            <text:p>0.3566594</text:p>
          </table:table-cell>
          <table:table-cell office:value-type="float" office:value="0.3404421" calcext:value-type="float">
            <text:p>0.3404421</text:p>
          </table:table-cell>
          <table:table-cell office:value-type="float" office:value="0.3298691" calcext:value-type="float">
            <text:p>0.3298691</text:p>
          </table:table-cell>
          <table:table-cell office:value-type="float" office:value="0.3291704" calcext:value-type="float">
            <text:p>0.3291704</text:p>
          </table:table-cell>
          <table:table-cell office:value-type="float" office:value="0.2891253" calcext:value-type="float">
            <text:p>0.2891253</text:p>
          </table:table-cell>
          <table:table-cell office:value-type="float" office:value="0.2880818" calcext:value-type="float">
            <text:p>0.2880818</text:p>
          </table:table-cell>
          <table:table-cell office:value-type="float" office:value="0.3692896" calcext:value-type="float">
            <text:p>0.3692896</text:p>
          </table:table-cell>
          <table:table-cell office:value-type="float" office:value="0.3652221" calcext:value-type="float">
            <text:p>0.3652221</text:p>
          </table:table-cell>
          <table:table-cell office:value-type="float" office:value="0.374738" calcext:value-type="float">
            <text:p>0.374738</text:p>
          </table:table-cell>
          <table:table-cell office:value-type="float" office:value="0.3890848" calcext:value-type="float">
            <text:p>0.3890848</text:p>
          </table:table-cell>
          <table:table-cell office:value-type="float" office:value="0.3978095" calcext:value-type="float">
            <text:p>0.39780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61E-015" calcext:value-type="float">
            <text:p>1.97561E-15</text:p>
          </table:table-cell>
          <table:table-cell office:value-type="float" office:value="1.968835E-015" calcext:value-type="float">
            <text:p>1.968835E-15</text:p>
          </table:table-cell>
          <table:table-cell office:value-type="float" office:value="1.993426E-015" calcext:value-type="float">
            <text:p>1.993426E-15</text:p>
          </table:table-cell>
          <table:table-cell office:value-type="float" office:value="1.940216E-015" calcext:value-type="float">
            <text:p>1.940216E-15</text:p>
          </table:table-cell>
          <table:table-cell office:value-type="float" office:value="1.000932E-015" calcext:value-type="float">
            <text:p>1.000932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92973" calcext:value-type="float">
            <text:p>-0.01192973</text:p>
          </table:table-cell>
          <table:table-cell office:value-type="float" office:value="-0.01203526" calcext:value-type="float">
            <text:p>-0.01203526</text:p>
          </table:table-cell>
          <table:table-cell office:value-type="float" office:value="-0.01627132" calcext:value-type="float">
            <text:p>-0.01627132</text:p>
          </table:table-cell>
          <table:table-cell office:value-type="float" office:value="-0.01977655" calcext:value-type="float">
            <text:p>-0.01977655</text:p>
          </table:table-cell>
          <table:table-cell office:value-type="float" office:value="-0.01998942" calcext:value-type="float">
            <text:p>-0.01998942</text:p>
          </table:table-cell>
          <table:table-cell office:value-type="float" office:value="-0.01896409" calcext:value-type="float">
            <text:p>-0.01896409</text:p>
          </table:table-cell>
          <table:table-cell office:value-type="float" office:value="-0.0176245" calcext:value-type="float">
            <text:p>-0.0176245</text:p>
          </table:table-cell>
          <table:table-cell office:value-type="float" office:value="-0.01587901" calcext:value-type="float">
            <text:p>-0.01587901</text:p>
          </table:table-cell>
          <table:table-cell office:value-type="float" office:value="-0.01342886" calcext:value-type="float">
            <text:p>-0.01342886</text:p>
          </table:table-cell>
          <table:table-cell office:value-type="float" office:value="-0.01130757" calcext:value-type="float">
            <text:p>-0.01130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91148" calcext:value-type="float">
            <text:p>-0.01191148</text:p>
          </table:table-cell>
          <table:table-cell office:value-type="float" office:value="0.002167081" calcext:value-type="float">
            <text:p>0.00216708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443" calcext:value-type="float">
            <text:p>-2.344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116.0997" calcext:value-type="float">
            <text:p>116.0997</text:p>
          </table:table-cell>
          <table:table-cell office:value-type="float" office:value="46.52608" calcext:value-type="float">
            <text:p>46.52608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17.025" calcext:value-type="float">
            <text:p>1117.025</text:p>
          </table:table-cell>
          <table:table-cell office:value-type="float" office:value="8.909116" calcext:value-type="float">
            <text:p>8.909116</text:p>
          </table:table-cell>
          <table:table-cell office:value-type="float" office:value="0" calcext:value-type="float">
            <text:p>0</text:p>
          </table:table-cell>
          <table:table-cell office:value-type="float" office:value="0.4558669" calcext:value-type="float">
            <text:p>0.4558669</text:p>
          </table:table-cell>
          <table:table-cell office:value-type="float" office:value="0.4622346" calcext:value-type="float">
            <text:p>0.4622346</text:p>
          </table:table-cell>
          <table:table-cell office:value-type="float" office:value="0.4762021" calcext:value-type="float">
            <text:p>0.4762021</text:p>
          </table:table-cell>
          <table:table-cell office:value-type="float" office:value="0.4970524" calcext:value-type="float">
            <text:p>0.4970524</text:p>
          </table:table-cell>
          <table:table-cell office:value-type="float" office:value="0.5175691" calcext:value-type="float">
            <text:p>0.5175691</text:p>
          </table:table-cell>
          <table:table-cell office:value-type="float" office:value="0.300213" calcext:value-type="float">
            <text:p>0.300213</text:p>
          </table:table-cell>
          <table:table-cell office:value-type="float" office:value="0.2900787" calcext:value-type="float">
            <text:p>0.2900787</text:p>
          </table:table-cell>
          <table:table-cell office:value-type="float" office:value="0.3692268" calcext:value-type="float">
            <text:p>0.3692268</text:p>
          </table:table-cell>
          <table:table-cell office:value-type="float" office:value="0.3650445" calcext:value-type="float">
            <text:p>0.3650445</text:p>
          </table:table-cell>
          <table:table-cell office:value-type="float" office:value="0.3746746" calcext:value-type="float">
            <text:p>0.3746746</text:p>
          </table:table-cell>
          <table:table-cell office:value-type="float" office:value="0.3890961" calcext:value-type="float">
            <text:p>0.3890961</text:p>
          </table:table-cell>
          <table:table-cell office:value-type="float" office:value="0.3978775" calcext:value-type="float">
            <text:p>0.39787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236E-015" calcext:value-type="float">
            <text:p>1.976236E-15</text:p>
          </table:table-cell>
          <table:table-cell office:value-type="float" office:value="1.96878E-015" calcext:value-type="float">
            <text:p>1.96878E-15</text:p>
          </table:table-cell>
          <table:table-cell office:value-type="float" office:value="1.993367E-015" calcext:value-type="float">
            <text:p>1.993367E-15</text:p>
          </table:table-cell>
          <table:table-cell office:value-type="float" office:value="1.940204E-015" calcext:value-type="float">
            <text:p>1.940204E-15</text:p>
          </table:table-cell>
          <table:table-cell office:value-type="float" office:value="1.000914E-015" calcext:value-type="float">
            <text:p>1.000914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87301" calcext:value-type="float">
            <text:p>-0.002687301</text:p>
          </table:table-cell>
          <table:table-cell office:value-type="float" office:value="-0.002445239" calcext:value-type="float">
            <text:p>-0.002445239</text:p>
          </table:table-cell>
          <table:table-cell office:value-type="float" office:value="-0.002041182" calcext:value-type="float">
            <text:p>-0.002041182</text:p>
          </table:table-cell>
          <table:table-cell office:value-type="float" office:value="-0.001598595" calcext:value-type="float">
            <text:p>-0.001598595</text:p>
          </table:table-cell>
          <table:table-cell office:value-type="float" office:value="-0.001249874" calcext:value-type="float">
            <text:p>-0.001249874</text:p>
          </table:table-cell>
          <table:table-cell office:value-type="float" office:value="-0.0144785" calcext:value-type="float">
            <text:p>-0.0144785</text:p>
          </table:table-cell>
          <table:table-cell office:value-type="float" office:value="-0.01666055" calcext:value-type="float">
            <text:p>-0.01666055</text:p>
          </table:table-cell>
          <table:table-cell office:value-type="float" office:value="-0.01594181" calcext:value-type="float">
            <text:p>-0.01594181</text:p>
          </table:table-cell>
          <table:table-cell office:value-type="float" office:value="-0.01353807" calcext:value-type="float">
            <text:p>-0.01353807</text:p>
          </table:table-cell>
          <table:table-cell office:value-type="float" office:value="-0.01134035" calcext:value-type="float">
            <text:p>-0.0113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735973" calcext:value-type="float">
            <text:p>-0.002735973</text:p>
          </table:table-cell>
          <table:table-cell office:value-type="float" office:value="0.002112455" calcext:value-type="float">
            <text:p>0.00211245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2869" calcext:value-type="float">
            <text:p>-2.3428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131.0996" calcext:value-type="float">
            <text:p>131.0996</text:p>
          </table:table-cell>
          <table:table-cell office:value-type="float" office:value="47.02343" calcext:value-type="float">
            <text:p>47.02343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31.235" calcext:value-type="float">
            <text:p>1131.235</text:p>
          </table:table-cell>
          <table:table-cell office:value-type="float" office:value="9.201836" calcext:value-type="float">
            <text:p>9.201836</text:p>
          </table:table-cell>
          <table:table-cell office:value-type="float" office:value="0" calcext:value-type="float">
            <text:p>0</text:p>
          </table:table-cell>
          <table:table-cell office:value-type="float" office:value="0.4409431" calcext:value-type="float">
            <text:p>0.4409431</text:p>
          </table:table-cell>
          <table:table-cell office:value-type="float" office:value="0.4455473" calcext:value-type="float">
            <text:p>0.4455473</text:p>
          </table:table-cell>
          <table:table-cell office:value-type="float" office:value="0.455052" calcext:value-type="float">
            <text:p>0.455052</text:p>
          </table:table-cell>
          <table:table-cell office:value-type="float" office:value="0.4676105" calcext:value-type="float">
            <text:p>0.4676105</text:p>
          </table:table-cell>
          <table:table-cell office:value-type="float" office:value="0.4786065" calcext:value-type="float">
            <text:p>0.4786065</text:p>
          </table:table-cell>
          <table:table-cell office:value-type="float" office:value="0.4051288" calcext:value-type="float">
            <text:p>0.4051288</text:p>
          </table:table-cell>
          <table:table-cell office:value-type="float" office:value="0.3921986" calcext:value-type="float">
            <text:p>0.3921986</text:p>
          </table:table-cell>
          <table:table-cell office:value-type="float" office:value="0.3734304" calcext:value-type="float">
            <text:p>0.3734304</text:p>
          </table:table-cell>
          <table:table-cell office:value-type="float" office:value="0.3650822" calcext:value-type="float">
            <text:p>0.3650822</text:p>
          </table:table-cell>
          <table:table-cell office:value-type="float" office:value="0.3745897" calcext:value-type="float">
            <text:p>0.3745897</text:p>
          </table:table-cell>
          <table:table-cell office:value-type="float" office:value="0.3891038" calcext:value-type="float">
            <text:p>0.3891038</text:p>
          </table:table-cell>
          <table:table-cell office:value-type="float" office:value="0.3979456" calcext:value-type="float">
            <text:p>0.39794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659E-015" calcext:value-type="float">
            <text:p>1.976659E-15</text:p>
          </table:table-cell>
          <table:table-cell office:value-type="float" office:value="1.96874E-015" calcext:value-type="float">
            <text:p>1.96874E-15</text:p>
          </table:table-cell>
          <table:table-cell office:value-type="float" office:value="1.993329E-015" calcext:value-type="float">
            <text:p>1.993329E-15</text:p>
          </table:table-cell>
          <table:table-cell office:value-type="float" office:value="1.940197E-015" calcext:value-type="float">
            <text:p>1.940197E-15</text:p>
          </table:table-cell>
          <table:table-cell office:value-type="float" office:value="1.000901E-015" calcext:value-type="float">
            <text:p>1.000901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95913" calcext:value-type="float">
            <text:p>-0.003295913</text:p>
          </table:table-cell>
          <table:table-cell office:value-type="float" office:value="-0.003067484" calcext:value-type="float">
            <text:p>-0.003067484</text:p>
          </table:table-cell>
          <table:table-cell office:value-type="float" office:value="-0.002696607" calcext:value-type="float">
            <text:p>-0.002696607</text:p>
          </table:table-cell>
          <table:table-cell office:value-type="float" office:value="-0.002316585" calcext:value-type="float">
            <text:p>-0.002316585</text:p>
          </table:table-cell>
          <table:table-cell office:value-type="float" office:value="-0.002017427" calcext:value-type="float">
            <text:p>-0.002017427</text:p>
          </table:table-cell>
          <table:table-cell office:value-type="float" office:value="-0.00150983" calcext:value-type="float">
            <text:p>-0.00150983</text:p>
          </table:table-cell>
          <table:table-cell office:value-type="float" office:value="-0.001328276" calcext:value-type="float">
            <text:p>-0.001328276</text:p>
          </table:table-cell>
          <table:table-cell office:value-type="float" office:value="-0.01258754" calcext:value-type="float">
            <text:p>-0.01258754</text:p>
          </table:table-cell>
          <table:table-cell office:value-type="float" office:value="-0.01351999" calcext:value-type="float">
            <text:p>-0.01351999</text:p>
          </table:table-cell>
          <table:table-cell office:value-type="float" office:value="-0.01138446" calcext:value-type="float">
            <text:p>-0.01138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47746" calcext:value-type="float">
            <text:p>-0.003347746</text:p>
          </table:table-cell>
          <table:table-cell office:value-type="float" office:value="0.002086225" calcext:value-type="float">
            <text:p>0.00208622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1348" calcext:value-type="float">
            <text:p>-2.3413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131.0996" calcext:value-type="float">
            <text:p>131.0996</text:p>
          </table:table-cell>
          <table:table-cell office:value-type="float" office:value="50.43007" calcext:value-type="float">
            <text:p>50.43007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27.828" calcext:value-type="float">
            <text:p>1127.828</text:p>
          </table:table-cell>
          <table:table-cell office:value-type="float" office:value="9.201836" calcext:value-type="float">
            <text:p>9.201836</text:p>
          </table:table-cell>
          <table:table-cell office:value-type="float" office:value="0" calcext:value-type="float">
            <text:p>0</text:p>
          </table:table-cell>
          <table:table-cell office:value-type="float" office:value="0.418819" calcext:value-type="float">
            <text:p>0.418819</text:p>
          </table:table-cell>
          <table:table-cell office:value-type="float" office:value="0.4226026" calcext:value-type="float">
            <text:p>0.4226026</text:p>
          </table:table-cell>
          <table:table-cell office:value-type="float" office:value="0.4308037" calcext:value-type="float">
            <text:p>0.4308037</text:p>
          </table:table-cell>
          <table:table-cell office:value-type="float" office:value="0.442004" calcext:value-type="float">
            <text:p>0.442004</text:p>
          </table:table-cell>
          <table:table-cell office:value-type="float" office:value="0.4513426" calcext:value-type="float">
            <text:p>0.4513426</text:p>
          </table:table-cell>
          <table:table-cell office:value-type="float" office:value="0.3833528" calcext:value-type="float">
            <text:p>0.3833528</text:p>
          </table:table-cell>
          <table:table-cell office:value-type="float" office:value="0.3848343" calcext:value-type="float">
            <text:p>0.3848343</text:p>
          </table:table-cell>
          <table:table-cell office:value-type="float" office:value="0.3864383" calcext:value-type="float">
            <text:p>0.3864383</text:p>
          </table:table-cell>
          <table:table-cell office:value-type="float" office:value="0.3666655" calcext:value-type="float">
            <text:p>0.3666655</text:p>
          </table:table-cell>
          <table:table-cell office:value-type="float" office:value="0.3745995" calcext:value-type="float">
            <text:p>0.3745995</text:p>
          </table:table-cell>
          <table:table-cell office:value-type="float" office:value="0.3891123" calcext:value-type="float">
            <text:p>0.3891123</text:p>
          </table:table-cell>
          <table:table-cell office:value-type="float" office:value="0.3980099" calcext:value-type="float">
            <text:p>0.39800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256E-015" calcext:value-type="float">
            <text:p>1.977256E-15</text:p>
          </table:table-cell>
          <table:table-cell office:value-type="float" office:value="1.96868E-015" calcext:value-type="float">
            <text:p>1.96868E-15</text:p>
          </table:table-cell>
          <table:table-cell office:value-type="float" office:value="1.993276E-015" calcext:value-type="float">
            <text:p>1.993276E-15</text:p>
          </table:table-cell>
          <table:table-cell office:value-type="float" office:value="1.940189E-015" calcext:value-type="float">
            <text:p>1.940189E-15</text:p>
          </table:table-cell>
          <table:table-cell office:value-type="float" office:value="1.000883E-015" calcext:value-type="float">
            <text:p>1.000883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38E-016" calcext:value-type="float">
            <text:p>9.742938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554731" calcext:value-type="float">
            <text:p>-0.004554731</text:p>
          </table:table-cell>
          <table:table-cell office:value-type="float" office:value="-0.004279132" calcext:value-type="float">
            <text:p>-0.004279132</text:p>
          </table:table-cell>
          <table:table-cell office:value-type="float" office:value="-0.003800405" calcext:value-type="float">
            <text:p>-0.003800405</text:p>
          </table:table-cell>
          <table:table-cell office:value-type="float" office:value="-0.003282957" calcext:value-type="float">
            <text:p>-0.003282957</text:p>
          </table:table-cell>
          <table:table-cell office:value-type="float" office:value="-0.002887107" calcext:value-type="float">
            <text:p>-0.002887107</text:p>
          </table:table-cell>
          <table:table-cell office:value-type="float" office:value="-0.002262677" calcext:value-type="float">
            <text:p>-0.002262677</text:p>
          </table:table-cell>
          <table:table-cell office:value-type="float" office:value="-0.001543713" calcext:value-type="float">
            <text:p>-0.001543713</text:p>
          </table:table-cell>
          <table:table-cell office:value-type="float" office:value="-0.006017245" calcext:value-type="float">
            <text:p>-0.006017245</text:p>
          </table:table-cell>
          <table:table-cell office:value-type="float" office:value="-0.01259196" calcext:value-type="float">
            <text:p>-0.01259196</text:p>
          </table:table-cell>
          <table:table-cell office:value-type="float" office:value="-0.01138003" calcext:value-type="float">
            <text:p>-0.0113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627713" calcext:value-type="float">
            <text:p>-0.004627713</text:p>
          </table:table-cell>
          <table:table-cell office:value-type="float" office:value="0.002014457" calcext:value-type="float">
            <text:p>0.00201445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9848" calcext:value-type="float">
            <text:p>-2.3398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131.0996" calcext:value-type="float">
            <text:p>131.0996</text:p>
          </table:table-cell>
          <table:table-cell office:value-type="float" office:value="54.42245" calcext:value-type="float">
            <text:p>54.42245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23.836" calcext:value-type="float">
            <text:p>1123.836</text:p>
          </table:table-cell>
          <table:table-cell office:value-type="float" office:value="9.201836" calcext:value-type="float">
            <text:p>9.201836</text:p>
          </table:table-cell>
          <table:table-cell office:value-type="float" office:value="0" calcext:value-type="float">
            <text:p>0</text:p>
          </table:table-cell>
          <table:table-cell office:value-type="float" office:value="0.3978203" calcext:value-type="float">
            <text:p>0.3978203</text:p>
          </table:table-cell>
          <table:table-cell office:value-type="float" office:value="0.4009763" calcext:value-type="float">
            <text:p>0.4009763</text:p>
          </table:table-cell>
          <table:table-cell office:value-type="float" office:value="0.4078235" calcext:value-type="float">
            <text:p>0.4078235</text:p>
          </table:table-cell>
          <table:table-cell office:value-type="float" office:value="0.416701" calcext:value-type="float">
            <text:p>0.416701</text:p>
          </table:table-cell>
          <table:table-cell office:value-type="float" office:value="0.4234108" calcext:value-type="float">
            <text:p>0.4234108</text:p>
          </table:table-cell>
          <table:table-cell office:value-type="float" office:value="0.360388" calcext:value-type="float">
            <text:p>0.360388</text:p>
          </table:table-cell>
          <table:table-cell office:value-type="float" office:value="0.3544667" calcext:value-type="float">
            <text:p>0.3544667</text:p>
          </table:table-cell>
          <table:table-cell office:value-type="float" office:value="0.4015803" calcext:value-type="float">
            <text:p>0.4015803</text:p>
          </table:table-cell>
          <table:table-cell office:value-type="float" office:value="0.3695804" calcext:value-type="float">
            <text:p>0.3695804</text:p>
          </table:table-cell>
          <table:table-cell office:value-type="float" office:value="0.3747837" calcext:value-type="float">
            <text:p>0.3747837</text:p>
          </table:table-cell>
          <table:table-cell office:value-type="float" office:value="0.3891382" calcext:value-type="float">
            <text:p>0.3891382</text:p>
          </table:table-cell>
          <table:table-cell office:value-type="float" office:value="0.3980743" calcext:value-type="float">
            <text:p>0.39807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975E-015" calcext:value-type="float">
            <text:p>1.977975E-15</text:p>
          </table:table-cell>
          <table:table-cell office:value-type="float" office:value="1.968614E-015" calcext:value-type="float">
            <text:p>1.968614E-15</text:p>
          </table:table-cell>
          <table:table-cell office:value-type="float" office:value="1.99321E-015" calcext:value-type="float">
            <text:p>1.99321E-15</text:p>
          </table:table-cell>
          <table:table-cell office:value-type="float" office:value="1.940173E-015" calcext:value-type="float">
            <text:p>1.940173E-15</text:p>
          </table:table-cell>
          <table:table-cell office:value-type="float" office:value="1.000867E-015" calcext:value-type="float">
            <text:p>1.000867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53804" calcext:value-type="float">
            <text:p>-0.006253804</text:p>
          </table:table-cell>
          <table:table-cell office:value-type="float" office:value="-0.005920008" calcext:value-type="float">
            <text:p>-0.005920008</text:p>
          </table:table-cell>
          <table:table-cell office:value-type="float" office:value="-0.005327619" calcext:value-type="float">
            <text:p>-0.005327619</text:p>
          </table:table-cell>
          <table:table-cell office:value-type="float" office:value="-0.004707768" calcext:value-type="float">
            <text:p>-0.004707768</text:p>
          </table:table-cell>
          <table:table-cell office:value-type="float" office:value="-0.004265555" calcext:value-type="float">
            <text:p>-0.004265555</text:p>
          </table:table-cell>
          <table:table-cell office:value-type="float" office:value="-0.003600704" calcext:value-type="float">
            <text:p>-0.003600704</text:p>
          </table:table-cell>
          <table:table-cell office:value-type="float" office:value="-0.003089338" calcext:value-type="float">
            <text:p>-0.003089338</text:p>
          </table:table-cell>
          <table:table-cell office:value-type="float" office:value="-0.002602619" calcext:value-type="float">
            <text:p>-0.002602619</text:p>
          </table:table-cell>
          <table:table-cell office:value-type="float" office:value="-0.01104912" calcext:value-type="float">
            <text:p>-0.01104912</text:p>
          </table:table-cell>
          <table:table-cell office:value-type="float" office:value="-0.01128636" calcext:value-type="float">
            <text:p>-0.01128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12592" calcext:value-type="float">
            <text:p>-0.006312592</text:p>
          </table:table-cell>
          <table:table-cell office:value-type="float" office:value="0.001929079" calcext:value-type="float">
            <text:p>0.00192907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8371" calcext:value-type="float">
            <text:p>-2.3383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131.0996" calcext:value-type="float">
            <text:p>131.0996</text:p>
          </table:table-cell>
          <table:table-cell office:value-type="float" office:value="57.71373" calcext:value-type="float">
            <text:p>57.71373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20.545" calcext:value-type="float">
            <text:p>1120.545</text:p>
          </table:table-cell>
          <table:table-cell office:value-type="float" office:value="9.201836" calcext:value-type="float">
            <text:p>9.201836</text:p>
          </table:table-cell>
          <table:table-cell office:value-type="float" office:value="0" calcext:value-type="float">
            <text:p>0</text:p>
          </table:table-cell>
          <table:table-cell office:value-type="float" office:value="0.3803662" calcext:value-type="float">
            <text:p>0.3803662</text:p>
          </table:table-cell>
          <table:table-cell office:value-type="float" office:value="0.3835369" calcext:value-type="float">
            <text:p>0.3835369</text:p>
          </table:table-cell>
          <table:table-cell office:value-type="float" office:value="0.3906853" calcext:value-type="float">
            <text:p>0.3906853</text:p>
          </table:table-cell>
          <table:table-cell office:value-type="float" office:value="0.3997081" calcext:value-type="float">
            <text:p>0.3997081</text:p>
          </table:table-cell>
          <table:table-cell office:value-type="float" office:value="0.4063409" calcext:value-type="float">
            <text:p>0.4063409</text:p>
          </table:table-cell>
          <table:table-cell office:value-type="float" office:value="0.3489019" calcext:value-type="float">
            <text:p>0.3489019</text:p>
          </table:table-cell>
          <table:table-cell office:value-type="float" office:value="0.3457415" calcext:value-type="float">
            <text:p>0.3457415</text:p>
          </table:table-cell>
          <table:table-cell office:value-type="float" office:value="0.4014693" calcext:value-type="float">
            <text:p>0.4014693</text:p>
          </table:table-cell>
          <table:table-cell office:value-type="float" office:value="0.3734825" calcext:value-type="float">
            <text:p>0.3734825</text:p>
          </table:table-cell>
          <table:table-cell office:value-type="float" office:value="0.3752833" calcext:value-type="float">
            <text:p>0.3752833</text:p>
          </table:table-cell>
          <table:table-cell office:value-type="float" office:value="0.3892076" calcext:value-type="float">
            <text:p>0.3892076</text:p>
          </table:table-cell>
          <table:table-cell office:value-type="float" office:value="0.3981405" calcext:value-type="float">
            <text:p>0.39814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695E-015" calcext:value-type="float">
            <text:p>1.978695E-15</text:p>
          </table:table-cell>
          <table:table-cell office:value-type="float" office:value="1.968551E-015" calcext:value-type="float">
            <text:p>1.968551E-15</text:p>
          </table:table-cell>
          <table:table-cell office:value-type="float" office:value="1.993145E-015" calcext:value-type="float">
            <text:p>1.993145E-15</text:p>
          </table:table-cell>
          <table:table-cell office:value-type="float" office:value="1.940154E-015" calcext:value-type="float">
            <text:p>1.940154E-15</text:p>
          </table:table-cell>
          <table:table-cell office:value-type="float" office:value="1.000853E-015" calcext:value-type="float">
            <text:p>1.000853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259092" calcext:value-type="float">
            <text:p>-0.008259092</text:p>
          </table:table-cell>
          <table:table-cell office:value-type="float" office:value="-0.007794799" calcext:value-type="float">
            <text:p>-0.007794799</text:p>
          </table:table-cell>
          <table:table-cell office:value-type="float" office:value="-0.006938248" calcext:value-type="float">
            <text:p>-0.006938248</text:p>
          </table:table-cell>
          <table:table-cell office:value-type="float" office:value="-0.006076489" calcext:value-type="float">
            <text:p>-0.006076489</text:p>
          </table:table-cell>
          <table:table-cell office:value-type="float" office:value="-0.005490957" calcext:value-type="float">
            <text:p>-0.005490957</text:p>
          </table:table-cell>
          <table:table-cell office:value-type="float" office:value="-0.004600423" calcext:value-type="float">
            <text:p>-0.004600423</text:p>
          </table:table-cell>
          <table:table-cell office:value-type="float" office:value="-0.003815205" calcext:value-type="float">
            <text:p>-0.003815205</text:p>
          </table:table-cell>
          <table:table-cell office:value-type="float" office:value="-0.002606648" calcext:value-type="float">
            <text:p>-0.002606648</text:p>
          </table:table-cell>
          <table:table-cell office:value-type="float" office:value="-0.009273473" calcext:value-type="float">
            <text:p>-0.009273473</text:p>
          </table:table-cell>
          <table:table-cell office:value-type="float" office:value="-0.0110331" calcext:value-type="float">
            <text:p>-0.0110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341443" calcext:value-type="float">
            <text:p>-0.008341443</text:p>
          </table:table-cell>
          <table:table-cell office:value-type="float" office:value="0.001843671" calcext:value-type="float">
            <text:p>0.00184367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6921" calcext:value-type="float">
            <text:p>-2.3369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131.3996" calcext:value-type="float">
            <text:p>131.3996</text:p>
          </table:table-cell>
          <table:table-cell office:value-type="float" office:value="60.84375" calcext:value-type="float">
            <text:p>60.84375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17.712" calcext:value-type="float">
            <text:p>1117.712</text:p>
          </table:table-cell>
          <table:table-cell office:value-type="float" office:value="9.204149" calcext:value-type="float">
            <text:p>9.204149</text:p>
          </table:table-cell>
          <table:table-cell office:value-type="float" office:value="0" calcext:value-type="float">
            <text:p>0</text:p>
          </table:table-cell>
          <table:table-cell office:value-type="float" office:value="0.367887" calcext:value-type="float">
            <text:p>0.367887</text:p>
          </table:table-cell>
          <table:table-cell office:value-type="float" office:value="0.3708241" calcext:value-type="float">
            <text:p>0.3708241</text:p>
          </table:table-cell>
          <table:table-cell office:value-type="float" office:value="0.3788413" calcext:value-type="float">
            <text:p>0.3788413</text:p>
          </table:table-cell>
          <table:table-cell office:value-type="float" office:value="0.3885768" calcext:value-type="float">
            <text:p>0.3885768</text:p>
          </table:table-cell>
          <table:table-cell office:value-type="float" office:value="0.3952517" calcext:value-type="float">
            <text:p>0.3952517</text:p>
          </table:table-cell>
          <table:table-cell office:value-type="float" office:value="0.3411559" calcext:value-type="float">
            <text:p>0.3411559</text:p>
          </table:table-cell>
          <table:table-cell office:value-type="float" office:value="0.3383403" calcext:value-type="float">
            <text:p>0.3383403</text:p>
          </table:table-cell>
          <table:table-cell office:value-type="float" office:value="0.3967479" calcext:value-type="float">
            <text:p>0.3967479</text:p>
          </table:table-cell>
          <table:table-cell office:value-type="float" office:value="0.3773386" calcext:value-type="float">
            <text:p>0.3773386</text:p>
          </table:table-cell>
          <table:table-cell office:value-type="float" office:value="0.3760757" calcext:value-type="float">
            <text:p>0.3760757</text:p>
          </table:table-cell>
          <table:table-cell office:value-type="float" office:value="0.3893446" calcext:value-type="float">
            <text:p>0.3893446</text:p>
          </table:table-cell>
          <table:table-cell office:value-type="float" office:value="0.3982019" calcext:value-type="float">
            <text:p>0.39820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492E-015" calcext:value-type="float">
            <text:p>1.979492E-15</text:p>
          </table:table-cell>
          <table:table-cell office:value-type="float" office:value="1.968478E-015" calcext:value-type="float">
            <text:p>1.968478E-15</text:p>
          </table:table-cell>
          <table:table-cell office:value-type="float" office:value="1.993066E-015" calcext:value-type="float">
            <text:p>1.993066E-15</text:p>
          </table:table-cell>
          <table:table-cell office:value-type="float" office:value="1.940144E-015" calcext:value-type="float">
            <text:p>1.940144E-15</text:p>
          </table:table-cell>
          <table:table-cell office:value-type="float" office:value="1.000833E-015" calcext:value-type="float">
            <text:p>1.000833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14213" calcext:value-type="float">
            <text:p>-0.01014213</text:p>
          </table:table-cell>
          <table:table-cell office:value-type="float" office:value="-0.009603323" calcext:value-type="float">
            <text:p>-0.009603323</text:p>
          </table:table-cell>
          <table:table-cell office:value-type="float" office:value="-0.008390903" calcext:value-type="float">
            <text:p>-0.008390903</text:p>
          </table:table-cell>
          <table:table-cell office:value-type="float" office:value="-0.007219351" calcext:value-type="float">
            <text:p>-0.007219351</text:p>
          </table:table-cell>
          <table:table-cell office:value-type="float" office:value="-0.006501522" calcext:value-type="float">
            <text:p>-0.006501522</text:p>
          </table:table-cell>
          <table:table-cell office:value-type="float" office:value="-0.005449213" calcext:value-type="float">
            <text:p>-0.005449213</text:p>
          </table:table-cell>
          <table:table-cell office:value-type="float" office:value="-0.00457434" calcext:value-type="float">
            <text:p>-0.00457434</text:p>
          </table:table-cell>
          <table:table-cell office:value-type="float" office:value="-0.003362847" calcext:value-type="float">
            <text:p>-0.003362847</text:p>
          </table:table-cell>
          <table:table-cell office:value-type="float" office:value="-0.007816699" calcext:value-type="float">
            <text:p>-0.007816699</text:p>
          </table:table-cell>
          <table:table-cell office:value-type="float" office:value="-0.01064348" calcext:value-type="float">
            <text:p>-0.01064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18157" calcext:value-type="float">
            <text:p>-0.01018157</text:p>
          </table:table-cell>
          <table:table-cell office:value-type="float" office:value="0.00174628" calcext:value-type="float">
            <text:p>0.0017462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5381" calcext:value-type="float">
            <text:p>-2.3353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131.3996" calcext:value-type="float">
            <text:p>131.3996</text:p>
          </table:table-cell>
          <table:table-cell office:value-type="float" office:value="64.84304" calcext:value-type="float">
            <text:p>64.84304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13.713" calcext:value-type="float">
            <text:p>1113.713</text:p>
          </table:table-cell>
          <table:table-cell office:value-type="float" office:value="9.204149" calcext:value-type="float">
            <text:p>9.204149</text:p>
          </table:table-cell>
          <table:table-cell office:value-type="float" office:value="0" calcext:value-type="float">
            <text:p>0</text:p>
          </table:table-cell>
          <table:table-cell office:value-type="float" office:value="0.1219421" calcext:value-type="float">
            <text:p>0.1219421</text:p>
          </table:table-cell>
          <table:table-cell office:value-type="float" office:value="0.3731494" calcext:value-type="float">
            <text:p>0.3731494</text:p>
          </table:table-cell>
          <table:table-cell office:value-type="float" office:value="0.3772698" calcext:value-type="float">
            <text:p>0.3772698</text:p>
          </table:table-cell>
          <table:table-cell office:value-type="float" office:value="0.3834572" calcext:value-type="float">
            <text:p>0.3834572</text:p>
          </table:table-cell>
          <table:table-cell office:value-type="float" office:value="0.3882241" calcext:value-type="float">
            <text:p>0.3882241</text:p>
          </table:table-cell>
          <table:table-cell office:value-type="float" office:value="0.3343731" calcext:value-type="float">
            <text:p>0.3343731</text:p>
          </table:table-cell>
          <table:table-cell office:value-type="float" office:value="0.3310704" calcext:value-type="float">
            <text:p>0.3310704</text:p>
          </table:table-cell>
          <table:table-cell office:value-type="float" office:value="0.3918927" calcext:value-type="float">
            <text:p>0.3918927</text:p>
          </table:table-cell>
          <table:table-cell office:value-type="float" office:value="0.3804426" calcext:value-type="float">
            <text:p>0.3804426</text:p>
          </table:table-cell>
          <table:table-cell office:value-type="float" office:value="0.377067" calcext:value-type="float">
            <text:p>0.377067</text:p>
          </table:table-cell>
          <table:table-cell office:value-type="float" office:value="0.3895596" calcext:value-type="float">
            <text:p>0.3895596</text:p>
          </table:table-cell>
          <table:table-cell office:value-type="float" office:value="0.3982798" calcext:value-type="float">
            <text:p>0.39827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617E-015" calcext:value-type="float">
            <text:p>1.975617E-15</text:p>
          </table:table-cell>
          <table:table-cell office:value-type="float" office:value="1.968391E-015" calcext:value-type="float">
            <text:p>1.968391E-15</text:p>
          </table:table-cell>
          <table:table-cell office:value-type="float" office:value="1.992988E-015" calcext:value-type="float">
            <text:p>1.992988E-15</text:p>
          </table:table-cell>
          <table:table-cell office:value-type="float" office:value="1.940121E-015" calcext:value-type="float">
            <text:p>1.940121E-15</text:p>
          </table:table-cell>
          <table:table-cell office:value-type="float" office:value="1.000813E-015" calcext:value-type="float">
            <text:p>1.000813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66985" calcext:value-type="float">
            <text:p>-36.66985</text:p>
          </table:table-cell>
          <table:table-cell office:value-type="float" office:value="-0.009212932" calcext:value-type="float">
            <text:p>-0.009212932</text:p>
          </table:table-cell>
          <table:table-cell office:value-type="float" office:value="-0.008607887" calcext:value-type="float">
            <text:p>-0.008607887</text:p>
          </table:table-cell>
          <table:table-cell office:value-type="float" office:value="-0.007842445" calcext:value-type="float">
            <text:p>-0.007842445</text:p>
          </table:table-cell>
          <table:table-cell office:value-type="float" office:value="-0.007268781" calcext:value-type="float">
            <text:p>-0.007268781</text:p>
          </table:table-cell>
          <table:table-cell office:value-type="float" office:value="-0.00634402" calcext:value-type="float">
            <text:p>-0.00634402</text:p>
          </table:table-cell>
          <table:table-cell office:value-type="float" office:value="-0.005488818" calcext:value-type="float">
            <text:p>-0.005488818</text:p>
          </table:table-cell>
          <table:table-cell office:value-type="float" office:value="-0.004388385" calcext:value-type="float">
            <text:p>-0.004388385</text:p>
          </table:table-cell>
          <table:table-cell office:value-type="float" office:value="-0.006819244" calcext:value-type="float">
            <text:p>-0.006819244</text:p>
          </table:table-cell>
          <table:table-cell office:value-type="float" office:value="-0.01017557" calcext:value-type="float">
            <text:p>-0.01017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3368" calcext:value-type="float">
            <text:p>-27.3368</text:p>
          </table:table-cell>
          <table:table-cell office:value-type="float" office:value="0.001676968" calcext:value-type="float">
            <text:p>0.00167696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3864" calcext:value-type="float">
            <text:p>-2.3338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137.2995" calcext:value-type="float">
            <text:p>137.2995</text:p>
          </table:table-cell>
          <table:table-cell office:value-type="float" office:value="65.65826" calcext:value-type="float">
            <text:p>65.65826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18.747" calcext:value-type="float">
            <text:p>1118.747</text:p>
          </table:table-cell>
          <table:table-cell office:value-type="float" office:value="9.254843" calcext:value-type="float">
            <text:p>9.254843</text:p>
          </table:table-cell>
          <table:table-cell office:value-type="float" office:value="0" calcext:value-type="float">
            <text:p>0</text:p>
          </table:table-cell>
          <table:table-cell office:value-type="float" office:value="0.4047666" calcext:value-type="float">
            <text:p>0.4047666</text:p>
          </table:table-cell>
          <table:table-cell office:value-type="float" office:value="0.4045399" calcext:value-type="float">
            <text:p>0.4045399</text:p>
          </table:table-cell>
          <table:table-cell office:value-type="float" office:value="0.3913576" calcext:value-type="float">
            <text:p>0.3913576</text:p>
          </table:table-cell>
          <table:table-cell office:value-type="float" office:value="0.3862669" calcext:value-type="float">
            <text:p>0.3862669</text:p>
          </table:table-cell>
          <table:table-cell office:value-type="float" office:value="0.3876419" calcext:value-type="float">
            <text:p>0.3876419</text:p>
          </table:table-cell>
          <table:table-cell office:value-type="float" office:value="0.3313329" calcext:value-type="float">
            <text:p>0.3313329</text:p>
          </table:table-cell>
          <table:table-cell office:value-type="float" office:value="0.3266372" calcext:value-type="float">
            <text:p>0.3266372</text:p>
          </table:table-cell>
          <table:table-cell office:value-type="float" office:value="0.3887097" calcext:value-type="float">
            <text:p>0.3887097</text:p>
          </table:table-cell>
          <table:table-cell office:value-type="float" office:value="0.3819699" calcext:value-type="float">
            <text:p>0.3819699</text:p>
          </table:table-cell>
          <table:table-cell office:value-type="float" office:value="0.3782221" calcext:value-type="float">
            <text:p>0.3782221</text:p>
          </table:table-cell>
          <table:table-cell office:value-type="float" office:value="0.3899169" calcext:value-type="float">
            <text:p>0.3899169</text:p>
          </table:table-cell>
          <table:table-cell office:value-type="float" office:value="0.3983786" calcext:value-type="float">
            <text:p>0.39837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576E-015" calcext:value-type="float">
            <text:p>1.976576E-15</text:p>
          </table:table-cell>
          <table:table-cell office:value-type="float" office:value="1.968303E-015" calcext:value-type="float">
            <text:p>1.968303E-15</text:p>
          </table:table-cell>
          <table:table-cell office:value-type="float" office:value="1.992898E-015" calcext:value-type="float">
            <text:p>1.992898E-15</text:p>
          </table:table-cell>
          <table:table-cell office:value-type="float" office:value="1.940103E-015" calcext:value-type="float">
            <text:p>1.940103E-15</text:p>
          </table:table-cell>
          <table:table-cell office:value-type="float" office:value="1.000793E-015" calcext:value-type="float">
            <text:p>1.000793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1E-016" calcext:value-type="float">
            <text:p>9.742941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84136" calcext:value-type="float">
            <text:p>-0.005384136</text:p>
          </table:table-cell>
          <table:table-cell office:value-type="float" office:value="-0.005431826" calcext:value-type="float">
            <text:p>-0.005431826</text:p>
          </table:table-cell>
          <table:table-cell office:value-type="float" office:value="-0.007001163" calcext:value-type="float">
            <text:p>-0.007001163</text:p>
          </table:table-cell>
          <table:table-cell office:value-type="float" office:value="-0.007576982" calcext:value-type="float">
            <text:p>-0.007576982</text:p>
          </table:table-cell>
          <table:table-cell office:value-type="float" office:value="-0.007367366" calcext:value-type="float">
            <text:p>-0.007367366</text:p>
          </table:table-cell>
          <table:table-cell office:value-type="float" office:value="-0.006802344" calcext:value-type="float">
            <text:p>-0.006802344</text:p>
          </table:table-cell>
          <table:table-cell office:value-type="float" office:value="-0.006150316" calcext:value-type="float">
            <text:p>-0.006150316</text:p>
          </table:table-cell>
          <table:table-cell office:value-type="float" office:value="-0.005239757" calcext:value-type="float">
            <text:p>-0.005239757</text:p>
          </table:table-cell>
          <table:table-cell office:value-type="float" office:value="-0.006374069" calcext:value-type="float">
            <text:p>-0.006374069</text:p>
          </table:table-cell>
          <table:table-cell office:value-type="float" office:value="-0.009657855" calcext:value-type="float">
            <text:p>-0.009657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451526" calcext:value-type="float">
            <text:p>-0.005451526</text:p>
          </table:table-cell>
          <table:table-cell office:value-type="float" office:value="0.001623626" calcext:value-type="float">
            <text:p>0.00162362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2335" calcext:value-type="float">
            <text:p>-2.3323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137.2995" calcext:value-type="float">
            <text:p>137.2995</text:p>
          </table:table-cell>
          <table:table-cell office:value-type="float" office:value="69.80561" calcext:value-type="float">
            <text:p>69.80561</text:p>
          </table:table-cell>
          <table:table-cell office:value-type="float" office:value="8.592547" calcext:value-type="float">
            <text:p>8.592547</text:p>
          </table:table-cell>
          <table:table-cell office:value-type="float" office:value="1114.6" calcext:value-type="float">
            <text:p>1114.6</text:p>
          </table:table-cell>
          <table:table-cell office:value-type="float" office:value="9.255001" calcext:value-type="float">
            <text:p>9.255001</text:p>
          </table:table-cell>
          <table:table-cell office:value-type="float" office:value="0" calcext:value-type="float">
            <text:p>0</text:p>
          </table:table-cell>
          <table:table-cell office:value-type="float" office:value="0.3526288" calcext:value-type="float">
            <text:p>0.3526288</text:p>
          </table:table-cell>
          <table:table-cell office:value-type="float" office:value="0.355873" calcext:value-type="float">
            <text:p>0.355873</text:p>
          </table:table-cell>
          <table:table-cell office:value-type="float" office:value="0.3658074" calcext:value-type="float">
            <text:p>0.3658074</text:p>
          </table:table-cell>
          <table:table-cell office:value-type="float" office:value="0.3761478" calcext:value-type="float">
            <text:p>0.3761478</text:p>
          </table:table-cell>
          <table:table-cell office:value-type="float" office:value="0.3821455" calcext:value-type="float">
            <text:p>0.3821455</text:p>
          </table:table-cell>
          <table:table-cell office:value-type="float" office:value="0.3305055" calcext:value-type="float">
            <text:p>0.3305055</text:p>
          </table:table-cell>
          <table:table-cell office:value-type="float" office:value="0.3255889" calcext:value-type="float">
            <text:p>0.3255889</text:p>
          </table:table-cell>
          <table:table-cell office:value-type="float" office:value="0.3873164" calcext:value-type="float">
            <text:p>0.3873164</text:p>
          </table:table-cell>
          <table:table-cell office:value-type="float" office:value="0.3823941" calcext:value-type="float">
            <text:p>0.3823941</text:p>
          </table:table-cell>
          <table:table-cell office:value-type="float" office:value="0.3794191" calcext:value-type="float">
            <text:p>0.3794191</text:p>
          </table:table-cell>
          <table:table-cell office:value-type="float" office:value="0.3904434" calcext:value-type="float">
            <text:p>0.3904434</text:p>
          </table:table-cell>
          <table:table-cell office:value-type="float" office:value="0.3985117" calcext:value-type="float">
            <text:p>0.39851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312E-015" calcext:value-type="float">
            <text:p>1.978312E-15</text:p>
          </table:table-cell>
          <table:table-cell office:value-type="float" office:value="1.972208E-015" calcext:value-type="float">
            <text:p>1.972208E-15</text:p>
          </table:table-cell>
          <table:table-cell office:value-type="float" office:value="1.98946E-015" calcext:value-type="float">
            <text:p>1.98946E-15</text:p>
          </table:table-cell>
          <table:table-cell office:value-type="float" office:value="1.940082E-015" calcext:value-type="float">
            <text:p>1.940082E-15</text:p>
          </table:table-cell>
          <table:table-cell office:value-type="float" office:value="1.000773E-015" calcext:value-type="float">
            <text:p>1.000773E-15</text:p>
          </table:table-cell>
          <table:table-cell office:value-type="float" office:value="1.932688E-015" calcext:value-type="float">
            <text:p>1.932688E-15</text:p>
          </table:table-cell>
          <table:table-cell office:value-type="float" office:value="9.338225E-016" calcext:value-type="float">
            <text:p>9.338225E-16</text:p>
          </table:table-cell>
          <table:table-cell office:value-type="float" office:value="9.74294E-016" calcext:value-type="float">
            <text:p>9.74294E-16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5322" calcext:value-type="float">
            <text:p>-0.01315322</text:p>
          </table:table-cell>
          <table:table-cell office:value-type="float" office:value="-0.01237271" calcext:value-type="float">
            <text:p>-0.01237271</text:p>
          </table:table-cell>
          <table:table-cell office:value-type="float" office:value="-0.01039137" calcext:value-type="float">
            <text:p>-0.01039137</text:p>
          </table:table-cell>
          <table:table-cell office:value-type="float" office:value="-0.008800104" calcext:value-type="float">
            <text:p>-0.008800104</text:p>
          </table:table-cell>
          <table:table-cell office:value-type="float" office:value="-0.007987162" calcext:value-type="float">
            <text:p>-0.007987162</text:p>
          </table:table-cell>
          <table:table-cell office:value-type="float" office:value="-0.006917971" calcext:value-type="float">
            <text:p>-0.006917971</text:p>
          </table:table-cell>
          <table:table-cell office:value-type="float" office:value="-0.006315973" calcext:value-type="float">
            <text:p>-0.006315973</text:p>
          </table:table-cell>
          <table:table-cell office:value-type="float" office:value="-0.005666288" calcext:value-type="float">
            <text:p>-0.005666288</text:p>
          </table:table-cell>
          <table:table-cell office:value-type="float" office:value="-0.006256724" calcext:value-type="float">
            <text:p>-0.006256724</text:p>
          </table:table-cell>
          <table:table-cell office:value-type="float" office:value="-0.009148719" calcext:value-type="float">
            <text:p>-0.00914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25712" calcext:value-type="float">
            <text:p>-0.01325712</text:p>
          </table:table-cell>
          <table:table-cell office:value-type="float" office:value="0.0006992124" calcext:value-type="float">
            <text:p>0.000699212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30745" calcext:value-type="float">
            <text:p>-2.3307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159.8995" calcext:value-type="float">
            <text:p>159.8995</text:p>
          </table:table-cell>
          <table:table-cell office:value-type="float" office:value="72.05097" calcext:value-type="float">
            <text:p>72.05097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27.427" calcext:value-type="float">
            <text:p>1127.427</text:p>
          </table:table-cell>
          <table:table-cell office:value-type="float" office:value="9.457652" calcext:value-type="float">
            <text:p>9.457652</text:p>
          </table:table-cell>
          <table:table-cell office:value-type="float" office:value="0" calcext:value-type="float">
            <text:p>0</text:p>
          </table:table-cell>
          <table:table-cell office:value-type="float" office:value="0.4000515" calcext:value-type="float">
            <text:p>0.4000515</text:p>
          </table:table-cell>
          <table:table-cell office:value-type="float" office:value="0.4027045" calcext:value-type="float">
            <text:p>0.4027045</text:p>
          </table:table-cell>
          <table:table-cell office:value-type="float" office:value="0.408167" calcext:value-type="float">
            <text:p>0.408167</text:p>
          </table:table-cell>
          <table:table-cell office:value-type="float" office:value="0.4147802" calcext:value-type="float">
            <text:p>0.4147802</text:p>
          </table:table-cell>
          <table:table-cell office:value-type="float" office:value="0.4191815" calcext:value-type="float">
            <text:p>0.4191815</text:p>
          </table:table-cell>
          <table:table-cell office:value-type="float" office:value="0.3533106" calcext:value-type="float">
            <text:p>0.3533106</text:p>
          </table:table-cell>
          <table:table-cell office:value-type="float" office:value="0.34366" calcext:value-type="float">
            <text:p>0.34366</text:p>
          </table:table-cell>
          <table:table-cell office:value-type="float" office:value="0.3907588" calcext:value-type="float">
            <text:p>0.3907588</text:p>
          </table:table-cell>
          <table:table-cell office:value-type="float" office:value="0.3832885" calcext:value-type="float">
            <text:p>0.3832885</text:p>
          </table:table-cell>
          <table:table-cell office:value-type="float" office:value="0.3805105" calcext:value-type="float">
            <text:p>0.3805105</text:p>
          </table:table-cell>
          <table:table-cell office:value-type="float" office:value="0.3909979" calcext:value-type="float">
            <text:p>0.3909979</text:p>
          </table:table-cell>
          <table:table-cell office:value-type="float" office:value="0.3986711" calcext:value-type="float">
            <text:p>0.3986711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22985E-015" calcext:value-type="float">
            <text:p>1.922985E-15</text:p>
          </table:table-cell>
          <table:table-cell office:value-type="float" office:value="1.975141E-015" calcext:value-type="float">
            <text:p>1.975141E-15</text:p>
          </table:table-cell>
          <table:table-cell office:value-type="float" office:value="1.987186E-015" calcext:value-type="float">
            <text:p>1.987186E-15</text:p>
          </table:table-cell>
          <table:table-cell office:value-type="float" office:value="1.93894E-015" calcext:value-type="float">
            <text:p>1.93894E-15</text:p>
          </table:table-cell>
          <table:table-cell office:value-type="float" office:value="1.002608E-015" calcext:value-type="float">
            <text:p>1.002608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25278" calcext:value-type="float">
            <text:p>-0.006025278</text:p>
          </table:table-cell>
          <table:table-cell office:value-type="float" office:value="-0.005744625" calcext:value-type="float">
            <text:p>-0.005744625</text:p>
          </table:table-cell>
          <table:table-cell office:value-type="float" office:value="-0.005284198" calcext:value-type="float">
            <text:p>-0.005284198</text:p>
          </table:table-cell>
          <table:table-cell office:value-type="float" office:value="-0.004840288" calcext:value-type="float">
            <text:p>-0.004840288</text:p>
          </table:table-cell>
          <table:table-cell office:value-type="float" office:value="-0.004535981" calcext:value-type="float">
            <text:p>-0.004535981</text:p>
          </table:table-cell>
          <table:table-cell office:value-type="float" office:value="-0.004190878" calcext:value-type="float">
            <text:p>-0.004190878</text:p>
          </table:table-cell>
          <table:table-cell office:value-type="float" office:value="-0.004016821" calcext:value-type="float">
            <text:p>-0.004016821</text:p>
          </table:table-cell>
          <table:table-cell office:value-type="float" office:value="-0.00469475" calcext:value-type="float">
            <text:p>-0.00469475</text:p>
          </table:table-cell>
          <table:table-cell office:value-type="float" office:value="-0.006023618" calcext:value-type="float">
            <text:p>-0.006023618</text:p>
          </table:table-cell>
          <table:table-cell office:value-type="float" office:value="-0.008710359" calcext:value-type="float">
            <text:p>-0.008710359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06064387" calcext:value-type="float">
            <text:p>-0.006064387</text:p>
          </table:table-cell>
          <table:table-cell office:value-type="float" office:value="0.00007708825" calcext:value-type="float">
            <text:p>7.70882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0047" calcext:value-type="float">
            <text:p>-2.3300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163.4995" calcext:value-type="float">
            <text:p>163.4995</text:p>
          </table:table-cell>
          <table:table-cell office:value-type="float" office:value="73.2571" calcext:value-type="float">
            <text:p>73.2571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29.786" calcext:value-type="float">
            <text:p>1129.786</text:p>
          </table:table-cell>
          <table:table-cell office:value-type="float" office:value="9.492661" calcext:value-type="float">
            <text:p>9.492661</text:p>
          </table:table-cell>
          <table:table-cell office:value-type="float" office:value="0" calcext:value-type="float">
            <text:p>0</text:p>
          </table:table-cell>
          <table:table-cell office:value-type="float" office:value="0.403427" calcext:value-type="float">
            <text:p>0.403427</text:p>
          </table:table-cell>
          <table:table-cell office:value-type="float" office:value="0.4061249" calcext:value-type="float">
            <text:p>0.4061249</text:p>
          </table:table-cell>
          <table:table-cell office:value-type="float" office:value="0.4110048" calcext:value-type="float">
            <text:p>0.4110048</text:p>
          </table:table-cell>
          <table:table-cell office:value-type="float" office:value="0.4165202" calcext:value-type="float">
            <text:p>0.4165202</text:p>
          </table:table-cell>
          <table:table-cell office:value-type="float" office:value="0.420072" calcext:value-type="float">
            <text:p>0.420072</text:p>
          </table:table-cell>
          <table:table-cell office:value-type="float" office:value="0.3524502" calcext:value-type="float">
            <text:p>0.3524502</text:p>
          </table:table-cell>
          <table:table-cell office:value-type="float" office:value="0.3430016" calcext:value-type="float">
            <text:p>0.3430016</text:p>
          </table:table-cell>
          <table:table-cell office:value-type="float" office:value="0.3929118" calcext:value-type="float">
            <text:p>0.3929118</text:p>
          </table:table-cell>
          <table:table-cell office:value-type="float" office:value="0.3855586" calcext:value-type="float">
            <text:p>0.3855586</text:p>
          </table:table-cell>
          <table:table-cell office:value-type="float" office:value="0.3817006" calcext:value-type="float">
            <text:p>0.3817006</text:p>
          </table:table-cell>
          <table:table-cell office:value-type="float" office:value="0.3915737" calcext:value-type="float">
            <text:p>0.3915737</text:p>
          </table:table-cell>
          <table:table-cell office:value-type="float" office:value="0.3988561" calcext:value-type="float">
            <text:p>0.39885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801E-015" calcext:value-type="float">
            <text:p>1.923801E-15</text:p>
          </table:table-cell>
          <table:table-cell office:value-type="float" office:value="1.975075E-015" calcext:value-type="float">
            <text:p>1.975075E-15</text:p>
          </table:table-cell>
          <table:table-cell office:value-type="float" office:value="1.987103E-015" calcext:value-type="float">
            <text:p>1.987103E-15</text:p>
          </table:table-cell>
          <table:table-cell office:value-type="float" office:value="1.938924E-015" calcext:value-type="float">
            <text:p>1.938924E-15</text:p>
          </table:table-cell>
          <table:table-cell office:value-type="float" office:value="1.002589E-015" calcext:value-type="float">
            <text:p>1.002589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09E-016" calcext:value-type="float">
            <text:p>9.740509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711832" calcext:value-type="float">
            <text:p>-0.005711832</text:p>
          </table:table-cell>
          <table:table-cell office:value-type="float" office:value="-0.005443749" calcext:value-type="float">
            <text:p>-0.005443749</text:p>
          </table:table-cell>
          <table:table-cell office:value-type="float" office:value="-0.005058364" calcext:value-type="float">
            <text:p>-0.005058364</text:p>
          </table:table-cell>
          <table:table-cell office:value-type="float" office:value="-0.004717587" calcext:value-type="float">
            <text:p>-0.004717587</text:p>
          </table:table-cell>
          <table:table-cell office:value-type="float" office:value="-0.00448262" calcext:value-type="float">
            <text:p>-0.00448262</text:p>
          </table:table-cell>
          <table:table-cell office:value-type="float" office:value="-0.004275701" calcext:value-type="float">
            <text:p>-0.004275701</text:p>
          </table:table-cell>
          <table:table-cell office:value-type="float" office:value="-0.004091716" calcext:value-type="float">
            <text:p>-0.004091716</text:p>
          </table:table-cell>
          <table:table-cell office:value-type="float" office:value="-0.004162224" calcext:value-type="float">
            <text:p>-0.004162224</text:p>
          </table:table-cell>
          <table:table-cell office:value-type="float" office:value="-0.005460033" calcext:value-type="float">
            <text:p>-0.005460033</text:p>
          </table:table-cell>
          <table:table-cell office:value-type="float" office:value="-0.008257096" calcext:value-type="float">
            <text:p>-0.008257096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05761958" calcext:value-type="float">
            <text:p>-0.005761958</text:p>
          </table:table-cell>
          <table:table-cell office:value-type="float" office:value="0.00004033744" calcext:value-type="float">
            <text:p>4.03374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8155" calcext:value-type="float">
            <text:p>-2.3281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75.36375" calcext:value-type="float">
            <text:p>75.36375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33.504" calcext:value-type="float">
            <text:p>1133.504</text:p>
          </table:table-cell>
          <table:table-cell office:value-type="float" office:value="9.568028" calcext:value-type="float">
            <text:p>9.568028</text:p>
          </table:table-cell>
          <table:table-cell office:value-type="float" office:value="0" calcext:value-type="float">
            <text:p>0</text:p>
          </table:table-cell>
          <table:table-cell office:value-type="float" office:value="0.4030527" calcext:value-type="float">
            <text:p>0.4030527</text:p>
          </table:table-cell>
          <table:table-cell office:value-type="float" office:value="0.405799" calcext:value-type="float">
            <text:p>0.405799</text:p>
          </table:table-cell>
          <table:table-cell office:value-type="float" office:value="0.4115001" calcext:value-type="float">
            <text:p>0.4115001</text:p>
          </table:table-cell>
          <table:table-cell office:value-type="float" office:value="0.4185894" calcext:value-type="float">
            <text:p>0.4185894</text:p>
          </table:table-cell>
          <table:table-cell office:value-type="float" office:value="0.423618" calcext:value-type="float">
            <text:p>0.423618</text:p>
          </table:table-cell>
          <table:table-cell office:value-type="float" office:value="0.3576231" calcext:value-type="float">
            <text:p>0.3576231</text:p>
          </table:table-cell>
          <table:table-cell office:value-type="float" office:value="0.3494242" calcext:value-type="float">
            <text:p>0.3494242</text:p>
          </table:table-cell>
          <table:table-cell office:value-type="float" office:value="0.3963513" calcext:value-type="float">
            <text:p>0.3963513</text:p>
          </table:table-cell>
          <table:table-cell office:value-type="float" office:value="0.3878066" calcext:value-type="float">
            <text:p>0.3878066</text:p>
          </table:table-cell>
          <table:table-cell office:value-type="float" office:value="0.3831424" calcext:value-type="float">
            <text:p>0.3831424</text:p>
          </table:table-cell>
          <table:table-cell office:value-type="float" office:value="0.3923184" calcext:value-type="float">
            <text:p>0.3923184</text:p>
          </table:table-cell>
          <table:table-cell office:value-type="float" office:value="0.3990692" calcext:value-type="float">
            <text:p>0.39906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456E-015" calcext:value-type="float">
            <text:p>1.924456E-15</text:p>
          </table:table-cell>
          <table:table-cell office:value-type="float" office:value="1.975024E-015" calcext:value-type="float">
            <text:p>1.975024E-15</text:p>
          </table:table-cell>
          <table:table-cell office:value-type="float" office:value="1.987033E-015" calcext:value-type="float">
            <text:p>1.987033E-15</text:p>
          </table:table-cell>
          <table:table-cell office:value-type="float" office:value="1.938912E-015" calcext:value-type="float">
            <text:p>1.938912E-15</text:p>
          </table:table-cell>
          <table:table-cell office:value-type="float" office:value="1.002575E-015" calcext:value-type="float">
            <text:p>1.002575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754311" calcext:value-type="float">
            <text:p>-0.005754311</text:p>
          </table:table-cell>
          <table:table-cell office:value-type="float" office:value="-0.005481053" calcext:value-type="float">
            <text:p>-0.005481053</text:p>
          </table:table-cell>
          <table:table-cell office:value-type="float" office:value="-0.005027889" calcext:value-type="float">
            <text:p>-0.005027889</text:p>
          </table:table-cell>
          <table:table-cell office:value-type="float" office:value="-0.00457767" calcext:value-type="float">
            <text:p>-0.00457767</text:p>
          </table:table-cell>
          <table:table-cell office:value-type="float" office:value="-0.004255217" calcext:value-type="float">
            <text:p>-0.004255217</text:p>
          </table:table-cell>
          <table:table-cell office:value-type="float" office:value="-0.003822452" calcext:value-type="float">
            <text:p>-0.003822452</text:p>
          </table:table-cell>
          <table:table-cell office:value-type="float" office:value="-0.003494301" calcext:value-type="float">
            <text:p>-0.003494301</text:p>
          </table:table-cell>
          <table:table-cell office:value-type="float" office:value="-0.003447747" calcext:value-type="float">
            <text:p>-0.003447747</text:p>
          </table:table-cell>
          <table:table-cell office:value-type="float" office:value="-0.004960377" calcext:value-type="float">
            <text:p>-0.004960377</text:p>
          </table:table-cell>
          <table:table-cell office:value-type="float" office:value="-0.007743734" calcext:value-type="float">
            <text:p>-0.007743734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05815768" calcext:value-type="float">
            <text:p>-0.005815768</text:p>
          </table:table-cell>
          <table:table-cell office:value-type="float" office:value="0.00001158123" calcext:value-type="float">
            <text:p>1.15812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612" calcext:value-type="float">
            <text:p>-2.326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79.06373" calcext:value-type="float">
            <text:p>79.06373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29.784" calcext:value-type="float">
            <text:p>1129.784</text:p>
          </table:table-cell>
          <table:table-cell office:value-type="float" office:value="9.588109" calcext:value-type="float">
            <text:p>9.588109</text:p>
          </table:table-cell>
          <table:table-cell office:value-type="float" office:value="0" calcext:value-type="float">
            <text:p>0</text:p>
          </table:table-cell>
          <table:table-cell office:value-type="float" office:value="0.3787057" calcext:value-type="float">
            <text:p>0.3787057</text:p>
          </table:table-cell>
          <table:table-cell office:value-type="float" office:value="0.3812674" calcext:value-type="float">
            <text:p>0.3812674</text:p>
          </table:table-cell>
          <table:table-cell office:value-type="float" office:value="0.3883451" calcext:value-type="float">
            <text:p>0.3883451</text:p>
          </table:table-cell>
          <table:table-cell office:value-type="float" office:value="0.3973818" calcext:value-type="float">
            <text:p>0.3973818</text:p>
          </table:table-cell>
          <table:table-cell office:value-type="float" office:value="0.4034178" calcext:value-type="float">
            <text:p>0.4034178</text:p>
          </table:table-cell>
          <table:table-cell office:value-type="float" office:value="0.346184" calcext:value-type="float">
            <text:p>0.346184</text:p>
          </table:table-cell>
          <table:table-cell office:value-type="float" office:value="0.3411072" calcext:value-type="float">
            <text:p>0.3411072</text:p>
          </table:table-cell>
          <table:table-cell office:value-type="float" office:value="0.395672" calcext:value-type="float">
            <text:p>0.395672</text:p>
          </table:table-cell>
          <table:table-cell office:value-type="float" office:value="0.3909197" calcext:value-type="float">
            <text:p>0.3909197</text:p>
          </table:table-cell>
          <table:table-cell office:value-type="float" office:value="0.3848248" calcext:value-type="float">
            <text:p>0.3848248</text:p>
          </table:table-cell>
          <table:table-cell office:value-type="float" office:value="0.3933127" calcext:value-type="float">
            <text:p>0.3933127</text:p>
          </table:table-cell>
          <table:table-cell office:value-type="float" office:value="0.3994092" calcext:value-type="float">
            <text:p>0.39940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072E-015" calcext:value-type="float">
            <text:p>1.925072E-15</text:p>
          </table:table-cell>
          <table:table-cell office:value-type="float" office:value="1.97497E-015" calcext:value-type="float">
            <text:p>1.97497E-15</text:p>
          </table:table-cell>
          <table:table-cell office:value-type="float" office:value="1.986977E-015" calcext:value-type="float">
            <text:p>1.986977E-15</text:p>
          </table:table-cell>
          <table:table-cell office:value-type="float" office:value="1.9389E-015" calcext:value-type="float">
            <text:p>1.9389E-15</text:p>
          </table:table-cell>
          <table:table-cell office:value-type="float" office:value="1.002555E-015" calcext:value-type="float">
            <text:p>1.002555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46546" calcext:value-type="float">
            <text:p>-0.00846546</text:p>
          </table:table-cell>
          <table:table-cell office:value-type="float" office:value="-0.008077124" calcext:value-type="float">
            <text:p>-0.008077124</text:p>
          </table:table-cell>
          <table:table-cell office:value-type="float" office:value="-0.007197624" calcext:value-type="float">
            <text:p>-0.007197624</text:p>
          </table:table-cell>
          <table:table-cell office:value-type="float" office:value="-0.006295305" calcext:value-type="float">
            <text:p>-0.006295305</text:p>
          </table:table-cell>
          <table:table-cell office:value-type="float" office:value="-0.005736583" calcext:value-type="float">
            <text:p>-0.005736583</text:p>
          </table:table-cell>
          <table:table-cell office:value-type="float" office:value="-0.004877874" calcext:value-type="float">
            <text:p>-0.004877874</text:p>
          </table:table-cell>
          <table:table-cell office:value-type="float" office:value="-0.00426875" calcext:value-type="float">
            <text:p>-0.00426875</text:p>
          </table:table-cell>
          <table:table-cell office:value-type="float" office:value="-0.003569846" calcext:value-type="float">
            <text:p>-0.003569846</text:p>
          </table:table-cell>
          <table:table-cell office:value-type="float" office:value="-0.004340296" calcext:value-type="float">
            <text:p>-0.004340296</text:p>
          </table:table-cell>
          <table:table-cell office:value-type="float" office:value="-0.007183518" calcext:value-type="float">
            <text:p>-0.007183518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08517522" calcext:value-type="float">
            <text:p>-0.008517522</text:p>
          </table:table-cell>
          <table:table-cell office:value-type="float" office:value="-0.00002142077" calcext:value-type="float">
            <text:p>-2.14207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3846" calcext:value-type="float">
            <text:p>-2.3238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83.13242" calcext:value-type="float">
            <text:p>83.13242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25.625" calcext:value-type="float">
            <text:p>1125.625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3539981" calcext:value-type="float">
            <text:p>0.3539981</text:p>
          </table:table-cell>
          <table:table-cell office:value-type="float" office:value="0.3572091" calcext:value-type="float">
            <text:p>0.3572091</text:p>
          </table:table-cell>
          <table:table-cell office:value-type="float" office:value="0.3685778" calcext:value-type="float">
            <text:p>0.3685778</text:p>
          </table:table-cell>
          <table:table-cell office:value-type="float" office:value="0.380722" calcext:value-type="float">
            <text:p>0.380722</text:p>
          </table:table-cell>
          <table:table-cell office:value-type="float" office:value="0.3878213" calcext:value-type="float">
            <text:p>0.3878213</text:p>
          </table:table-cell>
          <table:table-cell office:value-type="float" office:value="0.336279" calcext:value-type="float">
            <text:p>0.336279</text:p>
          </table:table-cell>
          <table:table-cell office:value-type="float" office:value="0.3328419" calcext:value-type="float">
            <text:p>0.3328419</text:p>
          </table:table-cell>
          <table:table-cell office:value-type="float" office:value="0.3919906" calcext:value-type="float">
            <text:p>0.3919906</text:p>
          </table:table-cell>
          <table:table-cell office:value-type="float" office:value="0.3925938" calcext:value-type="float">
            <text:p>0.3925938</text:p>
          </table:table-cell>
          <table:table-cell office:value-type="float" office:value="0.3865045" calcext:value-type="float">
            <text:p>0.3865045</text:p>
          </table:table-cell>
          <table:table-cell office:value-type="float" office:value="0.3943347" calcext:value-type="float">
            <text:p>0.3943347</text:p>
          </table:table-cell>
          <table:table-cell office:value-type="float" office:value="0.3998112" calcext:value-type="float">
            <text:p>0.39981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68E-015" calcext:value-type="float">
            <text:p>1.92568E-15</text:p>
          </table:table-cell>
          <table:table-cell office:value-type="float" office:value="1.974917E-015" calcext:value-type="float">
            <text:p>1.974917E-15</text:p>
          </table:table-cell>
          <table:table-cell office:value-type="float" office:value="1.986921E-015" calcext:value-type="float">
            <text:p>1.986921E-15</text:p>
          </table:table-cell>
          <table:table-cell office:value-type="float" office:value="1.938886E-015" calcext:value-type="float">
            <text:p>1.938886E-15</text:p>
          </table:table-cell>
          <table:table-cell office:value-type="float" office:value="1.00254E-015" calcext:value-type="float">
            <text:p>1.00254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86357" calcext:value-type="float">
            <text:p>-0.01286357</text:p>
          </table:table-cell>
          <table:table-cell office:value-type="float" office:value="-0.01210634" calcext:value-type="float">
            <text:p>-0.01210634</text:p>
          </table:table-cell>
          <table:table-cell office:value-type="float" office:value="-0.009926002" calcext:value-type="float">
            <text:p>-0.009926002</text:p>
          </table:table-cell>
          <table:table-cell office:value-type="float" office:value="-0.008174225" calcext:value-type="float">
            <text:p>-0.008174225</text:p>
          </table:table-cell>
          <table:table-cell office:value-type="float" office:value="-0.007297147" calcext:value-type="float">
            <text:p>-0.007297147</text:p>
          </table:table-cell>
          <table:table-cell office:value-type="float" office:value="-0.006069527" calcext:value-type="float">
            <text:p>-0.006069527</text:p>
          </table:table-cell>
          <table:table-cell office:value-type="float" office:value="-0.005245284" calcext:value-type="float">
            <text:p>-0.005245284</text:p>
          </table:table-cell>
          <table:table-cell office:value-type="float" office:value="-0.00436636" calcext:value-type="float">
            <text:p>-0.00436636</text:p>
          </table:table-cell>
          <table:table-cell office:value-type="float" office:value="-0.004039687" calcext:value-type="float">
            <text:p>-0.004039687</text:p>
          </table:table-cell>
          <table:table-cell office:value-type="float" office:value="-0.006667916" calcext:value-type="float">
            <text:p>-0.006667916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1290516" calcext:value-type="float">
            <text:p>-0.01290516</text:p>
          </table:table-cell>
          <table:table-cell office:value-type="float" office:value="-0.00005308632" calcext:value-type="float">
            <text:p>-5.30863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1179" calcext:value-type="float">
            <text:p>-2.3211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85.31619" calcext:value-type="float">
            <text:p>85.31619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23.441" calcext:value-type="float">
            <text:p>1123.441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3506262" calcext:value-type="float">
            <text:p>0.3506262</text:p>
          </table:table-cell>
          <table:table-cell office:value-type="float" office:value="0.3532687" calcext:value-type="float">
            <text:p>0.3532687</text:p>
          </table:table-cell>
          <table:table-cell office:value-type="float" office:value="0.361947" calcext:value-type="float">
            <text:p>0.361947</text:p>
          </table:table-cell>
          <table:table-cell office:value-type="float" office:value="0.37165" calcext:value-type="float">
            <text:p>0.37165</text:p>
          </table:table-cell>
          <table:table-cell office:value-type="float" office:value="0.3778617" calcext:value-type="float">
            <text:p>0.3778617</text:p>
          </table:table-cell>
          <table:table-cell office:value-type="float" office:value="0.3280756" calcext:value-type="float">
            <text:p>0.3280756</text:p>
          </table:table-cell>
          <table:table-cell office:value-type="float" office:value="0.3255049" calcext:value-type="float">
            <text:p>0.3255049</text:p>
          </table:table-cell>
          <table:table-cell office:value-type="float" office:value="0.388928" calcext:value-type="float">
            <text:p>0.388928</text:p>
          </table:table-cell>
          <table:table-cell office:value-type="float" office:value="0.3914623" calcext:value-type="float">
            <text:p>0.3914623</text:p>
          </table:table-cell>
          <table:table-cell office:value-type="float" office:value="0.3885471" calcext:value-type="float">
            <text:p>0.3885471</text:p>
          </table:table-cell>
          <table:table-cell office:value-type="float" office:value="0.3957374" calcext:value-type="float">
            <text:p>0.3957374</text:p>
          </table:table-cell>
          <table:table-cell office:value-type="float" office:value="0.4002528" calcext:value-type="float">
            <text:p>0.40025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227E-015" calcext:value-type="float">
            <text:p>1.926227E-15</text:p>
          </table:table-cell>
          <table:table-cell office:value-type="float" office:value="1.974874E-015" calcext:value-type="float">
            <text:p>1.974874E-15</text:p>
          </table:table-cell>
          <table:table-cell office:value-type="float" office:value="1.986872E-015" calcext:value-type="float">
            <text:p>1.986872E-15</text:p>
          </table:table-cell>
          <table:table-cell office:value-type="float" office:value="1.938868E-015" calcext:value-type="float">
            <text:p>1.938868E-15</text:p>
          </table:table-cell>
          <table:table-cell office:value-type="float" office:value="1.002525E-015" calcext:value-type="float">
            <text:p>1.002525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09E-016" calcext:value-type="float">
            <text:p>9.740509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58538" calcext:value-type="float">
            <text:p>-0.01358538</text:p>
          </table:table-cell>
          <table:table-cell office:value-type="float" office:value="-0.01292907" calcext:value-type="float">
            <text:p>-0.01292907</text:p>
          </table:table-cell>
          <table:table-cell office:value-type="float" office:value="-0.01109824" calcext:value-type="float">
            <text:p>-0.01109824</text:p>
          </table:table-cell>
          <table:table-cell office:value-type="float" office:value="-0.009484184" calcext:value-type="float">
            <text:p>-0.009484184</text:p>
          </table:table-cell>
          <table:table-cell office:value-type="float" office:value="-0.008562042" calcext:value-type="float">
            <text:p>-0.008562042</text:p>
          </table:table-cell>
          <table:table-cell office:value-type="float" office:value="-0.007318563" calcext:value-type="float">
            <text:p>-0.007318563</text:p>
          </table:table-cell>
          <table:table-cell office:value-type="float" office:value="-0.006328276" calcext:value-type="float">
            <text:p>-0.006328276</text:p>
          </table:table-cell>
          <table:table-cell office:value-type="float" office:value="-0.0051771" calcext:value-type="float">
            <text:p>-0.0051771</text:p>
          </table:table-cell>
          <table:table-cell office:value-type="float" office:value="-0.004233426" calcext:value-type="float">
            <text:p>-0.004233426</text:p>
          </table:table-cell>
          <table:table-cell office:value-type="float" office:value="-0.006092304" calcext:value-type="float">
            <text:p>-0.006092304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1360112" calcext:value-type="float">
            <text:p>-0.01360112</text:p>
          </table:table-cell>
          <table:table-cell office:value-type="float" office:value="-0.00007780199" calcext:value-type="float">
            <text:p>-7.78019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18102" calcext:value-type="float">
            <text:p>-2.3181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86.91418" calcext:value-type="float">
            <text:p>86.91418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21.843" calcext:value-type="float">
            <text:p>1121.843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3474083" calcext:value-type="float">
            <text:p>0.3474083</text:p>
          </table:table-cell>
          <table:table-cell office:value-type="float" office:value="0.3497217" calcext:value-type="float">
            <text:p>0.3497217</text:p>
          </table:table-cell>
          <table:table-cell office:value-type="float" office:value="0.3571898" calcext:value-type="float">
            <text:p>0.3571898</text:p>
          </table:table-cell>
          <table:table-cell office:value-type="float" office:value="0.3658495" calcext:value-type="float">
            <text:p>0.3658495</text:p>
          </table:table-cell>
          <table:table-cell office:value-type="float" office:value="0.3711989" calcext:value-type="float">
            <text:p>0.3711989</text:p>
          </table:table-cell>
          <table:table-cell office:value-type="float" office:value="0.3228985" calcext:value-type="float">
            <text:p>0.3228985</text:p>
          </table:table-cell>
          <table:table-cell office:value-type="float" office:value="0.3206637" calcext:value-type="float">
            <text:p>0.3206637</text:p>
          </table:table-cell>
          <table:table-cell office:value-type="float" office:value="0.3867599" calcext:value-type="float">
            <text:p>0.3867599</text:p>
          </table:table-cell>
          <table:table-cell office:value-type="float" office:value="0.3897172" calcext:value-type="float">
            <text:p>0.3897172</text:p>
          </table:table-cell>
          <table:table-cell office:value-type="float" office:value="0.3898316" calcext:value-type="float">
            <text:p>0.3898316</text:p>
          </table:table-cell>
          <table:table-cell office:value-type="float" office:value="0.3970844" calcext:value-type="float">
            <text:p>0.3970844</text:p>
          </table:table-cell>
          <table:table-cell office:value-type="float" office:value="0.4007427" calcext:value-type="float">
            <text:p>0.40074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686E-015" calcext:value-type="float">
            <text:p>1.926686E-15</text:p>
          </table:table-cell>
          <table:table-cell office:value-type="float" office:value="1.974835E-015" calcext:value-type="float">
            <text:p>1.974835E-15</text:p>
          </table:table-cell>
          <table:table-cell office:value-type="float" office:value="1.986836E-015" calcext:value-type="float">
            <text:p>1.986836E-15</text:p>
          </table:table-cell>
          <table:table-cell office:value-type="float" office:value="1.938854E-015" calcext:value-type="float">
            <text:p>1.938854E-15</text:p>
          </table:table-cell>
          <table:table-cell office:value-type="float" office:value="1.002508E-015" calcext:value-type="float">
            <text:p>1.002508E-15</text:p>
          </table:table-cell>
          <table:table-cell office:value-type="float" office:value="1.932091E-015" calcext:value-type="float">
            <text:p>1.932091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37145" calcext:value-type="float">
            <text:p>-0.01437145</text:p>
          </table:table-cell>
          <table:table-cell office:value-type="float" office:value="-0.01374719" calcext:value-type="float">
            <text:p>-0.01374719</text:p>
          </table:table-cell>
          <table:table-cell office:value-type="float" office:value="-0.01203548" calcext:value-type="float">
            <text:p>-0.01203548</text:p>
          </table:table-cell>
          <table:table-cell office:value-type="float" office:value="-0.01044458" calcext:value-type="float">
            <text:p>-0.01044458</text:p>
          </table:table-cell>
          <table:table-cell office:value-type="float" office:value="-0.009557034" calcext:value-type="float">
            <text:p>-0.009557034</text:p>
          </table:table-cell>
          <table:table-cell office:value-type="float" office:value="-0.008251381" calcext:value-type="float">
            <text:p>-0.008251381</text:p>
          </table:table-cell>
          <table:table-cell office:value-type="float" office:value="-0.007177174" calcext:value-type="float">
            <text:p>-0.007177174</text:p>
          </table:table-cell>
          <table:table-cell office:value-type="float" office:value="-0.005841925" calcext:value-type="float">
            <text:p>-0.005841925</text:p>
          </table:table-cell>
          <table:table-cell office:value-type="float" office:value="-0.004560062" calcext:value-type="float">
            <text:p>-0.004560062</text:p>
          </table:table-cell>
          <table:table-cell office:value-type="float" office:value="-0.005756776" calcext:value-type="float">
            <text:p>-0.005756776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1438063" calcext:value-type="float">
            <text:p>-0.01438063</text:p>
          </table:table-cell>
          <table:table-cell office:value-type="float" office:value="-0.00009627547" calcext:value-type="float">
            <text:p>-9.62754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14587" calcext:value-type="float">
            <text:p>-2.3145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89.4125" calcext:value-type="float">
            <text:p>89.4125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9.345" calcext:value-type="float">
            <text:p>1119.345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3309185" calcext:value-type="float">
            <text:p>0.3309185</text:p>
          </table:table-cell>
          <table:table-cell office:value-type="float" office:value="0.3344846" calcext:value-type="float">
            <text:p>0.3344846</text:p>
          </table:table-cell>
          <table:table-cell office:value-type="float" office:value="0.3470834" calcext:value-type="float">
            <text:p>0.3470834</text:p>
          </table:table-cell>
          <table:table-cell office:value-type="float" office:value="0.3583288" calcext:value-type="float">
            <text:p>0.3583288</text:p>
          </table:table-cell>
          <table:table-cell office:value-type="float" office:value="0.3643977" calcext:value-type="float">
            <text:p>0.3643977</text:p>
          </table:table-cell>
          <table:table-cell office:value-type="float" office:value="0.3185583" calcext:value-type="float">
            <text:p>0.3185583</text:p>
          </table:table-cell>
          <table:table-cell office:value-type="float" office:value="0.3168814" calcext:value-type="float">
            <text:p>0.3168814</text:p>
          </table:table-cell>
          <table:table-cell office:value-type="float" office:value="0.3849548" calcext:value-type="float">
            <text:p>0.3849548</text:p>
          </table:table-cell>
          <table:table-cell office:value-type="float" office:value="0.3878661" calcext:value-type="float">
            <text:p>0.3878661</text:p>
          </table:table-cell>
          <table:table-cell office:value-type="float" office:value="0.3904791" calcext:value-type="float">
            <text:p>0.3904791</text:p>
          </table:table-cell>
          <table:table-cell office:value-type="float" office:value="0.3984677" calcext:value-type="float">
            <text:p>0.3984677</text:p>
          </table:table-cell>
          <table:table-cell office:value-type="float" office:value="0.4014105" calcext:value-type="float">
            <text:p>0.40141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174E-015" calcext:value-type="float">
            <text:p>1.927174E-15</text:p>
          </table:table-cell>
          <table:table-cell office:value-type="float" office:value="1.974793E-015" calcext:value-type="float">
            <text:p>1.974793E-15</text:p>
          </table:table-cell>
          <table:table-cell office:value-type="float" office:value="1.986793E-015" calcext:value-type="float">
            <text:p>1.986793E-15</text:p>
          </table:table-cell>
          <table:table-cell office:value-type="float" office:value="1.938841E-015" calcext:value-type="float">
            <text:p>1.938841E-15</text:p>
          </table:table-cell>
          <table:table-cell office:value-type="float" office:value="1.002494E-015" calcext:value-type="float">
            <text:p>1.002494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41258" calcext:value-type="float">
            <text:p>-0.01941258</text:p>
          </table:table-cell>
          <table:table-cell office:value-type="float" office:value="-0.01810282" calcext:value-type="float">
            <text:p>-0.01810282</text:p>
          </table:table-cell>
          <table:table-cell office:value-type="float" office:value="-0.01435618" calcext:value-type="float">
            <text:p>-0.01435618</text:p>
          </table:table-cell>
          <table:table-cell office:value-type="float" office:value="-0.01185809" calcext:value-type="float">
            <text:p>-0.01185809</text:p>
          </table:table-cell>
          <table:table-cell office:value-type="float" office:value="-0.01069411" calcext:value-type="float">
            <text:p>-0.01069411</text:p>
          </table:table-cell>
          <table:table-cell office:value-type="float" office:value="-0.009135345" calcext:value-type="float">
            <text:p>-0.009135345</text:p>
          </table:table-cell>
          <table:table-cell office:value-type="float" office:value="-0.007928732" calcext:value-type="float">
            <text:p>-0.007928732</text:p>
          </table:table-cell>
          <table:table-cell office:value-type="float" office:value="-0.006465234" calcext:value-type="float">
            <text:p>-0.006465234</text:p>
          </table:table-cell>
          <table:table-cell office:value-type="float" office:value="-0.004935241" calcext:value-type="float">
            <text:p>-0.004935241</text:p>
          </table:table-cell>
          <table:table-cell office:value-type="float" office:value="-0.005594031" calcext:value-type="float">
            <text:p>-0.005594031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1946868" calcext:value-type="float">
            <text:p>-0.01946868</text:p>
          </table:table-cell>
          <table:table-cell office:value-type="float" office:value="-0.0001202669" calcext:value-type="float">
            <text:p>-0.000120266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10532" calcext:value-type="float">
            <text:p>-2.3105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0.50051" calcext:value-type="float">
            <text:p>90.50051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8.257" calcext:value-type="float">
            <text:p>1118.257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3346659" calcext:value-type="float">
            <text:p>0.3346659</text:p>
          </table:table-cell>
          <table:table-cell office:value-type="float" office:value="0.3365151" calcext:value-type="float">
            <text:p>0.3365151</text:p>
          </table:table-cell>
          <table:table-cell office:value-type="float" office:value="0.3446924" calcext:value-type="float">
            <text:p>0.3446924</text:p>
          </table:table-cell>
          <table:table-cell office:value-type="float" office:value="0.3535587" calcext:value-type="float">
            <text:p>0.3535587</text:p>
          </table:table-cell>
          <table:table-cell office:value-type="float" office:value="0.3591531" calcext:value-type="float">
            <text:p>0.3591531</text:p>
          </table:table-cell>
          <table:table-cell office:value-type="float" office:value="0.3143347" calcext:value-type="float">
            <text:p>0.3143347</text:p>
          </table:table-cell>
          <table:table-cell office:value-type="float" office:value="0.3133309" calcext:value-type="float">
            <text:p>0.3133309</text:p>
          </table:table-cell>
          <table:table-cell office:value-type="float" office:value="0.3834714" calcext:value-type="float">
            <text:p>0.3834714</text:p>
          </table:table-cell>
          <table:table-cell office:value-type="float" office:value="0.3861557" calcext:value-type="float">
            <text:p>0.3861557</text:p>
          </table:table-cell>
          <table:table-cell office:value-type="float" office:value="0.3906419" calcext:value-type="float">
            <text:p>0.3906419</text:p>
          </table:table-cell>
          <table:table-cell office:value-type="float" office:value="0.3994993" calcext:value-type="float">
            <text:p>0.3994993</text:p>
          </table:table-cell>
          <table:table-cell office:value-type="float" office:value="0.4021136" calcext:value-type="float">
            <text:p>0.40211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56E-015" calcext:value-type="float">
            <text:p>1.92756E-15</text:p>
          </table:table-cell>
          <table:table-cell office:value-type="float" office:value="1.974755E-015" calcext:value-type="float">
            <text:p>1.974755E-15</text:p>
          </table:table-cell>
          <table:table-cell office:value-type="float" office:value="1.986765E-015" calcext:value-type="float">
            <text:p>1.986765E-15</text:p>
          </table:table-cell>
          <table:table-cell office:value-type="float" office:value="1.938832E-015" calcext:value-type="float">
            <text:p>1.938832E-15</text:p>
          </table:table-cell>
          <table:table-cell office:value-type="float" office:value="1.002478E-015" calcext:value-type="float">
            <text:p>1.002478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09E-016" calcext:value-type="float">
            <text:p>9.740509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10583" calcext:value-type="float">
            <text:p>-0.01810583</text:p>
          </table:table-cell>
          <table:table-cell office:value-type="float" office:value="-0.01743175" calcext:value-type="float">
            <text:p>-0.01743175</text:p>
          </table:table-cell>
          <table:table-cell office:value-type="float" office:value="-0.01498236" calcext:value-type="float">
            <text:p>-0.01498236</text:p>
          </table:table-cell>
          <table:table-cell office:value-type="float" office:value="-0.01287879" calcext:value-type="float">
            <text:p>-0.01287879</text:p>
          </table:table-cell>
          <table:table-cell office:value-type="float" office:value="-0.01169989" calcext:value-type="float">
            <text:p>-0.01169989</text:p>
          </table:table-cell>
          <table:table-cell office:value-type="float" office:value="-0.01010281" calcext:value-type="float">
            <text:p>-0.01010281</text:p>
          </table:table-cell>
          <table:table-cell office:value-type="float" office:value="-0.00871308" calcext:value-type="float">
            <text:p>-0.00871308</text:p>
          </table:table-cell>
          <table:table-cell office:value-type="float" office:value="-0.007028216" calcext:value-type="float">
            <text:p>-0.007028216</text:p>
          </table:table-cell>
          <table:table-cell office:value-type="float" office:value="-0.005312363" calcext:value-type="float">
            <text:p>-0.005312363</text:p>
          </table:table-cell>
          <table:table-cell office:value-type="float" office:value="-0.005553082" calcext:value-type="float">
            <text:p>-0.005553082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1808501" calcext:value-type="float">
            <text:p>-0.01808501</text:p>
          </table:table-cell>
          <table:table-cell office:value-type="float" office:value="-0.0001334316" calcext:value-type="float">
            <text:p>-0.000133431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0518" calcext:value-type="float">
            <text:p>-2.305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3.55649" calcext:value-type="float">
            <text:p>93.55649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5.201" calcext:value-type="float">
            <text:p>1115.201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1538185" calcext:value-type="float">
            <text:p>0.1538185</text:p>
          </table:table-cell>
          <table:table-cell office:value-type="float" office:value="0.3344194" calcext:value-type="float">
            <text:p>0.3344194</text:p>
          </table:table-cell>
          <table:table-cell office:value-type="float" office:value="0.3416524" calcext:value-type="float">
            <text:p>0.3416524</text:p>
          </table:table-cell>
          <table:table-cell office:value-type="float" office:value="0.3494143" calcext:value-type="float">
            <text:p>0.3494143</text:p>
          </table:table-cell>
          <table:table-cell office:value-type="float" office:value="0.3545543" calcext:value-type="float">
            <text:p>0.3545543</text:p>
          </table:table-cell>
          <table:table-cell office:value-type="float" office:value="0.3112696" calcext:value-type="float">
            <text:p>0.3112696</text:p>
          </table:table-cell>
          <table:table-cell office:value-type="float" office:value="0.3106662" calcext:value-type="float">
            <text:p>0.3106662</text:p>
          </table:table-cell>
          <table:table-cell office:value-type="float" office:value="0.3820737" calcext:value-type="float">
            <text:p>0.3820737</text:p>
          </table:table-cell>
          <table:table-cell office:value-type="float" office:value="0.3845895" calcext:value-type="float">
            <text:p>0.3845895</text:p>
          </table:table-cell>
          <table:table-cell office:value-type="float" office:value="0.3905872" calcext:value-type="float">
            <text:p>0.3905872</text:p>
          </table:table-cell>
          <table:table-cell office:value-type="float" office:value="0.4001312" calcext:value-type="float">
            <text:p>0.4001312</text:p>
          </table:table-cell>
          <table:table-cell office:value-type="float" office:value="0.4027717" calcext:value-type="float">
            <text:p>0.40277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039E-015" calcext:value-type="float">
            <text:p>1.928039E-15</text:p>
          </table:table-cell>
          <table:table-cell office:value-type="float" office:value="1.974711E-015" calcext:value-type="float">
            <text:p>1.974711E-15</text:p>
          </table:table-cell>
          <table:table-cell office:value-type="float" office:value="1.986725E-015" calcext:value-type="float">
            <text:p>1.986725E-15</text:p>
          </table:table-cell>
          <table:table-cell office:value-type="float" office:value="1.938822E-015" calcext:value-type="float">
            <text:p>1.938822E-15</text:p>
          </table:table-cell>
          <table:table-cell office:value-type="float" office:value="1.00246E-015" calcext:value-type="float">
            <text:p>1.00246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77748" calcext:value-type="float">
            <text:p>-6.177748</text:p>
          </table:table-cell>
          <table:table-cell office:value-type="float" office:value="-0.01809031" calcext:value-type="float">
            <text:p>-0.01809031</text:p>
          </table:table-cell>
          <table:table-cell office:value-type="float" office:value="-0.01583118" calcext:value-type="float">
            <text:p>-0.01583118</text:p>
          </table:table-cell>
          <table:table-cell office:value-type="float" office:value="-0.0138427" calcext:value-type="float">
            <text:p>-0.0138427</text:p>
          </table:table-cell>
          <table:table-cell office:value-type="float" office:value="-0.01266056" calcext:value-type="float">
            <text:p>-0.01266056</text:p>
          </table:table-cell>
          <table:table-cell office:value-type="float" office:value="-0.01087656" calcext:value-type="float">
            <text:p>-0.01087656</text:p>
          </table:table-cell>
          <table:table-cell office:value-type="float" office:value="-0.009360603" calcext:value-type="float">
            <text:p>-0.009360603</text:p>
          </table:table-cell>
          <table:table-cell office:value-type="float" office:value="-0.007605901" calcext:value-type="float">
            <text:p>-0.007605901</text:p>
          </table:table-cell>
          <table:table-cell office:value-type="float" office:value="-0.005683905" calcext:value-type="float">
            <text:p>-0.005683905</text:p>
          </table:table-cell>
          <table:table-cell office:value-type="float" office:value="-0.005566127" calcext:value-type="float">
            <text:p>-0.005566127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4.34726" calcext:value-type="float">
            <text:p>-4.34726</text:p>
          </table:table-cell>
          <table:table-cell office:value-type="float" office:value="-0.0001510906" calcext:value-type="float">
            <text:p>-0.00015109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97908" calcext:value-type="float">
            <text:p>-2.2979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4.12079" calcext:value-type="float">
            <text:p>94.12079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4.637" calcext:value-type="float">
            <text:p>1114.637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115188" calcext:value-type="float">
            <text:p>0.115188</text:p>
          </table:table-cell>
          <table:table-cell office:value-type="float" office:value="0.3414906" calcext:value-type="float">
            <text:p>0.3414906</text:p>
          </table:table-cell>
          <table:table-cell office:value-type="float" office:value="0.3445279" calcext:value-type="float">
            <text:p>0.3445279</text:p>
          </table:table-cell>
          <table:table-cell office:value-type="float" office:value="0.3490265" calcext:value-type="float">
            <text:p>0.3490265</text:p>
          </table:table-cell>
          <table:table-cell office:value-type="float" office:value="0.352584" calcext:value-type="float">
            <text:p>0.352584</text:p>
          </table:table-cell>
          <table:table-cell office:value-type="float" office:value="0.3088847" calcext:value-type="float">
            <text:p>0.3088847</text:p>
          </table:table-cell>
          <table:table-cell office:value-type="float" office:value="0.3081921" calcext:value-type="float">
            <text:p>0.3081921</text:p>
          </table:table-cell>
          <table:table-cell office:value-type="float" office:value="0.3808745" calcext:value-type="float">
            <text:p>0.3808745</text:p>
          </table:table-cell>
          <table:table-cell office:value-type="float" office:value="0.3830422" calcext:value-type="float">
            <text:p>0.3830422</text:p>
          </table:table-cell>
          <table:table-cell office:value-type="float" office:value="0.3904233" calcext:value-type="float">
            <text:p>0.3904233</text:p>
          </table:table-cell>
          <table:table-cell office:value-type="float" office:value="0.4006571" calcext:value-type="float">
            <text:p>0.4006571</text:p>
          </table:table-cell>
          <table:table-cell office:value-type="float" office:value="0.4033239" calcext:value-type="float">
            <text:p>0.40332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613E-015" calcext:value-type="float">
            <text:p>1.928613E-15</text:p>
          </table:table-cell>
          <table:table-cell office:value-type="float" office:value="1.974655E-015" calcext:value-type="float">
            <text:p>1.974655E-15</text:p>
          </table:table-cell>
          <table:table-cell office:value-type="float" office:value="1.986678E-015" calcext:value-type="float">
            <text:p>1.986678E-15</text:p>
          </table:table-cell>
          <table:table-cell office:value-type="float" office:value="1.938813E-015" calcext:value-type="float">
            <text:p>1.938813E-15</text:p>
          </table:table-cell>
          <table:table-cell office:value-type="float" office:value="1.002439E-015" calcext:value-type="float">
            <text:p>1.002439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8E-039" calcext:value-type="float">
            <text:p>6.66935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60359" calcext:value-type="float">
            <text:p>-58.60359</text:p>
          </table:table-cell>
          <table:table-cell office:value-type="float" office:value="-0.01588287" calcext:value-type="float">
            <text:p>-0.01588287</text:p>
          </table:table-cell>
          <table:table-cell office:value-type="float" office:value="-0.01503536" calcext:value-type="float">
            <text:p>-0.01503536</text:p>
          </table:table-cell>
          <table:table-cell office:value-type="float" office:value="-0.01394912" calcext:value-type="float">
            <text:p>-0.01394912</text:p>
          </table:table-cell>
          <table:table-cell office:value-type="float" office:value="-0.01310819" calcext:value-type="float">
            <text:p>-0.01310819</text:p>
          </table:table-cell>
          <table:table-cell office:value-type="float" office:value="-0.01152833" calcext:value-type="float">
            <text:p>-0.01152833</text:p>
          </table:table-cell>
          <table:table-cell office:value-type="float" office:value="-0.01001166" calcext:value-type="float">
            <text:p>-0.01001166</text:p>
          </table:table-cell>
          <table:table-cell office:value-type="float" office:value="-0.008141999" calcext:value-type="float">
            <text:p>-0.008141999</text:p>
          </table:table-cell>
          <table:table-cell office:value-type="float" office:value="-0.006077982" calcext:value-type="float">
            <text:p>-0.006077982</text:p>
          </table:table-cell>
          <table:table-cell office:value-type="float" office:value="-0.005605959" calcext:value-type="float">
            <text:p>-0.005605959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67.5448" calcext:value-type="float">
            <text:p>-167.5448</text:p>
          </table:table-cell>
          <table:table-cell office:value-type="float" office:value="-0.000162228" calcext:value-type="float">
            <text:p>-0.00016222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89814" calcext:value-type="float">
            <text:p>-2.2898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5.55706" calcext:value-type="float">
            <text:p>95.55706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3.2" calcext:value-type="float">
            <text:p>1113.2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1332973" calcext:value-type="float">
            <text:p>0.1332973</text:p>
          </table:table-cell>
          <table:table-cell office:value-type="float" office:value="0.3264963" calcext:value-type="float">
            <text:p>0.3264963</text:p>
          </table:table-cell>
          <table:table-cell office:value-type="float" office:value="0.3363052" calcext:value-type="float">
            <text:p>0.3363052</text:p>
          </table:table-cell>
          <table:table-cell office:value-type="float" office:value="0.3453954" calcext:value-type="float">
            <text:p>0.3453954</text:p>
          </table:table-cell>
          <table:table-cell office:value-type="float" office:value="0.3502936" calcext:value-type="float">
            <text:p>0.3502936</text:p>
          </table:table-cell>
          <table:table-cell office:value-type="float" office:value="0.3074396" calcext:value-type="float">
            <text:p>0.3074396</text:p>
          </table:table-cell>
          <table:table-cell office:value-type="float" office:value="0.3065946" calcext:value-type="float">
            <text:p>0.3065946</text:p>
          </table:table-cell>
          <table:table-cell office:value-type="float" office:value="0.3799596" calcext:value-type="float">
            <text:p>0.3799596</text:p>
          </table:table-cell>
          <table:table-cell office:value-type="float" office:value="0.3817691" calcext:value-type="float">
            <text:p>0.3817691</text:p>
          </table:table-cell>
          <table:table-cell office:value-type="float" office:value="0.3899625" calcext:value-type="float">
            <text:p>0.3899625</text:p>
          </table:table-cell>
          <table:table-cell office:value-type="float" office:value="0.4010698" calcext:value-type="float">
            <text:p>0.4010698</text:p>
          </table:table-cell>
          <table:table-cell office:value-type="float" office:value="0.4038422" calcext:value-type="float">
            <text:p>0.40384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679E-015" calcext:value-type="float">
            <text:p>1.921679E-15</text:p>
          </table:table-cell>
          <table:table-cell office:value-type="float" office:value="1.976472E-015" calcext:value-type="float">
            <text:p>1.976472E-15</text:p>
          </table:table-cell>
          <table:table-cell office:value-type="float" office:value="1.986636E-015" calcext:value-type="float">
            <text:p>1.986636E-15</text:p>
          </table:table-cell>
          <table:table-cell office:value-type="float" office:value="1.938797E-015" calcext:value-type="float">
            <text:p>1.938797E-15</text:p>
          </table:table-cell>
          <table:table-cell office:value-type="float" office:value="1.002425E-015" calcext:value-type="float">
            <text:p>1.002425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1023" calcext:value-type="float">
            <text:p>-18.81023</text:p>
          </table:table-cell>
          <table:table-cell office:value-type="float" office:value="-0.02099093" calcext:value-type="float">
            <text:p>-0.02099093</text:p>
          </table:table-cell>
          <table:table-cell office:value-type="float" office:value="-0.01743551" calcext:value-type="float">
            <text:p>-0.01743551</text:p>
          </table:table-cell>
          <table:table-cell office:value-type="float" office:value="-0.01485063" calcext:value-type="float">
            <text:p>-0.01485063</text:p>
          </table:table-cell>
          <table:table-cell office:value-type="float" office:value="-0.01362695" calcext:value-type="float">
            <text:p>-0.01362695</text:p>
          </table:table-cell>
          <table:table-cell office:value-type="float" office:value="-0.01194051" calcext:value-type="float">
            <text:p>-0.01194051</text:p>
          </table:table-cell>
          <table:table-cell office:value-type="float" office:value="-0.01045759" calcext:value-type="float">
            <text:p>-0.01045759</text:p>
          </table:table-cell>
          <table:table-cell office:value-type="float" office:value="-0.008577158" calcext:value-type="float">
            <text:p>-0.008577158</text:p>
          </table:table-cell>
          <table:table-cell office:value-type="float" office:value="-0.00642487" calcext:value-type="float">
            <text:p>-0.00642487</text:p>
          </table:table-cell>
          <table:table-cell office:value-type="float" office:value="-0.005719654" calcext:value-type="float">
            <text:p>-0.005719654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65.713" calcext:value-type="float">
            <text:p>-165.713</text:p>
          </table:table-cell>
          <table:table-cell office:value-type="float" office:value="-0.000911182" calcext:value-type="float">
            <text:p>-0.0009111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1536" calcext:value-type="float">
            <text:p>-2.2815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5.85276" calcext:value-type="float">
            <text:p>95.85276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1.588" calcext:value-type="float">
            <text:p>1111.588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1149479" calcext:value-type="float">
            <text:p>0.1149479</text:p>
          </table:table-cell>
          <table:table-cell office:value-type="float" office:value="0.3358155" calcext:value-type="float">
            <text:p>0.3358155</text:p>
          </table:table-cell>
          <table:table-cell office:value-type="float" office:value="0.338983" calcext:value-type="float">
            <text:p>0.338983</text:p>
          </table:table-cell>
          <table:table-cell office:value-type="float" office:value="0.3437743" calcext:value-type="float">
            <text:p>0.3437743</text:p>
          </table:table-cell>
          <table:table-cell office:value-type="float" office:value="0.3476133" calcext:value-type="float">
            <text:p>0.3476133</text:p>
          </table:table-cell>
          <table:table-cell office:value-type="float" office:value="0.3052149" calcext:value-type="float">
            <text:p>0.3052149</text:p>
          </table:table-cell>
          <table:table-cell office:value-type="float" office:value="0.3047529" calcext:value-type="float">
            <text:p>0.3047529</text:p>
          </table:table-cell>
          <table:table-cell office:value-type="float" office:value="0.3790768" calcext:value-type="float">
            <text:p>0.3790768</text:p>
          </table:table-cell>
          <table:table-cell office:value-type="float" office:value="0.3805963" calcext:value-type="float">
            <text:p>0.3805963</text:p>
          </table:table-cell>
          <table:table-cell office:value-type="float" office:value="0.389469" calcext:value-type="float">
            <text:p>0.389469</text:p>
          </table:table-cell>
          <table:table-cell office:value-type="float" office:value="0.4013686" calcext:value-type="float">
            <text:p>0.4013686</text:p>
          </table:table-cell>
          <table:table-cell office:value-type="float" office:value="0.4043247" calcext:value-type="float">
            <text:p>0.40432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315E-015" calcext:value-type="float">
            <text:p>1.922315E-15</text:p>
          </table:table-cell>
          <table:table-cell office:value-type="float" office:value="1.976406E-015" calcext:value-type="float">
            <text:p>1.976406E-15</text:p>
          </table:table-cell>
          <table:table-cell office:value-type="float" office:value="1.986583E-015" calcext:value-type="float">
            <text:p>1.986583E-15</text:p>
          </table:table-cell>
          <table:table-cell office:value-type="float" office:value="1.938783E-015" calcext:value-type="float">
            <text:p>1.938783E-15</text:p>
          </table:table-cell>
          <table:table-cell office:value-type="float" office:value="1.002412E-015" calcext:value-type="float">
            <text:p>1.002412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70689" calcext:value-type="float">
            <text:p>-59.70689</text:p>
          </table:table-cell>
          <table:table-cell office:value-type="float" office:value="-0.01759855" calcext:value-type="float">
            <text:p>-0.01759855</text:p>
          </table:table-cell>
          <table:table-cell office:value-type="float" office:value="-0.01661568" calcext:value-type="float">
            <text:p>-0.01661568</text:p>
          </table:table-cell>
          <table:table-cell office:value-type="float" office:value="-0.0153057" calcext:value-type="float">
            <text:p>-0.0153057</text:p>
          </table:table-cell>
          <table:table-cell office:value-type="float" office:value="-0.01429831" calcext:value-type="float">
            <text:p>-0.01429831</text:p>
          </table:table-cell>
          <table:table-cell office:value-type="float" office:value="-0.01261316" calcext:value-type="float">
            <text:p>-0.01261316</text:p>
          </table:table-cell>
          <table:table-cell office:value-type="float" office:value="-0.01099814" calcext:value-type="float">
            <text:p>-0.01099814</text:p>
          </table:table-cell>
          <table:table-cell office:value-type="float" office:value="-0.009019148" calcext:value-type="float">
            <text:p>-0.009019148</text:p>
          </table:table-cell>
          <table:table-cell office:value-type="float" office:value="-0.006762281" calcext:value-type="float">
            <text:p>-0.006762281</text:p>
          </table:table-cell>
          <table:table-cell office:value-type="float" office:value="-0.005844942" calcext:value-type="float">
            <text:p>-0.005844942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62.9756" calcext:value-type="float">
            <text:p>-162.9756</text:p>
          </table:table-cell>
          <table:table-cell office:value-type="float" office:value="-0.0009160437" calcext:value-type="float">
            <text:p>-0.00091604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3131" calcext:value-type="float">
            <text:p>-2.2731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5.92063" calcext:value-type="float">
            <text:p>95.92063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1.521" calcext:value-type="float">
            <text:p>1111.521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1139198" calcext:value-type="float">
            <text:p>0.1139198</text:p>
          </table:table-cell>
          <table:table-cell office:value-type="float" office:value="0.3386298" calcext:value-type="float">
            <text:p>0.3386298</text:p>
          </table:table-cell>
          <table:table-cell office:value-type="float" office:value="0.3410554" calcext:value-type="float">
            <text:p>0.3410554</text:p>
          </table:table-cell>
          <table:table-cell office:value-type="float" office:value="0.3445708" calcext:value-type="float">
            <text:p>0.3445708</text:p>
          </table:table-cell>
          <table:table-cell office:value-type="float" office:value="0.347389" calcext:value-type="float">
            <text:p>0.347389</text:p>
          </table:table-cell>
          <table:table-cell office:value-type="float" office:value="0.304159" calcext:value-type="float">
            <text:p>0.304159</text:p>
          </table:table-cell>
          <table:table-cell office:value-type="float" office:value="0.3034782" calcext:value-type="float">
            <text:p>0.3034782</text:p>
          </table:table-cell>
          <table:table-cell office:value-type="float" office:value="0.3782513" calcext:value-type="float">
            <text:p>0.3782513</text:p>
          </table:table-cell>
          <table:table-cell office:value-type="float" office:value="0.3794779" calcext:value-type="float">
            <text:p>0.3794779</text:p>
          </table:table-cell>
          <table:table-cell office:value-type="float" office:value="0.3889711" calcext:value-type="float">
            <text:p>0.3889711</text:p>
          </table:table-cell>
          <table:table-cell office:value-type="float" office:value="0.4015782" calcext:value-type="float">
            <text:p>0.4015782</text:p>
          </table:table-cell>
          <table:table-cell office:value-type="float" office:value="0.4047721" calcext:value-type="float">
            <text:p>0.40477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055E-015" calcext:value-type="float">
            <text:p>1.923055E-15</text:p>
          </table:table-cell>
          <table:table-cell office:value-type="float" office:value="1.97633E-015" calcext:value-type="float">
            <text:p>1.97633E-15</text:p>
          </table:table-cell>
          <table:table-cell office:value-type="float" office:value="1.986525E-015" calcext:value-type="float">
            <text:p>1.986525E-15</text:p>
          </table:table-cell>
          <table:table-cell office:value-type="float" office:value="1.938764E-015" calcext:value-type="float">
            <text:p>1.938764E-15</text:p>
          </table:table-cell>
          <table:table-cell office:value-type="float" office:value="1.002395E-015" calcext:value-type="float">
            <text:p>1.002395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85414" calcext:value-type="float">
            <text:p>-63.85414</text:p>
          </table:table-cell>
          <table:table-cell office:value-type="float" office:value="-0.01671203" calcext:value-type="float">
            <text:p>-0.01671203</text:p>
          </table:table-cell>
          <table:table-cell office:value-type="float" office:value="-0.01600017" calcext:value-type="float">
            <text:p>-0.01600017</text:p>
          </table:table-cell>
          <table:table-cell office:value-type="float" office:value="-0.01509023" calcext:value-type="float">
            <text:p>-0.01509023</text:p>
          </table:table-cell>
          <table:table-cell office:value-type="float" office:value="-0.01435654" calcext:value-type="float">
            <text:p>-0.01435654</text:p>
          </table:table-cell>
          <table:table-cell office:value-type="float" office:value="-0.01294943" calcext:value-type="float">
            <text:p>-0.01294943</text:p>
          </table:table-cell>
          <table:table-cell office:value-type="float" office:value="-0.01139358" calcext:value-type="float">
            <text:p>-0.01139358</text:p>
          </table:table-cell>
          <table:table-cell office:value-type="float" office:value="-0.009455077" calcext:value-type="float">
            <text:p>-0.009455077</text:p>
          </table:table-cell>
          <table:table-cell office:value-type="float" office:value="-0.007101592" calcext:value-type="float">
            <text:p>-0.007101592</text:p>
          </table:table-cell>
          <table:table-cell office:value-type="float" office:value="-0.00597424" calcext:value-type="float">
            <text:p>-0.00597424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60.3353" calcext:value-type="float">
            <text:p>-160.3353</text:p>
          </table:table-cell>
          <table:table-cell office:value-type="float" office:value="-0.0009213432" calcext:value-type="float">
            <text:p>-0.000921343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4661" calcext:value-type="float">
            <text:p>-2.2646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5.98904" calcext:value-type="float">
            <text:p>95.98904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1.452" calcext:value-type="float">
            <text:p>1111.452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1126541" calcext:value-type="float">
            <text:p>0.1126541</text:p>
          </table:table-cell>
          <table:table-cell office:value-type="float" office:value="0.3400367" calcext:value-type="float">
            <text:p>0.3400367</text:p>
          </table:table-cell>
          <table:table-cell office:value-type="float" office:value="0.3421916" calcext:value-type="float">
            <text:p>0.3421916</text:p>
          </table:table-cell>
          <table:table-cell office:value-type="float" office:value="0.3451487" calcext:value-type="float">
            <text:p>0.3451487</text:p>
          </table:table-cell>
          <table:table-cell office:value-type="float" office:value="0.3476074" calcext:value-type="float">
            <text:p>0.3476074</text:p>
          </table:table-cell>
          <table:table-cell office:value-type="float" office:value="0.3036768" calcext:value-type="float">
            <text:p>0.3036768</text:p>
          </table:table-cell>
          <table:table-cell office:value-type="float" office:value="0.3025414" calcext:value-type="float">
            <text:p>0.3025414</text:p>
          </table:table-cell>
          <table:table-cell office:value-type="float" office:value="0.3775654" calcext:value-type="float">
            <text:p>0.3775654</text:p>
          </table:table-cell>
          <table:table-cell office:value-type="float" office:value="0.3784339" calcext:value-type="float">
            <text:p>0.3784339</text:p>
          </table:table-cell>
          <table:table-cell office:value-type="float" office:value="0.3884658" calcext:value-type="float">
            <text:p>0.3884658</text:p>
          </table:table-cell>
          <table:table-cell office:value-type="float" office:value="0.4017127" calcext:value-type="float">
            <text:p>0.4017127</text:p>
          </table:table-cell>
          <table:table-cell office:value-type="float" office:value="0.4051495" calcext:value-type="float">
            <text:p>0.40514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932E-015" calcext:value-type="float">
            <text:p>1.923932E-15</text:p>
          </table:table-cell>
          <table:table-cell office:value-type="float" office:value="1.976239E-015" calcext:value-type="float">
            <text:p>1.976239E-15</text:p>
          </table:table-cell>
          <table:table-cell office:value-type="float" office:value="1.986449E-015" calcext:value-type="float">
            <text:p>1.986449E-15</text:p>
          </table:table-cell>
          <table:table-cell office:value-type="float" office:value="1.938748E-015" calcext:value-type="float">
            <text:p>1.938748E-15</text:p>
          </table:table-cell>
          <table:table-cell office:value-type="float" office:value="1.002375E-015" calcext:value-type="float">
            <text:p>1.002375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81445" calcext:value-type="float">
            <text:p>-69.81445</text:p>
          </table:table-cell>
          <table:table-cell office:value-type="float" office:value="-0.01628808" calcext:value-type="float">
            <text:p>-0.01628808</text:p>
          </table:table-cell>
          <table:table-cell office:value-type="float" office:value="-0.01567449" calcext:value-type="float">
            <text:p>-0.01567449</text:p>
          </table:table-cell>
          <table:table-cell office:value-type="float" office:value="-0.01493586" calcext:value-type="float">
            <text:p>-0.01493586</text:p>
          </table:table-cell>
          <table:table-cell office:value-type="float" office:value="-0.01430158" calcext:value-type="float">
            <text:p>-0.01430158</text:p>
          </table:table-cell>
          <table:table-cell office:value-type="float" office:value="-0.013106" calcext:value-type="float">
            <text:p>-0.013106</text:p>
          </table:table-cell>
          <table:table-cell office:value-type="float" office:value="-0.0116932" calcext:value-type="float">
            <text:p>-0.0116932</text:p>
          </table:table-cell>
          <table:table-cell office:value-type="float" office:value="-0.00983391" calcext:value-type="float">
            <text:p>-0.00983391</text:p>
          </table:table-cell>
          <table:table-cell office:value-type="float" office:value="-0.007434757" calcext:value-type="float">
            <text:p>-0.007434757</text:p>
          </table:table-cell>
          <table:table-cell office:value-type="float" office:value="-0.006108617" calcext:value-type="float">
            <text:p>-0.006108617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57.6553" calcext:value-type="float">
            <text:p>-157.6553</text:p>
          </table:table-cell>
          <table:table-cell office:value-type="float" office:value="-0.0009273088" calcext:value-type="float">
            <text:p>-0.000927308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5877" calcext:value-type="float">
            <text:p>-2.2558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6.00864" calcext:value-type="float">
            <text:p>96.00864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1.433" calcext:value-type="float">
            <text:p>1111.433</text:p>
          </table:table-cell>
          <table:table-cell office:value-type="float" office:value="9.678834" calcext:value-type="float">
            <text:p>9.678834</text:p>
          </table:table-cell>
          <table:table-cell office:value-type="float" office:value="0" calcext:value-type="float">
            <text:p>0</text:p>
          </table:table-cell>
          <table:table-cell office:value-type="float" office:value="0.1165125" calcext:value-type="float">
            <text:p>0.1165125</text:p>
          </table:table-cell>
          <table:table-cell office:value-type="float" office:value="0.3407246" calcext:value-type="float">
            <text:p>0.3407246</text:p>
          </table:table-cell>
          <table:table-cell office:value-type="float" office:value="0.3428503" calcext:value-type="float">
            <text:p>0.3428503</text:p>
          </table:table-cell>
          <table:table-cell office:value-type="float" office:value="0.3456137" calcext:value-type="float">
            <text:p>0.3456137</text:p>
          </table:table-cell>
          <table:table-cell office:value-type="float" office:value="0.3478374" calcext:value-type="float">
            <text:p>0.3478374</text:p>
          </table:table-cell>
          <table:table-cell office:value-type="float" office:value="0.303399" calcext:value-type="float">
            <text:p>0.303399</text:p>
          </table:table-cell>
          <table:table-cell office:value-type="float" office:value="0.301841" calcext:value-type="float">
            <text:p>0.301841</text:p>
          </table:table-cell>
          <table:table-cell office:value-type="float" office:value="0.3770373" calcext:value-type="float">
            <text:p>0.3770373</text:p>
          </table:table-cell>
          <table:table-cell office:value-type="float" office:value="0.3776259" calcext:value-type="float">
            <text:p>0.3776259</text:p>
          </table:table-cell>
          <table:table-cell office:value-type="float" office:value="0.3878056" calcext:value-type="float">
            <text:p>0.3878056</text:p>
          </table:table-cell>
          <table:table-cell office:value-type="float" office:value="0.4017674" calcext:value-type="float">
            <text:p>0.4017674</text:p>
          </table:table-cell>
          <table:table-cell office:value-type="float" office:value="0.4054951" calcext:value-type="float">
            <text:p>0.40549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978E-015" calcext:value-type="float">
            <text:p>1.924978E-15</text:p>
          </table:table-cell>
          <table:table-cell office:value-type="float" office:value="1.976133E-015" calcext:value-type="float">
            <text:p>1.976133E-15</text:p>
          </table:table-cell>
          <table:table-cell office:value-type="float" office:value="1.986355E-015" calcext:value-type="float">
            <text:p>1.986355E-15</text:p>
          </table:table-cell>
          <table:table-cell office:value-type="float" office:value="1.938729E-015" calcext:value-type="float">
            <text:p>1.938729E-15</text:p>
          </table:table-cell>
          <table:table-cell office:value-type="float" office:value="1.002357E-015" calcext:value-type="float">
            <text:p>1.002357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86876" calcext:value-type="float">
            <text:p>-53.86876</text:p>
          </table:table-cell>
          <table:table-cell office:value-type="float" office:value="-0.01608292" calcext:value-type="float">
            <text:p>-0.01608292</text:p>
          </table:table-cell>
          <table:table-cell office:value-type="float" office:value="-0.01548894" calcext:value-type="float">
            <text:p>-0.01548894</text:p>
          </table:table-cell>
          <table:table-cell office:value-type="float" office:value="-0.01481277" calcext:value-type="float">
            <text:p>-0.01481277</text:p>
          </table:table-cell>
          <table:table-cell office:value-type="float" office:value="-0.01424361" calcext:value-type="float">
            <text:p>-0.01424361</text:p>
          </table:table-cell>
          <table:table-cell office:value-type="float" office:value="-0.01319704" calcext:value-type="float">
            <text:p>-0.01319704</text:p>
          </table:table-cell>
          <table:table-cell office:value-type="float" office:value="-0.01192247" calcext:value-type="float">
            <text:p>-0.01192247</text:p>
          </table:table-cell>
          <table:table-cell office:value-type="float" office:value="-0.01013739" calcext:value-type="float">
            <text:p>-0.01013739</text:p>
          </table:table-cell>
          <table:table-cell office:value-type="float" office:value="-0.007704391" calcext:value-type="float">
            <text:p>-0.007704391</text:p>
          </table:table-cell>
          <table:table-cell office:value-type="float" office:value="-0.006288596" calcext:value-type="float">
            <text:p>-0.006288596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55.5161" calcext:value-type="float">
            <text:p>-155.5161</text:p>
          </table:table-cell>
          <table:table-cell office:value-type="float" office:value="-0.0009339692" calcext:value-type="float">
            <text:p>-0.00093396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7084" calcext:value-type="float">
            <text:p>-2.2470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6.12106" calcext:value-type="float">
            <text:p>96.12106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1.361" calcext:value-type="float">
            <text:p>1111.361</text:p>
          </table:table-cell>
          <table:table-cell office:value-type="float" office:value="9.637954" calcext:value-type="float">
            <text:p>9.637954</text:p>
          </table:table-cell>
          <table:table-cell office:value-type="float" office:value="0" calcext:value-type="float">
            <text:p>0</text:p>
          </table:table-cell>
          <table:table-cell office:value-type="float" office:value="0.1116439" calcext:value-type="float">
            <text:p>0.1116439</text:p>
          </table:table-cell>
          <table:table-cell office:value-type="float" office:value="0.3411436" calcext:value-type="float">
            <text:p>0.3411436</text:p>
          </table:table-cell>
          <table:table-cell office:value-type="float" office:value="0.3431845" calcext:value-type="float">
            <text:p>0.3431845</text:p>
          </table:table-cell>
          <table:table-cell office:value-type="float" office:value="0.3458395" calcext:value-type="float">
            <text:p>0.3458395</text:p>
          </table:table-cell>
          <table:table-cell office:value-type="float" office:value="0.3479208" calcext:value-type="float">
            <text:p>0.3479208</text:p>
          </table:table-cell>
          <table:table-cell office:value-type="float" office:value="0.3031698" calcext:value-type="float">
            <text:p>0.3031698</text:p>
          </table:table-cell>
          <table:table-cell office:value-type="float" office:value="0.301252" calcext:value-type="float">
            <text:p>0.301252</text:p>
          </table:table-cell>
          <table:table-cell office:value-type="float" office:value="0.3766478" calcext:value-type="float">
            <text:p>0.3766478</text:p>
          </table:table-cell>
          <table:table-cell office:value-type="float" office:value="0.3768464" calcext:value-type="float">
            <text:p>0.3768464</text:p>
          </table:table-cell>
          <table:table-cell office:value-type="float" office:value="0.3871915" calcext:value-type="float">
            <text:p>0.3871915</text:p>
          </table:table-cell>
          <table:table-cell office:value-type="float" office:value="0.4017497" calcext:value-type="float">
            <text:p>0.4017497</text:p>
          </table:table-cell>
          <table:table-cell office:value-type="float" office:value="0.4058211" calcext:value-type="float">
            <text:p>0.40582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078E-015" calcext:value-type="float">
            <text:p>1.926078E-15</text:p>
          </table:table-cell>
          <table:table-cell office:value-type="float" office:value="1.976022E-015" calcext:value-type="float">
            <text:p>1.976022E-15</text:p>
          </table:table-cell>
          <table:table-cell office:value-type="float" office:value="1.986258E-015" calcext:value-type="float">
            <text:p>1.986258E-15</text:p>
          </table:table-cell>
          <table:table-cell office:value-type="float" office:value="1.938707E-015" calcext:value-type="float">
            <text:p>1.938707E-15</text:p>
          </table:table-cell>
          <table:table-cell office:value-type="float" office:value="1.002336E-015" calcext:value-type="float">
            <text:p>1.002336E-15</text:p>
          </table:table-cell>
          <table:table-cell office:value-type="float" office:value="1.932091E-015" calcext:value-type="float">
            <text:p>1.932091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09E-016" calcext:value-type="float">
            <text:p>9.740509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2155" calcext:value-type="float">
            <text:p>-74.2155</text:p>
          </table:table-cell>
          <table:table-cell office:value-type="float" office:value="-0.01596384" calcext:value-type="float">
            <text:p>-0.01596384</text:p>
          </table:table-cell>
          <table:table-cell office:value-type="float" office:value="-0.01539639" calcext:value-type="float">
            <text:p>-0.01539639</text:p>
          </table:table-cell>
          <table:table-cell office:value-type="float" office:value="-0.01475326" calcext:value-type="float">
            <text:p>-0.01475326</text:p>
          </table:table-cell>
          <table:table-cell office:value-type="float" office:value="-0.0142225" calcext:value-type="float">
            <text:p>-0.0142225</text:p>
          </table:table-cell>
          <table:table-cell office:value-type="float" office:value="-0.01327234" calcext:value-type="float">
            <text:p>-0.01327234</text:p>
          </table:table-cell>
          <table:table-cell office:value-type="float" office:value="-0.01212028" calcext:value-type="float">
            <text:p>-0.01212028</text:p>
          </table:table-cell>
          <table:table-cell office:value-type="float" office:value="-0.01036641" calcext:value-type="float">
            <text:p>-0.01036641</text:p>
          </table:table-cell>
          <table:table-cell office:value-type="float" office:value="-0.007973934" calcext:value-type="float">
            <text:p>-0.007973934</text:p>
          </table:table-cell>
          <table:table-cell office:value-type="float" office:value="-0.006461622" calcext:value-type="float">
            <text:p>-0.006461622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54.0703" calcext:value-type="float">
            <text:p>-154.0703</text:p>
          </table:table-cell>
          <table:table-cell office:value-type="float" office:value="-0.0009403932" calcext:value-type="float">
            <text:p>-0.000940393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7641" calcext:value-type="float">
            <text:p>-2.2376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6.16458" calcext:value-type="float">
            <text:p>96.16458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1.39" calcext:value-type="float">
            <text:p>1111.39</text:p>
          </table:table-cell>
          <table:table-cell office:value-type="float" office:value="9.565407" calcext:value-type="float">
            <text:p>9.565407</text:p>
          </table:table-cell>
          <table:table-cell office:value-type="float" office:value="0" calcext:value-type="float">
            <text:p>0</text:p>
          </table:table-cell>
          <table:table-cell office:value-type="float" office:value="0.1119376" calcext:value-type="float">
            <text:p>0.1119376</text:p>
          </table:table-cell>
          <table:table-cell office:value-type="float" office:value="0.3415219" calcext:value-type="float">
            <text:p>0.3415219</text:p>
          </table:table-cell>
          <table:table-cell office:value-type="float" office:value="0.3434599" calcext:value-type="float">
            <text:p>0.3434599</text:p>
          </table:table-cell>
          <table:table-cell office:value-type="float" office:value="0.3460018" calcext:value-type="float">
            <text:p>0.3460018</text:p>
          </table:table-cell>
          <table:table-cell office:value-type="float" office:value="0.3479615" calcext:value-type="float">
            <text:p>0.3479615</text:p>
          </table:table-cell>
          <table:table-cell office:value-type="float" office:value="0.3029772" calcext:value-type="float">
            <text:p>0.3029772</text:p>
          </table:table-cell>
          <table:table-cell office:value-type="float" office:value="0.3008287" calcext:value-type="float">
            <text:p>0.3008287</text:p>
          </table:table-cell>
          <table:table-cell office:value-type="float" office:value="0.3762852" calcext:value-type="float">
            <text:p>0.3762852</text:p>
          </table:table-cell>
          <table:table-cell office:value-type="float" office:value="0.3761445" calcext:value-type="float">
            <text:p>0.3761445</text:p>
          </table:table-cell>
          <table:table-cell office:value-type="float" office:value="0.3866447" calcext:value-type="float">
            <text:p>0.3866447</text:p>
          </table:table-cell>
          <table:table-cell office:value-type="float" office:value="0.4016244" calcext:value-type="float">
            <text:p>0.4016244</text:p>
          </table:table-cell>
          <table:table-cell office:value-type="float" office:value="0.4061335" calcext:value-type="float">
            <text:p>0.40613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333E-015" calcext:value-type="float">
            <text:p>1.927333E-15</text:p>
          </table:table-cell>
          <table:table-cell office:value-type="float" office:value="1.975897E-015" calcext:value-type="float">
            <text:p>1.975897E-15</text:p>
          </table:table-cell>
          <table:table-cell office:value-type="float" office:value="1.986148E-015" calcext:value-type="float">
            <text:p>1.986148E-15</text:p>
          </table:table-cell>
          <table:table-cell office:value-type="float" office:value="1.938679E-015" calcext:value-type="float">
            <text:p>1.938679E-15</text:p>
          </table:table-cell>
          <table:table-cell office:value-type="float" office:value="1.002314E-015" calcext:value-type="float">
            <text:p>1.002314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33768" calcext:value-type="float">
            <text:p>-73.33768</text:p>
          </table:table-cell>
          <table:table-cell office:value-type="float" office:value="-0.01585499" calcext:value-type="float">
            <text:p>-0.01585499</text:p>
          </table:table-cell>
          <table:table-cell office:value-type="float" office:value="-0.01532043" calcext:value-type="float">
            <text:p>-0.01532043</text:p>
          </table:table-cell>
          <table:table-cell office:value-type="float" office:value="-0.01471075" calcext:value-type="float">
            <text:p>-0.01471075</text:p>
          </table:table-cell>
          <table:table-cell office:value-type="float" office:value="-0.01421226" calcext:value-type="float">
            <text:p>-0.01421226</text:p>
          </table:table-cell>
          <table:table-cell office:value-type="float" office:value="-0.01333606" calcext:value-type="float">
            <text:p>-0.01333606</text:p>
          </table:table-cell>
          <table:table-cell office:value-type="float" office:value="-0.01226419" calcext:value-type="float">
            <text:p>-0.01226419</text:p>
          </table:table-cell>
          <table:table-cell office:value-type="float" office:value="-0.01058476" calcext:value-type="float">
            <text:p>-0.01058476</text:p>
          </table:table-cell>
          <table:table-cell office:value-type="float" office:value="-0.008225689" calcext:value-type="float">
            <text:p>-0.008225689</text:p>
          </table:table-cell>
          <table:table-cell office:value-type="float" office:value="-0.006620308" calcext:value-type="float">
            <text:p>-0.006620308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53.0917" calcext:value-type="float">
            <text:p>-153.0917</text:p>
          </table:table-cell>
          <table:table-cell office:value-type="float" office:value="-0.0009473214" calcext:value-type="float">
            <text:p>-0.000947321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7773" calcext:value-type="float">
            <text:p>-2.2277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6.20812" calcext:value-type="float">
            <text:p>96.20812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1.388" calcext:value-type="float">
            <text:p>1111.388</text:p>
          </table:table-cell>
          <table:table-cell office:value-type="float" office:value="9.524122" calcext:value-type="float">
            <text:p>9.524122</text:p>
          </table:table-cell>
          <table:table-cell office:value-type="float" office:value="0" calcext:value-type="float">
            <text:p>0</text:p>
          </table:table-cell>
          <table:table-cell office:value-type="float" office:value="0.1123573" calcext:value-type="float">
            <text:p>0.1123573</text:p>
          </table:table-cell>
          <table:table-cell office:value-type="float" office:value="0.3416864" calcext:value-type="float">
            <text:p>0.3416864</text:p>
          </table:table-cell>
          <table:table-cell office:value-type="float" office:value="0.3436038" calcext:value-type="float">
            <text:p>0.3436038</text:p>
          </table:table-cell>
          <table:table-cell office:value-type="float" office:value="0.3460768" calcext:value-type="float">
            <text:p>0.3460768</text:p>
          </table:table-cell>
          <table:table-cell office:value-type="float" office:value="0.3479508" calcext:value-type="float">
            <text:p>0.3479508</text:p>
          </table:table-cell>
          <table:table-cell office:value-type="float" office:value="0.3028056" calcext:value-type="float">
            <text:p>0.3028056</text:p>
          </table:table-cell>
          <table:table-cell office:value-type="float" office:value="0.3004679" calcext:value-type="float">
            <text:p>0.3004679</text:p>
          </table:table-cell>
          <table:table-cell office:value-type="float" office:value="0.3759699" calcext:value-type="float">
            <text:p>0.3759699</text:p>
          </table:table-cell>
          <table:table-cell office:value-type="float" office:value="0.3755971" calcext:value-type="float">
            <text:p>0.3755971</text:p>
          </table:table-cell>
          <table:table-cell office:value-type="float" office:value="0.3862286" calcext:value-type="float">
            <text:p>0.3862286</text:p>
          </table:table-cell>
          <table:table-cell office:value-type="float" office:value="0.4012387" calcext:value-type="float">
            <text:p>0.4012387</text:p>
          </table:table-cell>
          <table:table-cell office:value-type="float" office:value="0.4063788" calcext:value-type="float">
            <text:p>0.40637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648E-015" calcext:value-type="float">
            <text:p>1.928648E-15</text:p>
          </table:table-cell>
          <table:table-cell office:value-type="float" office:value="1.975768E-015" calcext:value-type="float">
            <text:p>1.975768E-15</text:p>
          </table:table-cell>
          <table:table-cell office:value-type="float" office:value="1.986033E-015" calcext:value-type="float">
            <text:p>1.986033E-15</text:p>
          </table:table-cell>
          <table:table-cell office:value-type="float" office:value="1.938647E-015" calcext:value-type="float">
            <text:p>1.938647E-15</text:p>
          </table:table-cell>
          <table:table-cell office:value-type="float" office:value="1.002293E-015" calcext:value-type="float">
            <text:p>1.002293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29374" calcext:value-type="float">
            <text:p>-71.29374</text:p>
          </table:table-cell>
          <table:table-cell office:value-type="float" office:value="-0.01580825" calcext:value-type="float">
            <text:p>-0.01580825</text:p>
          </table:table-cell>
          <table:table-cell office:value-type="float" office:value="-0.01528099" calcext:value-type="float">
            <text:p>-0.01528099</text:p>
          </table:table-cell>
          <table:table-cell office:value-type="float" office:value="-0.01469108" calcext:value-type="float">
            <text:p>-0.01469108</text:p>
          </table:table-cell>
          <table:table-cell office:value-type="float" office:value="-0.01421478" calcext:value-type="float">
            <text:p>-0.01421478</text:p>
          </table:table-cell>
          <table:table-cell office:value-type="float" office:value="-0.01339306" calcext:value-type="float">
            <text:p>-0.01339306</text:p>
          </table:table-cell>
          <table:table-cell office:value-type="float" office:value="-0.01238828" calcext:value-type="float">
            <text:p>-0.01238828</text:p>
          </table:table-cell>
          <table:table-cell office:value-type="float" office:value="-0.01077847" calcext:value-type="float">
            <text:p>-0.01077847</text:p>
          </table:table-cell>
          <table:table-cell office:value-type="float" office:value="-0.008427427" calcext:value-type="float">
            <text:p>-0.008427427</text:p>
          </table:table-cell>
          <table:table-cell office:value-type="float" office:value="-0.006743379" calcext:value-type="float">
            <text:p>-0.006743379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52.4044" calcext:value-type="float">
            <text:p>-152.4044</text:p>
          </table:table-cell>
          <table:table-cell office:value-type="float" office:value="-0.0009537267" calcext:value-type="float">
            <text:p>-0.00095372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8577" calcext:value-type="float">
            <text:p>-2.2185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182.0996" calcext:value-type="float">
            <text:p>182.0996</text:p>
          </table:table-cell>
          <table:table-cell office:value-type="float" office:value="99.88371" calcext:value-type="float">
            <text:p>99.88371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20.297" calcext:value-type="float">
            <text:p>1120.297</text:p>
          </table:table-cell>
          <table:table-cell office:value-type="float" office:value="9.639402" calcext:value-type="float">
            <text:p>9.639402</text:p>
          </table:table-cell>
          <table:table-cell office:value-type="float" office:value="0" calcext:value-type="float">
            <text:p>0</text:p>
          </table:table-cell>
          <table:table-cell office:value-type="float" office:value="0.3806817" calcext:value-type="float">
            <text:p>0.3806817</text:p>
          </table:table-cell>
          <table:table-cell office:value-type="float" office:value="0.3828429" calcext:value-type="float">
            <text:p>0.3828429</text:p>
          </table:table-cell>
          <table:table-cell office:value-type="float" office:value="0.3830411" calcext:value-type="float">
            <text:p>0.3830411</text:p>
          </table:table-cell>
          <table:table-cell office:value-type="float" office:value="0.3777404" calcext:value-type="float">
            <text:p>0.3777404</text:p>
          </table:table-cell>
          <table:table-cell office:value-type="float" office:value="0.3728205" calcext:value-type="float">
            <text:p>0.3728205</text:p>
          </table:table-cell>
          <table:table-cell office:value-type="float" office:value="0.3054932" calcext:value-type="float">
            <text:p>0.3054932</text:p>
          </table:table-cell>
          <table:table-cell office:value-type="float" office:value="0.300462" calcext:value-type="float">
            <text:p>0.300462</text:p>
          </table:table-cell>
          <table:table-cell office:value-type="float" office:value="0.3757023" calcext:value-type="float">
            <text:p>0.3757023</text:p>
          </table:table-cell>
          <table:table-cell office:value-type="float" office:value="0.3750826" calcext:value-type="float">
            <text:p>0.3750826</text:p>
          </table:table-cell>
          <table:table-cell office:value-type="float" office:value="0.3858058" calcext:value-type="float">
            <text:p>0.3858058</text:p>
          </table:table-cell>
          <table:table-cell office:value-type="float" office:value="0.4007659" calcext:value-type="float">
            <text:p>0.4007659</text:p>
          </table:table-cell>
          <table:table-cell office:value-type="float" office:value="0.4064707" calcext:value-type="float">
            <text:p>0.40647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751E-015" calcext:value-type="float">
            <text:p>1.929751E-15</text:p>
          </table:table-cell>
          <table:table-cell office:value-type="float" office:value="1.975661E-015" calcext:value-type="float">
            <text:p>1.975661E-15</text:p>
          </table:table-cell>
          <table:table-cell office:value-type="float" office:value="1.985934E-015" calcext:value-type="float">
            <text:p>1.985934E-15</text:p>
          </table:table-cell>
          <table:table-cell office:value-type="float" office:value="1.938623E-015" calcext:value-type="float">
            <text:p>1.938623E-15</text:p>
          </table:table-cell>
          <table:table-cell office:value-type="float" office:value="1.002271E-015" calcext:value-type="float">
            <text:p>1.002271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8E-039" calcext:value-type="float">
            <text:p>6.66935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116292" calcext:value-type="float">
            <text:p>-0.008116292</text:p>
          </table:table-cell>
          <table:table-cell office:value-type="float" office:value="-0.007791714" calcext:value-type="float">
            <text:p>-0.007791714</text:p>
          </table:table-cell>
          <table:table-cell office:value-type="float" office:value="-0.007787053" calcext:value-type="float">
            <text:p>-0.007787053</text:p>
          </table:table-cell>
          <table:table-cell office:value-type="float" office:value="-0.008607891" calcext:value-type="float">
            <text:p>-0.008607891</text:p>
          </table:table-cell>
          <table:table-cell office:value-type="float" office:value="-0.009361094" calcext:value-type="float">
            <text:p>-0.009361094</text:p>
          </table:table-cell>
          <table:table-cell office:value-type="float" office:value="-0.01258269" calcext:value-type="float">
            <text:p>-0.01258269</text:p>
          </table:table-cell>
          <table:table-cell office:value-type="float" office:value="-0.01239805" calcext:value-type="float">
            <text:p>-0.01239805</text:p>
          </table:table-cell>
          <table:table-cell office:value-type="float" office:value="-0.01094633" calcext:value-type="float">
            <text:p>-0.01094633</text:p>
          </table:table-cell>
          <table:table-cell office:value-type="float" office:value="-0.008621866" calcext:value-type="float">
            <text:p>-0.008621866</text:p>
          </table:table-cell>
          <table:table-cell office:value-type="float" office:value="-0.006870874" calcext:value-type="float">
            <text:p>-0.006870874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52.1186" calcext:value-type="float">
            <text:p>-152.1186</text:p>
          </table:table-cell>
          <table:table-cell office:value-type="float" office:value="-0.0009592478" calcext:value-type="float">
            <text:p>-0.000959247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839" calcext:value-type="float">
            <text:p>-2.208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187.5997" calcext:value-type="float">
            <text:p>187.5997</text:p>
          </table:table-cell>
          <table:table-cell office:value-type="float" office:value="104.358" calcext:value-type="float">
            <text:p>104.358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21.247" calcext:value-type="float">
            <text:p>1121.247</text:p>
          </table:table-cell>
          <table:table-cell office:value-type="float" office:value="9.714876" calcext:value-type="float">
            <text:p>9.714876</text:p>
          </table:table-cell>
          <table:table-cell office:value-type="float" office:value="0" calcext:value-type="float">
            <text:p>0</text:p>
          </table:table-cell>
          <table:table-cell office:value-type="float" office:value="0.3950498" calcext:value-type="float">
            <text:p>0.3950498</text:p>
          </table:table-cell>
          <table:table-cell office:value-type="float" office:value="0.3961368" calcext:value-type="float">
            <text:p>0.3961368</text:p>
          </table:table-cell>
          <table:table-cell office:value-type="float" office:value="0.3773092" calcext:value-type="float">
            <text:p>0.3773092</text:p>
          </table:table-cell>
          <table:table-cell office:value-type="float" office:value="0.3683561" calcext:value-type="float">
            <text:p>0.3683561</text:p>
          </table:table-cell>
          <table:table-cell office:value-type="float" office:value="0.3676004" calcext:value-type="float">
            <text:p>0.3676004</text:p>
          </table:table-cell>
          <table:table-cell office:value-type="float" office:value="0.3129262" calcext:value-type="float">
            <text:p>0.3129262</text:p>
          </table:table-cell>
          <table:table-cell office:value-type="float" office:value="0.3050113" calcext:value-type="float">
            <text:p>0.3050113</text:p>
          </table:table-cell>
          <table:table-cell office:value-type="float" office:value="0.3760031" calcext:value-type="float">
            <text:p>0.3760031</text:p>
          </table:table-cell>
          <table:table-cell office:value-type="float" office:value="0.3746436" calcext:value-type="float">
            <text:p>0.3746436</text:p>
          </table:table-cell>
          <table:table-cell office:value-type="float" office:value="0.3853702" calcext:value-type="float">
            <text:p>0.3853702</text:p>
          </table:table-cell>
          <table:table-cell office:value-type="float" office:value="0.400265" calcext:value-type="float">
            <text:p>0.400265</text:p>
          </table:table-cell>
          <table:table-cell office:value-type="float" office:value="0.4065065" calcext:value-type="float">
            <text:p>0.4065065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30797E-015" calcext:value-type="float">
            <text:p>1.930797E-15</text:p>
          </table:table-cell>
          <table:table-cell office:value-type="float" office:value="1.975561E-015" calcext:value-type="float">
            <text:p>1.975561E-15</text:p>
          </table:table-cell>
          <table:table-cell office:value-type="float" office:value="1.985846E-015" calcext:value-type="float">
            <text:p>1.985846E-15</text:p>
          </table:table-cell>
          <table:table-cell office:value-type="float" office:value="1.938595E-015" calcext:value-type="float">
            <text:p>1.938595E-15</text:p>
          </table:table-cell>
          <table:table-cell office:value-type="float" office:value="1.002252E-015" calcext:value-type="float">
            <text:p>1.002252E-15</text:p>
          </table:table-cell>
          <table:table-cell office:value-type="float" office:value="1.932091E-015" calcext:value-type="float">
            <text:p>1.932091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09E-016" calcext:value-type="float">
            <text:p>9.740509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96992" calcext:value-type="float">
            <text:p>-0.006296992</text:p>
          </table:table-cell>
          <table:table-cell office:value-type="float" office:value="-0.006164753" calcext:value-type="float">
            <text:p>-0.006164753</text:p>
          </table:table-cell>
          <table:table-cell office:value-type="float" office:value="-0.00874601" calcext:value-type="float">
            <text:p>-0.00874601</text:p>
          </table:table-cell>
          <table:table-cell office:value-type="float" office:value="-0.01010987" calcext:value-type="float">
            <text:p>-0.01010987</text:p>
          </table:table-cell>
          <table:table-cell office:value-type="float" office:value="-0.010182" calcext:value-type="float">
            <text:p>-0.010182</text:p>
          </table:table-cell>
          <table:table-cell office:value-type="float" office:value="-0.01046045" calcext:value-type="float">
            <text:p>-0.01046045</text:p>
          </table:table-cell>
          <table:table-cell office:value-type="float" office:value="-0.01093205" calcext:value-type="float">
            <text:p>-0.01093205</text:p>
          </table:table-cell>
          <table:table-cell office:value-type="float" office:value="-0.0107642" calcext:value-type="float">
            <text:p>-0.0107642</text:p>
          </table:table-cell>
          <table:table-cell office:value-type="float" office:value="-0.008791997" calcext:value-type="float">
            <text:p>-0.008791997</text:p>
          </table:table-cell>
          <table:table-cell office:value-type="float" office:value="-0.007004926" calcext:value-type="float">
            <text:p>-0.007004926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51.9088" calcext:value-type="float">
            <text:p>-151.9088</text:p>
          </table:table-cell>
          <table:table-cell office:value-type="float" office:value="-0.0009649037" calcext:value-type="float">
            <text:p>-0.00096490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241" calcext:value-type="float">
            <text:p>-2.1982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213.7996" calcext:value-type="float">
            <text:p>213.7996</text:p>
          </table:table-cell>
          <table:table-cell office:value-type="float" office:value="106.7117" calcext:value-type="float">
            <text:p>106.7117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44.778" calcext:value-type="float">
            <text:p>1144.778</text:p>
          </table:table-cell>
          <table:table-cell office:value-type="float" office:value="10.03085" calcext:value-type="float">
            <text:p>10.03085</text:p>
          </table:table-cell>
          <table:table-cell office:value-type="float" office:value="0" calcext:value-type="float">
            <text:p>0</text:p>
          </table:table-cell>
          <table:table-cell office:value-type="float" office:value="0.455429" calcext:value-type="float">
            <text:p>0.455429</text:p>
          </table:table-cell>
          <table:table-cell office:value-type="float" office:value="0.4610466" calcext:value-type="float">
            <text:p>0.4610466</text:p>
          </table:table-cell>
          <table:table-cell office:value-type="float" office:value="0.4722356" calcext:value-type="float">
            <text:p>0.4722356</text:p>
          </table:table-cell>
          <table:table-cell office:value-type="float" office:value="0.4866473" calcext:value-type="float">
            <text:p>0.4866473</text:p>
          </table:table-cell>
          <table:table-cell office:value-type="float" office:value="0.4999439" calcext:value-type="float">
            <text:p>0.4999439</text:p>
          </table:table-cell>
          <table:table-cell office:value-type="float" office:value="0.3543139" calcext:value-type="float">
            <text:p>0.3543139</text:p>
          </table:table-cell>
          <table:table-cell office:value-type="float" office:value="0.3215777" calcext:value-type="float">
            <text:p>0.3215777</text:p>
          </table:table-cell>
          <table:table-cell office:value-type="float" office:value="0.3773337" calcext:value-type="float">
            <text:p>0.3773337</text:p>
          </table:table-cell>
          <table:table-cell office:value-type="float" office:value="0.3744118" calcext:value-type="float">
            <text:p>0.3744118</text:p>
          </table:table-cell>
          <table:table-cell office:value-type="float" office:value="0.3849466" calcext:value-type="float">
            <text:p>0.3849466</text:p>
          </table:table-cell>
          <table:table-cell office:value-type="float" office:value="0.3998583" calcext:value-type="float">
            <text:p>0.3998583</text:p>
          </table:table-cell>
          <table:table-cell office:value-type="float" office:value="0.4065672" calcext:value-type="float">
            <text:p>0.40656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558E-015" calcext:value-type="float">
            <text:p>1.931558E-15</text:p>
          </table:table-cell>
          <table:table-cell office:value-type="float" office:value="1.975492E-015" calcext:value-type="float">
            <text:p>1.975492E-15</text:p>
          </table:table-cell>
          <table:table-cell office:value-type="float" office:value="1.98578E-015" calcext:value-type="float">
            <text:p>1.98578E-15</text:p>
          </table:table-cell>
          <table:table-cell office:value-type="float" office:value="1.938575E-015" calcext:value-type="float">
            <text:p>1.938575E-15</text:p>
          </table:table-cell>
          <table:table-cell office:value-type="float" office:value="1.002231E-015" calcext:value-type="float">
            <text:p>1.002231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6218" calcext:value-type="float">
            <text:p>-0.00266218</text:p>
          </table:table-cell>
          <table:table-cell office:value-type="float" office:value="-0.002443375" calcext:value-type="float">
            <text:p>-0.002443375</text:p>
          </table:table-cell>
          <table:table-cell office:value-type="float" office:value="-0.002127477" calcext:value-type="float">
            <text:p>-0.002127477</text:p>
          </table:table-cell>
          <table:table-cell office:value-type="float" office:value="-0.001803674" calcext:value-type="float">
            <text:p>-0.001803674</text:p>
          </table:table-cell>
          <table:table-cell office:value-type="float" office:value="-0.001527982" calcext:value-type="float">
            <text:p>-0.001527982</text:p>
          </table:table-cell>
          <table:table-cell office:value-type="float" office:value="-0.004246027" calcext:value-type="float">
            <text:p>-0.004246027</text:p>
          </table:table-cell>
          <table:table-cell office:value-type="float" office:value="-0.00712834" calcext:value-type="float">
            <text:p>-0.00712834</text:p>
          </table:table-cell>
          <table:table-cell office:value-type="float" office:value="-0.009997348" calcext:value-type="float">
            <text:p>-0.009997348</text:p>
          </table:table-cell>
          <table:table-cell office:value-type="float" office:value="-0.008884672" calcext:value-type="float">
            <text:p>-0.008884672</text:p>
          </table:table-cell>
          <table:table-cell office:value-type="float" office:value="-0.007138135" calcext:value-type="float">
            <text:p>-0.007138135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151.8266" calcext:value-type="float">
            <text:p>-151.8266</text:p>
          </table:table-cell>
          <table:table-cell office:value-type="float" office:value="-0.0009691382" calcext:value-type="float">
            <text:p>-0.00096913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9882" calcext:value-type="float">
            <text:p>-2.1898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240.4996" calcext:value-type="float">
            <text:p>240.4996</text:p>
          </table:table-cell>
          <table:table-cell office:value-type="float" office:value="108.0877" calcext:value-type="float">
            <text:p>108.0877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69.513" calcext:value-type="float">
            <text:p>1169.513</text:p>
          </table:table-cell>
          <table:table-cell office:value-type="float" office:value="10.61927" calcext:value-type="float">
            <text:p>10.61927</text:p>
          </table:table-cell>
          <table:table-cell office:value-type="float" office:value="0" calcext:value-type="float">
            <text:p>0</text:p>
          </table:table-cell>
          <table:table-cell office:value-type="float" office:value="0.4272924" calcext:value-type="float">
            <text:p>0.4272924</text:p>
          </table:table-cell>
          <table:table-cell office:value-type="float" office:value="0.4313827" calcext:value-type="float">
            <text:p>0.4313827</text:p>
          </table:table-cell>
          <table:table-cell office:value-type="float" office:value="0.4393643" calcext:value-type="float">
            <text:p>0.4393643</text:p>
          </table:table-cell>
          <table:table-cell office:value-type="float" office:value="0.4491949" calcext:value-type="float">
            <text:p>0.4491949</text:p>
          </table:table-cell>
          <table:table-cell office:value-type="float" office:value="0.4566359" calcext:value-type="float">
            <text:p>0.4566359</text:p>
          </table:table-cell>
          <table:table-cell office:value-type="float" office:value="0.3822296" calcext:value-type="float">
            <text:p>0.3822296</text:p>
          </table:table-cell>
          <table:table-cell office:value-type="float" office:value="0.3724184" calcext:value-type="float">
            <text:p>0.3724184</text:p>
          </table:table-cell>
          <table:table-cell office:value-type="float" office:value="0.4162876" calcext:value-type="float">
            <text:p>0.4162876</text:p>
          </table:table-cell>
          <table:table-cell office:value-type="float" office:value="0.4180216" calcext:value-type="float">
            <text:p>0.4180216</text:p>
          </table:table-cell>
          <table:table-cell office:value-type="float" office:value="0.3869818" calcext:value-type="float">
            <text:p>0.3869818</text:p>
          </table:table-cell>
          <table:table-cell office:value-type="float" office:value="0.3996464" calcext:value-type="float">
            <text:p>0.3996464</text:p>
          </table:table-cell>
          <table:table-cell office:value-type="float" office:value="0.406597" calcext:value-type="float">
            <text:p>0.4065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236E-015" calcext:value-type="float">
            <text:p>1.932236E-15</text:p>
          </table:table-cell>
          <table:table-cell office:value-type="float" office:value="1.975431E-015" calcext:value-type="float">
            <text:p>1.975431E-15</text:p>
          </table:table-cell>
          <table:table-cell office:value-type="float" office:value="1.985712E-015" calcext:value-type="float">
            <text:p>1.985712E-15</text:p>
          </table:table-cell>
          <table:table-cell office:value-type="float" office:value="1.938567E-015" calcext:value-type="float">
            <text:p>1.938567E-15</text:p>
          </table:table-cell>
          <table:table-cell office:value-type="float" office:value="1.002213E-015" calcext:value-type="float">
            <text:p>1.002213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09E-016" calcext:value-type="float">
            <text:p>9.740509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01821" calcext:value-type="float">
            <text:p>-0.004001821</text:p>
          </table:table-cell>
          <table:table-cell office:value-type="float" office:value="-0.003744666" calcext:value-type="float">
            <text:p>-0.003744666</text:p>
          </table:table-cell>
          <table:table-cell office:value-type="float" office:value="-0.003351109" calcext:value-type="float">
            <text:p>-0.003351109</text:p>
          </table:table-cell>
          <table:table-cell office:value-type="float" office:value="-0.002964916" calcext:value-type="float">
            <text:p>-0.002964916</text:p>
          </table:table-cell>
          <table:table-cell office:value-type="float" office:value="-0.002679295" calcext:value-type="float">
            <text:p>-0.002679295</text:p>
          </table:table-cell>
          <table:table-cell office:value-type="float" office:value="-0.002308334" calcext:value-type="float">
            <text:p>-0.002308334</text:p>
          </table:table-cell>
          <table:table-cell office:value-type="float" office:value="-0.002042386" calcext:value-type="float">
            <text:p>-0.002042386</text:p>
          </table:table-cell>
          <table:table-cell office:value-type="float" office:value="-0.001192712" calcext:value-type="float">
            <text:p>-0.001192712</text:p>
          </table:table-cell>
          <table:table-cell office:value-type="float" office:value="-0.00143459" calcext:value-type="float">
            <text:p>-0.00143459</text:p>
          </table:table-cell>
          <table:table-cell office:value-type="float" office:value="-0.006541956" calcext:value-type="float">
            <text:p>-0.006541956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04272574" calcext:value-type="float">
            <text:p>-0.004272574</text:p>
          </table:table-cell>
          <table:table-cell office:value-type="float" office:value="-0.0009772512" calcext:value-type="float">
            <text:p>-0.000977251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7183" calcext:value-type="float">
            <text:p>-2.1871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240.4996" calcext:value-type="float">
            <text:p>240.4996</text:p>
          </table:table-cell>
          <table:table-cell office:value-type="float" office:value="110.1361" calcext:value-type="float">
            <text:p>110.1361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50.404" calcext:value-type="float">
            <text:p>1150.404</text:p>
          </table:table-cell>
          <table:table-cell office:value-type="float" office:value="27.68061" calcext:value-type="float">
            <text:p>27.68061</text:p>
          </table:table-cell>
          <table:table-cell office:value-type="float" office:value="0" calcext:value-type="float">
            <text:p>0</text:p>
          </table:table-cell>
          <table:table-cell office:value-type="float" office:value="0.3556236" calcext:value-type="float">
            <text:p>0.3556236</text:p>
          </table:table-cell>
          <table:table-cell office:value-type="float" office:value="0.361689" calcext:value-type="float">
            <text:p>0.361689</text:p>
          </table:table-cell>
          <table:table-cell office:value-type="float" office:value="0.3681825" calcext:value-type="float">
            <text:p>0.3681825</text:p>
          </table:table-cell>
          <table:table-cell office:value-type="float" office:value="0.377391" calcext:value-type="float">
            <text:p>0.377391</text:p>
          </table:table-cell>
          <table:table-cell office:value-type="float" office:value="0.3857173" calcext:value-type="float">
            <text:p>0.3857173</text:p>
          </table:table-cell>
          <table:table-cell office:value-type="float" office:value="0.3387271" calcext:value-type="float">
            <text:p>0.3387271</text:p>
          </table:table-cell>
          <table:table-cell office:value-type="float" office:value="0.338343" calcext:value-type="float">
            <text:p>0.338343</text:p>
          </table:table-cell>
          <table:table-cell office:value-type="float" office:value="0.3965265" calcext:value-type="float">
            <text:p>0.3965265</text:p>
          </table:table-cell>
          <table:table-cell office:value-type="float" office:value="0.4117468" calcext:value-type="float">
            <text:p>0.4117468</text:p>
          </table:table-cell>
          <table:table-cell office:value-type="float" office:value="0.402521" calcext:value-type="float">
            <text:p>0.402521</text:p>
          </table:table-cell>
          <table:table-cell office:value-type="float" office:value="0.4021501" calcext:value-type="float">
            <text:p>0.4021501</text:p>
          </table:table-cell>
          <table:table-cell office:value-type="float" office:value="0.4065528" calcext:value-type="float">
            <text:p>0.40655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924E-015" calcext:value-type="float">
            <text:p>1.932924E-15</text:p>
          </table:table-cell>
          <table:table-cell office:value-type="float" office:value="1.975375E-015" calcext:value-type="float">
            <text:p>1.975375E-15</text:p>
          </table:table-cell>
          <table:table-cell office:value-type="float" office:value="1.985643E-015" calcext:value-type="float">
            <text:p>1.985643E-15</text:p>
          </table:table-cell>
          <table:table-cell office:value-type="float" office:value="1.938553E-015" calcext:value-type="float">
            <text:p>1.938553E-15</text:p>
          </table:table-cell>
          <table:table-cell office:value-type="float" office:value="1.002195E-015" calcext:value-type="float">
            <text:p>1.002195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22926" calcext:value-type="float">
            <text:p>-0.01222926</text:p>
          </table:table-cell>
          <table:table-cell office:value-type="float" office:value="-0.0109536" calcext:value-type="float">
            <text:p>-0.0109536</text:p>
          </table:table-cell>
          <table:table-cell office:value-type="float" office:value="-0.009812195" calcext:value-type="float">
            <text:p>-0.009812195</text:p>
          </table:table-cell>
          <table:table-cell office:value-type="float" office:value="-0.008489869" calcext:value-type="float">
            <text:p>-0.008489869</text:p>
          </table:table-cell>
          <table:table-cell office:value-type="float" office:value="-0.007444537" calcext:value-type="float">
            <text:p>-0.007444537</text:p>
          </table:table-cell>
          <table:table-cell office:value-type="float" office:value="-0.005668398" calcext:value-type="float">
            <text:p>-0.005668398</text:p>
          </table:table-cell>
          <table:table-cell office:value-type="float" office:value="-0.004518948" calcext:value-type="float">
            <text:p>-0.004518948</text:p>
          </table:table-cell>
          <table:table-cell office:value-type="float" office:value="-0.003375018" calcext:value-type="float">
            <text:p>-0.003375018</text:p>
          </table:table-cell>
          <table:table-cell office:value-type="float" office:value="-0.001812106" calcext:value-type="float">
            <text:p>-0.001812106</text:p>
          </table:table-cell>
          <table:table-cell office:value-type="float" office:value="-0.00332422" calcext:value-type="float">
            <text:p>-0.00332422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1160473" calcext:value-type="float">
            <text:p>-0.01160473</text:p>
          </table:table-cell>
          <table:table-cell office:value-type="float" office:value="-0.0009845541" calcext:value-type="float">
            <text:p>-0.00098455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0555" calcext:value-type="float">
            <text:p>-2.1805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240.4996" calcext:value-type="float">
            <text:p>240.4996</text:p>
          </table:table-cell>
          <table:table-cell office:value-type="float" office:value="112.5407" calcext:value-type="float">
            <text:p>112.5407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22.166" calcext:value-type="float">
            <text:p>1122.166</text:p>
          </table:table-cell>
          <table:table-cell office:value-type="float" office:value="53.51394" calcext:value-type="float">
            <text:p>53.51394</text:p>
          </table:table-cell>
          <table:table-cell office:value-type="float" office:value="0" calcext:value-type="float">
            <text:p>0</text:p>
          </table:table-cell>
          <table:table-cell office:value-type="float" office:value="0.1165671" calcext:value-type="float">
            <text:p>0.1165671</text:p>
          </table:table-cell>
          <table:table-cell office:value-type="float" office:value="0.3237045" calcext:value-type="float">
            <text:p>0.3237045</text:p>
          </table:table-cell>
          <table:table-cell office:value-type="float" office:value="0.3253742" calcext:value-type="float">
            <text:p>0.3253742</text:p>
          </table:table-cell>
          <table:table-cell office:value-type="float" office:value="0.3284982" calcext:value-type="float">
            <text:p>0.3284982</text:p>
          </table:table-cell>
          <table:table-cell office:value-type="float" office:value="0.3326992" calcext:value-type="float">
            <text:p>0.3326992</text:p>
          </table:table-cell>
          <table:table-cell office:value-type="float" office:value="0.2976367" calcext:value-type="float">
            <text:p>0.2976367</text:p>
          </table:table-cell>
          <table:table-cell office:value-type="float" office:value="0.3031934" calcext:value-type="float">
            <text:p>0.3031934</text:p>
          </table:table-cell>
          <table:table-cell office:value-type="float" office:value="0.3814987" calcext:value-type="float">
            <text:p>0.3814987</text:p>
          </table:table-cell>
          <table:table-cell office:value-type="float" office:value="0.3916174" calcext:value-type="float">
            <text:p>0.3916174</text:p>
          </table:table-cell>
          <table:table-cell office:value-type="float" office:value="0.3974646" calcext:value-type="float">
            <text:p>0.3974646</text:p>
          </table:table-cell>
          <table:table-cell office:value-type="float" office:value="0.4034154" calcext:value-type="float">
            <text:p>0.4034154</text:p>
          </table:table-cell>
          <table:table-cell office:value-type="float" office:value="0.4067763" calcext:value-type="float">
            <text:p>0.40677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592E-015" calcext:value-type="float">
            <text:p>1.933592E-15</text:p>
          </table:table-cell>
          <table:table-cell office:value-type="float" office:value="1.975317E-015" calcext:value-type="float">
            <text:p>1.975317E-15</text:p>
          </table:table-cell>
          <table:table-cell office:value-type="float" office:value="1.985582E-015" calcext:value-type="float">
            <text:p>1.985582E-15</text:p>
          </table:table-cell>
          <table:table-cell office:value-type="float" office:value="1.938537E-015" calcext:value-type="float">
            <text:p>1.938537E-15</text:p>
          </table:table-cell>
          <table:table-cell office:value-type="float" office:value="1.002178E-015" calcext:value-type="float">
            <text:p>1.002178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17493" calcext:value-type="float">
            <text:p>-53.17493</text:p>
          </table:table-cell>
          <table:table-cell office:value-type="float" office:value="-0.02202865" calcext:value-type="float">
            <text:p>-0.02202865</text:p>
          </table:table-cell>
          <table:table-cell office:value-type="float" office:value="-0.02133881" calcext:value-type="float">
            <text:p>-0.02133881</text:p>
          </table:table-cell>
          <table:table-cell office:value-type="float" office:value="-0.02016482" calcext:value-type="float">
            <text:p>-0.02016482</text:p>
          </table:table-cell>
          <table:table-cell office:value-type="float" office:value="-0.01864125" calcext:value-type="float">
            <text:p>-0.01864125</text:p>
          </table:table-cell>
          <table:table-cell office:value-type="float" office:value="-0.01516725" calcext:value-type="float">
            <text:p>-0.01516725</text:p>
          </table:table-cell>
          <table:table-cell office:value-type="float" office:value="-0.01142014" calcext:value-type="float">
            <text:p>-0.01142014</text:p>
          </table:table-cell>
          <table:table-cell office:value-type="float" office:value="-0.007812109" calcext:value-type="float">
            <text:p>-0.007812109</text:p>
          </table:table-cell>
          <table:table-cell office:value-type="float" office:value="-0.004179645" calcext:value-type="float">
            <text:p>-0.004179645</text:p>
          </table:table-cell>
          <table:table-cell office:value-type="float" office:value="-0.004114886" calcext:value-type="float">
            <text:p>-0.004114886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2364501" calcext:value-type="float">
            <text:p>-0.2364501</text:p>
          </table:table-cell>
          <table:table-cell office:value-type="float" office:value="-0.000992556" calcext:value-type="float">
            <text:p>-0.0009925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5143" calcext:value-type="float">
            <text:p>-2.1751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240.4996" calcext:value-type="float">
            <text:p>240.4996</text:p>
          </table:table-cell>
          <table:table-cell office:value-type="float" office:value="112.5583" calcext:value-type="float">
            <text:p>112.5583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10.378" calcext:value-type="float">
            <text:p>1110.378</text:p>
          </table:table-cell>
          <table:table-cell office:value-type="float" office:value="65.28402" calcext:value-type="float">
            <text:p>65.28402</text:p>
          </table:table-cell>
          <table:table-cell office:value-type="float" office:value="0" calcext:value-type="float">
            <text:p>0</text:p>
          </table:table-cell>
          <table:table-cell office:value-type="float" office:value="0.115247" calcext:value-type="float">
            <text:p>0.115247</text:p>
          </table:table-cell>
          <table:table-cell office:value-type="float" office:value="0.3219676" calcext:value-type="float">
            <text:p>0.3219676</text:p>
          </table:table-cell>
          <table:table-cell office:value-type="float" office:value="0.3229544" calcext:value-type="float">
            <text:p>0.3229544</text:p>
          </table:table-cell>
          <table:table-cell office:value-type="float" office:value="0.3244774" calcext:value-type="float">
            <text:p>0.3244774</text:p>
          </table:table-cell>
          <table:table-cell office:value-type="float" office:value="0.3260896" calcext:value-type="float">
            <text:p>0.3260896</text:p>
          </table:table-cell>
          <table:table-cell office:value-type="float" office:value="0.2880026" calcext:value-type="float">
            <text:p>0.2880026</text:p>
          </table:table-cell>
          <table:table-cell office:value-type="float" office:value="0.2902281" calcext:value-type="float">
            <text:p>0.2902281</text:p>
          </table:table-cell>
          <table:table-cell office:value-type="float" office:value="0.373378" calcext:value-type="float">
            <text:p>0.373378</text:p>
          </table:table-cell>
          <table:table-cell office:value-type="float" office:value="0.3790895" calcext:value-type="float">
            <text:p>0.3790895</text:p>
          </table:table-cell>
          <table:table-cell office:value-type="float" office:value="0.3898528" calcext:value-type="float">
            <text:p>0.3898528</text:p>
          </table:table-cell>
          <table:table-cell office:value-type="float" office:value="0.401804" calcext:value-type="float">
            <text:p>0.401804</text:p>
          </table:table-cell>
          <table:table-cell office:value-type="float" office:value="0.4068457" calcext:value-type="float">
            <text:p>0.40684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358E-015" calcext:value-type="float">
            <text:p>1.934358E-15</text:p>
          </table:table-cell>
          <table:table-cell office:value-type="float" office:value="1.975247E-015" calcext:value-type="float">
            <text:p>1.975247E-15</text:p>
          </table:table-cell>
          <table:table-cell office:value-type="float" office:value="1.985518E-015" calcext:value-type="float">
            <text:p>1.985518E-15</text:p>
          </table:table-cell>
          <table:table-cell office:value-type="float" office:value="1.938516E-015" calcext:value-type="float">
            <text:p>1.938516E-15</text:p>
          </table:table-cell>
          <table:table-cell office:value-type="float" office:value="1.002159E-015" calcext:value-type="float">
            <text:p>1.002159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9251" calcext:value-type="float">
            <text:p>-58.29251</text:p>
          </table:table-cell>
          <table:table-cell office:value-type="float" office:value="-0.02279877" calcext:value-type="float">
            <text:p>-0.02279877</text:p>
          </table:table-cell>
          <table:table-cell office:value-type="float" office:value="-0.02237946" calcext:value-type="float">
            <text:p>-0.02237946</text:p>
          </table:table-cell>
          <table:table-cell office:value-type="float" office:value="-0.02178968" calcext:value-type="float">
            <text:p>-0.02178968</text:p>
          </table:table-cell>
          <table:table-cell office:value-type="float" office:value="-0.02113679" calcext:value-type="float">
            <text:p>-0.02113679</text:p>
          </table:table-cell>
          <table:table-cell office:value-type="float" office:value="-0.01950698" calcext:value-type="float">
            <text:p>-0.01950698</text:p>
          </table:table-cell>
          <table:table-cell office:value-type="float" office:value="-0.01652949" calcext:value-type="float">
            <text:p>-0.01652949</text:p>
          </table:table-cell>
          <table:table-cell office:value-type="float" office:value="-0.0124778" calcext:value-type="float">
            <text:p>-0.0124778</text:p>
          </table:table-cell>
          <table:table-cell office:value-type="float" office:value="-0.007194162" calcext:value-type="float">
            <text:p>-0.007194162</text:p>
          </table:table-cell>
          <table:table-cell office:value-type="float" office:value="-0.005731208" calcext:value-type="float">
            <text:p>-0.005731208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2225018" calcext:value-type="float">
            <text:p>-0.2225018</text:p>
          </table:table-cell>
          <table:table-cell office:value-type="float" office:value="-0.001001543" calcext:value-type="float">
            <text:p>-0.00100154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0296" calcext:value-type="float">
            <text:p>-2.1702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240.4996" calcext:value-type="float">
            <text:p>240.4996</text:p>
          </table:table-cell>
          <table:table-cell office:value-type="float" office:value="112.5962" calcext:value-type="float">
            <text:p>112.5962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03.233" calcext:value-type="float">
            <text:p>1103.233</text:p>
          </table:table-cell>
          <table:table-cell office:value-type="float" office:value="72.39118" calcext:value-type="float">
            <text:p>72.39118</text:p>
          </table:table-cell>
          <table:table-cell office:value-type="float" office:value="0" calcext:value-type="float">
            <text:p>0</text:p>
          </table:table-cell>
          <table:table-cell office:value-type="float" office:value="0.1118592" calcext:value-type="float">
            <text:p>0.1118592</text:p>
          </table:table-cell>
          <table:table-cell office:value-type="float" office:value="0.3219002" calcext:value-type="float">
            <text:p>0.3219002</text:p>
          </table:table-cell>
          <table:table-cell office:value-type="float" office:value="0.3229659" calcext:value-type="float">
            <text:p>0.3229659</text:p>
          </table:table-cell>
          <table:table-cell office:value-type="float" office:value="0.3243193" calcext:value-type="float">
            <text:p>0.3243193</text:p>
          </table:table-cell>
          <table:table-cell office:value-type="float" office:value="0.3253238" calcext:value-type="float">
            <text:p>0.3253238</text:p>
          </table:table-cell>
          <table:table-cell office:value-type="float" office:value="0.2860659" calcext:value-type="float">
            <text:p>0.2860659</text:p>
          </table:table-cell>
          <table:table-cell office:value-type="float" office:value="0.2859122" calcext:value-type="float">
            <text:p>0.2859122</text:p>
          </table:table-cell>
          <table:table-cell office:value-type="float" office:value="0.3695455" calcext:value-type="float">
            <text:p>0.3695455</text:p>
          </table:table-cell>
          <table:table-cell office:value-type="float" office:value="0.3713177" calcext:value-type="float">
            <text:p>0.3713177</text:p>
          </table:table-cell>
          <table:table-cell office:value-type="float" office:value="0.3839646" calcext:value-type="float">
            <text:p>0.3839646</text:p>
          </table:table-cell>
          <table:table-cell office:value-type="float" office:value="0.3992307" calcext:value-type="float">
            <text:p>0.3992307</text:p>
          </table:table-cell>
          <table:table-cell office:value-type="float" office:value="0.4064187" calcext:value-type="float">
            <text:p>0.40641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313E-015" calcext:value-type="float">
            <text:p>1.935313E-15</text:p>
          </table:table-cell>
          <table:table-cell office:value-type="float" office:value="1.975153E-015" calcext:value-type="float">
            <text:p>1.975153E-15</text:p>
          </table:table-cell>
          <table:table-cell office:value-type="float" office:value="1.985432E-015" calcext:value-type="float">
            <text:p>1.985432E-15</text:p>
          </table:table-cell>
          <table:table-cell office:value-type="float" office:value="1.9385E-015" calcext:value-type="float">
            <text:p>1.9385E-15</text:p>
          </table:table-cell>
          <table:table-cell office:value-type="float" office:value="1.002133E-015" calcext:value-type="float">
            <text:p>1.002133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55896" calcext:value-type="float">
            <text:p>-72.55896</text:p>
          </table:table-cell>
          <table:table-cell office:value-type="float" office:value="-0.02282956" calcext:value-type="float">
            <text:p>-0.02282956</text:p>
          </table:table-cell>
          <table:table-cell office:value-type="float" office:value="-0.02237301" calcext:value-type="float">
            <text:p>-0.02237301</text:p>
          </table:table-cell>
          <table:table-cell office:value-type="float" office:value="-0.02185866" calcext:value-type="float">
            <text:p>-0.02185866</text:p>
          </table:table-cell>
          <table:table-cell office:value-type="float" office:value="-0.02144898" calcext:value-type="float">
            <text:p>-0.02144898</text:p>
          </table:table-cell>
          <table:table-cell office:value-type="float" office:value="-0.02053946" calcext:value-type="float">
            <text:p>-0.02053946</text:p>
          </table:table-cell>
          <table:table-cell office:value-type="float" office:value="-0.01876593" calcext:value-type="float">
            <text:p>-0.01876593</text:p>
          </table:table-cell>
          <table:table-cell office:value-type="float" office:value="-0.01562238" calcext:value-type="float">
            <text:p>-0.01562238</text:p>
          </table:table-cell>
          <table:table-cell office:value-type="float" office:value="-0.01017025" calcext:value-type="float">
            <text:p>-0.01017025</text:p>
          </table:table-cell>
          <table:table-cell office:value-type="float" office:value="-0.007441042" calcext:value-type="float">
            <text:p>-0.007441042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2076926" calcext:value-type="float">
            <text:p>-0.2076926</text:p>
          </table:table-cell>
          <table:table-cell office:value-type="float" office:value="-0.00101207" calcext:value-type="float">
            <text:p>-0.001012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67205" calcext:value-type="float">
            <text:p>-2.1672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240.7995" calcext:value-type="float">
            <text:p>240.7995</text:p>
          </table:table-cell>
          <table:table-cell office:value-type="float" office:value="112.6578" calcext:value-type="float">
            <text:p>112.6578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8.93" calcext:value-type="float">
            <text:p>1098.93</text:p>
          </table:table-cell>
          <table:table-cell office:value-type="float" office:value="76.93224" calcext:value-type="float">
            <text:p>76.93224</text:p>
          </table:table-cell>
          <table:table-cell office:value-type="float" office:value="0" calcext:value-type="float">
            <text:p>0</text:p>
          </table:table-cell>
          <table:table-cell office:value-type="float" office:value="0.1350076" calcext:value-type="float">
            <text:p>0.1350076</text:p>
          </table:table-cell>
          <table:table-cell office:value-type="float" office:value="0.3218435" calcext:value-type="float">
            <text:p>0.3218435</text:p>
          </table:table-cell>
          <table:table-cell office:value-type="float" office:value="0.3229267" calcext:value-type="float">
            <text:p>0.3229267</text:p>
          </table:table-cell>
          <table:table-cell office:value-type="float" office:value="0.3242523" calcext:value-type="float">
            <text:p>0.3242523</text:p>
          </table:table-cell>
          <table:table-cell office:value-type="float" office:value="0.3252407" calcext:value-type="float">
            <text:p>0.3252407</text:p>
          </table:table-cell>
          <table:table-cell office:value-type="float" office:value="0.2855796" calcext:value-type="float">
            <text:p>0.2855796</text:p>
          </table:table-cell>
          <table:table-cell office:value-type="float" office:value="0.2845161" calcext:value-type="float">
            <text:p>0.2845161</text:p>
          </table:table-cell>
          <table:table-cell office:value-type="float" office:value="0.3678977" calcext:value-type="float">
            <text:p>0.3678977</text:p>
          </table:table-cell>
          <table:table-cell office:value-type="float" office:value="0.3667574" calcext:value-type="float">
            <text:p>0.3667574</text:p>
          </table:table-cell>
          <table:table-cell office:value-type="float" office:value="0.3798335" calcext:value-type="float">
            <text:p>0.3798335</text:p>
          </table:table-cell>
          <table:table-cell office:value-type="float" office:value="0.396942" calcext:value-type="float">
            <text:p>0.396942</text:p>
          </table:table-cell>
          <table:table-cell office:value-type="float" office:value="0.4059603" calcext:value-type="float">
            <text:p>0.40596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488E-015" calcext:value-type="float">
            <text:p>1.936488E-15</text:p>
          </table:table-cell>
          <table:table-cell office:value-type="float" office:value="1.975041E-015" calcext:value-type="float">
            <text:p>1.975041E-15</text:p>
          </table:table-cell>
          <table:table-cell office:value-type="float" office:value="1.985333E-015" calcext:value-type="float">
            <text:p>1.985333E-15</text:p>
          </table:table-cell>
          <table:table-cell office:value-type="float" office:value="1.938466E-015" calcext:value-type="float">
            <text:p>1.938466E-15</text:p>
          </table:table-cell>
          <table:table-cell office:value-type="float" office:value="1.002114E-015" calcext:value-type="float">
            <text:p>1.002114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09E-016" calcext:value-type="float">
            <text:p>9.740509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4355" calcext:value-type="float">
            <text:p>-23.4355</text:p>
          </table:table-cell>
          <table:table-cell office:value-type="float" office:value="-0.02285288" calcext:value-type="float">
            <text:p>-0.02285288</text:p>
          </table:table-cell>
          <table:table-cell office:value-type="float" office:value="-0.02238969" calcext:value-type="float">
            <text:p>-0.02238969</text:p>
          </table:table-cell>
          <table:table-cell office:value-type="float" office:value="-0.02188632" calcext:value-type="float">
            <text:p>-0.02188632</text:p>
          </table:table-cell>
          <table:table-cell office:value-type="float" office:value="-0.02148384" calcext:value-type="float">
            <text:p>-0.02148384</text:p>
          </table:table-cell>
          <table:table-cell office:value-type="float" office:value="-0.0208078" calcext:value-type="float">
            <text:p>-0.0208078</text:p>
          </table:table-cell>
          <table:table-cell office:value-type="float" office:value="-0.01955995" calcext:value-type="float">
            <text:p>-0.01955995</text:p>
          </table:table-cell>
          <table:table-cell office:value-type="float" office:value="-0.01722046" calcext:value-type="float">
            <text:p>-0.01722046</text:p>
          </table:table-cell>
          <table:table-cell office:value-type="float" office:value="-0.01250559" calcext:value-type="float">
            <text:p>-0.01250559</text:p>
          </table:table-cell>
          <table:table-cell office:value-type="float" office:value="-0.00896095" calcext:value-type="float">
            <text:p>-0.00896095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1929073" calcext:value-type="float">
            <text:p>-0.1929073</text:p>
          </table:table-cell>
          <table:table-cell office:value-type="float" office:value="-0.001024097" calcext:value-type="float">
            <text:p>-0.0010240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67358" calcext:value-type="float">
            <text:p>-2.1673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240.8996" calcext:value-type="float">
            <text:p>240.8996</text:p>
          </table:table-cell>
          <table:table-cell office:value-type="float" office:value="113.009" calcext:value-type="float">
            <text:p>113.009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5.774" calcext:value-type="float">
            <text:p>1095.774</text:p>
          </table:table-cell>
          <table:table-cell office:value-type="float" office:value="79.83722" calcext:value-type="float">
            <text:p>79.83722</text:p>
          </table:table-cell>
          <table:table-cell office:value-type="float" office:value="0" calcext:value-type="float">
            <text:p>0</text:p>
          </table:table-cell>
          <table:table-cell office:value-type="float" office:value="0.1123965" calcext:value-type="float">
            <text:p>0.1123965</text:p>
          </table:table-cell>
          <table:table-cell office:value-type="float" office:value="0.321727" calcext:value-type="float">
            <text:p>0.321727</text:p>
          </table:table-cell>
          <table:table-cell office:value-type="float" office:value="0.32282" calcext:value-type="float">
            <text:p>0.32282</text:p>
          </table:table-cell>
          <table:table-cell office:value-type="float" office:value="0.3241841" calcext:value-type="float">
            <text:p>0.3241841</text:p>
          </table:table-cell>
          <table:table-cell office:value-type="float" office:value="0.3251584" calcext:value-type="float">
            <text:p>0.3251584</text:p>
          </table:table-cell>
          <table:table-cell office:value-type="float" office:value="0.2854328" calcext:value-type="float">
            <text:p>0.2854328</text:p>
          </table:table-cell>
          <table:table-cell office:value-type="float" office:value="0.283972" calcext:value-type="float">
            <text:p>0.283972</text:p>
          </table:table-cell>
          <table:table-cell office:value-type="float" office:value="0.3671839" calcext:value-type="float">
            <text:p>0.3671839</text:p>
          </table:table-cell>
          <table:table-cell office:value-type="float" office:value="0.3642843" calcext:value-type="float">
            <text:p>0.3642843</text:p>
          </table:table-cell>
          <table:table-cell office:value-type="float" office:value="0.3771544" calcext:value-type="float">
            <text:p>0.3771544</text:p>
          </table:table-cell>
          <table:table-cell office:value-type="float" office:value="0.395126" calcext:value-type="float">
            <text:p>0.395126</text:p>
          </table:table-cell>
          <table:table-cell office:value-type="float" office:value="0.4053947" calcext:value-type="float">
            <text:p>0.40539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687E-015" calcext:value-type="float">
            <text:p>1.937687E-15</text:p>
          </table:table-cell>
          <table:table-cell office:value-type="float" office:value="1.974929E-015" calcext:value-type="float">
            <text:p>1.974929E-15</text:p>
          </table:table-cell>
          <table:table-cell office:value-type="float" office:value="1.985226E-015" calcext:value-type="float">
            <text:p>1.985226E-15</text:p>
          </table:table-cell>
          <table:table-cell office:value-type="float" office:value="1.938436E-015" calcext:value-type="float">
            <text:p>1.938436E-15</text:p>
          </table:table-cell>
          <table:table-cell office:value-type="float" office:value="1.002092E-015" calcext:value-type="float">
            <text:p>1.002092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09E-016" calcext:value-type="float">
            <text:p>9.740509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72344" calcext:value-type="float">
            <text:p>-70.72344</text:p>
          </table:table-cell>
          <table:table-cell office:value-type="float" office:value="-0.02290614" calcext:value-type="float">
            <text:p>-0.02290614</text:p>
          </table:table-cell>
          <table:table-cell office:value-type="float" office:value="-0.02243571" calcext:value-type="float">
            <text:p>-0.02243571</text:p>
          </table:table-cell>
          <table:table-cell office:value-type="float" office:value="-0.02191414" calcext:value-type="float">
            <text:p>-0.02191414</text:p>
          </table:table-cell>
          <table:table-cell office:value-type="float" office:value="-0.0215167" calcext:value-type="float">
            <text:p>-0.0215167</text:p>
          </table:table-cell>
          <table:table-cell office:value-type="float" office:value="-0.02088917" calcext:value-type="float">
            <text:p>-0.02088917</text:p>
          </table:table-cell>
          <table:table-cell office:value-type="float" office:value="-0.01987898" calcext:value-type="float">
            <text:p>-0.01987898</text:p>
          </table:table-cell>
          <table:table-cell office:value-type="float" office:value="-0.01796483" calcext:value-type="float">
            <text:p>-0.01796483</text:p>
          </table:table-cell>
          <table:table-cell office:value-type="float" office:value="-0.01400502" calcext:value-type="float">
            <text:p>-0.01400502</text:p>
          </table:table-cell>
          <table:table-cell office:value-type="float" office:value="-0.01012039" calcext:value-type="float">
            <text:p>-0.01012039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1782712" calcext:value-type="float">
            <text:p>-0.1782712</text:p>
          </table:table-cell>
          <table:table-cell office:value-type="float" office:value="-0.001036349" calcext:value-type="float">
            <text:p>-0.0010363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6846" calcext:value-type="float">
            <text:p>-2.168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240.8996" calcext:value-type="float">
            <text:p>240.8996</text:p>
          </table:table-cell>
          <table:table-cell office:value-type="float" office:value="113.0561" calcext:value-type="float">
            <text:p>113.0561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3.861" calcext:value-type="float">
            <text:p>1093.861</text:p>
          </table:table-cell>
          <table:table-cell office:value-type="float" office:value="81.70341" calcext:value-type="float">
            <text:p>81.70341</text:p>
          </table:table-cell>
          <table:table-cell office:value-type="float" office:value="0" calcext:value-type="float">
            <text:p>0</text:p>
          </table:table-cell>
          <table:table-cell office:value-type="float" office:value="0.1085277" calcext:value-type="float">
            <text:p>0.1085277</text:p>
          </table:table-cell>
          <table:table-cell office:value-type="float" office:value="0.3216934" calcext:value-type="float">
            <text:p>0.3216934</text:p>
          </table:table-cell>
          <table:table-cell office:value-type="float" office:value="0.3227725" calcext:value-type="float">
            <text:p>0.3227725</text:p>
          </table:table-cell>
          <table:table-cell office:value-type="float" office:value="0.3241246" calcext:value-type="float">
            <text:p>0.3241246</text:p>
          </table:table-cell>
          <table:table-cell office:value-type="float" office:value="0.325108" calcext:value-type="float">
            <text:p>0.325108</text:p>
          </table:table-cell>
          <table:table-cell office:value-type="float" office:value="0.2854547" calcext:value-type="float">
            <text:p>0.2854547</text:p>
          </table:table-cell>
          <table:table-cell office:value-type="float" office:value="0.2837631" calcext:value-type="float">
            <text:p>0.2837631</text:p>
          </table:table-cell>
          <table:table-cell office:value-type="float" office:value="0.3668684" calcext:value-type="float">
            <text:p>0.3668684</text:p>
          </table:table-cell>
          <table:table-cell office:value-type="float" office:value="0.3629975" calcext:value-type="float">
            <text:p>0.3629975</text:p>
          </table:table-cell>
          <table:table-cell office:value-type="float" office:value="0.3754908" calcext:value-type="float">
            <text:p>0.3754908</text:p>
          </table:table-cell>
          <table:table-cell office:value-type="float" office:value="0.3937296" calcext:value-type="float">
            <text:p>0.3937296</text:p>
          </table:table-cell>
          <table:table-cell office:value-type="float" office:value="0.4048962" calcext:value-type="float">
            <text:p>0.404896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901E-015" calcext:value-type="float">
            <text:p>1.93901E-15</text:p>
          </table:table-cell>
          <table:table-cell office:value-type="float" office:value="1.974808E-015" calcext:value-type="float">
            <text:p>1.974808E-15</text:p>
          </table:table-cell>
          <table:table-cell office:value-type="float" office:value="1.98511E-015" calcext:value-type="float">
            <text:p>1.98511E-15</text:p>
          </table:table-cell>
          <table:table-cell office:value-type="float" office:value="1.938398E-015" calcext:value-type="float">
            <text:p>1.938398E-15</text:p>
          </table:table-cell>
          <table:table-cell office:value-type="float" office:value="1.00207E-015" calcext:value-type="float">
            <text:p>1.00207E-15</text:p>
          </table:table-cell>
          <table:table-cell office:value-type="float" office:value="1.93209E-015" calcext:value-type="float">
            <text:p>1.93209E-15</text:p>
          </table:table-cell>
          <table:table-cell office:value-type="float" office:value="9.338572E-016" calcext:value-type="float">
            <text:p>9.338572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13113" calcext:value-type="float">
            <text:p>-93.13113</text:p>
          </table:table-cell>
          <table:table-cell office:value-type="float" office:value="-0.02292082" calcext:value-type="float">
            <text:p>-0.02292082</text:p>
          </table:table-cell>
          <table:table-cell office:value-type="float" office:value="-0.02245626" calcext:value-type="float">
            <text:p>-0.02245626</text:p>
          </table:table-cell>
          <table:table-cell office:value-type="float" office:value="-0.021939" calcext:value-type="float">
            <text:p>-0.021939</text:p>
          </table:table-cell>
          <table:table-cell office:value-type="float" office:value="-0.02153746" calcext:value-type="float">
            <text:p>-0.02153746</text:p>
          </table:table-cell>
          <table:table-cell office:value-type="float" office:value="-0.02087777" calcext:value-type="float">
            <text:p>-0.02087777</text:p>
          </table:table-cell>
          <table:table-cell office:value-type="float" office:value="-0.02000317" calcext:value-type="float">
            <text:p>-0.02000317</text:p>
          </table:table-cell>
          <table:table-cell office:value-type="float" office:value="-0.01830483" calcext:value-type="float">
            <text:p>-0.01830483</text:p>
          </table:table-cell>
          <table:table-cell office:value-type="float" office:value="-0.01485985" calcext:value-type="float">
            <text:p>-0.01485985</text:p>
          </table:table-cell>
          <table:table-cell office:value-type="float" office:value="-0.01091963" calcext:value-type="float">
            <text:p>-0.01091963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1645841" calcext:value-type="float">
            <text:p>-0.1645841</text:p>
          </table:table-cell>
          <table:table-cell office:value-type="float" office:value="-0.001049266" calcext:value-type="float">
            <text:p>-0.0010492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0359" calcext:value-type="float">
            <text:p>-2.1703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240.8996" calcext:value-type="float">
            <text:p>240.8996</text:p>
          </table:table-cell>
          <table:table-cell office:value-type="float" office:value="113.0341" calcext:value-type="float">
            <text:p>113.0341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2.656" calcext:value-type="float">
            <text:p>1092.656</text:p>
          </table:table-cell>
          <table:table-cell office:value-type="float" office:value="82.93011" calcext:value-type="float">
            <text:p>82.93011</text:p>
          </table:table-cell>
          <table:table-cell office:value-type="float" office:value="0" calcext:value-type="float">
            <text:p>0</text:p>
          </table:table-cell>
          <table:table-cell office:value-type="float" office:value="0.1110591" calcext:value-type="float">
            <text:p>0.1110591</text:p>
          </table:table-cell>
          <table:table-cell office:value-type="float" office:value="0.3216935" calcext:value-type="float">
            <text:p>0.3216935</text:p>
          </table:table-cell>
          <table:table-cell office:value-type="float" office:value="0.3227623" calcext:value-type="float">
            <text:p>0.3227623</text:p>
          </table:table-cell>
          <table:table-cell office:value-type="float" office:value="0.324104" calcext:value-type="float">
            <text:p>0.324104</text:p>
          </table:table-cell>
          <table:table-cell office:value-type="float" office:value="0.3250898" calcext:value-type="float">
            <text:p>0.3250898</text:p>
          </table:table-cell>
          <table:table-cell office:value-type="float" office:value="0.2854469" calcext:value-type="float">
            <text:p>0.2854469</text:p>
          </table:table-cell>
          <table:table-cell office:value-type="float" office:value="0.2837441" calcext:value-type="float">
            <text:p>0.2837441</text:p>
          </table:table-cell>
          <table:table-cell office:value-type="float" office:value="0.366732" calcext:value-type="float">
            <text:p>0.366732</text:p>
          </table:table-cell>
          <table:table-cell office:value-type="float" office:value="0.3623418" calcext:value-type="float">
            <text:p>0.3623418</text:p>
          </table:table-cell>
          <table:table-cell office:value-type="float" office:value="0.3744783" calcext:value-type="float">
            <text:p>0.3744783</text:p>
          </table:table-cell>
          <table:table-cell office:value-type="float" office:value="0.3927363" calcext:value-type="float">
            <text:p>0.3927363</text:p>
          </table:table-cell>
          <table:table-cell office:value-type="float" office:value="0.4044732" calcext:value-type="float">
            <text:p>0.40447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37E-015" calcext:value-type="float">
            <text:p>1.94037E-15</text:p>
          </table:table-cell>
          <table:table-cell office:value-type="float" office:value="1.974685E-015" calcext:value-type="float">
            <text:p>1.974685E-15</text:p>
          </table:table-cell>
          <table:table-cell office:value-type="float" office:value="1.984989E-015" calcext:value-type="float">
            <text:p>1.984989E-15</text:p>
          </table:table-cell>
          <table:table-cell office:value-type="float" office:value="1.938359E-015" calcext:value-type="float">
            <text:p>1.938359E-15</text:p>
          </table:table-cell>
          <table:table-cell office:value-type="float" office:value="1.002045E-015" calcext:value-type="float">
            <text:p>1.002045E-15</text:p>
          </table:table-cell>
          <table:table-cell office:value-type="float" office:value="1.932091E-015" calcext:value-type="float">
            <text:p>1.932091E-15</text:p>
          </table:table-cell>
          <table:table-cell office:value-type="float" office:value="9.338569E-016" calcext:value-type="float">
            <text:p>9.338569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88799" calcext:value-type="float">
            <text:p>-77.88799</text:p>
          </table:table-cell>
          <table:table-cell office:value-type="float" office:value="-0.02292103" calcext:value-type="float">
            <text:p>-0.02292103</text:p>
          </table:table-cell>
          <table:table-cell office:value-type="float" office:value="-0.02246092" calcext:value-type="float">
            <text:p>-0.02246092</text:p>
          </table:table-cell>
          <table:table-cell office:value-type="float" office:value="-0.02194765" calcext:value-type="float">
            <text:p>-0.02194765</text:p>
          </table:table-cell>
          <table:table-cell office:value-type="float" office:value="-0.02154492" calcext:value-type="float">
            <text:p>-0.02154492</text:p>
          </table:table-cell>
          <table:table-cell office:value-type="float" office:value="-0.02088201" calcext:value-type="float">
            <text:p>-0.02088201</text:p>
          </table:table-cell>
          <table:table-cell office:value-type="float" office:value="-0.02001537" calcext:value-type="float">
            <text:p>-0.02001537</text:p>
          </table:table-cell>
          <table:table-cell office:value-type="float" office:value="-0.01845398" calcext:value-type="float">
            <text:p>-0.01845398</text:p>
          </table:table-cell>
          <table:table-cell office:value-type="float" office:value="-0.0153166" calcext:value-type="float">
            <text:p>-0.0153166</text:p>
          </table:table-cell>
          <table:table-cell office:value-type="float" office:value="-0.0114387" calcext:value-type="float">
            <text:p>-0.0114387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152256" calcext:value-type="float">
            <text:p>-0.152256</text:p>
          </table:table-cell>
          <table:table-cell office:value-type="float" office:value="-0.001062047" calcext:value-type="float">
            <text:p>-0.00106204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2814" calcext:value-type="float">
            <text:p>-2.1728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240.8996" calcext:value-type="float">
            <text:p>240.8996</text:p>
          </table:table-cell>
          <table:table-cell office:value-type="float" office:value="113.1906" calcext:value-type="float">
            <text:p>113.1906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1.665" calcext:value-type="float">
            <text:p>1091.665</text:p>
          </table:table-cell>
          <table:table-cell office:value-type="float" office:value="83.76465" calcext:value-type="float">
            <text:p>83.76465</text:p>
          </table:table-cell>
          <table:table-cell office:value-type="float" office:value="0" calcext:value-type="float">
            <text:p>0</text:p>
          </table:table-cell>
          <table:table-cell office:value-type="float" office:value="0.1086909" calcext:value-type="float">
            <text:p>0.1086909</text:p>
          </table:table-cell>
          <table:table-cell office:value-type="float" office:value="0.3203923" calcext:value-type="float">
            <text:p>0.3203923</text:p>
          </table:table-cell>
          <table:table-cell office:value-type="float" office:value="0.3219209" calcext:value-type="float">
            <text:p>0.3219209</text:p>
          </table:table-cell>
          <table:table-cell office:value-type="float" office:value="0.3236372" calcext:value-type="float">
            <text:p>0.3236372</text:p>
          </table:table-cell>
          <table:table-cell office:value-type="float" office:value="0.324759" calcext:value-type="float">
            <text:p>0.324759</text:p>
          </table:table-cell>
          <table:table-cell office:value-type="float" office:value="0.2853557" calcext:value-type="float">
            <text:p>0.2853557</text:p>
          </table:table-cell>
          <table:table-cell office:value-type="float" office:value="0.2837177" calcext:value-type="float">
            <text:p>0.2837177</text:p>
          </table:table-cell>
          <table:table-cell office:value-type="float" office:value="0.3666724" calcext:value-type="float">
            <text:p>0.3666724</text:p>
          </table:table-cell>
          <table:table-cell office:value-type="float" office:value="0.3620108" calcext:value-type="float">
            <text:p>0.3620108</text:p>
          </table:table-cell>
          <table:table-cell office:value-type="float" office:value="0.3738784" calcext:value-type="float">
            <text:p>0.3738784</text:p>
          </table:table-cell>
          <table:table-cell office:value-type="float" office:value="0.3920672" calcext:value-type="float">
            <text:p>0.3920672</text:p>
          </table:table-cell>
          <table:table-cell office:value-type="float" office:value="0.4041153" calcext:value-type="float">
            <text:p>0.40411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769E-015" calcext:value-type="float">
            <text:p>1.941769E-15</text:p>
          </table:table-cell>
          <table:table-cell office:value-type="float" office:value="1.97456E-015" calcext:value-type="float">
            <text:p>1.97456E-15</text:p>
          </table:table-cell>
          <table:table-cell office:value-type="float" office:value="1.984868E-015" calcext:value-type="float">
            <text:p>1.984868E-15</text:p>
          </table:table-cell>
          <table:table-cell office:value-type="float" office:value="1.938315E-015" calcext:value-type="float">
            <text:p>1.938315E-15</text:p>
          </table:table-cell>
          <table:table-cell office:value-type="float" office:value="1.002021E-015" calcext:value-type="float">
            <text:p>1.002021E-15</text:p>
          </table:table-cell>
          <table:table-cell office:value-type="float" office:value="1.932091E-015" calcext:value-type="float">
            <text:p>1.932091E-15</text:p>
          </table:table-cell>
          <table:table-cell office:value-type="float" office:value="9.338569E-016" calcext:value-type="float">
            <text:p>9.338569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8127" calcext:value-type="float">
            <text:p>-85.8127</text:p>
          </table:table-cell>
          <table:table-cell office:value-type="float" office:value="-0.02350318" calcext:value-type="float">
            <text:p>-0.02350318</text:p>
          </table:table-cell>
          <table:table-cell office:value-type="float" office:value="-0.02282339" calcext:value-type="float">
            <text:p>-0.02282339</text:p>
          </table:table-cell>
          <table:table-cell office:value-type="float" office:value="-0.02214063" calcext:value-type="float">
            <text:p>-0.02214063</text:p>
          </table:table-cell>
          <table:table-cell office:value-type="float" office:value="-0.02167864" calcext:value-type="float">
            <text:p>-0.02167864</text:p>
          </table:table-cell>
          <table:table-cell office:value-type="float" office:value="-0.02093181" calcext:value-type="float">
            <text:p>-0.02093181</text:p>
          </table:table-cell>
          <table:table-cell office:value-type="float" office:value="-0.02003045" calcext:value-type="float">
            <text:p>-0.02003045</text:p>
          </table:table-cell>
          <table:table-cell office:value-type="float" office:value="-0.01851924" calcext:value-type="float">
            <text:p>-0.01851924</text:p>
          </table:table-cell>
          <table:table-cell office:value-type="float" office:value="-0.01555285" calcext:value-type="float">
            <text:p>-0.01555285</text:p>
          </table:table-cell>
          <table:table-cell office:value-type="float" office:value="-0.01175852" calcext:value-type="float">
            <text:p>-0.01175852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1401479" calcext:value-type="float">
            <text:p>-0.1401479</text:p>
          </table:table-cell>
          <table:table-cell office:value-type="float" office:value="-0.001075005" calcext:value-type="float">
            <text:p>-0.00107500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5608" calcext:value-type="float">
            <text:p>-2.1756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240.8996" calcext:value-type="float">
            <text:p>240.8996</text:p>
          </table:table-cell>
          <table:table-cell office:value-type="float" office:value="113.4261" calcext:value-type="float">
            <text:p>113.4261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0.844" calcext:value-type="float">
            <text:p>1090.844</text:p>
          </table:table-cell>
          <table:table-cell office:value-type="float" office:value="84.34928" calcext:value-type="float">
            <text:p>84.34928</text:p>
          </table:table-cell>
          <table:table-cell office:value-type="float" office:value="0" calcext:value-type="float">
            <text:p>0</text:p>
          </table:table-cell>
          <table:table-cell office:value-type="float" office:value="0.1054674" calcext:value-type="float">
            <text:p>0.1054674</text:p>
          </table:table-cell>
          <table:table-cell office:value-type="float" office:value="0.3190191" calcext:value-type="float">
            <text:p>0.3190191</text:p>
          </table:table-cell>
          <table:table-cell office:value-type="float" office:value="0.3207385" calcext:value-type="float">
            <text:p>0.3207385</text:p>
          </table:table-cell>
          <table:table-cell office:value-type="float" office:value="0.3227667" calcext:value-type="float">
            <text:p>0.3227667</text:p>
          </table:table-cell>
          <table:table-cell office:value-type="float" office:value="0.3241047" calcext:value-type="float">
            <text:p>0.3241047</text:p>
          </table:table-cell>
          <table:table-cell office:value-type="float" office:value="0.2851436" calcext:value-type="float">
            <text:p>0.2851436</text:p>
          </table:table-cell>
          <table:table-cell office:value-type="float" office:value="0.283632" calcext:value-type="float">
            <text:p>0.283632</text:p>
          </table:table-cell>
          <table:table-cell office:value-type="float" office:value="0.3666665" calcext:value-type="float">
            <text:p>0.3666665</text:p>
          </table:table-cell>
          <table:table-cell office:value-type="float" office:value="0.3618434" calcext:value-type="float">
            <text:p>0.3618434</text:p>
          </table:table-cell>
          <table:table-cell office:value-type="float" office:value="0.3735271" calcext:value-type="float">
            <text:p>0.3735271</text:p>
          </table:table-cell>
          <table:table-cell office:value-type="float" office:value="0.3916061" calcext:value-type="float">
            <text:p>0.3916061</text:p>
          </table:table-cell>
          <table:table-cell office:value-type="float" office:value="0.4038386" calcext:value-type="float">
            <text:p>0.4038386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43159E-015" calcext:value-type="float">
            <text:p>1.943159E-15</text:p>
          </table:table-cell>
          <table:table-cell office:value-type="float" office:value="1.974437E-015" calcext:value-type="float">
            <text:p>1.974437E-15</text:p>
          </table:table-cell>
          <table:table-cell office:value-type="float" office:value="1.984746E-015" calcext:value-type="float">
            <text:p>1.984746E-15</text:p>
          </table:table-cell>
          <table:table-cell office:value-type="float" office:value="1.938272E-015" calcext:value-type="float">
            <text:p>1.938272E-15</text:p>
          </table:table-cell>
          <table:table-cell office:value-type="float" office:value="1.001995E-015" calcext:value-type="float">
            <text:p>1.001995E-15</text:p>
          </table:table-cell>
          <table:table-cell office:value-type="float" office:value="1.932091E-015" calcext:value-type="float">
            <text:p>1.932091E-15</text:p>
          </table:table-cell>
          <table:table-cell office:value-type="float" office:value="9.33856E-016" calcext:value-type="float">
            <text:p>9.33856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8991" calcext:value-type="float">
            <text:p>-114.8991</text:p>
          </table:table-cell>
          <table:table-cell office:value-type="float" office:value="-0.02413663" calcext:value-type="float">
            <text:p>-0.02413663</text:p>
          </table:table-cell>
          <table:table-cell office:value-type="float" office:value="-0.02334693" calcext:value-type="float">
            <text:p>-0.02334693</text:p>
          </table:table-cell>
          <table:table-cell office:value-type="float" office:value="-0.02250807" calcext:value-type="float">
            <text:p>-0.02250807</text:p>
          </table:table-cell>
          <table:table-cell office:value-type="float" office:value="-0.02194734" calcext:value-type="float">
            <text:p>-0.02194734</text:p>
          </table:table-cell>
          <table:table-cell office:value-type="float" office:value="-0.02104876" calcext:value-type="float">
            <text:p>-0.02104876</text:p>
          </table:table-cell>
          <table:table-cell office:value-type="float" office:value="-0.02008103" calcext:value-type="float">
            <text:p>-0.02008103</text:p>
          </table:table-cell>
          <table:table-cell office:value-type="float" office:value="-0.01852618" calcext:value-type="float">
            <text:p>-0.01852618</text:p>
          </table:table-cell>
          <table:table-cell office:value-type="float" office:value="-0.0156738" calcext:value-type="float">
            <text:p>-0.0156738</text:p>
          </table:table-cell>
          <table:table-cell office:value-type="float" office:value="-0.01195031" calcext:value-type="float">
            <text:p>-0.01195031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1296834" calcext:value-type="float">
            <text:p>-0.1296834</text:p>
          </table:table-cell>
          <table:table-cell office:value-type="float" office:value="-0.001087577" calcext:value-type="float">
            <text:p>-0.0010875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8549" calcext:value-type="float">
            <text:p>-2.1785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240.8996" calcext:value-type="float">
            <text:p>240.8996</text:p>
          </table:table-cell>
          <table:table-cell office:value-type="float" office:value="113.6694" calcext:value-type="float">
            <text:p>113.6694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0.182" calcext:value-type="float">
            <text:p>1090.182</text:p>
          </table:table-cell>
          <table:table-cell office:value-type="float" office:value="84.7681" calcext:value-type="float">
            <text:p>84.7681</text:p>
          </table:table-cell>
          <table:table-cell office:value-type="float" office:value="0" calcext:value-type="float">
            <text:p>0</text:p>
          </table:table-cell>
          <table:table-cell office:value-type="float" office:value="0.1043823" calcext:value-type="float">
            <text:p>0.1043823</text:p>
          </table:table-cell>
          <table:table-cell office:value-type="float" office:value="0.3176537" calcext:value-type="float">
            <text:p>0.3176537</text:p>
          </table:table-cell>
          <table:table-cell office:value-type="float" office:value="0.3195439" calcext:value-type="float">
            <text:p>0.3195439</text:p>
          </table:table-cell>
          <table:table-cell office:value-type="float" office:value="0.3217698" calcext:value-type="float">
            <text:p>0.3217698</text:p>
          </table:table-cell>
          <table:table-cell office:value-type="float" office:value="0.3232791" calcext:value-type="float">
            <text:p>0.3232791</text:p>
          </table:table-cell>
          <table:table-cell office:value-type="float" office:value="0.2848266" calcext:value-type="float">
            <text:p>0.2848266</text:p>
          </table:table-cell>
          <table:table-cell office:value-type="float" office:value="0.2835062" calcext:value-type="float">
            <text:p>0.2835062</text:p>
          </table:table-cell>
          <table:table-cell office:value-type="float" office:value="0.3666518" calcext:value-type="float">
            <text:p>0.3666518</text:p>
          </table:table-cell>
          <table:table-cell office:value-type="float" office:value="0.3617862" calcext:value-type="float">
            <text:p>0.3617862</text:p>
          </table:table-cell>
          <table:table-cell office:value-type="float" office:value="0.3733223" calcext:value-type="float">
            <text:p>0.3733223</text:p>
          </table:table-cell>
          <table:table-cell office:value-type="float" office:value="0.3912899" calcext:value-type="float">
            <text:p>0.3912899</text:p>
          </table:table-cell>
          <table:table-cell office:value-type="float" office:value="0.4036284" calcext:value-type="float">
            <text:p>0.40362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4452E-015" calcext:value-type="float">
            <text:p>1.944452E-15</text:p>
          </table:table-cell>
          <table:table-cell office:value-type="float" office:value="1.974323E-015" calcext:value-type="float">
            <text:p>1.974323E-15</text:p>
          </table:table-cell>
          <table:table-cell office:value-type="float" office:value="1.984634E-015" calcext:value-type="float">
            <text:p>1.984634E-15</text:p>
          </table:table-cell>
          <table:table-cell office:value-type="float" office:value="1.938233E-015" calcext:value-type="float">
            <text:p>1.938233E-15</text:p>
          </table:table-cell>
          <table:table-cell office:value-type="float" office:value="1.001967E-015" calcext:value-type="float">
            <text:p>1.001967E-15</text:p>
          </table:table-cell>
          <table:table-cell office:value-type="float" office:value="1.932091E-015" calcext:value-type="float">
            <text:p>1.932091E-15</text:p>
          </table:table-cell>
          <table:table-cell office:value-type="float" office:value="9.338553E-016" calcext:value-type="float">
            <text:p>9.338553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1996" calcext:value-type="float">
            <text:p>-123.1996</text:p>
          </table:table-cell>
          <table:table-cell office:value-type="float" office:value="-0.02478389" calcext:value-type="float">
            <text:p>-0.02478389</text:p>
          </table:table-cell>
          <table:table-cell office:value-type="float" office:value="-0.02388898" calcext:value-type="float">
            <text:p>-0.02388898</text:p>
          </table:table-cell>
          <table:table-cell office:value-type="float" office:value="-0.02293801" calcext:value-type="float">
            <text:p>-0.02293801</text:p>
          </table:table-cell>
          <table:table-cell office:value-type="float" office:value="-0.02229217" calcext:value-type="float">
            <text:p>-0.02229217</text:p>
          </table:table-cell>
          <table:table-cell office:value-type="float" office:value="-0.02122505" calcext:value-type="float">
            <text:p>-0.02122505</text:p>
          </table:table-cell>
          <table:table-cell office:value-type="float" office:value="-0.02015551" calcext:value-type="float">
            <text:p>-0.02015551</text:p>
          </table:table-cell>
          <table:table-cell office:value-type="float" office:value="-0.01854209" calcext:value-type="float">
            <text:p>-0.01854209</text:p>
          </table:table-cell>
          <table:table-cell office:value-type="float" office:value="-0.01571595" calcext:value-type="float">
            <text:p>-0.01571595</text:p>
          </table:table-cell>
          <table:table-cell office:value-type="float" office:value="-0.01206368" calcext:value-type="float">
            <text:p>-0.01206368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119797" calcext:value-type="float">
            <text:p>-0.119797</text:p>
          </table:table-cell>
          <table:table-cell office:value-type="float" office:value="-0.001099517" calcext:value-type="float">
            <text:p>-0.0010995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1467" calcext:value-type="float">
            <text:p>-2.1814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240.8996" calcext:value-type="float">
            <text:p>240.8996</text:p>
          </table:table-cell>
          <table:table-cell office:value-type="float" office:value="113.8851" calcext:value-type="float">
            <text:p>113.8851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89.776" calcext:value-type="float">
            <text:p>1089.776</text:p>
          </table:table-cell>
          <table:table-cell office:value-type="float" office:value="84.95871" calcext:value-type="float">
            <text:p>84.95871</text:p>
          </table:table-cell>
          <table:table-cell office:value-type="float" office:value="0" calcext:value-type="float">
            <text:p>0</text:p>
          </table:table-cell>
          <table:table-cell office:value-type="float" office:value="0.1082497" calcext:value-type="float">
            <text:p>0.1082497</text:p>
          </table:table-cell>
          <table:table-cell office:value-type="float" office:value="0.3163256" calcext:value-type="float">
            <text:p>0.3163256</text:p>
          </table:table-cell>
          <table:table-cell office:value-type="float" office:value="0.3183726" calcext:value-type="float">
            <text:p>0.3183726</text:p>
          </table:table-cell>
          <table:table-cell office:value-type="float" office:value="0.3207041" calcext:value-type="float">
            <text:p>0.3207041</text:p>
          </table:table-cell>
          <table:table-cell office:value-type="float" office:value="0.322354" calcext:value-type="float">
            <text:p>0.322354</text:p>
          </table:table-cell>
          <table:table-cell office:value-type="float" office:value="0.2844156" calcext:value-type="float">
            <text:p>0.2844156</text:p>
          </table:table-cell>
          <table:table-cell office:value-type="float" office:value="0.2833221" calcext:value-type="float">
            <text:p>0.2833221</text:p>
          </table:table-cell>
          <table:table-cell office:value-type="float" office:value="0.3666184" calcext:value-type="float">
            <text:p>0.3666184</text:p>
          </table:table-cell>
          <table:table-cell office:value-type="float" office:value="0.3617874" calcext:value-type="float">
            <text:p>0.3617874</text:p>
          </table:table-cell>
          <table:table-cell office:value-type="float" office:value="0.3732989" calcext:value-type="float">
            <text:p>0.3732989</text:p>
          </table:table-cell>
          <table:table-cell office:value-type="float" office:value="0.3912173" calcext:value-type="float">
            <text:p>0.3912173</text:p>
          </table:table-cell>
          <table:table-cell office:value-type="float" office:value="0.4035616" calcext:value-type="float">
            <text:p>0.40356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5817E-015" calcext:value-type="float">
            <text:p>1.945817E-15</text:p>
          </table:table-cell>
          <table:table-cell office:value-type="float" office:value="1.974203E-015" calcext:value-type="float">
            <text:p>1.974203E-15</text:p>
          </table:table-cell>
          <table:table-cell office:value-type="float" office:value="1.984517E-015" calcext:value-type="float">
            <text:p>1.984517E-15</text:p>
          </table:table-cell>
          <table:table-cell office:value-type="float" office:value="1.938192E-015" calcext:value-type="float">
            <text:p>1.938192E-15</text:p>
          </table:table-cell>
          <table:table-cell office:value-type="float" office:value="1.001937E-015" calcext:value-type="float">
            <text:p>1.001937E-15</text:p>
          </table:table-cell>
          <table:table-cell office:value-type="float" office:value="1.932092E-015" calcext:value-type="float">
            <text:p>1.932092E-15</text:p>
          </table:table-cell>
          <table:table-cell office:value-type="float" office:value="9.338542E-016" calcext:value-type="float">
            <text:p>9.338542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21677" calcext:value-type="float">
            <text:p>-95.21677</text:p>
          </table:table-cell>
          <table:table-cell office:value-type="float" office:value="-0.02543285" calcext:value-type="float">
            <text:p>-0.02543285</text:p>
          </table:table-cell>
          <table:table-cell office:value-type="float" office:value="-0.02443603" calcext:value-type="float">
            <text:p>-0.02443603</text:p>
          </table:table-cell>
          <table:table-cell office:value-type="float" office:value="-0.0234089" calcext:value-type="float">
            <text:p>-0.0234089</text:p>
          </table:table-cell>
          <table:table-cell office:value-type="float" office:value="-0.02268672" calcext:value-type="float">
            <text:p>-0.02268672</text:p>
          </table:table-cell>
          <table:table-cell office:value-type="float" office:value="-0.02145654" calcext:value-type="float">
            <text:p>-0.02145654</text:p>
          </table:table-cell>
          <table:table-cell office:value-type="float" office:value="-0.02026515" calcext:value-type="float">
            <text:p>-0.02026515</text:p>
          </table:table-cell>
          <table:table-cell office:value-type="float" office:value="-0.01857845" calcext:value-type="float">
            <text:p>-0.01857845</text:p>
          </table:table-cell>
          <table:table-cell office:value-type="float" office:value="-0.01571506" calcext:value-type="float">
            <text:p>-0.01571506</text:p>
          </table:table-cell>
          <table:table-cell office:value-type="float" office:value="-0.01207748" calcext:value-type="float">
            <text:p>-0.01207748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1099865" calcext:value-type="float">
            <text:p>-0.1099865</text:p>
          </table:table-cell>
          <table:table-cell office:value-type="float" office:value="-0.001112159" calcext:value-type="float">
            <text:p>-0.00111215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4187" calcext:value-type="float">
            <text:p>-2.1841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247.0995" calcext:value-type="float">
            <text:p>247.0995</text:p>
          </table:table-cell>
          <table:table-cell office:value-type="float" office:value="115.7675" calcext:value-type="float">
            <text:p>115.7675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3.913" calcext:value-type="float">
            <text:p>1093.913</text:p>
          </table:table-cell>
          <table:table-cell office:value-type="float" office:value="85.1396" calcext:value-type="float">
            <text:p>85.1396</text:p>
          </table:table-cell>
          <table:table-cell office:value-type="float" office:value="0" calcext:value-type="float">
            <text:p>0</text:p>
          </table:table-cell>
          <table:table-cell office:value-type="float" office:value="0.3316494" calcext:value-type="float">
            <text:p>0.3316494</text:p>
          </table:table-cell>
          <table:table-cell office:value-type="float" office:value="0.3396243" calcext:value-type="float">
            <text:p>0.3396243</text:p>
          </table:table-cell>
          <table:table-cell office:value-type="float" office:value="0.3348818" calcext:value-type="float">
            <text:p>0.3348818</text:p>
          </table:table-cell>
          <table:table-cell office:value-type="float" office:value="0.3260537" calcext:value-type="float">
            <text:p>0.3260537</text:p>
          </table:table-cell>
          <table:table-cell office:value-type="float" office:value="0.3240169" calcext:value-type="float">
            <text:p>0.3240169</text:p>
          </table:table-cell>
          <table:table-cell office:value-type="float" office:value="0.284184" calcext:value-type="float">
            <text:p>0.284184</text:p>
          </table:table-cell>
          <table:table-cell office:value-type="float" office:value="0.2831211" calcext:value-type="float">
            <text:p>0.2831211</text:p>
          </table:table-cell>
          <table:table-cell office:value-type="float" office:value="0.3665693" calcext:value-type="float">
            <text:p>0.3665693</text:p>
          </table:table-cell>
          <table:table-cell office:value-type="float" office:value="0.3617823" calcext:value-type="float">
            <text:p>0.3617823</text:p>
          </table:table-cell>
          <table:table-cell office:value-type="float" office:value="0.3733023" calcext:value-type="float">
            <text:p>0.3733023</text:p>
          </table:table-cell>
          <table:table-cell office:value-type="float" office:value="0.3911926" calcext:value-type="float">
            <text:p>0.3911926</text:p>
          </table:table-cell>
          <table:table-cell office:value-type="float" office:value="0.4035553" calcext:value-type="float">
            <text:p>0.403555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46823E-015" calcext:value-type="float">
            <text:p>1.946823E-15</text:p>
          </table:table-cell>
          <table:table-cell office:value-type="float" office:value="1.974123E-015" calcext:value-type="float">
            <text:p>1.974123E-15</text:p>
          </table:table-cell>
          <table:table-cell office:value-type="float" office:value="1.984432E-015" calcext:value-type="float">
            <text:p>1.984432E-15</text:p>
          </table:table-cell>
          <table:table-cell office:value-type="float" office:value="1.938155E-015" calcext:value-type="float">
            <text:p>1.938155E-15</text:p>
          </table:table-cell>
          <table:table-cell office:value-type="float" office:value="1.001914E-015" calcext:value-type="float">
            <text:p>1.001914E-15</text:p>
          </table:table-cell>
          <table:table-cell office:value-type="float" office:value="1.932093E-015" calcext:value-type="float">
            <text:p>1.932093E-15</text:p>
          </table:table-cell>
          <table:table-cell office:value-type="float" office:value="9.338527E-016" calcext:value-type="float">
            <text:p>9.338527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97377" calcext:value-type="float">
            <text:p>-0.01897377</text:p>
          </table:table-cell>
          <table:table-cell office:value-type="float" office:value="-0.01630822" calcext:value-type="float">
            <text:p>-0.01630822</text:p>
          </table:table-cell>
          <table:table-cell office:value-type="float" office:value="-0.01788846" calcext:value-type="float">
            <text:p>-0.01788846</text:p>
          </table:table-cell>
          <table:table-cell office:value-type="float" office:value="-0.02121256" calcext:value-type="float">
            <text:p>-0.02121256</text:p>
          </table:table-cell>
          <table:table-cell office:value-type="float" office:value="-0.02202619" calcext:value-type="float">
            <text:p>-0.02202619</text:p>
          </table:table-cell>
          <table:table-cell office:value-type="float" office:value="-0.02159344" calcext:value-type="float">
            <text:p>-0.02159344</text:p>
          </table:table-cell>
          <table:table-cell office:value-type="float" office:value="-0.02038636" calcext:value-type="float">
            <text:p>-0.02038636</text:p>
          </table:table-cell>
          <table:table-cell office:value-type="float" office:value="-0.0186322" calcext:value-type="float">
            <text:p>-0.0186322</text:p>
          </table:table-cell>
          <table:table-cell office:value-type="float" office:value="-0.01571871" calcext:value-type="float">
            <text:p>-0.01571871</text:p>
          </table:table-cell>
          <table:table-cell office:value-type="float" office:value="-0.01207564" calcext:value-type="float">
            <text:p>-0.01207564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1021596" calcext:value-type="float">
            <text:p>-0.1021596</text:p>
          </table:table-cell>
          <table:table-cell office:value-type="float" office:value="-0.001122285" calcext:value-type="float">
            <text:p>-0.00112228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6467" calcext:value-type="float">
            <text:p>-2.1864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247.2995" calcext:value-type="float">
            <text:p>247.2995</text:p>
          </table:table-cell>
          <table:table-cell office:value-type="float" office:value="118.5482" calcext:value-type="float">
            <text:p>118.5482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1.223" calcext:value-type="float">
            <text:p>1091.223</text:p>
          </table:table-cell>
          <table:table-cell office:value-type="float" office:value="85.24838" calcext:value-type="float">
            <text:p>85.24838</text:p>
          </table:table-cell>
          <table:table-cell office:value-type="float" office:value="0" calcext:value-type="float">
            <text:p>0</text:p>
          </table:table-cell>
          <table:table-cell office:value-type="float" office:value="0.1189452" calcext:value-type="float">
            <text:p>0.1189452</text:p>
          </table:table-cell>
          <table:table-cell office:value-type="float" office:value="0.3276402" calcext:value-type="float">
            <text:p>0.3276402</text:p>
          </table:table-cell>
          <table:table-cell office:value-type="float" office:value="0.3284589" calcext:value-type="float">
            <text:p>0.3284589</text:p>
          </table:table-cell>
          <table:table-cell office:value-type="float" office:value="0.3284097" calcext:value-type="float">
            <text:p>0.3284097</text:p>
          </table:table-cell>
          <table:table-cell office:value-type="float" office:value="0.3280779" calcext:value-type="float">
            <text:p>0.3280779</text:p>
          </table:table-cell>
          <table:table-cell office:value-type="float" office:value="0.285296" calcext:value-type="float">
            <text:p>0.285296</text:p>
          </table:table-cell>
          <table:table-cell office:value-type="float" office:value="0.2832395" calcext:value-type="float">
            <text:p>0.2832395</text:p>
          </table:table-cell>
          <table:table-cell office:value-type="float" office:value="0.3665312" calcext:value-type="float">
            <text:p>0.3665312</text:p>
          </table:table-cell>
          <table:table-cell office:value-type="float" office:value="0.361771" calcext:value-type="float">
            <text:p>0.361771</text:p>
          </table:table-cell>
          <table:table-cell office:value-type="float" office:value="0.3733023" calcext:value-type="float">
            <text:p>0.3733023</text:p>
          </table:table-cell>
          <table:table-cell office:value-type="float" office:value="0.3911724" calcext:value-type="float">
            <text:p>0.3911724</text:p>
          </table:table-cell>
          <table:table-cell office:value-type="float" office:value="0.4035341" calcext:value-type="float">
            <text:p>0.40353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681E-015" calcext:value-type="float">
            <text:p>1.947681E-15</text:p>
          </table:table-cell>
          <table:table-cell office:value-type="float" office:value="1.974051E-015" calcext:value-type="float">
            <text:p>1.974051E-15</text:p>
          </table:table-cell>
          <table:table-cell office:value-type="float" office:value="1.984361E-015" calcext:value-type="float">
            <text:p>1.984361E-15</text:p>
          </table:table-cell>
          <table:table-cell office:value-type="float" office:value="1.938126E-015" calcext:value-type="float">
            <text:p>1.938126E-15</text:p>
          </table:table-cell>
          <table:table-cell office:value-type="float" office:value="1.00189E-015" calcext:value-type="float">
            <text:p>1.00189E-15</text:p>
          </table:table-cell>
          <table:table-cell office:value-type="float" office:value="1.932093E-015" calcext:value-type="float">
            <text:p>1.932093E-15</text:p>
          </table:table-cell>
          <table:table-cell office:value-type="float" office:value="9.338527E-016" calcext:value-type="float">
            <text:p>9.338527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40875" calcext:value-type="float">
            <text:p>-45.40875</text:p>
          </table:table-cell>
          <table:table-cell office:value-type="float" office:value="-0.02047375" calcext:value-type="float">
            <text:p>-0.02047375</text:p>
          </table:table-cell>
          <table:table-cell office:value-type="float" office:value="-0.02016293" calcext:value-type="float">
            <text:p>-0.02016293</text:p>
          </table:table-cell>
          <table:table-cell office:value-type="float" office:value="-0.02024359" calcext:value-type="float">
            <text:p>-0.02024359</text:p>
          </table:table-cell>
          <table:table-cell office:value-type="float" office:value="-0.02037501" calcext:value-type="float">
            <text:p>-0.02037501</text:p>
          </table:table-cell>
          <table:table-cell office:value-type="float" office:value="-0.02097196" calcext:value-type="float">
            <text:p>-0.02097196</text:p>
          </table:table-cell>
          <table:table-cell office:value-type="float" office:value="-0.0203182" calcext:value-type="float">
            <text:p>-0.0203182</text:p>
          </table:table-cell>
          <table:table-cell office:value-type="float" office:value="-0.01867455" calcext:value-type="float">
            <text:p>-0.01867455</text:p>
          </table:table-cell>
          <table:table-cell office:value-type="float" office:value="-0.01572685" calcext:value-type="float">
            <text:p>-0.01572685</text:p>
          </table:table-cell>
          <table:table-cell office:value-type="float" office:value="-0.01207564" calcext:value-type="float">
            <text:p>-0.01207564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9463222" calcext:value-type="float">
            <text:p>-0.09463222</text:p>
          </table:table-cell>
          <table:table-cell office:value-type="float" office:value="-0.001131696" calcext:value-type="float">
            <text:p>-0.00113169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8379" calcext:value-type="float">
            <text:p>-2.1883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247.2995" calcext:value-type="float">
            <text:p>247.2995</text:p>
          </table:table-cell>
          <table:table-cell office:value-type="float" office:value="118.86" calcext:value-type="float">
            <text:p>118.86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0.816" calcext:value-type="float">
            <text:p>1090.816</text:p>
          </table:table-cell>
          <table:table-cell office:value-type="float" office:value="85.3444" calcext:value-type="float">
            <text:p>85.3444</text:p>
          </table:table-cell>
          <table:table-cell office:value-type="float" office:value="0" calcext:value-type="float">
            <text:p>0</text:p>
          </table:table-cell>
          <table:table-cell office:value-type="float" office:value="0.112271" calcext:value-type="float">
            <text:p>0.112271</text:p>
          </table:table-cell>
          <table:table-cell office:value-type="float" office:value="0.3245963" calcext:value-type="float">
            <text:p>0.3245963</text:p>
          </table:table-cell>
          <table:table-cell office:value-type="float" office:value="0.3259348" calcext:value-type="float">
            <text:p>0.3259348</text:p>
          </table:table-cell>
          <table:table-cell office:value-type="float" office:value="0.3270551" calcext:value-type="float">
            <text:p>0.3270551</text:p>
          </table:table-cell>
          <table:table-cell office:value-type="float" office:value="0.3275161" calcext:value-type="float">
            <text:p>0.3275161</text:p>
          </table:table-cell>
          <table:table-cell office:value-type="float" office:value="0.2859316" calcext:value-type="float">
            <text:p>0.2859316</text:p>
          </table:table-cell>
          <table:table-cell office:value-type="float" office:value="0.2835732" calcext:value-type="float">
            <text:p>0.2835732</text:p>
          </table:table-cell>
          <table:table-cell office:value-type="float" office:value="0.3665519" calcext:value-type="float">
            <text:p>0.3665519</text:p>
          </table:table-cell>
          <table:table-cell office:value-type="float" office:value="0.3617608" calcext:value-type="float">
            <text:p>0.3617608</text:p>
          </table:table-cell>
          <table:table-cell office:value-type="float" office:value="0.3733008" calcext:value-type="float">
            <text:p>0.3733008</text:p>
          </table:table-cell>
          <table:table-cell office:value-type="float" office:value="0.3911546" calcext:value-type="float">
            <text:p>0.3911546</text:p>
          </table:table-cell>
          <table:table-cell office:value-type="float" office:value="0.4035049" calcext:value-type="float">
            <text:p>0.403504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863E-015" calcext:value-type="float">
            <text:p>1.94863E-15</text:p>
          </table:table-cell>
          <table:table-cell office:value-type="float" office:value="1.973966E-015" calcext:value-type="float">
            <text:p>1.973966E-15</text:p>
          </table:table-cell>
          <table:table-cell office:value-type="float" office:value="1.984284E-015" calcext:value-type="float">
            <text:p>1.984284E-15</text:p>
          </table:table-cell>
          <table:table-cell office:value-type="float" office:value="1.938094E-015" calcext:value-type="float">
            <text:p>1.938094E-15</text:p>
          </table:table-cell>
          <table:table-cell office:value-type="float" office:value="1.001869E-015" calcext:value-type="float">
            <text:p>1.001869E-15</text:p>
          </table:table-cell>
          <table:table-cell office:value-type="float" office:value="1.932093E-015" calcext:value-type="float">
            <text:p>1.932093E-15</text:p>
          </table:table-cell>
          <table:table-cell office:value-type="float" office:value="9.338527E-016" calcext:value-type="float">
            <text:p>9.338527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56537" calcext:value-type="float">
            <text:p>-71.56537</text:p>
          </table:table-cell>
          <table:table-cell office:value-type="float" office:value="-0.02169104" calcext:value-type="float">
            <text:p>-0.02169104</text:p>
          </table:table-cell>
          <table:table-cell office:value-type="float" office:value="-0.02114683" calcext:value-type="float">
            <text:p>-0.02114683</text:p>
          </table:table-cell>
          <table:table-cell office:value-type="float" office:value="-0.02076069" calcext:value-type="float">
            <text:p>-0.02076069</text:p>
          </table:table-cell>
          <table:table-cell office:value-type="float" office:value="-0.02058594" calcext:value-type="float">
            <text:p>-0.02058594</text:p>
          </table:table-cell>
          <table:table-cell office:value-type="float" office:value="-0.0206198" calcext:value-type="float">
            <text:p>-0.0206198</text:p>
          </table:table-cell>
          <table:table-cell office:value-type="float" office:value="-0.02011859" calcext:value-type="float">
            <text:p>-0.02011859</text:p>
          </table:table-cell>
          <table:table-cell office:value-type="float" office:value="-0.01865246" calcext:value-type="float">
            <text:p>-0.01865246</text:p>
          </table:table-cell>
          <table:table-cell office:value-type="float" office:value="-0.01573428" calcext:value-type="float">
            <text:p>-0.01573428</text:p>
          </table:table-cell>
          <table:table-cell office:value-type="float" office:value="-0.01207641" calcext:value-type="float">
            <text:p>-0.01207641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8743892" calcext:value-type="float">
            <text:p>-0.08743892</text:p>
          </table:table-cell>
          <table:table-cell office:value-type="float" office:value="-0.001141588" calcext:value-type="float">
            <text:p>-0.00114158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0006" calcext:value-type="float">
            <text:p>-2.1900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247.2995" calcext:value-type="float">
            <text:p>247.2995</text:p>
          </table:table-cell>
          <table:table-cell office:value-type="float" office:value="119.2108" calcext:value-type="float">
            <text:p>119.2108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0.378" calcext:value-type="float">
            <text:p>1090.378</text:p>
          </table:table-cell>
          <table:table-cell office:value-type="float" office:value="85.43101" calcext:value-type="float">
            <text:p>85.43101</text:p>
          </table:table-cell>
          <table:table-cell office:value-type="float" office:value="0" calcext:value-type="float">
            <text:p>0</text:p>
          </table:table-cell>
          <table:table-cell office:value-type="float" office:value="0.1131006" calcext:value-type="float">
            <text:p>0.1131006</text:p>
          </table:table-cell>
          <table:table-cell office:value-type="float" office:value="0.3215201" calcext:value-type="float">
            <text:p>0.3215201</text:p>
          </table:table-cell>
          <table:table-cell office:value-type="float" office:value="0.3234035" calcext:value-type="float">
            <text:p>0.3234035</text:p>
          </table:table-cell>
          <table:table-cell office:value-type="float" office:value="0.3251438" calcext:value-type="float">
            <text:p>0.3251438</text:p>
          </table:table-cell>
          <table:table-cell office:value-type="float" office:value="0.3261199" calcext:value-type="float">
            <text:p>0.3261199</text:p>
          </table:table-cell>
          <table:table-cell office:value-type="float" office:value="0.285945" calcext:value-type="float">
            <text:p>0.285945</text:p>
          </table:table-cell>
          <table:table-cell office:value-type="float" office:value="0.2837855" calcext:value-type="float">
            <text:p>0.2837855</text:p>
          </table:table-cell>
          <table:table-cell office:value-type="float" office:value="0.3666056" calcext:value-type="float">
            <text:p>0.3666056</text:p>
          </table:table-cell>
          <table:table-cell office:value-type="float" office:value="0.3617585" calcext:value-type="float">
            <text:p>0.3617585</text:p>
          </table:table-cell>
          <table:table-cell office:value-type="float" office:value="0.3732974" calcext:value-type="float">
            <text:p>0.3732974</text:p>
          </table:table-cell>
          <table:table-cell office:value-type="float" office:value="0.3911367" calcext:value-type="float">
            <text:p>0.3911367</text:p>
          </table:table-cell>
          <table:table-cell office:value-type="float" office:value="0.4034726" calcext:value-type="float">
            <text:p>0.40347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9642E-015" calcext:value-type="float">
            <text:p>1.949642E-15</text:p>
          </table:table-cell>
          <table:table-cell office:value-type="float" office:value="1.973874E-015" calcext:value-type="float">
            <text:p>1.973874E-15</text:p>
          </table:table-cell>
          <table:table-cell office:value-type="float" office:value="1.984198E-015" calcext:value-type="float">
            <text:p>1.984198E-15</text:p>
          </table:table-cell>
          <table:table-cell office:value-type="float" office:value="1.938064E-015" calcext:value-type="float">
            <text:p>1.938064E-15</text:p>
          </table:table-cell>
          <table:table-cell office:value-type="float" office:value="1.001847E-015" calcext:value-type="float">
            <text:p>1.001847E-15</text:p>
          </table:table-cell>
          <table:table-cell office:value-type="float" office:value="1.932093E-015" calcext:value-type="float">
            <text:p>1.932093E-15</text:p>
          </table:table-cell>
          <table:table-cell office:value-type="float" office:value="9.338523E-016" calcext:value-type="float">
            <text:p>9.338523E-16</text:p>
          </table:table-cell>
          <table:table-cell office:value-type="float" office:value="9.740509E-016" calcext:value-type="float">
            <text:p>9.740509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6E-039" calcext:value-type="float">
            <text:p>6.6693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67537" calcext:value-type="float">
            <text:p>-68.67537</text:p>
          </table:table-cell>
          <table:table-cell office:value-type="float" office:value="-0.02300549" calcext:value-type="float">
            <text:p>-0.02300549</text:p>
          </table:table-cell>
          <table:table-cell office:value-type="float" office:value="-0.0221871" calcext:value-type="float">
            <text:p>-0.0221871</text:p>
          </table:table-cell>
          <table:table-cell office:value-type="float" office:value="-0.02151908" calcext:value-type="float">
            <text:p>-0.02151908</text:p>
          </table:table-cell>
          <table:table-cell office:value-type="float" office:value="-0.02113063" calcext:value-type="float">
            <text:p>-0.02113063</text:p>
          </table:table-cell>
          <table:table-cell office:value-type="float" office:value="-0.0206098" calcext:value-type="float">
            <text:p>-0.0206098</text:p>
          </table:table-cell>
          <table:table-cell office:value-type="float" office:value="-0.01999162" calcext:value-type="float">
            <text:p>-0.01999162</text:p>
          </table:table-cell>
          <table:table-cell office:value-type="float" office:value="-0.01859341" calcext:value-type="float">
            <text:p>-0.01859341</text:p>
          </table:table-cell>
          <table:table-cell office:value-type="float" office:value="-0.01573603" calcext:value-type="float">
            <text:p>-0.01573603</text:p>
          </table:table-cell>
          <table:table-cell office:value-type="float" office:value="-0.01207838" calcext:value-type="float">
            <text:p>-0.01207838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8071668" calcext:value-type="float">
            <text:p>-0.08071668</text:p>
          </table:table-cell>
          <table:table-cell office:value-type="float" office:value="-0.001151751" calcext:value-type="float">
            <text:p>-0.00115175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14" calcext:value-type="float">
            <text:p>-2.19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249.7995" calcext:value-type="float">
            <text:p>249.7995</text:p>
          </table:table-cell>
          <table:table-cell office:value-type="float" office:value="121.4839" calcext:value-type="float">
            <text:p>121.4839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0.503" calcext:value-type="float">
            <text:p>1090.503</text:p>
          </table:table-cell>
          <table:table-cell office:value-type="float" office:value="85.53257" calcext:value-type="float">
            <text:p>85.53257</text:p>
          </table:table-cell>
          <table:table-cell office:value-type="float" office:value="0" calcext:value-type="float">
            <text:p>0</text:p>
          </table:table-cell>
          <table:table-cell office:value-type="float" office:value="0.1576076" calcext:value-type="float">
            <text:p>0.1576076</text:p>
          </table:table-cell>
          <table:table-cell office:value-type="float" office:value="0.3193983" calcext:value-type="float">
            <text:p>0.3193983</text:p>
          </table:table-cell>
          <table:table-cell office:value-type="float" office:value="0.3217394" calcext:value-type="float">
            <text:p>0.3217394</text:p>
          </table:table-cell>
          <table:table-cell office:value-type="float" office:value="0.3241028" calcext:value-type="float">
            <text:p>0.3241028</text:p>
          </table:table-cell>
          <table:table-cell office:value-type="float" office:value="0.3253964" calcext:value-type="float">
            <text:p>0.3253964</text:p>
          </table:table-cell>
          <table:table-cell office:value-type="float" office:value="0.2858055" calcext:value-type="float">
            <text:p>0.2858055</text:p>
          </table:table-cell>
          <table:table-cell office:value-type="float" office:value="0.2838341" calcext:value-type="float">
            <text:p>0.2838341</text:p>
          </table:table-cell>
          <table:table-cell office:value-type="float" office:value="0.3666518" calcext:value-type="float">
            <text:p>0.3666518</text:p>
          </table:table-cell>
          <table:table-cell office:value-type="float" office:value="0.361764" calcext:value-type="float">
            <text:p>0.361764</text:p>
          </table:table-cell>
          <table:table-cell office:value-type="float" office:value="0.3732937" calcext:value-type="float">
            <text:p>0.3732937</text:p>
          </table:table-cell>
          <table:table-cell office:value-type="float" office:value="0.3911188" calcext:value-type="float">
            <text:p>0.3911188</text:p>
          </table:table-cell>
          <table:table-cell office:value-type="float" office:value="0.4034366" calcext:value-type="float">
            <text:p>0.40343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0357E-015" calcext:value-type="float">
            <text:p>1.950357E-15</text:p>
          </table:table-cell>
          <table:table-cell office:value-type="float" office:value="1.973825E-015" calcext:value-type="float">
            <text:p>1.973825E-15</text:p>
          </table:table-cell>
          <table:table-cell office:value-type="float" office:value="1.984134E-015" calcext:value-type="float">
            <text:p>1.984134E-15</text:p>
          </table:table-cell>
          <table:table-cell office:value-type="float" office:value="1.938037E-015" calcext:value-type="float">
            <text:p>1.938037E-15</text:p>
          </table:table-cell>
          <table:table-cell office:value-type="float" office:value="1.001827E-015" calcext:value-type="float">
            <text:p>1.001827E-15</text:p>
          </table:table-cell>
          <table:table-cell office:value-type="float" office:value="1.932093E-015" calcext:value-type="float">
            <text:p>1.932093E-15</text:p>
          </table:table-cell>
          <table:table-cell office:value-type="float" office:value="9.338523E-016" calcext:value-type="float">
            <text:p>9.338523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60118" calcext:value-type="float">
            <text:p>-4.960118</text:p>
          </table:table-cell>
          <table:table-cell office:value-type="float" office:value="-0.02395993" calcext:value-type="float">
            <text:p>-0.02395993</text:p>
          </table:table-cell>
          <table:table-cell office:value-type="float" office:value="-0.02290267" calcext:value-type="float">
            <text:p>-0.02290267</text:p>
          </table:table-cell>
          <table:table-cell office:value-type="float" office:value="-0.02194464" calcext:value-type="float">
            <text:p>-0.02194464</text:p>
          </table:table-cell>
          <table:table-cell office:value-type="float" office:value="-0.02141849" calcext:value-type="float">
            <text:p>-0.02141849</text:p>
          </table:table-cell>
          <table:table-cell office:value-type="float" office:value="-0.02068482" calcext:value-type="float">
            <text:p>-0.02068482</text:p>
          </table:table-cell>
          <table:table-cell office:value-type="float" office:value="-0.01996218" calcext:value-type="float">
            <text:p>-0.01996218</text:p>
          </table:table-cell>
          <table:table-cell office:value-type="float" office:value="-0.01854288" calcext:value-type="float">
            <text:p>-0.01854288</text:p>
          </table:table-cell>
          <table:table-cell office:value-type="float" office:value="-0.0157321" calcext:value-type="float">
            <text:p>-0.0157321</text:p>
          </table:table-cell>
          <table:table-cell office:value-type="float" office:value="-0.01208038" calcext:value-type="float">
            <text:p>-0.01208038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7648621" calcext:value-type="float">
            <text:p>-0.07648621</text:p>
          </table:table-cell>
          <table:table-cell office:value-type="float" office:value="-0.001158634" calcext:value-type="float">
            <text:p>-0.0011586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2627" calcext:value-type="float">
            <text:p>-2.1926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249.7995" calcext:value-type="float">
            <text:p>249.7995</text:p>
          </table:table-cell>
          <table:table-cell office:value-type="float" office:value="122.0929" calcext:value-type="float">
            <text:p>122.0929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89.823" calcext:value-type="float">
            <text:p>1089.823</text:p>
          </table:table-cell>
          <table:table-cell office:value-type="float" office:value="85.60377" calcext:value-type="float">
            <text:p>85.60377</text:p>
          </table:table-cell>
          <table:table-cell office:value-type="float" office:value="0" calcext:value-type="float">
            <text:p>0</text:p>
          </table:table-cell>
          <table:table-cell office:value-type="float" office:value="0.1175358" calcext:value-type="float">
            <text:p>0.1175358</text:p>
          </table:table-cell>
          <table:table-cell office:value-type="float" office:value="0.3187717" calcext:value-type="float">
            <text:p>0.3187717</text:p>
          </table:table-cell>
          <table:table-cell office:value-type="float" office:value="0.3206441" calcext:value-type="float">
            <text:p>0.3206441</text:p>
          </table:table-cell>
          <table:table-cell office:value-type="float" office:value="0.3228351" calcext:value-type="float">
            <text:p>0.3228351</text:p>
          </table:table-cell>
          <table:table-cell office:value-type="float" office:value="0.3242924" calcext:value-type="float">
            <text:p>0.3242924</text:p>
          </table:table-cell>
          <table:table-cell office:value-type="float" office:value="0.2854443" calcext:value-type="float">
            <text:p>0.2854443</text:p>
          </table:table-cell>
          <table:table-cell office:value-type="float" office:value="0.2837677" calcext:value-type="float">
            <text:p>0.2837677</text:p>
          </table:table-cell>
          <table:table-cell office:value-type="float" office:value="0.3666762" calcext:value-type="float">
            <text:p>0.3666762</text:p>
          </table:table-cell>
          <table:table-cell office:value-type="float" office:value="0.3617736" calcext:value-type="float">
            <text:p>0.3617736</text:p>
          </table:table-cell>
          <table:table-cell office:value-type="float" office:value="0.3732901" calcext:value-type="float">
            <text:p>0.3732901</text:p>
          </table:table-cell>
          <table:table-cell office:value-type="float" office:value="0.3911009" calcext:value-type="float">
            <text:p>0.3911009</text:p>
          </table:table-cell>
          <table:table-cell office:value-type="float" office:value="0.4034031" calcext:value-type="float">
            <text:p>0.403403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1024E-015" calcext:value-type="float">
            <text:p>1.951024E-15</text:p>
          </table:table-cell>
          <table:table-cell office:value-type="float" office:value="1.973772E-015" calcext:value-type="float">
            <text:p>1.973772E-15</text:p>
          </table:table-cell>
          <table:table-cell office:value-type="float" office:value="1.984077E-015" calcext:value-type="float">
            <text:p>1.984077E-15</text:p>
          </table:table-cell>
          <table:table-cell office:value-type="float" office:value="1.938013E-015" calcext:value-type="float">
            <text:p>1.938013E-15</text:p>
          </table:table-cell>
          <table:table-cell office:value-type="float" office:value="1.001808E-015" calcext:value-type="float">
            <text:p>1.001808E-15</text:p>
          </table:table-cell>
          <table:table-cell office:value-type="float" office:value="1.932093E-015" calcext:value-type="float">
            <text:p>1.932093E-15</text:p>
          </table:table-cell>
          <table:table-cell office:value-type="float" office:value="9.338523E-016" calcext:value-type="float">
            <text:p>9.338523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94756" calcext:value-type="float">
            <text:p>-49.94756</text:p>
          </table:table-cell>
          <table:table-cell office:value-type="float" office:value="-0.02425419" calcext:value-type="float">
            <text:p>-0.02425419</text:p>
          </table:table-cell>
          <table:table-cell office:value-type="float" office:value="-0.02339064" calcext:value-type="float">
            <text:p>-0.02339064</text:p>
          </table:table-cell>
          <table:table-cell office:value-type="float" office:value="-0.02247907" calcext:value-type="float">
            <text:p>-0.02247907</text:p>
          </table:table-cell>
          <table:table-cell office:value-type="float" office:value="-0.02186981" calcext:value-type="float">
            <text:p>-0.02186981</text:p>
          </table:table-cell>
          <table:table-cell office:value-type="float" office:value="-0.02088177" calcext:value-type="float">
            <text:p>-0.02088177</text:p>
          </table:table-cell>
          <table:table-cell office:value-type="float" office:value="-0.02000075" calcext:value-type="float">
            <text:p>-0.02000075</text:p>
          </table:table-cell>
          <table:table-cell office:value-type="float" office:value="-0.01851597" calcext:value-type="float">
            <text:p>-0.01851597</text:p>
          </table:table-cell>
          <table:table-cell office:value-type="float" office:value="-0.01572516" calcext:value-type="float">
            <text:p>-0.01572516</text:p>
          </table:table-cell>
          <table:table-cell office:value-type="float" office:value="-0.01208236" calcext:value-type="float">
            <text:p>-0.01208236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7102846" calcext:value-type="float">
            <text:p>-0.07102846</text:p>
          </table:table-cell>
          <table:table-cell office:value-type="float" office:value="-0.001166415" calcext:value-type="float">
            <text:p>-0.0011664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3708" calcext:value-type="float">
            <text:p>-2.1937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266.2995" calcext:value-type="float">
            <text:p>266.2995</text:p>
          </table:table-cell>
          <table:table-cell office:value-type="float" office:value="124.5788" calcext:value-type="float">
            <text:p>124.5788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03.61" calcext:value-type="float">
            <text:p>1103.61</text:p>
          </table:table-cell>
          <table:table-cell office:value-type="float" office:value="85.83011" calcext:value-type="float">
            <text:p>85.83011</text:p>
          </table:table-cell>
          <table:table-cell office:value-type="float" office:value="0" calcext:value-type="float">
            <text:p>0</text:p>
          </table:table-cell>
          <table:table-cell office:value-type="float" office:value="0.4303001" calcext:value-type="float">
            <text:p>0.4303001</text:p>
          </table:table-cell>
          <table:table-cell office:value-type="float" office:value="0.4295392" calcext:value-type="float">
            <text:p>0.4295392</text:p>
          </table:table-cell>
          <table:table-cell office:value-type="float" office:value="0.4211815" calcext:value-type="float">
            <text:p>0.4211815</text:p>
          </table:table-cell>
          <table:table-cell office:value-type="float" office:value="0.3441892" calcext:value-type="float">
            <text:p>0.3441892</text:p>
          </table:table-cell>
          <table:table-cell office:value-type="float" office:value="0.3296434" calcext:value-type="float">
            <text:p>0.3296434</text:p>
          </table:table-cell>
          <table:table-cell office:value-type="float" office:value="0.2852471" calcext:value-type="float">
            <text:p>0.2852471</text:p>
          </table:table-cell>
          <table:table-cell office:value-type="float" office:value="0.2836379" calcext:value-type="float">
            <text:p>0.2836379</text:p>
          </table:table-cell>
          <table:table-cell office:value-type="float" office:value="0.3666742" calcext:value-type="float">
            <text:p>0.3666742</text:p>
          </table:table-cell>
          <table:table-cell office:value-type="float" office:value="0.3617822" calcext:value-type="float">
            <text:p>0.3617822</text:p>
          </table:table-cell>
          <table:table-cell office:value-type="float" office:value="0.3732866" calcext:value-type="float">
            <text:p>0.3732866</text:p>
          </table:table-cell>
          <table:table-cell office:value-type="float" office:value="0.391083" calcext:value-type="float">
            <text:p>0.391083</text:p>
          </table:table-cell>
          <table:table-cell office:value-type="float" office:value="0.403371" calcext:value-type="float">
            <text:p>0.4033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1706E-015" calcext:value-type="float">
            <text:p>1.951706E-15</text:p>
          </table:table-cell>
          <table:table-cell office:value-type="float" office:value="1.973718E-015" calcext:value-type="float">
            <text:p>1.973718E-15</text:p>
          </table:table-cell>
          <table:table-cell office:value-type="float" office:value="1.984018E-015" calcext:value-type="float">
            <text:p>1.984018E-15</text:p>
          </table:table-cell>
          <table:table-cell office:value-type="float" office:value="1.93799E-015" calcext:value-type="float">
            <text:p>1.93799E-15</text:p>
          </table:table-cell>
          <table:table-cell office:value-type="float" office:value="1.001787E-015" calcext:value-type="float">
            <text:p>1.001787E-15</text:p>
          </table:table-cell>
          <table:table-cell office:value-type="float" office:value="1.932094E-015" calcext:value-type="float">
            <text:p>1.932094E-15</text:p>
          </table:table-cell>
          <table:table-cell office:value-type="float" office:value="9.338519E-016" calcext:value-type="float">
            <text:p>9.338519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4E-029" calcext:value-type="float">
            <text:p>9.099304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8E-039" calcext:value-type="float">
            <text:p>6.66935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48046" calcext:value-type="float">
            <text:p>-0.003648046</text:p>
          </table:table-cell>
          <table:table-cell office:value-type="float" office:value="-0.003677284" calcext:value-type="float">
            <text:p>-0.003677284</text:p>
          </table:table-cell>
          <table:table-cell office:value-type="float" office:value="-0.004447575" calcext:value-type="float">
            <text:p>-0.004447575</text:p>
          </table:table-cell>
          <table:table-cell office:value-type="float" office:value="-0.01571116" calcext:value-type="float">
            <text:p>-0.01571116</text:p>
          </table:table-cell>
          <table:table-cell office:value-type="float" office:value="-0.02003235" calcext:value-type="float">
            <text:p>-0.02003235</text:p>
          </table:table-cell>
          <table:table-cell office:value-type="float" office:value="-0.02100316" calcext:value-type="float">
            <text:p>-0.02100316</text:p>
          </table:table-cell>
          <table:table-cell office:value-type="float" office:value="-0.02007801" calcext:value-type="float">
            <text:p>-0.02007801</text:p>
          </table:table-cell>
          <table:table-cell office:value-type="float" office:value="-0.01851785" calcext:value-type="float">
            <text:p>-0.01851785</text:p>
          </table:table-cell>
          <table:table-cell office:value-type="float" office:value="-0.01571894" calcext:value-type="float">
            <text:p>-0.01571894</text:p>
          </table:table-cell>
          <table:table-cell office:value-type="float" office:value="-0.01208427" calcext:value-type="float">
            <text:p>-0.01208427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6619643" calcext:value-type="float">
            <text:p>-0.06619643</text:p>
          </table:table-cell>
          <table:table-cell office:value-type="float" office:value="-0.001174164" calcext:value-type="float">
            <text:p>-0.0011741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654" calcext:value-type="float">
            <text:p>-2.1946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266.9995" calcext:value-type="float">
            <text:p>266.9995</text:p>
          </table:table-cell>
          <table:table-cell office:value-type="float" office:value="128.2563" calcext:value-type="float">
            <text:p>128.2563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100.567" calcext:value-type="float">
            <text:p>1100.567</text:p>
          </table:table-cell>
          <table:table-cell office:value-type="float" office:value="85.89572" calcext:value-type="float">
            <text:p>85.89572</text:p>
          </table:table-cell>
          <table:table-cell office:value-type="float" office:value="0" calcext:value-type="float">
            <text:p>0</text:p>
          </table:table-cell>
          <table:table-cell office:value-type="float" office:value="0.1307118" calcext:value-type="float">
            <text:p>0.1307118</text:p>
          </table:table-cell>
          <table:table-cell office:value-type="float" office:value="0.3735329" calcext:value-type="float">
            <text:p>0.3735329</text:p>
          </table:table-cell>
          <table:table-cell office:value-type="float" office:value="0.3755444" calcext:value-type="float">
            <text:p>0.3755444</text:p>
          </table:table-cell>
          <table:table-cell office:value-type="float" office:value="0.376372" calcext:value-type="float">
            <text:p>0.376372</text:p>
          </table:table-cell>
          <table:table-cell office:value-type="float" office:value="0.3750649" calcext:value-type="float">
            <text:p>0.3750649</text:p>
          </table:table-cell>
          <table:table-cell office:value-type="float" office:value="0.2988458" calcext:value-type="float">
            <text:p>0.2988458</text:p>
          </table:table-cell>
          <table:table-cell office:value-type="float" office:value="0.2868197" calcext:value-type="float">
            <text:p>0.2868197</text:p>
          </table:table-cell>
          <table:table-cell office:value-type="float" office:value="0.3668307" calcext:value-type="float">
            <text:p>0.3668307</text:p>
          </table:table-cell>
          <table:table-cell office:value-type="float" office:value="0.3617938" calcext:value-type="float">
            <text:p>0.3617938</text:p>
          </table:table-cell>
          <table:table-cell office:value-type="float" office:value="0.3732831" calcext:value-type="float">
            <text:p>0.3732831</text:p>
          </table:table-cell>
          <table:table-cell office:value-type="float" office:value="0.3910652" calcext:value-type="float">
            <text:p>0.3910652</text:p>
          </table:table-cell>
          <table:table-cell office:value-type="float" office:value="0.4033387" calcext:value-type="float">
            <text:p>0.40333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2426E-015" calcext:value-type="float">
            <text:p>1.952426E-15</text:p>
          </table:table-cell>
          <table:table-cell office:value-type="float" office:value="1.973661E-015" calcext:value-type="float">
            <text:p>1.973661E-15</text:p>
          </table:table-cell>
          <table:table-cell office:value-type="float" office:value="1.983956E-015" calcext:value-type="float">
            <text:p>1.983956E-15</text:p>
          </table:table-cell>
          <table:table-cell office:value-type="float" office:value="1.937966E-015" calcext:value-type="float">
            <text:p>1.937966E-15</text:p>
          </table:table-cell>
          <table:table-cell office:value-type="float" office:value="1.001766E-015" calcext:value-type="float">
            <text:p>1.001766E-15</text:p>
          </table:table-cell>
          <table:table-cell office:value-type="float" office:value="1.932094E-015" calcext:value-type="float">
            <text:p>1.932094E-15</text:p>
          </table:table-cell>
          <table:table-cell office:value-type="float" office:value="9.338519E-016" calcext:value-type="float">
            <text:p>9.338519E-16</text:p>
          </table:table-cell>
          <table:table-cell office:value-type="float" office:value="9.74051E-016" calcext:value-type="float">
            <text:p>9.7405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6E-029" calcext:value-type="float">
            <text:p>9.099306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35835" calcext:value-type="float">
            <text:p>-21.35835</text:p>
          </table:table-cell>
          <table:table-cell office:value-type="float" office:value="-0.009123713" calcext:value-type="float">
            <text:p>-0.009123713</text:p>
          </table:table-cell>
          <table:table-cell office:value-type="float" office:value="-0.008832647" calcext:value-type="float">
            <text:p>-0.008832647</text:p>
          </table:table-cell>
          <table:table-cell office:value-type="float" office:value="-0.008773469" calcext:value-type="float">
            <text:p>-0.008773469</text:p>
          </table:table-cell>
          <table:table-cell office:value-type="float" office:value="-0.008967114" calcext:value-type="float">
            <text:p>-0.008967114</text:p>
          </table:table-cell>
          <table:table-cell office:value-type="float" office:value="-0.01483316" calcext:value-type="float">
            <text:p>-0.01483316</text:p>
          </table:table-cell>
          <table:table-cell office:value-type="float" office:value="-0.01832591" calcext:value-type="float">
            <text:p>-0.01832591</text:p>
          </table:table-cell>
          <table:table-cell office:value-type="float" office:value="-0.01835423" calcext:value-type="float">
            <text:p>-0.01835423</text:p>
          </table:table-cell>
          <table:table-cell office:value-type="float" office:value="-0.01571078" calcext:value-type="float">
            <text:p>-0.01571078</text:p>
          </table:table-cell>
          <table:table-cell office:value-type="float" office:value="-0.01208625" calcext:value-type="float">
            <text:p>-0.01208625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6107959" calcext:value-type="float">
            <text:p>-0.06107959</text:p>
          </table:table-cell>
          <table:table-cell office:value-type="float" office:value="-0.001182645" calcext:value-type="float">
            <text:p>-0.0011826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5493" calcext:value-type="float">
            <text:p>-2.19549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266.9995" calcext:value-type="float">
            <text:p>266.9995</text:p>
          </table:table-cell>
          <table:table-cell office:value-type="float" office:value="128.9134" calcext:value-type="float">
            <text:p>128.9134</text:p>
          </table:table-cell>
          <table:table-cell office:value-type="float" office:value="15.91676" calcext:value-type="float">
            <text:p>15.91676</text:p>
          </table:table-cell>
          <table:table-cell office:value-type="float" office:value="1099.856" calcext:value-type="float">
            <text:p>1099.856</text:p>
          </table:table-cell>
          <table:table-cell office:value-type="float" office:value="85.94996" calcext:value-type="float">
            <text:p>85.94996</text:p>
          </table:table-cell>
          <table:table-cell office:value-type="float" office:value="0" calcext:value-type="float">
            <text:p>0</text:p>
          </table:table-cell>
          <table:table-cell office:value-type="float" office:value="0.1138668" calcext:value-type="float">
            <text:p>0.1138668</text:p>
          </table:table-cell>
          <table:table-cell office:value-type="float" office:value="0.3624761" calcext:value-type="float">
            <text:p>0.3624761</text:p>
          </table:table-cell>
          <table:table-cell office:value-type="float" office:value="0.364203" calcext:value-type="float">
            <text:p>0.364203</text:p>
          </table:table-cell>
          <table:table-cell office:value-type="float" office:value="0.3650307" calcext:value-type="float">
            <text:p>0.3650307</text:p>
          </table:table-cell>
          <table:table-cell office:value-type="float" office:value="0.3640813" calcext:value-type="float">
            <text:p>0.3640813</text:p>
          </table:table-cell>
          <table:table-cell office:value-type="float" office:value="0.3057127" calcext:value-type="float">
            <text:p>0.3057127</text:p>
          </table:table-cell>
          <table:table-cell office:value-type="float" office:value="0.2934631" calcext:value-type="float">
            <text:p>0.2934631</text:p>
          </table:table-cell>
          <table:table-cell office:value-type="float" office:value="0.3677916" calcext:value-type="float">
            <text:p>0.3677916</text:p>
          </table:table-cell>
          <table:table-cell office:value-type="float" office:value="0.3618826" calcext:value-type="float">
            <text:p>0.3618826</text:p>
          </table:table-cell>
          <table:table-cell office:value-type="float" office:value="0.3732835" calcext:value-type="float">
            <text:p>0.3732835</text:p>
          </table:table-cell>
          <table:table-cell office:value-type="float" office:value="0.3910476" calcext:value-type="float">
            <text:p>0.3910476</text:p>
          </table:table-cell>
          <table:table-cell office:value-type="float" office:value="0.4033093" calcext:value-type="float">
            <text:p>0.403309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3287E-015" calcext:value-type="float">
            <text:p>1.953287E-15</text:p>
          </table:table-cell>
          <table:table-cell office:value-type="float" office:value="1.973583E-015" calcext:value-type="float">
            <text:p>1.973583E-15</text:p>
          </table:table-cell>
          <table:table-cell office:value-type="float" office:value="1.983886E-015" calcext:value-type="float">
            <text:p>1.983886E-15</text:p>
          </table:table-cell>
          <table:table-cell office:value-type="float" office:value="1.937941E-015" calcext:value-type="float">
            <text:p>1.937941E-15</text:p>
          </table:table-cell>
          <table:table-cell office:value-type="float" office:value="1.001742E-015" calcext:value-type="float">
            <text:p>1.001742E-15</text:p>
          </table:table-cell>
          <table:table-cell office:value-type="float" office:value="1.932094E-015" calcext:value-type="float">
            <text:p>1.932094E-15</text:p>
          </table:table-cell>
          <table:table-cell office:value-type="float" office:value="9.338519E-016" calcext:value-type="float">
            <text:p>9.338519E-16</text:p>
          </table:table-cell>
          <table:table-cell office:value-type="float" office:value="9.740511E-016" calcext:value-type="float">
            <text:p>9.740511E-16</text:p>
          </table:table-cell>
          <table:table-cell office:value-type="float" office:value="4.695957E-024" calcext:value-type="float">
            <text:p>4.695957E-24</text:p>
          </table:table-cell>
          <table:table-cell office:value-type="float" office:value="9.099303E-029" calcext:value-type="float">
            <text:p>9.099303E-29</text:p>
          </table:table-cell>
          <table:table-cell office:value-type="float" office:value="1.158992E-033" calcext:value-type="float">
            <text:p>1.158992E-33</text:p>
          </table:table-cell>
          <table:table-cell office:value-type="float" office:value="6.669355E-039" calcext:value-type="float">
            <text:p>6.669355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20445" calcext:value-type="float">
            <text:p>-63.20445</text:p>
          </table:table-cell>
          <table:table-cell office:value-type="float" office:value="-0.01098482" calcext:value-type="float">
            <text:p>-0.01098482</text:p>
          </table:table-cell>
          <table:table-cell office:value-type="float" office:value="-0.01067366" calcext:value-type="float">
            <text:p>-0.01067366</text:p>
          </table:table-cell>
          <table:table-cell office:value-type="float" office:value="-0.01058786" calcext:value-type="float">
            <text:p>-0.01058786</text:p>
          </table:table-cell>
          <table:table-cell office:value-type="float" office:value="-0.01076259" calcext:value-type="float">
            <text:p>-0.01076259</text:p>
          </table:table-cell>
          <table:table-cell office:value-type="float" office:value="-0.01247437" calcext:value-type="float">
            <text:p>-0.01247437</text:p>
          </table:table-cell>
          <table:table-cell office:value-type="float" office:value="-0.01512125" calcext:value-type="float">
            <text:p>-0.01512125</text:p>
          </table:table-cell>
          <table:table-cell office:value-type="float" office:value="-0.01735312" calcext:value-type="float">
            <text:p>-0.01735312</text:p>
          </table:table-cell>
          <table:table-cell office:value-type="float" office:value="-0.01564776" calcext:value-type="float">
            <text:p>-0.01564776</text:p>
          </table:table-cell>
          <table:table-cell office:value-type="float" office:value="-0.01208605" calcext:value-type="float">
            <text:p>-0.01208605</text:p>
          </table:table-cell>
          <table:table-cell office:value-type="float" office:value="0" calcext:value-type="float">
            <text:p>0</text:p>
          </table:table-cell>
          <table:table-cell office:value-type="float" office:value="0.06233131" calcext:value-type="float">
            <text:p>0.06233131</text:p>
          </table:table-cell>
          <table:table-cell office:value-type="float" office:value="-0.0557552" calcext:value-type="float">
            <text:p>-0.0557552</text:p>
          </table:table-cell>
          <table:table-cell office:value-type="float" office:value="-0.001192109" calcext:value-type="float">
            <text:p>-0.00119210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6241" calcext:value-type="float">
            <text:p>-2.19624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287.2995" calcext:value-type="float">
            <text:p>287.2995</text:p>
          </table:table-cell>
          <table:table-cell office:value-type="float" office:value="132.4763" calcext:value-type="float">
            <text:p>132.4763</text:p>
          </table:table-cell>
          <table:table-cell office:value-type="float" office:value="18.52312" calcext:value-type="float">
            <text:p>18.52312</text:p>
          </table:table-cell>
          <table:table-cell office:value-type="float" office:value="1113.279" calcext:value-type="float">
            <text:p>1113.279</text:p>
          </table:table-cell>
          <table:table-cell office:value-type="float" office:value="86.65777" calcext:value-type="float">
            <text:p>86.65777</text:p>
          </table:table-cell>
          <table:table-cell office:value-type="float" office:value="0" calcext:value-type="float">
            <text:p>0</text:p>
          </table:table-cell>
          <table:table-cell office:value-type="float" office:value="0.304372" calcext:value-type="float">
            <text:p>0.304372</text:p>
          </table:table-cell>
          <table:table-cell office:value-type="float" office:value="0.3947201" calcext:value-type="float">
            <text:p>0.3947201</text:p>
          </table:table-cell>
          <table:table-cell office:value-type="float" office:value="0.3995846" calcext:value-type="float">
            <text:p>0.3995846</text:p>
          </table:table-cell>
          <table:table-cell office:value-type="float" office:value="0.4034772" calcext:value-type="float">
            <text:p>0.4034772</text:p>
          </table:table-cell>
          <table:table-cell office:value-type="float" office:value="0.404821" calcext:value-type="float">
            <text:p>0.404821</text:p>
          </table:table-cell>
          <table:table-cell office:value-type="float" office:value="0.3346474" calcext:value-type="float">
            <text:p>0.3346474</text:p>
          </table:table-cell>
          <table:table-cell office:value-type="float" office:value="0.3176802" calcext:value-type="float">
            <text:p>0.3176802</text:p>
          </table:table-cell>
          <table:table-cell office:value-type="float" office:value="0.3719146" calcext:value-type="float">
            <text:p>0.3719146</text:p>
          </table:table-cell>
          <table:table-cell office:value-type="float" office:value="0.3623376" calcext:value-type="float">
            <text:p>0.3623376</text:p>
          </table:table-cell>
          <table:table-cell office:value-type="float" office:value="0.373302" calcext:value-type="float">
            <text:p>0.373302</text:p>
          </table:table-cell>
          <table:table-cell office:value-type="float" office:value="0.3910302" calcext:value-type="float">
            <text:p>0.3910302</text:p>
          </table:table-cell>
          <table:table-cell office:value-type="float" office:value="0.4032285" calcext:value-type="float">
            <text:p>0.403228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6712E-015" calcext:value-type="float">
            <text:p>1.956712E-15</text:p>
          </table:table-cell>
          <table:table-cell office:value-type="float" office:value="1.97352E-015" calcext:value-type="float">
            <text:p>1.97352E-15</text:p>
          </table:table-cell>
          <table:table-cell office:value-type="float" office:value="1.983803E-015" calcext:value-type="float">
            <text:p>1.983803E-15</text:p>
          </table:table-cell>
          <table:table-cell office:value-type="float" office:value="1.937667E-015" calcext:value-type="float">
            <text:p>1.937667E-15</text:p>
          </table:table-cell>
          <table:table-cell office:value-type="float" office:value="1.002134E-015" calcext:value-type="float">
            <text:p>1.002134E-15</text:p>
          </table:table-cell>
          <table:table-cell office:value-type="float" office:value="1.93196E-015" calcext:value-type="float">
            <text:p>1.93196E-15</text:p>
          </table:table-cell>
          <table:table-cell office:value-type="float" office:value="9.338596E-016" calcext:value-type="float">
            <text:p>9.338596E-16</text:p>
          </table:table-cell>
          <table:table-cell office:value-type="float" office:value="9.739972E-016" calcext:value-type="float">
            <text:p>9.739972E-16</text:p>
          </table:table-cell>
          <table:table-cell office:value-type="float" office:value="4.695768E-024" calcext:value-type="float">
            <text:p>4.695768E-24</text:p>
          </table:table-cell>
          <table:table-cell office:value-type="float" office:value="9.099002E-029" calcext:value-type="float">
            <text:p>9.099002E-29</text:p>
          </table:table-cell>
          <table:table-cell office:value-type="float" office:value="1.158936E-033" calcext:value-type="float">
            <text:p>1.158936E-33</text:p>
          </table:table-cell>
          <table:table-cell office:value-type="float" office:value="6.669134E-039" calcext:value-type="float">
            <text:p>6.66913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68362" calcext:value-type="float">
            <text:p>-0.03268362</text:p>
          </table:table-cell>
          <table:table-cell office:value-type="float" office:value="-0.006481557" calcext:value-type="float">
            <text:p>-0.006481557</text:p>
          </table:table-cell>
          <table:table-cell office:value-type="float" office:value="-0.006017836" calcext:value-type="float">
            <text:p>-0.006017836</text:p>
          </table:table-cell>
          <table:table-cell office:value-type="float" office:value="-0.005723462" calcext:value-type="float">
            <text:p>-0.005723462</text:p>
          </table:table-cell>
          <table:table-cell office:value-type="float" office:value="-0.005614222" calcext:value-type="float">
            <text:p>-0.005614222</text:p>
          </table:table-cell>
          <table:table-cell office:value-type="float" office:value="-0.006319413" calcext:value-type="float">
            <text:p>-0.006319413</text:p>
          </table:table-cell>
          <table:table-cell office:value-type="float" office:value="-0.007809435" calcext:value-type="float">
            <text:p>-0.007809435</text:p>
          </table:table-cell>
          <table:table-cell office:value-type="float" office:value="-0.01366009" calcext:value-type="float">
            <text:p>-0.01366009</text:p>
          </table:table-cell>
          <table:table-cell office:value-type="float" office:value="-0.01532813" calcext:value-type="float">
            <text:p>-0.01532813</text:p>
          </table:table-cell>
          <table:table-cell office:value-type="float" office:value="-0.01207596" calcext:value-type="float">
            <text:p>-0.01207596</text:p>
          </table:table-cell>
          <table:table-cell office:value-type="float" office:value="0" calcext:value-type="float">
            <text:p>0</text:p>
          </table:table-cell>
          <table:table-cell office:value-type="float" office:value="0.07608888" calcext:value-type="float">
            <text:p>0.07608888</text:p>
          </table:table-cell>
          <table:table-cell office:value-type="float" office:value="-0.03847444" calcext:value-type="float">
            <text:p>-0.03847444</text:p>
          </table:table-cell>
          <table:table-cell office:value-type="float" office:value="-0.001204239" calcext:value-type="float">
            <text:p>-0.0012042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279" calcext:value-type="float">
            <text:p>-2.2042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308.7996" calcext:value-type="float">
            <text:p>308.7996</text:p>
          </table:table-cell>
          <table:table-cell office:value-type="float" office:value="136.8134" calcext:value-type="float">
            <text:p>136.8134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28.255" calcext:value-type="float">
            <text:p>1128.255</text:p>
          </table:table-cell>
          <table:table-cell office:value-type="float" office:value="87.23267" calcext:value-type="float">
            <text:p>87.23267</text:p>
          </table:table-cell>
          <table:table-cell office:value-type="float" office:value="0" calcext:value-type="float">
            <text:p>0</text:p>
          </table:table-cell>
          <table:table-cell office:value-type="float" office:value="0.4492947" calcext:value-type="float">
            <text:p>0.4492947</text:p>
          </table:table-cell>
          <table:table-cell office:value-type="float" office:value="0.4462719" calcext:value-type="float">
            <text:p>0.4462719</text:p>
          </table:table-cell>
          <table:table-cell office:value-type="float" office:value="0.4522354" calcext:value-type="float">
            <text:p>0.4522354</text:p>
          </table:table-cell>
          <table:table-cell office:value-type="float" office:value="0.4585875" calcext:value-type="float">
            <text:p>0.4585875</text:p>
          </table:table-cell>
          <table:table-cell office:value-type="float" office:value="0.46375" calcext:value-type="float">
            <text:p>0.46375</text:p>
          </table:table-cell>
          <table:table-cell office:value-type="float" office:value="0.3475242" calcext:value-type="float">
            <text:p>0.3475242</text:p>
          </table:table-cell>
          <table:table-cell office:value-type="float" office:value="0.3420732" calcext:value-type="float">
            <text:p>0.3420732</text:p>
          </table:table-cell>
          <table:table-cell office:value-type="float" office:value="0.3766373" calcext:value-type="float">
            <text:p>0.3766373</text:p>
          </table:table-cell>
          <table:table-cell office:value-type="float" office:value="0.3632951" calcext:value-type="float">
            <text:p>0.3632951</text:p>
          </table:table-cell>
          <table:table-cell office:value-type="float" office:value="0.3733713" calcext:value-type="float">
            <text:p>0.3733713</text:p>
          </table:table-cell>
          <table:table-cell office:value-type="float" office:value="0.3910139" calcext:value-type="float">
            <text:p>0.3910139</text:p>
          </table:table-cell>
          <table:table-cell office:value-type="float" office:value="0.4031584" calcext:value-type="float">
            <text:p>0.40315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1595E-015" calcext:value-type="float">
            <text:p>1.891595E-15</text:p>
          </table:table-cell>
          <table:table-cell office:value-type="float" office:value="1.973457E-015" calcext:value-type="float">
            <text:p>1.973457E-15</text:p>
          </table:table-cell>
          <table:table-cell office:value-type="float" office:value="1.983735E-015" calcext:value-type="float">
            <text:p>1.983735E-15</text:p>
          </table:table-cell>
          <table:table-cell office:value-type="float" office:value="1.937569E-015" calcext:value-type="float">
            <text:p>1.937569E-15</text:p>
          </table:table-cell>
          <table:table-cell office:value-type="float" office:value="1.002235E-015" calcext:value-type="float">
            <text:p>1.002235E-15</text:p>
          </table:table-cell>
          <table:table-cell office:value-type="float" office:value="1.931921E-015" calcext:value-type="float">
            <text:p>1.931921E-15</text:p>
          </table:table-cell>
          <table:table-cell office:value-type="float" office:value="9.33862E-016" calcext:value-type="float">
            <text:p>9.33862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1E-039" calcext:value-type="float">
            <text:p>6.6690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932147" calcext:value-type="float">
            <text:p>-0.002932147</text:p>
          </table:table-cell>
          <table:table-cell office:value-type="float" office:value="-0.003009508" calcext:value-type="float">
            <text:p>-0.003009508</text:p>
          </table:table-cell>
          <table:table-cell office:value-type="float" office:value="-0.002787" calcext:value-type="float">
            <text:p>-0.002787</text:p>
          </table:table-cell>
          <table:table-cell office:value-type="float" office:value="-0.002618094" calcext:value-type="float">
            <text:p>-0.002618094</text:p>
          </table:table-cell>
          <table:table-cell office:value-type="float" office:value="-0.002453764" calcext:value-type="float">
            <text:p>-0.002453764</text:p>
          </table:table-cell>
          <table:table-cell office:value-type="float" office:value="-0.00488516" calcext:value-type="float">
            <text:p>-0.00488516</text:p>
          </table:table-cell>
          <table:table-cell office:value-type="float" office:value="-0.004160678" calcext:value-type="float">
            <text:p>-0.004160678</text:p>
          </table:table-cell>
          <table:table-cell office:value-type="float" office:value="-0.01041307" calcext:value-type="float">
            <text:p>-0.01041307</text:p>
          </table:table-cell>
          <table:table-cell office:value-type="float" office:value="-0.01467335" calcext:value-type="float">
            <text:p>-0.01467335</text:p>
          </table:table-cell>
          <table:table-cell office:value-type="float" office:value="-0.01203806" calcext:value-type="float">
            <text:p>-0.01203806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2760861" calcext:value-type="float">
            <text:p>-0.002760861</text:p>
          </table:table-cell>
          <table:table-cell office:value-type="float" office:value="-0.001215934" calcext:value-type="float">
            <text:p>-0.0012159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8812" calcext:value-type="float">
            <text:p>-2.2088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308.8996" calcext:value-type="float">
            <text:p>308.8996</text:p>
          </table:table-cell>
          <table:table-cell office:value-type="float" office:value="141.2743" calcext:value-type="float">
            <text:p>141.2743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23.889" calcext:value-type="float">
            <text:p>1123.889</text:p>
          </table:table-cell>
          <table:table-cell office:value-type="float" office:value="87.23691" calcext:value-type="float">
            <text:p>87.23691</text:p>
          </table:table-cell>
          <table:table-cell office:value-type="float" office:value="0" calcext:value-type="float">
            <text:p>0</text:p>
          </table:table-cell>
          <table:table-cell office:value-type="float" office:value="0.1378219" calcext:value-type="float">
            <text:p>0.1378219</text:p>
          </table:table-cell>
          <table:table-cell office:value-type="float" office:value="0.4093587" calcext:value-type="float">
            <text:p>0.4093587</text:p>
          </table:table-cell>
          <table:table-cell office:value-type="float" office:value="0.415095" calcext:value-type="float">
            <text:p>0.415095</text:p>
          </table:table-cell>
          <table:table-cell office:value-type="float" office:value="0.4223785" calcext:value-type="float">
            <text:p>0.4223785</text:p>
          </table:table-cell>
          <table:table-cell office:value-type="float" office:value="0.4279461" calcext:value-type="float">
            <text:p>0.4279461</text:p>
          </table:table-cell>
          <table:table-cell office:value-type="float" office:value="0.3615794" calcext:value-type="float">
            <text:p>0.3615794</text:p>
          </table:table-cell>
          <table:table-cell office:value-type="float" office:value="0.3551418" calcext:value-type="float">
            <text:p>0.3551418</text:p>
          </table:table-cell>
          <table:table-cell office:value-type="float" office:value="0.385538" calcext:value-type="float">
            <text:p>0.385538</text:p>
          </table:table-cell>
          <table:table-cell office:value-type="float" office:value="0.3648849" calcext:value-type="float">
            <text:p>0.3648849</text:p>
          </table:table-cell>
          <table:table-cell office:value-type="float" office:value="0.3735203" calcext:value-type="float">
            <text:p>0.3735203</text:p>
          </table:table-cell>
          <table:table-cell office:value-type="float" office:value="0.3910065" calcext:value-type="float">
            <text:p>0.3910065</text:p>
          </table:table-cell>
          <table:table-cell office:value-type="float" office:value="0.4030824" calcext:value-type="float">
            <text:p>0.4030824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892367E-015" calcext:value-type="float">
            <text:p>1.892367E-15</text:p>
          </table:table-cell>
          <table:table-cell office:value-type="float" office:value="1.973396E-015" calcext:value-type="float">
            <text:p>1.973396E-15</text:p>
          </table:table-cell>
          <table:table-cell office:value-type="float" office:value="1.983669E-015" calcext:value-type="float">
            <text:p>1.983669E-15</text:p>
          </table:table-cell>
          <table:table-cell office:value-type="float" office:value="1.937544E-015" calcext:value-type="float">
            <text:p>1.937544E-15</text:p>
          </table:table-cell>
          <table:table-cell office:value-type="float" office:value="1.002212E-015" calcext:value-type="float">
            <text:p>1.002212E-15</text:p>
          </table:table-cell>
          <table:table-cell office:value-type="float" office:value="1.931921E-015" calcext:value-type="float">
            <text:p>1.931921E-15</text:p>
          </table:table-cell>
          <table:table-cell office:value-type="float" office:value="9.33862E-016" calcext:value-type="float">
            <text:p>9.33862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1477" calcext:value-type="float">
            <text:p>-13.91477</text:p>
          </table:table-cell>
          <table:table-cell office:value-type="float" office:value="-0.005195437" calcext:value-type="float">
            <text:p>-0.005195437</text:p>
          </table:table-cell>
          <table:table-cell office:value-type="float" office:value="-0.004775009" calcext:value-type="float">
            <text:p>-0.004775009</text:p>
          </table:table-cell>
          <table:table-cell office:value-type="float" office:value="-0.004335543" calcext:value-type="float">
            <text:p>-0.004335543</text:p>
          </table:table-cell>
          <table:table-cell office:value-type="float" office:value="-0.004002272" calcext:value-type="float">
            <text:p>-0.004002272</text:p>
          </table:table-cell>
          <table:table-cell office:value-type="float" office:value="-0.003520554" calcext:value-type="float">
            <text:p>-0.003520554</text:p>
          </table:table-cell>
          <table:table-cell office:value-type="float" office:value="-0.003050069" calcext:value-type="float">
            <text:p>-0.003050069</text:p>
          </table:table-cell>
          <table:table-cell office:value-type="float" office:value="-0.006292349" calcext:value-type="float">
            <text:p>-0.006292349</text:p>
          </table:table-cell>
          <table:table-cell office:value-type="float" office:value="-0.01365041" calcext:value-type="float">
            <text:p>-0.01365041</text:p>
          </table:table-cell>
          <table:table-cell office:value-type="float" office:value="-0.01195673" calcext:value-type="float">
            <text:p>-0.0119567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2932483" calcext:value-type="float">
            <text:p>-0.02932483</text:p>
          </table:table-cell>
          <table:table-cell office:value-type="float" office:value="-0.001225027" calcext:value-type="float">
            <text:p>-0.00122502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8063" calcext:value-type="float">
            <text:p>-2.2080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308.8996" calcext:value-type="float">
            <text:p>308.8996</text:p>
          </table:table-cell>
          <table:table-cell office:value-type="float" office:value="142.7531" calcext:value-type="float">
            <text:p>142.7531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22.405" calcext:value-type="float">
            <text:p>1122.405</text:p>
          </table:table-cell>
          <table:table-cell office:value-type="float" office:value="87.24239" calcext:value-type="float">
            <text:p>87.24239</text:p>
          </table:table-cell>
          <table:table-cell office:value-type="float" office:value="0" calcext:value-type="float">
            <text:p>0</text:p>
          </table:table-cell>
          <table:table-cell office:value-type="float" office:value="0.1144053" calcext:value-type="float">
            <text:p>0.1144053</text:p>
          </table:table-cell>
          <table:table-cell office:value-type="float" office:value="0.3985054" calcext:value-type="float">
            <text:p>0.3985054</text:p>
          </table:table-cell>
          <table:table-cell office:value-type="float" office:value="0.4033263" calcext:value-type="float">
            <text:p>0.4033263</text:p>
          </table:table-cell>
          <table:table-cell office:value-type="float" office:value="0.4094669" calcext:value-type="float">
            <text:p>0.4094669</text:p>
          </table:table-cell>
          <table:table-cell office:value-type="float" office:value="0.4140335" calcext:value-type="float">
            <text:p>0.4140335</text:p>
          </table:table-cell>
          <table:table-cell office:value-type="float" office:value="0.3507214" calcext:value-type="float">
            <text:p>0.3507214</text:p>
          </table:table-cell>
          <table:table-cell office:value-type="float" office:value="0.342937" calcext:value-type="float">
            <text:p>0.342937</text:p>
          </table:table-cell>
          <table:table-cell office:value-type="float" office:value="0.3926413" calcext:value-type="float">
            <text:p>0.3926413</text:p>
          </table:table-cell>
          <table:table-cell office:value-type="float" office:value="0.3676527" calcext:value-type="float">
            <text:p>0.3676527</text:p>
          </table:table-cell>
          <table:table-cell office:value-type="float" office:value="0.3738526" calcext:value-type="float">
            <text:p>0.3738526</text:p>
          </table:table-cell>
          <table:table-cell office:value-type="float" office:value="0.3910244" calcext:value-type="float">
            <text:p>0.3910244</text:p>
          </table:table-cell>
          <table:table-cell office:value-type="float" office:value="0.403035" calcext:value-type="float">
            <text:p>0.4030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3301E-015" calcext:value-type="float">
            <text:p>1.893301E-15</text:p>
          </table:table-cell>
          <table:table-cell office:value-type="float" office:value="1.973311E-015" calcext:value-type="float">
            <text:p>1.973311E-15</text:p>
          </table:table-cell>
          <table:table-cell office:value-type="float" office:value="1.983593E-015" calcext:value-type="float">
            <text:p>1.983593E-15</text:p>
          </table:table-cell>
          <table:table-cell office:value-type="float" office:value="1.937513E-015" calcext:value-type="float">
            <text:p>1.937513E-15</text:p>
          </table:table-cell>
          <table:table-cell office:value-type="float" office:value="1.002191E-015" calcext:value-type="float">
            <text:p>1.002191E-15</text:p>
          </table:table-cell>
          <table:table-cell office:value-type="float" office:value="1.931921E-015" calcext:value-type="float">
            <text:p>1.931921E-15</text:p>
          </table:table-cell>
          <table:table-cell office:value-type="float" office:value="9.33862E-016" calcext:value-type="float">
            <text:p>9.33862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03819" calcext:value-type="float">
            <text:p>-61.03819</text:p>
          </table:table-cell>
          <table:table-cell office:value-type="float" office:value="-0.006133426" calcext:value-type="float">
            <text:p>-0.006133426</text:p>
          </table:table-cell>
          <table:table-cell office:value-type="float" office:value="-0.005702261" calcext:value-type="float">
            <text:p>-0.005702261</text:p>
          </table:table-cell>
          <table:table-cell office:value-type="float" office:value="-0.005245262" calcext:value-type="float">
            <text:p>-0.005245262</text:p>
          </table:table-cell>
          <table:table-cell office:value-type="float" office:value="-0.004901395" calcext:value-type="float">
            <text:p>-0.004901395</text:p>
          </table:table-cell>
          <table:table-cell office:value-type="float" office:value="-0.004428939" calcext:value-type="float">
            <text:p>-0.004428939</text:p>
          </table:table-cell>
          <table:table-cell office:value-type="float" office:value="-0.004086818" calcext:value-type="float">
            <text:p>-0.004086818</text:p>
          </table:table-cell>
          <table:table-cell office:value-type="float" office:value="-0.004230157" calcext:value-type="float">
            <text:p>-0.004230157</text:p>
          </table:table-cell>
          <table:table-cell office:value-type="float" office:value="-0.01204366" calcext:value-type="float">
            <text:p>-0.01204366</text:p>
          </table:table-cell>
          <table:table-cell office:value-type="float" office:value="-0.01177741" calcext:value-type="float">
            <text:p>-0.01177741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2571807" calcext:value-type="float">
            <text:p>-0.02571807</text:p>
          </table:table-cell>
          <table:table-cell office:value-type="float" office:value="-0.001235095" calcext:value-type="float">
            <text:p>-0.0012350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7526" calcext:value-type="float">
            <text:p>-2.2075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308.8996" calcext:value-type="float">
            <text:p>308.8996</text:p>
          </table:table-cell>
          <table:table-cell office:value-type="float" office:value="144.1237" calcext:value-type="float">
            <text:p>144.1237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21.028" calcext:value-type="float">
            <text:p>1121.028</text:p>
          </table:table-cell>
          <table:table-cell office:value-type="float" office:value="87.24915" calcext:value-type="float">
            <text:p>87.24915</text:p>
          </table:table-cell>
          <table:table-cell office:value-type="float" office:value="0" calcext:value-type="float">
            <text:p>0</text:p>
          </table:table-cell>
          <table:table-cell office:value-type="float" office:value="0.1115613" calcext:value-type="float">
            <text:p>0.1115613</text:p>
          </table:table-cell>
          <table:table-cell office:value-type="float" office:value="0.3893802" calcext:value-type="float">
            <text:p>0.3893802</text:p>
          </table:table-cell>
          <table:table-cell office:value-type="float" office:value="0.3936771" calcext:value-type="float">
            <text:p>0.3936771</text:p>
          </table:table-cell>
          <table:table-cell office:value-type="float" office:value="0.3992633" calcext:value-type="float">
            <text:p>0.3992633</text:p>
          </table:table-cell>
          <table:table-cell office:value-type="float" office:value="0.4034718" calcext:value-type="float">
            <text:p>0.4034718</text:p>
          </table:table-cell>
          <table:table-cell office:value-type="float" office:value="0.3436613" calcext:value-type="float">
            <text:p>0.3436613</text:p>
          </table:table-cell>
          <table:table-cell office:value-type="float" office:value="0.3378823" calcext:value-type="float">
            <text:p>0.3378823</text:p>
          </table:table-cell>
          <table:table-cell office:value-type="float" office:value="0.3934862" calcext:value-type="float">
            <text:p>0.3934862</text:p>
          </table:table-cell>
          <table:table-cell office:value-type="float" office:value="0.3704911" calcext:value-type="float">
            <text:p>0.3704911</text:p>
          </table:table-cell>
          <table:table-cell office:value-type="float" office:value="0.3743671" calcext:value-type="float">
            <text:p>0.3743671</text:p>
          </table:table-cell>
          <table:table-cell office:value-type="float" office:value="0.3910869" calcext:value-type="float">
            <text:p>0.3910869</text:p>
          </table:table-cell>
          <table:table-cell office:value-type="float" office:value="0.4030096" calcext:value-type="float">
            <text:p>0.40300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445E-015" calcext:value-type="float">
            <text:p>1.89445E-15</text:p>
          </table:table-cell>
          <table:table-cell office:value-type="float" office:value="1.973206E-015" calcext:value-type="float">
            <text:p>1.973206E-15</text:p>
          </table:table-cell>
          <table:table-cell office:value-type="float" office:value="1.983502E-015" calcext:value-type="float">
            <text:p>1.983502E-15</text:p>
          </table:table-cell>
          <table:table-cell office:value-type="float" office:value="1.937472E-015" calcext:value-type="float">
            <text:p>1.937472E-15</text:p>
          </table:table-cell>
          <table:table-cell office:value-type="float" office:value="1.002168E-015" calcext:value-type="float">
            <text:p>1.002168E-15</text:p>
          </table:table-cell>
          <table:table-cell office:value-type="float" office:value="1.931921E-015" calcext:value-type="float">
            <text:p>1.931921E-15</text:p>
          </table:table-cell>
          <table:table-cell office:value-type="float" office:value="9.33862E-016" calcext:value-type="float">
            <text:p>9.33862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75085" calcext:value-type="float">
            <text:p>-73.75085</text:p>
          </table:table-cell>
          <table:table-cell office:value-type="float" office:value="-0.007077049" calcext:value-type="float">
            <text:p>-0.007077049</text:p>
          </table:table-cell>
          <table:table-cell office:value-type="float" office:value="-0.006621138" calcext:value-type="float">
            <text:p>-0.006621138</text:p>
          </table:table-cell>
          <table:table-cell office:value-type="float" office:value="-0.006123514" calcext:value-type="float">
            <text:p>-0.006123514</text:p>
          </table:table-cell>
          <table:table-cell office:value-type="float" office:value="-0.005743256" calcext:value-type="float">
            <text:p>-0.005743256</text:p>
          </table:table-cell>
          <table:table-cell office:value-type="float" office:value="-0.005163646" calcext:value-type="float">
            <text:p>-0.005163646</text:p>
          </table:table-cell>
          <table:table-cell office:value-type="float" office:value="-0.00463091" calcext:value-type="float">
            <text:p>-0.00463091</text:p>
          </table:table-cell>
          <table:table-cell office:value-type="float" office:value="-0.004026936" calcext:value-type="float">
            <text:p>-0.004026936</text:p>
          </table:table-cell>
          <table:table-cell office:value-type="float" office:value="-0.01059987" calcext:value-type="float">
            <text:p>-0.01059987</text:p>
          </table:table-cell>
          <table:table-cell office:value-type="float" office:value="-0.01150481" calcext:value-type="float">
            <text:p>-0.01150481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2182434" calcext:value-type="float">
            <text:p>-0.02182434</text:p>
          </table:table-cell>
          <table:table-cell office:value-type="float" office:value="-0.001246734" calcext:value-type="float">
            <text:p>-0.0012467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7124" calcext:value-type="float">
            <text:p>-2.2071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308.8996" calcext:value-type="float">
            <text:p>308.8996</text:p>
          </table:table-cell>
          <table:table-cell office:value-type="float" office:value="145.3403" calcext:value-type="float">
            <text:p>145.3403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19.803" calcext:value-type="float">
            <text:p>1119.803</text:p>
          </table:table-cell>
          <table:table-cell office:value-type="float" office:value="87.25698" calcext:value-type="float">
            <text:p>87.25698</text:p>
          </table:table-cell>
          <table:table-cell office:value-type="float" office:value="0" calcext:value-type="float">
            <text:p>0</text:p>
          </table:table-cell>
          <table:table-cell office:value-type="float" office:value="0.1160285" calcext:value-type="float">
            <text:p>0.1160285</text:p>
          </table:table-cell>
          <table:table-cell office:value-type="float" office:value="0.3825887" calcext:value-type="float">
            <text:p>0.3825887</text:p>
          </table:table-cell>
          <table:table-cell office:value-type="float" office:value="0.3865155" calcext:value-type="float">
            <text:p>0.3865155</text:p>
          </table:table-cell>
          <table:table-cell office:value-type="float" office:value="0.3916886" calcext:value-type="float">
            <text:p>0.3916886</text:p>
          </table:table-cell>
          <table:table-cell office:value-type="float" office:value="0.3956186" calcext:value-type="float">
            <text:p>0.3956186</text:p>
          </table:table-cell>
          <table:table-cell office:value-type="float" office:value="0.3381118" calcext:value-type="float">
            <text:p>0.3381118</text:p>
          </table:table-cell>
          <table:table-cell office:value-type="float" office:value="0.3329962" calcext:value-type="float">
            <text:p>0.3329962</text:p>
          </table:table-cell>
          <table:table-cell office:value-type="float" office:value="0.3919192" calcext:value-type="float">
            <text:p>0.3919192</text:p>
          </table:table-cell>
          <table:table-cell office:value-type="float" office:value="0.3732272" calcext:value-type="float">
            <text:p>0.3732272</text:p>
          </table:table-cell>
          <table:table-cell office:value-type="float" office:value="0.3750742" calcext:value-type="float">
            <text:p>0.3750742</text:p>
          </table:table-cell>
          <table:table-cell office:value-type="float" office:value="0.3912104" calcext:value-type="float">
            <text:p>0.3912104</text:p>
          </table:table-cell>
          <table:table-cell office:value-type="float" office:value="0.4030041" calcext:value-type="float">
            <text:p>0.40300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5654E-015" calcext:value-type="float">
            <text:p>1.895654E-15</text:p>
          </table:table-cell>
          <table:table-cell office:value-type="float" office:value="1.973098E-015" calcext:value-type="float">
            <text:p>1.973098E-15</text:p>
          </table:table-cell>
          <table:table-cell office:value-type="float" office:value="1.983403E-015" calcext:value-type="float">
            <text:p>1.983403E-15</text:p>
          </table:table-cell>
          <table:table-cell office:value-type="float" office:value="1.93743E-015" calcext:value-type="float">
            <text:p>1.93743E-15</text:p>
          </table:table-cell>
          <table:table-cell office:value-type="float" office:value="1.002146E-015" calcext:value-type="float">
            <text:p>1.002146E-15</text:p>
          </table:table-cell>
          <table:table-cell office:value-type="float" office:value="1.931922E-015" calcext:value-type="float">
            <text:p>1.931922E-15</text:p>
          </table:table-cell>
          <table:table-cell office:value-type="float" office:value="9.338608E-016" calcext:value-type="float">
            <text:p>9.338608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16469" calcext:value-type="float">
            <text:p>-55.16469</text:p>
          </table:table-cell>
          <table:table-cell office:value-type="float" office:value="-0.007888818" calcext:value-type="float">
            <text:p>-0.007888818</text:p>
          </table:table-cell>
          <table:table-cell office:value-type="float" office:value="-0.007414549" calcext:value-type="float">
            <text:p>-0.007414549</text:p>
          </table:table-cell>
          <table:table-cell office:value-type="float" office:value="-0.006886572" calcext:value-type="float">
            <text:p>-0.006886572</text:p>
          </table:table-cell>
          <table:table-cell office:value-type="float" office:value="-0.00647856" calcext:value-type="float">
            <text:p>-0.00647856</text:p>
          </table:table-cell>
          <table:table-cell office:value-type="float" office:value="-0.005837311" calcext:value-type="float">
            <text:p>-0.005837311</text:p>
          </table:table-cell>
          <table:table-cell office:value-type="float" office:value="-0.005232342" calcext:value-type="float">
            <text:p>-0.005232342</text:p>
          </table:table-cell>
          <table:table-cell office:value-type="float" office:value="-0.004388703" calcext:value-type="float">
            <text:p>-0.004388703</text:p>
          </table:table-cell>
          <table:table-cell office:value-type="float" office:value="-0.009375357" calcext:value-type="float">
            <text:p>-0.009375357</text:p>
          </table:table-cell>
          <table:table-cell office:value-type="float" office:value="-0.01113983" calcext:value-type="float">
            <text:p>-0.0111398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1810308" calcext:value-type="float">
            <text:p>-0.01810308</text:p>
          </table:table-cell>
          <table:table-cell office:value-type="float" office:value="-0.001258422" calcext:value-type="float">
            <text:p>-0.00125842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6801" calcext:value-type="float">
            <text:p>-2.2068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326.6997" calcext:value-type="float">
            <text:p>326.6997</text:p>
          </table:table-cell>
          <table:table-cell office:value-type="float" office:value="147.8942" calcext:value-type="float">
            <text:p>147.8942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34.87" calcext:value-type="float">
            <text:p>1134.87</text:p>
          </table:table-cell>
          <table:table-cell office:value-type="float" office:value="87.43642" calcext:value-type="float">
            <text:p>87.43642</text:p>
          </table:table-cell>
          <table:table-cell office:value-type="float" office:value="0" calcext:value-type="float">
            <text:p>0</text:p>
          </table:table-cell>
          <table:table-cell office:value-type="float" office:value="0.4498381" calcext:value-type="float">
            <text:p>0.4498381</text:p>
          </table:table-cell>
          <table:table-cell office:value-type="float" office:value="0.4470338" calcext:value-type="float">
            <text:p>0.4470338</text:p>
          </table:table-cell>
          <table:table-cell office:value-type="float" office:value="0.4472107" calcext:value-type="float">
            <text:p>0.4472107</text:p>
          </table:table-cell>
          <table:table-cell office:value-type="float" office:value="0.4412923" calcext:value-type="float">
            <text:p>0.4412923</text:p>
          </table:table-cell>
          <table:table-cell office:value-type="float" office:value="0.4385605" calcext:value-type="float">
            <text:p>0.4385605</text:p>
          </table:table-cell>
          <table:table-cell office:value-type="float" office:value="0.3497628" calcext:value-type="float">
            <text:p>0.3497628</text:p>
          </table:table-cell>
          <table:table-cell office:value-type="float" office:value="0.3354687" calcext:value-type="float">
            <text:p>0.3354687</text:p>
          </table:table-cell>
          <table:table-cell office:value-type="float" office:value="0.390165" calcext:value-type="float">
            <text:p>0.390165</text:p>
          </table:table-cell>
          <table:table-cell office:value-type="float" office:value="0.3758155" calcext:value-type="float">
            <text:p>0.3758155</text:p>
          </table:table-cell>
          <table:table-cell office:value-type="float" office:value="0.3759326" calcext:value-type="float">
            <text:p>0.3759326</text:p>
          </table:table-cell>
          <table:table-cell office:value-type="float" office:value="0.3913975" calcext:value-type="float">
            <text:p>0.3913975</text:p>
          </table:table-cell>
          <table:table-cell office:value-type="float" office:value="0.4030188" calcext:value-type="float">
            <text:p>0.403018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96547E-015" calcext:value-type="float">
            <text:p>1.896547E-15</text:p>
          </table:table-cell>
          <table:table-cell office:value-type="float" office:value="1.973026E-015" calcext:value-type="float">
            <text:p>1.973026E-15</text:p>
          </table:table-cell>
          <table:table-cell office:value-type="float" office:value="1.983328E-015" calcext:value-type="float">
            <text:p>1.983328E-15</text:p>
          </table:table-cell>
          <table:table-cell office:value-type="float" office:value="1.937396E-015" calcext:value-type="float">
            <text:p>1.937396E-15</text:p>
          </table:table-cell>
          <table:table-cell office:value-type="float" office:value="1.002124E-015" calcext:value-type="float">
            <text:p>1.002124E-15</text:p>
          </table:table-cell>
          <table:table-cell office:value-type="float" office:value="1.931923E-015" calcext:value-type="float">
            <text:p>1.931923E-15</text:p>
          </table:table-cell>
          <table:table-cell office:value-type="float" office:value="9.338589E-016" calcext:value-type="float">
            <text:p>9.338589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1E-039" calcext:value-type="float">
            <text:p>6.6690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745101" calcext:value-type="float">
            <text:p>-0.002745101</text:p>
          </table:table-cell>
          <table:table-cell office:value-type="float" office:value="-0.002904091" calcext:value-type="float">
            <text:p>-0.002904091</text:p>
          </table:table-cell>
          <table:table-cell office:value-type="float" office:value="-0.002964376" calcext:value-type="float">
            <text:p>-0.002964376</text:p>
          </table:table-cell>
          <table:table-cell office:value-type="float" office:value="-0.003390344" calcext:value-type="float">
            <text:p>-0.003390344</text:p>
          </table:table-cell>
          <table:table-cell office:value-type="float" office:value="-0.003576982" calcext:value-type="float">
            <text:p>-0.003576982</text:p>
          </table:table-cell>
          <table:table-cell office:value-type="float" office:value="-0.004574992" calcext:value-type="float">
            <text:p>-0.004574992</text:p>
          </table:table-cell>
          <table:table-cell office:value-type="float" office:value="-0.00495177" calcext:value-type="float">
            <text:p>-0.00495177</text:p>
          </table:table-cell>
          <table:table-cell office:value-type="float" office:value="-0.00484398" calcext:value-type="float">
            <text:p>-0.00484398</text:p>
          </table:table-cell>
          <table:table-cell office:value-type="float" office:value="-0.008358066" calcext:value-type="float">
            <text:p>-0.008358066</text:p>
          </table:table-cell>
          <table:table-cell office:value-type="float" office:value="-0.01071335" calcext:value-type="float">
            <text:p>-0.01071335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2776407" calcext:value-type="float">
            <text:p>-0.002776407</text:p>
          </table:table-cell>
          <table:table-cell office:value-type="float" office:value="-0.001267072" calcext:value-type="float">
            <text:p>-0.00126707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6527" calcext:value-type="float">
            <text:p>-2.2065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331.8997" calcext:value-type="float">
            <text:p>331.8997</text:p>
          </table:table-cell>
          <table:table-cell office:value-type="float" office:value="151.5484" calcext:value-type="float">
            <text:p>151.5484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36.354" calcext:value-type="float">
            <text:p>1136.354</text:p>
          </table:table-cell>
          <table:table-cell office:value-type="float" office:value="87.49882" calcext:value-type="float">
            <text:p>87.49882</text:p>
          </table:table-cell>
          <table:table-cell office:value-type="float" office:value="0" calcext:value-type="float">
            <text:p>0</text:p>
          </table:table-cell>
          <table:table-cell office:value-type="float" office:value="0.2713863" calcext:value-type="float">
            <text:p>0.2713863</text:p>
          </table:table-cell>
          <table:table-cell office:value-type="float" office:value="0.4143345" calcext:value-type="float">
            <text:p>0.4143345</text:p>
          </table:table-cell>
          <table:table-cell office:value-type="float" office:value="0.4207036" calcext:value-type="float">
            <text:p>0.4207036</text:p>
          </table:table-cell>
          <table:table-cell office:value-type="float" office:value="0.4285981" calcext:value-type="float">
            <text:p>0.4285981</text:p>
          </table:table-cell>
          <table:table-cell office:value-type="float" office:value="0.4345672" calcext:value-type="float">
            <text:p>0.4345672</text:p>
          </table:table-cell>
          <table:table-cell office:value-type="float" office:value="0.3662977" calcext:value-type="float">
            <text:p>0.3662977</text:p>
          </table:table-cell>
          <table:table-cell office:value-type="float" office:value="0.3587585" calcext:value-type="float">
            <text:p>0.3587585</text:p>
          </table:table-cell>
          <table:table-cell office:value-type="float" office:value="0.3989779" calcext:value-type="float">
            <text:p>0.3989779</text:p>
          </table:table-cell>
          <table:table-cell office:value-type="float" office:value="0.3786005" calcext:value-type="float">
            <text:p>0.3786005</text:p>
          </table:table-cell>
          <table:table-cell office:value-type="float" office:value="0.3768726" calcext:value-type="float">
            <text:p>0.3768726</text:p>
          </table:table-cell>
          <table:table-cell office:value-type="float" office:value="0.3916485" calcext:value-type="float">
            <text:p>0.3916485</text:p>
          </table:table-cell>
          <table:table-cell office:value-type="float" office:value="0.4030534" calcext:value-type="float">
            <text:p>0.40305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7284E-015" calcext:value-type="float">
            <text:p>1.897284E-15</text:p>
          </table:table-cell>
          <table:table-cell office:value-type="float" office:value="1.972971E-015" calcext:value-type="float">
            <text:p>1.972971E-15</text:p>
          </table:table-cell>
          <table:table-cell office:value-type="float" office:value="1.983263E-015" calcext:value-type="float">
            <text:p>1.983263E-15</text:p>
          </table:table-cell>
          <table:table-cell office:value-type="float" office:value="1.93737E-015" calcext:value-type="float">
            <text:p>1.93737E-15</text:p>
          </table:table-cell>
          <table:table-cell office:value-type="float" office:value="1.002104E-015" calcext:value-type="float">
            <text:p>1.002104E-15</text:p>
          </table:table-cell>
          <table:table-cell office:value-type="float" office:value="1.931923E-015" calcext:value-type="float">
            <text:p>1.931923E-15</text:p>
          </table:table-cell>
          <table:table-cell office:value-type="float" office:value="9.338586E-016" calcext:value-type="float">
            <text:p>9.338586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686823" calcext:value-type="float">
            <text:p>-0.07686823</text:p>
          </table:table-cell>
          <table:table-cell office:value-type="float" office:value="-0.004820602" calcext:value-type="float">
            <text:p>-0.004820602</text:p>
          </table:table-cell>
          <table:table-cell office:value-type="float" office:value="-0.004394303" calcext:value-type="float">
            <text:p>-0.004394303</text:p>
          </table:table-cell>
          <table:table-cell office:value-type="float" office:value="-0.003961735" calcext:value-type="float">
            <text:p>-0.003961735</text:p>
          </table:table-cell>
          <table:table-cell office:value-type="float" office:value="-0.003640805" calcext:value-type="float">
            <text:p>-0.003640805</text:p>
          </table:table-cell>
          <table:table-cell office:value-type="float" office:value="-0.003190521" calcext:value-type="float">
            <text:p>-0.003190521</text:p>
          </table:table-cell>
          <table:table-cell office:value-type="float" office:value="-0.002787287" calcext:value-type="float">
            <text:p>-0.002787287</text:p>
          </table:table-cell>
          <table:table-cell office:value-type="float" office:value="-0.003007973" calcext:value-type="float">
            <text:p>-0.003007973</text:p>
          </table:table-cell>
          <table:table-cell office:value-type="float" office:value="-0.007401542" calcext:value-type="float">
            <text:p>-0.007401542</text:p>
          </table:table-cell>
          <table:table-cell office:value-type="float" office:value="-0.01026619" calcext:value-type="float">
            <text:p>-0.01026619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1158269" calcext:value-type="float">
            <text:p>-0.01158269</text:p>
          </table:table-cell>
          <table:table-cell office:value-type="float" office:value="-0.00127468" calcext:value-type="float">
            <text:p>-0.0012746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6238" calcext:value-type="float">
            <text:p>-2.2062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333.1996" calcext:value-type="float">
            <text:p>333.1996</text:p>
          </table:table-cell>
          <table:table-cell office:value-type="float" office:value="156.2928" calcext:value-type="float">
            <text:p>156.2928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32.887" calcext:value-type="float">
            <text:p>1132.887</text:p>
          </table:table-cell>
          <table:table-cell office:value-type="float" office:value="87.52056" calcext:value-type="float">
            <text:p>87.52056</text:p>
          </table:table-cell>
          <table:table-cell office:value-type="float" office:value="0" calcext:value-type="float">
            <text:p>0</text:p>
          </table:table-cell>
          <table:table-cell office:value-type="float" office:value="0.117818" calcext:value-type="float">
            <text:p>0.117818</text:p>
          </table:table-cell>
          <table:table-cell office:value-type="float" office:value="0.4001038" calcext:value-type="float">
            <text:p>0.4001038</text:p>
          </table:table-cell>
          <table:table-cell office:value-type="float" office:value="0.4052094" calcext:value-type="float">
            <text:p>0.4052094</text:p>
          </table:table-cell>
          <table:table-cell office:value-type="float" office:value="0.4118595" calcext:value-type="float">
            <text:p>0.4118595</text:p>
          </table:table-cell>
          <table:table-cell office:value-type="float" office:value="0.4169945" calcext:value-type="float">
            <text:p>0.4169945</text:p>
          </table:table-cell>
          <table:table-cell office:value-type="float" office:value="0.3539539" calcext:value-type="float">
            <text:p>0.3539539</text:p>
          </table:table-cell>
          <table:table-cell office:value-type="float" office:value="0.348464" calcext:value-type="float">
            <text:p>0.348464</text:p>
          </table:table-cell>
          <table:table-cell office:value-type="float" office:value="0.4011564" calcext:value-type="float">
            <text:p>0.4011564</text:p>
          </table:table-cell>
          <table:table-cell office:value-type="float" office:value="0.3832749" calcext:value-type="float">
            <text:p>0.3832749</text:p>
          </table:table-cell>
          <table:table-cell office:value-type="float" office:value="0.3781555" calcext:value-type="float">
            <text:p>0.3781555</text:p>
          </table:table-cell>
          <table:table-cell office:value-type="float" office:value="0.3919977" calcext:value-type="float">
            <text:p>0.391997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898085E-015" calcext:value-type="float">
            <text:p>1.898085E-15</text:p>
          </table:table-cell>
          <table:table-cell office:value-type="float" office:value="1.972906E-015" calcext:value-type="float">
            <text:p>1.972906E-15</text:p>
          </table:table-cell>
          <table:table-cell office:value-type="float" office:value="1.983195E-015" calcext:value-type="float">
            <text:p>1.983195E-15</text:p>
          </table:table-cell>
          <table:table-cell office:value-type="float" office:value="1.937344E-015" calcext:value-type="float">
            <text:p>1.937344E-15</text:p>
          </table:table-cell>
          <table:table-cell office:value-type="float" office:value="1.002082E-015" calcext:value-type="float">
            <text:p>1.002082E-15</text:p>
          </table:table-cell>
          <table:table-cell office:value-type="float" office:value="1.931923E-015" calcext:value-type="float">
            <text:p>1.931923E-15</text:p>
          </table:table-cell>
          <table:table-cell office:value-type="float" office:value="9.338578E-016" calcext:value-type="float">
            <text:p>9.338578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84022" calcext:value-type="float">
            <text:p>-48.84022</text:p>
          </table:table-cell>
          <table:table-cell office:value-type="float" office:value="-0.005987373" calcext:value-type="float">
            <text:p>-0.005987373</text:p>
          </table:table-cell>
          <table:table-cell office:value-type="float" office:value="-0.00554394" calcext:value-type="float">
            <text:p>-0.00554394</text:p>
          </table:table-cell>
          <table:table-cell office:value-type="float" office:value="-0.005062966" calcext:value-type="float">
            <text:p>-0.005062966</text:p>
          </table:table-cell>
          <table:table-cell office:value-type="float" office:value="-0.004693393" calcext:value-type="float">
            <text:p>-0.004693393</text:p>
          </table:table-cell>
          <table:table-cell office:value-type="float" office:value="-0.004134068" calcext:value-type="float">
            <text:p>-0.004134068</text:p>
          </table:table-cell>
          <table:table-cell office:value-type="float" office:value="-0.003574465" calcext:value-type="float">
            <text:p>-0.003574465</text:p>
          </table:table-cell>
          <table:table-cell office:value-type="float" office:value="-0.002648701" calcext:value-type="float">
            <text:p>-0.002648701</text:p>
          </table:table-cell>
          <table:table-cell office:value-type="float" office:value="-0.006036384" calcext:value-type="float">
            <text:p>-0.006036384</text:p>
          </table:table-cell>
          <table:table-cell office:value-type="float" office:value="-0.009689503" calcext:value-type="float">
            <text:p>-0.00968950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9638" calcext:value-type="float">
            <text:p>-0.009719638</text:p>
          </table:table-cell>
          <table:table-cell office:value-type="float" office:value="-0.001282864" calcext:value-type="float">
            <text:p>-0.0012828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5889" calcext:value-type="float">
            <text:p>-2.2058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333.1996" calcext:value-type="float">
            <text:p>333.1996</text:p>
          </table:table-cell>
          <table:table-cell office:value-type="float" office:value="156.9711" calcext:value-type="float">
            <text:p>156.9711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32.197" calcext:value-type="float">
            <text:p>1132.197</text:p>
          </table:table-cell>
          <table:table-cell office:value-type="float" office:value="87.53214" calcext:value-type="float">
            <text:p>87.53214</text:p>
          </table:table-cell>
          <table:table-cell office:value-type="float" office:value="0" calcext:value-type="float">
            <text:p>0</text:p>
          </table:table-cell>
          <table:table-cell office:value-type="float" office:value="0.1249051" calcext:value-type="float">
            <text:p>0.1249051</text:p>
          </table:table-cell>
          <table:table-cell office:value-type="float" office:value="0.3945415" calcext:value-type="float">
            <text:p>0.3945415</text:p>
          </table:table-cell>
          <table:table-cell office:value-type="float" office:value="0.3990882" calcext:value-type="float">
            <text:p>0.3990882</text:p>
          </table:table-cell>
          <table:table-cell office:value-type="float" office:value="0.4049274" calcext:value-type="float">
            <text:p>0.4049274</text:p>
          </table:table-cell>
          <table:table-cell office:value-type="float" office:value="0.4093855" calcext:value-type="float">
            <text:p>0.4093855</text:p>
          </table:table-cell>
          <table:table-cell office:value-type="float" office:value="0.34796" calcext:value-type="float">
            <text:p>0.34796</text:p>
          </table:table-cell>
          <table:table-cell office:value-type="float" office:value="0.3424428" calcext:value-type="float">
            <text:p>0.3424428</text:p>
          </table:table-cell>
          <table:table-cell office:value-type="float" office:value="0.397157" calcext:value-type="float">
            <text:p>0.397157</text:p>
          </table:table-cell>
          <table:table-cell office:value-type="float" office:value="0.3874394" calcext:value-type="float">
            <text:p>0.3874394</text:p>
          </table:table-cell>
          <table:table-cell office:value-type="float" office:value="0.3799624" calcext:value-type="float">
            <text:p>0.3799624</text:p>
          </table:table-cell>
          <table:table-cell office:value-type="float" office:value="0.392547" calcext:value-type="float">
            <text:p>0.392547</text:p>
          </table:table-cell>
          <table:table-cell office:value-type="float" office:value="0.4031969" calcext:value-type="float">
            <text:p>0.403196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98831E-015" calcext:value-type="float">
            <text:p>1.898831E-15</text:p>
          </table:table-cell>
          <table:table-cell office:value-type="float" office:value="1.97285E-015" calcext:value-type="float">
            <text:p>1.97285E-15</text:p>
          </table:table-cell>
          <table:table-cell office:value-type="float" office:value="1.983128E-015" calcext:value-type="float">
            <text:p>1.983128E-15</text:p>
          </table:table-cell>
          <table:table-cell office:value-type="float" office:value="1.93732E-015" calcext:value-type="float">
            <text:p>1.93732E-15</text:p>
          </table:table-cell>
          <table:table-cell office:value-type="float" office:value="1.002059E-015" calcext:value-type="float">
            <text:p>1.002059E-15</text:p>
          </table:table-cell>
          <table:table-cell office:value-type="float" office:value="1.931924E-015" calcext:value-type="float">
            <text:p>1.931924E-15</text:p>
          </table:table-cell>
          <table:table-cell office:value-type="float" office:value="9.338574E-016" calcext:value-type="float">
            <text:p>9.338574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1E-039" calcext:value-type="float">
            <text:p>6.6690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9901" calcext:value-type="float">
            <text:p>-30.9901</text:p>
          </table:table-cell>
          <table:table-cell office:value-type="float" office:value="-0.00652532" calcext:value-type="float">
            <text:p>-0.00652532</text:p>
          </table:table-cell>
          <table:table-cell office:value-type="float" office:value="-0.006087756" calcext:value-type="float">
            <text:p>-0.006087756</text:p>
          </table:table-cell>
          <table:table-cell office:value-type="float" office:value="-0.0056178" calcext:value-type="float">
            <text:p>-0.0056178</text:p>
          </table:table-cell>
          <table:table-cell office:value-type="float" office:value="-0.005254549" calcext:value-type="float">
            <text:p>-0.005254549</text:p>
          </table:table-cell>
          <table:table-cell office:value-type="float" office:value="-0.004703632" calcext:value-type="float">
            <text:p>-0.004703632</text:p>
          </table:table-cell>
          <table:table-cell office:value-type="float" office:value="-0.004138555" calcext:value-type="float">
            <text:p>-0.004138555</text:p>
          </table:table-cell>
          <table:table-cell office:value-type="float" office:value="-0.003286569" calcext:value-type="float">
            <text:p>-0.003286569</text:p>
          </table:table-cell>
          <table:table-cell office:value-type="float" office:value="-0.005041328" calcext:value-type="float">
            <text:p>-0.005041328</text:p>
          </table:table-cell>
          <table:table-cell office:value-type="float" office:value="-0.008931132" calcext:value-type="float">
            <text:p>-0.008931132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6765" calcext:value-type="float">
            <text:p>-0.009716765</text:p>
          </table:table-cell>
          <table:table-cell office:value-type="float" office:value="-0.001290007" calcext:value-type="float">
            <text:p>-0.0012900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5441" calcext:value-type="float">
            <text:p>-2.2054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333.1996" calcext:value-type="float">
            <text:p>333.1996</text:p>
          </table:table-cell>
          <table:table-cell office:value-type="float" office:value="158.527" calcext:value-type="float">
            <text:p>158.527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30.628" calcext:value-type="float">
            <text:p>1130.628</text:p>
          </table:table-cell>
          <table:table-cell office:value-type="float" office:value="87.54523" calcext:value-type="float">
            <text:p>87.54523</text:p>
          </table:table-cell>
          <table:table-cell office:value-type="float" office:value="0" calcext:value-type="float">
            <text:p>0</text:p>
          </table:table-cell>
          <table:table-cell office:value-type="float" office:value="0.1151592" calcext:value-type="float">
            <text:p>0.1151592</text:p>
          </table:table-cell>
          <table:table-cell office:value-type="float" office:value="0.386462" calcext:value-type="float">
            <text:p>0.386462</text:p>
          </table:table-cell>
          <table:table-cell office:value-type="float" office:value="0.3905806" calcext:value-type="float">
            <text:p>0.3905806</text:p>
          </table:table-cell>
          <table:table-cell office:value-type="float" office:value="0.3959998" calcext:value-type="float">
            <text:p>0.3959998</text:p>
          </table:table-cell>
          <table:table-cell office:value-type="float" office:value="0.4001488" calcext:value-type="float">
            <text:p>0.4001488</text:p>
          </table:table-cell>
          <table:table-cell office:value-type="float" office:value="0.3414462" calcext:value-type="float">
            <text:p>0.3414462</text:p>
          </table:table-cell>
          <table:table-cell office:value-type="float" office:value="0.3361603" calcext:value-type="float">
            <text:p>0.3361603</text:p>
          </table:table-cell>
          <table:table-cell office:value-type="float" office:value="0.3932492" calcext:value-type="float">
            <text:p>0.3932492</text:p>
          </table:table-cell>
          <table:table-cell office:value-type="float" office:value="0.3904379" calcext:value-type="float">
            <text:p>0.3904379</text:p>
          </table:table-cell>
          <table:table-cell office:value-type="float" office:value="0.3817613" calcext:value-type="float">
            <text:p>0.3817613</text:p>
          </table:table-cell>
          <table:table-cell office:value-type="float" office:value="0.3932494" calcext:value-type="float">
            <text:p>0.3932494</text:p>
          </table:table-cell>
          <table:table-cell office:value-type="float" office:value="0.4033766" calcext:value-type="float">
            <text:p>0.40337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9671E-015" calcext:value-type="float">
            <text:p>1.899671E-15</text:p>
          </table:table-cell>
          <table:table-cell office:value-type="float" office:value="1.972781E-015" calcext:value-type="float">
            <text:p>1.972781E-15</text:p>
          </table:table-cell>
          <table:table-cell office:value-type="float" office:value="1.983056E-015" calcext:value-type="float">
            <text:p>1.983056E-15</text:p>
          </table:table-cell>
          <table:table-cell office:value-type="float" office:value="1.937293E-015" calcext:value-type="float">
            <text:p>1.937293E-15</text:p>
          </table:table-cell>
          <table:table-cell office:value-type="float" office:value="1.002036E-015" calcext:value-type="float">
            <text:p>1.002036E-15</text:p>
          </table:table-cell>
          <table:table-cell office:value-type="float" office:value="1.931924E-015" calcext:value-type="float">
            <text:p>1.931924E-15</text:p>
          </table:table-cell>
          <table:table-cell office:value-type="float" office:value="9.33857E-016" calcext:value-type="float">
            <text:p>9.33857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17599" calcext:value-type="float">
            <text:p>-58.17599</text:p>
          </table:table-cell>
          <table:table-cell office:value-type="float" office:value="-0.00741451" calcext:value-type="float">
            <text:p>-0.00741451</text:p>
          </table:table-cell>
          <table:table-cell office:value-type="float" office:value="-0.006952847" calcext:value-type="float">
            <text:p>-0.006952847</text:p>
          </table:table-cell>
          <table:table-cell office:value-type="float" office:value="-0.006440379" calcext:value-type="float">
            <text:p>-0.006440379</text:p>
          </table:table-cell>
          <table:table-cell office:value-type="float" office:value="-0.006042714" calcext:value-type="float">
            <text:p>-0.006042714</text:p>
          </table:table-cell>
          <table:table-cell office:value-type="float" office:value="-0.005421791" calcext:value-type="float">
            <text:p>-0.005421791</text:p>
          </table:table-cell>
          <table:table-cell office:value-type="float" office:value="-0.004832445" calcext:value-type="float">
            <text:p>-0.004832445</text:p>
          </table:table-cell>
          <table:table-cell office:value-type="float" office:value="-0.004076398" calcext:value-type="float">
            <text:p>-0.004076398</text:p>
          </table:table-cell>
          <table:table-cell office:value-type="float" office:value="-0.004428741" calcext:value-type="float">
            <text:p>-0.004428741</text:p>
          </table:table-cell>
          <table:table-cell office:value-type="float" office:value="-0.008236781" calcext:value-type="float">
            <text:p>-0.008236781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9026" calcext:value-type="float">
            <text:p>-0.009719026</text:p>
          </table:table-cell>
          <table:table-cell office:value-type="float" office:value="-0.001297951" calcext:value-type="float">
            <text:p>-0.00129795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77" calcext:value-type="float">
            <text:p>-2.204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333.1996" calcext:value-type="float">
            <text:p>333.1996</text:p>
          </table:table-cell>
          <table:table-cell office:value-type="float" office:value="160.5104" calcext:value-type="float">
            <text:p>160.5104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28.629" calcext:value-type="float">
            <text:p>1128.629</text:p>
          </table:table-cell>
          <table:table-cell office:value-type="float" office:value="87.56081" calcext:value-type="float">
            <text:p>87.56081</text:p>
          </table:table-cell>
          <table:table-cell office:value-type="float" office:value="0" calcext:value-type="float">
            <text:p>0</text:p>
          </table:table-cell>
          <table:table-cell office:value-type="float" office:value="0.1160419" calcext:value-type="float">
            <text:p>0.1160419</text:p>
          </table:table-cell>
          <table:table-cell office:value-type="float" office:value="0.3768005" calcext:value-type="float">
            <text:p>0.3768005</text:p>
          </table:table-cell>
          <table:table-cell office:value-type="float" office:value="0.3807066" calcext:value-type="float">
            <text:p>0.3807066</text:p>
          </table:table-cell>
          <table:table-cell office:value-type="float" office:value="0.3859952" calcext:value-type="float">
            <text:p>0.3859952</text:p>
          </table:table-cell>
          <table:table-cell office:value-type="float" office:value="0.3901028" calcext:value-type="float">
            <text:p>0.3901028</text:p>
          </table:table-cell>
          <table:table-cell office:value-type="float" office:value="0.3348103" calcext:value-type="float">
            <text:p>0.3348103</text:p>
          </table:table-cell>
          <table:table-cell office:value-type="float" office:value="0.3302416" calcext:value-type="float">
            <text:p>0.3302416</text:p>
          </table:table-cell>
          <table:table-cell office:value-type="float" office:value="0.3907014" calcext:value-type="float">
            <text:p>0.3907014</text:p>
          </table:table-cell>
          <table:table-cell office:value-type="float" office:value="0.3908116" calcext:value-type="float">
            <text:p>0.3908116</text:p>
          </table:table-cell>
          <table:table-cell office:value-type="float" office:value="0.3837659" calcext:value-type="float">
            <text:p>0.3837659</text:p>
          </table:table-cell>
          <table:table-cell office:value-type="float" office:value="0.3942305" calcext:value-type="float">
            <text:p>0.3942305</text:p>
          </table:table-cell>
          <table:table-cell office:value-type="float" office:value="0.4036034" calcext:value-type="float">
            <text:p>0.40360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056E-015" calcext:value-type="float">
            <text:p>1.90056E-15</text:p>
          </table:table-cell>
          <table:table-cell office:value-type="float" office:value="1.972706E-015" calcext:value-type="float">
            <text:p>1.972706E-15</text:p>
          </table:table-cell>
          <table:table-cell office:value-type="float" office:value="1.982981E-015" calcext:value-type="float">
            <text:p>1.982981E-15</text:p>
          </table:table-cell>
          <table:table-cell office:value-type="float" office:value="1.93726E-015" calcext:value-type="float">
            <text:p>1.93726E-15</text:p>
          </table:table-cell>
          <table:table-cell office:value-type="float" office:value="1.002019E-015" calcext:value-type="float">
            <text:p>1.002019E-15</text:p>
          </table:table-cell>
          <table:table-cell office:value-type="float" office:value="1.931925E-015" calcext:value-type="float">
            <text:p>1.931925E-15</text:p>
          </table:table-cell>
          <table:table-cell office:value-type="float" office:value="9.338559E-016" calcext:value-type="float">
            <text:p>9.338559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74719" calcext:value-type="float">
            <text:p>-54.74719</text:p>
          </table:table-cell>
          <table:table-cell office:value-type="float" office:value="-0.008670098" calcext:value-type="float">
            <text:p>-0.008670098</text:p>
          </table:table-cell>
          <table:table-cell office:value-type="float" office:value="-0.008141832" calcext:value-type="float">
            <text:p>-0.008141832</text:p>
          </table:table-cell>
          <table:table-cell office:value-type="float" office:value="-0.007533433" calcext:value-type="float">
            <text:p>-0.007533433</text:p>
          </table:table-cell>
          <table:table-cell office:value-type="float" office:value="-0.007060325" calcext:value-type="float">
            <text:p>-0.007060325</text:p>
          </table:table-cell>
          <table:table-cell office:value-type="float" office:value="-0.006283411" calcext:value-type="float">
            <text:p>-0.006283411</text:p>
          </table:table-cell>
          <table:table-cell office:value-type="float" office:value="-0.005607485" calcext:value-type="float">
            <text:p>-0.005607485</text:p>
          </table:table-cell>
          <table:table-cell office:value-type="float" office:value="-0.004691955" calcext:value-type="float">
            <text:p>-0.004691955</text:p>
          </table:table-cell>
          <table:table-cell office:value-type="float" office:value="-0.004355464" calcext:value-type="float">
            <text:p>-0.004355464</text:p>
          </table:table-cell>
          <table:table-cell office:value-type="float" office:value="-0.007531684" calcext:value-type="float">
            <text:p>-0.007531684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0352" calcext:value-type="float">
            <text:p>-0.009720352</text:p>
          </table:table-cell>
          <table:table-cell office:value-type="float" office:value="-0.001306213" calcext:value-type="float">
            <text:p>-0.0013062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3773" calcext:value-type="float">
            <text:p>-2.2037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346.6998" calcext:value-type="float">
            <text:p>346.6998</text:p>
          </table:table-cell>
          <table:table-cell office:value-type="float" office:value="166.8743" calcext:value-type="float">
            <text:p>166.8743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35.62" calcext:value-type="float">
            <text:p>1135.62</text:p>
          </table:table-cell>
          <table:table-cell office:value-type="float" office:value="87.70625" calcext:value-type="float">
            <text:p>87.70625</text:p>
          </table:table-cell>
          <table:table-cell office:value-type="float" office:value="0" calcext:value-type="float">
            <text:p>0</text:p>
          </table:table-cell>
          <table:table-cell office:value-type="float" office:value="0.3852251" calcext:value-type="float">
            <text:p>0.3852251</text:p>
          </table:table-cell>
          <table:table-cell office:value-type="float" office:value="0.3981518" calcext:value-type="float">
            <text:p>0.3981518</text:p>
          </table:table-cell>
          <table:table-cell office:value-type="float" office:value="0.4032103" calcext:value-type="float">
            <text:p>0.4032103</text:p>
          </table:table-cell>
          <table:table-cell office:value-type="float" office:value="0.4071643" calcext:value-type="float">
            <text:p>0.4071643</text:p>
          </table:table-cell>
          <table:table-cell office:value-type="float" office:value="0.4083698" calcext:value-type="float">
            <text:p>0.4083698</text:p>
          </table:table-cell>
          <table:table-cell office:value-type="float" office:value="0.3384607" calcext:value-type="float">
            <text:p>0.3384607</text:p>
          </table:table-cell>
          <table:table-cell office:value-type="float" office:value="0.3285542" calcext:value-type="float">
            <text:p>0.3285542</text:p>
          </table:table-cell>
          <table:table-cell office:value-type="float" office:value="0.3886482" calcext:value-type="float">
            <text:p>0.3886482</text:p>
          </table:table-cell>
          <table:table-cell office:value-type="float" office:value="0.390059" calcext:value-type="float">
            <text:p>0.390059</text:p>
          </table:table-cell>
          <table:table-cell office:value-type="float" office:value="0.3855096" calcext:value-type="float">
            <text:p>0.3855096</text:p>
          </table:table-cell>
          <table:table-cell office:value-type="float" office:value="0.3952943" calcext:value-type="float">
            <text:p>0.3952943</text:p>
          </table:table-cell>
          <table:table-cell office:value-type="float" office:value="0.4038892" calcext:value-type="float">
            <text:p>0.40388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1331E-015" calcext:value-type="float">
            <text:p>1.901331E-15</text:p>
          </table:table-cell>
          <table:table-cell office:value-type="float" office:value="1.972647E-015" calcext:value-type="float">
            <text:p>1.972647E-15</text:p>
          </table:table-cell>
          <table:table-cell office:value-type="float" office:value="1.982919E-015" calcext:value-type="float">
            <text:p>1.982919E-15</text:p>
          </table:table-cell>
          <table:table-cell office:value-type="float" office:value="1.937231E-015" calcext:value-type="float">
            <text:p>1.937231E-15</text:p>
          </table:table-cell>
          <table:table-cell office:value-type="float" office:value="1.001997E-015" calcext:value-type="float">
            <text:p>1.001997E-15</text:p>
          </table:table-cell>
          <table:table-cell office:value-type="float" office:value="1.931925E-015" calcext:value-type="float">
            <text:p>1.931925E-15</text:p>
          </table:table-cell>
          <table:table-cell office:value-type="float" office:value="9.338552E-016" calcext:value-type="float">
            <text:p>9.338552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86233" calcext:value-type="float">
            <text:p>-0.007586233</text:p>
          </table:table-cell>
          <table:table-cell office:value-type="float" office:value="-0.006141448" calcext:value-type="float">
            <text:p>-0.006141448</text:p>
          </table:table-cell>
          <table:table-cell office:value-type="float" office:value="-0.005691287" calcext:value-type="float">
            <text:p>-0.005691287</text:p>
          </table:table-cell>
          <table:table-cell office:value-type="float" office:value="-0.005415972" calcext:value-type="float">
            <text:p>-0.005415972</text:p>
          </table:table-cell>
          <table:table-cell office:value-type="float" office:value="-0.005323368" calcext:value-type="float">
            <text:p>-0.005323368</text:p>
          </table:table-cell>
          <table:table-cell office:value-type="float" office:value="-0.005819091" calcext:value-type="float">
            <text:p>-0.005819091</text:p>
          </table:table-cell>
          <table:table-cell office:value-type="float" office:value="-0.005878015" calcext:value-type="float">
            <text:p>-0.005878015</text:p>
          </table:table-cell>
          <table:table-cell office:value-type="float" office:value="-0.005263065" calcext:value-type="float">
            <text:p>-0.005263065</text:p>
          </table:table-cell>
          <table:table-cell office:value-type="float" office:value="-0.004495854" calcext:value-type="float">
            <text:p>-0.004495854</text:p>
          </table:table-cell>
          <table:table-cell office:value-type="float" office:value="-0.00696823" calcext:value-type="float">
            <text:p>-0.0069682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0518" calcext:value-type="float">
            <text:p>-0.009720518</text:p>
          </table:table-cell>
          <table:table-cell office:value-type="float" office:value="-0.00131361" calcext:value-type="float">
            <text:p>-0.001313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2379" calcext:value-type="float">
            <text:p>-2.2023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346.6998" calcext:value-type="float">
            <text:p>346.6998</text:p>
          </table:table-cell>
          <table:table-cell office:value-type="float" office:value="172.1401" calcext:value-type="float">
            <text:p>172.1401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30.331" calcext:value-type="float">
            <text:p>1130.331</text:p>
          </table:table-cell>
          <table:table-cell office:value-type="float" office:value="87.7299" calcext:value-type="float">
            <text:p>87.7299</text:p>
          </table:table-cell>
          <table:table-cell office:value-type="float" office:value="0" calcext:value-type="float">
            <text:p>0</text:p>
          </table:table-cell>
          <table:table-cell office:value-type="float" office:value="0.1180164" calcext:value-type="float">
            <text:p>0.1180164</text:p>
          </table:table-cell>
          <table:table-cell office:value-type="float" office:value="0.3792786" calcext:value-type="float">
            <text:p>0.3792786</text:p>
          </table:table-cell>
          <table:table-cell office:value-type="float" office:value="0.3830962" calcext:value-type="float">
            <text:p>0.3830962</text:p>
          </table:table-cell>
          <table:table-cell office:value-type="float" office:value="0.3881268" calcext:value-type="float">
            <text:p>0.3881268</text:p>
          </table:table-cell>
          <table:table-cell office:value-type="float" office:value="0.391865" calcext:value-type="float">
            <text:p>0.391865</text:p>
          </table:table-cell>
          <table:table-cell office:value-type="float" office:value="0.3352589" calcext:value-type="float">
            <text:p>0.3352589</text:p>
          </table:table-cell>
          <table:table-cell office:value-type="float" office:value="0.3294323" calcext:value-type="float">
            <text:p>0.3294323</text:p>
          </table:table-cell>
          <table:table-cell office:value-type="float" office:value="0.388596" calcext:value-type="float">
            <text:p>0.388596</text:p>
          </table:table-cell>
          <table:table-cell office:value-type="float" office:value="0.3892448" calcext:value-type="float">
            <text:p>0.3892448</text:p>
          </table:table-cell>
          <table:table-cell office:value-type="float" office:value="0.3869655" calcext:value-type="float">
            <text:p>0.3869655</text:p>
          </table:table-cell>
          <table:table-cell office:value-type="float" office:value="0.3963584" calcext:value-type="float">
            <text:p>0.3963584</text:p>
          </table:table-cell>
          <table:table-cell office:value-type="float" office:value="0.4042133" calcext:value-type="float">
            <text:p>0.40421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2052E-015" calcext:value-type="float">
            <text:p>1.902052E-15</text:p>
          </table:table-cell>
          <table:table-cell office:value-type="float" office:value="1.972596E-015" calcext:value-type="float">
            <text:p>1.972596E-15</text:p>
          </table:table-cell>
          <table:table-cell office:value-type="float" office:value="1.982853E-015" calcext:value-type="float">
            <text:p>1.982853E-15</text:p>
          </table:table-cell>
          <table:table-cell office:value-type="float" office:value="1.937204E-015" calcext:value-type="float">
            <text:p>1.937204E-15</text:p>
          </table:table-cell>
          <table:table-cell office:value-type="float" office:value="1.001976E-015" calcext:value-type="float">
            <text:p>1.001976E-15</text:p>
          </table:table-cell>
          <table:table-cell office:value-type="float" office:value="1.931926E-015" calcext:value-type="float">
            <text:p>1.931926E-15</text:p>
          </table:table-cell>
          <table:table-cell office:value-type="float" office:value="9.33854E-016" calcext:value-type="float">
            <text:p>9.33854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36067" calcext:value-type="float">
            <text:p>-48.36067</text:p>
          </table:table-cell>
          <table:table-cell office:value-type="float" office:value="-0.008324358" calcext:value-type="float">
            <text:p>-0.008324358</text:p>
          </table:table-cell>
          <table:table-cell office:value-type="float" office:value="-0.00783234" calcext:value-type="float">
            <text:p>-0.00783234</text:p>
          </table:table-cell>
          <table:table-cell office:value-type="float" office:value="-0.007282089" calcext:value-type="float">
            <text:p>-0.007282089</text:p>
          </table:table-cell>
          <table:table-cell office:value-type="float" office:value="-0.006867235" calcext:value-type="float">
            <text:p>-0.006867235</text:p>
          </table:table-cell>
          <table:table-cell office:value-type="float" office:value="-0.006220556" calcext:value-type="float">
            <text:p>-0.006220556</text:p>
          </table:table-cell>
          <table:table-cell office:value-type="float" office:value="-0.005725169" calcext:value-type="float">
            <text:p>-0.005725169</text:p>
          </table:table-cell>
          <table:table-cell office:value-type="float" office:value="-0.005278992" calcext:value-type="float">
            <text:p>-0.005278992</text:p>
          </table:table-cell>
          <table:table-cell office:value-type="float" office:value="-0.004653797" calcext:value-type="float">
            <text:p>-0.004653797</text:p>
          </table:table-cell>
          <table:table-cell office:value-type="float" office:value="-0.006533633" calcext:value-type="float">
            <text:p>-0.00653363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7692" calcext:value-type="float">
            <text:p>-0.009717692</text:p>
          </table:table-cell>
          <table:table-cell office:value-type="float" office:value="-0.001320498" calcext:value-type="float">
            <text:p>-0.00132049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0551" calcext:value-type="float">
            <text:p>-2.2005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346.6998" calcext:value-type="float">
            <text:p>346.6998</text:p>
          </table:table-cell>
          <table:table-cell office:value-type="float" office:value="175.2036" calcext:value-type="float">
            <text:p>175.2036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27.235" calcext:value-type="float">
            <text:p>1127.235</text:p>
          </table:table-cell>
          <table:table-cell office:value-type="float" office:value="87.76154" calcext:value-type="float">
            <text:p>87.76154</text:p>
          </table:table-cell>
          <table:table-cell office:value-type="float" office:value="0" calcext:value-type="float">
            <text:p>0</text:p>
          </table:table-cell>
          <table:table-cell office:value-type="float" office:value="0.1117463" calcext:value-type="float">
            <text:p>0.1117463</text:p>
          </table:table-cell>
          <table:table-cell office:value-type="float" office:value="0.3649173" calcext:value-type="float">
            <text:p>0.3649173</text:p>
          </table:table-cell>
          <table:table-cell office:value-type="float" office:value="0.3688535" calcext:value-type="float">
            <text:p>0.3688535</text:p>
          </table:table-cell>
          <table:table-cell office:value-type="float" office:value="0.3742415" calcext:value-type="float">
            <text:p>0.3742415</text:p>
          </table:table-cell>
          <table:table-cell office:value-type="float" office:value="0.378462" calcext:value-type="float">
            <text:p>0.378462</text:p>
          </table:table-cell>
          <table:table-cell office:value-type="float" office:value="0.3273419" calcext:value-type="float">
            <text:p>0.3273419</text:p>
          </table:table-cell>
          <table:table-cell office:value-type="float" office:value="0.3237359" calcext:value-type="float">
            <text:p>0.3237359</text:p>
          </table:table-cell>
          <table:table-cell office:value-type="float" office:value="0.3872268" calcext:value-type="float">
            <text:p>0.3872268</text:p>
          </table:table-cell>
          <table:table-cell office:value-type="float" office:value="0.3880355" calcext:value-type="float">
            <text:p>0.3880355</text:p>
          </table:table-cell>
          <table:table-cell office:value-type="float" office:value="0.3883855" calcext:value-type="float">
            <text:p>0.3883855</text:p>
          </table:table-cell>
          <table:table-cell office:value-type="float" office:value="0.3977309" calcext:value-type="float">
            <text:p>0.3977309</text:p>
          </table:table-cell>
          <table:table-cell office:value-type="float" office:value="0.404636" calcext:value-type="float">
            <text:p>0.4046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2918E-015" calcext:value-type="float">
            <text:p>1.902918E-15</text:p>
          </table:table-cell>
          <table:table-cell office:value-type="float" office:value="1.972527E-015" calcext:value-type="float">
            <text:p>1.972527E-15</text:p>
          </table:table-cell>
          <table:table-cell office:value-type="float" office:value="1.982777E-015" calcext:value-type="float">
            <text:p>1.982777E-15</text:p>
          </table:table-cell>
          <table:table-cell office:value-type="float" office:value="1.937175E-015" calcext:value-type="float">
            <text:p>1.937175E-15</text:p>
          </table:table-cell>
          <table:table-cell office:value-type="float" office:value="1.001954E-015" calcext:value-type="float">
            <text:p>1.001954E-15</text:p>
          </table:table-cell>
          <table:table-cell office:value-type="float" office:value="1.931926E-015" calcext:value-type="float">
            <text:p>1.931926E-15</text:p>
          </table:table-cell>
          <table:table-cell office:value-type="float" office:value="9.338536E-016" calcext:value-type="float">
            <text:p>9.338536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15536" calcext:value-type="float">
            <text:p>-73.15536</text:p>
          </table:table-cell>
          <table:table-cell office:value-type="float" office:value="-0.01056623" calcext:value-type="float">
            <text:p>-0.01056623</text:p>
          </table:table-cell>
          <table:table-cell office:value-type="float" office:value="-0.009892114" calcext:value-type="float">
            <text:p>-0.009892114</text:p>
          </table:table-cell>
          <table:table-cell office:value-type="float" office:value="-0.009102898" calcext:value-type="float">
            <text:p>-0.009102898</text:p>
          </table:table-cell>
          <table:table-cell office:value-type="float" office:value="-0.008498042" calcext:value-type="float">
            <text:p>-0.008498042</text:p>
          </table:table-cell>
          <table:table-cell office:value-type="float" office:value="-0.007445031" calcext:value-type="float">
            <text:p>-0.007445031</text:p>
          </table:table-cell>
          <table:table-cell office:value-type="float" office:value="-0.00662325" calcext:value-type="float">
            <text:p>-0.00662325</text:p>
          </table:table-cell>
          <table:table-cell office:value-type="float" office:value="-0.005693357" calcext:value-type="float">
            <text:p>-0.005693357</text:p>
          </table:table-cell>
          <table:table-cell office:value-type="float" office:value="-0.004901507" calcext:value-type="float">
            <text:p>-0.004901507</text:p>
          </table:table-cell>
          <table:table-cell office:value-type="float" office:value="-0.006134614" calcext:value-type="float">
            <text:p>-0.006134614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8359" calcext:value-type="float">
            <text:p>-0.009718359</text:p>
          </table:table-cell>
          <table:table-cell office:value-type="float" office:value="-0.001328352" calcext:value-type="float">
            <text:p>-0.0013283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289" calcext:value-type="float">
            <text:p>-2.1982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346.6998" calcext:value-type="float">
            <text:p>346.6998</text:p>
          </table:table-cell>
          <table:table-cell office:value-type="float" office:value="178.4388" calcext:value-type="float">
            <text:p>178.4388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23.953" calcext:value-type="float">
            <text:p>1123.953</text:p>
          </table:table-cell>
          <table:table-cell office:value-type="float" office:value="87.80902" calcext:value-type="float">
            <text:p>87.80902</text:p>
          </table:table-cell>
          <table:table-cell office:value-type="float" office:value="0" calcext:value-type="float">
            <text:p>0</text:p>
          </table:table-cell>
          <table:table-cell office:value-type="float" office:value="0.1082101" calcext:value-type="float">
            <text:p>0.1082101</text:p>
          </table:table-cell>
          <table:table-cell office:value-type="float" office:value="0.3511798" calcext:value-type="float">
            <text:p>0.3511798</text:p>
          </table:table-cell>
          <table:table-cell office:value-type="float" office:value="0.3554215" calcext:value-type="float">
            <text:p>0.3554215</text:p>
          </table:table-cell>
          <table:table-cell office:value-type="float" office:value="0.3612353" calcext:value-type="float">
            <text:p>0.3612353</text:p>
          </table:table-cell>
          <table:table-cell office:value-type="float" office:value="0.3660643" calcext:value-type="float">
            <text:p>0.3660643</text:p>
          </table:table-cell>
          <table:table-cell office:value-type="float" office:value="0.3195909" calcext:value-type="float">
            <text:p>0.3195909</text:p>
          </table:table-cell>
          <table:table-cell office:value-type="float" office:value="0.3179132" calcext:value-type="float">
            <text:p>0.3179132</text:p>
          </table:table-cell>
          <table:table-cell office:value-type="float" office:value="0.3852815" calcext:value-type="float">
            <text:p>0.3852815</text:p>
          </table:table-cell>
          <table:table-cell office:value-type="float" office:value="0.3867592" calcext:value-type="float">
            <text:p>0.3867592</text:p>
          </table:table-cell>
          <table:table-cell office:value-type="float" office:value="0.3891328" calcext:value-type="float">
            <text:p>0.3891328</text:p>
          </table:table-cell>
          <table:table-cell office:value-type="float" office:value="0.3990351" calcext:value-type="float">
            <text:p>0.3990351</text:p>
          </table:table-cell>
          <table:table-cell office:value-type="float" office:value="0.4052011" calcext:value-type="float">
            <text:p>0.4052011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03841E-015" calcext:value-type="float">
            <text:p>1.903841E-15</text:p>
          </table:table-cell>
          <table:table-cell office:value-type="float" office:value="1.97245E-015" calcext:value-type="float">
            <text:p>1.97245E-15</text:p>
          </table:table-cell>
          <table:table-cell office:value-type="float" office:value="1.982698E-015" calcext:value-type="float">
            <text:p>1.982698E-15</text:p>
          </table:table-cell>
          <table:table-cell office:value-type="float" office:value="1.937142E-015" calcext:value-type="float">
            <text:p>1.937142E-15</text:p>
          </table:table-cell>
          <table:table-cell office:value-type="float" office:value="1.001937E-015" calcext:value-type="float">
            <text:p>1.001937E-15</text:p>
          </table:table-cell>
          <table:table-cell office:value-type="float" office:value="1.931927E-015" calcext:value-type="float">
            <text:p>1.931927E-15</text:p>
          </table:table-cell>
          <table:table-cell office:value-type="float" office:value="9.338529E-016" calcext:value-type="float">
            <text:p>9.338529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91941" calcext:value-type="float">
            <text:p>-92.91941</text:p>
          </table:table-cell>
          <table:table-cell office:value-type="float" office:value="-0.01338708" calcext:value-type="float">
            <text:p>-0.01338708</text:p>
          </table:table-cell>
          <table:table-cell office:value-type="float" office:value="-0.01242822" calcext:value-type="float">
            <text:p>-0.01242822</text:p>
          </table:table-cell>
          <table:table-cell office:value-type="float" office:value="-0.01130495" calcext:value-type="float">
            <text:p>-0.01130495</text:p>
          </table:table-cell>
          <table:table-cell office:value-type="float" office:value="-0.01042109" calcext:value-type="float">
            <text:p>-0.01042109</text:p>
          </table:table-cell>
          <table:table-cell office:value-type="float" office:value="-0.008915482" calcext:value-type="float">
            <text:p>-0.008915482</text:p>
          </table:table-cell>
          <table:table-cell office:value-type="float" office:value="-0.007711679" calcext:value-type="float">
            <text:p>-0.007711679</text:p>
          </table:table-cell>
          <table:table-cell office:value-type="float" office:value="-0.006348756" calcext:value-type="float">
            <text:p>-0.006348756</text:p>
          </table:table-cell>
          <table:table-cell office:value-type="float" office:value="-0.0051767" calcext:value-type="float">
            <text:p>-0.0051767</text:p>
          </table:table-cell>
          <table:table-cell office:value-type="float" office:value="-0.005934488" calcext:value-type="float">
            <text:p>-0.005934488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582" calcext:value-type="float">
            <text:p>-0.00971582</text:p>
          </table:table-cell>
          <table:table-cell office:value-type="float" office:value="-0.001336289" calcext:value-type="float">
            <text:p>-0.0013362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547" calcext:value-type="float">
            <text:p>-2.195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346.6998" calcext:value-type="float">
            <text:p>346.6998</text:p>
          </table:table-cell>
          <table:table-cell office:value-type="float" office:value="182.0337" calcext:value-type="float">
            <text:p>182.0337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20.291" calcext:value-type="float">
            <text:p>1120.291</text:p>
          </table:table-cell>
          <table:table-cell office:value-type="float" office:value="87.87599" calcext:value-type="float">
            <text:p>87.87599</text:p>
          </table:table-cell>
          <table:table-cell office:value-type="float" office:value="0" calcext:value-type="float">
            <text:p>0</text:p>
          </table:table-cell>
          <table:table-cell office:value-type="float" office:value="0.1106271" calcext:value-type="float">
            <text:p>0.1106271</text:p>
          </table:table-cell>
          <table:table-cell office:value-type="float" office:value="0.3344258" calcext:value-type="float">
            <text:p>0.3344258</text:p>
          </table:table-cell>
          <table:table-cell office:value-type="float" office:value="0.3405055" calcext:value-type="float">
            <text:p>0.3405055</text:p>
          </table:table-cell>
          <table:table-cell office:value-type="float" office:value="0.3477227" calcext:value-type="float">
            <text:p>0.3477227</text:p>
          </table:table-cell>
          <table:table-cell office:value-type="float" office:value="0.3536565" calcext:value-type="float">
            <text:p>0.3536565</text:p>
          </table:table-cell>
          <table:table-cell office:value-type="float" office:value="0.3122009" calcext:value-type="float">
            <text:p>0.3122009</text:p>
          </table:table-cell>
          <table:table-cell office:value-type="float" office:value="0.3125884" calcext:value-type="float">
            <text:p>0.3125884</text:p>
          </table:table-cell>
          <table:table-cell office:value-type="float" office:value="0.3833092" calcext:value-type="float">
            <text:p>0.3833092</text:p>
          </table:table-cell>
          <table:table-cell office:value-type="float" office:value="0.3852605" calcext:value-type="float">
            <text:p>0.3852605</text:p>
          </table:table-cell>
          <table:table-cell office:value-type="float" office:value="0.3894696" calcext:value-type="float">
            <text:p>0.3894696</text:p>
          </table:table-cell>
          <table:table-cell office:value-type="float" office:value="0.4000919" calcext:value-type="float">
            <text:p>0.4000919</text:p>
          </table:table-cell>
          <table:table-cell office:value-type="float" office:value="0.4057502" calcext:value-type="float">
            <text:p>0.40575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4835E-015" calcext:value-type="float">
            <text:p>1.904835E-15</text:p>
          </table:table-cell>
          <table:table-cell office:value-type="float" office:value="1.972364E-015" calcext:value-type="float">
            <text:p>1.972364E-15</text:p>
          </table:table-cell>
          <table:table-cell office:value-type="float" office:value="1.982615E-015" calcext:value-type="float">
            <text:p>1.982615E-15</text:p>
          </table:table-cell>
          <table:table-cell office:value-type="float" office:value="1.937109E-015" calcext:value-type="float">
            <text:p>1.937109E-15</text:p>
          </table:table-cell>
          <table:table-cell office:value-type="float" office:value="1.001912E-015" calcext:value-type="float">
            <text:p>1.001912E-15</text:p>
          </table:table-cell>
          <table:table-cell office:value-type="float" office:value="1.931927E-015" calcext:value-type="float">
            <text:p>1.931927E-15</text:p>
          </table:table-cell>
          <table:table-cell office:value-type="float" office:value="9.338526E-016" calcext:value-type="float">
            <text:p>9.338526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33165" calcext:value-type="float">
            <text:p>-79.33165</text:p>
          </table:table-cell>
          <table:table-cell office:value-type="float" office:value="-0.01809591" calcext:value-type="float">
            <text:p>-0.01809591</text:p>
          </table:table-cell>
          <table:table-cell office:value-type="float" office:value="-0.01617019" calcext:value-type="float">
            <text:p>-0.01617019</text:p>
          </table:table-cell>
          <table:table-cell office:value-type="float" office:value="-0.01427597" calcext:value-type="float">
            <text:p>-0.01427597</text:p>
          </table:table-cell>
          <table:table-cell office:value-type="float" office:value="-0.0128725" calcext:value-type="float">
            <text:p>-0.0128725</text:p>
          </table:table-cell>
          <table:table-cell office:value-type="float" office:value="-0.01063198" calcext:value-type="float">
            <text:p>-0.01063198</text:p>
          </table:table-cell>
          <table:table-cell office:value-type="float" office:value="-0.008885189" calcext:value-type="float">
            <text:p>-0.008885189</text:p>
          </table:table-cell>
          <table:table-cell office:value-type="float" office:value="-0.007092208" calcext:value-type="float">
            <text:p>-0.007092208</text:p>
          </table:table-cell>
          <table:table-cell office:value-type="float" office:value="-0.005521771" calcext:value-type="float">
            <text:p>-0.005521771</text:p>
          </table:table-cell>
          <table:table-cell office:value-type="float" office:value="-0.005846916" calcext:value-type="float">
            <text:p>-0.005846916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368" calcext:value-type="float">
            <text:p>-0.00971368</text:p>
          </table:table-cell>
          <table:table-cell office:value-type="float" office:value="-0.001344571" calcext:value-type="float">
            <text:p>-0.0013445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2133" calcext:value-type="float">
            <text:p>-2.1921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346.6998" calcext:value-type="float">
            <text:p>346.6998</text:p>
          </table:table-cell>
          <table:table-cell office:value-type="float" office:value="185.946" calcext:value-type="float">
            <text:p>185.946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16.29" calcext:value-type="float">
            <text:p>1116.29</text:p>
          </table:table-cell>
          <table:table-cell office:value-type="float" office:value="87.965" calcext:value-type="float">
            <text:p>87.965</text:p>
          </table:table-cell>
          <table:table-cell office:value-type="float" office:value="0" calcext:value-type="float">
            <text:p>0</text:p>
          </table:table-cell>
          <table:table-cell office:value-type="float" office:value="0.1079419" calcext:value-type="float">
            <text:p>0.1079419</text:p>
          </table:table-cell>
          <table:table-cell office:value-type="float" office:value="0.3151305" calcext:value-type="float">
            <text:p>0.3151305</text:p>
          </table:table-cell>
          <table:table-cell office:value-type="float" office:value="0.3251648" calcext:value-type="float">
            <text:p>0.3251648</text:p>
          </table:table-cell>
          <table:table-cell office:value-type="float" office:value="0.3339268" calcext:value-type="float">
            <text:p>0.3339268</text:p>
          </table:table-cell>
          <table:table-cell office:value-type="float" office:value="0.3415053" calcext:value-type="float">
            <text:p>0.3415053</text:p>
          </table:table-cell>
          <table:table-cell office:value-type="float" office:value="0.3049156" calcext:value-type="float">
            <text:p>0.3049156</text:p>
          </table:table-cell>
          <table:table-cell office:value-type="float" office:value="0.3073508" calcext:value-type="float">
            <text:p>0.3073508</text:p>
          </table:table-cell>
          <table:table-cell office:value-type="float" office:value="0.3812199" calcext:value-type="float">
            <text:p>0.3812199</text:p>
          </table:table-cell>
          <table:table-cell office:value-type="float" office:value="0.3836533" calcext:value-type="float">
            <text:p>0.3836533</text:p>
          </table:table-cell>
          <table:table-cell office:value-type="float" office:value="0.3896509" calcext:value-type="float">
            <text:p>0.3896509</text:p>
          </table:table-cell>
          <table:table-cell office:value-type="float" office:value="0.4009488" calcext:value-type="float">
            <text:p>0.4009488</text:p>
          </table:table-cell>
          <table:table-cell office:value-type="float" office:value="0.406264" calcext:value-type="float">
            <text:p>0.4062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5876E-015" calcext:value-type="float">
            <text:p>1.905876E-15</text:p>
          </table:table-cell>
          <table:table-cell office:value-type="float" office:value="1.972273E-015" calcext:value-type="float">
            <text:p>1.972273E-15</text:p>
          </table:table-cell>
          <table:table-cell office:value-type="float" office:value="1.982531E-015" calcext:value-type="float">
            <text:p>1.982531E-15</text:p>
          </table:table-cell>
          <table:table-cell office:value-type="float" office:value="1.937072E-015" calcext:value-type="float">
            <text:p>1.937072E-15</text:p>
          </table:table-cell>
          <table:table-cell office:value-type="float" office:value="1.00189E-015" calcext:value-type="float">
            <text:p>1.00189E-15</text:p>
          </table:table-cell>
          <table:table-cell office:value-type="float" office:value="1.931928E-015" calcext:value-type="float">
            <text:p>1.931928E-15</text:p>
          </table:table-cell>
          <table:table-cell office:value-type="float" office:value="9.338502E-016" calcext:value-type="float">
            <text:p>9.338502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43287" calcext:value-type="float">
            <text:p>-95.43287</text:p>
          </table:table-cell>
          <table:table-cell office:value-type="float" office:value="-0.02611011" calcext:value-type="float">
            <text:p>-0.02611011</text:p>
          </table:table-cell>
          <table:table-cell office:value-type="float" office:value="-0.02145872" calcext:value-type="float">
            <text:p>-0.02145872</text:p>
          </table:table-cell>
          <table:table-cell office:value-type="float" office:value="-0.01829017" calcext:value-type="float">
            <text:p>-0.01829017</text:p>
          </table:table-cell>
          <table:table-cell office:value-type="float" office:value="-0.01594768" calcext:value-type="float">
            <text:p>-0.01594768</text:p>
          </table:table-cell>
          <table:table-cell office:value-type="float" office:value="-0.01269818" calcext:value-type="float">
            <text:p>-0.01269818</text:p>
          </table:table-cell>
          <table:table-cell office:value-type="float" office:value="-0.01023355" calcext:value-type="float">
            <text:p>-0.01023355</text:p>
          </table:table-cell>
          <table:table-cell office:value-type="float" office:value="-0.007982776" calcext:value-type="float">
            <text:p>-0.007982776</text:p>
          </table:table-cell>
          <table:table-cell office:value-type="float" office:value="-0.005918654" calcext:value-type="float">
            <text:p>-0.005918654</text:p>
          </table:table-cell>
          <table:table-cell office:value-type="float" office:value="-0.005800126" calcext:value-type="float">
            <text:p>-0.005800126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2067" calcext:value-type="float">
            <text:p>-0.009712067</text:p>
          </table:table-cell>
          <table:table-cell office:value-type="float" office:value="-0.001353028" calcext:value-type="float">
            <text:p>-0.00135302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45" calcext:value-type="float">
            <text:p>-2.188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347.1999" calcext:value-type="float">
            <text:p>347.1999</text:p>
          </table:table-cell>
          <table:table-cell office:value-type="float" office:value="189.9052" calcext:value-type="float">
            <text:p>189.9052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12.714" calcext:value-type="float">
            <text:p>1112.714</text:p>
          </table:table-cell>
          <table:table-cell office:value-type="float" office:value="88.08134" calcext:value-type="float">
            <text:p>88.08134</text:p>
          </table:table-cell>
          <table:table-cell office:value-type="float" office:value="0" calcext:value-type="float">
            <text:p>0</text:p>
          </table:table-cell>
          <table:table-cell office:value-type="float" office:value="0.1150152" calcext:value-type="float">
            <text:p>0.1150152</text:p>
          </table:table-cell>
          <table:table-cell office:value-type="float" office:value="0.2977683" calcext:value-type="float">
            <text:p>0.2977683</text:p>
          </table:table-cell>
          <table:table-cell office:value-type="float" office:value="0.3119348" calcext:value-type="float">
            <text:p>0.3119348</text:p>
          </table:table-cell>
          <table:table-cell office:value-type="float" office:value="0.3216107" calcext:value-type="float">
            <text:p>0.3216107</text:p>
          </table:table-cell>
          <table:table-cell office:value-type="float" office:value="0.3301846" calcext:value-type="float">
            <text:p>0.3301846</text:p>
          </table:table-cell>
          <table:table-cell office:value-type="float" office:value="0.298614" calcext:value-type="float">
            <text:p>0.298614</text:p>
          </table:table-cell>
          <table:table-cell office:value-type="float" office:value="0.3028662" calcext:value-type="float">
            <text:p>0.3028662</text:p>
          </table:table-cell>
          <table:table-cell office:value-type="float" office:value="0.3794242" calcext:value-type="float">
            <text:p>0.3794242</text:p>
          </table:table-cell>
          <table:table-cell office:value-type="float" office:value="0.3820538" calcext:value-type="float">
            <text:p>0.3820538</text:p>
          </table:table-cell>
          <table:table-cell office:value-type="float" office:value="0.3895237" calcext:value-type="float">
            <text:p>0.3895237</text:p>
          </table:table-cell>
          <table:table-cell office:value-type="float" office:value="0.4014643" calcext:value-type="float">
            <text:p>0.4014643</text:p>
          </table:table-cell>
          <table:table-cell office:value-type="float" office:value="0.4066517" calcext:value-type="float">
            <text:p>0.40665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688E-015" calcext:value-type="float">
            <text:p>1.90688E-15</text:p>
          </table:table-cell>
          <table:table-cell office:value-type="float" office:value="1.972189E-015" calcext:value-type="float">
            <text:p>1.972189E-15</text:p>
          </table:table-cell>
          <table:table-cell office:value-type="float" office:value="1.982449E-015" calcext:value-type="float">
            <text:p>1.982449E-15</text:p>
          </table:table-cell>
          <table:table-cell office:value-type="float" office:value="1.937037E-015" calcext:value-type="float">
            <text:p>1.937037E-15</text:p>
          </table:table-cell>
          <table:table-cell office:value-type="float" office:value="1.001869E-015" calcext:value-type="float">
            <text:p>1.001869E-15</text:p>
          </table:table-cell>
          <table:table-cell office:value-type="float" office:value="1.931929E-015" calcext:value-type="float">
            <text:p>1.931929E-15</text:p>
          </table:table-cell>
          <table:table-cell office:value-type="float" office:value="9.338457E-016" calcext:value-type="float">
            <text:p>9.338457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68717" calcext:value-type="float">
            <text:p>-59.68717</text:p>
          </table:table-cell>
          <table:table-cell office:value-type="float" office:value="-0.03809565" calcext:value-type="float">
            <text:p>-0.03809565</text:p>
          </table:table-cell>
          <table:table-cell office:value-type="float" office:value="-0.02769339" calcext:value-type="float">
            <text:p>-0.02769339</text:p>
          </table:table-cell>
          <table:table-cell office:value-type="float" office:value="-0.02301842" calcext:value-type="float">
            <text:p>-0.02301842</text:p>
          </table:table-cell>
          <table:table-cell office:value-type="float" office:value="-0.01960525" calcext:value-type="float">
            <text:p>-0.01960525</text:p>
          </table:table-cell>
          <table:table-cell office:value-type="float" office:value="-0.01486062" calcext:value-type="float">
            <text:p>-0.01486062</text:p>
          </table:table-cell>
          <table:table-cell office:value-type="float" office:value="-0.01158233" calcext:value-type="float">
            <text:p>-0.01158233</text:p>
          </table:table-cell>
          <table:table-cell office:value-type="float" office:value="-0.008840232" calcext:value-type="float">
            <text:p>-0.008840232</text:p>
          </table:table-cell>
          <table:table-cell office:value-type="float" office:value="-0.006345151" calcext:value-type="float">
            <text:p>-0.006345151</text:p>
          </table:table-cell>
          <table:table-cell office:value-type="float" office:value="-0.00583153" calcext:value-type="float">
            <text:p>-0.0058315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5625" calcext:value-type="float">
            <text:p>-0.009715625</text:p>
          </table:table-cell>
          <table:table-cell office:value-type="float" office:value="-0.001361198" calcext:value-type="float">
            <text:p>-0.0013611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959" calcext:value-type="float">
            <text:p>-2.1829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347.1999" calcext:value-type="float">
            <text:p>347.1999</text:p>
          </table:table-cell>
          <table:table-cell office:value-type="float" office:value="194.4535" calcext:value-type="float">
            <text:p>194.4535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099.617" calcext:value-type="float">
            <text:p>1099.617</text:p>
          </table:table-cell>
          <table:table-cell office:value-type="float" office:value="96.62981" calcext:value-type="float">
            <text:p>96.62981</text:p>
          </table:table-cell>
          <table:table-cell office:value-type="float" office:value="0" calcext:value-type="float">
            <text:p>0</text:p>
          </table:table-cell>
          <table:table-cell office:value-type="float" office:value="0.1086545" calcext:value-type="float">
            <text:p>0.1086545</text:p>
          </table:table-cell>
          <table:table-cell office:value-type="float" office:value="0.2696216" calcext:value-type="float">
            <text:p>0.2696216</text:p>
          </table:table-cell>
          <table:table-cell office:value-type="float" office:value="0.294725" calcext:value-type="float">
            <text:p>0.294725</text:p>
          </table:table-cell>
          <table:table-cell office:value-type="float" office:value="0.3029411" calcext:value-type="float">
            <text:p>0.3029411</text:p>
          </table:table-cell>
          <table:table-cell office:value-type="float" office:value="0.3109852" calcext:value-type="float">
            <text:p>0.3109852</text:p>
          </table:table-cell>
          <table:table-cell office:value-type="float" office:value="0.2852375" calcext:value-type="float">
            <text:p>0.2852375</text:p>
          </table:table-cell>
          <table:table-cell office:value-type="float" office:value="0.2883891" calcext:value-type="float">
            <text:p>0.2883891</text:p>
          </table:table-cell>
          <table:table-cell office:value-type="float" office:value="0.3718487" calcext:value-type="float">
            <text:p>0.3718487</text:p>
          </table:table-cell>
          <table:table-cell office:value-type="float" office:value="0.3737392" calcext:value-type="float">
            <text:p>0.3737392</text:p>
          </table:table-cell>
          <table:table-cell office:value-type="float" office:value="0.3842876" calcext:value-type="float">
            <text:p>0.3842876</text:p>
          </table:table-cell>
          <table:table-cell office:value-type="float" office:value="0.3992266" calcext:value-type="float">
            <text:p>0.3992266</text:p>
          </table:table-cell>
          <table:table-cell office:value-type="float" office:value="0.4062712" calcext:value-type="float">
            <text:p>0.406271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07884E-015" calcext:value-type="float">
            <text:p>1.907884E-15</text:p>
          </table:table-cell>
          <table:table-cell office:value-type="float" office:value="1.972105E-015" calcext:value-type="float">
            <text:p>1.972105E-15</text:p>
          </table:table-cell>
          <table:table-cell office:value-type="float" office:value="1.982366E-015" calcext:value-type="float">
            <text:p>1.982366E-15</text:p>
          </table:table-cell>
          <table:table-cell office:value-type="float" office:value="1.937E-015" calcext:value-type="float">
            <text:p>1.937E-15</text:p>
          </table:table-cell>
          <table:table-cell office:value-type="float" office:value="1.001848E-015" calcext:value-type="float">
            <text:p>1.001848E-15</text:p>
          </table:table-cell>
          <table:table-cell office:value-type="float" office:value="1.931931E-015" calcext:value-type="float">
            <text:p>1.931931E-15</text:p>
          </table:table-cell>
          <table:table-cell office:value-type="float" office:value="9.33843E-016" calcext:value-type="float">
            <text:p>9.33843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54699" calcext:value-type="float">
            <text:p>-90.54699</text:p>
          </table:table-cell>
          <table:table-cell office:value-type="float" office:value="-0.08179438" calcext:value-type="float">
            <text:p>-0.08179438</text:p>
          </table:table-cell>
          <table:table-cell office:value-type="float" office:value="-0.04098005" calcext:value-type="float">
            <text:p>-0.04098005</text:p>
          </table:table-cell>
          <table:table-cell office:value-type="float" office:value="-0.0332148" calcext:value-type="float">
            <text:p>-0.0332148</text:p>
          </table:table-cell>
          <table:table-cell office:value-type="float" office:value="-0.02828312" calcext:value-type="float">
            <text:p>-0.02828312</text:p>
          </table:table-cell>
          <table:table-cell office:value-type="float" office:value="-0.02097806" calcext:value-type="float">
            <text:p>-0.02097806</text:p>
          </table:table-cell>
          <table:table-cell office:value-type="float" office:value="-0.01743682" calcext:value-type="float">
            <text:p>-0.01743682</text:p>
          </table:table-cell>
          <table:table-cell office:value-type="float" office:value="-0.01363952" calcext:value-type="float">
            <text:p>-0.01363952</text:p>
          </table:table-cell>
          <table:table-cell office:value-type="float" office:value="-0.009124584" calcext:value-type="float">
            <text:p>-0.009124584</text:p>
          </table:table-cell>
          <table:table-cell office:value-type="float" office:value="-0.007335193" calcext:value-type="float">
            <text:p>-0.00733519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1804" calcext:value-type="float">
            <text:p>-0.009711804</text:p>
          </table:table-cell>
          <table:table-cell office:value-type="float" office:value="-0.001369176" calcext:value-type="float">
            <text:p>-0.0013691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8795" calcext:value-type="float">
            <text:p>-2.1787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347.1999" calcext:value-type="float">
            <text:p>347.1999</text:p>
          </table:table-cell>
          <table:table-cell office:value-type="float" office:value="199.2625" calcext:value-type="float">
            <text:p>199.2625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089.868" calcext:value-type="float">
            <text:p>1089.868</text:p>
          </table:table-cell>
          <table:table-cell office:value-type="float" office:value="101.5696" calcext:value-type="float">
            <text:p>101.5696</text:p>
          </table:table-cell>
          <table:table-cell office:value-type="float" office:value="0" calcext:value-type="float">
            <text:p>0</text:p>
          </table:table-cell>
          <table:table-cell office:value-type="float" office:value="0.1079559" calcext:value-type="float">
            <text:p>0.1079559</text:p>
          </table:table-cell>
          <table:table-cell office:value-type="float" office:value="0.237383" calcext:value-type="float">
            <text:p>0.237383</text:p>
          </table:table-cell>
          <table:table-cell office:value-type="float" office:value="0.2765236" calcext:value-type="float">
            <text:p>0.2765236</text:p>
          </table:table-cell>
          <table:table-cell office:value-type="float" office:value="0.2842812" calcext:value-type="float">
            <text:p>0.2842812</text:p>
          </table:table-cell>
          <table:table-cell office:value-type="float" office:value="0.2946333" calcext:value-type="float">
            <text:p>0.2946333</text:p>
          </table:table-cell>
          <table:table-cell office:value-type="float" office:value="0.2780728" calcext:value-type="float">
            <text:p>0.2780728</text:p>
          </table:table-cell>
          <table:table-cell office:value-type="float" office:value="0.2834324" calcext:value-type="float">
            <text:p>0.2834324</text:p>
          </table:table-cell>
          <table:table-cell office:value-type="float" office:value="0.3682705" calcext:value-type="float">
            <text:p>0.3682705</text:p>
          </table:table-cell>
          <table:table-cell office:value-type="float" office:value="0.3681163" calcext:value-type="float">
            <text:p>0.3681163</text:p>
          </table:table-cell>
          <table:table-cell office:value-type="float" office:value="0.3801689" calcext:value-type="float">
            <text:p>0.3801689</text:p>
          </table:table-cell>
          <table:table-cell office:value-type="float" office:value="0.3969801" calcext:value-type="float">
            <text:p>0.3969801</text:p>
          </table:table-cell>
          <table:table-cell office:value-type="float" office:value="0.405816" calcext:value-type="float">
            <text:p>0.4058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8901E-015" calcext:value-type="float">
            <text:p>1.908901E-15</text:p>
          </table:table-cell>
          <table:table-cell office:value-type="float" office:value="1.972023E-015" calcext:value-type="float">
            <text:p>1.972023E-15</text:p>
          </table:table-cell>
          <table:table-cell office:value-type="float" office:value="1.982283E-015" calcext:value-type="float">
            <text:p>1.982283E-15</text:p>
          </table:table-cell>
          <table:table-cell office:value-type="float" office:value="1.936962E-015" calcext:value-type="float">
            <text:p>1.936962E-15</text:p>
          </table:table-cell>
          <table:table-cell office:value-type="float" office:value="1.001829E-015" calcext:value-type="float">
            <text:p>1.001829E-15</text:p>
          </table:table-cell>
          <table:table-cell office:value-type="float" office:value="1.931929E-015" calcext:value-type="float">
            <text:p>1.931929E-15</text:p>
          </table:table-cell>
          <table:table-cell office:value-type="float" office:value="9.33842E-016" calcext:value-type="float">
            <text:p>9.33842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92537" calcext:value-type="float">
            <text:p>-95.92537</text:p>
          </table:table-cell>
          <table:table-cell office:value-type="float" office:value="-0.2176936" calcext:value-type="float">
            <text:p>-0.2176936</text:p>
          </table:table-cell>
          <table:table-cell office:value-type="float" office:value="-0.06698852" calcext:value-type="float">
            <text:p>-0.06698852</text:p>
          </table:table-cell>
          <table:table-cell office:value-type="float" office:value="-0.05421671" calcext:value-type="float">
            <text:p>-0.05421671</text:p>
          </table:table-cell>
          <table:table-cell office:value-type="float" office:value="-0.04124706" calcext:value-type="float">
            <text:p>-0.04124706</text:p>
          </table:table-cell>
          <table:table-cell office:value-type="float" office:value="-0.02539295" calcext:value-type="float">
            <text:p>-0.02539295</text:p>
          </table:table-cell>
          <table:table-cell office:value-type="float" office:value="-0.02018845" calcext:value-type="float">
            <text:p>-0.02018845</text:p>
          </table:table-cell>
          <table:table-cell office:value-type="float" office:value="-0.01684169" calcext:value-type="float">
            <text:p>-0.01684169</text:p>
          </table:table-cell>
          <table:table-cell office:value-type="float" office:value="-0.01175527" calcext:value-type="float">
            <text:p>-0.01175527</text:p>
          </table:table-cell>
          <table:table-cell office:value-type="float" office:value="-0.008826555" calcext:value-type="float">
            <text:p>-0.008826555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1827" calcext:value-type="float">
            <text:p>-0.009711827</text:p>
          </table:table-cell>
          <table:table-cell office:value-type="float" office:value="-0.001377184" calcext:value-type="float">
            <text:p>-0.0013771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724" calcext:value-type="float">
            <text:p>-2.177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372.6001" calcext:value-type="float">
            <text:p>372.6001</text:p>
          </table:table-cell>
          <table:table-cell office:value-type="float" office:value="206.6937" calcext:value-type="float">
            <text:p>206.6937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103.725" calcext:value-type="float">
            <text:p>1103.725</text:p>
          </table:table-cell>
          <table:table-cell office:value-type="float" office:value="105.6818" calcext:value-type="float">
            <text:p>105.6818</text:p>
          </table:table-cell>
          <table:table-cell office:value-type="float" office:value="0" calcext:value-type="float">
            <text:p>0</text:p>
          </table:table-cell>
          <table:table-cell office:value-type="float" office:value="0.4710823" calcext:value-type="float">
            <text:p>0.4710823</text:p>
          </table:table-cell>
          <table:table-cell office:value-type="float" office:value="0.4821282" calcext:value-type="float">
            <text:p>0.4821282</text:p>
          </table:table-cell>
          <table:table-cell office:value-type="float" office:value="0.2851634" calcext:value-type="float">
            <text:p>0.2851634</text:p>
          </table:table-cell>
          <table:table-cell office:value-type="float" office:value="0.2920224" calcext:value-type="float">
            <text:p>0.2920224</text:p>
          </table:table-cell>
          <table:table-cell office:value-type="float" office:value="0.2958385" calcext:value-type="float">
            <text:p>0.2958385</text:p>
          </table:table-cell>
          <table:table-cell office:value-type="float" office:value="0.277134" calcext:value-type="float">
            <text:p>0.277134</text:p>
          </table:table-cell>
          <table:table-cell office:value-type="float" office:value="0.3182638" calcext:value-type="float">
            <text:p>0.3182638</text:p>
          </table:table-cell>
          <table:table-cell office:value-type="float" office:value="0.3702303" calcext:value-type="float">
            <text:p>0.3702303</text:p>
          </table:table-cell>
          <table:table-cell office:value-type="float" office:value="0.365821" calcext:value-type="float">
            <text:p>0.365821</text:p>
          </table:table-cell>
          <table:table-cell office:value-type="float" office:value="0.3780523" calcext:value-type="float">
            <text:p>0.3780523</text:p>
          </table:table-cell>
          <table:table-cell office:value-type="float" office:value="0.3953605" calcext:value-type="float">
            <text:p>0.3953605</text:p>
          </table:table-cell>
          <table:table-cell office:value-type="float" office:value="0.4049376" calcext:value-type="float">
            <text:p>0.404937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09784E-015" calcext:value-type="float">
            <text:p>1.909784E-15</text:p>
          </table:table-cell>
          <table:table-cell office:value-type="float" office:value="1.971962E-015" calcext:value-type="float">
            <text:p>1.971962E-15</text:p>
          </table:table-cell>
          <table:table-cell office:value-type="float" office:value="1.982207E-015" calcext:value-type="float">
            <text:p>1.982207E-15</text:p>
          </table:table-cell>
          <table:table-cell office:value-type="float" office:value="1.936928E-015" calcext:value-type="float">
            <text:p>1.936928E-15</text:p>
          </table:table-cell>
          <table:table-cell office:value-type="float" office:value="1.001809E-015" calcext:value-type="float">
            <text:p>1.001809E-15</text:p>
          </table:table-cell>
          <table:table-cell office:value-type="float" office:value="1.931929E-015" calcext:value-type="float">
            <text:p>1.931929E-15</text:p>
          </table:table-cell>
          <table:table-cell office:value-type="float" office:value="9.338396E-016" calcext:value-type="float">
            <text:p>9.338396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1E-039" calcext:value-type="float">
            <text:p>6.6690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90836" calcext:value-type="float">
            <text:p>-0.002190836</text:p>
          </table:table-cell>
          <table:table-cell office:value-type="float" office:value="-0.001879409" calcext:value-type="float">
            <text:p>-0.001879409</text:p>
          </table:table-cell>
          <table:table-cell office:value-type="float" office:value="-0.05357959" calcext:value-type="float">
            <text:p>-0.05357959</text:p>
          </table:table-cell>
          <table:table-cell office:value-type="float" office:value="-0.04406095" calcext:value-type="float">
            <text:p>-0.04406095</text:p>
          </table:table-cell>
          <table:table-cell office:value-type="float" office:value="-0.04008884" calcext:value-type="float">
            <text:p>-0.04008884</text:p>
          </table:table-cell>
          <table:table-cell office:value-type="float" office:value="-0.02613909" calcext:value-type="float">
            <text:p>-0.02613909</text:p>
          </table:table-cell>
          <table:table-cell office:value-type="float" office:value="-0.007564332" calcext:value-type="float">
            <text:p>-0.007564332</text:p>
          </table:table-cell>
          <table:table-cell office:value-type="float" office:value="-0.01508541" calcext:value-type="float">
            <text:p>-0.01508541</text:p>
          </table:table-cell>
          <table:table-cell office:value-type="float" office:value="-0.01307024" calcext:value-type="float">
            <text:p>-0.01307024</text:p>
          </table:table-cell>
          <table:table-cell office:value-type="float" office:value="-0.009725493" calcext:value-type="float">
            <text:p>-0.00972549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7312" calcext:value-type="float">
            <text:p>-0.009717312</text:p>
          </table:table-cell>
          <table:table-cell office:value-type="float" office:value="-0.001386489" calcext:value-type="float">
            <text:p>-0.0013864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402" calcext:value-type="float">
            <text:p>-2.1954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374.9001" calcext:value-type="float">
            <text:p>374.9001</text:p>
          </table:table-cell>
          <table:table-cell office:value-type="float" office:value="212.8644" calcext:value-type="float">
            <text:p>212.8644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099.777" calcext:value-type="float">
            <text:p>1099.777</text:p>
          </table:table-cell>
          <table:table-cell office:value-type="float" office:value="105.7586" calcext:value-type="float">
            <text:p>105.7586</text:p>
          </table:table-cell>
          <table:table-cell office:value-type="float" office:value="0" calcext:value-type="float">
            <text:p>0</text:p>
          </table:table-cell>
          <table:table-cell office:value-type="float" office:value="0.3070871" calcext:value-type="float">
            <text:p>0.3070871</text:p>
          </table:table-cell>
          <table:table-cell office:value-type="float" office:value="0.3497669" calcext:value-type="float">
            <text:p>0.3497669</text:p>
          </table:table-cell>
          <table:table-cell office:value-type="float" office:value="0.3431574" calcext:value-type="float">
            <text:p>0.3431574</text:p>
          </table:table-cell>
          <table:table-cell office:value-type="float" office:value="0.3060773" calcext:value-type="float">
            <text:p>0.3060773</text:p>
          </table:table-cell>
          <table:table-cell office:value-type="float" office:value="0.3033923" calcext:value-type="float">
            <text:p>0.3033923</text:p>
          </table:table-cell>
          <table:table-cell office:value-type="float" office:value="0.2799024" calcext:value-type="float">
            <text:p>0.2799024</text:p>
          </table:table-cell>
          <table:table-cell office:value-type="float" office:value="0.2948951" calcext:value-type="float">
            <text:p>0.2948951</text:p>
          </table:table-cell>
          <table:table-cell office:value-type="float" office:value="0.3719363" calcext:value-type="float">
            <text:p>0.3719363</text:p>
          </table:table-cell>
          <table:table-cell office:value-type="float" office:value="0.3661192" calcext:value-type="float">
            <text:p>0.3661192</text:p>
          </table:table-cell>
          <table:table-cell office:value-type="float" office:value="0.3778438" calcext:value-type="float">
            <text:p>0.3778438</text:p>
          </table:table-cell>
          <table:table-cell office:value-type="float" office:value="0.395119" calcext:value-type="float">
            <text:p>0.395119</text:p>
          </table:table-cell>
          <table:table-cell office:value-type="float" office:value="0.4049335" calcext:value-type="float">
            <text:p>0.404933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0586E-015" calcext:value-type="float">
            <text:p>1.910586E-15</text:p>
          </table:table-cell>
          <table:table-cell office:value-type="float" office:value="1.9719E-015" calcext:value-type="float">
            <text:p>1.9719E-15</text:p>
          </table:table-cell>
          <table:table-cell office:value-type="float" office:value="1.982145E-015" calcext:value-type="float">
            <text:p>1.982145E-15</text:p>
          </table:table-cell>
          <table:table-cell office:value-type="float" office:value="1.936892E-015" calcext:value-type="float">
            <text:p>1.936892E-15</text:p>
          </table:table-cell>
          <table:table-cell office:value-type="float" office:value="1.001791E-015" calcext:value-type="float">
            <text:p>1.001791E-15</text:p>
          </table:table-cell>
          <table:table-cell office:value-type="float" office:value="1.931929E-015" calcext:value-type="float">
            <text:p>1.931929E-15</text:p>
          </table:table-cell>
          <table:table-cell office:value-type="float" office:value="9.338382E-016" calcext:value-type="float">
            <text:p>9.338382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1E-039" calcext:value-type="float">
            <text:p>6.6690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79728" calcext:value-type="float">
            <text:p>-0.02979728</text:p>
          </table:table-cell>
          <table:table-cell office:value-type="float" office:value="-0.01357281" calcext:value-type="float">
            <text:p>-0.01357281</text:p>
          </table:table-cell>
          <table:table-cell office:value-type="float" office:value="-0.01539327" calcext:value-type="float">
            <text:p>-0.01539327</text:p>
          </table:table-cell>
          <table:table-cell office:value-type="float" office:value="-0.03136189" calcext:value-type="float">
            <text:p>-0.03136189</text:p>
          </table:table-cell>
          <table:table-cell office:value-type="float" office:value="-0.03303436" calcext:value-type="float">
            <text:p>-0.03303436</text:p>
          </table:table-cell>
          <table:table-cell office:value-type="float" office:value="-0.02421173" calcext:value-type="float">
            <text:p>-0.02421173</text:p>
          </table:table-cell>
          <table:table-cell office:value-type="float" office:value="-0.01444885" calcext:value-type="float">
            <text:p>-0.01444885</text:p>
          </table:table-cell>
          <table:table-cell office:value-type="float" office:value="-0.0136087" calcext:value-type="float">
            <text:p>-0.0136087</text:p>
          </table:table-cell>
          <table:table-cell office:value-type="float" office:value="-0.01289565" calcext:value-type="float">
            <text:p>-0.01289565</text:p>
          </table:table-cell>
          <table:table-cell office:value-type="float" office:value="-0.009817942" calcext:value-type="float">
            <text:p>-0.009817942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9286" calcext:value-type="float">
            <text:p>-0.009719286</text:p>
          </table:table-cell>
          <table:table-cell office:value-type="float" office:value="-0.001392977" calcext:value-type="float">
            <text:p>-0.00139297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075" calcext:value-type="float">
            <text:p>-2.1930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374.9001" calcext:value-type="float">
            <text:p>374.9001</text:p>
          </table:table-cell>
          <table:table-cell office:value-type="float" office:value="220.4793" calcext:value-type="float">
            <text:p>220.4793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092.084" calcext:value-type="float">
            <text:p>1092.084</text:p>
          </table:table-cell>
          <table:table-cell office:value-type="float" office:value="105.8363" calcext:value-type="float">
            <text:p>105.8363</text:p>
          </table:table-cell>
          <table:table-cell office:value-type="float" office:value="0" calcext:value-type="float">
            <text:p>0</text:p>
          </table:table-cell>
          <table:table-cell office:value-type="float" office:value="0.1066681" calcext:value-type="float">
            <text:p>0.1066681</text:p>
          </table:table-cell>
          <table:table-cell office:value-type="float" office:value="0.2935206" calcext:value-type="float">
            <text:p>0.2935206</text:p>
          </table:table-cell>
          <table:table-cell office:value-type="float" office:value="0.3036001" calcext:value-type="float">
            <text:p>0.3036001</text:p>
          </table:table-cell>
          <table:table-cell office:value-type="float" office:value="0.3005689" calcext:value-type="float">
            <text:p>0.3005689</text:p>
          </table:table-cell>
          <table:table-cell office:value-type="float" office:value="0.3013828" calcext:value-type="float">
            <text:p>0.3013828</text:p>
          </table:table-cell>
          <table:table-cell office:value-type="float" office:value="0.2776087" calcext:value-type="float">
            <text:p>0.2776087</text:p>
          </table:table-cell>
          <table:table-cell office:value-type="float" office:value="0.286802" calcext:value-type="float">
            <text:p>0.286802</text:p>
          </table:table-cell>
          <table:table-cell office:value-type="float" office:value="0.3704655" calcext:value-type="float">
            <text:p>0.3704655</text:p>
          </table:table-cell>
          <table:table-cell office:value-type="float" office:value="0.3661797" calcext:value-type="float">
            <text:p>0.3661797</text:p>
          </table:table-cell>
          <table:table-cell office:value-type="float" office:value="0.3776873" calcext:value-type="float">
            <text:p>0.3776873</text:p>
          </table:table-cell>
          <table:table-cell office:value-type="float" office:value="0.3948903" calcext:value-type="float">
            <text:p>0.3948903</text:p>
          </table:table-cell>
          <table:table-cell office:value-type="float" office:value="0.4049206" calcext:value-type="float">
            <text:p>0.40492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1423E-015" calcext:value-type="float">
            <text:p>1.911423E-15</text:p>
          </table:table-cell>
          <table:table-cell office:value-type="float" office:value="1.971832E-015" calcext:value-type="float">
            <text:p>1.971832E-15</text:p>
          </table:table-cell>
          <table:table-cell office:value-type="float" office:value="1.982074E-015" calcext:value-type="float">
            <text:p>1.982074E-15</text:p>
          </table:table-cell>
          <table:table-cell office:value-type="float" office:value="1.936863E-015" calcext:value-type="float">
            <text:p>1.936863E-15</text:p>
          </table:table-cell>
          <table:table-cell office:value-type="float" office:value="1.001771E-015" calcext:value-type="float">
            <text:p>1.001771E-15</text:p>
          </table:table-cell>
          <table:table-cell office:value-type="float" office:value="1.931929E-015" calcext:value-type="float">
            <text:p>1.931929E-15</text:p>
          </table:table-cell>
          <table:table-cell office:value-type="float" office:value="9.338362E-016" calcext:value-type="float">
            <text:p>9.338362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797" calcext:value-type="float">
            <text:p>-104.797</text:p>
          </table:table-cell>
          <table:table-cell office:value-type="float" office:value="-0.04244848" calcext:value-type="float">
            <text:p>-0.04244848</text:p>
          </table:table-cell>
          <table:table-cell office:value-type="float" office:value="-0.03264029" calcext:value-type="float">
            <text:p>-0.03264029</text:p>
          </table:table-cell>
          <table:table-cell office:value-type="float" office:value="-0.03531263" calcext:value-type="float">
            <text:p>-0.03531263</text:p>
          </table:table-cell>
          <table:table-cell office:value-type="float" office:value="-0.03470122" calcext:value-type="float">
            <text:p>-0.03470122</text:p>
          </table:table-cell>
          <table:table-cell office:value-type="float" office:value="-0.02574181" calcext:value-type="float">
            <text:p>-0.02574181</text:p>
          </table:table-cell>
          <table:table-cell office:value-type="float" office:value="-0.01827696" calcext:value-type="float">
            <text:p>-0.01827696</text:p>
          </table:table-cell>
          <table:table-cell office:value-type="float" office:value="-0.01481704" calcext:value-type="float">
            <text:p>-0.01481704</text:p>
          </table:table-cell>
          <table:table-cell office:value-type="float" office:value="-0.01285855" calcext:value-type="float">
            <text:p>-0.01285855</text:p>
          </table:table-cell>
          <table:table-cell office:value-type="float" office:value="-0.009888087" calcext:value-type="float">
            <text:p>-0.009888087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2161" calcext:value-type="float">
            <text:p>-0.009712161</text:p>
          </table:table-cell>
          <table:table-cell office:value-type="float" office:value="-0.001399618" calcext:value-type="float">
            <text:p>-0.00139961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18" calcext:value-type="float">
            <text:p>-2.191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379.7001" calcext:value-type="float">
            <text:p>379.7001</text:p>
          </table:table-cell>
          <table:table-cell office:value-type="float" office:value="227.8536" calcext:value-type="float">
            <text:p>227.8536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089.386" calcext:value-type="float">
            <text:p>1089.386</text:p>
          </table:table-cell>
          <table:table-cell office:value-type="float" office:value="105.9604" calcext:value-type="float">
            <text:p>105.9604</text:p>
          </table:table-cell>
          <table:table-cell office:value-type="float" office:value="0" calcext:value-type="float">
            <text:p>0</text:p>
          </table:table-cell>
          <table:table-cell office:value-type="float" office:value="0.1654216" calcext:value-type="float">
            <text:p>0.1654216</text:p>
          </table:table-cell>
          <table:table-cell office:value-type="float" office:value="0.2754054" calcext:value-type="float">
            <text:p>0.2754054</text:p>
          </table:table-cell>
          <table:table-cell office:value-type="float" office:value="0.2857358" calcext:value-type="float">
            <text:p>0.2857358</text:p>
          </table:table-cell>
          <table:table-cell office:value-type="float" office:value="0.2894508" calcext:value-type="float">
            <text:p>0.2894508</text:p>
          </table:table-cell>
          <table:table-cell office:value-type="float" office:value="0.2950236" calcext:value-type="float">
            <text:p>0.2950236</text:p>
          </table:table-cell>
          <table:table-cell office:value-type="float" office:value="0.2745699" calcext:value-type="float">
            <text:p>0.2745699</text:p>
          </table:table-cell>
          <table:table-cell office:value-type="float" office:value="0.2833433" calcext:value-type="float">
            <text:p>0.2833433</text:p>
          </table:table-cell>
          <table:table-cell office:value-type="float" office:value="0.3690059" calcext:value-type="float">
            <text:p>0.3690059</text:p>
          </table:table-cell>
          <table:table-cell office:value-type="float" office:value="0.3659739" calcext:value-type="float">
            <text:p>0.3659739</text:p>
          </table:table-cell>
          <table:table-cell office:value-type="float" office:value="0.377564" calcext:value-type="float">
            <text:p>0.377564</text:p>
          </table:table-cell>
          <table:table-cell office:value-type="float" office:value="0.3946458" calcext:value-type="float">
            <text:p>0.3946458</text:p>
          </table:table-cell>
          <table:table-cell office:value-type="float" office:value="0.4048959" calcext:value-type="float">
            <text:p>0.40489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254E-015" calcext:value-type="float">
            <text:p>1.912254E-15</text:p>
          </table:table-cell>
          <table:table-cell office:value-type="float" office:value="1.97177E-015" calcext:value-type="float">
            <text:p>1.97177E-15</text:p>
          </table:table-cell>
          <table:table-cell office:value-type="float" office:value="1.98201E-015" calcext:value-type="float">
            <text:p>1.98201E-15</text:p>
          </table:table-cell>
          <table:table-cell office:value-type="float" office:value="1.936825E-015" calcext:value-type="float">
            <text:p>1.936825E-15</text:p>
          </table:table-cell>
          <table:table-cell office:value-type="float" office:value="1.00175E-015" calcext:value-type="float">
            <text:p>1.00175E-15</text:p>
          </table:table-cell>
          <table:table-cell office:value-type="float" office:value="1.931931E-015" calcext:value-type="float">
            <text:p>1.931931E-15</text:p>
          </table:table-cell>
          <table:table-cell office:value-type="float" office:value="9.338336E-016" calcext:value-type="float">
            <text:p>9.338336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58841" calcext:value-type="float">
            <text:p>-3.058841</text:p>
          </table:table-cell>
          <table:table-cell office:value-type="float" office:value="-0.06921829" calcext:value-type="float">
            <text:p>-0.06921829</text:p>
          </table:table-cell>
          <table:table-cell office:value-type="float" office:value="-0.05203126" calcext:value-type="float">
            <text:p>-0.05203126</text:p>
          </table:table-cell>
          <table:table-cell office:value-type="float" office:value="-0.04718886" calcext:value-type="float">
            <text:p>-0.04718886</text:p>
          </table:table-cell>
          <table:table-cell office:value-type="float" office:value="-0.04081194" calcext:value-type="float">
            <text:p>-0.04081194</text:p>
          </table:table-cell>
          <table:table-cell office:value-type="float" office:value="-0.02795167" calcext:value-type="float">
            <text:p>-0.02795167</text:p>
          </table:table-cell>
          <table:table-cell office:value-type="float" office:value="-0.02024349" calcext:value-type="float">
            <text:p>-0.02024349</text:p>
          </table:table-cell>
          <table:table-cell office:value-type="float" office:value="-0.01613797" calcext:value-type="float">
            <text:p>-0.01613797</text:p>
          </table:table-cell>
          <table:table-cell office:value-type="float" office:value="-0.01297774" calcext:value-type="float">
            <text:p>-0.01297774</text:p>
          </table:table-cell>
          <table:table-cell office:value-type="float" office:value="-0.009943445" calcext:value-type="float">
            <text:p>-0.009943445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9689" calcext:value-type="float">
            <text:p>-0.009719689</text:p>
          </table:table-cell>
          <table:table-cell office:value-type="float" office:value="-0.001406063" calcext:value-type="float">
            <text:p>-0.00140606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9657" calcext:value-type="float">
            <text:p>-2.1896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379.7001" calcext:value-type="float">
            <text:p>379.7001</text:p>
          </table:table-cell>
          <table:table-cell office:value-type="float" office:value="233.9992" calcext:value-type="float">
            <text:p>233.9992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083.144" calcext:value-type="float">
            <text:p>1083.144</text:p>
          </table:table-cell>
          <table:table-cell office:value-type="float" office:value="106.0571" calcext:value-type="float">
            <text:p>106.0571</text:p>
          </table:table-cell>
          <table:table-cell office:value-type="float" office:value="0" calcext:value-type="float">
            <text:p>0</text:p>
          </table:table-cell>
          <table:table-cell office:value-type="float" office:value="0.1112217" calcext:value-type="float">
            <text:p>0.1112217</text:p>
          </table:table-cell>
          <table:table-cell office:value-type="float" office:value="0.2335673" calcext:value-type="float">
            <text:p>0.2335673</text:p>
          </table:table-cell>
          <table:table-cell office:value-type="float" office:value="0.2639044" calcext:value-type="float">
            <text:p>0.2639044</text:p>
          </table:table-cell>
          <table:table-cell office:value-type="float" office:value="0.2698005" calcext:value-type="float">
            <text:p>0.2698005</text:p>
          </table:table-cell>
          <table:table-cell office:value-type="float" office:value="0.2797026" calcext:value-type="float">
            <text:p>0.2797026</text:p>
          </table:table-cell>
          <table:table-cell office:value-type="float" office:value="0.2686191" calcext:value-type="float">
            <text:p>0.2686191</text:p>
          </table:table-cell>
          <table:table-cell office:value-type="float" office:value="0.2794557" calcext:value-type="float">
            <text:p>0.2794557</text:p>
          </table:table-cell>
          <table:table-cell office:value-type="float" office:value="0.3674998" calcext:value-type="float">
            <text:p>0.3674998</text:p>
          </table:table-cell>
          <table:table-cell office:value-type="float" office:value="0.3654046" calcext:value-type="float">
            <text:p>0.3654046</text:p>
          </table:table-cell>
          <table:table-cell office:value-type="float" office:value="0.3774152" calcext:value-type="float">
            <text:p>0.3774152</text:p>
          </table:table-cell>
          <table:table-cell office:value-type="float" office:value="0.3944412" calcext:value-type="float">
            <text:p>0.3944412</text:p>
          </table:table-cell>
          <table:table-cell office:value-type="float" office:value="0.4048634" calcext:value-type="float">
            <text:p>0.40486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036E-015" calcext:value-type="float">
            <text:p>1.913036E-15</text:p>
          </table:table-cell>
          <table:table-cell office:value-type="float" office:value="1.971714E-015" calcext:value-type="float">
            <text:p>1.971714E-15</text:p>
          </table:table-cell>
          <table:table-cell office:value-type="float" office:value="1.981942E-015" calcext:value-type="float">
            <text:p>1.981942E-15</text:p>
          </table:table-cell>
          <table:table-cell office:value-type="float" office:value="1.936797E-015" calcext:value-type="float">
            <text:p>1.936797E-15</text:p>
          </table:table-cell>
          <table:table-cell office:value-type="float" office:value="1.001727E-015" calcext:value-type="float">
            <text:p>1.001727E-15</text:p>
          </table:table-cell>
          <table:table-cell office:value-type="float" office:value="1.931932E-015" calcext:value-type="float">
            <text:p>1.931932E-15</text:p>
          </table:table-cell>
          <table:table-cell office:value-type="float" office:value="9.338317E-016" calcext:value-type="float">
            <text:p>9.338317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69399" calcext:value-type="float">
            <text:p>-75.69399</text:p>
          </table:table-cell>
          <table:table-cell office:value-type="float" office:value="-0.2464307" calcext:value-type="float">
            <text:p>-0.2464307</text:p>
          </table:table-cell>
          <table:table-cell office:value-type="float" office:value="-0.09595226" calcext:value-type="float">
            <text:p>-0.09595226</text:p>
          </table:table-cell>
          <table:table-cell office:value-type="float" office:value="-0.08104445" calcext:value-type="float">
            <text:p>-0.08104445</text:p>
          </table:table-cell>
          <table:table-cell office:value-type="float" office:value="-0.06161987" calcext:value-type="float">
            <text:p>-0.06161987</text:p>
          </table:table-cell>
          <table:table-cell office:value-type="float" office:value="-0.03294704" calcext:value-type="float">
            <text:p>-0.03294704</text:p>
          </table:table-cell>
          <table:table-cell office:value-type="float" office:value="-0.02272563" calcext:value-type="float">
            <text:p>-0.02272563</text:p>
          </table:table-cell>
          <table:table-cell office:value-type="float" office:value="-0.01763119" calcext:value-type="float">
            <text:p>-0.01763119</text:p>
          </table:table-cell>
          <table:table-cell office:value-type="float" office:value="-0.01331695" calcext:value-type="float">
            <text:p>-0.01331695</text:p>
          </table:table-cell>
          <table:table-cell office:value-type="float" office:value="-0.01001055" calcext:value-type="float">
            <text:p>-0.01001055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3823" calcext:value-type="float">
            <text:p>-0.009713823</text:p>
          </table:table-cell>
          <table:table-cell office:value-type="float" office:value="-0.00141184" calcext:value-type="float">
            <text:p>-0.001411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465" calcext:value-type="float">
            <text:p>-2.1884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380.3" calcext:value-type="float">
            <text:p>380.3</text:p>
          </table:table-cell>
          <table:table-cell office:value-type="float" office:value="238.9711" calcext:value-type="float">
            <text:p>238.9711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1078.667" calcext:value-type="float">
            <text:p>1078.667</text:p>
          </table:table-cell>
          <table:table-cell office:value-type="float" office:value="106.1617" calcext:value-type="float">
            <text:p>106.1617</text:p>
          </table:table-cell>
          <table:table-cell office:value-type="float" office:value="0" calcext:value-type="float">
            <text:p>0</text:p>
          </table:table-cell>
          <table:table-cell office:value-type="float" office:value="0.112489" calcext:value-type="float">
            <text:p>0.112489</text:p>
          </table:table-cell>
          <table:table-cell office:value-type="float" office:value="0.208903" calcext:value-type="float">
            <text:p>0.208903</text:p>
          </table:table-cell>
          <table:table-cell office:value-type="float" office:value="0.2458512" calcext:value-type="float">
            <text:p>0.2458512</text:p>
          </table:table-cell>
          <table:table-cell office:value-type="float" office:value="0.2536058" calcext:value-type="float">
            <text:p>0.2536058</text:p>
          </table:table-cell>
          <table:table-cell office:value-type="float" office:value="0.2676916" calcext:value-type="float">
            <text:p>0.2676916</text:p>
          </table:table-cell>
          <table:table-cell office:value-type="float" office:value="0.2628476" calcext:value-type="float">
            <text:p>0.2628476</text:p>
          </table:table-cell>
          <table:table-cell office:value-type="float" office:value="0.2760592" calcext:value-type="float">
            <text:p>0.2760592</text:p>
          </table:table-cell>
          <table:table-cell office:value-type="float" office:value="0.3661293" calcext:value-type="float">
            <text:p>0.3661293</text:p>
          </table:table-cell>
          <table:table-cell office:value-type="float" office:value="0.3647038" calcext:value-type="float">
            <text:p>0.3647038</text:p>
          </table:table-cell>
          <table:table-cell office:value-type="float" office:value="0.377225" calcext:value-type="float">
            <text:p>0.377225</text:p>
          </table:table-cell>
          <table:table-cell office:value-type="float" office:value="0.3942622" calcext:value-type="float">
            <text:p>0.3942622</text:p>
          </table:table-cell>
          <table:table-cell office:value-type="float" office:value="0.404826" calcext:value-type="float">
            <text:p>0.4048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827E-015" calcext:value-type="float">
            <text:p>1.913827E-15</text:p>
          </table:table-cell>
          <table:table-cell office:value-type="float" office:value="1.97166E-015" calcext:value-type="float">
            <text:p>1.97166E-15</text:p>
          </table:table-cell>
          <table:table-cell office:value-type="float" office:value="1.981878E-015" calcext:value-type="float">
            <text:p>1.981878E-15</text:p>
          </table:table-cell>
          <table:table-cell office:value-type="float" office:value="1.93676E-015" calcext:value-type="float">
            <text:p>1.93676E-15</text:p>
          </table:table-cell>
          <table:table-cell office:value-type="float" office:value="1.001707E-015" calcext:value-type="float">
            <text:p>1.001707E-15</text:p>
          </table:table-cell>
          <table:table-cell office:value-type="float" office:value="1.931932E-015" calcext:value-type="float">
            <text:p>1.931932E-15</text:p>
          </table:table-cell>
          <table:table-cell office:value-type="float" office:value="9.338302E-016" calcext:value-type="float">
            <text:p>9.338302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30603" calcext:value-type="float">
            <text:p>-68.30603</text:p>
          </table:table-cell>
          <table:table-cell office:value-type="float" office:value="-0.582082" calcext:value-type="float">
            <text:p>-0.582082</text:p>
          </table:table-cell>
          <table:table-cell office:value-type="float" office:value="-0.1656726" calcext:value-type="float">
            <text:p>-0.1656726</text:p>
          </table:table-cell>
          <table:table-cell office:value-type="float" office:value="-0.1305677" calcext:value-type="float">
            <text:p>-0.1305677</text:p>
          </table:table-cell>
          <table:table-cell office:value-type="float" office:value="-0.08636235" calcext:value-type="float">
            <text:p>-0.08636235</text:p>
          </table:table-cell>
          <table:table-cell office:value-type="float" office:value="-0.03891064" calcext:value-type="float">
            <text:p>-0.03891064</text:p>
          </table:table-cell>
          <table:table-cell office:value-type="float" office:value="-0.02517823" calcext:value-type="float">
            <text:p>-0.02517823</text:p>
          </table:table-cell>
          <table:table-cell office:value-type="float" office:value="-0.01911343" calcext:value-type="float">
            <text:p>-0.01911343</text:p>
          </table:table-cell>
          <table:table-cell office:value-type="float" office:value="-0.01374837" calcext:value-type="float">
            <text:p>-0.01374837</text:p>
          </table:table-cell>
          <table:table-cell office:value-type="float" office:value="-0.01009703" calcext:value-type="float">
            <text:p>-0.0100970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9833" calcext:value-type="float">
            <text:p>-0.009719833</text:p>
          </table:table-cell>
          <table:table-cell office:value-type="float" office:value="-0.00141795" calcext:value-type="float">
            <text:p>-0.0014179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545" calcext:value-type="float">
            <text:p>-2.1875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412.7998" calcext:value-type="float">
            <text:p>412.7998</text:p>
          </table:table-cell>
          <table:table-cell office:value-type="float" office:value="246.9828" calcext:value-type="float">
            <text:p>246.9828</text:p>
          </table:table-cell>
          <table:table-cell office:value-type="float" office:value="23.1541" calcext:value-type="float">
            <text:p>23.1541</text:p>
          </table:table-cell>
          <table:table-cell office:value-type="float" office:value="1098.098" calcext:value-type="float">
            <text:p>1098.098</text:p>
          </table:table-cell>
          <table:table-cell office:value-type="float" office:value="108.2012" calcext:value-type="float">
            <text:p>108.2012</text:p>
          </table:table-cell>
          <table:table-cell office:value-type="float" office:value="0" calcext:value-type="float">
            <text:p>0</text:p>
          </table:table-cell>
          <table:table-cell office:value-type="float" office:value="0.4751655" calcext:value-type="float">
            <text:p>0.4751655</text:p>
          </table:table-cell>
          <table:table-cell office:value-type="float" office:value="0.4863712" calcext:value-type="float">
            <text:p>0.4863712</text:p>
          </table:table-cell>
          <table:table-cell office:value-type="float" office:value="0.2733553" calcext:value-type="float">
            <text:p>0.2733553</text:p>
          </table:table-cell>
          <table:table-cell office:value-type="float" office:value="0.2690192" calcext:value-type="float">
            <text:p>0.2690192</text:p>
          </table:table-cell>
          <table:table-cell office:value-type="float" office:value="0.2668623" calcext:value-type="float">
            <text:p>0.2668623</text:p>
          </table:table-cell>
          <table:table-cell office:value-type="float" office:value="0.2610945" calcext:value-type="float">
            <text:p>0.2610945</text:p>
          </table:table-cell>
          <table:table-cell office:value-type="float" office:value="0.3264374" calcext:value-type="float">
            <text:p>0.3264374</text:p>
          </table:table-cell>
          <table:table-cell office:value-type="float" office:value="0.3686636" calcext:value-type="float">
            <text:p>0.3686636</text:p>
          </table:table-cell>
          <table:table-cell office:value-type="float" office:value="0.3641543" calcext:value-type="float">
            <text:p>0.3641543</text:p>
          </table:table-cell>
          <table:table-cell office:value-type="float" office:value="0.3769744" calcext:value-type="float">
            <text:p>0.3769744</text:p>
          </table:table-cell>
          <table:table-cell office:value-type="float" office:value="0.3940931" calcext:value-type="float">
            <text:p>0.3940931</text:p>
          </table:table-cell>
          <table:table-cell office:value-type="float" office:value="0.4047017" calcext:value-type="float">
            <text:p>0.40470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4488E-015" calcext:value-type="float">
            <text:p>1.914488E-15</text:p>
          </table:table-cell>
          <table:table-cell office:value-type="float" office:value="1.971622E-015" calcext:value-type="float">
            <text:p>1.971622E-15</text:p>
          </table:table-cell>
          <table:table-cell office:value-type="float" office:value="1.98182E-015" calcext:value-type="float">
            <text:p>1.98182E-15</text:p>
          </table:table-cell>
          <table:table-cell office:value-type="float" office:value="1.93673E-015" calcext:value-type="float">
            <text:p>1.93673E-15</text:p>
          </table:table-cell>
          <table:table-cell office:value-type="float" office:value="1.001684E-015" calcext:value-type="float">
            <text:p>1.001684E-15</text:p>
          </table:table-cell>
          <table:table-cell office:value-type="float" office:value="1.931935E-015" calcext:value-type="float">
            <text:p>1.931935E-15</text:p>
          </table:table-cell>
          <table:table-cell office:value-type="float" office:value="9.338268E-016" calcext:value-type="float">
            <text:p>9.338268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86765" calcext:value-type="float">
            <text:p>-0.002086765</text:p>
          </table:table-cell>
          <table:table-cell office:value-type="float" office:value="-0.001788169" calcext:value-type="float">
            <text:p>-0.001788169</text:p>
          </table:table-cell>
          <table:table-cell office:value-type="float" office:value="-0.07380946" calcext:value-type="float">
            <text:p>-0.07380946</text:p>
          </table:table-cell>
          <table:table-cell office:value-type="float" office:value="-0.08290538" calcext:value-type="float">
            <text:p>-0.08290538</text:p>
          </table:table-cell>
          <table:table-cell office:value-type="float" office:value="-0.08872245" calcext:value-type="float">
            <text:p>-0.08872245</text:p>
          </table:table-cell>
          <table:table-cell office:value-type="float" office:value="-0.04103808" calcext:value-type="float">
            <text:p>-0.04103808</text:p>
          </table:table-cell>
          <table:table-cell office:value-type="float" office:value="-0.006121497" calcext:value-type="float">
            <text:p>-0.006121497</text:p>
          </table:table-cell>
          <table:table-cell office:value-type="float" office:value="-0.0165576" calcext:value-type="float">
            <text:p>-0.0165576</text:p>
          </table:table-cell>
          <table:table-cell office:value-type="float" office:value="-0.01410124" calcext:value-type="float">
            <text:p>-0.01410124</text:p>
          </table:table-cell>
          <table:table-cell office:value-type="float" office:value="-0.0102125" calcext:value-type="float">
            <text:p>-0.0102125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356" calcext:value-type="float">
            <text:p>-0.00972356</text:p>
          </table:table-cell>
          <table:table-cell office:value-type="float" office:value="-0.001425407" calcext:value-type="float">
            <text:p>-0.0014254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9732" calcext:value-type="float">
            <text:p>-2.2097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412.7998" calcext:value-type="float">
            <text:p>412.7998</text:p>
          </table:table-cell>
          <table:table-cell office:value-type="float" office:value="254.4851" calcext:value-type="float">
            <text:p>254.4851</text:p>
          </table:table-cell>
          <table:table-cell office:value-type="float" office:value="23.1541" calcext:value-type="float">
            <text:p>23.1541</text:p>
          </table:table-cell>
          <table:table-cell office:value-type="float" office:value="1090.59" calcext:value-type="float">
            <text:p>1090.59</text:p>
          </table:table-cell>
          <table:table-cell office:value-type="float" office:value="108.2065" calcext:value-type="float">
            <text:p>108.2065</text:p>
          </table:table-cell>
          <table:table-cell office:value-type="float" office:value="0" calcext:value-type="float">
            <text:p>0</text:p>
          </table:table-cell>
          <table:table-cell office:value-type="float" office:value="0.222884" calcext:value-type="float">
            <text:p>0.222884</text:p>
          </table:table-cell>
          <table:table-cell office:value-type="float" office:value="0.3717029" calcext:value-type="float">
            <text:p>0.3717029</text:p>
          </table:table-cell>
          <table:table-cell office:value-type="float" office:value="0.2916724" calcext:value-type="float">
            <text:p>0.2916724</text:p>
          </table:table-cell>
          <table:table-cell office:value-type="float" office:value="0.2631694" calcext:value-type="float">
            <text:p>0.2631694</text:p>
          </table:table-cell>
          <table:table-cell office:value-type="float" office:value="0.2673464" calcext:value-type="float">
            <text:p>0.2673464</text:p>
          </table:table-cell>
          <table:table-cell office:value-type="float" office:value="0.261451" calcext:value-type="float">
            <text:p>0.261451</text:p>
          </table:table-cell>
          <table:table-cell office:value-type="float" office:value="0.2995072" calcext:value-type="float">
            <text:p>0.2995072</text:p>
          </table:table-cell>
          <table:table-cell office:value-type="float" office:value="0.3718316" calcext:value-type="float">
            <text:p>0.3718316</text:p>
          </table:table-cell>
          <table:table-cell office:value-type="float" office:value="0.3643163" calcext:value-type="float">
            <text:p>0.3643163</text:p>
          </table:table-cell>
          <table:table-cell office:value-type="float" office:value="0.3766997" calcext:value-type="float">
            <text:p>0.3766997</text:p>
          </table:table-cell>
          <table:table-cell office:value-type="float" office:value="0.3939107" calcext:value-type="float">
            <text:p>0.3939107</text:p>
          </table:table-cell>
          <table:table-cell office:value-type="float" office:value="0.4045261" calcext:value-type="float">
            <text:p>0.40452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13E-015" calcext:value-type="float">
            <text:p>1.91513E-15</text:p>
          </table:table-cell>
          <table:table-cell office:value-type="float" office:value="1.971575E-015" calcext:value-type="float">
            <text:p>1.971575E-15</text:p>
          </table:table-cell>
          <table:table-cell office:value-type="float" office:value="1.981767E-015" calcext:value-type="float">
            <text:p>1.981767E-15</text:p>
          </table:table-cell>
          <table:table-cell office:value-type="float" office:value="1.936704E-015" calcext:value-type="float">
            <text:p>1.936704E-15</text:p>
          </table:table-cell>
          <table:table-cell office:value-type="float" office:value="1.001662E-015" calcext:value-type="float">
            <text:p>1.001662E-15</text:p>
          </table:table-cell>
          <table:table-cell office:value-type="float" office:value="1.931936E-015" calcext:value-type="float">
            <text:p>1.931936E-15</text:p>
          </table:table-cell>
          <table:table-cell office:value-type="float" office:value="9.338242E-016" calcext:value-type="float">
            <text:p>9.338242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03491" calcext:value-type="float">
            <text:p>-0.3403491</text:p>
          </table:table-cell>
          <table:table-cell office:value-type="float" office:value="-0.009336518" calcext:value-type="float">
            <text:p>-0.009336518</text:p>
          </table:table-cell>
          <table:table-cell office:value-type="float" office:value="-0.04486575" calcext:value-type="float">
            <text:p>-0.04486575</text:p>
          </table:table-cell>
          <table:table-cell office:value-type="float" office:value="-0.09846039" calcext:value-type="float">
            <text:p>-0.09846039</text:p>
          </table:table-cell>
          <table:table-cell office:value-type="float" office:value="-0.08738054" calcext:value-type="float">
            <text:p>-0.08738054</text:p>
          </table:table-cell>
          <table:table-cell office:value-type="float" office:value="-0.0405869" calcext:value-type="float">
            <text:p>-0.0405869</text:p>
          </table:table-cell>
          <table:table-cell office:value-type="float" office:value="-0.01267443" calcext:value-type="float">
            <text:p>-0.01267443</text:p>
          </table:table-cell>
          <table:table-cell office:value-type="float" office:value="-0.01369949" calcext:value-type="float">
            <text:p>-0.01369949</text:p>
          </table:table-cell>
          <table:table-cell office:value-type="float" office:value="-0.01400004" calcext:value-type="float">
            <text:p>-0.01400004</text:p>
          </table:table-cell>
          <table:table-cell office:value-type="float" office:value="-0.01034083" calcext:value-type="float">
            <text:p>-0.0103408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3513" calcext:value-type="float">
            <text:p>-0.009723513</text:p>
          </table:table-cell>
          <table:table-cell office:value-type="float" office:value="-0.001430372" calcext:value-type="float">
            <text:p>-0.0014303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5894" calcext:value-type="float">
            <text:p>-2.2058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412.9999" calcext:value-type="float">
            <text:p>412.9999</text:p>
          </table:table-cell>
          <table:table-cell office:value-type="float" office:value="261.7529" calcext:value-type="float">
            <text:p>261.7529</text:p>
          </table:table-cell>
          <table:table-cell office:value-type="float" office:value="23.1541" calcext:value-type="float">
            <text:p>23.1541</text:p>
          </table:table-cell>
          <table:table-cell office:value-type="float" office:value="1083.507" calcext:value-type="float">
            <text:p>1083.507</text:p>
          </table:table-cell>
          <table:table-cell office:value-type="float" office:value="108.222" calcext:value-type="float">
            <text:p>108.222</text:p>
          </table:table-cell>
          <table:table-cell office:value-type="float" office:value="0" calcext:value-type="float">
            <text:p>0</text:p>
          </table:table-cell>
          <table:table-cell office:value-type="float" office:value="0.1112048" calcext:value-type="float">
            <text:p>0.1112048</text:p>
          </table:table-cell>
          <table:table-cell office:value-type="float" office:value="0.2836546" calcext:value-type="float">
            <text:p>0.2836546</text:p>
          </table:table-cell>
          <table:table-cell office:value-type="float" office:value="0.2836183" calcext:value-type="float">
            <text:p>0.2836183</text:p>
          </table:table-cell>
          <table:table-cell office:value-type="float" office:value="0.2554229" calcext:value-type="float">
            <text:p>0.2554229</text:p>
          </table:table-cell>
          <table:table-cell office:value-type="float" office:value="0.2583374" calcext:value-type="float">
            <text:p>0.2583374</text:p>
          </table:table-cell>
          <table:table-cell office:value-type="float" office:value="0.259192" calcext:value-type="float">
            <text:p>0.259192</text:p>
          </table:table-cell>
          <table:table-cell office:value-type="float" office:value="0.2875543" calcext:value-type="float">
            <text:p>0.2875543</text:p>
          </table:table-cell>
          <table:table-cell office:value-type="float" office:value="0.3705995" calcext:value-type="float">
            <text:p>0.3705995</text:p>
          </table:table-cell>
          <table:table-cell office:value-type="float" office:value="0.3643449" calcext:value-type="float">
            <text:p>0.3643449</text:p>
          </table:table-cell>
          <table:table-cell office:value-type="float" office:value="0.3763782" calcext:value-type="float">
            <text:p>0.3763782</text:p>
          </table:table-cell>
          <table:table-cell office:value-type="float" office:value="0.3937199" calcext:value-type="float">
            <text:p>0.3937199</text:p>
          </table:table-cell>
          <table:table-cell office:value-type="float" office:value="0.4044081" calcext:value-type="float">
            <text:p>0.40440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797E-015" calcext:value-type="float">
            <text:p>1.915797E-15</text:p>
          </table:table-cell>
          <table:table-cell office:value-type="float" office:value="1.971526E-015" calcext:value-type="float">
            <text:p>1.971526E-15</text:p>
          </table:table-cell>
          <table:table-cell office:value-type="float" office:value="1.981709E-015" calcext:value-type="float">
            <text:p>1.981709E-15</text:p>
          </table:table-cell>
          <table:table-cell office:value-type="float" office:value="1.93668E-015" calcext:value-type="float">
            <text:p>1.93668E-15</text:p>
          </table:table-cell>
          <table:table-cell office:value-type="float" office:value="1.001641E-015" calcext:value-type="float">
            <text:p>1.001641E-15</text:p>
          </table:table-cell>
          <table:table-cell office:value-type="float" office:value="1.931938E-015" calcext:value-type="float">
            <text:p>1.931938E-15</text:p>
          </table:table-cell>
          <table:table-cell office:value-type="float" office:value="9.338218E-016" calcext:value-type="float">
            <text:p>9.338218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18599" calcext:value-type="float">
            <text:p>-76.18599</text:p>
          </table:table-cell>
          <table:table-cell office:value-type="float" office:value="-0.05503786" calcext:value-type="float">
            <text:p>-0.05503786</text:p>
          </table:table-cell>
          <table:table-cell office:value-type="float" office:value="-0.05503013" calcext:value-type="float">
            <text:p>-0.05503013</text:p>
          </table:table-cell>
          <table:table-cell office:value-type="float" office:value="-0.1238587" calcext:value-type="float">
            <text:p>-0.1238587</text:p>
          </table:table-cell>
          <table:table-cell office:value-type="float" office:value="-0.1137559" calcext:value-type="float">
            <text:p>-0.1137559</text:p>
          </table:table-cell>
          <table:table-cell office:value-type="float" office:value="-0.04336704" calcext:value-type="float">
            <text:p>-0.04336704</text:p>
          </table:table-cell>
          <table:table-cell office:value-type="float" office:value="-0.01786686" calcext:value-type="float">
            <text:p>-0.01786686</text:p>
          </table:table-cell>
          <table:table-cell office:value-type="float" office:value="-0.01470055" calcext:value-type="float">
            <text:p>-0.01470055</text:p>
          </table:table-cell>
          <table:table-cell office:value-type="float" office:value="-0.01398016" calcext:value-type="float">
            <text:p>-0.01398016</text:p>
          </table:table-cell>
          <table:table-cell office:value-type="float" office:value="-0.01049309" calcext:value-type="float">
            <text:p>-0.01049309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734" calcext:value-type="float">
            <text:p>-0.00971734</text:p>
          </table:table-cell>
          <table:table-cell office:value-type="float" office:value="-0.001435206" calcext:value-type="float">
            <text:p>-0.00143520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2816" calcext:value-type="float">
            <text:p>-2.2028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412.9999" calcext:value-type="float">
            <text:p>412.9999</text:p>
          </table:table-cell>
          <table:table-cell office:value-type="float" office:value="265.9669" calcext:value-type="float">
            <text:p>265.9669</text:p>
          </table:table-cell>
          <table:table-cell office:value-type="float" office:value="23.1541" calcext:value-type="float">
            <text:p>23.1541</text:p>
          </table:table-cell>
          <table:table-cell office:value-type="float" office:value="1079.27" calcext:value-type="float">
            <text:p>1079.27</text:p>
          </table:table-cell>
          <table:table-cell office:value-type="float" office:value="108.2454" calcext:value-type="float">
            <text:p>108.2454</text:p>
          </table:table-cell>
          <table:table-cell office:value-type="float" office:value="0" calcext:value-type="float">
            <text:p>0</text:p>
          </table:table-cell>
          <table:table-cell office:value-type="float" office:value="0.1232781" calcext:value-type="float">
            <text:p>0.1232781</text:p>
          </table:table-cell>
          <table:table-cell office:value-type="float" office:value="0.2474317" calcext:value-type="float">
            <text:p>0.2474317</text:p>
          </table:table-cell>
          <table:table-cell office:value-type="float" office:value="0.2605219" calcext:value-type="float">
            <text:p>0.2605219</text:p>
          </table:table-cell>
          <table:table-cell office:value-type="float" office:value="0.2478732" calcext:value-type="float">
            <text:p>0.2478732</text:p>
          </table:table-cell>
          <table:table-cell office:value-type="float" office:value="0.2552064" calcext:value-type="float">
            <text:p>0.2552064</text:p>
          </table:table-cell>
          <table:table-cell office:value-type="float" office:value="0.2561863" calcext:value-type="float">
            <text:p>0.2561863</text:p>
          </table:table-cell>
          <table:table-cell office:value-type="float" office:value="0.2817468" calcext:value-type="float">
            <text:p>0.2817468</text:p>
          </table:table-cell>
          <table:table-cell office:value-type="float" office:value="0.3686272" calcext:value-type="float">
            <text:p>0.3686272</text:p>
          </table:table-cell>
          <table:table-cell office:value-type="float" office:value="0.3641635" calcext:value-type="float">
            <text:p>0.3641635</text:p>
          </table:table-cell>
          <table:table-cell office:value-type="float" office:value="0.3760796" calcext:value-type="float">
            <text:p>0.3760796</text:p>
          </table:table-cell>
          <table:table-cell office:value-type="float" office:value="0.3935252" calcext:value-type="float">
            <text:p>0.3935252</text:p>
          </table:table-cell>
          <table:table-cell office:value-type="float" office:value="0.4043246" calcext:value-type="float">
            <text:p>0.40432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496E-015" calcext:value-type="float">
            <text:p>1.916496E-15</text:p>
          </table:table-cell>
          <table:table-cell office:value-type="float" office:value="1.971476E-015" calcext:value-type="float">
            <text:p>1.971476E-15</text:p>
          </table:table-cell>
          <table:table-cell office:value-type="float" office:value="1.981647E-015" calcext:value-type="float">
            <text:p>1.981647E-15</text:p>
          </table:table-cell>
          <table:table-cell office:value-type="float" office:value="1.936655E-015" calcext:value-type="float">
            <text:p>1.936655E-15</text:p>
          </table:table-cell>
          <table:table-cell office:value-type="float" office:value="1.001619E-015" calcext:value-type="float">
            <text:p>1.001619E-15</text:p>
          </table:table-cell>
          <table:table-cell office:value-type="float" office:value="1.93194E-015" calcext:value-type="float">
            <text:p>1.93194E-15</text:p>
          </table:table-cell>
          <table:table-cell office:value-type="float" office:value="9.338185E-016" calcext:value-type="float">
            <text:p>9.338185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8683" calcext:value-type="float">
            <text:p>-34.8683</text:p>
          </table:table-cell>
          <table:table-cell office:value-type="float" office:value="-0.1579309" calcext:value-type="float">
            <text:p>-0.1579309</text:p>
          </table:table-cell>
          <table:table-cell office:value-type="float" office:value="-0.1058214" calcext:value-type="float">
            <text:p>-0.1058214</text:p>
          </table:table-cell>
          <table:table-cell office:value-type="float" office:value="-0.1558521" calcext:value-type="float">
            <text:p>-0.1558521</text:p>
          </table:table-cell>
          <table:table-cell office:value-type="float" office:value="-0.1248017" calcext:value-type="float">
            <text:p>-0.1248017</text:p>
          </table:table-cell>
          <table:table-cell office:value-type="float" office:value="-0.04739034" calcext:value-type="float">
            <text:p>-0.04739034</text:p>
          </table:table-cell>
          <table:table-cell office:value-type="float" office:value="-0.02121672" calcext:value-type="float">
            <text:p>-0.02121672</text:p>
          </table:table-cell>
          <table:table-cell office:value-type="float" office:value="-0.01649614" calcext:value-type="float">
            <text:p>-0.01649614</text:p>
          </table:table-cell>
          <table:table-cell office:value-type="float" office:value="-0.01409414" calcext:value-type="float">
            <text:p>-0.01409414</text:p>
          </table:table-cell>
          <table:table-cell office:value-type="float" office:value="-0.01063652" calcext:value-type="float">
            <text:p>-0.01063652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8883" calcext:value-type="float">
            <text:p>-0.009718883</text:p>
          </table:table-cell>
          <table:table-cell office:value-type="float" office:value="-0.001439596" calcext:value-type="float">
            <text:p>-0.00143959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322" calcext:value-type="float">
            <text:p>-2.2003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412.9999" calcext:value-type="float">
            <text:p>412.9999</text:p>
          </table:table-cell>
          <table:table-cell office:value-type="float" office:value="272.1176" calcext:value-type="float">
            <text:p>272.1176</text:p>
          </table:table-cell>
          <table:table-cell office:value-type="float" office:value="23.1541" calcext:value-type="float">
            <text:p>23.1541</text:p>
          </table:table-cell>
          <table:table-cell office:value-type="float" office:value="1073.087" calcext:value-type="float">
            <text:p>1073.087</text:p>
          </table:table-cell>
          <table:table-cell office:value-type="float" office:value="108.2777" calcext:value-type="float">
            <text:p>108.2777</text:p>
          </table:table-cell>
          <table:table-cell office:value-type="float" office:value="0" calcext:value-type="float">
            <text:p>0</text:p>
          </table:table-cell>
          <table:table-cell office:value-type="float" office:value="0.1142881" calcext:value-type="float">
            <text:p>0.1142881</text:p>
          </table:table-cell>
          <table:table-cell office:value-type="float" office:value="0.2076827" calcext:value-type="float">
            <text:p>0.2076827</text:p>
          </table:table-cell>
          <table:table-cell office:value-type="float" office:value="0.2334832" calcext:value-type="float">
            <text:p>0.2334832</text:p>
          </table:table-cell>
          <table:table-cell office:value-type="float" office:value="0.229789" calcext:value-type="float">
            <text:p>0.229789</text:p>
          </table:table-cell>
          <table:table-cell office:value-type="float" office:value="0.2374091" calcext:value-type="float">
            <text:p>0.2374091</text:p>
          </table:table-cell>
          <table:table-cell office:value-type="float" office:value="0.2514948" calcext:value-type="float">
            <text:p>0.2514948</text:p>
          </table:table-cell>
          <table:table-cell office:value-type="float" office:value="0.2762545" calcext:value-type="float">
            <text:p>0.2762545</text:p>
          </table:table-cell>
          <table:table-cell office:value-type="float" office:value="0.3665243" calcext:value-type="float">
            <text:p>0.3665243</text:p>
          </table:table-cell>
          <table:table-cell office:value-type="float" office:value="0.3634817" calcext:value-type="float">
            <text:p>0.3634817</text:p>
          </table:table-cell>
          <table:table-cell office:value-type="float" office:value="0.3756489" calcext:value-type="float">
            <text:p>0.3756489</text:p>
          </table:table-cell>
          <table:table-cell office:value-type="float" office:value="0.3933248" calcext:value-type="float">
            <text:p>0.3933248</text:p>
          </table:table-cell>
          <table:table-cell office:value-type="float" office:value="0.4042599" calcext:value-type="float">
            <text:p>0.40425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146E-015" calcext:value-type="float">
            <text:p>1.917146E-15</text:p>
          </table:table-cell>
          <table:table-cell office:value-type="float" office:value="1.971431E-015" calcext:value-type="float">
            <text:p>1.971431E-15</text:p>
          </table:table-cell>
          <table:table-cell office:value-type="float" office:value="1.981589E-015" calcext:value-type="float">
            <text:p>1.981589E-15</text:p>
          </table:table-cell>
          <table:table-cell office:value-type="float" office:value="1.936631E-015" calcext:value-type="float">
            <text:p>1.936631E-15</text:p>
          </table:table-cell>
          <table:table-cell office:value-type="float" office:value="1.001598E-015" calcext:value-type="float">
            <text:p>1.001598E-15</text:p>
          </table:table-cell>
          <table:table-cell office:value-type="float" office:value="1.931942E-015" calcext:value-type="float">
            <text:p>1.931942E-15</text:p>
          </table:table-cell>
          <table:table-cell office:value-type="float" office:value="9.338162E-016" calcext:value-type="float">
            <text:p>9.338162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9025" calcext:value-type="float">
            <text:p>-62.9025</text:p>
          </table:table-cell>
          <table:table-cell office:value-type="float" office:value="-0.6088834" calcext:value-type="float">
            <text:p>-0.6088834</text:p>
          </table:table-cell>
          <table:table-cell office:value-type="float" office:value="-0.2463988" calcext:value-type="float">
            <text:p>-0.2463988</text:p>
          </table:table-cell>
          <table:table-cell office:value-type="float" office:value="-0.2790485" calcext:value-type="float">
            <text:p>-0.2790485</text:p>
          </table:table-cell>
          <table:table-cell office:value-type="float" office:value="-0.2176178" calcext:value-type="float">
            <text:p>-0.2176178</text:p>
          </table:table-cell>
          <table:table-cell office:value-type="float" office:value="-0.05459064" calcext:value-type="float">
            <text:p>-0.05459064</text:p>
          </table:table-cell>
          <table:table-cell office:value-type="float" office:value="-0.0250275" calcext:value-type="float">
            <text:p>-0.0250275</text:p>
          </table:table-cell>
          <table:table-cell office:value-type="float" office:value="-0.01866765" calcext:value-type="float">
            <text:p>-0.01866765</text:p>
          </table:table-cell>
          <table:table-cell office:value-type="float" office:value="-0.01453811" calcext:value-type="float">
            <text:p>-0.01453811</text:p>
          </table:table-cell>
          <table:table-cell office:value-type="float" office:value="-0.01084689" calcext:value-type="float">
            <text:p>-0.01084689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19" calcext:value-type="float">
            <text:p>-0.0097219</text:p>
          </table:table-cell>
          <table:table-cell office:value-type="float" office:value="-0.001444238" calcext:value-type="float">
            <text:p>-0.0014442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323" calcext:value-type="float">
            <text:p>-2.1983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425.7" calcext:value-type="float">
            <text:p>425.7</text:p>
          </table:table-cell>
          <table:table-cell office:value-type="float" office:value="279.5362" calcext:value-type="float">
            <text:p>279.5362</text:p>
          </table:table-cell>
          <table:table-cell office:value-type="float" office:value="23.1541" calcext:value-type="float">
            <text:p>23.1541</text:p>
          </table:table-cell>
          <table:table-cell office:value-type="float" office:value="1078.227" calcext:value-type="float">
            <text:p>1078.227</text:p>
          </table:table-cell>
          <table:table-cell office:value-type="float" office:value="108.4194" calcext:value-type="float">
            <text:p>108.4194</text:p>
          </table:table-cell>
          <table:table-cell office:value-type="float" office:value="0" calcext:value-type="float">
            <text:p>0</text:p>
          </table:table-cell>
          <table:table-cell office:value-type="float" office:value="0.3244299" calcext:value-type="float">
            <text:p>0.3244299</text:p>
          </table:table-cell>
          <table:table-cell office:value-type="float" office:value="0.3305545" calcext:value-type="float">
            <text:p>0.3305545</text:p>
          </table:table-cell>
          <table:table-cell office:value-type="float" office:value="0.2253705" calcext:value-type="float">
            <text:p>0.2253705</text:p>
          </table:table-cell>
          <table:table-cell office:value-type="float" office:value="0.2229098" calcext:value-type="float">
            <text:p>0.2229098</text:p>
          </table:table-cell>
          <table:table-cell office:value-type="float" office:value="0.23409" calcext:value-type="float">
            <text:p>0.23409</text:p>
          </table:table-cell>
          <table:table-cell office:value-type="float" office:value="0.2491544" calcext:value-type="float">
            <text:p>0.2491544</text:p>
          </table:table-cell>
          <table:table-cell office:value-type="float" office:value="0.2734202" calcext:value-type="float">
            <text:p>0.2734202</text:p>
          </table:table-cell>
          <table:table-cell office:value-type="float" office:value="0.3649735" calcext:value-type="float">
            <text:p>0.3649735</text:p>
          </table:table-cell>
          <table:table-cell office:value-type="float" office:value="0.3628359" calcext:value-type="float">
            <text:p>0.3628359</text:p>
          </table:table-cell>
          <table:table-cell office:value-type="float" office:value="0.3753254" calcext:value-type="float">
            <text:p>0.3753254</text:p>
          </table:table-cell>
          <table:table-cell office:value-type="float" office:value="0.3930803" calcext:value-type="float">
            <text:p>0.3930803</text:p>
          </table:table-cell>
          <table:table-cell office:value-type="float" office:value="0.4042005" calcext:value-type="float">
            <text:p>0.40420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697E-015" calcext:value-type="float">
            <text:p>1.917697E-15</text:p>
          </table:table-cell>
          <table:table-cell office:value-type="float" office:value="1.9714E-015" calcext:value-type="float">
            <text:p>1.9714E-15</text:p>
          </table:table-cell>
          <table:table-cell office:value-type="float" office:value="1.981543E-015" calcext:value-type="float">
            <text:p>1.981543E-15</text:p>
          </table:table-cell>
          <table:table-cell office:value-type="float" office:value="1.936602E-015" calcext:value-type="float">
            <text:p>1.936602E-15</text:p>
          </table:table-cell>
          <table:table-cell office:value-type="float" office:value="1.001581E-015" calcext:value-type="float">
            <text:p>1.001581E-15</text:p>
          </table:table-cell>
          <table:table-cell office:value-type="float" office:value="1.931943E-015" calcext:value-type="float">
            <text:p>1.931943E-15</text:p>
          </table:table-cell>
          <table:table-cell office:value-type="float" office:value="9.338155E-016" calcext:value-type="float">
            <text:p>9.338155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34396" calcext:value-type="float">
            <text:p>-0.02134396</text:p>
          </table:table-cell>
          <table:table-cell office:value-type="float" office:value="-0.01935336" calcext:value-type="float">
            <text:p>-0.01935336</text:p>
          </table:table-cell>
          <table:table-cell office:value-type="float" office:value="-0.324412" calcext:value-type="float">
            <text:p>-0.324412</text:p>
          </table:table-cell>
          <table:table-cell office:value-type="float" office:value="-0.3527641" calcext:value-type="float">
            <text:p>-0.3527641</text:p>
          </table:table-cell>
          <table:table-cell office:value-type="float" office:value="-0.2425595" calcext:value-type="float">
            <text:p>-0.2425595</text:p>
          </table:table-cell>
          <table:table-cell office:value-type="float" office:value="-0.05868423" calcext:value-type="float">
            <text:p>-0.05868423</text:p>
          </table:table-cell>
          <table:table-cell office:value-type="float" office:value="-0.02729096" calcext:value-type="float">
            <text:p>-0.02729096</text:p>
          </table:table-cell>
          <table:table-cell office:value-type="float" office:value="-0.02046433" calcext:value-type="float">
            <text:p>-0.02046433</text:p>
          </table:table-cell>
          <table:table-cell office:value-type="float" office:value="-0.0149745" calcext:value-type="float">
            <text:p>-0.0149745</text:p>
          </table:table-cell>
          <table:table-cell office:value-type="float" office:value="-0.01100836" calcext:value-type="float">
            <text:p>-0.01100836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3087" calcext:value-type="float">
            <text:p>-0.009723087</text:p>
          </table:table-cell>
          <table:table-cell office:value-type="float" office:value="-0.001448572" calcext:value-type="float">
            <text:p>-0.0014485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799" calcext:value-type="float">
            <text:p>-2.1967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425.7" calcext:value-type="float">
            <text:p>425.7</text:p>
          </table:table-cell>
          <table:table-cell office:value-type="float" office:value="286.534" calcext:value-type="float">
            <text:p>286.534</text:p>
          </table:table-cell>
          <table:table-cell office:value-type="float" office:value="23.1541" calcext:value-type="float">
            <text:p>23.1541</text:p>
          </table:table-cell>
          <table:table-cell office:value-type="float" office:value="1071.177" calcext:value-type="float">
            <text:p>1071.177</text:p>
          </table:table-cell>
          <table:table-cell office:value-type="float" office:value="108.4711" calcext:value-type="float">
            <text:p>108.4711</text:p>
          </table:table-cell>
          <table:table-cell office:value-type="float" office:value="0" calcext:value-type="float">
            <text:p>0</text:p>
          </table:table-cell>
          <table:table-cell office:value-type="float" office:value="0.12842" calcext:value-type="float">
            <text:p>0.12842</text:p>
          </table:table-cell>
          <table:table-cell office:value-type="float" office:value="0.2649259" calcext:value-type="float">
            <text:p>0.2649259</text:p>
          </table:table-cell>
          <table:table-cell office:value-type="float" office:value="0.217787" calcext:value-type="float">
            <text:p>0.217787</text:p>
          </table:table-cell>
          <table:table-cell office:value-type="float" office:value="0.2144872" calcext:value-type="float">
            <text:p>0.2144872</text:p>
          </table:table-cell>
          <table:table-cell office:value-type="float" office:value="0.2260097" calcext:value-type="float">
            <text:p>0.2260097</text:p>
          </table:table-cell>
          <table:table-cell office:value-type="float" office:value="0.2457485" calcext:value-type="float">
            <text:p>0.2457485</text:p>
          </table:table-cell>
          <table:table-cell office:value-type="float" office:value="0.2701945" calcext:value-type="float">
            <text:p>0.2701945</text:p>
          </table:table-cell>
          <table:table-cell office:value-type="float" office:value="0.3635511" calcext:value-type="float">
            <text:p>0.3635511</text:p>
          </table:table-cell>
          <table:table-cell office:value-type="float" office:value="0.3619663" calcext:value-type="float">
            <text:p>0.3619663</text:p>
          </table:table-cell>
          <table:table-cell office:value-type="float" office:value="0.3749175" calcext:value-type="float">
            <text:p>0.3749175</text:p>
          </table:table-cell>
          <table:table-cell office:value-type="float" office:value="0.3927593" calcext:value-type="float">
            <text:p>0.3927593</text:p>
          </table:table-cell>
          <table:table-cell office:value-type="float" office:value="0.4041367" calcext:value-type="float">
            <text:p>0.40413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199E-015" calcext:value-type="float">
            <text:p>1.918199E-15</text:p>
          </table:table-cell>
          <table:table-cell office:value-type="float" office:value="1.97137E-015" calcext:value-type="float">
            <text:p>1.97137E-15</text:p>
          </table:table-cell>
          <table:table-cell office:value-type="float" office:value="1.981504E-015" calcext:value-type="float">
            <text:p>1.981504E-15</text:p>
          </table:table-cell>
          <table:table-cell office:value-type="float" office:value="1.936578E-015" calcext:value-type="float">
            <text:p>1.936578E-15</text:p>
          </table:table-cell>
          <table:table-cell office:value-type="float" office:value="1.001557E-015" calcext:value-type="float">
            <text:p>1.001557E-15</text:p>
          </table:table-cell>
          <table:table-cell office:value-type="float" office:value="1.931945E-015" calcext:value-type="float">
            <text:p>1.931945E-15</text:p>
          </table:table-cell>
          <table:table-cell office:value-type="float" office:value="9.338117E-016" calcext:value-type="float">
            <text:p>9.338117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61122" calcext:value-type="float">
            <text:p>-24.61122</text:p>
          </table:table-cell>
          <table:table-cell office:value-type="float" office:value="-0.09277927" calcext:value-type="float">
            <text:p>-0.09277927</text:p>
          </table:table-cell>
          <table:table-cell office:value-type="float" office:value="-0.4220069" calcext:value-type="float">
            <text:p>-0.4220069</text:p>
          </table:table-cell>
          <table:table-cell office:value-type="float" office:value="-0.4744666" calcext:value-type="float">
            <text:p>-0.4744666</text:p>
          </table:table-cell>
          <table:table-cell office:value-type="float" office:value="-0.3178456" calcext:value-type="float">
            <text:p>-0.3178456</text:p>
          </table:table-cell>
          <table:table-cell office:value-type="float" office:value="-0.06517519" calcext:value-type="float">
            <text:p>-0.06517519</text:p>
          </table:table-cell>
          <table:table-cell office:value-type="float" office:value="-0.03013842" calcext:value-type="float">
            <text:p>-0.03013842</text:p>
          </table:table-cell>
          <table:table-cell office:value-type="float" office:value="-0.02226646" calcext:value-type="float">
            <text:p>-0.02226646</text:p>
          </table:table-cell>
          <table:table-cell office:value-type="float" office:value="-0.01558237" calcext:value-type="float">
            <text:p>-0.01558237</text:p>
          </table:table-cell>
          <table:table-cell office:value-type="float" office:value="-0.01121451" calcext:value-type="float">
            <text:p>-0.01121451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3893" calcext:value-type="float">
            <text:p>-0.009723893</text:p>
          </table:table-cell>
          <table:table-cell office:value-type="float" office:value="-0.001452525" calcext:value-type="float">
            <text:p>-0.0014525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667" calcext:value-type="float">
            <text:p>-2.1956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425.7" calcext:value-type="float">
            <text:p>425.7</text:p>
          </table:table-cell>
          <table:table-cell office:value-type="float" office:value="293.2022" calcext:value-type="float">
            <text:p>293.2022</text:p>
          </table:table-cell>
          <table:table-cell office:value-type="float" office:value="23.1541" calcext:value-type="float">
            <text:p>23.1541</text:p>
          </table:table-cell>
          <table:table-cell office:value-type="float" office:value="1064.451" calcext:value-type="float">
            <text:p>1064.451</text:p>
          </table:table-cell>
          <table:table-cell office:value-type="float" office:value="108.5289" calcext:value-type="float">
            <text:p>108.5289</text:p>
          </table:table-cell>
          <table:table-cell office:value-type="float" office:value="0" calcext:value-type="float">
            <text:p>0</text:p>
          </table:table-cell>
          <table:table-cell office:value-type="float" office:value="0.1118056" calcext:value-type="float">
            <text:p>0.1118056</text:p>
          </table:table-cell>
          <table:table-cell office:value-type="float" office:value="0.2040541" calcext:value-type="float">
            <text:p>0.2040541</text:p>
          </table:table-cell>
          <table:table-cell office:value-type="float" office:value="0.2025194" calcext:value-type="float">
            <text:p>0.2025194</text:p>
          </table:table-cell>
          <table:table-cell office:value-type="float" office:value="0.2009341" calcext:value-type="float">
            <text:p>0.2009341</text:p>
          </table:table-cell>
          <table:table-cell office:value-type="float" office:value="0.2079297" calcext:value-type="float">
            <text:p>0.2079297</text:p>
          </table:table-cell>
          <table:table-cell office:value-type="float" office:value="0.2403283" calcext:value-type="float">
            <text:p>0.2403283</text:p>
          </table:table-cell>
          <table:table-cell office:value-type="float" office:value="0.265534" calcext:value-type="float">
            <text:p>0.265534</text:p>
          </table:table-cell>
          <table:table-cell office:value-type="float" office:value="0.3617239" calcext:value-type="float">
            <text:p>0.3617239</text:p>
          </table:table-cell>
          <table:table-cell office:value-type="float" office:value="0.3606594" calcext:value-type="float">
            <text:p>0.3606594</text:p>
          </table:table-cell>
          <table:table-cell office:value-type="float" office:value="0.3742841" calcext:value-type="float">
            <text:p>0.3742841</text:p>
          </table:table-cell>
          <table:table-cell office:value-type="float" office:value="0.3922895" calcext:value-type="float">
            <text:p>0.3922895</text:p>
          </table:table-cell>
          <table:table-cell office:value-type="float" office:value="0.4040385" calcext:value-type="float">
            <text:p>0.40403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734E-015" calcext:value-type="float">
            <text:p>1.918734E-15</text:p>
          </table:table-cell>
          <table:table-cell office:value-type="float" office:value="1.971337E-015" calcext:value-type="float">
            <text:p>1.971337E-15</text:p>
          </table:table-cell>
          <table:table-cell office:value-type="float" office:value="1.981457E-015" calcext:value-type="float">
            <text:p>1.981457E-15</text:p>
          </table:table-cell>
          <table:table-cell office:value-type="float" office:value="1.936555E-015" calcext:value-type="float">
            <text:p>1.936555E-15</text:p>
          </table:table-cell>
          <table:table-cell office:value-type="float" office:value="1.001539E-015" calcext:value-type="float">
            <text:p>1.001539E-15</text:p>
          </table:table-cell>
          <table:table-cell office:value-type="float" office:value="1.931947E-015" calcext:value-type="float">
            <text:p>1.931947E-15</text:p>
          </table:table-cell>
          <table:table-cell office:value-type="float" office:value="9.338094E-016" calcext:value-type="float">
            <text:p>9.338094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1E-039" calcext:value-type="float">
            <text:p>6.6690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76904" calcext:value-type="float">
            <text:p>-72.76904</text:p>
          </table:table-cell>
          <table:table-cell office:value-type="float" office:value="-0.6966254" calcext:value-type="float">
            <text:p>-0.6966254</text:p>
          </table:table-cell>
          <table:table-cell office:value-type="float" office:value="-0.7377679" calcext:value-type="float">
            <text:p>-0.7377679</text:p>
          </table:table-cell>
          <table:table-cell office:value-type="float" office:value="-0.7841997" calcext:value-type="float">
            <text:p>-0.7841997</text:p>
          </table:table-cell>
          <table:table-cell office:value-type="float" office:value="-0.6037548" calcext:value-type="float">
            <text:p>-0.6037548</text:p>
          </table:table-cell>
          <table:table-cell office:value-type="float" office:value="-0.07728016" calcext:value-type="float">
            <text:p>-0.07728016</text:p>
          </table:table-cell>
          <table:table-cell office:value-type="float" office:value="-0.03457608" calcext:value-type="float">
            <text:p>-0.03457608</text:p>
          </table:table-cell>
          <table:table-cell office:value-type="float" office:value="-0.02482378" calcext:value-type="float">
            <text:p>-0.02482378</text:p>
          </table:table-cell>
          <table:table-cell office:value-type="float" office:value="-0.01654549" calcext:value-type="float">
            <text:p>-0.01654549</text:p>
          </table:table-cell>
          <table:table-cell office:value-type="float" office:value="-0.0115428" calcext:value-type="float">
            <text:p>-0.0115428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8711" calcext:value-type="float">
            <text:p>-0.009718711</text:p>
          </table:table-cell>
          <table:table-cell office:value-type="float" office:value="-0.00145659" calcext:value-type="float">
            <text:p>-0.0014565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888" calcext:value-type="float">
            <text:p>-2.1948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456.8999" calcext:value-type="float">
            <text:p>456.8999</text:p>
          </table:table-cell>
          <table:table-cell office:value-type="float" office:value="301.3242" calcext:value-type="float">
            <text:p>301.3242</text:p>
          </table:table-cell>
          <table:table-cell office:value-type="float" office:value="24.7303" calcext:value-type="float">
            <text:p>24.7303</text:p>
          </table:table-cell>
          <table:table-cell office:value-type="float" office:value="1084.136" calcext:value-type="float">
            <text:p>1084.136</text:p>
          </table:table-cell>
          <table:table-cell office:value-type="float" office:value="110.3461" calcext:value-type="float">
            <text:p>110.3461</text:p>
          </table:table-cell>
          <table:table-cell office:value-type="float" office:value="0" calcext:value-type="float">
            <text:p>0</text:p>
          </table:table-cell>
          <table:table-cell office:value-type="float" office:value="0.4769215" calcext:value-type="float">
            <text:p>0.4769215</text:p>
          </table:table-cell>
          <table:table-cell office:value-type="float" office:value="0.4908317" calcext:value-type="float">
            <text:p>0.4908317</text:p>
          </table:table-cell>
          <table:table-cell office:value-type="float" office:value="0.218538" calcext:value-type="float">
            <text:p>0.218538</text:p>
          </table:table-cell>
          <table:table-cell office:value-type="float" office:value="0.2229699" calcext:value-type="float">
            <text:p>0.2229699</text:p>
          </table:table-cell>
          <table:table-cell office:value-type="float" office:value="0.2073288" calcext:value-type="float">
            <text:p>0.2073288</text:p>
          </table:table-cell>
          <table:table-cell office:value-type="float" office:value="0.2379066" calcext:value-type="float">
            <text:p>0.2379066</text:p>
          </table:table-cell>
          <table:table-cell office:value-type="float" office:value="0.3197442" calcext:value-type="float">
            <text:p>0.3197442</text:p>
          </table:table-cell>
          <table:table-cell office:value-type="float" office:value="0.3639239" calcext:value-type="float">
            <text:p>0.3639239</text:p>
          </table:table-cell>
          <table:table-cell office:value-type="float" office:value="0.3597627" calcext:value-type="float">
            <text:p>0.3597627</text:p>
          </table:table-cell>
          <table:table-cell office:value-type="float" office:value="0.3738148" calcext:value-type="float">
            <text:p>0.3738148</text:p>
          </table:table-cell>
          <table:table-cell office:value-type="float" office:value="0.3919407" calcext:value-type="float">
            <text:p>0.3919407</text:p>
          </table:table-cell>
          <table:table-cell office:value-type="float" office:value="0.4038371" calcext:value-type="float">
            <text:p>0.40383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255E-015" calcext:value-type="float">
            <text:p>1.919255E-15</text:p>
          </table:table-cell>
          <table:table-cell office:value-type="float" office:value="1.97131E-015" calcext:value-type="float">
            <text:p>1.97131E-15</text:p>
          </table:table-cell>
          <table:table-cell office:value-type="float" office:value="1.981411E-015" calcext:value-type="float">
            <text:p>1.981411E-15</text:p>
          </table:table-cell>
          <table:table-cell office:value-type="float" office:value="1.936528E-015" calcext:value-type="float">
            <text:p>1.936528E-15</text:p>
          </table:table-cell>
          <table:table-cell office:value-type="float" office:value="1.001523E-015" calcext:value-type="float">
            <text:p>1.001523E-15</text:p>
          </table:table-cell>
          <table:table-cell office:value-type="float" office:value="1.931948E-015" calcext:value-type="float">
            <text:p>1.931948E-15</text:p>
          </table:table-cell>
          <table:table-cell office:value-type="float" office:value="9.338071E-016" calcext:value-type="float">
            <text:p>9.338071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40878" calcext:value-type="float">
            <text:p>-0.002040878</text:p>
          </table:table-cell>
          <table:table-cell office:value-type="float" office:value="-0.001692642" calcext:value-type="float">
            <text:p>-0.001692642</text:p>
          </table:table-cell>
          <table:table-cell office:value-type="float" office:value="-0.4113197" calcext:value-type="float">
            <text:p>-0.4113197</text:p>
          </table:table-cell>
          <table:table-cell office:value-type="float" office:value="-0.3516487" calcext:value-type="float">
            <text:p>-0.3516487</text:p>
          </table:table-cell>
          <table:table-cell office:value-type="float" office:value="-0.6186682" calcext:value-type="float">
            <text:p>-0.6186682</text:p>
          </table:table-cell>
          <table:table-cell office:value-type="float" office:value="-0.08361345" calcext:value-type="float">
            <text:p>-0.08361345</text:p>
          </table:table-cell>
          <table:table-cell office:value-type="float" office:value="-0.007308645" calcext:value-type="float">
            <text:p>-0.007308645</text:p>
          </table:table-cell>
          <table:table-cell office:value-type="float" office:value="-0.02187509" calcext:value-type="float">
            <text:p>-0.02187509</text:p>
          </table:table-cell>
          <table:table-cell office:value-type="float" office:value="-0.01725245" calcext:value-type="float">
            <text:p>-0.01725245</text:p>
          </table:table-cell>
          <table:table-cell office:value-type="float" office:value="-0.01179457" calcext:value-type="float">
            <text:p>-0.01179457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1826" calcext:value-type="float">
            <text:p>-0.009721826</text:p>
          </table:table-cell>
          <table:table-cell office:value-type="float" office:value="-0.00146187" calcext:value-type="float">
            <text:p>-0.0014618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4468" calcext:value-type="float">
            <text:p>-2.2144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456.8999" calcext:value-type="float">
            <text:p>456.8999</text:p>
          </table:table-cell>
          <table:table-cell office:value-type="float" office:value="310.7882" calcext:value-type="float">
            <text:p>310.7882</text:p>
          </table:table-cell>
          <table:table-cell office:value-type="float" office:value="24.7303" calcext:value-type="float">
            <text:p>24.7303</text:p>
          </table:table-cell>
          <table:table-cell office:value-type="float" office:value="1074.683" calcext:value-type="float">
            <text:p>1074.683</text:p>
          </table:table-cell>
          <table:table-cell office:value-type="float" office:value="110.3353" calcext:value-type="float">
            <text:p>110.3353</text:p>
          </table:table-cell>
          <table:table-cell office:value-type="float" office:value="0" calcext:value-type="float">
            <text:p>0</text:p>
          </table:table-cell>
          <table:table-cell office:value-type="float" office:value="0.1732575" calcext:value-type="float">
            <text:p>0.1732575</text:p>
          </table:table-cell>
          <table:table-cell office:value-type="float" office:value="0.3834994" calcext:value-type="float">
            <text:p>0.3834994</text:p>
          </table:table-cell>
          <table:table-cell office:value-type="float" office:value="0.2128008" calcext:value-type="float">
            <text:p>0.2128008</text:p>
          </table:table-cell>
          <table:table-cell office:value-type="float" office:value="0.212614" calcext:value-type="float">
            <text:p>0.212614</text:p>
          </table:table-cell>
          <table:table-cell office:value-type="float" office:value="0.2081742" calcext:value-type="float">
            <text:p>0.2081742</text:p>
          </table:table-cell>
          <table:table-cell office:value-type="float" office:value="0.2360426" calcext:value-type="float">
            <text:p>0.2360426</text:p>
          </table:table-cell>
          <table:table-cell office:value-type="float" office:value="0.2955279" calcext:value-type="float">
            <text:p>0.2955279</text:p>
          </table:table-cell>
          <table:table-cell office:value-type="float" office:value="0.3673986" calcext:value-type="float">
            <text:p>0.3673986</text:p>
          </table:table-cell>
          <table:table-cell office:value-type="float" office:value="0.3595729" calcext:value-type="float">
            <text:p>0.3595729</text:p>
          </table:table-cell>
          <table:table-cell office:value-type="float" office:value="0.3733615" calcext:value-type="float">
            <text:p>0.3733615</text:p>
          </table:table-cell>
          <table:table-cell office:value-type="float" office:value="0.391564" calcext:value-type="float">
            <text:p>0.391564</text:p>
          </table:table-cell>
          <table:table-cell office:value-type="float" office:value="0.4035546" calcext:value-type="float">
            <text:p>0.40355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806E-015" calcext:value-type="float">
            <text:p>1.919806E-15</text:p>
          </table:table-cell>
          <table:table-cell office:value-type="float" office:value="1.971268E-015" calcext:value-type="float">
            <text:p>1.971268E-15</text:p>
          </table:table-cell>
          <table:table-cell office:value-type="float" office:value="1.981373E-015" calcext:value-type="float">
            <text:p>1.981373E-15</text:p>
          </table:table-cell>
          <table:table-cell office:value-type="float" office:value="1.936502E-015" calcext:value-type="float">
            <text:p>1.936502E-15</text:p>
          </table:table-cell>
          <table:table-cell office:value-type="float" office:value="1.0015E-015" calcext:value-type="float">
            <text:p>1.0015E-15</text:p>
          </table:table-cell>
          <table:table-cell office:value-type="float" office:value="1.93195E-015" calcext:value-type="float">
            <text:p>1.93195E-15</text:p>
          </table:table-cell>
          <table:table-cell office:value-type="float" office:value="9.338052E-016" calcext:value-type="float">
            <text:p>9.338052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39565" calcext:value-type="float">
            <text:p>-2.339565</text:p>
          </table:table-cell>
          <table:table-cell office:value-type="float" office:value="-0.007749792" calcext:value-type="float">
            <text:p>-0.007749792</text:p>
          </table:table-cell>
          <table:table-cell office:value-type="float" office:value="-0.5046639" calcext:value-type="float">
            <text:p>-0.5046639</text:p>
          </table:table-cell>
          <table:table-cell office:value-type="float" office:value="-0.507467" calcext:value-type="float">
            <text:p>-0.507467</text:p>
          </table:table-cell>
          <table:table-cell office:value-type="float" office:value="-0.5989722" calcext:value-type="float">
            <text:p>-0.5989722</text:p>
          </table:table-cell>
          <table:table-cell office:value-type="float" office:value="-0.08879568" calcext:value-type="float">
            <text:p>-0.08879568</text:p>
          </table:table-cell>
          <table:table-cell office:value-type="float" office:value="-0.01418057" calcext:value-type="float">
            <text:p>-0.01418057</text:p>
          </table:table-cell>
          <table:table-cell office:value-type="float" office:value="-0.01776256" calcext:value-type="float">
            <text:p>-0.01776256</text:p>
          </table:table-cell>
          <table:table-cell office:value-type="float" office:value="-0.01740772" calcext:value-type="float">
            <text:p>-0.01740772</text:p>
          </table:table-cell>
          <table:table-cell office:value-type="float" office:value="-0.01204185" calcext:value-type="float">
            <text:p>-0.01204185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2234" calcext:value-type="float">
            <text:p>-0.009722234</text:p>
          </table:table-cell>
          <table:table-cell office:value-type="float" office:value="-0.001466189" calcext:value-type="float">
            <text:p>-0.0014661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182" calcext:value-type="float">
            <text:p>-2.2118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456.8999" calcext:value-type="float">
            <text:p>456.8999</text:p>
          </table:table-cell>
          <table:table-cell office:value-type="float" office:value="318.537" calcext:value-type="float">
            <text:p>318.537</text:p>
          </table:table-cell>
          <table:table-cell office:value-type="float" office:value="24.7303" calcext:value-type="float">
            <text:p>24.7303</text:p>
          </table:table-cell>
          <table:table-cell office:value-type="float" office:value="1066.938" calcext:value-type="float">
            <text:p>1066.938</text:p>
          </table:table-cell>
          <table:table-cell office:value-type="float" office:value="110.3312" calcext:value-type="float">
            <text:p>110.3312</text:p>
          </table:table-cell>
          <table:table-cell office:value-type="float" office:value="0" calcext:value-type="float">
            <text:p>0</text:p>
          </table:table-cell>
          <table:table-cell office:value-type="float" office:value="0.1116102" calcext:value-type="float">
            <text:p>0.1116102</text:p>
          </table:table-cell>
          <table:table-cell office:value-type="float" office:value="0.2852796" calcext:value-type="float">
            <text:p>0.2852796</text:p>
          </table:table-cell>
          <table:table-cell office:value-type="float" office:value="0.2026113" calcext:value-type="float">
            <text:p>0.2026113</text:p>
          </table:table-cell>
          <table:table-cell office:value-type="float" office:value="0.2010985" calcext:value-type="float">
            <text:p>0.2010985</text:p>
          </table:table-cell>
          <table:table-cell office:value-type="float" office:value="0.2013438" calcext:value-type="float">
            <text:p>0.2013438</text:p>
          </table:table-cell>
          <table:table-cell office:value-type="float" office:value="0.2321808" calcext:value-type="float">
            <text:p>0.2321808</text:p>
          </table:table-cell>
          <table:table-cell office:value-type="float" office:value="0.2831035" calcext:value-type="float">
            <text:p>0.2831035</text:p>
          </table:table-cell>
          <table:table-cell office:value-type="float" office:value="0.3665518" calcext:value-type="float">
            <text:p>0.3665518</text:p>
          </table:table-cell>
          <table:table-cell office:value-type="float" office:value="0.3592445" calcext:value-type="float">
            <text:p>0.3592445</text:p>
          </table:table-cell>
          <table:table-cell office:value-type="float" office:value="0.37281" calcext:value-type="float">
            <text:p>0.37281</text:p>
          </table:table-cell>
          <table:table-cell office:value-type="float" office:value="0.3910648" calcext:value-type="float">
            <text:p>0.3910648</text:p>
          </table:table-cell>
          <table:table-cell office:value-type="float" office:value="0.403257" calcext:value-type="float">
            <text:p>0.4032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37E-015" calcext:value-type="float">
            <text:p>1.92037E-15</text:p>
          </table:table-cell>
          <table:table-cell office:value-type="float" office:value="1.971228E-015" calcext:value-type="float">
            <text:p>1.971228E-15</text:p>
          </table:table-cell>
          <table:table-cell office:value-type="float" office:value="1.981332E-015" calcext:value-type="float">
            <text:p>1.981332E-15</text:p>
          </table:table-cell>
          <table:table-cell office:value-type="float" office:value="1.936478E-015" calcext:value-type="float">
            <text:p>1.936478E-15</text:p>
          </table:table-cell>
          <table:table-cell office:value-type="float" office:value="1.001476E-015" calcext:value-type="float">
            <text:p>1.001476E-15</text:p>
          </table:table-cell>
          <table:table-cell office:value-type="float" office:value="1.931951E-015" calcext:value-type="float">
            <text:p>1.931951E-15</text:p>
          </table:table-cell>
          <table:table-cell office:value-type="float" office:value="9.338033E-016" calcext:value-type="float">
            <text:p>9.338033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01582" calcext:value-type="float">
            <text:p>-75.01582</text:p>
          </table:table-cell>
          <table:table-cell office:value-type="float" office:value="-0.05249881" calcext:value-type="float">
            <text:p>-0.05249881</text:p>
          </table:table-cell>
          <table:table-cell office:value-type="float" office:value="-0.7363306" calcext:value-type="float">
            <text:p>-0.7363306</text:p>
          </table:table-cell>
          <table:table-cell office:value-type="float" office:value="-0.7795537" calcext:value-type="float">
            <text:p>-0.7795537</text:p>
          </table:table-cell>
          <table:table-cell office:value-type="float" office:value="-0.7744589" calcext:value-type="float">
            <text:p>-0.7744589</text:p>
          </table:table-cell>
          <table:table-cell office:value-type="float" office:value="-0.1007179" calcext:value-type="float">
            <text:p>-0.1007179</text:p>
          </table:table-cell>
          <table:table-cell office:value-type="float" office:value="-0.0203695" calcext:value-type="float">
            <text:p>-0.0203695</text:p>
          </table:table-cell>
          <table:table-cell office:value-type="float" office:value="-0.01864555" calcext:value-type="float">
            <text:p>-0.01864555</text:p>
          </table:table-cell>
          <table:table-cell office:value-type="float" office:value="-0.01767292" calcext:value-type="float">
            <text:p>-0.01767292</text:p>
          </table:table-cell>
          <table:table-cell office:value-type="float" office:value="-0.01235038" calcext:value-type="float">
            <text:p>-0.01235038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8266" calcext:value-type="float">
            <text:p>-0.009718266</text:p>
          </table:table-cell>
          <table:table-cell office:value-type="float" office:value="-0.001470507" calcext:value-type="float">
            <text:p>-0.0014705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0092" calcext:value-type="float">
            <text:p>-2.2100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456.8999" calcext:value-type="float">
            <text:p>456.8999</text:p>
          </table:table-cell>
          <table:table-cell office:value-type="float" office:value="324.1119" calcext:value-type="float">
            <text:p>324.1119</text:p>
          </table:table-cell>
          <table:table-cell office:value-type="float" office:value="24.7303" calcext:value-type="float">
            <text:p>24.7303</text:p>
          </table:table-cell>
          <table:table-cell office:value-type="float" office:value="1061.364" calcext:value-type="float">
            <text:p>1061.364</text:p>
          </table:table-cell>
          <table:table-cell office:value-type="float" office:value="110.3309" calcext:value-type="float">
            <text:p>110.3309</text:p>
          </table:table-cell>
          <table:table-cell office:value-type="float" office:value="0" calcext:value-type="float">
            <text:p>0</text:p>
          </table:table-cell>
          <table:table-cell office:value-type="float" office:value="0.1168856" calcext:value-type="float">
            <text:p>0.1168856</text:p>
          </table:table-cell>
          <table:table-cell office:value-type="float" office:value="0.215474" calcext:value-type="float">
            <text:p>0.215474</text:p>
          </table:table-cell>
          <table:table-cell office:value-type="float" office:value="0.1969318" calcext:value-type="float">
            <text:p>0.1969318</text:p>
          </table:table-cell>
          <table:table-cell office:value-type="float" office:value="0.1955952" calcext:value-type="float">
            <text:p>0.1955952</text:p>
          </table:table-cell>
          <table:table-cell office:value-type="float" office:value="0.1979977" calcext:value-type="float">
            <text:p>0.1979977</text:p>
          </table:table-cell>
          <table:table-cell office:value-type="float" office:value="0.2275068" calcext:value-type="float">
            <text:p>0.2275068</text:p>
          </table:table-cell>
          <table:table-cell office:value-type="float" office:value="0.2754928" calcext:value-type="float">
            <text:p>0.2754928</text:p>
          </table:table-cell>
          <table:table-cell office:value-type="float" office:value="0.3645222" calcext:value-type="float">
            <text:p>0.3645222</text:p>
          </table:table-cell>
          <table:table-cell office:value-type="float" office:value="0.3586571" calcext:value-type="float">
            <text:p>0.3586571</text:p>
          </table:table-cell>
          <table:table-cell office:value-type="float" office:value="0.372234" calcext:value-type="float">
            <text:p>0.372234</text:p>
          </table:table-cell>
          <table:table-cell office:value-type="float" office:value="0.3905413" calcext:value-type="float">
            <text:p>0.3905413</text:p>
          </table:table-cell>
          <table:table-cell office:value-type="float" office:value="0.4029518" calcext:value-type="float">
            <text:p>0.40295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941E-015" calcext:value-type="float">
            <text:p>1.920941E-15</text:p>
          </table:table-cell>
          <table:table-cell office:value-type="float" office:value="1.971185E-015" calcext:value-type="float">
            <text:p>1.971185E-15</text:p>
          </table:table-cell>
          <table:table-cell office:value-type="float" office:value="1.981289E-015" calcext:value-type="float">
            <text:p>1.981289E-15</text:p>
          </table:table-cell>
          <table:table-cell office:value-type="float" office:value="1.936453E-015" calcext:value-type="float">
            <text:p>1.936453E-15</text:p>
          </table:table-cell>
          <table:table-cell office:value-type="float" office:value="1.001454E-015" calcext:value-type="float">
            <text:p>1.001454E-15</text:p>
          </table:table-cell>
          <table:table-cell office:value-type="float" office:value="1.931953E-015" calcext:value-type="float">
            <text:p>1.931953E-15</text:p>
          </table:table-cell>
          <table:table-cell office:value-type="float" office:value="9.337999E-016" calcext:value-type="float">
            <text:p>9.337999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99356" calcext:value-type="float">
            <text:p>-51.99356</text:p>
          </table:table-cell>
          <table:table-cell office:value-type="float" office:value="-0.4575454" calcext:value-type="float">
            <text:p>-0.4575454</text:p>
          </table:table-cell>
          <table:table-cell office:value-type="float" office:value="-0.9158953" calcext:value-type="float">
            <text:p>-0.9158953</text:p>
          </table:table-cell>
          <table:table-cell office:value-type="float" office:value="-0.9651979" calcext:value-type="float">
            <text:p>-0.9651979</text:p>
          </table:table-cell>
          <table:table-cell office:value-type="float" office:value="-0.8804581" calcext:value-type="float">
            <text:p>-0.8804581</text:p>
          </table:table-cell>
          <table:table-cell office:value-type="float" office:value="-0.1176013" calcext:value-type="float">
            <text:p>-0.1176013</text:p>
          </table:table-cell>
          <table:table-cell office:value-type="float" office:value="-0.02560104" calcext:value-type="float">
            <text:p>-0.02560104</text:p>
          </table:table-cell>
          <table:table-cell office:value-type="float" office:value="-0.02101056" calcext:value-type="float">
            <text:p>-0.02101056</text:p>
          </table:table-cell>
          <table:table-cell office:value-type="float" office:value="-0.01815588" calcext:value-type="float">
            <text:p>-0.01815588</text:p>
          </table:table-cell>
          <table:table-cell office:value-type="float" office:value="-0.01268046" calcext:value-type="float">
            <text:p>-0.01268046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8646" calcext:value-type="float">
            <text:p>-0.009718646</text:p>
          </table:table-cell>
          <table:table-cell office:value-type="float" office:value="-0.001474743" calcext:value-type="float">
            <text:p>-0.0014747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919" calcext:value-type="float">
            <text:p>-2.209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467.1999" calcext:value-type="float">
            <text:p>467.1999</text:p>
          </table:table-cell>
          <table:table-cell office:value-type="float" office:value="330.8841" calcext:value-type="float">
            <text:p>330.8841</text:p>
          </table:table-cell>
          <table:table-cell office:value-type="float" office:value="24.7303" calcext:value-type="float">
            <text:p>24.7303</text:p>
          </table:table-cell>
          <table:table-cell office:value-type="float" office:value="1064.542" calcext:value-type="float">
            <text:p>1064.542</text:p>
          </table:table-cell>
          <table:table-cell office:value-type="float" office:value="110.68" calcext:value-type="float">
            <text:p>110.68</text:p>
          </table:table-cell>
          <table:table-cell office:value-type="float" office:value="0" calcext:value-type="float">
            <text:p>0</text:p>
          </table:table-cell>
          <table:table-cell office:value-type="float" office:value="0.3631694" calcext:value-type="float">
            <text:p>0.3631694</text:p>
          </table:table-cell>
          <table:table-cell office:value-type="float" office:value="0.2574522" calcext:value-type="float">
            <text:p>0.2574522</text:p>
          </table:table-cell>
          <table:table-cell office:value-type="float" office:value="0.1949186" calcext:value-type="float">
            <text:p>0.1949186</text:p>
          </table:table-cell>
          <table:table-cell office:value-type="float" office:value="0.1965896" calcext:value-type="float">
            <text:p>0.1965896</text:p>
          </table:table-cell>
          <table:table-cell office:value-type="float" office:value="0.197927" calcext:value-type="float">
            <text:p>0.197927</text:p>
          </table:table-cell>
          <table:table-cell office:value-type="float" office:value="0.2233896" calcext:value-type="float">
            <text:p>0.2233896</text:p>
          </table:table-cell>
          <table:table-cell office:value-type="float" office:value="0.2811065" calcext:value-type="float">
            <text:p>0.2811065</text:p>
          </table:table-cell>
          <table:table-cell office:value-type="float" office:value="0.3633484" calcext:value-type="float">
            <text:p>0.3633484</text:p>
          </table:table-cell>
          <table:table-cell office:value-type="float" office:value="0.3579929" calcext:value-type="float">
            <text:p>0.3579929</text:p>
          </table:table-cell>
          <table:table-cell office:value-type="float" office:value="0.3717183" calcext:value-type="float">
            <text:p>0.3717183</text:p>
          </table:table-cell>
          <table:table-cell office:value-type="float" office:value="0.3900941" calcext:value-type="float">
            <text:p>0.3900941</text:p>
          </table:table-cell>
          <table:table-cell office:value-type="float" office:value="0.4026823" calcext:value-type="float">
            <text:p>0.40268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464E-015" calcext:value-type="float">
            <text:p>1.921464E-15</text:p>
          </table:table-cell>
          <table:table-cell office:value-type="float" office:value="1.971149E-015" calcext:value-type="float">
            <text:p>1.971149E-15</text:p>
          </table:table-cell>
          <table:table-cell office:value-type="float" office:value="1.981253E-015" calcext:value-type="float">
            <text:p>1.981253E-15</text:p>
          </table:table-cell>
          <table:table-cell office:value-type="float" office:value="1.936421E-015" calcext:value-type="float">
            <text:p>1.936421E-15</text:p>
          </table:table-cell>
          <table:table-cell office:value-type="float" office:value="1.001439E-015" calcext:value-type="float">
            <text:p>1.001439E-15</text:p>
          </table:table-cell>
          <table:table-cell office:value-type="float" office:value="1.931954E-015" calcext:value-type="float">
            <text:p>1.931954E-15</text:p>
          </table:table-cell>
          <table:table-cell office:value-type="float" office:value="9.337988E-016" calcext:value-type="float">
            <text:p>9.337988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5301" calcext:value-type="float">
            <text:p>-0.0105301</text:p>
          </table:table-cell>
          <table:table-cell office:value-type="float" office:value="-0.1168022" calcext:value-type="float">
            <text:p>-0.1168022</text:p>
          </table:table-cell>
          <table:table-cell office:value-type="float" office:value="-0.9926997" calcext:value-type="float">
            <text:p>-0.9926997</text:p>
          </table:table-cell>
          <table:table-cell office:value-type="float" office:value="-0.9286047" calcext:value-type="float">
            <text:p>-0.9286047</text:p>
          </table:table-cell>
          <table:table-cell office:value-type="float" office:value="-0.8834845" calcext:value-type="float">
            <text:p>-0.8834845</text:p>
          </table:table-cell>
          <table:table-cell office:value-type="float" office:value="-0.1353578" calcext:value-type="float">
            <text:p>-0.1353578</text:p>
          </table:table-cell>
          <table:table-cell office:value-type="float" office:value="-0.021607" calcext:value-type="float">
            <text:p>-0.021607</text:p>
          </table:table-cell>
          <table:table-cell office:value-type="float" office:value="-0.02255656" calcext:value-type="float">
            <text:p>-0.02255656</text:p>
          </table:table-cell>
          <table:table-cell office:value-type="float" office:value="-0.0187266" calcext:value-type="float">
            <text:p>-0.0187266</text:p>
          </table:table-cell>
          <table:table-cell office:value-type="float" office:value="-0.01298607" calcext:value-type="float">
            <text:p>-0.01298607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2563" calcext:value-type="float">
            <text:p>-0.009722563</text:p>
          </table:table-cell>
          <table:table-cell office:value-type="float" office:value="-0.001478684" calcext:value-type="float">
            <text:p>-0.0014786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2147" calcext:value-type="float">
            <text:p>-2.2121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498.4999" calcext:value-type="float">
            <text:p>498.4999</text:p>
          </table:table-cell>
          <table:table-cell office:value-type="float" office:value="338.6622" calcext:value-type="float">
            <text:p>338.6622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84.526" calcext:value-type="float">
            <text:p>1084.526</text:p>
          </table:table-cell>
          <table:table-cell office:value-type="float" office:value="112.3402" calcext:value-type="float">
            <text:p>112.3402</text:p>
          </table:table-cell>
          <table:table-cell office:value-type="float" office:value="0" calcext:value-type="float">
            <text:p>0</text:p>
          </table:table-cell>
          <table:table-cell office:value-type="float" office:value="0.4790815" calcext:value-type="float">
            <text:p>0.4790815</text:p>
          </table:table-cell>
          <table:table-cell office:value-type="float" office:value="0.4916684" calcext:value-type="float">
            <text:p>0.4916684</text:p>
          </table:table-cell>
          <table:table-cell office:value-type="float" office:value="0.2830893" calcext:value-type="float">
            <text:p>0.2830893</text:p>
          </table:table-cell>
          <table:table-cell office:value-type="float" office:value="0.2261042" calcext:value-type="float">
            <text:p>0.2261042</text:p>
          </table:table-cell>
          <table:table-cell office:value-type="float" office:value="0.2061684" calcext:value-type="float">
            <text:p>0.2061684</text:p>
          </table:table-cell>
          <table:table-cell office:value-type="float" office:value="0.2224443" calcext:value-type="float">
            <text:p>0.2224443</text:p>
          </table:table-cell>
          <table:table-cell office:value-type="float" office:value="0.3332887" calcext:value-type="float">
            <text:p>0.3332887</text:p>
          </table:table-cell>
          <table:table-cell office:value-type="float" office:value="0.3667659" calcext:value-type="float">
            <text:p>0.3667659</text:p>
          </table:table-cell>
          <table:table-cell office:value-type="float" office:value="0.3579204" calcext:value-type="float">
            <text:p>0.3579204</text:p>
          </table:table-cell>
          <table:table-cell office:value-type="float" office:value="0.371465" calcext:value-type="float">
            <text:p>0.371465</text:p>
          </table:table-cell>
          <table:table-cell office:value-type="float" office:value="0.3898944" calcext:value-type="float">
            <text:p>0.3898944</text:p>
          </table:table-cell>
          <table:table-cell office:value-type="float" office:value="0.4024697" calcext:value-type="float">
            <text:p>0.40246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948E-015" calcext:value-type="float">
            <text:p>1.921948E-15</text:p>
          </table:table-cell>
          <table:table-cell office:value-type="float" office:value="1.971119E-015" calcext:value-type="float">
            <text:p>1.971119E-15</text:p>
          </table:table-cell>
          <table:table-cell office:value-type="float" office:value="1.981217E-015" calcext:value-type="float">
            <text:p>1.981217E-15</text:p>
          </table:table-cell>
          <table:table-cell office:value-type="float" office:value="1.936397E-015" calcext:value-type="float">
            <text:p>1.936397E-15</text:p>
          </table:table-cell>
          <table:table-cell office:value-type="float" office:value="1.001418E-015" calcext:value-type="float">
            <text:p>1.001418E-15</text:p>
          </table:table-cell>
          <table:table-cell office:value-type="float" office:value="1.931955E-015" calcext:value-type="float">
            <text:p>1.931955E-15</text:p>
          </table:table-cell>
          <table:table-cell office:value-type="float" office:value="9.337977E-016" calcext:value-type="float">
            <text:p>9.337977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1E-039" calcext:value-type="float">
            <text:p>6.6690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80339" calcext:value-type="float">
            <text:p>-0.001980339</text:p>
          </table:table-cell>
          <table:table-cell office:value-type="float" office:value="-0.001670164" calcext:value-type="float">
            <text:p>-0.001670164</text:p>
          </table:table-cell>
          <table:table-cell office:value-type="float" office:value="-0.05659919" calcext:value-type="float">
            <text:p>-0.05659919</text:p>
          </table:table-cell>
          <table:table-cell office:value-type="float" office:value="-0.3162692" calcext:value-type="float">
            <text:p>-0.3162692</text:p>
          </table:table-cell>
          <table:table-cell office:value-type="float" office:value="-0.6460313" calcext:value-type="float">
            <text:p>-0.6460313</text:p>
          </table:table-cell>
          <table:table-cell office:value-type="float" office:value="-0.1398379" calcext:value-type="float">
            <text:p>-0.1398379</text:p>
          </table:table-cell>
          <table:table-cell office:value-type="float" office:value="-0.005160613" calcext:value-type="float">
            <text:p>-0.005160613</text:p>
          </table:table-cell>
          <table:table-cell office:value-type="float" office:value="-0.01849919" calcext:value-type="float">
            <text:p>-0.01849919</text:p>
          </table:table-cell>
          <table:table-cell office:value-type="float" office:value="-0.01879525" calcext:value-type="float">
            <text:p>-0.01879525</text:p>
          </table:table-cell>
          <table:table-cell office:value-type="float" office:value="-0.0131389" calcext:value-type="float">
            <text:p>-0.0131389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2707" calcext:value-type="float">
            <text:p>-0.009722707</text:p>
          </table:table-cell>
          <table:table-cell office:value-type="float" office:value="-0.001483544" calcext:value-type="float">
            <text:p>-0.00148354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058" calcext:value-type="float">
            <text:p>-2.230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498.4999" calcext:value-type="float">
            <text:p>498.4999</text:p>
          </table:table-cell>
          <table:table-cell office:value-type="float" office:value="346.8414" calcext:value-type="float">
            <text:p>346.8414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76.41" calcext:value-type="float">
            <text:p>1076.41</text:p>
          </table:table-cell>
          <table:table-cell office:value-type="float" office:value="112.277" calcext:value-type="float">
            <text:p>112.277</text:p>
          </table:table-cell>
          <table:table-cell office:value-type="float" office:value="0" calcext:value-type="float">
            <text:p>0</text:p>
          </table:table-cell>
          <table:table-cell office:value-type="float" office:value="0.2102301" calcext:value-type="float">
            <text:p>0.2102301</text:p>
          </table:table-cell>
          <table:table-cell office:value-type="float" office:value="0.3524384" calcext:value-type="float">
            <text:p>0.3524384</text:p>
          </table:table-cell>
          <table:table-cell office:value-type="float" office:value="0.3093911" calcext:value-type="float">
            <text:p>0.3093911</text:p>
          </table:table-cell>
          <table:table-cell office:value-type="float" office:value="0.2213438" calcext:value-type="float">
            <text:p>0.2213438</text:p>
          </table:table-cell>
          <table:table-cell office:value-type="float" office:value="0.2106142" calcext:value-type="float">
            <text:p>0.2106142</text:p>
          </table:table-cell>
          <table:table-cell office:value-type="float" office:value="0.2208156" calcext:value-type="float">
            <text:p>0.2208156</text:p>
          </table:table-cell>
          <table:table-cell office:value-type="float" office:value="0.3065551" calcext:value-type="float">
            <text:p>0.3065551</text:p>
          </table:table-cell>
          <table:table-cell office:value-type="float" office:value="0.3709009" calcext:value-type="float">
            <text:p>0.3709009</text:p>
          </table:table-cell>
          <table:table-cell office:value-type="float" office:value="0.3583476" calcext:value-type="float">
            <text:p>0.3583476</text:p>
          </table:table-cell>
          <table:table-cell office:value-type="float" office:value="0.3711626" calcext:value-type="float">
            <text:p>0.3711626</text:p>
          </table:table-cell>
          <table:table-cell office:value-type="float" office:value="0.3895988" calcext:value-type="float">
            <text:p>0.3895988</text:p>
          </table:table-cell>
          <table:table-cell office:value-type="float" office:value="0.4021775" calcext:value-type="float">
            <text:p>0.40217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53E-015" calcext:value-type="float">
            <text:p>1.92253E-15</text:p>
          </table:table-cell>
          <table:table-cell office:value-type="float" office:value="1.971077E-015" calcext:value-type="float">
            <text:p>1.971077E-15</text:p>
          </table:table-cell>
          <table:table-cell office:value-type="float" office:value="1.981168E-015" calcext:value-type="float">
            <text:p>1.981168E-15</text:p>
          </table:table-cell>
          <table:table-cell office:value-type="float" office:value="1.936378E-015" calcext:value-type="float">
            <text:p>1.936378E-15</text:p>
          </table:table-cell>
          <table:table-cell office:value-type="float" office:value="1.001393E-015" calcext:value-type="float">
            <text:p>1.001393E-15</text:p>
          </table:table-cell>
          <table:table-cell office:value-type="float" office:value="1.931956E-015" calcext:value-type="float">
            <text:p>1.931956E-15</text:p>
          </table:table-cell>
          <table:table-cell office:value-type="float" office:value="9.337954E-016" calcext:value-type="float">
            <text:p>9.337954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88903" calcext:value-type="float">
            <text:p>-0.5388903</text:p>
          </table:table-cell>
          <table:table-cell office:value-type="float" office:value="-0.01291046" calcext:value-type="float">
            <text:p>-0.01291046</text:p>
          </table:table-cell>
          <table:table-cell office:value-type="float" office:value="-0.02941906" calcext:value-type="float">
            <text:p>-0.02941906</text:p>
          </table:table-cell>
          <table:table-cell office:value-type="float" office:value="-0.3726621" calcext:value-type="float">
            <text:p>-0.3726621</text:p>
          </table:table-cell>
          <table:table-cell office:value-type="float" office:value="-0.5476704" calcext:value-type="float">
            <text:p>-0.5476704</text:p>
          </table:table-cell>
          <table:table-cell office:value-type="float" office:value="-0.1479339" calcext:value-type="float">
            <text:p>-0.1479339</text:p>
          </table:table-cell>
          <table:table-cell office:value-type="float" office:value="-0.01042956" calcext:value-type="float">
            <text:p>-0.01042956</text:p>
          </table:table-cell>
          <table:table-cell office:value-type="float" office:value="-0.01447461" calcext:value-type="float">
            <text:p>-0.01447461</text:p>
          </table:table-cell>
          <table:table-cell office:value-type="float" office:value="-0.01842982" calcext:value-type="float">
            <text:p>-0.01842982</text:p>
          </table:table-cell>
          <table:table-cell office:value-type="float" office:value="-0.01332358" calcext:value-type="float">
            <text:p>-0.01332358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2345" calcext:value-type="float">
            <text:p>-0.009722345</text:p>
          </table:table-cell>
          <table:table-cell office:value-type="float" office:value="-0.001487885" calcext:value-type="float">
            <text:p>-0.00148788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8598" calcext:value-type="float">
            <text:p>-2.2285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498.4999" calcext:value-type="float">
            <text:p>498.4999</text:p>
          </table:table-cell>
          <table:table-cell office:value-type="float" office:value="354.4426" calcext:value-type="float">
            <text:p>354.4426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68.867" calcext:value-type="float">
            <text:p>1068.867</text:p>
          </table:table-cell>
          <table:table-cell office:value-type="float" office:value="112.219" calcext:value-type="float">
            <text:p>112.219</text:p>
          </table:table-cell>
          <table:table-cell office:value-type="float" office:value="0" calcext:value-type="float">
            <text:p>0</text:p>
          </table:table-cell>
          <table:table-cell office:value-type="float" office:value="0.121891" calcext:value-type="float">
            <text:p>0.121891</text:p>
          </table:table-cell>
          <table:table-cell office:value-type="float" office:value="0.2689809" calcext:value-type="float">
            <text:p>0.2689809</text:p>
          </table:table-cell>
          <table:table-cell office:value-type="float" office:value="0.2843584" calcext:value-type="float">
            <text:p>0.2843584</text:p>
          </table:table-cell>
          <table:table-cell office:value-type="float" office:value="0.2134146" calcext:value-type="float">
            <text:p>0.2134146</text:p>
          </table:table-cell>
          <table:table-cell office:value-type="float" office:value="0.207505" calcext:value-type="float">
            <text:p>0.207505</text:p>
          </table:table-cell>
          <table:table-cell office:value-type="float" office:value="0.2177035" calcext:value-type="float">
            <text:p>0.2177035</text:p>
          </table:table-cell>
          <table:table-cell office:value-type="float" office:value="0.2930733" calcext:value-type="float">
            <text:p>0.2930733</text:p>
          </table:table-cell>
          <table:table-cell office:value-type="float" office:value="0.3703427" calcext:value-type="float">
            <text:p>0.3703427</text:p>
          </table:table-cell>
          <table:table-cell office:value-type="float" office:value="0.3586573" calcext:value-type="float">
            <text:p>0.3586573</text:p>
          </table:table-cell>
          <table:table-cell office:value-type="float" office:value="0.3708028" calcext:value-type="float">
            <text:p>0.3708028</text:p>
          </table:table-cell>
          <table:table-cell office:value-type="float" office:value="0.3892002" calcext:value-type="float">
            <text:p>0.3892002</text:p>
          </table:table-cell>
          <table:table-cell office:value-type="float" office:value="0.4018832" calcext:value-type="float">
            <text:p>0.40188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118E-015" calcext:value-type="float">
            <text:p>1.923118E-15</text:p>
          </table:table-cell>
          <table:table-cell office:value-type="float" office:value="1.971035E-015" calcext:value-type="float">
            <text:p>1.971035E-15</text:p>
          </table:table-cell>
          <table:table-cell office:value-type="float" office:value="1.981113E-015" calcext:value-type="float">
            <text:p>1.981113E-15</text:p>
          </table:table-cell>
          <table:table-cell office:value-type="float" office:value="1.936364E-015" calcext:value-type="float">
            <text:p>1.936364E-15</text:p>
          </table:table-cell>
          <table:table-cell office:value-type="float" office:value="1.001366E-015" calcext:value-type="float">
            <text:p>1.001366E-15</text:p>
          </table:table-cell>
          <table:table-cell office:value-type="float" office:value="1.931957E-015" calcext:value-type="float">
            <text:p>1.931957E-15</text:p>
          </table:table-cell>
          <table:table-cell office:value-type="float" office:value="9.337946E-016" calcext:value-type="float">
            <text:p>9.337946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33075" calcext:value-type="float">
            <text:p>-37.33075</text:p>
          </table:table-cell>
          <table:table-cell office:value-type="float" office:value="-0.08298452" calcext:value-type="float">
            <text:p>-0.08298452</text:p>
          </table:table-cell>
          <table:table-cell office:value-type="float" office:value="-0.05384735" calcext:value-type="float">
            <text:p>-0.05384735</text:p>
          </table:table-cell>
          <table:table-cell office:value-type="float" office:value="-0.4935781" calcext:value-type="float">
            <text:p>-0.4935781</text:p>
          </table:table-cell>
          <table:table-cell office:value-type="float" office:value="-0.613706" calcext:value-type="float">
            <text:p>-0.613706</text:p>
          </table:table-cell>
          <table:table-cell office:value-type="float" office:value="-0.1649017" calcext:value-type="float">
            <text:p>-0.1649017</text:p>
          </table:table-cell>
          <table:table-cell office:value-type="float" office:value="-0.01523995" calcext:value-type="float">
            <text:p>-0.01523995</text:p>
          </table:table-cell>
          <table:table-cell office:value-type="float" office:value="-0.01492796" calcext:value-type="float">
            <text:p>-0.01492796</text:p>
          </table:table-cell>
          <table:table-cell office:value-type="float" office:value="-0.01816468" calcext:value-type="float">
            <text:p>-0.01816468</text:p>
          </table:table-cell>
          <table:table-cell office:value-type="float" office:value="-0.01354638" calcext:value-type="float">
            <text:p>-0.01354638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1233" calcext:value-type="float">
            <text:p>-0.009721233</text:p>
          </table:table-cell>
          <table:table-cell office:value-type="float" office:value="-0.001492126" calcext:value-type="float">
            <text:p>-0.00149212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7482" calcext:value-type="float">
            <text:p>-2.2274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498.4999" calcext:value-type="float">
            <text:p>498.4999</text:p>
          </table:table-cell>
          <table:table-cell office:value-type="float" office:value="361.7718" calcext:value-type="float">
            <text:p>361.7718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61.593" calcext:value-type="float">
            <text:p>1061.593</text:p>
          </table:table-cell>
          <table:table-cell office:value-type="float" office:value="112.1635" calcext:value-type="float">
            <text:p>112.1635</text:p>
          </table:table-cell>
          <table:table-cell office:value-type="float" office:value="0" calcext:value-type="float">
            <text:p>0</text:p>
          </table:table-cell>
          <table:table-cell office:value-type="float" office:value="0.1094931" calcext:value-type="float">
            <text:p>0.1094931</text:p>
          </table:table-cell>
          <table:table-cell office:value-type="float" office:value="0.2136345" calcext:value-type="float">
            <text:p>0.2136345</text:p>
          </table:table-cell>
          <table:table-cell office:value-type="float" office:value="0.2416389" calcext:value-type="float">
            <text:p>0.2416389</text:p>
          </table:table-cell>
          <table:table-cell office:value-type="float" office:value="0.204037" calcext:value-type="float">
            <text:p>0.204037</text:p>
          </table:table-cell>
          <table:table-cell office:value-type="float" office:value="0.2010146" calcext:value-type="float">
            <text:p>0.2010146</text:p>
          </table:table-cell>
          <table:table-cell office:value-type="float" office:value="0.2131756" calcext:value-type="float">
            <text:p>0.2131756</text:p>
          </table:table-cell>
          <table:table-cell office:value-type="float" office:value="0.2842246" calcext:value-type="float">
            <text:p>0.2842246</text:p>
          </table:table-cell>
          <table:table-cell office:value-type="float" office:value="0.3680079" calcext:value-type="float">
            <text:p>0.3680079</text:p>
          </table:table-cell>
          <table:table-cell office:value-type="float" office:value="0.3584774" calcext:value-type="float">
            <text:p>0.3584774</text:p>
          </table:table-cell>
          <table:table-cell office:value-type="float" office:value="0.3703479" calcext:value-type="float">
            <text:p>0.3703479</text:p>
          </table:table-cell>
          <table:table-cell office:value-type="float" office:value="0.3886806" calcext:value-type="float">
            <text:p>0.3886806</text:p>
          </table:table-cell>
          <table:table-cell office:value-type="float" office:value="0.4015441" calcext:value-type="float">
            <text:p>0.401544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3698E-015" calcext:value-type="float">
            <text:p>1.923698E-15</text:p>
          </table:table-cell>
          <table:table-cell office:value-type="float" office:value="1.970994E-015" calcext:value-type="float">
            <text:p>1.970994E-15</text:p>
          </table:table-cell>
          <table:table-cell office:value-type="float" office:value="1.981068E-015" calcext:value-type="float">
            <text:p>1.981068E-15</text:p>
          </table:table-cell>
          <table:table-cell office:value-type="float" office:value="1.936342E-015" calcext:value-type="float">
            <text:p>1.936342E-15</text:p>
          </table:table-cell>
          <table:table-cell office:value-type="float" office:value="1.001339E-015" calcext:value-type="float">
            <text:p>1.001339E-15</text:p>
          </table:table-cell>
          <table:table-cell office:value-type="float" office:value="1.931958E-015" calcext:value-type="float">
            <text:p>1.931958E-15</text:p>
          </table:table-cell>
          <table:table-cell office:value-type="float" office:value="9.337935E-016" calcext:value-type="float">
            <text:p>9.337935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1E-039" calcext:value-type="float">
            <text:p>6.6690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3276" calcext:value-type="float">
            <text:p>-85.3276</text:p>
          </table:table-cell>
          <table:table-cell office:value-type="float" office:value="-0.4899044" calcext:value-type="float">
            <text:p>-0.4899044</text:p>
          </table:table-cell>
          <table:table-cell office:value-type="float" office:value="-0.188769" calcext:value-type="float">
            <text:p>-0.188769</text:p>
          </table:table-cell>
          <table:table-cell office:value-type="float" office:value="-0.6974196" calcext:value-type="float">
            <text:p>-0.6974196</text:p>
          </table:table-cell>
          <table:table-cell office:value-type="float" office:value="-0.7837466" calcext:value-type="float">
            <text:p>-0.7837466</text:p>
          </table:table-cell>
          <table:table-cell office:value-type="float" office:value="-0.1936237" calcext:value-type="float">
            <text:p>-0.1936237</text:p>
          </table:table-cell>
          <table:table-cell office:value-type="float" office:value="-0.0197146" calcext:value-type="float">
            <text:p>-0.0197146</text:p>
          </table:table-cell>
          <table:table-cell office:value-type="float" office:value="-0.01710488" calcext:value-type="float">
            <text:p>-0.01710488</text:p>
          </table:table-cell>
          <table:table-cell office:value-type="float" office:value="-0.01831216" calcext:value-type="float">
            <text:p>-0.01831216</text:p>
          </table:table-cell>
          <table:table-cell office:value-type="float" office:value="-0.01383326" calcext:value-type="float">
            <text:p>-0.01383326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8572" calcext:value-type="float">
            <text:p>-0.009718572</text:p>
          </table:table-cell>
          <table:table-cell office:value-type="float" office:value="-0.001496389" calcext:value-type="float">
            <text:p>-0.0014963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6962" calcext:value-type="float">
            <text:p>-2.2269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520.8998" calcext:value-type="float">
            <text:p>520.8998</text:p>
          </table:table-cell>
          <table:table-cell office:value-type="float" office:value="368.6182" calcext:value-type="float">
            <text:p>368.6182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75.94" calcext:value-type="float">
            <text:p>1075.94</text:p>
          </table:table-cell>
          <table:table-cell office:value-type="float" office:value="113.3702" calcext:value-type="float">
            <text:p>113.3702</text:p>
          </table:table-cell>
          <table:table-cell office:value-type="float" office:value="0" calcext:value-type="float">
            <text:p>0</text:p>
          </table:table-cell>
          <table:table-cell office:value-type="float" office:value="0.5415005" calcext:value-type="float">
            <text:p>0.5415005</text:p>
          </table:table-cell>
          <table:table-cell office:value-type="float" office:value="0.446062" calcext:value-type="float">
            <text:p>0.446062</text:p>
          </table:table-cell>
          <table:table-cell office:value-type="float" office:value="0.2071215" calcext:value-type="float">
            <text:p>0.2071215</text:p>
          </table:table-cell>
          <table:table-cell office:value-type="float" office:value="0.2143383" calcext:value-type="float">
            <text:p>0.2143383</text:p>
          </table:table-cell>
          <table:table-cell office:value-type="float" office:value="0.1933313" calcext:value-type="float">
            <text:p>0.1933313</text:p>
          </table:table-cell>
          <table:table-cell office:value-type="float" office:value="0.2069028" calcext:value-type="float">
            <text:p>0.2069028</text:p>
          </table:table-cell>
          <table:table-cell office:value-type="float" office:value="0.3258165" calcext:value-type="float">
            <text:p>0.3258165</text:p>
          </table:table-cell>
          <table:table-cell office:value-type="float" office:value="0.3656709" calcext:value-type="float">
            <text:p>0.3656709</text:p>
          </table:table-cell>
          <table:table-cell office:value-type="float" office:value="0.357679" calcext:value-type="float">
            <text:p>0.357679</text:p>
          </table:table-cell>
          <table:table-cell office:value-type="float" office:value="0.3697378" calcext:value-type="float">
            <text:p>0.3697378</text:p>
          </table:table-cell>
          <table:table-cell office:value-type="float" office:value="0.3880236" calcext:value-type="float">
            <text:p>0.3880236</text:p>
          </table:table-cell>
          <table:table-cell office:value-type="float" office:value="0.4011206" calcext:value-type="float">
            <text:p>0.401120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.0001760067" calcext:value-type="float">
            <text:p>0.0001760067</text:p>
          </table:table-cell>
          <table:table-cell office:value-type="float" office:value="1.924259E-015" calcext:value-type="float">
            <text:p>1.924259E-15</text:p>
          </table:table-cell>
          <table:table-cell office:value-type="float" office:value="1.97096E-015" calcext:value-type="float">
            <text:p>1.97096E-15</text:p>
          </table:table-cell>
          <table:table-cell office:value-type="float" office:value="1.981022E-015" calcext:value-type="float">
            <text:p>1.981022E-15</text:p>
          </table:table-cell>
          <table:table-cell office:value-type="float" office:value="1.936315E-015" calcext:value-type="float">
            <text:p>1.936315E-15</text:p>
          </table:table-cell>
          <table:table-cell office:value-type="float" office:value="1.001317E-015" calcext:value-type="float">
            <text:p>1.001317E-15</text:p>
          </table:table-cell>
          <table:table-cell office:value-type="float" office:value="1.931959E-015" calcext:value-type="float">
            <text:p>1.931959E-15</text:p>
          </table:table-cell>
          <table:table-cell office:value-type="float" office:value="9.33792E-016" calcext:value-type="float">
            <text:p>9.33792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1E-039" calcext:value-type="float">
            <text:p>6.6690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827955" calcext:value-type="float">
            <text:p>-0.0006827955</text:p>
          </table:table-cell>
          <table:table-cell office:value-type="float" office:value="-0.003520038" calcext:value-type="float">
            <text:p>-0.003520038</text:p>
          </table:table-cell>
          <table:table-cell office:value-type="float" office:value="-0.6219409" calcext:value-type="float">
            <text:p>-0.6219409</text:p>
          </table:table-cell>
          <table:table-cell office:value-type="float" office:value="-0.4874002" calcext:value-type="float">
            <text:p>-0.4874002</text:p>
          </table:table-cell>
          <table:table-cell office:value-type="float" office:value="-1.060662" calcext:value-type="float">
            <text:p>-1.060662</text:p>
          </table:table-cell>
          <table:table-cell office:value-type="float" office:value="-0.2434542" calcext:value-type="float">
            <text:p>-0.2434542</text:p>
          </table:table-cell>
          <table:table-cell office:value-type="float" office:value="-0.006859531" calcext:value-type="float">
            <text:p>-0.006859531</text:p>
          </table:table-cell>
          <table:table-cell office:value-type="float" office:value="-0.01973251" calcext:value-type="float">
            <text:p>-0.01973251</text:p>
          </table:table-cell>
          <table:table-cell office:value-type="float" office:value="-0.01900495" calcext:value-type="float">
            <text:p>-0.01900495</text:p>
          </table:table-cell>
          <table:table-cell office:value-type="float" office:value="-0.01423027" calcext:value-type="float">
            <text:p>-0.01423027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9908816" calcext:value-type="float">
            <text:p>-0.00099088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1633" calcext:value-type="float">
            <text:p>-2.2416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520.9997" calcext:value-type="float">
            <text:p>520.9997</text:p>
          </table:table-cell>
          <table:table-cell office:value-type="float" office:value="377.0041" calcext:value-type="float">
            <text:p>377.0041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67.609" calcext:value-type="float">
            <text:p>1067.609</text:p>
          </table:table-cell>
          <table:table-cell office:value-type="float" office:value="113.4146" calcext:value-type="float">
            <text:p>113.4146</text:p>
          </table:table-cell>
          <table:table-cell office:value-type="float" office:value="0" calcext:value-type="float">
            <text:p>0</text:p>
          </table:table-cell>
          <table:table-cell office:value-type="float" office:value="0.2028489" calcext:value-type="float">
            <text:p>0.2028489</text:p>
          </table:table-cell>
          <table:table-cell office:value-type="float" office:value="0.389805" calcext:value-type="float">
            <text:p>0.389805</text:p>
          </table:table-cell>
          <table:table-cell office:value-type="float" office:value="0.208364" calcext:value-type="float">
            <text:p>0.208364</text:p>
          </table:table-cell>
          <table:table-cell office:value-type="float" office:value="0.2098534" calcext:value-type="float">
            <text:p>0.2098534</text:p>
          </table:table-cell>
          <table:table-cell office:value-type="float" office:value="0.2017726" calcext:value-type="float">
            <text:p>0.2017726</text:p>
          </table:table-cell>
          <table:table-cell office:value-type="float" office:value="0.2052799" calcext:value-type="float">
            <text:p>0.2052799</text:p>
          </table:table-cell>
          <table:table-cell office:value-type="float" office:value="0.3035687" calcext:value-type="float">
            <text:p>0.3035687</text:p>
          </table:table-cell>
          <table:table-cell office:value-type="float" office:value="0.3695758" calcext:value-type="float">
            <text:p>0.3695758</text:p>
          </table:table-cell>
          <table:table-cell office:value-type="float" office:value="0.3579038" calcext:value-type="float">
            <text:p>0.3579038</text:p>
          </table:table-cell>
          <table:table-cell office:value-type="float" office:value="0.3695524" calcext:value-type="float">
            <text:p>0.3695524</text:p>
          </table:table-cell>
          <table:table-cell office:value-type="float" office:value="0.3877839" calcext:value-type="float">
            <text:p>0.3877839</text:p>
          </table:table-cell>
          <table:table-cell office:value-type="float" office:value="0.400906" calcext:value-type="float">
            <text:p>0.4009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745E-015" calcext:value-type="float">
            <text:p>1.924745E-15</text:p>
          </table:table-cell>
          <table:table-cell office:value-type="float" office:value="1.970925E-015" calcext:value-type="float">
            <text:p>1.970925E-15</text:p>
          </table:table-cell>
          <table:table-cell office:value-type="float" office:value="1.980982E-015" calcext:value-type="float">
            <text:p>1.980982E-15</text:p>
          </table:table-cell>
          <table:table-cell office:value-type="float" office:value="1.936299E-015" calcext:value-type="float">
            <text:p>1.936299E-15</text:p>
          </table:table-cell>
          <table:table-cell office:value-type="float" office:value="1.001294E-015" calcext:value-type="float">
            <text:p>1.001294E-15</text:p>
          </table:table-cell>
          <table:table-cell office:value-type="float" office:value="1.931959E-015" calcext:value-type="float">
            <text:p>1.931959E-15</text:p>
          </table:table-cell>
          <table:table-cell office:value-type="float" office:value="9.337912E-016" calcext:value-type="float">
            <text:p>9.337912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95295" calcext:value-type="float">
            <text:p>-0.7095295</text:p>
          </table:table-cell>
          <table:table-cell office:value-type="float" office:value="-0.0070148" calcext:value-type="float">
            <text:p>-0.0070148</text:p>
          </table:table-cell>
          <table:table-cell office:value-type="float" office:value="-0.5937562" calcext:value-type="float">
            <text:p>-0.5937562</text:p>
          </table:table-cell>
          <table:table-cell office:value-type="float" office:value="-0.5612988" calcext:value-type="float">
            <text:p>-0.5612988</text:p>
          </table:table-cell>
          <table:table-cell office:value-type="float" office:value="-0.7614725" calcext:value-type="float">
            <text:p>-0.7614725</text:p>
          </table:table-cell>
          <table:table-cell office:value-type="float" office:value="-0.2585954" calcext:value-type="float">
            <text:p>-0.2585954</text:p>
          </table:table-cell>
          <table:table-cell office:value-type="float" office:value="-0.01132495" calcext:value-type="float">
            <text:p>-0.01132495</text:p>
          </table:table-cell>
          <table:table-cell office:value-type="float" office:value="-0.01563902" calcext:value-type="float">
            <text:p>-0.01563902</text:p>
          </table:table-cell>
          <table:table-cell office:value-type="float" office:value="-0.0188115" calcext:value-type="float">
            <text:p>-0.0188115</text:p>
          </table:table-cell>
          <table:table-cell office:value-type="float" office:value="-0.01435283" calcext:value-type="float">
            <text:p>-0.01435283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4914" calcext:value-type="float">
            <text:p>-0.009724914</text:p>
          </table:table-cell>
          <table:table-cell office:value-type="float" office:value="-0.001504616" calcext:value-type="float">
            <text:p>-0.0015046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42619" calcext:value-type="float">
            <text:p>-2.2426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552.2001" calcext:value-type="float">
            <text:p>552.2001</text:p>
          </table:table-cell>
          <table:table-cell office:value-type="float" office:value="385.0187" calcext:value-type="float">
            <text:p>385.0187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90.084" calcext:value-type="float">
            <text:p>1090.084</text:p>
          </table:table-cell>
          <table:table-cell office:value-type="float" office:value="114.1253" calcext:value-type="float">
            <text:p>114.1253</text:p>
          </table:table-cell>
          <table:table-cell office:value-type="float" office:value="0" calcext:value-type="float">
            <text:p>0</text:p>
          </table:table-cell>
          <table:table-cell office:value-type="float" office:value="0.4290179" calcext:value-type="float">
            <text:p>0.4290179</text:p>
          </table:table-cell>
          <table:table-cell office:value-type="float" office:value="0.4436288" calcext:value-type="float">
            <text:p>0.4436288</text:p>
          </table:table-cell>
          <table:table-cell office:value-type="float" office:value="0.4549007" calcext:value-type="float">
            <text:p>0.4549007</text:p>
          </table:table-cell>
          <table:table-cell office:value-type="float" office:value="0.2369035" calcext:value-type="float">
            <text:p>0.2369035</text:p>
          </table:table-cell>
          <table:table-cell office:value-type="float" office:value="0.2078022" calcext:value-type="float">
            <text:p>0.2078022</text:p>
          </table:table-cell>
          <table:table-cell office:value-type="float" office:value="0.204514" calcext:value-type="float">
            <text:p>0.204514</text:p>
          </table:table-cell>
          <table:table-cell office:value-type="float" office:value="0.3496687" calcext:value-type="float">
            <text:p>0.3496687</text:p>
          </table:table-cell>
          <table:table-cell office:value-type="float" office:value="0.3733416" calcext:value-type="float">
            <text:p>0.3733416</text:p>
          </table:table-cell>
          <table:table-cell office:value-type="float" office:value="0.3585219" calcext:value-type="float">
            <text:p>0.3585219</text:p>
          </table:table-cell>
          <table:table-cell office:value-type="float" office:value="0.3694677" calcext:value-type="float">
            <text:p>0.3694677</text:p>
          </table:table-cell>
          <table:table-cell office:value-type="float" office:value="0.3876095" calcext:value-type="float">
            <text:p>0.3876095</text:p>
          </table:table-cell>
          <table:table-cell office:value-type="float" office:value="0.400783" calcext:value-type="float">
            <text:p>0.4007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19E-015" calcext:value-type="float">
            <text:p>1.92519E-15</text:p>
          </table:table-cell>
          <table:table-cell office:value-type="float" office:value="1.970885E-015" calcext:value-type="float">
            <text:p>1.970885E-15</text:p>
          </table:table-cell>
          <table:table-cell office:value-type="float" office:value="1.980952E-015" calcext:value-type="float">
            <text:p>1.980952E-15</text:p>
          </table:table-cell>
          <table:table-cell office:value-type="float" office:value="1.936284E-015" calcext:value-type="float">
            <text:p>1.936284E-15</text:p>
          </table:table-cell>
          <table:table-cell office:value-type="float" office:value="1.001272E-015" calcext:value-type="float">
            <text:p>1.001272E-15</text:p>
          </table:table-cell>
          <table:table-cell office:value-type="float" office:value="1.93196E-015" calcext:value-type="float">
            <text:p>1.93196E-15</text:p>
          </table:table-cell>
          <table:table-cell office:value-type="float" office:value="9.337898E-016" calcext:value-type="float">
            <text:p>9.337898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907973" calcext:value-type="float">
            <text:p>-0.003907973</text:p>
          </table:table-cell>
          <table:table-cell office:value-type="float" office:value="-0.003169887" calcext:value-type="float">
            <text:p>-0.003169887</text:p>
          </table:table-cell>
          <table:table-cell office:value-type="float" office:value="-0.002720952" calcext:value-type="float">
            <text:p>-0.002720952</text:p>
          </table:table-cell>
          <table:table-cell office:value-type="float" office:value="-0.2209985" calcext:value-type="float">
            <text:p>-0.2209985</text:p>
          </table:table-cell>
          <table:table-cell office:value-type="float" office:value="-0.607518" calcext:value-type="float">
            <text:p>-0.607518</text:p>
          </table:table-cell>
          <table:table-cell office:value-type="float" office:value="-0.2661369" calcext:value-type="float">
            <text:p>-0.2661369</text:p>
          </table:table-cell>
          <table:table-cell office:value-type="float" office:value="-0.003446057" calcext:value-type="float">
            <text:p>-0.003446057</text:p>
          </table:table-cell>
          <table:table-cell office:value-type="float" office:value="-0.01261652" calcext:value-type="float">
            <text:p>-0.01261652</text:p>
          </table:table-cell>
          <table:table-cell office:value-type="float" office:value="-0.01828348" calcext:value-type="float">
            <text:p>-0.01828348</text:p>
          </table:table-cell>
          <table:table-cell office:value-type="float" office:value="-0.01440997" calcext:value-type="float">
            <text:p>-0.01440997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0973" calcext:value-type="float">
            <text:p>-0.009720973</text:p>
          </table:table-cell>
          <table:table-cell office:value-type="float" office:value="-0.001508543" calcext:value-type="float">
            <text:p>-0.0015085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43693" calcext:value-type="float">
            <text:p>-2.24369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552.2001" calcext:value-type="float">
            <text:p>552.2001</text:p>
          </table:table-cell>
          <table:table-cell office:value-type="float" office:value="393.8102" calcext:value-type="float">
            <text:p>393.8102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81.292" calcext:value-type="float">
            <text:p>1081.292</text:p>
          </table:table-cell>
          <table:table-cell office:value-type="float" office:value="114.1253" calcext:value-type="float">
            <text:p>114.1253</text:p>
          </table:table-cell>
          <table:table-cell office:value-type="float" office:value="0" calcext:value-type="float">
            <text:p>0</text:p>
          </table:table-cell>
          <table:table-cell office:value-type="float" office:value="0.1672819" calcext:value-type="float">
            <text:p>0.1672819</text:p>
          </table:table-cell>
          <table:table-cell office:value-type="float" office:value="0.3939267" calcext:value-type="float">
            <text:p>0.3939267</text:p>
          </table:table-cell>
          <table:table-cell office:value-type="float" office:value="0.3987357" calcext:value-type="float">
            <text:p>0.3987357</text:p>
          </table:table-cell>
          <table:table-cell office:value-type="float" office:value="0.2307213" calcext:value-type="float">
            <text:p>0.2307213</text:p>
          </table:table-cell>
          <table:table-cell office:value-type="float" office:value="0.2103891" calcext:value-type="float">
            <text:p>0.2103891</text:p>
          </table:table-cell>
          <table:table-cell office:value-type="float" office:value="0.2031567" calcext:value-type="float">
            <text:p>0.2031567</text:p>
          </table:table-cell>
          <table:table-cell office:value-type="float" office:value="0.3194125" calcext:value-type="float">
            <text:p>0.3194125</text:p>
          </table:table-cell>
          <table:table-cell office:value-type="float" office:value="0.3776943" calcext:value-type="float">
            <text:p>0.3776943</text:p>
          </table:table-cell>
          <table:table-cell office:value-type="float" office:value="0.3594108" calcext:value-type="float">
            <text:p>0.3594108</text:p>
          </table:table-cell>
          <table:table-cell office:value-type="float" office:value="0.3693339" calcext:value-type="float">
            <text:p>0.3693339</text:p>
          </table:table-cell>
          <table:table-cell office:value-type="float" office:value="0.3873447" calcext:value-type="float">
            <text:p>0.3873447</text:p>
          </table:table-cell>
          <table:table-cell office:value-type="float" office:value="0.4005969" calcext:value-type="float">
            <text:p>0.40059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772E-015" calcext:value-type="float">
            <text:p>1.925772E-15</text:p>
          </table:table-cell>
          <table:table-cell office:value-type="float" office:value="1.970844E-015" calcext:value-type="float">
            <text:p>1.970844E-15</text:p>
          </table:table-cell>
          <table:table-cell office:value-type="float" office:value="1.980904E-015" calcext:value-type="float">
            <text:p>1.980904E-15</text:p>
          </table:table-cell>
          <table:table-cell office:value-type="float" office:value="1.936263E-015" calcext:value-type="float">
            <text:p>1.936263E-15</text:p>
          </table:table-cell>
          <table:table-cell office:value-type="float" office:value="1.001247E-015" calcext:value-type="float">
            <text:p>1.001247E-15</text:p>
          </table:table-cell>
          <table:table-cell office:value-type="float" office:value="1.931961E-015" calcext:value-type="float">
            <text:p>1.931961E-15</text:p>
          </table:table-cell>
          <table:table-cell office:value-type="float" office:value="9.337886E-016" calcext:value-type="float">
            <text:p>9.337886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49354" calcext:value-type="float">
            <text:p>-3.149354</text:p>
          </table:table-cell>
          <table:table-cell office:value-type="float" office:value="-0.006581354" calcext:value-type="float">
            <text:p>-0.006581354</text:p>
          </table:table-cell>
          <table:table-cell office:value-type="float" office:value="-0.006113492" calcext:value-type="float">
            <text:p>-0.006113492</text:p>
          </table:table-cell>
          <table:table-cell office:value-type="float" office:value="-0.2708442" calcext:value-type="float">
            <text:p>-0.2708442</text:p>
          </table:table-cell>
          <table:table-cell office:value-type="float" office:value="-0.5517046" calcext:value-type="float">
            <text:p>-0.5517046</text:p>
          </table:table-cell>
          <table:table-cell office:value-type="float" office:value="-0.2800736" calcext:value-type="float">
            <text:p>-0.2800736</text:p>
          </table:table-cell>
          <table:table-cell office:value-type="float" office:value="-0.007385054" calcext:value-type="float">
            <text:p>-0.007385054</text:p>
          </table:table-cell>
          <table:table-cell office:value-type="float" office:value="-0.009782427" calcext:value-type="float">
            <text:p>-0.009782427</text:p>
          </table:table-cell>
          <table:table-cell office:value-type="float" office:value="-0.01754765" calcext:value-type="float">
            <text:p>-0.01754765</text:p>
          </table:table-cell>
          <table:table-cell office:value-type="float" office:value="-0.01449956" calcext:value-type="float">
            <text:p>-0.01449956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0593" calcext:value-type="float">
            <text:p>-0.009720593</text:p>
          </table:table-cell>
          <table:table-cell office:value-type="float" office:value="-0.001512824" calcext:value-type="float">
            <text:p>-0.00151282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44898" calcext:value-type="float">
            <text:p>-2.2448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552.4001" calcext:value-type="float">
            <text:p>552.4001</text:p>
          </table:table-cell>
          <table:table-cell office:value-type="float" office:value="398.9139" calcext:value-type="float">
            <text:p>398.9139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76.389" calcext:value-type="float">
            <text:p>1076.389</text:p>
          </table:table-cell>
          <table:table-cell office:value-type="float" office:value="114.1254" calcext:value-type="float">
            <text:p>114.1254</text:p>
          </table:table-cell>
          <table:table-cell office:value-type="float" office:value="0" calcext:value-type="float">
            <text:p>0</text:p>
          </table:table-cell>
          <table:table-cell office:value-type="float" office:value="0.1623075" calcext:value-type="float">
            <text:p>0.1623075</text:p>
          </table:table-cell>
          <table:table-cell office:value-type="float" office:value="0.3522477" calcext:value-type="float">
            <text:p>0.3522477</text:p>
          </table:table-cell>
          <table:table-cell office:value-type="float" office:value="0.3556597" calcext:value-type="float">
            <text:p>0.3556597</text:p>
          </table:table-cell>
          <table:table-cell office:value-type="float" office:value="0.2277319" calcext:value-type="float">
            <text:p>0.2277319</text:p>
          </table:table-cell>
          <table:table-cell office:value-type="float" office:value="0.2136415" calcext:value-type="float">
            <text:p>0.2136415</text:p>
          </table:table-cell>
          <table:table-cell office:value-type="float" office:value="0.2024768" calcext:value-type="float">
            <text:p>0.2024768</text:p>
          </table:table-cell>
          <table:table-cell office:value-type="float" office:value="0.3057555" calcext:value-type="float">
            <text:p>0.3057555</text:p>
          </table:table-cell>
          <table:table-cell office:value-type="float" office:value="0.3772175" calcext:value-type="float">
            <text:p>0.3772175</text:p>
          </table:table-cell>
          <table:table-cell office:value-type="float" office:value="0.3603675" calcext:value-type="float">
            <text:p>0.3603675</text:p>
          </table:table-cell>
          <table:table-cell office:value-type="float" office:value="0.3692878" calcext:value-type="float">
            <text:p>0.3692878</text:p>
          </table:table-cell>
          <table:table-cell office:value-type="float" office:value="0.3871245" calcext:value-type="float">
            <text:p>0.3871245</text:p>
          </table:table-cell>
          <table:table-cell office:value-type="float" office:value="0.4004378" calcext:value-type="float">
            <text:p>0.40043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372E-015" calcext:value-type="float">
            <text:p>1.926372E-15</text:p>
          </table:table-cell>
          <table:table-cell office:value-type="float" office:value="1.970804E-015" calcext:value-type="float">
            <text:p>1.970804E-15</text:p>
          </table:table-cell>
          <table:table-cell office:value-type="float" office:value="1.980849E-015" calcext:value-type="float">
            <text:p>1.980849E-15</text:p>
          </table:table-cell>
          <table:table-cell office:value-type="float" office:value="1.936242E-015" calcext:value-type="float">
            <text:p>1.936242E-15</text:p>
          </table:table-cell>
          <table:table-cell office:value-type="float" office:value="1.001226E-015" calcext:value-type="float">
            <text:p>1.001226E-15</text:p>
          </table:table-cell>
          <table:table-cell office:value-type="float" office:value="1.931962E-015" calcext:value-type="float">
            <text:p>1.931962E-15</text:p>
          </table:table-cell>
          <table:table-cell office:value-type="float" office:value="9.337874E-016" calcext:value-type="float">
            <text:p>9.337874E-16</text:p>
          </table:table-cell>
          <table:table-cell office:value-type="float" office:value="9.739811E-016" calcext:value-type="float">
            <text:p>9.739811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69185" calcext:value-type="float">
            <text:p>-4.169185</text:p>
          </table:table-cell>
          <table:table-cell office:value-type="float" office:value="-0.01309648" calcext:value-type="float">
            <text:p>-0.01309648</text:p>
          </table:table-cell>
          <table:table-cell office:value-type="float" office:value="-0.01233523" calcext:value-type="float">
            <text:p>-0.01233523</text:p>
          </table:table-cell>
          <table:table-cell office:value-type="float" office:value="-0.2993405" calcext:value-type="float">
            <text:p>-0.2993405</text:p>
          </table:table-cell>
          <table:table-cell office:value-type="float" office:value="-0.4899407" calcext:value-type="float">
            <text:p>-0.4899407</text:p>
          </table:table-cell>
          <table:table-cell office:value-type="float" office:value="-0.2873648" calcext:value-type="float">
            <text:p>-0.2873648</text:p>
          </table:table-cell>
          <table:table-cell office:value-type="float" office:value="-0.01068836" calcext:value-type="float">
            <text:p>-0.01068836</text:p>
          </table:table-cell>
          <table:table-cell office:value-type="float" office:value="-0.01002927" calcext:value-type="float">
            <text:p>-0.01002927</text:p>
          </table:table-cell>
          <table:table-cell office:value-type="float" office:value="-0.01678677" calcext:value-type="float">
            <text:p>-0.01678677</text:p>
          </table:table-cell>
          <table:table-cell office:value-type="float" office:value="-0.01453092" calcext:value-type="float">
            <text:p>-0.01453092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20945" calcext:value-type="float">
            <text:p>-0.009720945</text:p>
          </table:table-cell>
          <table:table-cell office:value-type="float" office:value="-0.001516983" calcext:value-type="float">
            <text:p>-0.0015169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46313" calcext:value-type="float">
            <text:p>-2.2463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552.4001" calcext:value-type="float">
            <text:p>552.4001</text:p>
          </table:table-cell>
          <table:table-cell office:value-type="float" office:value="407.1" calcext:value-type="float">
            <text:p>407.1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68.203" calcext:value-type="float">
            <text:p>1068.203</text:p>
          </table:table-cell>
          <table:table-cell office:value-type="float" office:value="114.1254" calcext:value-type="float">
            <text:p>114.1254</text:p>
          </table:table-cell>
          <table:table-cell office:value-type="float" office:value="0" calcext:value-type="float">
            <text:p>0</text:p>
          </table:table-cell>
          <table:table-cell office:value-type="float" office:value="0.1193006" calcext:value-type="float">
            <text:p>0.1193006</text:p>
          </table:table-cell>
          <table:table-cell office:value-type="float" office:value="0.2858422" calcext:value-type="float">
            <text:p>0.2858422</text:p>
          </table:table-cell>
          <table:table-cell office:value-type="float" office:value="0.3014723" calcext:value-type="float">
            <text:p>0.3014723</text:p>
          </table:table-cell>
          <table:table-cell office:value-type="float" office:value="0.217288" calcext:value-type="float">
            <text:p>0.217288</text:p>
          </table:table-cell>
          <table:table-cell office:value-type="float" office:value="0.2066438" calcext:value-type="float">
            <text:p>0.2066438</text:p>
          </table:table-cell>
          <table:table-cell office:value-type="float" office:value="0.1999976" calcext:value-type="float">
            <text:p>0.1999976</text:p>
          </table:table-cell>
          <table:table-cell office:value-type="float" office:value="0.2974598" calcext:value-type="float">
            <text:p>0.2974598</text:p>
          </table:table-cell>
          <table:table-cell office:value-type="float" office:value="0.3741846" calcext:value-type="float">
            <text:p>0.3741846</text:p>
          </table:table-cell>
          <table:table-cell office:value-type="float" office:value="0.3608773" calcext:value-type="float">
            <text:p>0.3608773</text:p>
          </table:table-cell>
          <table:table-cell office:value-type="float" office:value="0.3691452" calcext:value-type="float">
            <text:p>0.3691452</text:p>
          </table:table-cell>
          <table:table-cell office:value-type="float" office:value="0.3867698" calcext:value-type="float">
            <text:p>0.3867698</text:p>
          </table:table-cell>
          <table:table-cell office:value-type="float" office:value="0.4001851" calcext:value-type="float">
            <text:p>0.40018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004E-015" calcext:value-type="float">
            <text:p>1.927004E-15</text:p>
          </table:table-cell>
          <table:table-cell office:value-type="float" office:value="1.970757E-015" calcext:value-type="float">
            <text:p>1.970757E-15</text:p>
          </table:table-cell>
          <table:table-cell office:value-type="float" office:value="1.980793E-015" calcext:value-type="float">
            <text:p>1.980793E-15</text:p>
          </table:table-cell>
          <table:table-cell office:value-type="float" office:value="1.936221E-015" calcext:value-type="float">
            <text:p>1.936221E-15</text:p>
          </table:table-cell>
          <table:table-cell office:value-type="float" office:value="1.001205E-015" calcext:value-type="float">
            <text:p>1.001205E-15</text:p>
          </table:table-cell>
          <table:table-cell office:value-type="float" office:value="1.931963E-015" calcext:value-type="float">
            <text:p>1.931963E-15</text:p>
          </table:table-cell>
          <table:table-cell office:value-type="float" office:value="9.337867E-016" calcext:value-type="float">
            <text:p>9.337867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2E-029" calcext:value-type="float">
            <text:p>9.098912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89447" calcext:value-type="float">
            <text:p>-44.89447</text:p>
          </table:table-cell>
          <table:table-cell office:value-type="float" office:value="-0.0520487" calcext:value-type="float">
            <text:p>-0.0520487</text:p>
          </table:table-cell>
          <table:table-cell office:value-type="float" office:value="-0.03428595" calcext:value-type="float">
            <text:p>-0.03428595</text:p>
          </table:table-cell>
          <table:table-cell office:value-type="float" office:value="-0.4298152" calcext:value-type="float">
            <text:p>-0.4298152</text:p>
          </table:table-cell>
          <table:table-cell office:value-type="float" office:value="-0.6333632" calcext:value-type="float">
            <text:p>-0.6333632</text:p>
          </table:table-cell>
          <table:table-cell office:value-type="float" office:value="-0.3157627" calcext:value-type="float">
            <text:p>-0.3157627</text:p>
          </table:table-cell>
          <table:table-cell office:value-type="float" office:value="-0.01347104" calcext:value-type="float">
            <text:p>-0.01347104</text:p>
          </table:table-cell>
          <table:table-cell office:value-type="float" office:value="-0.01193489" calcext:value-type="float">
            <text:p>-0.01193489</text:p>
          </table:table-cell>
          <table:table-cell office:value-type="float" office:value="-0.0163953" calcext:value-type="float">
            <text:p>-0.0163953</text:p>
          </table:table-cell>
          <table:table-cell office:value-type="float" office:value="-0.01462777" calcext:value-type="float">
            <text:p>-0.01462777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8452" calcext:value-type="float">
            <text:p>-0.009718452</text:p>
          </table:table-cell>
          <table:table-cell office:value-type="float" office:value="-0.001521392" calcext:value-type="float">
            <text:p>-0.00152139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47976" calcext:value-type="float">
            <text:p>-2.2479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552.4001" calcext:value-type="float">
            <text:p>552.4001</text:p>
          </table:table-cell>
          <table:table-cell office:value-type="float" office:value="416.1103" calcext:value-type="float">
            <text:p>416.1103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59.192" calcext:value-type="float">
            <text:p>1059.192</text:p>
          </table:table-cell>
          <table:table-cell office:value-type="float" office:value="114.1254" calcext:value-type="float">
            <text:p>114.1254</text:p>
          </table:table-cell>
          <table:table-cell office:value-type="float" office:value="0" calcext:value-type="float">
            <text:p>0</text:p>
          </table:table-cell>
          <table:table-cell office:value-type="float" office:value="0.1072387" calcext:value-type="float">
            <text:p>0.1072387</text:p>
          </table:table-cell>
          <table:table-cell office:value-type="float" office:value="0.2162583" calcext:value-type="float">
            <text:p>0.2162583</text:p>
          </table:table-cell>
          <table:table-cell office:value-type="float" office:value="0.2475428" calcext:value-type="float">
            <text:p>0.2475428</text:p>
          </table:table-cell>
          <table:table-cell office:value-type="float" office:value="0.2040893" calcext:value-type="float">
            <text:p>0.2040893</text:p>
          </table:table-cell>
          <table:table-cell office:value-type="float" office:value="0.1973814" calcext:value-type="float">
            <text:p>0.1973814</text:p>
          </table:table-cell>
          <table:table-cell office:value-type="float" office:value="0.1959511" calcext:value-type="float">
            <text:p>0.1959511</text:p>
          </table:table-cell>
          <table:table-cell office:value-type="float" office:value="0.2889076" calcext:value-type="float">
            <text:p>0.2889076</text:p>
          </table:table-cell>
          <table:table-cell office:value-type="float" office:value="0.3707213" calcext:value-type="float">
            <text:p>0.3707213</text:p>
          </table:table-cell>
          <table:table-cell office:value-type="float" office:value="0.3606018" calcext:value-type="float">
            <text:p>0.3606018</text:p>
          </table:table-cell>
          <table:table-cell office:value-type="float" office:value="0.3688551" calcext:value-type="float">
            <text:p>0.3688551</text:p>
          </table:table-cell>
          <table:table-cell office:value-type="float" office:value="0.3862769" calcext:value-type="float">
            <text:p>0.3862769</text:p>
          </table:table-cell>
          <table:table-cell office:value-type="float" office:value="0.3998405" calcext:value-type="float">
            <text:p>0.39984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645E-015" calcext:value-type="float">
            <text:p>1.927645E-15</text:p>
          </table:table-cell>
          <table:table-cell office:value-type="float" office:value="1.97071E-015" calcext:value-type="float">
            <text:p>1.97071E-15</text:p>
          </table:table-cell>
          <table:table-cell office:value-type="float" office:value="1.980739E-015" calcext:value-type="float">
            <text:p>1.980739E-15</text:p>
          </table:table-cell>
          <table:table-cell office:value-type="float" office:value="1.936196E-015" calcext:value-type="float">
            <text:p>1.936196E-15</text:p>
          </table:table-cell>
          <table:table-cell office:value-type="float" office:value="1.001185E-015" calcext:value-type="float">
            <text:p>1.001185E-15</text:p>
          </table:table-cell>
          <table:table-cell office:value-type="float" office:value="1.931964E-015" calcext:value-type="float">
            <text:p>1.931964E-15</text:p>
          </table:table-cell>
          <table:table-cell office:value-type="float" office:value="9.337845E-016" calcext:value-type="float">
            <text:p>9.337845E-16</text:p>
          </table:table-cell>
          <table:table-cell office:value-type="float" office:value="9.739812E-016" calcext:value-type="float">
            <text:p>9.739812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3E-029" calcext:value-type="float">
            <text:p>9.098913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72E-039" calcext:value-type="float">
            <text:p>6.66907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22221" calcext:value-type="float">
            <text:p>-97.22221</text:p>
          </table:table-cell>
          <table:table-cell office:value-type="float" office:value="-0.4460692" calcext:value-type="float">
            <text:p>-0.4460692</text:p>
          </table:table-cell>
          <table:table-cell office:value-type="float" office:value="-0.1565491" calcext:value-type="float">
            <text:p>-0.1565491</text:p>
          </table:table-cell>
          <table:table-cell office:value-type="float" office:value="-0.6960782" calcext:value-type="float">
            <text:p>-0.6960782</text:p>
          </table:table-cell>
          <table:table-cell office:value-type="float" office:value="-0.9016172" calcext:value-type="float">
            <text:p>-0.9016172</text:p>
          </table:table-cell>
          <table:table-cell office:value-type="float" office:value="-0.3692186" calcext:value-type="float">
            <text:p>-0.3692186</text:p>
          </table:table-cell>
          <table:table-cell office:value-type="float" office:value="-0.01719767" calcext:value-type="float">
            <text:p>-0.01719767</text:p>
          </table:table-cell>
          <table:table-cell office:value-type="float" office:value="-0.01458869" calcext:value-type="float">
            <text:p>-0.01458869</text:p>
          </table:table-cell>
          <table:table-cell office:value-type="float" office:value="-0.01659829" calcext:value-type="float">
            <text:p>-0.01659829</text:p>
          </table:table-cell>
          <table:table-cell office:value-type="float" office:value="-0.01482472" calcext:value-type="float">
            <text:p>-0.01482472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6436" calcext:value-type="float">
            <text:p>-0.009716436</text:p>
          </table:table-cell>
          <table:table-cell office:value-type="float" office:value="-0.001525729" calcext:value-type="float">
            <text:p>-0.00152572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50004" calcext:value-type="float">
            <text:p>-2.2500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552.4001" calcext:value-type="float">
            <text:p>552.4001</text:p>
          </table:table-cell>
          <table:table-cell office:value-type="float" office:value="423.6898" calcext:value-type="float">
            <text:p>423.6898</text:p>
          </table:table-cell>
          <table:table-cell office:value-type="float" office:value="26.60813" calcext:value-type="float">
            <text:p>26.60813</text:p>
          </table:table-cell>
          <table:table-cell office:value-type="float" office:value="1051.613" calcext:value-type="float">
            <text:p>1051.613</text:p>
          </table:table-cell>
          <table:table-cell office:value-type="float" office:value="114.1254" calcext:value-type="float">
            <text:p>114.1254</text:p>
          </table:table-cell>
          <table:table-cell office:value-type="float" office:value="0" calcext:value-type="float">
            <text:p>0</text:p>
          </table:table-cell>
          <table:table-cell office:value-type="float" office:value="0.1099304" calcext:value-type="float">
            <text:p>0.1099304</text:p>
          </table:table-cell>
          <table:table-cell office:value-type="float" office:value="0.1883184" calcext:value-type="float">
            <text:p>0.1883184</text:p>
          </table:table-cell>
          <table:table-cell office:value-type="float" office:value="0.2045253" calcext:value-type="float">
            <text:p>0.2045253</text:p>
          </table:table-cell>
          <table:table-cell office:value-type="float" office:value="0.1918446" calcext:value-type="float">
            <text:p>0.1918446</text:p>
          </table:table-cell>
          <table:table-cell office:value-type="float" office:value="0.1891832" calcext:value-type="float">
            <text:p>0.1891832</text:p>
          </table:table-cell>
          <table:table-cell office:value-type="float" office:value="0.1900777" calcext:value-type="float">
            <text:p>0.1900777</text:p>
          </table:table-cell>
          <table:table-cell office:value-type="float" office:value="0.2789586" calcext:value-type="float">
            <text:p>0.2789586</text:p>
          </table:table-cell>
          <table:table-cell office:value-type="float" office:value="0.3668585" calcext:value-type="float">
            <text:p>0.3668585</text:p>
          </table:table-cell>
          <table:table-cell office:value-type="float" office:value="0.3593803" calcext:value-type="float">
            <text:p>0.3593803</text:p>
          </table:table-cell>
          <table:table-cell office:value-type="float" office:value="0.368257" calcext:value-type="float">
            <text:p>0.368257</text:p>
          </table:table-cell>
          <table:table-cell office:value-type="float" office:value="0.3855932" calcext:value-type="float">
            <text:p>0.3855932</text:p>
          </table:table-cell>
          <table:table-cell office:value-type="float" office:value="0.3993661" calcext:value-type="float">
            <text:p>0.39936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255E-015" calcext:value-type="float">
            <text:p>1.928255E-15</text:p>
          </table:table-cell>
          <table:table-cell office:value-type="float" office:value="1.970669E-015" calcext:value-type="float">
            <text:p>1.970669E-15</text:p>
          </table:table-cell>
          <table:table-cell office:value-type="float" office:value="1.980687E-015" calcext:value-type="float">
            <text:p>1.980687E-15</text:p>
          </table:table-cell>
          <table:table-cell office:value-type="float" office:value="1.93617E-015" calcext:value-type="float">
            <text:p>1.93617E-15</text:p>
          </table:table-cell>
          <table:table-cell office:value-type="float" office:value="1.001165E-015" calcext:value-type="float">
            <text:p>1.001165E-15</text:p>
          </table:table-cell>
          <table:table-cell office:value-type="float" office:value="1.931965E-015" calcext:value-type="float">
            <text:p>1.931965E-15</text:p>
          </table:table-cell>
          <table:table-cell office:value-type="float" office:value="9.337826E-016" calcext:value-type="float">
            <text:p>9.337826E-16</text:p>
          </table:table-cell>
          <table:table-cell office:value-type="float" office:value="9.739814E-016" calcext:value-type="float">
            <text:p>9.739814E-16</text:p>
          </table:table-cell>
          <table:table-cell office:value-type="float" office:value="4.695712E-024" calcext:value-type="float">
            <text:p>4.695712E-24</text:p>
          </table:table-cell>
          <table:table-cell office:value-type="float" office:value="9.098911E-029" calcext:value-type="float">
            <text:p>9.098911E-29</text:p>
          </table:table-cell>
          <table:table-cell office:value-type="float" office:value="1.15892E-033" calcext:value-type="float">
            <text:p>1.15892E-33</text:p>
          </table:table-cell>
          <table:table-cell office:value-type="float" office:value="6.669068E-039" calcext:value-type="float">
            <text:p>6.66906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34447" calcext:value-type="float">
            <text:p>-83.34447</text:p>
          </table:table-cell>
          <table:table-cell office:value-type="float" office:value="-1.297114" calcext:value-type="float">
            <text:p>-1.297114</text:p>
          </table:table-cell>
          <table:table-cell office:value-type="float" office:value="-0.6833144" calcext:value-type="float">
            <text:p>-0.6833144</text:p>
          </table:table-cell>
          <table:table-cell office:value-type="float" office:value="-1.120771" calcext:value-type="float">
            <text:p>-1.120771</text:p>
          </table:table-cell>
          <table:table-cell office:value-type="float" office:value="-1.250136" calcext:value-type="float">
            <text:p>-1.250136</text:p>
          </table:table-cell>
          <table:table-cell office:value-type="float" office:value="-0.4659045" calcext:value-type="float">
            <text:p>-0.4659045</text:p>
          </table:table-cell>
          <table:table-cell office:value-type="float" office:value="-0.02305131" calcext:value-type="float">
            <text:p>-0.02305131</text:p>
          </table:table-cell>
          <table:table-cell office:value-type="float" office:value="-0.01828832" calcext:value-type="float">
            <text:p>-0.01828832</text:p>
          </table:table-cell>
          <table:table-cell office:value-type="float" office:value="-0.01755394" calcext:value-type="float">
            <text:p>-0.01755394</text:p>
          </table:table-cell>
          <table:table-cell office:value-type="float" office:value="-0.0152394" calcext:value-type="float">
            <text:p>-0.0152394</text:p>
          </table:table-cell>
          <table:table-cell office:value-type="float" office:value="0" calcext:value-type="float">
            <text:p>0</text:p>
          </table:table-cell>
          <table:table-cell office:value-type="float" office:value="0.08016691" calcext:value-type="float">
            <text:p>0.08016691</text:p>
          </table:table-cell>
          <table:table-cell office:value-type="float" office:value="-0.009717196" calcext:value-type="float">
            <text:p>-0.009717196</text:p>
          </table:table-cell>
          <table:table-cell office:value-type="float" office:value="-0.001529929" calcext:value-type="float">
            <text:p>-0.00152992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52567" calcext:value-type="float">
            <text:p>-2.25256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654.2003" calcext:value-type="float">
            <text:p>654.2003</text:p>
          </table:table-cell>
          <table:table-cell office:value-type="float" office:value="432.1065" calcext:value-type="float">
            <text:p>432.1065</text:p>
          </table:table-cell>
          <table:table-cell office:value-type="float" office:value="57.72253" calcext:value-type="float">
            <text:p>57.72253</text:p>
          </table:table-cell>
          <table:table-cell office:value-type="float" office:value="1112.03" calcext:value-type="float">
            <text:p>1112.03</text:p>
          </table:table-cell>
          <table:table-cell office:value-type="float" office:value="115.9777" calcext:value-type="float">
            <text:p>115.9777</text:p>
          </table:table-cell>
          <table:table-cell office:value-type="float" office:value="0" calcext:value-type="float">
            <text:p>0</text:p>
          </table:table-cell>
          <table:table-cell office:value-type="float" office:value="0.527057" calcext:value-type="float">
            <text:p>0.527057</text:p>
          </table:table-cell>
          <table:table-cell office:value-type="float" office:value="0.5133896" calcext:value-type="float">
            <text:p>0.5133896</text:p>
          </table:table-cell>
          <table:table-cell office:value-type="float" office:value="0.5213597" calcext:value-type="float">
            <text:p>0.5213597</text:p>
          </table:table-cell>
          <table:table-cell office:value-type="float" office:value="0.45935" calcext:value-type="float">
            <text:p>0.45935</text:p>
          </table:table-cell>
          <table:table-cell office:value-type="float" office:value="0.1983224" calcext:value-type="float">
            <text:p>0.1983224</text:p>
          </table:table-cell>
          <table:table-cell office:value-type="float" office:value="0.2062505" calcext:value-type="float">
            <text:p>0.2062505</text:p>
          </table:table-cell>
          <table:table-cell office:value-type="float" office:value="0.3921776" calcext:value-type="float">
            <text:p>0.3921776</text:p>
          </table:table-cell>
          <table:table-cell office:value-type="float" office:value="0.3761683" calcext:value-type="float">
            <text:p>0.3761683</text:p>
          </table:table-cell>
          <table:table-cell office:value-type="float" office:value="0.359096" calcext:value-type="float">
            <text:p>0.359096</text:p>
          </table:table-cell>
          <table:table-cell office:value-type="float" office:value="0.3681712" calcext:value-type="float">
            <text:p>0.3681712</text:p>
          </table:table-cell>
          <table:table-cell office:value-type="float" office:value="0.3855137" calcext:value-type="float">
            <text:p>0.3855137</text:p>
          </table:table-cell>
          <table:table-cell office:value-type="float" office:value="0.3992948" calcext:value-type="float">
            <text:p>0.39929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14748" calcext:value-type="float">
            <text:p>1.4748E-05</text:p>
          </table:table-cell>
          <table:table-cell office:value-type="float" office:value="1.932225E-015" calcext:value-type="float">
            <text:p>1.932225E-15</text:p>
          </table:table-cell>
          <table:table-cell office:value-type="float" office:value="1.970636E-015" calcext:value-type="float">
            <text:p>1.970636E-15</text:p>
          </table:table-cell>
          <table:table-cell office:value-type="float" office:value="1.980636E-015" calcext:value-type="float">
            <text:p>1.980636E-15</text:p>
          </table:table-cell>
          <table:table-cell office:value-type="float" office:value="1.935815E-015" calcext:value-type="float">
            <text:p>1.935815E-15</text:p>
          </table:table-cell>
          <table:table-cell office:value-type="float" office:value="1.001697E-015" calcext:value-type="float">
            <text:p>1.001697E-15</text:p>
          </table:table-cell>
          <table:table-cell office:value-type="float" office:value="1.931791E-015" calcext:value-type="float">
            <text:p>1.931791E-15</text:p>
          </table:table-cell>
          <table:table-cell office:value-type="float" office:value="9.337907E-016" calcext:value-type="float">
            <text:p>9.337907E-16</text:p>
          </table:table-cell>
          <table:table-cell office:value-type="float" office:value="9.739096E-016" calcext:value-type="float">
            <text:p>9.739096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4E-029" calcext:value-type="float">
            <text:p>9.098514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67E-039" calcext:value-type="float">
            <text:p>6.66876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8524" calcext:value-type="float">
            <text:p>-0.00108524</text:p>
          </table:table-cell>
          <table:table-cell office:value-type="float" office:value="-0.001279332" calcext:value-type="float">
            <text:p>-0.001279332</text:p>
          </table:table-cell>
          <table:table-cell office:value-type="float" office:value="-0.001162398" calcext:value-type="float">
            <text:p>-0.001162398</text:p>
          </table:table-cell>
          <table:table-cell office:value-type="float" office:value="-0.002813379" calcext:value-type="float">
            <text:p>-0.002813379</text:p>
          </table:table-cell>
          <table:table-cell office:value-type="float" office:value="-0.872328" calcext:value-type="float">
            <text:p>-0.872328</text:p>
          </table:table-cell>
          <table:table-cell office:value-type="float" office:value="-0.2497521" calcext:value-type="float">
            <text:p>-0.2497521</text:p>
          </table:table-cell>
          <table:table-cell office:value-type="float" office:value="-0.001321512" calcext:value-type="float">
            <text:p>-0.001321512</text:p>
          </table:table-cell>
          <table:table-cell office:value-type="float" office:value="-0.01072993" calcext:value-type="float">
            <text:p>-0.01072993</text:p>
          </table:table-cell>
          <table:table-cell office:value-type="float" office:value="-0.01780421" calcext:value-type="float">
            <text:p>-0.01780421</text:p>
          </table:table-cell>
          <table:table-cell office:value-type="float" office:value="-0.01530384" calcext:value-type="float">
            <text:p>-0.01530384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1495741" calcext:value-type="float">
            <text:p>-0.00149574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55856" calcext:value-type="float">
            <text:p>-2.2558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658.4001" calcext:value-type="float">
            <text:p>658.4001</text:p>
          </table:table-cell>
          <table:table-cell office:value-type="float" office:value="437.3098" calcext:value-type="float">
            <text:p>437.3098</text:p>
          </table:table-cell>
          <table:table-cell office:value-type="float" office:value="57.72253" calcext:value-type="float">
            <text:p>57.72253</text:p>
          </table:table-cell>
          <table:table-cell office:value-type="float" office:value="1110.979" calcext:value-type="float">
            <text:p>1110.979</text:p>
          </table:table-cell>
          <table:table-cell office:value-type="float" office:value="116.0256" calcext:value-type="float">
            <text:p>116.0256</text:p>
          </table:table-cell>
          <table:table-cell office:value-type="float" office:value="0" calcext:value-type="float">
            <text:p>0</text:p>
          </table:table-cell>
          <table:table-cell office:value-type="float" office:value="0.3752573" calcext:value-type="float">
            <text:p>0.3752573</text:p>
          </table:table-cell>
          <table:table-cell office:value-type="float" office:value="0.440556" calcext:value-type="float">
            <text:p>0.440556</text:p>
          </table:table-cell>
          <table:table-cell office:value-type="float" office:value="0.4511957" calcext:value-type="float">
            <text:p>0.4511957</text:p>
          </table:table-cell>
          <table:table-cell office:value-type="float" office:value="0.4660752" calcext:value-type="float">
            <text:p>0.4660752</text:p>
          </table:table-cell>
          <table:table-cell office:value-type="float" office:value="0.4799826" calcext:value-type="float">
            <text:p>0.4799826</text:p>
          </table:table-cell>
          <table:table-cell office:value-type="float" office:value="0.2083058" calcext:value-type="float">
            <text:p>0.2083058</text:p>
          </table:table-cell>
          <table:table-cell office:value-type="float" office:value="0.34584" calcext:value-type="float">
            <text:p>0.34584</text:p>
          </table:table-cell>
          <table:table-cell office:value-type="float" office:value="0.3861761" calcext:value-type="float">
            <text:p>0.3861761</text:p>
          </table:table-cell>
          <table:table-cell office:value-type="float" office:value="0.3607798" calcext:value-type="float">
            <text:p>0.3607798</text:p>
          </table:table-cell>
          <table:table-cell office:value-type="float" office:value="0.3683631" calcext:value-type="float">
            <text:p>0.3683631</text:p>
          </table:table-cell>
          <table:table-cell office:value-type="float" office:value="0.3856678" calcext:value-type="float">
            <text:p>0.3856678</text:p>
          </table:table-cell>
          <table:table-cell office:value-type="float" office:value="0.3993557" calcext:value-type="float">
            <text:p>0.39935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557E-015" calcext:value-type="float">
            <text:p>1.932557E-15</text:p>
          </table:table-cell>
          <table:table-cell office:value-type="float" office:value="1.970605E-015" calcext:value-type="float">
            <text:p>1.970605E-15</text:p>
          </table:table-cell>
          <table:table-cell office:value-type="float" office:value="1.980611E-015" calcext:value-type="float">
            <text:p>1.980611E-15</text:p>
          </table:table-cell>
          <table:table-cell office:value-type="float" office:value="1.93581E-015" calcext:value-type="float">
            <text:p>1.93581E-15</text:p>
          </table:table-cell>
          <table:table-cell office:value-type="float" office:value="1.001677E-015" calcext:value-type="float">
            <text:p>1.001677E-15</text:p>
          </table:table-cell>
          <table:table-cell office:value-type="float" office:value="1.931792E-015" calcext:value-type="float">
            <text:p>1.931792E-15</text:p>
          </table:table-cell>
          <table:table-cell office:value-type="float" office:value="9.337885E-016" calcext:value-type="float">
            <text:p>9.337885E-16</text:p>
          </table:table-cell>
          <table:table-cell office:value-type="float" office:value="9.739096E-016" calcext:value-type="float">
            <text:p>9.739096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4E-029" calcext:value-type="float">
            <text:p>9.098514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67E-039" calcext:value-type="float">
            <text:p>6.66876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849882" calcext:value-type="float">
            <text:p>-0.008849882</text:p>
          </table:table-cell>
          <table:table-cell office:value-type="float" office:value="-0.003311589" calcext:value-type="float">
            <text:p>-0.003311589</text:p>
          </table:table-cell>
          <table:table-cell office:value-type="float" office:value="-0.002865443" calcext:value-type="float">
            <text:p>-0.002865443</text:p>
          </table:table-cell>
          <table:table-cell office:value-type="float" office:value="-0.002377651" calcext:value-type="float">
            <text:p>-0.002377651</text:p>
          </table:table-cell>
          <table:table-cell office:value-type="float" office:value="-0.001987644" calcext:value-type="float">
            <text:p>-0.001987644</text:p>
          </table:table-cell>
          <table:table-cell office:value-type="float" office:value="-0.2314115" calcext:value-type="float">
            <text:p>-0.2314115</text:p>
          </table:table-cell>
          <table:table-cell office:value-type="float" office:value="-0.003772393" calcext:value-type="float">
            <text:p>-0.003772393</text:p>
          </table:table-cell>
          <table:table-cell office:value-type="float" office:value="-0.006075371" calcext:value-type="float">
            <text:p>-0.006075371</text:p>
          </table:table-cell>
          <table:table-cell office:value-type="float" office:value="-0.01648289" calcext:value-type="float">
            <text:p>-0.01648289</text:p>
          </table:table-cell>
          <table:table-cell office:value-type="float" office:value="-0.01516883" calcext:value-type="float">
            <text:p>-0.01516883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8457" calcext:value-type="float">
            <text:p>-0.009728457</text:p>
          </table:table-cell>
          <table:table-cell office:value-type="float" office:value="-0.0015374" calcext:value-type="float">
            <text:p>-0.001537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586" calcext:value-type="float">
            <text:p>-2.25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658.4001" calcext:value-type="float">
            <text:p>658.4001</text:p>
          </table:table-cell>
          <table:table-cell office:value-type="float" office:value="443.5985" calcext:value-type="float">
            <text:p>443.5985</text:p>
          </table:table-cell>
          <table:table-cell office:value-type="float" office:value="57.72253" calcext:value-type="float">
            <text:p>57.72253</text:p>
          </table:table-cell>
          <table:table-cell office:value-type="float" office:value="1104.69" calcext:value-type="float">
            <text:p>1104.69</text:p>
          </table:table-cell>
          <table:table-cell office:value-type="float" office:value="116.0256" calcext:value-type="float">
            <text:p>116.0256</text:p>
          </table:table-cell>
          <table:table-cell office:value-type="float" office:value="0" calcext:value-type="float">
            <text:p>0</text:p>
          </table:table-cell>
          <table:table-cell office:value-type="float" office:value="0.193131" calcext:value-type="float">
            <text:p>0.193131</text:p>
          </table:table-cell>
          <table:table-cell office:value-type="float" office:value="0.4223754" calcext:value-type="float">
            <text:p>0.4223754</text:p>
          </table:table-cell>
          <table:table-cell office:value-type="float" office:value="0.4301328" calcext:value-type="float">
            <text:p>0.4301328</text:p>
          </table:table-cell>
          <table:table-cell office:value-type="float" office:value="0.4406456" calcext:value-type="float">
            <text:p>0.4406456</text:p>
          </table:table-cell>
          <table:table-cell office:value-type="float" office:value="0.4497004" calcext:value-type="float">
            <text:p>0.4497004</text:p>
          </table:table-cell>
          <table:table-cell office:value-type="float" office:value="0.2099298" calcext:value-type="float">
            <text:p>0.2099298</text:p>
          </table:table-cell>
          <table:table-cell office:value-type="float" office:value="0.3234974" calcext:value-type="float">
            <text:p>0.3234974</text:p>
          </table:table-cell>
          <table:table-cell office:value-type="float" office:value="0.3869534" calcext:value-type="float">
            <text:p>0.3869534</text:p>
          </table:table-cell>
          <table:table-cell office:value-type="float" office:value="0.3629866" calcext:value-type="float">
            <text:p>0.3629866</text:p>
          </table:table-cell>
          <table:table-cell office:value-type="float" office:value="0.3685491" calcext:value-type="float">
            <text:p>0.3685491</text:p>
          </table:table-cell>
          <table:table-cell office:value-type="float" office:value="0.3856905" calcext:value-type="float">
            <text:p>0.3856905</text:p>
          </table:table-cell>
          <table:table-cell office:value-type="float" office:value="0.3993146" calcext:value-type="float">
            <text:p>0.39931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025E-015" calcext:value-type="float">
            <text:p>1.933025E-15</text:p>
          </table:table-cell>
          <table:table-cell office:value-type="float" office:value="1.970579E-015" calcext:value-type="float">
            <text:p>1.970579E-15</text:p>
          </table:table-cell>
          <table:table-cell office:value-type="float" office:value="1.980562E-015" calcext:value-type="float">
            <text:p>1.980562E-15</text:p>
          </table:table-cell>
          <table:table-cell office:value-type="float" office:value="1.935799E-015" calcext:value-type="float">
            <text:p>1.935799E-15</text:p>
          </table:table-cell>
          <table:table-cell office:value-type="float" office:value="1.001656E-015" calcext:value-type="float">
            <text:p>1.001656E-15</text:p>
          </table:table-cell>
          <table:table-cell office:value-type="float" office:value="1.931793E-015" calcext:value-type="float">
            <text:p>1.931793E-15</text:p>
          </table:table-cell>
          <table:table-cell office:value-type="float" office:value="9.337873E-016" calcext:value-type="float">
            <text:p>9.337873E-16</text:p>
          </table:table-cell>
          <table:table-cell office:value-type="float" office:value="9.739095E-016" calcext:value-type="float">
            <text:p>9.739095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3E-029" calcext:value-type="float">
            <text:p>9.098513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71E-039" calcext:value-type="float">
            <text:p>6.6687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46242" calcext:value-type="float">
            <text:p>-1.046242</text:p>
          </table:table-cell>
          <table:table-cell office:value-type="float" office:value="-0.004295257" calcext:value-type="float">
            <text:p>-0.004295257</text:p>
          </table:table-cell>
          <table:table-cell office:value-type="float" office:value="-0.003845629" calcext:value-type="float">
            <text:p>-0.003845629</text:p>
          </table:table-cell>
          <table:table-cell office:value-type="float" office:value="-0.003350157" calcext:value-type="float">
            <text:p>-0.003350157</text:p>
          </table:table-cell>
          <table:table-cell office:value-type="float" office:value="-0.002959111" calcext:value-type="float">
            <text:p>-0.002959111</text:p>
          </table:table-cell>
          <table:table-cell office:value-type="float" office:value="-0.2180325" calcext:value-type="float">
            <text:p>-0.2180325</text:p>
          </table:table-cell>
          <table:table-cell office:value-type="float" office:value="-0.006661617" calcext:value-type="float">
            <text:p>-0.006661617</text:p>
          </table:table-cell>
          <table:table-cell office:value-type="float" office:value="-0.005781123" calcext:value-type="float">
            <text:p>-0.005781123</text:p>
          </table:table-cell>
          <table:table-cell office:value-type="float" office:value="-0.01489027" calcext:value-type="float">
            <text:p>-0.01489027</text:p>
          </table:table-cell>
          <table:table-cell office:value-type="float" office:value="-0.01503903" calcext:value-type="float">
            <text:p>-0.01503903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8429" calcext:value-type="float">
            <text:p>-0.009728429</text:p>
          </table:table-cell>
          <table:table-cell office:value-type="float" office:value="-0.001540472" calcext:value-type="float">
            <text:p>-0.0015404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61134" calcext:value-type="float">
            <text:p>-2.26113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658.4001" calcext:value-type="float">
            <text:p>658.4001</text:p>
          </table:table-cell>
          <table:table-cell office:value-type="float" office:value="450.7117" calcext:value-type="float">
            <text:p>450.7117</text:p>
          </table:table-cell>
          <table:table-cell office:value-type="float" office:value="57.72253" calcext:value-type="float">
            <text:p>57.72253</text:p>
          </table:table-cell>
          <table:table-cell office:value-type="float" office:value="1097.577" calcext:value-type="float">
            <text:p>1097.577</text:p>
          </table:table-cell>
          <table:table-cell office:value-type="float" office:value="116.0256" calcext:value-type="float">
            <text:p>116.0256</text:p>
          </table:table-cell>
          <table:table-cell office:value-type="float" office:value="0" calcext:value-type="float">
            <text:p>0</text:p>
          </table:table-cell>
          <table:table-cell office:value-type="float" office:value="0.1416404" calcext:value-type="float">
            <text:p>0.1416404</text:p>
          </table:table-cell>
          <table:table-cell office:value-type="float" office:value="0.3934526" calcext:value-type="float">
            <text:p>0.3934526</text:p>
          </table:table-cell>
          <table:table-cell office:value-type="float" office:value="0.3987311" calcext:value-type="float">
            <text:p>0.3987311</text:p>
          </table:table-cell>
          <table:table-cell office:value-type="float" office:value="0.4055357" calcext:value-type="float">
            <text:p>0.4055357</text:p>
          </table:table-cell>
          <table:table-cell office:value-type="float" office:value="0.4105689" calcext:value-type="float">
            <text:p>0.4105689</text:p>
          </table:table-cell>
          <table:table-cell office:value-type="float" office:value="0.210292" calcext:value-type="float">
            <text:p>0.210292</text:p>
          </table:table-cell>
          <table:table-cell office:value-type="float" office:value="0.3151545" calcext:value-type="float">
            <text:p>0.3151545</text:p>
          </table:table-cell>
          <table:table-cell office:value-type="float" office:value="0.3836279" calcext:value-type="float">
            <text:p>0.3836279</text:p>
          </table:table-cell>
          <table:table-cell office:value-type="float" office:value="0.3644057" calcext:value-type="float">
            <text:p>0.3644057</text:p>
          </table:table-cell>
          <table:table-cell office:value-type="float" office:value="0.3687158" calcext:value-type="float">
            <text:p>0.3687158</text:p>
          </table:table-cell>
          <table:table-cell office:value-type="float" office:value="0.3856272" calcext:value-type="float">
            <text:p>0.3856272</text:p>
          </table:table-cell>
          <table:table-cell office:value-type="float" office:value="0.3991986" calcext:value-type="float">
            <text:p>0.39919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485E-015" calcext:value-type="float">
            <text:p>1.933485E-15</text:p>
          </table:table-cell>
          <table:table-cell office:value-type="float" office:value="1.970543E-015" calcext:value-type="float">
            <text:p>1.970543E-15</text:p>
          </table:table-cell>
          <table:table-cell office:value-type="float" office:value="1.980521E-015" calcext:value-type="float">
            <text:p>1.980521E-15</text:p>
          </table:table-cell>
          <table:table-cell office:value-type="float" office:value="1.935787E-015" calcext:value-type="float">
            <text:p>1.935787E-15</text:p>
          </table:table-cell>
          <table:table-cell office:value-type="float" office:value="1.001634E-015" calcext:value-type="float">
            <text:p>1.001634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6E-016" calcext:value-type="float">
            <text:p>9.739096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3E-029" calcext:value-type="float">
            <text:p>9.098513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71E-039" calcext:value-type="float">
            <text:p>6.6687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5915" calcext:value-type="float">
            <text:p>-11.85915</text:p>
          </table:table-cell>
          <table:table-cell office:value-type="float" office:value="-0.006646048" calcext:value-type="float">
            <text:p>-0.006646048</text:p>
          </table:table-cell>
          <table:table-cell office:value-type="float" office:value="-0.006126417" calcext:value-type="float">
            <text:p>-0.006126417</text:p>
          </table:table-cell>
          <table:table-cell office:value-type="float" office:value="-0.005562786" calcext:value-type="float">
            <text:p>-0.005562786</text:p>
          </table:table-cell>
          <table:table-cell office:value-type="float" office:value="-0.0051582" calcext:value-type="float">
            <text:p>-0.0051582</text:p>
          </table:table-cell>
          <table:table-cell office:value-type="float" office:value="-0.2151659" calcext:value-type="float">
            <text:p>-0.2151659</text:p>
          </table:table-cell>
          <table:table-cell office:value-type="float" office:value="-0.008300995" calcext:value-type="float">
            <text:p>-0.008300995</text:p>
          </table:table-cell>
          <table:table-cell office:value-type="float" office:value="-0.006963351" calcext:value-type="float">
            <text:p>-0.006963351</text:p>
          </table:table-cell>
          <table:table-cell office:value-type="float" office:value="-0.01395018" calcext:value-type="float">
            <text:p>-0.01395018</text:p>
          </table:table-cell>
          <table:table-cell office:value-type="float" office:value="-0.01492336" calcext:value-type="float">
            <text:p>-0.01492336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5248" calcext:value-type="float">
            <text:p>-0.009725248</text:p>
          </table:table-cell>
          <table:table-cell office:value-type="float" office:value="-0.001543515" calcext:value-type="float">
            <text:p>-0.0015435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6357" calcext:value-type="float">
            <text:p>-2.263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658.4001" calcext:value-type="float">
            <text:p>658.4001</text:p>
          </table:table-cell>
          <table:table-cell office:value-type="float" office:value="455.3079" calcext:value-type="float">
            <text:p>455.3079</text:p>
          </table:table-cell>
          <table:table-cell office:value-type="float" office:value="57.72253" calcext:value-type="float">
            <text:p>57.72253</text:p>
          </table:table-cell>
          <table:table-cell office:value-type="float" office:value="1092.98" calcext:value-type="float">
            <text:p>1092.98</text:p>
          </table:table-cell>
          <table:table-cell office:value-type="float" office:value="116.0256" calcext:value-type="float">
            <text:p>116.0256</text:p>
          </table:table-cell>
          <table:table-cell office:value-type="float" office:value="0" calcext:value-type="float">
            <text:p>0</text:p>
          </table:table-cell>
          <table:table-cell office:value-type="float" office:value="0.1474133" calcext:value-type="float">
            <text:p>0.1474133</text:p>
          </table:table-cell>
          <table:table-cell office:value-type="float" office:value="0.3706495" calcext:value-type="float">
            <text:p>0.3706495</text:p>
          </table:table-cell>
          <table:table-cell office:value-type="float" office:value="0.3753023" calcext:value-type="float">
            <text:p>0.3753023</text:p>
          </table:table-cell>
          <table:table-cell office:value-type="float" office:value="0.3808569" calcext:value-type="float">
            <text:p>0.3808569</text:p>
          </table:table-cell>
          <table:table-cell office:value-type="float" office:value="0.3842072" calcext:value-type="float">
            <text:p>0.3842072</text:p>
          </table:table-cell>
          <table:table-cell office:value-type="float" office:value="0.2123038" calcext:value-type="float">
            <text:p>0.2123038</text:p>
          </table:table-cell>
          <table:table-cell office:value-type="float" office:value="0.3092761" calcext:value-type="float">
            <text:p>0.3092761</text:p>
          </table:table-cell>
          <table:table-cell office:value-type="float" office:value="0.3804116" calcext:value-type="float">
            <text:p>0.3804116</text:p>
          </table:table-cell>
          <table:table-cell office:value-type="float" office:value="0.3654915" calcext:value-type="float">
            <text:p>0.3654915</text:p>
          </table:table-cell>
          <table:table-cell office:value-type="float" office:value="0.3691216" calcext:value-type="float">
            <text:p>0.3691216</text:p>
          </table:table-cell>
          <table:table-cell office:value-type="float" office:value="0.3856406" calcext:value-type="float">
            <text:p>0.3856406</text:p>
          </table:table-cell>
          <table:table-cell office:value-type="float" office:value="0.3991335" calcext:value-type="float">
            <text:p>0.39913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968E-015" calcext:value-type="float">
            <text:p>1.933968E-15</text:p>
          </table:table-cell>
          <table:table-cell office:value-type="float" office:value="1.970516E-015" calcext:value-type="float">
            <text:p>1.970516E-15</text:p>
          </table:table-cell>
          <table:table-cell office:value-type="float" office:value="1.980473E-015" calcext:value-type="float">
            <text:p>1.980473E-15</text:p>
          </table:table-cell>
          <table:table-cell office:value-type="float" office:value="1.935774E-015" calcext:value-type="float">
            <text:p>1.935774E-15</text:p>
          </table:table-cell>
          <table:table-cell office:value-type="float" office:value="1.001613E-015" calcext:value-type="float">
            <text:p>1.001613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8E-016" calcext:value-type="float">
            <text:p>9.739098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6E-029" calcext:value-type="float">
            <text:p>9.098516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71E-039" calcext:value-type="float">
            <text:p>6.6687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23276" calcext:value-type="float">
            <text:p>-8.523276</text:p>
          </table:table-cell>
          <table:table-cell office:value-type="float" office:value="-0.009596283" calcext:value-type="float">
            <text:p>-0.009596283</text:p>
          </table:table-cell>
          <table:table-cell office:value-type="float" office:value="-0.008885807" calcext:value-type="float">
            <text:p>-0.008885807</text:p>
          </table:table-cell>
          <table:table-cell office:value-type="float" office:value="-0.008163143" calcext:value-type="float">
            <text:p>-0.008163143</text:p>
          </table:table-cell>
          <table:table-cell office:value-type="float" office:value="-0.007736537" calcext:value-type="float">
            <text:p>-0.007736537</text:p>
          </table:table-cell>
          <table:table-cell office:value-type="float" office:value="-0.2000878" calcext:value-type="float">
            <text:p>-0.2000878</text:p>
          </table:table-cell>
          <table:table-cell office:value-type="float" office:value="-0.00971783" calcext:value-type="float">
            <text:p>-0.00971783</text:p>
          </table:table-cell>
          <table:table-cell office:value-type="float" office:value="-0.00835195" calcext:value-type="float">
            <text:p>-0.00835195</text:p>
          </table:table-cell>
          <table:table-cell office:value-type="float" office:value="-0.01327484" calcext:value-type="float">
            <text:p>-0.01327484</text:p>
          </table:table-cell>
          <table:table-cell office:value-type="float" office:value="-0.01464639" calcext:value-type="float">
            <text:p>-0.01464639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4914" calcext:value-type="float">
            <text:p>-0.009724914</text:p>
          </table:table-cell>
          <table:table-cell office:value-type="float" office:value="-0.001546683" calcext:value-type="float">
            <text:p>-0.0015466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6597" calcext:value-type="float">
            <text:p>-2.265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658.4001" calcext:value-type="float">
            <text:p>658.4001</text:p>
          </table:table-cell>
          <table:table-cell office:value-type="float" office:value="463.3675" calcext:value-type="float">
            <text:p>463.3675</text:p>
          </table:table-cell>
          <table:table-cell office:value-type="float" office:value="57.72253" calcext:value-type="float">
            <text:p>57.72253</text:p>
          </table:table-cell>
          <table:table-cell office:value-type="float" office:value="1084.92" calcext:value-type="float">
            <text:p>1084.92</text:p>
          </table:table-cell>
          <table:table-cell office:value-type="float" office:value="116.0256" calcext:value-type="float">
            <text:p>116.0256</text:p>
          </table:table-cell>
          <table:table-cell office:value-type="float" office:value="0" calcext:value-type="float">
            <text:p>0</text:p>
          </table:table-cell>
          <table:table-cell office:value-type="float" office:value="0.1134126" calcext:value-type="float">
            <text:p>0.1134126</text:p>
          </table:table-cell>
          <table:table-cell office:value-type="float" office:value="0.3286372" calcext:value-type="float">
            <text:p>0.3286372</text:p>
          </table:table-cell>
          <table:table-cell office:value-type="float" office:value="0.3368844" calcext:value-type="float">
            <text:p>0.3368844</text:p>
          </table:table-cell>
          <table:table-cell office:value-type="float" office:value="0.3442226" calcext:value-type="float">
            <text:p>0.3442226</text:p>
          </table:table-cell>
          <table:table-cell office:value-type="float" office:value="0.3467498" calcext:value-type="float">
            <text:p>0.3467498</text:p>
          </table:table-cell>
          <table:table-cell office:value-type="float" office:value="0.2125057" calcext:value-type="float">
            <text:p>0.2125057</text:p>
          </table:table-cell>
          <table:table-cell office:value-type="float" office:value="0.3021703" calcext:value-type="float">
            <text:p>0.3021703</text:p>
          </table:table-cell>
          <table:table-cell office:value-type="float" office:value="0.3769794" calcext:value-type="float">
            <text:p>0.3769794</text:p>
          </table:table-cell>
          <table:table-cell office:value-type="float" office:value="0.3658893" calcext:value-type="float">
            <text:p>0.3658893</text:p>
          </table:table-cell>
          <table:table-cell office:value-type="float" office:value="0.3694203" calcext:value-type="float">
            <text:p>0.3694203</text:p>
          </table:table-cell>
          <table:table-cell office:value-type="float" office:value="0.3855492" calcext:value-type="float">
            <text:p>0.3855492</text:p>
          </table:table-cell>
          <table:table-cell office:value-type="float" office:value="0.3989783" calcext:value-type="float">
            <text:p>0.39897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428E-015" calcext:value-type="float">
            <text:p>1.934428E-15</text:p>
          </table:table-cell>
          <table:table-cell office:value-type="float" office:value="1.97048E-015" calcext:value-type="float">
            <text:p>1.97048E-15</text:p>
          </table:table-cell>
          <table:table-cell office:value-type="float" office:value="1.980434E-015" calcext:value-type="float">
            <text:p>1.980434E-15</text:p>
          </table:table-cell>
          <table:table-cell office:value-type="float" office:value="1.935759E-015" calcext:value-type="float">
            <text:p>1.935759E-15</text:p>
          </table:table-cell>
          <table:table-cell office:value-type="float" office:value="1.001596E-015" calcext:value-type="float">
            <text:p>1.001596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5E-016" calcext:value-type="float">
            <text:p>9.739095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6E-029" calcext:value-type="float">
            <text:p>9.098516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71E-039" calcext:value-type="float">
            <text:p>6.6687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66379" calcext:value-type="float">
            <text:p>-64.66379</text:p>
          </table:table-cell>
          <table:table-cell office:value-type="float" office:value="-0.02016771" calcext:value-type="float">
            <text:p>-0.02016771</text:p>
          </table:table-cell>
          <table:table-cell office:value-type="float" office:value="-0.01726004" calcext:value-type="float">
            <text:p>-0.01726004</text:p>
          </table:table-cell>
          <table:table-cell office:value-type="float" office:value="-0.01514889" calcext:value-type="float">
            <text:p>-0.01514889</text:p>
          </table:table-cell>
          <table:table-cell office:value-type="float" office:value="-0.01448658" calcext:value-type="float">
            <text:p>-0.01448658</text:p>
          </table:table-cell>
          <table:table-cell office:value-type="float" office:value="-0.1986314" calcext:value-type="float">
            <text:p>-0.1986314</text:p>
          </table:table-cell>
          <table:table-cell office:value-type="float" office:value="-0.01181048" calcext:value-type="float">
            <text:p>-0.01181048</text:p>
          </table:table-cell>
          <table:table-cell office:value-type="float" office:value="-0.01016284" calcext:value-type="float">
            <text:p>-0.01016284</text:p>
          </table:table-cell>
          <table:table-cell office:value-type="float" office:value="-0.01303283" calcext:value-type="float">
            <text:p>-0.01303283</text:p>
          </table:table-cell>
          <table:table-cell office:value-type="float" office:value="-0.01444507" calcext:value-type="float">
            <text:p>-0.01444507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1446" calcext:value-type="float">
            <text:p>-0.009721446</text:p>
          </table:table-cell>
          <table:table-cell office:value-type="float" office:value="-0.001549739" calcext:value-type="float">
            <text:p>-0.00154973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684" calcext:value-type="float">
            <text:p>-2.268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658.4001" calcext:value-type="float">
            <text:p>658.4001</text:p>
          </table:table-cell>
          <table:table-cell office:value-type="float" office:value="468.9134" calcext:value-type="float">
            <text:p>468.9134</text:p>
          </table:table-cell>
          <table:table-cell office:value-type="float" office:value="57.72253" calcext:value-type="float">
            <text:p>57.72253</text:p>
          </table:table-cell>
          <table:table-cell office:value-type="float" office:value="1079.375" calcext:value-type="float">
            <text:p>1079.375</text:p>
          </table:table-cell>
          <table:table-cell office:value-type="float" office:value="116.0256" calcext:value-type="float">
            <text:p>116.0256</text:p>
          </table:table-cell>
          <table:table-cell office:value-type="float" office:value="0" calcext:value-type="float">
            <text:p>0</text:p>
          </table:table-cell>
          <table:table-cell office:value-type="float" office:value="0.1244359" calcext:value-type="float">
            <text:p>0.1244359</text:p>
          </table:table-cell>
          <table:table-cell office:value-type="float" office:value="0.2973351" calcext:value-type="float">
            <text:p>0.2973351</text:p>
          </table:table-cell>
          <table:table-cell office:value-type="float" office:value="0.3099405" calcext:value-type="float">
            <text:p>0.3099405</text:p>
          </table:table-cell>
          <table:table-cell office:value-type="float" office:value="0.3175379" calcext:value-type="float">
            <text:p>0.3175379</text:p>
          </table:table-cell>
          <table:table-cell office:value-type="float" office:value="0.3181833" calcext:value-type="float">
            <text:p>0.3181833</text:p>
          </table:table-cell>
          <table:table-cell office:value-type="float" office:value="0.2134472" calcext:value-type="float">
            <text:p>0.2134472</text:p>
          </table:table-cell>
          <table:table-cell office:value-type="float" office:value="0.2969218" calcext:value-type="float">
            <text:p>0.2969218</text:p>
          </table:table-cell>
          <table:table-cell office:value-type="float" office:value="0.3744318" calcext:value-type="float">
            <text:p>0.3744318</text:p>
          </table:table-cell>
          <table:table-cell office:value-type="float" office:value="0.3658509" calcext:value-type="float">
            <text:p>0.3658509</text:p>
          </table:table-cell>
          <table:table-cell office:value-type="float" office:value="0.3697555" calcext:value-type="float">
            <text:p>0.3697555</text:p>
          </table:table-cell>
          <table:table-cell office:value-type="float" office:value="0.3855713" calcext:value-type="float">
            <text:p>0.3855713</text:p>
          </table:table-cell>
          <table:table-cell office:value-type="float" office:value="0.398886" calcext:value-type="float">
            <text:p>0.3988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871E-015" calcext:value-type="float">
            <text:p>1.934871E-15</text:p>
          </table:table-cell>
          <table:table-cell office:value-type="float" office:value="1.970434E-015" calcext:value-type="float">
            <text:p>1.970434E-15</text:p>
          </table:table-cell>
          <table:table-cell office:value-type="float" office:value="1.980408E-015" calcext:value-type="float">
            <text:p>1.980408E-15</text:p>
          </table:table-cell>
          <table:table-cell office:value-type="float" office:value="1.935743E-015" calcext:value-type="float">
            <text:p>1.935743E-15</text:p>
          </table:table-cell>
          <table:table-cell office:value-type="float" office:value="1.001579E-015" calcext:value-type="float">
            <text:p>1.001579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8E-016" calcext:value-type="float">
            <text:p>9.739098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6E-029" calcext:value-type="float">
            <text:p>9.098516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67E-039" calcext:value-type="float">
            <text:p>6.66876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44558" calcext:value-type="float">
            <text:p>-32.44558</text:p>
          </table:table-cell>
          <table:table-cell office:value-type="float" office:value="-0.03846942" calcext:value-type="float">
            <text:p>-0.03846942</text:p>
          </table:table-cell>
          <table:table-cell office:value-type="float" office:value="-0.0287827" calcext:value-type="float">
            <text:p>-0.0287827</text:p>
          </table:table-cell>
          <table:table-cell office:value-type="float" office:value="-0.0248311" calcext:value-type="float">
            <text:p>-0.0248311</text:p>
          </table:table-cell>
          <table:table-cell office:value-type="float" office:value="-0.02453721" calcext:value-type="float">
            <text:p>-0.02453721</text:p>
          </table:table-cell>
          <table:table-cell office:value-type="float" office:value="-0.1920025" calcext:value-type="float">
            <text:p>-0.1920025</text:p>
          </table:table-cell>
          <table:table-cell office:value-type="float" office:value="-0.01367907" calcext:value-type="float">
            <text:p>-0.01367907</text:p>
          </table:table-cell>
          <table:table-cell office:value-type="float" office:value="-0.01176845" calcext:value-type="float">
            <text:p>-0.01176845</text:p>
          </table:table-cell>
          <table:table-cell office:value-type="float" office:value="-0.01305337" calcext:value-type="float">
            <text:p>-0.01305337</text:p>
          </table:table-cell>
          <table:table-cell office:value-type="float" office:value="-0.0142221" calcext:value-type="float">
            <text:p>-0.0142221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0926" calcext:value-type="float">
            <text:p>-0.009720926</text:p>
          </table:table-cell>
          <table:table-cell office:value-type="float" office:value="-0.001552772" calcext:value-type="float">
            <text:p>-0.0015527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7087" calcext:value-type="float">
            <text:p>-2.270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658.4001" calcext:value-type="float">
            <text:p>658.4001</text:p>
          </table:table-cell>
          <table:table-cell office:value-type="float" office:value="473.7532" calcext:value-type="float">
            <text:p>473.7532</text:p>
          </table:table-cell>
          <table:table-cell office:value-type="float" office:value="57.72253" calcext:value-type="float">
            <text:p>57.72253</text:p>
          </table:table-cell>
          <table:table-cell office:value-type="float" office:value="1074.535" calcext:value-type="float">
            <text:p>1074.535</text:p>
          </table:table-cell>
          <table:table-cell office:value-type="float" office:value="116.0256" calcext:value-type="float">
            <text:p>116.0256</text:p>
          </table:table-cell>
          <table:table-cell office:value-type="float" office:value="0" calcext:value-type="float">
            <text:p>0</text:p>
          </table:table-cell>
          <table:table-cell office:value-type="float" office:value="0.1336009" calcext:value-type="float">
            <text:p>0.1336009</text:p>
          </table:table-cell>
          <table:table-cell office:value-type="float" office:value="0.2707723" calcext:value-type="float">
            <text:p>0.2707723</text:p>
          </table:table-cell>
          <table:table-cell office:value-type="float" office:value="0.2867023" calcext:value-type="float">
            <text:p>0.2867023</text:p>
          </table:table-cell>
          <table:table-cell office:value-type="float" office:value="0.2946059" calcext:value-type="float">
            <text:p>0.2946059</text:p>
          </table:table-cell>
          <table:table-cell office:value-type="float" office:value="0.2940861" calcext:value-type="float">
            <text:p>0.2940861</text:p>
          </table:table-cell>
          <table:table-cell office:value-type="float" office:value="0.2144484" calcext:value-type="float">
            <text:p>0.2144484</text:p>
          </table:table-cell>
          <table:table-cell office:value-type="float" office:value="0.2924686" calcext:value-type="float">
            <text:p>0.2924686</text:p>
          </table:table-cell>
          <table:table-cell office:value-type="float" office:value="0.3723024" calcext:value-type="float">
            <text:p>0.3723024</text:p>
          </table:table-cell>
          <table:table-cell office:value-type="float" office:value="0.3655096" calcext:value-type="float">
            <text:p>0.3655096</text:p>
          </table:table-cell>
          <table:table-cell office:value-type="float" office:value="0.3700409" calcext:value-type="float">
            <text:p>0.3700409</text:p>
          </table:table-cell>
          <table:table-cell office:value-type="float" office:value="0.3856267" calcext:value-type="float">
            <text:p>0.3856267</text:p>
          </table:table-cell>
          <table:table-cell office:value-type="float" office:value="0.3988104" calcext:value-type="float">
            <text:p>0.39881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252E-015" calcext:value-type="float">
            <text:p>1.935252E-15</text:p>
          </table:table-cell>
          <table:table-cell office:value-type="float" office:value="1.9704E-015" calcext:value-type="float">
            <text:p>1.9704E-15</text:p>
          </table:table-cell>
          <table:table-cell office:value-type="float" office:value="1.980374E-015" calcext:value-type="float">
            <text:p>1.980374E-15</text:p>
          </table:table-cell>
          <table:table-cell office:value-type="float" office:value="1.935736E-015" calcext:value-type="float">
            <text:p>1.935736E-15</text:p>
          </table:table-cell>
          <table:table-cell office:value-type="float" office:value="1.001563E-015" calcext:value-type="float">
            <text:p>1.001563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5E-016" calcext:value-type="float">
            <text:p>9.739095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6E-029" calcext:value-type="float">
            <text:p>9.098516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67E-039" calcext:value-type="float">
            <text:p>6.66876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0308" calcext:value-type="float">
            <text:p>-18.20308</text:p>
          </table:table-cell>
          <table:table-cell office:value-type="float" office:value="-0.07899606" calcext:value-type="float">
            <text:p>-0.07899606</text:p>
          </table:table-cell>
          <table:table-cell office:value-type="float" office:value="-0.0506556" calcext:value-type="float">
            <text:p>-0.0506556</text:p>
          </table:table-cell>
          <table:table-cell office:value-type="float" office:value="-0.04108529" calcext:value-type="float">
            <text:p>-0.04108529</text:p>
          </table:table-cell>
          <table:table-cell office:value-type="float" office:value="-0.04166349" calcext:value-type="float">
            <text:p>-0.04166349</text:p>
          </table:table-cell>
          <table:table-cell office:value-type="float" office:value="-0.1852207" calcext:value-type="float">
            <text:p>-0.1852207</text:p>
          </table:table-cell>
          <table:table-cell office:value-type="float" office:value="-0.01552382" calcext:value-type="float">
            <text:p>-0.01552382</text:p>
          </table:table-cell>
          <table:table-cell office:value-type="float" office:value="-0.01331462" calcext:value-type="float">
            <text:p>-0.01331462</text:p>
          </table:table-cell>
          <table:table-cell office:value-type="float" office:value="-0.01325497" calcext:value-type="float">
            <text:p>-0.01325497</text:p>
          </table:table-cell>
          <table:table-cell office:value-type="float" office:value="-0.01403493" calcext:value-type="float">
            <text:p>-0.01403493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1682" calcext:value-type="float">
            <text:p>-0.009721682</text:p>
          </table:table-cell>
          <table:table-cell office:value-type="float" office:value="-0.001555382" calcext:value-type="float">
            <text:p>-0.0015553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73331" calcext:value-type="float">
            <text:p>-2.273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658.4001" calcext:value-type="float">
            <text:p>658.4001</text:p>
          </table:table-cell>
          <table:table-cell office:value-type="float" office:value="478.9393" calcext:value-type="float">
            <text:p>478.9393</text:p>
          </table:table-cell>
          <table:table-cell office:value-type="float" office:value="57.72253" calcext:value-type="float">
            <text:p>57.72253</text:p>
          </table:table-cell>
          <table:table-cell office:value-type="float" office:value="1069.349" calcext:value-type="float">
            <text:p>1069.349</text:p>
          </table:table-cell>
          <table:table-cell office:value-type="float" office:value="116.0256" calcext:value-type="float">
            <text:p>116.0256</text:p>
          </table:table-cell>
          <table:table-cell office:value-type="float" office:value="0" calcext:value-type="float">
            <text:p>0</text:p>
          </table:table-cell>
          <table:table-cell office:value-type="float" office:value="0.119513" calcext:value-type="float">
            <text:p>0.119513</text:p>
          </table:table-cell>
          <table:table-cell office:value-type="float" office:value="0.2434104" calcext:value-type="float">
            <text:p>0.2434104</text:p>
          </table:table-cell>
          <table:table-cell office:value-type="float" office:value="0.2645801" calcext:value-type="float">
            <text:p>0.2645801</text:p>
          </table:table-cell>
          <table:table-cell office:value-type="float" office:value="0.2727282" calcext:value-type="float">
            <text:p>0.2727282</text:p>
          </table:table-cell>
          <table:table-cell office:value-type="float" office:value="0.2700833" calcext:value-type="float">
            <text:p>0.2700833</text:p>
          </table:table-cell>
          <table:table-cell office:value-type="float" office:value="0.2147347" calcext:value-type="float">
            <text:p>0.2147347</text:p>
          </table:table-cell>
          <table:table-cell office:value-type="float" office:value="0.2880368" calcext:value-type="float">
            <text:p>0.2880368</text:p>
          </table:table-cell>
          <table:table-cell office:value-type="float" office:value="0.3703973" calcext:value-type="float">
            <text:p>0.3703973</text:p>
          </table:table-cell>
          <table:table-cell office:value-type="float" office:value="0.3648331" calcext:value-type="float">
            <text:p>0.3648331</text:p>
          </table:table-cell>
          <table:table-cell office:value-type="float" office:value="0.3701895" calcext:value-type="float">
            <text:p>0.3701895</text:p>
          </table:table-cell>
          <table:table-cell office:value-type="float" office:value="0.3856473" calcext:value-type="float">
            <text:p>0.3856473</text:p>
          </table:table-cell>
          <table:table-cell office:value-type="float" office:value="0.3987135" calcext:value-type="float">
            <text:p>0.39871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572E-015" calcext:value-type="float">
            <text:p>1.935572E-15</text:p>
          </table:table-cell>
          <table:table-cell office:value-type="float" office:value="1.970367E-015" calcext:value-type="float">
            <text:p>1.970367E-15</text:p>
          </table:table-cell>
          <table:table-cell office:value-type="float" office:value="1.980354E-015" calcext:value-type="float">
            <text:p>1.980354E-15</text:p>
          </table:table-cell>
          <table:table-cell office:value-type="float" office:value="1.935728E-015" calcext:value-type="float">
            <text:p>1.935728E-15</text:p>
          </table:table-cell>
          <table:table-cell office:value-type="float" office:value="1.001547E-015" calcext:value-type="float">
            <text:p>1.001547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8E-016" calcext:value-type="float">
            <text:p>9.739098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6E-029" calcext:value-type="float">
            <text:p>9.098516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67E-039" calcext:value-type="float">
            <text:p>6.66876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68791" calcext:value-type="float">
            <text:p>-43.68791</text:p>
          </table:table-cell>
          <table:table-cell office:value-type="float" office:value="-0.1793906" calcext:value-type="float">
            <text:p>-0.1793906</text:p>
          </table:table-cell>
          <table:table-cell office:value-type="float" office:value="-0.09409081" calcext:value-type="float">
            <text:p>-0.09409081</text:p>
          </table:table-cell>
          <table:table-cell office:value-type="float" office:value="-0.07443931" calcext:value-type="float">
            <text:p>-0.07443931</text:p>
          </table:table-cell>
          <table:table-cell office:value-type="float" office:value="-0.0803105" calcext:value-type="float">
            <text:p>-0.0803105</text:p>
          </table:table-cell>
          <table:table-cell office:value-type="float" office:value="-0.1833103" calcext:value-type="float">
            <text:p>-0.1833103</text:p>
          </table:table-cell>
          <table:table-cell office:value-type="float" office:value="-0.01764419" calcext:value-type="float">
            <text:p>-0.01764419</text:p>
          </table:table-cell>
          <table:table-cell office:value-type="float" office:value="-0.0148766" calcext:value-type="float">
            <text:p>-0.0148766</text:p>
          </table:table-cell>
          <table:table-cell office:value-type="float" office:value="-0.01366835" calcext:value-type="float">
            <text:p>-0.01366835</text:p>
          </table:table-cell>
          <table:table-cell office:value-type="float" office:value="-0.01393781" calcext:value-type="float">
            <text:p>-0.01393781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1636" calcext:value-type="float">
            <text:p>-0.009721636</text:p>
          </table:table-cell>
          <table:table-cell office:value-type="float" office:value="-0.001557641" calcext:value-type="float">
            <text:p>-0.00155764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7577" calcext:value-type="float">
            <text:p>-2.275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689.6005" calcext:value-type="float">
            <text:p>689.6005</text:p>
          </table:table-cell>
          <table:table-cell office:value-type="float" office:value="487.2399" calcext:value-type="float">
            <text:p>487.2399</text:p>
          </table:table-cell>
          <table:table-cell office:value-type="float" office:value="58.84578" calcext:value-type="float">
            <text:p>58.84578</text:p>
          </table:table-cell>
          <table:table-cell office:value-type="float" office:value="1090.369" calcext:value-type="float">
            <text:p>1090.369</text:p>
          </table:table-cell>
          <table:table-cell office:value-type="float" office:value="116.7817" calcext:value-type="float">
            <text:p>116.7817</text:p>
          </table:table-cell>
          <table:table-cell office:value-type="float" office:value="0" calcext:value-type="float">
            <text:p>0</text:p>
          </table:table-cell>
          <table:table-cell office:value-type="float" office:value="0.46447" calcext:value-type="float">
            <text:p>0.46447</text:p>
          </table:table-cell>
          <table:table-cell office:value-type="float" office:value="0.4797576" calcext:value-type="float">
            <text:p>0.4797576</text:p>
          </table:table-cell>
          <table:table-cell office:value-type="float" office:value="0.3218018" calcext:value-type="float">
            <text:p>0.3218018</text:p>
          </table:table-cell>
          <table:table-cell office:value-type="float" office:value="0.2887052" calcext:value-type="float">
            <text:p>0.2887052</text:p>
          </table:table-cell>
          <table:table-cell office:value-type="float" office:value="0.2661596" calcext:value-type="float">
            <text:p>0.2661596</text:p>
          </table:table-cell>
          <table:table-cell office:value-type="float" office:value="0.215709" calcext:value-type="float">
            <text:p>0.215709</text:p>
          </table:table-cell>
          <table:table-cell office:value-type="float" office:value="0.3433743" calcext:value-type="float">
            <text:p>0.3433743</text:p>
          </table:table-cell>
          <table:table-cell office:value-type="float" office:value="0.3729701" calcext:value-type="float">
            <text:p>0.3729701</text:p>
          </table:table-cell>
          <table:table-cell office:value-type="float" office:value="0.3643948" calcext:value-type="float">
            <text:p>0.3643948</text:p>
          </table:table-cell>
          <table:table-cell office:value-type="float" office:value="0.3703599" calcext:value-type="float">
            <text:p>0.3703599</text:p>
          </table:table-cell>
          <table:table-cell office:value-type="float" office:value="0.3857906" calcext:value-type="float">
            <text:p>0.3857906</text:p>
          </table:table-cell>
          <table:table-cell office:value-type="float" office:value="0.3987072" calcext:value-type="float">
            <text:p>0.39870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846E-015" calcext:value-type="float">
            <text:p>1.935846E-15</text:p>
          </table:table-cell>
          <table:table-cell office:value-type="float" office:value="1.970349E-015" calcext:value-type="float">
            <text:p>1.970349E-15</text:p>
          </table:table-cell>
          <table:table-cell office:value-type="float" office:value="1.980331E-015" calcext:value-type="float">
            <text:p>1.980331E-15</text:p>
          </table:table-cell>
          <table:table-cell office:value-type="float" office:value="1.93572E-015" calcext:value-type="float">
            <text:p>1.93572E-15</text:p>
          </table:table-cell>
          <table:table-cell office:value-type="float" office:value="1.001536E-015" calcext:value-type="float">
            <text:p>1.001536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6E-016" calcext:value-type="float">
            <text:p>9.739096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4E-029" calcext:value-type="float">
            <text:p>9.098514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7E-039" calcext:value-type="float">
            <text:p>6.6687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367106" calcext:value-type="float">
            <text:p>-0.002367106</text:p>
          </table:table-cell>
          <table:table-cell office:value-type="float" office:value="-0.001912878" calcext:value-type="float">
            <text:p>-0.001912878</text:p>
          </table:table-cell>
          <table:table-cell office:value-type="float" office:value="-0.02343903" calcext:value-type="float">
            <text:p>-0.02343903</text:p>
          </table:table-cell>
          <table:table-cell office:value-type="float" office:value="-0.04823034" calcext:value-type="float">
            <text:p>-0.04823034</text:p>
          </table:table-cell>
          <table:table-cell office:value-type="float" office:value="-0.09047827" calcext:value-type="float">
            <text:p>-0.09047827</text:p>
          </table:table-cell>
          <table:table-cell office:value-type="float" office:value="-0.177125" calcext:value-type="float">
            <text:p>-0.177125</text:p>
          </table:table-cell>
          <table:table-cell office:value-type="float" office:value="-0.004011801" calcext:value-type="float">
            <text:p>-0.004011801</text:p>
          </table:table-cell>
          <table:table-cell office:value-type="float" office:value="-0.01289303" calcext:value-type="float">
            <text:p>-0.01289303</text:p>
          </table:table-cell>
          <table:table-cell office:value-type="float" office:value="-0.01394877" calcext:value-type="float">
            <text:p>-0.01394877</text:p>
          </table:table-cell>
          <table:table-cell office:value-type="float" office:value="-0.01382875" calcext:value-type="float">
            <text:p>-0.01382875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2252" calcext:value-type="float">
            <text:p>-0.009722252</text:p>
          </table:table-cell>
          <table:table-cell office:value-type="float" office:value="-0.001560143" calcext:value-type="float">
            <text:p>-0.0015601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78168" calcext:value-type="float">
            <text:p>-2.2781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690.0003" calcext:value-type="float">
            <text:p>690.0003</text:p>
          </table:table-cell>
          <table:table-cell office:value-type="float" office:value="492.6753" calcext:value-type="float">
            <text:p>492.6753</text:p>
          </table:table-cell>
          <table:table-cell office:value-type="float" office:value="58.84578" calcext:value-type="float">
            <text:p>58.84578</text:p>
          </table:table-cell>
          <table:table-cell office:value-type="float" office:value="1085.333" calcext:value-type="float">
            <text:p>1085.333</text:p>
          </table:table-cell>
          <table:table-cell office:value-type="float" office:value="116.782" calcext:value-type="float">
            <text:p>116.782</text:p>
          </table:table-cell>
          <table:table-cell office:value-type="float" office:value="0" calcext:value-type="float">
            <text:p>0</text:p>
          </table:table-cell>
          <table:table-cell office:value-type="float" office:value="0.2352274" calcext:value-type="float">
            <text:p>0.2352274</text:p>
          </table:table-cell>
          <table:table-cell office:value-type="float" office:value="0.3508565" calcext:value-type="float">
            <text:p>0.3508565</text:p>
          </table:table-cell>
          <table:table-cell office:value-type="float" office:value="0.3480883" calcext:value-type="float">
            <text:p>0.3480883</text:p>
          </table:table-cell>
          <table:table-cell office:value-type="float" office:value="0.3082863" calcext:value-type="float">
            <text:p>0.3082863</text:p>
          </table:table-cell>
          <table:table-cell office:value-type="float" office:value="0.2824323" calcext:value-type="float">
            <text:p>0.2824323</text:p>
          </table:table-cell>
          <table:table-cell office:value-type="float" office:value="0.2180884" calcext:value-type="float">
            <text:p>0.2180884</text:p>
          </table:table-cell>
          <table:table-cell office:value-type="float" office:value="0.3165655" calcext:value-type="float">
            <text:p>0.3165655</text:p>
          </table:table-cell>
          <table:table-cell office:value-type="float" office:value="0.3775541" calcext:value-type="float">
            <text:p>0.3775541</text:p>
          </table:table-cell>
          <table:table-cell office:value-type="float" office:value="0.3648025" calcext:value-type="float">
            <text:p>0.3648025</text:p>
          </table:table-cell>
          <table:table-cell office:value-type="float" office:value="0.3705513" calcext:value-type="float">
            <text:p>0.3705513</text:p>
          </table:table-cell>
          <table:table-cell office:value-type="float" office:value="0.3859585" calcext:value-type="float">
            <text:p>0.3859585</text:p>
          </table:table-cell>
          <table:table-cell office:value-type="float" office:value="0.3987202" calcext:value-type="float">
            <text:p>0.398720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6161E-015" calcext:value-type="float">
            <text:p>1.936161E-15</text:p>
          </table:table-cell>
          <table:table-cell office:value-type="float" office:value="1.97032E-015" calcext:value-type="float">
            <text:p>1.97032E-15</text:p>
          </table:table-cell>
          <table:table-cell office:value-type="float" office:value="1.980306E-015" calcext:value-type="float">
            <text:p>1.980306E-15</text:p>
          </table:table-cell>
          <table:table-cell office:value-type="float" office:value="1.935714E-015" calcext:value-type="float">
            <text:p>1.935714E-15</text:p>
          </table:table-cell>
          <table:table-cell office:value-type="float" office:value="1.001524E-015" calcext:value-type="float">
            <text:p>1.001524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5E-016" calcext:value-type="float">
            <text:p>9.739095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3E-029" calcext:value-type="float">
            <text:p>9.098513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67E-039" calcext:value-type="float">
            <text:p>6.66876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78178" calcext:value-type="float">
            <text:p>-0.2278178</text:p>
          </table:table-cell>
          <table:table-cell office:value-type="float" office:value="-0.01338905" calcext:value-type="float">
            <text:p>-0.01338905</text:p>
          </table:table-cell>
          <table:table-cell office:value-type="float" office:value="-0.01403718" calcext:value-type="float">
            <text:p>-0.01403718</text:p>
          </table:table-cell>
          <table:table-cell office:value-type="float" office:value="-0.02999619" calcext:value-type="float">
            <text:p>-0.02999619</text:p>
          </table:table-cell>
          <table:table-cell office:value-type="float" office:value="-0.05748533" calcext:value-type="float">
            <text:p>-0.05748533</text:p>
          </table:table-cell>
          <table:table-cell office:value-type="float" office:value="-0.162852" calcext:value-type="float">
            <text:p>-0.162852</text:p>
          </table:table-cell>
          <table:table-cell office:value-type="float" office:value="-0.007965825" calcext:value-type="float">
            <text:p>-0.007965825</text:p>
          </table:table-cell>
          <table:table-cell office:value-type="float" office:value="-0.009859612" calcext:value-type="float">
            <text:p>-0.009859612</text:p>
          </table:table-cell>
          <table:table-cell office:value-type="float" office:value="-0.01369562" calcext:value-type="float">
            <text:p>-0.01369562</text:p>
          </table:table-cell>
          <table:table-cell office:value-type="float" office:value="-0.01370709" calcext:value-type="float">
            <text:p>-0.01370709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7483" calcext:value-type="float">
            <text:p>-0.009727483</text:p>
          </table:table-cell>
          <table:table-cell office:value-type="float" office:value="-0.001562413" calcext:value-type="float">
            <text:p>-0.00156241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8037" calcext:value-type="float">
            <text:p>-2.2803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690.0003" calcext:value-type="float">
            <text:p>690.0003</text:p>
          </table:table-cell>
          <table:table-cell office:value-type="float" office:value="499.9204" calcext:value-type="float">
            <text:p>499.9204</text:p>
          </table:table-cell>
          <table:table-cell office:value-type="float" office:value="58.84578" calcext:value-type="float">
            <text:p>58.84578</text:p>
          </table:table-cell>
          <table:table-cell office:value-type="float" office:value="1078.088" calcext:value-type="float">
            <text:p>1078.088</text:p>
          </table:table-cell>
          <table:table-cell office:value-type="float" office:value="116.782" calcext:value-type="float">
            <text:p>116.782</text:p>
          </table:table-cell>
          <table:table-cell office:value-type="float" office:value="0" calcext:value-type="float">
            <text:p>0</text:p>
          </table:table-cell>
          <table:table-cell office:value-type="float" office:value="0.1563422" calcext:value-type="float">
            <text:p>0.1563422</text:p>
          </table:table-cell>
          <table:table-cell office:value-type="float" office:value="0.2938416" calcext:value-type="float">
            <text:p>0.2938416</text:p>
          </table:table-cell>
          <table:table-cell office:value-type="float" office:value="0.3005415" calcext:value-type="float">
            <text:p>0.3005415</text:p>
          </table:table-cell>
          <table:table-cell office:value-type="float" office:value="0.2946387" calcext:value-type="float">
            <text:p>0.2946387</text:p>
          </table:table-cell>
          <table:table-cell office:value-type="float" office:value="0.2846434" calcext:value-type="float">
            <text:p>0.2846434</text:p>
          </table:table-cell>
          <table:table-cell office:value-type="float" office:value="0.2184855" calcext:value-type="float">
            <text:p>0.2184855</text:p>
          </table:table-cell>
          <table:table-cell office:value-type="float" office:value="0.3034002" calcext:value-type="float">
            <text:p>0.3034002</text:p>
          </table:table-cell>
          <table:table-cell office:value-type="float" office:value="0.3764255" calcext:value-type="float">
            <text:p>0.3764255</text:p>
          </table:table-cell>
          <table:table-cell office:value-type="float" office:value="0.3652472" calcext:value-type="float">
            <text:p>0.3652472</text:p>
          </table:table-cell>
          <table:table-cell office:value-type="float" office:value="0.3706329" calcext:value-type="float">
            <text:p>0.3706329</text:p>
          </table:table-cell>
          <table:table-cell office:value-type="float" office:value="0.3859443" calcext:value-type="float">
            <text:p>0.3859443</text:p>
          </table:table-cell>
          <table:table-cell office:value-type="float" office:value="0.3986184" calcext:value-type="float">
            <text:p>0.39861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423E-015" calcext:value-type="float">
            <text:p>1.936423E-15</text:p>
          </table:table-cell>
          <table:table-cell office:value-type="float" office:value="1.970295E-015" calcext:value-type="float">
            <text:p>1.970295E-15</text:p>
          </table:table-cell>
          <table:table-cell office:value-type="float" office:value="1.980288E-015" calcext:value-type="float">
            <text:p>1.980288E-15</text:p>
          </table:table-cell>
          <table:table-cell office:value-type="float" office:value="1.935707E-015" calcext:value-type="float">
            <text:p>1.935707E-15</text:p>
          </table:table-cell>
          <table:table-cell office:value-type="float" office:value="1.001515E-015" calcext:value-type="float">
            <text:p>1.001515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8E-016" calcext:value-type="float">
            <text:p>9.739098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3E-029" calcext:value-type="float">
            <text:p>9.098513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71E-039" calcext:value-type="float">
            <text:p>6.6687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90172" calcext:value-type="float">
            <text:p>-5.490172</text:p>
          </table:table-cell>
          <table:table-cell office:value-type="float" office:value="-0.04198956" calcext:value-type="float">
            <text:p>-0.04198956</text:p>
          </table:table-cell>
          <table:table-cell office:value-type="float" office:value="-0.03513752" calcext:value-type="float">
            <text:p>-0.03513752</text:p>
          </table:table-cell>
          <table:table-cell office:value-type="float" office:value="-0.04106452" calcext:value-type="float">
            <text:p>-0.04106452</text:p>
          </table:table-cell>
          <table:table-cell office:value-type="float" office:value="-0.05378675" calcext:value-type="float">
            <text:p>-0.05378675</text:p>
          </table:table-cell>
          <table:table-cell office:value-type="float" office:value="-0.1605909" calcext:value-type="float">
            <text:p>-0.1605909</text:p>
          </table:table-cell>
          <table:table-cell office:value-type="float" office:value="-0.01140575" calcext:value-type="float">
            <text:p>-0.01140575</text:p>
          </table:table-cell>
          <table:table-cell office:value-type="float" office:value="-0.01049333" calcext:value-type="float">
            <text:p>-0.01049333</text:p>
          </table:table-cell>
          <table:table-cell office:value-type="float" office:value="-0.01341963" calcext:value-type="float">
            <text:p>-0.01341963</text:p>
          </table:table-cell>
          <table:table-cell office:value-type="float" office:value="-0.01365561" calcext:value-type="float">
            <text:p>-0.01365561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7335" calcext:value-type="float">
            <text:p>-0.009727335</text:p>
          </table:table-cell>
          <table:table-cell office:value-type="float" office:value="-0.001564208" calcext:value-type="float">
            <text:p>-0.0015642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82474" calcext:value-type="float">
            <text:p>-2.28247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690.0003" calcext:value-type="float">
            <text:p>690.0003</text:p>
          </table:table-cell>
          <table:table-cell office:value-type="float" office:value="506.91" calcext:value-type="float">
            <text:p>506.91</text:p>
          </table:table-cell>
          <table:table-cell office:value-type="float" office:value="58.84578" calcext:value-type="float">
            <text:p>58.84578</text:p>
          </table:table-cell>
          <table:table-cell office:value-type="float" office:value="1071.099" calcext:value-type="float">
            <text:p>1071.099</text:p>
          </table:table-cell>
          <table:table-cell office:value-type="float" office:value="116.782" calcext:value-type="float">
            <text:p>116.782</text:p>
          </table:table-cell>
          <table:table-cell office:value-type="float" office:value="0" calcext:value-type="float">
            <text:p>0</text:p>
          </table:table-cell>
          <table:table-cell office:value-type="float" office:value="0.1304441" calcext:value-type="float">
            <text:p>0.1304441</text:p>
          </table:table-cell>
          <table:table-cell office:value-type="float" office:value="0.2488933" calcext:value-type="float">
            <text:p>0.2488933</text:p>
          </table:table-cell>
          <table:table-cell office:value-type="float" office:value="0.2677289" calcext:value-type="float">
            <text:p>0.2677289</text:p>
          </table:table-cell>
          <table:table-cell office:value-type="float" office:value="0.2698157" calcext:value-type="float">
            <text:p>0.2698157</text:p>
          </table:table-cell>
          <table:table-cell office:value-type="float" office:value="0.2626133" calcext:value-type="float">
            <text:p>0.2626133</text:p>
          </table:table-cell>
          <table:table-cell office:value-type="float" office:value="0.2181037" calcext:value-type="float">
            <text:p>0.2181037</text:p>
          </table:table-cell>
          <table:table-cell office:value-type="float" office:value="0.2957754" calcext:value-type="float">
            <text:p>0.2957754</text:p>
          </table:table-cell>
          <table:table-cell office:value-type="float" office:value="0.3738083" calcext:value-type="float">
            <text:p>0.3738083</text:p>
          </table:table-cell>
          <table:table-cell office:value-type="float" office:value="0.3651921" calcext:value-type="float">
            <text:p>0.3651921</text:p>
          </table:table-cell>
          <table:table-cell office:value-type="float" office:value="0.3706719" calcext:value-type="float">
            <text:p>0.3706719</text:p>
          </table:table-cell>
          <table:table-cell office:value-type="float" office:value="0.385875" calcext:value-type="float">
            <text:p>0.385875</text:p>
          </table:table-cell>
          <table:table-cell office:value-type="float" office:value="0.3984866" calcext:value-type="float">
            <text:p>0.39848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656E-015" calcext:value-type="float">
            <text:p>1.936656E-15</text:p>
          </table:table-cell>
          <table:table-cell office:value-type="float" office:value="1.970264E-015" calcext:value-type="float">
            <text:p>1.970264E-15</text:p>
          </table:table-cell>
          <table:table-cell office:value-type="float" office:value="1.980273E-015" calcext:value-type="float">
            <text:p>1.980273E-15</text:p>
          </table:table-cell>
          <table:table-cell office:value-type="float" office:value="1.9357E-015" calcext:value-type="float">
            <text:p>1.9357E-15</text:p>
          </table:table-cell>
          <table:table-cell office:value-type="float" office:value="1.001507E-015" calcext:value-type="float">
            <text:p>1.001507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6E-016" calcext:value-type="float">
            <text:p>9.739096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4E-029" calcext:value-type="float">
            <text:p>9.098514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7E-039" calcext:value-type="float">
            <text:p>6.6687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37114" calcext:value-type="float">
            <text:p>-22.37114</text:p>
          </table:table-cell>
          <table:table-cell office:value-type="float" office:value="-0.1510946" calcext:value-type="float">
            <text:p>-0.1510946</text:p>
          </table:table-cell>
          <table:table-cell office:value-type="float" office:value="-0.08579813" calcext:value-type="float">
            <text:p>-0.08579813</text:p>
          </table:table-cell>
          <table:table-cell office:value-type="float" office:value="-0.08086726" calcext:value-type="float">
            <text:p>-0.08086726</text:p>
          </table:table-cell>
          <table:table-cell office:value-type="float" office:value="-0.0997631" calcext:value-type="float">
            <text:p>-0.0997631</text:p>
          </table:table-cell>
          <table:table-cell office:value-type="float" office:value="-0.1627213" calcext:value-type="float">
            <text:p>-0.1627213</text:p>
          </table:table-cell>
          <table:table-cell office:value-type="float" office:value="-0.01412417" calcext:value-type="float">
            <text:p>-0.01412417</text:p>
          </table:table-cell>
          <table:table-cell office:value-type="float" office:value="-0.01219861" calcext:value-type="float">
            <text:p>-0.01219861</text:p>
          </table:table-cell>
          <table:table-cell office:value-type="float" office:value="-0.0134505" calcext:value-type="float">
            <text:p>-0.0134505</text:p>
          </table:table-cell>
          <table:table-cell office:value-type="float" office:value="-0.01363081" calcext:value-type="float">
            <text:p>-0.01363081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522" calcext:value-type="float">
            <text:p>-0.00972522</text:p>
          </table:table-cell>
          <table:table-cell office:value-type="float" office:value="-0.00156586" calcext:value-type="float">
            <text:p>-0.0015658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84636" calcext:value-type="float">
            <text:p>-2.2846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690.0003" calcext:value-type="float">
            <text:p>690.0003</text:p>
          </table:table-cell>
          <table:table-cell office:value-type="float" office:value="513.8275" calcext:value-type="float">
            <text:p>513.8275</text:p>
          </table:table-cell>
          <table:table-cell office:value-type="float" office:value="58.84578" calcext:value-type="float">
            <text:p>58.84578</text:p>
          </table:table-cell>
          <table:table-cell office:value-type="float" office:value="1064.181" calcext:value-type="float">
            <text:p>1064.181</text:p>
          </table:table-cell>
          <table:table-cell office:value-type="float" office:value="116.782" calcext:value-type="float">
            <text:p>116.782</text:p>
          </table:table-cell>
          <table:table-cell office:value-type="float" office:value="0" calcext:value-type="float">
            <text:p>0</text:p>
          </table:table-cell>
          <table:table-cell office:value-type="float" office:value="0.1268478" calcext:value-type="float">
            <text:p>0.1268478</text:p>
          </table:table-cell>
          <table:table-cell office:value-type="float" office:value="0.2144621" calcext:value-type="float">
            <text:p>0.2144621</text:p>
          </table:table-cell>
          <table:table-cell office:value-type="float" office:value="0.2383323" calcext:value-type="float">
            <text:p>0.2383323</text:p>
          </table:table-cell>
          <table:table-cell office:value-type="float" office:value="0.2437039" calcext:value-type="float">
            <text:p>0.2437039</text:p>
          </table:table-cell>
          <table:table-cell office:value-type="float" office:value="0.2365236" calcext:value-type="float">
            <text:p>0.2365236</text:p>
          </table:table-cell>
          <table:table-cell office:value-type="float" office:value="0.2159203" calcext:value-type="float">
            <text:p>0.2159203</text:p>
          </table:table-cell>
          <table:table-cell office:value-type="float" office:value="0.2885816" calcext:value-type="float">
            <text:p>0.2885816</text:p>
          </table:table-cell>
          <table:table-cell office:value-type="float" office:value="0.3710834" calcext:value-type="float">
            <text:p>0.3710834</text:p>
          </table:table-cell>
          <table:table-cell office:value-type="float" office:value="0.3645154" calcext:value-type="float">
            <text:p>0.3645154</text:p>
          </table:table-cell>
          <table:table-cell office:value-type="float" office:value="0.3705511" calcext:value-type="float">
            <text:p>0.3705511</text:p>
          </table:table-cell>
          <table:table-cell office:value-type="float" office:value="0.3857082" calcext:value-type="float">
            <text:p>0.3857082</text:p>
          </table:table-cell>
          <table:table-cell office:value-type="float" office:value="0.3982999" calcext:value-type="float">
            <text:p>0.398299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6871E-015" calcext:value-type="float">
            <text:p>1.936871E-15</text:p>
          </table:table-cell>
          <table:table-cell office:value-type="float" office:value="1.970243E-015" calcext:value-type="float">
            <text:p>1.970243E-15</text:p>
          </table:table-cell>
          <table:table-cell office:value-type="float" office:value="1.980254E-015" calcext:value-type="float">
            <text:p>1.980254E-15</text:p>
          </table:table-cell>
          <table:table-cell office:value-type="float" office:value="1.9357E-015" calcext:value-type="float">
            <text:p>1.9357E-15</text:p>
          </table:table-cell>
          <table:table-cell office:value-type="float" office:value="1.001496E-015" calcext:value-type="float">
            <text:p>1.001496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5E-016" calcext:value-type="float">
            <text:p>9.739095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3E-029" calcext:value-type="float">
            <text:p>9.098513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67E-039" calcext:value-type="float">
            <text:p>6.66876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78554" calcext:value-type="float">
            <text:p>-27.78554</text:p>
          </table:table-cell>
          <table:table-cell office:value-type="float" office:value="-0.4755365" calcext:value-type="float">
            <text:p>-0.4755365</text:p>
          </table:table-cell>
          <table:table-cell office:value-type="float" office:value="-0.2103525" calcext:value-type="float">
            <text:p>-0.2103525</text:p>
          </table:table-cell>
          <table:table-cell office:value-type="float" office:value="-0.1770931" calcext:value-type="float">
            <text:p>-0.1770931</text:p>
          </table:table-cell>
          <table:table-cell office:value-type="float" office:value="-0.2235345" calcext:value-type="float">
            <text:p>-0.2235345</text:p>
          </table:table-cell>
          <table:table-cell office:value-type="float" office:value="-0.1756521" calcext:value-type="float">
            <text:p>-0.1756521</text:p>
          </table:table-cell>
          <table:table-cell office:value-type="float" office:value="-0.01735912" calcext:value-type="float">
            <text:p>-0.01735912</text:p>
          </table:table-cell>
          <table:table-cell office:value-type="float" office:value="-0.01428833" calcext:value-type="float">
            <text:p>-0.01428833</text:p>
          </table:table-cell>
          <table:table-cell office:value-type="float" office:value="-0.01386781" calcext:value-type="float">
            <text:p>-0.01386781</text:p>
          </table:table-cell>
          <table:table-cell office:value-type="float" office:value="-0.01370576" calcext:value-type="float">
            <text:p>-0.01370576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1918" calcext:value-type="float">
            <text:p>-0.009721918</text:p>
          </table:table-cell>
          <table:table-cell office:value-type="float" office:value="-0.001567498" calcext:value-type="float">
            <text:p>-0.0015674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86904" calcext:value-type="float">
            <text:p>-2.2869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690.0003" calcext:value-type="float">
            <text:p>690.0003</text:p>
          </table:table-cell>
          <table:table-cell office:value-type="float" office:value="520.038" calcext:value-type="float">
            <text:p>520.038</text:p>
          </table:table-cell>
          <table:table-cell office:value-type="float" office:value="58.84578" calcext:value-type="float">
            <text:p>58.84578</text:p>
          </table:table-cell>
          <table:table-cell office:value-type="float" office:value="1057.971" calcext:value-type="float">
            <text:p>1057.971</text:p>
          </table:table-cell>
          <table:table-cell office:value-type="float" office:value="116.782" calcext:value-type="float">
            <text:p>116.782</text:p>
          </table:table-cell>
          <table:table-cell office:value-type="float" office:value="0" calcext:value-type="float">
            <text:p>0</text:p>
          </table:table-cell>
          <table:table-cell office:value-type="float" office:value="0.1209333" calcext:value-type="float">
            <text:p>0.1209333</text:p>
          </table:table-cell>
          <table:table-cell office:value-type="float" office:value="0.1983652" calcext:value-type="float">
            <text:p>0.1983652</text:p>
          </table:table-cell>
          <table:table-cell office:value-type="float" office:value="0.214994" calcext:value-type="float">
            <text:p>0.214994</text:p>
          </table:table-cell>
          <table:table-cell office:value-type="float" office:value="0.2206096" calcext:value-type="float">
            <text:p>0.2206096</text:p>
          </table:table-cell>
          <table:table-cell office:value-type="float" office:value="0.2152698" calcext:value-type="float">
            <text:p>0.2152698</text:p>
          </table:table-cell>
          <table:table-cell office:value-type="float" office:value="0.2115855" calcext:value-type="float">
            <text:p>0.2115855</text:p>
          </table:table-cell>
          <table:table-cell office:value-type="float" office:value="0.281564" calcext:value-type="float">
            <text:p>0.281564</text:p>
          </table:table-cell>
          <table:table-cell office:value-type="float" office:value="0.3681731" calcext:value-type="float">
            <text:p>0.3681731</text:p>
          </table:table-cell>
          <table:table-cell office:value-type="float" office:value="0.3633001" calcext:value-type="float">
            <text:p>0.3633001</text:p>
          </table:table-cell>
          <table:table-cell office:value-type="float" office:value="0.3702334" calcext:value-type="float">
            <text:p>0.3702334</text:p>
          </table:table-cell>
          <table:table-cell office:value-type="float" office:value="0.3854202" calcext:value-type="float">
            <text:p>0.3854202</text:p>
          </table:table-cell>
          <table:table-cell office:value-type="float" office:value="0.398051" calcext:value-type="float">
            <text:p>0.3980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069E-015" calcext:value-type="float">
            <text:p>1.937069E-15</text:p>
          </table:table-cell>
          <table:table-cell office:value-type="float" office:value="1.970226E-015" calcext:value-type="float">
            <text:p>1.970226E-15</text:p>
          </table:table-cell>
          <table:table-cell office:value-type="float" office:value="1.98023E-015" calcext:value-type="float">
            <text:p>1.98023E-15</text:p>
          </table:table-cell>
          <table:table-cell office:value-type="float" office:value="1.935703E-015" calcext:value-type="float">
            <text:p>1.935703E-15</text:p>
          </table:table-cell>
          <table:table-cell office:value-type="float" office:value="1.001489E-015" calcext:value-type="float">
            <text:p>1.001489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6E-016" calcext:value-type="float">
            <text:p>9.739096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6E-029" calcext:value-type="float">
            <text:p>9.098516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71E-039" calcext:value-type="float">
            <text:p>6.66877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06408" calcext:value-type="float">
            <text:p>-40.06408</text:p>
          </table:table-cell>
          <table:table-cell office:value-type="float" office:value="-0.8680349" calcext:value-type="float">
            <text:p>-0.8680349</text:p>
          </table:table-cell>
          <table:table-cell office:value-type="float" office:value="-0.4654182" calcext:value-type="float">
            <text:p>-0.4654182</text:p>
          </table:table-cell>
          <table:table-cell office:value-type="float" office:value="-0.3816441" calcext:value-type="float">
            <text:p>-0.3816441</text:p>
          </table:table-cell>
          <table:table-cell office:value-type="float" office:value="-0.4617508" calcext:value-type="float">
            <text:p>-0.4617508</text:p>
          </table:table-cell>
          <table:table-cell office:value-type="float" office:value="-0.205008" calcext:value-type="float">
            <text:p>-0.205008</text:p>
          </table:table-cell>
          <table:table-cell office:value-type="float" office:value="-0.0213299" calcext:value-type="float">
            <text:p>-0.0213299</text:p>
          </table:table-cell>
          <table:table-cell office:value-type="float" office:value="-0.01693739" calcext:value-type="float">
            <text:p>-0.01693739</text:p>
          </table:table-cell>
          <table:table-cell office:value-type="float" office:value="-0.01465633" calcext:value-type="float">
            <text:p>-0.01465633</text:p>
          </table:table-cell>
          <table:table-cell office:value-type="float" office:value="-0.01390726" calcext:value-type="float">
            <text:p>-0.01390726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21682" calcext:value-type="float">
            <text:p>-0.009721682</text:p>
          </table:table-cell>
          <table:table-cell office:value-type="float" office:value="-0.001569076" calcext:value-type="float">
            <text:p>-0.0015690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89385" calcext:value-type="float">
            <text:p>-2.2893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690.0003" calcext:value-type="float">
            <text:p>690.0003</text:p>
          </table:table-cell>
          <table:table-cell office:value-type="float" office:value="526.4031" calcext:value-type="float">
            <text:p>526.4031</text:p>
          </table:table-cell>
          <table:table-cell office:value-type="float" office:value="58.84578" calcext:value-type="float">
            <text:p>58.84578</text:p>
          </table:table-cell>
          <table:table-cell office:value-type="float" office:value="1051.605" calcext:value-type="float">
            <text:p>1051.605</text:p>
          </table:table-cell>
          <table:table-cell office:value-type="float" office:value="116.782" calcext:value-type="float">
            <text:p>116.782</text:p>
          </table:table-cell>
          <table:table-cell office:value-type="float" office:value="0" calcext:value-type="float">
            <text:p>0</text:p>
          </table:table-cell>
          <table:table-cell office:value-type="float" office:value="0.1194552" calcext:value-type="float">
            <text:p>0.1194552</text:p>
          </table:table-cell>
          <table:table-cell office:value-type="float" office:value="0.1885733" calcext:value-type="float">
            <text:p>0.1885733</text:p>
          </table:table-cell>
          <table:table-cell office:value-type="float" office:value="0.1963319" calcext:value-type="float">
            <text:p>0.1963319</text:p>
          </table:table-cell>
          <table:table-cell office:value-type="float" office:value="0.2004063" calcext:value-type="float">
            <text:p>0.2004063</text:p>
          </table:table-cell>
          <table:table-cell office:value-type="float" office:value="0.1972662" calcext:value-type="float">
            <text:p>0.1972662</text:p>
          </table:table-cell>
          <table:table-cell office:value-type="float" office:value="0.2045323" calcext:value-type="float">
            <text:p>0.2045323</text:p>
          </table:table-cell>
          <table:table-cell office:value-type="float" office:value="0.2732321" calcext:value-type="float">
            <text:p>0.2732321</text:p>
          </table:table-cell>
          <table:table-cell office:value-type="float" office:value="0.3648609" calcext:value-type="float">
            <text:p>0.3648609</text:p>
          </table:table-cell>
          <table:table-cell office:value-type="float" office:value="0.3614472" calcext:value-type="float">
            <text:p>0.3614472</text:p>
          </table:table-cell>
          <table:table-cell office:value-type="float" office:value="0.3696362" calcext:value-type="float">
            <text:p>0.3696362</text:p>
          </table:table-cell>
          <table:table-cell office:value-type="float" office:value="0.3849142" calcext:value-type="float">
            <text:p>0.3849142</text:p>
          </table:table-cell>
          <table:table-cell office:value-type="float" office:value="0.3976795" calcext:value-type="float">
            <text:p>0.39767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256E-015" calcext:value-type="float">
            <text:p>1.937256E-15</text:p>
          </table:table-cell>
          <table:table-cell office:value-type="float" office:value="1.97021E-015" calcext:value-type="float">
            <text:p>1.97021E-15</text:p>
          </table:table-cell>
          <table:table-cell office:value-type="float" office:value="1.980205E-015" calcext:value-type="float">
            <text:p>1.980205E-15</text:p>
          </table:table-cell>
          <table:table-cell office:value-type="float" office:value="1.93571E-015" calcext:value-type="float">
            <text:p>1.93571E-15</text:p>
          </table:table-cell>
          <table:table-cell office:value-type="float" office:value="1.001478E-015" calcext:value-type="float">
            <text:p>1.001478E-15</text:p>
          </table:table-cell>
          <table:table-cell office:value-type="float" office:value="1.931794E-015" calcext:value-type="float">
            <text:p>1.931794E-15</text:p>
          </table:table-cell>
          <table:table-cell office:value-type="float" office:value="9.337866E-016" calcext:value-type="float">
            <text:p>9.337866E-16</text:p>
          </table:table-cell>
          <table:table-cell office:value-type="float" office:value="9.739098E-016" calcext:value-type="float">
            <text:p>9.739098E-16</text:p>
          </table:table-cell>
          <table:table-cell office:value-type="float" office:value="4.69546E-024" calcext:value-type="float">
            <text:p>4.69546E-24</text:p>
          </table:table-cell>
          <table:table-cell office:value-type="float" office:value="9.098516E-029" calcext:value-type="float">
            <text:p>9.098516E-29</text:p>
          </table:table-cell>
          <table:table-cell office:value-type="float" office:value="1.158846E-033" calcext:value-type="float">
            <text:p>1.158846E-33</text:p>
          </table:table-cell>
          <table:table-cell office:value-type="float" office:value="6.668767E-039" calcext:value-type="float">
            <text:p>6.66876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33704" calcext:value-type="float">
            <text:p>-44.33704</text:p>
          </table:table-cell>
          <table:table-cell office:value-type="float" office:value="-1.283023" calcext:value-type="float">
            <text:p>-1.283023</text:p>
          </table:table-cell>
          <table:table-cell office:value-type="float" office:value="-0.9372556" calcext:value-type="float">
            <text:p>-0.9372556</text:p>
          </table:table-cell>
          <table:table-cell office:value-type="float" office:value="-0.7999826" calcext:value-type="float">
            <text:p>-0.7999826</text:p>
          </table:table-cell>
          <table:table-cell office:value-type="float" office:value="-0.9053234" calcext:value-type="float">
            <text:p>-0.9053234</text:p>
          </table:table-cell>
          <table:table-cell office:value-type="float" office:value="-0.2656023" calcext:value-type="float">
            <text:p>-0.2656023</text:p>
          </table:table-cell>
          <table:table-cell office:value-type="float" office:value="-0.02743127" calcext:value-type="float">
            <text:p>-0.02743127</text:p>
          </table:table-cell>
          <table:table-cell office:value-type="float" office:value="-0.02058552" calcext:value-type="float">
            <text:p>-0.02058552</text:p>
          </table:table-cell>
          <table:table-cell office:value-type="float" office:value="-0.01595295" calcext:value-type="float">
            <text:p>-0.01595295</text:p>
          </table:table-cell>
          <table:table-cell office:value-type="float" office:value="-0.01429523" calcext:value-type="float">
            <text:p>-0.01429523</text:p>
          </table:table-cell>
          <table:table-cell office:value-type="float" office:value="0" calcext:value-type="float">
            <text:p>0</text:p>
          </table:table-cell>
          <table:table-cell office:value-type="float" office:value="0.09842391" calcext:value-type="float">
            <text:p>0.09842391</text:p>
          </table:table-cell>
          <table:table-cell office:value-type="float" office:value="-0.009719786" calcext:value-type="float">
            <text:p>-0.009719786</text:p>
          </table:table-cell>
          <table:table-cell office:value-type="float" office:value="-0.00157057" calcext:value-type="float">
            <text:p>-0.001570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922" calcext:value-type="float">
            <text:p>-2.29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718.6" calcext:value-type="float">
            <text:p>718.6</text:p>
          </table:table-cell>
          <table:table-cell office:value-type="float" office:value="531.9915" calcext:value-type="float">
            <text:p>531.9915</text:p>
          </table:table-cell>
          <table:table-cell office:value-type="float" office:value="67.14763" calcext:value-type="float">
            <text:p>67.14763</text:p>
          </table:table-cell>
          <table:table-cell office:value-type="float" office:value="1065.869" calcext:value-type="float">
            <text:p>1065.869</text:p>
          </table:table-cell>
          <table:table-cell office:value-type="float" office:value="117.2285" calcext:value-type="float">
            <text:p>117.2285</text:p>
          </table:table-cell>
          <table:table-cell office:value-type="float" office:value="0" calcext:value-type="float">
            <text:p>0</text:p>
          </table:table-cell>
          <table:table-cell office:value-type="float" office:value="0.4072473" calcext:value-type="float">
            <text:p>0.4072473</text:p>
          </table:table-cell>
          <table:table-cell office:value-type="float" office:value="0.4027755" calcext:value-type="float">
            <text:p>0.4027755</text:p>
          </table:table-cell>
          <table:table-cell office:value-type="float" office:value="0.1924036" calcext:value-type="float">
            <text:p>0.1924036</text:p>
          </table:table-cell>
          <table:table-cell office:value-type="float" office:value="0.2093289" calcext:value-type="float">
            <text:p>0.2093289</text:p>
          </table:table-cell>
          <table:table-cell office:value-type="float" office:value="0.1937252" calcext:value-type="float">
            <text:p>0.1937252</text:p>
          </table:table-cell>
          <table:table-cell office:value-type="float" office:value="0.1992384" calcext:value-type="float">
            <text:p>0.1992384</text:p>
          </table:table-cell>
          <table:table-cell office:value-type="float" office:value="0.3069462" calcext:value-type="float">
            <text:p>0.3069462</text:p>
          </table:table-cell>
          <table:table-cell office:value-type="float" office:value="0.3639281" calcext:value-type="float">
            <text:p>0.3639281</text:p>
          </table:table-cell>
          <table:table-cell office:value-type="float" office:value="0.3597509" calcext:value-type="float">
            <text:p>0.3597509</text:p>
          </table:table-cell>
          <table:table-cell office:value-type="float" office:value="0.369102" calcext:value-type="float">
            <text:p>0.369102</text:p>
          </table:table-cell>
          <table:table-cell office:value-type="float" office:value="0.3845561" calcext:value-type="float">
            <text:p>0.3845561</text:p>
          </table:table-cell>
          <table:table-cell office:value-type="float" office:value="0.3974294" calcext:value-type="float">
            <text:p>0.39742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24E-015" calcext:value-type="float">
            <text:p>1.93924E-15</text:p>
          </table:table-cell>
          <table:table-cell office:value-type="float" office:value="1.970195E-015" calcext:value-type="float">
            <text:p>1.970195E-15</text:p>
          </table:table-cell>
          <table:table-cell office:value-type="float" office:value="1.980171E-015" calcext:value-type="float">
            <text:p>1.980171E-15</text:p>
          </table:table-cell>
          <table:table-cell office:value-type="float" office:value="1.935547E-015" calcext:value-type="float">
            <text:p>1.935547E-15</text:p>
          </table:table-cell>
          <table:table-cell office:value-type="float" office:value="1.001746E-015" calcext:value-type="float">
            <text:p>1.001746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16118" calcext:value-type="float">
            <text:p>-0.005316118</text:p>
          </table:table-cell>
          <table:table-cell office:value-type="float" office:value="-0.005751886" calcext:value-type="float">
            <text:p>-0.005751886</text:p>
          </table:table-cell>
          <table:table-cell office:value-type="float" office:value="-1.098703" calcext:value-type="float">
            <text:p>-1.098703</text:p>
          </table:table-cell>
          <table:table-cell office:value-type="float" office:value="-0.5719911" calcext:value-type="float">
            <text:p>-0.5719911</text:p>
          </table:table-cell>
          <table:table-cell office:value-type="float" office:value="-1.043389" calcext:value-type="float">
            <text:p>-1.043389</text:p>
          </table:table-cell>
          <table:table-cell office:value-type="float" office:value="-0.3250579" calcext:value-type="float">
            <text:p>-0.3250579</text:p>
          </table:table-cell>
          <table:table-cell office:value-type="float" office:value="-0.01031178" calcext:value-type="float">
            <text:p>-0.01031178</text:p>
          </table:table-cell>
          <table:table-cell office:value-type="float" office:value="-0.02185035" calcext:value-type="float">
            <text:p>-0.02185035</text:p>
          </table:table-cell>
          <table:table-cell office:value-type="float" office:value="-0.0172593" calcext:value-type="float">
            <text:p>-0.0172593</text:p>
          </table:table-cell>
          <table:table-cell office:value-type="float" office:value="-0.01465591" calcext:value-type="float">
            <text:p>-0.01465591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9724228" calcext:value-type="float">
            <text:p>-0.009724228</text:p>
          </table:table-cell>
          <table:table-cell office:value-type="float" office:value="-0.001572298" calcext:value-type="float">
            <text:p>-0.0015722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95592" calcext:value-type="float">
            <text:p>-2.2955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719.1" calcext:value-type="float">
            <text:p>719.1</text:p>
          </table:table-cell>
          <table:table-cell office:value-type="float" office:value="536.3268" calcext:value-type="float">
            <text:p>536.3268</text:p>
          </table:table-cell>
          <table:table-cell office:value-type="float" office:value="67.14763" calcext:value-type="float">
            <text:p>67.14763</text:p>
          </table:table-cell>
          <table:table-cell office:value-type="float" office:value="1062.034" calcext:value-type="float">
            <text:p>1062.034</text:p>
          </table:table-cell>
          <table:table-cell office:value-type="float" office:value="117.2287" calcext:value-type="float">
            <text:p>117.2287</text:p>
          </table:table-cell>
          <table:table-cell office:value-type="float" office:value="0" calcext:value-type="float">
            <text:p>0</text:p>
          </table:table-cell>
          <table:table-cell office:value-type="float" office:value="0.2875337" calcext:value-type="float">
            <text:p>0.2875337</text:p>
          </table:table-cell>
          <table:table-cell office:value-type="float" office:value="0.3721428" calcext:value-type="float">
            <text:p>0.3721428</text:p>
          </table:table-cell>
          <table:table-cell office:value-type="float" office:value="0.2007953" calcext:value-type="float">
            <text:p>0.2007953</text:p>
          </table:table-cell>
          <table:table-cell office:value-type="float" office:value="0.2103221" calcext:value-type="float">
            <text:p>0.2103221</text:p>
          </table:table-cell>
          <table:table-cell office:value-type="float" office:value="0.2029051" calcext:value-type="float">
            <text:p>0.2029051</text:p>
          </table:table-cell>
          <table:table-cell office:value-type="float" office:value="0.1994522" calcext:value-type="float">
            <text:p>0.1994522</text:p>
          </table:table-cell>
          <table:table-cell office:value-type="float" office:value="0.292672" calcext:value-type="float">
            <text:p>0.292672</text:p>
          </table:table-cell>
          <table:table-cell office:value-type="float" office:value="0.3669235" calcext:value-type="float">
            <text:p>0.3669235</text:p>
          </table:table-cell>
          <table:table-cell office:value-type="float" office:value="0.3595617" calcext:value-type="float">
            <text:p>0.3595617</text:p>
          </table:table-cell>
          <table:table-cell office:value-type="float" office:value="0.3690934" calcext:value-type="float">
            <text:p>0.3690934</text:p>
          </table:table-cell>
          <table:table-cell office:value-type="float" office:value="0.3847398" calcext:value-type="float">
            <text:p>0.3847398</text:p>
          </table:table-cell>
          <table:table-cell office:value-type="float" office:value="0.3975303" calcext:value-type="float">
            <text:p>0.39753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461E-015" calcext:value-type="float">
            <text:p>1.939461E-15</text:p>
          </table:table-cell>
          <table:table-cell office:value-type="float" office:value="1.970169E-015" calcext:value-type="float">
            <text:p>1.970169E-15</text:p>
          </table:table-cell>
          <table:table-cell office:value-type="float" office:value="1.980149E-015" calcext:value-type="float">
            <text:p>1.980149E-15</text:p>
          </table:table-cell>
          <table:table-cell office:value-type="float" office:value="1.935554E-015" calcext:value-type="float">
            <text:p>1.935554E-15</text:p>
          </table:table-cell>
          <table:table-cell office:value-type="float" office:value="1.00173E-015" calcext:value-type="float">
            <text:p>1.00173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91083" calcext:value-type="float">
            <text:p>-0.04891083</text:p>
          </table:table-cell>
          <table:table-cell office:value-type="float" office:value="-0.009336879" calcext:value-type="float">
            <text:p>-0.009336879</text:p>
          </table:table-cell>
          <table:table-cell office:value-type="float" office:value="-0.7900501" calcext:value-type="float">
            <text:p>-0.7900501</text:p>
          </table:table-cell>
          <table:table-cell office:value-type="float" office:value="-0.5517096" calcext:value-type="float">
            <text:p>-0.5517096</text:p>
          </table:table-cell>
          <table:table-cell office:value-type="float" office:value="-0.7291126" calcext:value-type="float">
            <text:p>-0.7291126</text:p>
          </table:table-cell>
          <table:table-cell office:value-type="float" office:value="-0.3224354" calcext:value-type="float">
            <text:p>-0.3224354</text:p>
          </table:table-cell>
          <table:table-cell office:value-type="float" office:value="-0.0154067" calcext:value-type="float">
            <text:p>-0.0154067</text:p>
          </table:table-cell>
          <table:table-cell office:value-type="float" office:value="-0.01826376" calcext:value-type="float">
            <text:p>-0.01826376</text:p>
          </table:table-cell>
          <table:table-cell office:value-type="float" office:value="-0.01741439" calcext:value-type="float">
            <text:p>-0.01741439</text:p>
          </table:table-cell>
          <table:table-cell office:value-type="float" office:value="-0.0146617" calcext:value-type="float">
            <text:p>-0.0146617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9723416" calcext:value-type="float">
            <text:p>-0.009723416</text:p>
          </table:table-cell>
          <table:table-cell office:value-type="float" office:value="-0.001574071" calcext:value-type="float">
            <text:p>-0.00157407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98657" calcext:value-type="float">
            <text:p>-2.2986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719.3" calcext:value-type="float">
            <text:p>719.3</text:p>
          </table:table-cell>
          <table:table-cell office:value-type="float" office:value="538.6071" calcext:value-type="float">
            <text:p>538.6071</text:p>
          </table:table-cell>
          <table:table-cell office:value-type="float" office:value="67.14763" calcext:value-type="float">
            <text:p>67.14763</text:p>
          </table:table-cell>
          <table:table-cell office:value-type="float" office:value="1059.953" calcext:value-type="float">
            <text:p>1059.953</text:p>
          </table:table-cell>
          <table:table-cell office:value-type="float" office:value="117.2287" calcext:value-type="float">
            <text:p>117.2287</text:p>
          </table:table-cell>
          <table:table-cell office:value-type="float" office:value="0" calcext:value-type="float">
            <text:p>0</text:p>
          </table:table-cell>
          <table:table-cell office:value-type="float" office:value="0.2054417" calcext:value-type="float">
            <text:p>0.2054417</text:p>
          </table:table-cell>
          <table:table-cell office:value-type="float" office:value="0.3391414" calcext:value-type="float">
            <text:p>0.3391414</text:p>
          </table:table-cell>
          <table:table-cell office:value-type="float" office:value="0.2074875" calcext:value-type="float">
            <text:p>0.2074875</text:p>
          </table:table-cell>
          <table:table-cell office:value-type="float" office:value="0.2116041" calcext:value-type="float">
            <text:p>0.2116041</text:p>
          </table:table-cell>
          <table:table-cell office:value-type="float" office:value="0.208895" calcext:value-type="float">
            <text:p>0.208895</text:p>
          </table:table-cell>
          <table:table-cell office:value-type="float" office:value="0.1998022" calcext:value-type="float">
            <text:p>0.1998022</text:p>
          </table:table-cell>
          <table:table-cell office:value-type="float" office:value="0.2863793" calcext:value-type="float">
            <text:p>0.2863793</text:p>
          </table:table-cell>
          <table:table-cell office:value-type="float" office:value="0.3670897" calcext:value-type="float">
            <text:p>0.3670897</text:p>
          </table:table-cell>
          <table:table-cell office:value-type="float" office:value="0.35949" calcext:value-type="float">
            <text:p>0.35949</text:p>
          </table:table-cell>
          <table:table-cell office:value-type="float" office:value="0.3690493" calcext:value-type="float">
            <text:p>0.3690493</text:p>
          </table:table-cell>
          <table:table-cell office:value-type="float" office:value="0.3848514" calcext:value-type="float">
            <text:p>0.3848514</text:p>
          </table:table-cell>
          <table:table-cell office:value-type="float" office:value="0.3975593" calcext:value-type="float">
            <text:p>0.39755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665E-015" calcext:value-type="float">
            <text:p>1.939665E-15</text:p>
          </table:table-cell>
          <table:table-cell office:value-type="float" office:value="1.970148E-015" calcext:value-type="float">
            <text:p>1.970148E-15</text:p>
          </table:table-cell>
          <table:table-cell office:value-type="float" office:value="1.980128E-015" calcext:value-type="float">
            <text:p>1.980128E-15</text:p>
          </table:table-cell>
          <table:table-cell office:value-type="float" office:value="1.935559E-015" calcext:value-type="float">
            <text:p>1.935559E-15</text:p>
          </table:table-cell>
          <table:table-cell office:value-type="float" office:value="1.00172E-015" calcext:value-type="float">
            <text:p>1.00172E-15</text:p>
          </table:table-cell>
          <table:table-cell office:value-type="float" office:value="1.931702E-015" calcext:value-type="float">
            <text:p>1.931702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7E-016" calcext:value-type="float">
            <text:p>9.738727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33069" calcext:value-type="float">
            <text:p>-0.6533069</text:p>
          </table:table-cell>
          <table:table-cell office:value-type="float" office:value="-0.01651751" calcext:value-type="float">
            <text:p>-0.01651751</text:p>
          </table:table-cell>
          <table:table-cell office:value-type="float" office:value="-0.6134397" calcext:value-type="float">
            <text:p>-0.6134397</text:p>
          </table:table-cell>
          <table:table-cell office:value-type="float" office:value="-0.5265365" calcext:value-type="float">
            <text:p>-0.5265365</text:p>
          </table:table-cell>
          <table:table-cell office:value-type="float" office:value="-0.5822508" calcext:value-type="float">
            <text:p>-0.5822508</text:p>
          </table:table-cell>
          <table:table-cell office:value-type="float" office:value="-0.3181459" calcext:value-type="float">
            <text:p>-0.3181459</text:p>
          </table:table-cell>
          <table:table-cell office:value-type="float" office:value="-0.01850633" calcext:value-type="float">
            <text:p>-0.01850633</text:p>
          </table:table-cell>
          <table:table-cell office:value-type="float" office:value="-0.0180695" calcext:value-type="float">
            <text:p>-0.0180695</text:p>
          </table:table-cell>
          <table:table-cell office:value-type="float" office:value="-0.01747211" calcext:value-type="float">
            <text:p>-0.01747211</text:p>
          </table:table-cell>
          <table:table-cell office:value-type="float" office:value="-0.01469156" calcext:value-type="float">
            <text:p>-0.01469156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9725363" calcext:value-type="float">
            <text:p>-0.009725363</text:p>
          </table:table-cell>
          <table:table-cell office:value-type="float" office:value="-0.001575627" calcext:value-type="float">
            <text:p>-0.00157562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0127" calcext:value-type="float">
            <text:p>-2.301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719.5997" calcext:value-type="float">
            <text:p>719.5997</text:p>
          </table:table-cell>
          <table:table-cell office:value-type="float" office:value="542.5982" calcext:value-type="float">
            <text:p>542.5982</text:p>
          </table:table-cell>
          <table:table-cell office:value-type="float" office:value="67.14763" calcext:value-type="float">
            <text:p>67.14763</text:p>
          </table:table-cell>
          <table:table-cell office:value-type="float" office:value="1056.262" calcext:value-type="float">
            <text:p>1056.262</text:p>
          </table:table-cell>
          <table:table-cell office:value-type="float" office:value="117.2289" calcext:value-type="float">
            <text:p>117.2289</text:p>
          </table:table-cell>
          <table:table-cell office:value-type="float" office:value="0" calcext:value-type="float">
            <text:p>0</text:p>
          </table:table-cell>
          <table:table-cell office:value-type="float" office:value="0.1644305" calcext:value-type="float">
            <text:p>0.1644305</text:p>
          </table:table-cell>
          <table:table-cell office:value-type="float" office:value="0.2844033" calcext:value-type="float">
            <text:p>0.2844033</text:p>
          </table:table-cell>
          <table:table-cell office:value-type="float" office:value="0.2100711" calcext:value-type="float">
            <text:p>0.2100711</text:p>
          </table:table-cell>
          <table:table-cell office:value-type="float" office:value="0.2102973" calcext:value-type="float">
            <text:p>0.2102973</text:p>
          </table:table-cell>
          <table:table-cell office:value-type="float" office:value="0.2097075" calcext:value-type="float">
            <text:p>0.2097075</text:p>
          </table:table-cell>
          <table:table-cell office:value-type="float" office:value="0.1991045" calcext:value-type="float">
            <text:p>0.1991045</text:p>
          </table:table-cell>
          <table:table-cell office:value-type="float" office:value="0.2811908" calcext:value-type="float">
            <text:p>0.2811908</text:p>
          </table:table-cell>
          <table:table-cell office:value-type="float" office:value="0.3660054" calcext:value-type="float">
            <text:p>0.3660054</text:p>
          </table:table-cell>
          <table:table-cell office:value-type="float" office:value="0.3591048" calcext:value-type="float">
            <text:p>0.3591048</text:p>
          </table:table-cell>
          <table:table-cell office:value-type="float" office:value="0.3688556" calcext:value-type="float">
            <text:p>0.3688556</text:p>
          </table:table-cell>
          <table:table-cell office:value-type="float" office:value="0.3847852" calcext:value-type="float">
            <text:p>0.3847852</text:p>
          </table:table-cell>
          <table:table-cell office:value-type="float" office:value="0.3974691" calcext:value-type="float">
            <text:p>0.39746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847E-015" calcext:value-type="float">
            <text:p>1.939847E-15</text:p>
          </table:table-cell>
          <table:table-cell office:value-type="float" office:value="1.97012E-015" calcext:value-type="float">
            <text:p>1.97012E-15</text:p>
          </table:table-cell>
          <table:table-cell office:value-type="float" office:value="1.980112E-015" calcext:value-type="float">
            <text:p>1.980112E-15</text:p>
          </table:table-cell>
          <table:table-cell office:value-type="float" office:value="1.935565E-015" calcext:value-type="float">
            <text:p>1.935565E-15</text:p>
          </table:table-cell>
          <table:table-cell office:value-type="float" office:value="1.001712E-015" calcext:value-type="float">
            <text:p>1.001712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32973" calcext:value-type="float">
            <text:p>-3.732973</text:p>
          </table:table-cell>
          <table:table-cell office:value-type="float" office:value="-0.05358613" calcext:value-type="float">
            <text:p>-0.05358613</text:p>
          </table:table-cell>
          <table:table-cell office:value-type="float" office:value="-0.5575144" calcext:value-type="float">
            <text:p>-0.5575144</text:p>
          </table:table-cell>
          <table:table-cell office:value-type="float" office:value="-0.552241" calcext:value-type="float">
            <text:p>-0.552241</text:p>
          </table:table-cell>
          <table:table-cell office:value-type="float" office:value="-0.5647991" calcext:value-type="float">
            <text:p>-0.5647991</text:p>
          </table:table-cell>
          <table:table-cell office:value-type="float" office:value="-0.3267766" calcext:value-type="float">
            <text:p>-0.3267766</text:p>
          </table:table-cell>
          <table:table-cell office:value-type="float" office:value="-0.02157301" calcext:value-type="float">
            <text:p>-0.02157301</text:p>
          </table:table-cell>
          <table:table-cell office:value-type="float" office:value="-0.01925329" calcext:value-type="float">
            <text:p>-0.01925329</text:p>
          </table:table-cell>
          <table:table-cell office:value-type="float" office:value="-0.01778401" calcext:value-type="float">
            <text:p>-0.01778401</text:p>
          </table:table-cell>
          <table:table-cell office:value-type="float" office:value="-0.01482331" calcext:value-type="float">
            <text:p>-0.01482331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9727363" calcext:value-type="float">
            <text:p>-0.009727363</text:p>
          </table:table-cell>
          <table:table-cell office:value-type="float" office:value="-0.001576968" calcext:value-type="float">
            <text:p>-0.0015769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03681" calcext:value-type="float">
            <text:p>-2.3036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719.5997" calcext:value-type="float">
            <text:p>719.5997</text:p>
          </table:table-cell>
          <table:table-cell office:value-type="float" office:value="548.4103" calcext:value-type="float">
            <text:p>548.4103</text:p>
          </table:table-cell>
          <table:table-cell office:value-type="float" office:value="67.14763" calcext:value-type="float">
            <text:p>67.14763</text:p>
          </table:table-cell>
          <table:table-cell office:value-type="float" office:value="1050.45" calcext:value-type="float">
            <text:p>1050.45</text:p>
          </table:table-cell>
          <table:table-cell office:value-type="float" office:value="117.2289" calcext:value-type="float">
            <text:p>117.2289</text:p>
          </table:table-cell>
          <table:table-cell office:value-type="float" office:value="0" calcext:value-type="float">
            <text:p>0</text:p>
          </table:table-cell>
          <table:table-cell office:value-type="float" office:value="0.1324756" calcext:value-type="float">
            <text:p>0.1324756</text:p>
          </table:table-cell>
          <table:table-cell office:value-type="float" office:value="0.2213886" calcext:value-type="float">
            <text:p>0.2213886</text:p>
          </table:table-cell>
          <table:table-cell office:value-type="float" office:value="0.204139" calcext:value-type="float">
            <text:p>0.204139</text:p>
          </table:table-cell>
          <table:table-cell office:value-type="float" office:value="0.2034854" calcext:value-type="float">
            <text:p>0.2034854</text:p>
          </table:table-cell>
          <table:table-cell office:value-type="float" office:value="0.20273" calcext:value-type="float">
            <text:p>0.20273</text:p>
          </table:table-cell>
          <table:table-cell office:value-type="float" office:value="0.1964987" calcext:value-type="float">
            <text:p>0.1964987</text:p>
          </table:table-cell>
          <table:table-cell office:value-type="float" office:value="0.2749912" calcext:value-type="float">
            <text:p>0.2749912</text:p>
          </table:table-cell>
          <table:table-cell office:value-type="float" office:value="0.363973" calcext:value-type="float">
            <text:p>0.363973</text:p>
          </table:table-cell>
          <table:table-cell office:value-type="float" office:value="0.3581854" calcext:value-type="float">
            <text:p>0.3581854</text:p>
          </table:table-cell>
          <table:table-cell office:value-type="float" office:value="0.3684154" calcext:value-type="float">
            <text:p>0.3684154</text:p>
          </table:table-cell>
          <table:table-cell office:value-type="float" office:value="0.3844842" calcext:value-type="float">
            <text:p>0.3844842</text:p>
          </table:table-cell>
          <table:table-cell office:value-type="float" office:value="0.3972316" calcext:value-type="float">
            <text:p>0.39723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996E-015" calcext:value-type="float">
            <text:p>1.939996E-15</text:p>
          </table:table-cell>
          <table:table-cell office:value-type="float" office:value="1.970101E-015" calcext:value-type="float">
            <text:p>1.970101E-15</text:p>
          </table:table-cell>
          <table:table-cell office:value-type="float" office:value="1.9801E-015" calcext:value-type="float">
            <text:p>1.9801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91174" calcext:value-type="float">
            <text:p>-19.91174</text:p>
          </table:table-cell>
          <table:table-cell office:value-type="float" office:value="-0.3711104" calcext:value-type="float">
            <text:p>-0.3711104</text:p>
          </table:table-cell>
          <table:table-cell office:value-type="float" office:value="-0.6943691" calcext:value-type="float">
            <text:p>-0.6943691</text:p>
          </table:table-cell>
          <table:table-cell office:value-type="float" office:value="-0.7115591" calcext:value-type="float">
            <text:p>-0.7115591</text:p>
          </table:table-cell>
          <table:table-cell office:value-type="float" office:value="-0.7329304" calcext:value-type="float">
            <text:p>-0.7329304</text:p>
          </table:table-cell>
          <table:table-cell office:value-type="float" office:value="-0.3613792" calcext:value-type="float">
            <text:p>-0.3613792</text:p>
          </table:table-cell>
          <table:table-cell office:value-type="float" office:value="-0.02599711" calcext:value-type="float">
            <text:p>-0.02599711</text:p>
          </table:table-cell>
          <table:table-cell office:value-type="float" office:value="-0.02170702" calcext:value-type="float">
            <text:p>-0.02170702</text:p>
          </table:table-cell>
          <table:table-cell office:value-type="float" office:value="-0.01855438" calcext:value-type="float">
            <text:p>-0.01855438</text:p>
          </table:table-cell>
          <table:table-cell office:value-type="float" office:value="-0.01512778" calcext:value-type="float">
            <text:p>-0.01512778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9727149" calcext:value-type="float">
            <text:p>-0.009727149</text:p>
          </table:table-cell>
          <table:table-cell office:value-type="float" office:value="-0.001578059" calcext:value-type="float">
            <text:p>-0.00157805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0618" calcext:value-type="float">
            <text:p>-2.306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719.5997" calcext:value-type="float">
            <text:p>719.5997</text:p>
          </table:table-cell>
          <table:table-cell office:value-type="float" office:value="554.3898" calcext:value-type="float">
            <text:p>554.3898</text:p>
          </table:table-cell>
          <table:table-cell office:value-type="float" office:value="67.14763" calcext:value-type="float">
            <text:p>67.14763</text:p>
          </table:table-cell>
          <table:table-cell office:value-type="float" office:value="1044.471" calcext:value-type="float">
            <text:p>1044.471</text:p>
          </table:table-cell>
          <table:table-cell office:value-type="float" office:value="117.2289" calcext:value-type="float">
            <text:p>117.2289</text:p>
          </table:table-cell>
          <table:table-cell office:value-type="float" office:value="0" calcext:value-type="float">
            <text:p>0</text:p>
          </table:table-cell>
          <table:table-cell office:value-type="float" office:value="0.1265028" calcext:value-type="float">
            <text:p>0.1265028</text:p>
          </table:table-cell>
          <table:table-cell office:value-type="float" office:value="0.1908769" calcext:value-type="float">
            <text:p>0.1908769</text:p>
          </table:table-cell>
          <table:table-cell office:value-type="float" office:value="0.1928044" calcext:value-type="float">
            <text:p>0.1928044</text:p>
          </table:table-cell>
          <table:table-cell office:value-type="float" office:value="0.1931759" calcext:value-type="float">
            <text:p>0.1931759</text:p>
          </table:table-cell>
          <table:table-cell office:value-type="float" office:value="0.192256" calcext:value-type="float">
            <text:p>0.192256</text:p>
          </table:table-cell>
          <table:table-cell office:value-type="float" office:value="0.1913174" calcext:value-type="float">
            <text:p>0.1913174</text:p>
          </table:table-cell>
          <table:table-cell office:value-type="float" office:value="0.2665886" calcext:value-type="float">
            <text:p>0.2665886</text:p>
          </table:table-cell>
          <table:table-cell office:value-type="float" office:value="0.3610677" calcext:value-type="float">
            <text:p>0.3610677</text:p>
          </table:table-cell>
          <table:table-cell office:value-type="float" office:value="0.3565426" calcext:value-type="float">
            <text:p>0.3565426</text:p>
          </table:table-cell>
          <table:table-cell office:value-type="float" office:value="0.3676371" calcext:value-type="float">
            <text:p>0.3676371</text:p>
          </table:table-cell>
          <table:table-cell office:value-type="float" office:value="0.3838464" calcext:value-type="float">
            <text:p>0.3838464</text:p>
          </table:table-cell>
          <table:table-cell office:value-type="float" office:value="0.3967499" calcext:value-type="float">
            <text:p>0.39674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122E-015" calcext:value-type="float">
            <text:p>1.940122E-15</text:p>
          </table:table-cell>
          <table:table-cell office:value-type="float" office:value="1.970085E-015" calcext:value-type="float">
            <text:p>1.970085E-15</text:p>
          </table:table-cell>
          <table:table-cell office:value-type="float" office:value="1.980087E-015" calcext:value-type="float">
            <text:p>1.980087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55433" calcext:value-type="float">
            <text:p>-28.55433</text:p>
          </table:table-cell>
          <table:table-cell office:value-type="float" office:value="-1.166919" calcext:value-type="float">
            <text:p>-1.166919</text:p>
          </table:table-cell>
          <table:table-cell office:value-type="float" office:value="-1.077838" calcext:value-type="float">
            <text:p>-1.077838</text:p>
          </table:table-cell>
          <table:table-cell office:value-type="float" office:value="-1.0621" calcext:value-type="float">
            <text:p>-1.0621</text:p>
          </table:table-cell>
          <table:table-cell office:value-type="float" office:value="-1.103288" calcext:value-type="float">
            <text:p>-1.103288</text:p>
          </table:table-cell>
          <table:table-cell office:value-type="float" office:value="-0.4431523" calcext:value-type="float">
            <text:p>-0.4431523</text:p>
          </table:table-cell>
          <table:table-cell office:value-type="float" office:value="-0.03359769" calcext:value-type="float">
            <text:p>-0.03359769</text:p>
          </table:table-cell>
          <table:table-cell office:value-type="float" office:value="-0.02580084" calcext:value-type="float">
            <text:p>-0.02580084</text:p>
          </table:table-cell>
          <table:table-cell office:value-type="float" office:value="-0.02002258" calcext:value-type="float">
            <text:p>-0.02002258</text:p>
          </table:table-cell>
          <table:table-cell office:value-type="float" office:value="-0.01568342" calcext:value-type="float">
            <text:p>-0.01568342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9724891" calcext:value-type="float">
            <text:p>-0.009724891</text:p>
          </table:table-cell>
          <table:table-cell office:value-type="float" office:value="-0.001579045" calcext:value-type="float">
            <text:p>-0.00157904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08282" calcext:value-type="float">
            <text:p>-2.3082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719.5997" calcext:value-type="float">
            <text:p>719.5997</text:p>
          </table:table-cell>
          <table:table-cell office:value-type="float" office:value="559.7395" calcext:value-type="float">
            <text:p>559.7395</text:p>
          </table:table-cell>
          <table:table-cell office:value-type="float" office:value="67.14763" calcext:value-type="float">
            <text:p>67.14763</text:p>
          </table:table-cell>
          <table:table-cell office:value-type="float" office:value="1039.122" calcext:value-type="float">
            <text:p>1039.122</text:p>
          </table:table-cell>
          <table:table-cell office:value-type="float" office:value="117.2289" calcext:value-type="float">
            <text:p>117.2289</text:p>
          </table:table-cell>
          <table:table-cell office:value-type="float" office:value="0" calcext:value-type="float">
            <text:p>0</text:p>
          </table:table-cell>
          <table:table-cell office:value-type="float" office:value="0.1223779" calcext:value-type="float">
            <text:p>0.1223779</text:p>
          </table:table-cell>
          <table:table-cell office:value-type="float" office:value="0.1833208" calcext:value-type="float">
            <text:p>0.1833208</text:p>
          </table:table-cell>
          <table:table-cell office:value-type="float" office:value="0.1847535" calcext:value-type="float">
            <text:p>0.1847535</text:p>
          </table:table-cell>
          <table:table-cell office:value-type="float" office:value="0.1852564" calcext:value-type="float">
            <text:p>0.1852564</text:p>
          </table:table-cell>
          <table:table-cell office:value-type="float" office:value="0.185051" calcext:value-type="float">
            <text:p>0.185051</text:p>
          </table:table-cell>
          <table:table-cell office:value-type="float" office:value="0.1848418" calcext:value-type="float">
            <text:p>0.1848418</text:p>
          </table:table-cell>
          <table:table-cell office:value-type="float" office:value="0.2567592" calcext:value-type="float">
            <text:p>0.2567592</text:p>
          </table:table-cell>
          <table:table-cell office:value-type="float" office:value="0.3576664" calcext:value-type="float">
            <text:p>0.3576664</text:p>
          </table:table-cell>
          <table:table-cell office:value-type="float" office:value="0.3543423" calcext:value-type="float">
            <text:p>0.3543423</text:p>
          </table:table-cell>
          <table:table-cell office:value-type="float" office:value="0.3665997" calcext:value-type="float">
            <text:p>0.3665997</text:p>
          </table:table-cell>
          <table:table-cell office:value-type="float" office:value="0.3829842" calcext:value-type="float">
            <text:p>0.3829842</text:p>
          </table:table-cell>
          <table:table-cell office:value-type="float" office:value="0.3961645" calcext:value-type="float">
            <text:p>0.39616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234E-015" calcext:value-type="float">
            <text:p>1.940234E-15</text:p>
          </table:table-cell>
          <table:table-cell office:value-type="float" office:value="1.970071E-015" calcext:value-type="float">
            <text:p>1.970071E-15</text:p>
          </table:table-cell>
          <table:table-cell office:value-type="float" office:value="1.980074E-015" calcext:value-type="float">
            <text:p>1.980074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7E-016" calcext:value-type="float">
            <text:p>9.738727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96047" calcext:value-type="float">
            <text:p>-36.96047</text:p>
          </table:table-cell>
          <table:table-cell office:value-type="float" office:value="-1.594854" calcext:value-type="float">
            <text:p>-1.594854</text:p>
          </table:table-cell>
          <table:table-cell office:value-type="float" office:value="-1.49786" calcext:value-type="float">
            <text:p>-1.49786</text:p>
          </table:table-cell>
          <table:table-cell office:value-type="float" office:value="-1.466893" calcext:value-type="float">
            <text:p>-1.466893</text:p>
          </table:table-cell>
          <table:table-cell office:value-type="float" office:value="-1.481642" calcext:value-type="float">
            <text:p>-1.481642</text:p>
          </table:table-cell>
          <table:table-cell office:value-type="float" office:value="-0.5768578" calcext:value-type="float">
            <text:p>-0.5768578</text:p>
          </table:table-cell>
          <table:table-cell office:value-type="float" office:value="-0.0438944" calcext:value-type="float">
            <text:p>-0.0438944</text:p>
          </table:table-cell>
          <table:table-cell office:value-type="float" office:value="-0.03165272" calcext:value-type="float">
            <text:p>-0.03165272</text:p>
          </table:table-cell>
          <table:table-cell office:value-type="float" office:value="-0.02218953" calcext:value-type="float">
            <text:p>-0.02218953</text:p>
          </table:table-cell>
          <table:table-cell office:value-type="float" office:value="-0.01645891" calcext:value-type="float">
            <text:p>-0.01645891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9723629" calcext:value-type="float">
            <text:p>-0.009723629</text:p>
          </table:table-cell>
          <table:table-cell office:value-type="float" office:value="-0.001579976" calcext:value-type="float">
            <text:p>-0.0015799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10933" calcext:value-type="float">
            <text:p>-2.3109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719.8997" calcext:value-type="float">
            <text:p>719.8997</text:p>
          </table:table-cell>
          <table:table-cell office:value-type="float" office:value="563.2006" calcext:value-type="float">
            <text:p>563.2006</text:p>
          </table:table-cell>
          <table:table-cell office:value-type="float" office:value="67.14763" calcext:value-type="float">
            <text:p>67.14763</text:p>
          </table:table-cell>
          <table:table-cell office:value-type="float" office:value="1035.96" calcext:value-type="float">
            <text:p>1035.96</text:p>
          </table:table-cell>
          <table:table-cell office:value-type="float" office:value="117.229" calcext:value-type="float">
            <text:p>117.229</text:p>
          </table:table-cell>
          <table:table-cell office:value-type="float" office:value="0" calcext:value-type="float">
            <text:p>0</text:p>
          </table:table-cell>
          <table:table-cell office:value-type="float" office:value="0.1371718" calcext:value-type="float">
            <text:p>0.1371718</text:p>
          </table:table-cell>
          <table:table-cell office:value-type="float" office:value="0.1855976" calcext:value-type="float">
            <text:p>0.1855976</text:p>
          </table:table-cell>
          <table:table-cell office:value-type="float" office:value="0.1854177" calcext:value-type="float">
            <text:p>0.1854177</text:p>
          </table:table-cell>
          <table:table-cell office:value-type="float" office:value="0.1855788" calcext:value-type="float">
            <text:p>0.1855788</text:p>
          </table:table-cell>
          <table:table-cell office:value-type="float" office:value="0.1863012" calcext:value-type="float">
            <text:p>0.1863012</text:p>
          </table:table-cell>
          <table:table-cell office:value-type="float" office:value="0.1804979" calcext:value-type="float">
            <text:p>0.1804979</text:p>
          </table:table-cell>
          <table:table-cell office:value-type="float" office:value="0.2484896" calcext:value-type="float">
            <text:p>0.2484896</text:p>
          </table:table-cell>
          <table:table-cell office:value-type="float" office:value="0.3545856" calcext:value-type="float">
            <text:p>0.3545856</text:p>
          </table:table-cell>
          <table:table-cell office:value-type="float" office:value="0.3521924" calcext:value-type="float">
            <text:p>0.3521924</text:p>
          </table:table-cell>
          <table:table-cell office:value-type="float" office:value="0.3655632" calcext:value-type="float">
            <text:p>0.3655632</text:p>
          </table:table-cell>
          <table:table-cell office:value-type="float" office:value="0.3821451" calcext:value-type="float">
            <text:p>0.3821451</text:p>
          </table:table-cell>
          <table:table-cell office:value-type="float" office:value="0.3956843" calcext:value-type="float">
            <text:p>0.39568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334E-015" calcext:value-type="float">
            <text:p>1.940334E-15</text:p>
          </table:table-cell>
          <table:table-cell office:value-type="float" office:value="1.970062E-015" calcext:value-type="float">
            <text:p>1.970062E-15</text:p>
          </table:table-cell>
          <table:table-cell office:value-type="float" office:value="1.980061E-015" calcext:value-type="float">
            <text:p>1.980061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9023" calcext:value-type="float">
            <text:p>-15.39023</text:p>
          </table:table-cell>
          <table:table-cell office:value-type="float" office:value="-1.448796" calcext:value-type="float">
            <text:p>-1.448796</text:p>
          </table:table-cell>
          <table:table-cell office:value-type="float" office:value="-1.456799" calcext:value-type="float">
            <text:p>-1.456799</text:p>
          </table:table-cell>
          <table:table-cell office:value-type="float" office:value="-1.44725" calcext:value-type="float">
            <text:p>-1.44725</text:p>
          </table:table-cell>
          <table:table-cell office:value-type="float" office:value="-1.405874" calcext:value-type="float">
            <text:p>-1.405874</text:p>
          </table:table-cell>
          <table:table-cell office:value-type="float" office:value="-0.6923515" calcext:value-type="float">
            <text:p>-0.6923515</text:p>
          </table:table-cell>
          <table:table-cell office:value-type="float" office:value="-0.05542636" calcext:value-type="float">
            <text:p>-0.05542636</text:p>
          </table:table-cell>
          <table:table-cell office:value-type="float" office:value="-0.0350018" calcext:value-type="float">
            <text:p>-0.0350018</text:p>
          </table:table-cell>
          <table:table-cell office:value-type="float" office:value="-0.02455277" calcext:value-type="float">
            <text:p>-0.02455277</text:p>
          </table:table-cell>
          <table:table-cell office:value-type="float" office:value="-0.01727517" calcext:value-type="float">
            <text:p>-0.01727517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9722494" calcext:value-type="float">
            <text:p>-0.009722494</text:p>
          </table:table-cell>
          <table:table-cell office:value-type="float" office:value="-0.001580828" calcext:value-type="float">
            <text:p>-0.00158082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14127" calcext:value-type="float">
            <text:p>-2.3141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719.8997" calcext:value-type="float">
            <text:p>719.8997</text:p>
          </table:table-cell>
          <table:table-cell office:value-type="float" office:value="568.4865" calcext:value-type="float">
            <text:p>568.4865</text:p>
          </table:table-cell>
          <table:table-cell office:value-type="float" office:value="67.14763" calcext:value-type="float">
            <text:p>67.14763</text:p>
          </table:table-cell>
          <table:table-cell office:value-type="float" office:value="1030.674" calcext:value-type="float">
            <text:p>1030.674</text:p>
          </table:table-cell>
          <table:table-cell office:value-type="float" office:value="117.229" calcext:value-type="float">
            <text:p>117.229</text:p>
          </table:table-cell>
          <table:table-cell office:value-type="float" office:value="0" calcext:value-type="float">
            <text:p>0</text:p>
          </table:table-cell>
          <table:table-cell office:value-type="float" office:value="0.1191569" calcext:value-type="float">
            <text:p>0.1191569</text:p>
          </table:table-cell>
          <table:table-cell office:value-type="float" office:value="0.1802904" calcext:value-type="float">
            <text:p>0.1802904</text:p>
          </table:table-cell>
          <table:table-cell office:value-type="float" office:value="0.1807056" calcext:value-type="float">
            <text:p>0.1807056</text:p>
          </table:table-cell>
          <table:table-cell office:value-type="float" office:value="0.1809313" calcext:value-type="float">
            <text:p>0.1809313</text:p>
          </table:table-cell>
          <table:table-cell office:value-type="float" office:value="0.1810885" calcext:value-type="float">
            <text:p>0.1810885</text:p>
          </table:table-cell>
          <table:table-cell office:value-type="float" office:value="0.1752866" calcext:value-type="float">
            <text:p>0.1752866</text:p>
          </table:table-cell>
          <table:table-cell office:value-type="float" office:value="0.2384774" calcext:value-type="float">
            <text:p>0.2384774</text:p>
          </table:table-cell>
          <table:table-cell office:value-type="float" office:value="0.3506672" calcext:value-type="float">
            <text:p>0.3506672</text:p>
          </table:table-cell>
          <table:table-cell office:value-type="float" office:value="0.3497886" calcext:value-type="float">
            <text:p>0.3497886</text:p>
          </table:table-cell>
          <table:table-cell office:value-type="float" office:value="0.3642721" calcext:value-type="float">
            <text:p>0.3642721</text:p>
          </table:table-cell>
          <table:table-cell office:value-type="float" office:value="0.3810836" calcext:value-type="float">
            <text:p>0.3810836</text:p>
          </table:table-cell>
          <table:table-cell office:value-type="float" office:value="0.3950698" calcext:value-type="float">
            <text:p>0.39506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434E-015" calcext:value-type="float">
            <text:p>1.940434E-15</text:p>
          </table:table-cell>
          <table:table-cell office:value-type="float" office:value="1.970054E-015" calcext:value-type="float">
            <text:p>1.970054E-15</text:p>
          </table:table-cell>
          <table:table-cell office:value-type="float" office:value="1.980049E-015" calcext:value-type="float">
            <text:p>1.980049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7E-016" calcext:value-type="float">
            <text:p>9.738727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14871" calcext:value-type="float">
            <text:p>-45.14871</text:p>
          </table:table-cell>
          <table:table-cell office:value-type="float" office:value="-1.813876" calcext:value-type="float">
            <text:p>-1.813876</text:p>
          </table:table-cell>
          <table:table-cell office:value-type="float" office:value="-1.77704" calcext:value-type="float">
            <text:p>-1.77704</text:p>
          </table:table-cell>
          <table:table-cell office:value-type="float" office:value="-1.76015" calcext:value-type="float">
            <text:p>-1.76015</text:p>
          </table:table-cell>
          <table:table-cell office:value-type="float" office:value="-1.750638" calcext:value-type="float">
            <text:p>-1.750638</text:p>
          </table:table-cell>
          <table:table-cell office:value-type="float" office:value="-0.8667033" calcext:value-type="float">
            <text:p>-0.8667033</text:p>
          </table:table-cell>
          <table:table-cell office:value-type="float" office:value="-0.07428297" calcext:value-type="float">
            <text:p>-0.07428297</text:p>
          </table:table-cell>
          <table:table-cell office:value-type="float" office:value="-0.03857864" calcext:value-type="float">
            <text:p>-0.03857864</text:p>
          </table:table-cell>
          <table:table-cell office:value-type="float" office:value="-0.02751414" calcext:value-type="float">
            <text:p>-0.02751414</text:p>
          </table:table-cell>
          <table:table-cell office:value-type="float" office:value="-0.01835233" calcext:value-type="float">
            <text:p>-0.01835233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5213713" calcext:value-type="float">
            <text:p>-0.5213713</text:p>
          </table:table-cell>
          <table:table-cell office:value-type="float" office:value="-0.001521008" calcext:value-type="float">
            <text:p>-0.0015210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17843" calcext:value-type="float">
            <text:p>-2.3178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751.1" calcext:value-type="float">
            <text:p>751.1</text:p>
          </table:table-cell>
          <table:table-cell office:value-type="float" office:value="572.1548" calcext:value-type="float">
            <text:p>572.1548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55.106" calcext:value-type="float">
            <text:p>1055.106</text:p>
          </table:table-cell>
          <table:table-cell office:value-type="float" office:value="117.9398" calcext:value-type="float">
            <text:p>117.9398</text:p>
          </table:table-cell>
          <table:table-cell office:value-type="float" office:value="0" calcext:value-type="float">
            <text:p>0</text:p>
          </table:table-cell>
          <table:table-cell office:value-type="float" office:value="0.4924783" calcext:value-type="float">
            <text:p>0.4924783</text:p>
          </table:table-cell>
          <table:table-cell office:value-type="float" office:value="0.5076874" calcext:value-type="float">
            <text:p>0.5076874</text:p>
          </table:table-cell>
          <table:table-cell office:value-type="float" office:value="0.1950852" calcext:value-type="float">
            <text:p>0.1950852</text:p>
          </table:table-cell>
          <table:table-cell office:value-type="float" office:value="0.2105214" calcext:value-type="float">
            <text:p>0.2105214</text:p>
          </table:table-cell>
          <table:table-cell office:value-type="float" office:value="0.188635" calcext:value-type="float">
            <text:p>0.188635</text:p>
          </table:table-cell>
          <table:table-cell office:value-type="float" office:value="0.1747502" calcext:value-type="float">
            <text:p>0.1747502</text:p>
          </table:table-cell>
          <table:table-cell office:value-type="float" office:value="0.2989983" calcext:value-type="float">
            <text:p>0.2989983</text:p>
          </table:table-cell>
          <table:table-cell office:value-type="float" office:value="0.3510959" calcext:value-type="float">
            <text:p>0.3510959</text:p>
          </table:table-cell>
          <table:table-cell office:value-type="float" office:value="0.3487127" calcext:value-type="float">
            <text:p>0.3487127</text:p>
          </table:table-cell>
          <table:table-cell office:value-type="float" office:value="0.3636316" calcext:value-type="float">
            <text:p>0.3636316</text:p>
          </table:table-cell>
          <table:table-cell office:value-type="float" office:value="0.38075" calcext:value-type="float">
            <text:p>0.38075</text:p>
          </table:table-cell>
          <table:table-cell office:value-type="float" office:value="0.3949079" calcext:value-type="float">
            <text:p>0.39490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53E-015" calcext:value-type="float">
            <text:p>1.94053E-15</text:p>
          </table:table-cell>
          <table:table-cell office:value-type="float" office:value="1.970046E-015" calcext:value-type="float">
            <text:p>1.970046E-15</text:p>
          </table:table-cell>
          <table:table-cell office:value-type="float" office:value="1.980036E-015" calcext:value-type="float">
            <text:p>1.980036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4E-016" calcext:value-type="float">
            <text:p>9.738724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78868" calcext:value-type="float">
            <text:p>-0.001678868</text:p>
          </table:table-cell>
          <table:table-cell office:value-type="float" office:value="-0.001380788" calcext:value-type="float">
            <text:p>-0.001380788</text:p>
          </table:table-cell>
          <table:table-cell office:value-type="float" office:value="-0.9870646" calcext:value-type="float">
            <text:p>-0.9870646</text:p>
          </table:table-cell>
          <table:table-cell office:value-type="float" office:value="-0.5473715" calcext:value-type="float">
            <text:p>-0.5473715</text:p>
          </table:table-cell>
          <table:table-cell office:value-type="float" office:value="-1.28089" calcext:value-type="float">
            <text:p>-1.28089</text:p>
          </table:table-cell>
          <table:table-cell office:value-type="float" office:value="-0.8876857" calcext:value-type="float">
            <text:p>-0.8876857</text:p>
          </table:table-cell>
          <table:table-cell office:value-type="float" office:value="-0.0128373" calcext:value-type="float">
            <text:p>-0.0128373</text:p>
          </table:table-cell>
          <table:table-cell office:value-type="float" office:value="-0.0382535" calcext:value-type="float">
            <text:p>-0.0382535</text:p>
          </table:table-cell>
          <table:table-cell office:value-type="float" office:value="-0.02898079" calcext:value-type="float">
            <text:p>-0.02898079</text:p>
          </table:table-cell>
          <table:table-cell office:value-type="float" office:value="-0.01892008" calcext:value-type="float">
            <text:p>-0.01892008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9729709" calcext:value-type="float">
            <text:p>-0.009729709</text:p>
          </table:table-cell>
          <table:table-cell office:value-type="float" office:value="-0.001519292" calcext:value-type="float">
            <text:p>-0.00151929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21992" calcext:value-type="float">
            <text:p>-2.32199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751.1" calcext:value-type="float">
            <text:p>751.1</text:p>
          </table:table-cell>
          <table:table-cell office:value-type="float" office:value="578.5822" calcext:value-type="float">
            <text:p>578.5822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48.678" calcext:value-type="float">
            <text:p>1048.678</text:p>
          </table:table-cell>
          <table:table-cell office:value-type="float" office:value="117.9398" calcext:value-type="float">
            <text:p>117.9398</text:p>
          </table:table-cell>
          <table:table-cell office:value-type="float" office:value="0" calcext:value-type="float">
            <text:p>0</text:p>
          </table:table-cell>
          <table:table-cell office:value-type="float" office:value="0.3204035" calcext:value-type="float">
            <text:p>0.3204035</text:p>
          </table:table-cell>
          <table:table-cell office:value-type="float" office:value="0.4262817" calcext:value-type="float">
            <text:p>0.4262817</text:p>
          </table:table-cell>
          <table:table-cell office:value-type="float" office:value="0.201731" calcext:value-type="float">
            <text:p>0.201731</text:p>
          </table:table-cell>
          <table:table-cell office:value-type="float" office:value="0.2078646" calcext:value-type="float">
            <text:p>0.2078646</text:p>
          </table:table-cell>
          <table:table-cell office:value-type="float" office:value="0.1965781" calcext:value-type="float">
            <text:p>0.1965781</text:p>
          </table:table-cell>
          <table:table-cell office:value-type="float" office:value="0.1757011" calcext:value-type="float">
            <text:p>0.1757011</text:p>
          </table:table-cell>
          <table:table-cell office:value-type="float" office:value="0.2811998" calcext:value-type="float">
            <text:p>0.2811998</text:p>
          </table:table-cell>
          <table:table-cell office:value-type="float" office:value="0.354913" calcext:value-type="float">
            <text:p>0.354913</text:p>
          </table:table-cell>
          <table:table-cell office:value-type="float" office:value="0.3484013" calcext:value-type="float">
            <text:p>0.3484013</text:p>
          </table:table-cell>
          <table:table-cell office:value-type="float" office:value="0.3633017" calcext:value-type="float">
            <text:p>0.3633017</text:p>
          </table:table-cell>
          <table:table-cell office:value-type="float" office:value="0.3807017" calcext:value-type="float">
            <text:p>0.3807017</text:p>
          </table:table-cell>
          <table:table-cell office:value-type="float" office:value="0.3949108" calcext:value-type="float">
            <text:p>0.39491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674E-015" calcext:value-type="float">
            <text:p>1.940674E-15</text:p>
          </table:table-cell>
          <table:table-cell office:value-type="float" office:value="1.970025E-015" calcext:value-type="float">
            <text:p>1.970025E-15</text:p>
          </table:table-cell>
          <table:table-cell office:value-type="float" office:value="1.980024E-015" calcext:value-type="float">
            <text:p>1.980024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4E-016" calcext:value-type="float">
            <text:p>9.738724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30675" calcext:value-type="float">
            <text:p>-0.02330675</text:p>
          </table:table-cell>
          <table:table-cell office:value-type="float" office:value="-0.004046018" calcext:value-type="float">
            <text:p>-0.004046018</text:p>
          </table:table-cell>
          <table:table-cell office:value-type="float" office:value="-0.7620557" calcext:value-type="float">
            <text:p>-0.7620557</text:p>
          </table:table-cell>
          <table:table-cell office:value-type="float" office:value="-0.6039713" calcext:value-type="float">
            <text:p>-0.6039713</text:p>
          </table:table-cell>
          <table:table-cell office:value-type="float" office:value="-0.9305122" calcext:value-type="float">
            <text:p>-0.9305122</text:p>
          </table:table-cell>
          <table:table-cell office:value-type="float" office:value="-0.8515789" calcext:value-type="float">
            <text:p>-0.8515789</text:p>
          </table:table-cell>
          <table:table-cell office:value-type="float" office:value="-0.02151703" calcext:value-type="float">
            <text:p>-0.02151703</text:p>
          </table:table-cell>
          <table:table-cell office:value-type="float" office:value="-0.03476529" calcext:value-type="float">
            <text:p>-0.03476529</text:p>
          </table:table-cell>
          <table:table-cell office:value-type="float" office:value="-0.02941757" calcext:value-type="float">
            <text:p>-0.02941757</text:p>
          </table:table-cell>
          <table:table-cell office:value-type="float" office:value="-0.0192162" calcext:value-type="float">
            <text:p>-0.0192162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1140883" calcext:value-type="float">
            <text:p>-0.01140883</text:p>
          </table:table-cell>
          <table:table-cell office:value-type="float" office:value="-0.001518696" calcext:value-type="float">
            <text:p>-0.00151869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25907" calcext:value-type="float">
            <text:p>-2.3259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751.1" calcext:value-type="float">
            <text:p>751.1</text:p>
          </table:table-cell>
          <table:table-cell office:value-type="float" office:value="584.3262" calcext:value-type="float">
            <text:p>584.3262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42.935" calcext:value-type="float">
            <text:p>1042.935</text:p>
          </table:table-cell>
          <table:table-cell office:value-type="float" office:value="117.9398" calcext:value-type="float">
            <text:p>117.9398</text:p>
          </table:table-cell>
          <table:table-cell office:value-type="float" office:value="0" calcext:value-type="float">
            <text:p>0</text:p>
          </table:table-cell>
          <table:table-cell office:value-type="float" office:value="0.1718905" calcext:value-type="float">
            <text:p>0.1718905</text:p>
          </table:table-cell>
          <table:table-cell office:value-type="float" office:value="0.3484419" calcext:value-type="float">
            <text:p>0.3484419</text:p>
          </table:table-cell>
          <table:table-cell office:value-type="float" office:value="0.2036971" calcext:value-type="float">
            <text:p>0.2036971</text:p>
          </table:table-cell>
          <table:table-cell office:value-type="float" office:value="0.2046255" calcext:value-type="float">
            <text:p>0.2046255</text:p>
          </table:table-cell>
          <table:table-cell office:value-type="float" office:value="0.1995968" calcext:value-type="float">
            <text:p>0.1995968</text:p>
          </table:table-cell>
          <table:table-cell office:value-type="float" office:value="0.176401" calcext:value-type="float">
            <text:p>0.176401</text:p>
          </table:table-cell>
          <table:table-cell office:value-type="float" office:value="0.2698751" calcext:value-type="float">
            <text:p>0.2698751</text:p>
          </table:table-cell>
          <table:table-cell office:value-type="float" office:value="0.3559084" calcext:value-type="float">
            <text:p>0.3559084</text:p>
          </table:table-cell>
          <table:table-cell office:value-type="float" office:value="0.3480141" calcext:value-type="float">
            <text:p>0.3480141</text:p>
          </table:table-cell>
          <table:table-cell office:value-type="float" office:value="0.3628629" calcext:value-type="float">
            <text:p>0.3628629</text:p>
          </table:table-cell>
          <table:table-cell office:value-type="float" office:value="0.3805099" calcext:value-type="float">
            <text:p>0.3805099</text:p>
          </table:table-cell>
          <table:table-cell office:value-type="float" office:value="0.3948033" calcext:value-type="float">
            <text:p>0.39480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819E-015" calcext:value-type="float">
            <text:p>1.940819E-15</text:p>
          </table:table-cell>
          <table:table-cell office:value-type="float" office:value="1.970005E-015" calcext:value-type="float">
            <text:p>1.970005E-15</text:p>
          </table:table-cell>
          <table:table-cell office:value-type="float" office:value="1.980011E-015" calcext:value-type="float">
            <text:p>1.980011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2386" calcext:value-type="float">
            <text:p>-2.62386</text:p>
          </table:table-cell>
          <table:table-cell office:value-type="float" office:value="-0.013958" calcext:value-type="float">
            <text:p>-0.013958</text:p>
          </table:table-cell>
          <table:table-cell office:value-type="float" office:value="-0.7067999" calcext:value-type="float">
            <text:p>-0.7067999</text:p>
          </table:table-cell>
          <table:table-cell office:value-type="float" office:value="-0.6817325" calcext:value-type="float">
            <text:p>-0.6817325</text:p>
          </table:table-cell>
          <table:table-cell office:value-type="float" office:value="-0.8267291" calcext:value-type="float">
            <text:p>-0.8267291</text:p>
          </table:table-cell>
          <table:table-cell office:value-type="float" office:value="-0.8260036" calcext:value-type="float">
            <text:p>-0.8260036</text:p>
          </table:table-cell>
          <table:table-cell office:value-type="float" office:value="-0.0304033" calcext:value-type="float">
            <text:p>-0.0304033</text:p>
          </table:table-cell>
          <table:table-cell office:value-type="float" office:value="-0.0339036" calcext:value-type="float">
            <text:p>-0.0339036</text:p>
          </table:table-cell>
          <table:table-cell office:value-type="float" office:value="-0.02996533" calcext:value-type="float">
            <text:p>-0.02996533</text:p>
          </table:table-cell>
          <table:table-cell office:value-type="float" office:value="-0.01961696" calcext:value-type="float">
            <text:p>-0.01961696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2057343" calcext:value-type="float">
            <text:p>-0.02057343</text:p>
          </table:table-cell>
          <table:table-cell office:value-type="float" office:value="-0.001510183" calcext:value-type="float">
            <text:p>-0.0015101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29647" calcext:value-type="float">
            <text:p>-2.32964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751.1" calcext:value-type="float">
            <text:p>751.1</text:p>
          </table:table-cell>
          <table:table-cell office:value-type="float" office:value="588.5315" calcext:value-type="float">
            <text:p>588.5315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38.729" calcext:value-type="float">
            <text:p>1038.729</text:p>
          </table:table-cell>
          <table:table-cell office:value-type="float" office:value="117.9398" calcext:value-type="float">
            <text:p>117.9398</text:p>
          </table:table-cell>
          <table:table-cell office:value-type="float" office:value="0" calcext:value-type="float">
            <text:p>0</text:p>
          </table:table-cell>
          <table:table-cell office:value-type="float" office:value="0.1496958" calcext:value-type="float">
            <text:p>0.1496958</text:p>
          </table:table-cell>
          <table:table-cell office:value-type="float" office:value="0.2792354" calcext:value-type="float">
            <text:p>0.2792354</text:p>
          </table:table-cell>
          <table:table-cell office:value-type="float" office:value="0.2048704" calcext:value-type="float">
            <text:p>0.2048704</text:p>
          </table:table-cell>
          <table:table-cell office:value-type="float" office:value="0.2030926" calcext:value-type="float">
            <text:p>0.2030926</text:p>
          </table:table-cell>
          <table:table-cell office:value-type="float" office:value="0.2004875" calcext:value-type="float">
            <text:p>0.2004875</text:p>
          </table:table-cell>
          <table:table-cell office:value-type="float" office:value="0.1769669" calcext:value-type="float">
            <text:p>0.1769669</text:p>
          </table:table-cell>
          <table:table-cell office:value-type="float" office:value="0.2635159" calcext:value-type="float">
            <text:p>0.2635159</text:p>
          </table:table-cell>
          <table:table-cell office:value-type="float" office:value="0.3553088" calcext:value-type="float">
            <text:p>0.3553088</text:p>
          </table:table-cell>
          <table:table-cell office:value-type="float" office:value="0.3476317" calcext:value-type="float">
            <text:p>0.3476317</text:p>
          </table:table-cell>
          <table:table-cell office:value-type="float" office:value="0.3624155" calcext:value-type="float">
            <text:p>0.3624155</text:p>
          </table:table-cell>
          <table:table-cell office:value-type="float" office:value="0.3802792" calcext:value-type="float">
            <text:p>0.3802792</text:p>
          </table:table-cell>
          <table:table-cell office:value-type="float" office:value="0.3946615" calcext:value-type="float">
            <text:p>0.39466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939E-015" calcext:value-type="float">
            <text:p>1.940939E-15</text:p>
          </table:table-cell>
          <table:table-cell office:value-type="float" office:value="1.969988E-015" calcext:value-type="float">
            <text:p>1.969988E-15</text:p>
          </table:table-cell>
          <table:table-cell office:value-type="float" office:value="1.979999E-015" calcext:value-type="float">
            <text:p>1.979999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4E-016" calcext:value-type="float">
            <text:p>9.738724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69084" calcext:value-type="float">
            <text:p>-7.669084</text:p>
          </table:table-cell>
          <table:table-cell office:value-type="float" office:value="-0.0616331" calcext:value-type="float">
            <text:p>-0.0616331</text:p>
          </table:table-cell>
          <table:table-cell office:value-type="float" office:value="-0.6761344" calcext:value-type="float">
            <text:p>-0.6761344</text:p>
          </table:table-cell>
          <table:table-cell office:value-type="float" office:value="-0.7223918" calcext:value-type="float">
            <text:p>-0.7223918</text:p>
          </table:table-cell>
          <table:table-cell office:value-type="float" office:value="-0.7984658" calcext:value-type="float">
            <text:p>-0.7984658</text:p>
          </table:table-cell>
          <table:table-cell office:value-type="float" office:value="-0.8059514" calcext:value-type="float">
            <text:p>-0.8059514</text:p>
          </table:table-cell>
          <table:table-cell office:value-type="float" office:value="-0.0364987" calcext:value-type="float">
            <text:p>-0.0364987</text:p>
          </table:table-cell>
          <table:table-cell office:value-type="float" office:value="-0.03439839" calcext:value-type="float">
            <text:p>-0.03439839</text:p>
          </table:table-cell>
          <table:table-cell office:value-type="float" office:value="-0.0305161" calcext:value-type="float">
            <text:p>-0.0305161</text:p>
          </table:table-cell>
          <table:table-cell office:value-type="float" office:value="-0.02003481" calcext:value-type="float">
            <text:p>-0.02003481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2044659" calcext:value-type="float">
            <text:p>-0.02044659</text:p>
          </table:table-cell>
          <table:table-cell office:value-type="float" office:value="-0.001510759" calcext:value-type="float">
            <text:p>-0.00151075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33337" calcext:value-type="float">
            <text:p>-2.3333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751.1" calcext:value-type="float">
            <text:p>751.1</text:p>
          </table:table-cell>
          <table:table-cell office:value-type="float" office:value="592.6445" calcext:value-type="float">
            <text:p>592.6445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34.617" calcext:value-type="float">
            <text:p>1034.617</text:p>
          </table:table-cell>
          <table:table-cell office:value-type="float" office:value="117.9398" calcext:value-type="float">
            <text:p>117.9398</text:p>
          </table:table-cell>
          <table:table-cell office:value-type="float" office:value="0" calcext:value-type="float">
            <text:p>0</text:p>
          </table:table-cell>
          <table:table-cell office:value-type="float" office:value="0.1397168" calcext:value-type="float">
            <text:p>0.1397168</text:p>
          </table:table-cell>
          <table:table-cell office:value-type="float" office:value="0.2233756" calcext:value-type="float">
            <text:p>0.2233756</text:p>
          </table:table-cell>
          <table:table-cell office:value-type="float" office:value="0.2033979" calcext:value-type="float">
            <text:p>0.2033979</text:p>
          </table:table-cell>
          <table:table-cell office:value-type="float" office:value="0.2011733" calcext:value-type="float">
            <text:p>0.2011733</text:p>
          </table:table-cell>
          <table:table-cell office:value-type="float" office:value="0.1995294" calcext:value-type="float">
            <text:p>0.1995294</text:p>
          </table:table-cell>
          <table:table-cell office:value-type="float" office:value="0.1772725" calcext:value-type="float">
            <text:p>0.1772725</text:p>
          </table:table-cell>
          <table:table-cell office:value-type="float" office:value="0.2582384" calcext:value-type="float">
            <text:p>0.2582384</text:p>
          </table:table-cell>
          <table:table-cell office:value-type="float" office:value="0.3538677" calcext:value-type="float">
            <text:p>0.3538677</text:p>
          </table:table-cell>
          <table:table-cell office:value-type="float" office:value="0.3470677" calcext:value-type="float">
            <text:p>0.3470677</text:p>
          </table:table-cell>
          <table:table-cell office:value-type="float" office:value="0.3619019" calcext:value-type="float">
            <text:p>0.3619019</text:p>
          </table:table-cell>
          <table:table-cell office:value-type="float" office:value="0.3799442" calcext:value-type="float">
            <text:p>0.3799442</text:p>
          </table:table-cell>
          <table:table-cell office:value-type="float" office:value="0.3944439" calcext:value-type="float">
            <text:p>0.39444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025E-015" calcext:value-type="float">
            <text:p>1.941025E-15</text:p>
          </table:table-cell>
          <table:table-cell office:value-type="float" office:value="1.969982E-015" calcext:value-type="float">
            <text:p>1.969982E-15</text:p>
          </table:table-cell>
          <table:table-cell office:value-type="float" office:value="1.97999E-015" calcext:value-type="float">
            <text:p>1.97999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1229" calcext:value-type="float">
            <text:p>-13.01229</text:p>
          </table:table-cell>
          <table:table-cell office:value-type="float" office:value="-0.3455014" calcext:value-type="float">
            <text:p>-0.3455014</text:p>
          </table:table-cell>
          <table:table-cell office:value-type="float" office:value="-0.7139932" calcext:value-type="float">
            <text:p>-0.7139932</text:p>
          </table:table-cell>
          <table:table-cell office:value-type="float" office:value="-0.7770275" calcext:value-type="float">
            <text:p>-0.7770275</text:p>
          </table:table-cell>
          <table:table-cell office:value-type="float" office:value="-0.8281389" calcext:value-type="float">
            <text:p>-0.8281389</text:p>
          </table:table-cell>
          <table:table-cell office:value-type="float" office:value="-0.7953034" calcext:value-type="float">
            <text:p>-0.7953034</text:p>
          </table:table-cell>
          <table:table-cell office:value-type="float" office:value="-0.0421537" calcext:value-type="float">
            <text:p>-0.0421537</text:p>
          </table:table-cell>
          <table:table-cell office:value-type="float" office:value="-0.03563878" calcext:value-type="float">
            <text:p>-0.03563878</text:p>
          </table:table-cell>
          <table:table-cell office:value-type="float" office:value="-0.03134626" calcext:value-type="float">
            <text:p>-0.03134626</text:p>
          </table:table-cell>
          <table:table-cell office:value-type="float" office:value="-0.02052589" calcext:value-type="float">
            <text:p>-0.02052589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1960678" calcext:value-type="float">
            <text:p>-0.01960678</text:p>
          </table:table-cell>
          <table:table-cell office:value-type="float" office:value="-0.001511883" calcext:value-type="float">
            <text:p>-0.0015118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37024" calcext:value-type="float">
            <text:p>-2.3370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751.1" calcext:value-type="float">
            <text:p>751.1</text:p>
          </table:table-cell>
          <table:table-cell office:value-type="float" office:value="595.8051" calcext:value-type="float">
            <text:p>595.8051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31.456" calcext:value-type="float">
            <text:p>1031.456</text:p>
          </table:table-cell>
          <table:table-cell office:value-type="float" office:value="117.9398" calcext:value-type="float">
            <text:p>117.9398</text:p>
          </table:table-cell>
          <table:table-cell office:value-type="float" office:value="0" calcext:value-type="float">
            <text:p>0</text:p>
          </table:table-cell>
          <table:table-cell office:value-type="float" office:value="0.1609803" calcext:value-type="float">
            <text:p>0.1609803</text:p>
          </table:table-cell>
          <table:table-cell office:value-type="float" office:value="0.2007871" calcext:value-type="float">
            <text:p>0.2007871</text:p>
          </table:table-cell>
          <table:table-cell office:value-type="float" office:value="0.1995557" calcext:value-type="float">
            <text:p>0.1995557</text:p>
          </table:table-cell>
          <table:table-cell office:value-type="float" office:value="0.1985022" calcext:value-type="float">
            <text:p>0.1985022</text:p>
          </table:table-cell>
          <table:table-cell office:value-type="float" office:value="0.1974119" calcext:value-type="float">
            <text:p>0.1974119</text:p>
          </table:table-cell>
          <table:table-cell office:value-type="float" office:value="0.1771705" calcext:value-type="float">
            <text:p>0.1771705</text:p>
          </table:table-cell>
          <table:table-cell office:value-type="float" office:value="0.2526238" calcext:value-type="float">
            <text:p>0.2526238</text:p>
          </table:table-cell>
          <table:table-cell office:value-type="float" office:value="0.3516739" calcext:value-type="float">
            <text:p>0.3516739</text:p>
          </table:table-cell>
          <table:table-cell office:value-type="float" office:value="0.3461941" calcext:value-type="float">
            <text:p>0.3461941</text:p>
          </table:table-cell>
          <table:table-cell office:value-type="float" office:value="0.3612742" calcext:value-type="float">
            <text:p>0.3612742</text:p>
          </table:table-cell>
          <table:table-cell office:value-type="float" office:value="0.3794532" calcext:value-type="float">
            <text:p>0.3794532</text:p>
          </table:table-cell>
          <table:table-cell office:value-type="float" office:value="0.3941005" calcext:value-type="float">
            <text:p>0.39410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081E-015" calcext:value-type="float">
            <text:p>1.941081E-15</text:p>
          </table:table-cell>
          <table:table-cell office:value-type="float" office:value="1.969971E-015" calcext:value-type="float">
            <text:p>1.969971E-15</text:p>
          </table:table-cell>
          <table:table-cell office:value-type="float" office:value="1.979986E-015" calcext:value-type="float">
            <text:p>1.979986E-15</text:p>
          </table:table-cell>
          <table:table-cell office:value-type="float" office:value="1.935566E-015" calcext:value-type="float">
            <text:p>1.935566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46002" calcext:value-type="float">
            <text:p>-4.446002</text:p>
          </table:table-cell>
          <table:table-cell office:value-type="float" office:value="-0.7885588" calcext:value-type="float">
            <text:p>-0.7885588</text:p>
          </table:table-cell>
          <table:table-cell office:value-type="float" office:value="-0.8264096" calcext:value-type="float">
            <text:p>-0.8264096</text:p>
          </table:table-cell>
          <table:table-cell office:value-type="float" office:value="-0.8610268" calcext:value-type="float">
            <text:p>-0.8610268</text:p>
          </table:table-cell>
          <table:table-cell office:value-type="float" office:value="-0.8987019" calcext:value-type="float">
            <text:p>-0.8987019</text:p>
          </table:table-cell>
          <table:table-cell office:value-type="float" office:value="-0.7987418" calcext:value-type="float">
            <text:p>-0.7987418</text:p>
          </table:table-cell>
          <table:table-cell office:value-type="float" office:value="-0.04928653" calcext:value-type="float">
            <text:p>-0.04928653</text:p>
          </table:table-cell>
          <table:table-cell office:value-type="float" office:value="-0.03762827" calcext:value-type="float">
            <text:p>-0.03762827</text:p>
          </table:table-cell>
          <table:table-cell office:value-type="float" office:value="-0.03268248" calcext:value-type="float">
            <text:p>-0.03268248</text:p>
          </table:table-cell>
          <table:table-cell office:value-type="float" office:value="-0.02114294" calcext:value-type="float">
            <text:p>-0.02114294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1833987" calcext:value-type="float">
            <text:p>-0.01833987</text:p>
          </table:table-cell>
          <table:table-cell office:value-type="float" office:value="-0.001513308" calcext:value-type="float">
            <text:p>-0.0015133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40671" calcext:value-type="float">
            <text:p>-2.3406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751.1" calcext:value-type="float">
            <text:p>751.1</text:p>
          </table:table-cell>
          <table:table-cell office:value-type="float" office:value="599.8705" calcext:value-type="float">
            <text:p>599.8705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27.391" calcext:value-type="float">
            <text:p>1027.391</text:p>
          </table:table-cell>
          <table:table-cell office:value-type="float" office:value="117.9398" calcext:value-type="float">
            <text:p>117.9398</text:p>
          </table:table-cell>
          <table:table-cell office:value-type="float" office:value="0" calcext:value-type="float">
            <text:p>0</text:p>
          </table:table-cell>
          <table:table-cell office:value-type="float" office:value="0.1459548" calcext:value-type="float">
            <text:p>0.1459548</text:p>
          </table:table-cell>
          <table:table-cell office:value-type="float" office:value="0.1899101" calcext:value-type="float">
            <text:p>0.1899101</text:p>
          </table:table-cell>
          <table:table-cell office:value-type="float" office:value="0.1925565" calcext:value-type="float">
            <text:p>0.1925565</text:p>
          </table:table-cell>
          <table:table-cell office:value-type="float" office:value="0.1925349" calcext:value-type="float">
            <text:p>0.1925349</text:p>
          </table:table-cell>
          <table:table-cell office:value-type="float" office:value="0.1912611" calcext:value-type="float">
            <text:p>0.1912611</text:p>
          </table:table-cell>
          <table:table-cell office:value-type="float" office:value="0.1758862" calcext:value-type="float">
            <text:p>0.1758862</text:p>
          </table:table-cell>
          <table:table-cell office:value-type="float" office:value="0.2459879" calcext:value-type="float">
            <text:p>0.2459879</text:p>
          </table:table-cell>
          <table:table-cell office:value-type="float" office:value="0.3488671" calcext:value-type="float">
            <text:p>0.3488671</text:p>
          </table:table-cell>
          <table:table-cell office:value-type="float" office:value="0.3449949" calcext:value-type="float">
            <text:p>0.3449949</text:p>
          </table:table-cell>
          <table:table-cell office:value-type="float" office:value="0.3604778" calcext:value-type="float">
            <text:p>0.3604778</text:p>
          </table:table-cell>
          <table:table-cell office:value-type="float" office:value="0.3787909" calcext:value-type="float">
            <text:p>0.3787909</text:p>
          </table:table-cell>
          <table:table-cell office:value-type="float" office:value="0.393651" calcext:value-type="float">
            <text:p>0.3936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134E-015" calcext:value-type="float">
            <text:p>1.941134E-15</text:p>
          </table:table-cell>
          <table:table-cell office:value-type="float" office:value="1.969958E-015" calcext:value-type="float">
            <text:p>1.969958E-15</text:p>
          </table:table-cell>
          <table:table-cell office:value-type="float" office:value="1.979982E-015" calcext:value-type="float">
            <text:p>1.979982E-15</text:p>
          </table:table-cell>
          <table:table-cell office:value-type="float" office:value="1.935568E-015" calcext:value-type="float">
            <text:p>1.935568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8E-039" calcext:value-type="float">
            <text:p>6.66861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65426" calcext:value-type="float">
            <text:p>-9.465426</text:p>
          </table:table-cell>
          <table:table-cell office:value-type="float" office:value="-1.212383" calcext:value-type="float">
            <text:p>-1.212383</text:p>
          </table:table-cell>
          <table:table-cell office:value-type="float" office:value="-1.088041" calcext:value-type="float">
            <text:p>-1.088041</text:p>
          </table:table-cell>
          <table:table-cell office:value-type="float" office:value="-1.08925" calcext:value-type="float">
            <text:p>-1.08925</text:p>
          </table:table-cell>
          <table:table-cell office:value-type="float" office:value="-1.147177" calcext:value-type="float">
            <text:p>-1.147177</text:p>
          </table:table-cell>
          <table:table-cell office:value-type="float" office:value="-0.8444442" calcext:value-type="float">
            <text:p>-0.8444442</text:p>
          </table:table-cell>
          <table:table-cell office:value-type="float" office:value="-0.0595554" calcext:value-type="float">
            <text:p>-0.0595554</text:p>
          </table:table-cell>
          <table:table-cell office:value-type="float" office:value="-0.04036364" calcext:value-type="float">
            <text:p>-0.04036364</text:p>
          </table:table-cell>
          <table:table-cell office:value-type="float" office:value="-0.03390035" calcext:value-type="float">
            <text:p>-0.03390035</text:p>
          </table:table-cell>
          <table:table-cell office:value-type="float" office:value="-0.02195519" calcext:value-type="float">
            <text:p>-0.02195519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3204921" calcext:value-type="float">
            <text:p>-0.03204921</text:p>
          </table:table-cell>
          <table:table-cell office:value-type="float" office:value="-0.001499727" calcext:value-type="float">
            <text:p>-0.00149972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44607" calcext:value-type="float">
            <text:p>-2.3446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754.2999" calcext:value-type="float">
            <text:p>754.2999</text:p>
          </table:table-cell>
          <table:table-cell office:value-type="float" office:value="606.0189" calcext:value-type="float">
            <text:p>606.0189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24.43" calcext:value-type="float">
            <text:p>1024.43</text:p>
          </table:table-cell>
          <table:table-cell office:value-type="float" office:value="117.9522" calcext:value-type="float">
            <text:p>117.9522</text:p>
          </table:table-cell>
          <table:table-cell office:value-type="float" office:value="0" calcext:value-type="float">
            <text:p>0</text:p>
          </table:table-cell>
          <table:table-cell office:value-type="float" office:value="0.1526164" calcext:value-type="float">
            <text:p>0.1526164</text:p>
          </table:table-cell>
          <table:table-cell office:value-type="float" office:value="0.1870591" calcext:value-type="float">
            <text:p>0.1870591</text:p>
          </table:table-cell>
          <table:table-cell office:value-type="float" office:value="0.1889946" calcext:value-type="float">
            <text:p>0.1889946</text:p>
          </table:table-cell>
          <table:table-cell office:value-type="float" office:value="0.1892071" calcext:value-type="float">
            <text:p>0.1892071</text:p>
          </table:table-cell>
          <table:table-cell office:value-type="float" office:value="0.1884257" calcext:value-type="float">
            <text:p>0.1884257</text:p>
          </table:table-cell>
          <table:table-cell office:value-type="float" office:value="0.1746254" calcext:value-type="float">
            <text:p>0.1746254</text:p>
          </table:table-cell>
          <table:table-cell office:value-type="float" office:value="0.2401676" calcext:value-type="float">
            <text:p>0.2401676</text:p>
          </table:table-cell>
          <table:table-cell office:value-type="float" office:value="0.3461594" calcext:value-type="float">
            <text:p>0.3461594</text:p>
          </table:table-cell>
          <table:table-cell office:value-type="float" office:value="0.3437862" calcext:value-type="float">
            <text:p>0.3437862</text:p>
          </table:table-cell>
          <table:table-cell office:value-type="float" office:value="0.3597159" calcext:value-type="float">
            <text:p>0.3597159</text:p>
          </table:table-cell>
          <table:table-cell office:value-type="float" office:value="0.3781353" calcext:value-type="float">
            <text:p>0.3781353</text:p>
          </table:table-cell>
          <table:table-cell office:value-type="float" office:value="0.3932511" calcext:value-type="float">
            <text:p>0.39325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178E-015" calcext:value-type="float">
            <text:p>1.941178E-15</text:p>
          </table:table-cell>
          <table:table-cell office:value-type="float" office:value="1.969943E-015" calcext:value-type="float">
            <text:p>1.969943E-15</text:p>
          </table:table-cell>
          <table:table-cell office:value-type="float" office:value="1.979979E-015" calcext:value-type="float">
            <text:p>1.979979E-15</text:p>
          </table:table-cell>
          <table:table-cell office:value-type="float" office:value="1.93557E-015" calcext:value-type="float">
            <text:p>1.93557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64464" calcext:value-type="float">
            <text:p>-6.664464</text:p>
          </table:table-cell>
          <table:table-cell office:value-type="float" office:value="-1.362598" calcext:value-type="float">
            <text:p>-1.362598</text:p>
          </table:table-cell>
          <table:table-cell office:value-type="float" office:value="-1.256542" calcext:value-type="float">
            <text:p>-1.256542</text:p>
          </table:table-cell>
          <table:table-cell office:value-type="float" office:value="-1.245961" calcext:value-type="float">
            <text:p>-1.245961</text:p>
          </table:table-cell>
          <table:table-cell office:value-type="float" office:value="-1.287298" calcext:value-type="float">
            <text:p>-1.287298</text:p>
          </table:table-cell>
          <table:table-cell office:value-type="float" office:value="-0.8922515" calcext:value-type="float">
            <text:p>-0.8922515</text:p>
          </table:table-cell>
          <table:table-cell office:value-type="float" office:value="-0.070626" calcext:value-type="float">
            <text:p>-0.070626</text:p>
          </table:table-cell>
          <table:table-cell office:value-type="float" office:value="-0.04321575" calcext:value-type="float">
            <text:p>-0.04321575</text:p>
          </table:table-cell>
          <table:table-cell office:value-type="float" office:value="-0.03502897" calcext:value-type="float">
            <text:p>-0.03502897</text:p>
          </table:table-cell>
          <table:table-cell office:value-type="float" office:value="-0.02276347" calcext:value-type="float">
            <text:p>-0.02276347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3568209" calcext:value-type="float">
            <text:p>-0.03568209</text:p>
          </table:table-cell>
          <table:table-cell office:value-type="float" office:value="-0.001496177" calcext:value-type="float">
            <text:p>-0.00149617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4887" calcext:value-type="float">
            <text:p>-2.3488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754.5998" calcext:value-type="float">
            <text:p>754.5998</text:p>
          </table:table-cell>
          <table:table-cell office:value-type="float" office:value="610.3961" calcext:value-type="float">
            <text:p>610.3961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20.353" calcext:value-type="float">
            <text:p>1020.353</text:p>
          </table:table-cell>
          <table:table-cell office:value-type="float" office:value="117.9523" calcext:value-type="float">
            <text:p>117.9523</text:p>
          </table:table-cell>
          <table:table-cell office:value-type="float" office:value="0" calcext:value-type="float">
            <text:p>0</text:p>
          </table:table-cell>
          <table:table-cell office:value-type="float" office:value="0.1500635" calcext:value-type="float">
            <text:p>0.1500635</text:p>
          </table:table-cell>
          <table:table-cell office:value-type="float" office:value="0.1827628" calcext:value-type="float">
            <text:p>0.1827628</text:p>
          </table:table-cell>
          <table:table-cell office:value-type="float" office:value="0.1841472" calcext:value-type="float">
            <text:p>0.1841472</text:p>
          </table:table-cell>
          <table:table-cell office:value-type="float" office:value="0.1844229" calcext:value-type="float">
            <text:p>0.1844229</text:p>
          </table:table-cell>
          <table:table-cell office:value-type="float" office:value="0.1839362" calcext:value-type="float">
            <text:p>0.1839362</text:p>
          </table:table-cell>
          <table:table-cell office:value-type="float" office:value="0.1723855" calcext:value-type="float">
            <text:p>0.1723855</text:p>
          </table:table-cell>
          <table:table-cell office:value-type="float" office:value="0.2321369" calcext:value-type="float">
            <text:p>0.2321369</text:p>
          </table:table-cell>
          <table:table-cell office:value-type="float" office:value="0.3428362" calcext:value-type="float">
            <text:p>0.3428362</text:p>
          </table:table-cell>
          <table:table-cell office:value-type="float" office:value="0.3420334" calcext:value-type="float">
            <text:p>0.3420334</text:p>
          </table:table-cell>
          <table:table-cell office:value-type="float" office:value="0.3586929" calcext:value-type="float">
            <text:p>0.3586929</text:p>
          </table:table-cell>
          <table:table-cell office:value-type="float" office:value="0.3772674" calcext:value-type="float">
            <text:p>0.3772674</text:p>
          </table:table-cell>
          <table:table-cell office:value-type="float" office:value="0.3927636" calcext:value-type="float">
            <text:p>0.39276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203E-015" calcext:value-type="float">
            <text:p>1.941203E-15</text:p>
          </table:table-cell>
          <table:table-cell office:value-type="float" office:value="1.969934E-015" calcext:value-type="float">
            <text:p>1.969934E-15</text:p>
          </table:table-cell>
          <table:table-cell office:value-type="float" office:value="1.979975E-015" calcext:value-type="float">
            <text:p>1.979975E-15</text:p>
          </table:table-cell>
          <table:table-cell office:value-type="float" office:value="1.935573E-015" calcext:value-type="float">
            <text:p>1.935573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7E-016" calcext:value-type="float">
            <text:p>9.738727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98244" calcext:value-type="float">
            <text:p>-7.698244</text:p>
          </table:table-cell>
          <table:table-cell office:value-type="float" office:value="-1.631127" calcext:value-type="float">
            <text:p>-1.631127</text:p>
          </table:table-cell>
          <table:table-cell office:value-type="float" office:value="-1.535625" calcext:value-type="float">
            <text:p>-1.535625</text:p>
          </table:table-cell>
          <table:table-cell office:value-type="float" office:value="-1.518281" calcext:value-type="float">
            <text:p>-1.518281</text:p>
          </table:table-cell>
          <table:table-cell office:value-type="float" office:value="-1.550966" calcext:value-type="float">
            <text:p>-1.550966</text:p>
          </table:table-cell>
          <table:table-cell office:value-type="float" office:value="-0.9849409" calcext:value-type="float">
            <text:p>-0.9849409</text:p>
          </table:table-cell>
          <table:table-cell office:value-type="float" office:value="-0.08998635" calcext:value-type="float">
            <text:p>-0.08998635</text:p>
          </table:table-cell>
          <table:table-cell office:value-type="float" office:value="-0.04702994" calcext:value-type="float">
            <text:p>-0.04702994</text:p>
          </table:table-cell>
          <table:table-cell office:value-type="float" office:value="-0.03674184" calcext:value-type="float">
            <text:p>-0.03674184</text:p>
          </table:table-cell>
          <table:table-cell office:value-type="float" office:value="-0.02390054" calcext:value-type="float">
            <text:p>-0.02390054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8316889" calcext:value-type="float">
            <text:p>-0.08316889</text:p>
          </table:table-cell>
          <table:table-cell office:value-type="float" office:value="-0.001462332" calcext:value-type="float">
            <text:p>-0.00146233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53488" calcext:value-type="float">
            <text:p>-2.3534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780.1998" calcext:value-type="float">
            <text:p>780.1998</text:p>
          </table:table-cell>
          <table:table-cell office:value-type="float" office:value="614.9474" calcext:value-type="float">
            <text:p>614.9474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40.836" calcext:value-type="float">
            <text:p>1040.836</text:p>
          </table:table-cell>
          <table:table-cell office:value-type="float" office:value="118.5181" calcext:value-type="float">
            <text:p>118.5181</text:p>
          </table:table-cell>
          <table:table-cell office:value-type="float" office:value="0" calcext:value-type="float">
            <text:p>0</text:p>
          </table:table-cell>
          <table:table-cell office:value-type="float" office:value="0.4597927" calcext:value-type="float">
            <text:p>0.4597927</text:p>
          </table:table-cell>
          <table:table-cell office:value-type="float" office:value="0.4711522" calcext:value-type="float">
            <text:p>0.4711522</text:p>
          </table:table-cell>
          <table:table-cell office:value-type="float" office:value="0.1895497" calcext:value-type="float">
            <text:p>0.1895497</text:p>
          </table:table-cell>
          <table:table-cell office:value-type="float" office:value="0.2070128" calcext:value-type="float">
            <text:p>0.2070128</text:p>
          </table:table-cell>
          <table:table-cell office:value-type="float" office:value="0.1900613" calcext:value-type="float">
            <text:p>0.1900613</text:p>
          </table:table-cell>
          <table:table-cell office:value-type="float" office:value="0.17251" calcext:value-type="float">
            <text:p>0.17251</text:p>
          </table:table-cell>
          <table:table-cell office:value-type="float" office:value="0.2816701" calcext:value-type="float">
            <text:p>0.2816701</text:p>
          </table:table-cell>
          <table:table-cell office:value-type="float" office:value="0.3425773" calcext:value-type="float">
            <text:p>0.3425773</text:p>
          </table:table-cell>
          <table:table-cell office:value-type="float" office:value="0.3412281" calcext:value-type="float">
            <text:p>0.3412281</text:p>
          </table:table-cell>
          <table:table-cell office:value-type="float" office:value="0.358247" calcext:value-type="float">
            <text:p>0.358247</text:p>
          </table:table-cell>
          <table:table-cell office:value-type="float" office:value="0.3769093" calcext:value-type="float">
            <text:p>0.3769093</text:p>
          </table:table-cell>
          <table:table-cell office:value-type="float" office:value="0.3925545" calcext:value-type="float">
            <text:p>0.39255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244E-015" calcext:value-type="float">
            <text:p>1.941244E-15</text:p>
          </table:table-cell>
          <table:table-cell office:value-type="float" office:value="1.969925E-015" calcext:value-type="float">
            <text:p>1.969925E-15</text:p>
          </table:table-cell>
          <table:table-cell office:value-type="float" office:value="1.97997E-015" calcext:value-type="float">
            <text:p>1.97997E-15</text:p>
          </table:table-cell>
          <table:table-cell office:value-type="float" office:value="1.935578E-015" calcext:value-type="float">
            <text:p>1.935578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8E-039" calcext:value-type="float">
            <text:p>6.66861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556666" calcext:value-type="float">
            <text:p>-0.002556666</text:p>
          </table:table-cell>
          <table:table-cell office:value-type="float" office:value="-0.002185284" calcext:value-type="float">
            <text:p>-0.002185284</text:p>
          </table:table-cell>
          <table:table-cell office:value-type="float" office:value="-1.232335" calcext:value-type="float">
            <text:p>-1.232335</text:p>
          </table:table-cell>
          <table:table-cell office:value-type="float" office:value="-0.6231393" calcext:value-type="float">
            <text:p>-0.6231393</text:p>
          </table:table-cell>
          <table:table-cell office:value-type="float" office:value="-1.207601" calcext:value-type="float">
            <text:p>-1.207601</text:p>
          </table:table-cell>
          <table:table-cell office:value-type="float" office:value="-0.9798678" calcext:value-type="float">
            <text:p>-0.9798678</text:p>
          </table:table-cell>
          <table:table-cell office:value-type="float" office:value="-0.02120383" calcext:value-type="float">
            <text:p>-0.02120383</text:p>
          </table:table-cell>
          <table:table-cell office:value-type="float" office:value="-0.04741962" calcext:value-type="float">
            <text:p>-0.04741962</text:p>
          </table:table-cell>
          <table:table-cell office:value-type="float" office:value="-0.03757446" calcext:value-type="float">
            <text:p>-0.03757446</text:p>
          </table:table-cell>
          <table:table-cell office:value-type="float" office:value="-0.02442344" calcext:value-type="float">
            <text:p>-0.02442344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02619891" calcext:value-type="float">
            <text:p>-0.002619891</text:p>
          </table:table-cell>
          <table:table-cell office:value-type="float" office:value="-0.001462007" calcext:value-type="float">
            <text:p>-0.0014620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5764" calcext:value-type="float">
            <text:p>-2.357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780.1998" calcext:value-type="float">
            <text:p>780.1998</text:p>
          </table:table-cell>
          <table:table-cell office:value-type="float" office:value="621.6044" calcext:value-type="float">
            <text:p>621.6044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34.179" calcext:value-type="float">
            <text:p>1034.179</text:p>
          </table:table-cell>
          <table:table-cell office:value-type="float" office:value="118.5181" calcext:value-type="float">
            <text:p>118.5181</text:p>
          </table:table-cell>
          <table:table-cell office:value-type="float" office:value="0" calcext:value-type="float">
            <text:p>0</text:p>
          </table:table-cell>
          <table:table-cell office:value-type="float" office:value="0.2499636" calcext:value-type="float">
            <text:p>0.2499636</text:p>
          </table:table-cell>
          <table:table-cell office:value-type="float" office:value="0.3935495" calcext:value-type="float">
            <text:p>0.3935495</text:p>
          </table:table-cell>
          <table:table-cell office:value-type="float" office:value="0.1965814" calcext:value-type="float">
            <text:p>0.1965814</text:p>
          </table:table-cell>
          <table:table-cell office:value-type="float" office:value="0.2041895" calcext:value-type="float">
            <text:p>0.2041895</text:p>
          </table:table-cell>
          <table:table-cell office:value-type="float" office:value="0.1962882" calcext:value-type="float">
            <text:p>0.1962882</text:p>
          </table:table-cell>
          <table:table-cell office:value-type="float" office:value="0.1733695" calcext:value-type="float">
            <text:p>0.1733695</text:p>
          </table:table-cell>
          <table:table-cell office:value-type="float" office:value="0.2693769" calcext:value-type="float">
            <text:p>0.2693769</text:p>
          </table:table-cell>
          <table:table-cell office:value-type="float" office:value="0.344573" calcext:value-type="float">
            <text:p>0.344573</text:p>
          </table:table-cell>
          <table:table-cell office:value-type="float" office:value="0.3408768" calcext:value-type="float">
            <text:p>0.3408768</text:p>
          </table:table-cell>
          <table:table-cell office:value-type="float" office:value="0.3580159" calcext:value-type="float">
            <text:p>0.3580159</text:p>
          </table:table-cell>
          <table:table-cell office:value-type="float" office:value="0.3767286" calcext:value-type="float">
            <text:p>0.3767286</text:p>
          </table:table-cell>
          <table:table-cell office:value-type="float" office:value="0.3924119" calcext:value-type="float">
            <text:p>0.39241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323E-015" calcext:value-type="float">
            <text:p>1.941323E-15</text:p>
          </table:table-cell>
          <table:table-cell office:value-type="float" office:value="1.969904E-015" calcext:value-type="float">
            <text:p>1.969904E-15</text:p>
          </table:table-cell>
          <table:table-cell office:value-type="float" office:value="1.979964E-015" calcext:value-type="float">
            <text:p>1.979964E-15</text:p>
          </table:table-cell>
          <table:table-cell office:value-type="float" office:value="1.935585E-015" calcext:value-type="float">
            <text:p>1.935585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23696" calcext:value-type="float">
            <text:p>-0.1423696</text:p>
          </table:table-cell>
          <table:table-cell office:value-type="float" office:value="-0.006615625" calcext:value-type="float">
            <text:p>-0.006615625</text:p>
          </table:table-cell>
          <table:table-cell office:value-type="float" office:value="-0.9299941" calcext:value-type="float">
            <text:p>-0.9299941</text:p>
          </table:table-cell>
          <table:table-cell office:value-type="float" office:value="-0.6929672" calcext:value-type="float">
            <text:p>-0.6929672</text:p>
          </table:table-cell>
          <table:table-cell office:value-type="float" office:value="-0.9407211" calcext:value-type="float">
            <text:p>-0.9407211</text:p>
          </table:table-cell>
          <table:table-cell office:value-type="float" office:value="-0.943274" calcext:value-type="float">
            <text:p>-0.943274</text:p>
          </table:table-cell>
          <table:table-cell office:value-type="float" office:value="-0.03085868" calcext:value-type="float">
            <text:p>-0.03085868</text:p>
          </table:table-cell>
          <table:table-cell office:value-type="float" office:value="-0.04504232" calcext:value-type="float">
            <text:p>-0.04504232</text:p>
          </table:table-cell>
          <table:table-cell office:value-type="float" office:value="-0.03793817" calcext:value-type="float">
            <text:p>-0.03793817</text:p>
          </table:table-cell>
          <table:table-cell office:value-type="float" office:value="-0.02469418" calcext:value-type="float">
            <text:p>-0.02469418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1841391" calcext:value-type="float">
            <text:p>-0.01841391</text:p>
          </table:table-cell>
          <table:table-cell office:value-type="float" office:value="-0.00145811" calcext:value-type="float">
            <text:p>-0.001458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1106" calcext:value-type="float">
            <text:p>-2.3611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780.1998" calcext:value-type="float">
            <text:p>780.1998</text:p>
          </table:table-cell>
          <table:table-cell office:value-type="float" office:value="627.793" calcext:value-type="float">
            <text:p>627.793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27.991" calcext:value-type="float">
            <text:p>1027.991</text:p>
          </table:table-cell>
          <table:table-cell office:value-type="float" office:value="118.5181" calcext:value-type="float">
            <text:p>118.5181</text:p>
          </table:table-cell>
          <table:table-cell office:value-type="float" office:value="0" calcext:value-type="float">
            <text:p>0</text:p>
          </table:table-cell>
          <table:table-cell office:value-type="float" office:value="0.1512056" calcext:value-type="float">
            <text:p>0.1512056</text:p>
          </table:table-cell>
          <table:table-cell office:value-type="float" office:value="0.3073718" calcext:value-type="float">
            <text:p>0.3073718</text:p>
          </table:table-cell>
          <table:table-cell office:value-type="float" office:value="0.1973437" calcext:value-type="float">
            <text:p>0.1973437</text:p>
          </table:table-cell>
          <table:table-cell office:value-type="float" office:value="0.1990626" calcext:value-type="float">
            <text:p>0.1990626</text:p>
          </table:table-cell>
          <table:table-cell office:value-type="float" office:value="0.1953785" calcext:value-type="float">
            <text:p>0.1953785</text:p>
          </table:table-cell>
          <table:table-cell office:value-type="float" office:value="0.1736667" calcext:value-type="float">
            <text:p>0.1736667</text:p>
          </table:table-cell>
          <table:table-cell office:value-type="float" office:value="0.2598895" calcext:value-type="float">
            <text:p>0.2598895</text:p>
          </table:table-cell>
          <table:table-cell office:value-type="float" office:value="0.3446313" calcext:value-type="float">
            <text:p>0.3446313</text:p>
          </table:table-cell>
          <table:table-cell office:value-type="float" office:value="0.340267" calcext:value-type="float">
            <text:p>0.340267</text:p>
          </table:table-cell>
          <table:table-cell office:value-type="float" office:value="0.3576145" calcext:value-type="float">
            <text:p>0.3576145</text:p>
          </table:table-cell>
          <table:table-cell office:value-type="float" office:value="0.3763716" calcext:value-type="float">
            <text:p>0.3763716</text:p>
          </table:table-cell>
          <table:table-cell office:value-type="float" office:value="0.3921485" calcext:value-type="float">
            <text:p>0.39214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398E-015" calcext:value-type="float">
            <text:p>1.941398E-15</text:p>
          </table:table-cell>
          <table:table-cell office:value-type="float" office:value="1.969886E-015" calcext:value-type="float">
            <text:p>1.969886E-15</text:p>
          </table:table-cell>
          <table:table-cell office:value-type="float" office:value="1.979957E-015" calcext:value-type="float">
            <text:p>1.979957E-15</text:p>
          </table:table-cell>
          <table:table-cell office:value-type="float" office:value="1.935592E-015" calcext:value-type="float">
            <text:p>1.935592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4E-016" calcext:value-type="float">
            <text:p>9.738724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45533" calcext:value-type="float">
            <text:p>-7.145533</text:p>
          </table:table-cell>
          <table:table-cell office:value-type="float" office:value="-0.0301148" calcext:value-type="float">
            <text:p>-0.0301148</text:p>
          </table:table-cell>
          <table:table-cell office:value-type="float" office:value="-0.9021584" calcext:value-type="float">
            <text:p>-0.9021584</text:p>
          </table:table-cell>
          <table:table-cell office:value-type="float" office:value="-0.8429809" calcext:value-type="float">
            <text:p>-0.8429809</text:p>
          </table:table-cell>
          <table:table-cell office:value-type="float" office:value="-0.9745051" calcext:value-type="float">
            <text:p>-0.9745051</text:p>
          </table:table-cell>
          <table:table-cell office:value-type="float" office:value="-0.9309638" calcext:value-type="float">
            <text:p>-0.9309638</text:p>
          </table:table-cell>
          <table:table-cell office:value-type="float" office:value="-0.04026389" calcext:value-type="float">
            <text:p>-0.04026389</text:p>
          </table:table-cell>
          <table:table-cell office:value-type="float" office:value="-0.04495705" calcext:value-type="float">
            <text:p>-0.04495705</text:p>
          </table:table-cell>
          <table:table-cell office:value-type="float" office:value="-0.03857604" calcext:value-type="float">
            <text:p>-0.03857604</text:p>
          </table:table-cell>
          <table:table-cell office:value-type="float" office:value="-0.0251711" calcext:value-type="float">
            <text:p>-0.0251711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1792989" calcext:value-type="float">
            <text:p>-0.01792989</text:p>
          </table:table-cell>
          <table:table-cell office:value-type="float" office:value="-0.001459111" calcext:value-type="float">
            <text:p>-0.0014591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4604" calcext:value-type="float">
            <text:p>-2.3646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780.1998" calcext:value-type="float">
            <text:p>780.1998</text:p>
          </table:table-cell>
          <table:table-cell office:value-type="float" office:value="633.1212" calcext:value-type="float">
            <text:p>633.1212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22.663" calcext:value-type="float">
            <text:p>1022.663</text:p>
          </table:table-cell>
          <table:table-cell office:value-type="float" office:value="118.5181" calcext:value-type="float">
            <text:p>118.5181</text:p>
          </table:table-cell>
          <table:table-cell office:value-type="float" office:value="0" calcext:value-type="float">
            <text:p>0</text:p>
          </table:table-cell>
          <table:table-cell office:value-type="float" office:value="0.1203396" calcext:value-type="float">
            <text:p>0.1203396</text:p>
          </table:table-cell>
          <table:table-cell office:value-type="float" office:value="0.2318631" calcext:value-type="float">
            <text:p>0.2318631</text:p>
          </table:table-cell>
          <table:table-cell office:value-type="float" office:value="0.1962009" calcext:value-type="float">
            <text:p>0.1962009</text:p>
          </table:table-cell>
          <table:table-cell office:value-type="float" office:value="0.1954716" calcext:value-type="float">
            <text:p>0.1954716</text:p>
          </table:table-cell>
          <table:table-cell office:value-type="float" office:value="0.1936736" calcext:value-type="float">
            <text:p>0.1936736</text:p>
          </table:table-cell>
          <table:table-cell office:value-type="float" office:value="0.1736954" calcext:value-type="float">
            <text:p>0.1736954</text:p>
          </table:table-cell>
          <table:table-cell office:value-type="float" office:value="0.2524648" calcext:value-type="float">
            <text:p>0.2524648</text:p>
          </table:table-cell>
          <table:table-cell office:value-type="float" office:value="0.3436183" calcext:value-type="float">
            <text:p>0.3436183</text:p>
          </table:table-cell>
          <table:table-cell office:value-type="float" office:value="0.3395088" calcext:value-type="float">
            <text:p>0.3395088</text:p>
          </table:table-cell>
          <table:table-cell office:value-type="float" office:value="0.3571346" calcext:value-type="float">
            <text:p>0.3571346</text:p>
          </table:table-cell>
          <table:table-cell office:value-type="float" office:value="0.3759286" calcext:value-type="float">
            <text:p>0.3759286</text:p>
          </table:table-cell>
          <table:table-cell office:value-type="float" office:value="0.3918278" calcext:value-type="float">
            <text:p>0.39182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451E-015" calcext:value-type="float">
            <text:p>1.941451E-15</text:p>
          </table:table-cell>
          <table:table-cell office:value-type="float" office:value="1.96987E-015" calcext:value-type="float">
            <text:p>1.96987E-15</text:p>
          </table:table-cell>
          <table:table-cell office:value-type="float" office:value="1.979951E-015" calcext:value-type="float">
            <text:p>1.979951E-15</text:p>
          </table:table-cell>
          <table:table-cell office:value-type="float" office:value="1.935597E-015" calcext:value-type="float">
            <text:p>1.935597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2E-015" calcext:value-type="float">
            <text:p>1.931702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4E-016" calcext:value-type="float">
            <text:p>9.738724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86305" calcext:value-type="float">
            <text:p>-41.86305</text:p>
          </table:table-cell>
          <table:table-cell office:value-type="float" office:value="-0.2591112" calcext:value-type="float">
            <text:p>-0.2591112</text:p>
          </table:table-cell>
          <table:table-cell office:value-type="float" office:value="-0.9429988" calcext:value-type="float">
            <text:p>-0.9429988</text:p>
          </table:table-cell>
          <table:table-cell office:value-type="float" office:value="-0.9699771" calcext:value-type="float">
            <text:p>-0.9699771</text:p>
          </table:table-cell>
          <table:table-cell office:value-type="float" office:value="-1.042415" calcext:value-type="float">
            <text:p>-1.042415</text:p>
          </table:table-cell>
          <table:table-cell office:value-type="float" office:value="-0.9297385" calcext:value-type="float">
            <text:p>-0.9297385</text:p>
          </table:table-cell>
          <table:table-cell office:value-type="float" office:value="-0.04951549" calcext:value-type="float">
            <text:p>-0.04951549</text:p>
          </table:table-cell>
          <table:table-cell office:value-type="float" office:value="-0.04612284" calcext:value-type="float">
            <text:p>-0.04612284</text:p>
          </table:table-cell>
          <table:table-cell office:value-type="float" office:value="-0.03938721" calcext:value-type="float">
            <text:p>-0.03938721</text:p>
          </table:table-cell>
          <table:table-cell office:value-type="float" office:value="-0.02575523" calcext:value-type="float">
            <text:p>-0.02575523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164835" calcext:value-type="float">
            <text:p>-0.0164835</text:p>
          </table:table-cell>
          <table:table-cell office:value-type="float" office:value="-0.001461426" calcext:value-type="float">
            <text:p>-0.00146142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8233" calcext:value-type="float">
            <text:p>-2.3682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780.1998" calcext:value-type="float">
            <text:p>780.1998</text:p>
          </table:table-cell>
          <table:table-cell office:value-type="float" office:value="638.1686" calcext:value-type="float">
            <text:p>638.1686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17.615" calcext:value-type="float">
            <text:p>1017.615</text:p>
          </table:table-cell>
          <table:table-cell office:value-type="float" office:value="118.5181" calcext:value-type="float">
            <text:p>118.5181</text:p>
          </table:table-cell>
          <table:table-cell office:value-type="float" office:value="0" calcext:value-type="float">
            <text:p>0</text:p>
          </table:table-cell>
          <table:table-cell office:value-type="float" office:value="0.1138793" calcext:value-type="float">
            <text:p>0.1138793</text:p>
          </table:table-cell>
          <table:table-cell office:value-type="float" office:value="0.1926521" calcext:value-type="float">
            <text:p>0.1926521</text:p>
          </table:table-cell>
          <table:table-cell office:value-type="float" office:value="0.1900064" calcext:value-type="float">
            <text:p>0.1900064</text:p>
          </table:table-cell>
          <table:table-cell office:value-type="float" office:value="0.1895218" calcext:value-type="float">
            <text:p>0.1895218</text:p>
          </table:table-cell>
          <table:table-cell office:value-type="float" office:value="0.1881547" calcext:value-type="float">
            <text:p>0.1881547</text:p>
          </table:table-cell>
          <table:table-cell office:value-type="float" office:value="0.1726175" calcext:value-type="float">
            <text:p>0.1726175</text:p>
          </table:table-cell>
          <table:table-cell office:value-type="float" office:value="0.2445348" calcext:value-type="float">
            <text:p>0.2445348</text:p>
          </table:table-cell>
          <table:table-cell office:value-type="float" office:value="0.3415641" calcext:value-type="float">
            <text:p>0.3415641</text:p>
          </table:table-cell>
          <table:table-cell office:value-type="float" office:value="0.3383288" calcext:value-type="float">
            <text:p>0.3383288</text:p>
          </table:table-cell>
          <table:table-cell office:value-type="float" office:value="0.3564369" calcext:value-type="float">
            <text:p>0.3564369</text:p>
          </table:table-cell>
          <table:table-cell office:value-type="float" office:value="0.3752659" calcext:value-type="float">
            <text:p>0.3752659</text:p>
          </table:table-cell>
          <table:table-cell office:value-type="float" office:value="0.3913649" calcext:value-type="float">
            <text:p>0.39136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479E-015" calcext:value-type="float">
            <text:p>1.941479E-15</text:p>
          </table:table-cell>
          <table:table-cell office:value-type="float" office:value="1.96986E-015" calcext:value-type="float">
            <text:p>1.96986E-15</text:p>
          </table:table-cell>
          <table:table-cell office:value-type="float" office:value="1.979944E-015" calcext:value-type="float">
            <text:p>1.979944E-15</text:p>
          </table:table-cell>
          <table:table-cell office:value-type="float" office:value="1.935604E-015" calcext:value-type="float">
            <text:p>1.935604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3796" calcext:value-type="float">
            <text:p>-64.3796</text:p>
          </table:table-cell>
          <table:table-cell office:value-type="float" office:value="-1.085254" calcext:value-type="float">
            <text:p>-1.085254</text:p>
          </table:table-cell>
          <table:table-cell office:value-type="float" office:value="-1.206243" calcext:value-type="float">
            <text:p>-1.206243</text:p>
          </table:table-cell>
          <table:table-cell office:value-type="float" office:value="-1.230412" calcext:value-type="float">
            <text:p>-1.230412</text:p>
          </table:table-cell>
          <table:table-cell office:value-type="float" office:value="-1.302115" calcext:value-type="float">
            <text:p>-1.302115</text:p>
          </table:table-cell>
          <table:table-cell office:value-type="float" office:value="-0.9749448" calcext:value-type="float">
            <text:p>-0.9749448</text:p>
          </table:table-cell>
          <table:table-cell office:value-type="float" office:value="-0.06212529" calcext:value-type="float">
            <text:p>-0.06212529</text:p>
          </table:table-cell>
          <table:table-cell office:value-type="float" office:value="-0.04859855" calcext:value-type="float">
            <text:p>-0.04859855</text:p>
          </table:table-cell>
          <table:table-cell office:value-type="float" office:value="-0.04068395" calcext:value-type="float">
            <text:p>-0.04068395</text:p>
          </table:table-cell>
          <table:table-cell office:value-type="float" office:value="-0.02662787" calcext:value-type="float">
            <text:p>-0.02662787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1795415" calcext:value-type="float">
            <text:p>-0.01795415</text:p>
          </table:table-cell>
          <table:table-cell office:value-type="float" office:value="-0.001459109" calcext:value-type="float">
            <text:p>-0.00145910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2082" calcext:value-type="float">
            <text:p>-2.3720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780.1998" calcext:value-type="float">
            <text:p>780.1998</text:p>
          </table:table-cell>
          <table:table-cell office:value-type="float" office:value="642.0867" calcext:value-type="float">
            <text:p>642.0867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13.697" calcext:value-type="float">
            <text:p>1013.697</text:p>
          </table:table-cell>
          <table:table-cell office:value-type="float" office:value="118.5181" calcext:value-type="float">
            <text:p>118.5181</text:p>
          </table:table-cell>
          <table:table-cell office:value-type="float" office:value="0" calcext:value-type="float">
            <text:p>0</text:p>
          </table:table-cell>
          <table:table-cell office:value-type="float" office:value="0.1240137" calcext:value-type="float">
            <text:p>0.1240137</text:p>
          </table:table-cell>
          <table:table-cell office:value-type="float" office:value="0.1834275" calcext:value-type="float">
            <text:p>0.1834275</text:p>
          </table:table-cell>
          <table:table-cell office:value-type="float" office:value="0.184764" calcext:value-type="float">
            <text:p>0.184764</text:p>
          </table:table-cell>
          <table:table-cell office:value-type="float" office:value="0.1847345" calcext:value-type="float">
            <text:p>0.1847345</text:p>
          </table:table-cell>
          <table:table-cell office:value-type="float" office:value="0.1839396" calcext:value-type="float">
            <text:p>0.1839396</text:p>
          </table:table-cell>
          <table:table-cell office:value-type="float" office:value="0.1709314" calcext:value-type="float">
            <text:p>0.1709314</text:p>
          </table:table-cell>
          <table:table-cell office:value-type="float" office:value="0.2362152" calcext:value-type="float">
            <text:p>0.2362152</text:p>
          </table:table-cell>
          <table:table-cell office:value-type="float" office:value="0.3387827" calcext:value-type="float">
            <text:p>0.3387827</text:p>
          </table:table-cell>
          <table:table-cell office:value-type="float" office:value="0.3367846" calcext:value-type="float">
            <text:p>0.3367846</text:p>
          </table:table-cell>
          <table:table-cell office:value-type="float" office:value="0.3556248" calcext:value-type="float">
            <text:p>0.3556248</text:p>
          </table:table-cell>
          <table:table-cell office:value-type="float" office:value="0.3744431" calcext:value-type="float">
            <text:p>0.3744431</text:p>
          </table:table-cell>
          <table:table-cell office:value-type="float" office:value="0.3907883" calcext:value-type="float">
            <text:p>0.39078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503E-015" calcext:value-type="float">
            <text:p>1.941503E-15</text:p>
          </table:table-cell>
          <table:table-cell office:value-type="float" office:value="1.969851E-015" calcext:value-type="float">
            <text:p>1.969851E-15</text:p>
          </table:table-cell>
          <table:table-cell office:value-type="float" office:value="1.97994E-015" calcext:value-type="float">
            <text:p>1.97994E-15</text:p>
          </table:table-cell>
          <table:table-cell office:value-type="float" office:value="1.935608E-015" calcext:value-type="float">
            <text:p>1.935608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7E-016" calcext:value-type="float">
            <text:p>9.738727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28081" calcext:value-type="float">
            <text:p>-33.28081</text:p>
          </table:table-cell>
          <table:table-cell office:value-type="float" office:value="-1.58572" calcext:value-type="float">
            <text:p>-1.58572</text:p>
          </table:table-cell>
          <table:table-cell office:value-type="float" office:value="-1.496418" calcext:value-type="float">
            <text:p>-1.496418</text:p>
          </table:table-cell>
          <table:table-cell office:value-type="float" office:value="-1.498613" calcext:value-type="float">
            <text:p>-1.498613</text:p>
          </table:table-cell>
          <table:table-cell office:value-type="float" office:value="-1.550728" calcext:value-type="float">
            <text:p>-1.550728</text:p>
          </table:table-cell>
          <table:table-cell office:value-type="float" office:value="-1.051013" calcext:value-type="float">
            <text:p>-1.051013</text:p>
          </table:table-cell>
          <table:table-cell office:value-type="float" office:value="-0.07948409" calcext:value-type="float">
            <text:p>-0.07948409</text:p>
          </table:table-cell>
          <table:table-cell office:value-type="float" office:value="-0.05220331" calcext:value-type="float">
            <text:p>-0.05220331</text:p>
          </table:table-cell>
          <table:table-cell office:value-type="float" office:value="-0.04245755" calcext:value-type="float">
            <text:p>-0.04245755</text:p>
          </table:table-cell>
          <table:table-cell office:value-type="float" office:value="-0.02768673" calcext:value-type="float">
            <text:p>-0.02768673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02604346" calcext:value-type="float">
            <text:p>-0.02604346</text:p>
          </table:table-cell>
          <table:table-cell office:value-type="float" office:value="-0.001447675" calcext:value-type="float">
            <text:p>-0.00144767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6186" calcext:value-type="float">
            <text:p>-2.37618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780.1998" calcext:value-type="float">
            <text:p>780.1998</text:p>
          </table:table-cell>
          <table:table-cell office:value-type="float" office:value="646.4386" calcext:value-type="float">
            <text:p>646.4386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09.346" calcext:value-type="float">
            <text:p>1009.346</text:p>
          </table:table-cell>
          <table:table-cell office:value-type="float" office:value="118.5181" calcext:value-type="float">
            <text:p>118.5181</text:p>
          </table:table-cell>
          <table:table-cell office:value-type="float" office:value="0" calcext:value-type="float">
            <text:p>0</text:p>
          </table:table-cell>
          <table:table-cell office:value-type="float" office:value="0.1192513" calcext:value-type="float">
            <text:p>0.1192513</text:p>
          </table:table-cell>
          <table:table-cell office:value-type="float" office:value="0.1793659" calcext:value-type="float">
            <text:p>0.1793659</text:p>
          </table:table-cell>
          <table:table-cell office:value-type="float" office:value="0.1802363" calcext:value-type="float">
            <text:p>0.1802363</text:p>
          </table:table-cell>
          <table:table-cell office:value-type="float" office:value="0.1803305" calcext:value-type="float">
            <text:p>0.1803305</text:p>
          </table:table-cell>
          <table:table-cell office:value-type="float" office:value="0.1799738" calcext:value-type="float">
            <text:p>0.1799738</text:p>
          </table:table-cell>
          <table:table-cell office:value-type="float" office:value="0.1685067" calcext:value-type="float">
            <text:p>0.1685067</text:p>
          </table:table-cell>
          <table:table-cell office:value-type="float" office:value="0.2268171" calcext:value-type="float">
            <text:p>0.2268171</text:p>
          </table:table-cell>
          <table:table-cell office:value-type="float" office:value="0.3354727" calcext:value-type="float">
            <text:p>0.3354727</text:p>
          </table:table-cell>
          <table:table-cell office:value-type="float" office:value="0.3348621" calcext:value-type="float">
            <text:p>0.3348621</text:p>
          </table:table-cell>
          <table:table-cell office:value-type="float" office:value="0.3546015" calcext:value-type="float">
            <text:p>0.3546015</text:p>
          </table:table-cell>
          <table:table-cell office:value-type="float" office:value="0.3734811" calcext:value-type="float">
            <text:p>0.3734811</text:p>
          </table:table-cell>
          <table:table-cell office:value-type="float" office:value="0.390114" calcext:value-type="float">
            <text:p>0.3901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54E-015" calcext:value-type="float">
            <text:p>1.94154E-15</text:p>
          </table:table-cell>
          <table:table-cell office:value-type="float" office:value="1.969841E-015" calcext:value-type="float">
            <text:p>1.969841E-15</text:p>
          </table:table-cell>
          <table:table-cell office:value-type="float" office:value="1.979938E-015" calcext:value-type="float">
            <text:p>1.979938E-15</text:p>
          </table:table-cell>
          <table:table-cell office:value-type="float" office:value="1.93561E-015" calcext:value-type="float">
            <text:p>1.93561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41276" calcext:value-type="float">
            <text:p>-45.41276</text:p>
          </table:table-cell>
          <table:table-cell office:value-type="float" office:value="-1.885348" calcext:value-type="float">
            <text:p>-1.885348</text:p>
          </table:table-cell>
          <table:table-cell office:value-type="float" office:value="-1.812162" calcext:value-type="float">
            <text:p>-1.812162</text:p>
          </table:table-cell>
          <table:table-cell office:value-type="float" office:value="-1.805227" calcext:value-type="float">
            <text:p>-1.805227</text:p>
          </table:table-cell>
          <table:table-cell office:value-type="float" office:value="-1.834898" calcext:value-type="float">
            <text:p>-1.834898</text:p>
          </table:table-cell>
          <table:table-cell office:value-type="float" office:value="-1.172482" calcext:value-type="float">
            <text:p>-1.172482</text:p>
          </table:table-cell>
          <table:table-cell office:value-type="float" office:value="-0.1061267" calcext:value-type="float">
            <text:p>-0.1061267</text:p>
          </table:table-cell>
          <table:table-cell office:value-type="float" office:value="-0.05689305" calcext:value-type="float">
            <text:p>-0.05689305</text:p>
          </table:table-cell>
          <table:table-cell office:value-type="float" office:value="-0.04478859" calcext:value-type="float">
            <text:p>-0.04478859</text:p>
          </table:table-cell>
          <table:table-cell office:value-type="float" office:value="-0.0290836" calcext:value-type="float">
            <text:p>-0.0290836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0.1684438" calcext:value-type="float">
            <text:p>-0.1684438</text:p>
          </table:table-cell>
          <table:table-cell office:value-type="float" office:value="-0.001344449" calcext:value-type="float">
            <text:p>-0.00134444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0634" calcext:value-type="float">
            <text:p>-2.3806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780.1998" calcext:value-type="float">
            <text:p>780.1998</text:p>
          </table:table-cell>
          <table:table-cell office:value-type="float" office:value="650.4462" calcext:value-type="float">
            <text:p>650.4462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05.338" calcext:value-type="float">
            <text:p>1005.338</text:p>
          </table:table-cell>
          <table:table-cell office:value-type="float" office:value="118.5181" calcext:value-type="float">
            <text:p>118.5181</text:p>
          </table:table-cell>
          <table:table-cell office:value-type="float" office:value="0" calcext:value-type="float">
            <text:p>0</text:p>
          </table:table-cell>
          <table:table-cell office:value-type="float" office:value="0.1171682" calcext:value-type="float">
            <text:p>0.1171682</text:p>
          </table:table-cell>
          <table:table-cell office:value-type="float" office:value="0.1780685" calcext:value-type="float">
            <text:p>0.1780685</text:p>
          </table:table-cell>
          <table:table-cell office:value-type="float" office:value="0.1782242" calcext:value-type="float">
            <text:p>0.1782242</text:p>
          </table:table-cell>
          <table:table-cell office:value-type="float" office:value="0.1782916" calcext:value-type="float">
            <text:p>0.1782916</text:p>
          </table:table-cell>
          <table:table-cell office:value-type="float" office:value="0.1783527" calcext:value-type="float">
            <text:p>0.1783527</text:p>
          </table:table-cell>
          <table:table-cell office:value-type="float" office:value="0.1662372" calcext:value-type="float">
            <text:p>0.1662372</text:p>
          </table:table-cell>
          <table:table-cell office:value-type="float" office:value="0.2173625" calcext:value-type="float">
            <text:p>0.2173625</text:p>
          </table:table-cell>
          <table:table-cell office:value-type="float" office:value="0.3320466" calcext:value-type="float">
            <text:p>0.3320466</text:p>
          </table:table-cell>
          <table:table-cell office:value-type="float" office:value="0.3327688" calcext:value-type="float">
            <text:p>0.3327688</text:p>
          </table:table-cell>
          <table:table-cell office:value-type="float" office:value="0.3534858" calcext:value-type="float">
            <text:p>0.3534858</text:p>
          </table:table-cell>
          <table:table-cell office:value-type="float" office:value="0.3724295" calcext:value-type="float">
            <text:p>0.3724295</text:p>
          </table:table-cell>
          <table:table-cell office:value-type="float" office:value="0.389494" calcext:value-type="float">
            <text:p>0.3894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598E-015" calcext:value-type="float">
            <text:p>1.941598E-15</text:p>
          </table:table-cell>
          <table:table-cell office:value-type="float" office:value="1.969831E-015" calcext:value-type="float">
            <text:p>1.969831E-15</text:p>
          </table:table-cell>
          <table:table-cell office:value-type="float" office:value="1.979932E-015" calcext:value-type="float">
            <text:p>1.979932E-15</text:p>
          </table:table-cell>
          <table:table-cell office:value-type="float" office:value="1.935611E-015" calcext:value-type="float">
            <text:p>1.935611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59239" calcext:value-type="float">
            <text:p>-51.59239</text:p>
          </table:table-cell>
          <table:table-cell office:value-type="float" office:value="-1.994013" calcext:value-type="float">
            <text:p>-1.994013</text:p>
          </table:table-cell>
          <table:table-cell office:value-type="float" office:value="-1.976103" calcext:value-type="float">
            <text:p>-1.976103</text:p>
          </table:table-cell>
          <table:table-cell office:value-type="float" office:value="-1.970834" calcext:value-type="float">
            <text:p>-1.970834</text:p>
          </table:table-cell>
          <table:table-cell office:value-type="float" office:value="-1.967667" calcext:value-type="float">
            <text:p>-1.967667</text:p>
          </table:table-cell>
          <table:table-cell office:value-type="float" office:value="-1.300821" calcext:value-type="float">
            <text:p>-1.300821</text:p>
          </table:table-cell>
          <table:table-cell office:value-type="float" office:value="-0.1437156" calcext:value-type="float">
            <text:p>-0.1437156</text:p>
          </table:table-cell>
          <table:table-cell office:value-type="float" office:value="-0.06225037" calcext:value-type="float">
            <text:p>-0.06225037</text:p>
          </table:table-cell>
          <table:table-cell office:value-type="float" office:value="-0.04749075" calcext:value-type="float">
            <text:p>-0.04749075</text:p>
          </table:table-cell>
          <table:table-cell office:value-type="float" office:value="-0.03069509" calcext:value-type="float">
            <text:p>-0.03069509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1.348083" calcext:value-type="float">
            <text:p>-1.348083</text:p>
          </table:table-cell>
          <table:table-cell office:value-type="float" office:value="-0.001170233" calcext:value-type="float">
            <text:p>-0.0011702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5549" calcext:value-type="float">
            <text:p>-2.38554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784.6997" calcext:value-type="float">
            <text:p>784.6997</text:p>
          </table:table-cell>
          <table:table-cell office:value-type="float" office:value="653.926" calcext:value-type="float">
            <text:p>653.926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06.337" calcext:value-type="float">
            <text:p>1006.337</text:p>
          </table:table-cell>
          <table:table-cell office:value-type="float" office:value="118.5397" calcext:value-type="float">
            <text:p>118.5397</text:p>
          </table:table-cell>
          <table:table-cell office:value-type="float" office:value="0" calcext:value-type="float">
            <text:p>0</text:p>
          </table:table-cell>
          <table:table-cell office:value-type="float" office:value="0.2131588" calcext:value-type="float">
            <text:p>0.2131588</text:p>
          </table:table-cell>
          <table:table-cell office:value-type="float" office:value="0.1880654" calcext:value-type="float">
            <text:p>0.1880654</text:p>
          </table:table-cell>
          <table:table-cell office:value-type="float" office:value="0.1833074" calcext:value-type="float">
            <text:p>0.1833074</text:p>
          </table:table-cell>
          <table:table-cell office:value-type="float" office:value="0.1832156" calcext:value-type="float">
            <text:p>0.1832156</text:p>
          </table:table-cell>
          <table:table-cell office:value-type="float" office:value="0.1850181" calcext:value-type="float">
            <text:p>0.1850181</text:p>
          </table:table-cell>
          <table:table-cell office:value-type="float" office:value="0.1669376" calcext:value-type="float">
            <text:p>0.1669376</text:p>
          </table:table-cell>
          <table:table-cell office:value-type="float" office:value="0.2145776" calcext:value-type="float">
            <text:p>0.2145776</text:p>
          </table:table-cell>
          <table:table-cell office:value-type="float" office:value="0.3303918" calcext:value-type="float">
            <text:p>0.3303918</text:p>
          </table:table-cell>
          <table:table-cell office:value-type="float" office:value="0.3318407" calcext:value-type="float">
            <text:p>0.3318407</text:p>
          </table:table-cell>
          <table:table-cell office:value-type="float" office:value="0.3530608" calcext:value-type="float">
            <text:p>0.3530608</text:p>
          </table:table-cell>
          <table:table-cell office:value-type="float" office:value="0.3720385" calcext:value-type="float">
            <text:p>0.3720385</text:p>
          </table:table-cell>
          <table:table-cell office:value-type="float" office:value="0.3892927" calcext:value-type="float">
            <text:p>0.38929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638E-015" calcext:value-type="float">
            <text:p>1.941638E-15</text:p>
          </table:table-cell>
          <table:table-cell office:value-type="float" office:value="1.969817E-015" calcext:value-type="float">
            <text:p>1.969817E-15</text:p>
          </table:table-cell>
          <table:table-cell office:value-type="float" office:value="1.979931E-015" calcext:value-type="float">
            <text:p>1.979931E-15</text:p>
          </table:table-cell>
          <table:table-cell office:value-type="float" office:value="1.935611E-015" calcext:value-type="float">
            <text:p>1.935611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7E-016" calcext:value-type="float">
            <text:p>9.738727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30272" calcext:value-type="float">
            <text:p>-0.4730272</text:p>
          </table:table-cell>
          <table:table-cell office:value-type="float" office:value="-1.309129" calcext:value-type="float">
            <text:p>-1.309129</text:p>
          </table:table-cell>
          <table:table-cell office:value-type="float" office:value="-1.592178" calcext:value-type="float">
            <text:p>-1.592178</text:p>
          </table:table-cell>
          <table:table-cell office:value-type="float" office:value="-1.598594" calcext:value-type="float">
            <text:p>-1.598594</text:p>
          </table:table-cell>
          <table:table-cell office:value-type="float" office:value="-1.483328" calcext:value-type="float">
            <text:p>-1.483328</text:p>
          </table:table-cell>
          <table:table-cell office:value-type="float" office:value="-1.259874" calcext:value-type="float">
            <text:p>-1.259874</text:p>
          </table:table-cell>
          <table:table-cell office:value-type="float" office:value="-0.1577828" calcext:value-type="float">
            <text:p>-0.1577828</text:p>
          </table:table-cell>
          <table:table-cell office:value-type="float" office:value="-0.06506149" calcext:value-type="float">
            <text:p>-0.06506149</text:p>
          </table:table-cell>
          <table:table-cell office:value-type="float" office:value="-0.04875868" calcext:value-type="float">
            <text:p>-0.04875868</text:p>
          </table:table-cell>
          <table:table-cell office:value-type="float" office:value="-0.03134085" calcext:value-type="float">
            <text:p>-0.03134085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1.399621" calcext:value-type="float">
            <text:p>-1.399621</text:p>
          </table:table-cell>
          <table:table-cell office:value-type="float" office:value="-0.001165438" calcext:value-type="float">
            <text:p>-0.0011654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0735" calcext:value-type="float">
            <text:p>-2.3907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784.6997" calcext:value-type="float">
            <text:p>784.6997</text:p>
          </table:table-cell>
          <table:table-cell office:value-type="float" office:value="656.9343" calcext:value-type="float">
            <text:p>656.9343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03.329" calcext:value-type="float">
            <text:p>1003.329</text:p>
          </table:table-cell>
          <table:table-cell office:value-type="float" office:value="118.5397" calcext:value-type="float">
            <text:p>118.5397</text:p>
          </table:table-cell>
          <table:table-cell office:value-type="float" office:value="0" calcext:value-type="float">
            <text:p>0</text:p>
          </table:table-cell>
          <table:table-cell office:value-type="float" office:value="0.154455" calcext:value-type="float">
            <text:p>0.154455</text:p>
          </table:table-cell>
          <table:table-cell office:value-type="float" office:value="0.1860532" calcext:value-type="float">
            <text:p>0.1860532</text:p>
          </table:table-cell>
          <table:table-cell office:value-type="float" office:value="0.1850255" calcext:value-type="float">
            <text:p>0.1850255</text:p>
          </table:table-cell>
          <table:table-cell office:value-type="float" office:value="0.184936" calcext:value-type="float">
            <text:p>0.184936</text:p>
          </table:table-cell>
          <table:table-cell office:value-type="float" office:value="0.1857817" calcext:value-type="float">
            <text:p>0.1857817</text:p>
          </table:table-cell>
          <table:table-cell office:value-type="float" office:value="0.1669656" calcext:value-type="float">
            <text:p>0.1669656</text:p>
          </table:table-cell>
          <table:table-cell office:value-type="float" office:value="0.2094343" calcext:value-type="float">
            <text:p>0.2094343</text:p>
          </table:table-cell>
          <table:table-cell office:value-type="float" office:value="0.3281966" calcext:value-type="float">
            <text:p>0.3281966</text:p>
          </table:table-cell>
          <table:table-cell office:value-type="float" office:value="0.3304576" calcext:value-type="float">
            <text:p>0.3304576</text:p>
          </table:table-cell>
          <table:table-cell office:value-type="float" office:value="0.3523854" calcext:value-type="float">
            <text:p>0.3523854</text:p>
          </table:table-cell>
          <table:table-cell office:value-type="float" office:value="0.3714071" calcext:value-type="float">
            <text:p>0.3714071</text:p>
          </table:table-cell>
          <table:table-cell office:value-type="float" office:value="0.3889074" calcext:value-type="float">
            <text:p>0.38890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675E-015" calcext:value-type="float">
            <text:p>1.941675E-15</text:p>
          </table:table-cell>
          <table:table-cell office:value-type="float" office:value="1.969803E-015" calcext:value-type="float">
            <text:p>1.969803E-15</text:p>
          </table:table-cell>
          <table:table-cell office:value-type="float" office:value="1.97993E-015" calcext:value-type="float">
            <text:p>1.97993E-15</text:p>
          </table:table-cell>
          <table:table-cell office:value-type="float" office:value="1.93561E-015" calcext:value-type="float">
            <text:p>1.93561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34267" calcext:value-type="float">
            <text:p>-6.034267</text:p>
          </table:table-cell>
          <table:table-cell office:value-type="float" office:value="-1.419661" calcext:value-type="float">
            <text:p>-1.419661</text:p>
          </table:table-cell>
          <table:table-cell office:value-type="float" office:value="-1.479956" calcext:value-type="float">
            <text:p>-1.479956</text:p>
          </table:table-cell>
          <table:table-cell office:value-type="float" office:value="-1.485858" calcext:value-type="float">
            <text:p>-1.485858</text:p>
          </table:table-cell>
          <table:table-cell office:value-type="float" office:value="-1.435051" calcext:value-type="float">
            <text:p>-1.435051</text:p>
          </table:table-cell>
          <table:table-cell office:value-type="float" office:value="-1.258062" calcext:value-type="float">
            <text:p>-1.258062</text:p>
          </table:table-cell>
          <table:table-cell office:value-type="float" office:value="-0.1873128" calcext:value-type="float">
            <text:p>-0.1873128</text:p>
          </table:table-cell>
          <table:table-cell office:value-type="float" office:value="-0.06896051" calcext:value-type="float">
            <text:p>-0.06896051</text:p>
          </table:table-cell>
          <table:table-cell office:value-type="float" office:value="-0.05068941" calcext:value-type="float">
            <text:p>-0.05068941</text:p>
          </table:table-cell>
          <table:table-cell office:value-type="float" office:value="-0.0323783" calcext:value-type="float">
            <text:p>-0.0323783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3.131428" calcext:value-type="float">
            <text:p>-3.131428</text:p>
          </table:table-cell>
          <table:table-cell office:value-type="float" office:value="-0.001078972" calcext:value-type="float">
            <text:p>-0.00107897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5878" calcext:value-type="float">
            <text:p>-2.3958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61.5126" calcext:value-type="float">
            <text:p>661.5126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1001.14" calcext:value-type="float">
            <text:p>1001.14</text:p>
          </table:table-cell>
          <table:table-cell office:value-type="float" office:value="118.351" calcext:value-type="float">
            <text:p>118.351</text:p>
          </table:table-cell>
          <table:table-cell office:value-type="float" office:value="0" calcext:value-type="float">
            <text:p>0</text:p>
          </table:table-cell>
          <table:table-cell office:value-type="float" office:value="0.1537565" calcext:value-type="float">
            <text:p>0.1537565</text:p>
          </table:table-cell>
          <table:table-cell office:value-type="float" office:value="0.1846167" calcext:value-type="float">
            <text:p>0.1846167</text:p>
          </table:table-cell>
          <table:table-cell office:value-type="float" office:value="0.1847504" calcext:value-type="float">
            <text:p>0.1847504</text:p>
          </table:table-cell>
          <table:table-cell office:value-type="float" office:value="0.1847314" calcext:value-type="float">
            <text:p>0.1847314</text:p>
          </table:table-cell>
          <table:table-cell office:value-type="float" office:value="0.184952" calcext:value-type="float">
            <text:p>0.184952</text:p>
          </table:table-cell>
          <table:table-cell office:value-type="float" office:value="0.166814" calcext:value-type="float">
            <text:p>0.166814</text:p>
          </table:table-cell>
          <table:table-cell office:value-type="float" office:value="0.2043589" calcext:value-type="float">
            <text:p>0.2043589</text:p>
          </table:table-cell>
          <table:table-cell office:value-type="float" office:value="0.3260256" calcext:value-type="float">
            <text:p>0.3260256</text:p>
          </table:table-cell>
          <table:table-cell office:value-type="float" office:value="0.3290356" calcext:value-type="float">
            <text:p>0.3290356</text:p>
          </table:table-cell>
          <table:table-cell office:value-type="float" office:value="0.3517054" calcext:value-type="float">
            <text:p>0.3517054</text:p>
          </table:table-cell>
          <table:table-cell office:value-type="float" office:value="0.3707675" calcext:value-type="float">
            <text:p>0.3707675</text:p>
          </table:table-cell>
          <table:table-cell office:value-type="float" office:value="0.3886042" calcext:value-type="float">
            <text:p>0.3886042</text:p>
          </table:table-cell>
          <table:table-cell office:value-type="float" office:value="0.4551531" calcext:value-type="float">
            <text:p>0.4551531</text:p>
          </table:table-cell>
          <table:table-cell office:value-type="float" office:value="0" calcext:value-type="float">
            <text:p>0</text:p>
          </table:table-cell>
          <table:table-cell office:value-type="float" office:value="1.94172E-015" calcext:value-type="float">
            <text:p>1.94172E-15</text:p>
          </table:table-cell>
          <table:table-cell office:value-type="float" office:value="1.96979E-015" calcext:value-type="float">
            <text:p>1.96979E-15</text:p>
          </table:table-cell>
          <table:table-cell office:value-type="float" office:value="1.979929E-015" calcext:value-type="float">
            <text:p>1.979929E-15</text:p>
          </table:table-cell>
          <table:table-cell office:value-type="float" office:value="1.935611E-015" calcext:value-type="float">
            <text:p>1.935611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63521" calcext:value-type="float">
            <text:p>-6.263521</text:p>
          </table:table-cell>
          <table:table-cell office:value-type="float" office:value="-1.507244" calcext:value-type="float">
            <text:p>-1.507244</text:p>
          </table:table-cell>
          <table:table-cell office:value-type="float" office:value="-1.496914" calcext:value-type="float">
            <text:p>-1.496914</text:p>
          </table:table-cell>
          <table:table-cell office:value-type="float" office:value="-1.498496" calcext:value-type="float">
            <text:p>-1.498496</text:p>
          </table:table-cell>
          <table:table-cell office:value-type="float" office:value="-1.485509" calcext:value-type="float">
            <text:p>-1.485509</text:p>
          </table:table-cell>
          <table:table-cell office:value-type="float" office:value="-1.266817" calcext:value-type="float">
            <text:p>-1.266817</text:p>
          </table:table-cell>
          <table:table-cell office:value-type="float" office:value="-0.2230623" calcext:value-type="float">
            <text:p>-0.2230623</text:p>
          </table:table-cell>
          <table:table-cell office:value-type="float" office:value="-0.07309196" calcext:value-type="float">
            <text:p>-0.07309196</text:p>
          </table:table-cell>
          <table:table-cell office:value-type="float" office:value="-0.05277338" calcext:value-type="float">
            <text:p>-0.05277338</text:p>
          </table:table-cell>
          <table:table-cell office:value-type="float" office:value="-0.03326245" calcext:value-type="float">
            <text:p>-0.03326245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12.04472" calcext:value-type="float">
            <text:p>-12.04472</text:p>
          </table:table-cell>
          <table:table-cell office:value-type="float" office:value="-0.0009102757" calcext:value-type="float">
            <text:p>-0.00091027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4074" calcext:value-type="float">
            <text:p>-2.33407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65.6902" calcext:value-type="float">
            <text:p>665.6902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97.7917" calcext:value-type="float">
            <text:p>997.7917</text:p>
          </table:table-cell>
          <table:table-cell office:value-type="float" office:value="117.5215" calcext:value-type="float">
            <text:p>117.5215</text:p>
          </table:table-cell>
          <table:table-cell office:value-type="float" office:value="0" calcext:value-type="float">
            <text:p>0</text:p>
          </table:table-cell>
          <table:table-cell office:value-type="float" office:value="0.1203004" calcext:value-type="float">
            <text:p>0.1203004</text:p>
          </table:table-cell>
          <table:table-cell office:value-type="float" office:value="0.1796995" calcext:value-type="float">
            <text:p>0.1796995</text:p>
          </table:table-cell>
          <table:table-cell office:value-type="float" office:value="0.1807188" calcext:value-type="float">
            <text:p>0.1807188</text:p>
          </table:table-cell>
          <table:table-cell office:value-type="float" office:value="0.1807763" calcext:value-type="float">
            <text:p>0.1807763</text:p>
          </table:table-cell>
          <table:table-cell office:value-type="float" office:value="0.1804234" calcext:value-type="float">
            <text:p>0.1804234</text:p>
          </table:table-cell>
          <table:table-cell office:value-type="float" office:value="0.1654937" calcext:value-type="float">
            <text:p>0.1654937</text:p>
          </table:table-cell>
          <table:table-cell office:value-type="float" office:value="0.1971822" calcext:value-type="float">
            <text:p>0.1971822</text:p>
          </table:table-cell>
          <table:table-cell office:value-type="float" office:value="0.3232833" calcext:value-type="float">
            <text:p>0.3232833</text:p>
          </table:table-cell>
          <table:table-cell office:value-type="float" office:value="0.3271342" calcext:value-type="float">
            <text:p>0.3271342</text:p>
          </table:table-cell>
          <table:table-cell office:value-type="float" office:value="0.3507797" calcext:value-type="float">
            <text:p>0.3507797</text:p>
          </table:table-cell>
          <table:table-cell office:value-type="float" office:value="0.3699208" calcext:value-type="float">
            <text:p>0.3699208</text:p>
          </table:table-cell>
          <table:table-cell office:value-type="float" office:value="0.3883927" calcext:value-type="float">
            <text:p>0.3883927</text:p>
          </table:table-cell>
          <table:table-cell office:value-type="float" office:value="0.4582626" calcext:value-type="float">
            <text:p>0.4582626</text:p>
          </table:table-cell>
          <table:table-cell office:value-type="float" office:value="0" calcext:value-type="float">
            <text:p>0</text:p>
          </table:table-cell>
          <table:table-cell office:value-type="float" office:value="1.941784E-015" calcext:value-type="float">
            <text:p>1.941784E-15</text:p>
          </table:table-cell>
          <table:table-cell office:value-type="float" office:value="1.969784E-015" calcext:value-type="float">
            <text:p>1.969784E-15</text:p>
          </table:table-cell>
          <table:table-cell office:value-type="float" office:value="1.979921E-015" calcext:value-type="float">
            <text:p>1.979921E-15</text:p>
          </table:table-cell>
          <table:table-cell office:value-type="float" office:value="1.935611E-015" calcext:value-type="float">
            <text:p>1.935611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7E-016" calcext:value-type="float">
            <text:p>9.738727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80086" calcext:value-type="float">
            <text:p>-41.80086</text:p>
          </table:table-cell>
          <table:table-cell office:value-type="float" office:value="-1.857518" calcext:value-type="float">
            <text:p>-1.857518</text:p>
          </table:table-cell>
          <table:table-cell office:value-type="float" office:value="-1.774743" calcext:value-type="float">
            <text:p>-1.774743</text:p>
          </table:table-cell>
          <table:table-cell office:value-type="float" office:value="-1.770875" calcext:value-type="float">
            <text:p>-1.770875</text:p>
          </table:table-cell>
          <table:table-cell office:value-type="float" office:value="-1.799275" calcext:value-type="float">
            <text:p>-1.799275</text:p>
          </table:table-cell>
          <table:table-cell office:value-type="float" office:value="-1.346258" calcext:value-type="float">
            <text:p>-1.346258</text:p>
          </table:table-cell>
          <table:table-cell office:value-type="float" office:value="-0.2877188" calcext:value-type="float">
            <text:p>-0.2877188</text:p>
          </table:table-cell>
          <table:table-cell office:value-type="float" office:value="-0.07871186" calcext:value-type="float">
            <text:p>-0.07871186</text:p>
          </table:table-cell>
          <table:table-cell office:value-type="float" office:value="-0.05571007" calcext:value-type="float">
            <text:p>-0.05571007</text:p>
          </table:table-cell>
          <table:table-cell office:value-type="float" office:value="-0.03411849" calcext:value-type="float">
            <text:p>-0.03411849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41.16298" calcext:value-type="float">
            <text:p>-41.16298</text:p>
          </table:table-cell>
          <table:table-cell office:value-type="float" office:value="-0.0005213744" calcext:value-type="float">
            <text:p>-0.00052137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53409" calcext:value-type="float">
            <text:p>-2.3534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69.4975" calcext:value-type="float">
            <text:p>669.4975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94.7891" calcext:value-type="float">
            <text:p>994.7891</text:p>
          </table:table-cell>
          <table:table-cell office:value-type="float" office:value="116.7172" calcext:value-type="float">
            <text:p>116.7172</text:p>
          </table:table-cell>
          <table:table-cell office:value-type="float" office:value="0" calcext:value-type="float">
            <text:p>0</text:p>
          </table:table-cell>
          <table:table-cell office:value-type="float" office:value="0.1092017" calcext:value-type="float">
            <text:p>0.1092017</text:p>
          </table:table-cell>
          <table:table-cell office:value-type="float" office:value="0.1778657" calcext:value-type="float">
            <text:p>0.1778657</text:p>
          </table:table-cell>
          <table:table-cell office:value-type="float" office:value="0.1782564" calcext:value-type="float">
            <text:p>0.1782564</text:p>
          </table:table-cell>
          <table:table-cell office:value-type="float" office:value="0.1783061" calcext:value-type="float">
            <text:p>0.1783061</text:p>
          </table:table-cell>
          <table:table-cell office:value-type="float" office:value="0.1781914" calcext:value-type="float">
            <text:p>0.1781914</text:p>
          </table:table-cell>
          <table:table-cell office:value-type="float" office:value="0.1639334" calcext:value-type="float">
            <text:p>0.1639334</text:p>
          </table:table-cell>
          <table:table-cell office:value-type="float" office:value="0.1898548" calcext:value-type="float">
            <text:p>0.1898548</text:p>
          </table:table-cell>
          <table:table-cell office:value-type="float" office:value="0.3204666" calcext:value-type="float">
            <text:p>0.3204666</text:p>
          </table:table-cell>
          <table:table-cell office:value-type="float" office:value="0.3250735" calcext:value-type="float">
            <text:p>0.3250735</text:p>
          </table:table-cell>
          <table:table-cell office:value-type="float" office:value="0.3496898" calcext:value-type="float">
            <text:p>0.3496898</text:p>
          </table:table-cell>
          <table:table-cell office:value-type="float" office:value="0.3691484" calcext:value-type="float">
            <text:p>0.3691484</text:p>
          </table:table-cell>
          <table:table-cell office:value-type="float" office:value="0.3880174" calcext:value-type="float">
            <text:p>0.3880174</text:p>
          </table:table-cell>
          <table:table-cell office:value-type="float" office:value="0.4612971" calcext:value-type="float">
            <text:p>0.4612971</text:p>
          </table:table-cell>
          <table:table-cell office:value-type="float" office:value="0" calcext:value-type="float">
            <text:p>0</text:p>
          </table:table-cell>
          <table:table-cell office:value-type="float" office:value="1.941868E-015" calcext:value-type="float">
            <text:p>1.941868E-15</text:p>
          </table:table-cell>
          <table:table-cell office:value-type="float" office:value="1.969777E-015" calcext:value-type="float">
            <text:p>1.969777E-15</text:p>
          </table:table-cell>
          <table:table-cell office:value-type="float" office:value="1.979909E-015" calcext:value-type="float">
            <text:p>1.979909E-15</text:p>
          </table:table-cell>
          <table:table-cell office:value-type="float" office:value="1.935611E-015" calcext:value-type="float">
            <text:p>1.935611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2E-015" calcext:value-type="float">
            <text:p>1.931702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4E-016" calcext:value-type="float">
            <text:p>9.738724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65835" calcext:value-type="float">
            <text:p>-87.65835</text:p>
          </table:table-cell>
          <table:table-cell office:value-type="float" office:value="-2.01076" calcext:value-type="float">
            <text:p>-2.01076</text:p>
          </table:table-cell>
          <table:table-cell office:value-type="float" office:value="-1.972894" calcext:value-type="float">
            <text:p>-1.972894</text:p>
          </table:table-cell>
          <table:table-cell office:value-type="float" office:value="-1.969225" calcext:value-type="float">
            <text:p>-1.969225</text:p>
          </table:table-cell>
          <table:table-cell office:value-type="float" office:value="-1.980849" calcext:value-type="float">
            <text:p>-1.980849</text:p>
          </table:table-cell>
          <table:table-cell office:value-type="float" office:value="-1.447501" calcext:value-type="float">
            <text:p>-1.447501</text:p>
          </table:table-cell>
          <table:table-cell office:value-type="float" office:value="-0.3768704" calcext:value-type="float">
            <text:p>-0.3768704</text:p>
          </table:table-cell>
          <table:table-cell office:value-type="float" office:value="-0.0849867" calcext:value-type="float">
            <text:p>-0.0849867</text:p>
          </table:table-cell>
          <table:table-cell office:value-type="float" office:value="-0.05909825" calcext:value-type="float">
            <text:p>-0.05909825</text:p>
          </table:table-cell>
          <table:table-cell office:value-type="float" office:value="-0.03515721" calcext:value-type="float">
            <text:p>-0.03515721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83.97968" calcext:value-type="float">
            <text:p>-83.97968</text:p>
          </table:table-cell>
          <table:table-cell office:value-type="float" office:value="-0.00003555196" calcext:value-type="float">
            <text:p>-3.55519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2188" calcext:value-type="float">
            <text:p>-2.37218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72.899" calcext:value-type="float">
            <text:p>672.899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91.5623" calcext:value-type="float">
            <text:p>991.5623</text:p>
          </table:table-cell>
          <table:table-cell office:value-type="float" office:value="116.5423" calcext:value-type="float">
            <text:p>116.5423</text:p>
          </table:table-cell>
          <table:table-cell office:value-type="float" office:value="0" calcext:value-type="float">
            <text:p>0</text:p>
          </table:table-cell>
          <table:table-cell office:value-type="float" office:value="0.1075339" calcext:value-type="float">
            <text:p>0.1075339</text:p>
          </table:table-cell>
          <table:table-cell office:value-type="float" office:value="0.1772878" calcext:value-type="float">
            <text:p>0.1772878</text:p>
          </table:table-cell>
          <table:table-cell office:value-type="float" office:value="0.1773039" calcext:value-type="float">
            <text:p>0.1773039</text:p>
          </table:table-cell>
          <table:table-cell office:value-type="float" office:value="0.1773386" calcext:value-type="float">
            <text:p>0.1773386</text:p>
          </table:table-cell>
          <table:table-cell office:value-type="float" office:value="0.1774401" calcext:value-type="float">
            <text:p>0.1774401</text:p>
          </table:table-cell>
          <table:table-cell office:value-type="float" office:value="0.1625903" calcext:value-type="float">
            <text:p>0.1625903</text:p>
          </table:table-cell>
          <table:table-cell office:value-type="float" office:value="0.1832124" calcext:value-type="float">
            <text:p>0.1832124</text:p>
          </table:table-cell>
          <table:table-cell office:value-type="float" office:value="0.3176678" calcext:value-type="float">
            <text:p>0.3176678</text:p>
          </table:table-cell>
          <table:table-cell office:value-type="float" office:value="0.3229895" calcext:value-type="float">
            <text:p>0.3229895</text:p>
          </table:table-cell>
          <table:table-cell office:value-type="float" office:value="0.3485861" calcext:value-type="float">
            <text:p>0.3485861</text:p>
          </table:table-cell>
          <table:table-cell office:value-type="float" office:value="0.3682524" calcext:value-type="float">
            <text:p>0.3682524</text:p>
          </table:table-cell>
          <table:table-cell office:value-type="float" office:value="0.3874277" calcext:value-type="float">
            <text:p>0.38742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971E-015" calcext:value-type="float">
            <text:p>1.941971E-15</text:p>
          </table:table-cell>
          <table:table-cell office:value-type="float" office:value="1.969768E-015" calcext:value-type="float">
            <text:p>1.969768E-15</text:p>
          </table:table-cell>
          <table:table-cell office:value-type="float" office:value="1.979896E-015" calcext:value-type="float">
            <text:p>1.979896E-15</text:p>
          </table:table-cell>
          <table:table-cell office:value-type="float" office:value="1.935611E-015" calcext:value-type="float">
            <text:p>1.935611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79562" calcext:value-type="float">
            <text:p>-98.79562</text:p>
          </table:table-cell>
          <table:table-cell office:value-type="float" office:value="-2.061793" calcext:value-type="float">
            <text:p>-2.061793</text:p>
          </table:table-cell>
          <table:table-cell office:value-type="float" office:value="-2.05613" calcext:value-type="float">
            <text:p>-2.05613</text:p>
          </table:table-cell>
          <table:table-cell office:value-type="float" office:value="-2.053637" calcext:value-type="float">
            <text:p>-2.053637</text:p>
          </table:table-cell>
          <table:table-cell office:value-type="float" office:value="-2.046437" calcext:value-type="float">
            <text:p>-2.046437</text:p>
          </table:table-cell>
          <table:table-cell office:value-type="float" office:value="-1.541637" calcext:value-type="float">
            <text:p>-1.541637</text:p>
          </table:table-cell>
          <table:table-cell office:value-type="float" office:value="-0.4857554" calcext:value-type="float">
            <text:p>-0.4857554</text:p>
          </table:table-cell>
          <table:table-cell office:value-type="float" office:value="-0.091782" calcext:value-type="float">
            <text:p>-0.091782</text:p>
          </table:table-cell>
          <table:table-cell office:value-type="float" office:value="-0.06275848" calcext:value-type="float">
            <text:p>-0.06275848</text:p>
          </table:table-cell>
          <table:table-cell office:value-type="float" office:value="-0.03624594" calcext:value-type="float">
            <text:p>-0.03624594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89.12355" calcext:value-type="float">
            <text:p>-89.12355</text:p>
          </table:table-cell>
          <table:table-cell office:value-type="float" office:value="0.0004984019" calcext:value-type="float">
            <text:p>0.000498401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4171" calcext:value-type="float">
            <text:p>-2.3841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75.6932" calcext:value-type="float">
            <text:p>675.6932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88.768" calcext:value-type="float">
            <text:p>988.768</text:p>
          </table:table-cell>
          <table:table-cell office:value-type="float" office:value="116.5423" calcext:value-type="float">
            <text:p>116.5423</text:p>
          </table:table-cell>
          <table:table-cell office:value-type="float" office:value="0" calcext:value-type="float">
            <text:p>0</text:p>
          </table:table-cell>
          <table:table-cell office:value-type="float" office:value="0.1137953" calcext:value-type="float">
            <text:p>0.1137953</text:p>
          </table:table-cell>
          <table:table-cell office:value-type="float" office:value="0.1780286" calcext:value-type="float">
            <text:p>0.1780286</text:p>
          </table:table-cell>
          <table:table-cell office:value-type="float" office:value="0.1777359" calcext:value-type="float">
            <text:p>0.1777359</text:p>
          </table:table-cell>
          <table:table-cell office:value-type="float" office:value="0.1777708" calcext:value-type="float">
            <text:p>0.1777708</text:p>
          </table:table-cell>
          <table:table-cell office:value-type="float" office:value="0.178051" calcext:value-type="float">
            <text:p>0.178051</text:p>
          </table:table-cell>
          <table:table-cell office:value-type="float" office:value="0.1617363" calcext:value-type="float">
            <text:p>0.1617363</text:p>
          </table:table-cell>
          <table:table-cell office:value-type="float" office:value="0.1778537" calcext:value-type="float">
            <text:p>0.1778537</text:p>
          </table:table-cell>
          <table:table-cell office:value-type="float" office:value="0.3150367" calcext:value-type="float">
            <text:p>0.3150367</text:p>
          </table:table-cell>
          <table:table-cell office:value-type="float" office:value="0.3209985" calcext:value-type="float">
            <text:p>0.3209985</text:p>
          </table:table-cell>
          <table:table-cell office:value-type="float" office:value="0.3474933" calcext:value-type="float">
            <text:p>0.3474933</text:p>
          </table:table-cell>
          <table:table-cell office:value-type="float" office:value="0.3673638" calcext:value-type="float">
            <text:p>0.3673638</text:p>
          </table:table-cell>
          <table:table-cell office:value-type="float" office:value="0.3868786" calcext:value-type="float">
            <text:p>0.38687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2225E-015" calcext:value-type="float">
            <text:p>1.942225E-15</text:p>
          </table:table-cell>
          <table:table-cell office:value-type="float" office:value="1.969743E-015" calcext:value-type="float">
            <text:p>1.969743E-15</text:p>
          </table:table-cell>
          <table:table-cell office:value-type="float" office:value="1.979876E-015" calcext:value-type="float">
            <text:p>1.979876E-15</text:p>
          </table:table-cell>
          <table:table-cell office:value-type="float" office:value="1.935607E-015" calcext:value-type="float">
            <text:p>1.935607E-15</text:p>
          </table:table-cell>
          <table:table-cell office:value-type="float" office:value="1.001695E-015" calcext:value-type="float">
            <text:p>1.001695E-15</text:p>
          </table:table-cell>
          <table:table-cell office:value-type="float" office:value="1.931702E-015" calcext:value-type="float">
            <text:p>1.931702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4E-016" calcext:value-type="float">
            <text:p>9.738724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4E-029" calcext:value-type="float">
            <text:p>9.098304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78059" calcext:value-type="float">
            <text:p>-63.78059</text:p>
          </table:table-cell>
          <table:table-cell office:value-type="float" office:value="-1.996001" calcext:value-type="float">
            <text:p>-1.996001</text:p>
          </table:table-cell>
          <table:table-cell office:value-type="float" office:value="-2.017774" calcext:value-type="float">
            <text:p>-2.017774</text:p>
          </table:table-cell>
          <table:table-cell office:value-type="float" office:value="-2.015325" calcext:value-type="float">
            <text:p>-2.015325</text:p>
          </table:table-cell>
          <table:table-cell office:value-type="float" office:value="-1.99253" calcext:value-type="float">
            <text:p>-1.99253</text:p>
          </table:table-cell>
          <table:table-cell office:value-type="float" office:value="-1.605096" calcext:value-type="float">
            <text:p>-1.605096</text:p>
          </table:table-cell>
          <table:table-cell office:value-type="float" office:value="-0.6003156" calcext:value-type="float">
            <text:p>-0.6003156</text:p>
          </table:table-cell>
          <table:table-cell office:value-type="float" office:value="-0.09872503" calcext:value-type="float">
            <text:p>-0.09872503</text:p>
          </table:table-cell>
          <table:table-cell office:value-type="float" office:value="-0.06649306" calcext:value-type="float">
            <text:p>-0.06649306</text:p>
          </table:table-cell>
          <table:table-cell office:value-type="float" office:value="-0.03736048" calcext:value-type="float">
            <text:p>-0.03736048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64.33728" calcext:value-type="float">
            <text:p>-64.33728</text:p>
          </table:table-cell>
          <table:table-cell office:value-type="float" office:value="0.0005523718" calcext:value-type="float">
            <text:p>0.000552371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9938" calcext:value-type="float">
            <text:p>-2.3899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78.5935" calcext:value-type="float">
            <text:p>678.5935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85.8675" calcext:value-type="float">
            <text:p>985.8675</text:p>
          </table:table-cell>
          <table:table-cell office:value-type="float" office:value="116.5423" calcext:value-type="float">
            <text:p>116.5423</text:p>
          </table:table-cell>
          <table:table-cell office:value-type="float" office:value="0" calcext:value-type="float">
            <text:p>0</text:p>
          </table:table-cell>
          <table:table-cell office:value-type="float" office:value="0.1101087" calcext:value-type="float">
            <text:p>0.1101087</text:p>
          </table:table-cell>
          <table:table-cell office:value-type="float" office:value="0.1779713" calcext:value-type="float">
            <text:p>0.1779713</text:p>
          </table:table-cell>
          <table:table-cell office:value-type="float" office:value="0.1778325" calcext:value-type="float">
            <text:p>0.1778325</text:p>
          </table:table-cell>
          <table:table-cell office:value-type="float" office:value="0.1778636" calcext:value-type="float">
            <text:p>0.1778636</text:p>
          </table:table-cell>
          <table:table-cell office:value-type="float" office:value="0.1780519" calcext:value-type="float">
            <text:p>0.1780519</text:p>
          </table:table-cell>
          <table:table-cell office:value-type="float" office:value="0.1610701" calcext:value-type="float">
            <text:p>0.1610701</text:p>
          </table:table-cell>
          <table:table-cell office:value-type="float" office:value="0.1734103" calcext:value-type="float">
            <text:p>0.1734103</text:p>
          </table:table-cell>
          <table:table-cell office:value-type="float" office:value="0.3124399" calcext:value-type="float">
            <text:p>0.3124399</text:p>
          </table:table-cell>
          <table:table-cell office:value-type="float" office:value="0.3190198" calcext:value-type="float">
            <text:p>0.3190198</text:p>
          </table:table-cell>
          <table:table-cell office:value-type="float" office:value="0.3464203" calcext:value-type="float">
            <text:p>0.3464203</text:p>
          </table:table-cell>
          <table:table-cell office:value-type="float" office:value="0.366514" calcext:value-type="float">
            <text:p>0.366514</text:p>
          </table:table-cell>
          <table:table-cell office:value-type="float" office:value="0.3863287" calcext:value-type="float">
            <text:p>0.38632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2502E-015" calcext:value-type="float">
            <text:p>1.942502E-15</text:p>
          </table:table-cell>
          <table:table-cell office:value-type="float" office:value="1.969721E-015" calcext:value-type="float">
            <text:p>1.969721E-15</text:p>
          </table:table-cell>
          <table:table-cell office:value-type="float" office:value="1.979851E-015" calcext:value-type="float">
            <text:p>1.979851E-15</text:p>
          </table:table-cell>
          <table:table-cell office:value-type="float" office:value="1.935605E-015" calcext:value-type="float">
            <text:p>1.935605E-15</text:p>
          </table:table-cell>
          <table:table-cell office:value-type="float" office:value="1.001679E-015" calcext:value-type="float">
            <text:p>1.00167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7E-016" calcext:value-type="float">
            <text:p>9.738727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70431" calcext:value-type="float">
            <text:p>-81.70431</text:p>
          </table:table-cell>
          <table:table-cell office:value-type="float" office:value="-2.000637" calcext:value-type="float">
            <text:p>-2.000637</text:p>
          </table:table-cell>
          <table:table-cell office:value-type="float" office:value="-2.009135" calcext:value-type="float">
            <text:p>-2.009135</text:p>
          </table:table-cell>
          <table:table-cell office:value-type="float" office:value="-2.007037" calcext:value-type="float">
            <text:p>-2.007037</text:p>
          </table:table-cell>
          <table:table-cell office:value-type="float" office:value="-1.992205" calcext:value-type="float">
            <text:p>-1.992205</text:p>
          </table:table-cell>
          <table:table-cell office:value-type="float" office:value="-1.656637" calcext:value-type="float">
            <text:p>-1.656637</text:p>
          </table:table-cell>
          <table:table-cell office:value-type="float" office:value="-0.7190237" calcext:value-type="float">
            <text:p>-0.7190237</text:p>
          </table:table-cell>
          <table:table-cell office:value-type="float" office:value="-0.1061546" calcext:value-type="float">
            <text:p>-0.1061546</text:p>
          </table:table-cell>
          <table:table-cell office:value-type="float" office:value="-0.0704473" calcext:value-type="float">
            <text:p>-0.0704473</text:p>
          </table:table-cell>
          <table:table-cell office:value-type="float" office:value="-0.0384922" calcext:value-type="float">
            <text:p>-0.0384922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84.3421" calcext:value-type="float">
            <text:p>-84.3421</text:p>
          </table:table-cell>
          <table:table-cell office:value-type="float" office:value="0.000637138" calcext:value-type="float">
            <text:p>0.00063713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598" calcext:value-type="float">
            <text:p>-2.395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80.6543" calcext:value-type="float">
            <text:p>680.6543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84.1519" calcext:value-type="float">
            <text:p>984.1519</text:p>
          </table:table-cell>
          <table:table-cell office:value-type="float" office:value="116.197" calcext:value-type="float">
            <text:p>116.197</text:p>
          </table:table-cell>
          <table:table-cell office:value-type="float" office:value="0" calcext:value-type="float">
            <text:p>0</text:p>
          </table:table-cell>
          <table:table-cell office:value-type="float" office:value="0.1148968" calcext:value-type="float">
            <text:p>0.1148968</text:p>
          </table:table-cell>
          <table:table-cell office:value-type="float" office:value="0.1799348" calcext:value-type="float">
            <text:p>0.1799348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1793705" calcext:value-type="float">
            <text:p>0.1793705</text:p>
          </table:table-cell>
          <table:table-cell office:value-type="float" office:value="0.1797886" calcext:value-type="float">
            <text:p>0.1797886</text:p>
          </table:table-cell>
          <table:table-cell office:value-type="float" office:value="0.1609522" calcext:value-type="float">
            <text:p>0.1609522</text:p>
          </table:table-cell>
          <table:table-cell office:value-type="float" office:value="0.1705028" calcext:value-type="float">
            <text:p>0.1705028</text:p>
          </table:table-cell>
          <table:table-cell office:value-type="float" office:value="0.310116" calcext:value-type="float">
            <text:p>0.310116</text:p>
          </table:table-cell>
          <table:table-cell office:value-type="float" office:value="0.317234" calcext:value-type="float">
            <text:p>0.317234</text:p>
          </table:table-cell>
          <table:table-cell office:value-type="float" office:value="0.3454239" calcext:value-type="float">
            <text:p>0.3454239</text:p>
          </table:table-cell>
          <table:table-cell office:value-type="float" office:value="0.3658655" calcext:value-type="float">
            <text:p>0.3658655</text:p>
          </table:table-cell>
          <table:table-cell office:value-type="float" office:value="0.3860067" calcext:value-type="float">
            <text:p>0.3860067</text:p>
          </table:table-cell>
          <table:table-cell office:value-type="float" office:value="0.4537637" calcext:value-type="float">
            <text:p>0.4537637</text:p>
          </table:table-cell>
          <table:table-cell office:value-type="float" office:value="0" calcext:value-type="float">
            <text:p>0</text:p>
          </table:table-cell>
          <table:table-cell office:value-type="float" office:value="1.942748E-015" calcext:value-type="float">
            <text:p>1.942748E-15</text:p>
          </table:table-cell>
          <table:table-cell office:value-type="float" office:value="1.9697E-015" calcext:value-type="float">
            <text:p>1.9697E-15</text:p>
          </table:table-cell>
          <table:table-cell office:value-type="float" office:value="1.979831E-015" calcext:value-type="float">
            <text:p>1.979831E-15</text:p>
          </table:table-cell>
          <table:table-cell office:value-type="float" office:value="1.935602E-015" calcext:value-type="float">
            <text:p>1.935602E-15</text:p>
          </table:table-cell>
          <table:table-cell office:value-type="float" office:value="1.001663E-015" calcext:value-type="float">
            <text:p>1.001663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4E-016" calcext:value-type="float">
            <text:p>9.738724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44511" calcext:value-type="float">
            <text:p>-59.44511</text:p>
          </table:table-cell>
          <table:table-cell office:value-type="float" office:value="-1.838211" calcext:value-type="float">
            <text:p>-1.838211</text:p>
          </table:table-cell>
          <table:table-cell office:value-type="float" office:value="-1.882889" calcext:value-type="float">
            <text:p>-1.882889</text:p>
          </table:table-cell>
          <table:table-cell office:value-type="float" office:value="-1.88072" calcext:value-type="float">
            <text:p>-1.88072</text:p>
          </table:table-cell>
          <table:table-cell office:value-type="float" office:value="-1.848418" calcext:value-type="float">
            <text:p>-1.848418</text:p>
          </table:table-cell>
          <table:table-cell office:value-type="float" office:value="-1.666005" calcext:value-type="float">
            <text:p>-1.666005</text:p>
          </table:table-cell>
          <table:table-cell office:value-type="float" office:value="-0.8114542" calcext:value-type="float">
            <text:p>-0.8114542</text:p>
          </table:table-cell>
          <table:table-cell office:value-type="float" office:value="-0.1133433" calcext:value-type="float">
            <text:p>-0.1133433</text:p>
          </table:table-cell>
          <table:table-cell office:value-type="float" office:value="-0.07424593" calcext:value-type="float">
            <text:p>-0.07424593</text:p>
          </table:table-cell>
          <table:table-cell office:value-type="float" office:value="-0.03957736" calcext:value-type="float">
            <text:p>-0.03957736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40.48228" calcext:value-type="float">
            <text:p>-40.48228</text:p>
          </table:table-cell>
          <table:table-cell office:value-type="float" office:value="0.0006632635" calcext:value-type="float">
            <text:p>0.000663263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0409" calcext:value-type="float">
            <text:p>-2.3204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82.9514" calcext:value-type="float">
            <text:p>682.9514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82.6926" calcext:value-type="float">
            <text:p>982.6926</text:p>
          </table:table-cell>
          <table:table-cell office:value-type="float" office:value="115.3586" calcext:value-type="float">
            <text:p>115.3586</text:p>
          </table:table-cell>
          <table:table-cell office:value-type="float" office:value="0" calcext:value-type="float">
            <text:p>0</text:p>
          </table:table-cell>
          <table:table-cell office:value-type="float" office:value="0.1116916" calcext:value-type="float">
            <text:p>0.1116916</text:p>
          </table:table-cell>
          <table:table-cell office:value-type="float" office:value="0.1801592" calcext:value-type="float">
            <text:p>0.1801592</text:p>
          </table:table-cell>
          <table:table-cell office:value-type="float" office:value="0.1799027" calcext:value-type="float">
            <text:p>0.1799027</text:p>
          </table:table-cell>
          <table:table-cell office:value-type="float" office:value="0.1799287" calcext:value-type="float">
            <text:p>0.1799287</text:p>
          </table:table-cell>
          <table:table-cell office:value-type="float" office:value="0.1801652" calcext:value-type="float">
            <text:p>0.1801652</text:p>
          </table:table-cell>
          <table:table-cell office:value-type="float" office:value="0.1608514" calcext:value-type="float">
            <text:p>0.1608514</text:p>
          </table:table-cell>
          <table:table-cell office:value-type="float" office:value="0.1683248" calcext:value-type="float">
            <text:p>0.1683248</text:p>
          </table:table-cell>
          <table:table-cell office:value-type="float" office:value="0.3078894" calcext:value-type="float">
            <text:p>0.3078894</text:p>
          </table:table-cell>
          <table:table-cell office:value-type="float" office:value="0.3154975" calcext:value-type="float">
            <text:p>0.3154975</text:p>
          </table:table-cell>
          <table:table-cell office:value-type="float" office:value="0.3444482" calcext:value-type="float">
            <text:p>0.3444482</text:p>
          </table:table-cell>
          <table:table-cell office:value-type="float" office:value="0.3652984" calcext:value-type="float">
            <text:p>0.3652984</text:p>
          </table:table-cell>
          <table:table-cell office:value-type="float" office:value="0.3858544" calcext:value-type="float">
            <text:p>0.3858544</text:p>
          </table:table-cell>
          <table:table-cell office:value-type="float" office:value="0.4577173" calcext:value-type="float">
            <text:p>0.4577173</text:p>
          </table:table-cell>
          <table:table-cell office:value-type="float" office:value="0" calcext:value-type="float">
            <text:p>0</text:p>
          </table:table-cell>
          <table:table-cell office:value-type="float" office:value="1.942924E-015" calcext:value-type="float">
            <text:p>1.942924E-15</text:p>
          </table:table-cell>
          <table:table-cell office:value-type="float" office:value="1.969689E-015" calcext:value-type="float">
            <text:p>1.969689E-15</text:p>
          </table:table-cell>
          <table:table-cell office:value-type="float" office:value="1.979819E-015" calcext:value-type="float">
            <text:p>1.979819E-15</text:p>
          </table:table-cell>
          <table:table-cell office:value-type="float" office:value="1.935599E-015" calcext:value-type="float">
            <text:p>1.935599E-15</text:p>
          </table:table-cell>
          <table:table-cell office:value-type="float" office:value="1.001646E-015" calcext:value-type="float">
            <text:p>1.001646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8E-039" calcext:value-type="float">
            <text:p>6.66861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91795" calcext:value-type="float">
            <text:p>-73.91795</text:p>
          </table:table-cell>
          <table:table-cell office:value-type="float" office:value="-1.820532" calcext:value-type="float">
            <text:p>-1.820532</text:p>
          </table:table-cell>
          <table:table-cell office:value-type="float" office:value="-1.837589" calcext:value-type="float">
            <text:p>-1.837589</text:p>
          </table:table-cell>
          <table:table-cell office:value-type="float" office:value="-1.836088" calcext:value-type="float">
            <text:p>-1.836088</text:p>
          </table:table-cell>
          <table:table-cell office:value-type="float" office:value="-1.818706" calcext:value-type="float">
            <text:p>-1.818706</text:p>
          </table:table-cell>
          <table:table-cell office:value-type="float" office:value="-1.674011" calcext:value-type="float">
            <text:p>-1.674011</text:p>
          </table:table-cell>
          <table:table-cell office:value-type="float" office:value="-0.8894918" calcext:value-type="float">
            <text:p>-0.8894918</text:p>
          </table:table-cell>
          <table:table-cell office:value-type="float" office:value="-0.120734" calcext:value-type="float">
            <text:p>-0.120734</text:p>
          </table:table-cell>
          <table:table-cell office:value-type="float" office:value="-0.07815373" calcext:value-type="float">
            <text:p>-0.07815373</text:p>
          </table:table-cell>
          <table:table-cell office:value-type="float" office:value="-0.04067294" calcext:value-type="float">
            <text:p>-0.04067294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59.03561" calcext:value-type="float">
            <text:p>-59.03561</text:p>
          </table:table-cell>
          <table:table-cell office:value-type="float" office:value="0.0007188541" calcext:value-type="float">
            <text:p>0.000718854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47403" calcext:value-type="float">
            <text:p>-2.34740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84.9885" calcext:value-type="float">
            <text:p>684.9885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81.462" calcext:value-type="float">
            <text:p>981.462</text:p>
          </table:table-cell>
          <table:table-cell office:value-type="float" office:value="114.5521" calcext:value-type="float">
            <text:p>114.5521</text:p>
          </table:table-cell>
          <table:table-cell office:value-type="float" office:value="0" calcext:value-type="float">
            <text:p>0</text:p>
          </table:table-cell>
          <table:table-cell office:value-type="float" office:value="0.115298" calcext:value-type="float">
            <text:p>0.115298</text:p>
          </table:table-cell>
          <table:table-cell office:value-type="float" office:value="0.1809387" calcext:value-type="float">
            <text:p>0.1809387</text:p>
          </table:table-cell>
          <table:table-cell office:value-type="float" office:value="0.1806514" calcext:value-type="float">
            <text:p>0.1806514</text:p>
          </table:table-cell>
          <table:table-cell office:value-type="float" office:value="0.1806687" calcext:value-type="float">
            <text:p>0.1806687</text:p>
          </table:table-cell>
          <table:table-cell office:value-type="float" office:value="0.1808894" calcext:value-type="float">
            <text:p>0.1808894</text:p>
          </table:table-cell>
          <table:table-cell office:value-type="float" office:value="0.1608821" calcext:value-type="float">
            <text:p>0.1608821</text:p>
          </table:table-cell>
          <table:table-cell office:value-type="float" office:value="0.1667923" calcext:value-type="float">
            <text:p>0.1667923</text:p>
          </table:table-cell>
          <table:table-cell office:value-type="float" office:value="0.3057214" calcext:value-type="float">
            <text:p>0.3057214</text:p>
          </table:table-cell>
          <table:table-cell office:value-type="float" office:value="0.3138264" calcext:value-type="float">
            <text:p>0.3138264</text:p>
          </table:table-cell>
          <table:table-cell office:value-type="float" office:value="0.3435319" calcext:value-type="float">
            <text:p>0.3435319</text:p>
          </table:table-cell>
          <table:table-cell office:value-type="float" office:value="0.3647844" calcext:value-type="float">
            <text:p>0.3647844</text:p>
          </table:table-cell>
          <table:table-cell office:value-type="float" office:value="0.385604" calcext:value-type="float">
            <text:p>0.385604</text:p>
          </table:table-cell>
          <table:table-cell office:value-type="float" office:value="0.4610972" calcext:value-type="float">
            <text:p>0.4610972</text:p>
          </table:table-cell>
          <table:table-cell office:value-type="float" office:value="0" calcext:value-type="float">
            <text:p>0</text:p>
          </table:table-cell>
          <table:table-cell office:value-type="float" office:value="1.943101E-015" calcext:value-type="float">
            <text:p>1.943101E-15</text:p>
          </table:table-cell>
          <table:table-cell office:value-type="float" office:value="1.969676E-015" calcext:value-type="float">
            <text:p>1.969676E-15</text:p>
          </table:table-cell>
          <table:table-cell office:value-type="float" office:value="1.979806E-015" calcext:value-type="float">
            <text:p>1.979806E-15</text:p>
          </table:table-cell>
          <table:table-cell office:value-type="float" office:value="1.935595E-015" calcext:value-type="float">
            <text:p>1.935595E-15</text:p>
          </table:table-cell>
          <table:table-cell office:value-type="float" office:value="1.001629E-015" calcext:value-type="float">
            <text:p>1.001629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6E-029" calcext:value-type="float">
            <text:p>9.098306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8E-039" calcext:value-type="float">
            <text:p>6.668618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49033" calcext:value-type="float">
            <text:p>-58.49033</text:p>
          </table:table-cell>
          <table:table-cell office:value-type="float" office:value="-1.76063" calcext:value-type="float">
            <text:p>-1.76063</text:p>
          </table:table-cell>
          <table:table-cell office:value-type="float" office:value="-1.77967" calcext:value-type="float">
            <text:p>-1.77967</text:p>
          </table:table-cell>
          <table:table-cell office:value-type="float" office:value="-1.778862" calcext:value-type="float">
            <text:p>-1.778862</text:p>
          </table:table-cell>
          <table:table-cell office:value-type="float" office:value="-1.763203" calcext:value-type="float">
            <text:p>-1.763203</text:p>
          </table:table-cell>
          <table:table-cell office:value-type="float" office:value="-1.671563" calcext:value-type="float">
            <text:p>-1.671563</text:p>
          </table:table-cell>
          <table:table-cell office:value-type="float" office:value="-0.9495036" calcext:value-type="float">
            <text:p>-0.9495036</text:p>
          </table:table-cell>
          <table:table-cell office:value-type="float" office:value="-0.1284537" calcext:value-type="float">
            <text:p>-0.1284537</text:p>
          </table:table-cell>
          <table:table-cell office:value-type="float" office:value="-0.08213249" calcext:value-type="float">
            <text:p>-0.08213249</text:p>
          </table:table-cell>
          <table:table-cell office:value-type="float" office:value="-0.04173188" calcext:value-type="float">
            <text:p>-0.04173188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38.40238" calcext:value-type="float">
            <text:p>-38.40238</text:p>
          </table:table-cell>
          <table:table-cell office:value-type="float" office:value="0.0007998676" calcext:value-type="float">
            <text:p>0.000799867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9499" calcext:value-type="float">
            <text:p>-2.36949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87.0257" calcext:value-type="float">
            <text:p>687.0257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79.6513" calcext:value-type="float">
            <text:p>979.6513</text:p>
          </table:table-cell>
          <table:table-cell office:value-type="float" office:value="114.3258" calcext:value-type="float">
            <text:p>114.3258</text:p>
          </table:table-cell>
          <table:table-cell office:value-type="float" office:value="0" calcext:value-type="float">
            <text:p>0</text:p>
          </table:table-cell>
          <table:table-cell office:value-type="float" office:value="0.1133403" calcext:value-type="float">
            <text:p>0.1133403</text:p>
          </table:table-cell>
          <table:table-cell office:value-type="float" office:value="0.1814868" calcext:value-type="float">
            <text:p>0.1814868</text:p>
          </table:table-cell>
          <table:table-cell office:value-type="float" office:value="0.1812539" calcext:value-type="float">
            <text:p>0.1812539</text:p>
          </table:table-cell>
          <table:table-cell office:value-type="float" office:value="0.1812735" calcext:value-type="float">
            <text:p>0.1812735</text:p>
          </table:table-cell>
          <table:table-cell office:value-type="float" office:value="0.181454" calcext:value-type="float">
            <text:p>0.181454</text:p>
          </table:table-cell>
          <table:table-cell office:value-type="float" office:value="0.160971" calcext:value-type="float">
            <text:p>0.160971</text:p>
          </table:table-cell>
          <table:table-cell office:value-type="float" office:value="0.1656507" calcext:value-type="float">
            <text:p>0.1656507</text:p>
          </table:table-cell>
          <table:table-cell office:value-type="float" office:value="0.303674" calcext:value-type="float">
            <text:p>0.303674</text:p>
          </table:table-cell>
          <table:table-cell office:value-type="float" office:value="0.312209" calcext:value-type="float">
            <text:p>0.312209</text:p>
          </table:table-cell>
          <table:table-cell office:value-type="float" office:value="0.3426322" calcext:value-type="float">
            <text:p>0.3426322</text:p>
          </table:table-cell>
          <table:table-cell office:value-type="float" office:value="0.364308" calcext:value-type="float">
            <text:p>0.364308</text:p>
          </table:table-cell>
          <table:table-cell office:value-type="float" office:value="0.3852742" calcext:value-type="float">
            <text:p>0.38527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268E-015" calcext:value-type="float">
            <text:p>1.943268E-15</text:p>
          </table:table-cell>
          <table:table-cell office:value-type="float" office:value="1.969664E-015" calcext:value-type="float">
            <text:p>1.969664E-15</text:p>
          </table:table-cell>
          <table:table-cell office:value-type="float" office:value="1.979795E-015" calcext:value-type="float">
            <text:p>1.979795E-15</text:p>
          </table:table-cell>
          <table:table-cell office:value-type="float" office:value="1.935592E-015" calcext:value-type="float">
            <text:p>1.935592E-15</text:p>
          </table:table-cell>
          <table:table-cell office:value-type="float" office:value="1.001615E-015" calcext:value-type="float">
            <text:p>1.001615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5E-016" calcext:value-type="float">
            <text:p>9.738725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21E-039" calcext:value-type="float">
            <text:p>6.668621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49856" calcext:value-type="float">
            <text:p>-66.49856</text:p>
          </table:table-cell>
          <table:table-cell office:value-type="float" office:value="-1.719902" calcext:value-type="float">
            <text:p>-1.719902</text:p>
          </table:table-cell>
          <table:table-cell office:value-type="float" office:value="-1.734488" calcext:value-type="float">
            <text:p>-1.734488</text:p>
          </table:table-cell>
          <table:table-cell office:value-type="float" office:value="-1.733538" calcext:value-type="float">
            <text:p>-1.733538</text:p>
          </table:table-cell>
          <table:table-cell office:value-type="float" office:value="-1.721205" calcext:value-type="float">
            <text:p>-1.721205</text:p>
          </table:table-cell>
          <table:table-cell office:value-type="float" office:value="-1.664495" calcext:value-type="float">
            <text:p>-1.664495</text:p>
          </table:table-cell>
          <table:table-cell office:value-type="float" office:value="-0.9972531" calcext:value-type="float">
            <text:p>-0.9972531</text:p>
          </table:table-cell>
          <table:table-cell office:value-type="float" office:value="-0.1362507" calcext:value-type="float">
            <text:p>-0.1362507</text:p>
          </table:table-cell>
          <table:table-cell office:value-type="float" office:value="-0.08619694" calcext:value-type="float">
            <text:p>-0.08619694</text:p>
          </table:table-cell>
          <table:table-cell office:value-type="float" office:value="-0.04280137" calcext:value-type="float">
            <text:p>-0.04280137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46.64877" calcext:value-type="float">
            <text:p>-46.64877</text:p>
          </table:table-cell>
          <table:table-cell office:value-type="float" office:value="0.000869936" calcext:value-type="float">
            <text:p>0.00086993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4216" calcext:value-type="float">
            <text:p>-2.3842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786.8995" calcext:value-type="float">
            <text:p>786.8995</text:p>
          </table:table-cell>
          <table:table-cell office:value-type="float" office:value="688.0782" calcext:value-type="float">
            <text:p>688.0782</text:p>
          </table:table-cell>
          <table:table-cell office:value-type="float" office:value="69.53719" calcext:value-type="float">
            <text:p>69.53719</text:p>
          </table:table-cell>
          <table:table-cell office:value-type="float" office:value="978.5989" calcext:value-type="float">
            <text:p>978.5989</text:p>
          </table:table-cell>
          <table:table-cell office:value-type="float" office:value="114.3258" calcext:value-type="float">
            <text:p>114.3258</text:p>
          </table:table-cell>
          <table:table-cell office:value-type="float" office:value="0" calcext:value-type="float">
            <text:p>0</text:p>
          </table:table-cell>
          <table:table-cell office:value-type="float" office:value="0.1202992" calcext:value-type="float">
            <text:p>0.1202992</text:p>
          </table:table-cell>
          <table:table-cell office:value-type="float" office:value="0.185151" calcext:value-type="float">
            <text:p>0.185151</text:p>
          </table:table-cell>
          <table:table-cell office:value-type="float" office:value="0.1835878" calcext:value-type="float">
            <text:p>0.1835878</text:p>
          </table:table-cell>
          <table:table-cell office:value-type="float" office:value="0.183611" calcext:value-type="float">
            <text:p>0.183611</text:p>
          </table:table-cell>
          <table:table-cell office:value-type="float" office:value="0.1843774" calcext:value-type="float">
            <text:p>0.1843774</text:p>
          </table:table-cell>
          <table:table-cell office:value-type="float" office:value="0.161445" calcext:value-type="float">
            <text:p>0.161445</text:p>
          </table:table-cell>
          <table:table-cell office:value-type="float" office:value="0.165706" calcext:value-type="float">
            <text:p>0.165706</text:p>
          </table:table-cell>
          <table:table-cell office:value-type="float" office:value="0.3019978" calcext:value-type="float">
            <text:p>0.3019978</text:p>
          </table:table-cell>
          <table:table-cell office:value-type="float" office:value="0.3109037" calcext:value-type="float">
            <text:p>0.3109037</text:p>
          </table:table-cell>
          <table:table-cell office:value-type="float" office:value="0.3419109" calcext:value-type="float">
            <text:p>0.3419109</text:p>
          </table:table-cell>
          <table:table-cell office:value-type="float" office:value="0.3639247" calcext:value-type="float">
            <text:p>0.3639247</text:p>
          </table:table-cell>
          <table:table-cell office:value-type="float" office:value="0.3850765" calcext:value-type="float">
            <text:p>0.38507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436E-015" calcext:value-type="float">
            <text:p>1.943436E-15</text:p>
          </table:table-cell>
          <table:table-cell office:value-type="float" office:value="1.969652E-015" calcext:value-type="float">
            <text:p>1.969652E-15</text:p>
          </table:table-cell>
          <table:table-cell office:value-type="float" office:value="1.979783E-015" calcext:value-type="float">
            <text:p>1.979783E-15</text:p>
          </table:table-cell>
          <table:table-cell office:value-type="float" office:value="1.935588E-015" calcext:value-type="float">
            <text:p>1.935588E-15</text:p>
          </table:table-cell>
          <table:table-cell office:value-type="float" office:value="1.0016E-015" calcext:value-type="float">
            <text:p>1.0016E-15</text:p>
          </table:table-cell>
          <table:table-cell office:value-type="float" office:value="1.931703E-015" calcext:value-type="float">
            <text:p>1.931703E-15</text:p>
          </table:table-cell>
          <table:table-cell office:value-type="float" office:value="9.337919E-016" calcext:value-type="float">
            <text:p>9.337919E-16</text:p>
          </table:table-cell>
          <table:table-cell office:value-type="float" office:value="9.738727E-016" calcext:value-type="float">
            <text:p>9.738727E-16</text:p>
          </table:table-cell>
          <table:table-cell office:value-type="float" office:value="4.695328E-024" calcext:value-type="float">
            <text:p>4.695328E-24</text:p>
          </table:table-cell>
          <table:table-cell office:value-type="float" office:value="9.098307E-029" calcext:value-type="float">
            <text:p>9.098307E-29</text:p>
          </table:table-cell>
          <table:table-cell office:value-type="float" office:value="1.158808E-033" calcext:value-type="float">
            <text:p>1.158808E-33</text:p>
          </table:table-cell>
          <table:table-cell office:value-type="float" office:value="6.668617E-039" calcext:value-type="float">
            <text:p>6.668617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83695" calcext:value-type="float">
            <text:p>-41.83695</text:p>
          </table:table-cell>
          <table:table-cell office:value-type="float" office:value="-1.473654" calcext:value-type="float">
            <text:p>-1.473654</text:p>
          </table:table-cell>
          <table:table-cell office:value-type="float" office:value="-1.571608" calcext:value-type="float">
            <text:p>-1.571608</text:p>
          </table:table-cell>
          <table:table-cell office:value-type="float" office:value="-1.570499" calcext:value-type="float">
            <text:p>-1.570499</text:p>
          </table:table-cell>
          <table:table-cell office:value-type="float" office:value="-1.521343" calcext:value-type="float">
            <text:p>-1.521343</text:p>
          </table:table-cell>
          <table:table-cell office:value-type="float" office:value="-1.627486" calcext:value-type="float">
            <text:p>-1.627486</text:p>
          </table:table-cell>
          <table:table-cell office:value-type="float" office:value="-0.9949035" calcext:value-type="float">
            <text:p>-0.9949035</text:p>
          </table:table-cell>
          <table:table-cell office:value-type="float" office:value="-0.143031" calcext:value-type="float">
            <text:p>-0.143031</text:p>
          </table:table-cell>
          <table:table-cell office:value-type="float" office:value="-0.08964241" calcext:value-type="float">
            <text:p>-0.08964241</text:p>
          </table:table-cell>
          <table:table-cell office:value-type="float" office:value="-0.04368183" calcext:value-type="float">
            <text:p>-0.04368183</text:p>
          </table:table-cell>
          <table:table-cell office:value-type="float" office:value="0" calcext:value-type="float">
            <text:p>0</text:p>
          </table:table-cell>
          <table:table-cell office:value-type="float" office:value="0.1078746" calcext:value-type="float">
            <text:p>0.1078746</text:p>
          </table:table-cell>
          <table:table-cell office:value-type="float" office:value="-36.02286" calcext:value-type="float">
            <text:p>-36.02286</text:p>
          </table:table-cell>
          <table:table-cell office:value-type="float" office:value="0.0008921941" calcext:value-type="float">
            <text:p>0.000892194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1938" calcext:value-type="float">
            <text:p>-2.3919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815.8996" calcext:value-type="float">
            <text:p>815.8996</text:p>
          </table:table-cell>
          <table:table-cell office:value-type="float" office:value="690.0976" calcext:value-type="float">
            <text:p>690.097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94.6221" calcext:value-type="float">
            <text:p>994.6221</text:p>
          </table:table-cell>
          <table:table-cell office:value-type="float" office:value="114.7022" calcext:value-type="float">
            <text:p>114.7022</text:p>
          </table:table-cell>
          <table:table-cell office:value-type="float" office:value="0" calcext:value-type="float">
            <text:p>0</text:p>
          </table:table-cell>
          <table:table-cell office:value-type="float" office:value="0.5201386" calcext:value-type="float">
            <text:p>0.5201386</text:p>
          </table:table-cell>
          <table:table-cell office:value-type="float" office:value="0.3849792" calcext:value-type="float">
            <text:p>0.3849792</text:p>
          </table:table-cell>
          <table:table-cell office:value-type="float" office:value="0.1851519" calcext:value-type="float">
            <text:p>0.1851519</text:p>
          </table:table-cell>
          <table:table-cell office:value-type="float" office:value="0.199357" calcext:value-type="float">
            <text:p>0.199357</text:p>
          </table:table-cell>
          <table:table-cell office:value-type="float" office:value="0.1854943" calcext:value-type="float">
            <text:p>0.1854943</text:p>
          </table:table-cell>
          <table:table-cell office:value-type="float" office:value="0.1619118" calcext:value-type="float">
            <text:p>0.1619118</text:p>
          </table:table-cell>
          <table:table-cell office:value-type="float" office:value="0.2021218" calcext:value-type="float">
            <text:p>0.2021218</text:p>
          </table:table-cell>
          <table:table-cell office:value-type="float" office:value="0.3003781" calcext:value-type="float">
            <text:p>0.3003781</text:p>
          </table:table-cell>
          <table:table-cell office:value-type="float" office:value="0.3096184" calcext:value-type="float">
            <text:p>0.3096184</text:p>
          </table:table-cell>
          <table:table-cell office:value-type="float" office:value="0.3411848" calcext:value-type="float">
            <text:p>0.3411848</text:p>
          </table:table-cell>
          <table:table-cell office:value-type="float" office:value="0.3635481" calcext:value-type="float">
            <text:p>0.3635481</text:p>
          </table:table-cell>
          <table:table-cell office:value-type="float" office:value="0.3849286" calcext:value-type="float">
            <text:p>0.3849286</text:p>
          </table:table-cell>
          <table:table-cell office:value-type="float" office:value="0.4623513" calcext:value-type="float">
            <text:p>0.4623513</text:p>
          </table:table-cell>
          <table:table-cell office:value-type="float" office:value="0" calcext:value-type="float">
            <text:p>0</text:p>
          </table:table-cell>
          <table:table-cell office:value-type="float" office:value="1.945735E-015" calcext:value-type="float">
            <text:p>1.945735E-15</text:p>
          </table:table-cell>
          <table:table-cell office:value-type="float" office:value="1.969636E-015" calcext:value-type="float">
            <text:p>1.969636E-15</text:p>
          </table:table-cell>
          <table:table-cell office:value-type="float" office:value="1.979759E-015" calcext:value-type="float">
            <text:p>1.979759E-15</text:p>
          </table:table-cell>
          <table:table-cell office:value-type="float" office:value="1.935387E-015" calcext:value-type="float">
            <text:p>1.935387E-15</text:p>
          </table:table-cell>
          <table:table-cell office:value-type="float" office:value="1.001913E-015" calcext:value-type="float">
            <text:p>1.001913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5E-016" calcext:value-type="float">
            <text:p>9.738295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2E-039" calcext:value-type="float">
            <text:p>6.66844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55669" calcext:value-type="float">
            <text:p>-0.001055669</text:p>
          </table:table-cell>
          <table:table-cell office:value-type="float" office:value="-0.007859629" calcext:value-type="float">
            <text:p>-0.007859629</text:p>
          </table:table-cell>
          <table:table-cell office:value-type="float" office:value="-1.475595" calcext:value-type="float">
            <text:p>-1.475595</text:p>
          </table:table-cell>
          <table:table-cell office:value-type="float" office:value="-0.8329355" calcext:value-type="float">
            <text:p>-0.8329355</text:p>
          </table:table-cell>
          <table:table-cell office:value-type="float" office:value="-1.455503" calcext:value-type="float">
            <text:p>-1.455503</text:p>
          </table:table-cell>
          <table:table-cell office:value-type="float" office:value="-1.592389" calcext:value-type="float">
            <text:p>-1.592389</text:p>
          </table:table-cell>
          <table:table-cell office:value-type="float" office:value="-0.2416447" calcext:value-type="float">
            <text:p>-0.2416447</text:p>
          </table:table-cell>
          <table:table-cell office:value-type="float" office:value="-0.1499962" calcext:value-type="float">
            <text:p>-0.1499962</text:p>
          </table:table-cell>
          <table:table-cell office:value-type="float" office:value="-0.09320927" calcext:value-type="float">
            <text:p>-0.09320927</text:p>
          </table:table-cell>
          <table:table-cell office:value-type="float" office:value="-0.04459352" calcext:value-type="float">
            <text:p>-0.0445935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02300521" calcext:value-type="float">
            <text:p>-0.002300521</text:p>
          </table:table-cell>
          <table:table-cell office:value-type="float" office:value="0.0009306384" calcext:value-type="float">
            <text:p>0.000930638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9477" calcext:value-type="float">
            <text:p>-2.39947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815.9995" calcext:value-type="float">
            <text:p>815.9995</text:p>
          </table:table-cell>
          <table:table-cell office:value-type="float" office:value="693.3847" calcext:value-type="float">
            <text:p>693.384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92.3142" calcext:value-type="float">
            <text:p>992.3142</text:p>
          </table:table-cell>
          <table:table-cell office:value-type="float" office:value="113.8231" calcext:value-type="float">
            <text:p>113.8231</text:p>
          </table:table-cell>
          <table:table-cell office:value-type="float" office:value="0" calcext:value-type="float">
            <text:p>0</text:p>
          </table:table-cell>
          <table:table-cell office:value-type="float" office:value="0.3502039" calcext:value-type="float">
            <text:p>0.3502039</text:p>
          </table:table-cell>
          <table:table-cell office:value-type="float" office:value="0.363868" calcext:value-type="float">
            <text:p>0.363868</text:p>
          </table:table-cell>
          <table:table-cell office:value-type="float" office:value="0.1929363" calcext:value-type="float">
            <text:p>0.1929363</text:p>
          </table:table-cell>
          <table:table-cell office:value-type="float" office:value="0.2009528" calcext:value-type="float">
            <text:p>0.2009528</text:p>
          </table:table-cell>
          <table:table-cell office:value-type="float" office:value="0.1929208" calcext:value-type="float">
            <text:p>0.1929208</text:p>
          </table:table-cell>
          <table:table-cell office:value-type="float" office:value="0.1631601" calcext:value-type="float">
            <text:p>0.1631601</text:p>
          </table:table-cell>
          <table:table-cell office:value-type="float" office:value="0.202338" calcext:value-type="float">
            <text:p>0.202338</text:p>
          </table:table-cell>
          <table:table-cell office:value-type="float" office:value="0.3004107" calcext:value-type="float">
            <text:p>0.3004107</text:p>
          </table:table-cell>
          <table:table-cell office:value-type="float" office:value="0.3096172" calcext:value-type="float">
            <text:p>0.3096172</text:p>
          </table:table-cell>
          <table:table-cell office:value-type="float" office:value="0.3411741" calcext:value-type="float">
            <text:p>0.3411741</text:p>
          </table:table-cell>
          <table:table-cell office:value-type="float" office:value="0.363904" calcext:value-type="float">
            <text:p>0.363904</text:p>
          </table:table-cell>
          <table:table-cell office:value-type="float" office:value="0.3856601" calcext:value-type="float">
            <text:p>0.3856601</text:p>
          </table:table-cell>
          <table:table-cell office:value-type="float" office:value="0.4535459" calcext:value-type="float">
            <text:p>0.4535459</text:p>
          </table:table-cell>
          <table:table-cell office:value-type="float" office:value="0" calcext:value-type="float">
            <text:p>0</text:p>
          </table:table-cell>
          <table:table-cell office:value-type="float" office:value="1.945997E-015" calcext:value-type="float">
            <text:p>1.945997E-15</text:p>
          </table:table-cell>
          <table:table-cell office:value-type="float" office:value="1.969604E-015" calcext:value-type="float">
            <text:p>1.969604E-15</text:p>
          </table:table-cell>
          <table:table-cell office:value-type="float" office:value="1.979746E-015" calcext:value-type="float">
            <text:p>1.979746E-15</text:p>
          </table:table-cell>
          <table:table-cell office:value-type="float" office:value="1.935386E-015" calcext:value-type="float">
            <text:p>1.935386E-15</text:p>
          </table:table-cell>
          <table:table-cell office:value-type="float" office:value="1.001895E-015" calcext:value-type="float">
            <text:p>1.001895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4E-016" calcext:value-type="float">
            <text:p>9.738294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2E-039" calcext:value-type="float">
            <text:p>6.66844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1375" calcext:value-type="float">
            <text:p>-0.01361375</text:p>
          </table:table-cell>
          <table:table-cell office:value-type="float" office:value="-0.0106794" calcext:value-type="float">
            <text:p>-0.0106794</text:p>
          </table:table-cell>
          <table:table-cell office:value-type="float" office:value="-1.0743" calcext:value-type="float">
            <text:p>-1.0743</text:p>
          </table:table-cell>
          <table:table-cell office:value-type="float" office:value="-0.7836472" calcext:value-type="float">
            <text:p>-0.7836472</text:p>
          </table:table-cell>
          <table:table-cell office:value-type="float" office:value="-1.074791" calcext:value-type="float">
            <text:p>-1.074791</text:p>
          </table:table-cell>
          <table:table-cell office:value-type="float" office:value="-1.501491" calcext:value-type="float">
            <text:p>-1.501491</text:p>
          </table:table-cell>
          <table:table-cell office:value-type="float" office:value="-0.2398211" calcext:value-type="float">
            <text:p>-0.2398211</text:p>
          </table:table-cell>
          <table:table-cell office:value-type="float" office:value="-0.1498594" calcext:value-type="float">
            <text:p>-0.1498594</text:p>
          </table:table-cell>
          <table:table-cell office:value-type="float" office:value="-0.09321778" calcext:value-type="float">
            <text:p>-0.09321778</text:p>
          </table:table-cell>
          <table:table-cell office:value-type="float" office:value="-0.04460845" calcext:value-type="float">
            <text:p>-0.0446084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1445838" calcext:value-type="float">
            <text:p>-0.01445838</text:p>
          </table:table-cell>
          <table:table-cell office:value-type="float" office:value="0.0009470282" calcext:value-type="float">
            <text:p>0.00094702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14729" calcext:value-type="float">
            <text:p>-2.3147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815.9995" calcext:value-type="float">
            <text:p>815.9995</text:p>
          </table:table-cell>
          <table:table-cell office:value-type="float" office:value="696.274" calcext:value-type="float">
            <text:p>696.27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90.2611" calcext:value-type="float">
            <text:p>990.2611</text:p>
          </table:table-cell>
          <table:table-cell office:value-type="float" office:value="112.9867" calcext:value-type="float">
            <text:p>112.9867</text:p>
          </table:table-cell>
          <table:table-cell office:value-type="float" office:value="0" calcext:value-type="float">
            <text:p>0</text:p>
          </table:table-cell>
          <table:table-cell office:value-type="float" office:value="0.201394" calcext:value-type="float">
            <text:p>0.201394</text:p>
          </table:table-cell>
          <table:table-cell office:value-type="float" office:value="0.3260865" calcext:value-type="float">
            <text:p>0.3260865</text:p>
          </table:table-cell>
          <table:table-cell office:value-type="float" office:value="0.1991261" calcext:value-type="float">
            <text:p>0.1991261</text:p>
          </table:table-cell>
          <table:table-cell office:value-type="float" office:value="0.202674" calcext:value-type="float">
            <text:p>0.202674</text:p>
          </table:table-cell>
          <table:table-cell office:value-type="float" office:value="0.1977765" calcext:value-type="float">
            <text:p>0.1977765</text:p>
          </table:table-cell>
          <table:table-cell office:value-type="float" office:value="0.164384" calcext:value-type="float">
            <text:p>0.164384</text:p>
          </table:table-cell>
          <table:table-cell office:value-type="float" office:value="0.2023441" calcext:value-type="float">
            <text:p>0.2023441</text:p>
          </table:table-cell>
          <table:table-cell office:value-type="float" office:value="0.3003603" calcext:value-type="float">
            <text:p>0.3003603</text:p>
          </table:table-cell>
          <table:table-cell office:value-type="float" office:value="0.309538" calcext:value-type="float">
            <text:p>0.309538</text:p>
          </table:table-cell>
          <table:table-cell office:value-type="float" office:value="0.3411284" calcext:value-type="float">
            <text:p>0.3411284</text:p>
          </table:table-cell>
          <table:table-cell office:value-type="float" office:value="0.3642247" calcext:value-type="float">
            <text:p>0.3642247</text:p>
          </table:table-cell>
          <table:table-cell office:value-type="float" office:value="0.3861315" calcext:value-type="float">
            <text:p>0.3861315</text:p>
          </table:table-cell>
          <table:table-cell office:value-type="float" office:value="0.4581908" calcext:value-type="float">
            <text:p>0.4581908</text:p>
          </table:table-cell>
          <table:table-cell office:value-type="float" office:value="0" calcext:value-type="float">
            <text:p>0</text:p>
          </table:table-cell>
          <table:table-cell office:value-type="float" office:value="1.946227E-015" calcext:value-type="float">
            <text:p>1.946227E-15</text:p>
          </table:table-cell>
          <table:table-cell office:value-type="float" office:value="1.969579E-015" calcext:value-type="float">
            <text:p>1.969579E-15</text:p>
          </table:table-cell>
          <table:table-cell office:value-type="float" office:value="1.979733E-015" calcext:value-type="float">
            <text:p>1.979733E-15</text:p>
          </table:table-cell>
          <table:table-cell office:value-type="float" office:value="1.935381E-015" calcext:value-type="float">
            <text:p>1.935381E-15</text:p>
          </table:table-cell>
          <table:table-cell office:value-type="float" office:value="1.001881E-015" calcext:value-type="float">
            <text:p>1.001881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4E-016" calcext:value-type="float">
            <text:p>9.738294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1E-029" calcext:value-type="float">
            <text:p>9.098061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6E-039" calcext:value-type="float">
            <text:p>6.66844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76131" calcext:value-type="float">
            <text:p>-0.7476131</text:p>
          </table:table-cell>
          <table:table-cell office:value-type="float" office:value="-0.02100533" calcext:value-type="float">
            <text:p>-0.02100533</text:p>
          </table:table-cell>
          <table:table-cell office:value-type="float" office:value="-0.8419077" calcext:value-type="float">
            <text:p>-0.8419077</text:p>
          </table:table-cell>
          <table:table-cell office:value-type="float" office:value="-0.733839" calcext:value-type="float">
            <text:p>-0.733839</text:p>
          </table:table-cell>
          <table:table-cell office:value-type="float" office:value="-0.8867474" calcext:value-type="float">
            <text:p>-0.8867474</text:p>
          </table:table-cell>
          <table:table-cell office:value-type="float" office:value="-1.418014" calcext:value-type="float">
            <text:p>-1.418014</text:p>
          </table:table-cell>
          <table:table-cell office:value-type="float" office:value="-0.2397572" calcext:value-type="float">
            <text:p>-0.2397572</text:p>
          </table:table-cell>
          <table:table-cell office:value-type="float" office:value="-0.1500787" calcext:value-type="float">
            <text:p>-0.1500787</text:p>
          </table:table-cell>
          <table:table-cell office:value-type="float" office:value="-0.09343845" calcext:value-type="float">
            <text:p>-0.09343845</text:p>
          </table:table-cell>
          <table:table-cell office:value-type="float" office:value="-0.04466575" calcext:value-type="float">
            <text:p>-0.0446657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7.936294" calcext:value-type="float">
            <text:p>-7.936294</text:p>
          </table:table-cell>
          <table:table-cell office:value-type="float" office:value="0.0009437967" calcext:value-type="float">
            <text:p>0.000943796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48042" calcext:value-type="float">
            <text:p>-2.34804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815.9995" calcext:value-type="float">
            <text:p>815.9995</text:p>
          </table:table-cell>
          <table:table-cell office:value-type="float" office:value="698.3884" calcext:value-type="float">
            <text:p>698.388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8.9487" calcext:value-type="float">
            <text:p>988.9487</text:p>
          </table:table-cell>
          <table:table-cell office:value-type="float" office:value="112.1847" calcext:value-type="float">
            <text:p>112.1847</text:p>
          </table:table-cell>
          <table:table-cell office:value-type="float" office:value="0" calcext:value-type="float">
            <text:p>0</text:p>
          </table:table-cell>
          <table:table-cell office:value-type="float" office:value="0.1105097" calcext:value-type="float">
            <text:p>0.1105097</text:p>
          </table:table-cell>
          <table:table-cell office:value-type="float" office:value="0.2931696" calcext:value-type="float">
            <text:p>0.2931696</text:p>
          </table:table-cell>
          <table:table-cell office:value-type="float" office:value="0.2040451" calcext:value-type="float">
            <text:p>0.2040451</text:p>
          </table:table-cell>
          <table:table-cell office:value-type="float" office:value="0.2042399" calcext:value-type="float">
            <text:p>0.2042399</text:p>
          </table:table-cell>
          <table:table-cell office:value-type="float" office:value="0.2009525" calcext:value-type="float">
            <text:p>0.2009525</text:p>
          </table:table-cell>
          <table:table-cell office:value-type="float" office:value="0.1656225" calcext:value-type="float">
            <text:p>0.1656225</text:p>
          </table:table-cell>
          <table:table-cell office:value-type="float" office:value="0.2020432" calcext:value-type="float">
            <text:p>0.2020432</text:p>
          </table:table-cell>
          <table:table-cell office:value-type="float" office:value="0.3002194" calcext:value-type="float">
            <text:p>0.3002194</text:p>
          </table:table-cell>
          <table:table-cell office:value-type="float" office:value="0.3093649" calcext:value-type="float">
            <text:p>0.3093649</text:p>
          </table:table-cell>
          <table:table-cell office:value-type="float" office:value="0.341051" calcext:value-type="float">
            <text:p>0.341051</text:p>
          </table:table-cell>
          <table:table-cell office:value-type="float" office:value="0.3646228" calcext:value-type="float">
            <text:p>0.3646228</text:p>
          </table:table-cell>
          <table:table-cell office:value-type="float" office:value="0.3862814" calcext:value-type="float">
            <text:p>0.3862814</text:p>
          </table:table-cell>
          <table:table-cell office:value-type="float" office:value="0.4617723" calcext:value-type="float">
            <text:p>0.4617723</text:p>
          </table:table-cell>
          <table:table-cell office:value-type="float" office:value="0" calcext:value-type="float">
            <text:p>0</text:p>
          </table:table-cell>
          <table:table-cell office:value-type="float" office:value="1.946507E-015" calcext:value-type="float">
            <text:p>1.946507E-15</text:p>
          </table:table-cell>
          <table:table-cell office:value-type="float" office:value="1.969546E-015" calcext:value-type="float">
            <text:p>1.969546E-15</text:p>
          </table:table-cell>
          <table:table-cell office:value-type="float" office:value="1.979715E-015" calcext:value-type="float">
            <text:p>1.979715E-15</text:p>
          </table:table-cell>
          <table:table-cell office:value-type="float" office:value="1.935379E-015" calcext:value-type="float">
            <text:p>1.935379E-15</text:p>
          </table:table-cell>
          <table:table-cell office:value-type="float" office:value="1.001864E-015" calcext:value-type="float">
            <text:p>1.001864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5E-016" calcext:value-type="float">
            <text:p>9.738295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2E-039" calcext:value-type="float">
            <text:p>6.66844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87491" calcext:value-type="float">
            <text:p>-78.87491</text:p>
          </table:table-cell>
          <table:table-cell office:value-type="float" office:value="-0.04248344" calcext:value-type="float">
            <text:p>-0.04248344</text:p>
          </table:table-cell>
          <table:table-cell office:value-type="float" office:value="-0.6974717" calcext:value-type="float">
            <text:p>-0.6974717</text:p>
          </table:table-cell>
          <table:table-cell office:value-type="float" office:value="-0.6915907" calcext:value-type="float">
            <text:p>-0.6915907</text:p>
          </table:table-cell>
          <table:table-cell office:value-type="float" office:value="-0.78403" calcext:value-type="float">
            <text:p>-0.78403</text:p>
          </table:table-cell>
          <table:table-cell office:value-type="float" office:value="-1.338744" calcext:value-type="float">
            <text:p>-1.338744</text:p>
          </table:table-cell>
          <table:table-cell office:value-type="float" office:value="-0.2423143" calcext:value-type="float">
            <text:p>-0.2423143</text:p>
          </table:table-cell>
          <table:table-cell office:value-type="float" office:value="-0.1506936" calcext:value-type="float">
            <text:p>-0.1506936</text:p>
          </table:table-cell>
          <table:table-cell office:value-type="float" office:value="-0.09392621" calcext:value-type="float">
            <text:p>-0.09392621</text:p>
          </table:table-cell>
          <table:table-cell office:value-type="float" office:value="-0.04476331" calcext:value-type="float">
            <text:p>-0.0447633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77.85368" calcext:value-type="float">
            <text:p>-77.85368</text:p>
          </table:table-cell>
          <table:table-cell office:value-type="float" office:value="0.0009418889" calcext:value-type="float">
            <text:p>0.00094188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1493" calcext:value-type="float">
            <text:p>-2.37149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815.9995" calcext:value-type="float">
            <text:p>815.9995</text:p>
          </table:table-cell>
          <table:table-cell office:value-type="float" office:value="698.924" calcext:value-type="float">
            <text:p>698.92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8.4519" calcext:value-type="float">
            <text:p>988.4519</text:p>
          </table:table-cell>
          <table:table-cell office:value-type="float" office:value="112.1463" calcext:value-type="float">
            <text:p>112.1463</text:p>
          </table:table-cell>
          <table:table-cell office:value-type="float" office:value="0" calcext:value-type="float">
            <text:p>0</text:p>
          </table:table-cell>
          <table:table-cell office:value-type="float" office:value="0.1120139" calcext:value-type="float">
            <text:p>0.1120139</text:p>
          </table:table-cell>
          <table:table-cell office:value-type="float" office:value="0.2716542" calcext:value-type="float">
            <text:p>0.2716542</text:p>
          </table:table-cell>
          <table:table-cell office:value-type="float" office:value="0.2086996" calcext:value-type="float">
            <text:p>0.2086996</text:p>
          </table:table-cell>
          <table:table-cell office:value-type="float" office:value="0.2061001" calcext:value-type="float">
            <text:p>0.2061001</text:p>
          </table:table-cell>
          <table:table-cell office:value-type="float" office:value="0.2038146" calcext:value-type="float">
            <text:p>0.2038146</text:p>
          </table:table-cell>
          <table:table-cell office:value-type="float" office:value="0.1668224" calcext:value-type="float">
            <text:p>0.1668224</text:p>
          </table:table-cell>
          <table:table-cell office:value-type="float" office:value="0.2022098" calcext:value-type="float">
            <text:p>0.2022098</text:p>
          </table:table-cell>
          <table:table-cell office:value-type="float" office:value="0.3001781" calcext:value-type="float">
            <text:p>0.3001781</text:p>
          </table:table-cell>
          <table:table-cell office:value-type="float" office:value="0.3092713" calcext:value-type="float">
            <text:p>0.3092713</text:p>
          </table:table-cell>
          <table:table-cell office:value-type="float" office:value="0.3410248" calcext:value-type="float">
            <text:p>0.3410248</text:p>
          </table:table-cell>
          <table:table-cell office:value-type="float" office:value="0.3650164" calcext:value-type="float">
            <text:p>0.3650164</text:p>
          </table:table-cell>
          <table:table-cell office:value-type="float" office:value="0.3863642" calcext:value-type="float">
            <text:p>0.38636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6798E-015" calcext:value-type="float">
            <text:p>1.946798E-15</text:p>
          </table:table-cell>
          <table:table-cell office:value-type="float" office:value="1.969517E-015" calcext:value-type="float">
            <text:p>1.969517E-15</text:p>
          </table:table-cell>
          <table:table-cell office:value-type="float" office:value="1.979697E-015" calcext:value-type="float">
            <text:p>1.979697E-15</text:p>
          </table:table-cell>
          <table:table-cell office:value-type="float" office:value="1.935375E-015" calcext:value-type="float">
            <text:p>1.935375E-15</text:p>
          </table:table-cell>
          <table:table-cell office:value-type="float" office:value="1.001845E-015" calcext:value-type="float">
            <text:p>1.001845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4E-016" calcext:value-type="float">
            <text:p>9.738294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2E-039" calcext:value-type="float">
            <text:p>6.66844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66386" calcext:value-type="float">
            <text:p>-71.66386</text:p>
          </table:table-cell>
          <table:table-cell office:value-type="float" office:value="-0.07653214" calcext:value-type="float">
            <text:p>-0.07653214</text:p>
          </table:table-cell>
          <table:table-cell office:value-type="float" office:value="-0.585979" calcext:value-type="float">
            <text:p>-0.585979</text:p>
          </table:table-cell>
          <table:table-cell office:value-type="float" office:value="-0.6449839" calcext:value-type="float">
            <text:p>-0.6449839</text:p>
          </table:table-cell>
          <table:table-cell office:value-type="float" office:value="-0.7030159" calcext:value-type="float">
            <text:p>-0.7030159</text:p>
          </table:table-cell>
          <table:table-cell office:value-type="float" office:value="-1.266715" calcext:value-type="float">
            <text:p>-1.266715</text:p>
          </table:table-cell>
          <table:table-cell office:value-type="float" office:value="-0.2408991" calcext:value-type="float">
            <text:p>-0.2408991</text:p>
          </table:table-cell>
          <table:table-cell office:value-type="float" office:value="-0.1508769" calcext:value-type="float">
            <text:p>-0.1508769</text:p>
          </table:table-cell>
          <table:table-cell office:value-type="float" office:value="-0.09419312" calcext:value-type="float">
            <text:p>-0.09419312</text:p>
          </table:table-cell>
          <table:table-cell office:value-type="float" office:value="-0.04479679" calcext:value-type="float">
            <text:p>-0.0447967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56.095" calcext:value-type="float">
            <text:p>-56.095</text:p>
          </table:table-cell>
          <table:table-cell office:value-type="float" office:value="0.0009402747" calcext:value-type="float">
            <text:p>0.000940274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3116" calcext:value-type="float">
            <text:p>-2.3831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815.9995" calcext:value-type="float">
            <text:p>815.9995</text:p>
          </table:table-cell>
          <table:table-cell office:value-type="float" office:value="699.2998" calcext:value-type="float">
            <text:p>699.299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8.0756" calcext:value-type="float">
            <text:p>988.0756</text:p>
          </table:table-cell>
          <table:table-cell office:value-type="float" office:value="112.1463" calcext:value-type="float">
            <text:p>112.1463</text:p>
          </table:table-cell>
          <table:table-cell office:value-type="float" office:value="0" calcext:value-type="float">
            <text:p>0</text:p>
          </table:table-cell>
          <table:table-cell office:value-type="float" office:value="0.1332933" calcext:value-type="float">
            <text:p>0.1332933</text:p>
          </table:table-cell>
          <table:table-cell office:value-type="float" office:value="0.253584" calcext:value-type="float">
            <text:p>0.253584</text:p>
          </table:table-cell>
          <table:table-cell office:value-type="float" office:value="0.2126093" calcext:value-type="float">
            <text:p>0.2126093</text:p>
          </table:table-cell>
          <table:table-cell office:value-type="float" office:value="0.2078763" calcext:value-type="float">
            <text:p>0.2078763</text:p>
          </table:table-cell>
          <table:table-cell office:value-type="float" office:value="0.2060724" calcext:value-type="float">
            <text:p>0.2060724</text:p>
          </table:table-cell>
          <table:table-cell office:value-type="float" office:value="0.1679516" calcext:value-type="float">
            <text:p>0.1679516</text:p>
          </table:table-cell>
          <table:table-cell office:value-type="float" office:value="0.2023277" calcext:value-type="float">
            <text:p>0.2023277</text:p>
          </table:table-cell>
          <table:table-cell office:value-type="float" office:value="0.3001078" calcext:value-type="float">
            <text:p>0.3001078</text:p>
          </table:table-cell>
          <table:table-cell office:value-type="float" office:value="0.3091556" calcext:value-type="float">
            <text:p>0.3091556</text:p>
          </table:table-cell>
          <table:table-cell office:value-type="float" office:value="0.3409912" calcext:value-type="float">
            <text:p>0.3409912</text:p>
          </table:table-cell>
          <table:table-cell office:value-type="float" office:value="0.3653519" calcext:value-type="float">
            <text:p>0.3653519</text:p>
          </table:table-cell>
          <table:table-cell office:value-type="float" office:value="0.3864098" calcext:value-type="float">
            <text:p>0.38640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01E-015" calcext:value-type="float">
            <text:p>1.94701E-15</text:p>
          </table:table-cell>
          <table:table-cell office:value-type="float" office:value="1.969494E-015" calcext:value-type="float">
            <text:p>1.969494E-15</text:p>
          </table:table-cell>
          <table:table-cell office:value-type="float" office:value="1.979684E-015" calcext:value-type="float">
            <text:p>1.979684E-15</text:p>
          </table:table-cell>
          <table:table-cell office:value-type="float" office:value="1.935372E-015" calcext:value-type="float">
            <text:p>1.935372E-15</text:p>
          </table:table-cell>
          <table:table-cell office:value-type="float" office:value="1.001829E-015" calcext:value-type="float">
            <text:p>1.001829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5E-016" calcext:value-type="float">
            <text:p>9.738295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2E-039" calcext:value-type="float">
            <text:p>6.66844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06304" calcext:value-type="float">
            <text:p>-19.06304</text:p>
          </table:table-cell>
          <table:table-cell office:value-type="float" office:value="-0.1298736" calcext:value-type="float">
            <text:p>-0.1298736</text:p>
          </table:table-cell>
          <table:table-cell office:value-type="float" office:value="-0.507789" calcext:value-type="float">
            <text:p>-0.507789</text:p>
          </table:table-cell>
          <table:table-cell office:value-type="float" office:value="-0.6036661" calcext:value-type="float">
            <text:p>-0.6036661</text:p>
          </table:table-cell>
          <table:table-cell office:value-type="float" office:value="-0.6456295" calcext:value-type="float">
            <text:p>-0.6456295</text:p>
          </table:table-cell>
          <table:table-cell office:value-type="float" office:value="-1.202879" calcext:value-type="float">
            <text:p>-1.202879</text:p>
          </table:table-cell>
          <table:table-cell office:value-type="float" office:value="-0.239883" calcext:value-type="float">
            <text:p>-0.239883</text:p>
          </table:table-cell>
          <table:table-cell office:value-type="float" office:value="-0.1511809" calcext:value-type="float">
            <text:p>-0.1511809</text:p>
          </table:table-cell>
          <table:table-cell office:value-type="float" office:value="-0.09452017" calcext:value-type="float">
            <text:p>-0.09452017</text:p>
          </table:table-cell>
          <table:table-cell office:value-type="float" office:value="-0.04483865" calcext:value-type="float">
            <text:p>-0.0448386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7.42471" calcext:value-type="float">
            <text:p>-27.42471</text:p>
          </table:table-cell>
          <table:table-cell office:value-type="float" office:value="0.0009391356" calcext:value-type="float">
            <text:p>0.000939135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9668" calcext:value-type="float">
            <text:p>-2.38966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815.9995" calcext:value-type="float">
            <text:p>815.9995</text:p>
          </table:table-cell>
          <table:table-cell office:value-type="float" office:value="700.3161" calcext:value-type="float">
            <text:p>700.316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7.0593" calcext:value-type="float">
            <text:p>987.0593</text:p>
          </table:table-cell>
          <table:table-cell office:value-type="float" office:value="112.1463" calcext:value-type="float">
            <text:p>112.1463</text:p>
          </table:table-cell>
          <table:table-cell office:value-type="float" office:value="0" calcext:value-type="float">
            <text:p>0</text:p>
          </table:table-cell>
          <table:table-cell office:value-type="float" office:value="0.1215534" calcext:value-type="float">
            <text:p>0.1215534</text:p>
          </table:table-cell>
          <table:table-cell office:value-type="float" office:value="0.2353395" calcext:value-type="float">
            <text:p>0.2353395</text:p>
          </table:table-cell>
          <table:table-cell office:value-type="float" office:value="0.2149472" calcext:value-type="float">
            <text:p>0.2149472</text:p>
          </table:table-cell>
          <table:table-cell office:value-type="float" office:value="0.2091963" calcext:value-type="float">
            <text:p>0.2091963</text:p>
          </table:table-cell>
          <table:table-cell office:value-type="float" office:value="0.2074313" calcext:value-type="float">
            <text:p>0.2074313</text:p>
          </table:table-cell>
          <table:table-cell office:value-type="float" office:value="0.1689933" calcext:value-type="float">
            <text:p>0.1689933</text:p>
          </table:table-cell>
          <table:table-cell office:value-type="float" office:value="0.20195" calcext:value-type="float">
            <text:p>0.20195</text:p>
          </table:table-cell>
          <table:table-cell office:value-type="float" office:value="0.2998808" calcext:value-type="float">
            <text:p>0.2998808</text:p>
          </table:table-cell>
          <table:table-cell office:value-type="float" office:value="0.3089145" calcext:value-type="float">
            <text:p>0.3089145</text:p>
          </table:table-cell>
          <table:table-cell office:value-type="float" office:value="0.3408908" calcext:value-type="float">
            <text:p>0.3408908</text:p>
          </table:table-cell>
          <table:table-cell office:value-type="float" office:value="0.3655804" calcext:value-type="float">
            <text:p>0.3655804</text:p>
          </table:table-cell>
          <table:table-cell office:value-type="float" office:value="0.3863945" calcext:value-type="float">
            <text:p>0.38639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255E-015" calcext:value-type="float">
            <text:p>1.947255E-15</text:p>
          </table:table-cell>
          <table:table-cell office:value-type="float" office:value="1.969471E-015" calcext:value-type="float">
            <text:p>1.969471E-15</text:p>
          </table:table-cell>
          <table:table-cell office:value-type="float" office:value="1.979669E-015" calcext:value-type="float">
            <text:p>1.979669E-15</text:p>
          </table:table-cell>
          <table:table-cell office:value-type="float" office:value="1.935367E-015" calcext:value-type="float">
            <text:p>1.935367E-15</text:p>
          </table:table-cell>
          <table:table-cell office:value-type="float" office:value="1.001813E-015" calcext:value-type="float">
            <text:p>1.001813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5E-016" calcext:value-type="float">
            <text:p>9.738295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6E-039" calcext:value-type="float">
            <text:p>6.66844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17752" calcext:value-type="float">
            <text:p>-39.17752</text:p>
          </table:table-cell>
          <table:table-cell office:value-type="float" office:value="-0.2312277" calcext:value-type="float">
            <text:p>-0.2312277</text:p>
          </table:table-cell>
          <table:table-cell office:value-type="float" office:value="-0.4665064" calcext:value-type="float">
            <text:p>-0.4665064</text:p>
          </table:table-cell>
          <table:table-cell office:value-type="float" office:value="-0.5748839" calcext:value-type="float">
            <text:p>-0.5748839</text:p>
          </table:table-cell>
          <table:table-cell office:value-type="float" office:value="-0.6136127" calcext:value-type="float">
            <text:p>-0.6136127</text:p>
          </table:table-cell>
          <table:table-cell office:value-type="float" office:value="-1.147277" calcext:value-type="float">
            <text:p>-1.147277</text:p>
          </table:table-cell>
          <table:table-cell office:value-type="float" office:value="-0.2430626" calcext:value-type="float">
            <text:p>-0.2430626</text:p>
          </table:table-cell>
          <table:table-cell office:value-type="float" office:value="-0.1521838" calcext:value-type="float">
            <text:p>-0.1521838</text:p>
          </table:table-cell>
          <table:table-cell office:value-type="float" office:value="-0.09520987" calcext:value-type="float">
            <text:p>-0.09520987</text:p>
          </table:table-cell>
          <table:table-cell office:value-type="float" office:value="-0.04496581" calcext:value-type="float">
            <text:p>-0.0449658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8.94903" calcext:value-type="float">
            <text:p>-38.94903</text:p>
          </table:table-cell>
          <table:table-cell office:value-type="float" office:value="0.000937641" calcext:value-type="float">
            <text:p>0.00093764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5941" calcext:value-type="float">
            <text:p>-2.3959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815.9995" calcext:value-type="float">
            <text:p>815.9995</text:p>
          </table:table-cell>
          <table:table-cell office:value-type="float" office:value="701.0018" calcext:value-type="float">
            <text:p>701.001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6.6992" calcext:value-type="float">
            <text:p>986.6992</text:p>
          </table:table-cell>
          <table:table-cell office:value-type="float" office:value="111.8203" calcext:value-type="float">
            <text:p>111.8203</text:p>
          </table:table-cell>
          <table:table-cell office:value-type="float" office:value="0" calcext:value-type="float">
            <text:p>0</text:p>
          </table:table-cell>
          <table:table-cell office:value-type="float" office:value="0.1349473" calcext:value-type="float">
            <text:p>0.1349473</text:p>
          </table:table-cell>
          <table:table-cell office:value-type="float" office:value="0.2243106" calcext:value-type="float">
            <text:p>0.2243106</text:p>
          </table:table-cell>
          <table:table-cell office:value-type="float" office:value="0.2159565" calcext:value-type="float">
            <text:p>0.2159565</text:p>
          </table:table-cell>
          <table:table-cell office:value-type="float" office:value="0.2101984" calcext:value-type="float">
            <text:p>0.2101984</text:p>
          </table:table-cell>
          <table:table-cell office:value-type="float" office:value="0.2082511" calcext:value-type="float">
            <text:p>0.2082511</text:p>
          </table:table-cell>
          <table:table-cell office:value-type="float" office:value="0.170049" calcext:value-type="float">
            <text:p>0.170049</text:p>
          </table:table-cell>
          <table:table-cell office:value-type="float" office:value="0.2012478" calcext:value-type="float">
            <text:p>0.2012478</text:p>
          </table:table-cell>
          <table:table-cell office:value-type="float" office:value="0.2995674" calcext:value-type="float">
            <text:p>0.2995674</text:p>
          </table:table-cell>
          <table:table-cell office:value-type="float" office:value="0.3086097" calcext:value-type="float">
            <text:p>0.3086097</text:p>
          </table:table-cell>
          <table:table-cell office:value-type="float" office:value="0.3407556" calcext:value-type="float">
            <text:p>0.3407556</text:p>
          </table:table-cell>
          <table:table-cell office:value-type="float" office:value="0.3657435" calcext:value-type="float">
            <text:p>0.3657435</text:p>
          </table:table-cell>
          <table:table-cell office:value-type="float" office:value="0.3865092" calcext:value-type="float">
            <text:p>0.3865092</text:p>
          </table:table-cell>
          <table:table-cell office:value-type="float" office:value="0.4520233" calcext:value-type="float">
            <text:p>0.4520233</text:p>
          </table:table-cell>
          <table:table-cell office:value-type="float" office:value="0" calcext:value-type="float">
            <text:p>0</text:p>
          </table:table-cell>
          <table:table-cell office:value-type="float" office:value="1.947521E-015" calcext:value-type="float">
            <text:p>1.947521E-15</text:p>
          </table:table-cell>
          <table:table-cell office:value-type="float" office:value="1.969453E-015" calcext:value-type="float">
            <text:p>1.969453E-15</text:p>
          </table:table-cell>
          <table:table-cell office:value-type="float" office:value="1.979645E-015" calcext:value-type="float">
            <text:p>1.979645E-15</text:p>
          </table:table-cell>
          <table:table-cell office:value-type="float" office:value="1.935364E-015" calcext:value-type="float">
            <text:p>1.935364E-15</text:p>
          </table:table-cell>
          <table:table-cell office:value-type="float" office:value="1.001797E-015" calcext:value-type="float">
            <text:p>1.001797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3E-016" calcext:value-type="float">
            <text:p>9.738293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E-029" calcext:value-type="float">
            <text:p>9.09806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6E-039" calcext:value-type="float">
            <text:p>6.66844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5125" calcext:value-type="float">
            <text:p>-17.05125</text:p>
          </table:table-cell>
          <table:table-cell office:value-type="float" office:value="-0.3349247" calcext:value-type="float">
            <text:p>-0.3349247</text:p>
          </table:table-cell>
          <table:table-cell office:value-type="float" office:value="-0.4497942" calcext:value-type="float">
            <text:p>-0.4497942</text:p>
          </table:table-cell>
          <table:table-cell office:value-type="float" office:value="-0.5540287" calcext:value-type="float">
            <text:p>-0.5540287</text:p>
          </table:table-cell>
          <table:table-cell office:value-type="float" office:value="-0.595139" calcext:value-type="float">
            <text:p>-0.595139</text:p>
          </table:table-cell>
          <table:table-cell office:value-type="float" office:value="-1.093784" calcext:value-type="float">
            <text:p>-1.093784</text:p>
          </table:table-cell>
          <table:table-cell office:value-type="float" office:value="-0.2491318" calcext:value-type="float">
            <text:p>-0.2491318</text:p>
          </table:table-cell>
          <table:table-cell office:value-type="float" office:value="-0.1535784" calcext:value-type="float">
            <text:p>-0.1535784</text:p>
          </table:table-cell>
          <table:table-cell office:value-type="float" office:value="-0.09608907" calcext:value-type="float">
            <text:p>-0.09608907</text:p>
          </table:table-cell>
          <table:table-cell office:value-type="float" office:value="-0.04513738" calcext:value-type="float">
            <text:p>-0.0451373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1.72928" calcext:value-type="float">
            <text:p>-21.72928</text:p>
          </table:table-cell>
          <table:table-cell office:value-type="float" office:value="0.0009361521" calcext:value-type="float">
            <text:p>0.000936152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05283" calcext:value-type="float">
            <text:p>-2.3052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815.9995" calcext:value-type="float">
            <text:p>815.9995</text:p>
          </table:table-cell>
          <table:table-cell office:value-type="float" office:value="701.9409" calcext:value-type="float">
            <text:p>701.940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6.6127" calcext:value-type="float">
            <text:p>986.6127</text:p>
          </table:table-cell>
          <table:table-cell office:value-type="float" office:value="110.9681" calcext:value-type="float">
            <text:p>110.9681</text:p>
          </table:table-cell>
          <table:table-cell office:value-type="float" office:value="0" calcext:value-type="float">
            <text:p>0</text:p>
          </table:table-cell>
          <table:table-cell office:value-type="float" office:value="0.1157272" calcext:value-type="float">
            <text:p>0.1157272</text:p>
          </table:table-cell>
          <table:table-cell office:value-type="float" office:value="0.2184619" calcext:value-type="float">
            <text:p>0.2184619</text:p>
          </table:table-cell>
          <table:table-cell office:value-type="float" office:value="0.2157624" calcext:value-type="float">
            <text:p>0.2157624</text:p>
          </table:table-cell>
          <table:table-cell office:value-type="float" office:value="0.2108914" calcext:value-type="float">
            <text:p>0.2108914</text:p>
          </table:table-cell>
          <table:table-cell office:value-type="float" office:value="0.2087695" calcext:value-type="float">
            <text:p>0.2087695</text:p>
          </table:table-cell>
          <table:table-cell office:value-type="float" office:value="0.171001" calcext:value-type="float">
            <text:p>0.171001</text:p>
          </table:table-cell>
          <table:table-cell office:value-type="float" office:value="0.2003373" calcext:value-type="float">
            <text:p>0.2003373</text:p>
          </table:table-cell>
          <table:table-cell office:value-type="float" office:value="0.2991588" calcext:value-type="float">
            <text:p>0.2991588</text:p>
          </table:table-cell>
          <table:table-cell office:value-type="float" office:value="0.308238" calcext:value-type="float">
            <text:p>0.308238</text:p>
          </table:table-cell>
          <table:table-cell office:value-type="float" office:value="0.3405844" calcext:value-type="float">
            <text:p>0.3405844</text:p>
          </table:table-cell>
          <table:table-cell office:value-type="float" office:value="0.3658595" calcext:value-type="float">
            <text:p>0.3658595</text:p>
          </table:table-cell>
          <table:table-cell office:value-type="float" office:value="0.3867847" calcext:value-type="float">
            <text:p>0.3867847</text:p>
          </table:table-cell>
          <table:table-cell office:value-type="float" office:value="0.4564607" calcext:value-type="float">
            <text:p>0.4564607</text:p>
          </table:table-cell>
          <table:table-cell office:value-type="float" office:value="0" calcext:value-type="float">
            <text:p>0</text:p>
          </table:table-cell>
          <table:table-cell office:value-type="float" office:value="1.947733E-015" calcext:value-type="float">
            <text:p>1.947733E-15</text:p>
          </table:table-cell>
          <table:table-cell office:value-type="float" office:value="1.969432E-015" calcext:value-type="float">
            <text:p>1.969432E-15</text:p>
          </table:table-cell>
          <table:table-cell office:value-type="float" office:value="1.979633E-015" calcext:value-type="float">
            <text:p>1.979633E-15</text:p>
          </table:table-cell>
          <table:table-cell office:value-type="float" office:value="1.93536E-015" calcext:value-type="float">
            <text:p>1.93536E-15</text:p>
          </table:table-cell>
          <table:table-cell office:value-type="float" office:value="1.001781E-015" calcext:value-type="float">
            <text:p>1.001781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5E-016" calcext:value-type="float">
            <text:p>9.738295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E-029" calcext:value-type="float">
            <text:p>9.09806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6E-039" calcext:value-type="float">
            <text:p>6.66844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2219" calcext:value-type="float">
            <text:p>-56.2219</text:p>
          </table:table-cell>
          <table:table-cell office:value-type="float" office:value="-0.4115569" calcext:value-type="float">
            <text:p>-0.4115569</text:p>
          </table:table-cell>
          <table:table-cell office:value-type="float" office:value="-0.4528438" calcext:value-type="float">
            <text:p>-0.4528438</text:p>
          </table:table-cell>
          <table:table-cell office:value-type="float" office:value="-0.540148" calcext:value-type="float">
            <text:p>-0.540148</text:p>
          </table:table-cell>
          <table:table-cell office:value-type="float" office:value="-0.5838849" calcext:value-type="float">
            <text:p>-0.5838849</text:p>
          </table:table-cell>
          <table:table-cell office:value-type="float" office:value="-1.047977" calcext:value-type="float">
            <text:p>-1.047977</text:p>
          </table:table-cell>
          <table:table-cell office:value-type="float" office:value="-0.2573315" calcext:value-type="float">
            <text:p>-0.2573315</text:p>
          </table:table-cell>
          <table:table-cell office:value-type="float" office:value="-0.1554282" calcext:value-type="float">
            <text:p>-0.1554282</text:p>
          </table:table-cell>
          <table:table-cell office:value-type="float" office:value="-0.09717831" calcext:value-type="float">
            <text:p>-0.09717831</text:p>
          </table:table-cell>
          <table:table-cell office:value-type="float" office:value="-0.04535705" calcext:value-type="float">
            <text:p>-0.0453570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42.56991" calcext:value-type="float">
            <text:p>-42.56991</text:p>
          </table:table-cell>
          <table:table-cell office:value-type="float" office:value="0.0009349617" calcext:value-type="float">
            <text:p>0.000934961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35936" calcext:value-type="float">
            <text:p>-2.3359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815.9995" calcext:value-type="float">
            <text:p>815.9995</text:p>
          </table:table-cell>
          <table:table-cell office:value-type="float" office:value="702.6341" calcext:value-type="float">
            <text:p>702.634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6.7335" calcext:value-type="float">
            <text:p>986.7335</text:p>
          </table:table-cell>
          <table:table-cell office:value-type="float" office:value="110.1541" calcext:value-type="float">
            <text:p>110.1541</text:p>
          </table:table-cell>
          <table:table-cell office:value-type="float" office:value="0" calcext:value-type="float">
            <text:p>0</text:p>
          </table:table-cell>
          <table:table-cell office:value-type="float" office:value="0.1119995" calcext:value-type="float">
            <text:p>0.1119995</text:p>
          </table:table-cell>
          <table:table-cell office:value-type="float" office:value="0.2161879" calcext:value-type="float">
            <text:p>0.2161879</text:p>
          </table:table-cell>
          <table:table-cell office:value-type="float" office:value="0.2152196" calcext:value-type="float">
            <text:p>0.2152196</text:p>
          </table:table-cell>
          <table:table-cell office:value-type="float" office:value="0.2114226" calcext:value-type="float">
            <text:p>0.2114226</text:p>
          </table:table-cell>
          <table:table-cell office:value-type="float" office:value="0.2092519" calcext:value-type="float">
            <text:p>0.2092519</text:p>
          </table:table-cell>
          <table:table-cell office:value-type="float" office:value="0.1718879" calcext:value-type="float">
            <text:p>0.1718879</text:p>
          </table:table-cell>
          <table:table-cell office:value-type="float" office:value="0.199498" calcext:value-type="float">
            <text:p>0.199498</text:p>
          </table:table-cell>
          <table:table-cell office:value-type="float" office:value="0.2987241" calcext:value-type="float">
            <text:p>0.2987241</text:p>
          </table:table-cell>
          <table:table-cell office:value-type="float" office:value="0.3078825" calcext:value-type="float">
            <text:p>0.3078825</text:p>
          </table:table-cell>
          <table:table-cell office:value-type="float" office:value="0.3404121" calcext:value-type="float">
            <text:p>0.3404121</text:p>
          </table:table-cell>
          <table:table-cell office:value-type="float" office:value="0.3659628" calcext:value-type="float">
            <text:p>0.3659628</text:p>
          </table:table-cell>
          <table:table-cell office:value-type="float" office:value="0.3868998" calcext:value-type="float">
            <text:p>0.3868998</text:p>
          </table:table-cell>
          <table:table-cell office:value-type="float" office:value="0.4605514" calcext:value-type="float">
            <text:p>0.4605514</text:p>
          </table:table-cell>
          <table:table-cell office:value-type="float" office:value="0" calcext:value-type="float">
            <text:p>0</text:p>
          </table:table-cell>
          <table:table-cell office:value-type="float" office:value="1.947949E-015" calcext:value-type="float">
            <text:p>1.947949E-15</text:p>
          </table:table-cell>
          <table:table-cell office:value-type="float" office:value="1.969414E-015" calcext:value-type="float">
            <text:p>1.969414E-15</text:p>
          </table:table-cell>
          <table:table-cell office:value-type="float" office:value="1.979617E-015" calcext:value-type="float">
            <text:p>1.979617E-15</text:p>
          </table:table-cell>
          <table:table-cell office:value-type="float" office:value="1.935356E-015" calcext:value-type="float">
            <text:p>1.935356E-15</text:p>
          </table:table-cell>
          <table:table-cell office:value-type="float" office:value="1.001765E-015" calcext:value-type="float">
            <text:p>1.001765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3E-016" calcext:value-type="float">
            <text:p>9.738293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E-029" calcext:value-type="float">
            <text:p>9.09806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6E-039" calcext:value-type="float">
            <text:p>6.66844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57135" calcext:value-type="float">
            <text:p>-72.57135</text:p>
          </table:table-cell>
          <table:table-cell office:value-type="float" office:value="-0.446142" calcext:value-type="float">
            <text:p>-0.446142</text:p>
          </table:table-cell>
          <table:table-cell office:value-type="float" office:value="-0.4616941" calcext:value-type="float">
            <text:p>-0.4616941</text:p>
          </table:table-cell>
          <table:table-cell office:value-type="float" office:value="-0.5297509" calcext:value-type="float">
            <text:p>-0.5297509</text:p>
          </table:table-cell>
          <table:table-cell office:value-type="float" office:value="-0.5735753" calcext:value-type="float">
            <text:p>-0.5735753</text:p>
          </table:table-cell>
          <table:table-cell office:value-type="float" office:value="-1.007244" calcext:value-type="float">
            <text:p>-1.007244</text:p>
          </table:table-cell>
          <table:table-cell office:value-type="float" office:value="-0.2651404" calcext:value-type="float">
            <text:p>-0.2651404</text:p>
          </table:table-cell>
          <table:table-cell office:value-type="float" office:value="-0.1574202" calcext:value-type="float">
            <text:p>-0.1574202</text:p>
          </table:table-cell>
          <table:table-cell office:value-type="float" office:value="-0.09823229" calcext:value-type="float">
            <text:p>-0.09823229</text:p>
          </table:table-cell>
          <table:table-cell office:value-type="float" office:value="-0.0455789" calcext:value-type="float">
            <text:p>-0.045578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59.41244" calcext:value-type="float">
            <text:p>-59.41244</text:p>
          </table:table-cell>
          <table:table-cell office:value-type="float" office:value="0.0009339106" calcext:value-type="float">
            <text:p>0.00093391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63286" calcext:value-type="float">
            <text:p>-2.36328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818.6996" calcext:value-type="float">
            <text:p>818.6996</text:p>
          </table:table-cell>
          <table:table-cell office:value-type="float" office:value="705.1619" calcext:value-type="float">
            <text:p>705.161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7.2557" calcext:value-type="float">
            <text:p>987.2557</text:p>
          </table:table-cell>
          <table:table-cell office:value-type="float" office:value="109.804" calcext:value-type="float">
            <text:p>109.804</text:p>
          </table:table-cell>
          <table:table-cell office:value-type="float" office:value="0" calcext:value-type="float">
            <text:p>0</text:p>
          </table:table-cell>
          <table:table-cell office:value-type="float" office:value="0.1580916" calcext:value-type="float">
            <text:p>0.1580916</text:p>
          </table:table-cell>
          <table:table-cell office:value-type="float" office:value="0.2159236" calcext:value-type="float">
            <text:p>0.2159236</text:p>
          </table:table-cell>
          <table:table-cell office:value-type="float" office:value="0.2154201" calcext:value-type="float">
            <text:p>0.2154201</text:p>
          </table:table-cell>
          <table:table-cell office:value-type="float" office:value="0.2121072" calcext:value-type="float">
            <text:p>0.2121072</text:p>
          </table:table-cell>
          <table:table-cell office:value-type="float" office:value="0.2100427" calcext:value-type="float">
            <text:p>0.2100427</text:p>
          </table:table-cell>
          <table:table-cell office:value-type="float" office:value="0.172751" calcext:value-type="float">
            <text:p>0.172751</text:p>
          </table:table-cell>
          <table:table-cell office:value-type="float" office:value="0.1991262" calcext:value-type="float">
            <text:p>0.1991262</text:p>
          </table:table-cell>
          <table:table-cell office:value-type="float" office:value="0.2983817" calcext:value-type="float">
            <text:p>0.2983817</text:p>
          </table:table-cell>
          <table:table-cell office:value-type="float" office:value="0.3076208" calcext:value-type="float">
            <text:p>0.3076208</text:p>
          </table:table-cell>
          <table:table-cell office:value-type="float" office:value="0.3402885" calcext:value-type="float">
            <text:p>0.3402885</text:p>
          </table:table-cell>
          <table:table-cell office:value-type="float" office:value="0.3660958" calcext:value-type="float">
            <text:p>0.3660958</text:p>
          </table:table-cell>
          <table:table-cell office:value-type="float" office:value="0.3869416" calcext:value-type="float">
            <text:p>0.3869416</text:p>
          </table:table-cell>
          <table:table-cell office:value-type="float" office:value="0.4623651" calcext:value-type="float">
            <text:p>0.4623651</text:p>
          </table:table-cell>
          <table:table-cell office:value-type="float" office:value="0" calcext:value-type="float">
            <text:p>0</text:p>
          </table:table-cell>
          <table:table-cell office:value-type="float" office:value="1.94814E-015" calcext:value-type="float">
            <text:p>1.94814E-15</text:p>
          </table:table-cell>
          <table:table-cell office:value-type="float" office:value="1.969397E-015" calcext:value-type="float">
            <text:p>1.969397E-15</text:p>
          </table:table-cell>
          <table:table-cell office:value-type="float" office:value="1.979605E-015" calcext:value-type="float">
            <text:p>1.979605E-15</text:p>
          </table:table-cell>
          <table:table-cell office:value-type="float" office:value="1.935353E-015" calcext:value-type="float">
            <text:p>1.935353E-15</text:p>
          </table:table-cell>
          <table:table-cell office:value-type="float" office:value="1.00175E-015" calcext:value-type="float">
            <text:p>1.00175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4E-016" calcext:value-type="float">
            <text:p>9.738294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2E-039" calcext:value-type="float">
            <text:p>6.66844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46886" calcext:value-type="float">
            <text:p>-4.946886</text:p>
          </table:table-cell>
          <table:table-cell office:value-type="float" office:value="-0.4502064" calcext:value-type="float">
            <text:p>-0.4502064</text:p>
          </table:table-cell>
          <table:table-cell office:value-type="float" office:value="-0.4583952" calcext:value-type="float">
            <text:p>-0.4583952</text:p>
          </table:table-cell>
          <table:table-cell office:value-type="float" office:value="-0.516712" calcext:value-type="float">
            <text:p>-0.516712</text:p>
          </table:table-cell>
          <table:table-cell office:value-type="float" office:value="-0.55714" calcext:value-type="float">
            <text:p>-0.55714</text:p>
          </table:table-cell>
          <table:table-cell office:value-type="float" office:value="-0.9693187" calcext:value-type="float">
            <text:p>-0.9693187</text:p>
          </table:table-cell>
          <table:table-cell office:value-type="float" office:value="-0.2686927" calcext:value-type="float">
            <text:p>-0.2686927</text:p>
          </table:table-cell>
          <table:table-cell office:value-type="float" office:value="-0.1590111" calcext:value-type="float">
            <text:p>-0.1590111</text:p>
          </table:table-cell>
          <table:table-cell office:value-type="float" office:value="-0.09901624" calcext:value-type="float">
            <text:p>-0.09901624</text:p>
          </table:table-cell>
          <table:table-cell office:value-type="float" office:value="-0.04573886" calcext:value-type="float">
            <text:p>-0.0457388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872983" calcext:value-type="float">
            <text:p>-0.872983</text:p>
          </table:table-cell>
          <table:table-cell office:value-type="float" office:value="0.0009323104" calcext:value-type="float">
            <text:p>0.00093231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8906" calcext:value-type="float">
            <text:p>-2.3789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818.6996" calcext:value-type="float">
            <text:p>818.6996</text:p>
          </table:table-cell>
          <table:table-cell office:value-type="float" office:value="706.3071" calcext:value-type="float">
            <text:p>706.307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6.1106" calcext:value-type="float">
            <text:p>986.1106</text:p>
          </table:table-cell>
          <table:table-cell office:value-type="float" office:value="109.804" calcext:value-type="float">
            <text:p>109.804</text:p>
          </table:table-cell>
          <table:table-cell office:value-type="float" office:value="0" calcext:value-type="float">
            <text:p>0</text:p>
          </table:table-cell>
          <table:table-cell office:value-type="float" office:value="0.1253428" calcext:value-type="float">
            <text:p>0.1253428</text:p>
          </table:table-cell>
          <table:table-cell office:value-type="float" office:value="0.2140723" calcext:value-type="float">
            <text:p>0.2140723</text:p>
          </table:table-cell>
          <table:table-cell office:value-type="float" office:value="0.2146167" calcext:value-type="float">
            <text:p>0.2146167</text:p>
          </table:table-cell>
          <table:table-cell office:value-type="float" office:value="0.2123015" calcext:value-type="float">
            <text:p>0.2123015</text:p>
          </table:table-cell>
          <table:table-cell office:value-type="float" office:value="0.2102757" calcext:value-type="float">
            <text:p>0.2102757</text:p>
          </table:table-cell>
          <table:table-cell office:value-type="float" office:value="0.1735247" calcext:value-type="float">
            <text:p>0.1735247</text:p>
          </table:table-cell>
          <table:table-cell office:value-type="float" office:value="0.1982954" calcext:value-type="float">
            <text:p>0.1982954</text:p>
          </table:table-cell>
          <table:table-cell office:value-type="float" office:value="0.2979059" calcext:value-type="float">
            <text:p>0.2979059</text:p>
          </table:table-cell>
          <table:table-cell office:value-type="float" office:value="0.3072506" calcext:value-type="float">
            <text:p>0.3072506</text:p>
          </table:table-cell>
          <table:table-cell office:value-type="float" office:value="0.3401057" calcext:value-type="float">
            <text:p>0.3401057</text:p>
          </table:table-cell>
          <table:table-cell office:value-type="float" office:value="0.3661501" calcext:value-type="float">
            <text:p>0.3661501</text:p>
          </table:table-cell>
          <table:table-cell office:value-type="float" office:value="0.386883" calcext:value-type="float">
            <text:p>0.3868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263E-015" calcext:value-type="float">
            <text:p>1.948263E-15</text:p>
          </table:table-cell>
          <table:table-cell office:value-type="float" office:value="1.969387E-015" calcext:value-type="float">
            <text:p>1.969387E-15</text:p>
          </table:table-cell>
          <table:table-cell office:value-type="float" office:value="1.979601E-015" calcext:value-type="float">
            <text:p>1.979601E-15</text:p>
          </table:table-cell>
          <table:table-cell office:value-type="float" office:value="1.935347E-015" calcext:value-type="float">
            <text:p>1.935347E-15</text:p>
          </table:table-cell>
          <table:table-cell office:value-type="float" office:value="1.001739E-015" calcext:value-type="float">
            <text:p>1.001739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4E-016" calcext:value-type="float">
            <text:p>9.738294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1E-029" calcext:value-type="float">
            <text:p>9.098061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3E-039" calcext:value-type="float">
            <text:p>6.668443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02568" calcext:value-type="float">
            <text:p>-30.02568</text:p>
          </table:table-cell>
          <table:table-cell office:value-type="float" office:value="-0.4811973" calcext:value-type="float">
            <text:p>-0.4811973</text:p>
          </table:table-cell>
          <table:table-cell office:value-type="float" office:value="-0.4717419" calcext:value-type="float">
            <text:p>-0.4717419</text:p>
          </table:table-cell>
          <table:table-cell office:value-type="float" office:value="-0.5130283" calcext:value-type="float">
            <text:p>-0.5130283</text:p>
          </table:table-cell>
          <table:table-cell office:value-type="float" office:value="-0.5523129" calcext:value-type="float">
            <text:p>-0.5523129</text:p>
          </table:table-cell>
          <table:table-cell office:value-type="float" office:value="-0.9367248" calcext:value-type="float">
            <text:p>-0.9367248</text:p>
          </table:table-cell>
          <table:table-cell office:value-type="float" office:value="-0.2767681" calcext:value-type="float">
            <text:p>-0.2767681</text:p>
          </table:table-cell>
          <table:table-cell office:value-type="float" office:value="-0.1612498" calcext:value-type="float">
            <text:p>-0.1612498</text:p>
          </table:table-cell>
          <table:table-cell office:value-type="float" office:value="-0.1001352" calcext:value-type="float">
            <text:p>-0.1001352</text:p>
          </table:table-cell>
          <table:table-cell office:value-type="float" office:value="-0.04597621" calcext:value-type="float">
            <text:p>-0.0459762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0.98153" calcext:value-type="float">
            <text:p>-30.98153</text:p>
          </table:table-cell>
          <table:table-cell office:value-type="float" office:value="0.0009316074" calcext:value-type="float">
            <text:p>0.000931607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5275" calcext:value-type="float">
            <text:p>-2.3852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818.6996" calcext:value-type="float">
            <text:p>818.6996</text:p>
          </table:table-cell>
          <table:table-cell office:value-type="float" office:value="707.1602" calcext:value-type="float">
            <text:p>707.160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5.2584" calcext:value-type="float">
            <text:p>985.2584</text:p>
          </table:table-cell>
          <table:table-cell office:value-type="float" office:value="109.804" calcext:value-type="float">
            <text:p>109.804</text:p>
          </table:table-cell>
          <table:table-cell office:value-type="float" office:value="0" calcext:value-type="float">
            <text:p>0</text:p>
          </table:table-cell>
          <table:table-cell office:value-type="float" office:value="0.1134989" calcext:value-type="float">
            <text:p>0.1134989</text:p>
          </table:table-cell>
          <table:table-cell office:value-type="float" office:value="0.2127786" calcext:value-type="float">
            <text:p>0.2127786</text:p>
          </table:table-cell>
          <table:table-cell office:value-type="float" office:value="0.2136391" calcext:value-type="float">
            <text:p>0.2136391</text:p>
          </table:table-cell>
          <table:table-cell office:value-type="float" office:value="0.2121288" calcext:value-type="float">
            <text:p>0.2121288</text:p>
          </table:table-cell>
          <table:table-cell office:value-type="float" office:value="0.2102621" calcext:value-type="float">
            <text:p>0.2102621</text:p>
          </table:table-cell>
          <table:table-cell office:value-type="float" office:value="0.1743367" calcext:value-type="float">
            <text:p>0.1743367</text:p>
          </table:table-cell>
          <table:table-cell office:value-type="float" office:value="0.1972305" calcext:value-type="float">
            <text:p>0.1972305</text:p>
          </table:table-cell>
          <table:table-cell office:value-type="float" office:value="0.2974146" calcext:value-type="float">
            <text:p>0.2974146</text:p>
          </table:table-cell>
          <table:table-cell office:value-type="float" office:value="0.3068268" calcext:value-type="float">
            <text:p>0.3068268</text:p>
          </table:table-cell>
          <table:table-cell office:value-type="float" office:value="0.339946" calcext:value-type="float">
            <text:p>0.339946</text:p>
          </table:table-cell>
          <table:table-cell office:value-type="float" office:value="0.3661743" calcext:value-type="float">
            <text:p>0.3661743</text:p>
          </table:table-cell>
          <table:table-cell office:value-type="float" office:value="0.3867974" calcext:value-type="float">
            <text:p>0.38679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415E-015" calcext:value-type="float">
            <text:p>1.948415E-15</text:p>
          </table:table-cell>
          <table:table-cell office:value-type="float" office:value="1.969371E-015" calcext:value-type="float">
            <text:p>1.969371E-15</text:p>
          </table:table-cell>
          <table:table-cell office:value-type="float" office:value="1.979596E-015" calcext:value-type="float">
            <text:p>1.979596E-15</text:p>
          </table:table-cell>
          <table:table-cell office:value-type="float" office:value="1.935343E-015" calcext:value-type="float">
            <text:p>1.935343E-15</text:p>
          </table:table-cell>
          <table:table-cell office:value-type="float" office:value="1.001725E-015" calcext:value-type="float">
            <text:p>1.001725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5E-016" calcext:value-type="float">
            <text:p>9.738295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6E-039" calcext:value-type="float">
            <text:p>6.66844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65498" calcext:value-type="float">
            <text:p>-65.65498</text:p>
          </table:table-cell>
          <table:table-cell office:value-type="float" office:value="-0.5043059" calcext:value-type="float">
            <text:p>-0.5043059</text:p>
          </table:table-cell>
          <table:table-cell office:value-type="float" office:value="-0.4886566" calcext:value-type="float">
            <text:p>-0.4886566</text:p>
          </table:table-cell>
          <table:table-cell office:value-type="float" office:value="-0.5162711" calcext:value-type="float">
            <text:p>-0.5162711</text:p>
          </table:table-cell>
          <table:table-cell office:value-type="float" office:value="-0.5526303" calcext:value-type="float">
            <text:p>-0.5526303</text:p>
          </table:table-cell>
          <table:table-cell office:value-type="float" office:value="-0.9038112" calcext:value-type="float">
            <text:p>-0.9038112</text:p>
          </table:table-cell>
          <table:table-cell office:value-type="float" office:value="-0.2876272" calcext:value-type="float">
            <text:p>-0.2876272</text:p>
          </table:table-cell>
          <table:table-cell office:value-type="float" office:value="-0.163601" calcext:value-type="float">
            <text:p>-0.163601</text:p>
          </table:table-cell>
          <table:table-cell office:value-type="float" office:value="-0.1014356" calcext:value-type="float">
            <text:p>-0.1014356</text:p>
          </table:table-cell>
          <table:table-cell office:value-type="float" office:value="-0.0461861" calcext:value-type="float">
            <text:p>-0.046186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54.20285" calcext:value-type="float">
            <text:p>-54.20285</text:p>
          </table:table-cell>
          <table:table-cell office:value-type="float" office:value="0.0009307746" calcext:value-type="float">
            <text:p>0.000930774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1317" calcext:value-type="float">
            <text:p>-2.3913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818.6996" calcext:value-type="float">
            <text:p>818.6996</text:p>
          </table:table-cell>
          <table:table-cell office:value-type="float" office:value="707.6559" calcext:value-type="float">
            <text:p>707.655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4.7634" calcext:value-type="float">
            <text:p>984.7634</text:p>
          </table:table-cell>
          <table:table-cell office:value-type="float" office:value="109.804" calcext:value-type="float">
            <text:p>109.804</text:p>
          </table:table-cell>
          <table:table-cell office:value-type="float" office:value="0" calcext:value-type="float">
            <text:p>0</text:p>
          </table:table-cell>
          <table:table-cell office:value-type="float" office:value="0.1271577" calcext:value-type="float">
            <text:p>0.1271577</text:p>
          </table:table-cell>
          <table:table-cell office:value-type="float" office:value="0.212517" calcext:value-type="float">
            <text:p>0.212517</text:p>
          </table:table-cell>
          <table:table-cell office:value-type="float" office:value="0.21329" calcext:value-type="float">
            <text:p>0.21329</text:p>
          </table:table-cell>
          <table:table-cell office:value-type="float" office:value="0.2122087" calcext:value-type="float">
            <text:p>0.2122087</text:p>
          </table:table-cell>
          <table:table-cell office:value-type="float" office:value="0.2103807" calcext:value-type="float">
            <text:p>0.2103807</text:p>
          </table:table-cell>
          <table:table-cell office:value-type="float" office:value="0.1750993" calcext:value-type="float">
            <text:p>0.1750993</text:p>
          </table:table-cell>
          <table:table-cell office:value-type="float" office:value="0.1964249" calcext:value-type="float">
            <text:p>0.1964249</text:p>
          </table:table-cell>
          <table:table-cell office:value-type="float" office:value="0.2969453" calcext:value-type="float">
            <text:p>0.2969453</text:p>
          </table:table-cell>
          <table:table-cell office:value-type="float" office:value="0.306423" calcext:value-type="float">
            <text:p>0.306423</text:p>
          </table:table-cell>
          <table:table-cell office:value-type="float" office:value="0.339816" calcext:value-type="float">
            <text:p>0.339816</text:p>
          </table:table-cell>
          <table:table-cell office:value-type="float" office:value="0.3662007" calcext:value-type="float">
            <text:p>0.3662007</text:p>
          </table:table-cell>
          <table:table-cell office:value-type="float" office:value="0.3867061" calcext:value-type="float">
            <text:p>0.38670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607E-015" calcext:value-type="float">
            <text:p>1.948607E-15</text:p>
          </table:table-cell>
          <table:table-cell office:value-type="float" office:value="1.969355E-015" calcext:value-type="float">
            <text:p>1.969355E-15</text:p>
          </table:table-cell>
          <table:table-cell office:value-type="float" office:value="1.979584E-015" calcext:value-type="float">
            <text:p>1.979584E-15</text:p>
          </table:table-cell>
          <table:table-cell office:value-type="float" office:value="1.935339E-015" calcext:value-type="float">
            <text:p>1.935339E-15</text:p>
          </table:table-cell>
          <table:table-cell office:value-type="float" office:value="1.001709E-015" calcext:value-type="float">
            <text:p>1.001709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3E-016" calcext:value-type="float">
            <text:p>9.738293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6E-039" calcext:value-type="float">
            <text:p>6.66844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74406" calcext:value-type="float">
            <text:p>-27.74406</text:p>
          </table:table-cell>
          <table:table-cell office:value-type="float" office:value="-0.5089731" calcext:value-type="float">
            <text:p>-0.5089731</text:p>
          </table:table-cell>
          <table:table-cell office:value-type="float" office:value="-0.4948362" calcext:value-type="float">
            <text:p>-0.4948362</text:p>
          </table:table-cell>
          <table:table-cell office:value-type="float" office:value="-0.5147501" calcext:value-type="float">
            <text:p>-0.5147501</text:p>
          </table:table-cell>
          <table:table-cell office:value-type="float" office:value="-0.5502099" calcext:value-type="float">
            <text:p>-0.5502099</text:p>
          </table:table-cell>
          <table:table-cell office:value-type="float" office:value="-0.8740722" calcext:value-type="float">
            <text:p>-0.8740722</text:p>
          </table:table-cell>
          <table:table-cell office:value-type="float" office:value="-0.2961326" calcext:value-type="float">
            <text:p>-0.2961326</text:p>
          </table:table-cell>
          <table:table-cell office:value-type="float" office:value="-0.1658798" calcext:value-type="float">
            <text:p>-0.1658798</text:p>
          </table:table-cell>
          <table:table-cell office:value-type="float" office:value="-0.1026907" calcext:value-type="float">
            <text:p>-0.1026907</text:p>
          </table:table-cell>
          <table:table-cell office:value-type="float" office:value="-0.04635658" calcext:value-type="float">
            <text:p>-0.0463565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6.08216" calcext:value-type="float">
            <text:p>-26.08216</text:p>
          </table:table-cell>
          <table:table-cell office:value-type="float" office:value="0.0009297377" calcext:value-type="float">
            <text:p>0.000929737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7191" calcext:value-type="float">
            <text:p>-2.3971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818.6996" calcext:value-type="float">
            <text:p>818.6996</text:p>
          </table:table-cell>
          <table:table-cell office:value-type="float" office:value="708.6919" calcext:value-type="float">
            <text:p>708.691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4.1742" calcext:value-type="float">
            <text:p>984.1742</text:p>
          </table:table-cell>
          <table:table-cell office:value-type="float" office:value="109.3567" calcext:value-type="float">
            <text:p>109.3567</text:p>
          </table:table-cell>
          <table:table-cell office:value-type="float" office:value="0" calcext:value-type="float">
            <text:p>0</text:p>
          </table:table-cell>
          <table:table-cell office:value-type="float" office:value="0.1123151" calcext:value-type="float">
            <text:p>0.1123151</text:p>
          </table:table-cell>
          <table:table-cell office:value-type="float" office:value="0.211037" calcext:value-type="float">
            <text:p>0.211037</text:p>
          </table:table-cell>
          <table:table-cell office:value-type="float" office:value="0.2121768" calcext:value-type="float">
            <text:p>0.2121768</text:p>
          </table:table-cell>
          <table:table-cell office:value-type="float" office:value="0.2115342" calcext:value-type="float">
            <text:p>0.2115342</text:p>
          </table:table-cell>
          <table:table-cell office:value-type="float" office:value="0.2099691" calcext:value-type="float">
            <text:p>0.2099691</text:p>
          </table:table-cell>
          <table:table-cell office:value-type="float" office:value="0.1757782" calcext:value-type="float">
            <text:p>0.1757782</text:p>
          </table:table-cell>
          <table:table-cell office:value-type="float" office:value="0.1954592" calcext:value-type="float">
            <text:p>0.1954592</text:p>
          </table:table-cell>
          <table:table-cell office:value-type="float" office:value="0.2963964" calcext:value-type="float">
            <text:p>0.2963964</text:p>
          </table:table-cell>
          <table:table-cell office:value-type="float" office:value="0.3059592" calcext:value-type="float">
            <text:p>0.3059592</text:p>
          </table:table-cell>
          <table:table-cell office:value-type="float" office:value="0.3396468" calcext:value-type="float">
            <text:p>0.3396468</text:p>
          </table:table-cell>
          <table:table-cell office:value-type="float" office:value="0.366183" calcext:value-type="float">
            <text:p>0.366183</text:p>
          </table:table-cell>
          <table:table-cell office:value-type="float" office:value="0.3867073" calcext:value-type="float">
            <text:p>0.3867073</text:p>
          </table:table-cell>
          <table:table-cell office:value-type="float" office:value="0.4581897" calcext:value-type="float">
            <text:p>0.4581897</text:p>
          </table:table-cell>
          <table:table-cell office:value-type="float" office:value="0" calcext:value-type="float">
            <text:p>0</text:p>
          </table:table-cell>
          <table:table-cell office:value-type="float" office:value="1.948841E-015" calcext:value-type="float">
            <text:p>1.948841E-15</text:p>
          </table:table-cell>
          <table:table-cell office:value-type="float" office:value="1.969335E-015" calcext:value-type="float">
            <text:p>1.969335E-15</text:p>
          </table:table-cell>
          <table:table-cell office:value-type="float" office:value="1.979567E-015" calcext:value-type="float">
            <text:p>1.979567E-15</text:p>
          </table:table-cell>
          <table:table-cell office:value-type="float" office:value="1.935335E-015" calcext:value-type="float">
            <text:p>1.935335E-15</text:p>
          </table:table-cell>
          <table:table-cell office:value-type="float" office:value="1.001694E-015" calcext:value-type="float">
            <text:p>1.001694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5E-016" calcext:value-type="float">
            <text:p>9.738295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E-029" calcext:value-type="float">
            <text:p>9.09806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2E-039" calcext:value-type="float">
            <text:p>6.66844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272" calcext:value-type="float">
            <text:p>-70.4272</text:p>
          </table:table-cell>
          <table:table-cell office:value-type="float" office:value="-0.5371898" calcext:value-type="float">
            <text:p>-0.5371898</text:p>
          </table:table-cell>
          <table:table-cell office:value-type="float" office:value="-0.5151619" calcext:value-type="float">
            <text:p>-0.5151619</text:p>
          </table:table-cell>
          <table:table-cell office:value-type="float" office:value="-0.5274985" calcext:value-type="float">
            <text:p>-0.5274985</text:p>
          </table:table-cell>
          <table:table-cell office:value-type="float" office:value="-0.5585359" calcext:value-type="float">
            <text:p>-0.5585359</text:p>
          </table:table-cell>
          <table:table-cell office:value-type="float" office:value="-0.8485199" calcext:value-type="float">
            <text:p>-0.8485199</text:p>
          </table:table-cell>
          <table:table-cell office:value-type="float" office:value="-0.3067046" calcext:value-type="float">
            <text:p>-0.3067046</text:p>
          </table:table-cell>
          <table:table-cell office:value-type="float" office:value="-0.1685897" calcext:value-type="float">
            <text:p>-0.1685897</text:p>
          </table:table-cell>
          <table:table-cell office:value-type="float" office:value="-0.1041534" calcext:value-type="float">
            <text:p>-0.1041534</text:p>
          </table:table-cell>
          <table:table-cell office:value-type="float" office:value="-0.04657945" calcext:value-type="float">
            <text:p>-0.0465794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74.34808" calcext:value-type="float">
            <text:p>-74.34808</text:p>
          </table:table-cell>
          <table:table-cell office:value-type="float" office:value="0.0009284001" calcext:value-type="float">
            <text:p>0.000928400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57765" calcext:value-type="float">
            <text:p>-2.35776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818.6996" calcext:value-type="float">
            <text:p>818.6996</text:p>
          </table:table-cell>
          <table:table-cell office:value-type="float" office:value="709.3782" calcext:value-type="float">
            <text:p>709.378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4.2936" calcext:value-type="float">
            <text:p>984.2936</text:p>
          </table:table-cell>
          <table:table-cell office:value-type="float" office:value="108.5507" calcext:value-type="float">
            <text:p>108.5507</text:p>
          </table:table-cell>
          <table:table-cell office:value-type="float" office:value="0" calcext:value-type="float">
            <text:p>0</text:p>
          </table:table-cell>
          <table:table-cell office:value-type="float" office:value="0.1133665" calcext:value-type="float">
            <text:p>0.1133665</text:p>
          </table:table-cell>
          <table:table-cell office:value-type="float" office:value="0.2108978" calcext:value-type="float">
            <text:p>0.2108978</text:p>
          </table:table-cell>
          <table:table-cell office:value-type="float" office:value="0.2117726" calcext:value-type="float">
            <text:p>0.2117726</text:p>
          </table:table-cell>
          <table:table-cell office:value-type="float" office:value="0.2113459" calcext:value-type="float">
            <text:p>0.2113459</text:p>
          </table:table-cell>
          <table:table-cell office:value-type="float" office:value="0.2099407" calcext:value-type="float">
            <text:p>0.2099407</text:p>
          </table:table-cell>
          <table:table-cell office:value-type="float" office:value="0.1764117" calcext:value-type="float">
            <text:p>0.1764117</text:p>
          </table:table-cell>
          <table:table-cell office:value-type="float" office:value="0.1946909" calcext:value-type="float">
            <text:p>0.1946909</text:p>
          </table:table-cell>
          <table:table-cell office:value-type="float" office:value="0.2958637" calcext:value-type="float">
            <text:p>0.2958637</text:p>
          </table:table-cell>
          <table:table-cell office:value-type="float" office:value="0.3055141" calcext:value-type="float">
            <text:p>0.3055141</text:p>
          </table:table-cell>
          <table:table-cell office:value-type="float" office:value="0.3394861" calcext:value-type="float">
            <text:p>0.3394861</text:p>
          </table:table-cell>
          <table:table-cell office:value-type="float" office:value="0.3661729" calcext:value-type="float">
            <text:p>0.3661729</text:p>
          </table:table-cell>
          <table:table-cell office:value-type="float" office:value="0.3867644" calcext:value-type="float">
            <text:p>0.3867644</text:p>
          </table:table-cell>
          <table:table-cell office:value-type="float" office:value="0.4609506" calcext:value-type="float">
            <text:p>0.4609506</text:p>
          </table:table-cell>
          <table:table-cell office:value-type="float" office:value="0" calcext:value-type="float">
            <text:p>0</text:p>
          </table:table-cell>
          <table:table-cell office:value-type="float" office:value="1.949144E-015" calcext:value-type="float">
            <text:p>1.949144E-15</text:p>
          </table:table-cell>
          <table:table-cell office:value-type="float" office:value="1.969311E-015" calcext:value-type="float">
            <text:p>1.969311E-15</text:p>
          </table:table-cell>
          <table:table-cell office:value-type="float" office:value="1.979543E-015" calcext:value-type="float">
            <text:p>1.979543E-15</text:p>
          </table:table-cell>
          <table:table-cell office:value-type="float" office:value="1.93533E-015" calcext:value-type="float">
            <text:p>1.93533E-15</text:p>
          </table:table-cell>
          <table:table-cell office:value-type="float" office:value="1.001678E-015" calcext:value-type="float">
            <text:p>1.001678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4E-016" calcext:value-type="float">
            <text:p>9.738294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1E-029" calcext:value-type="float">
            <text:p>9.098061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2E-039" calcext:value-type="float">
            <text:p>6.66844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3819" calcext:value-type="float">
            <text:p>-65.3819</text:p>
          </table:table-cell>
          <table:table-cell office:value-type="float" office:value="-0.5399354" calcext:value-type="float">
            <text:p>-0.5399354</text:p>
          </table:table-cell>
          <table:table-cell office:value-type="float" office:value="-0.5227974" calcext:value-type="float">
            <text:p>-0.5227974</text:p>
          </table:table-cell>
          <table:table-cell office:value-type="float" office:value="-0.5311364" calcext:value-type="float">
            <text:p>-0.5311364</text:p>
          </table:table-cell>
          <table:table-cell office:value-type="float" office:value="-0.5591294" calcext:value-type="float">
            <text:p>-0.5591294</text:p>
          </table:table-cell>
          <table:table-cell office:value-type="float" office:value="-0.825449" calcext:value-type="float">
            <text:p>-0.825449</text:p>
          </table:table-cell>
          <table:table-cell office:value-type="float" office:value="-0.3154501" calcext:value-type="float">
            <text:p>-0.3154501</text:p>
          </table:table-cell>
          <table:table-cell office:value-type="float" office:value="-0.1712697" calcext:value-type="float">
            <text:p>-0.1712697</text:p>
          </table:table-cell>
          <table:table-cell office:value-type="float" office:value="-0.1055808" calcext:value-type="float">
            <text:p>-0.1055808</text:p>
          </table:table-cell>
          <table:table-cell office:value-type="float" office:value="-0.04679279" calcext:value-type="float">
            <text:p>-0.0467927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66.21124" calcext:value-type="float">
            <text:p>-66.21124</text:p>
          </table:table-cell>
          <table:table-cell office:value-type="float" office:value="0.0009267916" calcext:value-type="float">
            <text:p>0.000926791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3115" calcext:value-type="float">
            <text:p>-2.3731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818.6996" calcext:value-type="float">
            <text:p>818.6996</text:p>
          </table:table-cell>
          <table:table-cell office:value-type="float" office:value="710.1451" calcext:value-type="float">
            <text:p>710.145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3.8146" calcext:value-type="float">
            <text:p>983.8146</text:p>
          </table:table-cell>
          <table:table-cell office:value-type="float" office:value="108.2624" calcext:value-type="float">
            <text:p>108.2624</text:p>
          </table:table-cell>
          <table:table-cell office:value-type="float" office:value="0" calcext:value-type="float">
            <text:p>0</text:p>
          </table:table-cell>
          <table:table-cell office:value-type="float" office:value="0.1114624" calcext:value-type="float">
            <text:p>0.1114624</text:p>
          </table:table-cell>
          <table:table-cell office:value-type="float" office:value="0.2104799" calcext:value-type="float">
            <text:p>0.2104799</text:p>
          </table:table-cell>
          <table:table-cell office:value-type="float" office:value="0.2112657" calcext:value-type="float">
            <text:p>0.2112657</text:p>
          </table:table-cell>
          <table:table-cell office:value-type="float" office:value="0.2109957" calcext:value-type="float">
            <text:p>0.2109957</text:p>
          </table:table-cell>
          <table:table-cell office:value-type="float" office:value="0.209781" calcext:value-type="float">
            <text:p>0.209781</text:p>
          </table:table-cell>
          <table:table-cell office:value-type="float" office:value="0.1769961" calcext:value-type="float">
            <text:p>0.1769961</text:p>
          </table:table-cell>
          <table:table-cell office:value-type="float" office:value="0.1939925" calcext:value-type="float">
            <text:p>0.1939925</text:p>
          </table:table-cell>
          <table:table-cell office:value-type="float" office:value="0.2953222" calcext:value-type="float">
            <text:p>0.2953222</text:p>
          </table:table-cell>
          <table:table-cell office:value-type="float" office:value="0.3050645" calcext:value-type="float">
            <text:p>0.3050645</text:p>
          </table:table-cell>
          <table:table-cell office:value-type="float" office:value="0.3393204" calcext:value-type="float">
            <text:p>0.3393204</text:p>
          </table:table-cell>
          <table:table-cell office:value-type="float" office:value="0.366155" calcext:value-type="float">
            <text:p>0.366155</text:p>
          </table:table-cell>
          <table:table-cell office:value-type="float" office:value="0.3867225" calcext:value-type="float">
            <text:p>0.3867225</text:p>
          </table:table-cell>
          <table:table-cell office:value-type="float" office:value="0.4622556" calcext:value-type="float">
            <text:p>0.4622556</text:p>
          </table:table-cell>
          <table:table-cell office:value-type="float" office:value="0" calcext:value-type="float">
            <text:p>0</text:p>
          </table:table-cell>
          <table:table-cell office:value-type="float" office:value="1.949478E-015" calcext:value-type="float">
            <text:p>1.949478E-15</text:p>
          </table:table-cell>
          <table:table-cell office:value-type="float" office:value="1.969277E-015" calcext:value-type="float">
            <text:p>1.969277E-15</text:p>
          </table:table-cell>
          <table:table-cell office:value-type="float" office:value="1.979528E-015" calcext:value-type="float">
            <text:p>1.979528E-15</text:p>
          </table:table-cell>
          <table:table-cell office:value-type="float" office:value="1.935315E-015" calcext:value-type="float">
            <text:p>1.935315E-15</text:p>
          </table:table-cell>
          <table:table-cell office:value-type="float" office:value="1.001661E-015" calcext:value-type="float">
            <text:p>1.001661E-15</text:p>
          </table:table-cell>
          <table:table-cell office:value-type="float" office:value="1.931596E-015" calcext:value-type="float">
            <text:p>1.931596E-15</text:p>
          </table:table-cell>
          <table:table-cell office:value-type="float" office:value="9.337983E-016" calcext:value-type="float">
            <text:p>9.337983E-16</text:p>
          </table:table-cell>
          <table:table-cell office:value-type="float" office:value="9.738294E-016" calcext:value-type="float">
            <text:p>9.738294E-16</text:p>
          </table:table-cell>
          <table:table-cell office:value-type="float" office:value="4.695173E-024" calcext:value-type="float">
            <text:p>4.695173E-24</text:p>
          </table:table-cell>
          <table:table-cell office:value-type="float" office:value="9.098063E-029" calcext:value-type="float">
            <text:p>9.098063E-29</text:p>
          </table:table-cell>
          <table:table-cell office:value-type="float" office:value="1.158766E-033" calcext:value-type="float">
            <text:p>1.158766E-33</text:p>
          </table:table-cell>
          <table:table-cell office:value-type="float" office:value="6.668442E-039" calcext:value-type="float">
            <text:p>6.668442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89944" calcext:value-type="float">
            <text:p>-73.89944</text:p>
          </table:table-cell>
          <table:table-cell office:value-type="float" office:value="-0.5482327" calcext:value-type="float">
            <text:p>-0.5482327</text:p>
          </table:table-cell>
          <table:table-cell office:value-type="float" office:value="-0.5325357" calcext:value-type="float">
            <text:p>-0.5325357</text:p>
          </table:table-cell>
          <table:table-cell office:value-type="float" office:value="-0.5379594" calcext:value-type="float">
            <text:p>-0.5379594</text:p>
          </table:table-cell>
          <table:table-cell office:value-type="float" office:value="-0.5624131" calcext:value-type="float">
            <text:p>-0.5624131</text:p>
          </table:table-cell>
          <table:table-cell office:value-type="float" office:value="-0.8047899" calcext:value-type="float">
            <text:p>-0.8047899</text:p>
          </table:table-cell>
          <table:table-cell office:value-type="float" office:value="-0.3236361" calcext:value-type="float">
            <text:p>-0.3236361</text:p>
          </table:table-cell>
          <table:table-cell office:value-type="float" office:value="-0.1740429" calcext:value-type="float">
            <text:p>-0.1740429</text:p>
          </table:table-cell>
          <table:table-cell office:value-type="float" office:value="-0.1070439" calcext:value-type="float">
            <text:p>-0.1070439</text:p>
          </table:table-cell>
          <table:table-cell office:value-type="float" office:value="-0.04701355" calcext:value-type="float">
            <text:p>-0.0470135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76.02541" calcext:value-type="float">
            <text:p>-76.02541</text:p>
          </table:table-cell>
          <table:table-cell office:value-type="float" office:value="0.0009251673" calcext:value-type="float">
            <text:p>0.000925167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5318" calcext:value-type="float">
            <text:p>-2.3853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826.7994" calcext:value-type="float">
            <text:p>826.7994</text:p>
          </table:table-cell>
          <table:table-cell office:value-type="float" office:value="712.9839" calcext:value-type="float">
            <text:p>712.983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8.9998" calcext:value-type="float">
            <text:p>988.9998</text:p>
          </table:table-cell>
          <table:table-cell office:value-type="float" office:value="108.3378" calcext:value-type="float">
            <text:p>108.3378</text:p>
          </table:table-cell>
          <table:table-cell office:value-type="float" office:value="0" calcext:value-type="float">
            <text:p>0</text:p>
          </table:table-cell>
          <table:table-cell office:value-type="float" office:value="0.2401469" calcext:value-type="float">
            <text:p>0.2401469</text:p>
          </table:table-cell>
          <table:table-cell office:value-type="float" office:value="0.2413995" calcext:value-type="float">
            <text:p>0.2413995</text:p>
          </table:table-cell>
          <table:table-cell office:value-type="float" office:value="0.2133911" calcext:value-type="float">
            <text:p>0.2133911</text:p>
          </table:table-cell>
          <table:table-cell office:value-type="float" office:value="0.2116046" calcext:value-type="float">
            <text:p>0.2116046</text:p>
          </table:table-cell>
          <table:table-cell office:value-type="float" office:value="0.2104626" calcext:value-type="float">
            <text:p>0.2104626</text:p>
          </table:table-cell>
          <table:table-cell office:value-type="float" office:value="0.1775469" calcext:value-type="float">
            <text:p>0.1775469</text:p>
          </table:table-cell>
          <table:table-cell office:value-type="float" office:value="0.1944244" calcext:value-type="float">
            <text:p>0.1944244</text:p>
          </table:table-cell>
          <table:table-cell office:value-type="float" office:value="0.2952549" calcext:value-type="float">
            <text:p>0.2952549</text:p>
          </table:table-cell>
          <table:table-cell office:value-type="float" office:value="0.3050598" calcext:value-type="float">
            <text:p>0.3050598</text:p>
          </table:table-cell>
          <table:table-cell office:value-type="float" office:value="0.3394289" calcext:value-type="float">
            <text:p>0.3394289</text:p>
          </table:table-cell>
          <table:table-cell office:value-type="float" office:value="0.3663962" calcext:value-type="float">
            <text:p>0.3663962</text:p>
          </table:table-cell>
          <table:table-cell office:value-type="float" office:value="0.3868203" calcext:value-type="float">
            <text:p>0.38682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151E-015" calcext:value-type="float">
            <text:p>1.932151E-15</text:p>
          </table:table-cell>
          <table:table-cell office:value-type="float" office:value="1.970226E-015" calcext:value-type="float">
            <text:p>1.970226E-15</text:p>
          </table:table-cell>
          <table:table-cell office:value-type="float" office:value="1.980096E-015" calcext:value-type="float">
            <text:p>1.980096E-15</text:p>
          </table:table-cell>
          <table:table-cell office:value-type="float" office:value="1.936189E-015" calcext:value-type="float">
            <text:p>1.936189E-15</text:p>
          </table:table-cell>
          <table:table-cell office:value-type="float" office:value="1.003335E-015" calcext:value-type="float">
            <text:p>1.003335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67258" calcext:value-type="float">
            <text:p>-0.1967258</text:p>
          </table:table-cell>
          <table:table-cell office:value-type="float" office:value="-0.1906793" calcext:value-type="float">
            <text:p>-0.1906793</text:p>
          </table:table-cell>
          <table:table-cell office:value-type="float" office:value="-0.4933536" calcext:value-type="float">
            <text:p>-0.4933536</text:p>
          </table:table-cell>
          <table:table-cell office:value-type="float" office:value="-0.526134" calcext:value-type="float">
            <text:p>-0.526134</text:p>
          </table:table-cell>
          <table:table-cell office:value-type="float" office:value="-0.5484606" calcext:value-type="float">
            <text:p>-0.5484606</text:p>
          </table:table-cell>
          <table:table-cell office:value-type="float" office:value="-0.7858025" calcext:value-type="float">
            <text:p>-0.7858025</text:p>
          </table:table-cell>
          <table:table-cell office:value-type="float" office:value="-0.3186647" calcext:value-type="float">
            <text:p>-0.3186647</text:p>
          </table:table-cell>
          <table:table-cell office:value-type="float" office:value="-0.1744179" calcext:value-type="float">
            <text:p>-0.1744179</text:p>
          </table:table-cell>
          <table:table-cell office:value-type="float" office:value="-0.1070763" calcext:value-type="float">
            <text:p>-0.1070763</text:p>
          </table:table-cell>
          <table:table-cell office:value-type="float" office:value="-0.04687322" calcext:value-type="float">
            <text:p>-0.0468732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3949702" calcext:value-type="float">
            <text:p>-0.3949702</text:p>
          </table:table-cell>
          <table:table-cell office:value-type="float" office:value="0.04549147" calcext:value-type="float">
            <text:p>0.04549147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3434" calcext:value-type="float">
            <text:p>-2.39343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826.7994" calcext:value-type="float">
            <text:p>826.7994</text:p>
          </table:table-cell>
          <table:table-cell office:value-type="float" office:value="715.0549" calcext:value-type="float">
            <text:p>715.054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6.928" calcext:value-type="float">
            <text:p>986.928</text:p>
          </table:table-cell>
          <table:table-cell office:value-type="float" office:value="108.3378" calcext:value-type="float">
            <text:p>108.3378</text:p>
          </table:table-cell>
          <table:table-cell office:value-type="float" office:value="0" calcext:value-type="float">
            <text:p>0</text:p>
          </table:table-cell>
          <table:table-cell office:value-type="float" office:value="0.1784898" calcext:value-type="float">
            <text:p>0.1784898</text:p>
          </table:table-cell>
          <table:table-cell office:value-type="float" office:value="0.2381552" calcext:value-type="float">
            <text:p>0.2381552</text:p>
          </table:table-cell>
          <table:table-cell office:value-type="float" office:value="0.2149376" calcext:value-type="float">
            <text:p>0.2149376</text:p>
          </table:table-cell>
          <table:table-cell office:value-type="float" office:value="0.2116653" calcext:value-type="float">
            <text:p>0.2116653</text:p>
          </table:table-cell>
          <table:table-cell office:value-type="float" office:value="0.2102193" calcext:value-type="float">
            <text:p>0.2102193</text:p>
          </table:table-cell>
          <table:table-cell office:value-type="float" office:value="0.1779246" calcext:value-type="float">
            <text:p>0.1779246</text:p>
          </table:table-cell>
          <table:table-cell office:value-type="float" office:value="0.194858" calcext:value-type="float">
            <text:p>0.194858</text:p>
          </table:table-cell>
          <table:table-cell office:value-type="float" office:value="0.2952616" calcext:value-type="float">
            <text:p>0.2952616</text:p>
          </table:table-cell>
          <table:table-cell office:value-type="float" office:value="0.3051378" calcext:value-type="float">
            <text:p>0.3051378</text:p>
          </table:table-cell>
          <table:table-cell office:value-type="float" office:value="0.3396041" calcext:value-type="float">
            <text:p>0.3396041</text:p>
          </table:table-cell>
          <table:table-cell office:value-type="float" office:value="0.3666856" calcext:value-type="float">
            <text:p>0.3666856</text:p>
          </table:table-cell>
          <table:table-cell office:value-type="float" office:value="0.3869325" calcext:value-type="float">
            <text:p>0.38693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452E-015" calcext:value-type="float">
            <text:p>1.932452E-15</text:p>
          </table:table-cell>
          <table:table-cell office:value-type="float" office:value="1.9702E-015" calcext:value-type="float">
            <text:p>1.9702E-15</text:p>
          </table:table-cell>
          <table:table-cell office:value-type="float" office:value="1.980083E-015" calcext:value-type="float">
            <text:p>1.980083E-15</text:p>
          </table:table-cell>
          <table:table-cell office:value-type="float" office:value="1.936174E-015" calcext:value-type="float">
            <text:p>1.936174E-15</text:p>
          </table:table-cell>
          <table:table-cell office:value-type="float" office:value="1.003317E-015" calcext:value-type="float">
            <text:p>1.003317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29263" calcext:value-type="float">
            <text:p>-1.929263</text:p>
          </table:table-cell>
          <table:table-cell office:value-type="float" office:value="-0.2115402" calcext:value-type="float">
            <text:p>-0.2115402</text:p>
          </table:table-cell>
          <table:table-cell office:value-type="float" office:value="-0.4665934" calcext:value-type="float">
            <text:p>-0.4665934</text:p>
          </table:table-cell>
          <table:table-cell office:value-type="float" office:value="-0.5249912" calcext:value-type="float">
            <text:p>-0.5249912</text:p>
          </table:table-cell>
          <table:table-cell office:value-type="float" office:value="-0.5533804" calcext:value-type="float">
            <text:p>-0.5533804</text:p>
          </table:table-cell>
          <table:table-cell office:value-type="float" office:value="-0.7731131" calcext:value-type="float">
            <text:p>-0.7731131</text:p>
          </table:table-cell>
          <table:table-cell office:value-type="float" office:value="-0.3136456" calcext:value-type="float">
            <text:p>-0.3136456</text:p>
          </table:table-cell>
          <table:table-cell office:value-type="float" office:value="-0.1743836" calcext:value-type="float">
            <text:p>-0.1743836</text:p>
          </table:table-cell>
          <table:table-cell office:value-type="float" office:value="-0.1068206" calcext:value-type="float">
            <text:p>-0.1068206</text:p>
          </table:table-cell>
          <table:table-cell office:value-type="float" office:value="-0.04664046" calcext:value-type="float">
            <text:p>-0.0466404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0.60565" calcext:value-type="float">
            <text:p>-10.60565</text:p>
          </table:table-cell>
          <table:table-cell office:value-type="float" office:value="0.0454898" calcext:value-type="float">
            <text:p>0.0454898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9097" calcext:value-type="float">
            <text:p>-2.3990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826.7994" calcext:value-type="float">
            <text:p>826.7994</text:p>
          </table:table-cell>
          <table:table-cell office:value-type="float" office:value="715.5195" calcext:value-type="float">
            <text:p>715.5195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7.2595" calcext:value-type="float">
            <text:p>987.2595</text:p>
          </table:table-cell>
          <table:table-cell office:value-type="float" office:value="107.5422" calcext:value-type="float">
            <text:p>107.5422</text:p>
          </table:table-cell>
          <table:table-cell office:value-type="float" office:value="0" calcext:value-type="float">
            <text:p>0</text:p>
          </table:table-cell>
          <table:table-cell office:value-type="float" office:value="0.1588868" calcext:value-type="float">
            <text:p>0.1588868</text:p>
          </table:table-cell>
          <table:table-cell office:value-type="float" office:value="0.234546" calcext:value-type="float">
            <text:p>0.234546</text:p>
          </table:table-cell>
          <table:table-cell office:value-type="float" office:value="0.2161731" calcext:value-type="float">
            <text:p>0.2161731</text:p>
          </table:table-cell>
          <table:table-cell office:value-type="float" office:value="0.2117883" calcext:value-type="float">
            <text:p>0.2117883</text:p>
          </table:table-cell>
          <table:table-cell office:value-type="float" office:value="0.2100091" calcext:value-type="float">
            <text:p>0.2100091</text:p>
          </table:table-cell>
          <table:table-cell office:value-type="float" office:value="0.1783252" calcext:value-type="float">
            <text:p>0.1783252</text:p>
          </table:table-cell>
          <table:table-cell office:value-type="float" office:value="0.1952355" calcext:value-type="float">
            <text:p>0.1952355</text:p>
          </table:table-cell>
          <table:table-cell office:value-type="float" office:value="0.2952769" calcext:value-type="float">
            <text:p>0.2952769</text:p>
          </table:table-cell>
          <table:table-cell office:value-type="float" office:value="0.3052153" calcext:value-type="float">
            <text:p>0.3052153</text:p>
          </table:table-cell>
          <table:table-cell office:value-type="float" office:value="0.3397828" calcext:value-type="float">
            <text:p>0.3397828</text:p>
          </table:table-cell>
          <table:table-cell office:value-type="float" office:value="0.3669608" calcext:value-type="float">
            <text:p>0.3669608</text:p>
          </table:table-cell>
          <table:table-cell office:value-type="float" office:value="0.3873347" calcext:value-type="float">
            <text:p>0.3873347</text:p>
          </table:table-cell>
          <table:table-cell office:value-type="float" office:value="0.4565794" calcext:value-type="float">
            <text:p>0.4565794</text:p>
          </table:table-cell>
          <table:table-cell office:value-type="float" office:value="0" calcext:value-type="float">
            <text:p>0</text:p>
          </table:table-cell>
          <table:table-cell office:value-type="float" office:value="1.932734E-015" calcext:value-type="float">
            <text:p>1.932734E-15</text:p>
          </table:table-cell>
          <table:table-cell office:value-type="float" office:value="1.970178E-015" calcext:value-type="float">
            <text:p>1.970178E-15</text:p>
          </table:table-cell>
          <table:table-cell office:value-type="float" office:value="1.98007E-015" calcext:value-type="float">
            <text:p>1.98007E-15</text:p>
          </table:table-cell>
          <table:table-cell office:value-type="float" office:value="1.93616E-015" calcext:value-type="float">
            <text:p>1.93616E-15</text:p>
          </table:table-cell>
          <table:table-cell office:value-type="float" office:value="1.003298E-015" calcext:value-type="float">
            <text:p>1.003298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29438" calcext:value-type="float">
            <text:p>-4.729438</text:p>
          </table:table-cell>
          <table:table-cell office:value-type="float" office:value="-0.23791" calcext:value-type="float">
            <text:p>-0.23791</text:p>
          </table:table-cell>
          <table:table-cell office:value-type="float" office:value="-0.4464586" calcext:value-type="float">
            <text:p>-0.4464586</text:p>
          </table:table-cell>
          <table:table-cell office:value-type="float" office:value="-0.5226625" calcext:value-type="float">
            <text:p>-0.5226625</text:p>
          </table:table-cell>
          <table:table-cell office:value-type="float" office:value="-0.557652" calcext:value-type="float">
            <text:p>-0.557652</text:p>
          </table:table-cell>
          <table:table-cell office:value-type="float" office:value="-0.7599374" calcext:value-type="float">
            <text:p>-0.7599374</text:p>
          </table:table-cell>
          <table:table-cell office:value-type="float" office:value="-0.3093389" calcext:value-type="float">
            <text:p>-0.3093389</text:p>
          </table:table-cell>
          <table:table-cell office:value-type="float" office:value="-0.1743049" calcext:value-type="float">
            <text:p>-0.1743049</text:p>
          </table:table-cell>
          <table:table-cell office:value-type="float" office:value="-0.1065672" calcext:value-type="float">
            <text:p>-0.1065672</text:p>
          </table:table-cell>
          <table:table-cell office:value-type="float" office:value="-0.04640443" calcext:value-type="float">
            <text:p>-0.0464044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5.44249" calcext:value-type="float">
            <text:p>-25.44249</text:p>
          </table:table-cell>
          <table:table-cell office:value-type="float" office:value="0.04548831" calcext:value-type="float">
            <text:p>0.0454883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39491" calcext:value-type="float">
            <text:p>-2.33949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826.7994" calcext:value-type="float">
            <text:p>826.7994</text:p>
          </table:table-cell>
          <table:table-cell office:value-type="float" office:value="715.7386" calcext:value-type="float">
            <text:p>715.738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7.855" calcext:value-type="float">
            <text:p>987.855</text:p>
          </table:table-cell>
          <table:table-cell office:value-type="float" office:value="106.7278" calcext:value-type="float">
            <text:p>106.7278</text:p>
          </table:table-cell>
          <table:table-cell office:value-type="float" office:value="0" calcext:value-type="float">
            <text:p>0</text:p>
          </table:table-cell>
          <table:table-cell office:value-type="float" office:value="0.1478153" calcext:value-type="float">
            <text:p>0.1478153</text:p>
          </table:table-cell>
          <table:table-cell office:value-type="float" office:value="0.2313147" calcext:value-type="float">
            <text:p>0.2313147</text:p>
          </table:table-cell>
          <table:table-cell office:value-type="float" office:value="0.2172147" calcext:value-type="float">
            <text:p>0.2172147</text:p>
          </table:table-cell>
          <table:table-cell office:value-type="float" office:value="0.2119829" calcext:value-type="float">
            <text:p>0.2119829</text:p>
          </table:table-cell>
          <table:table-cell office:value-type="float" office:value="0.2098236" calcext:value-type="float">
            <text:p>0.2098236</text:p>
          </table:table-cell>
          <table:table-cell office:value-type="float" office:value="0.1787666" calcext:value-type="float">
            <text:p>0.1787666</text:p>
          </table:table-cell>
          <table:table-cell office:value-type="float" office:value="0.1955443" calcext:value-type="float">
            <text:p>0.1955443</text:p>
          </table:table-cell>
          <table:table-cell office:value-type="float" office:value="0.2952997" calcext:value-type="float">
            <text:p>0.2952997</text:p>
          </table:table-cell>
          <table:table-cell office:value-type="float" office:value="0.3052912" calcext:value-type="float">
            <text:p>0.3052912</text:p>
          </table:table-cell>
          <table:table-cell office:value-type="float" office:value="0.3399617" calcext:value-type="float">
            <text:p>0.3399617</text:p>
          </table:table-cell>
          <table:table-cell office:value-type="float" office:value="0.367228" calcext:value-type="float">
            <text:p>0.367228</text:p>
          </table:table-cell>
          <table:table-cell office:value-type="float" office:value="0.3876202" calcext:value-type="float">
            <text:p>0.3876202</text:p>
          </table:table-cell>
          <table:table-cell office:value-type="float" office:value="0.4602609" calcext:value-type="float">
            <text:p>0.4602609</text:p>
          </table:table-cell>
          <table:table-cell office:value-type="float" office:value="0" calcext:value-type="float">
            <text:p>0</text:p>
          </table:table-cell>
          <table:table-cell office:value-type="float" office:value="1.933023E-015" calcext:value-type="float">
            <text:p>1.933023E-15</text:p>
          </table:table-cell>
          <table:table-cell office:value-type="float" office:value="1.970155E-015" calcext:value-type="float">
            <text:p>1.970155E-15</text:p>
          </table:table-cell>
          <table:table-cell office:value-type="float" office:value="1.980056E-015" calcext:value-type="float">
            <text:p>1.980056E-15</text:p>
          </table:table-cell>
          <table:table-cell office:value-type="float" office:value="1.936146E-015" calcext:value-type="float">
            <text:p>1.936146E-15</text:p>
          </table:table-cell>
          <table:table-cell office:value-type="float" office:value="1.003281E-015" calcext:value-type="float">
            <text:p>1.003281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89888" calcext:value-type="float">
            <text:p>-8.289888</text:p>
          </table:table-cell>
          <table:table-cell office:value-type="float" office:value="-0.2648054" calcext:value-type="float">
            <text:p>-0.2648054</text:p>
          </table:table-cell>
          <table:table-cell office:value-type="float" office:value="-0.4301571" calcext:value-type="float">
            <text:p>-0.4301571</text:p>
          </table:table-cell>
          <table:table-cell office:value-type="float" office:value="-0.5189869" calcext:value-type="float">
            <text:p>-0.5189869</text:p>
          </table:table-cell>
          <table:table-cell office:value-type="float" office:value="-0.5614792" calcext:value-type="float">
            <text:p>-0.5614792</text:p>
          </table:table-cell>
          <table:table-cell office:value-type="float" office:value="-0.7456802" calcext:value-type="float">
            <text:p>-0.7456802</text:p>
          </table:table-cell>
          <table:table-cell office:value-type="float" office:value="-0.3058742" calcext:value-type="float">
            <text:p>-0.3058742</text:p>
          </table:table-cell>
          <table:table-cell office:value-type="float" office:value="-0.1741876" calcext:value-type="float">
            <text:p>-0.1741876</text:p>
          </table:table-cell>
          <table:table-cell office:value-type="float" office:value="-0.10632" calcext:value-type="float">
            <text:p>-0.10632</text:p>
          </table:table-cell>
          <table:table-cell office:value-type="float" office:value="-0.04616932" calcext:value-type="float">
            <text:p>-0.0461693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2.58284" calcext:value-type="float">
            <text:p>-32.58284</text:p>
          </table:table-cell>
          <table:table-cell office:value-type="float" office:value="0.04548676" calcext:value-type="float">
            <text:p>0.04548676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62575" calcext:value-type="float">
            <text:p>-2.3625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826.7994" calcext:value-type="float">
            <text:p>826.7994</text:p>
          </table:table-cell>
          <table:table-cell office:value-type="float" office:value="715.8521" calcext:value-type="float">
            <text:p>715.852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8.1822" calcext:value-type="float">
            <text:p>988.1822</text:p>
          </table:table-cell>
          <table:table-cell office:value-type="float" office:value="106.2879" calcext:value-type="float">
            <text:p>106.2879</text:p>
          </table:table-cell>
          <table:table-cell office:value-type="float" office:value="0" calcext:value-type="float">
            <text:p>0</text:p>
          </table:table-cell>
          <table:table-cell office:value-type="float" office:value="0.1412725" calcext:value-type="float">
            <text:p>0.1412725</text:p>
          </table:table-cell>
          <table:table-cell office:value-type="float" office:value="0.2286768" calcext:value-type="float">
            <text:p>0.2286768</text:p>
          </table:table-cell>
          <table:table-cell office:value-type="float" office:value="0.2179033" calcext:value-type="float">
            <text:p>0.2179033</text:p>
          </table:table-cell>
          <table:table-cell office:value-type="float" office:value="0.2121903" calcext:value-type="float">
            <text:p>0.2121903</text:p>
          </table:table-cell>
          <table:table-cell office:value-type="float" office:value="0.2097189" calcext:value-type="float">
            <text:p>0.2097189</text:p>
          </table:table-cell>
          <table:table-cell office:value-type="float" office:value="0.1791891" calcext:value-type="float">
            <text:p>0.1791891</text:p>
          </table:table-cell>
          <table:table-cell office:value-type="float" office:value="0.1958456" calcext:value-type="float">
            <text:p>0.1958456</text:p>
          </table:table-cell>
          <table:table-cell office:value-type="float" office:value="0.2953293" calcext:value-type="float">
            <text:p>0.2953293</text:p>
          </table:table-cell>
          <table:table-cell office:value-type="float" office:value="0.3053671" calcext:value-type="float">
            <text:p>0.3053671</text:p>
          </table:table-cell>
          <table:table-cell office:value-type="float" office:value="0.3401404" calcext:value-type="float">
            <text:p>0.3401404</text:p>
          </table:table-cell>
          <table:table-cell office:value-type="float" office:value="0.3674827" calcext:value-type="float">
            <text:p>0.3674827</text:p>
          </table:table-cell>
          <table:table-cell office:value-type="float" office:value="0.3878037" calcext:value-type="float">
            <text:p>0.3878037</text:p>
          </table:table-cell>
          <table:table-cell office:value-type="float" office:value="0.46228" calcext:value-type="float">
            <text:p>0.46228</text:p>
          </table:table-cell>
          <table:table-cell office:value-type="float" office:value="0" calcext:value-type="float">
            <text:p>0</text:p>
          </table:table-cell>
          <table:table-cell office:value-type="float" office:value="1.933325E-015" calcext:value-type="float">
            <text:p>1.933325E-15</text:p>
          </table:table-cell>
          <table:table-cell office:value-type="float" office:value="1.97013E-015" calcext:value-type="float">
            <text:p>1.97013E-15</text:p>
          </table:table-cell>
          <table:table-cell office:value-type="float" office:value="1.980038E-015" calcext:value-type="float">
            <text:p>1.980038E-15</text:p>
          </table:table-cell>
          <table:table-cell office:value-type="float" office:value="1.936134E-015" calcext:value-type="float">
            <text:p>1.936134E-15</text:p>
          </table:table-cell>
          <table:table-cell office:value-type="float" office:value="1.003267E-015" calcext:value-type="float">
            <text:p>1.003267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78214" calcext:value-type="float">
            <text:p>-11.78214</text:p>
          </table:table-cell>
          <table:table-cell office:value-type="float" office:value="-0.2892914" calcext:value-type="float">
            <text:p>-0.2892914</text:p>
          </table:table-cell>
          <table:table-cell office:value-type="float" office:value="-0.4197578" calcext:value-type="float">
            <text:p>-0.4197578</text:p>
          </table:table-cell>
          <table:table-cell office:value-type="float" office:value="-0.5150933" calcext:value-type="float">
            <text:p>-0.5150933</text:p>
          </table:table-cell>
          <table:table-cell office:value-type="float" office:value="-0.5636543" calcext:value-type="float">
            <text:p>-0.5636543</text:p>
          </table:table-cell>
          <table:table-cell office:value-type="float" office:value="-0.7323173" calcext:value-type="float">
            <text:p>-0.7323173</text:p>
          </table:table-cell>
          <table:table-cell office:value-type="float" office:value="-0.3025368" calcext:value-type="float">
            <text:p>-0.3025368</text:p>
          </table:table-cell>
          <table:table-cell office:value-type="float" office:value="-0.1740348" calcext:value-type="float">
            <text:p>-0.1740348</text:p>
          </table:table-cell>
          <table:table-cell office:value-type="float" office:value="-0.1060733" calcext:value-type="float">
            <text:p>-0.1060733</text:p>
          </table:table-cell>
          <table:table-cell office:value-type="float" office:value="-0.04593577" calcext:value-type="float">
            <text:p>-0.04593577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1.75423" calcext:value-type="float">
            <text:p>-31.75423</text:p>
          </table:table-cell>
          <table:table-cell office:value-type="float" office:value="0.04548514" calcext:value-type="float">
            <text:p>0.04548514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77617" calcext:value-type="float">
            <text:p>-2.3776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826.7994" calcext:value-type="float">
            <text:p>826.7994</text:p>
          </table:table-cell>
          <table:table-cell office:value-type="float" office:value="715.9601" calcext:value-type="float">
            <text:p>715.960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88.0748" calcext:value-type="float">
            <text:p>988.0748</text:p>
          </table:table-cell>
          <table:table-cell office:value-type="float" office:value="106.2879" calcext:value-type="float">
            <text:p>106.2879</text:p>
          </table:table-cell>
          <table:table-cell office:value-type="float" office:value="0" calcext:value-type="float">
            <text:p>0</text:p>
          </table:table-cell>
          <table:table-cell office:value-type="float" office:value="0.1366433" calcext:value-type="float">
            <text:p>0.1366433</text:p>
          </table:table-cell>
          <table:table-cell office:value-type="float" office:value="0.2265855" calcext:value-type="float">
            <text:p>0.2265855</text:p>
          </table:table-cell>
          <table:table-cell office:value-type="float" office:value="0.2182941" calcext:value-type="float">
            <text:p>0.2182941</text:p>
          </table:table-cell>
          <table:table-cell office:value-type="float" office:value="0.2123931" calcext:value-type="float">
            <text:p>0.2123931</text:p>
          </table:table-cell>
          <table:table-cell office:value-type="float" office:value="0.2096806" calcext:value-type="float">
            <text:p>0.2096806</text:p>
          </table:table-cell>
          <table:table-cell office:value-type="float" office:value="0.1795948" calcext:value-type="float">
            <text:p>0.1795948</text:p>
          </table:table-cell>
          <table:table-cell office:value-type="float" office:value="0.196139" calcext:value-type="float">
            <text:p>0.196139</text:p>
          </table:table-cell>
          <table:table-cell office:value-type="float" office:value="0.2953649" calcext:value-type="float">
            <text:p>0.2953649</text:p>
          </table:table-cell>
          <table:table-cell office:value-type="float" office:value="0.3054429" calcext:value-type="float">
            <text:p>0.3054429</text:p>
          </table:table-cell>
          <table:table-cell office:value-type="float" office:value="0.3403193" calcext:value-type="float">
            <text:p>0.3403193</text:p>
          </table:table-cell>
          <table:table-cell office:value-type="float" office:value="0.3677222" calcext:value-type="float">
            <text:p>0.3677222</text:p>
          </table:table-cell>
          <table:table-cell office:value-type="float" office:value="0.3879132" calcext:value-type="float">
            <text:p>0.38791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627E-015" calcext:value-type="float">
            <text:p>1.933627E-15</text:p>
          </table:table-cell>
          <table:table-cell office:value-type="float" office:value="1.970104E-015" calcext:value-type="float">
            <text:p>1.970104E-15</text:p>
          </table:table-cell>
          <table:table-cell office:value-type="float" office:value="1.980031E-015" calcext:value-type="float">
            <text:p>1.980031E-15</text:p>
          </table:table-cell>
          <table:table-cell office:value-type="float" office:value="1.936112E-015" calcext:value-type="float">
            <text:p>1.936112E-15</text:p>
          </table:table-cell>
          <table:table-cell office:value-type="float" office:value="1.003252E-015" calcext:value-type="float">
            <text:p>1.003252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4301" calcext:value-type="float">
            <text:p>-15.24301</text:p>
          </table:table-cell>
          <table:table-cell office:value-type="float" office:value="-0.3105573" calcext:value-type="float">
            <text:p>-0.3105573</text:p>
          </table:table-cell>
          <table:table-cell office:value-type="float" office:value="-0.4139622" calcext:value-type="float">
            <text:p>-0.4139622</text:p>
          </table:table-cell>
          <table:table-cell office:value-type="float" office:value="-0.5113194" calcext:value-type="float">
            <text:p>-0.5113194</text:p>
          </table:table-cell>
          <table:table-cell office:value-type="float" office:value="-0.5644612" calcext:value-type="float">
            <text:p>-0.5644612</text:p>
          </table:table-cell>
          <table:table-cell office:value-type="float" office:value="-0.719739" calcext:value-type="float">
            <text:p>-0.719739</text:p>
          </table:table-cell>
          <table:table-cell office:value-type="float" office:value="-0.2993273" calcext:value-type="float">
            <text:p>-0.2993273</text:p>
          </table:table-cell>
          <table:table-cell office:value-type="float" office:value="-0.1738511" calcext:value-type="float">
            <text:p>-0.1738511</text:p>
          </table:table-cell>
          <table:table-cell office:value-type="float" office:value="-0.1058274" calcext:value-type="float">
            <text:p>-0.1058274</text:p>
          </table:table-cell>
          <table:table-cell office:value-type="float" office:value="-0.04570332" calcext:value-type="float">
            <text:p>-0.0457033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4.71689" calcext:value-type="float">
            <text:p>-34.71689</text:p>
          </table:table-cell>
          <table:table-cell office:value-type="float" office:value="0.04548356" calcext:value-type="float">
            <text:p>0.04548356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3893" calcext:value-type="float">
            <text:p>-2.38389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834.8994" calcext:value-type="float">
            <text:p>834.8994</text:p>
          </table:table-cell>
          <table:table-cell office:value-type="float" office:value="716.4789" calcext:value-type="float">
            <text:p>716.478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95.655" calcext:value-type="float">
            <text:p>995.655</text:p>
          </table:table-cell>
          <table:table-cell office:value-type="float" office:value="106.2894" calcext:value-type="float">
            <text:p>106.2894</text:p>
          </table:table-cell>
          <table:table-cell office:value-type="float" office:value="0" calcext:value-type="float">
            <text:p>0</text:p>
          </table:table-cell>
          <table:table-cell office:value-type="float" office:value="0.3733237" calcext:value-type="float">
            <text:p>0.3733237</text:p>
          </table:table-cell>
          <table:table-cell office:value-type="float" office:value="0.225498" calcext:value-type="float">
            <text:p>0.225498</text:p>
          </table:table-cell>
          <table:table-cell office:value-type="float" office:value="0.2184882" calcext:value-type="float">
            <text:p>0.2184882</text:p>
          </table:table-cell>
          <table:table-cell office:value-type="float" office:value="0.2125827" calcext:value-type="float">
            <text:p>0.2125827</text:p>
          </table:table-cell>
          <table:table-cell office:value-type="float" office:value="0.2096951" calcext:value-type="float">
            <text:p>0.2096951</text:p>
          </table:table-cell>
          <table:table-cell office:value-type="float" office:value="0.1799857" calcext:value-type="float">
            <text:p>0.1799857</text:p>
          </table:table-cell>
          <table:table-cell office:value-type="float" office:value="0.1964253" calcext:value-type="float">
            <text:p>0.1964253</text:p>
          </table:table-cell>
          <table:table-cell office:value-type="float" office:value="0.2954059" calcext:value-type="float">
            <text:p>0.2954059</text:p>
          </table:table-cell>
          <table:table-cell office:value-type="float" office:value="0.3055188" calcext:value-type="float">
            <text:p>0.3055188</text:p>
          </table:table-cell>
          <table:table-cell office:value-type="float" office:value="0.340498" calcext:value-type="float">
            <text:p>0.340498</text:p>
          </table:table-cell>
          <table:table-cell office:value-type="float" office:value="0.3679483" calcext:value-type="float">
            <text:p>0.3679483</text:p>
          </table:table-cell>
          <table:table-cell office:value-type="float" office:value="0.3880024" calcext:value-type="float">
            <text:p>0.38800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927E-015" calcext:value-type="float">
            <text:p>1.933927E-15</text:p>
          </table:table-cell>
          <table:table-cell office:value-type="float" office:value="1.970077E-015" calcext:value-type="float">
            <text:p>1.970077E-15</text:p>
          </table:table-cell>
          <table:table-cell office:value-type="float" office:value="1.980016E-015" calcext:value-type="float">
            <text:p>1.980016E-15</text:p>
          </table:table-cell>
          <table:table-cell office:value-type="float" office:value="1.936098E-015" calcext:value-type="float">
            <text:p>1.936098E-15</text:p>
          </table:table-cell>
          <table:table-cell office:value-type="float" office:value="1.003237E-015" calcext:value-type="float">
            <text:p>1.003237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66778" calcext:value-type="float">
            <text:p>-0.01166778</text:p>
          </table:table-cell>
          <table:table-cell office:value-type="float" office:value="-0.3232074" calcext:value-type="float">
            <text:p>-0.3232074</text:p>
          </table:table-cell>
          <table:table-cell office:value-type="float" office:value="-0.4111254" calcext:value-type="float">
            <text:p>-0.4111254</text:p>
          </table:table-cell>
          <table:table-cell office:value-type="float" office:value="-0.507815" calcext:value-type="float">
            <text:p>-0.507815</text:p>
          </table:table-cell>
          <table:table-cell office:value-type="float" office:value="-0.5641698" calcext:value-type="float">
            <text:p>-0.5641698</text:p>
          </table:table-cell>
          <table:table-cell office:value-type="float" office:value="-0.7078508" calcext:value-type="float">
            <text:p>-0.7078508</text:p>
          </table:table-cell>
          <table:table-cell office:value-type="float" office:value="-0.2962327" calcext:value-type="float">
            <text:p>-0.2962327</text:p>
          </table:table-cell>
          <table:table-cell office:value-type="float" office:value="-0.1736403" calcext:value-type="float">
            <text:p>-0.1736403</text:p>
          </table:table-cell>
          <table:table-cell office:value-type="float" office:value="-0.105582" calcext:value-type="float">
            <text:p>-0.105582</text:p>
          </table:table-cell>
          <table:table-cell office:value-type="float" office:value="-0.04547238" calcext:value-type="float">
            <text:p>-0.0454723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09469543" calcext:value-type="float">
            <text:p>-0.009469543</text:p>
          </table:table-cell>
          <table:table-cell office:value-type="float" office:value="0.04548198" calcext:value-type="float">
            <text:p>0.04548198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8994" calcext:value-type="float">
            <text:p>-2.3889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843.1995" calcext:value-type="float">
            <text:p>843.1995</text:p>
          </table:table-cell>
          <table:table-cell office:value-type="float" office:value="717.4561" calcext:value-type="float">
            <text:p>717.456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2.835" calcext:value-type="float">
            <text:p>1002.835</text:p>
          </table:table-cell>
          <table:table-cell office:value-type="float" office:value="106.4331" calcext:value-type="float">
            <text:p>106.4331</text:p>
          </table:table-cell>
          <table:table-cell office:value-type="float" office:value="0" calcext:value-type="float">
            <text:p>0</text:p>
          </table:table-cell>
          <table:table-cell office:value-type="float" office:value="0.3701033" calcext:value-type="float">
            <text:p>0.3701033</text:p>
          </table:table-cell>
          <table:table-cell office:value-type="float" office:value="0.3709716" calcext:value-type="float">
            <text:p>0.3709716</text:p>
          </table:table-cell>
          <table:table-cell office:value-type="float" office:value="0.2218572" calcext:value-type="float">
            <text:p>0.2218572</text:p>
          </table:table-cell>
          <table:table-cell office:value-type="float" office:value="0.2166807" calcext:value-type="float">
            <text:p>0.2166807</text:p>
          </table:table-cell>
          <table:table-cell office:value-type="float" office:value="0.2102691" calcext:value-type="float">
            <text:p>0.2102691</text:p>
          </table:table-cell>
          <table:table-cell office:value-type="float" office:value="0.180472" calcext:value-type="float">
            <text:p>0.180472</text:p>
          </table:table-cell>
          <table:table-cell office:value-type="float" office:value="0.2106503" calcext:value-type="float">
            <text:p>0.2106503</text:p>
          </table:table-cell>
          <table:table-cell office:value-type="float" office:value="0.2956209" calcext:value-type="float">
            <text:p>0.2956209</text:p>
          </table:table-cell>
          <table:table-cell office:value-type="float" office:value="0.3055956" calcext:value-type="float">
            <text:p>0.3055956</text:p>
          </table:table-cell>
          <table:table-cell office:value-type="float" office:value="0.3406769" calcext:value-type="float">
            <text:p>0.3406769</text:p>
          </table:table-cell>
          <table:table-cell office:value-type="float" office:value="0.3682255" calcext:value-type="float">
            <text:p>0.3682255</text:p>
          </table:table-cell>
          <table:table-cell office:value-type="float" office:value="0.3882185" calcext:value-type="float">
            <text:p>0.38821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239E-015" calcext:value-type="float">
            <text:p>1.934239E-15</text:p>
          </table:table-cell>
          <table:table-cell office:value-type="float" office:value="1.970047E-015" calcext:value-type="float">
            <text:p>1.970047E-15</text:p>
          </table:table-cell>
          <table:table-cell office:value-type="float" office:value="1.980004E-015" calcext:value-type="float">
            <text:p>1.980004E-15</text:p>
          </table:table-cell>
          <table:table-cell office:value-type="float" office:value="1.936081E-015" calcext:value-type="float">
            <text:p>1.936081E-15</text:p>
          </table:table-cell>
          <table:table-cell office:value-type="float" office:value="1.003221E-015" calcext:value-type="float">
            <text:p>1.003221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17516" calcext:value-type="float">
            <text:p>-0.009717516</text:p>
          </table:table-cell>
          <table:table-cell office:value-type="float" office:value="-0.009540665" calcext:value-type="float">
            <text:p>-0.009540665</text:p>
          </table:table-cell>
          <table:table-cell office:value-type="float" office:value="-0.3658962" calcext:value-type="float">
            <text:p>-0.3658962</text:p>
          </table:table-cell>
          <table:table-cell office:value-type="float" office:value="-0.4383441" calcext:value-type="float">
            <text:p>-0.4383441</text:p>
          </table:table-cell>
          <table:table-cell office:value-type="float" office:value="-0.5525324" calcext:value-type="float">
            <text:p>-0.5525324</text:p>
          </table:table-cell>
          <table:table-cell office:value-type="float" office:value="-0.6934078" calcext:value-type="float">
            <text:p>-0.6934078</text:p>
          </table:table-cell>
          <table:table-cell office:value-type="float" office:value="-0.1799634" calcext:value-type="float">
            <text:p>-0.1799634</text:p>
          </table:table-cell>
          <table:table-cell office:value-type="float" office:value="-0.1725449" calcext:value-type="float">
            <text:p>-0.1725449</text:p>
          </table:table-cell>
          <table:table-cell office:value-type="float" office:value="-0.1053344" calcext:value-type="float">
            <text:p>-0.1053344</text:p>
          </table:table-cell>
          <table:table-cell office:value-type="float" office:value="-0.04524257" calcext:value-type="float">
            <text:p>-0.04524257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09951812" calcext:value-type="float">
            <text:p>-0.009951812</text:p>
          </table:table-cell>
          <table:table-cell office:value-type="float" office:value="0.04548006" calcext:value-type="float">
            <text:p>0.04548006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5436" calcext:value-type="float">
            <text:p>-2.39543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843.2994" calcext:value-type="float">
            <text:p>843.2994</text:p>
          </table:table-cell>
          <table:table-cell office:value-type="float" office:value="720.5867" calcext:value-type="float">
            <text:p>720.586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0.036" calcext:value-type="float">
            <text:p>1000.036</text:p>
          </table:table-cell>
          <table:table-cell office:value-type="float" office:value="106.2021" calcext:value-type="float">
            <text:p>106.2021</text:p>
          </table:table-cell>
          <table:table-cell office:value-type="float" office:value="0" calcext:value-type="float">
            <text:p>0</text:p>
          </table:table-cell>
          <table:table-cell office:value-type="float" office:value="0.3116615" calcext:value-type="float">
            <text:p>0.3116615</text:p>
          </table:table-cell>
          <table:table-cell office:value-type="float" office:value="0.3338514" calcext:value-type="float">
            <text:p>0.3338514</text:p>
          </table:table-cell>
          <table:table-cell office:value-type="float" office:value="0.2260534" calcext:value-type="float">
            <text:p>0.2260534</text:p>
          </table:table-cell>
          <table:table-cell office:value-type="float" office:value="0.2167176" calcext:value-type="float">
            <text:p>0.2167176</text:p>
          </table:table-cell>
          <table:table-cell office:value-type="float" office:value="0.2108782" calcext:value-type="float">
            <text:p>0.2108782</text:p>
          </table:table-cell>
          <table:table-cell office:value-type="float" office:value="0.1809546" calcext:value-type="float">
            <text:p>0.1809546</text:p>
          </table:table-cell>
          <table:table-cell office:value-type="float" office:value="0.2101928" calcext:value-type="float">
            <text:p>0.2101928</text:p>
          </table:table-cell>
          <table:table-cell office:value-type="float" office:value="0.2958339" calcext:value-type="float">
            <text:p>0.2958339</text:p>
          </table:table-cell>
          <table:table-cell office:value-type="float" office:value="0.3056747" calcext:value-type="float">
            <text:p>0.3056747</text:p>
          </table:table-cell>
          <table:table-cell office:value-type="float" office:value="0.3408557" calcext:value-type="float">
            <text:p>0.3408557</text:p>
          </table:table-cell>
          <table:table-cell office:value-type="float" office:value="0.3684876" calcext:value-type="float">
            <text:p>0.3684876</text:p>
          </table:table-cell>
          <table:table-cell office:value-type="float" office:value="0.3885606" calcext:value-type="float">
            <text:p>0.3885606</text:p>
          </table:table-cell>
          <table:table-cell office:value-type="float" office:value="0.450179" calcext:value-type="float">
            <text:p>0.450179</text:p>
          </table:table-cell>
          <table:table-cell office:value-type="float" office:value="0" calcext:value-type="float">
            <text:p>0</text:p>
          </table:table-cell>
          <table:table-cell office:value-type="float" office:value="1.934557E-015" calcext:value-type="float">
            <text:p>1.934557E-15</text:p>
          </table:table-cell>
          <table:table-cell office:value-type="float" office:value="1.970017E-015" calcext:value-type="float">
            <text:p>1.970017E-15</text:p>
          </table:table-cell>
          <table:table-cell office:value-type="float" office:value="1.97999E-015" calcext:value-type="float">
            <text:p>1.97999E-15</text:p>
          </table:table-cell>
          <table:table-cell office:value-type="float" office:value="1.936066E-015" calcext:value-type="float">
            <text:p>1.936066E-15</text:p>
          </table:table-cell>
          <table:table-cell office:value-type="float" office:value="1.003206E-015" calcext:value-type="float">
            <text:p>1.003206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96709" calcext:value-type="float">
            <text:p>-0.02796709</text:p>
          </table:table-cell>
          <table:table-cell office:value-type="float" office:value="-0.01813054" calcext:value-type="float">
            <text:p>-0.01813054</text:p>
          </table:table-cell>
          <table:table-cell office:value-type="float" office:value="-0.3167409" calcext:value-type="float">
            <text:p>-0.3167409</text:p>
          </table:table-cell>
          <table:table-cell office:value-type="float" office:value="-0.4378207" calcext:value-type="float">
            <text:p>-0.4378207</text:p>
          </table:table-cell>
          <table:table-cell office:value-type="float" office:value="-0.5403739" calcext:value-type="float">
            <text:p>-0.5403739</text:p>
          </table:table-cell>
          <table:table-cell office:value-type="float" office:value="-0.6793699" calcext:value-type="float">
            <text:p>-0.6793699</text:p>
          </table:table-cell>
          <table:table-cell office:value-type="float" office:value="-0.1827778" calcext:value-type="float">
            <text:p>-0.1827778</text:p>
          </table:table-cell>
          <table:table-cell office:value-type="float" office:value="-0.1714583" calcext:value-type="float">
            <text:p>-0.1714583</text:p>
          </table:table-cell>
          <table:table-cell office:value-type="float" office:value="-0.10508" calcext:value-type="float">
            <text:p>-0.10508</text:p>
          </table:table-cell>
          <table:table-cell office:value-type="float" office:value="-0.04501403" calcext:value-type="float">
            <text:p>-0.0450140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3536382" calcext:value-type="float">
            <text:p>-0.03536382</text:p>
          </table:table-cell>
          <table:table-cell office:value-type="float" office:value="0.04547812" calcext:value-type="float">
            <text:p>0.04547812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290512" calcext:value-type="float">
            <text:p>-2.29051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843.2994" calcext:value-type="float">
            <text:p>843.2994</text:p>
          </table:table-cell>
          <table:table-cell office:value-type="float" office:value="724.1752" calcext:value-type="float">
            <text:p>724.175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97.318" calcext:value-type="float">
            <text:p>997.318</text:p>
          </table:table-cell>
          <table:table-cell office:value-type="float" office:value="105.3322" calcext:value-type="float">
            <text:p>105.3322</text:p>
          </table:table-cell>
          <table:table-cell office:value-type="float" office:value="0" calcext:value-type="float">
            <text:p>0</text:p>
          </table:table-cell>
          <table:table-cell office:value-type="float" office:value="0.2463079" calcext:value-type="float">
            <text:p>0.2463079</text:p>
          </table:table-cell>
          <table:table-cell office:value-type="float" office:value="0.3096105" calcext:value-type="float">
            <text:p>0.3096105</text:p>
          </table:table-cell>
          <table:table-cell office:value-type="float" office:value="0.2300306" calcext:value-type="float">
            <text:p>0.2300306</text:p>
          </table:table-cell>
          <table:table-cell office:value-type="float" office:value="0.2170739" calcext:value-type="float">
            <text:p>0.2170739</text:p>
          </table:table-cell>
          <table:table-cell office:value-type="float" office:value="0.2114568" calcext:value-type="float">
            <text:p>0.2114568</text:p>
          </table:table-cell>
          <table:table-cell office:value-type="float" office:value="0.1814251" calcext:value-type="float">
            <text:p>0.1814251</text:p>
          </table:table-cell>
          <table:table-cell office:value-type="float" office:value="0.2097945" calcext:value-type="float">
            <text:p>0.2097945</text:p>
          </table:table-cell>
          <table:table-cell office:value-type="float" office:value="0.296033" calcext:value-type="float">
            <text:p>0.296033</text:p>
          </table:table-cell>
          <table:table-cell office:value-type="float" office:value="0.3057558" calcext:value-type="float">
            <text:p>0.3057558</text:p>
          </table:table-cell>
          <table:table-cell office:value-type="float" office:value="0.3410346" calcext:value-type="float">
            <text:p>0.3410346</text:p>
          </table:table-cell>
          <table:table-cell office:value-type="float" office:value="0.3687553" calcext:value-type="float">
            <text:p>0.3687553</text:p>
          </table:table-cell>
          <table:table-cell office:value-type="float" office:value="0.3892281" calcext:value-type="float">
            <text:p>0.3892281</text:p>
          </table:table-cell>
          <table:table-cell office:value-type="float" office:value="0.4548352" calcext:value-type="float">
            <text:p>0.4548352</text:p>
          </table:table-cell>
          <table:table-cell office:value-type="float" office:value="0" calcext:value-type="float">
            <text:p>0</text:p>
          </table:table-cell>
          <table:table-cell office:value-type="float" office:value="1.934896E-015" calcext:value-type="float">
            <text:p>1.934896E-15</text:p>
          </table:table-cell>
          <table:table-cell office:value-type="float" office:value="1.969981E-015" calcext:value-type="float">
            <text:p>1.969981E-15</text:p>
          </table:table-cell>
          <table:table-cell office:value-type="float" office:value="1.979977E-015" calcext:value-type="float">
            <text:p>1.979977E-15</text:p>
          </table:table-cell>
          <table:table-cell office:value-type="float" office:value="1.936049E-015" calcext:value-type="float">
            <text:p>1.936049E-15</text:p>
          </table:table-cell>
          <table:table-cell office:value-type="float" office:value="1.00319E-015" calcext:value-type="float">
            <text:p>1.00319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28057" calcext:value-type="float">
            <text:p>-0.1628057</text:p>
          </table:table-cell>
          <table:table-cell office:value-type="float" office:value="-0.02891086" calcext:value-type="float">
            <text:p>-0.02891086</text:p>
          </table:table-cell>
          <table:table-cell office:value-type="float" office:value="-0.277001" calcext:value-type="float">
            <text:p>-0.277001</text:p>
          </table:table-cell>
          <table:table-cell office:value-type="float" office:value="-0.4323807" calcext:value-type="float">
            <text:p>-0.4323807</text:p>
          </table:table-cell>
          <table:table-cell office:value-type="float" office:value="-0.5290842" calcext:value-type="float">
            <text:p>-0.5290842</text:p>
          </table:table-cell>
          <table:table-cell office:value-type="float" office:value="-0.6659893" calcext:value-type="float">
            <text:p>-0.6659893</text:p>
          </table:table-cell>
          <table:table-cell office:value-type="float" office:value="-0.1852679" calcext:value-type="float">
            <text:p>-0.1852679</text:p>
          </table:table-cell>
          <table:table-cell office:value-type="float" office:value="-0.1704497" calcext:value-type="float">
            <text:p>-0.1704497</text:p>
          </table:table-cell>
          <table:table-cell office:value-type="float" office:value="-0.1048198" calcext:value-type="float">
            <text:p>-0.1048198</text:p>
          </table:table-cell>
          <table:table-cell office:value-type="float" office:value="-0.0447868" calcext:value-type="float">
            <text:p>-0.044786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3358855" calcext:value-type="float">
            <text:p>-0.3358855</text:p>
          </table:table-cell>
          <table:table-cell office:value-type="float" office:value="0.04547571" calcext:value-type="float">
            <text:p>0.0454757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23714" calcext:value-type="float">
            <text:p>-2.3237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843.2994" calcext:value-type="float">
            <text:p>843.2994</text:p>
          </table:table-cell>
          <table:table-cell office:value-type="float" office:value="726.7073" calcext:value-type="float">
            <text:p>726.7073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95.6115" calcext:value-type="float">
            <text:p>995.6115</text:p>
          </table:table-cell>
          <table:table-cell office:value-type="float" office:value="104.5065" calcext:value-type="float">
            <text:p>104.5065</text:p>
          </table:table-cell>
          <table:table-cell office:value-type="float" office:value="0" calcext:value-type="float">
            <text:p>0</text:p>
          </table:table-cell>
          <table:table-cell office:value-type="float" office:value="0.188901" calcext:value-type="float">
            <text:p>0.188901</text:p>
          </table:table-cell>
          <table:table-cell office:value-type="float" office:value="0.2965067" calcext:value-type="float">
            <text:p>0.2965067</text:p>
          </table:table-cell>
          <table:table-cell office:value-type="float" office:value="0.2337238" calcext:value-type="float">
            <text:p>0.2337238</text:p>
          </table:table-cell>
          <table:table-cell office:value-type="float" office:value="0.2177176" calcext:value-type="float">
            <text:p>0.2177176</text:p>
          </table:table-cell>
          <table:table-cell office:value-type="float" office:value="0.2120148" calcext:value-type="float">
            <text:p>0.2120148</text:p>
          </table:table-cell>
          <table:table-cell office:value-type="float" office:value="0.1818819" calcext:value-type="float">
            <text:p>0.1818819</text:p>
          </table:table-cell>
          <table:table-cell office:value-type="float" office:value="0.2094494" calcext:value-type="float">
            <text:p>0.2094494</text:p>
          </table:table-cell>
          <table:table-cell office:value-type="float" office:value="0.2962186" calcext:value-type="float">
            <text:p>0.2962186</text:p>
          </table:table-cell>
          <table:table-cell office:value-type="float" office:value="0.3058385" calcext:value-type="float">
            <text:p>0.3058385</text:p>
          </table:table-cell>
          <table:table-cell office:value-type="float" office:value="0.3412231" calcext:value-type="float">
            <text:p>0.3412231</text:p>
          </table:table-cell>
          <table:table-cell office:value-type="float" office:value="0.3691092" calcext:value-type="float">
            <text:p>0.3691092</text:p>
          </table:table-cell>
          <table:table-cell office:value-type="float" office:value="0.3895482" calcext:value-type="float">
            <text:p>0.3895482</text:p>
          </table:table-cell>
          <table:table-cell office:value-type="float" office:value="0.4593211" calcext:value-type="float">
            <text:p>0.4593211</text:p>
          </table:table-cell>
          <table:table-cell office:value-type="float" office:value="0" calcext:value-type="float">
            <text:p>0</text:p>
          </table:table-cell>
          <table:table-cell office:value-type="float" office:value="1.93524E-015" calcext:value-type="float">
            <text:p>1.93524E-15</text:p>
          </table:table-cell>
          <table:table-cell office:value-type="float" office:value="1.969946E-015" calcext:value-type="float">
            <text:p>1.969946E-15</text:p>
          </table:table-cell>
          <table:table-cell office:value-type="float" office:value="1.979959E-015" calcext:value-type="float">
            <text:p>1.979959E-15</text:p>
          </table:table-cell>
          <table:table-cell office:value-type="float" office:value="1.936035E-015" calcext:value-type="float">
            <text:p>1.936035E-15</text:p>
          </table:table-cell>
          <table:table-cell office:value-type="float" office:value="1.003174E-015" calcext:value-type="float">
            <text:p>1.003174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1121" calcext:value-type="float">
            <text:p>-1.21121</text:p>
          </table:table-cell>
          <table:table-cell office:value-type="float" office:value="-0.03910474" calcext:value-type="float">
            <text:p>-0.03910474</text:p>
          </table:table-cell>
          <table:table-cell office:value-type="float" office:value="-0.2449377" calcext:value-type="float">
            <text:p>-0.2449377</text:p>
          </table:table-cell>
          <table:table-cell office:value-type="float" office:value="-0.4226606" calcext:value-type="float">
            <text:p>-0.4226606</text:p>
          </table:table-cell>
          <table:table-cell office:value-type="float" office:value="-0.5184594" calcext:value-type="float">
            <text:p>-0.5184594</text:p>
          </table:table-cell>
          <table:table-cell office:value-type="float" office:value="-0.6532848" calcext:value-type="float">
            <text:p>-0.6532848</text:p>
          </table:table-cell>
          <table:table-cell office:value-type="float" office:value="-0.1874564" calcext:value-type="float">
            <text:p>-0.1874564</text:p>
          </table:table-cell>
          <table:table-cell office:value-type="float" office:value="-0.1695147" calcext:value-type="float">
            <text:p>-0.1695147</text:p>
          </table:table-cell>
          <table:table-cell office:value-type="float" office:value="-0.1045553" calcext:value-type="float">
            <text:p>-0.1045553</text:p>
          </table:table-cell>
          <table:table-cell office:value-type="float" office:value="-0.04454892" calcext:value-type="float">
            <text:p>-0.0445489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1.3909" calcext:value-type="float">
            <text:p>-21.3909</text:p>
          </table:table-cell>
          <table:table-cell office:value-type="float" office:value="0.04547361" calcext:value-type="float">
            <text:p>0.0454736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54448" calcext:value-type="float">
            <text:p>-2.3544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843.2994" calcext:value-type="float">
            <text:p>843.2994</text:p>
          </table:table-cell>
          <table:table-cell office:value-type="float" office:value="727.1971" calcext:value-type="float">
            <text:p>727.197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95.7099" calcext:value-type="float">
            <text:p>995.7099</text:p>
          </table:table-cell>
          <table:table-cell office:value-type="float" office:value="103.9188" calcext:value-type="float">
            <text:p>103.9188</text:p>
          </table:table-cell>
          <table:table-cell office:value-type="float" office:value="0" calcext:value-type="float">
            <text:p>0</text:p>
          </table:table-cell>
          <table:table-cell office:value-type="float" office:value="0.1566305" calcext:value-type="float">
            <text:p>0.1566305</text:p>
          </table:table-cell>
          <table:table-cell office:value-type="float" office:value="0.286549" calcext:value-type="float">
            <text:p>0.286549</text:p>
          </table:table-cell>
          <table:table-cell office:value-type="float" office:value="0.2380124" calcext:value-type="float">
            <text:p>0.2380124</text:p>
          </table:table-cell>
          <table:table-cell office:value-type="float" office:value="0.218649" calcext:value-type="float">
            <text:p>0.218649</text:p>
          </table:table-cell>
          <table:table-cell office:value-type="float" office:value="0.2125869" calcext:value-type="float">
            <text:p>0.2125869</text:p>
          </table:table-cell>
          <table:table-cell office:value-type="float" office:value="0.1823265" calcext:value-type="float">
            <text:p>0.1823265</text:p>
          </table:table-cell>
          <table:table-cell office:value-type="float" office:value="0.2091529" calcext:value-type="float">
            <text:p>0.2091529</text:p>
          </table:table-cell>
          <table:table-cell office:value-type="float" office:value="0.2963925" calcext:value-type="float">
            <text:p>0.2963925</text:p>
          </table:table-cell>
          <table:table-cell office:value-type="float" office:value="0.305923" calcext:value-type="float">
            <text:p>0.305923</text:p>
          </table:table-cell>
          <table:table-cell office:value-type="float" office:value="0.3414267" calcext:value-type="float">
            <text:p>0.3414267</text:p>
          </table:table-cell>
          <table:table-cell office:value-type="float" office:value="0.3695312" calcext:value-type="float">
            <text:p>0.3695312</text:p>
          </table:table-cell>
          <table:table-cell office:value-type="float" office:value="0.3896315" calcext:value-type="float">
            <text:p>0.3896315</text:p>
          </table:table-cell>
          <table:table-cell office:value-type="float" office:value="0.4621556" calcext:value-type="float">
            <text:p>0.4621556</text:p>
          </table:table-cell>
          <table:table-cell office:value-type="float" office:value="0" calcext:value-type="float">
            <text:p>0</text:p>
          </table:table-cell>
          <table:table-cell office:value-type="float" office:value="1.935595E-015" calcext:value-type="float">
            <text:p>1.935595E-15</text:p>
          </table:table-cell>
          <table:table-cell office:value-type="float" office:value="1.969913E-015" calcext:value-type="float">
            <text:p>1.969913E-15</text:p>
          </table:table-cell>
          <table:table-cell office:value-type="float" office:value="1.979942E-015" calcext:value-type="float">
            <text:p>1.979942E-15</text:p>
          </table:table-cell>
          <table:table-cell office:value-type="float" office:value="1.936019E-015" calcext:value-type="float">
            <text:p>1.936019E-15</text:p>
          </table:table-cell>
          <table:table-cell office:value-type="float" office:value="1.003158E-015" calcext:value-type="float">
            <text:p>1.003158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70989" calcext:value-type="float">
            <text:p>-5.270989</text:p>
          </table:table-cell>
          <table:table-cell office:value-type="float" office:value="-0.05085419" calcext:value-type="float">
            <text:p>-0.05085419</text:p>
          </table:table-cell>
          <table:table-cell office:value-type="float" office:value="-0.2129678" calcext:value-type="float">
            <text:p>-0.2129678</text:p>
          </table:table-cell>
          <table:table-cell office:value-type="float" office:value="-0.4090384" calcext:value-type="float">
            <text:p>-0.4090384</text:p>
          </table:table-cell>
          <table:table-cell office:value-type="float" office:value="-0.5078219" calcext:value-type="float">
            <text:p>-0.5078219</text:p>
          </table:table-cell>
          <table:table-cell office:value-type="float" office:value="-0.6411812" calcext:value-type="float">
            <text:p>-0.6411812</text:p>
          </table:table-cell>
          <table:table-cell office:value-type="float" office:value="-0.1893607" calcext:value-type="float">
            <text:p>-0.1893607</text:p>
          </table:table-cell>
          <table:table-cell office:value-type="float" office:value="-0.168644" calcext:value-type="float">
            <text:p>-0.168644</text:p>
          </table:table-cell>
          <table:table-cell office:value-type="float" office:value="-0.1042856" calcext:value-type="float">
            <text:p>-0.1042856</text:p>
          </table:table-cell>
          <table:table-cell office:value-type="float" office:value="-0.04429335" calcext:value-type="float">
            <text:p>-0.0442933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7.41413" calcext:value-type="float">
            <text:p>-27.41413</text:p>
          </table:table-cell>
          <table:table-cell office:value-type="float" office:value="0.04547168" calcext:value-type="float">
            <text:p>0.04547168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74104" calcext:value-type="float">
            <text:p>-2.3741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843.2994" calcext:value-type="float">
            <text:p>843.2994</text:p>
          </table:table-cell>
          <table:table-cell office:value-type="float" office:value="727.4506" calcext:value-type="float">
            <text:p>727.450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95.4566" calcext:value-type="float">
            <text:p>995.4566</text:p>
          </table:table-cell>
          <table:table-cell office:value-type="float" office:value="103.9188" calcext:value-type="float">
            <text:p>103.9188</text:p>
          </table:table-cell>
          <table:table-cell office:value-type="float" office:value="0" calcext:value-type="float">
            <text:p>0</text:p>
          </table:table-cell>
          <table:table-cell office:value-type="float" office:value="0.1463589" calcext:value-type="float">
            <text:p>0.1463589</text:p>
          </table:table-cell>
          <table:table-cell office:value-type="float" office:value="0.2776381" calcext:value-type="float">
            <text:p>0.2776381</text:p>
          </table:table-cell>
          <table:table-cell office:value-type="float" office:value="0.2417584" calcext:value-type="float">
            <text:p>0.2417584</text:p>
          </table:table-cell>
          <table:table-cell office:value-type="float" office:value="0.2197242" calcext:value-type="float">
            <text:p>0.2197242</text:p>
          </table:table-cell>
          <table:table-cell office:value-type="float" office:value="0.2131901" calcext:value-type="float">
            <text:p>0.2131901</text:p>
          </table:table-cell>
          <table:table-cell office:value-type="float" office:value="0.1827604" calcext:value-type="float">
            <text:p>0.1827604</text:p>
          </table:table-cell>
          <table:table-cell office:value-type="float" office:value="0.2089015" calcext:value-type="float">
            <text:p>0.2089015</text:p>
          </table:table-cell>
          <table:table-cell office:value-type="float" office:value="0.2965557" calcext:value-type="float">
            <text:p>0.2965557</text:p>
          </table:table-cell>
          <table:table-cell office:value-type="float" office:value="0.3060092" calcext:value-type="float">
            <text:p>0.3060092</text:p>
          </table:table-cell>
          <table:table-cell office:value-type="float" office:value="0.3416304" calcext:value-type="float">
            <text:p>0.3416304</text:p>
          </table:table-cell>
          <table:table-cell office:value-type="float" office:value="0.369907" calcext:value-type="float">
            <text:p>0.369907</text:p>
          </table:table-cell>
          <table:table-cell office:value-type="float" office:value="0.389622" calcext:value-type="float">
            <text:p>0.3896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986E-015" calcext:value-type="float">
            <text:p>1.935986E-15</text:p>
          </table:table-cell>
          <table:table-cell office:value-type="float" office:value="1.969877E-015" calcext:value-type="float">
            <text:p>1.969877E-15</text:p>
          </table:table-cell>
          <table:table-cell office:value-type="float" office:value="1.979919E-015" calcext:value-type="float">
            <text:p>1.979919E-15</text:p>
          </table:table-cell>
          <table:table-cell office:value-type="float" office:value="1.936005E-015" calcext:value-type="float">
            <text:p>1.936005E-15</text:p>
          </table:table-cell>
          <table:table-cell office:value-type="float" office:value="1.003139E-015" calcext:value-type="float">
            <text:p>1.003139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930719" calcext:value-type="float">
            <text:p>-8.930719</text:p>
          </table:table-cell>
          <table:table-cell office:value-type="float" office:value="-0.06485064" calcext:value-type="float">
            <text:p>-0.06485064</text:p>
          </table:table-cell>
          <table:table-cell office:value-type="float" office:value="-0.1888627" calcext:value-type="float">
            <text:p>-0.1888627</text:p>
          </table:table-cell>
          <table:table-cell office:value-type="float" office:value="-0.393905" calcext:value-type="float">
            <text:p>-0.393905</text:p>
          </table:table-cell>
          <table:table-cell office:value-type="float" office:value="-0.4968697" calcext:value-type="float">
            <text:p>-0.4968697</text:p>
          </table:table-cell>
          <table:table-cell office:value-type="float" office:value="-0.629614" calcext:value-type="float">
            <text:p>-0.629614</text:p>
          </table:table-cell>
          <table:table-cell office:value-type="float" office:value="-0.190993" calcext:value-type="float">
            <text:p>-0.190993</text:p>
          </table:table-cell>
          <table:table-cell office:value-type="float" office:value="-0.1678314" calcext:value-type="float">
            <text:p>-0.1678314</text:p>
          </table:table-cell>
          <table:table-cell office:value-type="float" office:value="-0.1040113" calcext:value-type="float">
            <text:p>-0.1040113</text:p>
          </table:table-cell>
          <table:table-cell office:value-type="float" office:value="-0.04403904" calcext:value-type="float">
            <text:p>-0.0440390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8.53712" calcext:value-type="float">
            <text:p>-38.53712</text:p>
          </table:table-cell>
          <table:table-cell office:value-type="float" office:value="0.04546948" calcext:value-type="float">
            <text:p>0.04546948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1507" calcext:value-type="float">
            <text:p>-2.3815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843.4995" calcext:value-type="float">
            <text:p>843.4995</text:p>
          </table:table-cell>
          <table:table-cell office:value-type="float" office:value="727.7672" calcext:value-type="float">
            <text:p>727.767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995.3397" calcext:value-type="float">
            <text:p>995.3397</text:p>
          </table:table-cell>
          <table:table-cell office:value-type="float" office:value="103.9188" calcext:value-type="float">
            <text:p>103.9188</text:p>
          </table:table-cell>
          <table:table-cell office:value-type="float" office:value="0" calcext:value-type="float">
            <text:p>0</text:p>
          </table:table-cell>
          <table:table-cell office:value-type="float" office:value="0.1405717" calcext:value-type="float">
            <text:p>0.1405717</text:p>
          </table:table-cell>
          <table:table-cell office:value-type="float" office:value="0.2698496" calcext:value-type="float">
            <text:p>0.2698496</text:p>
          </table:table-cell>
          <table:table-cell office:value-type="float" office:value="0.2447492" calcext:value-type="float">
            <text:p>0.2447492</text:p>
          </table:table-cell>
          <table:table-cell office:value-type="float" office:value="0.2208992" calcext:value-type="float">
            <text:p>0.2208992</text:p>
          </table:table-cell>
          <table:table-cell office:value-type="float" office:value="0.2137732" calcext:value-type="float">
            <text:p>0.2137732</text:p>
          </table:table-cell>
          <table:table-cell office:value-type="float" office:value="0.1832834" calcext:value-type="float">
            <text:p>0.1832834</text:p>
          </table:table-cell>
          <table:table-cell office:value-type="float" office:value="0.2085796" calcext:value-type="float">
            <text:p>0.2085796</text:p>
          </table:table-cell>
          <table:table-cell office:value-type="float" office:value="0.2967088" calcext:value-type="float">
            <text:p>0.2967088</text:p>
          </table:table-cell>
          <table:table-cell office:value-type="float" office:value="0.3061005" calcext:value-type="float">
            <text:p>0.3061005</text:p>
          </table:table-cell>
          <table:table-cell office:value-type="float" office:value="0.3418779" calcext:value-type="float">
            <text:p>0.3418779</text:p>
          </table:table-cell>
          <table:table-cell office:value-type="float" office:value="0.370176" calcext:value-type="float">
            <text:p>0.370176</text:p>
          </table:table-cell>
          <table:table-cell office:value-type="float" office:value="0.389605" calcext:value-type="float">
            <text:p>0.38960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6391E-015" calcext:value-type="float">
            <text:p>1.936391E-15</text:p>
          </table:table-cell>
          <table:table-cell office:value-type="float" office:value="1.969839E-015" calcext:value-type="float">
            <text:p>1.969839E-15</text:p>
          </table:table-cell>
          <table:table-cell office:value-type="float" office:value="1.979895E-015" calcext:value-type="float">
            <text:p>1.979895E-15</text:p>
          </table:table-cell>
          <table:table-cell office:value-type="float" office:value="1.93599E-015" calcext:value-type="float">
            <text:p>1.93599E-15</text:p>
          </table:table-cell>
          <table:table-cell office:value-type="float" office:value="1.003118E-015" calcext:value-type="float">
            <text:p>1.003118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2876" calcext:value-type="float">
            <text:p>-12.22876</text:p>
          </table:table-cell>
          <table:table-cell office:value-type="float" office:value="-0.08078172" calcext:value-type="float">
            <text:p>-0.08078172</text:p>
          </table:table-cell>
          <table:table-cell office:value-type="float" office:value="-0.1717109" calcext:value-type="float">
            <text:p>-0.1717109</text:p>
          </table:table-cell>
          <table:table-cell office:value-type="float" office:value="-0.3780581" calcext:value-type="float">
            <text:p>-0.3780581</text:p>
          </table:table-cell>
          <table:table-cell office:value-type="float" office:value="-0.4865247" calcext:value-type="float">
            <text:p>-0.4865247</text:p>
          </table:table-cell>
          <table:table-cell office:value-type="float" office:value="-0.6160162" calcext:value-type="float">
            <text:p>-0.6160162</text:p>
          </table:table-cell>
          <table:table-cell office:value-type="float" office:value="-0.1930994" calcext:value-type="float">
            <text:p>-0.1930994</text:p>
          </table:table-cell>
          <table:table-cell office:value-type="float" office:value="-0.1670731" calcext:value-type="float">
            <text:p>-0.1670731</text:p>
          </table:table-cell>
          <table:table-cell office:value-type="float" office:value="-0.103722" calcext:value-type="float">
            <text:p>-0.103722</text:p>
          </table:table-cell>
          <table:table-cell office:value-type="float" office:value="-0.04373366" calcext:value-type="float">
            <text:p>-0.0437336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4.5468" calcext:value-type="float">
            <text:p>-34.5468</text:p>
          </table:table-cell>
          <table:table-cell office:value-type="float" office:value="0.04546721" calcext:value-type="float">
            <text:p>0.0454672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661" calcext:value-type="float">
            <text:p>-2.386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852.2992" calcext:value-type="float">
            <text:p>852.2992</text:p>
          </table:table-cell>
          <table:table-cell office:value-type="float" office:value="728.4379" calcext:value-type="float">
            <text:p>728.437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3.468" calcext:value-type="float">
            <text:p>1003.468</text:p>
          </table:table-cell>
          <table:table-cell office:value-type="float" office:value="103.9203" calcext:value-type="float">
            <text:p>103.9203</text:p>
          </table:table-cell>
          <table:table-cell office:value-type="float" office:value="0" calcext:value-type="float">
            <text:p>0</text:p>
          </table:table-cell>
          <table:table-cell office:value-type="float" office:value="0.408622" calcext:value-type="float">
            <text:p>0.408622</text:p>
          </table:table-cell>
          <table:table-cell office:value-type="float" office:value="0.263529" calcext:value-type="float">
            <text:p>0.263529</text:p>
          </table:table-cell>
          <table:table-cell office:value-type="float" office:value="0.2467287" calcext:value-type="float">
            <text:p>0.2467287</text:p>
          </table:table-cell>
          <table:table-cell office:value-type="float" office:value="0.2220615" calcext:value-type="float">
            <text:p>0.2220615</text:p>
          </table:table-cell>
          <table:table-cell office:value-type="float" office:value="0.2143986" calcext:value-type="float">
            <text:p>0.2143986</text:p>
          </table:table-cell>
          <table:table-cell office:value-type="float" office:value="0.1838106" calcext:value-type="float">
            <text:p>0.1838106</text:p>
          </table:table-cell>
          <table:table-cell office:value-type="float" office:value="0.2082834" calcext:value-type="float">
            <text:p>0.2082834</text:p>
          </table:table-cell>
          <table:table-cell office:value-type="float" office:value="0.2968511" calcext:value-type="float">
            <text:p>0.2968511</text:p>
          </table:table-cell>
          <table:table-cell office:value-type="float" office:value="0.3061996" calcext:value-type="float">
            <text:p>0.3061996</text:p>
          </table:table-cell>
          <table:table-cell office:value-type="float" office:value="0.3421799" calcext:value-type="float">
            <text:p>0.3421799</text:p>
          </table:table-cell>
          <table:table-cell office:value-type="float" office:value="0.3703382" calcext:value-type="float">
            <text:p>0.3703382</text:p>
          </table:table-cell>
          <table:table-cell office:value-type="float" office:value="0.3895737" calcext:value-type="float">
            <text:p>0.38957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768E-015" calcext:value-type="float">
            <text:p>1.936768E-15</text:p>
          </table:table-cell>
          <table:table-cell office:value-type="float" office:value="1.969808E-015" calcext:value-type="float">
            <text:p>1.969808E-15</text:p>
          </table:table-cell>
          <table:table-cell office:value-type="float" office:value="1.979869E-015" calcext:value-type="float">
            <text:p>1.979869E-15</text:p>
          </table:table-cell>
          <table:table-cell office:value-type="float" office:value="1.935976E-015" calcext:value-type="float">
            <text:p>1.935976E-15</text:p>
          </table:table-cell>
          <table:table-cell office:value-type="float" office:value="1.003101E-015" calcext:value-type="float">
            <text:p>1.003101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47841" calcext:value-type="float">
            <text:p>-0.02847841</text:p>
          </table:table-cell>
          <table:table-cell office:value-type="float" office:value="-0.09765802" calcext:value-type="float">
            <text:p>-0.09765802</text:p>
          </table:table-cell>
          <table:table-cell office:value-type="float" office:value="-0.1613533" calcext:value-type="float">
            <text:p>-0.1613533</text:p>
          </table:table-cell>
          <table:table-cell office:value-type="float" office:value="-0.3630932" calcext:value-type="float">
            <text:p>-0.3630932</text:p>
          </table:table-cell>
          <table:table-cell office:value-type="float" office:value="-0.4757175" calcext:value-type="float">
            <text:p>-0.4757175</text:p>
          </table:table-cell>
          <table:table-cell office:value-type="float" office:value="-0.6026102" calcext:value-type="float">
            <text:p>-0.6026102</text:p>
          </table:table-cell>
          <table:table-cell office:value-type="float" office:value="-0.1950799" calcext:value-type="float">
            <text:p>-0.1950799</text:p>
          </table:table-cell>
          <table:table-cell office:value-type="float" office:value="-0.1663717" calcext:value-type="float">
            <text:p>-0.1663717</text:p>
          </table:table-cell>
          <table:table-cell office:value-type="float" office:value="-0.103409" calcext:value-type="float">
            <text:p>-0.103409</text:p>
          </table:table-cell>
          <table:table-cell office:value-type="float" office:value="-0.0433627" calcext:value-type="float">
            <text:p>-0.0433627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07239117" calcext:value-type="float">
            <text:p>-0.007239117</text:p>
          </table:table-cell>
          <table:table-cell office:value-type="float" office:value="0.0454652" calcext:value-type="float">
            <text:p>0.0454652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146" calcext:value-type="float">
            <text:p>-2.3914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865.9987" calcext:value-type="float">
            <text:p>865.9987</text:p>
          </table:table-cell>
          <table:table-cell office:value-type="float" office:value="730.3106" calcext:value-type="float">
            <text:p>730.310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4.916" calcext:value-type="float">
            <text:p>1014.916</text:p>
          </table:table-cell>
          <table:table-cell office:value-type="float" office:value="104.2991" calcext:value-type="float">
            <text:p>104.2991</text:p>
          </table:table-cell>
          <table:table-cell office:value-type="float" office:value="0" calcext:value-type="float">
            <text:p>0</text:p>
          </table:table-cell>
          <table:table-cell office:value-type="float" office:value="0.450399" calcext:value-type="float">
            <text:p>0.450399</text:p>
          </table:table-cell>
          <table:table-cell office:value-type="float" office:value="0.4560807" calcext:value-type="float">
            <text:p>0.4560807</text:p>
          </table:table-cell>
          <table:table-cell office:value-type="float" office:value="0.3011132" calcext:value-type="float">
            <text:p>0.3011132</text:p>
          </table:table-cell>
          <table:table-cell office:value-type="float" office:value="0.2247859" calcext:value-type="float">
            <text:p>0.2247859</text:p>
          </table:table-cell>
          <table:table-cell office:value-type="float" office:value="0.215268" calcext:value-type="float">
            <text:p>0.215268</text:p>
          </table:table-cell>
          <table:table-cell office:value-type="float" office:value="0.1843563" calcext:value-type="float">
            <text:p>0.1843563</text:p>
          </table:table-cell>
          <table:table-cell office:value-type="float" office:value="0.2130279" calcext:value-type="float">
            <text:p>0.2130279</text:p>
          </table:table-cell>
          <table:table-cell office:value-type="float" office:value="0.2970671" calcext:value-type="float">
            <text:p>0.2970671</text:p>
          </table:table-cell>
          <table:table-cell office:value-type="float" office:value="0.3063002" calcext:value-type="float">
            <text:p>0.3063002</text:p>
          </table:table-cell>
          <table:table-cell office:value-type="float" office:value="0.3424754" calcext:value-type="float">
            <text:p>0.3424754</text:p>
          </table:table-cell>
          <table:table-cell office:value-type="float" office:value="0.3704893" calcext:value-type="float">
            <text:p>0.3704893</text:p>
          </table:table-cell>
          <table:table-cell office:value-type="float" office:value="0.3895286" calcext:value-type="float">
            <text:p>0.38952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089E-015" calcext:value-type="float">
            <text:p>1.937089E-15</text:p>
          </table:table-cell>
          <table:table-cell office:value-type="float" office:value="1.969779E-015" calcext:value-type="float">
            <text:p>1.969779E-15</text:p>
          </table:table-cell>
          <table:table-cell office:value-type="float" office:value="1.979854E-015" calcext:value-type="float">
            <text:p>1.979854E-15</text:p>
          </table:table-cell>
          <table:table-cell office:value-type="float" office:value="1.935961E-015" calcext:value-type="float">
            <text:p>1.935961E-15</text:p>
          </table:table-cell>
          <table:table-cell office:value-type="float" office:value="1.003083E-015" calcext:value-type="float">
            <text:p>1.003083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886533" calcext:value-type="float">
            <text:p>-0.002886533</text:p>
          </table:table-cell>
          <table:table-cell office:value-type="float" office:value="-0.002651713" calcext:value-type="float">
            <text:p>-0.002651713</text:p>
          </table:table-cell>
          <table:table-cell office:value-type="float" office:value="-0.03548503" calcext:value-type="float">
            <text:p>-0.03548503</text:p>
          </table:table-cell>
          <table:table-cell office:value-type="float" office:value="-0.3308375" calcext:value-type="float">
            <text:p>-0.3308375</text:p>
          </table:table-cell>
          <table:table-cell office:value-type="float" office:value="-0.4611943" calcext:value-type="float">
            <text:p>-0.4611943</text:p>
          </table:table-cell>
          <table:table-cell office:value-type="float" office:value="-0.5890899" calcext:value-type="float">
            <text:p>-0.5890899</text:p>
          </table:table-cell>
          <table:table-cell office:value-type="float" office:value="-0.1661338" calcext:value-type="float">
            <text:p>-0.1661338</text:p>
          </table:table-cell>
          <table:table-cell office:value-type="float" office:value="-0.1653185" calcext:value-type="float">
            <text:p>-0.1653185</text:p>
          </table:table-cell>
          <table:table-cell office:value-type="float" office:value="-0.103092" calcext:value-type="float">
            <text:p>-0.103092</text:p>
          </table:table-cell>
          <table:table-cell office:value-type="float" office:value="-0.04300294" calcext:value-type="float">
            <text:p>-0.0430029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03165046" calcext:value-type="float">
            <text:p>-0.003165046</text:p>
          </table:table-cell>
          <table:table-cell office:value-type="float" office:value="0.04546311" calcext:value-type="float">
            <text:p>0.0454631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6091" calcext:value-type="float">
            <text:p>-2.3960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865.9987" calcext:value-type="float">
            <text:p>865.9987</text:p>
          </table:table-cell>
          <table:table-cell office:value-type="float" office:value="732.2487" calcext:value-type="float">
            <text:p>732.248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3.091" calcext:value-type="float">
            <text:p>1013.091</text:p>
          </table:table-cell>
          <table:table-cell office:value-type="float" office:value="104.1854" calcext:value-type="float">
            <text:p>104.1854</text:p>
          </table:table-cell>
          <table:table-cell office:value-type="float" office:value="0" calcext:value-type="float">
            <text:p>0</text:p>
          </table:table-cell>
          <table:table-cell office:value-type="float" office:value="0.3585273" calcext:value-type="float">
            <text:p>0.3585273</text:p>
          </table:table-cell>
          <table:table-cell office:value-type="float" office:value="0.3601261" calcext:value-type="float">
            <text:p>0.3601261</text:p>
          </table:table-cell>
          <table:table-cell office:value-type="float" office:value="0.3632099" calcext:value-type="float">
            <text:p>0.3632099</text:p>
          </table:table-cell>
          <table:table-cell office:value-type="float" office:value="0.2282974" calcext:value-type="float">
            <text:p>0.2282974</text:p>
          </table:table-cell>
          <table:table-cell office:value-type="float" office:value="0.2164324" calcext:value-type="float">
            <text:p>0.2164324</text:p>
          </table:table-cell>
          <table:table-cell office:value-type="float" office:value="0.1848967" calcext:value-type="float">
            <text:p>0.1848967</text:p>
          </table:table-cell>
          <table:table-cell office:value-type="float" office:value="0.2124487" calcext:value-type="float">
            <text:p>0.2124487</text:p>
          </table:table-cell>
          <table:table-cell office:value-type="float" office:value="0.29728" calcext:value-type="float">
            <text:p>0.29728</text:p>
          </table:table-cell>
          <table:table-cell office:value-type="float" office:value="0.306403" calcext:value-type="float">
            <text:p>0.306403</text:p>
          </table:table-cell>
          <table:table-cell office:value-type="float" office:value="0.3427646" calcext:value-type="float">
            <text:p>0.3427646</text:p>
          </table:table-cell>
          <table:table-cell office:value-type="float" office:value="0.3706301" calcext:value-type="float">
            <text:p>0.3706301</text:p>
          </table:table-cell>
          <table:table-cell office:value-type="float" office:value="0.3895173" calcext:value-type="float">
            <text:p>0.3895173</text:p>
          </table:table-cell>
          <table:table-cell office:value-type="float" office:value="0.4571271" calcext:value-type="float">
            <text:p>0.4571271</text:p>
          </table:table-cell>
          <table:table-cell office:value-type="float" office:value="0" calcext:value-type="float">
            <text:p>0</text:p>
          </table:table-cell>
          <table:table-cell office:value-type="float" office:value="1.937411E-015" calcext:value-type="float">
            <text:p>1.937411E-15</text:p>
          </table:table-cell>
          <table:table-cell office:value-type="float" office:value="1.96975E-015" calcext:value-type="float">
            <text:p>1.96975E-15</text:p>
          </table:table-cell>
          <table:table-cell office:value-type="float" office:value="1.979842E-015" calcext:value-type="float">
            <text:p>1.979842E-15</text:p>
          </table:table-cell>
          <table:table-cell office:value-type="float" office:value="1.935944E-015" calcext:value-type="float">
            <text:p>1.935944E-15</text:p>
          </table:table-cell>
          <table:table-cell office:value-type="float" office:value="1.003066E-015" calcext:value-type="float">
            <text:p>1.003066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82488" calcext:value-type="float">
            <text:p>-0.01182488</text:p>
          </table:table-cell>
          <table:table-cell office:value-type="float" office:value="-0.01145841" calcext:value-type="float">
            <text:p>-0.01145841</text:p>
          </table:table-cell>
          <table:table-cell office:value-type="float" office:value="-0.0108636" calcext:value-type="float">
            <text:p>-0.0108636</text:p>
          </table:table-cell>
          <table:table-cell office:value-type="float" office:value="-0.2935865" calcext:value-type="float">
            <text:p>-0.2935865</text:p>
          </table:table-cell>
          <table:table-cell office:value-type="float" office:value="-0.4424641" calcext:value-type="float">
            <text:p>-0.4424641</text:p>
          </table:table-cell>
          <table:table-cell office:value-type="float" office:value="-0.5760317" calcext:value-type="float">
            <text:p>-0.5760317</text:p>
          </table:table-cell>
          <table:table-cell office:value-type="float" office:value="-0.1693914" calcext:value-type="float">
            <text:p>-0.1693914</text:p>
          </table:table-cell>
          <table:table-cell office:value-type="float" office:value="-0.1642824" calcext:value-type="float">
            <text:p>-0.1642824</text:p>
          </table:table-cell>
          <table:table-cell office:value-type="float" office:value="-0.1027694" calcext:value-type="float">
            <text:p>-0.1027694</text:p>
          </table:table-cell>
          <table:table-cell office:value-type="float" office:value="-0.04265403" calcext:value-type="float">
            <text:p>-0.0426540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1213469" calcext:value-type="float">
            <text:p>-0.01213469</text:p>
          </table:table-cell>
          <table:table-cell office:value-type="float" office:value="0.04546121" calcext:value-type="float">
            <text:p>0.0454612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52025" calcext:value-type="float">
            <text:p>-2.3520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32.5199" calcext:value-type="float">
            <text:p>732.519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6.734" calcext:value-type="float">
            <text:p>1016.734</text:p>
          </table:table-cell>
          <table:table-cell office:value-type="float" office:value="103.3711" calcext:value-type="float">
            <text:p>103.3711</text:p>
          </table:table-cell>
          <table:table-cell office:value-type="float" office:value="0" calcext:value-type="float">
            <text:p>0</text:p>
          </table:table-cell>
          <table:table-cell office:value-type="float" office:value="0.3777961" calcext:value-type="float">
            <text:p>0.3777961</text:p>
          </table:table-cell>
          <table:table-cell office:value-type="float" office:value="0.3820134" calcext:value-type="float">
            <text:p>0.3820134</text:p>
          </table:table-cell>
          <table:table-cell office:value-type="float" office:value="0.3860248" calcext:value-type="float">
            <text:p>0.3860248</text:p>
          </table:table-cell>
          <table:table-cell office:value-type="float" office:value="0.2325895" calcext:value-type="float">
            <text:p>0.2325895</text:p>
          </table:table-cell>
          <table:table-cell office:value-type="float" office:value="0.2184442" calcext:value-type="float">
            <text:p>0.2184442</text:p>
          </table:table-cell>
          <table:table-cell office:value-type="float" office:value="0.185437" calcext:value-type="float">
            <text:p>0.185437</text:p>
          </table:table-cell>
          <table:table-cell office:value-type="float" office:value="0.2119471" calcext:value-type="float">
            <text:p>0.2119471</text:p>
          </table:table-cell>
          <table:table-cell office:value-type="float" office:value="0.2974747" calcext:value-type="float">
            <text:p>0.2974747</text:p>
          </table:table-cell>
          <table:table-cell office:value-type="float" office:value="0.3065076" calcext:value-type="float">
            <text:p>0.3065076</text:p>
          </table:table-cell>
          <table:table-cell office:value-type="float" office:value="0.3430482" calcext:value-type="float">
            <text:p>0.3430482</text:p>
          </table:table-cell>
          <table:table-cell office:value-type="float" office:value="0.3707719" calcext:value-type="float">
            <text:p>0.3707719</text:p>
          </table:table-cell>
          <table:table-cell office:value-type="float" office:value="0.3897321" calcext:value-type="float">
            <text:p>0.3897321</text:p>
          </table:table-cell>
          <table:table-cell office:value-type="float" office:value="0.4598526" calcext:value-type="float">
            <text:p>0.4598526</text:p>
          </table:table-cell>
          <table:table-cell office:value-type="float" office:value="0" calcext:value-type="float">
            <text:p>0</text:p>
          </table:table-cell>
          <table:table-cell office:value-type="float" office:value="1.937702E-015" calcext:value-type="float">
            <text:p>1.937702E-15</text:p>
          </table:table-cell>
          <table:table-cell office:value-type="float" office:value="1.969728E-015" calcext:value-type="float">
            <text:p>1.969728E-15</text:p>
          </table:table-cell>
          <table:table-cell office:value-type="float" office:value="1.979827E-015" calcext:value-type="float">
            <text:p>1.979827E-15</text:p>
          </table:table-cell>
          <table:table-cell office:value-type="float" office:value="1.935931E-015" calcext:value-type="float">
            <text:p>1.935931E-15</text:p>
          </table:table-cell>
          <table:table-cell office:value-type="float" office:value="1.003049E-015" calcext:value-type="float">
            <text:p>1.003049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503919" calcext:value-type="float">
            <text:p>-0.008503919</text:p>
          </table:table-cell>
          <table:table-cell office:value-type="float" office:value="-0.007943612" calcext:value-type="float">
            <text:p>-0.007943612</text:p>
          </table:table-cell>
          <table:table-cell office:value-type="float" office:value="-0.007472416" calcext:value-type="float">
            <text:p>-0.007472416</text:p>
          </table:table-cell>
          <table:table-cell office:value-type="float" office:value="-0.2544286" calcext:value-type="float">
            <text:p>-0.2544286</text:p>
          </table:table-cell>
          <table:table-cell office:value-type="float" office:value="-0.412169" calcext:value-type="float">
            <text:p>-0.412169</text:p>
          </table:table-cell>
          <table:table-cell office:value-type="float" office:value="-0.5633051" calcext:value-type="float">
            <text:p>-0.5633051</text:p>
          </table:table-cell>
          <table:table-cell office:value-type="float" office:value="-0.1722827" calcext:value-type="float">
            <text:p>-0.1722827</text:p>
          </table:table-cell>
          <table:table-cell office:value-type="float" office:value="-0.1633409" calcext:value-type="float">
            <text:p>-0.1633409</text:p>
          </table:table-cell>
          <table:table-cell office:value-type="float" office:value="-0.1024422" calcext:value-type="float">
            <text:p>-0.1024422</text:p>
          </table:table-cell>
          <table:table-cell office:value-type="float" office:value="-0.04231485" calcext:value-type="float">
            <text:p>-0.0423148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09046062" calcext:value-type="float">
            <text:p>-0.009046062</text:p>
          </table:table-cell>
          <table:table-cell office:value-type="float" office:value="0.04545953" calcext:value-type="float">
            <text:p>0.04545953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66247" calcext:value-type="float">
            <text:p>-2.36624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32.9996" calcext:value-type="float">
            <text:p>732.999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6.612" calcext:value-type="float">
            <text:p>1016.612</text:p>
          </table:table-cell>
          <table:table-cell office:value-type="float" office:value="103.0142" calcext:value-type="float">
            <text:p>103.0142</text:p>
          </table:table-cell>
          <table:table-cell office:value-type="float" office:value="0" calcext:value-type="float">
            <text:p>0</text:p>
          </table:table-cell>
          <table:table-cell office:value-type="float" office:value="0.3624513" calcext:value-type="float">
            <text:p>0.3624513</text:p>
          </table:table-cell>
          <table:table-cell office:value-type="float" office:value="0.367501" calcext:value-type="float">
            <text:p>0.367501</text:p>
          </table:table-cell>
          <table:table-cell office:value-type="float" office:value="0.3706523" calcext:value-type="float">
            <text:p>0.3706523</text:p>
          </table:table-cell>
          <table:table-cell office:value-type="float" office:value="0.2372475" calcext:value-type="float">
            <text:p>0.2372475</text:p>
          </table:table-cell>
          <table:table-cell office:value-type="float" office:value="0.2207393" calcext:value-type="float">
            <text:p>0.2207393</text:p>
          </table:table-cell>
          <table:table-cell office:value-type="float" office:value="0.1860163" calcext:value-type="float">
            <text:p>0.1860163</text:p>
          </table:table-cell>
          <table:table-cell office:value-type="float" office:value="0.2193612" calcext:value-type="float">
            <text:p>0.2193612</text:p>
          </table:table-cell>
          <table:table-cell office:value-type="float" office:value="0.2977847" calcext:value-type="float">
            <text:p>0.2977847</text:p>
          </table:table-cell>
          <table:table-cell office:value-type="float" office:value="0.3066146" calcext:value-type="float">
            <text:p>0.3066146</text:p>
          </table:table-cell>
          <table:table-cell office:value-type="float" office:value="0.3433257" calcext:value-type="float">
            <text:p>0.3433257</text:p>
          </table:table-cell>
          <table:table-cell office:value-type="float" office:value="0.3709164" calcext:value-type="float">
            <text:p>0.3709164</text:p>
          </table:table-cell>
          <table:table-cell office:value-type="float" office:value="0.3898281" calcext:value-type="float">
            <text:p>0.3898281</text:p>
          </table:table-cell>
          <table:table-cell office:value-type="float" office:value="0.4620725" calcext:value-type="float">
            <text:p>0.4620725</text:p>
          </table:table-cell>
          <table:table-cell office:value-type="float" office:value="0" calcext:value-type="float">
            <text:p>0</text:p>
          </table:table-cell>
          <table:table-cell office:value-type="float" office:value="1.937958E-015" calcext:value-type="float">
            <text:p>1.937958E-15</text:p>
          </table:table-cell>
          <table:table-cell office:value-type="float" office:value="1.969713E-015" calcext:value-type="float">
            <text:p>1.969713E-15</text:p>
          </table:table-cell>
          <table:table-cell office:value-type="float" office:value="1.979816E-015" calcext:value-type="float">
            <text:p>1.979816E-15</text:p>
          </table:table-cell>
          <table:table-cell office:value-type="float" office:value="1.935912E-015" calcext:value-type="float">
            <text:p>1.935912E-15</text:p>
          </table:table-cell>
          <table:table-cell office:value-type="float" office:value="1.003035E-015" calcext:value-type="float">
            <text:p>1.003035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91191" calcext:value-type="float">
            <text:p>-0.01091191</text:p>
          </table:table-cell>
          <table:table-cell office:value-type="float" office:value="-0.01006952" calcext:value-type="float">
            <text:p>-0.01006952</text:p>
          </table:table-cell>
          <table:table-cell office:value-type="float" office:value="-0.00958986" calcext:value-type="float">
            <text:p>-0.00958986</text:p>
          </table:table-cell>
          <table:table-cell office:value-type="float" office:value="-0.2184913" calcext:value-type="float">
            <text:p>-0.2184913</text:p>
          </table:table-cell>
          <table:table-cell office:value-type="float" office:value="-0.3803643" calcext:value-type="float">
            <text:p>-0.3803643</text:p>
          </table:table-cell>
          <table:table-cell office:value-type="float" office:value="-0.5500222" calcext:value-type="float">
            <text:p>-0.5500222</text:p>
          </table:table-cell>
          <table:table-cell office:value-type="float" office:value="-0.1348326" calcext:value-type="float">
            <text:p>-0.1348326</text:p>
          </table:table-cell>
          <table:table-cell office:value-type="float" office:value="-0.1618637" calcext:value-type="float">
            <text:p>-0.1618637</text:p>
          </table:table-cell>
          <table:table-cell office:value-type="float" office:value="-0.1021084" calcext:value-type="float">
            <text:p>-0.1021084</text:p>
          </table:table-cell>
          <table:table-cell office:value-type="float" office:value="-0.041986" calcext:value-type="float">
            <text:p>-0.04198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1177752" calcext:value-type="float">
            <text:p>-0.01177752</text:p>
          </table:table-cell>
          <table:table-cell office:value-type="float" office:value="0.04545816" calcext:value-type="float">
            <text:p>0.04545816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79407" calcext:value-type="float">
            <text:p>-2.3794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34.7038" calcext:value-type="float">
            <text:p>734.703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4.669" calcext:value-type="float">
            <text:p>1014.669</text:p>
          </table:table-cell>
          <table:table-cell office:value-type="float" office:value="103.2533" calcext:value-type="float">
            <text:p>103.2533</text:p>
          </table:table-cell>
          <table:table-cell office:value-type="float" office:value="0" calcext:value-type="float">
            <text:p>0</text:p>
          </table:table-cell>
          <table:table-cell office:value-type="float" office:value="0.329288" calcext:value-type="float">
            <text:p>0.329288</text:p>
          </table:table-cell>
          <table:table-cell office:value-type="float" office:value="0.3411008" calcext:value-type="float">
            <text:p>0.3411008</text:p>
          </table:table-cell>
          <table:table-cell office:value-type="float" office:value="0.3464852" calcext:value-type="float">
            <text:p>0.3464852</text:p>
          </table:table-cell>
          <table:table-cell office:value-type="float" office:value="0.2424644" calcext:value-type="float">
            <text:p>0.2424644</text:p>
          </table:table-cell>
          <table:table-cell office:value-type="float" office:value="0.2236681" calcext:value-type="float">
            <text:p>0.2236681</text:p>
          </table:table-cell>
          <table:table-cell office:value-type="float" office:value="0.186643" calcext:value-type="float">
            <text:p>0.186643</text:p>
          </table:table-cell>
          <table:table-cell office:value-type="float" office:value="0.2270155" calcext:value-type="float">
            <text:p>0.2270155</text:p>
          </table:table-cell>
          <table:table-cell office:value-type="float" office:value="0.2982701" calcext:value-type="float">
            <text:p>0.2982701</text:p>
          </table:table-cell>
          <table:table-cell office:value-type="float" office:value="0.3067255" calcext:value-type="float">
            <text:p>0.3067255</text:p>
          </table:table-cell>
          <table:table-cell office:value-type="float" office:value="0.3435982" calcext:value-type="float">
            <text:p>0.3435982</text:p>
          </table:table-cell>
          <table:table-cell office:value-type="float" office:value="0.3710557" calcext:value-type="float">
            <text:p>0.3710557</text:p>
          </table:table-cell>
          <table:table-cell office:value-type="float" office:value="0.3898418" calcext:value-type="float">
            <text:p>0.38984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211E-015" calcext:value-type="float">
            <text:p>1.938211E-15</text:p>
          </table:table-cell>
          <table:table-cell office:value-type="float" office:value="1.969694E-015" calcext:value-type="float">
            <text:p>1.969694E-15</text:p>
          </table:table-cell>
          <table:table-cell office:value-type="float" office:value="1.979807E-015" calcext:value-type="float">
            <text:p>1.979807E-15</text:p>
          </table:table-cell>
          <table:table-cell office:value-type="float" office:value="1.935895E-015" calcext:value-type="float">
            <text:p>1.935895E-15</text:p>
          </table:table-cell>
          <table:table-cell office:value-type="float" office:value="1.003017E-015" calcext:value-type="float">
            <text:p>1.003017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66074" calcext:value-type="float">
            <text:p>-0.01966074</text:p>
          </table:table-cell>
          <table:table-cell office:value-type="float" office:value="-0.01593599" calcext:value-type="float">
            <text:p>-0.01593599</text:p>
          </table:table-cell>
          <table:table-cell office:value-type="float" office:value="-0.01448312" calcext:value-type="float">
            <text:p>-0.01448312</text:p>
          </table:table-cell>
          <table:table-cell office:value-type="float" office:value="-0.1848434" calcext:value-type="float">
            <text:p>-0.1848434</text:p>
          </table:table-cell>
          <table:table-cell office:value-type="float" office:value="-0.3438167" calcext:value-type="float">
            <text:p>-0.3438167</text:p>
          </table:table-cell>
          <table:table-cell office:value-type="float" office:value="-0.5360488" calcext:value-type="float">
            <text:p>-0.5360488</text:p>
          </table:table-cell>
          <table:table-cell office:value-type="float" office:value="-0.1055855" calcext:value-type="float">
            <text:p>-0.1055855</text:p>
          </table:table-cell>
          <table:table-cell office:value-type="float" office:value="-0.1595772" calcext:value-type="float">
            <text:p>-0.1595772</text:p>
          </table:table-cell>
          <table:table-cell office:value-type="float" office:value="-0.1017642" calcext:value-type="float">
            <text:p>-0.1017642</text:p>
          </table:table-cell>
          <table:table-cell office:value-type="float" office:value="-0.04166574" calcext:value-type="float">
            <text:p>-0.0416657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2320141" calcext:value-type="float">
            <text:p>-0.02320141</text:p>
          </table:table-cell>
          <table:table-cell office:value-type="float" office:value="0.04545676" calcext:value-type="float">
            <text:p>0.04545676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6996" calcext:value-type="float">
            <text:p>-2.3869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36.476" calcext:value-type="float">
            <text:p>736.47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2.808" calcext:value-type="float">
            <text:p>1012.808</text:p>
          </table:table-cell>
          <table:table-cell office:value-type="float" office:value="103.3423" calcext:value-type="float">
            <text:p>103.3423</text:p>
          </table:table-cell>
          <table:table-cell office:value-type="float" office:value="0" calcext:value-type="float">
            <text:p>0</text:p>
          </table:table-cell>
          <table:table-cell office:value-type="float" office:value="0.3143552" calcext:value-type="float">
            <text:p>0.3143552</text:p>
          </table:table-cell>
          <table:table-cell office:value-type="float" office:value="0.3235315" calcext:value-type="float">
            <text:p>0.3235315</text:p>
          </table:table-cell>
          <table:table-cell office:value-type="float" office:value="0.3280401" calcext:value-type="float">
            <text:p>0.3280401</text:p>
          </table:table-cell>
          <table:table-cell office:value-type="float" office:value="0.2483165" calcext:value-type="float">
            <text:p>0.2483165</text:p>
          </table:table-cell>
          <table:table-cell office:value-type="float" office:value="0.2274078" calcext:value-type="float">
            <text:p>0.2274078</text:p>
          </table:table-cell>
          <table:table-cell office:value-type="float" office:value="0.1872926" calcext:value-type="float">
            <text:p>0.1872926</text:p>
          </table:table-cell>
          <table:table-cell office:value-type="float" office:value="0.2262817" calcext:value-type="float">
            <text:p>0.2262817</text:p>
          </table:table-cell>
          <table:table-cell office:value-type="float" office:value="0.2987712" calcext:value-type="float">
            <text:p>0.2987712</text:p>
          </table:table-cell>
          <table:table-cell office:value-type="float" office:value="0.306842" calcext:value-type="float">
            <text:p>0.306842</text:p>
          </table:table-cell>
          <table:table-cell office:value-type="float" office:value="0.3438651" calcext:value-type="float">
            <text:p>0.3438651</text:p>
          </table:table-cell>
          <table:table-cell office:value-type="float" office:value="0.371188" calcext:value-type="float">
            <text:p>0.371188</text:p>
          </table:table-cell>
          <table:table-cell office:value-type="float" office:value="0.3898293" calcext:value-type="float">
            <text:p>0.38982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465E-015" calcext:value-type="float">
            <text:p>1.938465E-15</text:p>
          </table:table-cell>
          <table:table-cell office:value-type="float" office:value="1.969676E-015" calcext:value-type="float">
            <text:p>1.969676E-15</text:p>
          </table:table-cell>
          <table:table-cell office:value-type="float" office:value="1.979797E-015" calcext:value-type="float">
            <text:p>1.979797E-15</text:p>
          </table:table-cell>
          <table:table-cell office:value-type="float" office:value="1.935881E-015" calcext:value-type="float">
            <text:p>1.935881E-15</text:p>
          </table:table-cell>
          <table:table-cell office:value-type="float" office:value="1.002999E-015" calcext:value-type="float">
            <text:p>1.002999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33756" calcext:value-type="float">
            <text:p>-0.02633756</text:p>
          </table:table-cell>
          <table:table-cell office:value-type="float" office:value="-0.02209374" calcext:value-type="float">
            <text:p>-0.02209374</text:p>
          </table:table-cell>
          <table:table-cell office:value-type="float" office:value="-0.02027606" calcext:value-type="float">
            <text:p>-0.02027606</text:p>
          </table:table-cell>
          <table:table-cell office:value-type="float" office:value="-0.1539007" calcext:value-type="float">
            <text:p>-0.1539007</text:p>
          </table:table-cell>
          <table:table-cell office:value-type="float" office:value="-0.3026227" calcext:value-type="float">
            <text:p>-0.3026227</text:p>
          </table:table-cell>
          <table:table-cell office:value-type="float" office:value="-0.5219777" calcext:value-type="float">
            <text:p>-0.5219777</text:p>
          </table:table-cell>
          <table:table-cell office:value-type="float" office:value="-0.1080528" calcext:value-type="float">
            <text:p>-0.1080528</text:p>
          </table:table-cell>
          <table:table-cell office:value-type="float" office:value="-0.157244" calcext:value-type="float">
            <text:p>-0.157244</text:p>
          </table:table-cell>
          <table:table-cell office:value-type="float" office:value="-0.1014036" calcext:value-type="float">
            <text:p>-0.1014036</text:p>
          </table:table-cell>
          <table:table-cell office:value-type="float" office:value="-0.04135479" calcext:value-type="float">
            <text:p>-0.0413547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296349" calcext:value-type="float">
            <text:p>-0.0296349</text:p>
          </table:table-cell>
          <table:table-cell office:value-type="float" office:value="0.04545526" calcext:value-type="float">
            <text:p>0.04545526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1558" calcext:value-type="float">
            <text:p>-2.3915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38.5334" calcext:value-type="float">
            <text:p>738.533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0.751" calcext:value-type="float">
            <text:p>1010.751</text:p>
          </table:table-cell>
          <table:table-cell office:value-type="float" office:value="103.3423" calcext:value-type="float">
            <text:p>103.3423</text:p>
          </table:table-cell>
          <table:table-cell office:value-type="float" office:value="0" calcext:value-type="float">
            <text:p>0</text:p>
          </table:table-cell>
          <table:table-cell office:value-type="float" office:value="0.2907052" calcext:value-type="float">
            <text:p>0.2907052</text:p>
          </table:table-cell>
          <table:table-cell office:value-type="float" office:value="0.3071605" calcext:value-type="float">
            <text:p>0.3071605</text:p>
          </table:table-cell>
          <table:table-cell office:value-type="float" office:value="0.3129607" calcext:value-type="float">
            <text:p>0.3129607</text:p>
          </table:table-cell>
          <table:table-cell office:value-type="float" office:value="0.2548002" calcext:value-type="float">
            <text:p>0.2548002</text:p>
          </table:table-cell>
          <table:table-cell office:value-type="float" office:value="0.2321353" calcext:value-type="float">
            <text:p>0.2321353</text:p>
          </table:table-cell>
          <table:table-cell office:value-type="float" office:value="0.188095" calcext:value-type="float">
            <text:p>0.188095</text:p>
          </table:table-cell>
          <table:table-cell office:value-type="float" office:value="0.2245981" calcext:value-type="float">
            <text:p>0.2245981</text:p>
          </table:table-cell>
          <table:table-cell office:value-type="float" office:value="0.2992539" calcext:value-type="float">
            <text:p>0.2992539</text:p>
          </table:table-cell>
          <table:table-cell office:value-type="float" office:value="0.3069558" calcext:value-type="float">
            <text:p>0.3069558</text:p>
          </table:table-cell>
          <table:table-cell office:value-type="float" office:value="0.3441274" calcext:value-type="float">
            <text:p>0.3441274</text:p>
          </table:table-cell>
          <table:table-cell office:value-type="float" office:value="0.3713128" calcext:value-type="float">
            <text:p>0.3713128</text:p>
          </table:table-cell>
          <table:table-cell office:value-type="float" office:value="0.3897992" calcext:value-type="float">
            <text:p>0.38979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729E-015" calcext:value-type="float">
            <text:p>1.938729E-15</text:p>
          </table:table-cell>
          <table:table-cell office:value-type="float" office:value="1.969654E-015" calcext:value-type="float">
            <text:p>1.969654E-15</text:p>
          </table:table-cell>
          <table:table-cell office:value-type="float" office:value="1.979787E-015" calcext:value-type="float">
            <text:p>1.979787E-15</text:p>
          </table:table-cell>
          <table:table-cell office:value-type="float" office:value="1.935865E-015" calcext:value-type="float">
            <text:p>1.935865E-15</text:p>
          </table:table-cell>
          <table:table-cell office:value-type="float" office:value="1.002982E-015" calcext:value-type="float">
            <text:p>1.002982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85351" calcext:value-type="float">
            <text:p>-0.04585351</text:p>
          </table:table-cell>
          <table:table-cell office:value-type="float" office:value="-0.03038362" calcext:value-type="float">
            <text:p>-0.03038362</text:p>
          </table:table-cell>
          <table:table-cell office:value-type="float" office:value="-0.02706336" calcext:value-type="float">
            <text:p>-0.02706336</text:p>
          </table:table-cell>
          <table:table-cell office:value-type="float" office:value="-0.126198" calcext:value-type="float">
            <text:p>-0.126198</text:p>
          </table:table-cell>
          <table:table-cell office:value-type="float" office:value="-0.2583878" calcext:value-type="float">
            <text:p>-0.2583878</text:p>
          </table:table-cell>
          <table:table-cell office:value-type="float" office:value="-0.5052159" calcext:value-type="float">
            <text:p>-0.5052159</text:p>
          </table:table-cell>
          <table:table-cell office:value-type="float" office:value="-0.1139535" calcext:value-type="float">
            <text:p>-0.1139535</text:p>
          </table:table-cell>
          <table:table-cell office:value-type="float" office:value="-0.1550338" calcext:value-type="float">
            <text:p>-0.1550338</text:p>
          </table:table-cell>
          <table:table-cell office:value-type="float" office:value="-0.1010525" calcext:value-type="float">
            <text:p>-0.1010525</text:p>
          </table:table-cell>
          <table:table-cell office:value-type="float" office:value="-0.04105152" calcext:value-type="float">
            <text:p>-0.0410515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5515556" calcext:value-type="float">
            <text:p>-0.05515556</text:p>
          </table:table-cell>
          <table:table-cell office:value-type="float" office:value="0.04545349" calcext:value-type="float">
            <text:p>0.04545349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5891" calcext:value-type="float">
            <text:p>-2.3958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40.5608" calcext:value-type="float">
            <text:p>740.560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8.762" calcext:value-type="float">
            <text:p>1008.762</text:p>
          </table:table-cell>
          <table:table-cell office:value-type="float" office:value="103.3041" calcext:value-type="float">
            <text:p>103.3041</text:p>
          </table:table-cell>
          <table:table-cell office:value-type="float" office:value="0" calcext:value-type="float">
            <text:p>0</text:p>
          </table:table-cell>
          <table:table-cell office:value-type="float" office:value="0.261607" calcext:value-type="float">
            <text:p>0.261607</text:p>
          </table:table-cell>
          <table:table-cell office:value-type="float" office:value="0.2942263" calcext:value-type="float">
            <text:p>0.2942263</text:p>
          </table:table-cell>
          <table:table-cell office:value-type="float" office:value="0.2981572" calcext:value-type="float">
            <text:p>0.2981572</text:p>
          </table:table-cell>
          <table:table-cell office:value-type="float" office:value="0.2611508" calcext:value-type="float">
            <text:p>0.2611508</text:p>
          </table:table-cell>
          <table:table-cell office:value-type="float" office:value="0.2379696" calcext:value-type="float">
            <text:p>0.2379696</text:p>
          </table:table-cell>
          <table:table-cell office:value-type="float" office:value="0.1889816" calcext:value-type="float">
            <text:p>0.1889816</text:p>
          </table:table-cell>
          <table:table-cell office:value-type="float" office:value="0.2230509" calcext:value-type="float">
            <text:p>0.2230509</text:p>
          </table:table-cell>
          <table:table-cell office:value-type="float" office:value="0.2996982" calcext:value-type="float">
            <text:p>0.2996982</text:p>
          </table:table-cell>
          <table:table-cell office:value-type="float" office:value="0.3070639" calcext:value-type="float">
            <text:p>0.3070639</text:p>
          </table:table-cell>
          <table:table-cell office:value-type="float" office:value="0.3443841" calcext:value-type="float">
            <text:p>0.3443841</text:p>
          </table:table-cell>
          <table:table-cell office:value-type="float" office:value="0.37143" calcext:value-type="float">
            <text:p>0.37143</text:p>
          </table:table-cell>
          <table:table-cell office:value-type="float" office:value="0.3897749" calcext:value-type="float">
            <text:p>0.3897749</text:p>
          </table:table-cell>
          <table:table-cell office:value-type="float" office:value="0.4546489" calcext:value-type="float">
            <text:p>0.4546489</text:p>
          </table:table-cell>
          <table:table-cell office:value-type="float" office:value="0" calcext:value-type="float">
            <text:p>0</text:p>
          </table:table-cell>
          <table:table-cell office:value-type="float" office:value="1.938998E-015" calcext:value-type="float">
            <text:p>1.938998E-15</text:p>
          </table:table-cell>
          <table:table-cell office:value-type="float" office:value="1.969635E-015" calcext:value-type="float">
            <text:p>1.969635E-15</text:p>
          </table:table-cell>
          <table:table-cell office:value-type="float" office:value="1.979777E-015" calcext:value-type="float">
            <text:p>1.979777E-15</text:p>
          </table:table-cell>
          <table:table-cell office:value-type="float" office:value="1.935846E-015" calcext:value-type="float">
            <text:p>1.935846E-15</text:p>
          </table:table-cell>
          <table:table-cell office:value-type="float" office:value="1.002968E-015" calcext:value-type="float">
            <text:p>1.002968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31601" calcext:value-type="float">
            <text:p>-0.1031601</text:p>
          </table:table-cell>
          <table:table-cell office:value-type="float" office:value="-0.04145326" calcext:value-type="float">
            <text:p>-0.04145326</text:p>
          </table:table-cell>
          <table:table-cell office:value-type="float" office:value="-0.03740545" calcext:value-type="float">
            <text:p>-0.03740545</text:p>
          </table:table-cell>
          <table:table-cell office:value-type="float" office:value="-0.104355" calcext:value-type="float">
            <text:p>-0.104355</text:p>
          </table:table-cell>
          <table:table-cell office:value-type="float" office:value="-0.2135299" calcext:value-type="float">
            <text:p>-0.2135299</text:p>
          </table:table-cell>
          <table:table-cell office:value-type="float" office:value="-0.4873474" calcext:value-type="float">
            <text:p>-0.4873474</text:p>
          </table:table-cell>
          <table:table-cell office:value-type="float" office:value="-0.1197126" calcext:value-type="float">
            <text:p>-0.1197126</text:p>
          </table:table-cell>
          <table:table-cell office:value-type="float" office:value="-0.1530278" calcext:value-type="float">
            <text:p>-0.1530278</text:p>
          </table:table-cell>
          <table:table-cell office:value-type="float" office:value="-0.1007207" calcext:value-type="float">
            <text:p>-0.1007207</text:p>
          </table:table-cell>
          <table:table-cell office:value-type="float" office:value="-0.04075709" calcext:value-type="float">
            <text:p>-0.0407570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1491035" calcext:value-type="float">
            <text:p>-0.1491035</text:p>
          </table:table-cell>
          <table:table-cell office:value-type="float" office:value="0.04545161" calcext:value-type="float">
            <text:p>0.0454516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30989" calcext:value-type="float">
            <text:p>-2.3309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42.8374" calcext:value-type="float">
            <text:p>742.837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7.321" calcext:value-type="float">
            <text:p>1007.321</text:p>
          </table:table-cell>
          <table:table-cell office:value-type="float" office:value="102.4696" calcext:value-type="float">
            <text:p>102.4696</text:p>
          </table:table-cell>
          <table:table-cell office:value-type="float" office:value="0" calcext:value-type="float">
            <text:p>0</text:p>
          </table:table-cell>
          <table:table-cell office:value-type="float" office:value="0.2155201" calcext:value-type="float">
            <text:p>0.2155201</text:p>
          </table:table-cell>
          <table:table-cell office:value-type="float" office:value="0.2855335" calcext:value-type="float">
            <text:p>0.2855335</text:p>
          </table:table-cell>
          <table:table-cell office:value-type="float" office:value="0.2874286" calcext:value-type="float">
            <text:p>0.2874286</text:p>
          </table:table-cell>
          <table:table-cell office:value-type="float" office:value="0.2647895" calcext:value-type="float">
            <text:p>0.2647895</text:p>
          </table:table-cell>
          <table:table-cell office:value-type="float" office:value="0.2445921" calcext:value-type="float">
            <text:p>0.2445921</text:p>
          </table:table-cell>
          <table:table-cell office:value-type="float" office:value="0.1898803" calcext:value-type="float">
            <text:p>0.1898803</text:p>
          </table:table-cell>
          <table:table-cell office:value-type="float" office:value="0.2217027" calcext:value-type="float">
            <text:p>0.2217027</text:p>
          </table:table-cell>
          <table:table-cell office:value-type="float" office:value="0.3000973" calcext:value-type="float">
            <text:p>0.3000973</text:p>
          </table:table-cell>
          <table:table-cell office:value-type="float" office:value="0.3071843" calcext:value-type="float">
            <text:p>0.3071843</text:p>
          </table:table-cell>
          <table:table-cell office:value-type="float" office:value="0.3446259" calcext:value-type="float">
            <text:p>0.3446259</text:p>
          </table:table-cell>
          <table:table-cell office:value-type="float" office:value="0.3715523" calcext:value-type="float">
            <text:p>0.3715523</text:p>
          </table:table-cell>
          <table:table-cell office:value-type="float" office:value="0.3900973" calcext:value-type="float">
            <text:p>0.3900973</text:p>
          </table:table-cell>
          <table:table-cell office:value-type="float" office:value="0.4576961" calcext:value-type="float">
            <text:p>0.4576961</text:p>
          </table:table-cell>
          <table:table-cell office:value-type="float" office:value="0" calcext:value-type="float">
            <text:p>0</text:p>
          </table:table-cell>
          <table:table-cell office:value-type="float" office:value="1.939274E-015" calcext:value-type="float">
            <text:p>1.939274E-15</text:p>
          </table:table-cell>
          <table:table-cell office:value-type="float" office:value="1.969612E-015" calcext:value-type="float">
            <text:p>1.969612E-15</text:p>
          </table:table-cell>
          <table:table-cell office:value-type="float" office:value="1.97977E-015" calcext:value-type="float">
            <text:p>1.97977E-15</text:p>
          </table:table-cell>
          <table:table-cell office:value-type="float" office:value="1.935825E-015" calcext:value-type="float">
            <text:p>1.935825E-15</text:p>
          </table:table-cell>
          <table:table-cell office:value-type="float" office:value="1.002951E-015" calcext:value-type="float">
            <text:p>1.002951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48379" calcext:value-type="float">
            <text:p>-0.4548379</text:p>
          </table:table-cell>
          <table:table-cell office:value-type="float" office:value="-0.05233809" calcext:value-type="float">
            <text:p>-0.05233809</text:p>
          </table:table-cell>
          <table:table-cell office:value-type="float" office:value="-0.04964851" calcext:value-type="float">
            <text:p>-0.04964851</text:p>
          </table:table-cell>
          <table:table-cell office:value-type="float" office:value="-0.09374274" calcext:value-type="float">
            <text:p>-0.09374274</text:p>
          </table:table-cell>
          <table:table-cell office:value-type="float" office:value="-0.172878" calcext:value-type="float">
            <text:p>-0.172878</text:p>
          </table:table-cell>
          <table:table-cell office:value-type="float" office:value="-0.4699623" calcext:value-type="float">
            <text:p>-0.4699623</text:p>
          </table:table-cell>
          <table:table-cell office:value-type="float" office:value="-0.1250032" calcext:value-type="float">
            <text:p>-0.1250032</text:p>
          </table:table-cell>
          <table:table-cell office:value-type="float" office:value="-0.1512517" calcext:value-type="float">
            <text:p>-0.1512517</text:p>
          </table:table-cell>
          <table:table-cell office:value-type="float" office:value="-0.1003539" calcext:value-type="float">
            <text:p>-0.1003539</text:p>
          </table:table-cell>
          <table:table-cell office:value-type="float" office:value="-0.04048117" calcext:value-type="float">
            <text:p>-0.04048117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.111659" calcext:value-type="float">
            <text:p>-1.111659</text:p>
          </table:table-cell>
          <table:table-cell office:value-type="float" office:value="0.04544947" calcext:value-type="float">
            <text:p>0.04544947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48089" calcext:value-type="float">
            <text:p>-2.34808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44.4581" calcext:value-type="float">
            <text:p>744.458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6.508" calcext:value-type="float">
            <text:p>1006.508</text:p>
          </table:table-cell>
          <table:table-cell office:value-type="float" office:value="101.6618" calcext:value-type="float">
            <text:p>101.6618</text:p>
          </table:table-cell>
          <table:table-cell office:value-type="float" office:value="0" calcext:value-type="float">
            <text:p>0</text:p>
          </table:table-cell>
          <table:table-cell office:value-type="float" office:value="0.1707631" calcext:value-type="float">
            <text:p>0.1707631</text:p>
          </table:table-cell>
          <table:table-cell office:value-type="float" office:value="0.2806689" calcext:value-type="float">
            <text:p>0.2806689</text:p>
          </table:table-cell>
          <table:table-cell office:value-type="float" office:value="0.2805059" calcext:value-type="float">
            <text:p>0.2805059</text:p>
          </table:table-cell>
          <table:table-cell office:value-type="float" office:value="0.2665513" calcext:value-type="float">
            <text:p>0.2665513</text:p>
          </table:table-cell>
          <table:table-cell office:value-type="float" office:value="0.2514924" calcext:value-type="float">
            <text:p>0.2514924</text:p>
          </table:table-cell>
          <table:table-cell office:value-type="float" office:value="0.1907833" calcext:value-type="float">
            <text:p>0.1907833</text:p>
          </table:table-cell>
          <table:table-cell office:value-type="float" office:value="0.2205389" calcext:value-type="float">
            <text:p>0.2205389</text:p>
          </table:table-cell>
          <table:table-cell office:value-type="float" office:value="0.3004803" calcext:value-type="float">
            <text:p>0.3004803</text:p>
          </table:table-cell>
          <table:table-cell office:value-type="float" office:value="0.307351" calcext:value-type="float">
            <text:p>0.307351</text:p>
          </table:table-cell>
          <table:table-cell office:value-type="float" office:value="0.3448119" calcext:value-type="float">
            <text:p>0.3448119</text:p>
          </table:table-cell>
          <table:table-cell office:value-type="float" office:value="0.3716821" calcext:value-type="float">
            <text:p>0.3716821</text:p>
          </table:table-cell>
          <table:table-cell office:value-type="float" office:value="0.390285" calcext:value-type="float">
            <text:p>0.390285</text:p>
          </table:table-cell>
          <table:table-cell office:value-type="float" office:value="0.4609241" calcext:value-type="float">
            <text:p>0.4609241</text:p>
          </table:table-cell>
          <table:table-cell office:value-type="float" office:value="0" calcext:value-type="float">
            <text:p>0</text:p>
          </table:table-cell>
          <table:table-cell office:value-type="float" office:value="1.939584E-015" calcext:value-type="float">
            <text:p>1.939584E-15</text:p>
          </table:table-cell>
          <table:table-cell office:value-type="float" office:value="1.969586E-015" calcext:value-type="float">
            <text:p>1.969586E-15</text:p>
          </table:table-cell>
          <table:table-cell office:value-type="float" office:value="1.979756E-015" calcext:value-type="float">
            <text:p>1.979756E-15</text:p>
          </table:table-cell>
          <table:table-cell office:value-type="float" office:value="1.93581E-015" calcext:value-type="float">
            <text:p>1.93581E-15</text:p>
          </table:table-cell>
          <table:table-cell office:value-type="float" office:value="1.002935E-015" calcext:value-type="float">
            <text:p>1.002935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69331" calcext:value-type="float">
            <text:p>-2.669331</text:p>
          </table:table-cell>
          <table:table-cell office:value-type="float" office:value="-0.05973034" calcext:value-type="float">
            <text:p>-0.05973034</text:p>
          </table:table-cell>
          <table:table-cell office:value-type="float" office:value="-0.05997411" calcext:value-type="float">
            <text:p>-0.05997411</text:p>
          </table:table-cell>
          <table:table-cell office:value-type="float" office:value="-0.08900257" calcext:value-type="float">
            <text:p>-0.08900257</text:p>
          </table:table-cell>
          <table:table-cell office:value-type="float" office:value="-0.139482" calcext:value-type="float">
            <text:p>-0.139482</text:p>
          </table:table-cell>
          <table:table-cell office:value-type="float" office:value="-0.4531937" calcext:value-type="float">
            <text:p>-0.4531937</text:p>
          </table:table-cell>
          <table:table-cell office:value-type="float" office:value="-0.1297858" calcext:value-type="float">
            <text:p>-0.1297858</text:p>
          </table:table-cell>
          <table:table-cell office:value-type="float" office:value="-0.1495679" calcext:value-type="float">
            <text:p>-0.1495679</text:p>
          </table:table-cell>
          <table:table-cell office:value-type="float" office:value="-0.09984655" calcext:value-type="float">
            <text:p>-0.09984655</text:p>
          </table:table-cell>
          <table:table-cell office:value-type="float" office:value="-0.04027102" calcext:value-type="float">
            <text:p>-0.0402710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0.69005" calcext:value-type="float">
            <text:p>-20.69005</text:p>
          </table:table-cell>
          <table:table-cell office:value-type="float" office:value="0.04544747" calcext:value-type="float">
            <text:p>0.04544747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66316" calcext:value-type="float">
            <text:p>-2.3663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44.8293" calcext:value-type="float">
            <text:p>744.8293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6.403" calcext:value-type="float">
            <text:p>1006.403</text:p>
          </table:table-cell>
          <table:table-cell office:value-type="float" office:value="101.3963" calcext:value-type="float">
            <text:p>101.3963</text:p>
          </table:table-cell>
          <table:table-cell office:value-type="float" office:value="0" calcext:value-type="float">
            <text:p>0</text:p>
          </table:table-cell>
          <table:table-cell office:value-type="float" office:value="0.1504495" calcext:value-type="float">
            <text:p>0.1504495</text:p>
          </table:table-cell>
          <table:table-cell office:value-type="float" office:value="0.2764811" calcext:value-type="float">
            <text:p>0.2764811</text:p>
          </table:table-cell>
          <table:table-cell office:value-type="float" office:value="0.2763442" calcext:value-type="float">
            <text:p>0.2763442</text:p>
          </table:table-cell>
          <table:table-cell office:value-type="float" office:value="0.2668222" calcext:value-type="float">
            <text:p>0.2668222</text:p>
          </table:table-cell>
          <table:table-cell office:value-type="float" office:value="0.2568312" calcext:value-type="float">
            <text:p>0.2568312</text:p>
          </table:table-cell>
          <table:table-cell office:value-type="float" office:value="0.1916706" calcext:value-type="float">
            <text:p>0.1916706</text:p>
          </table:table-cell>
          <table:table-cell office:value-type="float" office:value="0.219592" calcext:value-type="float">
            <text:p>0.219592</text:p>
          </table:table-cell>
          <table:table-cell office:value-type="float" office:value="0.3008096" calcext:value-type="float">
            <text:p>0.3008096</text:p>
          </table:table-cell>
          <table:table-cell office:value-type="float" office:value="0.30752" calcext:value-type="float">
            <text:p>0.30752</text:p>
          </table:table-cell>
          <table:table-cell office:value-type="float" office:value="0.3449965" calcext:value-type="float">
            <text:p>0.3449965</text:p>
          </table:table-cell>
          <table:table-cell office:value-type="float" office:value="0.3718098" calcext:value-type="float">
            <text:p>0.3718098</text:p>
          </table:table-cell>
          <table:table-cell office:value-type="float" office:value="0.3903519" calcext:value-type="float">
            <text:p>0.39035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912E-015" calcext:value-type="float">
            <text:p>1.939912E-15</text:p>
          </table:table-cell>
          <table:table-cell office:value-type="float" office:value="1.969557E-015" calcext:value-type="float">
            <text:p>1.969557E-15</text:p>
          </table:table-cell>
          <table:table-cell office:value-type="float" office:value="1.979741E-015" calcext:value-type="float">
            <text:p>1.979741E-15</text:p>
          </table:table-cell>
          <table:table-cell office:value-type="float" office:value="1.935791E-015" calcext:value-type="float">
            <text:p>1.935791E-15</text:p>
          </table:table-cell>
          <table:table-cell office:value-type="float" office:value="1.00292E-015" calcext:value-type="float">
            <text:p>1.00292E-15</text:p>
          </table:table-cell>
          <table:table-cell office:value-type="float" office:value="1.931557E-015" calcext:value-type="float">
            <text:p>1.931557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28325" calcext:value-type="float">
            <text:p>-7.228325</text:p>
          </table:table-cell>
          <table:table-cell office:value-type="float" office:value="-0.06706597" calcext:value-type="float">
            <text:p>-0.06706597</text:p>
          </table:table-cell>
          <table:table-cell office:value-type="float" office:value="-0.06731396" calcext:value-type="float">
            <text:p>-0.06731396</text:p>
          </table:table-cell>
          <table:table-cell office:value-type="float" office:value="-0.08829763" calcext:value-type="float">
            <text:p>-0.08829763</text:p>
          </table:table-cell>
          <table:table-cell office:value-type="float" office:value="-0.1185906" calcext:value-type="float">
            <text:p>-0.1185906</text:p>
          </table:table-cell>
          <table:table-cell office:value-type="float" office:value="-0.4373706" calcext:value-type="float">
            <text:p>-0.4373706</text:p>
          </table:table-cell>
          <table:table-cell office:value-type="float" office:value="-0.1338346" calcext:value-type="float">
            <text:p>-0.1338346</text:p>
          </table:table-cell>
          <table:table-cell office:value-type="float" office:value="-0.1481366" calcext:value-type="float">
            <text:p>-0.1481366</text:p>
          </table:table-cell>
          <table:table-cell office:value-type="float" office:value="-0.09933479" calcext:value-type="float">
            <text:p>-0.09933479</text:p>
          </table:table-cell>
          <table:table-cell office:value-type="float" office:value="-0.04006363" calcext:value-type="float">
            <text:p>-0.0400636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1.93749" calcext:value-type="float">
            <text:p>-21.93749</text:p>
          </table:table-cell>
          <table:table-cell office:value-type="float" office:value="0.04544562" calcext:value-type="float">
            <text:p>0.04544562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78872" calcext:value-type="float">
            <text:p>-2.37887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45.0792" calcext:value-type="float">
            <text:p>745.079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6.153" calcext:value-type="float">
            <text:p>1006.153</text:p>
          </table:table-cell>
          <table:table-cell office:value-type="float" office:value="101.3963" calcext:value-type="float">
            <text:p>101.3963</text:p>
          </table:table-cell>
          <table:table-cell office:value-type="float" office:value="0" calcext:value-type="float">
            <text:p>0</text:p>
          </table:table-cell>
          <table:table-cell office:value-type="float" office:value="0.143958" calcext:value-type="float">
            <text:p>0.143958</text:p>
          </table:table-cell>
          <table:table-cell office:value-type="float" office:value="0.2731248" calcext:value-type="float">
            <text:p>0.2731248</text:p>
          </table:table-cell>
          <table:table-cell office:value-type="float" office:value="0.2734983" calcext:value-type="float">
            <text:p>0.2734983</text:p>
          </table:table-cell>
          <table:table-cell office:value-type="float" office:value="0.2667067" calcext:value-type="float">
            <text:p>0.2667067</text:p>
          </table:table-cell>
          <table:table-cell office:value-type="float" office:value="0.2600603" calcext:value-type="float">
            <text:p>0.2600603</text:p>
          </table:table-cell>
          <table:table-cell office:value-type="float" office:value="0.1926432" calcext:value-type="float">
            <text:p>0.1926432</text:p>
          </table:table-cell>
          <table:table-cell office:value-type="float" office:value="0.2187108" calcext:value-type="float">
            <text:p>0.2187108</text:p>
          </table:table-cell>
          <table:table-cell office:value-type="float" office:value="0.3011056" calcext:value-type="float">
            <text:p>0.3011056</text:p>
          </table:table-cell>
          <table:table-cell office:value-type="float" office:value="0.3076897" calcext:value-type="float">
            <text:p>0.3076897</text:p>
          </table:table-cell>
          <table:table-cell office:value-type="float" office:value="0.3451789" calcext:value-type="float">
            <text:p>0.3451789</text:p>
          </table:table-cell>
          <table:table-cell office:value-type="float" office:value="0.3719302" calcext:value-type="float">
            <text:p>0.3719302</text:p>
          </table:table-cell>
          <table:table-cell office:value-type="float" office:value="0.3903565" calcext:value-type="float">
            <text:p>0.39035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236E-015" calcext:value-type="float">
            <text:p>1.940236E-15</text:p>
          </table:table-cell>
          <table:table-cell office:value-type="float" office:value="1.969527E-015" calcext:value-type="float">
            <text:p>1.969527E-15</text:p>
          </table:table-cell>
          <table:table-cell office:value-type="float" office:value="1.979724E-015" calcext:value-type="float">
            <text:p>1.979724E-15</text:p>
          </table:table-cell>
          <table:table-cell office:value-type="float" office:value="1.935777E-015" calcext:value-type="float">
            <text:p>1.935777E-15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8328" calcext:value-type="float">
            <text:p>-10.18328</text:p>
          </table:table-cell>
          <table:table-cell office:value-type="float" office:value="-0.07372174" calcext:value-type="float">
            <text:p>-0.07372174</text:p>
          </table:table-cell>
          <table:table-cell office:value-type="float" office:value="-0.07291867" calcext:value-type="float">
            <text:p>-0.07291867</text:p>
          </table:table-cell>
          <table:table-cell office:value-type="float" office:value="-0.08857779" calcext:value-type="float">
            <text:p>-0.08857779</text:p>
          </table:table-cell>
          <table:table-cell office:value-type="float" office:value="-0.1076556" calcext:value-type="float">
            <text:p>-0.1076556</text:p>
          </table:table-cell>
          <table:table-cell office:value-type="float" office:value="-0.4207895" calcext:value-type="float">
            <text:p>-0.4207895</text:p>
          </table:table-cell>
          <table:table-cell office:value-type="float" office:value="-0.1377198" calcext:value-type="float">
            <text:p>-0.1377198</text:p>
          </table:table-cell>
          <table:table-cell office:value-type="float" office:value="-0.1468632" calcext:value-type="float">
            <text:p>-0.1468632</text:p>
          </table:table-cell>
          <table:table-cell office:value-type="float" office:value="-0.09882403" calcext:value-type="float">
            <text:p>-0.09882403</text:p>
          </table:table-cell>
          <table:table-cell office:value-type="float" office:value="-0.03985978" calcext:value-type="float">
            <text:p>-0.0398597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8.02711" calcext:value-type="float">
            <text:p>-28.02711</text:p>
          </table:table-cell>
          <table:table-cell office:value-type="float" office:value="0.04544384" calcext:value-type="float">
            <text:p>0.04544384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3301" calcext:value-type="float">
            <text:p>-2.3833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45.2526" calcext:value-type="float">
            <text:p>745.252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1.3963" calcext:value-type="float">
            <text:p>101.3963</text:p>
          </table:table-cell>
          <table:table-cell office:value-type="float" office:value="0" calcext:value-type="float">
            <text:p>0</text:p>
          </table:table-cell>
          <table:table-cell office:value-type="float" office:value="0.1393359" calcext:value-type="float">
            <text:p>0.1393359</text:p>
          </table:table-cell>
          <table:table-cell office:value-type="float" office:value="0.2707995" calcext:value-type="float">
            <text:p>0.2707995</text:p>
          </table:table-cell>
          <table:table-cell office:value-type="float" office:value="0.2713246" calcext:value-type="float">
            <text:p>0.2713246</text:p>
          </table:table-cell>
          <table:table-cell office:value-type="float" office:value="0.2665882" calcext:value-type="float">
            <text:p>0.2665882</text:p>
          </table:table-cell>
          <table:table-cell office:value-type="float" office:value="0.2617168" calcext:value-type="float">
            <text:p>0.2617168</text:p>
          </table:table-cell>
          <table:table-cell office:value-type="float" office:value="0.193756" calcext:value-type="float">
            <text:p>0.193756</text:p>
          </table:table-cell>
          <table:table-cell office:value-type="float" office:value="0.2178503" calcext:value-type="float">
            <text:p>0.2178503</text:p>
          </table:table-cell>
          <table:table-cell office:value-type="float" office:value="0.301371" calcext:value-type="float">
            <text:p>0.301371</text:p>
          </table:table-cell>
          <table:table-cell office:value-type="float" office:value="0.3078609" calcext:value-type="float">
            <text:p>0.3078609</text:p>
          </table:table-cell>
          <table:table-cell office:value-type="float" office:value="0.3453612" calcext:value-type="float">
            <text:p>0.3453612</text:p>
          </table:table-cell>
          <table:table-cell office:value-type="float" office:value="0.3720424" calcext:value-type="float">
            <text:p>0.3720424</text:p>
          </table:table-cell>
          <table:table-cell office:value-type="float" office:value="0.3903411" calcext:value-type="float">
            <text:p>0.390341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0539E-015" calcext:value-type="float">
            <text:p>1.940539E-15</text:p>
          </table:table-cell>
          <table:table-cell office:value-type="float" office:value="1.969502E-015" calcext:value-type="float">
            <text:p>1.969502E-15</text:p>
          </table:table-cell>
          <table:table-cell office:value-type="float" office:value="1.979708E-015" calcext:value-type="float">
            <text:p>1.979708E-15</text:p>
          </table:table-cell>
          <table:table-cell office:value-type="float" office:value="1.935765E-015" calcext:value-type="float">
            <text:p>1.935765E-15</text:p>
          </table:table-cell>
          <table:table-cell office:value-type="float" office:value="1.002887E-015" calcext:value-type="float">
            <text:p>1.002887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9833" calcext:value-type="float">
            <text:p>-13.09833</text:p>
          </table:table-cell>
          <table:table-cell office:value-type="float" office:value="-0.07872331" calcext:value-type="float">
            <text:p>-0.07872331</text:p>
          </table:table-cell>
          <table:table-cell office:value-type="float" office:value="-0.07755136" calcext:value-type="float">
            <text:p>-0.07755136</text:p>
          </table:table-cell>
          <table:table-cell office:value-type="float" office:value="-0.08888348" calcext:value-type="float">
            <text:p>-0.08888348</text:p>
          </table:table-cell>
          <table:table-cell office:value-type="float" office:value="-0.1024832" calcext:value-type="float">
            <text:p>-0.1024832</text:p>
          </table:table-cell>
          <table:table-cell office:value-type="float" office:value="-0.4026212" calcext:value-type="float">
            <text:p>-0.4026212</text:p>
          </table:table-cell>
          <table:table-cell office:value-type="float" office:value="-0.1416492" calcext:value-type="float">
            <text:p>-0.1416492</text:p>
          </table:table-cell>
          <table:table-cell office:value-type="float" office:value="-0.1457317" calcext:value-type="float">
            <text:p>-0.1457317</text:p>
          </table:table-cell>
          <table:table-cell office:value-type="float" office:value="-0.09831148" calcext:value-type="float">
            <text:p>-0.09831148</text:p>
          </table:table-cell>
          <table:table-cell office:value-type="float" office:value="-0.03965719" calcext:value-type="float">
            <text:p>-0.0396571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3.08576" calcext:value-type="float">
            <text:p>-33.08576</text:p>
          </table:table-cell>
          <table:table-cell office:value-type="float" office:value="0.04544211" calcext:value-type="float">
            <text:p>0.0454421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75" calcext:value-type="float">
            <text:p>-2.387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45.4255" calcext:value-type="float">
            <text:p>745.4255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5.808" calcext:value-type="float">
            <text:p>1005.808</text:p>
          </table:table-cell>
          <table:table-cell office:value-type="float" office:value="101.3963" calcext:value-type="float">
            <text:p>101.3963</text:p>
          </table:table-cell>
          <table:table-cell office:value-type="float" office:value="0" calcext:value-type="float">
            <text:p>0</text:p>
          </table:table-cell>
          <table:table-cell office:value-type="float" office:value="0.1372548" calcext:value-type="float">
            <text:p>0.1372548</text:p>
          </table:table-cell>
          <table:table-cell office:value-type="float" office:value="0.2684625" calcext:value-type="float">
            <text:p>0.2684625</text:p>
          </table:table-cell>
          <table:table-cell office:value-type="float" office:value="0.2695942" calcext:value-type="float">
            <text:p>0.2695942</text:p>
          </table:table-cell>
          <table:table-cell office:value-type="float" office:value="0.2663808" calcext:value-type="float">
            <text:p>0.2663808</text:p>
          </table:table-cell>
          <table:table-cell office:value-type="float" office:value="0.2625593" calcext:value-type="float">
            <text:p>0.2625593</text:p>
          </table:table-cell>
          <table:table-cell office:value-type="float" office:value="0.1948036" calcext:value-type="float">
            <text:p>0.1948036</text:p>
          </table:table-cell>
          <table:table-cell office:value-type="float" office:value="0.21713" calcext:value-type="float">
            <text:p>0.21713</text:p>
          </table:table-cell>
          <table:table-cell office:value-type="float" office:value="0.3016093" calcext:value-type="float">
            <text:p>0.3016093</text:p>
          </table:table-cell>
          <table:table-cell office:value-type="float" office:value="0.3080321" calcext:value-type="float">
            <text:p>0.3080321</text:p>
          </table:table-cell>
          <table:table-cell office:value-type="float" office:value="0.3455406" calcext:value-type="float">
            <text:p>0.3455406</text:p>
          </table:table-cell>
          <table:table-cell office:value-type="float" office:value="0.3721464" calcext:value-type="float">
            <text:p>0.3721464</text:p>
          </table:table-cell>
          <table:table-cell office:value-type="float" office:value="0.3903099" calcext:value-type="float">
            <text:p>0.39030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863E-015" calcext:value-type="float">
            <text:p>1.940863E-15</text:p>
          </table:table-cell>
          <table:table-cell office:value-type="float" office:value="1.969476E-015" calcext:value-type="float">
            <text:p>1.969476E-15</text:p>
          </table:table-cell>
          <table:table-cell office:value-type="float" office:value="1.979689E-015" calcext:value-type="float">
            <text:p>1.979689E-15</text:p>
          </table:table-cell>
          <table:table-cell office:value-type="float" office:value="1.93575E-015" calcext:value-type="float">
            <text:p>1.93575E-15</text:p>
          </table:table-cell>
          <table:table-cell office:value-type="float" office:value="1.00287E-015" calcext:value-type="float">
            <text:p>1.00287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0059" calcext:value-type="float">
            <text:p>-14.70059</text:p>
          </table:table-cell>
          <table:table-cell office:value-type="float" office:value="-0.08418419" calcext:value-type="float">
            <text:p>-0.08418419</text:p>
          </table:table-cell>
          <table:table-cell office:value-type="float" office:value="-0.08147973" calcext:value-type="float">
            <text:p>-0.08147973</text:p>
          </table:table-cell>
          <table:table-cell office:value-type="float" office:value="-0.08940903" calcext:value-type="float">
            <text:p>-0.08940903</text:p>
          </table:table-cell>
          <table:table-cell office:value-type="float" office:value="-0.09995995" calcext:value-type="float">
            <text:p>-0.09995995</text:p>
          </table:table-cell>
          <table:table-cell office:value-type="float" office:value="-0.3863251" calcext:value-type="float">
            <text:p>-0.3863251</text:p>
          </table:table-cell>
          <table:table-cell office:value-type="float" office:value="-0.1450368" calcext:value-type="float">
            <text:p>-0.1450368</text:p>
          </table:table-cell>
          <table:table-cell office:value-type="float" office:value="-0.1447244" calcext:value-type="float">
            <text:p>-0.1447244</text:p>
          </table:table-cell>
          <table:table-cell office:value-type="float" office:value="-0.09780179" calcext:value-type="float">
            <text:p>-0.09780179</text:p>
          </table:table-cell>
          <table:table-cell office:value-type="float" office:value="-0.039459" calcext:value-type="float">
            <text:p>-0.03945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42.13465" calcext:value-type="float">
            <text:p>-42.13465</text:p>
          </table:table-cell>
          <table:table-cell office:value-type="float" office:value="0.04544024" calcext:value-type="float">
            <text:p>0.04544024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1495" calcext:value-type="float">
            <text:p>-2.3914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45.4691" calcext:value-type="float">
            <text:p>745.469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5.765" calcext:value-type="float">
            <text:p>1005.765</text:p>
          </table:table-cell>
          <table:table-cell office:value-type="float" office:value="101.3963" calcext:value-type="float">
            <text:p>101.3963</text:p>
          </table:table-cell>
          <table:table-cell office:value-type="float" office:value="0" calcext:value-type="float">
            <text:p>0</text:p>
          </table:table-cell>
          <table:table-cell office:value-type="float" office:value="0.1343322" calcext:value-type="float">
            <text:p>0.1343322</text:p>
          </table:table-cell>
          <table:table-cell office:value-type="float" office:value="0.2668944" calcext:value-type="float">
            <text:p>0.2668944</text:p>
          </table:table-cell>
          <table:table-cell office:value-type="float" office:value="0.268309" calcext:value-type="float">
            <text:p>0.268309</text:p>
          </table:table-cell>
          <table:table-cell office:value-type="float" office:value="0.2659833" calcext:value-type="float">
            <text:p>0.2659833</text:p>
          </table:table-cell>
          <table:table-cell office:value-type="float" office:value="0.2629136" calcext:value-type="float">
            <text:p>0.2629136</text:p>
          </table:table-cell>
          <table:table-cell office:value-type="float" office:value="0.1957886" calcext:value-type="float">
            <text:p>0.1957886</text:p>
          </table:table-cell>
          <table:table-cell office:value-type="float" office:value="0.216532" calcext:value-type="float">
            <text:p>0.216532</text:p>
          </table:table-cell>
          <table:table-cell office:value-type="float" office:value="0.3018241" calcext:value-type="float">
            <text:p>0.3018241</text:p>
          </table:table-cell>
          <table:table-cell office:value-type="float" office:value="0.3082034" calcext:value-type="float">
            <text:p>0.3082034</text:p>
          </table:table-cell>
          <table:table-cell office:value-type="float" office:value="0.3457195" calcext:value-type="float">
            <text:p>0.3457195</text:p>
          </table:table-cell>
          <table:table-cell office:value-type="float" office:value="0.3722424" calcext:value-type="float">
            <text:p>0.3722424</text:p>
          </table:table-cell>
          <table:table-cell office:value-type="float" office:value="0.3902648" calcext:value-type="float">
            <text:p>0.39026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2E-015" calcext:value-type="float">
            <text:p>1.9412E-15</text:p>
          </table:table-cell>
          <table:table-cell office:value-type="float" office:value="1.969448E-015" calcext:value-type="float">
            <text:p>1.969448E-15</text:p>
          </table:table-cell>
          <table:table-cell office:value-type="float" office:value="1.979671E-015" calcext:value-type="float">
            <text:p>1.979671E-15</text:p>
          </table:table-cell>
          <table:table-cell office:value-type="float" office:value="1.935734E-015" calcext:value-type="float">
            <text:p>1.935734E-15</text:p>
          </table:table-cell>
          <table:table-cell office:value-type="float" office:value="1.002854E-015" calcext:value-type="float">
            <text:p>1.002854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42658" calcext:value-type="float">
            <text:p>-17.42658</text:p>
          </table:table-cell>
          <table:table-cell office:value-type="float" office:value="-0.08806076" calcext:value-type="float">
            <text:p>-0.08806076</text:p>
          </table:table-cell>
          <table:table-cell office:value-type="float" office:value="-0.08453643" calcext:value-type="float">
            <text:p>-0.08453643</text:p>
          </table:table-cell>
          <table:table-cell office:value-type="float" office:value="-0.09044398" calcext:value-type="float">
            <text:p>-0.09044398</text:p>
          </table:table-cell>
          <table:table-cell office:value-type="float" office:value="-0.09891664" calcext:value-type="float">
            <text:p>-0.09891664</text:p>
          </table:table-cell>
          <table:table-cell office:value-type="float" office:value="-0.371679" calcext:value-type="float">
            <text:p>-0.371679</text:p>
          </table:table-cell>
          <table:table-cell office:value-type="float" office:value="-0.1479198" calcext:value-type="float">
            <text:p>-0.1479198</text:p>
          </table:table-cell>
          <table:table-cell office:value-type="float" office:value="-0.1438227" calcext:value-type="float">
            <text:p>-0.1438227</text:p>
          </table:table-cell>
          <table:table-cell office:value-type="float" office:value="-0.09729522" calcext:value-type="float">
            <text:p>-0.09729522</text:p>
          </table:table-cell>
          <table:table-cell office:value-type="float" office:value="-0.03926242" calcext:value-type="float">
            <text:p>-0.0392624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9.34851" calcext:value-type="float">
            <text:p>-29.34851</text:p>
          </table:table-cell>
          <table:table-cell office:value-type="float" office:value="0.04543841" calcext:value-type="float">
            <text:p>0.0454384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5308" calcext:value-type="float">
            <text:p>-2.3953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869.0989" calcext:value-type="float">
            <text:p>869.0989</text:p>
          </table:table-cell>
          <table:table-cell office:value-type="float" office:value="745.5862" calcext:value-type="float">
            <text:p>745.586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5.648" calcext:value-type="float">
            <text:p>1005.648</text:p>
          </table:table-cell>
          <table:table-cell office:value-type="float" office:value="101.3963" calcext:value-type="float">
            <text:p>101.3963</text:p>
          </table:table-cell>
          <table:table-cell office:value-type="float" office:value="0" calcext:value-type="float">
            <text:p>0</text:p>
          </table:table-cell>
          <table:table-cell office:value-type="float" office:value="0.1335952" calcext:value-type="float">
            <text:p>0.1335952</text:p>
          </table:table-cell>
          <table:table-cell office:value-type="float" office:value="0.2653235" calcext:value-type="float">
            <text:p>0.2653235</text:p>
          </table:table-cell>
          <table:table-cell office:value-type="float" office:value="0.2671234" calcext:value-type="float">
            <text:p>0.2671234</text:p>
          </table:table-cell>
          <table:table-cell office:value-type="float" office:value="0.2655634" calcext:value-type="float">
            <text:p>0.2655634</text:p>
          </table:table-cell>
          <table:table-cell office:value-type="float" office:value="0.2629887" calcext:value-type="float">
            <text:p>0.2629887</text:p>
          </table:table-cell>
          <table:table-cell office:value-type="float" office:value="0.1967167" calcext:value-type="float">
            <text:p>0.1967167</text:p>
          </table:table-cell>
          <table:table-cell office:value-type="float" office:value="0.216039" calcext:value-type="float">
            <text:p>0.216039</text:p>
          </table:table-cell>
          <table:table-cell office:value-type="float" office:value="0.3020191" calcext:value-type="float">
            <text:p>0.3020191</text:p>
          </table:table-cell>
          <table:table-cell office:value-type="float" office:value="0.3083726" calcext:value-type="float">
            <text:p>0.3083726</text:p>
          </table:table-cell>
          <table:table-cell office:value-type="float" office:value="0.345896" calcext:value-type="float">
            <text:p>0.345896</text:p>
          </table:table-cell>
          <table:table-cell office:value-type="float" office:value="0.3723305" calcext:value-type="float">
            <text:p>0.3723305</text:p>
          </table:table-cell>
          <table:table-cell office:value-type="float" office:value="0.3902089" calcext:value-type="float">
            <text:p>0.39020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514E-015" calcext:value-type="float">
            <text:p>1.941514E-15</text:p>
          </table:table-cell>
          <table:table-cell office:value-type="float" office:value="1.969419E-015" calcext:value-type="float">
            <text:p>1.969419E-15</text:p>
          </table:table-cell>
          <table:table-cell office:value-type="float" office:value="1.979656E-015" calcext:value-type="float">
            <text:p>1.979656E-15</text:p>
          </table:table-cell>
          <table:table-cell office:value-type="float" office:value="1.935718E-015" calcext:value-type="float">
            <text:p>1.935718E-15</text:p>
          </table:table-cell>
          <table:table-cell office:value-type="float" office:value="1.00284E-015" calcext:value-type="float">
            <text:p>1.00284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717" calcext:value-type="float">
            <text:p>-18.1717</text:p>
          </table:table-cell>
          <table:table-cell office:value-type="float" office:value="-0.0921559" calcext:value-type="float">
            <text:p>-0.0921559</text:p>
          </table:table-cell>
          <table:table-cell office:value-type="float" office:value="-0.08746965" calcext:value-type="float">
            <text:p>-0.08746965</text:p>
          </table:table-cell>
          <table:table-cell office:value-type="float" office:value="-0.09154927" calcext:value-type="float">
            <text:p>-0.09154927</text:p>
          </table:table-cell>
          <table:table-cell office:value-type="float" office:value="-0.09869297" calcext:value-type="float">
            <text:p>-0.09869297</text:p>
          </table:table-cell>
          <table:table-cell office:value-type="float" office:value="-0.3584516" calcext:value-type="float">
            <text:p>-0.3584516</text:p>
          </table:table-cell>
          <table:table-cell office:value-type="float" office:value="-0.1503457" calcext:value-type="float">
            <text:p>-0.1503457</text:p>
          </table:table-cell>
          <table:table-cell office:value-type="float" office:value="-0.1430095" calcext:value-type="float">
            <text:p>-0.1430095</text:p>
          </table:table-cell>
          <table:table-cell office:value-type="float" office:value="-0.09679728" calcext:value-type="float">
            <text:p>-0.09679728</text:p>
          </table:table-cell>
          <table:table-cell office:value-type="float" office:value="-0.03906948" calcext:value-type="float">
            <text:p>-0.0390694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2.93542" calcext:value-type="float">
            <text:p>-32.93542</text:p>
          </table:table-cell>
          <table:table-cell office:value-type="float" office:value="0.04543671" calcext:value-type="float">
            <text:p>0.0454367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8963" calcext:value-type="float">
            <text:p>-2.39896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869.3988" calcext:value-type="float">
            <text:p>869.3988</text:p>
          </table:table-cell>
          <table:table-cell office:value-type="float" office:value="745.6486" calcext:value-type="float">
            <text:p>745.648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6.512" calcext:value-type="float">
            <text:p>1006.512</text:p>
          </table:table-cell>
          <table:table-cell office:value-type="float" office:value="100.7698" calcext:value-type="float">
            <text:p>100.7698</text:p>
          </table:table-cell>
          <table:table-cell office:value-type="float" office:value="0" calcext:value-type="float">
            <text:p>0</text:p>
          </table:table-cell>
          <table:table-cell office:value-type="float" office:value="0.13766" calcext:value-type="float">
            <text:p>0.13766</text:p>
          </table:table-cell>
          <table:table-cell office:value-type="float" office:value="0.263925" calcext:value-type="float">
            <text:p>0.263925</text:p>
          </table:table-cell>
          <table:table-cell office:value-type="float" office:value="0.2659908" calcext:value-type="float">
            <text:p>0.2659908</text:p>
          </table:table-cell>
          <table:table-cell office:value-type="float" office:value="0.2650247" calcext:value-type="float">
            <text:p>0.2650247</text:p>
          </table:table-cell>
          <table:table-cell office:value-type="float" office:value="0.2624965" calcext:value-type="float">
            <text:p>0.2624965</text:p>
          </table:table-cell>
          <table:table-cell office:value-type="float" office:value="0.1978248" calcext:value-type="float">
            <text:p>0.1978248</text:p>
          </table:table-cell>
          <table:table-cell office:value-type="float" office:value="0.2155028" calcext:value-type="float">
            <text:p>0.2155028</text:p>
          </table:table-cell>
          <table:table-cell office:value-type="float" office:value="0.3022015" calcext:value-type="float">
            <text:p>0.3022015</text:p>
          </table:table-cell>
          <table:table-cell office:value-type="float" office:value="0.3085417" calcext:value-type="float">
            <text:p>0.3085417</text:p>
          </table:table-cell>
          <table:table-cell office:value-type="float" office:value="0.3460713" calcext:value-type="float">
            <text:p>0.3460713</text:p>
          </table:table-cell>
          <table:table-cell office:value-type="float" office:value="0.3724198" calcext:value-type="float">
            <text:p>0.3724198</text:p>
          </table:table-cell>
          <table:table-cell office:value-type="float" office:value="0.3905368" calcext:value-type="float">
            <text:p>0.3905368</text:p>
          </table:table-cell>
          <table:table-cell office:value-type="float" office:value="0.4542274" calcext:value-type="float">
            <text:p>0.4542274</text:p>
          </table:table-cell>
          <table:table-cell office:value-type="float" office:value="0" calcext:value-type="float">
            <text:p>0</text:p>
          </table:table-cell>
          <table:table-cell office:value-type="float" office:value="1.941804E-015" calcext:value-type="float">
            <text:p>1.941804E-15</text:p>
          </table:table-cell>
          <table:table-cell office:value-type="float" office:value="1.969398E-015" calcext:value-type="float">
            <text:p>1.969398E-15</text:p>
          </table:table-cell>
          <table:table-cell office:value-type="float" office:value="1.979643E-015" calcext:value-type="float">
            <text:p>1.979643E-15</text:p>
          </table:table-cell>
          <table:table-cell office:value-type="float" office:value="1.9357E-015" calcext:value-type="float">
            <text:p>1.9357E-15</text:p>
          </table:table-cell>
          <table:table-cell office:value-type="float" office:value="1.002828E-015" calcext:value-type="float">
            <text:p>1.002828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9398" calcext:value-type="float">
            <text:p>-14.49398</text:p>
          </table:table-cell>
          <table:table-cell office:value-type="float" office:value="-0.09599999" calcext:value-type="float">
            <text:p>-0.09599999</text:p>
          </table:table-cell>
          <table:table-cell office:value-type="float" office:value="-0.09037966" calcext:value-type="float">
            <text:p>-0.09037966</text:p>
          </table:table-cell>
          <table:table-cell office:value-type="float" office:value="-0.09298635" calcext:value-type="float">
            <text:p>-0.09298635</text:p>
          </table:table-cell>
          <table:table-cell office:value-type="float" office:value="-0.1001105" calcext:value-type="float">
            <text:p>-0.1001105</text:p>
          </table:table-cell>
          <table:table-cell office:value-type="float" office:value="-0.3433927" calcext:value-type="float">
            <text:p>-0.3433927</text:p>
          </table:table-cell>
          <table:table-cell office:value-type="float" office:value="-0.1530269" calcext:value-type="float">
            <text:p>-0.1530269</text:p>
          </table:table-cell>
          <table:table-cell office:value-type="float" office:value="-0.1422541" calcext:value-type="float">
            <text:p>-0.1422541</text:p>
          </table:table-cell>
          <table:table-cell office:value-type="float" office:value="-0.09630267" calcext:value-type="float">
            <text:p>-0.09630267</text:p>
          </table:table-cell>
          <table:table-cell office:value-type="float" office:value="-0.03887896" calcext:value-type="float">
            <text:p>-0.0388789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9.101948" calcext:value-type="float">
            <text:p>-9.101948</text:p>
          </table:table-cell>
          <table:table-cell office:value-type="float" office:value="0.04543522" calcext:value-type="float">
            <text:p>0.04543522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20844" calcext:value-type="float">
            <text:p>-2.3208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869.3988" calcext:value-type="float">
            <text:p>869.3988</text:p>
          </table:table-cell>
          <table:table-cell office:value-type="float" office:value="746.0396" calcext:value-type="float">
            <text:p>746.039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6.954" calcext:value-type="float">
            <text:p>1006.954</text:p>
          </table:table-cell>
          <table:table-cell office:value-type="float" office:value="99.93798" calcext:value-type="float">
            <text:p>99.93798</text:p>
          </table:table-cell>
          <table:table-cell office:value-type="float" office:value="0" calcext:value-type="float">
            <text:p>0</text:p>
          </table:table-cell>
          <table:table-cell office:value-type="float" office:value="0.1381803" calcext:value-type="float">
            <text:p>0.1381803</text:p>
          </table:table-cell>
          <table:table-cell office:value-type="float" office:value="0.261971" calcext:value-type="float">
            <text:p>0.261971</text:p>
          </table:table-cell>
          <table:table-cell office:value-type="float" office:value="0.2649358" calcext:value-type="float">
            <text:p>0.2649358</text:p>
          </table:table-cell>
          <table:table-cell office:value-type="float" office:value="0.2643906" calcext:value-type="float">
            <text:p>0.2643906</text:p>
          </table:table-cell>
          <table:table-cell office:value-type="float" office:value="0.2618927" calcext:value-type="float">
            <text:p>0.2618927</text:p>
          </table:table-cell>
          <table:table-cell office:value-type="float" office:value="0.1989159" calcext:value-type="float">
            <text:p>0.1989159</text:p>
          </table:table-cell>
          <table:table-cell office:value-type="float" office:value="0.2150368" calcext:value-type="float">
            <text:p>0.2150368</text:p>
          </table:table-cell>
          <table:table-cell office:value-type="float" office:value="0.3023686" calcext:value-type="float">
            <text:p>0.3023686</text:p>
          </table:table-cell>
          <table:table-cell office:value-type="float" office:value="0.3087098" calcext:value-type="float">
            <text:p>0.3087098</text:p>
          </table:table-cell>
          <table:table-cell office:value-type="float" office:value="0.3462451" calcext:value-type="float">
            <text:p>0.3462451</text:p>
          </table:table-cell>
          <table:table-cell office:value-type="float" office:value="0.3725257" calcext:value-type="float">
            <text:p>0.3725257</text:p>
          </table:table-cell>
          <table:table-cell office:value-type="float" office:value="0.3908249" calcext:value-type="float">
            <text:p>0.3908249</text:p>
          </table:table-cell>
          <table:table-cell office:value-type="float" office:value="0.4585894" calcext:value-type="float">
            <text:p>0.4585894</text:p>
          </table:table-cell>
          <table:table-cell office:value-type="float" office:value="0" calcext:value-type="float">
            <text:p>0</text:p>
          </table:table-cell>
          <table:table-cell office:value-type="float" office:value="1.942069E-015" calcext:value-type="float">
            <text:p>1.942069E-15</text:p>
          </table:table-cell>
          <table:table-cell office:value-type="float" office:value="1.96938E-015" calcext:value-type="float">
            <text:p>1.96938E-15</text:p>
          </table:table-cell>
          <table:table-cell office:value-type="float" office:value="1.979628E-015" calcext:value-type="float">
            <text:p>1.979628E-15</text:p>
          </table:table-cell>
          <table:table-cell office:value-type="float" office:value="1.935686E-015" calcext:value-type="float">
            <text:p>1.935686E-15</text:p>
          </table:table-cell>
          <table:table-cell office:value-type="float" office:value="1.00281E-015" calcext:value-type="float">
            <text:p>1.00281E-15</text:p>
          </table:table-cell>
          <table:table-cell office:value-type="float" office:value="1.931556E-015" calcext:value-type="float">
            <text:p>1.931556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8519" calcext:value-type="float">
            <text:p>-13.98519</text:p>
          </table:table-cell>
          <table:table-cell office:value-type="float" office:value="-0.1016142" calcext:value-type="float">
            <text:p>-0.1016142</text:p>
          </table:table-cell>
          <table:table-cell office:value-type="float" office:value="-0.093187" calcext:value-type="float">
            <text:p>-0.093187</text:p>
          </table:table-cell>
          <table:table-cell office:value-type="float" office:value="-0.09471731" calcext:value-type="float">
            <text:p>-0.09471731</text:p>
          </table:table-cell>
          <table:table-cell office:value-type="float" office:value="-0.1018948" calcext:value-type="float">
            <text:p>-0.1018948</text:p>
          </table:table-cell>
          <table:table-cell office:value-type="float" office:value="-0.3292185" calcext:value-type="float">
            <text:p>-0.3292185</text:p>
          </table:table-cell>
          <table:table-cell office:value-type="float" office:value="-0.1554105" calcext:value-type="float">
            <text:p>-0.1554105</text:p>
          </table:table-cell>
          <table:table-cell office:value-type="float" office:value="-0.1415659" calcext:value-type="float">
            <text:p>-0.1415659</text:p>
          </table:table-cell>
          <table:table-cell office:value-type="float" office:value="-0.09581345" calcext:value-type="float">
            <text:p>-0.09581345</text:p>
          </table:table-cell>
          <table:table-cell office:value-type="float" office:value="-0.03869114" calcext:value-type="float">
            <text:p>-0.0386911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1.64427" calcext:value-type="float">
            <text:p>-31.64427</text:p>
          </table:table-cell>
          <table:table-cell office:value-type="float" office:value="0.0454338" calcext:value-type="float">
            <text:p>0.0454338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49015" calcext:value-type="float">
            <text:p>-2.3490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869.3988" calcext:value-type="float">
            <text:p>869.3988</text:p>
          </table:table-cell>
          <table:table-cell office:value-type="float" office:value="746.2408" calcext:value-type="float">
            <text:p>746.240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7.479" calcext:value-type="float">
            <text:p>1007.479</text:p>
          </table:table-cell>
          <table:table-cell office:value-type="float" office:value="99.21192" calcext:value-type="float">
            <text:p>99.21192</text:p>
          </table:table-cell>
          <table:table-cell office:value-type="float" office:value="0" calcext:value-type="float">
            <text:p>0</text:p>
          </table:table-cell>
          <table:table-cell office:value-type="float" office:value="0.1501192" calcext:value-type="float">
            <text:p>0.1501192</text:p>
          </table:table-cell>
          <table:table-cell office:value-type="float" office:value="0.2553883" calcext:value-type="float">
            <text:p>0.2553883</text:p>
          </table:table-cell>
          <table:table-cell office:value-type="float" office:value="0.2624619" calcext:value-type="float">
            <text:p>0.2624619</text:p>
          </table:table-cell>
          <table:table-cell office:value-type="float" office:value="0.2625424" calcext:value-type="float">
            <text:p>0.2625424</text:p>
          </table:table-cell>
          <table:table-cell office:value-type="float" office:value="0.2603112" calcext:value-type="float">
            <text:p>0.2603112</text:p>
          </table:table-cell>
          <table:table-cell office:value-type="float" office:value="0.200967" calcext:value-type="float">
            <text:p>0.200967</text:p>
          </table:table-cell>
          <table:table-cell office:value-type="float" office:value="0.2146792" calcext:value-type="float">
            <text:p>0.2146792</text:p>
          </table:table-cell>
          <table:table-cell office:value-type="float" office:value="0.3025227" calcext:value-type="float">
            <text:p>0.3025227</text:p>
          </table:table-cell>
          <table:table-cell office:value-type="float" office:value="0.3088897" calcext:value-type="float">
            <text:p>0.3088897</text:p>
          </table:table-cell>
          <table:table-cell office:value-type="float" office:value="0.3465117" calcext:value-type="float">
            <text:p>0.3465117</text:p>
          </table:table-cell>
          <table:table-cell office:value-type="float" office:value="0.3724928" calcext:value-type="float">
            <text:p>0.3724928</text:p>
          </table:table-cell>
          <table:table-cell office:value-type="float" office:value="0.3909353" calcext:value-type="float">
            <text:p>0.3909353</text:p>
          </table:table-cell>
          <table:table-cell office:value-type="float" office:value="0.4620051" calcext:value-type="float">
            <text:p>0.4620051</text:p>
          </table:table-cell>
          <table:table-cell office:value-type="float" office:value="0" calcext:value-type="float">
            <text:p>0</text:p>
          </table:table-cell>
          <table:table-cell office:value-type="float" office:value="1.943154E-015" calcext:value-type="float">
            <text:p>1.943154E-15</text:p>
          </table:table-cell>
          <table:table-cell office:value-type="float" office:value="1.968567E-015" calcext:value-type="float">
            <text:p>1.968567E-15</text:p>
          </table:table-cell>
          <table:table-cell office:value-type="float" office:value="1.977831E-015" calcext:value-type="float">
            <text:p>1.977831E-15</text:p>
          </table:table-cell>
          <table:table-cell office:value-type="float" office:value="1.938268E-015" calcext:value-type="float">
            <text:p>1.938268E-15</text:p>
          </table:table-cell>
          <table:table-cell office:value-type="float" office:value="1.000001E-015" calcext:value-type="float">
            <text:p>1.000001E-15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2824" calcext:value-type="float">
            <text:p>-7.32824</text:p>
          </table:table-cell>
          <table:table-cell office:value-type="float" office:value="-0.1222141" calcext:value-type="float">
            <text:p>-0.1222141</text:p>
          </table:table-cell>
          <table:table-cell office:value-type="float" office:value="-0.09926473" calcext:value-type="float">
            <text:p>-0.09926473</text:p>
          </table:table-cell>
          <table:table-cell office:value-type="float" office:value="-0.09908827" calcext:value-type="float">
            <text:p>-0.09908827</text:p>
          </table:table-cell>
          <table:table-cell office:value-type="float" office:value="-0.1058221" calcext:value-type="float">
            <text:p>-0.1058221</text:p>
          </table:table-cell>
          <table:table-cell office:value-type="float" office:value="-0.3098536" calcext:value-type="float">
            <text:p>-0.3098536</text:p>
          </table:table-cell>
          <table:table-cell office:value-type="float" office:value="-0.1572697" calcext:value-type="float">
            <text:p>-0.1572697</text:p>
          </table:table-cell>
          <table:table-cell office:value-type="float" office:value="-0.1409342" calcext:value-type="float">
            <text:p>-0.1409342</text:p>
          </table:table-cell>
          <table:table-cell office:value-type="float" office:value="-0.09529357" calcext:value-type="float">
            <text:p>-0.09529357</text:p>
          </table:table-cell>
          <table:table-cell office:value-type="float" office:value="-0.03840569" calcext:value-type="float">
            <text:p>-0.0384056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8.09703" calcext:value-type="float">
            <text:p>-18.09703</text:p>
          </table:table-cell>
          <table:table-cell office:value-type="float" office:value="0.04072941" calcext:value-type="float">
            <text:p>0.0407294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9702" calcext:value-type="float">
            <text:p>-2.36970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869.3988" calcext:value-type="float">
            <text:p>869.3988</text:p>
          </table:table-cell>
          <table:table-cell office:value-type="float" office:value="746.6409" calcext:value-type="float">
            <text:p>746.640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7.079" calcext:value-type="float">
            <text:p>1007.079</text:p>
          </table:table-cell>
          <table:table-cell office:value-type="float" office:value="99.21192" calcext:value-type="float">
            <text:p>99.21192</text:p>
          </table:table-cell>
          <table:table-cell office:value-type="float" office:value="0" calcext:value-type="float">
            <text:p>0</text:p>
          </table:table-cell>
          <table:table-cell office:value-type="float" office:value="0.1503017" calcext:value-type="float">
            <text:p>0.1503017</text:p>
          </table:table-cell>
          <table:table-cell office:value-type="float" office:value="0.2475193" calcext:value-type="float">
            <text:p>0.2475193</text:p>
          </table:table-cell>
          <table:table-cell office:value-type="float" office:value="0.2602464" calcext:value-type="float">
            <text:p>0.2602464</text:p>
          </table:table-cell>
          <table:table-cell office:value-type="float" office:value="0.2616451" calcext:value-type="float">
            <text:p>0.2616451</text:p>
          </table:table-cell>
          <table:table-cell office:value-type="float" office:value="0.2594668" calcext:value-type="float">
            <text:p>0.2594668</text:p>
          </table:table-cell>
          <table:table-cell office:value-type="float" office:value="0.2019973" calcext:value-type="float">
            <text:p>0.2019973</text:p>
          </table:table-cell>
          <table:table-cell office:value-type="float" office:value="0.2143489" calcext:value-type="float">
            <text:p>0.2143489</text:p>
          </table:table-cell>
          <table:table-cell office:value-type="float" office:value="0.3026665" calcext:value-type="float">
            <text:p>0.3026665</text:p>
          </table:table-cell>
          <table:table-cell office:value-type="float" office:value="0.3090685" calcext:value-type="float">
            <text:p>0.3090685</text:p>
          </table:table-cell>
          <table:table-cell office:value-type="float" office:value="0.3467699" calcext:value-type="float">
            <text:p>0.3467699</text:p>
          </table:table-cell>
          <table:table-cell office:value-type="float" office:value="0.3724787" calcext:value-type="float">
            <text:p>0.3724787</text:p>
          </table:table-cell>
          <table:table-cell office:value-type="float" office:value="0.3909333" calcext:value-type="float">
            <text:p>0.39093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45E-015" calcext:value-type="float">
            <text:p>1.94345E-15</text:p>
          </table:table-cell>
          <table:table-cell office:value-type="float" office:value="1.968545E-015" calcext:value-type="float">
            <text:p>1.968545E-15</text:p>
          </table:table-cell>
          <table:table-cell office:value-type="float" office:value="1.97781E-015" calcext:value-type="float">
            <text:p>1.97781E-15</text:p>
          </table:table-cell>
          <table:table-cell office:value-type="float" office:value="1.938259E-015" calcext:value-type="float">
            <text:p>1.938259E-15</text:p>
          </table:table-cell>
          <table:table-cell office:value-type="float" office:value="9.99986E-016" calcext:value-type="float">
            <text:p>9.99986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82701" calcext:value-type="float">
            <text:p>-7.282701</text:p>
          </table:table-cell>
          <table:table-cell office:value-type="float" office:value="-0.1555789" calcext:value-type="float">
            <text:p>-0.1555789</text:p>
          </table:table-cell>
          <table:table-cell office:value-type="float" office:value="-0.1059291" calcext:value-type="float">
            <text:p>-0.1059291</text:p>
          </table:table-cell>
          <table:table-cell office:value-type="float" office:value="-0.1017243" calcext:value-type="float">
            <text:p>-0.1017243</text:p>
          </table:table-cell>
          <table:table-cell office:value-type="float" office:value="-0.1084838" calcext:value-type="float">
            <text:p>-0.1084838</text:p>
          </table:table-cell>
          <table:table-cell office:value-type="float" office:value="-0.2979831" calcext:value-type="float">
            <text:p>-0.2979831</text:p>
          </table:table-cell>
          <table:table-cell office:value-type="float" office:value="-0.1589997" calcext:value-type="float">
            <text:p>-0.1589997</text:p>
          </table:table-cell>
          <table:table-cell office:value-type="float" office:value="-0.140348" calcext:value-type="float">
            <text:p>-0.140348</text:p>
          </table:table-cell>
          <table:table-cell office:value-type="float" office:value="-0.09477941" calcext:value-type="float">
            <text:p>-0.09477941</text:p>
          </table:table-cell>
          <table:table-cell office:value-type="float" office:value="-0.03813059" calcext:value-type="float">
            <text:p>-0.0381305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5.3019" calcext:value-type="float">
            <text:p>-15.3019</text:p>
          </table:table-cell>
          <table:table-cell office:value-type="float" office:value="0.04072786" calcext:value-type="float">
            <text:p>0.0407278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7275" calcext:value-type="float">
            <text:p>-2.3772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869.3988" calcext:value-type="float">
            <text:p>869.3988</text:p>
          </table:table-cell>
          <table:table-cell office:value-type="float" office:value="747.0658" calcext:value-type="float">
            <text:p>747.065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6.654" calcext:value-type="float">
            <text:p>1006.654</text:p>
          </table:table-cell>
          <table:table-cell office:value-type="float" office:value="99.21192" calcext:value-type="float">
            <text:p>99.21192</text:p>
          </table:table-cell>
          <table:table-cell office:value-type="float" office:value="0" calcext:value-type="float">
            <text:p>0</text:p>
          </table:table-cell>
          <table:table-cell office:value-type="float" office:value="0.1466468" calcext:value-type="float">
            <text:p>0.1466468</text:p>
          </table:table-cell>
          <table:table-cell office:value-type="float" office:value="0.2412701" calcext:value-type="float">
            <text:p>0.2412701</text:p>
          </table:table-cell>
          <table:table-cell office:value-type="float" office:value="0.257749" calcext:value-type="float">
            <text:p>0.257749</text:p>
          </table:table-cell>
          <table:table-cell office:value-type="float" office:value="0.2603829" calcext:value-type="float">
            <text:p>0.2603829</text:p>
          </table:table-cell>
          <table:table-cell office:value-type="float" office:value="0.2583736" calcext:value-type="float">
            <text:p>0.2583736</text:p>
          </table:table-cell>
          <table:table-cell office:value-type="float" office:value="0.2031297" calcext:value-type="float">
            <text:p>0.2031297</text:p>
          </table:table-cell>
          <table:table-cell office:value-type="float" office:value="0.2140134" calcext:value-type="float">
            <text:p>0.2140134</text:p>
          </table:table-cell>
          <table:table-cell office:value-type="float" office:value="0.3027992" calcext:value-type="float">
            <text:p>0.3027992</text:p>
          </table:table-cell>
          <table:table-cell office:value-type="float" office:value="0.3092463" calcext:value-type="float">
            <text:p>0.3092463</text:p>
          </table:table-cell>
          <table:table-cell office:value-type="float" office:value="0.3470208" calcext:value-type="float">
            <text:p>0.3470208</text:p>
          </table:table-cell>
          <table:table-cell office:value-type="float" office:value="0.3724764" calcext:value-type="float">
            <text:p>0.3724764</text:p>
          </table:table-cell>
          <table:table-cell office:value-type="float" office:value="0.3908945" calcext:value-type="float">
            <text:p>0.39089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731E-015" calcext:value-type="float">
            <text:p>1.943731E-15</text:p>
          </table:table-cell>
          <table:table-cell office:value-type="float" office:value="1.968526E-015" calcext:value-type="float">
            <text:p>1.968526E-15</text:p>
          </table:table-cell>
          <table:table-cell office:value-type="float" office:value="1.977799E-015" calcext:value-type="float">
            <text:p>1.977799E-15</text:p>
          </table:table-cell>
          <table:table-cell office:value-type="float" office:value="1.938239E-015" calcext:value-type="float">
            <text:p>1.938239E-15</text:p>
          </table:table-cell>
          <table:table-cell office:value-type="float" office:value="9.999732E-016" calcext:value-type="float">
            <text:p>9.99973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47903" calcext:value-type="float">
            <text:p>-8.847903</text:p>
          </table:table-cell>
          <table:table-cell office:value-type="float" office:value="-0.1895927" calcext:value-type="float">
            <text:p>-0.1895927</text:p>
          </table:table-cell>
          <table:table-cell office:value-type="float" office:value="-0.1140967" calcext:value-type="float">
            <text:p>-0.1140967</text:p>
          </table:table-cell>
          <table:table-cell office:value-type="float" office:value="-0.1055792" calcext:value-type="float">
            <text:p>-0.1055792</text:p>
          </table:table-cell>
          <table:table-cell office:value-type="float" office:value="-0.1120673" calcext:value-type="float">
            <text:p>-0.1120673</text:p>
          </table:table-cell>
          <table:table-cell office:value-type="float" office:value="-0.2854812" calcext:value-type="float">
            <text:p>-0.2854812</text:p>
          </table:table-cell>
          <table:table-cell office:value-type="float" office:value="-0.1607889" calcext:value-type="float">
            <text:p>-0.1607889</text:p>
          </table:table-cell>
          <table:table-cell office:value-type="float" office:value="-0.139809" calcext:value-type="float">
            <text:p>-0.139809</text:p>
          </table:table-cell>
          <table:table-cell office:value-type="float" office:value="-0.09427144" calcext:value-type="float">
            <text:p>-0.09427144</text:p>
          </table:table-cell>
          <table:table-cell office:value-type="float" office:value="-0.0378654" calcext:value-type="float">
            <text:p>-0.037865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4.41921" calcext:value-type="float">
            <text:p>-14.41921</text:p>
          </table:table-cell>
          <table:table-cell office:value-type="float" office:value="0.04072645" calcext:value-type="float">
            <text:p>0.0407264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1188" calcext:value-type="float">
            <text:p>-2.3811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869.3988" calcext:value-type="float">
            <text:p>869.3988</text:p>
          </table:table-cell>
          <table:table-cell office:value-type="float" office:value="747.4672" calcext:value-type="float">
            <text:p>747.467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6.254" calcext:value-type="float">
            <text:p>1006.254</text:p>
          </table:table-cell>
          <table:table-cell office:value-type="float" office:value="99.21192" calcext:value-type="float">
            <text:p>99.21192</text:p>
          </table:table-cell>
          <table:table-cell office:value-type="float" office:value="0" calcext:value-type="float">
            <text:p>0</text:p>
          </table:table-cell>
          <table:table-cell office:value-type="float" office:value="0.1489424" calcext:value-type="float">
            <text:p>0.1489424</text:p>
          </table:table-cell>
          <table:table-cell office:value-type="float" office:value="0.2353337" calcext:value-type="float">
            <text:p>0.2353337</text:p>
          </table:table-cell>
          <table:table-cell office:value-type="float" office:value="0.2554983" calcext:value-type="float">
            <text:p>0.2554983</text:p>
          </table:table-cell>
          <table:table-cell office:value-type="float" office:value="0.2590809" calcext:value-type="float">
            <text:p>0.2590809</text:p>
          </table:table-cell>
          <table:table-cell office:value-type="float" office:value="0.2572746" calcext:value-type="float">
            <text:p>0.2572746</text:p>
          </table:table-cell>
          <table:table-cell office:value-type="float" office:value="0.2041533" calcext:value-type="float">
            <text:p>0.2041533</text:p>
          </table:table-cell>
          <table:table-cell office:value-type="float" office:value="0.2137693" calcext:value-type="float">
            <text:p>0.2137693</text:p>
          </table:table-cell>
          <table:table-cell office:value-type="float" office:value="0.3029227" calcext:value-type="float">
            <text:p>0.3029227</text:p>
          </table:table-cell>
          <table:table-cell office:value-type="float" office:value="0.309422" calcext:value-type="float">
            <text:p>0.309422</text:p>
          </table:table-cell>
          <table:table-cell office:value-type="float" office:value="0.3472647" calcext:value-type="float">
            <text:p>0.3472647</text:p>
          </table:table-cell>
          <table:table-cell office:value-type="float" office:value="0.3724829" calcext:value-type="float">
            <text:p>0.3724829</text:p>
          </table:table-cell>
          <table:table-cell office:value-type="float" office:value="0.3908387" calcext:value-type="float">
            <text:p>0.390838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398E-015" calcext:value-type="float">
            <text:p>1.94398E-15</text:p>
          </table:table-cell>
          <table:table-cell office:value-type="float" office:value="1.968511E-015" calcext:value-type="float">
            <text:p>1.968511E-15</text:p>
          </table:table-cell>
          <table:table-cell office:value-type="float" office:value="1.97779E-015" calcext:value-type="float">
            <text:p>1.97779E-15</text:p>
          </table:table-cell>
          <table:table-cell office:value-type="float" office:value="1.93822E-015" calcext:value-type="float">
            <text:p>1.93822E-15</text:p>
          </table:table-cell>
          <table:table-cell office:value-type="float" office:value="9.999593E-016" calcext:value-type="float">
            <text:p>9.99959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71882" calcext:value-type="float">
            <text:p>-7.771882</text:p>
          </table:table-cell>
          <table:table-cell office:value-type="float" office:value="-0.2297787" calcext:value-type="float">
            <text:p>-0.2297787</text:p>
          </table:table-cell>
          <table:table-cell office:value-type="float" office:value="-0.1220662" calcext:value-type="float">
            <text:p>-0.1220662</text:p>
          </table:table-cell>
          <table:table-cell office:value-type="float" office:value="-0.1097249" calcext:value-type="float">
            <text:p>-0.1097249</text:p>
          </table:table-cell>
          <table:table-cell office:value-type="float" office:value="-0.1158092" calcext:value-type="float">
            <text:p>-0.1158092</text:p>
          </table:table-cell>
          <table:table-cell office:value-type="float" office:value="-0.2746904" calcext:value-type="float">
            <text:p>-0.2746904</text:p>
          </table:table-cell>
          <table:table-cell office:value-type="float" office:value="-0.1621065" calcext:value-type="float">
            <text:p>-0.1621065</text:p>
          </table:table-cell>
          <table:table-cell office:value-type="float" office:value="-0.1393099" calcext:value-type="float">
            <text:p>-0.1393099</text:p>
          </table:table-cell>
          <table:table-cell office:value-type="float" office:value="-0.09377206" calcext:value-type="float">
            <text:p>-0.09377206</text:p>
          </table:table-cell>
          <table:table-cell office:value-type="float" office:value="-0.03760943" calcext:value-type="float">
            <text:p>-0.0376094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7.71278" calcext:value-type="float">
            <text:p>-17.71278</text:p>
          </table:table-cell>
          <table:table-cell office:value-type="float" office:value="0.04072513" calcext:value-type="float">
            <text:p>0.0407251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4951" calcext:value-type="float">
            <text:p>-2.3849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869.3988" calcext:value-type="float">
            <text:p>869.3988</text:p>
          </table:table-cell>
          <table:table-cell office:value-type="float" office:value="747.8305" calcext:value-type="float">
            <text:p>747.8305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5.89" calcext:value-type="float">
            <text:p>1005.89</text:p>
          </table:table-cell>
          <table:table-cell office:value-type="float" office:value="99.21192" calcext:value-type="float">
            <text:p>99.21192</text:p>
          </table:table-cell>
          <table:table-cell office:value-type="float" office:value="0" calcext:value-type="float">
            <text:p>0</text:p>
          </table:table-cell>
          <table:table-cell office:value-type="float" office:value="0.1507335" calcext:value-type="float">
            <text:p>0.1507335</text:p>
          </table:table-cell>
          <table:table-cell office:value-type="float" office:value="0.2292224" calcext:value-type="float">
            <text:p>0.2292224</text:p>
          </table:table-cell>
          <table:table-cell office:value-type="float" office:value="0.2532927" calcext:value-type="float">
            <text:p>0.2532927</text:p>
          </table:table-cell>
          <table:table-cell office:value-type="float" office:value="0.257744" calcext:value-type="float">
            <text:p>0.257744</text:p>
          </table:table-cell>
          <table:table-cell office:value-type="float" office:value="0.2561418" calcext:value-type="float">
            <text:p>0.2561418</text:p>
          </table:table-cell>
          <table:table-cell office:value-type="float" office:value="0.2050875" calcext:value-type="float">
            <text:p>0.2050875</text:p>
          </table:table-cell>
          <table:table-cell office:value-type="float" office:value="0.2136026" calcext:value-type="float">
            <text:p>0.2136026</text:p>
          </table:table-cell>
          <table:table-cell office:value-type="float" office:value="0.3030396" calcext:value-type="float">
            <text:p>0.3030396</text:p>
          </table:table-cell>
          <table:table-cell office:value-type="float" office:value="0.3095964" calcext:value-type="float">
            <text:p>0.3095964</text:p>
          </table:table-cell>
          <table:table-cell office:value-type="float" office:value="0.3475023" calcext:value-type="float">
            <text:p>0.3475023</text:p>
          </table:table-cell>
          <table:table-cell office:value-type="float" office:value="0.3724959" calcext:value-type="float">
            <text:p>0.3724959</text:p>
          </table:table-cell>
          <table:table-cell office:value-type="float" office:value="0.3907695" calcext:value-type="float">
            <text:p>0.39076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4249E-015" calcext:value-type="float">
            <text:p>1.944249E-15</text:p>
          </table:table-cell>
          <table:table-cell office:value-type="float" office:value="1.96849E-015" calcext:value-type="float">
            <text:p>1.96849E-15</text:p>
          </table:table-cell>
          <table:table-cell office:value-type="float" office:value="1.977776E-015" calcext:value-type="float">
            <text:p>1.977776E-15</text:p>
          </table:table-cell>
          <table:table-cell office:value-type="float" office:value="1.938205E-015" calcext:value-type="float">
            <text:p>1.938205E-15</text:p>
          </table:table-cell>
          <table:table-cell office:value-type="float" office:value="9.999443E-016" calcext:value-type="float">
            <text:p>9.99944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87263" calcext:value-type="float">
            <text:p>-7.087263</text:p>
          </table:table-cell>
          <table:table-cell office:value-type="float" office:value="-0.2810624" calcext:value-type="float">
            <text:p>-0.2810624</text:p>
          </table:table-cell>
          <table:table-cell office:value-type="float" office:value="-0.1304909" calcext:value-type="float">
            <text:p>-0.1304909</text:p>
          </table:table-cell>
          <table:table-cell office:value-type="float" office:value="-0.1141851" calcext:value-type="float">
            <text:p>-0.1141851</text:p>
          </table:table-cell>
          <table:table-cell office:value-type="float" office:value="-0.1198077" calcext:value-type="float">
            <text:p>-0.1198077</text:p>
          </table:table-cell>
          <table:table-cell office:value-type="float" office:value="-0.2652427" calcext:value-type="float">
            <text:p>-0.2652427</text:p>
          </table:table-cell>
          <table:table-cell office:value-type="float" office:value="-0.1630134" calcext:value-type="float">
            <text:p>-0.1630134</text:p>
          </table:table-cell>
          <table:table-cell office:value-type="float" office:value="-0.1388392" calcext:value-type="float">
            <text:p>-0.1388392</text:p>
          </table:table-cell>
          <table:table-cell office:value-type="float" office:value="-0.09327938" calcext:value-type="float">
            <text:p>-0.09327938</text:p>
          </table:table-cell>
          <table:table-cell office:value-type="float" office:value="-0.03736203" calcext:value-type="float">
            <text:p>-0.0373620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6.45438" calcext:value-type="float">
            <text:p>-16.45438</text:p>
          </table:table-cell>
          <table:table-cell office:value-type="float" office:value="0.0407237" calcext:value-type="float">
            <text:p>0.040723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8575" calcext:value-type="float">
            <text:p>-2.3885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869.4987" calcext:value-type="float">
            <text:p>869.4987</text:p>
          </table:table-cell>
          <table:table-cell office:value-type="float" office:value="748.3397" calcext:value-type="float">
            <text:p>748.339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5.481" calcext:value-type="float">
            <text:p>1005.481</text:p>
          </table:table-cell>
          <table:table-cell office:value-type="float" office:value="99.21192" calcext:value-type="float">
            <text:p>99.21192</text:p>
          </table:table-cell>
          <table:table-cell office:value-type="float" office:value="0" calcext:value-type="float">
            <text:p>0</text:p>
          </table:table-cell>
          <table:table-cell office:value-type="float" office:value="0.1501246" calcext:value-type="float">
            <text:p>0.1501246</text:p>
          </table:table-cell>
          <table:table-cell office:value-type="float" office:value="0.222822" calcext:value-type="float">
            <text:p>0.222822</text:p>
          </table:table-cell>
          <table:table-cell office:value-type="float" office:value="0.2512439" calcext:value-type="float">
            <text:p>0.2512439</text:p>
          </table:table-cell>
          <table:table-cell office:value-type="float" office:value="0.2563886" calcext:value-type="float">
            <text:p>0.2563886</text:p>
          </table:table-cell>
          <table:table-cell office:value-type="float" office:value="0.2550341" calcext:value-type="float">
            <text:p>0.2550341</text:p>
          </table:table-cell>
          <table:table-cell office:value-type="float" office:value="0.2059403" calcext:value-type="float">
            <text:p>0.2059403</text:p>
          </table:table-cell>
          <table:table-cell office:value-type="float" office:value="0.2135001" calcext:value-type="float">
            <text:p>0.2135001</text:p>
          </table:table-cell>
          <table:table-cell office:value-type="float" office:value="0.3031513" calcext:value-type="float">
            <text:p>0.3031513</text:p>
          </table:table-cell>
          <table:table-cell office:value-type="float" office:value="0.3097694" calcext:value-type="float">
            <text:p>0.3097694</text:p>
          </table:table-cell>
          <table:table-cell office:value-type="float" office:value="0.3477333" calcext:value-type="float">
            <text:p>0.3477333</text:p>
          </table:table-cell>
          <table:table-cell office:value-type="float" office:value="0.3725132" calcext:value-type="float">
            <text:p>0.3725132</text:p>
          </table:table-cell>
          <table:table-cell office:value-type="float" office:value="0.3906896" calcext:value-type="float">
            <text:p>0.39068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4556E-015" calcext:value-type="float">
            <text:p>1.944556E-15</text:p>
          </table:table-cell>
          <table:table-cell office:value-type="float" office:value="1.968469E-015" calcext:value-type="float">
            <text:p>1.968469E-15</text:p>
          </table:table-cell>
          <table:table-cell office:value-type="float" office:value="1.97776E-015" calcext:value-type="float">
            <text:p>1.97776E-15</text:p>
          </table:table-cell>
          <table:table-cell office:value-type="float" office:value="1.938187E-015" calcext:value-type="float">
            <text:p>1.938187E-15</text:p>
          </table:table-cell>
          <table:table-cell office:value-type="float" office:value="9.999295E-016" calcext:value-type="float">
            <text:p>9.99929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25494" calcext:value-type="float">
            <text:p>-7.325494</text:p>
          </table:table-cell>
          <table:table-cell office:value-type="float" office:value="-0.3494699" calcext:value-type="float">
            <text:p>-0.3494699</text:p>
          </table:table-cell>
          <table:table-cell office:value-type="float" office:value="-0.1389164" calcext:value-type="float">
            <text:p>-0.1389164</text:p>
          </table:table-cell>
          <table:table-cell office:value-type="float" office:value="-0.1189171" calcext:value-type="float">
            <text:p>-0.1189171</text:p>
          </table:table-cell>
          <table:table-cell office:value-type="float" office:value="-0.1238744" calcext:value-type="float">
            <text:p>-0.1238744</text:p>
          </table:table-cell>
          <table:table-cell office:value-type="float" office:value="-0.2569385" calcext:value-type="float">
            <text:p>-0.2569385</text:p>
          </table:table-cell>
          <table:table-cell office:value-type="float" office:value="-0.1635748" calcext:value-type="float">
            <text:p>-0.1635748</text:p>
          </table:table-cell>
          <table:table-cell office:value-type="float" office:value="-0.1383911" calcext:value-type="float">
            <text:p>-0.1383911</text:p>
          </table:table-cell>
          <table:table-cell office:value-type="float" office:value="-0.09279374" calcext:value-type="float">
            <text:p>-0.09279374</text:p>
          </table:table-cell>
          <table:table-cell office:value-type="float" office:value="-0.03712317" calcext:value-type="float">
            <text:p>-0.03712317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6.08688" calcext:value-type="float">
            <text:p>-16.08688</text:p>
          </table:table-cell>
          <table:table-cell office:value-type="float" office:value="0.04072204" calcext:value-type="float">
            <text:p>0.0407220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2077" calcext:value-type="float">
            <text:p>-2.3920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869.4987" calcext:value-type="float">
            <text:p>869.4987</text:p>
          </table:table-cell>
          <table:table-cell office:value-type="float" office:value="748.7309" calcext:value-type="float">
            <text:p>748.730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5.09" calcext:value-type="float">
            <text:p>1005.09</text:p>
          </table:table-cell>
          <table:table-cell office:value-type="float" office:value="99.21192" calcext:value-type="float">
            <text:p>99.21192</text:p>
          </table:table-cell>
          <table:table-cell office:value-type="float" office:value="0" calcext:value-type="float">
            <text:p>0</text:p>
          </table:table-cell>
          <table:table-cell office:value-type="float" office:value="0.147813" calcext:value-type="float">
            <text:p>0.147813</text:p>
          </table:table-cell>
          <table:table-cell office:value-type="float" office:value="0.2171199" calcext:value-type="float">
            <text:p>0.2171199</text:p>
          </table:table-cell>
          <table:table-cell office:value-type="float" office:value="0.2494115" calcext:value-type="float">
            <text:p>0.2494115</text:p>
          </table:table-cell>
          <table:table-cell office:value-type="float" office:value="0.2550393" calcext:value-type="float">
            <text:p>0.2550393</text:p>
          </table:table-cell>
          <table:table-cell office:value-type="float" office:value="0.25365" calcext:value-type="float">
            <text:p>0.25365</text:p>
          </table:table-cell>
          <table:table-cell office:value-type="float" office:value="0.2068959" calcext:value-type="float">
            <text:p>0.2068959</text:p>
          </table:table-cell>
          <table:table-cell office:value-type="float" office:value="0.213369" calcext:value-type="float">
            <text:p>0.213369</text:p>
          </table:table-cell>
          <table:table-cell office:value-type="float" office:value="0.3032593" calcext:value-type="float">
            <text:p>0.3032593</text:p>
          </table:table-cell>
          <table:table-cell office:value-type="float" office:value="0.3099406" calcext:value-type="float">
            <text:p>0.3099406</text:p>
          </table:table-cell>
          <table:table-cell office:value-type="float" office:value="0.3479588" calcext:value-type="float">
            <text:p>0.3479588</text:p>
          </table:table-cell>
          <table:table-cell office:value-type="float" office:value="0.3725339" calcext:value-type="float">
            <text:p>0.3725339</text:p>
          </table:table-cell>
          <table:table-cell office:value-type="float" office:value="0.3906019" calcext:value-type="float">
            <text:p>0.39060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4861E-015" calcext:value-type="float">
            <text:p>1.944861E-15</text:p>
          </table:table-cell>
          <table:table-cell office:value-type="float" office:value="1.968445E-015" calcext:value-type="float">
            <text:p>1.968445E-15</text:p>
          </table:table-cell>
          <table:table-cell office:value-type="float" office:value="1.977742E-015" calcext:value-type="float">
            <text:p>1.977742E-15</text:p>
          </table:table-cell>
          <table:table-cell office:value-type="float" office:value="1.938174E-015" calcext:value-type="float">
            <text:p>1.938174E-15</text:p>
          </table:table-cell>
          <table:table-cell office:value-type="float" office:value="9.999139E-016" calcext:value-type="float">
            <text:p>9.9991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72443" calcext:value-type="float">
            <text:p>-8.272443</text:p>
          </table:table-cell>
          <table:table-cell office:value-type="float" office:value="-0.427108" calcext:value-type="float">
            <text:p>-0.427108</text:p>
          </table:table-cell>
          <table:table-cell office:value-type="float" office:value="-0.1469793" calcext:value-type="float">
            <text:p>-0.1469793</text:p>
          </table:table-cell>
          <table:table-cell office:value-type="float" office:value="-0.1238402" calcext:value-type="float">
            <text:p>-0.1238402</text:p>
          </table:table-cell>
          <table:table-cell office:value-type="float" office:value="-0.1291591" calcext:value-type="float">
            <text:p>-0.1291591</text:p>
          </table:table-cell>
          <table:table-cell office:value-type="float" office:value="-0.2480057" calcext:value-type="float">
            <text:p>-0.2480057</text:p>
          </table:table-cell>
          <table:table-cell office:value-type="float" office:value="-0.1642886" calcext:value-type="float">
            <text:p>-0.1642886</text:p>
          </table:table-cell>
          <table:table-cell office:value-type="float" office:value="-0.1379596" calcext:value-type="float">
            <text:p>-0.1379596</text:p>
          </table:table-cell>
          <table:table-cell office:value-type="float" office:value="-0.09231578" calcext:value-type="float">
            <text:p>-0.09231578</text:p>
          </table:table-cell>
          <table:table-cell office:value-type="float" office:value="-0.03689165" calcext:value-type="float">
            <text:p>-0.0368916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6.07729" calcext:value-type="float">
            <text:p>-16.07729</text:p>
          </table:table-cell>
          <table:table-cell office:value-type="float" office:value="0.04072046" calcext:value-type="float">
            <text:p>0.0407204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5476" calcext:value-type="float">
            <text:p>-2.3954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869.4987" calcext:value-type="float">
            <text:p>869.4987</text:p>
          </table:table-cell>
          <table:table-cell office:value-type="float" office:value="749.0334" calcext:value-type="float">
            <text:p>749.033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04.789" calcext:value-type="float">
            <text:p>1004.789</text:p>
          </table:table-cell>
          <table:table-cell office:value-type="float" office:value="99.21192" calcext:value-type="float">
            <text:p>99.21192</text:p>
          </table:table-cell>
          <table:table-cell office:value-type="float" office:value="0" calcext:value-type="float">
            <text:p>0</text:p>
          </table:table-cell>
          <table:table-cell office:value-type="float" office:value="0.1466926" calcext:value-type="float">
            <text:p>0.1466926</text:p>
          </table:table-cell>
          <table:table-cell office:value-type="float" office:value="0.212166" calcext:value-type="float">
            <text:p>0.212166</text:p>
          </table:table-cell>
          <table:table-cell office:value-type="float" office:value="0.2477725" calcext:value-type="float">
            <text:p>0.2477725</text:p>
          </table:table-cell>
          <table:table-cell office:value-type="float" office:value="0.2535591" calcext:value-type="float">
            <text:p>0.2535591</text:p>
          </table:table-cell>
          <table:table-cell office:value-type="float" office:value="0.2523111" calcext:value-type="float">
            <text:p>0.2523111</text:p>
          </table:table-cell>
          <table:table-cell office:value-type="float" office:value="0.2078344" calcext:value-type="float">
            <text:p>0.2078344</text:p>
          </table:table-cell>
          <table:table-cell office:value-type="float" office:value="0.2132652" calcext:value-type="float">
            <text:p>0.2132652</text:p>
          </table:table-cell>
          <table:table-cell office:value-type="float" office:value="0.3033621" calcext:value-type="float">
            <text:p>0.3033621</text:p>
          </table:table-cell>
          <table:table-cell office:value-type="float" office:value="0.3101098" calcext:value-type="float">
            <text:p>0.3101098</text:p>
          </table:table-cell>
          <table:table-cell office:value-type="float" office:value="0.3481788" calcext:value-type="float">
            <text:p>0.3481788</text:p>
          </table:table-cell>
          <table:table-cell office:value-type="float" office:value="0.3725569" calcext:value-type="float">
            <text:p>0.3725569</text:p>
          </table:table-cell>
          <table:table-cell office:value-type="float" office:value="0.3905073" calcext:value-type="float">
            <text:p>0.39050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5131E-015" calcext:value-type="float">
            <text:p>1.945131E-15</text:p>
          </table:table-cell>
          <table:table-cell office:value-type="float" office:value="1.968428E-015" calcext:value-type="float">
            <text:p>1.968428E-15</text:p>
          </table:table-cell>
          <table:table-cell office:value-type="float" office:value="1.977725E-015" calcext:value-type="float">
            <text:p>1.977725E-15</text:p>
          </table:table-cell>
          <table:table-cell office:value-type="float" office:value="1.938162E-015" calcext:value-type="float">
            <text:p>1.938162E-15</text:p>
          </table:table-cell>
          <table:table-cell office:value-type="float" office:value="9.998975E-016" calcext:value-type="float">
            <text:p>9.99897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32172" calcext:value-type="float">
            <text:p>-8.832172</text:p>
          </table:table-cell>
          <table:table-cell office:value-type="float" office:value="-0.5100361" calcext:value-type="float">
            <text:p>-0.5100361</text:p>
          </table:table-cell>
          <table:table-cell office:value-type="float" office:value="-0.1546465" calcext:value-type="float">
            <text:p>-0.1546465</text:p>
          </table:table-cell>
          <table:table-cell office:value-type="float" office:value="-0.1295147" calcext:value-type="float">
            <text:p>-0.1295147</text:p>
          </table:table-cell>
          <table:table-cell office:value-type="float" office:value="-0.1345354" calcext:value-type="float">
            <text:p>-0.1345354</text:p>
          </table:table-cell>
          <table:table-cell office:value-type="float" office:value="-0.2395452" calcext:value-type="float">
            <text:p>-0.2395452</text:p>
          </table:table-cell>
          <table:table-cell office:value-type="float" office:value="-0.1648631" calcext:value-type="float">
            <text:p>-0.1648631</text:p>
          </table:table-cell>
          <table:table-cell office:value-type="float" office:value="-0.1375499" calcext:value-type="float">
            <text:p>-0.1375499</text:p>
          </table:table-cell>
          <table:table-cell office:value-type="float" office:value="-0.09184599" calcext:value-type="float">
            <text:p>-0.09184599</text:p>
          </table:table-cell>
          <table:table-cell office:value-type="float" office:value="-0.03666732" calcext:value-type="float">
            <text:p>-0.0366673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3.02919" calcext:value-type="float">
            <text:p>-13.02919</text:p>
          </table:table-cell>
          <table:table-cell office:value-type="float" office:value="0.04071907" calcext:value-type="float">
            <text:p>0.0407190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878" calcext:value-type="float">
            <text:p>-2.398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879.9989" calcext:value-type="float">
            <text:p>879.9989</text:p>
          </table:table-cell>
          <table:table-cell office:value-type="float" office:value="749.3741" calcext:value-type="float">
            <text:p>749.374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5.061" calcext:value-type="float">
            <text:p>1015.061</text:p>
          </table:table-cell>
          <table:table-cell office:value-type="float" office:value="99.09882" calcext:value-type="float">
            <text:p>99.09882</text:p>
          </table:table-cell>
          <table:table-cell office:value-type="float" office:value="0" calcext:value-type="float">
            <text:p>0</text:p>
          </table:table-cell>
          <table:table-cell office:value-type="float" office:value="0.3048431" calcext:value-type="float">
            <text:p>0.3048431</text:p>
          </table:table-cell>
          <table:table-cell office:value-type="float" office:value="0.2515842" calcext:value-type="float">
            <text:p>0.2515842</text:p>
          </table:table-cell>
          <table:table-cell office:value-type="float" office:value="0.2475178" calcext:value-type="float">
            <text:p>0.2475178</text:p>
          </table:table-cell>
          <table:table-cell office:value-type="float" office:value="0.252204" calcext:value-type="float">
            <text:p>0.252204</text:p>
          </table:table-cell>
          <table:table-cell office:value-type="float" office:value="0.2510833" calcext:value-type="float">
            <text:p>0.2510833</text:p>
          </table:table-cell>
          <table:table-cell office:value-type="float" office:value="0.2088139" calcext:value-type="float">
            <text:p>0.2088139</text:p>
          </table:table-cell>
          <table:table-cell office:value-type="float" office:value="0.2387834" calcext:value-type="float">
            <text:p>0.2387834</text:p>
          </table:table-cell>
          <table:table-cell office:value-type="float" office:value="0.3036581" calcext:value-type="float">
            <text:p>0.3036581</text:p>
          </table:table-cell>
          <table:table-cell office:value-type="float" office:value="0.3102615" calcext:value-type="float">
            <text:p>0.3102615</text:p>
          </table:table-cell>
          <table:table-cell office:value-type="float" office:value="0.3483935" calcext:value-type="float">
            <text:p>0.3483935</text:p>
          </table:table-cell>
          <table:table-cell office:value-type="float" office:value="0.3725843" calcext:value-type="float">
            <text:p>0.3725843</text:p>
          </table:table-cell>
          <table:table-cell office:value-type="float" office:value="0.3906028" calcext:value-type="float">
            <text:p>0.3906028</text:p>
          </table:table-cell>
          <table:table-cell office:value-type="float" office:value="0.45846" calcext:value-type="float">
            <text:p>0.45846</text:p>
          </table:table-cell>
          <table:table-cell office:value-type="float" office:value="0" calcext:value-type="float">
            <text:p>0</text:p>
          </table:table-cell>
          <table:table-cell office:value-type="float" office:value="1.945345E-015" calcext:value-type="float">
            <text:p>1.945345E-15</text:p>
          </table:table-cell>
          <table:table-cell office:value-type="float" office:value="1.968414E-015" calcext:value-type="float">
            <text:p>1.968414E-15</text:p>
          </table:table-cell>
          <table:table-cell office:value-type="float" office:value="1.977717E-015" calcext:value-type="float">
            <text:p>1.977717E-15</text:p>
          </table:table-cell>
          <table:table-cell office:value-type="float" office:value="1.938148E-015" calcext:value-type="float">
            <text:p>1.938148E-15</text:p>
          </table:table-cell>
          <table:table-cell office:value-type="float" office:value="9.99881E-016" calcext:value-type="float">
            <text:p>9.99881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70467" calcext:value-type="float">
            <text:p>-0.02970467</text:p>
          </table:table-cell>
          <table:table-cell office:value-type="float" office:value="-0.1381168" calcext:value-type="float">
            <text:p>-0.1381168</text:p>
          </table:table-cell>
          <table:table-cell office:value-type="float" office:value="-0.1560376" calcext:value-type="float">
            <text:p>-0.1560376</text:p>
          </table:table-cell>
          <table:table-cell office:value-type="float" office:value="-0.1349866" calcext:value-type="float">
            <text:p>-0.1349866</text:p>
          </table:table-cell>
          <table:table-cell office:value-type="float" office:value="-0.1396885" calcext:value-type="float">
            <text:p>-0.1396885</text:p>
          </table:table-cell>
          <table:table-cell office:value-type="float" office:value="-0.2311133" calcext:value-type="float">
            <text:p>-0.2311133</text:p>
          </table:table-cell>
          <table:table-cell office:value-type="float" office:value="-0.07429092" calcext:value-type="float">
            <text:p>-0.07429092</text:p>
          </table:table-cell>
          <table:table-cell office:value-type="float" office:value="-0.1364118" calcext:value-type="float">
            <text:p>-0.1364118</text:p>
          </table:table-cell>
          <table:table-cell office:value-type="float" office:value="-0.09142666" calcext:value-type="float">
            <text:p>-0.09142666</text:p>
          </table:table-cell>
          <table:table-cell office:value-type="float" office:value="-0.03644976" calcext:value-type="float">
            <text:p>-0.0364497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3359937" calcext:value-type="float">
            <text:p>-0.03359937</text:p>
          </table:table-cell>
          <table:table-cell office:value-type="float" office:value="0.04076412" calcext:value-type="float">
            <text:p>0.0407641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58233" calcext:value-type="float">
            <text:p>-2.3582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879.9989" calcext:value-type="float">
            <text:p>879.9989</text:p>
          </table:table-cell>
          <table:table-cell office:value-type="float" office:value="750.1993" calcext:value-type="float">
            <text:p>750.1993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4.62" calcext:value-type="float">
            <text:p>1014.62</text:p>
          </table:table-cell>
          <table:table-cell office:value-type="float" office:value="98.7151" calcext:value-type="float">
            <text:p>98.7151</text:p>
          </table:table-cell>
          <table:table-cell office:value-type="float" office:value="0" calcext:value-type="float">
            <text:p>0</text:p>
          </table:table-cell>
          <table:table-cell office:value-type="float" office:value="0.1926251" calcext:value-type="float">
            <text:p>0.1926251</text:p>
          </table:table-cell>
          <table:table-cell office:value-type="float" office:value="0.246562" calcext:value-type="float">
            <text:p>0.246562</text:p>
          </table:table-cell>
          <table:table-cell office:value-type="float" office:value="0.2485653" calcext:value-type="float">
            <text:p>0.2485653</text:p>
          </table:table-cell>
          <table:table-cell office:value-type="float" office:value="0.251356" calcext:value-type="float">
            <text:p>0.251356</text:p>
          </table:table-cell>
          <table:table-cell office:value-type="float" office:value="0.2500696" calcext:value-type="float">
            <text:p>0.2500696</text:p>
          </table:table-cell>
          <table:table-cell office:value-type="float" office:value="0.210121" calcext:value-type="float">
            <text:p>0.210121</text:p>
          </table:table-cell>
          <table:table-cell office:value-type="float" office:value="0.2420665" calcext:value-type="float">
            <text:p>0.2420665</text:p>
          </table:table-cell>
          <table:table-cell office:value-type="float" office:value="0.3046541" calcext:value-type="float">
            <text:p>0.3046541</text:p>
          </table:table-cell>
          <table:table-cell office:value-type="float" office:value="0.3104174" calcext:value-type="float">
            <text:p>0.3104174</text:p>
          </table:table-cell>
          <table:table-cell office:value-type="float" office:value="0.3486032" calcext:value-type="float">
            <text:p>0.3486032</text:p>
          </table:table-cell>
          <table:table-cell office:value-type="float" office:value="0.3726259" calcext:value-type="float">
            <text:p>0.3726259</text:p>
          </table:table-cell>
          <table:table-cell office:value-type="float" office:value="0.3907274" calcext:value-type="float">
            <text:p>0.3907274</text:p>
          </table:table-cell>
          <table:table-cell office:value-type="float" office:value="0.4612834" calcext:value-type="float">
            <text:p>0.4612834</text:p>
          </table:table-cell>
          <table:table-cell office:value-type="float" office:value="0" calcext:value-type="float">
            <text:p>0</text:p>
          </table:table-cell>
          <table:table-cell office:value-type="float" office:value="0.0008205333" calcext:value-type="float">
            <text:p>0.0008205333</text:p>
          </table:table-cell>
          <table:table-cell office:value-type="float" office:value="1.968401E-015" calcext:value-type="float">
            <text:p>1.968401E-15</text:p>
          </table:table-cell>
          <table:table-cell office:value-type="float" office:value="1.97771E-015" calcext:value-type="float">
            <text:p>1.97771E-15</text:p>
          </table:table-cell>
          <table:table-cell office:value-type="float" office:value="1.938139E-015" calcext:value-type="float">
            <text:p>1.938139E-15</text:p>
          </table:table-cell>
          <table:table-cell office:value-type="float" office:value="9.998645E-016" calcext:value-type="float">
            <text:p>9.99864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55273" calcext:value-type="float">
            <text:p>-0.9755273</text:p>
          </table:table-cell>
          <table:table-cell office:value-type="float" office:value="-0.1600892" calcext:value-type="float">
            <text:p>-0.1600892</text:p>
          </table:table-cell>
          <table:table-cell office:value-type="float" office:value="-0.1509752" calcext:value-type="float">
            <text:p>-0.1509752</text:p>
          </table:table-cell>
          <table:table-cell office:value-type="float" office:value="-0.1385444" calcext:value-type="float">
            <text:p>-0.1385444</text:p>
          </table:table-cell>
          <table:table-cell office:value-type="float" office:value="-0.1441219" calcext:value-type="float">
            <text:p>-0.1441219</text:p>
          </table:table-cell>
          <table:table-cell office:value-type="float" office:value="-0.2203196" calcext:value-type="float">
            <text:p>-0.2203196</text:p>
          </table:table-cell>
          <table:table-cell office:value-type="float" office:value="-0.06680056" calcext:value-type="float">
            <text:p>-0.06680056</text:p>
          </table:table-cell>
          <table:table-cell office:value-type="float" office:value="-0.1325517" calcext:value-type="float">
            <text:p>-0.1325517</text:p>
          </table:table-cell>
          <table:table-cell office:value-type="float" office:value="-0.09099852" calcext:value-type="float">
            <text:p>-0.09099852</text:p>
          </table:table-cell>
          <table:table-cell office:value-type="float" office:value="-0.03623873" calcext:value-type="float">
            <text:p>-0.0362387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6.426278" calcext:value-type="float">
            <text:p>-6.426278</text:p>
          </table:table-cell>
          <table:table-cell office:value-type="float" office:value="0.04071769" calcext:value-type="float">
            <text:p>0.0407176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2061" calcext:value-type="float">
            <text:p>-2.37206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879.9989" calcext:value-type="float">
            <text:p>879.9989</text:p>
          </table:table-cell>
          <table:table-cell office:value-type="float" office:value="750.4053" calcext:value-type="float">
            <text:p>750.4053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4.312" calcext:value-type="float">
            <text:p>1014.312</text:p>
          </table:table-cell>
          <table:table-cell office:value-type="float" office:value="98.8172" calcext:value-type="float">
            <text:p>98.8172</text:p>
          </table:table-cell>
          <table:table-cell office:value-type="float" office:value="0" calcext:value-type="float">
            <text:p>0</text:p>
          </table:table-cell>
          <table:table-cell office:value-type="float" office:value="0.1881432" calcext:value-type="float">
            <text:p>0.1881432</text:p>
          </table:table-cell>
          <table:table-cell office:value-type="float" office:value="0.2364675" calcext:value-type="float">
            <text:p>0.2364675</text:p>
          </table:table-cell>
          <table:table-cell office:value-type="float" office:value="0.2478403" calcext:value-type="float">
            <text:p>0.2478403</text:p>
          </table:table-cell>
          <table:table-cell office:value-type="float" office:value="0.2506182" calcext:value-type="float">
            <text:p>0.2506182</text:p>
          </table:table-cell>
          <table:table-cell office:value-type="float" office:value="0.2492112" calcext:value-type="float">
            <text:p>0.2492112</text:p>
          </table:table-cell>
          <table:table-cell office:value-type="float" office:value="0.2114142" calcext:value-type="float">
            <text:p>0.2114142</text:p>
          </table:table-cell>
          <table:table-cell office:value-type="float" office:value="0.2389092" calcext:value-type="float">
            <text:p>0.2389092</text:p>
          </table:table-cell>
          <table:table-cell office:value-type="float" office:value="0.3055247" calcext:value-type="float">
            <text:p>0.3055247</text:p>
          </table:table-cell>
          <table:table-cell office:value-type="float" office:value="0.3105849" calcext:value-type="float">
            <text:p>0.3105849</text:p>
          </table:table-cell>
          <table:table-cell office:value-type="float" office:value="0.3488087" calcext:value-type="float">
            <text:p>0.3488087</text:p>
          </table:table-cell>
          <table:table-cell office:value-type="float" office:value="0.372675" calcext:value-type="float">
            <text:p>0.372675</text:p>
          </table:table-cell>
          <table:table-cell office:value-type="float" office:value="0.3907429" calcext:value-type="float">
            <text:p>0.39074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793E-015" calcext:value-type="float">
            <text:p>1.918793E-15</text:p>
          </table:table-cell>
          <table:table-cell office:value-type="float" office:value="1.968399E-015" calcext:value-type="float">
            <text:p>1.968399E-15</text:p>
          </table:table-cell>
          <table:table-cell office:value-type="float" office:value="1.977697E-015" calcext:value-type="float">
            <text:p>1.977697E-15</text:p>
          </table:table-cell>
          <table:table-cell office:value-type="float" office:value="1.938136E-015" calcext:value-type="float">
            <text:p>1.938136E-15</text:p>
          </table:table-cell>
          <table:table-cell office:value-type="float" office:value="9.998507E-016" calcext:value-type="float">
            <text:p>9.998507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4188" calcext:value-type="float">
            <text:p>-1.254188</text:p>
          </table:table-cell>
          <table:table-cell office:value-type="float" office:value="-0.2211002" calcext:value-type="float">
            <text:p>-0.2211002</text:p>
          </table:table-cell>
          <table:table-cell office:value-type="float" office:value="-0.1543394" calcext:value-type="float">
            <text:p>-0.1543394</text:p>
          </table:table-cell>
          <table:table-cell office:value-type="float" office:value="-0.1417137" calcext:value-type="float">
            <text:p>-0.1417137</text:p>
          </table:table-cell>
          <table:table-cell office:value-type="float" office:value="-0.1479822" calcext:value-type="float">
            <text:p>-0.1479822</text:p>
          </table:table-cell>
          <table:table-cell office:value-type="float" office:value="-0.2102267" calcext:value-type="float">
            <text:p>-0.2102267</text:p>
          </table:table-cell>
          <table:table-cell office:value-type="float" office:value="-0.07334949" calcext:value-type="float">
            <text:p>-0.07334949</text:p>
          </table:table-cell>
          <table:table-cell office:value-type="float" office:value="-0.1292719" calcext:value-type="float">
            <text:p>-0.1292719</text:p>
          </table:table-cell>
          <table:table-cell office:value-type="float" office:value="-0.09054128" calcext:value-type="float">
            <text:p>-0.09054128</text:p>
          </table:table-cell>
          <table:table-cell office:value-type="float" office:value="-0.03603324" calcext:value-type="float">
            <text:p>-0.0360332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.568549" calcext:value-type="float">
            <text:p>-3.568549</text:p>
          </table:table-cell>
          <table:table-cell office:value-type="float" office:value="0.04071635" calcext:value-type="float">
            <text:p>0.0407163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233" calcext:value-type="float">
            <text:p>-2.3823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879.9989" calcext:value-type="float">
            <text:p>879.9989</text:p>
          </table:table-cell>
          <table:table-cell office:value-type="float" office:value="750.871" calcext:value-type="float">
            <text:p>750.87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3.709" calcext:value-type="float">
            <text:p>1013.709</text:p>
          </table:table-cell>
          <table:table-cell office:value-type="float" office:value="98.95542" calcext:value-type="float">
            <text:p>98.95542</text:p>
          </table:table-cell>
          <table:table-cell office:value-type="float" office:value="0" calcext:value-type="float">
            <text:p>0</text:p>
          </table:table-cell>
          <table:table-cell office:value-type="float" office:value="0.2345514" calcext:value-type="float">
            <text:p>0.2345514</text:p>
          </table:table-cell>
          <table:table-cell office:value-type="float" office:value="0.2309264" calcext:value-type="float">
            <text:p>0.2309264</text:p>
          </table:table-cell>
          <table:table-cell office:value-type="float" office:value="0.2463604" calcext:value-type="float">
            <text:p>0.2463604</text:p>
          </table:table-cell>
          <table:table-cell office:value-type="float" office:value="0.2497667" calcext:value-type="float">
            <text:p>0.2497667</text:p>
          </table:table-cell>
          <table:table-cell office:value-type="float" office:value="0.2484198" calcext:value-type="float">
            <text:p>0.2484198</text:p>
          </table:table-cell>
          <table:table-cell office:value-type="float" office:value="0.2127665" calcext:value-type="float">
            <text:p>0.2127665</text:p>
          </table:table-cell>
          <table:table-cell office:value-type="float" office:value="0.2357649" calcext:value-type="float">
            <text:p>0.2357649</text:p>
          </table:table-cell>
          <table:table-cell office:value-type="float" office:value="0.3062454" calcext:value-type="float">
            <text:p>0.3062454</text:p>
          </table:table-cell>
          <table:table-cell office:value-type="float" office:value="0.3107609" calcext:value-type="float">
            <text:p>0.3107609</text:p>
          </table:table-cell>
          <table:table-cell office:value-type="float" office:value="0.3490101" calcext:value-type="float">
            <text:p>0.3490101</text:p>
          </table:table-cell>
          <table:table-cell office:value-type="float" office:value="0.3727261" calcext:value-type="float">
            <text:p>0.3727261</text:p>
          </table:table-cell>
          <table:table-cell office:value-type="float" office:value="0.3907184" calcext:value-type="float">
            <text:p>0.39071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945E-015" calcext:value-type="float">
            <text:p>1.918945E-15</text:p>
          </table:table-cell>
          <table:table-cell office:value-type="float" office:value="1.968391E-015" calcext:value-type="float">
            <text:p>1.968391E-15</text:p>
          </table:table-cell>
          <table:table-cell office:value-type="float" office:value="1.977686E-015" calcext:value-type="float">
            <text:p>1.977686E-15</text:p>
          </table:table-cell>
          <table:table-cell office:value-type="float" office:value="1.938133E-015" calcext:value-type="float">
            <text:p>1.938133E-15</text:p>
          </table:table-cell>
          <table:table-cell office:value-type="float" office:value="9.998346E-016" calcext:value-type="float">
            <text:p>9.998346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63195" calcext:value-type="float">
            <text:p>-0.2463195</text:p>
          </table:table-cell>
          <table:table-cell office:value-type="float" office:value="-0.2664416" calcext:value-type="float">
            <text:p>-0.2664416</text:p>
          </table:table-cell>
          <table:table-cell office:value-type="float" office:value="-0.1616113" calcext:value-type="float">
            <text:p>-0.1616113</text:p>
          </table:table-cell>
          <table:table-cell office:value-type="float" office:value="-0.145469" calcext:value-type="float">
            <text:p>-0.145469</text:p>
          </table:table-cell>
          <table:table-cell office:value-type="float" office:value="-0.1516654" calcext:value-type="float">
            <text:p>-0.1516654</text:p>
          </table:table-cell>
          <table:table-cell office:value-type="float" office:value="-0.2001889" calcext:value-type="float">
            <text:p>-0.2001889</text:p>
          </table:table-cell>
          <table:table-cell office:value-type="float" office:value="-0.08062491" calcext:value-type="float">
            <text:p>-0.08062491</text:p>
          </table:table-cell>
          <table:table-cell office:value-type="float" office:value="-0.1266229" calcext:value-type="float">
            <text:p>-0.1266229</text:p>
          </table:table-cell>
          <table:table-cell office:value-type="float" office:value="-0.09006327" calcext:value-type="float">
            <text:p>-0.09006327</text:p>
          </table:table-cell>
          <table:table-cell office:value-type="float" office:value="-0.03583308" calcext:value-type="float">
            <text:p>-0.0358330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2910212" calcext:value-type="float">
            <text:p>-0.02910212</text:p>
          </table:table-cell>
          <table:table-cell office:value-type="float" office:value="0.04071547" calcext:value-type="float">
            <text:p>0.0407154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6176" calcext:value-type="float">
            <text:p>-2.38617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881.299" calcext:value-type="float">
            <text:p>881.299</text:p>
          </table:table-cell>
          <table:table-cell office:value-type="float" office:value="751.0734" calcext:value-type="float">
            <text:p>751.073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4.806" calcext:value-type="float">
            <text:p>1014.806</text:p>
          </table:table-cell>
          <table:table-cell office:value-type="float" office:value="98.9558" calcext:value-type="float">
            <text:p>98.9558</text:p>
          </table:table-cell>
          <table:table-cell office:value-type="float" office:value="0" calcext:value-type="float">
            <text:p>0</text:p>
          </table:table-cell>
          <table:table-cell office:value-type="float" office:value="0.3049991" calcext:value-type="float">
            <text:p>0.3049991</text:p>
          </table:table-cell>
          <table:table-cell office:value-type="float" office:value="0.2406377" calcext:value-type="float">
            <text:p>0.2406377</text:p>
          </table:table-cell>
          <table:table-cell office:value-type="float" office:value="0.2454776" calcext:value-type="float">
            <text:p>0.2454776</text:p>
          </table:table-cell>
          <table:table-cell office:value-type="float" office:value="0.2489286" calcext:value-type="float">
            <text:p>0.2489286</text:p>
          </table:table-cell>
          <table:table-cell office:value-type="float" office:value="0.2478538" calcext:value-type="float">
            <text:p>0.2478538</text:p>
          </table:table-cell>
          <table:table-cell office:value-type="float" office:value="0.2139022" calcext:value-type="float">
            <text:p>0.2139022</text:p>
          </table:table-cell>
          <table:table-cell office:value-type="float" office:value="0.2331669" calcext:value-type="float">
            <text:p>0.2331669</text:p>
          </table:table-cell>
          <table:table-cell office:value-type="float" office:value="0.3068466" calcext:value-type="float">
            <text:p>0.3068466</text:p>
          </table:table-cell>
          <table:table-cell office:value-type="float" office:value="0.3109431" calcext:value-type="float">
            <text:p>0.3109431</text:p>
          </table:table-cell>
          <table:table-cell office:value-type="float" office:value="0.3492079" calcext:value-type="float">
            <text:p>0.3492079</text:p>
          </table:table-cell>
          <table:table-cell office:value-type="float" office:value="0.3727772" calcext:value-type="float">
            <text:p>0.3727772</text:p>
          </table:table-cell>
          <table:table-cell office:value-type="float" office:value="0.3906776" calcext:value-type="float">
            <text:p>0.39067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121E-015" calcext:value-type="float">
            <text:p>1.919121E-15</text:p>
          </table:table-cell>
          <table:table-cell office:value-type="float" office:value="1.968376E-015" calcext:value-type="float">
            <text:p>1.968376E-15</text:p>
          </table:table-cell>
          <table:table-cell office:value-type="float" office:value="1.977675E-015" calcext:value-type="float">
            <text:p>1.977675E-15</text:p>
          </table:table-cell>
          <table:table-cell office:value-type="float" office:value="1.938128E-015" calcext:value-type="float">
            <text:p>1.938128E-15</text:p>
          </table:table-cell>
          <table:table-cell office:value-type="float" office:value="9.998186E-016" calcext:value-type="float">
            <text:p>9.998186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39585" calcext:value-type="float">
            <text:p>-0.03139585</text:p>
          </table:table-cell>
          <table:table-cell office:value-type="float" office:value="-0.1946842" calcext:value-type="float">
            <text:p>-0.1946842</text:p>
          </table:table-cell>
          <table:table-cell office:value-type="float" office:value="-0.1662053" calcext:value-type="float">
            <text:p>-0.1662053</text:p>
          </table:table-cell>
          <table:table-cell office:value-type="float" office:value="-0.1492893" calcext:value-type="float">
            <text:p>-0.1492893</text:p>
          </table:table-cell>
          <table:table-cell office:value-type="float" office:value="-0.1543598" calcext:value-type="float">
            <text:p>-0.1543598</text:p>
          </table:table-cell>
          <table:table-cell office:value-type="float" office:value="-0.1921757" calcext:value-type="float">
            <text:p>-0.1921757</text:p>
          </table:table-cell>
          <table:table-cell office:value-type="float" office:value="-0.08726211" calcext:value-type="float">
            <text:p>-0.08726211</text:p>
          </table:table-cell>
          <table:table-cell office:value-type="float" office:value="-0.1244595" calcext:value-type="float">
            <text:p>-0.1244595</text:p>
          </table:table-cell>
          <table:table-cell office:value-type="float" office:value="-0.08957151" calcext:value-type="float">
            <text:p>-0.08957151</text:p>
          </table:table-cell>
          <table:table-cell office:value-type="float" office:value="-0.03563763" calcext:value-type="float">
            <text:p>-0.0356376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3134178" calcext:value-type="float">
            <text:p>-0.03134178</text:p>
          </table:table-cell>
          <table:table-cell office:value-type="float" office:value="0.04071444" calcext:value-type="float">
            <text:p>0.0407144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9851" calcext:value-type="float">
            <text:p>-2.38985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881.3989" calcext:value-type="float">
            <text:p>881.3989</text:p>
          </table:table-cell>
          <table:table-cell office:value-type="float" office:value="751.5478" calcext:value-type="float">
            <text:p>751.547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4.432" calcext:value-type="float">
            <text:p>1014.432</text:p>
          </table:table-cell>
          <table:table-cell office:value-type="float" office:value="98.9558" calcext:value-type="float">
            <text:p>98.9558</text:p>
          </table:table-cell>
          <table:table-cell office:value-type="float" office:value="0" calcext:value-type="float">
            <text:p>0</text:p>
          </table:table-cell>
          <table:table-cell office:value-type="float" office:value="0.266916" calcext:value-type="float">
            <text:p>0.266916</text:p>
          </table:table-cell>
          <table:table-cell office:value-type="float" office:value="0.2514139" calcext:value-type="float">
            <text:p>0.2514139</text:p>
          </table:table-cell>
          <table:table-cell office:value-type="float" office:value="0.2460855" calcext:value-type="float">
            <text:p>0.2460855</text:p>
          </table:table-cell>
          <table:table-cell office:value-type="float" office:value="0.2482577" calcext:value-type="float">
            <text:p>0.2482577</text:p>
          </table:table-cell>
          <table:table-cell office:value-type="float" office:value="0.247428" calcext:value-type="float">
            <text:p>0.247428</text:p>
          </table:table-cell>
          <table:table-cell office:value-type="float" office:value="0.2148536" calcext:value-type="float">
            <text:p>0.2148536</text:p>
          </table:table-cell>
          <table:table-cell office:value-type="float" office:value="0.231085" calcext:value-type="float">
            <text:p>0.231085</text:p>
          </table:table-cell>
          <table:table-cell office:value-type="float" office:value="0.3073371" calcext:value-type="float">
            <text:p>0.3073371</text:p>
          </table:table-cell>
          <table:table-cell office:value-type="float" office:value="0.3111289" calcext:value-type="float">
            <text:p>0.3111289</text:p>
          </table:table-cell>
          <table:table-cell office:value-type="float" office:value="0.3494023" calcext:value-type="float">
            <text:p>0.3494023</text:p>
          </table:table-cell>
          <table:table-cell office:value-type="float" office:value="0.3728281" calcext:value-type="float">
            <text:p>0.3728281</text:p>
          </table:table-cell>
          <table:table-cell office:value-type="float" office:value="0.3906236" calcext:value-type="float">
            <text:p>0.39062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299E-015" calcext:value-type="float">
            <text:p>1.919299E-15</text:p>
          </table:table-cell>
          <table:table-cell office:value-type="float" office:value="1.968361E-015" calcext:value-type="float">
            <text:p>1.968361E-15</text:p>
          </table:table-cell>
          <table:table-cell office:value-type="float" office:value="1.977665E-015" calcext:value-type="float">
            <text:p>1.977665E-15</text:p>
          </table:table-cell>
          <table:table-cell office:value-type="float" office:value="1.938122E-015" calcext:value-type="float">
            <text:p>1.938122E-15</text:p>
          </table:table-cell>
          <table:table-cell office:value-type="float" office:value="9.99803E-016" calcext:value-type="float">
            <text:p>9.9980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63668" calcext:value-type="float">
            <text:p>-0.08463668</text:p>
          </table:table-cell>
          <table:table-cell office:value-type="float" office:value="-0.1385292" calcext:value-type="float">
            <text:p>-0.1385292</text:p>
          </table:table-cell>
          <table:table-cell office:value-type="float" office:value="-0.1631609" calcext:value-type="float">
            <text:p>-0.1631609</text:p>
          </table:table-cell>
          <table:table-cell office:value-type="float" office:value="-0.1524312" calcext:value-type="float">
            <text:p>-0.1524312</text:p>
          </table:table-cell>
          <table:table-cell office:value-type="float" office:value="-0.1564231" calcext:value-type="float">
            <text:p>-0.1564231</text:p>
          </table:table-cell>
          <table:table-cell office:value-type="float" office:value="-0.1857438" calcext:value-type="float">
            <text:p>-0.1857438</text:p>
          </table:table-cell>
          <table:table-cell office:value-type="float" office:value="-0.09302872" calcext:value-type="float">
            <text:p>-0.09302872</text:p>
          </table:table-cell>
          <table:table-cell office:value-type="float" office:value="-0.1227259" calcext:value-type="float">
            <text:p>-0.1227259</text:p>
          </table:table-cell>
          <table:table-cell office:value-type="float" office:value="-0.08907271" calcext:value-type="float">
            <text:p>-0.08907271</text:p>
          </table:table-cell>
          <table:table-cell office:value-type="float" office:value="-0.03544672" calcext:value-type="float">
            <text:p>-0.0354467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9762993" calcext:value-type="float">
            <text:p>-0.09762993</text:p>
          </table:table-cell>
          <table:table-cell office:value-type="float" office:value="0.04071344" calcext:value-type="float">
            <text:p>0.0407134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3374" calcext:value-type="float">
            <text:p>-2.39337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881.3989" calcext:value-type="float">
            <text:p>881.3989</text:p>
          </table:table-cell>
          <table:table-cell office:value-type="float" office:value="752.1918" calcext:value-type="float">
            <text:p>752.191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3.788" calcext:value-type="float">
            <text:p>1013.788</text:p>
          </table:table-cell>
          <table:table-cell office:value-type="float" office:value="98.9558" calcext:value-type="float">
            <text:p>98.9558</text:p>
          </table:table-cell>
          <table:table-cell office:value-type="float" office:value="0" calcext:value-type="float">
            <text:p>0</text:p>
          </table:table-cell>
          <table:table-cell office:value-type="float" office:value="0.2650269" calcext:value-type="float">
            <text:p>0.2650269</text:p>
          </table:table-cell>
          <table:table-cell office:value-type="float" office:value="0.2527213" calcext:value-type="float">
            <text:p>0.2527213</text:p>
          </table:table-cell>
          <table:table-cell office:value-type="float" office:value="0.2472222" calcext:value-type="float">
            <text:p>0.2472222</text:p>
          </table:table-cell>
          <table:table-cell office:value-type="float" office:value="0.2478336" calcext:value-type="float">
            <text:p>0.2478336</text:p>
          </table:table-cell>
          <table:table-cell office:value-type="float" office:value="0.2470992" calcext:value-type="float">
            <text:p>0.2470992</text:p>
          </table:table-cell>
          <table:table-cell office:value-type="float" office:value="0.2156938" calcext:value-type="float">
            <text:p>0.2156938</text:p>
          </table:table-cell>
          <table:table-cell office:value-type="float" office:value="0.229294" calcext:value-type="float">
            <text:p>0.229294</text:p>
          </table:table-cell>
          <table:table-cell office:value-type="float" office:value="0.3077646" calcext:value-type="float">
            <text:p>0.3077646</text:p>
          </table:table-cell>
          <table:table-cell office:value-type="float" office:value="0.3113161" calcext:value-type="float">
            <text:p>0.3113161</text:p>
          </table:table-cell>
          <table:table-cell office:value-type="float" office:value="0.3495936" calcext:value-type="float">
            <text:p>0.3495936</text:p>
          </table:table-cell>
          <table:table-cell office:value-type="float" office:value="0.3728767" calcext:value-type="float">
            <text:p>0.3728767</text:p>
          </table:table-cell>
          <table:table-cell office:value-type="float" office:value="0.390559" calcext:value-type="float">
            <text:p>0.3905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479E-015" calcext:value-type="float">
            <text:p>1.919479E-15</text:p>
          </table:table-cell>
          <table:table-cell office:value-type="float" office:value="1.968347E-015" calcext:value-type="float">
            <text:p>1.968347E-15</text:p>
          </table:table-cell>
          <table:table-cell office:value-type="float" office:value="1.977655E-015" calcext:value-type="float">
            <text:p>1.977655E-15</text:p>
          </table:table-cell>
          <table:table-cell office:value-type="float" office:value="1.938114E-015" calcext:value-type="float">
            <text:p>1.938114E-15</text:p>
          </table:table-cell>
          <table:table-cell office:value-type="float" office:value="9.99787E-016" calcext:value-type="float">
            <text:p>9.99787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140833" calcext:value-type="float">
            <text:p>-0.09140833</text:p>
          </table:table-cell>
          <table:table-cell office:value-type="float" office:value="-0.1331313" calcext:value-type="float">
            <text:p>-0.1331313</text:p>
          </table:table-cell>
          <table:table-cell office:value-type="float" office:value="-0.1574669" calcext:value-type="float">
            <text:p>-0.1574669</text:p>
          </table:table-cell>
          <table:table-cell office:value-type="float" office:value="-0.1544662" calcext:value-type="float">
            <text:p>-0.1544662</text:p>
          </table:table-cell>
          <table:table-cell office:value-type="float" office:value="-0.1580284" calcext:value-type="float">
            <text:p>-0.1580284</text:p>
          </table:table-cell>
          <table:table-cell office:value-type="float" office:value="-0.180284" calcext:value-type="float">
            <text:p>-0.180284</text:p>
          </table:table-cell>
          <table:table-cell office:value-type="float" office:value="-0.09832553" calcext:value-type="float">
            <text:p>-0.09832553</text:p>
          </table:table-cell>
          <table:table-cell office:value-type="float" office:value="-0.1212387" calcext:value-type="float">
            <text:p>-0.1212387</text:p>
          </table:table-cell>
          <table:table-cell office:value-type="float" office:value="-0.08857312" calcext:value-type="float">
            <text:p>-0.08857312</text:p>
          </table:table-cell>
          <table:table-cell office:value-type="float" office:value="-0.03526004" calcext:value-type="float">
            <text:p>-0.0352600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9189393" calcext:value-type="float">
            <text:p>-0.09189393</text:p>
          </table:table-cell>
          <table:table-cell office:value-type="float" office:value="0.04071236" calcext:value-type="float">
            <text:p>0.0407123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761" calcext:value-type="float">
            <text:p>-2.39676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881.3989" calcext:value-type="float">
            <text:p>881.3989</text:p>
          </table:table-cell>
          <table:table-cell office:value-type="float" office:value="753.0216" calcext:value-type="float">
            <text:p>753.021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2.983" calcext:value-type="float">
            <text:p>1012.983</text:p>
          </table:table-cell>
          <table:table-cell office:value-type="float" office:value="98.93052" calcext:value-type="float">
            <text:p>98.93052</text:p>
          </table:table-cell>
          <table:table-cell office:value-type="float" office:value="0" calcext:value-type="float">
            <text:p>0</text:p>
          </table:table-cell>
          <table:table-cell office:value-type="float" office:value="0.2456926" calcext:value-type="float">
            <text:p>0.2456926</text:p>
          </table:table-cell>
          <table:table-cell office:value-type="float" office:value="0.2513357" calcext:value-type="float">
            <text:p>0.2513357</text:p>
          </table:table-cell>
          <table:table-cell office:value-type="float" office:value="0.2482415" calcext:value-type="float">
            <text:p>0.2482415</text:p>
          </table:table-cell>
          <table:table-cell office:value-type="float" office:value="0.2476597" calcext:value-type="float">
            <text:p>0.2476597</text:p>
          </table:table-cell>
          <table:table-cell office:value-type="float" office:value="0.2468137" calcext:value-type="float">
            <text:p>0.2468137</text:p>
          </table:table-cell>
          <table:table-cell office:value-type="float" office:value="0.2165892" calcext:value-type="float">
            <text:p>0.2165892</text:p>
          </table:table-cell>
          <table:table-cell office:value-type="float" office:value="0.2276078" calcext:value-type="float">
            <text:p>0.2276078</text:p>
          </table:table-cell>
          <table:table-cell office:value-type="float" office:value="0.3081469" calcext:value-type="float">
            <text:p>0.3081469</text:p>
          </table:table-cell>
          <table:table-cell office:value-type="float" office:value="0.311493" calcext:value-type="float">
            <text:p>0.311493</text:p>
          </table:table-cell>
          <table:table-cell office:value-type="float" office:value="0.3497815" calcext:value-type="float">
            <text:p>0.3497815</text:p>
          </table:table-cell>
          <table:table-cell office:value-type="float" office:value="0.3729235" calcext:value-type="float">
            <text:p>0.3729235</text:p>
          </table:table-cell>
          <table:table-cell office:value-type="float" office:value="0.3905044" calcext:value-type="float">
            <text:p>0.3905044</text:p>
          </table:table-cell>
          <table:table-cell office:value-type="float" office:value="0.4494308" calcext:value-type="float">
            <text:p>0.4494308</text:p>
          </table:table-cell>
          <table:table-cell office:value-type="float" office:value="0" calcext:value-type="float">
            <text:p>0</text:p>
          </table:table-cell>
          <table:table-cell office:value-type="float" office:value="1.919675E-015" calcext:value-type="float">
            <text:p>1.919675E-15</text:p>
          </table:table-cell>
          <table:table-cell office:value-type="float" office:value="1.968329E-015" calcext:value-type="float">
            <text:p>1.968329E-15</text:p>
          </table:table-cell>
          <table:table-cell office:value-type="float" office:value="1.97765E-015" calcext:value-type="float">
            <text:p>1.97765E-15</text:p>
          </table:table-cell>
          <table:table-cell office:value-type="float" office:value="1.938103E-015" calcext:value-type="float">
            <text:p>1.938103E-15</text:p>
          </table:table-cell>
          <table:table-cell office:value-type="float" office:value="9.997724E-016" calcext:value-type="float">
            <text:p>9.997724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55212" calcext:value-type="float">
            <text:p>-0.1655212</text:p>
          </table:table-cell>
          <table:table-cell office:value-type="float" office:value="-0.1385349" calcext:value-type="float">
            <text:p>-0.1385349</text:p>
          </table:table-cell>
          <table:table-cell office:value-type="float" office:value="-0.1525167" calcext:value-type="float">
            <text:p>-0.1525167</text:p>
          </table:table-cell>
          <table:table-cell office:value-type="float" office:value="-0.1553127" calcext:value-type="float">
            <text:p>-0.1553127</text:p>
          </table:table-cell>
          <table:table-cell office:value-type="float" office:value="-0.1594559" calcext:value-type="float">
            <text:p>-0.1594559</text:p>
          </table:table-cell>
          <table:table-cell office:value-type="float" office:value="-0.1746399" calcext:value-type="float">
            <text:p>-0.1746399</text:p>
          </table:table-cell>
          <table:table-cell office:value-type="float" office:value="-0.103651" calcext:value-type="float">
            <text:p>-0.103651</text:p>
          </table:table-cell>
          <table:table-cell office:value-type="float" office:value="-0.1199229" calcext:value-type="float">
            <text:p>-0.1199229</text:p>
          </table:table-cell>
          <table:table-cell office:value-type="float" office:value="-0.08810404" calcext:value-type="float">
            <text:p>-0.08810404</text:p>
          </table:table-cell>
          <table:table-cell office:value-type="float" office:value="-0.03507764" calcext:value-type="float">
            <text:p>-0.0350776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1675548" calcext:value-type="float">
            <text:p>-0.1675548</text:p>
          </table:table-cell>
          <table:table-cell office:value-type="float" office:value="0.04071115" calcext:value-type="float">
            <text:p>0.0407111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85548" calcext:value-type="float">
            <text:p>-2.2855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881.3989" calcext:value-type="float">
            <text:p>881.3989</text:p>
          </table:table-cell>
          <table:table-cell office:value-type="float" office:value="754.4844" calcext:value-type="float">
            <text:p>754.484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2.401" calcext:value-type="float">
            <text:p>1012.401</text:p>
          </table:table-cell>
          <table:table-cell office:value-type="float" office:value="98.05028" calcext:value-type="float">
            <text:p>98.05028</text:p>
          </table:table-cell>
          <table:table-cell office:value-type="float" office:value="0" calcext:value-type="float">
            <text:p>0</text:p>
          </table:table-cell>
          <table:table-cell office:value-type="float" office:value="0.2121952" calcext:value-type="float">
            <text:p>0.2121952</text:p>
          </table:table-cell>
          <table:table-cell office:value-type="float" office:value="0.244999" calcext:value-type="float">
            <text:p>0.244999</text:p>
          </table:table-cell>
          <table:table-cell office:value-type="float" office:value="0.2482537" calcext:value-type="float">
            <text:p>0.2482537</text:p>
          </table:table-cell>
          <table:table-cell office:value-type="float" office:value="0.2475891" calcext:value-type="float">
            <text:p>0.2475891</text:p>
          </table:table-cell>
          <table:table-cell office:value-type="float" office:value="0.2467443" calcext:value-type="float">
            <text:p>0.2467443</text:p>
          </table:table-cell>
          <table:table-cell office:value-type="float" office:value="0.2173327" calcext:value-type="float">
            <text:p>0.2173327</text:p>
          </table:table-cell>
          <table:table-cell office:value-type="float" office:value="0.2262562" calcext:value-type="float">
            <text:p>0.2262562</text:p>
          </table:table-cell>
          <table:table-cell office:value-type="float" office:value="0.3084784" calcext:value-type="float">
            <text:p>0.3084784</text:p>
          </table:table-cell>
          <table:table-cell office:value-type="float" office:value="0.3116927" calcext:value-type="float">
            <text:p>0.3116927</text:p>
          </table:table-cell>
          <table:table-cell office:value-type="float" office:value="0.3499422" calcext:value-type="float">
            <text:p>0.3499422</text:p>
          </table:table-cell>
          <table:table-cell office:value-type="float" office:value="0.3729867" calcext:value-type="float">
            <text:p>0.3729867</text:p>
          </table:table-cell>
          <table:table-cell office:value-type="float" office:value="0.3910168" calcext:value-type="float">
            <text:p>0.3910168</text:p>
          </table:table-cell>
          <table:table-cell office:value-type="float" office:value="0.4537837" calcext:value-type="float">
            <text:p>0.4537837</text:p>
          </table:table-cell>
          <table:table-cell office:value-type="float" office:value="0" calcext:value-type="float">
            <text:p>0</text:p>
          </table:table-cell>
          <table:table-cell office:value-type="float" office:value="1.919902E-015" calcext:value-type="float">
            <text:p>1.919902E-15</text:p>
          </table:table-cell>
          <table:table-cell office:value-type="float" office:value="1.968311E-015" calcext:value-type="float">
            <text:p>1.968311E-15</text:p>
          </table:table-cell>
          <table:table-cell office:value-type="float" office:value="1.977646E-015" calcext:value-type="float">
            <text:p>1.977646E-15</text:p>
          </table:table-cell>
          <table:table-cell office:value-type="float" office:value="1.938085E-015" calcext:value-type="float">
            <text:p>1.938085E-15</text:p>
          </table:table-cell>
          <table:table-cell office:value-type="float" office:value="9.997575E-016" calcext:value-type="float">
            <text:p>9.99757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13094" calcext:value-type="float">
            <text:p>-0.5113094</text:p>
          </table:table-cell>
          <table:table-cell office:value-type="float" office:value="-0.1682968" calcext:value-type="float">
            <text:p>-0.1682968</text:p>
          </table:table-cell>
          <table:table-cell office:value-type="float" office:value="-0.1524031" calcext:value-type="float">
            <text:p>-0.1524031</text:p>
          </table:table-cell>
          <table:table-cell office:value-type="float" office:value="-0.1556548" calcext:value-type="float">
            <text:p>-0.1556548</text:p>
          </table:table-cell>
          <table:table-cell office:value-type="float" office:value="-0.1598096" calcext:value-type="float">
            <text:p>-0.1598096</text:p>
          </table:table-cell>
          <table:table-cell office:value-type="float" office:value="-0.1701081" calcext:value-type="float">
            <text:p>-0.1701081</text:p>
          </table:table-cell>
          <table:table-cell office:value-type="float" office:value="-0.1081531" calcext:value-type="float">
            <text:p>-0.1081531</text:p>
          </table:table-cell>
          <table:table-cell office:value-type="float" office:value="-0.1187969" calcext:value-type="float">
            <text:p>-0.1187969</text:p>
          </table:table-cell>
          <table:table-cell office:value-type="float" office:value="-0.08757983" calcext:value-type="float">
            <text:p>-0.08757983</text:p>
          </table:table-cell>
          <table:table-cell office:value-type="float" office:value="-0.03492181" calcext:value-type="float">
            <text:p>-0.0349218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7078655" calcext:value-type="float">
            <text:p>-0.7078655</text:p>
          </table:table-cell>
          <table:table-cell office:value-type="float" office:value="0.04070958" calcext:value-type="float">
            <text:p>0.0407095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13847" calcext:value-type="float">
            <text:p>-2.3138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881.3989" calcext:value-type="float">
            <text:p>881.3989</text:p>
          </table:table-cell>
          <table:table-cell office:value-type="float" office:value="755.2358" calcext:value-type="float">
            <text:p>755.235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2.483" calcext:value-type="float">
            <text:p>1012.483</text:p>
          </table:table-cell>
          <table:table-cell office:value-type="float" office:value="97.21651" calcext:value-type="float">
            <text:p>97.21651</text:p>
          </table:table-cell>
          <table:table-cell office:value-type="float" office:value="0" calcext:value-type="float">
            <text:p>0</text:p>
          </table:table-cell>
          <table:table-cell office:value-type="float" office:value="0.1823021" calcext:value-type="float">
            <text:p>0.1823021</text:p>
          </table:table-cell>
          <table:table-cell office:value-type="float" office:value="0.2368248" calcext:value-type="float">
            <text:p>0.2368248</text:p>
          </table:table-cell>
          <table:table-cell office:value-type="float" office:value="0.2470692" calcext:value-type="float">
            <text:p>0.2470692</text:p>
          </table:table-cell>
          <table:table-cell office:value-type="float" office:value="0.2474404" calcext:value-type="float">
            <text:p>0.2474404</text:p>
          </table:table-cell>
          <table:table-cell office:value-type="float" office:value="0.2467781" calcext:value-type="float">
            <text:p>0.2467781</text:p>
          </table:table-cell>
          <table:table-cell office:value-type="float" office:value="0.2179579" calcext:value-type="float">
            <text:p>0.2179579</text:p>
          </table:table-cell>
          <table:table-cell office:value-type="float" office:value="0.2251801" calcext:value-type="float">
            <text:p>0.2251801</text:p>
          </table:table-cell>
          <table:table-cell office:value-type="float" office:value="0.3087812" calcext:value-type="float">
            <text:p>0.3087812</text:p>
          </table:table-cell>
          <table:table-cell office:value-type="float" office:value="0.3119343" calcext:value-type="float">
            <text:p>0.3119343</text:p>
          </table:table-cell>
          <table:table-cell office:value-type="float" office:value="0.350053" calcext:value-type="float">
            <text:p>0.350053</text:p>
          </table:table-cell>
          <table:table-cell office:value-type="float" office:value="0.3730684" calcext:value-type="float">
            <text:p>0.3730684</text:p>
          </table:table-cell>
          <table:table-cell office:value-type="float" office:value="0.3912898" calcext:value-type="float">
            <text:p>0.3912898</text:p>
          </table:table-cell>
          <table:table-cell office:value-type="float" office:value="0.4585588" calcext:value-type="float">
            <text:p>0.4585588</text:p>
          </table:table-cell>
          <table:table-cell office:value-type="float" office:value="0" calcext:value-type="float">
            <text:p>0</text:p>
          </table:table-cell>
          <table:table-cell office:value-type="float" office:value="1.920111E-015" calcext:value-type="float">
            <text:p>1.920111E-15</text:p>
          </table:table-cell>
          <table:table-cell office:value-type="float" office:value="1.968294E-015" calcext:value-type="float">
            <text:p>1.968294E-15</text:p>
          </table:table-cell>
          <table:table-cell office:value-type="float" office:value="1.977643E-015" calcext:value-type="float">
            <text:p>1.977643E-15</text:p>
          </table:table-cell>
          <table:table-cell office:value-type="float" office:value="1.938071E-015" calcext:value-type="float">
            <text:p>1.938071E-15</text:p>
          </table:table-cell>
          <table:table-cell office:value-type="float" office:value="9.997403E-016" calcext:value-type="float">
            <text:p>9.99740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0381" calcext:value-type="float">
            <text:p>-1.60381</text:p>
          </table:table-cell>
          <table:table-cell office:value-type="float" office:value="-0.2184782" calcext:value-type="float">
            <text:p>-0.2184782</text:p>
          </table:table-cell>
          <table:table-cell office:value-type="float" office:value="-0.1580738" calcext:value-type="float">
            <text:p>-0.1580738</text:p>
          </table:table-cell>
          <table:table-cell office:value-type="float" office:value="-0.1563682" calcext:value-type="float">
            <text:p>-0.1563682</text:p>
          </table:table-cell>
          <table:table-cell office:value-type="float" office:value="-0.1596439" calcext:value-type="float">
            <text:p>-0.1596439</text:p>
          </table:table-cell>
          <table:table-cell office:value-type="float" office:value="-0.1664005" calcext:value-type="float">
            <text:p>-0.1664005</text:p>
          </table:table-cell>
          <table:table-cell office:value-type="float" office:value="-0.111898" calcext:value-type="float">
            <text:p>-0.111898</text:p>
          </table:table-cell>
          <table:table-cell office:value-type="float" office:value="-0.1177778" calcext:value-type="float">
            <text:p>-0.1177778</text:p>
          </table:table-cell>
          <table:table-cell office:value-type="float" office:value="-0.08694786" calcext:value-type="float">
            <text:p>-0.08694786</text:p>
          </table:table-cell>
          <table:table-cell office:value-type="float" office:value="-0.03481525" calcext:value-type="float">
            <text:p>-0.0348152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4.540832" calcext:value-type="float">
            <text:p>-4.540832</text:p>
          </table:table-cell>
          <table:table-cell office:value-type="float" office:value="0.04070842" calcext:value-type="float">
            <text:p>0.0407084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5321" calcext:value-type="float">
            <text:p>-2.3453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881.3989" calcext:value-type="float">
            <text:p>881.3989</text:p>
          </table:table-cell>
          <table:table-cell office:value-type="float" office:value="755.9647" calcext:value-type="float">
            <text:p>755.964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2.42" calcext:value-type="float">
            <text:p>1012.42</text:p>
          </table:table-cell>
          <table:table-cell office:value-type="float" office:value="96.55092" calcext:value-type="float">
            <text:p>96.55092</text:p>
          </table:table-cell>
          <table:table-cell office:value-type="float" office:value="0" calcext:value-type="float">
            <text:p>0</text:p>
          </table:table-cell>
          <table:table-cell office:value-type="float" office:value="0.1871815" calcext:value-type="float">
            <text:p>0.1871815</text:p>
          </table:table-cell>
          <table:table-cell office:value-type="float" office:value="0.228651" calcext:value-type="float">
            <text:p>0.228651</text:p>
          </table:table-cell>
          <table:table-cell office:value-type="float" office:value="0.2453468" calcext:value-type="float">
            <text:p>0.2453468</text:p>
          </table:table-cell>
          <table:table-cell office:value-type="float" office:value="0.2471339" calcext:value-type="float">
            <text:p>0.2471339</text:p>
          </table:table-cell>
          <table:table-cell office:value-type="float" office:value="0.2468098" calcext:value-type="float">
            <text:p>0.2468098</text:p>
          </table:table-cell>
          <table:table-cell office:value-type="float" office:value="0.2184714" calcext:value-type="float">
            <text:p>0.2184714</text:p>
          </table:table-cell>
          <table:table-cell office:value-type="float" office:value="0.2243713" calcext:value-type="float">
            <text:p>0.2243713</text:p>
          </table:table-cell>
          <table:table-cell office:value-type="float" office:value="0.3090377" calcext:value-type="float">
            <text:p>0.3090377</text:p>
          </table:table-cell>
          <table:table-cell office:value-type="float" office:value="0.3121734" calcext:value-type="float">
            <text:p>0.3121734</text:p>
          </table:table-cell>
          <table:table-cell office:value-type="float" office:value="0.3501674" calcext:value-type="float">
            <text:p>0.3501674</text:p>
          </table:table-cell>
          <table:table-cell office:value-type="float" office:value="0.3731542" calcext:value-type="float">
            <text:p>0.3731542</text:p>
          </table:table-cell>
          <table:table-cell office:value-type="float" office:value="0.3913774" calcext:value-type="float">
            <text:p>0.3913774</text:p>
          </table:table-cell>
          <table:table-cell office:value-type="float" office:value="0.4621729" calcext:value-type="float">
            <text:p>0.4621729</text:p>
          </table:table-cell>
          <table:table-cell office:value-type="float" office:value="0" calcext:value-type="float">
            <text:p>0</text:p>
          </table:table-cell>
          <table:table-cell office:value-type="float" office:value="1.92029E-015" calcext:value-type="float">
            <text:p>1.92029E-15</text:p>
          </table:table-cell>
          <table:table-cell office:value-type="float" office:value="1.968281E-015" calcext:value-type="float">
            <text:p>1.968281E-15</text:p>
          </table:table-cell>
          <table:table-cell office:value-type="float" office:value="1.977634E-015" calcext:value-type="float">
            <text:p>1.977634E-15</text:p>
          </table:table-cell>
          <table:table-cell office:value-type="float" office:value="1.938063E-015" calcext:value-type="float">
            <text:p>1.938063E-15</text:p>
          </table:table-cell>
          <table:table-cell office:value-type="float" office:value="9.997232E-016" calcext:value-type="float">
            <text:p>9.99723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0025" calcext:value-type="float">
            <text:p>-1.350025</text:p>
          </table:table-cell>
          <table:table-cell office:value-type="float" office:value="-0.2864952" calcext:value-type="float">
            <text:p>-0.2864952</text:p>
          </table:table-cell>
          <table:table-cell office:value-type="float" office:value="-0.1668023" calcext:value-type="float">
            <text:p>-0.1668023</text:p>
          </table:table-cell>
          <table:table-cell office:value-type="float" office:value="-0.1578611" calcext:value-type="float">
            <text:p>-0.1578611</text:p>
          </table:table-cell>
          <table:table-cell office:value-type="float" office:value="-0.159484" calcext:value-type="float">
            <text:p>-0.159484</text:p>
          </table:table-cell>
          <table:table-cell office:value-type="float" office:value="-0.1634219" calcext:value-type="float">
            <text:p>-0.1634219</text:p>
          </table:table-cell>
          <table:table-cell office:value-type="float" office:value="-0.1148128" calcext:value-type="float">
            <text:p>-0.1148128</text:p>
          </table:table-cell>
          <table:table-cell office:value-type="float" office:value="-0.1169219" calcext:value-type="float">
            <text:p>-0.1169219</text:p>
          </table:table-cell>
          <table:table-cell office:value-type="float" office:value="-0.08632717" calcext:value-type="float">
            <text:p>-0.08632717</text:p>
          </table:table-cell>
          <table:table-cell office:value-type="float" office:value="-0.03470574" calcext:value-type="float">
            <text:p>-0.0347057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.817266" calcext:value-type="float">
            <text:p>-1.817266</text:p>
          </table:table-cell>
          <table:table-cell office:value-type="float" office:value="0.04070736" calcext:value-type="float">
            <text:p>0.0407073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8603" calcext:value-type="float">
            <text:p>-2.3686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881.3989" calcext:value-type="float">
            <text:p>881.3989</text:p>
          </table:table-cell>
          <table:table-cell office:value-type="float" office:value="756.9869" calcext:value-type="float">
            <text:p>756.986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11.397" calcext:value-type="float">
            <text:p>1011.397</text:p>
          </table:table-cell>
          <table:table-cell office:value-type="float" office:value="96.55092" calcext:value-type="float">
            <text:p>96.55092</text:p>
          </table:table-cell>
          <table:table-cell office:value-type="float" office:value="0" calcext:value-type="float">
            <text:p>0</text:p>
          </table:table-cell>
          <table:table-cell office:value-type="float" office:value="0.1619113" calcext:value-type="float">
            <text:p>0.1619113</text:p>
          </table:table-cell>
          <table:table-cell office:value-type="float" office:value="0.2221154" calcext:value-type="float">
            <text:p>0.2221154</text:p>
          </table:table-cell>
          <table:table-cell office:value-type="float" office:value="0.2436336" calcext:value-type="float">
            <text:p>0.2436336</text:p>
          </table:table-cell>
          <table:table-cell office:value-type="float" office:value="0.2467213" calcext:value-type="float">
            <text:p>0.2467213</text:p>
          </table:table-cell>
          <table:table-cell office:value-type="float" office:value="0.2467835" calcext:value-type="float">
            <text:p>0.2467835</text:p>
          </table:table-cell>
          <table:table-cell office:value-type="float" office:value="0.2189002" calcext:value-type="float">
            <text:p>0.2189002</text:p>
          </table:table-cell>
          <table:table-cell office:value-type="float" office:value="0.2237513" calcext:value-type="float">
            <text:p>0.2237513</text:p>
          </table:table-cell>
          <table:table-cell office:value-type="float" office:value="0.3092626" calcext:value-type="float">
            <text:p>0.3092626</text:p>
          </table:table-cell>
          <table:table-cell office:value-type="float" office:value="0.3124092" calcext:value-type="float">
            <text:p>0.3124092</text:p>
          </table:table-cell>
          <table:table-cell office:value-type="float" office:value="0.350282" calcext:value-type="float">
            <text:p>0.350282</text:p>
          </table:table-cell>
          <table:table-cell office:value-type="float" office:value="0.3732358" calcext:value-type="float">
            <text:p>0.3732358</text:p>
          </table:table-cell>
          <table:table-cell office:value-type="float" office:value="0.3913797" calcext:value-type="float">
            <text:p>0.39137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488E-015" calcext:value-type="float">
            <text:p>1.920488E-15</text:p>
          </table:table-cell>
          <table:table-cell office:value-type="float" office:value="1.968263E-015" calcext:value-type="float">
            <text:p>1.968263E-15</text:p>
          </table:table-cell>
          <table:table-cell office:value-type="float" office:value="1.977625E-015" calcext:value-type="float">
            <text:p>1.977625E-15</text:p>
          </table:table-cell>
          <table:table-cell office:value-type="float" office:value="1.938054E-015" calcext:value-type="float">
            <text:p>1.938054E-15</text:p>
          </table:table-cell>
          <table:table-cell office:value-type="float" office:value="9.997081E-016" calcext:value-type="float">
            <text:p>9.997081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26594" calcext:value-type="float">
            <text:p>-4.126594</text:p>
          </table:table-cell>
          <table:table-cell office:value-type="float" office:value="-0.3583221" calcext:value-type="float">
            <text:p>-0.3583221</text:p>
          </table:table-cell>
          <table:table-cell office:value-type="float" office:value="-0.1760393" calcext:value-type="float">
            <text:p>-0.1760393</text:p>
          </table:table-cell>
          <table:table-cell office:value-type="float" office:value="-0.1598985" calcext:value-type="float">
            <text:p>-0.1598985</text:p>
          </table:table-cell>
          <table:table-cell office:value-type="float" office:value="-0.1596105" calcext:value-type="float">
            <text:p>-0.1596105</text:p>
          </table:table-cell>
          <table:table-cell office:value-type="float" office:value="-0.1609823" calcext:value-type="float">
            <text:p>-0.1609823</text:p>
          </table:table-cell>
          <table:table-cell office:value-type="float" office:value="-0.117104" calcext:value-type="float">
            <text:p>-0.117104</text:p>
          </table:table-cell>
          <table:table-cell office:value-type="float" office:value="-0.1161776" calcext:value-type="float">
            <text:p>-0.1161776</text:p>
          </table:table-cell>
          <table:table-cell office:value-type="float" office:value="-0.08571998" calcext:value-type="float">
            <text:p>-0.08571998</text:p>
          </table:table-cell>
          <table:table-cell office:value-type="float" office:value="-0.03459641" calcext:value-type="float">
            <text:p>-0.0345964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6.151618" calcext:value-type="float">
            <text:p>-6.151618</text:p>
          </table:table-cell>
          <table:table-cell office:value-type="float" office:value="0.04070618" calcext:value-type="float">
            <text:p>0.0407061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4483" calcext:value-type="float">
            <text:p>-2.37448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896.6987" calcext:value-type="float">
            <text:p>896.6987</text:p>
          </table:table-cell>
          <table:table-cell office:value-type="float" office:value="757.0307" calcext:value-type="float">
            <text:p>757.030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6.551" calcext:value-type="float">
            <text:p>1026.551</text:p>
          </table:table-cell>
          <table:table-cell office:value-type="float" office:value="96.65425" calcext:value-type="float">
            <text:p>96.65425</text:p>
          </table:table-cell>
          <table:table-cell office:value-type="float" office:value="0" calcext:value-type="float">
            <text:p>0</text:p>
          </table:table-cell>
          <table:table-cell office:value-type="float" office:value="0.4003281" calcext:value-type="float">
            <text:p>0.4003281</text:p>
          </table:table-cell>
          <table:table-cell office:value-type="float" office:value="0.4027248" calcext:value-type="float">
            <text:p>0.4027248</text:p>
          </table:table-cell>
          <table:table-cell office:value-type="float" office:value="0.2449836" calcext:value-type="float">
            <text:p>0.2449836</text:p>
          </table:table-cell>
          <table:table-cell office:value-type="float" office:value="0.246295" calcext:value-type="float">
            <text:p>0.246295</text:p>
          </table:table-cell>
          <table:table-cell office:value-type="float" office:value="0.246699" calcext:value-type="float">
            <text:p>0.246699</text:p>
          </table:table-cell>
          <table:table-cell office:value-type="float" office:value="0.2193997" calcext:value-type="float">
            <text:p>0.2193997</text:p>
          </table:table-cell>
          <table:table-cell office:value-type="float" office:value="0.2369452" calcext:value-type="float">
            <text:p>0.2369452</text:p>
          </table:table-cell>
          <table:table-cell office:value-type="float" office:value="0.3095974" calcext:value-type="float">
            <text:p>0.3095974</text:p>
          </table:table-cell>
          <table:table-cell office:value-type="float" office:value="0.3126419" calcext:value-type="float">
            <text:p>0.3126419</text:p>
          </table:table-cell>
          <table:table-cell office:value-type="float" office:value="0.3503998" calcext:value-type="float">
            <text:p>0.3503998</text:p>
          </table:table-cell>
          <table:table-cell office:value-type="float" office:value="0.373311" calcext:value-type="float">
            <text:p>0.373311</text:p>
          </table:table-cell>
          <table:table-cell office:value-type="float" office:value="0.3913388" calcext:value-type="float">
            <text:p>0.39133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731E-015" calcext:value-type="float">
            <text:p>1.920731E-15</text:p>
          </table:table-cell>
          <table:table-cell office:value-type="float" office:value="1.968247E-015" calcext:value-type="float">
            <text:p>1.968247E-15</text:p>
          </table:table-cell>
          <table:table-cell office:value-type="float" office:value="1.977614E-015" calcext:value-type="float">
            <text:p>1.977614E-15</text:p>
          </table:table-cell>
          <table:table-cell office:value-type="float" office:value="1.938036E-015" calcext:value-type="float">
            <text:p>1.938036E-15</text:p>
          </table:table-cell>
          <table:table-cell office:value-type="float" office:value="9.996939E-016" calcext:value-type="float">
            <text:p>9.9969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974274" calcext:value-type="float">
            <text:p>-0.005974274</text:p>
          </table:table-cell>
          <table:table-cell office:value-type="float" office:value="-0.005733955" calcext:value-type="float">
            <text:p>-0.005733955</text:p>
          </table:table-cell>
          <table:table-cell office:value-type="float" office:value="-0.1692744" calcext:value-type="float">
            <text:p>-0.1692744</text:p>
          </table:table-cell>
          <table:table-cell office:value-type="float" office:value="-0.1620605" calcext:value-type="float">
            <text:p>-0.1620605</text:p>
          </table:table-cell>
          <table:table-cell office:value-type="float" office:value="-0.1600321" calcext:value-type="float">
            <text:p>-0.1600321</text:p>
          </table:table-cell>
          <table:table-cell office:value-type="float" office:value="-0.1582201" calcext:value-type="float">
            <text:p>-0.1582201</text:p>
          </table:table-cell>
          <table:table-cell office:value-type="float" office:value="-0.07781032" calcext:value-type="float">
            <text:p>-0.07781032</text:p>
          </table:table-cell>
          <table:table-cell office:value-type="float" office:value="-0.1150961" calcext:value-type="float">
            <text:p>-0.1150961</text:p>
          </table:table-cell>
          <table:table-cell office:value-type="float" office:value="-0.08512543" calcext:value-type="float">
            <text:p>-0.08512543</text:p>
          </table:table-cell>
          <table:table-cell office:value-type="float" office:value="-0.03448426" calcext:value-type="float">
            <text:p>-0.0344842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06233107" calcext:value-type="float">
            <text:p>-0.006233107</text:p>
          </table:table-cell>
          <table:table-cell office:value-type="float" office:value="0.04070444" calcext:value-type="float">
            <text:p>0.0407044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8078" calcext:value-type="float">
            <text:p>-2.37807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896.7986" calcext:value-type="float">
            <text:p>896.7986</text:p>
          </table:table-cell>
          <table:table-cell office:value-type="float" office:value="757.3294" calcext:value-type="float">
            <text:p>757.329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5.549" calcext:value-type="float">
            <text:p>1025.549</text:p>
          </table:table-cell>
          <table:table-cell office:value-type="float" office:value="97.45801" calcext:value-type="float">
            <text:p>97.45801</text:p>
          </table:table-cell>
          <table:table-cell office:value-type="float" office:value="0" calcext:value-type="float">
            <text:p>0</text:p>
          </table:table-cell>
          <table:table-cell office:value-type="float" office:value="0.2388963" calcext:value-type="float">
            <text:p>0.2388963</text:p>
          </table:table-cell>
          <table:table-cell office:value-type="float" office:value="0.3050759" calcext:value-type="float">
            <text:p>0.3050759</text:p>
          </table:table-cell>
          <table:table-cell office:value-type="float" office:value="0.2547494" calcext:value-type="float">
            <text:p>0.2547494</text:p>
          </table:table-cell>
          <table:table-cell office:value-type="float" office:value="0.2469562" calcext:value-type="float">
            <text:p>0.2469562</text:p>
          </table:table-cell>
          <table:table-cell office:value-type="float" office:value="0.2468007" calcext:value-type="float">
            <text:p>0.2468007</text:p>
          </table:table-cell>
          <table:table-cell office:value-type="float" office:value="0.2207062" calcext:value-type="float">
            <text:p>0.2207062</text:p>
          </table:table-cell>
          <table:table-cell office:value-type="float" office:value="0.2879283" calcext:value-type="float">
            <text:p>0.2879283</text:p>
          </table:table-cell>
          <table:table-cell office:value-type="float" office:value="0.3108871" calcext:value-type="float">
            <text:p>0.3108871</text:p>
          </table:table-cell>
          <table:table-cell office:value-type="float" office:value="0.3128808" calcext:value-type="float">
            <text:p>0.3128808</text:p>
          </table:table-cell>
          <table:table-cell office:value-type="float" office:value="0.3505179" calcext:value-type="float">
            <text:p>0.3505179</text:p>
          </table:table-cell>
          <table:table-cell office:value-type="float" office:value="0.3733794" calcext:value-type="float">
            <text:p>0.3733794</text:p>
          </table:table-cell>
          <table:table-cell office:value-type="float" office:value="0.3912877" calcext:value-type="float">
            <text:p>0.39128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927E-015" calcext:value-type="float">
            <text:p>1.920927E-15</text:p>
          </table:table-cell>
          <table:table-cell office:value-type="float" office:value="1.968229E-015" calcext:value-type="float">
            <text:p>1.968229E-15</text:p>
          </table:table-cell>
          <table:table-cell office:value-type="float" office:value="1.977608E-015" calcext:value-type="float">
            <text:p>1.977608E-15</text:p>
          </table:table-cell>
          <table:table-cell office:value-type="float" office:value="1.938025E-015" calcext:value-type="float">
            <text:p>1.938025E-15</text:p>
          </table:table-cell>
          <table:table-cell office:value-type="float" office:value="9.996774E-016" calcext:value-type="float">
            <text:p>9.996774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95908" calcext:value-type="float">
            <text:p>-0.1895908</text:p>
          </table:table-cell>
          <table:table-cell office:value-type="float" office:value="-0.03121886" calcext:value-type="float">
            <text:p>-0.03121886</text:p>
          </table:table-cell>
          <table:table-cell office:value-type="float" office:value="-0.1252888" calcext:value-type="float">
            <text:p>-0.1252888</text:p>
          </table:table-cell>
          <table:table-cell office:value-type="float" office:value="-0.1588326" calcext:value-type="float">
            <text:p>-0.1588326</text:p>
          </table:table-cell>
          <table:table-cell office:value-type="float" office:value="-0.1595504" calcext:value-type="float">
            <text:p>-0.1595504</text:p>
          </table:table-cell>
          <table:table-cell office:value-type="float" office:value="-0.1512572" calcext:value-type="float">
            <text:p>-0.1512572</text:p>
          </table:table-cell>
          <table:table-cell office:value-type="float" office:value="-0.01789832" calcext:value-type="float">
            <text:p>-0.01789832</text:p>
          </table:table-cell>
          <table:table-cell office:value-type="float" office:value="-0.1110138" calcext:value-type="float">
            <text:p>-0.1110138</text:p>
          </table:table-cell>
          <table:table-cell office:value-type="float" office:value="-0.08452038" calcext:value-type="float">
            <text:p>-0.08452038</text:p>
          </table:table-cell>
          <table:table-cell office:value-type="float" office:value="-0.03437239" calcext:value-type="float">
            <text:p>-0.0343723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6152714" calcext:value-type="float">
            <text:p>-0.6152714</text:p>
          </table:table-cell>
          <table:table-cell office:value-type="float" office:value="0.04084788" calcext:value-type="float">
            <text:p>0.0408478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1539" calcext:value-type="float">
            <text:p>-2.3815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896.7986" calcext:value-type="float">
            <text:p>896.7986</text:p>
          </table:table-cell>
          <table:table-cell office:value-type="float" office:value="757.7354" calcext:value-type="float">
            <text:p>757.735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4.748" calcext:value-type="float">
            <text:p>1024.748</text:p>
          </table:table-cell>
          <table:table-cell office:value-type="float" office:value="97.85268" calcext:value-type="float">
            <text:p>97.85268</text:p>
          </table:table-cell>
          <table:table-cell office:value-type="float" office:value="0" calcext:value-type="float">
            <text:p>0</text:p>
          </table:table-cell>
          <table:table-cell office:value-type="float" office:value="0.1918298" calcext:value-type="float">
            <text:p>0.1918298</text:p>
          </table:table-cell>
          <table:table-cell office:value-type="float" office:value="0.2781561" calcext:value-type="float">
            <text:p>0.2781561</text:p>
          </table:table-cell>
          <table:table-cell office:value-type="float" office:value="0.2609481" calcext:value-type="float">
            <text:p>0.2609481</text:p>
          </table:table-cell>
          <table:table-cell office:value-type="float" office:value="0.2488679" calcext:value-type="float">
            <text:p>0.2488679</text:p>
          </table:table-cell>
          <table:table-cell office:value-type="float" office:value="0.2475975" calcext:value-type="float">
            <text:p>0.2475975</text:p>
          </table:table-cell>
          <table:table-cell office:value-type="float" office:value="0.222691" calcext:value-type="float">
            <text:p>0.222691</text:p>
          </table:table-cell>
          <table:table-cell office:value-type="float" office:value="0.2880526" calcext:value-type="float">
            <text:p>0.2880526</text:p>
          </table:table-cell>
          <table:table-cell office:value-type="float" office:value="0.3128308" calcext:value-type="float">
            <text:p>0.3128308</text:p>
          </table:table-cell>
          <table:table-cell office:value-type="float" office:value="0.3131365" calcext:value-type="float">
            <text:p>0.3131365</text:p>
          </table:table-cell>
          <table:table-cell office:value-type="float" office:value="0.350637" calcext:value-type="float">
            <text:p>0.350637</text:p>
          </table:table-cell>
          <table:table-cell office:value-type="float" office:value="0.3734411" calcext:value-type="float">
            <text:p>0.3734411</text:p>
          </table:table-cell>
          <table:table-cell office:value-type="float" office:value="0.3912276" calcext:value-type="float">
            <text:p>0.39122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074E-015" calcext:value-type="float">
            <text:p>1.921074E-15</text:p>
          </table:table-cell>
          <table:table-cell office:value-type="float" office:value="1.968224E-015" calcext:value-type="float">
            <text:p>1.968224E-15</text:p>
          </table:table-cell>
          <table:table-cell office:value-type="float" office:value="1.977597E-015" calcext:value-type="float">
            <text:p>1.977597E-15</text:p>
          </table:table-cell>
          <table:table-cell office:value-type="float" office:value="1.938022E-015" calcext:value-type="float">
            <text:p>1.938022E-15</text:p>
          </table:table-cell>
          <table:table-cell office:value-type="float" office:value="9.99661E-016" calcext:value-type="float">
            <text:p>9.99661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60662" calcext:value-type="float">
            <text:p>-1.060662</text:p>
          </table:table-cell>
          <table:table-cell office:value-type="float" office:value="-0.06312373" calcext:value-type="float">
            <text:p>-0.06312373</text:p>
          </table:table-cell>
          <table:table-cell office:value-type="float" office:value="-0.1039374" calcext:value-type="float">
            <text:p>-0.1039374</text:p>
          </table:table-cell>
          <table:table-cell office:value-type="float" office:value="-0.1497087" calcext:value-type="float">
            <text:p>-0.1497087</text:p>
          </table:table-cell>
          <table:table-cell office:value-type="float" office:value="-0.1556755" calcext:value-type="float">
            <text:p>-0.1556755</text:p>
          </table:table-cell>
          <table:table-cell office:value-type="float" office:value="-0.1412211" calcext:value-type="float">
            <text:p>-0.1412211</text:p>
          </table:table-cell>
          <table:table-cell office:value-type="float" office:value="-0.017591" calcext:value-type="float">
            <text:p>-0.017591</text:p>
          </table:table-cell>
          <table:table-cell office:value-type="float" office:value="-0.1051205" calcext:value-type="float">
            <text:p>-0.1051205</text:p>
          </table:table-cell>
          <table:table-cell office:value-type="float" office:value="-0.08387776" calcext:value-type="float">
            <text:p>-0.08387776</text:p>
          </table:table-cell>
          <table:table-cell office:value-type="float" office:value="-0.03425986" calcext:value-type="float">
            <text:p>-0.0342598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4.371846" calcext:value-type="float">
            <text:p>-4.371846</text:p>
          </table:table-cell>
          <table:table-cell office:value-type="float" office:value="0.04070286" calcext:value-type="float">
            <text:p>0.0407028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4875" calcext:value-type="float">
            <text:p>-2.38487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896.7986" calcext:value-type="float">
            <text:p>896.7986</text:p>
          </table:table-cell>
          <table:table-cell office:value-type="float" office:value="757.7849" calcext:value-type="float">
            <text:p>757.784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4.223" calcext:value-type="float">
            <text:p>1024.223</text:p>
          </table:table-cell>
          <table:table-cell office:value-type="float" office:value="98.32928" calcext:value-type="float">
            <text:p>98.32928</text:p>
          </table:table-cell>
          <table:table-cell office:value-type="float" office:value="0" calcext:value-type="float">
            <text:p>0</text:p>
          </table:table-cell>
          <table:table-cell office:value-type="float" office:value="0.1689012" calcext:value-type="float">
            <text:p>0.1689012</text:p>
          </table:table-cell>
          <table:table-cell office:value-type="float" office:value="0.2618027" calcext:value-type="float">
            <text:p>0.2618027</text:p>
          </table:table-cell>
          <table:table-cell office:value-type="float" office:value="0.2610482" calcext:value-type="float">
            <text:p>0.2610482</text:p>
          </table:table-cell>
          <table:table-cell office:value-type="float" office:value="0.2507501" calcext:value-type="float">
            <text:p>0.2507501</text:p>
          </table:table-cell>
          <table:table-cell office:value-type="float" office:value="0.2488897" calcext:value-type="float">
            <text:p>0.2488897</text:p>
          </table:table-cell>
          <table:table-cell office:value-type="float" office:value="0.2244042" calcext:value-type="float">
            <text:p>0.2244042</text:p>
          </table:table-cell>
          <table:table-cell office:value-type="float" office:value="0.2794284" calcext:value-type="float">
            <text:p>0.2794284</text:p>
          </table:table-cell>
          <table:table-cell office:value-type="float" office:value="0.314821" calcext:value-type="float">
            <text:p>0.314821</text:p>
          </table:table-cell>
          <table:table-cell office:value-type="float" office:value="0.3134135" calcext:value-type="float">
            <text:p>0.3134135</text:p>
          </table:table-cell>
          <table:table-cell office:value-type="float" office:value="0.3507702" calcext:value-type="float">
            <text:p>0.3507702</text:p>
          </table:table-cell>
          <table:table-cell office:value-type="float" office:value="0.373478" calcext:value-type="float">
            <text:p>0.373478</text:p>
          </table:table-cell>
          <table:table-cell office:value-type="float" office:value="0.3911601" calcext:value-type="float">
            <text:p>0.3911601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0009754219" calcext:value-type="float">
            <text:p>0.0009754219</text:p>
          </table:table-cell>
          <table:table-cell office:value-type="float" office:value="0.0003939037" calcext:value-type="float">
            <text:p>0.0003939037</text:p>
          </table:table-cell>
          <table:table-cell office:value-type="float" office:value="1.977595E-015" calcext:value-type="float">
            <text:p>1.977595E-15</text:p>
          </table:table-cell>
          <table:table-cell office:value-type="float" office:value="1.938019E-015" calcext:value-type="float">
            <text:p>1.938019E-15</text:p>
          </table:table-cell>
          <table:table-cell office:value-type="float" office:value="9.996444E-016" calcext:value-type="float">
            <text:p>9.996444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53897" calcext:value-type="float">
            <text:p>-2.853897</text:p>
          </table:table-cell>
          <table:table-cell office:value-type="float" office:value="-0.1003314" calcext:value-type="float">
            <text:p>-0.1003314</text:p>
          </table:table-cell>
          <table:table-cell office:value-type="float" office:value="-0.1034785" calcext:value-type="float">
            <text:p>-0.1034785</text:p>
          </table:table-cell>
          <table:table-cell office:value-type="float" office:value="-0.1412478" calcext:value-type="float">
            <text:p>-0.1412478</text:p>
          </table:table-cell>
          <table:table-cell office:value-type="float" office:value="-0.1495731" calcext:value-type="float">
            <text:p>-0.1495731</text:p>
          </table:table-cell>
          <table:table-cell office:value-type="float" office:value="-0.1331588" calcext:value-type="float">
            <text:p>-0.1331588</text:p>
          </table:table-cell>
          <table:table-cell office:value-type="float" office:value="-0.0227088" calcext:value-type="float">
            <text:p>-0.0227088</text:p>
          </table:table-cell>
          <table:table-cell office:value-type="float" office:value="-0.09942587" calcext:value-type="float">
            <text:p>-0.09942587</text:p>
          </table:table-cell>
          <table:table-cell office:value-type="float" office:value="-0.08318866" calcext:value-type="float">
            <text:p>-0.08318866</text:p>
          </table:table-cell>
          <table:table-cell office:value-type="float" office:value="-0.03413528" calcext:value-type="float">
            <text:p>-0.0341352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9.297215" calcext:value-type="float">
            <text:p>-9.297215</text:p>
          </table:table-cell>
          <table:table-cell office:value-type="float" office:value="0.04078364" calcext:value-type="float">
            <text:p>0.0407836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8102" calcext:value-type="float">
            <text:p>-2.3881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898.0982" calcext:value-type="float">
            <text:p>898.0982</text:p>
          </table:table-cell>
          <table:table-cell office:value-type="float" office:value="758.0508" calcext:value-type="float">
            <text:p>758.050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4.926" calcext:value-type="float">
            <text:p>1024.926</text:p>
          </table:table-cell>
          <table:table-cell office:value-type="float" office:value="98.66087" calcext:value-type="float">
            <text:p>98.66087</text:p>
          </table:table-cell>
          <table:table-cell office:value-type="float" office:value="14.20917" calcext:value-type="float">
            <text:p>14.20917</text:p>
          </table:table-cell>
          <table:table-cell office:value-type="float" office:value="0.1639276" calcext:value-type="float">
            <text:p>0.1639276</text:p>
          </table:table-cell>
          <table:table-cell office:value-type="float" office:value="0.2400166" calcext:value-type="float">
            <text:p>0.2400166</text:p>
          </table:table-cell>
          <table:table-cell office:value-type="float" office:value="0.2570917" calcext:value-type="float">
            <text:p>0.2570917</text:p>
          </table:table-cell>
          <table:table-cell office:value-type="float" office:value="0.2518546" calcext:value-type="float">
            <text:p>0.2518546</text:p>
          </table:table-cell>
          <table:table-cell office:value-type="float" office:value="0.2504004" calcext:value-type="float">
            <text:p>0.2504004</text:p>
          </table:table-cell>
          <table:table-cell office:value-type="float" office:value="0.226261" calcext:value-type="float">
            <text:p>0.226261</text:p>
          </table:table-cell>
          <table:table-cell office:value-type="float" office:value="0.2710496" calcext:value-type="float">
            <text:p>0.2710496</text:p>
          </table:table-cell>
          <table:table-cell office:value-type="float" office:value="0.316541" calcext:value-type="float">
            <text:p>0.316541</text:p>
          </table:table-cell>
          <table:table-cell office:value-type="float" office:value="0.313725" calcext:value-type="float">
            <text:p>0.313725</text:p>
          </table:table-cell>
          <table:table-cell office:value-type="float" office:value="0.3509734" calcext:value-type="float">
            <text:p>0.3509734</text:p>
          </table:table-cell>
          <table:table-cell office:value-type="float" office:value="0.3734025" calcext:value-type="float">
            <text:p>0.3734025</text:p>
          </table:table-cell>
          <table:table-cell office:value-type="float" office:value="0.3910795" calcext:value-type="float">
            <text:p>0.3910795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07981719" calcext:value-type="float">
            <text:p>0.007981719</text:p>
          </table:table-cell>
          <table:table-cell office:value-type="float" office:value="0.01474448" calcext:value-type="float">
            <text:p>0.01474448</text:p>
          </table:table-cell>
          <table:table-cell office:value-type="float" office:value="1.977595E-015" calcext:value-type="float">
            <text:p>1.977595E-15</text:p>
          </table:table-cell>
          <table:table-cell office:value-type="float" office:value="1.938016E-015" calcext:value-type="float">
            <text:p>1.938016E-15</text:p>
          </table:table-cell>
          <table:table-cell office:value-type="float" office:value="9.996293E-016" calcext:value-type="float">
            <text:p>9.99629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75784" calcext:value-type="float">
            <text:p>-3.675784</text:p>
          </table:table-cell>
          <table:table-cell office:value-type="float" office:value="-0.1945088" calcext:value-type="float">
            <text:p>-0.1945088</text:p>
          </table:table-cell>
          <table:table-cell office:value-type="float" office:value="-0.1163012" calcext:value-type="float">
            <text:p>-0.1163012</text:p>
          </table:table-cell>
          <table:table-cell office:value-type="float" office:value="-0.1365065" calcext:value-type="float">
            <text:p>-0.1365065</text:p>
          </table:table-cell>
          <table:table-cell office:value-type="float" office:value="-0.1427712" calcext:value-type="float">
            <text:p>-0.1427712</text:p>
          </table:table-cell>
          <table:table-cell office:value-type="float" office:value="-0.1250283" calcext:value-type="float">
            <text:p>-0.1250283</text:p>
          </table:table-cell>
          <table:table-cell office:value-type="float" office:value="-0.0292765" calcext:value-type="float">
            <text:p>-0.0292765</text:p>
          </table:table-cell>
          <table:table-cell office:value-type="float" office:value="-0.09479041" calcext:value-type="float">
            <text:p>-0.09479041</text:p>
          </table:table-cell>
          <table:table-cell office:value-type="float" office:value="-0.08242014" calcext:value-type="float">
            <text:p>-0.08242014</text:p>
          </table:table-cell>
          <table:table-cell office:value-type="float" office:value="-0.03394512" calcext:value-type="float">
            <text:p>-0.0339451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0.27309" calcext:value-type="float">
            <text:p>-10.27309</text:p>
          </table:table-cell>
          <table:table-cell office:value-type="float" office:value="0.04075563" calcext:value-type="float">
            <text:p>0.0407556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1654" calcext:value-type="float">
            <text:p>-2.39165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898.0982" calcext:value-type="float">
            <text:p>898.0982</text:p>
          </table:table-cell>
          <table:table-cell office:value-type="float" office:value="758.0847" calcext:value-type="float">
            <text:p>758.084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4.62" calcext:value-type="float">
            <text:p>1024.62</text:p>
          </table:table-cell>
          <table:table-cell office:value-type="float" office:value="98.93362" calcext:value-type="float">
            <text:p>98.93362</text:p>
          </table:table-cell>
          <table:table-cell office:value-type="float" office:value="14.11705" calcext:value-type="float">
            <text:p>14.11705</text:p>
          </table:table-cell>
          <table:table-cell office:value-type="float" office:value="0.1619161" calcext:value-type="float">
            <text:p>0.1619161</text:p>
          </table:table-cell>
          <table:table-cell office:value-type="float" office:value="0.2159495" calcext:value-type="float">
            <text:p>0.2159495</text:p>
          </table:table-cell>
          <table:table-cell office:value-type="float" office:value="0.253354" calcext:value-type="float">
            <text:p>0.253354</text:p>
          </table:table-cell>
          <table:table-cell office:value-type="float" office:value="0.2522132" calcext:value-type="float">
            <text:p>0.2522132</text:p>
          </table:table-cell>
          <table:table-cell office:value-type="float" office:value="0.2517771" calcext:value-type="float">
            <text:p>0.2517771</text:p>
          </table:table-cell>
          <table:table-cell office:value-type="float" office:value="0.227952" calcext:value-type="float">
            <text:p>0.227952</text:p>
          </table:table-cell>
          <table:table-cell office:value-type="float" office:value="0.2625879" calcext:value-type="float">
            <text:p>0.2625879</text:p>
          </table:table-cell>
          <table:table-cell office:value-type="float" office:value="0.3182516" calcext:value-type="float">
            <text:p>0.3182516</text:p>
          </table:table-cell>
          <table:table-cell office:value-type="float" office:value="0.3140506" calcext:value-type="float">
            <text:p>0.3140506</text:p>
          </table:table-cell>
          <table:table-cell office:value-type="float" office:value="0.3511717" calcext:value-type="float">
            <text:p>0.3511717</text:p>
          </table:table-cell>
          <table:table-cell office:value-type="float" office:value="0.3733418" calcext:value-type="float">
            <text:p>0.3733418</text:p>
          </table:table-cell>
          <table:table-cell office:value-type="float" office:value="0.3909843" calcext:value-type="float">
            <text:p>0.3909843</text:p>
          </table:table-cell>
          <table:table-cell office:value-type="float" office:value="0.4623705" calcext:value-type="float">
            <text:p>0.4623705</text:p>
          </table:table-cell>
          <table:table-cell office:value-type="float" office:value="0" calcext:value-type="float">
            <text:p>0</text:p>
          </table:table-cell>
          <table:table-cell office:value-type="float" office:value="0.0006184336" calcext:value-type="float">
            <text:p>0.0006184336</text:p>
          </table:table-cell>
          <table:table-cell office:value-type="float" office:value="0.03356672" calcext:value-type="float">
            <text:p>0.03356672</text:p>
          </table:table-cell>
          <table:table-cell office:value-type="float" office:value="1.977595E-015" calcext:value-type="float">
            <text:p>1.977595E-15</text:p>
          </table:table-cell>
          <table:table-cell office:value-type="float" office:value="1.938009E-015" calcext:value-type="float">
            <text:p>1.938009E-15</text:p>
          </table:table-cell>
          <table:table-cell office:value-type="float" office:value="9.996195E-016" calcext:value-type="float">
            <text:p>9.99619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52521" calcext:value-type="float">
            <text:p>-4.052521</text:p>
          </table:table-cell>
          <table:table-cell office:value-type="float" office:value="-0.4382917" calcext:value-type="float">
            <text:p>-0.4382917</text:p>
          </table:table-cell>
          <table:table-cell office:value-type="float" office:value="-0.1301919" calcext:value-type="float">
            <text:p>-0.1301919</text:p>
          </table:table-cell>
          <table:table-cell office:value-type="float" office:value="-0.1349978" calcext:value-type="float">
            <text:p>-0.1349978</text:p>
          </table:table-cell>
          <table:table-cell office:value-type="float" office:value="-0.1368574" calcext:value-type="float">
            <text:p>-0.1368574</text:p>
          </table:table-cell>
          <table:table-cell office:value-type="float" office:value="-0.1180814" calcext:value-type="float">
            <text:p>-0.1180814</text:p>
          </table:table-cell>
          <table:table-cell office:value-type="float" office:value="-0.03738557" calcext:value-type="float">
            <text:p>-0.03738557</text:p>
          </table:table-cell>
          <table:table-cell office:value-type="float" office:value="-0.0904033" calcext:value-type="float">
            <text:p>-0.0904033</text:p>
          </table:table-cell>
          <table:table-cell office:value-type="float" office:value="-0.08162534" calcext:value-type="float">
            <text:p>-0.08162534</text:p>
          </table:table-cell>
          <table:table-cell office:value-type="float" office:value="-0.03376067" calcext:value-type="float">
            <text:p>-0.03376067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1.15179" calcext:value-type="float">
            <text:p>-11.15179</text:p>
          </table:table-cell>
          <table:table-cell office:value-type="float" office:value="0.04087062" calcext:value-type="float">
            <text:p>0.0408706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5155" calcext:value-type="float">
            <text:p>-2.39515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898.0982" calcext:value-type="float">
            <text:p>898.0982</text:p>
          </table:table-cell>
          <table:table-cell office:value-type="float" office:value="758.1519" calcext:value-type="float">
            <text:p>758.151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4.274" calcext:value-type="float">
            <text:p>1024.274</text:p>
          </table:table-cell>
          <table:table-cell office:value-type="float" office:value="99.21246" calcext:value-type="float">
            <text:p>99.21246</text:p>
          </table:table-cell>
          <table:table-cell office:value-type="float" office:value="13.97595" calcext:value-type="float">
            <text:p>13.97595</text:p>
          </table:table-cell>
          <table:table-cell office:value-type="float" office:value="0.1516941" calcext:value-type="float">
            <text:p>0.1516941</text:p>
          </table:table-cell>
          <table:table-cell office:value-type="float" office:value="0.1856326" calcext:value-type="float">
            <text:p>0.1856326</text:p>
          </table:table-cell>
          <table:table-cell office:value-type="float" office:value="0.2502668" calcext:value-type="float">
            <text:p>0.2502668</text:p>
          </table:table-cell>
          <table:table-cell office:value-type="float" office:value="0.2521946" calcext:value-type="float">
            <text:p>0.2521946</text:p>
          </table:table-cell>
          <table:table-cell office:value-type="float" office:value="0.2528706" calcext:value-type="float">
            <text:p>0.2528706</text:p>
          </table:table-cell>
          <table:table-cell office:value-type="float" office:value="0.2292723" calcext:value-type="float">
            <text:p>0.2292723</text:p>
          </table:table-cell>
          <table:table-cell office:value-type="float" office:value="0.2559209" calcext:value-type="float">
            <text:p>0.2559209</text:p>
          </table:table-cell>
          <table:table-cell office:value-type="float" office:value="0.3195575" calcext:value-type="float">
            <text:p>0.3195575</text:p>
          </table:table-cell>
          <table:table-cell office:value-type="float" office:value="0.3143905" calcext:value-type="float">
            <text:p>0.3143905</text:p>
          </table:table-cell>
          <table:table-cell office:value-type="float" office:value="0.3513657" calcext:value-type="float">
            <text:p>0.3513657</text:p>
          </table:table-cell>
          <table:table-cell office:value-type="float" office:value="0.3732928" calcext:value-type="float">
            <text:p>0.3732928</text:p>
          </table:table-cell>
          <table:table-cell office:value-type="float" office:value="0.3908779" calcext:value-type="float">
            <text:p>0.3908779</text:p>
          </table:table-cell>
          <table:table-cell office:value-type="float" office:value="0.4623303" calcext:value-type="float">
            <text:p>0.4623303</text:p>
          </table:table-cell>
          <table:table-cell office:value-type="float" office:value="0" calcext:value-type="float">
            <text:p>0</text:p>
          </table:table-cell>
          <table:table-cell office:value-type="float" office:value="0.002512824" calcext:value-type="float">
            <text:p>0.002512824</text:p>
          </table:table-cell>
          <table:table-cell office:value-type="float" office:value="0.06297355" calcext:value-type="float">
            <text:p>0.06297355</text:p>
          </table:table-cell>
          <table:table-cell office:value-type="float" office:value="0.000344401" calcext:value-type="float">
            <text:p>0.000344401</text:p>
          </table:table-cell>
          <table:table-cell office:value-type="float" office:value="1.938E-015" calcext:value-type="float">
            <text:p>1.938E-15</text:p>
          </table:table-cell>
          <table:table-cell office:value-type="float" office:value="9.99607E-016" calcext:value-type="float">
            <text:p>9.99607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42405" calcext:value-type="float">
            <text:p>-6.642405</text:p>
          </table:table-cell>
          <table:table-cell office:value-type="float" office:value="-1.388278" calcext:value-type="float">
            <text:p>-1.388278</text:p>
          </table:table-cell>
          <table:table-cell office:value-type="float" office:value="-0.1427309" calcext:value-type="float">
            <text:p>-0.1427309</text:p>
          </table:table-cell>
          <table:table-cell office:value-type="float" office:value="-0.1350623" calcext:value-type="float">
            <text:p>-0.1350623</text:p>
          </table:table-cell>
          <table:table-cell office:value-type="float" office:value="-0.1323566" calcext:value-type="float">
            <text:p>-0.1323566</text:p>
          </table:table-cell>
          <table:table-cell office:value-type="float" office:value="-0.1129585" calcext:value-type="float">
            <text:p>-0.1129585</text:p>
          </table:table-cell>
          <table:table-cell office:value-type="float" office:value="-0.04490438" calcext:value-type="float">
            <text:p>-0.04490438</text:p>
          </table:table-cell>
          <table:table-cell office:value-type="float" office:value="-0.08720628" calcext:value-type="float">
            <text:p>-0.08720628</text:p>
          </table:table-cell>
          <table:table-cell office:value-type="float" office:value="-0.08080445" calcext:value-type="float">
            <text:p>-0.08080445</text:p>
          </table:table-cell>
          <table:table-cell office:value-type="float" office:value="-0.03358109" calcext:value-type="float">
            <text:p>-0.0335810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7.31015" calcext:value-type="float">
            <text:p>-17.31015</text:p>
          </table:table-cell>
          <table:table-cell office:value-type="float" office:value="0.04094121" calcext:value-type="float">
            <text:p>0.04094121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98606" calcext:value-type="float">
            <text:p>-2.3986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898.0982" calcext:value-type="float">
            <text:p>898.0982</text:p>
          </table:table-cell>
          <table:table-cell office:value-type="float" office:value="758.362" calcext:value-type="float">
            <text:p>758.36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4.363" calcext:value-type="float">
            <text:p>1024.363</text:p>
          </table:table-cell>
          <table:table-cell office:value-type="float" office:value="98.91392" calcext:value-type="float">
            <text:p>98.91392</text:p>
          </table:table-cell>
          <table:table-cell office:value-type="float" office:value="13.60109" calcext:value-type="float">
            <text:p>13.60109</text:p>
          </table:table-cell>
          <table:table-cell office:value-type="float" office:value="0.148902" calcext:value-type="float">
            <text:p>0.148902</text:p>
          </table:table-cell>
          <table:table-cell office:value-type="float" office:value="0.1732686" calcext:value-type="float">
            <text:p>0.1732686</text:p>
          </table:table-cell>
          <table:table-cell office:value-type="float" office:value="0.2272801" calcext:value-type="float">
            <text:p>0.2272801</text:p>
          </table:table-cell>
          <table:table-cell office:value-type="float" office:value="0.2508928" calcext:value-type="float">
            <text:p>0.2508928</text:p>
          </table:table-cell>
          <table:table-cell office:value-type="float" office:value="0.2537448" calcext:value-type="float">
            <text:p>0.2537448</text:p>
          </table:table-cell>
          <table:table-cell office:value-type="float" office:value="0.2304895" calcext:value-type="float">
            <text:p>0.2304895</text:p>
          </table:table-cell>
          <table:table-cell office:value-type="float" office:value="0.2503844" calcext:value-type="float">
            <text:p>0.2503844</text:p>
          </table:table-cell>
          <table:table-cell office:value-type="float" office:value="0.3205156" calcext:value-type="float">
            <text:p>0.3205156</text:p>
          </table:table-cell>
          <table:table-cell office:value-type="float" office:value="0.3147375" calcext:value-type="float">
            <text:p>0.3147375</text:p>
          </table:table-cell>
          <table:table-cell office:value-type="float" office:value="0.351556" calcext:value-type="float">
            <text:p>0.351556</text:p>
          </table:table-cell>
          <table:table-cell office:value-type="float" office:value="0.3732574" calcext:value-type="float">
            <text:p>0.3732574</text:p>
          </table:table-cell>
          <table:table-cell office:value-type="float" office:value="0.3910356" calcext:value-type="float">
            <text:p>0.3910356</text:p>
          </table:table-cell>
          <table:table-cell office:value-type="float" office:value="0.4540719" calcext:value-type="float">
            <text:p>0.4540719</text:p>
          </table:table-cell>
          <table:table-cell office:value-type="float" office:value="0" calcext:value-type="float">
            <text:p>0</text:p>
          </table:table-cell>
          <table:table-cell office:value-type="float" office:value="0.00000004220859" calcext:value-type="float">
            <text:p>4.220859E-08</text:p>
          </table:table-cell>
          <table:table-cell office:value-type="float" office:value="0.07548441" calcext:value-type="float">
            <text:p>0.07548441</text:p>
          </table:table-cell>
          <table:table-cell office:value-type="float" office:value="0.02433078" calcext:value-type="float">
            <text:p>0.02433078</text:p>
          </table:table-cell>
          <table:table-cell office:value-type="float" office:value="1.937991E-015" calcext:value-type="float">
            <text:p>1.937991E-15</text:p>
          </table:table-cell>
          <table:table-cell office:value-type="float" office:value="9.996004E-016" calcext:value-type="float">
            <text:p>9.996004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26904" calcext:value-type="float">
            <text:p>-7.726904</text:p>
          </table:table-cell>
          <table:table-cell office:value-type="float" office:value="-2.397711" calcext:value-type="float">
            <text:p>-2.397711</text:p>
          </table:table-cell>
          <table:table-cell office:value-type="float" office:value="-0.2976626" calcext:value-type="float">
            <text:p>-0.2976626</text:p>
          </table:table-cell>
          <table:table-cell office:value-type="float" office:value="-0.1404983" calcext:value-type="float">
            <text:p>-0.1404983</text:p>
          </table:table-cell>
          <table:table-cell office:value-type="float" office:value="-0.128872" calcext:value-type="float">
            <text:p>-0.128872</text:p>
          </table:table-cell>
          <table:table-cell office:value-type="float" office:value="-0.1084686" calcext:value-type="float">
            <text:p>-0.1084686</text:p>
          </table:table-cell>
          <table:table-cell office:value-type="float" office:value="-0.05249418" calcext:value-type="float">
            <text:p>-0.05249418</text:p>
          </table:table-cell>
          <table:table-cell office:value-type="float" office:value="-0.08493865" calcext:value-type="float">
            <text:p>-0.08493865</text:p>
          </table:table-cell>
          <table:table-cell office:value-type="float" office:value="-0.07997566" calcext:value-type="float">
            <text:p>-0.07997566</text:p>
          </table:table-cell>
          <table:table-cell office:value-type="float" office:value="-0.03340618" calcext:value-type="float">
            <text:p>-0.0334061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6.16962" calcext:value-type="float">
            <text:p>-16.16962</text:p>
          </table:table-cell>
          <table:table-cell office:value-type="float" office:value="0.04104028" calcext:value-type="float">
            <text:p>0.04104028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22582" calcext:value-type="float">
            <text:p>-2.32258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898.0982" calcext:value-type="float">
            <text:p>898.0982</text:p>
          </table:table-cell>
          <table:table-cell office:value-type="float" office:value="758.5281" calcext:value-type="float">
            <text:p>758.528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5.032" calcext:value-type="float">
            <text:p>1025.032</text:p>
          </table:table-cell>
          <table:table-cell office:value-type="float" office:value="98.07856" calcext:value-type="float">
            <text:p>98.07856</text:p>
          </table:table-cell>
          <table:table-cell office:value-type="float" office:value="13.26185" calcext:value-type="float">
            <text:p>13.26185</text:p>
          </table:table-cell>
          <table:table-cell office:value-type="float" office:value="0.1489972" calcext:value-type="float">
            <text:p>0.1489972</text:p>
          </table:table-cell>
          <table:table-cell office:value-type="float" office:value="0.171147" calcext:value-type="float">
            <text:p>0.171147</text:p>
          </table:table-cell>
          <table:table-cell office:value-type="float" office:value="0.2010877" calcext:value-type="float">
            <text:p>0.2010877</text:p>
          </table:table-cell>
          <table:table-cell office:value-type="float" office:value="0.2494318" calcext:value-type="float">
            <text:p>0.2494318</text:p>
          </table:table-cell>
          <table:table-cell office:value-type="float" office:value="0.2540613" calcext:value-type="float">
            <text:p>0.2540613</text:p>
          </table:table-cell>
          <table:table-cell office:value-type="float" office:value="0.2314117" calcext:value-type="float">
            <text:p>0.2314117</text:p>
          </table:table-cell>
          <table:table-cell office:value-type="float" office:value="0.2457654" calcext:value-type="float">
            <text:p>0.2457654</text:p>
          </table:table-cell>
          <table:table-cell office:value-type="float" office:value="0.3212779" calcext:value-type="float">
            <text:p>0.3212779</text:p>
          </table:table-cell>
          <table:table-cell office:value-type="float" office:value="0.3150864" calcext:value-type="float">
            <text:p>0.3150864</text:p>
          </table:table-cell>
          <table:table-cell office:value-type="float" office:value="0.3517433" calcext:value-type="float">
            <text:p>0.3517433</text:p>
          </table:table-cell>
          <table:table-cell office:value-type="float" office:value="0.3732512" calcext:value-type="float">
            <text:p>0.3732512</text:p>
          </table:table-cell>
          <table:table-cell office:value-type="float" office:value="0.3912865" calcext:value-type="float">
            <text:p>0.3912865</text:p>
          </table:table-cell>
          <table:table-cell office:value-type="float" office:value="0.458101" calcext:value-type="float">
            <text:p>0.458101</text:p>
          </table:table-cell>
          <table:table-cell office:value-type="float" office:value="0" calcext:value-type="float">
            <text:p>0</text:p>
          </table:table-cell>
          <table:table-cell office:value-type="float" office:value="0.0001002697" calcext:value-type="float">
            <text:p>0.0001002697</text:p>
          </table:table-cell>
          <table:table-cell office:value-type="float" office:value="0.07655736" calcext:value-type="float">
            <text:p>0.07655736</text:p>
          </table:table-cell>
          <table:table-cell office:value-type="float" office:value="0.05330705" calcext:value-type="float">
            <text:p>0.05330705</text:p>
          </table:table-cell>
          <table:table-cell office:value-type="float" office:value="1.937983E-015" calcext:value-type="float">
            <text:p>1.937983E-15</text:p>
          </table:table-cell>
          <table:table-cell office:value-type="float" office:value="9.995967E-016" calcext:value-type="float">
            <text:p>9.995967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41997" calcext:value-type="float">
            <text:p>-7.641997</text:p>
          </table:table-cell>
          <table:table-cell office:value-type="float" office:value="-2.617781" calcext:value-type="float">
            <text:p>-2.617781</text:p>
          </table:table-cell>
          <table:table-cell office:value-type="float" office:value="-0.764357" calcext:value-type="float">
            <text:p>-0.764357</text:p>
          </table:table-cell>
          <table:table-cell office:value-type="float" office:value="-0.1469696" calcext:value-type="float">
            <text:p>-0.1469696</text:p>
          </table:table-cell>
          <table:table-cell office:value-type="float" office:value="-0.1276194" calcext:value-type="float">
            <text:p>-0.1276194</text:p>
          </table:table-cell>
          <table:table-cell office:value-type="float" office:value="-0.1051867" calcext:value-type="float">
            <text:p>-0.1051867</text:p>
          </table:table-cell>
          <table:table-cell office:value-type="float" office:value="-0.05995655" calcext:value-type="float">
            <text:p>-0.05995655</text:p>
          </table:table-cell>
          <table:table-cell office:value-type="float" office:value="-0.08318382" calcext:value-type="float">
            <text:p>-0.08318382</text:p>
          </table:table-cell>
          <table:table-cell office:value-type="float" office:value="-0.07915186" calcext:value-type="float">
            <text:p>-0.07915186</text:p>
          </table:table-cell>
          <table:table-cell office:value-type="float" office:value="-0.03323483" calcext:value-type="float">
            <text:p>-0.0332348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7.88894" calcext:value-type="float">
            <text:p>-17.88894</text:p>
          </table:table-cell>
          <table:table-cell office:value-type="float" office:value="0.04115956" calcext:value-type="float">
            <text:p>0.04115956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48222" calcext:value-type="float">
            <text:p>-2.3482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898.0982" calcext:value-type="float">
            <text:p>898.0982</text:p>
          </table:table-cell>
          <table:table-cell office:value-type="float" office:value="758.7501" calcext:value-type="float">
            <text:p>758.750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5.614" calcext:value-type="float">
            <text:p>1025.614</text:p>
          </table:table-cell>
          <table:table-cell office:value-type="float" office:value="97.27486" calcext:value-type="float">
            <text:p>97.27486</text:p>
          </table:table-cell>
          <table:table-cell office:value-type="float" office:value="12.87529" calcext:value-type="float">
            <text:p>12.87529</text:p>
          </table:table-cell>
          <table:table-cell office:value-type="float" office:value="0.1414409" calcext:value-type="float">
            <text:p>0.1414409</text:p>
          </table:table-cell>
          <table:table-cell office:value-type="float" office:value="0.1576854" calcext:value-type="float">
            <text:p>0.1576854</text:p>
          </table:table-cell>
          <table:table-cell office:value-type="float" office:value="0.1761722" calcext:value-type="float">
            <text:p>0.1761722</text:p>
          </table:table-cell>
          <table:table-cell office:value-type="float" office:value="0.2432839" calcext:value-type="float">
            <text:p>0.2432839</text:p>
          </table:table-cell>
          <table:table-cell office:value-type="float" office:value="0.2537301" calcext:value-type="float">
            <text:p>0.2537301</text:p>
          </table:table-cell>
          <table:table-cell office:value-type="float" office:value="0.2319585" calcext:value-type="float">
            <text:p>0.2319585</text:p>
          </table:table-cell>
          <table:table-cell office:value-type="float" office:value="0.242369" calcext:value-type="float">
            <text:p>0.242369</text:p>
          </table:table-cell>
          <table:table-cell office:value-type="float" office:value="0.3218085" calcext:value-type="float">
            <text:p>0.3218085</text:p>
          </table:table-cell>
          <table:table-cell office:value-type="float" office:value="0.315434" calcext:value-type="float">
            <text:p>0.315434</text:p>
          </table:table-cell>
          <table:table-cell office:value-type="float" office:value="0.3519293" calcext:value-type="float">
            <text:p>0.3519293</text:p>
          </table:table-cell>
          <table:table-cell office:value-type="float" office:value="0.3732631" calcext:value-type="float">
            <text:p>0.3732631</text:p>
          </table:table-cell>
          <table:table-cell office:value-type="float" office:value="0.3913717" calcext:value-type="float">
            <text:p>0.3913717</text:p>
          </table:table-cell>
          <table:table-cell office:value-type="float" office:value="0.4614971" calcext:value-type="float">
            <text:p>0.461497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73509" calcext:value-type="float">
            <text:p>3.773509E-08</text:p>
          </table:table-cell>
          <table:table-cell office:value-type="float" office:value="0.08976794" calcext:value-type="float">
            <text:p>0.08976794</text:p>
          </table:table-cell>
          <table:table-cell office:value-type="float" office:value="0.08155528" calcext:value-type="float">
            <text:p>0.08155528</text:p>
          </table:table-cell>
          <table:table-cell office:value-type="float" office:value="0.005744888" calcext:value-type="float">
            <text:p>0.005744888</text:p>
          </table:table-cell>
          <table:table-cell office:value-type="float" office:value="9.99595E-016" calcext:value-type="float">
            <text:p>9.9959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7032" calcext:value-type="float">
            <text:p>-11.47032</text:p>
          </table:table-cell>
          <table:table-cell office:value-type="float" office:value="-4.952255" calcext:value-type="float">
            <text:p>-4.952255</text:p>
          </table:table-cell>
          <table:table-cell office:value-type="float" office:value="-2.107641" calcext:value-type="float">
            <text:p>-2.107641</text:p>
          </table:table-cell>
          <table:table-cell office:value-type="float" office:value="-0.1769672" calcext:value-type="float">
            <text:p>-0.1769672</text:p>
          </table:table-cell>
          <table:table-cell office:value-type="float" office:value="-0.1288569" calcext:value-type="float">
            <text:p>-0.1288569</text:p>
          </table:table-cell>
          <table:table-cell office:value-type="float" office:value="-0.1032892" calcext:value-type="float">
            <text:p>-0.1032892</text:p>
          </table:table-cell>
          <table:table-cell office:value-type="float" office:value="-0.06622791" calcext:value-type="float">
            <text:p>-0.06622791</text:p>
          </table:table-cell>
          <table:table-cell office:value-type="float" office:value="-0.08198353" calcext:value-type="float">
            <text:p>-0.08198353</text:p>
          </table:table-cell>
          <table:table-cell office:value-type="float" office:value="-0.07834021" calcext:value-type="float">
            <text:p>-0.07834021</text:p>
          </table:table-cell>
          <table:table-cell office:value-type="float" office:value="-0.03306585" calcext:value-type="float">
            <text:p>-0.0330658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3.92993" calcext:value-type="float">
            <text:p>-23.92993</text:p>
          </table:table-cell>
          <table:table-cell office:value-type="float" office:value="0.04133762" calcext:value-type="float">
            <text:p>0.04133762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68354" calcext:value-type="float">
            <text:p>-2.36835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898.0982" calcext:value-type="float">
            <text:p>898.0982</text:p>
          </table:table-cell>
          <table:table-cell office:value-type="float" office:value="758.8362" calcext:value-type="float">
            <text:p>758.836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5.653" calcext:value-type="float">
            <text:p>1025.653</text:p>
          </table:table-cell>
          <table:table-cell office:value-type="float" office:value="97.15051" calcext:value-type="float">
            <text:p>97.15051</text:p>
          </table:table-cell>
          <table:table-cell office:value-type="float" office:value="12.66948" calcext:value-type="float">
            <text:p>12.66948</text:p>
          </table:table-cell>
          <table:table-cell office:value-type="float" office:value="0.1402858" calcext:value-type="float">
            <text:p>0.1402858</text:p>
          </table:table-cell>
          <table:table-cell office:value-type="float" office:value="0.1565675" calcext:value-type="float">
            <text:p>0.1565675</text:p>
          </table:table-cell>
          <table:table-cell office:value-type="float" office:value="0.1694216" calcext:value-type="float">
            <text:p>0.1694216</text:p>
          </table:table-cell>
          <table:table-cell office:value-type="float" office:value="0.2130762" calcext:value-type="float">
            <text:p>0.2130762</text:p>
          </table:table-cell>
          <table:table-cell office:value-type="float" office:value="0.2519295" calcext:value-type="float">
            <text:p>0.2519295</text:p>
          </table:table-cell>
          <table:table-cell office:value-type="float" office:value="0.2321509" calcext:value-type="float">
            <text:p>0.2321509</text:p>
          </table:table-cell>
          <table:table-cell office:value-type="float" office:value="0.240005" calcext:value-type="float">
            <text:p>0.240005</text:p>
          </table:table-cell>
          <table:table-cell office:value-type="float" office:value="0.3221366" calcext:value-type="float">
            <text:p>0.3221366</text:p>
          </table:table-cell>
          <table:table-cell office:value-type="float" office:value="0.3157774" calcext:value-type="float">
            <text:p>0.3157774</text:p>
          </table:table-cell>
          <table:table-cell office:value-type="float" office:value="0.352112" calcext:value-type="float">
            <text:p>0.352112</text:p>
          </table:table-cell>
          <table:table-cell office:value-type="float" office:value="0.373285" calcext:value-type="float">
            <text:p>0.373285</text:p>
          </table:table-cell>
          <table:table-cell office:value-type="float" office:value="0.391351" calcext:value-type="float">
            <text:p>0.391351</text:p>
          </table:table-cell>
          <table:table-cell office:value-type="float" office:value="0.4623686" calcext:value-type="float">
            <text:p>0.4623686</text:p>
          </table:table-cell>
          <table:table-cell office:value-type="float" office:value="0" calcext:value-type="float">
            <text:p>0</text:p>
          </table:table-cell>
          <table:table-cell office:value-type="float" office:value="0.00000003735292" calcext:value-type="float">
            <text:p>3.735292E-08</text:p>
          </table:table-cell>
          <table:table-cell office:value-type="float" office:value="0.08958723" calcext:value-type="float">
            <text:p>0.08958723</text:p>
          </table:table-cell>
          <table:table-cell office:value-type="float" office:value="0.09027639" calcext:value-type="float">
            <text:p>0.09027639</text:p>
          </table:table-cell>
          <table:table-cell office:value-type="float" office:value="0.03913816" calcext:value-type="float">
            <text:p>0.03913816</text:p>
          </table:table-cell>
          <table:table-cell office:value-type="float" office:value="9.995945E-016" calcext:value-type="float">
            <text:p>9.99594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0047" calcext:value-type="float">
            <text:p>-12.30047</text:p>
          </table:table-cell>
          <table:table-cell office:value-type="float" office:value="-5.277297" calcext:value-type="float">
            <text:p>-5.277297</text:p>
          </table:table-cell>
          <table:table-cell office:value-type="float" office:value="-2.873325" calcext:value-type="float">
            <text:p>-2.873325</text:p>
          </table:table-cell>
          <table:table-cell office:value-type="float" office:value="-0.4890271" calcext:value-type="float">
            <text:p>-0.4890271</text:p>
          </table:table-cell>
          <table:table-cell office:value-type="float" office:value="-0.1361" calcext:value-type="float">
            <text:p>-0.1361</text:p>
          </table:table-cell>
          <table:table-cell office:value-type="float" office:value="-0.1026269" calcext:value-type="float">
            <text:p>-0.1026269</text:p>
          </table:table-cell>
          <table:table-cell office:value-type="float" office:value="-0.07103021" calcext:value-type="float">
            <text:p>-0.07103021</text:p>
          </table:table-cell>
          <table:table-cell office:value-type="float" office:value="-0.08125119" calcext:value-type="float">
            <text:p>-0.08125119</text:p>
          </table:table-cell>
          <table:table-cell office:value-type="float" office:value="-0.07754751" calcext:value-type="float">
            <text:p>-0.07754751</text:p>
          </table:table-cell>
          <table:table-cell office:value-type="float" office:value="-0.03282367" calcext:value-type="float">
            <text:p>-0.03282367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8.84951" calcext:value-type="float">
            <text:p>-18.84951</text:p>
          </table:table-cell>
          <table:table-cell office:value-type="float" office:value="0.04150541" calcext:value-type="float">
            <text:p>0.04150541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78942" calcext:value-type="float">
            <text:p>-2.3789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898.0982" calcext:value-type="float">
            <text:p>898.0982</text:p>
          </table:table-cell>
          <table:table-cell office:value-type="float" office:value="759.0421" calcext:value-type="float">
            <text:p>759.0421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5.447" calcext:value-type="float">
            <text:p>1025.447</text:p>
          </table:table-cell>
          <table:table-cell office:value-type="float" office:value="97.15051" calcext:value-type="float">
            <text:p>97.15051</text:p>
          </table:table-cell>
          <table:table-cell office:value-type="float" office:value="12.23844" calcext:value-type="float">
            <text:p>12.23844</text:p>
          </table:table-cell>
          <table:table-cell office:value-type="float" office:value="0.1405822" calcext:value-type="float">
            <text:p>0.1405822</text:p>
          </table:table-cell>
          <table:table-cell office:value-type="float" office:value="0.1541254" calcext:value-type="float">
            <text:p>0.1541254</text:p>
          </table:table-cell>
          <table:table-cell office:value-type="float" office:value="0.1673537" calcext:value-type="float">
            <text:p>0.1673537</text:p>
          </table:table-cell>
          <table:table-cell office:value-type="float" office:value="0.1911562" calcext:value-type="float">
            <text:p>0.1911562</text:p>
          </table:table-cell>
          <table:table-cell office:value-type="float" office:value="0.2505754" calcext:value-type="float">
            <text:p>0.2505754</text:p>
          </table:table-cell>
          <table:table-cell office:value-type="float" office:value="0.2321265" calcext:value-type="float">
            <text:p>0.2321265</text:p>
          </table:table-cell>
          <table:table-cell office:value-type="float" office:value="0.238196" calcext:value-type="float">
            <text:p>0.238196</text:p>
          </table:table-cell>
          <table:table-cell office:value-type="float" office:value="0.3223567" calcext:value-type="float">
            <text:p>0.3223567</text:p>
          </table:table-cell>
          <table:table-cell office:value-type="float" office:value="0.3161303" calcext:value-type="float">
            <text:p>0.3161303</text:p>
          </table:table-cell>
          <table:table-cell office:value-type="float" office:value="0.3522757" calcext:value-type="float">
            <text:p>0.3522757</text:p>
          </table:table-cell>
          <table:table-cell office:value-type="float" office:value="0.3733159" calcext:value-type="float">
            <text:p>0.3733159</text:p>
          </table:table-cell>
          <table:table-cell office:value-type="float" office:value="0.3912854" calcext:value-type="float">
            <text:p>0.3912854</text:p>
          </table:table-cell>
          <table:table-cell office:value-type="float" office:value="0.4623656" calcext:value-type="float">
            <text:p>0.4623656</text:p>
          </table:table-cell>
          <table:table-cell office:value-type="float" office:value="0" calcext:value-type="float">
            <text:p>0</text:p>
          </table:table-cell>
          <table:table-cell office:value-type="float" office:value="0.000005434136" calcext:value-type="float">
            <text:p>5.434136E-06</text:p>
          </table:table-cell>
          <table:table-cell office:value-type="float" office:value="0.0905575" calcext:value-type="float">
            <text:p>0.0905575</text:p>
          </table:table-cell>
          <table:table-cell office:value-type="float" office:value="0.09336622" calcext:value-type="float">
            <text:p>0.09336622</text:p>
          </table:table-cell>
          <table:table-cell office:value-type="float" office:value="0.06399222" calcext:value-type="float">
            <text:p>0.06399222</text:p>
          </table:table-cell>
          <table:table-cell office:value-type="float" office:value="0.0002263787" calcext:value-type="float">
            <text:p>0.0002263787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0175" calcext:value-type="float">
            <text:p>-12.00175</text:p>
          </table:table-cell>
          <table:table-cell office:value-type="float" office:value="-5.902291" calcext:value-type="float">
            <text:p>-5.902291</text:p>
          </table:table-cell>
          <table:table-cell office:value-type="float" office:value="-3.134646" calcext:value-type="float">
            <text:p>-3.134646</text:p>
          </table:table-cell>
          <table:table-cell office:value-type="float" office:value="-1.130985" calcext:value-type="float">
            <text:p>-1.130985</text:p>
          </table:table-cell>
          <table:table-cell office:value-type="float" office:value="-0.1417111" calcext:value-type="float">
            <text:p>-0.1417111</text:p>
          </table:table-cell>
          <table:table-cell office:value-type="float" office:value="-0.1027017" calcext:value-type="float">
            <text:p>-0.1027017</text:p>
          </table:table-cell>
          <table:table-cell office:value-type="float" office:value="-0.07497415" calcext:value-type="float">
            <text:p>-0.07497415</text:p>
          </table:table-cell>
          <table:table-cell office:value-type="float" office:value="-0.0807641" calcext:value-type="float">
            <text:p>-0.0807641</text:p>
          </table:table-cell>
          <table:table-cell office:value-type="float" office:value="-0.07674427" calcext:value-type="float">
            <text:p>-0.07674427</text:p>
          </table:table-cell>
          <table:table-cell office:value-type="float" office:value="-0.03256249" calcext:value-type="float">
            <text:p>-0.0325624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5.1082" calcext:value-type="float">
            <text:p>-25.1082</text:p>
          </table:table-cell>
          <table:table-cell office:value-type="float" office:value="0.04162075" calcext:value-type="float">
            <text:p>0.04162075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83342" calcext:value-type="float">
            <text:p>-2.383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898.0982" calcext:value-type="float">
            <text:p>898.0982</text:p>
          </table:table-cell>
          <table:table-cell office:value-type="float" office:value="759.225" calcext:value-type="float">
            <text:p>759.225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5.264" calcext:value-type="float">
            <text:p>1025.264</text:p>
          </table:table-cell>
          <table:table-cell office:value-type="float" office:value="97.15051" calcext:value-type="float">
            <text:p>97.15051</text:p>
          </table:table-cell>
          <table:table-cell office:value-type="float" office:value="11.75704" calcext:value-type="float">
            <text:p>11.75704</text:p>
          </table:table-cell>
          <table:table-cell office:value-type="float" office:value="0.144077" calcext:value-type="float">
            <text:p>0.144077</text:p>
          </table:table-cell>
          <table:table-cell office:value-type="float" office:value="0.1583872" calcext:value-type="float">
            <text:p>0.1583872</text:p>
          </table:table-cell>
          <table:table-cell office:value-type="float" office:value="0.1669515" calcext:value-type="float">
            <text:p>0.1669515</text:p>
          </table:table-cell>
          <table:table-cell office:value-type="float" office:value="0.1816685" calcext:value-type="float">
            <text:p>0.1816685</text:p>
          </table:table-cell>
          <table:table-cell office:value-type="float" office:value="0.2296524" calcext:value-type="float">
            <text:p>0.2296524</text:p>
          </table:table-cell>
          <table:table-cell office:value-type="float" office:value="0.231321" calcext:value-type="float">
            <text:p>0.231321</text:p>
          </table:table-cell>
          <table:table-cell office:value-type="float" office:value="0.2368829" calcext:value-type="float">
            <text:p>0.2368829</text:p>
          </table:table-cell>
          <table:table-cell office:value-type="float" office:value="0.3224851" calcext:value-type="float">
            <text:p>0.3224851</text:p>
          </table:table-cell>
          <table:table-cell office:value-type="float" office:value="0.3165537" calcext:value-type="float">
            <text:p>0.3165537</text:p>
          </table:table-cell>
          <table:table-cell office:value-type="float" office:value="0.3523688" calcext:value-type="float">
            <text:p>0.3523688</text:p>
          </table:table-cell>
          <table:table-cell office:value-type="float" office:value="0.3733491" calcext:value-type="float">
            <text:p>0.3733491</text:p>
          </table:table-cell>
          <table:table-cell office:value-type="float" office:value="0.3912044" calcext:value-type="float">
            <text:p>0.3912044</text:p>
          </table:table-cell>
          <table:table-cell office:value-type="float" office:value="0.4623717" calcext:value-type="float">
            <text:p>0.4623717</text:p>
          </table:table-cell>
          <table:table-cell office:value-type="float" office:value="0" calcext:value-type="float">
            <text:p>0</text:p>
          </table:table-cell>
          <table:table-cell office:value-type="float" office:value="0.00000002437576" calcext:value-type="float">
            <text:p>2.437576E-08</text:p>
          </table:table-cell>
          <table:table-cell office:value-type="float" office:value="0.08435906" calcext:value-type="float">
            <text:p>0.08435906</text:p>
          </table:table-cell>
          <table:table-cell office:value-type="float" office:value="0.09423786" calcext:value-type="float">
            <text:p>0.09423786</text:p>
          </table:table-cell>
          <table:table-cell office:value-type="float" office:value="0.07570962" calcext:value-type="float">
            <text:p>0.07570962</text:p>
          </table:table-cell>
          <table:table-cell office:value-type="float" office:value="0.02443711" calcext:value-type="float">
            <text:p>0.02443711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2844" calcext:value-type="float">
            <text:p>-10.02844</text:p>
          </table:table-cell>
          <table:table-cell office:value-type="float" office:value="-4.830296" calcext:value-type="float">
            <text:p>-4.830296</text:p>
          </table:table-cell>
          <table:table-cell office:value-type="float" office:value="-3.22418" calcext:value-type="float">
            <text:p>-3.22418</text:p>
          </table:table-cell>
          <table:table-cell office:value-type="float" office:value="-1.687847" calcext:value-type="float">
            <text:p>-1.687847</text:p>
          </table:table-cell>
          <table:table-cell office:value-type="float" office:value="-0.2759741" calcext:value-type="float">
            <text:p>-0.2759741</text:p>
          </table:table-cell>
          <table:table-cell office:value-type="float" office:value="-0.1054261" calcext:value-type="float">
            <text:p>-0.1054261</text:p>
          </table:table-cell>
          <table:table-cell office:value-type="float" office:value="-0.07799402" calcext:value-type="float">
            <text:p>-0.07799402</text:p>
          </table:table-cell>
          <table:table-cell office:value-type="float" office:value="-0.08048096" calcext:value-type="float">
            <text:p>-0.08048096</text:p>
          </table:table-cell>
          <table:table-cell office:value-type="float" office:value="-0.07578984" calcext:value-type="float">
            <text:p>-0.07578984</text:p>
          </table:table-cell>
          <table:table-cell office:value-type="float" office:value="-0.03241564" calcext:value-type="float">
            <text:p>-0.0324156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4.02219" calcext:value-type="float">
            <text:p>-14.02219</text:p>
          </table:table-cell>
          <table:table-cell office:value-type="float" office:value="0.0417093" calcext:value-type="float">
            <text:p>0.0417093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87432" calcext:value-type="float">
            <text:p>-2.38743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901.5982" calcext:value-type="float">
            <text:p>901.5982</text:p>
          </table:table-cell>
          <table:table-cell office:value-type="float" office:value="759.1068" calcext:value-type="float">
            <text:p>759.106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8.608" calcext:value-type="float">
            <text:p>1028.608</text:p>
          </table:table-cell>
          <table:table-cell office:value-type="float" office:value="97.42559" calcext:value-type="float">
            <text:p>97.42559</text:p>
          </table:table-cell>
          <table:table-cell office:value-type="float" office:value="6.211982" calcext:value-type="float">
            <text:p>6.211982</text:p>
          </table:table-cell>
          <table:table-cell office:value-type="float" office:value="0.1880176" calcext:value-type="float">
            <text:p>0.1880176</text:p>
          </table:table-cell>
          <table:table-cell office:value-type="float" office:value="0.1798823" calcext:value-type="float">
            <text:p>0.1798823</text:p>
          </table:table-cell>
          <table:table-cell office:value-type="float" office:value="0.1809209" calcext:value-type="float">
            <text:p>0.1809209</text:p>
          </table:table-cell>
          <table:table-cell office:value-type="float" office:value="0.1908922" calcext:value-type="float">
            <text:p>0.1908922</text:p>
          </table:table-cell>
          <table:table-cell office:value-type="float" office:value="0.2225846" calcext:value-type="float">
            <text:p>0.2225846</text:p>
          </table:table-cell>
          <table:table-cell office:value-type="float" office:value="0.2312019" calcext:value-type="float">
            <text:p>0.2312019</text:p>
          </table:table-cell>
          <table:table-cell office:value-type="float" office:value="0.2673792" calcext:value-type="float">
            <text:p>0.2673792</text:p>
          </table:table-cell>
          <table:table-cell office:value-type="float" office:value="0.3236004" calcext:value-type="float">
            <text:p>0.3236004</text:p>
          </table:table-cell>
          <table:table-cell office:value-type="float" office:value="0.3169684" calcext:value-type="float">
            <text:p>0.3169684</text:p>
          </table:table-cell>
          <table:table-cell office:value-type="float" office:value="0.3524653" calcext:value-type="float">
            <text:p>0.3524653</text:p>
          </table:table-cell>
          <table:table-cell office:value-type="float" office:value="0.3733812" calcext:value-type="float">
            <text:p>0.3733812</text:p>
          </table:table-cell>
          <table:table-cell office:value-type="float" office:value="0.3911197" calcext:value-type="float">
            <text:p>0.3911197</text:p>
          </table:table-cell>
          <table:table-cell office:value-type="float" office:value="0.4623776" calcext:value-type="float">
            <text:p>0.4623776</text:p>
          </table:table-cell>
          <table:table-cell office:value-type="float" office:value="0" calcext:value-type="float">
            <text:p>0</text:p>
          </table:table-cell>
          <table:table-cell office:value-type="float" office:value="0.0171669" calcext:value-type="float">
            <text:p>0.0171669</text:p>
          </table:table-cell>
          <table:table-cell office:value-type="float" office:value="0.06123367" calcext:value-type="float">
            <text:p>0.06123367</text:p>
          </table:table-cell>
          <table:table-cell office:value-type="float" office:value="0.07959054" calcext:value-type="float">
            <text:p>0.07959054</text:p>
          </table:table-cell>
          <table:table-cell office:value-type="float" office:value="0.07325343" calcext:value-type="float">
            <text:p>0.07325343</text:p>
          </table:table-cell>
          <table:table-cell office:value-type="float" office:value="0.03558708" calcext:value-type="float">
            <text:p>0.03558708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2685" calcext:value-type="float">
            <text:p>-1.292685</text:p>
          </table:table-cell>
          <table:table-cell office:value-type="float" office:value="-1.828637" calcext:value-type="float">
            <text:p>-1.828637</text:p>
          </table:table-cell>
          <table:table-cell office:value-type="float" office:value="-1.751064" calcext:value-type="float">
            <text:p>-1.751064</text:p>
          </table:table-cell>
          <table:table-cell office:value-type="float" office:value="-1.157598" calcext:value-type="float">
            <text:p>-1.157598</text:p>
          </table:table-cell>
          <table:table-cell office:value-type="float" office:value="-0.3543051" calcext:value-type="float">
            <text:p>-0.3543051</text:p>
          </table:table-cell>
          <table:table-cell office:value-type="float" office:value="-0.1058964" calcext:value-type="float">
            <text:p>-0.1058964</text:p>
          </table:table-cell>
          <table:table-cell office:value-type="float" office:value="-0.03282313" calcext:value-type="float">
            <text:p>-0.03282313</text:p>
          </table:table-cell>
          <table:table-cell office:value-type="float" office:value="-0.07811479" calcext:value-type="float">
            <text:p>-0.07811479</text:p>
          </table:table-cell>
          <table:table-cell office:value-type="float" office:value="-0.07486814" calcext:value-type="float">
            <text:p>-0.07486814</text:p>
          </table:table-cell>
          <table:table-cell office:value-type="float" office:value="-0.03226401" calcext:value-type="float">
            <text:p>-0.0322640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4018792" calcext:value-type="float">
            <text:p>-0.4018792</text:p>
          </table:table-cell>
          <table:table-cell office:value-type="float" office:value="0.04160719" calcext:value-type="float">
            <text:p>0.04160719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89692" calcext:value-type="float">
            <text:p>-2.38969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901.5982" calcext:value-type="float">
            <text:p>901.5982</text:p>
          </table:table-cell>
          <table:table-cell office:value-type="float" office:value="759.0339" calcext:value-type="float">
            <text:p>759.033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8.562" calcext:value-type="float">
            <text:p>1028.562</text:p>
          </table:table-cell>
          <table:table-cell office:value-type="float" office:value="97.54455" calcext:value-type="float">
            <text:p>97.54455</text:p>
          </table:table-cell>
          <table:table-cell office:value-type="float" office:value="1.856915" calcext:value-type="float">
            <text:p>1.856915</text:p>
          </table:table-cell>
          <table:table-cell office:value-type="float" office:value="0.2204326" calcext:value-type="float">
            <text:p>0.2204326</text:p>
          </table:table-cell>
          <table:table-cell office:value-type="float" office:value="0.1928397" calcext:value-type="float">
            <text:p>0.1928397</text:p>
          </table:table-cell>
          <table:table-cell office:value-type="float" office:value="0.1918176" calcext:value-type="float">
            <text:p>0.1918176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343409" calcext:value-type="float">
            <text:p>0.2343409</text:p>
          </table:table-cell>
          <table:table-cell office:value-type="float" office:value="0.2314418" calcext:value-type="float">
            <text:p>0.2314418</text:p>
          </table:table-cell>
          <table:table-cell office:value-type="float" office:value="0.260222" calcext:value-type="float">
            <text:p>0.260222</text:p>
          </table:table-cell>
          <table:table-cell office:value-type="float" office:value="0.3249962" calcext:value-type="float">
            <text:p>0.3249962</text:p>
          </table:table-cell>
          <table:table-cell office:value-type="float" office:value="0.3173943" calcext:value-type="float">
            <text:p>0.3173943</text:p>
          </table:table-cell>
          <table:table-cell office:value-type="float" office:value="0.3525624" calcext:value-type="float">
            <text:p>0.3525624</text:p>
          </table:table-cell>
          <table:table-cell office:value-type="float" office:value="0.3734119" calcext:value-type="float">
            <text:p>0.3734119</text:p>
          </table:table-cell>
          <table:table-cell office:value-type="float" office:value="0.3910388" calcext:value-type="float">
            <text:p>0.3910388</text:p>
          </table:table-cell>
          <table:table-cell office:value-type="float" office:value="0.462377" calcext:value-type="float">
            <text:p>0.462377</text:p>
          </table:table-cell>
          <table:table-cell office:value-type="float" office:value="0" calcext:value-type="float">
            <text:p>0</text:p>
          </table:table-cell>
          <table:table-cell office:value-type="float" office:value="0.02229141" calcext:value-type="float">
            <text:p>0.02229141</text:p>
          </table:table-cell>
          <table:table-cell office:value-type="float" office:value="0.04860198" calcext:value-type="float">
            <text:p>0.04860198</text:p>
          </table:table-cell>
          <table:table-cell office:value-type="float" office:value="0.06822782" calcext:value-type="float">
            <text:p>0.06822782</text:p>
          </table:table-cell>
          <table:table-cell office:value-type="float" office:value="0.06333344" calcext:value-type="float">
            <text:p>0.06333344</text:p>
          </table:table-cell>
          <table:table-cell office:value-type="float" office:value="0.02680703" calcext:value-type="float">
            <text:p>0.02680703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03794" calcext:value-type="float">
            <text:p>-0.3803794</text:p>
          </table:table-cell>
          <table:table-cell office:value-type="float" office:value="-1.070485" calcext:value-type="float">
            <text:p>-1.070485</text:p>
          </table:table-cell>
          <table:table-cell office:value-type="float" office:value="-1.114902" calcext:value-type="float">
            <text:p>-1.114902</text:p>
          </table:table-cell>
          <table:table-cell office:value-type="float" office:value="-0.7720019" calcext:value-type="float">
            <text:p>-0.7720019</text:p>
          </table:table-cell>
          <table:table-cell office:value-type="float" office:value="-0.2388804" calcext:value-type="float">
            <text:p>-0.2388804</text:p>
          </table:table-cell>
          <table:table-cell office:value-type="float" office:value="-0.1050725" calcext:value-type="float">
            <text:p>-0.1050725</text:p>
          </table:table-cell>
          <table:table-cell office:value-type="float" office:value="-0.03987032" calcext:value-type="float">
            <text:p>-0.03987032</text:p>
          </table:table-cell>
          <table:table-cell office:value-type="float" office:value="-0.07521277" calcext:value-type="float">
            <text:p>-0.07521277</text:p>
          </table:table-cell>
          <table:table-cell office:value-type="float" office:value="-0.07393463" calcext:value-type="float">
            <text:p>-0.07393463</text:p>
          </table:table-cell>
          <table:table-cell office:value-type="float" office:value="-0.03211235" calcext:value-type="float">
            <text:p>-0.0321123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1128012" calcext:value-type="float">
            <text:p>-0.1128012</text:p>
          </table:table-cell>
          <table:table-cell office:value-type="float" office:value="0.0414644" calcext:value-type="float">
            <text:p>0.041464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91495" calcext:value-type="float">
            <text:p>-2.39149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901.5982" calcext:value-type="float">
            <text:p>901.5982</text:p>
          </table:table-cell>
          <table:table-cell office:value-type="float" office:value="759.3159" calcext:value-type="float">
            <text:p>759.315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28.28" calcext:value-type="float">
            <text:p>1028.28</text:p>
          </table:table-cell>
          <table:table-cell office:value-type="float" office:value="97.54455" calcext:value-type="float">
            <text:p>97.54455</text:p>
          </table:table-cell>
          <table:table-cell office:value-type="float" office:value="0" calcext:value-type="float">
            <text:p>0</text:p>
          </table:table-cell>
          <table:table-cell office:value-type="float" office:value="0.268656" calcext:value-type="float">
            <text:p>0.268656</text:p>
          </table:table-cell>
          <table:table-cell office:value-type="float" office:value="0.209205" calcext:value-type="float">
            <text:p>0.209205</text:p>
          </table:table-cell>
          <table:table-cell office:value-type="float" office:value="0.2032467" calcext:value-type="float">
            <text:p>0.2032467</text:p>
          </table:table-cell>
          <table:table-cell office:value-type="float" office:value="0.2119808" calcext:value-type="float">
            <text:p>0.2119808</text:p>
          </table:table-cell>
          <table:table-cell office:value-type="float" office:value="0.2505381" calcext:value-type="float">
            <text:p>0.2505381</text:p>
          </table:table-cell>
          <table:table-cell office:value-type="float" office:value="0.2318815" calcext:value-type="float">
            <text:p>0.2318815</text:p>
          </table:table-cell>
          <table:table-cell office:value-type="float" office:value="0.2535127" calcext:value-type="float">
            <text:p>0.2535127</text:p>
          </table:table-cell>
          <table:table-cell office:value-type="float" office:value="0.3261544" calcext:value-type="float">
            <text:p>0.3261544</text:p>
          </table:table-cell>
          <table:table-cell office:value-type="float" office:value="0.3178282" calcext:value-type="float">
            <text:p>0.3178282</text:p>
          </table:table-cell>
          <table:table-cell office:value-type="float" office:value="0.3526626" calcext:value-type="float">
            <text:p>0.3526626</text:p>
          </table:table-cell>
          <table:table-cell office:value-type="float" office:value="0.3734425" calcext:value-type="float">
            <text:p>0.3734425</text:p>
          </table:table-cell>
          <table:table-cell office:value-type="float" office:value="0.3909616" calcext:value-type="float">
            <text:p>0.3909616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31824" calcext:value-type="float">
            <text:p>0.031824</text:p>
          </table:table-cell>
          <table:table-cell office:value-type="float" office:value="0.03396919" calcext:value-type="float">
            <text:p>0.03396919</text:p>
          </table:table-cell>
          <table:table-cell office:value-type="float" office:value="0.05657962" calcext:value-type="float">
            <text:p>0.05657962</text:p>
          </table:table-cell>
          <table:table-cell office:value-type="float" office:value="0.05330245" calcext:value-type="float">
            <text:p>0.05330245</text:p>
          </table:table-cell>
          <table:table-cell office:value-type="float" office:value="0.01060104" calcext:value-type="float">
            <text:p>0.01060104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853434" calcext:value-type="float">
            <text:p>-0.07853434</text:p>
          </table:table-cell>
          <table:table-cell office:value-type="float" office:value="-0.568673" calcext:value-type="float">
            <text:p>-0.568673</text:p>
          </table:table-cell>
          <table:table-cell office:value-type="float" office:value="-0.7132267" calcext:value-type="float">
            <text:p>-0.7132267</text:p>
          </table:table-cell>
          <table:table-cell office:value-type="float" office:value="-0.5164699" calcext:value-type="float">
            <text:p>-0.5164699</text:p>
          </table:table-cell>
          <table:table-cell office:value-type="float" office:value="-0.1428303" calcext:value-type="float">
            <text:p>-0.1428303</text:p>
          </table:table-cell>
          <table:table-cell office:value-type="float" office:value="-0.1035693" calcext:value-type="float">
            <text:p>-0.1035693</text:p>
          </table:table-cell>
          <table:table-cell office:value-type="float" office:value="-0.04804173" calcext:value-type="float">
            <text:p>-0.04804173</text:p>
          </table:table-cell>
          <table:table-cell office:value-type="float" office:value="-0.07289734" calcext:value-type="float">
            <text:p>-0.07289734</text:p>
          </table:table-cell>
          <table:table-cell office:value-type="float" office:value="-0.07299668" calcext:value-type="float">
            <text:p>-0.07299668</text:p>
          </table:table-cell>
          <table:table-cell office:value-type="float" office:value="-0.03195666" calcext:value-type="float">
            <text:p>-0.0319566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863461" calcext:value-type="float">
            <text:p>-0.0863461</text:p>
          </table:table-cell>
          <table:table-cell office:value-type="float" office:value="0.04129923" calcext:value-type="float">
            <text:p>0.04129923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93062" calcext:value-type="float">
            <text:p>-2.3930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906.2982" calcext:value-type="float">
            <text:p>906.2982</text:p>
          </table:table-cell>
          <table:table-cell office:value-type="float" office:value="759.3553" calcext:value-type="float">
            <text:p>759.3553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672" calcext:value-type="float">
            <text:p>1032.672</text:p>
          </table:table-cell>
          <table:table-cell office:value-type="float" office:value="97.81256" calcext:value-type="float">
            <text:p>97.81256</text:p>
          </table:table-cell>
          <table:table-cell office:value-type="float" office:value="0" calcext:value-type="float">
            <text:p>0</text:p>
          </table:table-cell>
          <table:table-cell office:value-type="float" office:value="0.2859872" calcext:value-type="float">
            <text:p>0.2859872</text:p>
          </table:table-cell>
          <table:table-cell office:value-type="float" office:value="0.2149934" calcext:value-type="float">
            <text:p>0.2149934</text:p>
          </table:table-cell>
          <table:table-cell office:value-type="float" office:value="0.2116906" calcext:value-type="float">
            <text:p>0.2116906</text:p>
          </table:table-cell>
          <table:table-cell office:value-type="float" office:value="0.2294656" calcext:value-type="float">
            <text:p>0.2294656</text:p>
          </table:table-cell>
          <table:table-cell office:value-type="float" office:value="0.2572438" calcext:value-type="float">
            <text:p>0.2572438</text:p>
          </table:table-cell>
          <table:table-cell office:value-type="float" office:value="0.2332116" calcext:value-type="float">
            <text:p>0.2332116</text:p>
          </table:table-cell>
          <table:table-cell office:value-type="float" office:value="0.282379" calcext:value-type="float">
            <text:p>0.282379</text:p>
          </table:table-cell>
          <table:table-cell office:value-type="float" office:value="0.3272658" calcext:value-type="float">
            <text:p>0.3272658</text:p>
          </table:table-cell>
          <table:table-cell office:value-type="float" office:value="0.3182633" calcext:value-type="float">
            <text:p>0.3182633</text:p>
          </table:table-cell>
          <table:table-cell office:value-type="float" office:value="0.352763" calcext:value-type="float">
            <text:p>0.352763</text:p>
          </table:table-cell>
          <table:table-cell office:value-type="float" office:value="0.3734732" calcext:value-type="float">
            <text:p>0.3734732</text:p>
          </table:table-cell>
          <table:table-cell office:value-type="float" office:value="0.3908855" calcext:value-type="float">
            <text:p>0.3908855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06487305" calcext:value-type="float">
            <text:p>0.06487305</text:p>
          </table:table-cell>
          <table:table-cell office:value-type="float" office:value="0.03068114" calcext:value-type="float">
            <text:p>0.03068114</text:p>
          </table:table-cell>
          <table:table-cell office:value-type="float" office:value="0.04844065" calcext:value-type="float">
            <text:p>0.04844065</text:p>
          </table:table-cell>
          <table:table-cell office:value-type="float" office:value="0.04256587" calcext:value-type="float">
            <text:p>0.04256587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28756" calcext:value-type="float">
            <text:p>-0.05028756</text:p>
          </table:table-cell>
          <table:table-cell office:value-type="float" office:value="-0.4623809" calcext:value-type="float">
            <text:p>-0.4623809</text:p>
          </table:table-cell>
          <table:table-cell office:value-type="float" office:value="-0.5215363" calcext:value-type="float">
            <text:p>-0.5215363</text:p>
          </table:table-cell>
          <table:table-cell office:value-type="float" office:value="-0.2808561" calcext:value-type="float">
            <text:p>-0.2808561</text:p>
          </table:table-cell>
          <table:table-cell office:value-type="float" office:value="-0.115804" calcext:value-type="float">
            <text:p>-0.115804</text:p>
          </table:table-cell>
          <table:table-cell office:value-type="float" office:value="-0.09917577" calcext:value-type="float">
            <text:p>-0.09917577</text:p>
          </table:table-cell>
          <table:table-cell office:value-type="float" office:value="-0.0216098" calcext:value-type="float">
            <text:p>-0.0216098</text:p>
          </table:table-cell>
          <table:table-cell office:value-type="float" office:value="-0.07078373" calcext:value-type="float">
            <text:p>-0.07078373</text:p>
          </table:table-cell>
          <table:table-cell office:value-type="float" office:value="-0.07206941" calcext:value-type="float">
            <text:p>-0.07206941</text:p>
          </table:table-cell>
          <table:table-cell office:value-type="float" office:value="-0.0318014" calcext:value-type="float">
            <text:p>-0.031801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5115988" calcext:value-type="float">
            <text:p>-0.05115988</text:p>
          </table:table-cell>
          <table:table-cell office:value-type="float" office:value="0.04138288" calcext:value-type="float">
            <text:p>0.04138288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95369" calcext:value-type="float">
            <text:p>-2.39536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906.3981" calcext:value-type="float">
            <text:p>906.3981</text:p>
          </table:table-cell>
          <table:table-cell office:value-type="float" office:value="759.4009" calcext:value-type="float">
            <text:p>759.400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483" calcext:value-type="float">
            <text:p>1032.483</text:p>
          </table:table-cell>
          <table:table-cell office:value-type="float" office:value="98.05631" calcext:value-type="float">
            <text:p>98.05631</text:p>
          </table:table-cell>
          <table:table-cell office:value-type="float" office:value="0" calcext:value-type="float">
            <text:p>0</text:p>
          </table:table-cell>
          <table:table-cell office:value-type="float" office:value="0.2853126" calcext:value-type="float">
            <text:p>0.2853126</text:p>
          </table:table-cell>
          <table:table-cell office:value-type="float" office:value="0.2260091" calcext:value-type="float">
            <text:p>0.2260091</text:p>
          </table:table-cell>
          <table:table-cell office:value-type="float" office:value="0.2215367" calcext:value-type="float">
            <text:p>0.2215367</text:p>
          </table:table-cell>
          <table:table-cell office:value-type="float" office:value="0.2443892" calcext:value-type="float">
            <text:p>0.2443892</text:p>
          </table:table-cell>
          <table:table-cell office:value-type="float" office:value="0.2551359" calcext:value-type="float">
            <text:p>0.2551359</text:p>
          </table:table-cell>
          <table:table-cell office:value-type="float" office:value="0.2352713" calcext:value-type="float">
            <text:p>0.2352713</text:p>
          </table:table-cell>
          <table:table-cell office:value-type="float" office:value="0.2732241" calcext:value-type="float">
            <text:p>0.2732241</text:p>
          </table:table-cell>
          <table:table-cell office:value-type="float" office:value="0.3294096" calcext:value-type="float">
            <text:p>0.3294096</text:p>
          </table:table-cell>
          <table:table-cell office:value-type="float" office:value="0.3187132" calcext:value-type="float">
            <text:p>0.3187132</text:p>
          </table:table-cell>
          <table:table-cell office:value-type="float" office:value="0.3528667" calcext:value-type="float">
            <text:p>0.3528667</text:p>
          </table:table-cell>
          <table:table-cell office:value-type="float" office:value="0.3735038" calcext:value-type="float">
            <text:p>0.3735038</text:p>
          </table:table-cell>
          <table:table-cell office:value-type="float" office:value="0.390809" calcext:value-type="float">
            <text:p>0.39080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07962936" calcext:value-type="float">
            <text:p>0.07962936</text:p>
          </table:table-cell>
          <table:table-cell office:value-type="float" office:value="0.02418917" calcext:value-type="float">
            <text:p>0.02418917</text:p>
          </table:table-cell>
          <table:table-cell office:value-type="float" office:value="0.03966449" calcext:value-type="float">
            <text:p>0.03966449</text:p>
          </table:table-cell>
          <table:table-cell office:value-type="float" office:value="0.02761685" calcext:value-type="float">
            <text:p>0.02761685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63964" calcext:value-type="float">
            <text:p>-0.05063964</text:p>
          </table:table-cell>
          <table:table-cell office:value-type="float" office:value="-0.3144393" calcext:value-type="float">
            <text:p>-0.3144393</text:p>
          </table:table-cell>
          <table:table-cell office:value-type="float" office:value="-0.3673516" calcext:value-type="float">
            <text:p>-0.3673516</text:p>
          </table:table-cell>
          <table:table-cell office:value-type="float" office:value="-0.1728826" calcext:value-type="float">
            <text:p>-0.1728826</text:p>
          </table:table-cell>
          <table:table-cell office:value-type="float" office:value="-0.1235351" calcext:value-type="float">
            <text:p>-0.1235351</text:p>
          </table:table-cell>
          <table:table-cell office:value-type="float" office:value="-0.09271161" calcext:value-type="float">
            <text:p>-0.09271161</text:p>
          </table:table-cell>
          <table:table-cell office:value-type="float" office:value="-0.02735817" calcext:value-type="float">
            <text:p>-0.02735817</text:p>
          </table:table-cell>
          <table:table-cell office:value-type="float" office:value="-0.06684308" calcext:value-type="float">
            <text:p>-0.06684308</text:p>
          </table:table-cell>
          <table:table-cell office:value-type="float" office:value="-0.07112469" calcext:value-type="float">
            <text:p>-0.07112469</text:p>
          </table:table-cell>
          <table:table-cell office:value-type="float" office:value="-0.03164198" calcext:value-type="float">
            <text:p>-0.0316419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5190126" calcext:value-type="float">
            <text:p>-0.05190126</text:p>
          </table:table-cell>
          <table:table-cell office:value-type="float" office:value="0.04110967" calcext:value-type="float">
            <text:p>0.04110967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97447" calcext:value-type="float">
            <text:p>-2.3974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906.3981" calcext:value-type="float">
            <text:p>906.3981</text:p>
          </table:table-cell>
          <table:table-cell office:value-type="float" office:value="759.6803" calcext:value-type="float">
            <text:p>759.6803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8.00928" calcext:value-type="float">
            <text:p>98.00928</text:p>
          </table:table-cell>
          <table:table-cell office:value-type="float" office:value="0" calcext:value-type="float">
            <text:p>0</text:p>
          </table:table-cell>
          <table:table-cell office:value-type="float" office:value="0.1864232" calcext:value-type="float">
            <text:p>0.1864232</text:p>
          </table:table-cell>
          <table:table-cell office:value-type="float" office:value="0.2202845" calcext:value-type="float">
            <text:p>0.2202845</text:p>
          </table:table-cell>
          <table:table-cell office:value-type="float" office:value="0.2283882" calcext:value-type="float">
            <text:p>0.2283882</text:p>
          </table:table-cell>
          <table:table-cell office:value-type="float" office:value="0.2573586" calcext:value-type="float">
            <text:p>0.2573586</text:p>
          </table:table-cell>
          <table:table-cell office:value-type="float" office:value="0.2568207" calcext:value-type="float">
            <text:p>0.2568207</text:p>
          </table:table-cell>
          <table:table-cell office:value-type="float" office:value="0.236854" calcext:value-type="float">
            <text:p>0.236854</text:p>
          </table:table-cell>
          <table:table-cell office:value-type="float" office:value="0.2631195" calcext:value-type="float">
            <text:p>0.2631195</text:p>
          </table:table-cell>
          <table:table-cell office:value-type="float" office:value="0.3311705" calcext:value-type="float">
            <text:p>0.3311705</text:p>
          </table:table-cell>
          <table:table-cell office:value-type="float" office:value="0.3191839" calcext:value-type="float">
            <text:p>0.3191839</text:p>
          </table:table-cell>
          <table:table-cell office:value-type="float" office:value="0.3529707" calcext:value-type="float">
            <text:p>0.3529707</text:p>
          </table:table-cell>
          <table:table-cell office:value-type="float" office:value="0.3735346" calcext:value-type="float">
            <text:p>0.3735346</text:p>
          </table:table-cell>
          <table:table-cell office:value-type="float" office:value="0.3907553" calcext:value-type="float">
            <text:p>0.3907553</text:p>
          </table:table-cell>
          <table:table-cell office:value-type="float" office:value="0.4546616" calcext:value-type="float">
            <text:p>0.4546616</text:p>
          </table:table-cell>
          <table:table-cell office:value-type="float" office:value="0" calcext:value-type="float">
            <text:p>0</text:p>
          </table:table-cell>
          <table:table-cell office:value-type="float" office:value="0.1347116" calcext:value-type="float">
            <text:p>0.1347116</text:p>
          </table:table-cell>
          <table:table-cell office:value-type="float" office:value="0.03115075" calcext:value-type="float">
            <text:p>0.03115075</text:p>
          </table:table-cell>
          <table:table-cell office:value-type="float" office:value="0.03477949" calcext:value-type="float">
            <text:p>0.03477949</text:p>
          </table:table-cell>
          <table:table-cell office:value-type="float" office:value="0.0119818" calcext:value-type="float">
            <text:p>0.011981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08979" calcext:value-type="float">
            <text:p>-1.308979</text:p>
          </table:table-cell>
          <table:table-cell office:value-type="float" office:value="-0.3780885" calcext:value-type="float">
            <text:p>-0.3780885</text:p>
          </table:table-cell>
          <table:table-cell office:value-type="float" office:value="-0.2898775" calcext:value-type="float">
            <text:p>-0.2898775</text:p>
          </table:table-cell>
          <table:table-cell office:value-type="float" office:value="-0.1159363" calcext:value-type="float">
            <text:p>-0.1159363</text:p>
          </table:table-cell>
          <table:table-cell office:value-type="float" office:value="-0.1175554" calcext:value-type="float">
            <text:p>-0.1175554</text:p>
          </table:table-cell>
          <table:table-cell office:value-type="float" office:value="-0.08805055" calcext:value-type="float">
            <text:p>-0.08805055</text:p>
          </table:table-cell>
          <table:table-cell office:value-type="float" office:value="-0.03683658" calcext:value-type="float">
            <text:p>-0.03683658</text:p>
          </table:table-cell>
          <table:table-cell office:value-type="float" office:value="-0.06377382" calcext:value-type="float">
            <text:p>-0.06377382</text:p>
          </table:table-cell>
          <table:table-cell office:value-type="float" office:value="-0.07015067" calcext:value-type="float">
            <text:p>-0.07015067</text:p>
          </table:table-cell>
          <table:table-cell office:value-type="float" office:value="-0.03148298" calcext:value-type="float">
            <text:p>-0.03148298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3.412904" calcext:value-type="float">
            <text:p>-3.412904</text:p>
          </table:table-cell>
          <table:table-cell office:value-type="float" office:value="0.04109368" calcext:value-type="float">
            <text:p>0.04109368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31168" calcext:value-type="float">
            <text:p>-2.3311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906.3981" calcext:value-type="float">
            <text:p>906.3981</text:p>
          </table:table-cell>
          <table:table-cell office:value-type="float" office:value="760.0506" calcext:value-type="float">
            <text:p>760.050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579" calcext:value-type="float">
            <text:p>1032.579</text:p>
          </table:table-cell>
          <table:table-cell office:value-type="float" office:value="97.31075" calcext:value-type="float">
            <text:p>97.31075</text:p>
          </table:table-cell>
          <table:table-cell office:value-type="float" office:value="0" calcext:value-type="float">
            <text:p>0</text:p>
          </table:table-cell>
          <table:table-cell office:value-type="float" office:value="0.1574218" calcext:value-type="float">
            <text:p>0.1574218</text:p>
          </table:table-cell>
          <table:table-cell office:value-type="float" office:value="0.1936707" calcext:value-type="float">
            <text:p>0.1936707</text:p>
          </table:table-cell>
          <table:table-cell office:value-type="float" office:value="0.2242478" calcext:value-type="float">
            <text:p>0.2242478</text:p>
          </table:table-cell>
          <table:table-cell office:value-type="float" office:value="0.2643625" calcext:value-type="float">
            <text:p>0.2643625</text:p>
          </table:table-cell>
          <table:table-cell office:value-type="float" office:value="0.2611485" calcext:value-type="float">
            <text:p>0.2611485</text:p>
          </table:table-cell>
          <table:table-cell office:value-type="float" office:value="0.2379933" calcext:value-type="float">
            <text:p>0.2379933</text:p>
          </table:table-cell>
          <table:table-cell office:value-type="float" office:value="0.2563767" calcext:value-type="float">
            <text:p>0.2563767</text:p>
          </table:table-cell>
          <table:table-cell office:value-type="float" office:value="0.3321948" calcext:value-type="float">
            <text:p>0.3321948</text:p>
          </table:table-cell>
          <table:table-cell office:value-type="float" office:value="0.3196596" calcext:value-type="float">
            <text:p>0.3196596</text:p>
          </table:table-cell>
          <table:table-cell office:value-type="float" office:value="0.353078" calcext:value-type="float">
            <text:p>0.353078</text:p>
          </table:table-cell>
          <table:table-cell office:value-type="float" office:value="0.3735788" calcext:value-type="float">
            <text:p>0.3735788</text:p>
          </table:table-cell>
          <table:table-cell office:value-type="float" office:value="0.3910449" calcext:value-type="float">
            <text:p>0.3910449</text:p>
          </table:table-cell>
          <table:table-cell office:value-type="float" office:value="0.4576963" calcext:value-type="float">
            <text:p>0.4576963</text:p>
          </table:table-cell>
          <table:table-cell office:value-type="float" office:value="0" calcext:value-type="float">
            <text:p>0</text:p>
          </table:table-cell>
          <table:table-cell office:value-type="float" office:value="0.1286715" calcext:value-type="float">
            <text:p>0.1286715</text:p>
          </table:table-cell>
          <table:table-cell office:value-type="float" office:value="0.05732225" calcext:value-type="float">
            <text:p>0.05732225</text:p>
          </table:table-cell>
          <table:table-cell office:value-type="float" office:value="0.04097909" calcext:value-type="float">
            <text:p>0.04097909</text:p>
          </table:table-cell>
          <table:table-cell office:value-type="float" office:value="0.00000001691973" calcext:value-type="float">
            <text:p>1.691973E-0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44489" calcext:value-type="float">
            <text:p>-4.944489</text:p>
          </table:table-cell>
          <table:table-cell office:value-type="float" office:value="-1.000786" calcext:value-type="float">
            <text:p>-1.000786</text:p>
          </table:table-cell>
          <table:table-cell office:value-type="float" office:value="-0.3319166" calcext:value-type="float">
            <text:p>-0.3319166</text:p>
          </table:table-cell>
          <table:table-cell office:value-type="float" office:value="-0.0938554" calcext:value-type="float">
            <text:p>-0.0938554</text:p>
          </table:table-cell>
          <table:table-cell office:value-type="float" office:value="-0.1033819" calcext:value-type="float">
            <text:p>-0.1033819</text:p>
          </table:table-cell>
          <table:table-cell office:value-type="float" office:value="-0.08486675" calcext:value-type="float">
            <text:p>-0.08486675</text:p>
          </table:table-cell>
          <table:table-cell office:value-type="float" office:value="-0.0443493" calcext:value-type="float">
            <text:p>-0.0443493</text:p>
          </table:table-cell>
          <table:table-cell office:value-type="float" office:value="-0.0620608" calcext:value-type="float">
            <text:p>-0.0620608</text:p>
          </table:table-cell>
          <table:table-cell office:value-type="float" office:value="-0.06918098" calcext:value-type="float">
            <text:p>-0.06918098</text:p>
          </table:table-cell>
          <table:table-cell office:value-type="float" office:value="-0.03131955" calcext:value-type="float">
            <text:p>-0.0313195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3.62323" calcext:value-type="float">
            <text:p>-13.62323</text:p>
          </table:table-cell>
          <table:table-cell office:value-type="float" office:value="0.04114925" calcext:value-type="float">
            <text:p>0.04114925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47526" calcext:value-type="float">
            <text:p>-2.34752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906.3981" calcext:value-type="float">
            <text:p>906.3981</text:p>
          </table:table-cell>
          <table:table-cell office:value-type="float" office:value="760.3134" calcext:value-type="float">
            <text:p>760.3134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3.058" calcext:value-type="float">
            <text:p>1033.058</text:p>
          </table:table-cell>
          <table:table-cell office:value-type="float" office:value="96.56873" calcext:value-type="float">
            <text:p>96.56873</text:p>
          </table:table-cell>
          <table:table-cell office:value-type="float" office:value="0" calcext:value-type="float">
            <text:p>0</text:p>
          </table:table-cell>
          <table:table-cell office:value-type="float" office:value="0.1544533" calcext:value-type="float">
            <text:p>0.1544533</text:p>
          </table:table-cell>
          <table:table-cell office:value-type="float" office:value="0.1784145" calcext:value-type="float">
            <text:p>0.1784145</text:p>
          </table:table-cell>
          <table:table-cell office:value-type="float" office:value="0.2081246" calcext:value-type="float">
            <text:p>0.2081246</text:p>
          </table:table-cell>
          <table:table-cell office:value-type="float" office:value="0.2613908" calcext:value-type="float">
            <text:p>0.2613908</text:p>
          </table:table-cell>
          <table:table-cell office:value-type="float" office:value="0.2631997" calcext:value-type="float">
            <text:p>0.2631997</text:p>
          </table:table-cell>
          <table:table-cell office:value-type="float" office:value="0.2389104" calcext:value-type="float">
            <text:p>0.2389104</text:p>
          </table:table-cell>
          <table:table-cell office:value-type="float" office:value="0.2519265" calcext:value-type="float">
            <text:p>0.2519265</text:p>
          </table:table-cell>
          <table:table-cell office:value-type="float" office:value="0.3327438" calcext:value-type="float">
            <text:p>0.3327438</text:p>
          </table:table-cell>
          <table:table-cell office:value-type="float" office:value="0.3201296" calcext:value-type="float">
            <text:p>0.3201296</text:p>
          </table:table-cell>
          <table:table-cell office:value-type="float" office:value="0.3531894" calcext:value-type="float">
            <text:p>0.3531894</text:p>
          </table:table-cell>
          <table:table-cell office:value-type="float" office:value="0.3736467" calcext:value-type="float">
            <text:p>0.3736467</text:p>
          </table:table-cell>
          <table:table-cell office:value-type="float" office:value="0.3911921" calcext:value-type="float">
            <text:p>0.3911921</text:p>
          </table:table-cell>
          <table:table-cell office:value-type="float" office:value="0.460937" calcext:value-type="float">
            <text:p>0.460937</text:p>
          </table:table-cell>
          <table:table-cell office:value-type="float" office:value="0" calcext:value-type="float">
            <text:p>0</text:p>
          </table:table-cell>
          <table:table-cell office:value-type="float" office:value="0.1029401" calcext:value-type="float">
            <text:p>0.1029401</text:p>
          </table:table-cell>
          <table:table-cell office:value-type="float" office:value="0.07358889" calcext:value-type="float">
            <text:p>0.07358889</text:p>
          </table:table-cell>
          <table:table-cell office:value-type="float" office:value="0.05965231" calcext:value-type="float">
            <text:p>0.05965231</text:p>
          </table:table-cell>
          <table:table-cell office:value-type="float" office:value="0.00000001596152" calcext:value-type="float">
            <text:p>1.596152E-0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96936" calcext:value-type="float">
            <text:p>-5.796936</text:p>
          </table:table-cell>
          <table:table-cell office:value-type="float" office:value="-1.899617" calcext:value-type="float">
            <text:p>-1.899617</text:p>
          </table:table-cell>
          <table:table-cell office:value-type="float" office:value="-0.5870605" calcext:value-type="float">
            <text:p>-0.5870605</text:p>
          </table:table-cell>
          <table:table-cell office:value-type="float" office:value="-0.1024648" calcext:value-type="float">
            <text:p>-0.1024648</text:p>
          </table:table-cell>
          <table:table-cell office:value-type="float" office:value="-0.097247" calcext:value-type="float">
            <text:p>-0.097247</text:p>
          </table:table-cell>
          <table:table-cell office:value-type="float" office:value="-0.0823959" calcext:value-type="float">
            <text:p>-0.0823959</text:p>
          </table:table-cell>
          <table:table-cell office:value-type="float" office:value="-0.05026684" calcext:value-type="float">
            <text:p>-0.05026684</text:p>
          </table:table-cell>
          <table:table-cell office:value-type="float" office:value="-0.06116251" calcext:value-type="float">
            <text:p>-0.06116251</text:p>
          </table:table-cell>
          <table:table-cell office:value-type="float" office:value="-0.06823722" calcext:value-type="float">
            <text:p>-0.06823722</text:p>
          </table:table-cell>
          <table:table-cell office:value-type="float" office:value="-0.03115167" calcext:value-type="float">
            <text:p>-0.03115167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3.96942" calcext:value-type="float">
            <text:p>-13.96942</text:p>
          </table:table-cell>
          <table:table-cell office:value-type="float" office:value="0.04125526" calcext:value-type="float">
            <text:p>0.04125526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65845" calcext:value-type="float">
            <text:p>-2.3658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906.3981" calcext:value-type="float">
            <text:p>906.3981</text:p>
          </table:table-cell>
          <table:table-cell office:value-type="float" office:value="760.6279" calcext:value-type="float">
            <text:p>760.627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956" calcext:value-type="float">
            <text:p>1032.956</text:p>
          </table:table-cell>
          <table:table-cell office:value-type="float" office:value="96.35709" calcext:value-type="float">
            <text:p>96.35709</text:p>
          </table:table-cell>
          <table:table-cell office:value-type="float" office:value="0" calcext:value-type="float">
            <text:p>0</text:p>
          </table:table-cell>
          <table:table-cell office:value-type="float" office:value="0.1481375" calcext:value-type="float">
            <text:p>0.1481375</text:p>
          </table:table-cell>
          <table:table-cell office:value-type="float" office:value="0.167478" calcext:value-type="float">
            <text:p>0.167478</text:p>
          </table:table-cell>
          <table:table-cell office:value-type="float" office:value="0.1885394" calcext:value-type="float">
            <text:p>0.1885394</text:p>
          </table:table-cell>
          <table:table-cell office:value-type="float" office:value="0.2549619" calcext:value-type="float">
            <text:p>0.2549619</text:p>
          </table:table-cell>
          <table:table-cell office:value-type="float" office:value="0.2632739" calcext:value-type="float">
            <text:p>0.2632739</text:p>
          </table:table-cell>
          <table:table-cell office:value-type="float" office:value="0.2396488" calcext:value-type="float">
            <text:p>0.2396488</text:p>
          </table:table-cell>
          <table:table-cell office:value-type="float" office:value="0.2486313" calcext:value-type="float">
            <text:p>0.2486313</text:p>
          </table:table-cell>
          <table:table-cell office:value-type="float" office:value="0.3329859" calcext:value-type="float">
            <text:p>0.3329859</text:p>
          </table:table-cell>
          <table:table-cell office:value-type="float" office:value="0.3206083" calcext:value-type="float">
            <text:p>0.3206083</text:p>
          </table:table-cell>
          <table:table-cell office:value-type="float" office:value="0.3533265" calcext:value-type="float">
            <text:p>0.3533265</text:p>
          </table:table-cell>
          <table:table-cell office:value-type="float" office:value="0.3738177" calcext:value-type="float">
            <text:p>0.3738177</text:p>
          </table:table-cell>
          <table:table-cell office:value-type="float" office:value="0.391134" calcext:value-type="float">
            <text:p>0.391134</text:p>
          </table:table-cell>
          <table:table-cell office:value-type="float" office:value="0.4623649" calcext:value-type="float">
            <text:p>0.4623649</text:p>
          </table:table-cell>
          <table:table-cell office:value-type="float" office:value="0" calcext:value-type="float">
            <text:p>0</text:p>
          </table:table-cell>
          <table:table-cell office:value-type="float" office:value="0.08234604" calcext:value-type="float">
            <text:p>0.08234604</text:p>
          </table:table-cell>
          <table:table-cell office:value-type="float" office:value="0.08506442" calcext:value-type="float">
            <text:p>0.08506442</text:p>
          </table:table-cell>
          <table:table-cell office:value-type="float" office:value="0.08215891" calcext:value-type="float">
            <text:p>0.08215891</text:p>
          </table:table-cell>
          <table:table-cell office:value-type="float" office:value="0.00579948" calcext:value-type="float">
            <text:p>0.0057994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16684" calcext:value-type="float">
            <text:p>-8.016684</text:p>
          </table:table-cell>
          <table:table-cell office:value-type="float" office:value="-3.088522" calcext:value-type="float">
            <text:p>-3.088522</text:p>
          </table:table-cell>
          <table:table-cell office:value-type="float" office:value="-1.253384" calcext:value-type="float">
            <text:p>-1.253384</text:p>
          </table:table-cell>
          <table:table-cell office:value-type="float" office:value="-0.1236899" calcext:value-type="float">
            <text:p>-0.1236899</text:p>
          </table:table-cell>
          <table:table-cell office:value-type="float" office:value="-0.09697618" calcext:value-type="float">
            <text:p>-0.09697618</text:p>
          </table:table-cell>
          <table:table-cell office:value-type="float" office:value="-0.08046512" calcext:value-type="float">
            <text:p>-0.08046512</text:p>
          </table:table-cell>
          <table:table-cell office:value-type="float" office:value="-0.05522398" calcext:value-type="float">
            <text:p>-0.05522398</text:p>
          </table:table-cell>
          <table:table-cell office:value-type="float" office:value="-0.06076898" calcext:value-type="float">
            <text:p>-0.06076898</text:p>
          </table:table-cell>
          <table:table-cell office:value-type="float" office:value="-0.06729307" calcext:value-type="float">
            <text:p>-0.06729307</text:p>
          </table:table-cell>
          <table:table-cell office:value-type="float" office:value="-0.03094423" calcext:value-type="float">
            <text:p>-0.0309442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8.99873" calcext:value-type="float">
            <text:p>-18.99873</text:p>
          </table:table-cell>
          <table:table-cell office:value-type="float" office:value="0.0413886" calcext:value-type="float">
            <text:p>0.0413886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78022" calcext:value-type="float">
            <text:p>-2.3780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906.3981" calcext:value-type="float">
            <text:p>906.3981</text:p>
          </table:table-cell>
          <table:table-cell office:value-type="float" office:value="760.9302" calcext:value-type="float">
            <text:p>760.930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654" calcext:value-type="float">
            <text:p>1032.654</text:p>
          </table:table-cell>
          <table:table-cell office:value-type="float" office:value="96.35709" calcext:value-type="float">
            <text:p>96.35709</text:p>
          </table:table-cell>
          <table:table-cell office:value-type="float" office:value="0" calcext:value-type="float">
            <text:p>0</text:p>
          </table:table-cell>
          <table:table-cell office:value-type="float" office:value="0.1545845" calcext:value-type="float">
            <text:p>0.1545845</text:p>
          </table:table-cell>
          <table:table-cell office:value-type="float" office:value="0.1721982" calcext:value-type="float">
            <text:p>0.1721982</text:p>
          </table:table-cell>
          <table:table-cell office:value-type="float" office:value="0.1841768" calcext:value-type="float">
            <text:p>0.1841768</text:p>
          </table:table-cell>
          <table:table-cell office:value-type="float" office:value="0.2350316" calcext:value-type="float">
            <text:p>0.2350316</text:p>
          </table:table-cell>
          <table:table-cell office:value-type="float" office:value="0.261008" calcext:value-type="float">
            <text:p>0.261008</text:p>
          </table:table-cell>
          <table:table-cell office:value-type="float" office:value="0.2398792" calcext:value-type="float">
            <text:p>0.2398792</text:p>
          </table:table-cell>
          <table:table-cell office:value-type="float" office:value="0.2463733" calcext:value-type="float">
            <text:p>0.2463733</text:p>
          </table:table-cell>
          <table:table-cell office:value-type="float" office:value="0.3330214" calcext:value-type="float">
            <text:p>0.3330214</text:p>
          </table:table-cell>
          <table:table-cell office:value-type="float" office:value="0.3211667" calcext:value-type="float">
            <text:p>0.3211667</text:p>
          </table:table-cell>
          <table:table-cell office:value-type="float" office:value="0.3534036" calcext:value-type="float">
            <text:p>0.3534036</text:p>
          </table:table-cell>
          <table:table-cell office:value-type="float" office:value="0.3739657" calcext:value-type="float">
            <text:p>0.3739657</text:p>
          </table:table-cell>
          <table:table-cell office:value-type="float" office:value="0.3910379" calcext:value-type="float">
            <text:p>0.3910379</text:p>
          </table:table-cell>
          <table:table-cell office:value-type="float" office:value="0.462369" calcext:value-type="float">
            <text:p>0.462369</text:p>
          </table:table-cell>
          <table:table-cell office:value-type="float" office:value="0" calcext:value-type="float">
            <text:p>0</text:p>
          </table:table-cell>
          <table:table-cell office:value-type="float" office:value="0.06513446" calcext:value-type="float">
            <text:p>0.06513446</text:p>
          </table:table-cell>
          <table:table-cell office:value-type="float" office:value="0.0799781" calcext:value-type="float">
            <text:p>0.0799781</text:p>
          </table:table-cell>
          <table:table-cell office:value-type="float" office:value="0.08844822" calcext:value-type="float">
            <text:p>0.08844822</text:p>
          </table:table-cell>
          <table:table-cell office:value-type="float" office:value="0.02854817" calcext:value-type="float">
            <text:p>0.02854817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29858" calcext:value-type="float">
            <text:p>-5.729858</text:p>
          </table:table-cell>
          <table:table-cell office:value-type="float" office:value="-2.50544" calcext:value-type="float">
            <text:p>-2.50544</text:p>
          </table:table-cell>
          <table:table-cell office:value-type="float" office:value="-1.516253" calcext:value-type="float">
            <text:p>-1.516253</text:p>
          </table:table-cell>
          <table:table-cell office:value-type="float" office:value="-0.2314456" calcext:value-type="float">
            <text:p>-0.2314456</text:p>
          </table:table-cell>
          <table:table-cell office:value-type="float" office:value="-0.1035945" calcext:value-type="float">
            <text:p>-0.1035945</text:p>
          </table:table-cell>
          <table:table-cell office:value-type="float" office:value="-0.07985808" calcext:value-type="float">
            <text:p>-0.07985808</text:p>
          </table:table-cell>
          <table:table-cell office:value-type="float" office:value="-0.05894895" calcext:value-type="float">
            <text:p>-0.05894895</text:p>
          </table:table-cell>
          <table:table-cell office:value-type="float" office:value="-0.0607096" calcext:value-type="float">
            <text:p>-0.0607096</text:p>
          </table:table-cell>
          <table:table-cell office:value-type="float" office:value="-0.06620684" calcext:value-type="float">
            <text:p>-0.06620684</text:p>
          </table:table-cell>
          <table:table-cell office:value-type="float" office:value="-0.03082901" calcext:value-type="float">
            <text:p>-0.0308290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2.86835" calcext:value-type="float">
            <text:p>-12.86835</text:p>
          </table:table-cell>
          <table:table-cell office:value-type="float" office:value="0.04147455" calcext:value-type="float">
            <text:p>0.04147455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82519" calcext:value-type="float">
            <text:p>-2.38251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906.3981" calcext:value-type="float">
            <text:p>906.3981</text:p>
          </table:table-cell>
          <table:table-cell office:value-type="float" office:value="761.2532" calcext:value-type="float">
            <text:p>761.2532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331" calcext:value-type="float">
            <text:p>1032.331</text:p>
          </table:table-cell>
          <table:table-cell office:value-type="float" office:value="96.35709" calcext:value-type="float">
            <text:p>96.35709</text:p>
          </table:table-cell>
          <table:table-cell office:value-type="float" office:value="0" calcext:value-type="float">
            <text:p>0</text:p>
          </table:table-cell>
          <table:table-cell office:value-type="float" office:value="0.1569624" calcext:value-type="float">
            <text:p>0.1569624</text:p>
          </table:table-cell>
          <table:table-cell office:value-type="float" office:value="0.1763573" calcext:value-type="float">
            <text:p>0.1763573</text:p>
          </table:table-cell>
          <table:table-cell office:value-type="float" office:value="0.1867117" calcext:value-type="float">
            <text:p>0.1867117</text:p>
          </table:table-cell>
          <table:table-cell office:value-type="float" office:value="0.2219113" calcext:value-type="float">
            <text:p>0.2219113</text:p>
          </table:table-cell>
          <table:table-cell office:value-type="float" office:value="0.259595" calcext:value-type="float">
            <text:p>0.259595</text:p>
          </table:table-cell>
          <table:table-cell office:value-type="float" office:value="0.2396247" calcext:value-type="float">
            <text:p>0.2396247</text:p>
          </table:table-cell>
          <table:table-cell office:value-type="float" office:value="0.2448433" calcext:value-type="float">
            <text:p>0.2448433</text:p>
          </table:table-cell>
          <table:table-cell office:value-type="float" office:value="0.3329512" calcext:value-type="float">
            <text:p>0.3329512</text:p>
          </table:table-cell>
          <table:table-cell office:value-type="float" office:value="0.3216984" calcext:value-type="float">
            <text:p>0.3216984</text:p>
          </table:table-cell>
          <table:table-cell office:value-type="float" office:value="0.3534901" calcext:value-type="float">
            <text:p>0.3534901</text:p>
          </table:table-cell>
          <table:table-cell office:value-type="float" office:value="0.3740919" calcext:value-type="float">
            <text:p>0.3740919</text:p>
          </table:table-cell>
          <table:table-cell office:value-type="float" office:value="0.3909431" calcext:value-type="float">
            <text:p>0.3909431</text:p>
          </table:table-cell>
          <table:table-cell office:value-type="float" office:value="0.4623678" calcext:value-type="float">
            <text:p>0.4623678</text:p>
          </table:table-cell>
          <table:table-cell office:value-type="float" office:value="0" calcext:value-type="float">
            <text:p>0</text:p>
          </table:table-cell>
          <table:table-cell office:value-type="float" office:value="0.05588931" calcext:value-type="float">
            <text:p>0.05588931</text:p>
          </table:table-cell>
          <table:table-cell office:value-type="float" office:value="0.07557076" calcext:value-type="float">
            <text:p>0.07557076</text:p>
          </table:table-cell>
          <table:table-cell office:value-type="float" office:value="0.08702164" calcext:value-type="float">
            <text:p>0.08702164</text:p>
          </table:table-cell>
          <table:table-cell office:value-type="float" office:value="0.04428632" calcext:value-type="float">
            <text:p>0.04428632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3484" calcext:value-type="float">
            <text:p>-4.93484</text:p>
          </table:table-cell>
          <table:table-cell office:value-type="float" office:value="-2.078619" calcext:value-type="float">
            <text:p>-2.078619</text:p>
          </table:table-cell>
          <table:table-cell office:value-type="float" office:value="-1.365283" calcext:value-type="float">
            <text:p>-1.365283</text:p>
          </table:table-cell>
          <table:table-cell office:value-type="float" office:value="-0.3607841" calcext:value-type="float">
            <text:p>-0.3607841</text:p>
          </table:table-cell>
          <table:table-cell office:value-type="float" office:value="-0.1081097" calcext:value-type="float">
            <text:p>-0.1081097</text:p>
          </table:table-cell>
          <table:table-cell office:value-type="float" office:value="-0.08050236" calcext:value-type="float">
            <text:p>-0.08050236</text:p>
          </table:table-cell>
          <table:table-cell office:value-type="float" office:value="-0.0616315" calcext:value-type="float">
            <text:p>-0.0616315</text:p>
          </table:table-cell>
          <table:table-cell office:value-type="float" office:value="-0.06082107" calcext:value-type="float">
            <text:p>-0.06082107</text:p>
          </table:table-cell>
          <table:table-cell office:value-type="float" office:value="-0.06519046" calcext:value-type="float">
            <text:p>-0.06519046</text:p>
          </table:table-cell>
          <table:table-cell office:value-type="float" office:value="-0.03070056" calcext:value-type="float">
            <text:p>-0.03070056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2.28539" calcext:value-type="float">
            <text:p>-12.28539</text:p>
          </table:table-cell>
          <table:table-cell office:value-type="float" office:value="0.04151011" calcext:value-type="float">
            <text:p>0.04151011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86381" calcext:value-type="float">
            <text:p>-2.38638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906.3981" calcext:value-type="float">
            <text:p>906.3981</text:p>
          </table:table-cell>
          <table:table-cell office:value-type="float" office:value="761.5368" calcext:value-type="float">
            <text:p>761.536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047" calcext:value-type="float">
            <text:p>1032.047</text:p>
          </table:table-cell>
          <table:table-cell office:value-type="float" office:value="96.35709" calcext:value-type="float">
            <text:p>96.35709</text:p>
          </table:table-cell>
          <table:table-cell office:value-type="float" office:value="0" calcext:value-type="float">
            <text:p>0</text:p>
          </table:table-cell>
          <table:table-cell office:value-type="float" office:value="0.1852251" calcext:value-type="float">
            <text:p>0.1852251</text:p>
          </table:table-cell>
          <table:table-cell office:value-type="float" office:value="0.1840243" calcext:value-type="float">
            <text:p>0.1840243</text:p>
          </table:table-cell>
          <table:table-cell office:value-type="float" office:value="0.1887087" calcext:value-type="float">
            <text:p>0.1887087</text:p>
          </table:table-cell>
          <table:table-cell office:value-type="float" office:value="0.2138328" calcext:value-type="float">
            <text:p>0.2138328</text:p>
          </table:table-cell>
          <table:table-cell office:value-type="float" office:value="0.2593135" calcext:value-type="float">
            <text:p>0.2593135</text:p>
          </table:table-cell>
          <table:table-cell office:value-type="float" office:value="0.2392231" calcext:value-type="float">
            <text:p>0.2392231</text:p>
          </table:table-cell>
          <table:table-cell office:value-type="float" office:value="0.2436773" calcext:value-type="float">
            <text:p>0.2436773</text:p>
          </table:table-cell>
          <table:table-cell office:value-type="float" office:value="0.3328248" calcext:value-type="float">
            <text:p>0.3328248</text:p>
          </table:table-cell>
          <table:table-cell office:value-type="float" office:value="0.3222038" calcext:value-type="float">
            <text:p>0.3222038</text:p>
          </table:table-cell>
          <table:table-cell office:value-type="float" office:value="0.353584" calcext:value-type="float">
            <text:p>0.353584</text:p>
          </table:table-cell>
          <table:table-cell office:value-type="float" office:value="0.3742005" calcext:value-type="float">
            <text:p>0.3742005</text:p>
          </table:table-cell>
          <table:table-cell office:value-type="float" office:value="0.39085" calcext:value-type="float">
            <text:p>0.39085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3605906" calcext:value-type="float">
            <text:p>0.03605906</text:p>
          </table:table-cell>
          <table:table-cell office:value-type="float" office:value="0.06782768" calcext:value-type="float">
            <text:p>0.06782768</text:p>
          </table:table-cell>
          <table:table-cell office:value-type="float" office:value="0.08588013" calcext:value-type="float">
            <text:p>0.08588013</text:p>
          </table:table-cell>
          <table:table-cell office:value-type="float" office:value="0.05432673" calcext:value-type="float">
            <text:p>0.05432673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5319" calcext:value-type="float">
            <text:p>-1.395319</text:p>
          </table:table-cell>
          <table:table-cell office:value-type="float" office:value="-1.527091" calcext:value-type="float">
            <text:p>-1.527091</text:p>
          </table:table-cell>
          <table:table-cell office:value-type="float" office:value="-1.264406" calcext:value-type="float">
            <text:p>-1.264406</text:p>
          </table:table-cell>
          <table:table-cell office:value-type="float" office:value="-0.4812317" calcext:value-type="float">
            <text:p>-0.4812317</text:p>
          </table:table-cell>
          <table:table-cell office:value-type="float" office:value="-0.1090111" calcext:value-type="float">
            <text:p>-0.1090111</text:p>
          </table:table-cell>
          <table:table-cell office:value-type="float" office:value="-0.0815421" calcext:value-type="float">
            <text:p>-0.0815421</text:p>
          </table:table-cell>
          <table:table-cell office:value-type="float" office:value="-0.06376906" calcext:value-type="float">
            <text:p>-0.06376906</text:p>
          </table:table-cell>
          <table:table-cell office:value-type="float" office:value="-0.06102292" calcext:value-type="float">
            <text:p>-0.06102292</text:p>
          </table:table-cell>
          <table:table-cell office:value-type="float" office:value="-0.06424049" calcext:value-type="float">
            <text:p>-0.06424049</text:p>
          </table:table-cell>
          <table:table-cell office:value-type="float" office:value="-0.0305615" calcext:value-type="float">
            <text:p>-0.030561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.189877" calcext:value-type="float">
            <text:p>-1.189877</text:p>
          </table:table-cell>
          <table:table-cell office:value-type="float" office:value="0.04150486" calcext:value-type="float">
            <text:p>0.04150486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89836" calcext:value-type="float">
            <text:p>-2.38983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906.3981" calcext:value-type="float">
            <text:p>906.3981</text:p>
          </table:table-cell>
          <table:table-cell office:value-type="float" office:value="761.6296" calcext:value-type="float">
            <text:p>761.629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1.955" calcext:value-type="float">
            <text:p>1031.955</text:p>
          </table:table-cell>
          <table:table-cell office:value-type="float" office:value="96.35709" calcext:value-type="float">
            <text:p>96.35709</text:p>
          </table:table-cell>
          <table:table-cell office:value-type="float" office:value="0" calcext:value-type="float">
            <text:p>0</text:p>
          </table:table-cell>
          <table:table-cell office:value-type="float" office:value="0.2455671" calcext:value-type="float">
            <text:p>0.2455671</text:p>
          </table:table-cell>
          <table:table-cell office:value-type="float" office:value="0.1992583" calcext:value-type="float">
            <text:p>0.1992583</text:p>
          </table:table-cell>
          <table:table-cell office:value-type="float" office:value="0.1985207" calcext:value-type="float">
            <text:p>0.1985207</text:p>
          </table:table-cell>
          <table:table-cell office:value-type="float" office:value="0.2178152" calcext:value-type="float">
            <text:p>0.2178152</text:p>
          </table:table-cell>
          <table:table-cell office:value-type="float" office:value="0.2586141" calcext:value-type="float">
            <text:p>0.2586141</text:p>
          </table:table-cell>
          <table:table-cell office:value-type="float" office:value="0.2388361" calcext:value-type="float">
            <text:p>0.2388361</text:p>
          </table:table-cell>
          <table:table-cell office:value-type="float" office:value="0.2428979" calcext:value-type="float">
            <text:p>0.2428979</text:p>
          </table:table-cell>
          <table:table-cell office:value-type="float" office:value="0.3326638" calcext:value-type="float">
            <text:p>0.3326638</text:p>
          </table:table-cell>
          <table:table-cell office:value-type="float" office:value="0.3226838" calcext:value-type="float">
            <text:p>0.3226838</text:p>
          </table:table-cell>
          <table:table-cell office:value-type="float" office:value="0.3536831" calcext:value-type="float">
            <text:p>0.3536831</text:p>
          </table:table-cell>
          <table:table-cell office:value-type="float" office:value="0.374295" calcext:value-type="float">
            <text:p>0.374295</text:p>
          </table:table-cell>
          <table:table-cell office:value-type="float" office:value="0.390763" calcext:value-type="float">
            <text:p>0.390763</text:p>
          </table:table-cell>
          <table:table-cell office:value-type="float" office:value="0.4623762" calcext:value-type="float">
            <text:p>0.4623762</text:p>
          </table:table-cell>
          <table:table-cell office:value-type="float" office:value="0" calcext:value-type="float">
            <text:p>0</text:p>
          </table:table-cell>
          <table:table-cell office:value-type="float" office:value="0.01271306" calcext:value-type="float">
            <text:p>0.01271306</text:p>
          </table:table-cell>
          <table:table-cell office:value-type="float" office:value="0.0523792" calcext:value-type="float">
            <text:p>0.0523792</text:p>
          </table:table-cell>
          <table:table-cell office:value-type="float" office:value="0.07615165" calcext:value-type="float">
            <text:p>0.07615165</text:p>
          </table:table-cell>
          <table:table-cell office:value-type="float" office:value="0.05161493" calcext:value-type="float">
            <text:p>0.05161493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98817" calcext:value-type="float">
            <text:p>-0.1698817</text:p>
          </table:table-cell>
          <table:table-cell office:value-type="float" office:value="-0.8325936" calcext:value-type="float">
            <text:p>-0.8325936</text:p>
          </table:table-cell>
          <table:table-cell office:value-type="float" office:value="-0.8565079" calcext:value-type="float">
            <text:p>-0.8565079</text:p>
          </table:table-cell>
          <table:table-cell office:value-type="float" office:value="-0.4187528" calcext:value-type="float">
            <text:p>-0.4187528</text:p>
          </table:table-cell>
          <table:table-cell office:value-type="float" office:value="-0.1112491" calcext:value-type="float">
            <text:p>-0.1112491</text:p>
          </table:table-cell>
          <table:table-cell office:value-type="float" office:value="-0.08255997" calcext:value-type="float">
            <text:p>-0.08255997</text:p>
          </table:table-cell>
          <table:table-cell office:value-type="float" office:value="-0.06524934" calcext:value-type="float">
            <text:p>-0.06524934</text:p>
          </table:table-cell>
          <table:table-cell office:value-type="float" office:value="-0.06128209" calcext:value-type="float">
            <text:p>-0.06128209</text:p>
          </table:table-cell>
          <table:table-cell office:value-type="float" office:value="-0.06335241" calcext:value-type="float">
            <text:p>-0.06335241</text:p>
          </table:table-cell>
          <table:table-cell office:value-type="float" office:value="-0.03041532" calcext:value-type="float">
            <text:p>-0.0304153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4981768" calcext:value-type="float">
            <text:p>-0.04981768</text:p>
          </table:table-cell>
          <table:table-cell office:value-type="float" office:value="0.04138668" calcext:value-type="float">
            <text:p>0.04138668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9217" calcext:value-type="float">
            <text:p>-2.392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906.548" calcext:value-type="float">
            <text:p>906.548</text:p>
          </table:table-cell>
          <table:table-cell office:value-type="float" office:value="761.587" calcext:value-type="float">
            <text:p>761.58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148" calcext:value-type="float">
            <text:p>1032.148</text:p>
          </table:table-cell>
          <table:table-cell office:value-type="float" office:value="96.35715" calcext:value-type="float">
            <text:p>96.35715</text:p>
          </table:table-cell>
          <table:table-cell office:value-type="float" office:value="0" calcext:value-type="float">
            <text:p>0</text:p>
          </table:table-cell>
          <table:table-cell office:value-type="float" office:value="0.2716402" calcext:value-type="float">
            <text:p>0.2716402</text:p>
          </table:table-cell>
          <table:table-cell office:value-type="float" office:value="0.2142944" calcext:value-type="float">
            <text:p>0.2142944</text:p>
          </table:table-cell>
          <table:table-cell office:value-type="float" office:value="0.2103174" calcext:value-type="float">
            <text:p>0.2103174</text:p>
          </table:table-cell>
          <table:table-cell office:value-type="float" office:value="0.2286035" calcext:value-type="float">
            <text:p>0.2286035</text:p>
          </table:table-cell>
          <table:table-cell office:value-type="float" office:value="0.2571997" calcext:value-type="float">
            <text:p>0.2571997</text:p>
          </table:table-cell>
          <table:table-cell office:value-type="float" office:value="0.238469" calcext:value-type="float">
            <text:p>0.238469</text:p>
          </table:table-cell>
          <table:table-cell office:value-type="float" office:value="0.2423583" calcext:value-type="float">
            <text:p>0.2423583</text:p>
          </table:table-cell>
          <table:table-cell office:value-type="float" office:value="0.3324946" calcext:value-type="float">
            <text:p>0.3324946</text:p>
          </table:table-cell>
          <table:table-cell office:value-type="float" office:value="0.3231396" calcext:value-type="float">
            <text:p>0.3231396</text:p>
          </table:table-cell>
          <table:table-cell office:value-type="float" office:value="0.3537868" calcext:value-type="float">
            <text:p>0.3537868</text:p>
          </table:table-cell>
          <table:table-cell office:value-type="float" office:value="0.3743782" calcext:value-type="float">
            <text:p>0.3743782</text:p>
          </table:table-cell>
          <table:table-cell office:value-type="float" office:value="0.3906826" calcext:value-type="float">
            <text:p>0.3906826</text:p>
          </table:table-cell>
          <table:table-cell office:value-type="float" office:value="0.462377" calcext:value-type="float">
            <text:p>0.462377</text:p>
          </table:table-cell>
          <table:table-cell office:value-type="float" office:value="0" calcext:value-type="float">
            <text:p>0</text:p>
          </table:table-cell>
          <table:table-cell office:value-type="float" office:value="0.02472157" calcext:value-type="float">
            <text:p>0.02472157</text:p>
          </table:table-cell>
          <table:table-cell office:value-type="float" office:value="0.04018549" calcext:value-type="float">
            <text:p>0.04018549</text:p>
          </table:table-cell>
          <table:table-cell office:value-type="float" office:value="0.06464405" calcext:value-type="float">
            <text:p>0.06464405</text:p>
          </table:table-cell>
          <table:table-cell office:value-type="float" office:value="0.04175755" calcext:value-type="float">
            <text:p>0.04175755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786354" calcext:value-type="float">
            <text:p>-0.07786354</text:p>
          </table:table-cell>
          <table:table-cell office:value-type="float" office:value="-0.4750062" calcext:value-type="float">
            <text:p>-0.4750062</text:p>
          </table:table-cell>
          <table:table-cell office:value-type="float" office:value="-0.548653" calcext:value-type="float">
            <text:p>-0.548653</text:p>
          </table:table-cell>
          <table:table-cell office:value-type="float" office:value="-0.2889313" calcext:value-type="float">
            <text:p>-0.2889313</text:p>
          </table:table-cell>
          <table:table-cell office:value-type="float" office:value="-0.1160219" calcext:value-type="float">
            <text:p>-0.1160219</text:p>
          </table:table-cell>
          <table:table-cell office:value-type="float" office:value="-0.08353679" calcext:value-type="float">
            <text:p>-0.08353679</text:p>
          </table:table-cell>
          <table:table-cell office:value-type="float" office:value="-0.06629346" calcext:value-type="float">
            <text:p>-0.06629346</text:p>
          </table:table-cell>
          <table:table-cell office:value-type="float" office:value="-0.06155615" calcext:value-type="float">
            <text:p>-0.06155615</text:p>
          </table:table-cell>
          <table:table-cell office:value-type="float" office:value="-0.06252161" calcext:value-type="float">
            <text:p>-0.06252161</text:p>
          </table:table-cell>
          <table:table-cell office:value-type="float" office:value="-0.03026322" calcext:value-type="float">
            <text:p>-0.03026322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06736521" calcext:value-type="float">
            <text:p>-0.06736521</text:p>
          </table:table-cell>
          <table:table-cell office:value-type="float" office:value="0.04127148" calcext:value-type="float">
            <text:p>0.04127148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94464" calcext:value-type="float">
            <text:p>-2.3944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906.5981" calcext:value-type="float">
            <text:p>906.5981</text:p>
          </table:table-cell>
          <table:table-cell office:value-type="float" office:value="761.6908" calcext:value-type="float">
            <text:p>761.690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094" calcext:value-type="float">
            <text:p>1032.094</text:p>
          </table:table-cell>
          <table:table-cell office:value-type="float" office:value="96.35715" calcext:value-type="float">
            <text:p>96.35715</text:p>
          </table:table-cell>
          <table:table-cell office:value-type="float" office:value="0" calcext:value-type="float">
            <text:p>0</text:p>
          </table:table-cell>
          <table:table-cell office:value-type="float" office:value="0.2532316" calcext:value-type="float">
            <text:p>0.2532316</text:p>
          </table:table-cell>
          <table:table-cell office:value-type="float" office:value="0.2263016" calcext:value-type="float">
            <text:p>0.2263016</text:p>
          </table:table-cell>
          <table:table-cell office:value-type="float" office:value="0.2206758" calcext:value-type="float">
            <text:p>0.2206758</text:p>
          </table:table-cell>
          <table:table-cell office:value-type="float" office:value="0.2410801" calcext:value-type="float">
            <text:p>0.2410801</text:p>
          </table:table-cell>
          <table:table-cell office:value-type="float" office:value="0.2560962" calcext:value-type="float">
            <text:p>0.2560962</text:p>
          </table:table-cell>
          <table:table-cell office:value-type="float" office:value="0.2379678" calcext:value-type="float">
            <text:p>0.2379678</text:p>
          </table:table-cell>
          <table:table-cell office:value-type="float" office:value="0.2418912" calcext:value-type="float">
            <text:p>0.2418912</text:p>
          </table:table-cell>
          <table:table-cell office:value-type="float" office:value="0.3323337" calcext:value-type="float">
            <text:p>0.3323337</text:p>
          </table:table-cell>
          <table:table-cell office:value-type="float" office:value="0.3235728" calcext:value-type="float">
            <text:p>0.3235728</text:p>
          </table:table-cell>
          <table:table-cell office:value-type="float" office:value="0.353894" calcext:value-type="float">
            <text:p>0.353894</text:p>
          </table:table-cell>
          <table:table-cell office:value-type="float" office:value="0.3744526" calcext:value-type="float">
            <text:p>0.3744526</text:p>
          </table:table-cell>
          <table:table-cell office:value-type="float" office:value="0.3906091" calcext:value-type="float">
            <text:p>0.39060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2036395" calcext:value-type="float">
            <text:p>0.02036395</text:p>
          </table:table-cell>
          <table:table-cell office:value-type="float" office:value="0.03219344" calcext:value-type="float">
            <text:p>0.03219344</text:p>
          </table:table-cell>
          <table:table-cell office:value-type="float" office:value="0.05533728" calcext:value-type="float">
            <text:p>0.05533728</text:p>
          </table:table-cell>
          <table:table-cell office:value-type="float" office:value="0.02973779" calcext:value-type="float">
            <text:p>0.02973779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63367" calcext:value-type="float">
            <text:p>-0.1263367</text:p>
          </table:table-cell>
          <table:table-cell office:value-type="float" office:value="-0.310753" calcext:value-type="float">
            <text:p>-0.310753</text:p>
          </table:table-cell>
          <table:table-cell office:value-type="float" office:value="-0.3784675" calcext:value-type="float">
            <text:p>-0.3784675</text:p>
          </table:table-cell>
          <table:table-cell office:value-type="float" office:value="-0.1918975" calcext:value-type="float">
            <text:p>-0.1918975</text:p>
          </table:table-cell>
          <table:table-cell office:value-type="float" office:value="-0.1199737" calcext:value-type="float">
            <text:p>-0.1199737</text:p>
          </table:table-cell>
          <table:table-cell office:value-type="float" office:value="-0.08489154" calcext:value-type="float">
            <text:p>-0.08489154</text:p>
          </table:table-cell>
          <table:table-cell office:value-type="float" office:value="-0.06721147" calcext:value-type="float">
            <text:p>-0.06721147</text:p>
          </table:table-cell>
          <table:table-cell office:value-type="float" office:value="-0.0618181" calcext:value-type="float">
            <text:p>-0.0618181</text:p>
          </table:table-cell>
          <table:table-cell office:value-type="float" office:value="-0.0617433" calcext:value-type="float">
            <text:p>-0.0617433</text:p>
          </table:table-cell>
          <table:table-cell office:value-type="float" office:value="-0.03010673" calcext:value-type="float">
            <text:p>-0.0301067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136112" calcext:value-type="float">
            <text:p>-0.136112</text:p>
          </table:table-cell>
          <table:table-cell office:value-type="float" office:value="0.04115677" calcext:value-type="float">
            <text:p>0.04115677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96693" calcext:value-type="float">
            <text:p>-2.39669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906.5981" calcext:value-type="float">
            <text:p>906.5981</text:p>
          </table:table-cell>
          <table:table-cell office:value-type="float" office:value="761.7279" calcext:value-type="float">
            <text:p>761.727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057" calcext:value-type="float">
            <text:p>1032.057</text:p>
          </table:table-cell>
          <table:table-cell office:value-type="float" office:value="96.35715" calcext:value-type="float">
            <text:p>96.35715</text:p>
          </table:table-cell>
          <table:table-cell office:value-type="float" office:value="0" calcext:value-type="float">
            <text:p>0</text:p>
          </table:table-cell>
          <table:table-cell office:value-type="float" office:value="0.1876053" calcext:value-type="float">
            <text:p>0.1876053</text:p>
          </table:table-cell>
          <table:table-cell office:value-type="float" office:value="0.2171295" calcext:value-type="float">
            <text:p>0.2171295</text:p>
          </table:table-cell>
          <table:table-cell office:value-type="float" office:value="0.2262372" calcext:value-type="float">
            <text:p>0.2262372</text:p>
          </table:table-cell>
          <table:table-cell office:value-type="float" office:value="0.2520607" calcext:value-type="float">
            <text:p>0.2520607</text:p>
          </table:table-cell>
          <table:table-cell office:value-type="float" office:value="0.2566148" calcext:value-type="float">
            <text:p>0.2566148</text:p>
          </table:table-cell>
          <table:table-cell office:value-type="float" office:value="0.2374854" calcext:value-type="float">
            <text:p>0.2374854</text:p>
          </table:table-cell>
          <table:table-cell office:value-type="float" office:value="0.2414615" calcext:value-type="float">
            <text:p>0.2414615</text:p>
          </table:table-cell>
          <table:table-cell office:value-type="float" office:value="0.3321727" calcext:value-type="float">
            <text:p>0.3321727</text:p>
          </table:table-cell>
          <table:table-cell office:value-type="float" office:value="0.3239847" calcext:value-type="float">
            <text:p>0.3239847</text:p>
          </table:table-cell>
          <table:table-cell office:value-type="float" office:value="0.3540028" calcext:value-type="float">
            <text:p>0.3540028</text:p>
          </table:table-cell>
          <table:table-cell office:value-type="float" office:value="0.3745198" calcext:value-type="float">
            <text:p>0.3745198</text:p>
          </table:table-cell>
          <table:table-cell office:value-type="float" office:value="0.3905342" calcext:value-type="float">
            <text:p>0.3905342</text:p>
          </table:table-cell>
          <table:table-cell office:value-type="float" office:value="0.4623689" calcext:value-type="float">
            <text:p>0.4623689</text:p>
          </table:table-cell>
          <table:table-cell office:value-type="float" office:value="0" calcext:value-type="float">
            <text:p>0</text:p>
          </table:table-cell>
          <table:table-cell office:value-type="float" office:value="0.05551249" calcext:value-type="float">
            <text:p>0.05551249</text:p>
          </table:table-cell>
          <table:table-cell office:value-type="float" office:value="0.0404118" calcext:value-type="float">
            <text:p>0.0404118</text:p>
          </table:table-cell>
          <table:table-cell office:value-type="float" office:value="0.05138104" calcext:value-type="float">
            <text:p>0.05138104</text:p>
          </table:table-cell>
          <table:table-cell office:value-type="float" office:value="0.01760268" calcext:value-type="float">
            <text:p>0.0176026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4421" calcext:value-type="float">
            <text:p>-1.274421</text:p>
          </table:table-cell>
          <table:table-cell office:value-type="float" office:value="-0.4236868" calcext:value-type="float">
            <text:p>-0.4236868</text:p>
          </table:table-cell>
          <table:table-cell office:value-type="float" office:value="-0.3116702" calcext:value-type="float">
            <text:p>-0.3116702</text:p>
          </table:table-cell>
          <table:table-cell office:value-type="float" office:value="-0.1360271" calcext:value-type="float">
            <text:p>-0.1360271</text:p>
          </table:table-cell>
          <table:table-cell office:value-type="float" office:value="-0.1182256" calcext:value-type="float">
            <text:p>-0.1182256</text:p>
          </table:table-cell>
          <table:table-cell office:value-type="float" office:value="-0.08622426" calcext:value-type="float">
            <text:p>-0.08622426</text:p>
          </table:table-cell>
          <table:table-cell office:value-type="float" office:value="-0.06806885" calcext:value-type="float">
            <text:p>-0.06806885</text:p>
          </table:table-cell>
          <table:table-cell office:value-type="float" office:value="-0.06208105" calcext:value-type="float">
            <text:p>-0.06208105</text:p>
          </table:table-cell>
          <table:table-cell office:value-type="float" office:value="-0.06101302" calcext:value-type="float">
            <text:p>-0.06101302</text:p>
          </table:table-cell>
          <table:table-cell office:value-type="float" office:value="-0.02994884" calcext:value-type="float">
            <text:p>-0.02994884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2.799381" calcext:value-type="float">
            <text:p>-2.799381</text:p>
          </table:table-cell>
          <table:table-cell office:value-type="float" office:value="0.04114661" calcext:value-type="float">
            <text:p>0.04114661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99772" calcext:value-type="float">
            <text:p>-2.39977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906.5981" calcext:value-type="float">
            <text:p>906.5981</text:p>
          </table:table-cell>
          <table:table-cell office:value-type="float" office:value="761.8657" calcext:value-type="float">
            <text:p>761.865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2.714" calcext:value-type="float">
            <text:p>1032.714</text:p>
          </table:table-cell>
          <table:table-cell office:value-type="float" office:value="95.56183" calcext:value-type="float">
            <text:p>95.56183</text:p>
          </table:table-cell>
          <table:table-cell office:value-type="float" office:value="0" calcext:value-type="float">
            <text:p>0</text:p>
          </table:table-cell>
          <table:table-cell office:value-type="float" office:value="0.2580162" calcext:value-type="float">
            <text:p>0.2580162</text:p>
          </table:table-cell>
          <table:table-cell office:value-type="float" office:value="0.223416" calcext:value-type="float">
            <text:p>0.223416</text:p>
          </table:table-cell>
          <table:table-cell office:value-type="float" office:value="0.2297853" calcext:value-type="float">
            <text:p>0.2297853</text:p>
          </table:table-cell>
          <table:table-cell office:value-type="float" office:value="0.2602423" calcext:value-type="float">
            <text:p>0.2602423</text:p>
          </table:table-cell>
          <table:table-cell office:value-type="float" office:value="0.2590363" calcext:value-type="float">
            <text:p>0.2590363</text:p>
          </table:table-cell>
          <table:table-cell office:value-type="float" office:value="0.2372019" calcext:value-type="float">
            <text:p>0.2372019</text:p>
          </table:table-cell>
          <table:table-cell office:value-type="float" office:value="0.2410746" calcext:value-type="float">
            <text:p>0.2410746</text:p>
          </table:table-cell>
          <table:table-cell office:value-type="float" office:value="0.332013" calcext:value-type="float">
            <text:p>0.332013</text:p>
          </table:table-cell>
          <table:table-cell office:value-type="float" office:value="0.3243767" calcext:value-type="float">
            <text:p>0.3243767</text:p>
          </table:table-cell>
          <table:table-cell office:value-type="float" office:value="0.3541137" calcext:value-type="float">
            <text:p>0.3541137</text:p>
          </table:table-cell>
          <table:table-cell office:value-type="float" office:value="0.3745958" calcext:value-type="float">
            <text:p>0.3745958</text:p>
          </table:table-cell>
          <table:table-cell office:value-type="float" office:value="0.39087" calcext:value-type="float">
            <text:p>0.39087</text:p>
          </table:table-cell>
          <table:table-cell office:value-type="float" office:value="0.4567347" calcext:value-type="float">
            <text:p>0.4567347</text:p>
          </table:table-cell>
          <table:table-cell office:value-type="float" office:value="0" calcext:value-type="float">
            <text:p>0</text:p>
          </table:table-cell>
          <table:table-cell office:value-type="float" office:value="0.0111941" calcext:value-type="float">
            <text:p>0.0111941</text:p>
          </table:table-cell>
          <table:table-cell office:value-type="float" office:value="0.03397007" calcext:value-type="float">
            <text:p>0.03397007</text:p>
          </table:table-cell>
          <table:table-cell office:value-type="float" office:value="0.04942886" calcext:value-type="float">
            <text:p>0.04942886</text:p>
          </table:table-cell>
          <table:table-cell office:value-type="float" office:value="0.00610357" calcext:value-type="float">
            <text:p>0.00610357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0222" calcext:value-type="float">
            <text:p>-0.110222</text:p>
          </table:table-cell>
          <table:table-cell office:value-type="float" office:value="-0.3439051" calcext:value-type="float">
            <text:p>-0.3439051</text:p>
          </table:table-cell>
          <table:table-cell office:value-type="float" office:value="-0.276952" calcext:value-type="float">
            <text:p>-0.276952</text:p>
          </table:table-cell>
          <table:table-cell office:value-type="float" office:value="-0.1062951" calcext:value-type="float">
            <text:p>-0.1062951</text:p>
          </table:table-cell>
          <table:table-cell office:value-type="float" office:value="-0.110036" calcext:value-type="float">
            <text:p>-0.110036</text:p>
          </table:table-cell>
          <table:table-cell office:value-type="float" office:value="-0.08702249" calcext:value-type="float">
            <text:p>-0.08702249</text:p>
          </table:table-cell>
          <table:table-cell office:value-type="float" office:value="-0.06885193" calcext:value-type="float">
            <text:p>-0.06885193</text:p>
          </table:table-cell>
          <table:table-cell office:value-type="float" office:value="-0.06234348" calcext:value-type="float">
            <text:p>-0.06234348</text:p>
          </table:table-cell>
          <table:table-cell office:value-type="float" office:value="-0.0603269" calcext:value-type="float">
            <text:p>-0.0603269</text:p>
          </table:table-cell>
          <table:table-cell office:value-type="float" office:value="-0.02978881" calcext:value-type="float">
            <text:p>-0.0297888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1106309" calcext:value-type="float">
            <text:p>-0.1106309</text:p>
          </table:table-cell>
          <table:table-cell office:value-type="float" office:value="0.04103636" calcext:value-type="float">
            <text:p>0.04103636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39194" calcext:value-type="float">
            <text:p>-2.33919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906.5981" calcext:value-type="float">
            <text:p>906.5981</text:p>
          </table:table-cell>
          <table:table-cell office:value-type="float" office:value="761.9167" calcext:value-type="float">
            <text:p>761.916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3.476" calcext:value-type="float">
            <text:p>1033.476</text:p>
          </table:table-cell>
          <table:table-cell office:value-type="float" office:value="94.749" calcext:value-type="float">
            <text:p>94.749</text:p>
          </table:table-cell>
          <table:table-cell office:value-type="float" office:value="0" calcext:value-type="float">
            <text:p>0</text:p>
          </table:table-cell>
          <table:table-cell office:value-type="float" office:value="0.2082812" calcext:value-type="float">
            <text:p>0.2082812</text:p>
          </table:table-cell>
          <table:table-cell office:value-type="float" office:value="0.2237355" calcext:value-type="float">
            <text:p>0.2237355</text:p>
          </table:table-cell>
          <table:table-cell office:value-type="float" office:value="0.2372432" calcext:value-type="float">
            <text:p>0.2372432</text:p>
          </table:table-cell>
          <table:table-cell office:value-type="float" office:value="0.2619786" calcext:value-type="float">
            <text:p>0.2619786</text:p>
          </table:table-cell>
          <table:table-cell office:value-type="float" office:value="0.2620726" calcext:value-type="float">
            <text:p>0.2620726</text:p>
          </table:table-cell>
          <table:table-cell office:value-type="float" office:value="0.2371873" calcext:value-type="float">
            <text:p>0.2371873</text:p>
          </table:table-cell>
          <table:table-cell office:value-type="float" office:value="0.2407483" calcext:value-type="float">
            <text:p>0.2407483</text:p>
          </table:table-cell>
          <table:table-cell office:value-type="float" office:value="0.3318561" calcext:value-type="float">
            <text:p>0.3318561</text:p>
          </table:table-cell>
          <table:table-cell office:value-type="float" office:value="0.32475" calcext:value-type="float">
            <text:p>0.32475</text:p>
          </table:table-cell>
          <table:table-cell office:value-type="float" office:value="0.3542245" calcext:value-type="float">
            <text:p>0.3542245</text:p>
          </table:table-cell>
          <table:table-cell office:value-type="float" office:value="0.374688" calcext:value-type="float">
            <text:p>0.374688</text:p>
          </table:table-cell>
          <table:table-cell office:value-type="float" office:value="0.3910564" calcext:value-type="float">
            <text:p>0.3910564</text:p>
          </table:table-cell>
          <table:table-cell office:value-type="float" office:value="0.4605929" calcext:value-type="float">
            <text:p>0.4605929</text:p>
          </table:table-cell>
          <table:table-cell office:value-type="float" office:value="0" calcext:value-type="float">
            <text:p>0</text:p>
          </table:table-cell>
          <table:table-cell office:value-type="float" office:value="0.03860775" calcext:value-type="float">
            <text:p>0.03860775</text:p>
          </table:table-cell>
          <table:table-cell office:value-type="float" office:value="0.03478236" calcext:value-type="float">
            <text:p>0.03478236</text:p>
          </table:table-cell>
          <table:table-cell office:value-type="float" office:value="0.0438556" calcext:value-type="float">
            <text:p>0.0438556</text:p>
          </table:table-cell>
          <table:table-cell office:value-type="float" office:value="0.00000001541808" calcext:value-type="float">
            <text:p>1.541808E-0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65643" calcext:value-type="float">
            <text:p>-0.5765643</text:p>
          </table:table-cell>
          <table:table-cell office:value-type="float" office:value="-0.3386629" calcext:value-type="float">
            <text:p>-0.3386629</text:p>
          </table:table-cell>
          <table:table-cell office:value-type="float" office:value="-0.2168293" calcext:value-type="float">
            <text:p>-0.2168293</text:p>
          </table:table-cell>
          <table:table-cell office:value-type="float" office:value="-0.1006664" calcext:value-type="float">
            <text:p>-0.1006664</text:p>
          </table:table-cell>
          <table:table-cell office:value-type="float" office:value="-0.1005362" calcext:value-type="float">
            <text:p>-0.1005362</text:p>
          </table:table-cell>
          <table:table-cell office:value-type="float" office:value="-0.08707311" calcext:value-type="float">
            <text:p>-0.08707311</text:p>
          </table:table-cell>
          <table:table-cell office:value-type="float" office:value="-0.0695209" calcext:value-type="float">
            <text:p>-0.0695209</text:p>
          </table:table-cell>
          <table:table-cell office:value-type="float" office:value="-0.0626023" calcext:value-type="float">
            <text:p>-0.0626023</text:p>
          </table:table-cell>
          <table:table-cell office:value-type="float" office:value="-0.05968168" calcext:value-type="float">
            <text:p>-0.05968168</text:p>
          </table:table-cell>
          <table:table-cell office:value-type="float" office:value="-0.02962963" calcext:value-type="float">
            <text:p>-0.02962963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858307" calcext:value-type="float">
            <text:p>-0.858307</text:p>
          </table:table-cell>
          <table:table-cell office:value-type="float" office:value="0.04101395" calcext:value-type="float">
            <text:p>0.04101395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6214" calcext:value-type="float">
            <text:p>-2.362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906.5981" calcext:value-type="float">
            <text:p>906.5981</text:p>
          </table:table-cell>
          <table:table-cell office:value-type="float" office:value="762.0107" calcext:value-type="float">
            <text:p>762.0107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3.724" calcext:value-type="float">
            <text:p>1033.724</text:p>
          </table:table-cell>
          <table:table-cell office:value-type="float" office:value="94.40702" calcext:value-type="float">
            <text:p>94.40702</text:p>
          </table:table-cell>
          <table:table-cell office:value-type="float" office:value="0" calcext:value-type="float">
            <text:p>0</text:p>
          </table:table-cell>
          <table:table-cell office:value-type="float" office:value="0.2366854" calcext:value-type="float">
            <text:p>0.2366854</text:p>
          </table:table-cell>
          <table:table-cell office:value-type="float" office:value="0.2348132" calcext:value-type="float">
            <text:p>0.2348132</text:p>
          </table:table-cell>
          <table:table-cell office:value-type="float" office:value="0.2483176" calcext:value-type="float">
            <text:p>0.2483176</text:p>
          </table:table-cell>
          <table:table-cell office:value-type="float" office:value="0.2596629" calcext:value-type="float">
            <text:p>0.2596629</text:p>
          </table:table-cell>
          <table:table-cell office:value-type="float" office:value="0.2625909" calcext:value-type="float">
            <text:p>0.2625909</text:p>
          </table:table-cell>
          <table:table-cell office:value-type="float" office:value="0.237325" calcext:value-type="float">
            <text:p>0.237325</text:p>
          </table:table-cell>
          <table:table-cell office:value-type="float" office:value="0.2404975" calcext:value-type="float">
            <text:p>0.2404975</text:p>
          </table:table-cell>
          <table:table-cell office:value-type="float" office:value="0.3317063" calcext:value-type="float">
            <text:p>0.3317063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3543086" calcext:value-type="float">
            <text:p>0.3543086</text:p>
          </table:table-cell>
          <table:table-cell office:value-type="float" office:value="0.3747842" calcext:value-type="float">
            <text:p>0.3747842</text:p>
          </table:table-cell>
          <table:table-cell office:value-type="float" office:value="0.3911253" calcext:value-type="float">
            <text:p>0.3911253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1971467" calcext:value-type="float">
            <text:p>0.01971467</text:p>
          </table:table-cell>
          <table:table-cell office:value-type="float" office:value="0.02517731" calcext:value-type="float">
            <text:p>0.02517731</text:p>
          </table:table-cell>
          <table:table-cell office:value-type="float" office:value="0.03296168" calcext:value-type="float">
            <text:p>0.03296168</text:p>
          </table:table-cell>
          <table:table-cell office:value-type="float" office:value="0.00000001410429" calcext:value-type="float">
            <text:p>1.410429E-0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12359" calcext:value-type="float">
            <text:p>-0.2112359</text:p>
          </table:table-cell>
          <table:table-cell office:value-type="float" office:value="-0.2339012" calcext:value-type="float">
            <text:p>-0.2339012</text:p>
          </table:table-cell>
          <table:table-cell office:value-type="float" office:value="-0.1525991" calcext:value-type="float">
            <text:p>-0.1525991</text:p>
          </table:table-cell>
          <table:table-cell office:value-type="float" office:value="-0.1078474" calcext:value-type="float">
            <text:p>-0.1078474</text:p>
          </table:table-cell>
          <table:table-cell office:value-type="float" office:value="-0.09896687" calcext:value-type="float">
            <text:p>-0.09896687</text:p>
          </table:table-cell>
          <table:table-cell office:value-type="float" office:value="-0.08668709" calcext:value-type="float">
            <text:p>-0.08668709</text:p>
          </table:table-cell>
          <table:table-cell office:value-type="float" office:value="-0.07004055" calcext:value-type="float">
            <text:p>-0.07004055</text:p>
          </table:table-cell>
          <table:table-cell office:value-type="float" office:value="-0.06285092" calcext:value-type="float">
            <text:p>-0.06285092</text:p>
          </table:table-cell>
          <table:table-cell office:value-type="float" office:value="-0.059017" calcext:value-type="float">
            <text:p>-0.059017</text:p>
          </table:table-cell>
          <table:table-cell office:value-type="float" office:value="-0.02950865" calcext:value-type="float">
            <text:p>-0.02950865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2750605" calcext:value-type="float">
            <text:p>-0.2750605</text:p>
          </table:table-cell>
          <table:table-cell office:value-type="float" office:value="0.04092416" calcext:value-type="float">
            <text:p>0.04092416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74693" calcext:value-type="float">
            <text:p>-2.37469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906.7983" calcext:value-type="float">
            <text:p>906.7983</text:p>
          </table:table-cell>
          <table:table-cell office:value-type="float" office:value="761.9978" calcext:value-type="float">
            <text:p>761.9978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3.938" calcext:value-type="float">
            <text:p>1033.938</text:p>
          </table:table-cell>
          <table:table-cell office:value-type="float" office:value="94.40702" calcext:value-type="float">
            <text:p>94.40702</text:p>
          </table:table-cell>
          <table:table-cell office:value-type="float" office:value="0" calcext:value-type="float">
            <text:p>0</text:p>
          </table:table-cell>
          <table:table-cell office:value-type="float" office:value="0.1984598" calcext:value-type="float">
            <text:p>0.1984598</text:p>
          </table:table-cell>
          <table:table-cell office:value-type="float" office:value="0.227523" calcext:value-type="float">
            <text:p>0.227523</text:p>
          </table:table-cell>
          <table:table-cell office:value-type="float" office:value="0.2550924" calcext:value-type="float">
            <text:p>0.2550924</text:p>
          </table:table-cell>
          <table:table-cell office:value-type="float" office:value="0.259141" calcext:value-type="float">
            <text:p>0.259141</text:p>
          </table:table-cell>
          <table:table-cell office:value-type="float" office:value="0.2623557" calcext:value-type="float">
            <text:p>0.2623557</text:p>
          </table:table-cell>
          <table:table-cell office:value-type="float" office:value="0.2374232" calcext:value-type="float">
            <text:p>0.2374232</text:p>
          </table:table-cell>
          <table:table-cell office:value-type="float" office:value="0.2403082" calcext:value-type="float">
            <text:p>0.2403082</text:p>
          </table:table-cell>
          <table:table-cell office:value-type="float" office:value="0.3315715" calcext:value-type="float">
            <text:p>0.3315715</text:p>
          </table:table-cell>
          <table:table-cell office:value-type="float" office:value="0.3255588" calcext:value-type="float">
            <text:p>0.3255588</text:p>
          </table:table-cell>
          <table:table-cell office:value-type="float" office:value="0.3543554" calcext:value-type="float">
            <text:p>0.3543554</text:p>
          </table:table-cell>
          <table:table-cell office:value-type="float" office:value="0.3748724" calcext:value-type="float">
            <text:p>0.3748724</text:p>
          </table:table-cell>
          <table:table-cell office:value-type="float" office:value="0.3911251" calcext:value-type="float">
            <text:p>0.3911251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3672858" calcext:value-type="float">
            <text:p>0.03672858</text:p>
          </table:table-cell>
          <table:table-cell office:value-type="float" office:value="0.03112772" calcext:value-type="float">
            <text:p>0.03112772</text:p>
          </table:table-cell>
          <table:table-cell office:value-type="float" office:value="0.024172" calcext:value-type="float">
            <text:p>0.024172</text:p>
          </table:table-cell>
          <table:table-cell office:value-type="float" office:value="0.00000001276294" calcext:value-type="float">
            <text:p>1.276294E-0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78243" calcext:value-type="float">
            <text:p>-0.8278243</text:p>
          </table:table-cell>
          <table:table-cell office:value-type="float" office:value="-0.2968454" calcext:value-type="float">
            <text:p>-0.2968454</text:p>
          </table:table-cell>
          <table:table-cell office:value-type="float" office:value="-0.123835" calcext:value-type="float">
            <text:p>-0.123835</text:p>
          </table:table-cell>
          <table:table-cell office:value-type="float" office:value="-0.1095803" calcext:value-type="float">
            <text:p>-0.1095803</text:p>
          </table:table-cell>
          <table:table-cell office:value-type="float" office:value="-0.0996499" calcext:value-type="float">
            <text:p>-0.0996499</text:p>
          </table:table-cell>
          <table:table-cell office:value-type="float" office:value="-0.08641118" calcext:value-type="float">
            <text:p>-0.08641118</text:p>
          </table:table-cell>
          <table:table-cell office:value-type="float" office:value="-0.07043567" calcext:value-type="float">
            <text:p>-0.07043567</text:p>
          </table:table-cell>
          <table:table-cell office:value-type="float" office:value="-0.06307566" calcext:value-type="float">
            <text:p>-0.06307566</text:p>
          </table:table-cell>
          <table:table-cell office:value-type="float" office:value="-0.05831077" calcext:value-type="float">
            <text:p>-0.05831077</text:p>
          </table:table-cell>
          <table:table-cell office:value-type="float" office:value="-0.02944241" calcext:value-type="float">
            <text:p>-0.0294424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1.563523" calcext:value-type="float">
            <text:p>-1.563523</text:p>
          </table:table-cell>
          <table:table-cell office:value-type="float" office:value="0.04092142" calcext:value-type="float">
            <text:p>0.04092142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78504" calcext:value-type="float">
            <text:p>-2.37850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906.8484" calcext:value-type="float">
            <text:p>906.8484</text:p>
          </table:table-cell>
          <table:table-cell office:value-type="float" office:value="762.046" calcext:value-type="float">
            <text:p>762.046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3.94" calcext:value-type="float">
            <text:p>1033.94</text:p>
          </table:table-cell>
          <table:table-cell office:value-type="float" office:value="94.40702" calcext:value-type="float">
            <text:p>94.40702</text:p>
          </table:table-cell>
          <table:table-cell office:value-type="float" office:value="0" calcext:value-type="float">
            <text:p>0</text:p>
          </table:table-cell>
          <table:table-cell office:value-type="float" office:value="0.2266483" calcext:value-type="float">
            <text:p>0.2266483</text:p>
          </table:table-cell>
          <table:table-cell office:value-type="float" office:value="0.2320708" calcext:value-type="float">
            <text:p>0.2320708</text:p>
          </table:table-cell>
          <table:table-cell office:value-type="float" office:value="0.2600963" calcext:value-type="float">
            <text:p>0.2600963</text:p>
          </table:table-cell>
          <table:table-cell office:value-type="float" office:value="0.2596658" calcext:value-type="float">
            <text:p>0.2596658</text:p>
          </table:table-cell>
          <table:table-cell office:value-type="float" office:value="0.2623131" calcext:value-type="float">
            <text:p>0.2623131</text:p>
          </table:table-cell>
          <table:table-cell office:value-type="float" office:value="0.2374768" calcext:value-type="float">
            <text:p>0.2374768</text:p>
          </table:table-cell>
          <table:table-cell office:value-type="float" office:value="0.2401595" calcext:value-type="float">
            <text:p>0.2401595</text:p>
          </table:table-cell>
          <table:table-cell office:value-type="float" office:value="0.3314518" calcext:value-type="float">
            <text:p>0.3314518</text:p>
          </table:table-cell>
          <table:table-cell office:value-type="float" office:value="0.3259532" calcext:value-type="float">
            <text:p>0.3259532</text:p>
          </table:table-cell>
          <table:table-cell office:value-type="float" office:value="0.35441" calcext:value-type="float">
            <text:p>0.35441</text:p>
          </table:table-cell>
          <table:table-cell office:value-type="float" office:value="0.3749513" calcext:value-type="float">
            <text:p>0.3749513</text:p>
          </table:table-cell>
          <table:table-cell office:value-type="float" office:value="0.3911107" calcext:value-type="float">
            <text:p>0.3911107</text:p>
          </table:table-cell>
          <table:table-cell office:value-type="float" office:value="0.4623746" calcext:value-type="float">
            <text:p>0.4623746</text:p>
          </table:table-cell>
          <table:table-cell office:value-type="float" office:value="0" calcext:value-type="float">
            <text:p>0</text:p>
          </table:table-cell>
          <table:table-cell office:value-type="float" office:value="0.01542083" calcext:value-type="float">
            <text:p>0.01542083</text:p>
          </table:table-cell>
          <table:table-cell office:value-type="float" office:value="0.02799544" calcext:value-type="float">
            <text:p>0.02799544</text:p>
          </table:table-cell>
          <table:table-cell office:value-type="float" office:value="0.01547993" calcext:value-type="float">
            <text:p>0.01547993</text:p>
          </table:table-cell>
          <table:table-cell office:value-type="float" office:value="0.00000001149927" calcext:value-type="float">
            <text:p>1.149927E-0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90395" calcext:value-type="float">
            <text:p>-0.2990395</text:p>
          </table:table-cell>
          <table:table-cell office:value-type="float" office:value="-0.256256" calcext:value-type="float">
            <text:p>-0.256256</text:p>
          </table:table-cell>
          <table:table-cell office:value-type="float" office:value="-0.1066331" calcext:value-type="float">
            <text:p>-0.1066331</text:p>
          </table:table-cell>
          <table:table-cell office:value-type="float" office:value="-0.1079167" calcext:value-type="float">
            <text:p>-0.1079167</text:p>
          </table:table-cell>
          <table:table-cell office:value-type="float" office:value="-0.09978551" calcext:value-type="float">
            <text:p>-0.09978551</text:p>
          </table:table-cell>
          <table:table-cell office:value-type="float" office:value="-0.08626143" calcext:value-type="float">
            <text:p>-0.08626143</text:p>
          </table:table-cell>
          <table:table-cell office:value-type="float" office:value="-0.07074749" calcext:value-type="float">
            <text:p>-0.07074749</text:p>
          </table:table-cell>
          <table:table-cell office:value-type="float" office:value="-0.06327593" calcext:value-type="float">
            <text:p>-0.06327593</text:p>
          </table:table-cell>
          <table:table-cell office:value-type="float" office:value="-0.0576544" calcext:value-type="float">
            <text:p>-0.0576544</text:p>
          </table:table-cell>
          <table:table-cell office:value-type="float" office:value="-0.02936499" calcext:value-type="float">
            <text:p>-0.02936499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3964616" calcext:value-type="float">
            <text:p>-0.3964616</text:p>
          </table:table-cell>
          <table:table-cell office:value-type="float" office:value="0.04085929" calcext:value-type="float">
            <text:p>0.04085929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81603" calcext:value-type="float">
            <text:p>-2.38160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906.8484" calcext:value-type="float">
            <text:p>906.8484</text:p>
          </table:table-cell>
          <table:table-cell office:value-type="float" office:value="762.2509" calcext:value-type="float">
            <text:p>762.2509</text:p>
          </table:table-cell>
          <table:table-cell office:value-type="float" office:value="80.11878" calcext:value-type="float">
            <text:p>80.11878</text:p>
          </table:table-cell>
          <table:table-cell office:value-type="float" office:value="1033.735" calcext:value-type="float">
            <text:p>1033.735</text:p>
          </table:table-cell>
          <table:table-cell office:value-type="float" office:value="94.40702" calcext:value-type="float">
            <text:p>94.40702</text:p>
          </table:table-cell>
          <table:table-cell office:value-type="float" office:value="0" calcext:value-type="float">
            <text:p>0</text:p>
          </table:table-cell>
          <table:table-cell office:value-type="float" office:value="0.2413496" calcext:value-type="float">
            <text:p>0.2413496</text:p>
          </table:table-cell>
          <table:table-cell office:value-type="float" office:value="0.2390859" calcext:value-type="float">
            <text:p>0.2390859</text:p>
          </table:table-cell>
          <table:table-cell office:value-type="float" office:value="0.2648708" calcext:value-type="float">
            <text:p>0.2648708</text:p>
          </table:table-cell>
          <table:table-cell office:value-type="float" office:value="0.2609434" calcext:value-type="float">
            <text:p>0.2609434</text:p>
          </table:table-cell>
          <table:table-cell office:value-type="float" office:value="0.2626727" calcext:value-type="float">
            <text:p>0.2626727</text:p>
          </table:table-cell>
          <table:table-cell office:value-type="float" office:value="0.2375273" calcext:value-type="float">
            <text:p>0.2375273</text:p>
          </table:table-cell>
          <table:table-cell office:value-type="float" office:value="0.2400404" calcext:value-type="float">
            <text:p>0.2400404</text:p>
          </table:table-cell>
          <table:table-cell office:value-type="float" office:value="0.3313472" calcext:value-type="float">
            <text:p>0.3313472</text:p>
          </table:table-cell>
          <table:table-cell office:value-type="float" office:value="0.3263251" calcext:value-type="float">
            <text:p>0.3263251</text:p>
          </table:table-cell>
          <table:table-cell office:value-type="float" office:value="0.3544711" calcext:value-type="float">
            <text:p>0.3544711</text:p>
          </table:table-cell>
          <table:table-cell office:value-type="float" office:value="0.3750222" calcext:value-type="float">
            <text:p>0.3750222</text:p>
          </table:table-cell>
          <table:table-cell office:value-type="float" office:value="0.3910857" calcext:value-type="float">
            <text:p>0.3910857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1312586" calcext:value-type="float">
            <text:p>0.01312586</text:p>
          </table:table-cell>
          <table:table-cell office:value-type="float" office:value="0.02277751" calcext:value-type="float">
            <text:p>0.02277751</text:p>
          </table:table-cell>
          <table:table-cell office:value-type="float" office:value="0.005466759" calcext:value-type="float">
            <text:p>0.005466759</text:p>
          </table:table-cell>
          <table:table-cell office:value-type="float" office:value="0.0000000103222" calcext:value-type="float">
            <text:p>1.03222E-08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39128" calcext:value-type="float">
            <text:p>-0.1839128</text:p>
          </table:table-cell>
          <table:table-cell office:value-type="float" office:value="-0.2038624" calcext:value-type="float">
            <text:p>-0.2038624</text:p>
          </table:table-cell>
          <table:table-cell office:value-type="float" office:value="-0.09268284" calcext:value-type="float">
            <text:p>-0.09268284</text:p>
          </table:table-cell>
          <table:table-cell office:value-type="float" office:value="-0.1039383" calcext:value-type="float">
            <text:p>-0.1039383</text:p>
          </table:table-cell>
          <table:table-cell office:value-type="float" office:value="-0.09875151" calcext:value-type="float">
            <text:p>-0.09875151</text:p>
          </table:table-cell>
          <table:table-cell office:value-type="float" office:value="-0.08612137" calcext:value-type="float">
            <text:p>-0.08612137</text:p>
          </table:table-cell>
          <table:table-cell office:value-type="float" office:value="-0.07099843" calcext:value-type="float">
            <text:p>-0.07099843</text:p>
          </table:table-cell>
          <table:table-cell office:value-type="float" office:value="-0.06345148" calcext:value-type="float">
            <text:p>-0.06345148</text:p>
          </table:table-cell>
          <table:table-cell office:value-type="float" office:value="-0.05704272" calcext:value-type="float">
            <text:p>-0.05704272</text:p>
          </table:table-cell>
          <table:table-cell office:value-type="float" office:value="-0.02927851" calcext:value-type="float">
            <text:p>-0.02927851</text:p>
          </table:table-cell>
          <table:table-cell office:value-type="float" office:value="0" calcext:value-type="float">
            <text:p>0</text:p>
          </table:table-cell>
          <table:table-cell office:value-type="float" office:value="0.1189247" calcext:value-type="float">
            <text:p>0.1189247</text:p>
          </table:table-cell>
          <table:table-cell office:value-type="float" office:value="-0.2060509" calcext:value-type="float">
            <text:p>-0.2060509</text:p>
          </table:table-cell>
          <table:table-cell office:value-type="float" office:value="0.04080036" calcext:value-type="float">
            <text:p>0.0408003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4578" calcext:value-type="float">
            <text:p>-2.384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8:24.816020813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